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780000004389A291A274F9C92CE.png" manifest:media-type="image/png"/>
  <manifest:file-entry manifest:full-path="Pictures/1000020100000780000004389B415AA8A0A89013.png" manifest:media-type="image/png"/>
  <manifest:file-entry manifest:full-path="Pictures/1000000000000500000002D041E9069A4FFFA849.jpg" manifest:media-type="image/jpeg"/>
  <manifest:file-entry manifest:full-path="Pictures/10000000000001E000000226297CA44758B6FBCA.png" manifest:media-type="image/png"/>
  <manifest:file-entry manifest:full-path="Pictures/1000020100000780000004384D73B14E6224AEE4.png" manifest:media-type="image/png"/>
  <manifest:file-entry manifest:full-path="Pictures/100002010000052500000141CCB6B87DC0E0D504.png" manifest:media-type="image/png"/>
  <manifest:file-entry manifest:full-path="Pictures/100002010000019000000190140A53351D9B8AEE.png" manifest:media-type="image/png"/>
  <manifest:file-entry manifest:full-path="Pictures/100002010000035800000253B9D600B4623D5598.png" manifest:media-type="image/png"/>
  <manifest:file-entry manifest:full-path="Pictures/1000000000000646000002470C8E6782D814ABC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rial" svg:font-family="arial,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Purisa" svg:font-family="Purisa"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a2" style:family="table">
      <style:table-properties style:width="17cm" table:align="margins" style:may-break-between-rows="true" table:border-model="collapsing"/>
    </style:style>
    <style:style style:name="Tabla2.A" style:family="table-column">
      <style:table-column-properties style:column-width="5.701cm" style:rel-column-width="21976*"/>
    </style:style>
    <style:style style:name="Tabla2.B" style:family="table-column">
      <style:table-column-properties style:column-width="3.295cm" style:rel-column-width="12701*"/>
    </style:style>
    <style:style style:name="Tabla2.C" style:family="table-column">
      <style:table-column-properties style:column-width="3.754cm" style:rel-column-width="14469*"/>
    </style:style>
    <style:style style:name="Tabla2.D" style:family="table-column">
      <style:table-column-properties style:column-width="4.251cm" style:rel-column-width="16389*"/>
    </style:style>
    <style:style style:name="Tabla2.A1" style:family="table-cell">
      <style:table-cell-properties fo:background-color="transparent" fo:padding="0.097cm" fo:border-left="none" fo:border-right="none" fo:border-top="none" fo:border-bottom="0.5pt solid #000000" style:writing-mode="page">
        <style:background-image/>
      </style:table-cell-properties>
    </style:style>
    <style:style style:name="Tabla2.B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a2.2" style:family="table-row">
      <style:table-row-properties style:min-row-height="1.02cm"/>
    </style:style>
    <style:style style:name="Tabla2.A2" style:family="table-cell">
      <style:table-cell-properties style:vertical-align="middle" fo:padding="0.097cm" fo:border-left="none" fo:border-right="none" fo:border-top="0.5pt solid #000000" fo:border-bottom="none"/>
    </style:style>
    <style:style style:name="Tabla2.B2" style:family="table-cell">
      <style:table-cell-properties style:vertical-align="middle" fo:padding="0.097cm" fo:border-left="none" fo:border-right="none" fo:border-top="0.5pt solid #000000" fo:border-bottom="none"/>
    </style:style>
    <style:style style:name="Tabla2.C2" style:family="table-cell">
      <style:table-cell-properties style:vertical-align="middle" fo:padding="0.097cm" fo:border-left="none" fo:border-right="none" fo:border-top="0.5pt solid #000000" fo:border-bottom="none"/>
    </style:style>
    <style:style style:name="Tabla2.D2" style:family="table-cell">
      <style:table-cell-properties style:vertical-align="middle" fo:padding="0.097cm" fo:border-left="none" fo:border-right="none" fo:border-top="0.5pt solid #000000" fo:border-bottom="none"/>
    </style:style>
    <style:style style:name="Tabla2.3" style:family="table-row">
      <style:table-row-properties style:min-row-height="1.083cm" fo:keep-together="auto"/>
    </style:style>
    <style:style style:name="Tabla2.A3" style:family="table-cell">
      <style:table-cell-properties style:vertical-align="middle" fo:padding="0.097cm" fo:border="none"/>
    </style:style>
    <style:style style:name="Tabla2.B3" style:family="table-cell" style:data-style-name="N10000">
      <style:table-cell-properties style:vertical-align="middle" fo:background-color="transparent" fo:padding="0cm" fo:border="none" style:writing-mode="page">
        <style:background-image/>
      </style:table-cell-properties>
    </style:style>
    <style:style style:name="Tabla2.A4" style:family="table-cell">
      <style:table-cell-properties style:vertical-align="middle" fo:padding="0.097cm" fo:border="none"/>
    </style:style>
    <style:style style:name="Tabla2.A5" style:family="table-cell">
      <style:table-cell-properties style:vertical-align="middle" fo:padding="0.097cm" fo:border="none"/>
    </style:style>
    <style:style style:name="Tabla2.B5" style:family="table-cell">
      <style:table-cell-properties style:vertical-align="middle" fo:padding="0.097cm" fo:border="none"/>
    </style:style>
    <style:style style:name="Tabla2.C5" style:family="table-cell">
      <style:table-cell-properties style:vertical-align="middle" fo:padding="0.097cm" fo:border="none"/>
    </style:style>
    <style:style style:name="Tabla2.D5" style:family="table-cell">
      <style:table-cell-properties style:vertical-align="middle" fo:padding="0.097cm" fo:border="none"/>
    </style:style>
    <style:style style:name="Tabla2.6" style:family="table-row">
      <style:table-row-properties style:min-row-height="1.037cm"/>
    </style:style>
    <style:style style:name="Tabla2.A6" style:family="table-cell">
      <style:table-cell-properties style:vertical-align="middle" fo:padding="0.097cm" fo:border-left="none" fo:border-right="none" fo:border-top="none" fo:border-bottom="0.5pt solid #000000"/>
    </style:style>
    <style:style style:name="Tabla2.B6"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a1" style:family="table">
      <style:table-properties style:width="16.503cm" table:align="left" style:may-break-between-rows="true" table:border-model="collapsing"/>
    </style:style>
    <style:style style:name="Tabla1.A" style:family="table-column">
      <style:table-column-properties style:column-width="4.089cm"/>
    </style:style>
    <style:style style:name="Tabla1.B" style:family="table-column">
      <style:table-column-properties style:column-width="5.874cm"/>
    </style:style>
    <style:style style:name="Tabla1.C" style:family="table-column">
      <style:table-column-properties style:column-width="6.541cm"/>
    </style:style>
    <style:style style:name="Tabla1.A1" style:family="table-cell">
      <style:table-cell-properties fo:background-color="transparent" fo:padding="0.097cm" fo:border-left="none" fo:border-right="0.5pt solid #000000" fo:border-top="none" fo:border-bottom="none" style:writing-mode="page">
        <style:background-image/>
      </style:table-cell-properties>
    </style:style>
    <style:style style:name="Tabla1.B1" style:family="table-cell">
      <style:table-cell-properties fo:background-color="transparent" fo:padding="0.097cm" fo:border-left="none" fo:border-right="none" fo:border-top="none" fo:border-bottom="0.5pt solid #000000" style:writing-mode="page">
        <style:background-image/>
      </style:table-cell-properties>
    </style:style>
    <style:style style:name="Tabla1.C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2" style:family="table-row">
      <style:table-row-properties style:min-row-height="0.594cm"/>
    </style:style>
    <style:style style:name="Tabla1.A2" style:family="table-cell">
      <style:table-cell-properties style:vertical-align="middle" fo:background-color="transparent" fo:padding="0.097cm" fo:border-left="none" fo:border-right="0.5pt solid #000000" fo:border-top="none" fo:border-bottom="none" style:writing-mode="page">
        <style:background-image/>
      </style:table-cell-properties>
    </style:style>
    <style:style style:name="Tabla1.B2" style:family="table-cell">
      <style:table-cell-properties style:vertical-align="middle" fo:background-color="transparent" fo:padding="0cm" fo:border="none" style:writing-mode="page">
        <style:background-image/>
      </style:table-cell-properties>
    </style:style>
    <style:style style:name="Tabla1.C2" style:family="table-cell">
      <style:table-cell-properties style:vertical-align="middle" fo:background-color="transparent" fo:padding="0.097cm" fo:border-left="0.5pt solid #000000" fo:border-right="none" fo:border-top="none" fo:border-bottom="none" style:writing-mode="page">
        <style:background-image/>
      </style:table-cell-properties>
    </style:style>
    <style:style style:name="Tabla1.A3" style:family="table-cell">
      <style:table-cell-properties style:vertical-align="middle" fo:background-color="transparent" fo:padding="0.097cm" fo:border-left="none" fo:border-right="0.5pt solid #000000" fo:border-top="0.5pt solid #000000" fo:border-bottom="none" style:writing-mode="page">
        <style:background-image/>
      </style:table-cell-properties>
    </style:style>
    <style:style style:name="Tabla1.B3" style:family="table-cell">
      <style:table-cell-properties style:vertical-align="middle" fo:background-color="transparent" fo:padding="0.097cm" fo:border-left="none" fo:border-right="none" fo:border-top="0.5pt solid #000000" fo:border-bottom="none" style:writing-mode="page">
        <style:background-image/>
      </style:table-cell-properties>
    </style:style>
    <style:style style:name="Tabla1.C3" style:family="table-cell">
      <style:table-cell-properties style:vertical-align="middle" fo:background-color="transparent" fo:padding="0.097cm" fo:border-left="0.5pt solid #000000" fo:border-right="none" fo:border-top="0.5pt solid #000000" fo:border-bottom="none" style:writing-mode="page">
        <style:background-image/>
      </style:table-cell-properties>
    </style:style>
    <style:style style:name="Tabla1.B4" style:family="table-cell">
      <style:table-cell-properties style:vertical-align="middle" fo:background-color="transparent" fo:padding="0.097cm" fo:border="none" style:writing-mode="page">
        <style:background-image/>
      </style:table-cell-properties>
    </style:style>
    <style:style style:name="Tabla1.5" style:family="table-row">
      <style:table-row-properties style:min-row-height="0.591cm" fo:keep-together="auto"/>
    </style:style>
    <style:style style:name="Tabla1.A5" style:family="table-cell">
      <style:table-cell-properties style:vertical-align="middle" fo:background-color="transparent" fo:padding="0.097cm" fo:border-left="none" fo:border-right="0.5pt solid #000000" fo:border-top="0.5pt solid #000000" fo:border-bottom="0.5pt solid #000000" style:writing-mode="page">
        <style:background-image/>
      </style:table-cell-properties>
    </style:style>
    <style:style style:name="Tabla1.8" style:family="table-row">
      <style:table-row-properties fo:keep-together="auto"/>
    </style:style>
    <style:style style:name="Tabla1.11" style:family="table-row">
      <style:table-row-properties fo:keep-together="auto"/>
    </style:style>
    <style:style style:name="Tabla1.13" style:family="table-row">
      <style:table-row-properties style:min-row-height="0.6cm" fo:keep-together="auto"/>
    </style:style>
    <style:style style:name="Tabla1.B13"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a1.C13" style:family="table-cell">
      <style:table-cell-properties style:vertical-align="middle" fo:padding="0.097cm" fo:border-left="0.5pt solid #000000" fo:border-right="none" fo:border-top="none" fo:border-bottom="0.5pt solid #000000"/>
    </style:style>
    <style:style style:name="Tabla1.C14" style:family="table-cell">
      <style:table-cell-properties style:vertical-align="middle" fo:padding="0.097cm" fo:border-left="0.5pt solid #000000" fo:border-right="none" fo:border-top="none" fo:border-bottom="none"/>
    </style:style>
    <style:style style:name="Tabla1.C15" style:family="table-cell">
      <style:table-cell-properties style:vertical-align="middle" fo:padding="0.097cm" fo:border-left="0.5pt solid #000000" fo:border-right="none" fo:border-top="none" fo:border-bottom="none"/>
    </style:style>
    <style:style style:name="Tabla1.C16" style:family="table-cell">
      <style:table-cell-properties style:vertical-align="middle" fo:padding="0.097cm" fo:border-left="0.5pt solid #000000" fo:border-right="none" fo:border-top="none" fo:border-bottom="none"/>
    </style:style>
    <style:style style:name="P1" style:family="paragraph" style:parent-style-name="Standard">
      <style:paragraph-properties fo:line-height="150%" fo:text-align="justify" style:justify-single-word="false"/>
      <style:text-properties style:font-name="Liberation Sans" officeooo:rsid="001e69dd" officeooo:paragraph-rsid="001e69dd"/>
    </style:style>
    <style:style style:name="P2" style:family="paragraph" style:parent-style-name="Standard">
      <style:paragraph-properties fo:line-height="150%" fo:text-align="justify" style:justify-single-word="false"/>
      <style:text-properties style:font-name="Liberation Sans" officeooo:rsid="001e69dd" officeooo:paragraph-rsid="005e71e0"/>
    </style:style>
    <style:style style:name="P3" style:family="paragraph" style:parent-style-name="Standard">
      <style:paragraph-properties fo:line-height="150%" fo:text-align="justify" style:justify-single-word="false"/>
      <style:text-properties style:font-name="Liberation Sans" officeooo:rsid="001fcea2" officeooo:paragraph-rsid="001fcea2"/>
    </style:style>
    <style:style style:name="P4" style:family="paragraph" style:parent-style-name="Standard">
      <style:paragraph-properties fo:line-height="150%" fo:text-align="justify" style:justify-single-word="false"/>
      <style:text-properties style:font-name="Liberation Sans"/>
    </style:style>
    <style:style style:name="P5" style:family="paragraph" style:parent-style-name="Standard">
      <style:paragraph-properties fo:line-height="150%" fo:text-align="justify" style:justify-single-word="false"/>
      <style:text-properties style:font-name="Liberation Sans" officeooo:rsid="0041bb4c" officeooo:paragraph-rsid="0041fabe"/>
    </style:style>
    <style:style style:name="P6" style:family="paragraph" style:parent-style-name="Standard">
      <style:paragraph-properties fo:line-height="150%" fo:text-align="justify" style:justify-single-word="false"/>
      <style:text-properties style:font-name="Liberation Sans" officeooo:rsid="005e71e0" officeooo:paragraph-rsid="005e71e0"/>
    </style:style>
    <style:style style:name="P7" style:family="paragraph" style:parent-style-name="Standard">
      <style:paragraph-properties fo:line-height="150%" fo:text-align="justify" style:justify-single-word="false"/>
      <style:text-properties style:font-name="Liberation Sans" officeooo:rsid="0069db56" officeooo:paragraph-rsid="00609b11"/>
    </style:style>
    <style:style style:name="P8" style:family="paragraph" style:parent-style-name="Standard">
      <style:paragraph-properties fo:line-height="150%" fo:text-align="justify" style:justify-single-word="false"/>
      <style:text-properties officeooo:paragraph-rsid="00609b11"/>
    </style:style>
    <style:style style:name="P9" style:family="paragraph" style:parent-style-name="Standard">
      <style:paragraph-properties fo:line-height="150%" fo:text-align="justify" style:justify-single-word="false"/>
      <style:text-properties officeooo:paragraph-rsid="00659d26"/>
    </style:style>
    <style:style style:name="P10" style:family="paragraph" style:parent-style-name="Standard">
      <style:paragraph-properties fo:line-height="150%" fo:text-align="justify" style:justify-single-word="false"/>
      <style:text-properties officeooo:paragraph-rsid="0066ff54"/>
    </style:style>
    <style:style style:name="P11" style:family="paragraph" style:parent-style-name="Standard">
      <style:paragraph-properties fo:line-height="150%" fo:text-align="justify" style:justify-single-word="false"/>
      <style:text-properties officeooo:rsid="00683c69" officeooo:paragraph-rsid="00683c69"/>
    </style:style>
    <style:style style:name="P12" style:family="paragraph" style:parent-style-name="Standard">
      <style:paragraph-properties fo:line-height="150%" fo:text-align="justify" style:justify-single-word="false"/>
      <style:text-properties fo:color="#000000" style:text-line-through-style="none" style:text-line-through-type="none" style:font-name="Liberation Sans" officeooo:rsid="001fcea2" officeooo:paragraph-rsid="001fcea2"/>
    </style:style>
    <style:style style:name="P13" style:family="paragraph" style:parent-style-name="Text_20_body">
      <style:paragraph-properties fo:line-height="150%" fo:text-align="justify" style:justify-single-word="false"/>
      <style:text-properties fo:color="#000000" style:text-position="0% 100%" style:font-name="Liberation Sans" fo:font-size="12pt" officeooo:rsid="002fd662" officeooo:paragraph-rsid="002fd662" style:font-size-asian="12pt" style:font-size-complex="12pt"/>
    </style:style>
    <style:style style:name="P14" style:family="paragraph" style:parent-style-name="Text_20_body">
      <style:paragraph-properties fo:line-height="150%" fo:text-align="justify" style:justify-single-word="false"/>
      <style:text-properties fo:color="#000000" style:text-position="0% 100%" style:font-name="Liberation Sans" fo:font-size="12pt" officeooo:rsid="003fa040" officeooo:paragraph-rsid="003fa040" style:font-size-asian="12pt" style:font-size-complex="12pt"/>
    </style:style>
    <style:style style:name="P15" style:family="paragraph" style:parent-style-name="Text_20_body">
      <style:paragraph-properties fo:text-align="center" style:justify-single-word="false"/>
      <style:text-properties fo:color="#000000" style:text-position="0% 100%" style:font-name="Liberation Sans" fo:font-size="12pt" officeooo:rsid="004612a9" officeooo:paragraph-rsid="004507d0" style:font-size-asian="12pt" style:font-size-complex="12pt"/>
    </style:style>
    <style:style style:name="P16" style:family="paragraph" style:parent-style-name="Text_20_body">
      <style:paragraph-properties fo:line-height="150%" fo:text-align="justify" style:justify-single-word="false"/>
      <style:text-properties fo:color="#000000" style:text-position="0% 100%" style:font-name="Liberation Sans" fo:font-size="12pt" officeooo:rsid="003eb678" officeooo:paragraph-rsid="0042b612" style:font-size-asian="12pt" style:font-size-complex="12pt"/>
    </style:style>
    <style:style style:name="P17" style:family="paragraph" style:parent-style-name="Text_20_body">
      <style:text-properties style:font-name="Liberation Sans"/>
    </style:style>
    <style:style style:name="P18" style:family="paragraph" style:parent-style-name="Text_20_body">
      <style:text-properties style:font-name="Liberation Sans" fo:font-weight="bold" officeooo:rsid="003277f7" officeooo:paragraph-rsid="003277f7" style:font-weight-asian="bold" style:font-weight-complex="bold"/>
    </style:style>
    <style:style style:name="P19" style:family="paragraph" style:parent-style-name="Text_20_body">
      <style:paragraph-properties fo:text-align="start" style:justify-single-word="false"/>
      <style:text-properties style:font-name="Liberation Sans" fo:font-weight="bold" officeooo:rsid="003277f7" officeooo:paragraph-rsid="003277f7" style:font-weight-asian="bold" style:font-weight-complex="bold"/>
    </style:style>
    <style:style style:name="P20" style:family="paragraph" style:parent-style-name="Text_20_body">
      <style:text-properties style:font-name="Liberation Sans" officeooo:rsid="00345ef2" officeooo:paragraph-rsid="00345ef2"/>
    </style:style>
    <style:style style:name="P21" style:family="paragraph" style:parent-style-name="Text_20_body">
      <style:text-properties style:font-name="Liberation Sans" officeooo:paragraph-rsid="00345ef2"/>
    </style:style>
    <style:style style:name="P22" style:family="paragraph" style:parent-style-name="Text_20_body">
      <style:text-properties style:font-name="Liberation Sans" officeooo:rsid="00373ea5" officeooo:paragraph-rsid="00373ea5"/>
    </style:style>
    <style:style style:name="P23" style:family="paragraph" style:parent-style-name="Text_20_body">
      <style:text-properties style:font-name="Liberation Sans" officeooo:rsid="00373ea5" officeooo:paragraph-rsid="00d1c820"/>
    </style:style>
    <style:style style:name="P24" style:family="paragraph" style:parent-style-name="Text_20_body">
      <style:paragraph-properties fo:line-height="150%" fo:text-align="justify" style:justify-single-word="false"/>
      <style:text-properties style:font-name="Liberation Sans" officeooo:paragraph-rsid="003eb678"/>
    </style:style>
    <style:style style:name="P25" style:family="paragraph" style:parent-style-name="Text_20_body">
      <style:paragraph-properties fo:line-height="150%" fo:text-align="justify" style:justify-single-word="false"/>
      <style:text-properties style:font-name="Liberation Sans" officeooo:paragraph-rsid="0042b612"/>
    </style:style>
    <style:style style:name="P26" style:family="paragraph" style:parent-style-name="Text_20_body">
      <style:paragraph-properties fo:line-height="150%" fo:text-align="justify" style:justify-single-word="false"/>
      <style:text-properties style:font-name="Liberation Sans" officeooo:paragraph-rsid="007173ec"/>
    </style:style>
    <style:style style:name="P27" style:family="paragraph" style:parent-style-name="Text_20_body">
      <style:paragraph-properties fo:line-height="150%" fo:text-align="justify" style:justify-single-word="false"/>
      <style:text-properties style:font-name="Liberation Sans" officeooo:paragraph-rsid="00f48f50"/>
    </style:style>
    <style:style style:name="P28" style:family="paragraph" style:parent-style-name="Text_20_body">
      <style:paragraph-properties fo:line-height="150%" fo:text-align="justify" style:justify-single-word="false"/>
      <style:text-properties style:font-name="Liberation Sans" officeooo:rsid="003fa040" officeooo:paragraph-rsid="0041bb4c"/>
    </style:style>
    <style:style style:name="P29" style:family="paragraph" style:parent-style-name="Text_20_body">
      <style:paragraph-properties fo:line-height="150%" fo:text-align="justify" style:justify-single-word="false"/>
      <style:text-properties style:font-name="Liberation Sans" officeooo:rsid="0041bb4c" officeooo:paragraph-rsid="0041bb4c"/>
    </style:style>
    <style:style style:name="P30" style:family="paragraph" style:parent-style-name="Text_20_body">
      <style:paragraph-properties fo:line-height="150%" fo:text-align="justify" style:justify-single-word="false"/>
      <style:text-properties style:font-name="Liberation Sans" officeooo:rsid="00431de5" officeooo:paragraph-rsid="00431de5"/>
    </style:style>
    <style:style style:name="P31" style:family="paragraph" style:parent-style-name="Text_20_body">
      <style:text-properties style:font-name="Liberation Sans" fo:font-size="12pt" style:font-size-asian="12pt" style:font-size-complex="12pt"/>
    </style:style>
    <style:style style:name="P32" style:family="paragraph" style:parent-style-name="Text_20_body">
      <style:text-properties style:font-name="Liberation Sans" fo:font-size="12pt" officeooo:paragraph-rsid="004c6b85" style:font-size-asian="12pt" style:font-size-complex="12pt"/>
    </style:style>
    <style:style style:name="P33" style:family="paragraph" style:parent-style-name="Text_20_body">
      <style:text-properties style:font-name="Liberation Sans" fo:font-size="12pt" officeooo:rsid="004c6b85" officeooo:paragraph-rsid="004c6b85" style:font-size-asian="12pt" style:font-size-complex="12pt"/>
    </style:style>
    <style:style style:name="P34" style:family="paragraph" style:parent-style-name="Text_20_body">
      <style:text-properties style:font-name="Liberation Sans" fo:font-size="12pt" officeooo:paragraph-rsid="004d7de5" style:font-size-asian="12pt" style:font-size-complex="12pt"/>
    </style:style>
    <style:style style:name="P35" style:family="paragraph" style:parent-style-name="Text_20_body">
      <style:text-properties style:font-name="Liberation Sans" fo:font-size="12pt" officeooo:paragraph-rsid="0046ec99" style:font-size-asian="12pt" style:font-size-complex="12pt"/>
    </style:style>
    <style:style style:name="P36" style:family="paragraph" style:parent-style-name="Text_20_body">
      <style:text-properties style:font-name="Liberation Sans" officeooo:rsid="00609b11"/>
    </style:style>
    <style:style style:name="P37" style:family="paragraph" style:parent-style-name="Text_20_body">
      <style:paragraph-properties fo:text-align="center" style:justify-single-word="false"/>
      <style:text-properties style:font-name="Liberation Sans" officeooo:rsid="00c4b49a" officeooo:paragraph-rsid="00cc46c9"/>
    </style:style>
    <style:style style:name="P38" style:family="paragraph" style:parent-style-name="Text_20_body">
      <style:text-properties style:font-name="Liberation Sans" officeooo:rsid="00c4b49a" officeooo:paragraph-rsid="00d1c820"/>
    </style:style>
    <style:style style:name="P39" style:family="paragraph" style:parent-style-name="Text_20_body">
      <style:paragraph-properties fo:text-align="start" style:justify-single-word="false"/>
      <style:text-properties style:font-name="Liberation Sans" officeooo:rsid="00cd4b23" officeooo:paragraph-rsid="00e7500b"/>
    </style:style>
    <style:style style:name="P40" style:family="paragraph" style:parent-style-name="Text_20_body">
      <style:text-properties style:font-name="Liberation Sans" officeooo:rsid="00d29936" officeooo:paragraph-rsid="00e3dbda"/>
    </style:style>
    <style:style style:name="P41" style:family="paragraph" style:parent-style-name="Text_20_body">
      <style:text-properties style:font-name="Liberation Sans" officeooo:rsid="00d3701e" officeooo:paragraph-rsid="00e3dbda"/>
    </style:style>
    <style:style style:name="P42" style:family="paragraph" style:parent-style-name="Text_20_body">
      <style:text-properties style:font-name="Liberation Sans" officeooo:rsid="00d8409c" officeooo:paragraph-rsid="00d8409c"/>
    </style:style>
    <style:style style:name="P43" style:family="paragraph" style:parent-style-name="Text_20_body">
      <style:text-properties style:font-name="Liberation Sans" officeooo:paragraph-rsid="00e3dbda"/>
    </style:style>
    <style:style style:name="P44" style:family="paragraph" style:parent-style-name="Text_20_body">
      <style:text-properties style:font-name="Liberation Sans" officeooo:paragraph-rsid="00e7500b"/>
    </style:style>
    <style:style style:name="P45" style:family="paragraph" style:parent-style-name="Text_20_body">
      <style:text-properties style:font-name="Liberation Sans" fo:font-size="26pt" fo:font-weight="bold" officeooo:rsid="003277f7" officeooo:paragraph-rsid="003277f7" style:font-size-asian="26pt" style:font-weight-asian="bold" style:font-size-complex="26pt" style:font-weight-complex="bold"/>
    </style:style>
    <style:style style:name="P46" style:family="paragraph" style:parent-style-name="Text_20_body">
      <style:text-properties style:font-name="Liberation Sans" fo:font-size="10.5pt" fo:font-weight="bold" officeooo:rsid="003277f7" officeooo:paragraph-rsid="003277f7" style:font-size-asian="10.5pt" style:font-weight-asian="bold" style:font-size-complex="10.5pt" style:font-weight-complex="bold"/>
    </style:style>
    <style:style style:name="P47" style:family="paragraph" style:parent-style-name="Text_20_body">
      <style:text-properties style:font-name="Liberation Sans" officeooo:rsid="01398f3a" officeooo:paragraph-rsid="01398f3a"/>
    </style:style>
    <style:style style:name="P48" style:family="paragraph" style:parent-style-name="Text_20_body">
      <style:text-properties style:font-name="Liberation Sans" officeooo:paragraph-rsid="013a9cf1"/>
    </style:style>
    <style:style style:name="P49" style:family="paragraph" style:parent-style-name="Text_20_body">
      <style:text-properties style:font-name="Liberation Sans" fo:font-size="14pt" fo:font-weight="bold" officeooo:rsid="003277f7" officeooo:paragraph-rsid="003277f7" style:font-size-asian="14pt" style:font-weight-asian="bold" style:font-size-complex="14pt" style:font-weight-complex="bold"/>
    </style:style>
    <style:style style:name="P50" style:family="paragraph" style:parent-style-name="Text_20_body">
      <style:text-properties fo:font-size="36pt" fo:font-weight="bold" style:font-size-asian="36pt" style:font-weight-asian="bold" style:font-size-complex="36pt" style:font-weight-complex="bold"/>
    </style:style>
    <style:style style:name="P51" style:family="paragraph" style:parent-style-name="Text_20_body">
      <style:paragraph-properties fo:text-align="end" style:justify-single-word="false"/>
      <style:text-properties fo:font-size="36pt" fo:font-weight="bold" style:font-size-asian="36pt" style:font-weight-asian="bold" style:font-size-complex="36pt" style:font-weight-complex="bold"/>
    </style:style>
    <style:style style:name="P52" style:family="paragraph" style:parent-style-name="Text_20_body">
      <style:text-properties officeooo:rsid="0036e5e5" officeooo:paragraph-rsid="0036e5e5"/>
    </style:style>
    <style:style style:name="P53" style:family="paragraph" style:parent-style-name="Text_20_body">
      <style:paragraph-properties fo:text-align="end" style:justify-single-word="false"/>
      <style:text-properties style:font-name="Purisa" fo:font-size="14pt" fo:font-style="italic" fo:font-weight="bold" officeooo:rsid="00345ef2" officeooo:paragraph-rsid="00345ef2" style:font-size-asian="14pt" style:font-style-asian="italic" style:font-weight-asian="bold" style:font-size-complex="14pt" style:font-style-complex="italic" style:font-weight-complex="bold"/>
    </style:style>
    <style:style style:name="P54" style:family="paragraph" style:parent-style-name="Text_20_body">
      <style:text-properties officeooo:paragraph-rsid="0046ec99"/>
    </style:style>
    <style:style style:name="P55" style:family="paragraph" style:parent-style-name="Text_20_body">
      <style:paragraph-properties fo:text-align="justify" style:justify-single-word="false"/>
      <style:text-properties officeooo:rsid="004f6c26" officeooo:paragraph-rsid="004f6c26"/>
    </style:style>
    <style:style style:name="P56" style:family="paragraph" style:parent-style-name="Text_20_body">
      <style:paragraph-properties fo:text-align="justify" style:justify-single-word="false"/>
      <style:text-properties officeooo:rsid="0051ef59" officeooo:paragraph-rsid="005c0ab0"/>
    </style:style>
    <style:style style:name="P57" style:family="paragraph" style:parent-style-name="Text_20_body">
      <style:paragraph-properties fo:text-align="justify" style:justify-single-word="false"/>
      <style:text-properties officeooo:rsid="0051ef59" officeooo:paragraph-rsid="007c5a37"/>
    </style:style>
    <style:style style:name="P58" style:family="paragraph" style:parent-style-name="Text_20_body">
      <style:paragraph-properties fo:text-align="justify" style:justify-single-word="false"/>
      <style:text-properties officeooo:rsid="005c0ab0" officeooo:paragraph-rsid="005c0ab0"/>
    </style:style>
    <style:style style:name="P59" style:family="paragraph" style:parent-style-name="Text_20_body">
      <style:text-properties officeooo:paragraph-rsid="005e71e0"/>
    </style:style>
    <style:style style:name="P60" style:family="paragraph" style:parent-style-name="Text_20_body">
      <style:text-properties officeooo:rsid="007326dd" officeooo:paragraph-rsid="007326dd"/>
    </style:style>
    <style:style style:name="P61" style:family="paragraph" style:parent-style-name="Text_20_body">
      <style:paragraph-properties fo:text-align="justify" style:justify-single-word="false"/>
      <style:text-properties officeooo:paragraph-rsid="00857c6a"/>
    </style:style>
    <style:style style:name="P62" style:family="paragraph" style:parent-style-name="Text_20_body">
      <style:paragraph-properties fo:text-align="justify" style:justify-single-word="false"/>
      <style:text-properties officeooo:paragraph-rsid="00857e65"/>
    </style:style>
    <style:style style:name="P63" style:family="paragraph" style:parent-style-name="Text_20_body">
      <style:paragraph-properties fo:text-align="justify" style:justify-single-word="false"/>
      <style:text-properties officeooo:paragraph-rsid="00867d02"/>
    </style:style>
    <style:style style:name="P64" style:family="paragraph" style:parent-style-name="Text_20_body">
      <style:paragraph-properties fo:text-align="justify" style:justify-single-word="false"/>
      <style:text-properties officeooo:paragraph-rsid="00f4aa53"/>
    </style:style>
    <style:style style:name="P65" style:family="paragraph" style:parent-style-name="Text_20_body">
      <style:text-properties officeooo:paragraph-rsid="00c1d67b"/>
    </style:style>
    <style:style style:name="P66" style:family="paragraph" style:parent-style-name="Text_20_body">
      <style:text-properties officeooo:rsid="00c1d67b"/>
    </style:style>
    <style:style style:name="P67" style:family="paragraph" style:parent-style-name="Text_20_body">
      <style:text-properties officeooo:rsid="00c1d67b" officeooo:paragraph-rsid="00c1d67b"/>
    </style:style>
    <style:style style:name="P68" style:family="paragraph" style:parent-style-name="Text_20_body">
      <style:paragraph-properties fo:line-height="150%" fo:text-align="justify" style:justify-single-word="false"/>
      <style:text-properties officeooo:paragraph-rsid="00f48f50"/>
    </style:style>
    <style:style style:name="P69" style:family="paragraph" style:parent-style-name="Text_20_body">
      <style:text-properties officeooo:paragraph-rsid="00f48f50"/>
    </style:style>
    <style:style style:name="P70" style:family="paragraph" style:parent-style-name="Text_20_body">
      <style:text-properties fo:font-variant="normal" fo:text-transform="none" fo:color="#1c1d1e" style:font-name="Liberation Sans" fo:font-size="12pt" fo:letter-spacing="normal" fo:font-style="normal" fo:font-weight="normal" officeooo:rsid="00d8409c" officeooo:paragraph-rsid="00d8409c"/>
    </style:style>
    <style:style style:name="P71" style:family="paragraph" style:parent-style-name="Text_20_body">
      <style:text-properties fo:font-variant="normal" fo:text-transform="none" fo:color="#202124" fo:font-size="12pt" fo:letter-spacing="normal" fo:font-style="normal" fo:font-weight="normal" officeooo:rsid="0088e65a" style:font-weight-asian="bold" style:font-weight-complex="bold"/>
    </style:style>
    <style:style style:name="P72" style:family="paragraph" style:parent-style-name="Text_20_body">
      <style:text-properties fo:font-size="16pt" officeooo:paragraph-rsid="004a0432" style:font-size-asian="16pt" style:font-size-complex="16pt"/>
    </style:style>
    <style:style style:name="P73" style:family="paragraph" style:parent-style-name="Table_20__28_user_29_">
      <style:paragraph-properties fo:keep-with-next="always"/>
      <style:text-properties officeooo:paragraph-rsid="00b819f7"/>
    </style:style>
    <style:style style:name="P74" style:family="paragraph" style:parent-style-name="Table_20_Contents">
      <style:paragraph-properties fo:text-align="justify" style:justify-single-word="false"/>
      <style:text-properties style:font-name="Liberation Sans" fo:font-style="italic" officeooo:rsid="00b2654b" officeooo:paragraph-rsid="00b2654b" style:font-style-asian="italic" style:font-style-complex="italic"/>
    </style:style>
    <style:style style:name="P75" style:family="paragraph" style:parent-style-name="Table_20_Contents">
      <style:paragraph-properties fo:text-align="justify" style:justify-single-word="false"/>
      <style:text-properties style:font-name="Liberation Sans" fo:font-style="italic" style:font-style-asian="italic" style:font-style-complex="italic"/>
    </style:style>
    <style:style style:name="P76" style:family="paragraph" style:parent-style-name="Table_20_Contents">
      <style:paragraph-properties fo:text-align="justify" style:justify-single-word="false"/>
      <style:text-properties style:font-name="Liberation Sans" fo:font-style="italic" officeooo:rsid="00b55567" officeooo:paragraph-rsid="00b55567" style:font-style-asian="italic" style:font-style-complex="italic"/>
    </style:style>
    <style:style style:name="P77" style:family="paragraph" style:parent-style-name="Table_20_Contents">
      <style:paragraph-properties fo:text-align="center" style:justify-single-word="false"/>
      <style:text-properties style:font-name="Liberation Sans" fo:font-size="12pt" style:font-size-asian="12pt" style:font-size-complex="12pt"/>
    </style:style>
    <style:style style:name="P78" style:family="paragraph" style:parent-style-name="Table_20_Contents">
      <style:paragraph-properties fo:text-align="center" style:justify-single-word="false"/>
      <style:text-properties style:font-name="Liberation Sans" officeooo:rsid="00b2654b" officeooo:paragraph-rsid="00b58a95"/>
    </style:style>
    <style:style style:name="P79" style:family="paragraph" style:parent-style-name="Table_20_Contents">
      <style:paragraph-properties fo:text-align="center" style:justify-single-word="false"/>
      <style:text-properties style:font-name="Liberation Sans"/>
    </style:style>
    <style:style style:name="P80" style:family="paragraph" style:parent-style-name="Table_20_Contents">
      <style:paragraph-properties fo:text-align="center" style:justify-single-word="false"/>
      <style:text-properties style:font-name="Liberation Sans" officeooo:rsid="00b58a95" officeooo:paragraph-rsid="00b58a95"/>
    </style:style>
    <style:style style:name="P81" style:family="paragraph" style:parent-style-name="Table_20_Contents">
      <style:paragraph-properties fo:text-align="center" style:justify-single-word="false"/>
      <style:text-properties style:font-name="Liberation Sans" officeooo:rsid="00b50fc5" officeooo:paragraph-rsid="00b50fc5"/>
    </style:style>
    <style:style style:name="P8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b2654b" officeooo:paragraph-rsid="00b2654b"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4ce22" officeooo:paragraph-rsid="0074ce22"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4ce22" officeooo:paragraph-rsid="0074ce22"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8c2d9" officeooo:paragraph-rsid="0078c2d9"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b3fa17" officeooo:paragraph-rsid="00b3fa17" style:font-size-asian="12pt" style:font-style-asian="normal" style:font-weight-asian="normal" style:font-size-complex="12pt" style:font-style-complex="normal" style:font-weight-complex="normal" style:text-overline-style="none" style:text-overline-color="font-color"/>
    </style:style>
    <style:style style:name="P88"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b58a95" officeooo:paragraph-rsid="00b58a95" style:font-size-asian="12pt" style:font-style-asian="normal" style:font-weight-asian="normal" style:font-size-complex="12pt" style:font-style-complex="normal" style:font-weight-complex="normal" style:text-overline-style="none" style:text-overline-color="font-color"/>
    </style:style>
    <style:style style:name="P89"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b55567" officeooo:paragraph-rsid="00b55567" style:font-size-asian="12pt" style:font-style-asian="normal" style:font-weight-asian="normal" style:font-size-complex="12pt" style:font-style-complex="normal" style:font-weight-complex="normal" style:text-overline-style="none" style:text-overline-color="font-color"/>
    </style:style>
    <style:style style:name="P90"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1" style:family="paragraph" style:parent-style-name="Table_20_Contents">
      <style:paragraph-properties fo:text-align="center" style:justify-single-word="false"/>
      <style:text-properties fo:color="#000000" style:text-outline="false" style:text-line-through-style="none" style:text-line-through-type="none" style:text-position="0% 100%" style:font-name="Liberation Serif" fo:font-size="12pt" fo:font-style="normal" fo:text-shadow="none" style:text-underline-style="none" fo:font-weight="normal" officeooo:rsid="0074ce22" officeooo:paragraph-rsid="0074ce22"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Table_20_Contents">
      <style:paragraph-properties fo:text-align="center" style:justify-single-word="false"/>
      <style:text-properties fo:color="#000000" style:text-outline="false" style:text-line-through-style="none" style:text-line-through-type="none" style:text-position="0% 100%" style:font-name="Liberation Serif" fo:font-size="12pt" fo:font-style="normal" fo:text-shadow="none" style:text-underline-style="none" fo:font-weight="normal" officeooo:rsid="00ea00a4" officeooo:paragraph-rsid="00ea00a4"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Table_20_Contents">
      <style:paragraph-properties fo:text-align="center" style:justify-single-word="false"/>
      <style:text-properties fo:color="#000000" style:text-outline="false" style:text-line-through-style="none" style:text-line-through-type="none" style:text-position="0% 100%" style:font-name="Liberation Serif" fo:font-size="12pt" fo:font-style="normal" fo:text-shadow="none" style:text-underline-style="none" fo:font-weight="normal" officeooo:rsid="00ead24e" officeooo:paragraph-rsid="00ead24e"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Table_20_Contents">
      <style:paragraph-properties fo:text-align="center" style:justify-single-word="false"/>
      <style:text-properties fo:color="#000000" style:text-outline="false" style:text-line-through-style="none" style:text-line-through-type="none" style:text-position="0% 100%" style:font-name="Liberation Serif" fo:font-size="12pt" fo:font-style="normal" fo:text-shadow="none" style:text-underline-style="none" fo:font-weight="normal" officeooo:rsid="00ec05c9" officeooo:paragraph-rsid="00ec05c9"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Table_20_Contents">
      <style:paragraph-properties fo:text-align="center" style:justify-single-word="false"/>
      <style:text-properties fo:color="#000000" style:text-outline="false" style:text-line-through-style="none" style:text-line-through-type="none" style:text-position="0% 100%" style:font-name="Liberation Serif" fo:font-size="12pt" fo:font-style="normal" fo:text-shadow="none" style:text-underline-style="none" fo:font-weight="normal" officeooo:rsid="00ec05c9" officeooo:paragraph-rsid="00ed3f47"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Table_20_Contents">
      <style:paragraph-properties fo:text-align="center" style:justify-single-word="false"/>
      <style:text-properties fo:color="#000000" style:text-outline="false" style:text-line-through-style="none" style:text-line-through-type="none" style:text-position="0% 100%" style:font-name="Liberation Serif" fo:font-size="12pt" fo:font-style="normal" fo:text-shadow="none" style:text-underline-style="none" fo:font-weight="normal" officeooo:rsid="00ed3f47" officeooo:paragraph-rsid="00ed3f47"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Table_20_Contents">
      <style:paragraph-properties fo:text-align="center" style:justify-single-word="false"/>
      <style:text-properties style:text-position="0% 100%" style:font-name="Liberation Serif" fo:font-size="12pt" fo:font-weight="normal" officeooo:rsid="00ec05c9" officeooo:paragraph-rsid="00ed3f47" style:font-size-asian="12pt" style:font-weight-asian="normal" style:font-size-complex="12pt" style:font-weight-complex="normal"/>
    </style:style>
    <style:style style:name="P98" style:family="paragraph" style:parent-style-name="Table_20_Contents">
      <style:paragraph-properties fo:text-align="center" style:justify-single-word="false"/>
      <style:text-properties style:text-position="0% 100%" style:font-name="Liberation Serif" fo:font-size="12pt" fo:font-weight="normal" officeooo:rsid="00ed3f47" officeooo:paragraph-rsid="00ed3f47" style:font-size-asian="12pt" style:font-weight-asian="normal" style:font-size-complex="12pt" style:font-weight-complex="normal"/>
    </style:style>
    <style:style style:name="P99" style:family="paragraph" style:parent-style-name="Table_20_Contents">
      <style:paragraph-properties fo:text-align="center" style:justify-single-word="false"/>
      <style:text-properties officeooo:rsid="00ead24e" officeooo:paragraph-rsid="00ead24e"/>
    </style:style>
    <style:style style:name="P100" style:family="paragraph" style:parent-style-name="Table_20_Contents">
      <style:paragraph-properties fo:text-align="end" style:justify-single-word="false"/>
      <style:text-properties officeooo:rsid="00ead24e" officeooo:paragraph-rsid="00ead24e"/>
    </style:style>
    <style:style style:name="P101" style:family="paragraph" style:parent-style-name="Table_20_Contents">
      <style:paragraph-properties fo:text-align="center" style:justify-single-word="false"/>
      <style:text-properties officeooo:rsid="00ed3f47" officeooo:paragraph-rsid="00ed3f47"/>
    </style:style>
    <style:style style:name="P102"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f98158" officeooo:paragraph-rsid="00fc6049"/>
    </style:style>
    <style:style style:name="P103"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f98158" officeooo:paragraph-rsid="012b19d7"/>
    </style:style>
    <style:style style:name="P104"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fd73a6" officeooo:paragraph-rsid="0112fa20"/>
    </style:style>
    <style:style style:name="P105"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fd73a6" officeooo:paragraph-rsid="012b19d7"/>
    </style:style>
    <style:style style:name="P106"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fd73a6" officeooo:paragraph-rsid="0141847f"/>
    </style:style>
    <style:style style:name="P107"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11397ba" officeooo:paragraph-rsid="011397ba"/>
    </style:style>
    <style:style style:name="P108"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12b19d7" officeooo:paragraph-rsid="012b19d7"/>
    </style:style>
    <style:style style:name="P109"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12bb545" officeooo:paragraph-rsid="0112fa20"/>
    </style:style>
    <style:style style:name="P110"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1373c0c" officeooo:paragraph-rsid="01373c0c"/>
    </style:style>
    <style:style style:name="P111"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bold" officeooo:rsid="011397ba" officeooo:paragraph-rsid="011397ba" style:font-weight-asian="bold" style:font-weight-complex="bold"/>
    </style:style>
    <style:style style:name="P112"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bold" officeooo:rsid="008c9f85" officeooo:paragraph-rsid="00c2c222" style:font-weight-asian="bold" style:font-weight-complex="bold"/>
    </style:style>
    <style:style style:name="P113"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bold" officeooo:rsid="008c9f85" officeooo:paragraph-rsid="008c9f85" style:font-weight-asian="bold" style:font-weight-complex="bold"/>
    </style:style>
    <style:style style:name="P114"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rsid="0088e65a" officeooo:paragraph-rsid="0099cef3" style:font-size-asian="12pt" style:font-size-complex="12pt"/>
    </style:style>
    <style:style style:name="P115"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rsid="00979abe" officeooo:paragraph-rsid="00979abe" style:font-size-asian="12pt" style:font-size-complex="12pt"/>
    </style:style>
    <style:style style:name="P116"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rsid="0114d62f" officeooo:paragraph-rsid="0114d62f"/>
    </style:style>
    <style:style style:name="P117"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rsid="0116b176" officeooo:paragraph-rsid="0116b176"/>
    </style:style>
    <style:style style:name="P118"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rsid="01207f62" officeooo:paragraph-rsid="0123b351"/>
    </style:style>
    <style:style style:name="P119"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rsid="01269c41" officeooo:paragraph-rsid="012a2cff"/>
    </style:style>
    <style:style style:name="P120"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rsid="01296155" officeooo:paragraph-rsid="012a2cff"/>
    </style:style>
    <style:style style:name="P121"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letter-spacing="normal" fo:font-style="normal" fo:font-weight="normal" officeooo:rsid="00abeca7" officeooo:paragraph-rsid="00b2654b" style:font-style-asian="normal" style:font-style-complex="normal"/>
    </style:style>
    <style:style style:name="P122"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letter-spacing="normal" fo:font-style="normal" fo:font-weight="normal" officeooo:rsid="00ad17a9" officeooo:paragraph-rsid="00ad17a9" style:font-style-asian="normal" style:font-style-complex="normal"/>
    </style:style>
    <style:style style:name="P123"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paragraph-rsid="00aeee87"/>
    </style:style>
    <style:style style:name="P124"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paragraph-rsid="00b2654b"/>
    </style:style>
    <style:style style:name="P125"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paragraph-rsid="0123b351"/>
    </style:style>
    <style:style style:name="P126"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paragraph-rsid="01373c0c"/>
    </style:style>
    <style:style style:name="P127"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style:font-name="Liberation Sans" fo:font-size="12pt" officeooo:paragraph-rsid="009ca031" style:font-size-asian="12pt" style:font-size-complex="12pt"/>
    </style:style>
    <style:style style:name="P128"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style:font-name="Liberation Sans" fo:font-size="12pt" officeooo:rsid="00a110f9" officeooo:paragraph-rsid="00a2c646" style:font-size-asian="12pt" style:font-size-complex="12pt"/>
    </style:style>
    <style:style style:name="P129"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style:font-name="Liberation Sans" fo:font-size="12pt" officeooo:rsid="00a110f9" officeooo:paragraph-rsid="00b99581" style:font-size-asian="12pt" style:font-size-complex="12pt"/>
    </style:style>
    <style:style style:name="P130"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style:font-name="Liberation Sans" fo:font-size="12pt" officeooo:rsid="00a755b8" officeooo:paragraph-rsid="00a827dd" style:font-size-asian="12pt" style:font-size-complex="12pt"/>
    </style:style>
    <style:style style:name="P131"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rsid="01245a8d" officeooo:paragraph-rsid="012a2cff"/>
    </style:style>
    <style:style style:name="P132" style:family="paragraph" style:parent-style-name="Text_20_body">
      <style:paragraph-properties fo:margin-top="0cm" fo:margin-bottom="0.046cm" loext:contextual-spacing="false" fo:text-align="center" style:justify-single-word="false"/>
      <style:text-properties style:font-name="Liberation Sans" fo:font-size="11pt" officeooo:rsid="00c4b49a" officeooo:paragraph-rsid="00e874a1" style:font-size-asian="11pt" style:font-size-complex="11pt"/>
    </style:style>
    <style:style style:name="P133" style:family="paragraph" style:parent-style-name="Text_20_body">
      <style:paragraph-properties fo:margin-top="0cm" fo:margin-bottom="0.046cm" loext:contextual-spacing="false" fo:text-align="center" style:justify-single-word="false"/>
      <style:text-properties style:font-name="Liberation Sans" fo:font-size="11pt" officeooo:rsid="00d06840" officeooo:paragraph-rsid="00e874a1" style:font-size-asian="11pt" style:font-size-complex="11pt"/>
    </style:style>
    <style:style style:name="P134" style:family="paragraph" style:parent-style-name="Figure_20__28_user_29_">
      <style:text-properties officeooo:paragraph-rsid="0141cedf"/>
    </style:style>
    <style:style style:name="P135" style:family="paragraph" style:parent-style-name="Figure_20__28_user_29_">
      <style:text-properties officeooo:paragraph-rsid="014f0310"/>
    </style:style>
    <style:style style:name="P136" style:family="paragraph" style:parent-style-name="Contents_20_1">
      <style:paragraph-properties>
        <style:tab-stops>
          <style:tab-stop style:position="17cm" style:type="right" style:leader-style="dotted" style:leader-text="."/>
        </style:tab-stops>
      </style:paragraph-properties>
    </style:style>
    <style:style style:name="P137" style:family="paragraph" style:parent-style-name="Contents_20_2">
      <style:paragraph-properties>
        <style:tab-stops>
          <style:tab-stop style:position="17cm" style:type="right" style:leader-style="dotted" style:leader-text="."/>
        </style:tab-stops>
      </style:paragraph-properties>
    </style:style>
    <style:style style:name="P138" style:family="paragraph" style:parent-style-name="Contents_20_3">
      <style:paragraph-properties>
        <style:tab-stops>
          <style:tab-stop style:position="17cm" style:type="right" style:leader-style="dotted" style:leader-text="."/>
        </style:tab-stops>
      </style:paragraph-properties>
    </style:style>
    <style:style style:name="P139" style:family="paragraph" style:parent-style-name="Heading_20_1">
      <style:text-properties style:font-name="Liberation Sans"/>
    </style:style>
    <style:style style:name="P140" style:family="paragraph" style:parent-style-name="Heading_20_1">
      <style:text-properties style:font-name="Liberation Sans" officeooo:paragraph-rsid="00345ef2"/>
    </style:style>
    <style:style style:name="P141" style:family="paragraph" style:parent-style-name="Heading_20_1">
      <style:text-properties fo:font-size="36pt" fo:font-weight="bold" style:font-size-asian="36pt" style:font-weight-asian="bold" style:font-size-complex="36pt" style:font-weight-complex="bold"/>
    </style:style>
    <style:style style:name="P142" style:family="paragraph" style:parent-style-name="Heading_20_1">
      <style:paragraph-properties fo:text-align="end" style:justify-single-word="false"/>
      <style:text-properties fo:font-size="36pt" style:font-size-asian="36pt" style:font-size-complex="36pt"/>
    </style:style>
    <style:style style:name="P143" style:family="paragraph" style:parent-style-name="Heading_20_1">
      <style:text-properties officeooo:paragraph-rsid="005e71e0"/>
    </style:style>
    <style:style style:name="P144" style:family="paragraph" style:parent-style-name="Heading_20_2">
      <style:text-properties fo:font-weight="bold" officeooo:rsid="008c9f85" style:font-weight-asian="bold" style:font-weight-complex="bold"/>
    </style:style>
    <style:style style:name="P145" style:family="paragraph" style:parent-style-name="Heading_20_2">
      <style:paragraph-properties fo:line-height="150%" fo:text-align="justify" style:justify-single-word="false"/>
    </style:style>
    <style:style style:name="P146" style:family="paragraph" style:parent-style-name="Heading_20_2">
      <style:text-properties fo:font-size="16pt" style:font-size-asian="16pt" style:font-size-complex="16pt"/>
    </style:style>
    <style:style style:name="P147" style:family="paragraph" style:parent-style-name="Heading_20_2">
      <style:paragraph-properties fo:line-height="150%" fo:text-align="justify" style:justify-single-word="false"/>
      <style:text-properties fo:font-size="16pt" style:font-size-asian="16pt" style:font-size-complex="16pt"/>
    </style:style>
    <style:style style:name="P148" style:family="paragraph" style:parent-style-name="Heading_20_2">
      <style:text-properties fo:font-size="16pt" officeooo:paragraph-rsid="004a0432" style:font-size-asian="16pt" style:font-size-complex="16pt"/>
    </style:style>
    <style:style style:name="P149" style:family="paragraph" style:parent-style-name="Heading_20_2">
      <style:text-properties fo:font-size="16pt" officeooo:paragraph-rsid="00f48f50" style:font-size-asian="16pt" style:font-size-complex="16pt"/>
    </style:style>
    <style:style style:name="P150" style:family="paragraph" style:parent-style-name="Heading_20_3">
      <style:text-properties fo:font-size="13pt" style:font-size-asian="13pt" style:font-size-complex="13pt"/>
    </style:style>
    <style:style style:name="P151" style:family="paragraph" style:parent-style-name="Standard">
      <style:paragraph-properties fo:line-height="150%" fo:text-align="justify" style:justify-single-word="false"/>
      <style:text-properties style:font-name="Liberation Sans" officeooo:rsid="001fcea2" officeooo:paragraph-rsid="001fcea2"/>
    </style:style>
    <style:style style:name="P152" style:family="paragraph" style:parent-style-name="Standard">
      <style:text-properties style:font-name="Liberation Sans1" fo:font-size="12pt"/>
    </style:style>
    <style:style style:name="P153" style:family="paragraph" style:parent-style-name="Standard">
      <style:paragraph-properties fo:margin-left="0cm" fo:margin-right="0cm" fo:margin-top="0cm" fo:margin-bottom="0.247cm" loext:contextual-spacing="false" fo:line-height="120%" fo:text-indent="0cm" style:auto-text-indent="false"/>
      <style:text-properties style:font-name="Liberation Sans1" fo:font-size="12pt"/>
    </style:style>
    <style:style style:name="P154" style:family="paragraph" style:parent-style-name="Standard">
      <style:paragraph-properties fo:margin-left="0.847cm" fo:margin-right="0cm" fo:margin-top="0cm" fo:margin-bottom="0.247cm" loext:contextual-spacing="false" fo:line-height="120%" fo:text-indent="-0.847cm" style:auto-text-indent="false"/>
      <style:text-properties style:font-name="Liberation Sans1" fo:font-size="12pt"/>
    </style:style>
    <style:style style:name="P155" style:family="paragraph" style:parent-style-name="Table_20__28_user_29_">
      <style:paragraph-properties fo:keep-with-next="always"/>
    </style:style>
    <style:style style:name="P156"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rsid="0123b351" officeooo:paragraph-rsid="0123b351"/>
    </style:style>
    <style:style style:name="P157"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rsid="0088e65a" officeooo:paragraph-rsid="0099cef3" style:font-size-asian="12pt" style:font-size-complex="12pt"/>
    </style:style>
    <style:style style:name="P158"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fd73a6" officeooo:paragraph-rsid="0141847f"/>
    </style:style>
    <style:style style:name="P159"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fd73a6" officeooo:paragraph-rsid="0112fa20"/>
    </style:style>
    <style:style style:name="P160"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letter-spacing="normal" fo:font-style="normal" fo:font-weight="normal" officeooo:rsid="00ad17a9" officeooo:paragraph-rsid="00ad17a9" style:font-style-asian="normal" style:font-style-complex="normal"/>
    </style:style>
    <style:style style:name="P161"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paragraph-rsid="015620ac"/>
    </style:style>
    <style:style style:name="P162"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paragraph-rsid="00b2654b"/>
    </style:style>
    <style:style style:name="P163" style:family="paragraph" style:parent-style-name="Text_20_body">
      <style:paragraph-properties fo:line-height="150%" fo:text-align="justify" style:justify-single-word="false"/>
      <style:text-properties fo:color="#000000" style:text-position="0% 100%" style:font-name="Liberation Sans" fo:font-size="12pt" officeooo:rsid="003eb678" officeooo:paragraph-rsid="0042b612" style:font-size-asian="12pt" style:font-size-complex="12pt"/>
    </style:style>
    <style:style style:name="P164" style:family="paragraph" style:parent-style-name="Text_20_body">
      <style:paragraph-properties fo:text-align="center" style:justify-single-word="false"/>
      <style:text-properties fo:color="#000000" style:text-position="0% 100%" style:font-name="Liberation Sans" fo:font-size="12pt" officeooo:rsid="004612a9" officeooo:paragraph-rsid="004507d0" style:font-size-asian="12pt" style:font-size-complex="12pt"/>
    </style:style>
    <style:style style:name="P165" style:family="paragraph" style:parent-style-name="Text_20_body">
      <style:paragraph-properties fo:line-height="150%" fo:text-align="justify" style:justify-single-word="false"/>
      <style:text-properties fo:color="#000000" style:text-position="0% 100%" style:font-name="Liberation Sans" fo:font-size="12pt" officeooo:rsid="002fd662" officeooo:paragraph-rsid="002fd662" style:font-size-asian="12pt" style:font-size-complex="12pt"/>
    </style:style>
    <style:style style:name="P166" style:family="paragraph" style:parent-style-name="Text_20_body">
      <style:paragraph-properties fo:line-height="150%" fo:text-align="justify" style:justify-single-word="false"/>
      <style:text-properties fo:color="#000000" style:text-position="0% 100%" style:font-name="Liberation Sans" fo:font-size="12pt" officeooo:rsid="0161797f" officeooo:paragraph-rsid="0161797f" style:font-size-asian="12pt" style:font-size-complex="12pt"/>
    </style:style>
    <style:style style:name="P167" style:family="paragraph" style:parent-style-name="Text_20_body">
      <style:paragraph-properties fo:line-height="150%" fo:text-align="justify" style:justify-single-word="false"/>
      <style:text-properties style:font-name="Liberation Sans" officeooo:paragraph-rsid="015c531e"/>
    </style:style>
    <style:style style:name="P168" style:family="paragraph" style:parent-style-name="Text_20_body">
      <style:paragraph-properties fo:line-height="150%" fo:text-align="justify" style:justify-single-word="false"/>
      <style:text-properties style:font-name="Liberation Sans" officeooo:paragraph-rsid="015c8529"/>
    </style:style>
    <style:style style:name="P169" style:family="paragraph" style:parent-style-name="Text_20_body">
      <style:paragraph-properties fo:line-height="150%" fo:text-align="justify" style:justify-single-word="false"/>
      <style:text-properties style:font-name="Liberation Sans" officeooo:paragraph-rsid="015d9958"/>
    </style:style>
    <style:style style:name="P170" style:family="paragraph" style:parent-style-name="Text_20_body">
      <style:paragraph-properties fo:line-height="150%" fo:text-align="justify" style:justify-single-word="false"/>
      <style:text-properties style:font-name="Liberation Sans" officeooo:paragraph-rsid="004a0432"/>
    </style:style>
    <style:style style:name="P171" style:family="paragraph" style:parent-style-name="Text_20_body">
      <style:paragraph-properties fo:text-align="justify" style:justify-single-word="false"/>
      <style:text-properties officeooo:rsid="0051ef59" officeooo:paragraph-rsid="00f4aa53"/>
    </style:style>
    <style:style style:name="T1" style:family="text">
      <style:text-properties fo:color="#f10d0c" style:text-position="0% 100%" fo:font-size="12pt" style:font-size-asian="12pt" style:font-size-complex="12pt"/>
    </style:style>
    <style:style style:name="T2" style:family="text">
      <style:text-properties fo:color="#f10d0c" style:text-position="0% 100%" fo:font-size="12pt" officeooo:rsid="0026ccc3" style:font-size-asian="12pt" style:font-size-complex="12pt"/>
    </style:style>
    <style:style style:name="T3" style:family="text">
      <style:text-properties fo:color="#f10d0c" style:text-position="0% 100%" fo:font-size="12pt" officeooo:rsid="004a0432" style:font-size-asian="12pt" style:font-size-complex="12pt"/>
    </style:style>
    <style:style style:name="T4" style:family="text">
      <style:text-properties fo:color="#f10d0c" style:text-position="0% 100%" fo:font-size="12pt" officeooo:rsid="015ec3e3" style:font-size-asian="12pt" style:font-size-complex="12pt"/>
    </style:style>
    <style:style style:name="T5" style:family="text">
      <style:text-properties fo:color="#f10d0c" style:text-position="0% 100%" style:font-name="Liberation Sans" fo:font-size="12pt" officeooo:rsid="005a4a72" fo:background-color="transparent" loext:char-shading-value="0" style:font-size-asian="12pt" style:font-size-complex="12pt"/>
    </style:style>
    <style:style style:name="T6" style:family="text">
      <style:text-properties style:text-position="0% 100%" fo:font-size="12pt" style:font-size-asian="12pt" style:font-size-complex="12pt"/>
    </style:style>
    <style:style style:name="T7" style:family="text">
      <style:text-properties style:text-position="0% 100%" fo:font-size="12pt" officeooo:rsid="003a614e" style:font-size-asian="12pt" style:font-size-complex="12pt"/>
    </style:style>
    <style:style style:name="T8" style:family="text">
      <style:text-properties style:text-position="0% 100%" fo:font-size="12pt" officeooo:rsid="003b7245" style:font-size-asian="12pt" style:font-size-complex="12pt"/>
    </style:style>
    <style:style style:name="T9" style:family="text">
      <style:text-properties style:text-position="0% 100%" fo:font-size="12pt" officeooo:rsid="003d38d4" style:font-size-asian="12pt" style:font-size-complex="12pt"/>
    </style:style>
    <style:style style:name="T10" style:family="text">
      <style:text-properties style:text-position="0% 100%" style:font-name="Liberation Sans" fo:font-size="16pt" officeooo:rsid="004507d0" style:font-size-asian="16pt" style:font-size-complex="16pt"/>
    </style:style>
    <style:style style:name="T11" style:family="text">
      <style:text-properties style:text-position="0% 100%" style:font-name="Liberation Sans" fo:font-size="12pt" style:font-size-asian="12pt" style:font-size-complex="12pt"/>
    </style:style>
    <style:style style:name="T12" style:family="text">
      <style:text-properties style:text-position="0% 100%" style:font-name="Liberation Sans" fo:font-size="12pt" officeooo:rsid="004507d0" style:font-size-asian="12pt" style:font-size-complex="12pt"/>
    </style:style>
    <style:style style:name="T13" style:family="text">
      <style:text-properties style:text-position="0% 100%" style:font-name="Liberation Sans" fo:font-size="12pt" officeooo:rsid="004a0432" style:font-size-asian="12pt" style:font-size-complex="12pt"/>
    </style:style>
    <style:style style:name="T14" style:family="text">
      <style:text-properties style:text-position="0% 100%" style:font-name="Liberation Sans" officeooo:rsid="006485ef"/>
    </style:style>
    <style:style style:name="T15" style:family="text">
      <style:text-properties style:text-position="0% 100%" style:font-name="Liberation Sans" officeooo:rsid="0066ff54"/>
    </style:style>
    <style:style style:name="T16" style:family="text">
      <style:text-properties style:text-position="0% 100%" officeooo:rsid="0048c114"/>
    </style:style>
    <style:style style:name="T17" style:family="text">
      <style:text-properties style:text-position="0% 100%" officeooo:rsid="00b69b5b"/>
    </style:style>
    <style:style style:name="T18" style:family="text">
      <style:text-properties style:text-position="0% 100%" officeooo:rsid="0099cef3"/>
    </style:style>
    <style:style style:name="T19" style:family="text">
      <style:text-properties style:text-position="0% 100%" officeooo:rsid="009701b5"/>
    </style:style>
    <style:style style:name="T20" style:family="text">
      <style:text-properties style:text-position="0% 100%" officeooo:rsid="009900f2"/>
    </style:style>
    <style:style style:name="T21" style:family="text">
      <style:text-properties style:text-position="0% 100%" officeooo:rsid="004b3efe"/>
    </style:style>
    <style:style style:name="T22" style:family="text">
      <style:text-properties style:text-position="0% 100%" officeooo:rsid="00c5ef15"/>
    </style:style>
    <style:style style:name="T23" style:family="text">
      <style:text-properties style:text-position="0% 100%" officeooo:rsid="00c8f892"/>
    </style:style>
    <style:style style:name="T24" style:family="text">
      <style:text-properties style:text-position="0% 100%" officeooo:rsid="00caa005"/>
    </style:style>
    <style:style style:name="T25" style:family="text">
      <style:text-properties style:text-position="0% 100%" officeooo:rsid="00c7a3c5"/>
    </style:style>
    <style:style style:name="T26" style:family="text">
      <style:text-properties style:text-position="0% 100%" officeooo:rsid="00cc46c9"/>
    </style:style>
    <style:style style:name="T27" style:family="text">
      <style:text-properties style:text-position="0% 100%" officeooo:rsid="00d3701e"/>
    </style:style>
    <style:style style:name="T28" style:family="text">
      <style:text-properties style:text-position="0% 100%" officeooo:rsid="00d404a6"/>
    </style:style>
    <style:style style:name="T29" style:family="text">
      <style:text-properties style:text-position="0% 100%" officeooo:rsid="00d417cb"/>
    </style:style>
    <style:style style:name="T30" style:family="text">
      <style:text-properties style:text-position="0% 100%" officeooo:rsid="00fd73a6"/>
    </style:style>
    <style:style style:name="T31" style:family="text">
      <style:text-properties style:text-position="0% 100%" officeooo:rsid="00faabd5"/>
    </style:style>
    <style:style style:name="T32" style:family="text">
      <style:text-properties style:text-position="0% 100%" officeooo:rsid="0107592a"/>
    </style:style>
    <style:style style:name="T33" style:family="text">
      <style:text-properties style:text-position="0% 100%" officeooo:rsid="0104d655"/>
    </style:style>
    <style:style style:name="T34" style:family="text">
      <style:text-properties style:text-position="0% 100%" officeooo:rsid="0136587d"/>
    </style:style>
    <style:style style:name="T35" style:family="text">
      <style:text-properties style:text-position="0% 100%" officeooo:rsid="0106356d"/>
    </style:style>
    <style:style style:name="T36" style:family="text">
      <style:text-properties style:text-position="0% 100%" officeooo:rsid="01091536"/>
    </style:style>
    <style:style style:name="T37" style:family="text">
      <style:text-properties style:text-position="0% 100%" officeooo:rsid="01097bed"/>
    </style:style>
    <style:style style:name="T38" style:family="text">
      <style:text-properties style:text-position="0% 100%" officeooo:rsid="0109a8cb"/>
    </style:style>
    <style:style style:name="T39" style:family="text">
      <style:text-properties style:text-position="0% 100%" officeooo:rsid="010b5a63"/>
    </style:style>
    <style:style style:name="T40" style:family="text">
      <style:text-properties style:text-position="0% 100%" officeooo:rsid="010b63f1"/>
    </style:style>
    <style:style style:name="T41" style:family="text">
      <style:text-properties style:text-position="0% 100%" officeooo:rsid="01117049"/>
    </style:style>
    <style:style style:name="T42" style:family="text">
      <style:text-properties style:text-position="0% 100%" officeooo:rsid="01157d76"/>
    </style:style>
    <style:style style:name="T43" style:family="text">
      <style:text-properties style:text-position="0% 100%" officeooo:rsid="0117b0f9"/>
    </style:style>
    <style:style style:name="T44" style:family="text">
      <style:text-properties fo:color="#000000"/>
    </style:style>
    <style:style style:name="T45" style:family="text">
      <style:text-properties fo:color="#000000" style:text-position="0% 100%"/>
    </style:style>
    <style:style style:name="T46" style:family="text">
      <style:text-properties fo:color="#000000" style:text-position="0% 100%" fo:font-size="12pt" style:font-size-asian="12pt" style:font-size-complex="12pt"/>
    </style:style>
    <style:style style:name="T47" style:family="text">
      <style:text-properties fo:color="#000000" style:text-position="0% 100%" fo:font-size="12pt" officeooo:rsid="0026ccc3" style:font-size-asian="12pt" style:font-size-complex="12pt"/>
    </style:style>
    <style:style style:name="T48" style:family="text">
      <style:text-properties fo:color="#000000" style:text-position="0% 100%" fo:font-size="12pt" officeooo:rsid="0030d959" style:font-size-asian="12pt" style:font-size-complex="12pt"/>
    </style:style>
    <style:style style:name="T49" style:family="text">
      <style:text-properties fo:color="#000000" style:text-position="0% 100%" fo:font-size="12pt" officeooo:rsid="00321b86" style:font-size-asian="12pt" style:font-size-complex="12pt"/>
    </style:style>
    <style:style style:name="T50" style:family="text">
      <style:text-properties fo:color="#000000" style:text-position="0% 100%" fo:font-size="12pt" officeooo:rsid="002784c8" style:font-size-asian="12pt" style:font-size-complex="12pt"/>
    </style:style>
    <style:style style:name="T51" style:family="text">
      <style:text-properties fo:color="#000000" style:text-position="0% 100%" fo:font-size="12pt" officeooo:rsid="00256f35" style:font-size-asian="12pt" style:font-size-complex="12pt"/>
    </style:style>
    <style:style style:name="T52" style:family="text">
      <style:text-properties fo:color="#000000" style:text-position="0% 100%" fo:font-size="12pt" officeooo:rsid="002c7a84" style:font-size-asian="12pt" style:font-size-complex="12pt"/>
    </style:style>
    <style:style style:name="T53" style:family="text">
      <style:text-properties fo:color="#000000" style:text-position="0% 100%" fo:font-size="12pt" officeooo:rsid="002acce4" style:font-size-asian="12pt" style:font-size-complex="12pt"/>
    </style:style>
    <style:style style:name="T54" style:family="text">
      <style:text-properties fo:color="#000000" style:text-position="0% 100%" fo:font-size="12pt" officeooo:rsid="002d57cb" style:font-size-asian="12pt" style:font-size-complex="12pt"/>
    </style:style>
    <style:style style:name="T55" style:family="text">
      <style:text-properties fo:color="#000000" style:text-position="0% 100%" fo:font-size="12pt" officeooo:rsid="002d9483" style:font-size-asian="12pt" style:font-size-complex="12pt"/>
    </style:style>
    <style:style style:name="T56" style:family="text">
      <style:text-properties fo:color="#000000" style:text-position="0% 100%" fo:font-size="12pt" officeooo:rsid="002f90e6" style:font-size-asian="12pt" style:font-size-complex="12pt"/>
    </style:style>
    <style:style style:name="T57" style:family="text">
      <style:text-properties fo:color="#000000" style:text-position="0% 100%" fo:font-size="12pt" officeooo:rsid="002fd662" style:font-size-asian="12pt" style:font-size-complex="12pt"/>
    </style:style>
    <style:style style:name="T58" style:family="text">
      <style:text-properties fo:color="#000000" style:text-position="0% 100%" fo:font-size="12pt" officeooo:rsid="003a614e" style:font-size-asian="12pt" style:font-size-complex="12pt"/>
    </style:style>
    <style:style style:name="T59" style:family="text">
      <style:text-properties fo:color="#000000" style:text-position="0% 100%" fo:font-size="12pt" officeooo:rsid="003b7245" style:font-size-asian="12pt" style:font-size-complex="12pt"/>
    </style:style>
    <style:style style:name="T60" style:family="text">
      <style:text-properties fo:color="#000000" style:text-position="0% 100%" fo:font-size="12pt" officeooo:rsid="003eb678" style:font-size-asian="12pt" style:font-size-complex="12pt"/>
    </style:style>
    <style:style style:name="T61" style:family="text">
      <style:text-properties fo:color="#000000" style:text-position="0% 100%" fo:font-size="12pt" officeooo:rsid="003fa040" style:font-size-asian="12pt" style:font-size-complex="12pt"/>
    </style:style>
    <style:style style:name="T62" style:family="text">
      <style:text-properties fo:color="#000000" style:text-position="0% 100%" fo:font-size="12pt" officeooo:rsid="0040ddd6" style:font-size-asian="12pt" style:font-size-complex="12pt"/>
    </style:style>
    <style:style style:name="T63" style:family="text">
      <style:text-properties fo:color="#000000" style:text-position="0% 100%" fo:font-size="12pt" officeooo:rsid="0041bb4c" style:font-size-asian="12pt" style:font-size-complex="12pt"/>
    </style:style>
    <style:style style:name="T64" style:family="text">
      <style:text-properties fo:color="#000000" style:text-position="0% 100%" fo:font-size="12pt" officeooo:rsid="0041fabe" style:font-size-asian="12pt" style:font-size-complex="12pt"/>
    </style:style>
    <style:style style:name="T65" style:family="text">
      <style:text-properties fo:color="#000000" style:text-position="0% 100%" fo:font-size="12pt" officeooo:rsid="004238c4" style:font-size-asian="12pt" style:font-size-complex="12pt"/>
    </style:style>
    <style:style style:name="T66" style:family="text">
      <style:text-properties fo:color="#000000" style:text-position="0% 100%" fo:font-size="12pt" officeooo:rsid="0042b612" style:font-size-asian="12pt" style:font-size-complex="12pt"/>
    </style:style>
    <style:style style:name="T67" style:family="text">
      <style:text-properties fo:color="#000000" style:text-position="0% 100%" fo:font-size="12pt" officeooo:rsid="00442bab" style:font-size-asian="12pt" style:font-size-complex="12pt"/>
    </style:style>
    <style:style style:name="T68" style:family="text">
      <style:text-properties fo:color="#000000" style:text-position="0% 100%" fo:font-size="12pt" officeooo:rsid="007173ec" style:font-size-asian="12pt" style:font-size-complex="12pt"/>
    </style:style>
    <style:style style:name="T69" style:family="text">
      <style:text-properties fo:color="#000000" style:text-position="0% 100%" fo:font-size="12pt" officeooo:rsid="003d38d4" style:font-size-asian="12pt" style:font-size-complex="12pt"/>
    </style:style>
    <style:style style:name="T70" style:family="text">
      <style:text-properties fo:color="#000000" style:text-position="0% 100%" fo:font-size="12pt" officeooo:rsid="00e908d2" style:font-size-asian="12pt" style:font-size-complex="12pt"/>
    </style:style>
    <style:style style:name="T71" style:family="text">
      <style:text-properties fo:color="#000000" style:text-position="0% 100%" fo:font-size="12pt" officeooo:rsid="00f17190" style:font-size-asian="12pt" style:font-size-complex="12pt"/>
    </style:style>
    <style:style style:name="T72" style:family="text">
      <style:text-properties fo:color="#000000" style:text-position="0% 100%" fo:font-size="12pt" officeooo:rsid="00f48f50" style:font-size-asian="12pt" style:font-size-complex="12pt"/>
    </style:style>
    <style:style style:name="T73" style:family="text">
      <style:text-properties fo:color="#000000" style:text-position="0% 100%" fo:font-size="12pt" officeooo:rsid="0159d930" style:font-size-asian="12pt" style:font-size-complex="12pt"/>
    </style:style>
    <style:style style:name="T74" style:family="text">
      <style:text-properties fo:color="#000000" style:text-position="0% 100%" fo:font-size="12pt" officeooo:rsid="015bd8c0" style:font-size-asian="12pt" style:font-size-complex="12pt"/>
    </style:style>
    <style:style style:name="T75" style:family="text">
      <style:text-properties fo:color="#000000" style:text-position="0% 100%" fo:font-size="12pt" officeooo:rsid="015c531e" style:font-size-asian="12pt" style:font-size-complex="12pt"/>
    </style:style>
    <style:style style:name="T76" style:family="text">
      <style:text-properties fo:color="#000000" style:text-position="0% 100%" fo:font-size="12pt" officeooo:rsid="015c8529" style:font-size-asian="12pt" style:font-size-complex="12pt"/>
    </style:style>
    <style:style style:name="T77" style:family="text">
      <style:text-properties fo:color="#000000" style:text-position="0% 100%" fo:font-size="12pt" officeooo:rsid="015d9958" style:font-size-asian="12pt" style:font-size-complex="12pt"/>
    </style:style>
    <style:style style:name="T78" style:family="text">
      <style:text-properties fo:color="#000000" style:text-position="0% 100%" fo:font-size="12pt" officeooo:rsid="00256f35" style:font-size-asian="10.5pt" style:font-size-complex="12pt"/>
    </style:style>
    <style:style style:name="T79" style:family="text">
      <style:text-properties fo:color="#000000" style:text-position="0% 100%" fo:font-size="12pt" officeooo:rsid="003a614e" style:font-size-asian="10.5pt" style:font-size-complex="12pt"/>
    </style:style>
    <style:style style:name="T80" style:family="text">
      <style:text-properties fo:color="#000000" style:text-position="0% 100%" fo:font-size="12pt" officeooo:rsid="003b335b" style:font-size-asian="10.5pt" style:font-size-complex="12pt"/>
    </style:style>
    <style:style style:name="T81" style:family="text">
      <style:text-properties fo:color="#000000" style:text-position="0% 100%" fo:font-size="12pt" officeooo:rsid="003b7245" style:font-size-asian="10.5pt" style:font-size-complex="12pt"/>
    </style:style>
    <style:style style:name="T82" style:family="text">
      <style:text-properties fo:color="#000000" style:text-position="0% 100%" fo:font-size="12pt" fo:font-style="normal" officeooo:rsid="0026ccc3" style:font-size-asian="12pt" style:font-style-asian="normal" style:font-size-complex="12pt" style:font-style-complex="normal"/>
    </style:style>
    <style:style style:name="T83" style:family="text">
      <style:text-properties fo:color="#000000" style:text-position="0% 100%" fo:font-size="12pt" fo:font-style="italic" officeooo:rsid="0026ccc3" style:font-size-asian="12pt" style:font-style-asian="italic" style:font-size-complex="12pt" style:font-style-complex="italic"/>
    </style:style>
    <style:style style:name="T84" style:family="text">
      <style:text-properties fo:color="#000000" style:text-position="0% 100%" fo:font-size="7.5pt" officeooo:rsid="00251ade" style:font-size-asian="12pt" style:font-size-complex="12pt"/>
    </style:style>
    <style:style style:name="T85" style:family="text">
      <style:text-properties fo:color="#000000" style:text-position="0% 100%" style:font-name="Liberation Sans" fo:font-size="12pt" style:font-size-asian="12pt" style:font-size-complex="12pt"/>
    </style:style>
    <style:style style:name="T86" style:family="text">
      <style:text-properties fo:color="#000000" style:text-position="0% 100%" style:font-name="Liberation Sans" fo:font-size="12pt" officeooo:rsid="00431de5" style:font-size-asian="12pt" style:font-size-complex="12pt"/>
    </style:style>
    <style:style style:name="T87" style:family="text">
      <style:text-properties fo:color="#000000" style:text-position="0% 100%" style:font-name="Liberation Sans" fo:font-size="12pt" officeooo:rsid="004507d0" style:font-size-asian="12pt" style:font-size-complex="12pt"/>
    </style:style>
    <style:style style:name="T88" style:family="text">
      <style:text-properties fo:color="#000000" style:text-position="0% 100%" style:font-name="Liberation Sans" fo:font-size="12pt" officeooo:rsid="004612a9" style:font-size-asian="12pt" style:font-size-complex="12pt"/>
    </style:style>
    <style:style style:name="T89" style:family="text">
      <style:text-properties fo:color="#000000" style:text-position="0% 100%" style:font-name="Liberation Sans" fo:font-size="12pt" officeooo:rsid="0046ec99" style:font-size-asian="12pt" style:font-size-complex="12pt"/>
    </style:style>
    <style:style style:name="T90" style:family="text">
      <style:text-properties fo:color="#000000" style:text-position="0% 100%" style:font-name="Liberation Sans" fo:font-size="12pt" officeooo:rsid="0053c8dd" style:font-size-asian="12pt" style:font-size-complex="12pt"/>
    </style:style>
    <style:style style:name="T91" style:family="text">
      <style:text-properties fo:color="#000000" style:text-position="0% 100%" style:font-name="Liberation Sans" fo:font-size="12pt" officeooo:rsid="002c7a84" style:font-size-asian="12pt" style:font-size-complex="12pt"/>
    </style:style>
    <style:style style:name="T92" style:family="text">
      <style:text-properties fo:color="#000000" style:text-position="0% 100%" style:font-name="Liberation Sans" fo:font-size="12pt" officeooo:rsid="002d57cb" style:font-size-asian="12pt" style:font-size-complex="12pt"/>
    </style:style>
    <style:style style:name="T93" style:family="text">
      <style:text-properties fo:color="#000000" style:text-position="0% 100%" style:font-name="Liberation Sans" fo:font-size="12pt" officeooo:rsid="002d9483" style:font-size-asian="12pt" style:font-size-complex="12pt"/>
    </style:style>
    <style:style style:name="T94" style:family="text">
      <style:text-properties fo:color="#000000" style:text-position="0% 100%" style:font-name="Liberation Sans" fo:font-size="12pt" officeooo:rsid="0053dcdb" style:font-size-asian="12pt" style:font-size-complex="12pt"/>
    </style:style>
    <style:style style:name="T95" style:family="text">
      <style:text-properties fo:color="#000000" style:text-position="0% 100%" style:font-name="Liberation Sans" fo:font-size="12pt" officeooo:rsid="00551dfd" style:font-size-asian="12pt" style:font-size-complex="12pt"/>
    </style:style>
    <style:style style:name="T96" style:family="text">
      <style:text-properties fo:color="#000000" style:text-position="0% 100%" style:font-name="Liberation Sans" fo:font-size="12pt" officeooo:rsid="00564545" style:font-size-asian="12pt" style:font-size-complex="12pt"/>
    </style:style>
    <style:style style:name="T97" style:family="text">
      <style:text-properties fo:color="#000000" style:text-position="0% 100%" style:font-name="Liberation Sans" fo:font-size="12pt" officeooo:rsid="0056594d" style:font-size-asian="12pt" style:font-size-complex="12pt"/>
    </style:style>
    <style:style style:name="T98" style:family="text">
      <style:text-properties fo:color="#000000" style:text-position="0% 100%" style:font-name="Liberation Sans" fo:font-size="12pt" officeooo:rsid="00585554" style:font-size-asian="12pt" style:font-size-complex="12pt"/>
    </style:style>
    <style:style style:name="T99" style:family="text">
      <style:text-properties fo:color="#000000" style:text-position="0% 100%" style:font-name="Liberation Sans" fo:font-size="12pt" officeooo:rsid="005a4a72" style:font-size-asian="12pt" style:font-size-complex="12pt"/>
    </style:style>
    <style:style style:name="T100" style:family="text">
      <style:text-properties fo:color="#000000" style:text-position="0% 100%" style:font-name="Liberation Sans" fo:font-size="12pt" officeooo:rsid="007c5a37" style:font-size-asian="12pt" style:font-size-complex="12pt"/>
    </style:style>
    <style:style style:name="T101" style:family="text">
      <style:text-properties fo:color="#000000" style:text-position="0% 100%" style:font-name="Liberation Sans" fo:font-size="12pt" officeooo:rsid="007c6d59" style:font-size-asian="12pt" style:font-size-complex="12pt"/>
    </style:style>
    <style:style style:name="T102" style:family="text">
      <style:text-properties fo:color="#000000" style:text-position="0% 100%" style:font-name="Liberation Sans" fo:font-size="12pt" officeooo:rsid="007e2ed0" style:font-size-asian="12pt" style:font-size-complex="12pt"/>
    </style:style>
    <style:style style:name="T103" style:family="text">
      <style:text-properties fo:color="#000000" style:text-position="0% 100%" style:font-name="Liberation Sans" fo:font-size="12pt" officeooo:rsid="00828de1" style:font-size-asian="12pt" style:font-size-complex="12pt"/>
    </style:style>
    <style:style style:name="T104" style:family="text">
      <style:text-properties fo:color="#000000" style:text-position="0% 100%" style:font-name="Liberation Sans" fo:font-size="12pt" officeooo:rsid="00847f51" style:font-size-asian="12pt" style:font-size-complex="12pt"/>
    </style:style>
    <style:style style:name="T105" style:family="text">
      <style:text-properties fo:color="#000000" style:text-position="0% 100%" style:font-name="Liberation Sans" fo:font-size="12pt" officeooo:rsid="00857c6a" style:font-size-asian="12pt" style:font-size-complex="12pt"/>
    </style:style>
    <style:style style:name="T106" style:family="text">
      <style:text-properties fo:color="#000000" style:text-position="0% 100%" style:font-name="Liberation Sans" fo:font-size="12pt" officeooo:rsid="003fa040" style:font-size-asian="12pt" style:font-size-complex="12pt"/>
    </style:style>
    <style:style style:name="T107" style:family="text">
      <style:text-properties fo:color="#000000" style:text-position="0% 100%" style:font-name="Liberation Sans" fo:font-size="12pt" officeooo:rsid="0040ddd6" style:font-size-asian="12pt" style:font-size-complex="12pt"/>
    </style:style>
    <style:style style:name="T108" style:family="text">
      <style:text-properties fo:color="#000000" style:text-position="0% 100%" style:font-name="Liberation Sans" fo:font-size="12pt" officeooo:rsid="00f2ef8d" style:font-size-asian="12pt" style:font-size-complex="12pt"/>
    </style:style>
    <style:style style:name="T109" style:family="text">
      <style:text-properties fo:color="#000000" style:text-position="0% 100%" style:font-name="Liberation Sans" fo:font-size="12pt" officeooo:rsid="00f48f50" style:font-size-asian="12pt" style:font-size-complex="12pt"/>
    </style:style>
    <style:style style:name="T110" style:family="text">
      <style:text-properties fo:color="#000000" style:text-position="0% 100%" style:font-name="Liberation Sans" fo:font-size="12pt" fo:background-color="transparent" loext:char-shading-value="0" style:font-size-asian="12pt" style:font-size-complex="12pt"/>
    </style:style>
    <style:style style:name="T111" style:family="text">
      <style:text-properties fo:color="#000000" style:text-position="0% 100%" style:font-name="Liberation Sans" fo:font-size="12pt" officeooo:rsid="0056594d" fo:background-color="transparent" loext:char-shading-value="0" style:font-size-asian="12pt" style:font-size-complex="12pt"/>
    </style:style>
    <style:style style:name="T112" style:family="text">
      <style:text-properties fo:color="#000000" style:text-position="0% 100%" style:font-name="Liberation Sans" fo:font-size="12pt" officeooo:rsid="005a4a72" fo:background-color="transparent" loext:char-shading-value="0" style:font-size-asian="12pt" style:font-size-complex="12pt"/>
    </style:style>
    <style:style style:name="T113" style:family="text">
      <style:text-properties fo:color="#000000" style:text-position="0% 100%" style:font-name="Liberation Sans" fo:font-size="12pt" officeooo:rsid="005c0ab0" fo:background-color="transparent" loext:char-shading-value="0" style:font-size-asian="12pt" style:font-size-complex="12pt"/>
    </style:style>
    <style:style style:name="T114" style:family="text">
      <style:text-properties fo:color="#000000" style:text-position="0% 100%" style:font-name="Liberation Sans" fo:font-size="12pt" officeooo:rsid="00f4aa53" fo:background-color="transparent" loext:char-shading-value="0" style:font-size-asian="12pt" style:font-size-complex="12pt"/>
    </style:style>
    <style:style style:name="T115" style:family="text">
      <style:text-properties fo:color="#000000" style:text-position="0% 100%" style:font-name="Liberation Sans" fo:font-size="12pt" fo:font-style="normal" officeooo:rsid="00847f51" style:font-size-asian="12pt" style:font-style-asian="normal" style:font-size-complex="12pt" style:font-style-complex="normal"/>
    </style:style>
    <style:style style:name="T116" style:family="text">
      <style:text-properties fo:color="#000000" style:text-position="0% 100%" style:font-name="Liberation Sans" fo:font-size="12pt" fo:font-style="normal" officeooo:rsid="00857c6a" style:font-size-asian="12pt" style:font-style-asian="normal" style:font-size-complex="12pt" style:font-style-complex="normal"/>
    </style:style>
    <style:style style:name="T117" style:family="text">
      <style:text-properties fo:color="#000000" style:text-position="0% 100%" style:font-name="Liberation Sans" fo:font-size="12pt" fo:font-style="normal" officeooo:rsid="00431de5" style:font-size-asian="12pt" style:font-style-asian="normal" style:font-size-complex="12pt" style:font-style-complex="normal"/>
    </style:style>
    <style:style style:name="T118" style:family="text">
      <style:text-properties fo:color="#000000" style:text-position="0% 100%" style:font-name="Liberation Sans" fo:font-size="12pt" fo:font-style="normal" officeooo:rsid="00828de1" style:font-size-asian="12pt" style:font-style-asian="normal" style:font-size-complex="12pt" style:font-style-complex="normal"/>
    </style:style>
    <style:style style:name="T119" style:family="text">
      <style:text-properties fo:color="#000000" style:text-position="0% 100%" style:font-name="Liberation Sans" fo:font-size="12pt" fo:font-style="normal" officeooo:rsid="00857e65" style:font-size-asian="12pt" style:font-style-asian="normal" style:font-size-complex="12pt" style:font-style-complex="normal"/>
    </style:style>
    <style:style style:name="T120" style:family="text">
      <style:text-properties fo:color="#000000" style:text-position="0% 100%" style:font-name="Liberation Sans" fo:font-size="12pt" fo:font-style="normal" officeooo:rsid="00867d02" style:font-size-asian="12pt" style:font-style-asian="normal" style:font-size-complex="12pt" style:font-style-complex="normal"/>
    </style:style>
    <style:style style:name="T121" style:family="text">
      <style:text-properties fo:color="#000000" style:text-position="0% 100%" officeooo:rsid="004507d0"/>
    </style:style>
    <style:style style:name="T122" style:family="text">
      <style:text-properties fo:color="#000000" style:text-position="0% 100%" officeooo:rsid="004d7de5"/>
    </style:style>
    <style:style style:name="T123" style:family="text">
      <style:text-properties fo:color="#000000" style:text-position="0% 100%" officeooo:rsid="004c6b85"/>
    </style:style>
    <style:style style:name="T124" style:family="text">
      <style:text-properties fo:color="#000000" style:text-position="super 58%" fo:font-size="12pt" officeooo:rsid="003fa040" style:font-size-asian="12pt" style:font-size-complex="12pt"/>
    </style:style>
    <style:style style:name="T125" style:family="text">
      <style:text-properties fo:color="#000000" style:text-position="super 58%" fo:font-size="12pt" officeooo:rsid="0026ccc3" style:font-size-asian="12pt" style:font-size-complex="12pt"/>
    </style:style>
    <style:style style:name="T126" style:family="text">
      <style:text-properties fo:color="#000000" style:text-position="super 58%" style:font-name="Liberation Sans" fo:font-size="12pt" officeooo:rsid="004507d0" style:font-size-asian="12pt" style:font-size-complex="12pt"/>
    </style:style>
    <style:style style:name="T127" style:family="text">
      <style:text-properties fo:color="#000000" style:text-position="super 58%" style:font-name="Liberation Sans" fo:font-size="12pt" officeooo:rsid="0056594d" fo:background-color="transparent" loext:char-shading-value="0" style:font-size-asian="12pt" style:font-size-complex="12pt"/>
    </style:style>
    <style:style style:name="T128" style:family="text">
      <style:text-properties fo:color="#000000" style:text-position="sub 58%" style:font-name="Liberation Sans" fo:font-size="12pt" officeooo:rsid="004507d0" style:font-size-asian="12pt" style:font-size-complex="12pt"/>
    </style:style>
    <style:style style:name="T129" style:family="text">
      <style:text-properties fo:color="#000000" style:text-position="sub 58%" style:font-name="Liberation Sans" fo:font-size="12pt" officeooo:rsid="0056594d" fo:background-color="transparent" loext:char-shading-value="0" style:font-size-asian="12pt" style:font-size-complex="12pt"/>
    </style:style>
    <style:style style:name="T130" style:family="text">
      <style:text-properties fo:color="#000000" officeooo:rsid="0048c114"/>
    </style:style>
    <style:style style:name="T131" style:family="text">
      <style:text-properties fo:color="#000000" officeooo:rsid="004d83a6"/>
    </style:style>
    <style:style style:name="T132" style:family="text">
      <style:text-properties fo:color="#000000" style:text-line-through-style="none" style:text-line-through-type="none" style:text-position="0% 100%" style:font-name="Liberation Sans" fo:font-size="12pt" fo:background-color="transparent" loext:char-shading-value="0" style:font-size-asian="12pt" style:font-size-complex="12pt"/>
    </style:style>
    <style:style style:name="T133" style:family="text">
      <style:text-properties fo:color="#000000" style:text-line-through-style="none" style:text-line-through-type="none" style:text-position="0% 100%" style:font-name="Liberation Sans" fo:font-size="12pt" officeooo:rsid="005d1c47" fo:background-color="transparent" loext:char-shading-value="0" style:font-size-asian="12pt" style:font-size-complex="12pt"/>
    </style:style>
    <style:style style:name="T134" style:family="text">
      <style:text-properties fo:color="#000000" style:text-line-through-style="none" style:text-line-through-type="none" officeooo:rsid="0048c114"/>
    </style:style>
    <style:style style:name="T135" style:family="text">
      <style:text-properties fo:color="#000000" style:text-line-through-style="none" style:text-line-through-type="none" officeooo:rsid="00f4aa53"/>
    </style:style>
    <style:style style:name="T136" style:family="text">
      <style:text-properties fo:color="#000000" fo:font-size="12pt" style:font-size-asian="12pt" style:font-size-complex="12pt"/>
    </style:style>
    <style:style style:name="T137" style:family="text">
      <style:text-properties fo:color="#000000" fo:font-size="12pt" officeooo:rsid="00e908d2" style:font-size-asian="12pt" style:font-size-complex="12pt"/>
    </style:style>
    <style:style style:name="T138" style:family="text">
      <style:text-properties fo:color="#000000" style:text-outline="false" style:text-line-through-style="none" style:text-line-through-type="none" style:text-position="0% 100%" style:font-name="Liberation Serif" fo:font-size="12pt" fo:font-style="normal" fo:text-shadow="none" style:text-underline-style="none" fo:font-weight="normal" officeooo:rsid="00ea00a4" style:font-size-asian="12pt" style:font-style-asian="normal" style:font-weight-asian="normal" style:font-size-complex="12pt" style:font-style-complex="normal" style:font-weight-complex="normal" style:text-overline-style="none" style:text-overline-color="font-color"/>
    </style:style>
    <style:style style:name="T139" style:family="text">
      <style:text-properties fo:color="#000000" style:text-outline="false" style:text-line-through-style="none" style:text-line-through-type="none" style:text-position="sub 58%" style:font-name="Liberation Serif" fo:font-size="12pt" fo:font-style="normal" fo:text-shadow="none" style:text-underline-style="none" fo:font-weight="normal" officeooo:rsid="00ea00a4" style:font-size-asian="12pt" style:font-style-asian="normal" style:font-weight-asian="normal" style:font-size-complex="12pt" style:font-style-complex="normal" style:font-weight-complex="normal" style:text-overline-style="none" style:text-overline-color="font-color"/>
    </style:style>
    <style:style style:name="T140" style:family="text">
      <style:text-properties fo:color="#000000" style:text-outline="false" style:text-line-through-style="none" style:text-line-through-type="none" style:text-position="sub 58%" fo:font-style="normal" fo:text-shadow="none" style:text-underline-style="none" style:font-style-asian="normal" style:font-style-complex="normal" style:text-overline-style="none" style:text-overline-color="font-color"/>
    </style:style>
    <style:style style:name="T141" style:family="text">
      <style:text-properties fo:color="#000000" style:text-outline="false" style:text-line-through-style="none" style:text-line-through-type="none" fo:font-style="normal" fo:text-shadow="none" style:text-underline-style="none" style:font-style-asian="normal" style:font-style-complex="normal" style:text-overline-style="none" style:text-overline-color="font-color"/>
    </style:style>
    <style:style style:name="T142" style:family="text">
      <style:text-properties fo:color="#000000" style:text-outline="false" style:text-line-through-style="none" style:text-line-through-type="none" fo:font-style="normal" fo:text-shadow="none" style:text-underline-style="none" officeooo:rsid="00ec05c9" style:font-style-asian="normal" style:font-style-complex="normal" style:text-overline-style="none" style:text-overline-color="font-color"/>
    </style:style>
    <style:style style:name="T143" style:family="text">
      <style:text-properties fo:color="#000000" style:text-outline="false" style:text-line-through-style="none" style:text-line-through-type="none" fo:font-style="normal" fo:text-shadow="none" style:text-underline-style="none" officeooo:rsid="00ee7cec" style:font-style-asian="normal" style:font-style-complex="normal" style:text-overline-style="none" style:text-overline-color="font-color"/>
    </style:style>
    <style:style style:name="T144" style:family="text">
      <style:text-properties fo:color="#000000" style:text-outline="false" style:text-line-through-style="none" style:text-line-through-type="none" style:text-position="super 58%" fo:font-style="normal" fo:text-shadow="none" style:text-underline-style="none" style:font-style-asian="normal" style:font-style-complex="normal" style:text-overline-style="none" style:text-overline-color="font-color"/>
    </style:style>
    <style:style style:name="T145" style:family="text">
      <style:text-properties fo:color="#000000" style:text-outline="false" style:text-line-through-style="none" style:text-line-through-type="none" style:text-position="super 58%" fo:font-style="normal" fo:text-shadow="none" style:text-underline-style="none" officeooo:rsid="00ec05c9" style:font-style-asian="normal" style:font-style-complex="normal" style:text-overline-style="none" style:text-overline-color="font-color"/>
    </style:style>
    <style:style style:name="T146" style:family="text">
      <style:text-properties fo:color="#000000" style:font-name="Liberation Sans" fo:font-size="12pt" officeooo:rsid="00f48f50" style:font-size-asian="12pt" style:font-size-complex="12pt"/>
    </style:style>
    <style:style style:name="T147" style:family="text">
      <style:text-properties fo:color="#000000" style:font-name="Liberation Sans" fo:font-size="12pt" officeooo:rsid="0046ec99" style:font-size-asian="12pt" style:font-size-complex="12pt"/>
    </style:style>
    <style:style style:name="T148" style:family="text">
      <style:text-properties fo:font-size="12pt" fo:font-style="italic" style:font-size-asian="12pt" style:font-style-asian="italic" style:font-size-complex="12pt" style:font-style-complex="italic"/>
    </style:style>
    <style:style style:name="T149" style:family="text">
      <style:text-properties fo:font-size="12pt" fo:font-style="italic" officeooo:rsid="002452f0" style:font-size-asian="12pt" style:font-style-asian="italic" style:font-size-complex="12pt" style:font-style-complex="italic"/>
    </style:style>
    <style:style style:name="T150" style:family="text">
      <style:text-properties fo:font-size="12pt" fo:font-style="italic" officeooo:rsid="0030d959" style:font-size-asian="12pt" style:font-style-asian="italic" style:font-size-complex="12pt" style:font-style-complex="italic"/>
    </style:style>
    <style:style style:name="T151" style:family="text">
      <style:text-properties fo:font-size="12pt" fo:font-style="italic" officeooo:rsid="0157a2f9" style:font-size-asian="12pt" style:font-style-asian="italic" style:font-name-complex="Lohit Devanagari1" style:font-size-complex="12pt" style:font-style-complex="italic"/>
    </style:style>
    <style:style style:name="T152" style:family="text">
      <style:text-properties fo:font-size="12pt" style:font-size-asian="12pt" style:font-size-complex="12pt"/>
    </style:style>
    <style:style style:name="T153" style:family="text">
      <style:text-properties fo:font-size="12pt" officeooo:rsid="00247b43" style:font-size-asian="12pt" style:font-size-complex="12pt"/>
    </style:style>
    <style:style style:name="T154" style:family="text">
      <style:text-properties fo:font-size="12pt" officeooo:rsid="0030d959" style:font-size-asian="12pt" style:font-size-complex="12pt"/>
    </style:style>
    <style:style style:name="T155" style:family="text">
      <style:text-properties fo:font-size="12pt" officeooo:rsid="00256f35" style:font-size-asian="12pt" style:font-size-complex="12pt"/>
    </style:style>
    <style:style style:name="T156" style:family="text">
      <style:text-properties fo:font-size="12pt" officeooo:rsid="002452f0" style:font-size-asian="12pt" style:font-size-complex="12pt"/>
    </style:style>
    <style:style style:name="T157" style:family="text">
      <style:text-properties fo:font-size="12pt" officeooo:rsid="00248998" style:font-size-asian="12pt" style:font-size-complex="12pt"/>
    </style:style>
    <style:style style:name="T158" style:family="text">
      <style:text-properties fo:font-size="12pt" officeooo:rsid="00251ade" style:font-size-asian="12pt" style:font-size-complex="12pt"/>
    </style:style>
    <style:style style:name="T159" style:family="text">
      <style:text-properties fo:font-size="12pt" officeooo:rsid="0039ef38" style:font-size-asian="12pt" style:font-size-complex="12pt"/>
    </style:style>
    <style:style style:name="T160" style:family="text">
      <style:text-properties fo:font-size="12pt" officeooo:rsid="003a614e" style:font-size-asian="12pt" style:font-size-complex="12pt"/>
    </style:style>
    <style:style style:name="T161" style:family="text">
      <style:text-properties fo:font-size="12pt" officeooo:rsid="003b335b" style:font-size-asian="12pt" style:font-size-complex="12pt"/>
    </style:style>
    <style:style style:name="T162" style:family="text">
      <style:text-properties fo:font-size="12pt" officeooo:rsid="003b7245" style:font-size-asian="12pt" style:font-size-complex="12pt"/>
    </style:style>
    <style:style style:name="T163" style:family="text">
      <style:text-properties fo:font-size="12pt" officeooo:rsid="007173ec" style:font-size-asian="12pt" style:font-size-complex="12pt"/>
    </style:style>
    <style:style style:name="T164" style:family="text">
      <style:text-properties fo:font-size="12pt" fo:font-style="normal" style:font-size-asian="12pt" style:font-style-asian="normal" style:font-size-complex="12pt" style:font-style-complex="normal"/>
    </style:style>
    <style:style style:name="T165" style:family="text">
      <style:text-properties fo:font-size="12pt" fo:font-style="normal" officeooo:rsid="0039ef38" style:font-size-asian="12pt" style:font-style-asian="normal" style:font-size-complex="12pt" style:font-style-complex="normal"/>
    </style:style>
    <style:style style:name="T166" style:family="text">
      <style:text-properties fo:font-size="12pt" fo:font-style="normal" officeooo:rsid="002452f0" style:font-size-asian="12pt" style:font-style-asian="normal" style:font-size-complex="12pt" style:font-style-complex="normal"/>
    </style:style>
    <style:style style:name="T167" style:family="text">
      <style:text-properties fo:font-size="16pt" style:font-size-asian="16pt" style:font-size-complex="16pt"/>
    </style:style>
    <style:style style:name="T168" style:family="text">
      <style:text-properties fo:font-size="16pt" officeooo:rsid="004f6c26" style:font-size-asian="16pt" style:font-size-complex="16pt"/>
    </style:style>
    <style:style style:name="T169" style:family="text">
      <style:text-properties fo:font-size="16pt" officeooo:rsid="00e908d2" style:font-size-asian="16pt" style:font-size-complex="16pt"/>
    </style:style>
    <style:style style:name="T170" style:family="text">
      <style:text-properties fo:font-style="italic" style:font-style-asian="italic"/>
    </style:style>
    <style:style style:name="T171" style:family="text">
      <style:text-properties fo:font-style="italic" style:font-style-asian="italic" style:font-style-complex="italic"/>
    </style:style>
    <style:style style:name="T172" style:family="text">
      <style:text-properties fo:font-style="italic" officeooo:rsid="0109a8cb" style:font-style-asian="italic" style:font-style-complex="italic"/>
    </style:style>
    <style:style style:name="T173" style:family="text">
      <style:text-properties fo:font-style="italic" officeooo:rsid="0107592a" style:font-style-asian="italic" style:font-style-complex="italic"/>
    </style:style>
    <style:style style:name="T174" style:family="text">
      <style:text-properties fo:font-style="italic" officeooo:rsid="011397ba" style:font-style-asian="italic" style:font-style-complex="italic"/>
    </style:style>
    <style:style style:name="T175" style:family="text">
      <style:text-properties officeooo:rsid="00345ef2"/>
    </style:style>
    <style:style style:name="T176" style:family="text">
      <style:text-properties style:text-position="super 58%"/>
    </style:style>
    <style:style style:name="T177" style:family="text">
      <style:text-properties style:text-position="super 58%" fo:font-size="12pt" officeooo:rsid="003a614e" style:font-size-asian="12pt" style:font-size-complex="12pt"/>
    </style:style>
    <style:style style:name="T178" style:family="text">
      <style:text-properties style:text-position="super 58%" officeooo:rsid="00ec05c9"/>
    </style:style>
    <style:style style:name="T179" style:family="text">
      <style:text-properties style:text-position="sub 58%"/>
    </style:style>
    <style:style style:name="T180" style:family="text">
      <style:text-properties style:text-position="sub 58%" fo:font-size="12pt" officeooo:rsid="003a614e" style:font-size-asian="12pt" style:font-size-complex="12pt"/>
    </style:style>
    <style:style style:name="T181" style:family="text">
      <style:text-properties style:text-position="sub 58%" style:font-name="Liberation Sans" fo:font-size="12pt" style:font-size-asian="12pt" style:font-size-complex="12pt"/>
    </style:style>
    <style:style style:name="T182" style:family="text">
      <style:text-properties style:text-position="sub 58%" style:font-name="Liberation Sans" officeooo:rsid="00659d26"/>
    </style:style>
    <style:style style:name="T183" style:family="text">
      <style:text-properties style:text-position="sub 58%" officeooo:rsid="00ea00a4"/>
    </style:style>
    <style:style style:name="T184" style:family="text">
      <style:text-properties style:text-position="sub 58%" officeooo:rsid="00ead24e"/>
    </style:style>
    <style:style style:name="T185" style:family="text">
      <style:text-properties style:text-position="sub 58%" officeooo:rsid="00ed3f47"/>
    </style:style>
    <style:style style:name="T186" style:family="text">
      <style:text-properties fo:color="#c9211e" style:text-position="0% 100%" fo:font-size="12pt" officeooo:rsid="0026ccc3" style:font-size-asian="12pt" style:font-size-complex="12pt"/>
    </style:style>
    <style:style style:name="T187" style:family="text">
      <style:text-properties fo:color="#c9211e" style:text-position="0% 100%" fo:font-size="12pt" officeooo:rsid="015c8529" style:font-size-asian="12pt" style:font-size-complex="12pt"/>
    </style:style>
    <style:style style:name="T188" style:family="text">
      <style:text-properties fo:color="#c9211e" style:text-position="0% 100%" fo:font-size="12pt" officeooo:rsid="015d9958" style:font-size-asian="12pt" style:font-size-complex="12pt"/>
    </style:style>
    <style:style style:name="T189" style:family="text">
      <style:text-properties fo:color="#c9211e" style:text-position="0% 100%" fo:font-size="12pt" officeooo:rsid="015ec3e3" style:font-size-asian="12pt" style:font-size-complex="12pt"/>
    </style:style>
    <style:style style:name="T190" style:family="text">
      <style:text-properties fo:color="#c9211e" style:text-position="0% 100%" style:font-name="Liberation Sans" fo:font-size="12pt" officeooo:rsid="0053c8dd" style:font-size-asian="12pt" style:font-size-complex="12pt"/>
    </style:style>
    <style:style style:name="T191" style:family="text">
      <style:text-properties fo:color="#c9211e" style:text-position="0% 100%" style:font-name="Liberation Sans" fo:font-size="12pt" officeooo:rsid="003fa040" style:font-size-asian="12pt" style:font-size-complex="12pt"/>
    </style:style>
    <style:style style:name="T192" style:family="text">
      <style:text-properties fo:color="#c9211e" style:text-position="0% 100%" style:font-name="Liberation Sans" fo:font-size="12pt" officeooo:rsid="007326dd" fo:background-color="transparent" loext:char-shading-value="0" style:font-size-asian="12pt" style:font-size-complex="12pt"/>
    </style:style>
    <style:style style:name="T193" style:family="text">
      <style:text-properties fo:color="#c9211e" style:text-position="0% 100%" style:font-name="Liberation Sans" fo:font-size="12pt" officeooo:rsid="00f4aa53" fo:background-color="transparent" loext:char-shading-value="0" style:font-size-asian="12pt" style:font-size-complex="12pt"/>
    </style:style>
    <style:style style:name="T194" style:family="text">
      <style:text-properties fo:color="#c9211e" style:text-position="0% 100%" style:font-name="Liberation Sans" fo:font-size="12pt" officeooo:rsid="0056594d" fo:background-color="transparent" loext:char-shading-value="0" style:font-size-asian="12pt" style:font-size-complex="12pt"/>
    </style:style>
    <style:style style:name="T195" style:family="text">
      <style:text-properties fo:color="#c9211e" style:text-position="0% 100%" style:font-name="Liberation Sans" fo:font-size="12pt" officeooo:rsid="006bfdf0" fo:background-color="transparent" loext:char-shading-value="0" style:font-size-asian="12pt" style:font-size-complex="12pt"/>
    </style:style>
    <style:style style:name="T196" style:family="text">
      <style:text-properties fo:color="#c9211e" style:text-position="0% 100%" style:font-name="Liberation Sans" fo:font-size="12pt" officeooo:rsid="005d1c47" fo:background-color="transparent" loext:char-shading-value="0" style:font-size-asian="12pt" style:font-size-complex="12pt"/>
    </style:style>
    <style:style style:name="T197" style:family="text">
      <style:text-properties fo:color="#c9211e" style:font-name="Liberation Sans" fo:font-size="12pt" style:font-size-asian="12pt" style:font-size-complex="12pt"/>
    </style:style>
    <style:style style:name="T198" style:family="text">
      <style:text-properties fo:color="#c9211e" style:font-name="Liberation Sans" fo:font-size="12pt" officeooo:rsid="0046ec99" style:font-size-asian="12pt" style:font-size-complex="12pt"/>
    </style:style>
    <style:style style:name="T199" style:family="text">
      <style:text-properties fo:color="#c9211e" style:font-name="Liberation Sans" fo:font-size="12pt" officeooo:rsid="01604a6d" style:font-size-asian="12pt" style:font-size-complex="12pt"/>
    </style:style>
    <style:style style:name="T200" style:family="text">
      <style:text-properties style:font-name="Liberation Sans"/>
    </style:style>
    <style:style style:name="T201" style:family="text">
      <style:text-properties style:font-name="Liberation Sans" fo:font-size="12pt" style:font-size-asian="12pt" style:font-size-complex="12pt"/>
    </style:style>
    <style:style style:name="T202" style:family="text">
      <style:text-properties style:font-name="Liberation Sans" fo:font-size="12pt" officeooo:rsid="004507d0" style:font-size-asian="12pt" style:font-size-complex="12pt"/>
    </style:style>
    <style:style style:name="T203" style:family="text">
      <style:text-properties style:font-name="Liberation Sans" fo:font-size="12pt" officeooo:rsid="0046ec99" style:font-size-asian="12pt" style:font-size-complex="12pt"/>
    </style:style>
    <style:style style:name="T204" style:family="text">
      <style:text-properties style:font-name="Liberation Sans" fo:font-size="12pt" officeooo:rsid="004a0432" style:font-size-asian="12pt" style:font-size-complex="12pt"/>
    </style:style>
    <style:style style:name="T205" style:family="text">
      <style:text-properties style:font-name="Liberation Sans" officeooo:rsid="001e69dd"/>
    </style:style>
    <style:style style:name="T206" style:family="text">
      <style:text-properties style:font-name="Liberation Sans" officeooo:rsid="00609b11"/>
    </style:style>
    <style:style style:name="T207" style:family="text">
      <style:text-properties style:font-name="Liberation Sans" officeooo:rsid="00620526"/>
    </style:style>
    <style:style style:name="T208" style:family="text">
      <style:text-properties style:font-name="Liberation Sans" officeooo:rsid="00630f13"/>
    </style:style>
    <style:style style:name="T209" style:family="text">
      <style:text-properties style:font-name="Liberation Sans" officeooo:rsid="006485ef"/>
    </style:style>
    <style:style style:name="T210" style:family="text">
      <style:text-properties style:font-name="Liberation Sans" officeooo:rsid="00659d26"/>
    </style:style>
    <style:style style:name="T211" style:family="text">
      <style:text-properties style:font-name="Liberation Sans" officeooo:rsid="0066fa8e"/>
    </style:style>
    <style:style style:name="T212" style:family="text">
      <style:text-properties style:font-name="Liberation Sans" officeooo:rsid="0066ff54"/>
    </style:style>
    <style:style style:name="T213" style:family="text">
      <style:text-properties style:font-name="Liberation Sans" officeooo:rsid="00c1d67b"/>
    </style:style>
    <style:style style:name="T214" style:family="text">
      <style:text-properties officeooo:rsid="0048c114"/>
    </style:style>
    <style:style style:name="T215" style:family="text">
      <style:text-properties officeooo:rsid="004b3efe"/>
    </style:style>
    <style:style style:name="T216" style:family="text">
      <style:text-properties officeooo:rsid="004d83a6"/>
    </style:style>
    <style:style style:name="T217" style:family="text">
      <style:text-properties officeooo:rsid="004e3186"/>
    </style:style>
    <style:style style:name="T218" style:family="text">
      <style:text-properties fo:color="#ff0000" style:text-position="0% 100%" style:font-name="Liberation Sans" fo:font-size="12pt" fo:background-color="transparent" loext:char-shading-value="0" style:font-size-asian="12pt" style:font-size-complex="12pt"/>
    </style:style>
    <style:style style:name="T219" style:family="text">
      <style:text-properties fo:color="#ff0000" style:text-position="0% 100%" style:font-name="Liberation Sans" fo:font-size="12pt" officeooo:rsid="0056594d" fo:background-color="transparent" loext:char-shading-value="0" style:font-size-asian="12pt" style:font-size-complex="12pt"/>
    </style:style>
    <style:style style:name="T220" style:family="text">
      <style:text-properties fo:color="#ff0000" style:text-position="0% 100%" style:font-name="Liberation Sans" fo:font-size="12pt" officeooo:rsid="005d1c47" style:font-size-asian="12pt" style:font-size-complex="12pt"/>
    </style:style>
    <style:style style:name="T221" style:family="text">
      <style:text-properties fo:color="#ff0000" style:text-position="0% 100%" style:font-name="Liberation Sans" fo:font-size="12pt" officeooo:rsid="007e2ed0" style:font-size-asian="12pt" style:font-size-complex="12pt"/>
    </style:style>
    <style:style style:name="T222" style:family="text">
      <style:text-properties fo:color="#ff0000" style:text-position="0% 100%" style:font-name="Liberation Sans" fo:font-size="12pt" fo:font-style="normal" officeooo:rsid="00857c6a" style:font-size-asian="12pt" style:font-style-asian="normal" style:font-size-complex="12pt" style:font-style-complex="normal"/>
    </style:style>
    <style:style style:name="T223" style:family="text">
      <style:text-properties fo:color="#ff0000" style:text-position="0% 100%" style:font-name="Liberation Sans" fo:font-size="12pt" fo:font-style="normal" officeooo:rsid="00857e65" style:font-size-asian="12pt" style:font-style-asian="normal" style:font-size-complex="12pt" style:font-style-complex="normal"/>
    </style:style>
    <style:style style:name="T224" style:family="text">
      <style:text-properties fo:color="#ff0000" style:text-position="0% 100%" style:font-name="Liberation Sans" fo:font-size="12pt" fo:font-style="normal" officeooo:rsid="00867d02" style:font-size-asian="12pt" style:font-style-asian="normal" style:font-size-complex="12pt" style:font-style-complex="normal"/>
    </style:style>
    <style:style style:name="T225" style:family="text">
      <style:text-properties fo:color="#ff0000" style:text-position="0% 100%" style:font-name="Liberation Sans" fo:font-size="12pt" fo:font-style="normal" officeooo:rsid="00f4aa53" style:font-size-asian="12pt" style:font-style-asian="normal" style:font-size-complex="12pt" style:font-style-complex="normal"/>
    </style:style>
    <style:style style:name="T226" style:family="text">
      <style:text-properties fo:color="#ff0000" style:text-position="0% 100%" style:font-name="Liberation Sans" fo:font-size="12pt" fo:font-style="normal" officeooo:rsid="0145f7e6" style:font-size-asian="12pt" style:font-style-asian="normal" style:font-size-complex="12pt" style:font-style-complex="normal"/>
    </style:style>
    <style:style style:name="T227" style:family="text">
      <style:text-properties fo:color="#ff0000" style:text-position="0% 100%" fo:font-size="12pt" officeooo:rsid="0026ccc3" style:font-size-asian="12pt" style:font-size-complex="12pt"/>
    </style:style>
    <style:style style:name="T228" style:family="text">
      <style:text-properties fo:color="#ff0000" style:text-position="0% 100%" fo:font-size="12pt" officeooo:rsid="00f48f50" style:font-size-asian="12pt" style:font-size-complex="12pt"/>
    </style:style>
    <style:style style:name="T229" style:family="text">
      <style:text-properties fo:color="#ff0000" style:text-position="0% 100%" fo:font-size="12pt" officeooo:rsid="0159d930" style:font-size-asian="12pt" style:font-size-complex="12pt"/>
    </style:style>
    <style:style style:name="T230" style:family="text">
      <style:text-properties officeooo:rsid="0053c8dd"/>
    </style:style>
    <style:style style:name="T231" style:family="text">
      <style:text-properties officeooo:rsid="0056a315"/>
    </style:style>
    <style:style style:name="T232" style:family="text">
      <style:text-properties officeooo:rsid="00585554"/>
    </style:style>
    <style:style style:name="T233" style:family="text">
      <style:text-properties officeooo:rsid="00609b11"/>
    </style:style>
    <style:style style:name="T234" style:family="text">
      <style:text-properties officeooo:rsid="004d7de5"/>
    </style:style>
    <style:style style:name="T235" style:family="text">
      <style:text-properties officeooo:rsid="007c5a37"/>
    </style:style>
    <style:style style:name="T236" style:family="text">
      <style:text-properties officeooo:rsid="0051ef59"/>
    </style:style>
    <style:style style:name="T237" style:family="text">
      <style:text-properties officeooo:rsid="0088e65a"/>
    </style:style>
    <style:style style:name="T238" style:family="text">
      <style:text-properties fo:font-weight="bold" style:font-weight-asian="bold" style:font-weight-complex="bold"/>
    </style:style>
    <style:style style:name="T239" style:family="text">
      <style:text-properties fo:font-weight="bold" officeooo:rsid="013f1399" style:font-weight-asian="bold" style:font-weight-complex="bold"/>
    </style:style>
    <style:style style:name="T240" style:family="text">
      <style:text-properties fo:font-variant="normal" fo:text-transform="none" fo:color="#202124" fo:letter-spacing="normal" fo:font-style="normal" fo:font-weight="normal" officeooo:rsid="009c101f"/>
    </style:style>
    <style:style style:name="T241" style:family="text">
      <style:text-properties fo:font-variant="normal" fo:text-transform="none" fo:color="#202124" fo:letter-spacing="normal" fo:font-style="normal" fo:font-weight="normal" officeooo:rsid="009f4af0"/>
    </style:style>
    <style:style style:name="T242" style:family="text">
      <style:text-properties fo:font-variant="normal" fo:text-transform="none" fo:color="#202124" fo:letter-spacing="normal" fo:font-style="normal" fo:font-weight="normal" officeooo:rsid="009ca031"/>
    </style:style>
    <style:style style:name="T243" style:family="text">
      <style:text-properties fo:font-variant="normal" fo:text-transform="none" fo:color="#202124" fo:letter-spacing="normal" fo:font-style="normal" fo:font-weight="normal" style:font-style-asian="normal" style:font-style-complex="normal"/>
    </style:style>
    <style:style style:name="T244" style:family="text">
      <style:text-properties fo:font-variant="normal" fo:text-transform="none" fo:color="#202124" fo:letter-spacing="normal" fo:font-style="normal" fo:font-weight="normal" officeooo:rsid="009ca031" style:font-style-asian="normal" style:font-style-complex="normal"/>
    </style:style>
    <style:style style:name="T245" style:family="text">
      <style:text-properties fo:font-variant="normal" fo:text-transform="none" fo:color="#202124" fo:letter-spacing="normal" fo:font-style="normal" fo:font-weight="normal" officeooo:rsid="0018821b" style:font-style-asian="normal" style:font-style-complex="normal"/>
    </style:style>
    <style:style style:name="T246" style:family="text">
      <style:text-properties fo:font-variant="normal" fo:text-transform="none" fo:color="#202124" fo:letter-spacing="normal" fo:font-style="normal" fo:font-weight="normal" officeooo:rsid="00a110f9" style:font-style-asian="normal" style:font-style-complex="normal"/>
    </style:style>
    <style:style style:name="T247" style:family="text">
      <style:text-properties fo:font-variant="normal" fo:text-transform="none" fo:color="#202124" fo:letter-spacing="normal" fo:font-style="normal" fo:font-weight="normal" officeooo:rsid="009e0e27" style:font-style-asian="normal" style:font-style-complex="normal"/>
    </style:style>
    <style:style style:name="T248" style:family="text">
      <style:text-properties fo:font-variant="normal" fo:text-transform="none" fo:color="#202124" fo:letter-spacing="normal" fo:font-style="normal" fo:font-weight="normal" officeooo:rsid="009f4af0" style:font-style-asian="normal" style:font-style-complex="normal"/>
    </style:style>
    <style:style style:name="T249" style:family="text">
      <style:text-properties fo:font-variant="normal" fo:text-transform="none" fo:color="#202124" fo:letter-spacing="normal" fo:font-style="normal" fo:font-weight="normal" officeooo:rsid="00a201c8" style:font-style-asian="normal" style:font-style-complex="normal"/>
    </style:style>
    <style:style style:name="T250" style:family="text">
      <style:text-properties fo:font-variant="normal" fo:text-transform="none" fo:color="#202124" fo:letter-spacing="normal" fo:font-style="normal" fo:font-weight="normal" officeooo:rsid="00a2c646" style:font-style-asian="normal" style:font-style-complex="normal"/>
    </style:style>
    <style:style style:name="T251" style:family="text">
      <style:text-properties fo:font-variant="normal" fo:text-transform="none" fo:color="#202124" fo:letter-spacing="normal" fo:font-style="normal" fo:font-weight="normal" officeooo:rsid="00a3e33d" style:font-style-asian="normal" style:font-style-complex="normal"/>
    </style:style>
    <style:style style:name="T252" style:family="text">
      <style:text-properties fo:font-variant="normal" fo:text-transform="none" fo:color="#202124" fo:letter-spacing="normal" fo:font-style="normal" fo:font-weight="normal" officeooo:rsid="00a84e3a" style:font-style-asian="normal" style:font-style-complex="normal"/>
    </style:style>
    <style:style style:name="T253" style:family="text">
      <style:text-properties fo:font-variant="normal" fo:text-transform="none" fo:color="#202124" fo:letter-spacing="normal" fo:font-style="normal" fo:font-weight="normal" officeooo:rsid="00a52c72" style:font-style-asian="normal" style:font-style-complex="normal"/>
    </style:style>
    <style:style style:name="T254" style:family="text">
      <style:text-properties fo:font-variant="normal" fo:text-transform="none" fo:color="#202124" fo:letter-spacing="normal" fo:font-style="normal" fo:font-weight="normal" officeooo:rsid="00a5a042" style:font-style-asian="normal" style:font-style-complex="normal"/>
    </style:style>
    <style:style style:name="T255" style:family="text">
      <style:text-properties fo:font-variant="normal" fo:text-transform="none" fo:color="#202124" fo:letter-spacing="normal" fo:font-style="normal" fo:font-weight="normal" officeooo:rsid="00a755b8" style:font-style-asian="normal" style:font-style-complex="normal"/>
    </style:style>
    <style:style style:name="T256" style:family="text">
      <style:text-properties fo:font-variant="normal" fo:text-transform="none" fo:color="#202124" fo:letter-spacing="normal" fo:font-style="normal" fo:font-weight="normal" officeooo:rsid="00aae359" style:font-style-asian="normal" style:font-style-complex="normal"/>
    </style:style>
    <style:style style:name="T257" style:family="text">
      <style:text-properties fo:font-variant="normal" fo:text-transform="none" fo:color="#202124" fo:letter-spacing="normal" fo:font-style="normal" fo:font-weight="normal" officeooo:rsid="00b99581" style:font-style-asian="normal" style:font-style-complex="normal"/>
    </style:style>
    <style:style style:name="T258" style:family="text">
      <style:text-properties fo:font-variant="normal" fo:text-transform="none" fo:color="#202124" fo:letter-spacing="normal" fo:font-style="normal" fo:font-weight="normal" officeooo:rsid="013f1399" style:font-style-asian="normal" style:font-style-complex="normal"/>
    </style:style>
    <style:style style:name="T259" style:family="text">
      <style:text-properties fo:font-variant="normal" fo:text-transform="none" fo:color="#202124" fo:letter-spacing="normal" fo:font-style="normal" fo:font-weight="normal" officeooo:rsid="01585b71" style:font-style-asian="normal" style:font-style-complex="normal"/>
    </style:style>
    <style:style style:name="T260" style:family="text">
      <style:text-properties fo:font-variant="normal" fo:text-transform="none" fo:color="#202124" fo:letter-spacing="normal" fo:font-style="normal" fo:font-weight="normal" officeooo:rsid="00b8f044"/>
    </style:style>
    <style:style style:name="T261" style:family="text">
      <style:text-properties fo:font-variant="normal" fo:text-transform="none" fo:color="#202124" fo:letter-spacing="normal" fo:font-style="normal" fo:font-weight="normal" officeooo:rsid="00b924c2"/>
    </style:style>
    <style:style style:name="T262" style:family="text">
      <style:text-properties fo:font-variant="normal" fo:text-transform="none" fo:color="#202124" fo:letter-spacing="normal" fo:font-style="normal" fo:font-weight="normal" officeooo:rsid="0088e65a" style:font-weight-asian="bold" style:font-weight-complex="bold"/>
    </style:style>
    <style:style style:name="T263" style:family="text">
      <style:text-properties fo:font-variant="normal" fo:text-transform="none" fo:color="#202124" fo:letter-spacing="normal" fo:font-style="normal" fo:font-weight="normal" officeooo:rsid="01585b71"/>
    </style:style>
    <style:style style:name="T264" style:family="text">
      <style:text-properties fo:font-variant="normal" fo:text-transform="none" fo:color="#202124" fo:letter-spacing="normal" fo:font-style="normal" fo:font-weight="bold" officeooo:rsid="0088e65a" style:font-weight-asian="bold" style:font-weight-complex="bold"/>
    </style:style>
    <style:style style:name="T265" style:family="text">
      <style:text-properties fo:font-variant="normal" fo:text-transform="none" fo:color="#202124" fo:letter-spacing="normal" fo:font-style="normal" fo:font-weight="bold" officeooo:rsid="0104d655" style:font-weight-asian="bold" style:font-weight-complex="bold"/>
    </style:style>
    <style:style style:name="T266" style:family="text">
      <style:text-properties fo:font-variant="normal" fo:text-transform="none" fo:color="#202124" style:text-position="0% 100%" fo:letter-spacing="normal" fo:font-style="normal" fo:font-weight="normal" officeooo:rsid="009c101f"/>
    </style:style>
    <style:style style:name="T267" style:family="text">
      <style:text-properties fo:font-variant="normal" fo:text-transform="none" fo:color="#202124" style:text-position="0% 100%" fo:letter-spacing="normal" fo:font-style="normal" fo:font-weight="normal" officeooo:rsid="009ca031"/>
    </style:style>
    <style:style style:name="T268" style:family="text">
      <style:text-properties fo:font-variant="normal" fo:text-transform="none" fo:color="#202124" style:text-position="0% 100%" fo:letter-spacing="normal" fo:font-style="normal" fo:font-weight="normal" officeooo:rsid="00b924c2"/>
    </style:style>
    <style:style style:name="T269" style:family="text">
      <style:text-properties fo:font-variant="normal" fo:text-transform="none" fo:color="#202124" style:text-position="0% 100%" fo:letter-spacing="normal" fo:font-style="normal" fo:font-weight="normal" style:font-style-asian="normal" style:font-style-complex="normal"/>
    </style:style>
    <style:style style:name="T270" style:family="text">
      <style:text-properties fo:font-variant="normal" fo:text-transform="none" fo:color="#202124" style:text-position="0% 100%" fo:letter-spacing="normal" fo:font-style="normal" fo:font-weight="normal" officeooo:rsid="009ca031" style:font-style-asian="normal" style:font-style-complex="normal"/>
    </style:style>
    <style:style style:name="T271" style:family="text">
      <style:text-properties fo:font-variant="normal" fo:text-transform="none" fo:color="#202124" style:text-position="0% 100%" fo:letter-spacing="normal" fo:font-style="normal" fo:font-weight="normal" officeooo:rsid="009e0e27" style:font-style-asian="normal" style:font-style-complex="normal"/>
    </style:style>
    <style:style style:name="T272" style:family="text">
      <style:text-properties fo:font-variant="normal" fo:text-transform="none" fo:color="#202124" style:text-position="0% 100%" fo:letter-spacing="normal" fo:font-style="normal" fo:font-weight="normal" officeooo:rsid="00a201c8" style:font-style-asian="normal" style:font-style-complex="normal"/>
    </style:style>
    <style:style style:name="T273" style:family="text">
      <style:text-properties fo:font-variant="normal" fo:text-transform="none" fo:color="#202124" style:text-position="0% 100%" fo:letter-spacing="normal" fo:font-style="normal" fo:font-weight="normal" officeooo:rsid="00a2c646" style:font-style-asian="normal" style:font-style-complex="normal"/>
    </style:style>
    <style:style style:name="T274" style:family="text">
      <style:text-properties fo:font-variant="normal" fo:text-transform="none" fo:color="#202124" style:text-position="0% 100%" fo:letter-spacing="normal" fo:font-style="normal" fo:font-weight="normal" officeooo:rsid="00a52c72" style:font-style-asian="normal" style:font-style-complex="normal"/>
    </style:style>
    <style:style style:name="T275" style:family="text">
      <style:text-properties fo:font-variant="normal" fo:text-transform="none" fo:color="#202124" style:text-position="0% 100%" fo:letter-spacing="normal" fo:font-style="normal" fo:font-weight="normal" officeooo:rsid="00a755b8" style:font-style-asian="normal" style:font-style-complex="normal"/>
    </style:style>
    <style:style style:name="T276" style:family="text">
      <style:text-properties fo:font-variant="normal" fo:text-transform="none" fo:color="#202124" style:text-position="0% 100%" style:font-name="arial" fo:font-size="12pt" fo:letter-spacing="normal" fo:font-style="normal" fo:font-weight="normal" officeooo:rsid="0101d94c"/>
    </style:style>
    <style:style style:name="T277" style:family="text">
      <style:text-properties fo:font-variant="normal" fo:text-transform="none" fo:color="#202124" style:text-position="0% 100%" style:font-name="arial" fo:font-size="12pt" fo:letter-spacing="normal" fo:font-style="normal" fo:font-weight="normal" officeooo:rsid="00ff7fd8"/>
    </style:style>
    <style:style style:name="T278" style:family="text">
      <style:text-properties fo:font-variant="normal" fo:text-transform="none" fo:color="#202124" style:text-position="0% 100%" style:font-name="arial" fo:font-size="12pt" fo:letter-spacing="normal" fo:font-style="normal" fo:font-weight="normal" officeooo:rsid="00ff3cc9"/>
    </style:style>
    <style:style style:name="T279" style:family="text">
      <style:text-properties fo:font-variant="normal" fo:text-transform="none" fo:color="#202124" style:text-position="0% 100%" style:font-name="Liberation Sans" fo:font-size="12pt" fo:letter-spacing="normal" fo:font-style="normal" fo:font-weight="normal" officeooo:rsid="011b91b9"/>
    </style:style>
    <style:style style:name="T280" style:family="text">
      <style:text-properties fo:font-variant="normal" fo:text-transform="none" fo:color="#202124" style:text-position="0% 100%" style:font-name="Liberation Sans" fo:font-size="12pt" fo:letter-spacing="normal" fo:font-style="normal" fo:font-weight="normal" officeooo:rsid="011c050c"/>
    </style:style>
    <style:style style:name="T281" style:family="text">
      <style:text-properties fo:font-variant="normal" fo:text-transform="none" fo:color="#202124" style:text-position="0% 100%" style:font-name="Liberation Sans" fo:font-size="12pt" fo:letter-spacing="normal" fo:font-style="normal" fo:font-weight="normal" officeooo:rsid="011dcd88"/>
    </style:style>
    <style:style style:name="T282" style:family="text">
      <style:text-properties fo:font-variant="normal" fo:text-transform="none" fo:color="#202124" style:text-position="0% 100%" style:font-name="Liberation Sans" fo:font-size="12pt" fo:letter-spacing="normal" fo:font-style="normal" fo:font-weight="normal" officeooo:rsid="01207f62"/>
    </style:style>
    <style:style style:name="T283" style:family="text">
      <style:text-properties fo:font-variant="normal" fo:text-transform="none" fo:color="#202124" style:text-position="0% 100%" style:font-name="Liberation Sans" fo:font-size="12pt" fo:letter-spacing="normal" fo:font-style="normal" fo:font-weight="normal" officeooo:rsid="0125f0f4"/>
    </style:style>
    <style:style style:name="T284" style:family="text">
      <style:text-properties fo:font-variant="normal" fo:text-transform="none" fo:color="#202124" style:text-position="0% 100%" style:font-name="Liberation Sans" fo:font-size="12pt" fo:letter-spacing="normal" fo:font-style="normal" fo:font-weight="normal" officeooo:rsid="01296155"/>
    </style:style>
    <style:style style:name="T285" style:family="text">
      <style:text-properties fo:font-variant="normal" fo:text-transform="none" fo:color="#202124" style:text-position="0% 100%" style:font-name="Liberation Serif" fo:font-size="12pt" fo:letter-spacing="normal" fo:font-style="normal" fo:font-weight="normal" officeooo:rsid="0123b351"/>
    </style:style>
    <style:style style:name="T286" style:family="text">
      <style:text-properties fo:font-variant="normal" fo:text-transform="none" fo:color="#202124" style:font-name="Liberation Sans" fo:font-size="12pt" fo:letter-spacing="normal" fo:font-style="normal" fo:font-weight="normal"/>
    </style:style>
    <style:style style:name="T287" style:family="text">
      <style:text-properties fo:font-variant="normal" fo:text-transform="none" fo:color="#202124" style:font-name="Liberation Sans" fo:font-size="12pt" fo:letter-spacing="normal" fo:font-style="normal" fo:font-weight="normal" officeooo:rsid="011b91b9"/>
    </style:style>
    <style:style style:name="T288" style:family="text">
      <style:text-properties fo:font-variant="normal" fo:text-transform="none" fo:color="#202124" style:font-name="Liberation Sans" fo:font-size="12pt" fo:letter-spacing="normal" fo:font-style="normal" fo:font-weight="normal" officeooo:rsid="011c050c"/>
    </style:style>
    <style:style style:name="T289" style:family="text">
      <style:text-properties fo:font-variant="normal" fo:text-transform="none" fo:color="#202124" style:font-name="Liberation Sans" fo:font-size="12pt" fo:letter-spacing="normal" fo:font-style="normal" fo:font-weight="normal" officeooo:rsid="011dcd88"/>
    </style:style>
    <style:style style:name="T290" style:family="text">
      <style:text-properties fo:font-variant="normal" fo:text-transform="none" fo:color="#202124" style:font-name="Liberation Sans" fo:font-size="12pt" fo:letter-spacing="normal" fo:font-style="normal" fo:font-weight="normal" officeooo:rsid="01207f62"/>
    </style:style>
    <style:style style:name="T291" style:family="text">
      <style:text-properties fo:font-variant="normal" fo:text-transform="none" fo:color="#202124" style:font-name="Liberation Sans" fo:font-size="12pt" fo:letter-spacing="normal" fo:font-style="normal" fo:font-weight="normal" officeooo:rsid="0121fef9"/>
    </style:style>
    <style:style style:name="T292" style:family="text">
      <style:text-properties fo:font-variant="normal" fo:text-transform="none" fo:color="#202124" style:font-name="Liberation Sans" fo:font-size="12pt" fo:letter-spacing="normal" fo:font-style="normal" fo:font-weight="normal" officeooo:rsid="0123b351"/>
    </style:style>
    <style:style style:name="T293" style:family="text">
      <style:text-properties fo:font-variant="normal" fo:text-transform="none" fo:color="#202124" style:font-name="Liberation Sans" fo:font-size="12pt" fo:letter-spacing="normal" fo:font-style="normal" fo:font-weight="normal" officeooo:rsid="0125f0f4"/>
    </style:style>
    <style:style style:name="T294" style:family="text">
      <style:text-properties fo:font-variant="normal" fo:text-transform="none" fo:color="#202124" style:font-name="Liberation Sans" fo:font-size="12pt" fo:letter-spacing="normal" fo:font-style="normal" fo:font-weight="normal" officeooo:rsid="01269c41"/>
    </style:style>
    <style:style style:name="T295" style:family="text">
      <style:text-properties fo:font-variant="normal" fo:text-transform="none" fo:color="#202124" style:font-name="Liberation Sans" fo:font-size="12pt" fo:letter-spacing="normal" fo:font-style="normal" fo:font-weight="normal" officeooo:rsid="01278e8b"/>
    </style:style>
    <style:style style:name="T296" style:family="text">
      <style:text-properties fo:font-variant="normal" fo:text-transform="none" fo:color="#202124" style:font-name="Liberation Sans" fo:font-size="12pt" fo:letter-spacing="normal" fo:font-style="normal" fo:font-weight="normal" officeooo:rsid="01296155"/>
    </style:style>
    <style:style style:name="T297" style:family="text">
      <style:text-properties fo:font-variant="normal" fo:text-transform="none" fo:color="#202124" style:font-name="Liberation Sans" fo:font-size="12pt" fo:letter-spacing="normal" fo:font-style="normal" fo:font-weight="normal" officeooo:rsid="012a2cff"/>
    </style:style>
    <style:style style:name="T298" style:family="text">
      <style:text-properties fo:font-variant="normal" fo:text-transform="none" fo:color="#202124" style:font-name="Liberation Sans" fo:font-size="12pt" fo:letter-spacing="normal" fo:font-style="normal" fo:font-weight="normal" officeooo:rsid="013db66d"/>
    </style:style>
    <style:style style:name="T299" style:family="text">
      <style:text-properties fo:font-variant="normal" fo:text-transform="none" fo:color="#202124" style:font-name="Liberation Sans" fo:font-size="12pt" fo:letter-spacing="normal" fo:font-style="normal" fo:font-weight="normal" officeooo:rsid="013df104"/>
    </style:style>
    <style:style style:name="T300" style:family="text">
      <style:text-properties fo:font-variant="normal" fo:text-transform="none" fo:color="#202124" style:font-name="Liberation Sans" fo:font-size="12pt" fo:letter-spacing="normal" fo:font-style="normal" fo:font-weight="normal" officeooo:rsid="013e535b"/>
    </style:style>
    <style:style style:name="T301" style:family="text">
      <style:text-properties fo:font-variant="normal" fo:text-transform="none" fo:color="#202124" style:font-name="Liberation Sans" fo:font-size="12pt" fo:letter-spacing="normal" fo:font-style="normal" fo:font-weight="normal" officeooo:rsid="0149d268"/>
    </style:style>
    <style:style style:name="T302" style:family="text">
      <style:text-properties fo:font-variant="normal" fo:text-transform="none" fo:color="#202124" style:font-name="Liberation Sans" fo:font-size="12pt" fo:letter-spacing="normal" fo:font-style="normal" fo:font-weight="normal" officeooo:rsid="014d2394"/>
    </style:style>
    <style:style style:name="T303" style:family="text">
      <style:text-properties fo:font-variant="normal" fo:text-transform="none" fo:color="#202124" style:font-name="Liberation Sans" fo:font-size="12pt" fo:letter-spacing="normal" fo:font-style="italic" fo:font-weight="normal" officeooo:rsid="01296155" style:font-style-asian="italic" style:font-style-complex="italic"/>
    </style:style>
    <style:style style:name="T304" style:family="text">
      <style:text-properties fo:font-variant="normal" fo:text-transform="none" fo:color="#202124" style:font-name="Liberation Sans" fo:font-size="12pt" fo:letter-spacing="normal" fo:font-style="italic" fo:font-weight="normal" officeooo:rsid="0149d268" style:font-style-asian="italic" style:font-style-complex="italic"/>
    </style:style>
    <style:style style:name="T305" style:family="text">
      <style:text-properties fo:font-variant="normal" fo:text-transform="none" fo:color="#202124" style:text-position="super 58%" style:font-name="Liberation Sans" fo:font-size="12pt" fo:letter-spacing="normal" fo:font-style="normal" fo:font-weight="normal" officeooo:rsid="011c050c"/>
    </style:style>
    <style:style style:name="T306" style:family="text">
      <style:text-properties fo:font-variant="normal" fo:text-transform="none" fo:color="#202124" style:font-name="arial" fo:font-size="12pt" fo:letter-spacing="normal" fo:font-style="normal" fo:font-weight="normal" officeooo:rsid="00fd73a6"/>
    </style:style>
    <style:style style:name="T307" style:family="text">
      <style:text-properties fo:font-variant="normal" fo:text-transform="none" fo:color="#202124" style:font-name="arial" fo:font-size="12pt" fo:letter-spacing="normal" fo:font-style="normal" fo:font-weight="normal" officeooo:rsid="01327433"/>
    </style:style>
    <style:style style:name="T308" style:family="text">
      <style:text-properties fo:font-variant="normal" fo:text-transform="none" fo:color="#202124" style:font-name="arial" fo:font-size="12pt" fo:letter-spacing="normal" fo:font-style="normal" fo:font-weight="normal" officeooo:rsid="0132dfdc"/>
    </style:style>
    <style:style style:name="T309" style:family="text">
      <style:text-properties fo:font-variant="normal" fo:text-transform="none" fo:color="#202124" style:font-name="arial" fo:font-size="12pt" fo:letter-spacing="normal" fo:font-style="normal" fo:font-weight="normal" officeooo:rsid="010150e7"/>
    </style:style>
    <style:style style:name="T310" style:family="text">
      <style:text-properties fo:font-variant="normal" fo:text-transform="none" fo:color="#202124" style:font-name="arial" fo:font-size="12pt" fo:letter-spacing="normal" fo:font-style="normal" fo:font-weight="normal" officeooo:rsid="00ff7fd8"/>
    </style:style>
    <style:style style:name="T311" style:family="text">
      <style:text-properties fo:font-variant="normal" fo:text-transform="none" fo:color="#202124" style:font-name="arial" fo:font-size="12pt" fo:letter-spacing="normal" fo:font-style="normal" fo:font-weight="normal" officeooo:rsid="0101d94c"/>
    </style:style>
    <style:style style:name="T312" style:family="text">
      <style:text-properties fo:font-variant="normal" fo:text-transform="none" fo:color="#202124" style:font-name="arial" fo:font-size="12pt" fo:letter-spacing="normal" fo:font-style="normal" fo:font-weight="normal" officeooo:rsid="01097bed"/>
    </style:style>
    <style:style style:name="T313" style:family="text">
      <style:text-properties fo:font-variant="normal" fo:text-transform="none" fo:color="#202124" style:font-name="arial" fo:font-size="12pt" fo:letter-spacing="normal" fo:font-style="normal" fo:font-weight="normal" officeooo:rsid="012b19d7"/>
    </style:style>
    <style:style style:name="T314" style:family="text">
      <style:text-properties fo:font-variant="normal" fo:text-transform="none" fo:color="#202124" style:font-name="arial" fo:font-size="12pt" fo:letter-spacing="normal" fo:font-style="normal" fo:font-weight="normal" officeooo:rsid="0102922f"/>
    </style:style>
    <style:style style:name="T315" style:family="text">
      <style:text-properties fo:font-variant="normal" fo:text-transform="none" fo:color="#202124" style:font-name="arial" fo:font-size="12pt" fo:letter-spacing="normal" fo:font-style="normal" fo:font-weight="normal" officeooo:rsid="010d167c"/>
    </style:style>
    <style:style style:name="T316" style:family="text">
      <style:text-properties fo:font-variant="normal" fo:text-transform="none" fo:color="#202124" style:font-name="arial" fo:font-size="12pt" fo:letter-spacing="normal" fo:font-style="normal" fo:font-weight="normal" officeooo:rsid="01354e02"/>
    </style:style>
    <style:style style:name="T317" style:family="text">
      <style:text-properties fo:font-variant="normal" fo:text-transform="none" fo:color="#202124" style:font-name="arial" fo:font-size="12pt" fo:letter-spacing="normal" fo:font-style="normal" fo:font-weight="normal" officeooo:rsid="00ff3cc9"/>
    </style:style>
    <style:style style:name="T318" style:family="text">
      <style:text-properties fo:font-variant="normal" fo:text-transform="none" fo:color="#202124" style:font-name="arial" fo:font-size="12pt" fo:letter-spacing="normal" fo:font-style="normal" fo:font-weight="normal" officeooo:rsid="015620ac"/>
    </style:style>
    <style:style style:name="T319" style:family="text">
      <style:text-properties fo:font-variant="normal" fo:text-transform="none" fo:color="#202124" style:font-name="arial" fo:font-size="12pt" fo:letter-spacing="normal" fo:font-style="normal" fo:font-weight="normal" officeooo:rsid="0157765b"/>
    </style:style>
    <style:style style:name="T320" style:family="text">
      <style:text-properties fo:font-variant="normal" fo:text-transform="none" fo:color="#202124" style:font-name="Liberation Serif" fo:font-size="12pt" fo:letter-spacing="normal" fo:font-style="italic" fo:font-weight="normal" officeooo:rsid="01296155" style:font-size-asian="12pt" style:font-style-asian="italic" style:font-weight-asian="normal" style:font-name-complex="Liberation Sans2" style:font-style-complex="italic"/>
    </style:style>
    <style:style style:name="T321" style:family="text">
      <style:text-properties fo:font-variant="normal" fo:text-transform="none" fo:color="#202124" style:font-name="Liberation Serif" fo:font-size="12pt" fo:letter-spacing="normal" fo:font-style="italic" fo:font-weight="normal" officeooo:rsid="01431797" style:font-size-asian="12pt" style:font-style-asian="italic" style:font-weight-asian="normal" style:font-name-complex="Liberation Sans2" style:font-style-complex="italic"/>
    </style:style>
    <style:style style:name="T322" style:family="text">
      <style:text-properties fo:font-variant="normal" fo:text-transform="none" fo:color="#00a933" fo:letter-spacing="normal" fo:font-style="normal" fo:font-weight="normal" officeooo:rsid="00a827dd" style:font-style-asian="normal" style:font-style-complex="normal"/>
    </style:style>
    <style:style style:name="T323" style:family="text">
      <style:text-properties fo:font-variant="normal" fo:text-transform="none" fo:color="#000000" fo:letter-spacing="normal" fo:font-style="normal" fo:font-weight="normal" style:font-style-asian="normal" style:font-style-complex="normal"/>
    </style:style>
    <style:style style:name="T324" style:family="text">
      <style:text-properties fo:font-variant="normal" fo:text-transform="none" fo:color="#000000" fo:letter-spacing="normal" fo:font-style="normal" fo:font-weight="normal" officeooo:rsid="00a827dd" style:font-style-asian="normal" style:font-style-complex="normal"/>
    </style:style>
    <style:style style:name="T325" style:family="text">
      <style:text-properties fo:font-variant="normal" fo:text-transform="none" fo:color="#000000" fo:letter-spacing="normal" fo:font-style="normal" fo:font-weight="normal" officeooo:rsid="00bb3b8d" style:font-style-asian="normal" style:font-style-complex="normal"/>
    </style:style>
    <style:style style:name="T326" style:family="text">
      <style:text-properties fo:font-variant="normal" fo:text-transform="none" fo:color="#000000" style:text-position="0% 100%" fo:letter-spacing="normal" fo:font-style="normal" fo:font-weight="normal" style:font-style-asian="normal" style:font-style-complex="normal"/>
    </style:style>
    <style:style style:name="T327" style:family="text">
      <style:text-properties fo:font-variant="normal" fo:text-transform="none" fo:color="#000000" style:text-line-through-style="none" style:text-line-through-type="none" style:text-position="0% 100%" style:font-name="Liberation Sans" fo:font-size="12pt" fo:letter-spacing="normal" fo:font-style="normal" style:text-underline-style="none" fo:font-weight="normal" officeooo:rsid="003fa040" style:text-blinking="false" fo:background-color="transparent" loext:char-shading-value="0" style:font-size-asian="12pt" style:font-size-complex="12pt"/>
    </style:style>
    <style:style style:name="T328" style:family="text">
      <style:text-properties fo:font-variant="normal" fo:text-transform="none" fo:letter-spacing="normal" fo:font-style="normal" fo:font-weight="normal" style:font-style-asian="normal" style:font-style-complex="normal"/>
    </style:style>
    <style:style style:name="T329" style:family="text">
      <style:text-properties fo:font-variant="normal" fo:text-transform="none" fo:letter-spacing="normal" fo:font-style="normal" fo:font-weight="normal" officeooo:rsid="00a827dd" style:font-style-asian="normal" style:font-style-complex="normal"/>
    </style:style>
    <style:style style:name="T330" style:family="text">
      <style:text-properties fo:font-variant="normal" fo:text-transform="none" fo:letter-spacing="normal" fo:font-style="normal" fo:font-weight="normal" officeooo:rsid="00ab7725" style:font-style-asian="normal" style:font-style-complex="normal"/>
    </style:style>
    <style:style style:name="T331" style:family="text">
      <style:text-properties fo:font-variant="normal" fo:text-transform="none" fo:letter-spacing="normal" fo:font-style="normal" fo:font-weight="normal" officeooo:rsid="00abeca7" style:font-style-asian="normal" style:font-style-complex="normal"/>
    </style:style>
    <style:style style:name="T332" style:family="text">
      <style:text-properties fo:font-variant="normal" fo:text-transform="none" fo:letter-spacing="normal" fo:font-style="normal" fo:font-weight="normal" officeooo:rsid="00ad17a9" style:font-style-asian="normal" style:font-style-complex="normal"/>
    </style:style>
    <style:style style:name="T333" style:family="text">
      <style:text-properties fo:font-variant="normal" fo:text-transform="none" fo:letter-spacing="normal" fo:font-style="normal" fo:font-weight="normal" officeooo:rsid="00aeee87" style:font-style-asian="normal" style:font-style-complex="normal"/>
    </style:style>
    <style:style style:name="T334" style:family="text">
      <style:text-properties fo:font-variant="normal" fo:text-transform="none" fo:letter-spacing="normal" fo:font-style="normal" fo:font-weight="normal" officeooo:rsid="00b819f7" style:font-style-asian="normal" style:font-style-complex="normal"/>
    </style:style>
    <style:style style:name="T335" style:family="text">
      <style:text-properties fo:font-variant="normal" fo:text-transform="none" fo:letter-spacing="normal" fo:font-style="normal" fo:font-weight="normal" officeooo:rsid="00bb3b8d" style:font-style-asian="normal" style:font-style-complex="normal"/>
    </style:style>
    <style:style style:name="T336" style:family="text">
      <style:text-properties fo:font-variant="normal" fo:text-transform="none" fo:letter-spacing="normal" fo:font-style="italic" fo:font-weight="normal" officeooo:rsid="00ad17a9" style:font-style-asian="italic" style:font-style-complex="italic"/>
    </style:style>
    <style:style style:name="T337" style:family="text">
      <style:text-properties fo:font-variant="normal" fo:text-transform="none" style:font-name="Liberation Sans" fo:font-size="12pt" fo:letter-spacing="normal" fo:font-style="normal" fo:font-weight="normal" officeooo:rsid="00c78fb8" style:font-size-asian="12pt" style:font-size-complex="12pt"/>
    </style:style>
    <style:style style:name="T338" style:family="text">
      <style:text-properties fo:font-variant="normal" fo:text-transform="none" style:font-name="Liberation Sans" fo:font-size="12pt" fo:letter-spacing="normal" fo:font-style="normal" fo:font-weight="normal" officeooo:rsid="00db0c2c" style:font-size-asian="12pt" style:font-size-complex="12pt"/>
    </style:style>
    <style:style style:name="T339" style:family="text">
      <style:text-properties fo:font-variant="normal" fo:text-transform="none" style:text-position="0% 100%" fo:letter-spacing="normal" fo:font-style="normal" fo:font-weight="normal" officeooo:rsid="00bb3b8d" style:font-style-asian="normal" style:font-style-complex="normal"/>
    </style:style>
    <style:style style:name="T340" style:family="text">
      <style:text-properties fo:font-variant="normal" fo:text-transform="none" style:text-position="0% 100%" fo:letter-spacing="normal" fo:font-style="normal" fo:font-weight="normal" officeooo:rsid="00ab7725" style:font-style-asian="normal" style:font-style-complex="normal"/>
    </style:style>
    <style:style style:name="T341" style:family="text">
      <style:text-properties fo:font-variant="normal" fo:text-transform="none" style:text-position="0% 100%" fo:letter-spacing="normal" fo:font-style="normal" fo:font-weight="normal" officeooo:rsid="00ad17a9" style:font-style-asian="normal" style:font-style-complex="normal"/>
    </style:style>
    <style:style style:name="T342" style:family="text">
      <style:text-properties fo:font-variant="normal" fo:text-transform="none" style:text-position="0% 100%" fo:letter-spacing="normal" fo:font-style="normal" fo:font-weight="normal" officeooo:rsid="00abeca7" style:font-style-asian="normal" style:font-style-complex="normal"/>
    </style:style>
    <style:style style:name="T343" style:family="text">
      <style:text-properties fo:font-variant="normal" fo:text-transform="none" style:text-position="0% 100%" fo:font-size="12pt" fo:letter-spacing="normal" fo:font-style="normal" fo:font-weight="normal" officeooo:rsid="00db0c2c" style:font-size-asian="12pt" style:font-size-complex="12pt"/>
    </style:style>
    <style:style style:name="T344" style:family="text">
      <style:text-properties fo:font-variant="normal" fo:text-transform="none" fo:color="#1c1d1e" style:font-name="Liberation Sans" fo:font-size="12pt" fo:letter-spacing="normal" fo:font-style="normal" fo:font-weight="normal"/>
    </style:style>
    <style:style style:name="T345" style:family="text">
      <style:text-properties fo:font-variant="normal" fo:text-transform="none" fo:color="#1c1d1e" style:font-name="Liberation Sans" fo:font-size="12pt" fo:letter-spacing="normal" fo:font-style="normal" fo:font-weight="normal" officeooo:rsid="00d73c96"/>
    </style:style>
    <style:style style:name="T346" style:family="text">
      <style:text-properties fo:font-variant="normal" fo:text-transform="none" fo:color="#1c1d1e" style:font-name="Liberation Sans" fo:font-size="12pt" fo:letter-spacing="normal" fo:font-style="normal" fo:font-weight="normal" officeooo:rsid="00d7b436"/>
    </style:style>
    <style:style style:name="T347" style:family="text">
      <style:text-properties fo:font-variant="normal" fo:text-transform="none" fo:color="#1c1d1e" style:font-name="Liberation Sans" fo:font-size="12pt" fo:letter-spacing="normal" fo:font-style="normal" fo:font-weight="normal" officeooo:rsid="00d98e95"/>
    </style:style>
    <style:style style:name="T348" style:family="text">
      <style:text-properties fo:font-variant="normal" fo:text-transform="none" fo:color="#1c1d1e" style:text-position="0% 100%" fo:font-size="12pt" fo:letter-spacing="normal" fo:font-style="normal" fo:font-weight="normal" officeooo:rsid="00d73c96"/>
    </style:style>
    <style:style style:name="T349" style:family="text">
      <style:text-properties fo:font-variant="normal" fo:text-transform="none" fo:color="#1c1d1e" style:text-position="0% 100%" fo:font-size="12pt" fo:letter-spacing="normal" fo:font-style="normal" fo:font-weight="normal" officeooo:rsid="00d7b436"/>
    </style:style>
    <style:style style:name="T350" style:family="text">
      <style:text-properties fo:font-variant="normal" fo:text-transform="none" fo:color="#1c1d1e" fo:font-size="12pt" fo:letter-spacing="normal" fo:font-style="italic" fo:font-weight="normal" officeooo:rsid="00d7b436" style:font-style-asian="italic" style:font-style-complex="italic"/>
    </style:style>
    <style:style style:name="T351" style:family="text">
      <style:text-properties fo:font-variant="normal" fo:text-transform="none" fo:color="#1c1d1e" fo:font-size="12pt" fo:letter-spacing="normal" fo:font-style="normal" fo:font-weight="normal" officeooo:rsid="00d4a92f"/>
    </style:style>
    <style:style style:name="T352" style:family="text">
      <style:text-properties fo:font-variant="normal" fo:text-transform="none" fo:color="#1c1d1e" fo:font-size="12pt" fo:letter-spacing="normal" fo:font-style="normal" fo:font-weight="normal" officeooo:rsid="00d64f07"/>
    </style:style>
    <style:style style:name="T353" style:family="text">
      <style:text-properties fo:font-variant="normal" fo:text-transform="none" fo:color="#1c1d1e" fo:font-size="12pt" fo:letter-spacing="normal" fo:font-style="normal" fo:font-weight="normal" officeooo:rsid="00d73c96"/>
    </style:style>
    <style:style style:name="T354" style:family="text">
      <style:text-properties officeooo:rsid="009701b5"/>
    </style:style>
    <style:style style:name="T355" style:family="text">
      <style:text-properties officeooo:rsid="009900f2"/>
    </style:style>
    <style:style style:name="T356" style:family="text">
      <style:text-properties officeooo:rsid="0099cef3"/>
    </style:style>
    <style:style style:name="T357" style:family="text">
      <style:text-properties officeooo:rsid="009b7846"/>
    </style:style>
    <style:style style:name="T358" style:family="text">
      <style:text-properties officeooo:rsid="00b3fa17"/>
    </style:style>
    <style:style style:name="T359" style:family="text">
      <style:text-properties officeooo:rsid="00b69b5b"/>
    </style:style>
    <style:style style:name="T360" style:family="text">
      <style:text-properties officeooo:rsid="00b819f7"/>
    </style:style>
    <style:style style:name="T361" style:family="text">
      <style:text-properties officeooo:rsid="00c4b49a"/>
    </style:style>
    <style:style style:name="T362" style:family="text">
      <style:text-properties officeooo:rsid="00c5ef15"/>
    </style:style>
    <style:style style:name="T363" style:family="text">
      <style:text-properties officeooo:rsid="00c78fb8"/>
    </style:style>
    <style:style style:name="T364" style:family="text">
      <style:text-properties officeooo:rsid="00c7a3c5"/>
    </style:style>
    <style:style style:name="T365" style:family="text">
      <style:text-properties officeooo:rsid="00c8f892"/>
    </style:style>
    <style:style style:name="T366" style:family="text">
      <style:text-properties officeooo:rsid="00c9b93b"/>
    </style:style>
    <style:style style:name="T367" style:family="text">
      <style:text-properties officeooo:rsid="00caa005"/>
    </style:style>
    <style:style style:name="T368" style:family="text">
      <style:text-properties officeooo:rsid="00cc46c9"/>
    </style:style>
    <style:style style:name="T369" style:family="text">
      <style:text-properties officeooo:rsid="00ce9d9c"/>
    </style:style>
    <style:style style:name="T370" style:family="text">
      <style:text-properties officeooo:rsid="00d06840"/>
    </style:style>
    <style:style style:name="T371" style:family="text">
      <style:text-properties officeooo:rsid="00d1c820"/>
    </style:style>
    <style:style style:name="T372" style:family="text">
      <style:text-properties officeooo:rsid="00d3701e"/>
    </style:style>
    <style:style style:name="T373" style:family="text">
      <style:text-properties officeooo:rsid="00d404a6"/>
    </style:style>
    <style:style style:name="T374" style:family="text">
      <style:text-properties officeooo:rsid="00d417cb"/>
    </style:style>
    <style:style style:name="T375" style:family="text">
      <style:text-properties officeooo:rsid="00d4a92f"/>
    </style:style>
    <style:style style:name="T376" style:family="text">
      <style:text-properties officeooo:rsid="00d64f07"/>
    </style:style>
    <style:style style:name="T377" style:family="text">
      <style:text-properties officeooo:rsid="00d886da"/>
    </style:style>
    <style:style style:name="T378" style:family="text">
      <style:text-properties officeooo:rsid="00d9c420"/>
    </style:style>
    <style:style style:name="T379" style:family="text">
      <style:text-properties officeooo:rsid="00dc4474"/>
    </style:style>
    <style:style style:name="T380" style:family="text">
      <style:text-properties officeooo:rsid="00dc942e"/>
    </style:style>
    <style:style style:name="T381" style:family="text">
      <style:text-properties officeooo:rsid="00e3dbda"/>
    </style:style>
    <style:style style:name="T382" style:family="text">
      <style:text-properties officeooo:rsid="00e5a3ae"/>
    </style:style>
    <style:style style:name="T383" style:family="text">
      <style:text-properties officeooo:rsid="00e7500b"/>
    </style:style>
    <style:style style:name="T384" style:family="text">
      <style:text-properties officeooo:rsid="00e88f60"/>
    </style:style>
    <style:style style:name="T385" style:family="text">
      <style:text-properties officeooo:rsid="00e908d2"/>
    </style:style>
    <style:style style:name="T386" style:family="text">
      <style:text-properties officeooo:rsid="00ea00a4"/>
    </style:style>
    <style:style style:name="T387" style:family="text">
      <style:text-properties officeooo:rsid="00ead24e"/>
    </style:style>
    <style:style style:name="T388" style:family="text">
      <style:text-properties officeooo:rsid="0074ce22"/>
    </style:style>
    <style:style style:name="T389" style:family="text">
      <style:text-properties officeooo:rsid="00ec05c9"/>
    </style:style>
    <style:style style:name="T390" style:family="text">
      <style:text-properties officeooo:rsid="00ed3f47"/>
    </style:style>
    <style:style style:name="T391" style:family="text">
      <style:text-properties officeooo:rsid="00ee7cec"/>
    </style:style>
    <style:style style:name="T392" style:family="text">
      <style:text-properties officeooo:rsid="00faabd5"/>
    </style:style>
    <style:style style:name="T393" style:family="text">
      <style:text-properties officeooo:rsid="00fb9abc"/>
    </style:style>
    <style:style style:name="T394" style:family="text">
      <style:text-properties officeooo:rsid="00fc6049"/>
    </style:style>
    <style:style style:name="T395" style:family="text">
      <style:text-properties officeooo:rsid="00fd73a6"/>
    </style:style>
    <style:style style:name="T396" style:family="text">
      <style:text-properties officeooo:rsid="010150e7"/>
    </style:style>
    <style:style style:name="T397" style:family="text">
      <style:text-properties officeooo:rsid="0102922f"/>
    </style:style>
    <style:style style:name="T398" style:family="text">
      <style:text-properties officeooo:rsid="0104d655"/>
    </style:style>
    <style:style style:name="T399" style:family="text">
      <style:text-properties officeooo:rsid="0106356d"/>
    </style:style>
    <style:style style:name="T400" style:family="text">
      <style:text-properties officeooo:rsid="0107592a"/>
    </style:style>
    <style:style style:name="T401" style:family="text">
      <style:text-properties officeooo:rsid="01091536"/>
    </style:style>
    <style:style style:name="T402" style:family="text">
      <style:text-properties officeooo:rsid="01097bed"/>
    </style:style>
    <style:style style:name="T403" style:family="text">
      <style:text-properties officeooo:rsid="0109a114"/>
    </style:style>
    <style:style style:name="T404" style:family="text">
      <style:text-properties officeooo:rsid="0109a8cb"/>
    </style:style>
    <style:style style:name="T405" style:family="text">
      <style:text-properties officeooo:rsid="010b5a63"/>
    </style:style>
    <style:style style:name="T406" style:family="text">
      <style:text-properties officeooo:rsid="010b63f1"/>
    </style:style>
    <style:style style:name="T407" style:family="text">
      <style:text-properties officeooo:rsid="010e9a0c"/>
    </style:style>
    <style:style style:name="T408" style:family="text">
      <style:text-properties officeooo:rsid="011087d2"/>
    </style:style>
    <style:style style:name="T409" style:family="text">
      <style:text-properties officeooo:rsid="01117049"/>
    </style:style>
    <style:style style:name="T410" style:family="text">
      <style:text-properties officeooo:rsid="0112fa20"/>
    </style:style>
    <style:style style:name="T411" style:family="text">
      <style:text-properties officeooo:rsid="011397ba"/>
    </style:style>
    <style:style style:name="T412" style:family="text">
      <style:text-properties officeooo:rsid="01157d76"/>
    </style:style>
    <style:style style:name="T413" style:family="text">
      <style:text-properties officeooo:rsid="0117b0f9"/>
    </style:style>
    <style:style style:name="T414" style:family="text">
      <style:text-properties officeooo:rsid="011b6245"/>
    </style:style>
    <style:style style:name="T415" style:family="text">
      <style:text-properties officeooo:rsid="012d3d4a"/>
    </style:style>
    <style:style style:name="T416" style:family="text">
      <style:text-properties officeooo:rsid="012eee25"/>
    </style:style>
    <style:style style:name="T417" style:family="text">
      <style:text-properties officeooo:rsid="0130a0ca"/>
    </style:style>
    <style:style style:name="T418" style:family="text">
      <style:text-properties fo:language="en" fo:country="US"/>
    </style:style>
    <style:style style:name="T419" style:family="text">
      <style:text-properties officeooo:rsid="0136587d"/>
    </style:style>
    <style:style style:name="T420" style:family="text">
      <style:text-properties officeooo:rsid="01376c46"/>
    </style:style>
    <style:style style:name="T421" style:family="text">
      <style:text-properties officeooo:rsid="0137b3a8"/>
    </style:style>
    <style:style style:name="T422" style:family="text">
      <style:text-properties officeooo:rsid="01393d9e"/>
    </style:style>
    <style:style style:name="T423" style:family="text">
      <style:text-properties officeooo:rsid="01398f3a"/>
    </style:style>
    <style:style style:name="T424" style:family="text">
      <style:text-properties officeooo:rsid="013db66d"/>
    </style:style>
    <style:style style:name="T425" style:family="text">
      <style:text-properties officeooo:rsid="013e535b"/>
    </style:style>
    <style:style style:name="T426" style:family="text">
      <style:text-properties officeooo:rsid="013f1399"/>
    </style:style>
    <style:style style:name="T427" style:family="text">
      <style:text-properties officeooo:rsid="0141cedf"/>
    </style:style>
    <style:style style:name="T428" style:family="text">
      <style:text-properties officeooo:rsid="014d2394"/>
    </style:style>
    <style:style style:name="T429" style:family="text">
      <style:text-properties officeooo:rsid="014f0310"/>
    </style:style>
    <style:style style:name="T430" style:family="text">
      <style:text-properties officeooo:rsid="0157765b"/>
    </style:style>
    <style:style style:name="T431" style:family="text">
      <style:text-properties officeooo:rsid="0157a2f9"/>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right" style:number-wrapped-paragraphs="no-limit" style:vertical-pos="from-top" style:vertical-rel="paragraph" style:horizontal-pos="from-left"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9.209cm, 7.415cm, 3.425cm, 18.205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12.139cm, 12.338cm, 11.254cm, 29.976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20.105cm, 17.741cm, 3.237cm, 18.895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4.477cm, 3.556cm, 4.807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1.852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1.565cm, 0cm, 2.207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cm, 23.312cm, 0cm, 0cm)" draw:luminance="0%" draw:contrast="0%" draw:red="0%" draw:green="0%" draw:blue="0%" draw:gamma="100%" draw:color-inversion="false" draw:image-opacity="100%" draw:color-mode="standard"/>
    </style:style>
    <style:style style:name="fr15"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ure"/>
        <text:sequence-decl text:display-outline-level="0" text:name="Table"/>
      </text:sequence-decls>
      <text:h text:style-name="P139" text:outline-level="1"><draw:frame draw:style-name="fr14" draw:name="Image55" text:anchor-type="char" svg:x="0.056cm" svg:y="0.337cm" svg:width="2.849cm" svg:height="2.413cm" draw:z-index="0"><draw:image xlink:href="Pictures/1000000000000646000002470C8E6782D814ABC1.png" xlink:type="simple" xlink:show="embed" xlink:actuate="onLoad" loext:mime-type="image/png"/></draw:frame><draw:frame draw:style-name="fr13" draw:name="Image57" text:anchor-type="char" svg:x="12.044cm" svg:y="0.132cm" svg:width="4.538cm" svg:height="2.921cm" draw:z-index="1"><draw:image xlink:href="Pictures/100002010000019000000190140A53351D9B8AEE.png" xlink:type="simple" xlink:show="embed" xlink:actuate="onLoad" loext:mime-type="image/png"/></draw:frame></text:h>
      <text:p text:style-name="P17"/>
      <text:p text:style-name="P17"/>
      <text:p text:style-name="P49">Doctoral Thesis </text:p>
      <text:p text:style-name="P45">Multiomics Characterization <text:span text:style-name="T175">of the Responses </text:span>to Diurnal and Seasonal Cycles in the Marine Picoeukaryote <text:span text:style-name="T171">Ostreococcus tauri</text:span> <text:s/></text:p>
      <text:p text:style-name="P18"/>
      <text:p text:style-name="P18">PhD Dissertation presented by Ana Belén Romero Losada to <text:s/>obtain the PhD Doctorate by the University of Sevilla</text:p>
      <text:p text:style-name="P18"/>
      <text:p text:style-name="P18">Supervisors:</text:p>
      <text:p text:style-name="P19">Prof. Francisco José Romero-Campero<text:line-break/>Prof. Mercedes García-González </text:p>
      <text:p text:style-name="P18"/>
      <text:p text:style-name="P18"/>
      <text:p text:style-name="P46"><draw:frame draw:style-name="fr12" draw:name="Image42" text:anchor-type="char" svg:x="0.005cm" svg:y="1.529cm" svg:width="7.045cm" svg:height="1.702cm" draw:z-index="2"><draw:image xlink:href="Pictures/100002010000052500000141CCB6B87DC0E0D504.png" xlink:type="simple" xlink:show="embed" xlink:actuate="onLoad" loext:mime-type="image/png"/></draw:frame>This work was supported by the research projects MINOTAUR (BIO2017-84066-R) and BLOOM (RTC-2017-6080-5) from the Spanish Ministry of Science and Innovation.</text:p>
      <text:h text:style-name="Heading_20_1" text:outline-level="1"><text:soft-page-break/></text:h>
      <text:h text:style-name="P139" text:outline-level="1"/>
      <text:h text:style-name="P139" text:outline-level="1"/>
      <text:h text:style-name="P139" text:outline-level="1"/>
      <text:h text:style-name="P139" text:outline-level="1"/>
      <text:h text:style-name="P139" text:outline-level="1"/>
      <text:h text:style-name="P139" text:outline-level="1"/>
      <text:h text:style-name="P139" text:outline-level="1"/>
      <text:h text:style-name="P139" text:outline-level="1"/>
      <text:h text:style-name="P139" text:outline-level="1"/>
      <text:h text:style-name="P139" text:outline-level="1"/>
      <text:p text:style-name="P17"/>
      <text:p text:style-name="P17"/>
      <text:p text:style-name="P17"><text:soft-page-break/></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
      <text:p text:style-name="P17"/>
      <text:p text:style-name="P17"/>
      <text:p text:style-name="P17"/>
      <text:p text:style-name="P17"/>
      <text:p text:style-name="P17"/>
      <text:p text:style-name="P17"/>
      <text:p text:style-name="P17"/>
      <text:p text:style-name="P17"/>
      <text:p text:style-name="P17"/>
      <text:p text:style-name="P53">Dedicatoria . . .</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20"><text:soft-page-break/>word cloud</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h text:style-name="P139" text:outline-level="1"><text:soft-page-break/></text:h>
      <text:h text:style-name="P139" text:outline-level="1"/>
      <text:h text:style-name="P139" text:outline-level="1"/>
      <text:h text:style-name="P139" text:outline-level="1"/>
      <text:h text:style-name="P139" text:outline-level="1"/>
      <text:h text:style-name="P139" text:outline-level="1"/>
      <text:h text:style-name="P139" text:outline-level="1"/>
      <text:h text:style-name="P139" text:outline-level="1"/>
      <text:h text:style-name="P139" text:outline-level="1"/>
      <text:h text:style-name="P139" text:outline-level="1"/>
      <text:h text:style-name="P139" text:outline-level="1"/>
      <text:h text:style-name="P139" text:outline-level="1"><text:soft-page-break/></text:h>
      <text:h text:style-name="P141" text:outline-level="1"/>
      <text:p text:style-name="P50"/>
      <text:p text:style-name="P51"/>
      <text:p text:style-name="P51">Contents</text:p>
      <text:h text:style-name="P139" text:outline-level="1"><text:soft-page-break/></text:h>
      <text:h text:style-name="P139" text:outline-level="1"/>
      <text:h text:style-name="P139" text:outline-level="1"/>
      <text:h text:style-name="P139" text:outline-level="1"/>
      <text:h text:style-name="P139" text:outline-level="1"/>
      <text:h text:style-name="P139" text:outline-level="1"/>
      <text:h text:style-name="P139" text:outline-level="1"/>
      <text:p text:style-name="P17"/>
      <text:p text:style-name="P17"/>
      <text:p text:style-name="P17"/>
      <text:p text:style-name="P17"/>
      <text:p text:style-name="P17"/>
      <text:p text:style-name="P17"/>
      <text:p text:style-name="P17"/>
      <text:p text:style-name="P17"/>
      <text:p text:style-name="P17"/>
      <text:p text:style-name="P17"/>
      <text:table-of-content text:style-name="Sect1" text:protected="true" text:name="Sumario2">
        <text:table-of-content-source text:outline-level="10">
          <text:index-title-template text:style-name="Contents_20_Heading">I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2_Head">
            <text:p text:style-name="Contents_20_Heading"><text:soft-page-break/>Index</text:p>
          </text:index-title>
          <text:p text:style-name="P136"><text:a xlink:type="simple" xlink:href="#__RefHeading___Toc31186_448844389" text:style-name="Index_20_Link" text:visited-style-name="Index_20_Link">Abstract<text:tab/>12</text:a></text:p>
          <text:p text:style-name="P136"><text:a xlink:type="simple" xlink:href="#__RefHeading___Toc31188_448844389" text:style-name="Index_20_Link" text:visited-style-name="Index_20_Link">Introduction<text:tab/>16</text:a></text:p>
          <text:p text:style-name="P137"><text:a xlink:type="simple" xlink:href="#__RefHeading___Toc134149_215731975" text:style-name="Index_20_Link" text:visited-style-name="Index_20_Link">C</text:a><text:a xlink:type="simple" xlink:href="#__RefHeading___Toc134149_215731975" text:style-name="Index_20_Link" text:visited-style-name="Index_20_Link">hr</text:a><text:a xlink:type="simple" xlink:href="#__RefHeading___Toc134149_215731975" text:style-name="Index_20_Link" text:visited-style-name="Index_20_Link">onob</text:a><text:a xlink:type="simple" xlink:href="#__RefHeading___Toc134149_215731975" text:style-name="Index_20_Link" text:visited-style-name="Index_20_Link">i</text:a><text:a xlink:type="simple" xlink:href="#__RefHeading___Toc134149_215731975" text:style-name="Index_20_Link" text:visited-style-name="Index_20_Link">olog</text:a><text:a xlink:type="simple" xlink:href="#__RefHeading___Toc134149_215731975" text:style-name="Index_20_Link" text:visited-style-name="Index_20_Link">y</text:a><text:a xlink:type="simple" xlink:href="#__RefHeading___Toc134149_215731975" text:style-name="Index_20_Link" text:visited-style-name="Index_20_Link">.</text:a><text:a xlink:type="simple" xlink:href="#__RefHeading___Toc134149_215731975" text:style-name="Index_20_Link" text:visited-style-name="Index_20_Link"><text:tab/>18</text:a></text:p>
          <text:p text:style-name="P138"><text:a xlink:type="simple" xlink:href="#__RefHeading___Toc134151_215731975" text:style-name="Index_20_Link" text:visited-style-name="Index_20_Link">Circadian research.<text:tab/>22</text:a></text:p>
          <text:p text:style-name="P137"><text:a xlink:type="simple" xlink:href="#__RefHeading___Toc134153_215731975" text:style-name="Index_20_Link" text:visited-style-name="Index_20_Link">Ostreococcus tauri.<text:tab/>25</text:a></text:p>
          <text:p text:style-name="P137"><text:a xlink:type="simple" xlink:href="#__RefHeading___Toc134155_215731975" text:style-name="Index_20_Link" text:visited-style-name="Index_20_Link">Systems Biology.<text:tab/>29</text:a></text:p>
          <text:p text:style-name="P136"><text:a xlink:type="simple" xlink:href="#__RefHeading___Toc31190_448844389" text:style-name="Index_20_Link" text:visited-style-name="Index_20_Link">Materials and Methods<text:tab/>34</text:a></text:p>
          <text:p text:style-name="P137"><text:a xlink:type="simple" xlink:href="#__RefHeading___Toc31192_448844389" text:style-name="Index_20_Link" text:visited-style-name="Index_20_Link">Algal Material, Growth Conditions, and Sample Collection<text:tab/>36</text:a></text:p>
          <text:p text:style-name="P137"><text:a xlink:type="simple" xlink:href="#__RefHeading___Toc31194_448844389" text:style-name="Index_20_Link" text:visited-style-name="Index_20_Link">RNA-Seq Data Generation and Processing<text:tab/>37</text:a></text:p>
          <text:p text:style-name="P137"><text:a xlink:type="simple" xlink:href="#__RefHeading___Toc31196_448844389" text:style-name="Index_20_Link" text:visited-style-name="Index_20_Link">SWATH proteomics Data Generation and Processing<text:tab/>38</text:a></text:p>
          <text:p text:style-name="P137"><text:a xlink:type="simple" xlink:href="#__RefHeading___Toc134157_215731975" text:style-name="Index_20_Link" text:visited-style-name="Index_20_Link">Cell cytometry data Generation and Processing<text:tab/>41</text:a></text:p>
          <text:p text:style-name="P137"><text:a xlink:type="simple" xlink:href="#__RefHeading___Toc134159_215731975" text:style-name="Index_20_Link" text:visited-style-name="Index_20_Link">Pulse-Amplitude-Modulation Fluorometry<text:tab/>41</text:a></text:p>
          <text:p text:style-name="P137"><text:a xlink:type="simple" xlink:href="#__RefHeading___Toc31202_448844389" text:style-name="Index_20_Link" text:visited-style-name="Index_20_Link">Starch Content Data Generation and Processing<text:tab/>42</text:a></text:p>
          <text:p text:style-name="P137"><text:a xlink:type="simple" xlink:href="#__RefHeading___Toc134161_215731975" text:style-name="Index_20_Link" text:visited-style-name="Index_20_Link">Carotenoid Content Data Generation and Processing<text:tab/>43</text:a></text:p>
          <text:p text:style-name="P137"><text:a xlink:type="simple" xlink:href="#__RefHeading___Toc31206_448844389" text:style-name="Index_20_Link" text:visited-style-name="Index_20_Link">Rhythmic Patterns Detection and Characterization<text:tab/>44</text:a></text:p>
          <text:p text:style-name="P136"><text:a xlink:type="simple" xlink:href="#__RefHeading___Toc134163_215731975" text:style-name="Index_20_Link" text:visited-style-name="Index_20_Link">Hypothesis and Objetives<text:tab/>46</text:a></text:p>
          <text:p text:style-name="P136"><text:a xlink:type="simple" xlink:href="#__RefHeading___Toc134165_215731975" text:style-name="Index_20_Link" text:visited-style-name="Index_20_Link">Results<text:tab/>48</text:a></text:p>
          <text:p text:style-name="P137"><text:a xlink:type="simple" xlink:href="#__RefHeading___Toc134167_215731975" text:style-name="Index_20_Link" text:visited-style-name="Index_20_Link">Chapter 1. Molecular Systems Biology in Microalgae: The lack of user-friendly tools for analysing and integrating omic data.<text:tab/>50</text:a></text:p>
          <text:p text:style-name="P136"><text:a xlink:type="simple" xlink:href="#__RefHeading___Toc134169_215731975" text:style-name="Index_20_Link" text:visited-style-name="Index_20_Link">Bibliography<text:tab/>54</text:a></text:p>
        </text:index-body>
      </text:table-of-content>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h text:style-name="P142" text:outline-level="1"><text:soft-page-break/></text:h>
      <text:h text:style-name="P142" text:outline-level="1"/>
      <text:h text:style-name="P142" text:outline-level="1"/>
      <text:h text:style-name="P142" text:outline-level="1"/>
      <text:h text:style-name="P142" text:outline-level="1"/>
      <text:h text:style-name="P142" text:outline-level="1"><text:bookmark-start text:name="__RefHeading___Toc31186_448844389"/>Abstract<text:bookmark-end text:name="__RefHeading___Toc31186_448844389"/></text:h>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
      <text:p text:style-name="P17"/>
      <text:p text:style-name="P1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text:soft-page-break/></text:p>
      <text:p text:style-name="P47"/>
      <text:p text:style-name="P47"/>
      <text:p text:style-name="P47"/>
      <text:p text:style-name="P47"/>
      <text:p text:style-name="P47"/>
      <text:p text:style-name="P47"/>
      <text:p text:style-name="P52">Abstract text</text:p>
      <text:p text:style-name="P52">Abstract text</text:p>
      <text:h text:style-name="P140" text:outline-level="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h text:style-name="P142" text:outline-level="1"/>
      <text:h text:style-name="P142" text:outline-level="1"/>
      <text:h text:style-name="P142" text:outline-level="1"/>
      <text:h text:style-name="P142" text:outline-level="1"/>
      <text:h text:style-name="P142" text:outline-level="1"><text:bookmark-start text:name="__RefHeading___Toc31188_448844389"/>Introduction<text:bookmark-end text:name="__RefHeading___Toc31188_448844389"/></text:h>
      <text:p text:style-name="P21"/>
      <text:p text:style-name="P21"/>
      <text:p text:style-name="P21"/>
      <text:p text:style-name="P21"/>
      <text:p text:style-name="P21"/>
      <text:h text:style-name="P140" text:outline-level="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h text:style-name="Heading_20_2" text:outline-level="2"><text:bookmark-start text:name="__RefHeading___Toc134149_215731975"/><text:soft-page-break/><text:span text:style-name="T264">C</text:span><text:span text:style-name="T265">hr</text:span><text:span text:style-name="T264">onob</text:span><text:span text:style-name="T265">i</text:span><text:span text:style-name="T264">olog</text:span><text:span text:style-name="T265">y</text:span><text:span text:style-name="T262">.</text:span><text:bookmark-end text:name="__RefHeading___Toc134149_215731975"/></text:h>
      <text:p text:style-name="P71"/>
      <text:p text:style-name="P102"><text:span text:style-name="T415">Simply by</text:span> looking around, it <text:span text:style-name="T415">i</text:span>s easy to identify many <text:span text:style-name="T392">cyclic</text:span> processes. <text:span text:style-name="T392">We are so much used to them that we usually don’t perceive how they influence our li</text:span><text:span text:style-name="T415">v</text:span><text:span text:style-name="T392">es and bod</text:span><text:span text:style-name="T415">ies</text:span><text:span text:style-name="T392">. </text:span></text:p>
      <text:p text:style-name="P103"><text:span text:style-name="T392">There are four enviro</text:span><text:span text:style-name="T416">n</text:span><text:span text:style-name="T392">mental cycles that we all know: tides (which repeat every 12 and half hours), lunar cycles (lasting 28.5 days), days (every 24 hours), lunar cycles (lasting 28.5 days) </text:span><text:span text:style-name="T393">and years (every 365.25 days). </text:span></text:p>
      <text:p text:style-name="P103"><text:span text:style-name="T393">T</text:span><text:span text:style-name="T396">hese cycles</text:span><text:span text:style-name="T393"> are also called </text:span><text:span text:style-name="T396">c</text:span><text:span text:style-name="T393">ircatidal, ci</text:span><text:span text:style-name="T396">rcalunar, cir</text:span><text:span text:style-name="T393">cadian, or circannual </text:span><text:reference-mark-start text:name="ADDIN CSL_CITATION {&quot;citationItems&quot;: [{&quot;id&quot;: &quot;ITEM-1&quot;, &quot;itemData&quot;: {&quot;DOI&quot;: &quot;10.1186/s40851-014-0003-y&quot;, &quot;abstract&quot;: &quot;This review describes common features among diverse biological clocks in insects, including circadian, circatidal, circalunar/circasemilunar, and circannual clocks. These clocks control various behaviors, physiological functions, and developmental events, enabling adaptation to periodic environmental changes. Circadian clocks also function in time-compensation for celestial navigation and in the measurement of day or night length for photoperiodism. Phase response curves for such clocks reported thus far exhibit close similarities; specifically, the circannual clock in Anthrenus verbasci shows striking similarity to circadian clocks in its phase response. It is suggested that diverse biological clocks share physiological properties in their phase responses irrespective of period length. Molecular and physiological mechanisms are best understood for the optic-lobe and mid-brain circadian clocks, although there is no direct evidence that these clocks are involved in rhythmic phenomena other than circadian rhythms in daily events. Circadian clocks have also been localized in peripheral tissues, and research on their role in various rhythmic phenomena has been started. Although clock genes have been identified as controllers of circadian rhythms in daily events, some of these genes have also been shown to be involved in photoperiodism and possibly in time-compensated celestial navigation. In contrast, there is no experimental evidence indicating that any known clock gene is involved in biological clocks other than circadian clocks.&quot;, &quot;author&quot;: [{&quot;dropping-particle&quot;: &quot;&quot;, &quot;family&quot;: &quot;Numata&quot;, &quot;given&quot;: &quot;Hideharu&quot;, &quot;non-dropping-particle&quot;: &quot;&quot;, &quot;parse-names&quot;: false, &quot;suffix&quot;: &quot;&quot;}, {&quot;dropping-particle&quot;: &quot;&quot;, &quot;family&quot;: &quot;Miyazaki&quot;, &quot;given&quot;: &quot;Yosuke&quot;, &quot;non-dropping-particle&quot;: &quot;&quot;, &quot;parse-names&quot;: false, &quot;suffix&quot;: &quot;&quot;}, {&quot;dropping-particle&quot;: &quot;&quot;, &quot;family&quot;: &quot;Ikeno&quot;, &quot;given&quot;: &quot;Tomoko&quot;, &quot;non-dropping-particle&quot;: &quot;&quot;, &quot;parse-names&quot;: false, &quot;suffix&quot;: &quot;&quot;}], &quot;container-title&quot;: &quot;Zoological Letters&quot;, &quot;id&quot;: &quot;ITEM-1&quot;, &quot;issue&quot;: &quot;1&quot;, &quot;issued&quot;: {&quot;date-parts&quot;: [[&quot;2015&quot;]]}, &quot;title&quot;: &quot;Common features in diverse insect clocks&quot;, &quot;type&quot;: &quot;article-journal&quot;, &quot;volume&quot;: &quot;1&quot;}, &quot;uris&quot;: [&quot;http://www.mendeley.com/documents/?uuid=6894b5cf-8ab0-4dc0-b293-30b0c22f630f&quot;]}], &quot;mendeley&quot;: {&quot;formattedCitation&quot;: &quot;(Numata et al., 2015)&quot;, &quot;plainTextFormattedCitation&quot;: &quot;(Numata et al., 2015)&quot;, &quot;previouslyFormattedCitation&quot;: &quot;(Numata et al., 2015)&quot;}, &quot;properties&quot;: {&quot;noteIndex&quot;: 0}, &quot;schema&quot;: &quot;https://github.com/citation-style-language/schema/raw/master/csl-citation.json&quot;} RNDdBHON4WJwM"/><text:span text:style-name="T31">(Numata et al., 2015)</text:span><text:reference-mark-end text:name="ADDIN CSL_CITATION {&quot;citationItems&quot;: [{&quot;id&quot;: &quot;ITEM-1&quot;, &quot;itemData&quot;: {&quot;DOI&quot;: &quot;10.1186/s40851-014-0003-y&quot;, &quot;abstract&quot;: &quot;This review describes common features among diverse biological clocks in insects, including circadian, circatidal, circalunar/circasemilunar, and circannual clocks. These clocks control various behaviors, physiological functions, and developmental events, enabling adaptation to periodic environmental changes. Circadian clocks also function in time-compensation for celestial navigation and in the measurement of day or night length for photoperiodism. Phase response curves for such clocks reported thus far exhibit close similarities; specifically, the circannual clock in Anthrenus verbasci shows striking similarity to circadian clocks in its phase response. It is suggested that diverse biological clocks share physiological properties in their phase responses irrespective of period length. Molecular and physiological mechanisms are best understood for the optic-lobe and mid-brain circadian clocks, although there is no direct evidence that these clocks are involved in rhythmic phenomena other than circadian rhythms in daily events. Circadian clocks have also been localized in peripheral tissues, and research on their role in various rhythmic phenomena has been started. Although clock genes have been identified as controllers of circadian rhythms in daily events, some of these genes have also been shown to be involved in photoperiodism and possibly in time-compensated celestial navigation. In contrast, there is no experimental evidence indicating that any known clock gene is involved in biological clocks other than circadian clocks.&quot;, &quot;author&quot;: [{&quot;dropping-particle&quot;: &quot;&quot;, &quot;family&quot;: &quot;Numata&quot;, &quot;given&quot;: &quot;Hideharu&quot;, &quot;non-dropping-particle&quot;: &quot;&quot;, &quot;parse-names&quot;: false, &quot;suffix&quot;: &quot;&quot;}, {&quot;dropping-particle&quot;: &quot;&quot;, &quot;family&quot;: &quot;Miyazaki&quot;, &quot;given&quot;: &quot;Yosuke&quot;, &quot;non-dropping-particle&quot;: &quot;&quot;, &quot;parse-names&quot;: false, &quot;suffix&quot;: &quot;&quot;}, {&quot;dropping-particle&quot;: &quot;&quot;, &quot;family&quot;: &quot;Ikeno&quot;, &quot;given&quot;: &quot;Tomoko&quot;, &quot;non-dropping-particle&quot;: &quot;&quot;, &quot;parse-names&quot;: false, &quot;suffix&quot;: &quot;&quot;}], &quot;container-title&quot;: &quot;Zoological Letters&quot;, &quot;id&quot;: &quot;ITEM-1&quot;, &quot;issue&quot;: &quot;1&quot;, &quot;issued&quot;: {&quot;date-parts&quot;: [[&quot;2015&quot;]]}, &quot;title&quot;: &quot;Common features in diverse insect clocks&quot;, &quot;type&quot;: &quot;article-journal&quot;, &quot;volume&quot;: &quot;1&quot;}, &quot;uris&quot;: [&quot;http://www.mendeley.com/documents/?uuid=6894b5cf-8ab0-4dc0-b293-30b0c22f630f&quot;]}], &quot;mendeley&quot;: {&quot;formattedCitation&quot;: &quot;(Numata et al., 2015)&quot;, &quot;plainTextFormattedCitation&quot;: &quot;(Numata et al., 2015)&quot;, &quot;previouslyFormattedCitation&quot;: &quot;(Numata et al., 2015)&quot;}, &quot;properties&quot;: {&quot;noteIndex&quot;: 0}, &quot;schema&quot;: &quot;https://github.com/citation-style-language/schema/raw/master/csl-citation.json&quot;} RNDdBHON4WJwM"/><text:span text:style-name="T392">⁠ </text:span><text:span text:style-name="T393">. These four rhythmic process</text:span><text:span text:style-name="T417">es</text:span><text:span text:style-name="T393"> that arise from physical forces are quite important because they are extremely predictable. It is possible, for example, to know the exact time of a high tide years in advance. We constantly see how full moons are always followed by new moons, and everybody goes to bed sure that the sun will rise the next morning. The exact date for the next equinox is </text:span><text:span text:style-name="T394">known and</text:span><text:span text:style-name="T393"> written in all calendars </text:span><text:span text:style-name="T394">all over the world</text:span><text:span text:style-name="T393">, </text:span><text:span text:style-name="T394">so the change of season is never a surprise. </text:span></text:p>
      <text:p text:style-name="P102"><text:span text:style-name="T394">These four cycles affect earth with an overwhelming precision, it would be a foolish idea to think that earth living organisms don’t react to such rhythmic changes. </text:span><text:span text:style-name="T395">That’s the main theme of Chronobiology: it is a young science that studies how these rhythmic enviro</text:span><text:span text:style-name="T417">n</text:span><text:span text:style-name="T395">mental changes affect organisms</text:span><text:reference-mark-start text:name="ADDIN CSL_CITATION {&quot;citationItems&quot;: [{&quot;id&quot;: &quot;ITEM-1&quot;, &quot;itemData&quot;: {&quot;DOI&quot;: &quot;10.1101/cshperspect.a033613&quot;, &quot;ISSN&quot;: &quot;19430264&quot;, &quot;abstract&quot;: &quot;A diverse range of species, from cyanobacteria to humans, evolved endogenous biological clocks that allow for the anticipation of daily variations in light and temperature. The ability to anticipate regular environmental rhythms promotes optimal performance and survival. Herein we present a brief historical timeline of how circadian concepts and terminology have emerged since the early observation of daily leaf movement in plants made by an astronomer in the 1700s.&quot;, &quot;author&quot;: [{&quot;dropping-particle&quot;: &quot;&quot;, &quot;family&quot;: &quot;Kuhlman&quot;, &quot;given&quot;: &quot;Sandra J.&quot;, &quot;non-dropping-particle&quot;: &quot;&quot;, &quot;parse-names&quot;: false, &quot;suffix&quot;: &quot;&quot;}, {&quot;dropping-particle&quot;: &quot;&quot;, &quot;family&quot;: &quot;Craig&quot;, &quot;given&quot;: &quot;L. Michon&quot;, &quot;non-dropping-particle&quot;: &quot;&quot;, &quot;parse-names&quot;: false, &quot;suffix&quot;: &quot;&quot;}, {&quot;dropping-particle&quot;: &quot;&quot;, &quot;family&quot;: &quot;Duffy&quot;, &quot;given&quot;: &quot;Jeanne F.&quot;, &quot;non-dropping-particle&quot;: &quot;&quot;, &quot;parse-names&quot;: false, &quot;suffix&quot;: &quot;&quot;}], &quot;container-title&quot;: &quot;Cold Spring Harbor Perspectives in Biology&quot;, &quot;id&quot;: &quot;ITEM-1&quot;, &quot;issue&quot;: &quot;9&quot;, &quot;issued&quot;: {&quot;date-parts&quot;: [[&quot;2018&quot;]]}, &quot;title&quot;: &quot;Introduction to chronobiology&quot;, &quot;type&quot;: &quot;article-journal&quot;, &quot;volume&quot;: &quot;10&quot;}, &quot;uris&quot;: [&quot;http://www.mendeley.com/documents/?uuid=183b3a8a-6232-4e66-a4a3-85550a317c99&quot;]}, {&quot;id&quot;: &quot;ITEM-2&quot;, &quot;itemData&quot;: {&quot;DOI&quot;: &quot;10.1002/aja.1001680404&quot;, &quot;ISSN&quot;: &quot;15530795&quot;, &quot;abstract&quot;: &quot;This review considers cellular chronobiology and examines, at least in a superficial way, several classes of models and mechanisms that have been proposed for circadian rhythmicity and some of the experimental approaches that have appeared to be most productive. After a brief discussion of temporal organization and the metabolic, epigenetic, and circadian time domains, the general properties of circadian rhythms are enumerated. A survey of independent oscillations in isolated organs, tissues, and cells is followed by a review of selected circadian rhythms in eukaryotic microorganisms, with particular emphasis placed on the rhythm of cell division in the algal flagellate Euglena as a model system illustrating temporal differentiation. In the ensuing section, experimental approaches to circadian clock mechanisms are considered. The dissection of the clock by the use of chemical inhibitors is illustrated for the rhythm of bioluminescence in the marine dinoflagellate Gonyaulax and for the rhythm of photosynthetic capacity in the unicellular green alga Acetabularia. Alternatively, genetic analysis of circadian oscillators is considered in the green alga Chlamydomonas and in the bread mold Neurospora, both of which have yielded clock mutants and mutants having biochemical lesions that exhibit altered clock properties. On the basis of the evidence generated by these experimental approaches, several classes of biochemical and molecular models for circadian clocks have been proposed. These include strictly molecular models, feedback loop (network) models, transcriptional (tape\u2010reading) models, and membrane models; some of their key elements and predictions are discussed. Finally, a number of general unsolved problems at the cellular level are briefly mentioned: cell cycle interfaces, the evolution of circadian rhythmicity, the possibility of multiple cellular oscillators, chrono\u2010pharmacology and chronotherapy, and cell\u2010cycle clocks in development and aging. Copyright \u00a9 1983 Wiley\u2010Liss, Inc.&quot;, &quot;author&quot;: [{&quot;dropping-particle&quot;: &quot;&quot;, &quot;family&quot;: &quot;Edmunds&quot;, &quot;given&quot;: &quot;Leland N.&quot;, &quot;non-dropping-particle&quot;: &quot;&quot;, &quot;parse-names&quot;: false, &quot;suffix&quot;: &quot;&quot;}], &quot;container-title&quot;: &quot;American Journal of Anatomy&quot;, &quot;id&quot;: &quot;ITEM-2&quot;, &quot;issue&quot;: &quot;4&quot;, &quot;issued&quot;: {&quot;date-parts&quot;: [[&quot;1983&quot;]]}, &quot;title&quot;: &quot;Chronobiology at the cellular and molecular levels: Models and mechanisms for circadian timekeeping&quot;, &quot;type&quot;: &quot;article-journal&quot;, &quot;volume&quot;: &quot;168&quot;}, &quot;uris&quot;: [&quot;http://www.mendeley.com/documents/?uuid=60229ed5-a5a8-4151-8f5d-9bdc53a628a5&quot;]}], &quot;mendeley&quot;: {&quot;formattedCitation&quot;: &quot;(Edmunds, 1983; Kuhlman et al., 2018)&quot;, &quot;plainTextFormattedCitation&quot;: &quot;(Edmunds, 1983; Kuhlman et al., 2018)&quot;, &quot;previouslyFormattedCitation&quot;: &quot;(Edmunds, 1983; Kuhlman et al., 2018)&quot;}, &quot;properties&quot;: {&quot;noteIndex&quot;: 0}, &quot;schema&quot;: &quot;https://github.com/citation-style-language/schema/raw/master/csl-citation.json&quot;} RNDaFFgsKlRN2"/><text:span text:style-name="T30">(Edmunds, 1983; Kuhlman et al., 2018)</text:span><text:reference-mark-end text:name="ADDIN CSL_CITATION {&quot;citationItems&quot;: [{&quot;id&quot;: &quot;ITEM-1&quot;, &quot;itemData&quot;: {&quot;DOI&quot;: &quot;10.1101/cshperspect.a033613&quot;, &quot;ISSN&quot;: &quot;19430264&quot;, &quot;abstract&quot;: &quot;A diverse range of species, from cyanobacteria to humans, evolved endogenous biological clocks that allow for the anticipation of daily variations in light and temperature. The ability to anticipate regular environmental rhythms promotes optimal performance and survival. Herein we present a brief historical timeline of how circadian concepts and terminology have emerged since the early observation of daily leaf movement in plants made by an astronomer in the 1700s.&quot;, &quot;author&quot;: [{&quot;dropping-particle&quot;: &quot;&quot;, &quot;family&quot;: &quot;Kuhlman&quot;, &quot;given&quot;: &quot;Sandra J.&quot;, &quot;non-dropping-particle&quot;: &quot;&quot;, &quot;parse-names&quot;: false, &quot;suffix&quot;: &quot;&quot;}, {&quot;dropping-particle&quot;: &quot;&quot;, &quot;family&quot;: &quot;Craig&quot;, &quot;given&quot;: &quot;L. Michon&quot;, &quot;non-dropping-particle&quot;: &quot;&quot;, &quot;parse-names&quot;: false, &quot;suffix&quot;: &quot;&quot;}, {&quot;dropping-particle&quot;: &quot;&quot;, &quot;family&quot;: &quot;Duffy&quot;, &quot;given&quot;: &quot;Jeanne F.&quot;, &quot;non-dropping-particle&quot;: &quot;&quot;, &quot;parse-names&quot;: false, &quot;suffix&quot;: &quot;&quot;}], &quot;container-title&quot;: &quot;Cold Spring Harbor Perspectives in Biology&quot;, &quot;id&quot;: &quot;ITEM-1&quot;, &quot;issue&quot;: &quot;9&quot;, &quot;issued&quot;: {&quot;date-parts&quot;: [[&quot;2018&quot;]]}, &quot;title&quot;: &quot;Introduction to chronobiology&quot;, &quot;type&quot;: &quot;article-journal&quot;, &quot;volume&quot;: &quot;10&quot;}, &quot;uris&quot;: [&quot;http://www.mendeley.com/documents/?uuid=183b3a8a-6232-4e66-a4a3-85550a317c99&quot;]}, {&quot;id&quot;: &quot;ITEM-2&quot;, &quot;itemData&quot;: {&quot;DOI&quot;: &quot;10.1002/aja.1001680404&quot;, &quot;ISSN&quot;: &quot;15530795&quot;, &quot;abstract&quot;: &quot;This review considers cellular chronobiology and examines, at least in a superficial way, several classes of models and mechanisms that have been proposed for circadian rhythmicity and some of the experimental approaches that have appeared to be most productive. After a brief discussion of temporal organization and the metabolic, epigenetic, and circadian time domains, the general properties of circadian rhythms are enumerated. A survey of independent oscillations in isolated organs, tissues, and cells is followed by a review of selected circadian rhythms in eukaryotic microorganisms, with particular emphasis placed on the rhythm of cell division in the algal flagellate Euglena as a model system illustrating temporal differentiation. In the ensuing section, experimental approaches to circadian clock mechanisms are considered. The dissection of the clock by the use of chemical inhibitors is illustrated for the rhythm of bioluminescence in the marine dinoflagellate Gonyaulax and for the rhythm of photosynthetic capacity in the unicellular green alga Acetabularia. Alternatively, genetic analysis of circadian oscillators is considered in the green alga Chlamydomonas and in the bread mold Neurospora, both of which have yielded clock mutants and mutants having biochemical lesions that exhibit altered clock properties. On the basis of the evidence generated by these experimental approaches, several classes of biochemical and molecular models for circadian clocks have been proposed. These include strictly molecular models, feedback loop (network) models, transcriptional (tape\u2010reading) models, and membrane models; some of their key elements and predictions are discussed. Finally, a number of general unsolved problems at the cellular level are briefly mentioned: cell cycle interfaces, the evolution of circadian rhythmicity, the possibility of multiple cellular oscillators, chrono\u2010pharmacology and chronotherapy, and cell\u2010cycle clocks in development and aging. Copyright \u00a9 1983 Wiley\u2010Liss, Inc.&quot;, &quot;author&quot;: [{&quot;dropping-particle&quot;: &quot;&quot;, &quot;family&quot;: &quot;Edmunds&quot;, &quot;given&quot;: &quot;Leland N.&quot;, &quot;non-dropping-particle&quot;: &quot;&quot;, &quot;parse-names&quot;: false, &quot;suffix&quot;: &quot;&quot;}], &quot;container-title&quot;: &quot;American Journal of Anatomy&quot;, &quot;id&quot;: &quot;ITEM-2&quot;, &quot;issue&quot;: &quot;4&quot;, &quot;issued&quot;: {&quot;date-parts&quot;: [[&quot;1983&quot;]]}, &quot;title&quot;: &quot;Chronobiology at the cellular and molecular levels: Models and mechanisms for circadian timekeeping&quot;, &quot;type&quot;: &quot;article-journal&quot;, &quot;volume&quot;: &quot;168&quot;}, &quot;uris&quot;: [&quot;http://www.mendeley.com/documents/?uuid=60229ed5-a5a8-4151-8f5d-9bdc53a628a5&quot;]}], &quot;mendeley&quot;: {&quot;formattedCitation&quot;: &quot;(Edmunds, 1983; Kuhlman et al., 2018)&quot;, &quot;plainTextFormattedCitation&quot;: &quot;(Edmunds, 1983; Kuhlman et al., 2018)&quot;, &quot;previouslyFormattedCitation&quot;: &quot;(Edmunds, 1983; Kuhlman et al., 2018)&quot;}, &quot;properties&quot;: {&quot;noteIndex&quot;: 0}, &quot;schema&quot;: &quot;https://github.com/citation-style-language/schema/raw/master/csl-citation.json&quot;} RNDaFFgsKlRN2"/><text:span text:style-name="T395">⁠. </text:span></text:p>
      <text:p text:style-name="P126"><text:span text:style-name="T306">Living beings perceive enviro</text:span><text:span text:style-name="T307">n</text:span><text:span text:style-name="T306">mental cyclic changes and </text:span><text:span text:style-name="T307">they </text:span><text:span text:style-name="T306">are </text:span><text:span text:style-name="T308">able to </text:span><text:span text:style-name="T306">react in advance generating </text:span><text:span text:style-name="T308">endogenous</text:span><text:span text:style-name="T306"> biological rhythms </text:span><text:span text:style-name="T309">thanks to an internal machinery that acts as a clock. </text:span><text:span text:style-name="T306">Ch</text:span><text:span text:style-name="T315">r</text:span><text:span text:style-name="T306">o</text:span><text:span text:style-name="T315">no</text:span><text:span text:style-name="T306">biologist</text:span><text:span text:style-name="T315">s</text:span><text:span text:style-name="T306"> have found biological rhythms in a wide range of scales. It goes from a molecular level (</text:span><text:span text:style-name="T316">transcription, </text:span><text:span text:style-name="T306">translation, protein degradation, metabolites synthesis, </text:span><text:span text:style-name="T317">etc</text:span><text:span text:style-name="T306">), to a cellular and tissue level (cell division, </text:span><text:span text:style-name="T317">synaptic connections, apoptosis, etc.) or even a complete organism or populations <text:s/></text:span><text:reference-mark-start text:name="ADDIN CSL_CITATION {&quot;citationItems&quot;: [{&quot;id&quot;: &quot;ITEM-1&quot;, &quot;itemData&quot;: {&quot;DOI&quot;: &quot;10.1002/aja.1001680404&quot;, &quot;ISSN&quot;: &quot;15530795&quot;, &quot;abstract&quot;: &quot;This review considers cellular chronobiology and examines, at least in a superficial way, several classes of models and mechanisms that have been proposed for circadian rhythmicity and some of the experimental approaches that have appeared to be most productive. After a brief discussion of temporal organization and the metabolic, epigenetic, and circadian time domains, the general properties of circadian rhythms are enumerated. A survey of independent oscillations in isolated organs, tissues, and cells is followed by a review of selected circadian rhythms in eukaryotic microorganisms, with particular emphasis placed on the rhythm of cell division in the algal flagellate Euglena as a model system illustrating temporal differentiation. In the ensuing section, experimental approaches to circadian clock mechanisms are considered. The dissection of the clock by the use of chemical inhibitors is illustrated for the rhythm of bioluminescence in the marine dinoflagellate Gonyaulax and for the rhythm of photosynthetic capacity in the unicellular green alga Acetabularia. Alternatively, genetic analysis of circadian oscillators is considered in the green alga Chlamydomonas and in the bread mold Neurospora, both of which have yielded clock mutants and mutants having biochemical lesions that exhibit altered clock properties. On the basis of the evidence generated by these experimental approaches, several classes of biochemical and molecular models for circadian clocks have been proposed. These include strictly molecular models, feedback loop (network) models, transcriptional (tape\u2010reading) models, and membrane models; some of their key elements and predictions are discussed. Finally, a number of general unsolved problems at the cellular level are briefly mentioned: cell cycle interfaces, the evolution of circadian rhythmicity, the possibility of multiple cellular oscillators, chrono\u2010pharmacology and chronotherapy, and cell\u2010cycle clocks in development and aging. Copyright \u00a9 1983 Wiley\u2010Liss, Inc.&quot;, &quot;author&quot;: [{&quot;dropping-particle&quot;: &quot;&quot;, &quot;family&quot;: &quot;Edmunds&quot;, &quot;given&quot;: &quot;Leland N.&quot;, &quot;non-dropping-particle&quot;: &quot;&quot;, &quot;parse-names&quot;: false, &quot;suffix&quot;: &quot;&quot;}], &quot;container-title&quot;: &quot;American Journal of Anatomy&quot;, &quot;id&quot;: &quot;ITEM-1&quot;, &quot;issue&quot;: &quot;4&quot;, &quot;issued&quot;: {&quot;date-parts&quot;: [[&quot;1983&quot;]]}, &quot;title&quot;: &quot;Chronobiology at the cellular and molecular levels: Models and mechanisms for circadian timekeeping&quot;, &quot;type&quot;: &quot;article-journal&quot;, &quot;volume&quot;: &quot;168&quot;}, &quot;uris&quot;: [&quot;http://www.mendeley.com/documents/?uuid=60229ed5-a5a8-4151-8f5d-9bdc53a628a5&quot;]}, {&quot;id&quot;: &quot;ITEM-2&quot;, &quot;itemData&quot;: {&quot;DOI&quot;: &quot;10.1038/sj.embor.7400541&quot;, &quot;ISSN&quot;: &quot;1469221X&quot;, &quot;abstract&quot;: &quot;The daily recurrence of activity and rest are so common as to seem trivial. However, they reflect a ubiquitous temporal programme called the circadian clock. In the absence of either anatomical clock structures or clock genes, the timing of sleep and wakefulness is disrupted. The complex nature of circadian behaviour is evident in the fact that phasing of the cycle during the day varies widely for individuals, resulting in extremes colloquially called 'larks' and 'owls'. These behavioural oscillations are mirrored in the levels of physiology and gene expression. Deciphering the underlying mechanisms will provide important insights into how the circadian clock affects health and disease. \u00a9 2005 European Molecular Biology Organization.&quot;, &quot;author&quot;: [{&quot;dropping-particle&quot;: &quot;&quot;, &quot;family&quot;: &quot;Merrow&quot;, &quot;given&quot;: &quot;Martha&quot;, &quot;non-dropping-particle&quot;: &quot;&quot;, &quot;parse-names&quot;: false, &quot;suffix&quot;: &quot;&quot;}, {&quot;dropping-particle&quot;: &quot;&quot;, &quot;family&quot;: &quot;Spoelstra&quot;, &quot;given&quot;: &quot;Kamiel&quot;, &quot;non-dropping-particle&quot;: &quot;&quot;, &quot;parse-names&quot;: false, &quot;suffix&quot;: &quot;&quot;}, {&quot;dropping-particle&quot;: &quot;&quot;, &quot;family&quot;: &quot;Roenneberg&quot;, &quot;given&quot;: &quot;Till&quot;, &quot;non-dropping-particle&quot;: &quot;&quot;, &quot;parse-names&quot;: false, &quot;suffix&quot;: &quot;&quot;}], &quot;container-title&quot;: &quot;EMBO Reports&quot;, &quot;id&quot;: &quot;ITEM-2&quot;, &quot;issue&quot;: &quot;10&quot;, &quot;issued&quot;: {&quot;date-parts&quot;: [[&quot;2005&quot;]]}, &quot;title&quot;: &quot;The circadian cycle: Daily rhythms from behaviour to genes&quot;, &quot;type&quot;: &quot;article&quot;, &quot;volume&quot;: &quot;6&quot;}, &quot;uris&quot;: [&quot;http://www.mendeley.com/documents/?uuid=88598e01-4dd1-4cf7-b42d-91d330fc5fdb&quot;]}, {&quot;id&quot;: &quot;ITEM-3&quot;, &quot;itemData&quot;: {&quot;DOI&quot;: &quot;10.1002/jez.2631&quot;, &quot;ISSN&quot;: &quot;24715646&quot;, &quot;abstract&quot;: &quot;Twice-a-year migrations, one in autumn and the other in spring, occur within a discrete time window with striking alterations in the behavior and physiology, as regulated by the interaction of endogenous rhythms with prevailing photoperiod. These seasonal voyages are not isolated events; rather, they are part of an overall annual itinerary and remain closely coupled to the other annual subcycles, called seasonal life history states (LHSs). The success of migration depends on appropriate timing of the initiation and termination of each LHS, for example, reproduction, molt, summer nonmigratory, preautumn migratory (fattening and weight gain), autumn migratory, winter nonmigratory (wnM), prevernal (spring) migratory (fattening and weight gain), and spring migratory LHSs. Migration-linked photoperiod-induced changes include the body fattening and weight gain, nocturnal Zugunruhe (migratory restlessness), elevated triglycerides and free fatty acids, triiodothyronine and corticosterone levels. Hypothalamic expression of the thyroid hormone-responsive dio2 and dio3, light-responsive per2, cry1,\u00a0and adcyap1 and th (tyrosine hydroxylase, involved in dopamine biosynthesis) genes also show significant changes with transition from wnM to the vernal migratory LHS. Concurrent changes in the expression of genes associated with lipid metabolism and its transport also occur in the liver and flight muscles, respectively. Interestingly, there are clear differences in the behavioral and physiological phenotypes, and associated molecular changes, between the autumn and vernal migrations. In this review, we discuss seasonal changes in the behavior and physiology, and present molecular insights into the development of migratory phenotypes in latitudinal avian migrants, with special reference to Palearctic-Indian migratory buntings.&quot;, &quot;author&quot;: [{&quot;dropping-particle&quot;: &quot;&quot;, &quot;family&quot;: &quot;Sharma&quot;, &quot;given&quot;: &quot;Aakansha&quot;, &quot;non-dropping-particle&quot;: &quot;&quot;, &quot;parse-names&quot;: false, &quot;suffix&quot;: &quot;&quot;}, {&quot;dropping-particle&quot;: &quot;&quot;, &quot;family&quot;: &quot;Tripathi&quot;, &quot;given&quot;: &quot;Vatsala&quot;, &quot;non-dropping-particle&quot;: &quot;&quot;, &quot;parse-names&quot;: false, &quot;suffix&quot;: &quot;&quot;}, {&quot;dropping-particle&quot;: &quot;&quot;, &quot;family&quot;: &quot;Kumar&quot;, &quot;given&quot;: &quot;Vinod&quot;, &quot;non-dropping-particle&quot;: &quot;&quot;, &quot;parse-names&quot;: false, &quot;suffix&quot;: &quot;&quot;}], &quot;container-title&quot;: &quot;Journal of Experimental Zoology Part A: Ecological and Integrative Physiology&quot;, &quot;id&quot;: &quot;ITEM-3&quot;, &quot;issued&quot;: {&quot;date-parts&quot;: [[&quot;2022&quot;]]}, &quot;page&quot;: &quot;35677956&quot;, &quot;title&quot;: &quot;Control and adaptability of seasonal changes in behavior and physiology of latitudinal avian migrants: Insights from laboratory studies in Palearctic-Indian migratory buntings&quot;, &quot;type&quot;: &quot;article-journal&quot;}, &quot;uris&quot;: [&quot;http://www.mendeley.com/documents/?uuid=4d11db62-099d-4de9-a798-fe2c30cf2d94&quot;]}], &quot;mendeley&quot;: {&quot;formattedCitation&quot;: &quot;(Edmunds, 1983; Merrow et al., 2005; Sharma et al., 2022)&quot;, &quot;plainTextFormattedCitation&quot;: &quot;(Edmunds, 1983; Merrow et al., 2005; Sharma et al., 2022)&quot;, &quot;previouslyFormattedCitation&quot;: &quot;(Edmunds, 1983; Merrow et al., 2005; Sharma et al., 2022)&quot;}, &quot;properties&quot;: {&quot;noteIndex&quot;: 0}, &quot;schema&quot;: &quot;https://github.com/citation-style-language/schema/raw/master/csl-citation.json&quot;} RNDyh31b8XnJJ"/><text:span text:style-name="T278">(Edmunds, 1983; Merrow et al., 2005; Sharma et al., 2022)</text:span><text:reference-mark-end text:name="ADDIN CSL_CITATION {&quot;citationItems&quot;: [{&quot;id&quot;: &quot;ITEM-1&quot;, &quot;itemData&quot;: {&quot;DOI&quot;: &quot;10.1002/aja.1001680404&quot;, &quot;ISSN&quot;: &quot;15530795&quot;, &quot;abstract&quot;: &quot;This review considers cellular chronobiology and examines, at least in a superficial way, several classes of models and mechanisms that have been proposed for circadian rhythmicity and some of the experimental approaches that have appeared to be most productive. After a brief discussion of temporal organization and the metabolic, epigenetic, and circadian time domains, the general properties of circadian rhythms are enumerated. A survey of independent oscillations in isolated organs, tissues, and cells is followed by a review of selected circadian rhythms in eukaryotic microorganisms, with particular emphasis placed on the rhythm of cell division in the algal flagellate Euglena as a model system illustrating temporal differentiation. In the ensuing section, experimental approaches to circadian clock mechanisms are considered. The dissection of the clock by the use of chemical inhibitors is illustrated for the rhythm of bioluminescence in the marine dinoflagellate Gonyaulax and for the rhythm of photosynthetic capacity in the unicellular green alga Acetabularia. Alternatively, genetic analysis of circadian oscillators is considered in the green alga Chlamydomonas and in the bread mold Neurospora, both of which have yielded clock mutants and mutants having biochemical lesions that exhibit altered clock properties. On the basis of the evidence generated by these experimental approaches, several classes of biochemical and molecular models for circadian clocks have been proposed. These include strictly molecular models, feedback loop (network) models, transcriptional (tape\u2010reading) models, and membrane models; some of their key elements and predictions are discussed. Finally, a number of general unsolved problems at the cellular level are briefly mentioned: cell cycle interfaces, the evolution of circadian rhythmicity, the possibility of multiple cellular oscillators, chrono\u2010pharmacology and chronotherapy, and cell\u2010cycle clocks in development and aging. Copyright \u00a9 1983 Wiley\u2010Liss, Inc.&quot;, &quot;author&quot;: [{&quot;dropping-particle&quot;: &quot;&quot;, &quot;family&quot;: &quot;Edmunds&quot;, &quot;given&quot;: &quot;Leland N.&quot;, &quot;non-dropping-particle&quot;: &quot;&quot;, &quot;parse-names&quot;: false, &quot;suffix&quot;: &quot;&quot;}], &quot;container-title&quot;: &quot;American Journal of Anatomy&quot;, &quot;id&quot;: &quot;ITEM-1&quot;, &quot;issue&quot;: &quot;4&quot;, &quot;issued&quot;: {&quot;date-parts&quot;: [[&quot;1983&quot;]]}, &quot;title&quot;: &quot;Chronobiology at the cellular and molecular levels: Models and mechanisms for circadian timekeeping&quot;, &quot;type&quot;: &quot;article-journal&quot;, &quot;volume&quot;: &quot;168&quot;}, &quot;uris&quot;: [&quot;http://www.mendeley.com/documents/?uuid=60229ed5-a5a8-4151-8f5d-9bdc53a628a5&quot;]}, {&quot;id&quot;: &quot;ITEM-2&quot;, &quot;itemData&quot;: {&quot;DOI&quot;: &quot;10.1038/sj.embor.7400541&quot;, &quot;ISSN&quot;: &quot;1469221X&quot;, &quot;abstract&quot;: &quot;The daily recurrence of activity and rest are so common as to seem trivial. However, they reflect a ubiquitous temporal programme called the circadian clock. In the absence of either anatomical clock structures or clock genes, the timing of sleep and wakefulness is disrupted. The complex nature of circadian behaviour is evident in the fact that phasing of the cycle during the day varies widely for individuals, resulting in extremes colloquially called 'larks' and 'owls'. These behavioural oscillations are mirrored in the levels of physiology and gene expression. Deciphering the underlying mechanisms will provide important insights into how the circadian clock affects health and disease. \u00a9 2005 European Molecular Biology Organization.&quot;, &quot;author&quot;: [{&quot;dropping-particle&quot;: &quot;&quot;, &quot;family&quot;: &quot;Merrow&quot;, &quot;given&quot;: &quot;Martha&quot;, &quot;non-dropping-particle&quot;: &quot;&quot;, &quot;parse-names&quot;: false, &quot;suffix&quot;: &quot;&quot;}, {&quot;dropping-particle&quot;: &quot;&quot;, &quot;family&quot;: &quot;Spoelstra&quot;, &quot;given&quot;: &quot;Kamiel&quot;, &quot;non-dropping-particle&quot;: &quot;&quot;, &quot;parse-names&quot;: false, &quot;suffix&quot;: &quot;&quot;}, {&quot;dropping-particle&quot;: &quot;&quot;, &quot;family&quot;: &quot;Roenneberg&quot;, &quot;given&quot;: &quot;Till&quot;, &quot;non-dropping-particle&quot;: &quot;&quot;, &quot;parse-names&quot;: false, &quot;suffix&quot;: &quot;&quot;}], &quot;container-title&quot;: &quot;EMBO Reports&quot;, &quot;id&quot;: &quot;ITEM-2&quot;, &quot;issue&quot;: &quot;10&quot;, &quot;issued&quot;: {&quot;date-parts&quot;: [[&quot;2005&quot;]]}, &quot;title&quot;: &quot;The circadian cycle: Daily rhythms from behaviour to genes&quot;, &quot;type&quot;: &quot;article&quot;, &quot;volume&quot;: &quot;6&quot;}, &quot;uris&quot;: [&quot;http://www.mendeley.com/documents/?uuid=88598e01-4dd1-4cf7-b42d-91d330fc5fdb&quot;]}, {&quot;id&quot;: &quot;ITEM-3&quot;, &quot;itemData&quot;: {&quot;DOI&quot;: &quot;10.1002/jez.2631&quot;, &quot;ISSN&quot;: &quot;24715646&quot;, &quot;abstract&quot;: &quot;Twice-a-year migrations, one in autumn and the other in spring, occur within a discrete time window with striking alterations in the behavior and physiology, as regulated by the interaction of endogenous rhythms with prevailing photoperiod. These seasonal voyages are not isolated events; rather, they are part of an overall annual itinerary and remain closely coupled to the other annual subcycles, called seasonal life history states (LHSs). The success of migration depends on appropriate timing of the initiation and termination of each LHS, for example, reproduction, molt, summer nonmigratory, preautumn migratory (fattening and weight gain), autumn migratory, winter nonmigratory (wnM), prevernal (spring) migratory (fattening and weight gain), and spring migratory LHSs. Migration-linked photoperiod-induced changes include the body fattening and weight gain, nocturnal Zugunruhe (migratory restlessness), elevated triglycerides and free fatty acids, triiodothyronine and corticosterone levels. Hypothalamic expression of the thyroid hormone-responsive dio2 and dio3, light-responsive per2, cry1,\u00a0and adcyap1 and th (tyrosine hydroxylase, involved in dopamine biosynthesis) genes also show significant changes with transition from wnM to the vernal migratory LHS. Concurrent changes in the expression of genes associated with lipid metabolism and its transport also occur in the liver and flight muscles, respectively. Interestingly, there are clear differences in the behavioral and physiological phenotypes, and associated molecular changes, between the autumn and vernal migrations. In this review, we discuss seasonal changes in the behavior and physiology, and present molecular insights into the development of migratory phenotypes in latitudinal avian migrants, with special reference to Palearctic-Indian migratory buntings.&quot;, &quot;author&quot;: [{&quot;dropping-particle&quot;: &quot;&quot;, &quot;family&quot;: &quot;Sharma&quot;, &quot;given&quot;: &quot;Aakansha&quot;, &quot;non-dropping-particle&quot;: &quot;&quot;, &quot;parse-names&quot;: false, &quot;suffix&quot;: &quot;&quot;}, {&quot;dropping-particle&quot;: &quot;&quot;, &quot;family&quot;: &quot;Tripathi&quot;, &quot;given&quot;: &quot;Vatsala&quot;, &quot;non-dropping-particle&quot;: &quot;&quot;, &quot;parse-names&quot;: false, &quot;suffix&quot;: &quot;&quot;}, {&quot;dropping-particle&quot;: &quot;&quot;, &quot;family&quot;: &quot;Kumar&quot;, &quot;given&quot;: &quot;Vinod&quot;, &quot;non-dropping-particle&quot;: &quot;&quot;, &quot;parse-names&quot;: false, &quot;suffix&quot;: &quot;&quot;}], &quot;container-title&quot;: &quot;Journal of Experimental Zoology Part A: Ecological and Integrative Physiology&quot;, &quot;id&quot;: &quot;ITEM-3&quot;, &quot;issued&quot;: {&quot;date-parts&quot;: [[&quot;2022&quot;]]}, &quot;page&quot;: &quot;35677956&quot;, &quot;title&quot;: &quot;Control and adaptability of seasonal changes in behavior and physiology of latitudinal avian migrants: Insights from laboratory studies in Palearctic-Indian migratory buntings&quot;, &quot;type&quot;: &quot;article-journal&quot;}, &quot;uris&quot;: [&quot;http://www.mendeley.com/documents/?uuid=4d11db62-099d-4de9-a798-fe2c30cf2d94&quot;]}], &quot;mendeley&quot;: {&quot;formattedCitation&quot;: &quot;(Edmunds, 1983; Merrow et al., 2005; Sharma et al., 2022)&quot;, &quot;plainTextFormattedCitation&quot;: &quot;(Edmunds, 1983; Merrow et al., 2005; Sharma et al., 2022)&quot;, &quot;previouslyFormattedCitation&quot;: &quot;(Edmunds, 1983; Merrow et al., 2005; Sharma et al., 2022)&quot;}, &quot;properties&quot;: {&quot;noteIndex&quot;: 0}, &quot;schema&quot;: &quot;https://github.com/citation-style-language/schema/raw/master/csl-citation.json&quot;} RNDyh31b8XnJJ"/><text:span text:style-name="T317">⁠.</text:span></text:p>
      <text:p text:style-name="P161"><text:span text:style-name="T310">A surprising characteristic of theses rhythms is that they are self-sustained </text:span><text:reference-mark-start text:name="ADDIN CSL_CITATION {&quot;citationItems&quot;: [{&quot;id&quot;: &quot;ITEM-1&quot;, &quot;itemData&quot;: {&quot;DOI&quot;: &quot;10.1101/SQB.1960.025.01.015&quot;, &quot;ISSN&quot;: &quot;00917451&quot;, &quot;author&quot;: [{&quot;dropping-particle&quot;: &quot;&quot;, &quot;family&quot;: &quot;Pittendrigh&quot;, &quot;given&quot;: &quot;C. S.&quot;, &quot;non-dropping-particle&quot;: &quot;&quot;, &quot;parse-names&quot;: false, &quot;suffix&quot;: &quot;&quot;}], &quot;container-title&quot;: &quot;Cold Spring Harbor symposia on quantitative biology&quot;, &quot;id&quot;: &quot;ITEM-1&quot;, &quot;issued&quot;: {&quot;date-parts&quot;: [[&quot;1960&quot;]]}, &quot;title&quot;: &quot;Circadian rhythms and the circadian organization of living systems.&quot;, &quot;type&quot;: &quot;article-journal&quot;, &quot;volume&quot;: &quot;25&quot;}, &quot;uris&quot;: [&quot;http://www.mendeley.com/documents/?uuid=9a04ba80-c39b-4a99-bb01-70da6df424e5&quot;]}, {&quot;id&quot;: &quot;ITEM-2&quot;, &quot;itemData&quot;: {&quot;DOI&quot;: &quot;10.1038/nrm1766&quot;, &quot;ISSN&quot;: &quot;14710072&quot;, &quot;abstract&quot;: &quot;Circadian clocks control the daily life of most light-sensitive organisms - from cyanobacteria to humans. Molecular processes generate cellular rhythmicity, and cellular clocks in animals coordinate rhythms through interaction (known as coupling). This hierarchy of clocks generates a complex, \u223c24-hour temporal programme that is synchronized with the rotation of the Earth. The circadian system ensures anticipation and adaptation to daily environmental changes, and functions on different levels - from gene expression to behaviour. Circadian research is a remarkable example of interdisciplinarity, unravelling the complex mechanisms that underlie a ubiquitous biological programme. Insights from this research will help to optimize medical diagnostics and therapy, as well as adjust social and biological timing on the individual level. \u00a9 2005 Nature Publishing Group.&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Nature Reviews Molecular Cell Biology&quot;, &quot;id&quot;: &quot;ITEM-2&quot;, &quot;issue&quot;: &quot;12&quot;, &quot;issued&quot;: {&quot;date-parts&quot;: [[&quot;2005&quot;]]}, &quot;title&quot;: &quot;Circadian clocks - The fall and rise of physiology&quot;, &quot;type&quot;: &quot;article&quot;, &quot;volume&quot;: &quot;6&quot;}, &quot;uris&quot;: [&quot;http://www.mendeley.com/documents/?uuid=4783420e-8520-44ca-bb0a-ed5e626bf86c&quot;]}], &quot;mendeley&quot;: {&quot;formattedCitation&quot;: &quot;(Pittendrigh, 1960; Roenneberg &amp; Merrow, 2005)&quot;, &quot;plainTextFormattedCitation&quot;: &quot;(Pittendrigh, 1960; Roenneberg &amp; Merrow, 2005)&quot;, &quot;previouslyFormattedCitation&quot;: &quot;(Pittendrigh, 1960; Roenneberg &amp; Merrow, 2005)&quot;}, &quot;properties&quot;: {&quot;noteIndex&quot;: 0}, &quot;schema&quot;: &quot;https://github.com/citation-style-language/schema/raw/master/csl-citation.json&quot;} RNDxTHP7Z4OlP"/><text:span text:style-name="T277">(Pittendrigh, 1960; Roenneberg &amp; Merrow, 2005)</text:span><text:reference-mark-end text:name="ADDIN CSL_CITATION {&quot;citationItems&quot;: [{&quot;id&quot;: &quot;ITEM-1&quot;, &quot;itemData&quot;: {&quot;DOI&quot;: &quot;10.1101/SQB.1960.025.01.015&quot;, &quot;ISSN&quot;: &quot;00917451&quot;, &quot;author&quot;: [{&quot;dropping-particle&quot;: &quot;&quot;, &quot;family&quot;: &quot;Pittendrigh&quot;, &quot;given&quot;: &quot;C. S.&quot;, &quot;non-dropping-particle&quot;: &quot;&quot;, &quot;parse-names&quot;: false, &quot;suffix&quot;: &quot;&quot;}], &quot;container-title&quot;: &quot;Cold Spring Harbor symposia on quantitative biology&quot;, &quot;id&quot;: &quot;ITEM-1&quot;, &quot;issued&quot;: {&quot;date-parts&quot;: [[&quot;1960&quot;]]}, &quot;title&quot;: &quot;Circadian rhythms and the circadian organization of living systems.&quot;, &quot;type&quot;: &quot;article-journal&quot;, &quot;volume&quot;: &quot;25&quot;}, &quot;uris&quot;: [&quot;http://www.mendeley.com/documents/?uuid=9a04ba80-c39b-4a99-bb01-70da6df424e5&quot;]}, {&quot;id&quot;: &quot;ITEM-2&quot;, &quot;itemData&quot;: {&quot;DOI&quot;: &quot;10.1038/nrm1766&quot;, &quot;ISSN&quot;: &quot;14710072&quot;, &quot;abstract&quot;: &quot;Circadian clocks control the daily life of most light-sensitive organisms - from cyanobacteria to humans. Molecular processes generate cellular rhythmicity, and cellular clocks in animals coordinate rhythms through interaction (known as coupling). This hierarchy of clocks generates a complex, \u223c24-hour temporal programme that is synchronized with the rotation of the Earth. The circadian system ensures anticipation and adaptation to daily environmental changes, and functions on different levels - from gene expression to behaviour. Circadian research is a remarkable example of interdisciplinarity, unravelling the complex mechanisms that underlie a ubiquitous biological programme. Insights from this research will help to optimize medical diagnostics and therapy, as well as adjust social and biological timing on the individual level. \u00a9 2005 Nature Publishing Group.&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Nature Reviews Molecular Cell Biology&quot;, &quot;id&quot;: &quot;ITEM-2&quot;, &quot;issue&quot;: &quot;12&quot;, &quot;issued&quot;: {&quot;date-parts&quot;: [[&quot;2005&quot;]]}, &quot;title&quot;: &quot;Circadian clocks - The fall and rise of physiology&quot;, &quot;type&quot;: &quot;article&quot;, &quot;volume&quot;: &quot;6&quot;}, &quot;uris&quot;: [&quot;http://www.mendeley.com/documents/?uuid=4783420e-8520-44ca-bb0a-ed5e626bf86c&quot;]}], &quot;mendeley&quot;: {&quot;formattedCitation&quot;: &quot;(Pittendrigh, 1960; Roenneberg &amp; Merrow, 2005)&quot;, &quot;plainTextFormattedCitation&quot;: &quot;(Pittendrigh, 1960; Roenneberg &amp; Merrow, 2005)&quot;, &quot;previouslyFormattedCitation&quot;: &quot;(Pittendrigh, 1960; Roenneberg &amp; Merrow, 2005)&quot;}, &quot;properties&quot;: {&quot;noteIndex&quot;: 0}, &quot;schema&quot;: &quot;https://github.com/citation-style-language/schema/raw/master/csl-citation.json&quot;} RNDxTHP7Z4OlP"/><text:span text:style-name="T310">⁠</text:span><text:span text:style-name="T306">.</text:span><text:span text:style-name="T310"> </text:span><text:span text:style-name="T309">For example</text:span><text:span text:style-name="T310">, if we study a biological function that respond</text:span><text:span text:style-name="T309">s</text:span><text:span text:style-name="T310"> to light and light irradiance in our experiment is rhythmic, the measure of that biological function will also show a rhythmic profile. </text:span><text:span text:style-name="T309">However, that rhythmic profile would not be maintained when the light input is turn off. But when we are studying a biological function that is regulated by that </text:span><text:span text:style-name="T318">machinery </text:span><text:span text:style-name="T319">called</text:span><text:span text:style-name="T309"> clock, it will maintain a rhythmic profile even under constant conditions and it will react in anticipation to the enviro</text:span><text:span text:style-name="T308">n</text:span><text:span text:style-name="T309">mental change. </text:span></text:p>
      <text:p text:style-name="P161"><text:soft-page-break/><text:span text:style-name="T311">For that reason, every chronobiology experiment is designed as follows: several consecutive days where the organism is exposed to the rhythmic input </text:span><text:span text:style-name="T312">(called zeitgeber, which is used as </text:span><text:bookmark text:name="tw-target-text"/><text:span text:style-name="T418">synchronizer</text:span><text:span text:style-name="T312">)</text:span><text:span text:style-name="T311"> are followed by several consecutive days where the organism is exposed to constant conditions (called free-running conditions) </text:span><text:reference-mark-start text:name="ADDIN CSL_CITATION {&quot;citationItems&quot;: [{&quot;id&quot;: &quot;ITEM-1&quot;, &quot;itemData&quot;: {&quot;DOI&quot;: &quot;10.1101/cshperspect.a033613&quot;, &quot;ISSN&quot;: &quot;19430264&quot;, &quot;abstract&quot;: &quot;A diverse range of species, from cyanobacteria to humans, evolved endogenous biological clocks that allow for the anticipation of daily variations in light and temperature. The ability to anticipate regular environmental rhythms promotes optimal performance and survival. Herein we present a brief historical timeline of how circadian concepts and terminology have emerged since the early observation of daily leaf movement in plants made by an astronomer in the 1700s.&quot;, &quot;author&quot;: [{&quot;dropping-particle&quot;: &quot;&quot;, &quot;family&quot;: &quot;Kuhlman&quot;, &quot;given&quot;: &quot;Sandra J.&quot;, &quot;non-dropping-particle&quot;: &quot;&quot;, &quot;parse-names&quot;: false, &quot;suffix&quot;: &quot;&quot;}, {&quot;dropping-particle&quot;: &quot;&quot;, &quot;family&quot;: &quot;Craig&quot;, &quot;given&quot;: &quot;L. Michon&quot;, &quot;non-dropping-particle&quot;: &quot;&quot;, &quot;parse-names&quot;: false, &quot;suffix&quot;: &quot;&quot;}, {&quot;dropping-particle&quot;: &quot;&quot;, &quot;family&quot;: &quot;Duffy&quot;, &quot;given&quot;: &quot;Jeanne F.&quot;, &quot;non-dropping-particle&quot;: &quot;&quot;, &quot;parse-names&quot;: false, &quot;suffix&quot;: &quot;&quot;}], &quot;container-title&quot;: &quot;Cold Spring Harbor Perspectives in Biology&quot;, &quot;id&quot;: &quot;ITEM-1&quot;, &quot;issue&quot;: &quot;9&quot;, &quot;issued&quot;: {&quot;date-parts&quot;: [[&quot;2018&quot;]]}, &quot;title&quot;: &quot;Introduction to chronobiology&quot;, &quot;type&quot;: &quot;article-journal&quot;, &quot;volume&quot;: &quot;10&quot;}, &quot;uris&quot;: [&quot;http://www.mendeley.com/documents/?uuid=183b3a8a-6232-4e66-a4a3-85550a317c99&quot;]}], &quot;mendeley&quot;: {&quot;formattedCitation&quot;: &quot;(Kuhlman et al., 2018)&quot;, &quot;plainTextFormattedCitation&quot;: &quot;(Kuhlman et al., 2018)&quot;, &quot;previouslyFormattedCitation&quot;: &quot;(Kuhlman et al., 2018)&quot;}, &quot;properties&quot;: {&quot;noteIndex&quot;: 0}, &quot;schema&quot;: &quot;https://github.com/citation-style-language/schema/raw/master/csl-citation.json&quot;} RNDwr4E1jZMLy"/><text:span text:style-name="T276">(Kuhlman et al., 2018)</text:span><text:reference-mark-end text:name="ADDIN CSL_CITATION {&quot;citationItems&quot;: [{&quot;id&quot;: &quot;ITEM-1&quot;, &quot;itemData&quot;: {&quot;DOI&quot;: &quot;10.1101/cshperspect.a033613&quot;, &quot;ISSN&quot;: &quot;19430264&quot;, &quot;abstract&quot;: &quot;A diverse range of species, from cyanobacteria to humans, evolved endogenous biological clocks that allow for the anticipation of daily variations in light and temperature. The ability to anticipate regular environmental rhythms promotes optimal performance and survival. Herein we present a brief historical timeline of how circadian concepts and terminology have emerged since the early observation of daily leaf movement in plants made by an astronomer in the 1700s.&quot;, &quot;author&quot;: [{&quot;dropping-particle&quot;: &quot;&quot;, &quot;family&quot;: &quot;Kuhlman&quot;, &quot;given&quot;: &quot;Sandra J.&quot;, &quot;non-dropping-particle&quot;: &quot;&quot;, &quot;parse-names&quot;: false, &quot;suffix&quot;: &quot;&quot;}, {&quot;dropping-particle&quot;: &quot;&quot;, &quot;family&quot;: &quot;Craig&quot;, &quot;given&quot;: &quot;L. Michon&quot;, &quot;non-dropping-particle&quot;: &quot;&quot;, &quot;parse-names&quot;: false, &quot;suffix&quot;: &quot;&quot;}, {&quot;dropping-particle&quot;: &quot;&quot;, &quot;family&quot;: &quot;Duffy&quot;, &quot;given&quot;: &quot;Jeanne F.&quot;, &quot;non-dropping-particle&quot;: &quot;&quot;, &quot;parse-names&quot;: false, &quot;suffix&quot;: &quot;&quot;}], &quot;container-title&quot;: &quot;Cold Spring Harbor Perspectives in Biology&quot;, &quot;id&quot;: &quot;ITEM-1&quot;, &quot;issue&quot;: &quot;9&quot;, &quot;issued&quot;: {&quot;date-parts&quot;: [[&quot;2018&quot;]]}, &quot;title&quot;: &quot;Introduction to chronobiology&quot;, &quot;type&quot;: &quot;article-journal&quot;, &quot;volume&quot;: &quot;10&quot;}, &quot;uris&quot;: [&quot;http://www.mendeley.com/documents/?uuid=183b3a8a-6232-4e66-a4a3-85550a317c99&quot;]}], &quot;mendeley&quot;: {&quot;formattedCitation&quot;: &quot;(Kuhlman et al., 2018)&quot;, &quot;plainTextFormattedCitation&quot;: &quot;(Kuhlman et al., 2018)&quot;, &quot;previouslyFormattedCitation&quot;: &quot;(Kuhlman et al., 2018)&quot;}, &quot;properties&quot;: {&quot;noteIndex&quot;: 0}, &quot;schema&quot;: &quot;https://github.com/citation-style-language/schema/raw/master/csl-citation.json&quot;} RNDwr4E1jZMLy"/><text:span text:style-name="T311">⁠.</text:span><text:span text:style-name="T313"> </text:span><text:span text:style-name="T311">In both scenarios, data is collected every few hours, minutes or seconds depending on the complexity of the data. For example, in the case of a circadian experiment, as the ones executed in this work, the </text:span><text:span text:style-name="T312">zeitgeber</text:span><text:span text:style-name="T311"> would be a light-dark cycle and the free-running conditions would be constant light and constant dark</text:span><text:span text:style-name="T314">ness</text:span><text:span text:style-name="T311">. </text:span><text:span text:style-name="T314">Under that experimental <text:s/>design, circadian processes can be detected and discerned from light or dark responding processes.</text:span></text:p>
      <text:p text:style-name="P105"><draw:frame draw:style-name="fr1" draw:name="Marco6" text:anchor-type="paragraph" svg:x="-0.055cm" svg:y="0.314cm" svg:width="17cm" style:rel-width="100%" svg:height="10.848cm" style:rel-height="scale-min" draw:z-index="14"><draw:text-box><text:p text:style-name="Figure_20__28_user_29_"><draw:frame draw:style-name="fr6" draw:name="Imagen6" text:anchor-type="paragraph" svg:width="17.136cm" style:rel-width="100%" svg:height="10.848cm" style:rel-height="scale" draw:z-index="15"><draw:image xlink:href="Pictures/1000020100000780000004384D73B14E6224AEE4.png" xlink:type="simple" xlink:show="embed" xlink:actuate="onLoad" loext:mime-type="image/png"/></draw:frame>Figure <text:span text:style-name="T431">2</text:span>: <text:span text:style-name="T430">Under a zeitgeber (rhythmic environmental inputs as light/dark, temperature, food availability, etc) two kind of biological processes show rhythmic patterns: the ones that are self-sustained and thus regulated by an endogenous clock; the ones that are only responding to the zeitgeber. Self-sustained processes can be discerned from zeitgeber responding processes by changing the environmental cyclic condition to a constant one (free-running condition). Under free-running conditions, only the self-sustained processes will maintain their rhythmic profiles.</text:span></text:p></draw:text-box></draw:frame></text:p>
      <text:p text:style-name="P108"/>
      <text:p text:style-name="P105"/>
      <text:p text:style-name="P110"><text:soft-page-break/>Following that experimental design, chronobiologists have described self-sustained biological rhythms reacting to the four different environmental rhythms mentioned above. For <text:span text:style-name="T397">example, some marine organisms </text:span><text:span text:style-name="T398">show self-sustained circatidal rhythms when they are kept in laboratory tanks without </text:span><text:span text:style-name="T402">its zeitgeber, in this case, the </text:span><text:span text:style-name="T398">tidal changes </text:span><text:reference-mark-start text:name="ADDIN CSL_CITATION {&quot;citationItems&quot;: [{&quot;id&quot;: &quot;ITEM-1&quot;, &quot;itemData&quot;: {&quot;DOI&quot;: &quot;10.3389/fphys.2022.830107&quot;, &quot;ISSN&quot;: &quot;1664042X&quot;, &quot;abstract&quot;: &quot;Circadian clocks are an intrinsic element of life that orchestrate appropriately timed daily physiological and behavioural rhythms entrained to the solar cycle, thereby conferring increased fitness. However, it is thought that the first archaic \u2018proto-clocks\u2019 evolved in ancient cyanobacteria in a marine environment, where the dominant time cues (zeitgebers) probably would have been lunar-driven and included tidal cycles. To date, non-circadian \u2018marine clocks\u2019 have been described with circatidal (~12.4 h), circasemilunar (~14.8 days), and circalunar (~29.5 days) periodicity, mostly studied in accessible but temporally complex intertidal habitats. In contrast to the well-described circadian clock, their molecular machinery is poorly understood, and fundamental mechanisms remain unclear. We propose that a multi-species approach is the most apposite strategy to resolve the divergence that arose from non-circadian clockwork forged in an evolutionary environment with multiple zeitgebers. We review circatidal clock models with a focus on intertidal organisms, for which robust behavioural, physiological, or genetic underpinnings have been explicated, and discuss their relative experimental merits. Developing a comprehensive mechanistic understanding of circatidal clocks should be a priority because it will ultimately contribute to a more holistic understanding of the origins and evolution of chronobiology itself.&quot;, &quot;author&quot;: [{&quot;dropping-particle&quot;: &quot;&quot;, &quot;family&quot;: &quot;Rock&quot;, &quot;given&quot;: &quot;Alberto&quot;, &quot;non-dropping-particle&quot;: &quot;&quot;, &quot;parse-names&quot;: false, &quot;suffix&quot;: &quot;&quot;}, {&quot;dropping-particle&quot;: &quot;&quot;, &quot;family&quot;: &quot;Wilcockson&quot;, &quot;given&quot;: &quot;David&quot;, &quot;non-dropping-particle&quot;: &quot;&quot;, &quot;parse-names&quot;: false, &quot;suffix&quot;: &quot;&quot;}, {&quot;dropping-particle&quot;: &quot;&quot;, &quot;family&quot;: &quot;Last&quot;, &quot;given&quot;: &quot;Kim S.&quot;, &quot;non-dropping-particle&quot;: &quot;&quot;, &quot;parse-names&quot;: false, &quot;suffix&quot;: &quot;&quot;}], &quot;container-title&quot;: &quot;Frontiers in Physiology&quot;, &quot;id&quot;: &quot;ITEM-1&quot;, &quot;issued&quot;: {&quot;date-parts&quot;: [[&quot;2022&quot;]]}, &quot;title&quot;: &quot;Towards an Understanding of Circatidal Clocks&quot;, &quot;type&quot;: &quot;article&quot;, &quot;volume&quot;: &quot;13&quot;}, &quot;uris&quot;: [&quot;http://www.mendeley.com/documents/?uuid=bc73ade0-29eb-4db3-b0c7-c5814b6a913e&quot;]}], &quot;mendeley&quot;: {&quot;formattedCitation&quot;: &quot;(Rock et al., 2022)&quot;, &quot;plainTextFormattedCitation&quot;: &quot;(Rock et al., 2022)&quot;, &quot;previouslyFormattedCitation&quot;: &quot;(Rock et al., 2022)&quot;}, &quot;properties&quot;: {&quot;noteIndex&quot;: 0}, &quot;schema&quot;: &quot;https://github.com/citation-style-language/schema/raw/master/csl-citation.json&quot;} RNDK16IQfi3fa"/><text:span text:style-name="T33">(Rock et al., 2022)</text:span><text:reference-mark-end text:name="ADDIN CSL_CITATION {&quot;citationItems&quot;: [{&quot;id&quot;: &quot;ITEM-1&quot;, &quot;itemData&quot;: {&quot;DOI&quot;: &quot;10.3389/fphys.2022.830107&quot;, &quot;ISSN&quot;: &quot;1664042X&quot;, &quot;abstract&quot;: &quot;Circadian clocks are an intrinsic element of life that orchestrate appropriately timed daily physiological and behavioural rhythms entrained to the solar cycle, thereby conferring increased fitness. However, it is thought that the first archaic \u2018proto-clocks\u2019 evolved in ancient cyanobacteria in a marine environment, where the dominant time cues (zeitgebers) probably would have been lunar-driven and included tidal cycles. To date, non-circadian \u2018marine clocks\u2019 have been described with circatidal (~12.4 h), circasemilunar (~14.8 days), and circalunar (~29.5 days) periodicity, mostly studied in accessible but temporally complex intertidal habitats. In contrast to the well-described circadian clock, their molecular machinery is poorly understood, and fundamental mechanisms remain unclear. We propose that a multi-species approach is the most apposite strategy to resolve the divergence that arose from non-circadian clockwork forged in an evolutionary environment with multiple zeitgebers. We review circatidal clock models with a focus on intertidal organisms, for which robust behavioural, physiological, or genetic underpinnings have been explicated, and discuss their relative experimental merits. Developing a comprehensive mechanistic understanding of circatidal clocks should be a priority because it will ultimately contribute to a more holistic understanding of the origins and evolution of chronobiology itself.&quot;, &quot;author&quot;: [{&quot;dropping-particle&quot;: &quot;&quot;, &quot;family&quot;: &quot;Rock&quot;, &quot;given&quot;: &quot;Alberto&quot;, &quot;non-dropping-particle&quot;: &quot;&quot;, &quot;parse-names&quot;: false, &quot;suffix&quot;: &quot;&quot;}, {&quot;dropping-particle&quot;: &quot;&quot;, &quot;family&quot;: &quot;Wilcockson&quot;, &quot;given&quot;: &quot;David&quot;, &quot;non-dropping-particle&quot;: &quot;&quot;, &quot;parse-names&quot;: false, &quot;suffix&quot;: &quot;&quot;}, {&quot;dropping-particle&quot;: &quot;&quot;, &quot;family&quot;: &quot;Last&quot;, &quot;given&quot;: &quot;Kim S.&quot;, &quot;non-dropping-particle&quot;: &quot;&quot;, &quot;parse-names&quot;: false, &quot;suffix&quot;: &quot;&quot;}], &quot;container-title&quot;: &quot;Frontiers in Physiology&quot;, &quot;id&quot;: &quot;ITEM-1&quot;, &quot;issued&quot;: {&quot;date-parts&quot;: [[&quot;2022&quot;]]}, &quot;title&quot;: &quot;Towards an Understanding of Circatidal Clocks&quot;, &quot;type&quot;: &quot;article&quot;, &quot;volume&quot;: &quot;13&quot;}, &quot;uris&quot;: [&quot;http://www.mendeley.com/documents/?uuid=bc73ade0-29eb-4db3-b0c7-c5814b6a913e&quot;]}], &quot;mendeley&quot;: {&quot;formattedCitation&quot;: &quot;(Rock et al., 2022)&quot;, &quot;plainTextFormattedCitation&quot;: &quot;(Rock et al., 2022)&quot;, &quot;previouslyFormattedCitation&quot;: &quot;(Rock et al., 2022)&quot;}, &quot;properties&quot;: {&quot;noteIndex&quot;: 0}, &quot;schema&quot;: &quot;https://github.com/citation-style-language/schema/raw/master/csl-citation.json&quot;} RNDK16IQfi3fa"/><text:span text:style-name="T398">⁠. </text:span><text:span text:style-name="T400">As it </text:span>was<text:span text:style-name="T400"> observed in the marine diatom </text:span><text:span text:style-name="T173">Hantzschia amphioxys</text:span><text:span text:style-name="T400"> that descends to the sand at high tides and rises to the surface at low tides </text:span><text:reference-mark-start text:name="ADDIN CSL_CITATION {&quot;citationItems&quot;: [{&quot;id&quot;: &quot;ITEM-1&quot;, &quot;itemData&quot;: {&quot;author&quot;: [{&quot;dropping-particle&quot;: &quot;&quot;, &quot;family&quot;: &quot;Faur\u00e9-Fremiet&quot;, &quot;given&quot;: &quot;E.&quot;, &quot;non-dropping-particle&quot;: &quot;&quot;, &quot;parse-names&quot;: false, &quot;suffix&quot;: &quot;&quot;}], &quot;container-title&quot;: &quot;Biological Bulletin&quot;, &quot;id&quot;: &quot;ITEM-1&quot;, &quot;issue&quot;: &quot;3&quot;, &quot;issued&quot;: {&quot;date-parts&quot;: [[&quot;1951&quot;]]}, &quot;page&quot;: &quot;173-177&quot;, &quot;title&quot;: &quot;The tidal rhythm of the diatom Hantzschia amphioxys.&quot;, &quot;type&quot;: &quot;article-journal&quot;, &quot;volume&quot;: &quot;100&quot;}, &quot;uris&quot;: [&quot;http://www.mendeley.com/documents/?uuid=4ace9d9e-7161-47cf-8ce9-5f16a74b2281&quot;]}], &quot;mendeley&quot;: {&quot;formattedCitation&quot;: &quot;(Faur\u00e9-Fremiet, 1951)&quot;, &quot;plainTextFormattedCitation&quot;: &quot;(Faur\u00e9-Fremiet, 1951)&quot;, &quot;previouslyFormattedCitation&quot;: &quot;(Faur\u00e9-Fremiet, 1951)&quot;}, &quot;properties&quot;: {&quot;noteIndex&quot;: 0}, &quot;schema&quot;: &quot;https://github.com/citation-style-language/schema/raw/master/csl-citation.json&quot;} RNDSggHwCbD1h"/><text:span text:style-name="T32">(Fauré-Fremiet, 1951)</text:span><text:reference-mark-end text:name="ADDIN CSL_CITATION {&quot;citationItems&quot;: [{&quot;id&quot;: &quot;ITEM-1&quot;, &quot;itemData&quot;: {&quot;author&quot;: [{&quot;dropping-particle&quot;: &quot;&quot;, &quot;family&quot;: &quot;Faur\u00e9-Fremiet&quot;, &quot;given&quot;: &quot;E.&quot;, &quot;non-dropping-particle&quot;: &quot;&quot;, &quot;parse-names&quot;: false, &quot;suffix&quot;: &quot;&quot;}], &quot;container-title&quot;: &quot;Biological Bulletin&quot;, &quot;id&quot;: &quot;ITEM-1&quot;, &quot;issue&quot;: &quot;3&quot;, &quot;issued&quot;: {&quot;date-parts&quot;: [[&quot;1951&quot;]]}, &quot;page&quot;: &quot;173-177&quot;, &quot;title&quot;: &quot;The tidal rhythm of the diatom Hantzschia amphioxys.&quot;, &quot;type&quot;: &quot;article-journal&quot;, &quot;volume&quot;: &quot;100&quot;}, &quot;uris&quot;: [&quot;http://www.mendeley.com/documents/?uuid=4ace9d9e-7161-47cf-8ce9-5f16a74b2281&quot;]}], &quot;mendeley&quot;: {&quot;formattedCitation&quot;: &quot;(Faur\u00e9-Fremiet, 1951)&quot;, &quot;plainTextFormattedCitation&quot;: &quot;(Faur\u00e9-Fremiet, 1951)&quot;, &quot;previouslyFormattedCitation&quot;: &quot;(Faur\u00e9-Fremiet, 1951)&quot;}, &quot;properties&quot;: {&quot;noteIndex&quot;: 0}, &quot;schema&quot;: &quot;https://github.com/citation-style-language/schema/raw/master/csl-citation.json&quot;} RNDSggHwCbD1h"/><text:span text:style-name="T400">⁠.</text:span><text:span text:style-name="T398"> </text:span><text:span text:style-name="T399">In contrast, </text:span><text:span text:style-name="T419">the self-sustained circalunar processes are yet more unknown </text:span><text:reference-mark-start text:name="ADDIN CSL_CITATION {&quot;citationItems&quot;: [{&quot;id&quot;: &quot;ITEM-1&quot;, &quot;itemData&quot;: {&quot;DOI&quot;: &quot;10.1016/j.jmb.2020.03.009&quot;, &quot;ISSN&quot;: &quot;10898638&quot;, &quot;abstract&quot;: &quot;Starting with the beginning of the last century, a multitude of scientific studies has documented that the lunar cycle times behaviors and physiology in many organisms. It is plausible that even the first life forms adapted to the different rhythms controlled by the moon. Consistently, many marine species exhibit lunar rhythms, and also the number of documented \u201clunar-rhythmic\u201d terrestrial species is increasing. Organisms follow diverse lunar geophysical/astronomical rhythms, which differ significantly in terms of period length: from hours (circalunidian and circatidal rhythms) to days (circasemilunar and circalunar cycles). Evidence for internal circatital and circalunar oscillators exists for a range of species based on past behavioral studies, but those species with well-documented behaviorally free-running lunar rhythms are not typically used for molecular studies. Thus, the underlying molecular mechanisms are largely obscure: the dark side of the moon. Here we review findings that start to connect molecular pathways with moon-controlled physiology and behaviors. The present data indicate connections between metabolic/endocrine pathways and moon-controlled rhythms, as well as interactions between circadian and circatidal/circalunar rhythms. Moreover, recent high-throughput analyses provide useful leads toward pathways, as well as molecular markers. However, for each interpretation, it is important to carefully consider the, partly substantially differing, conditions used in each experimental paradigm. In the future, it will be important to use lab experiments to delineate the specific mechanisms of the different solar- and lunar-controlled rhythms, but to also start integrating them together, as life has evolved equally long under rhythms of both sun and moon.&quot;, &quot;author&quot;: [{&quot;dropping-particle&quot;: &quot;&quot;, &quot;family&quot;: &quot;Andreatta&quot;, &quot;given&quot;: &quot;Gabriele&quot;, &quot;non-dropping-particle&quot;: &quot;&quot;, &quot;parse-names&quot;: false, &quot;suffix&quot;: &quot;&quot;}, {&quot;dropping-particle&quot;: &quot;&quot;, &quot;family&quot;: &quot;Tessmar-Raible&quot;, &quot;given&quot;: &quot;Kristin&quot;, &quot;non-dropping-particle&quot;: &quot;&quot;, &quot;parse-names&quot;: false, &quot;suffix&quot;: &quot;&quot;}], &quot;container-title&quot;: &quot;Journal of Molecular Biology&quot;, &quot;id&quot;: &quot;ITEM-1&quot;, &quot;issue&quot;: &quot;12&quot;, &quot;issued&quot;: {&quot;date-parts&quot;: [[&quot;2020&quot;]]}, &quot;title&quot;: &quot;The Still Dark Side of the Moon: Molecular Mechanisms of Lunar-Controlled Rhythms and Clocks&quot;, &quot;type&quot;: &quot;article&quot;, &quot;volume&quot;: &quot;432&quot;}, &quot;uris&quot;: [&quot;http://www.mendeley.com/documents/?uuid=8601df04-ed5d-4dc8-84b8-fa5ff883311e&quot;]}], &quot;mendeley&quot;: {&quot;formattedCitation&quot;: &quot;(Andreatta &amp; Tessmar-Raible, 2020)&quot;, &quot;plainTextFormattedCitation&quot;: &quot;(Andreatta &amp; Tessmar-Raible, 2020)&quot;, &quot;previouslyFormattedCitation&quot;: &quot;(Andreatta &amp; Tessmar-Raible, 2020)&quot;}, &quot;properties&quot;: {&quot;noteIndex&quot;: 0}, &quot;schema&quot;: &quot;https://github.com/citation-style-language/schema/raw/master/csl-citation.json&quot;} RNDWTpfkKpcU9"/><text:span text:style-name="T34">(Andreatta &amp; Tessmar-Raible, 2020)</text:span><text:reference-mark-end text:name="ADDIN CSL_CITATION {&quot;citationItems&quot;: [{&quot;id&quot;: &quot;ITEM-1&quot;, &quot;itemData&quot;: {&quot;DOI&quot;: &quot;10.1016/j.jmb.2020.03.009&quot;, &quot;ISSN&quot;: &quot;10898638&quot;, &quot;abstract&quot;: &quot;Starting with the beginning of the last century, a multitude of scientific studies has documented that the lunar cycle times behaviors and physiology in many organisms. It is plausible that even the first life forms adapted to the different rhythms controlled by the moon. Consistently, many marine species exhibit lunar rhythms, and also the number of documented \u201clunar-rhythmic\u201d terrestrial species is increasing. Organisms follow diverse lunar geophysical/astronomical rhythms, which differ significantly in terms of period length: from hours (circalunidian and circatidal rhythms) to days (circasemilunar and circalunar cycles). Evidence for internal circatital and circalunar oscillators exists for a range of species based on past behavioral studies, but those species with well-documented behaviorally free-running lunar rhythms are not typically used for molecular studies. Thus, the underlying molecular mechanisms are largely obscure: the dark side of the moon. Here we review findings that start to connect molecular pathways with moon-controlled physiology and behaviors. The present data indicate connections between metabolic/endocrine pathways and moon-controlled rhythms, as well as interactions between circadian and circatidal/circalunar rhythms. Moreover, recent high-throughput analyses provide useful leads toward pathways, as well as molecular markers. However, for each interpretation, it is important to carefully consider the, partly substantially differing, conditions used in each experimental paradigm. In the future, it will be important to use lab experiments to delineate the specific mechanisms of the different solar- and lunar-controlled rhythms, but to also start integrating them together, as life has evolved equally long under rhythms of both sun and moon.&quot;, &quot;author&quot;: [{&quot;dropping-particle&quot;: &quot;&quot;, &quot;family&quot;: &quot;Andreatta&quot;, &quot;given&quot;: &quot;Gabriele&quot;, &quot;non-dropping-particle&quot;: &quot;&quot;, &quot;parse-names&quot;: false, &quot;suffix&quot;: &quot;&quot;}, {&quot;dropping-particle&quot;: &quot;&quot;, &quot;family&quot;: &quot;Tessmar-Raible&quot;, &quot;given&quot;: &quot;Kristin&quot;, &quot;non-dropping-particle&quot;: &quot;&quot;, &quot;parse-names&quot;: false, &quot;suffix&quot;: &quot;&quot;}], &quot;container-title&quot;: &quot;Journal of Molecular Biology&quot;, &quot;id&quot;: &quot;ITEM-1&quot;, &quot;issue&quot;: &quot;12&quot;, &quot;issued&quot;: {&quot;date-parts&quot;: [[&quot;2020&quot;]]}, &quot;title&quot;: &quot;The Still Dark Side of the Moon: Molecular Mechanisms of Lunar-Controlled Rhythms and Clocks&quot;, &quot;type&quot;: &quot;article&quot;, &quot;volume&quot;: &quot;432&quot;}, &quot;uris&quot;: [&quot;http://www.mendeley.com/documents/?uuid=8601df04-ed5d-4dc8-84b8-fa5ff883311e&quot;]}], &quot;mendeley&quot;: {&quot;formattedCitation&quot;: &quot;(Andreatta &amp; Tessmar-Raible, 2020)&quot;, &quot;plainTextFormattedCitation&quot;: &quot;(Andreatta &amp; Tessmar-Raible, 2020)&quot;, &quot;previouslyFormattedCitation&quot;: &quot;(Andreatta &amp; Tessmar-Raible, 2020)&quot;}, &quot;properties&quot;: {&quot;noteIndex&quot;: 0}, &quot;schema&quot;: &quot;https://github.com/citation-style-language/schema/raw/master/csl-citation.json&quot;} RNDWTpfkKpcU9"/><text:span text:style-name="T419">⁠.</text:span><text:span text:style-name="T399"> One of the most famous ones is the larvae of the insect called Ant Lion, which build small holes in the sand as traps for insects. Scientist found that the size of the traps changes showing a circalunar profile that is maintained under constant conditions </text:span><text:reference-mark-start text:name="ADDIN CSL_CITATION {&quot;citationItems&quot;: [{&quot;id&quot;: &quot;ITEM-1&quot;, &quot;itemData&quot;: {&quot;DOI&quot;: &quot;10.1016/0022-1910(69)90235-2&quot;, &quot;ISSN&quot;: &quot;00221910&quot;, &quot;abstract&quot;: &quot;Using pit volume as the criterion of activity, field and laboratory populations of Myrmeleon obscurus larvae have been shown to possess a monthly lunar (synodic) activity rhythm, with the peak at full moon. Secondary peaks of activity were also often noted during the new moon period. This synodic rhythm was suppressed by low temperatures. Ant-lions have also been shown to possess a lunar-day activity rhythm with the peak 4 hr after moonrise. This lunar-day rhythm combines with the solar-day rhythm to produce the synodic pit-building activity rhythm. The synodic rhythm, and hence the lunar-day rhythm, was shown to be endogenous since it continued for some time both in constant light and in constant dark. Moonlight was found to act as a 'Zeitgeber', or phase-setting factor, for these endogenous rhythms. The possible functions of lunar rhythms in ant-lions are discussed, and it is suggested that the lunar-day and synodic rhythms are of no functional significance but arise as a result of chance phase setting of the light-sensitive 'solar-day clock' by the light of the moon. \u00a9 1969.&quot;, &quot;author&quot;: [{&quot;dropping-particle&quot;: &quot;&quot;, &quot;family&quot;: &quot;Youthed&quot;, &quot;given&quot;: &quot;G. J.&quot;, &quot;non-dropping-particle&quot;: &quot;&quot;, &quot;parse-names&quot;: false, &quot;suffix&quot;: &quot;&quot;}, {&quot;dropping-particle&quot;: &quot;&quot;, &quot;family&quot;: &quot;Moran&quot;, &quot;given&quot;: &quot;V. C.&quot;, &quot;non-dropping-particle&quot;: &quot;&quot;, &quot;parse-names&quot;: false, &quot;suffix&quot;: &quot;&quot;}], &quot;container-title&quot;: &quot;Journal of Insect Physiology&quot;, &quot;id&quot;: &quot;ITEM-1&quot;, &quot;issue&quot;: &quot;7&quot;, &quot;issued&quot;: {&quot;date-parts&quot;: [[&quot;1969&quot;]]}, &quot;title&quot;: &quot;The lunar-day activity rhythm of myrmeleontid larvae&quot;, &quot;type&quot;: &quot;article-journal&quot;, &quot;volume&quot;: &quot;15&quot;}, &quot;uris&quot;: [&quot;http://www.mendeley.com/documents/?uuid=d9f1def0-286e-4d8d-a2fb-e3283a483880&quot;]}], &quot;mendeley&quot;: {&quot;formattedCitation&quot;: &quot;(Youthed &amp; Moran, 1969)&quot;, &quot;plainTextFormattedCitation&quot;: &quot;(Youthed &amp; Moran, 1969)&quot;, &quot;previouslyFormattedCitation&quot;: &quot;(Youthed &amp; Moran, 1969)&quot;}, &quot;properties&quot;: {&quot;noteIndex&quot;: 0}, &quot;schema&quot;: &quot;https://github.com/citation-style-language/schema/raw/master/csl-citation.json&quot;} RNDi5V8Ohdmsc"/><text:span text:style-name="T35">(Youthed &amp; Moran, 1969)</text:span><text:reference-mark-end text:name="ADDIN CSL_CITATION {&quot;citationItems&quot;: [{&quot;id&quot;: &quot;ITEM-1&quot;, &quot;itemData&quot;: {&quot;DOI&quot;: &quot;10.1016/0022-1910(69)90235-2&quot;, &quot;ISSN&quot;: &quot;00221910&quot;, &quot;abstract&quot;: &quot;Using pit volume as the criterion of activity, field and laboratory populations of Myrmeleon obscurus larvae have been shown to possess a monthly lunar (synodic) activity rhythm, with the peak at full moon. Secondary peaks of activity were also often noted during the new moon period. This synodic rhythm was suppressed by low temperatures. Ant-lions have also been shown to possess a lunar-day activity rhythm with the peak 4 hr after moonrise. This lunar-day rhythm combines with the solar-day rhythm to produce the synodic pit-building activity rhythm. The synodic rhythm, and hence the lunar-day rhythm, was shown to be endogenous since it continued for some time both in constant light and in constant dark. Moonlight was found to act as a 'Zeitgeber', or phase-setting factor, for these endogenous rhythms. The possible functions of lunar rhythms in ant-lions are discussed, and it is suggested that the lunar-day and synodic rhythms are of no functional significance but arise as a result of chance phase setting of the light-sensitive 'solar-day clock' by the light of the moon. \u00a9 1969.&quot;, &quot;author&quot;: [{&quot;dropping-particle&quot;: &quot;&quot;, &quot;family&quot;: &quot;Youthed&quot;, &quot;given&quot;: &quot;G. J.&quot;, &quot;non-dropping-particle&quot;: &quot;&quot;, &quot;parse-names&quot;: false, &quot;suffix&quot;: &quot;&quot;}, {&quot;dropping-particle&quot;: &quot;&quot;, &quot;family&quot;: &quot;Moran&quot;, &quot;given&quot;: &quot;V. C.&quot;, &quot;non-dropping-particle&quot;: &quot;&quot;, &quot;parse-names&quot;: false, &quot;suffix&quot;: &quot;&quot;}], &quot;container-title&quot;: &quot;Journal of Insect Physiology&quot;, &quot;id&quot;: &quot;ITEM-1&quot;, &quot;issue&quot;: &quot;7&quot;, &quot;issued&quot;: {&quot;date-parts&quot;: [[&quot;1969&quot;]]}, &quot;title&quot;: &quot;The lunar-day activity rhythm of myrmeleontid larvae&quot;, &quot;type&quot;: &quot;article-journal&quot;, &quot;volume&quot;: &quot;15&quot;}, &quot;uris&quot;: [&quot;http://www.mendeley.com/documents/?uuid=d9f1def0-286e-4d8d-a2fb-e3283a483880&quot;]}], &quot;mendeley&quot;: {&quot;formattedCitation&quot;: &quot;(Youthed &amp; Moran, 1969)&quot;, &quot;plainTextFormattedCitation&quot;: &quot;(Youthed &amp; Moran, 1969)&quot;, &quot;previouslyFormattedCitation&quot;: &quot;(Youthed &amp; Moran, 1969)&quot;}, &quot;properties&quot;: {&quot;noteIndex&quot;: 0}, &quot;schema&quot;: &quot;https://github.com/citation-style-language/schema/raw/master/csl-citation.json&quot;} RNDi5V8Ohdmsc"/><text:span text:style-name="T399">⁠. </text:span></text:p>
      <text:p text:style-name="P106"><text:span text:style-name="T401">However, the scientific studies about circadian or circannual rhythms are much more numerous, and they have been found in a wide range of organisms </text:span><text:reference-mark-start text:name="ADDIN CSL_CITATION {&quot;citationItems&quot;: [{&quot;id&quot;: &quot;ITEM-1&quot;, &quot;itemData&quot;: {&quot;DOI&quot;: &quot;10.1038/sj.embor.7400541&quot;, &quot;ISSN&quot;: &quot;1469221X&quot;, &quot;abstract&quot;: &quot;The daily recurrence of activity and rest are so common as to seem trivial. However, they reflect a ubiquitous temporal programme called the circadian clock. In the absence of either anatomical clock structures or clock genes, the timing of sleep and wakefulness is disrupted. The complex nature of circadian behaviour is evident in the fact that phasing of the cycle during the day varies widely for individuals, resulting in extremes colloquially called 'larks' and 'owls'. These behavioural oscillations are mirrored in the levels of physiology and gene expression. Deciphering the underlying mechanisms will provide important insights into how the circadian clock affects health and disease. \u00a9 2005 European Molecular Biology Organization.&quot;, &quot;author&quot;: [{&quot;dropping-particle&quot;: &quot;&quot;, &quot;family&quot;: &quot;Merrow&quot;, &quot;given&quot;: &quot;Martha&quot;, &quot;non-dropping-particle&quot;: &quot;&quot;, &quot;parse-names&quot;: false, &quot;suffix&quot;: &quot;&quot;}, {&quot;dropping-particle&quot;: &quot;&quot;, &quot;family&quot;: &quot;Spoelstra&quot;, &quot;given&quot;: &quot;Kamiel&quot;, &quot;non-dropping-particle&quot;: &quot;&quot;, &quot;parse-names&quot;: false, &quot;suffix&quot;: &quot;&quot;}, {&quot;dropping-particle&quot;: &quot;&quot;, &quot;family&quot;: &quot;Roenneberg&quot;, &quot;given&quot;: &quot;Till&quot;, &quot;non-dropping-particle&quot;: &quot;&quot;, &quot;parse-names&quot;: false, &quot;suffix&quot;: &quot;&quot;}], &quot;container-title&quot;: &quot;EMBO Reports&quot;, &quot;id&quot;: &quot;ITEM-1&quot;, &quot;issue&quot;: &quot;10&quot;, &quot;issued&quot;: {&quot;date-parts&quot;: [[&quot;2005&quot;]]}, &quot;title&quot;: &quot;The circadian cycle: Daily rhythms from behaviour to genes&quot;, &quot;type&quot;: &quot;article&quot;, &quot;volume&quot;: &quot;6&quot;}, &quot;uris&quot;: [&quot;http://www.mendeley.com/documents/?uuid=88598e01-4dd1-4cf7-b42d-91d330fc5fdb&quot;]}, {&quot;id&quot;: &quot;ITEM-2&quot;, &quot;itemData&quot;: {&quot;DOI&quot;: &quot;10.1038/nrm1766&quot;, &quot;ISSN&quot;: &quot;14710072&quot;, &quot;abstract&quot;: &quot;Circadian clocks control the daily life of most light-sensitive organisms - from cyanobacteria to humans. Molecular processes generate cellular rhythmicity, and cellular clocks in animals coordinate rhythms through interaction (known as coupling). This hierarchy of clocks generates a complex, \u223c24-hour temporal programme that is synchronized with the rotation of the Earth. The circadian system ensures anticipation and adaptation to daily environmental changes, and functions on different levels - from gene expression to behaviour. Circadian research is a remarkable example of interdisciplinarity, unravelling the complex mechanisms that underlie a ubiquitous biological programme. Insights from this research will help to optimize medical diagnostics and therapy, as well as adjust social and biological timing on the individual level. \u00a9 2005 Nature Publishing Group.&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Nature Reviews Molecular Cell Biology&quot;, &quot;id&quot;: &quot;ITEM-2&quot;, &quot;issue&quot;: &quot;12&quot;, &quot;issued&quot;: {&quot;date-parts&quot;: [[&quot;2005&quot;]]}, &quot;title&quot;: &quot;Circadian clocks - The fall and rise of physiology&quot;, &quot;type&quot;: &quot;article&quot;, &quot;volume&quot;: &quot;6&quot;}, &quot;uris&quot;: [&quot;http://www.mendeley.com/documents/?uuid=4783420e-8520-44ca-bb0a-ed5e626bf86c&quot;]}, {&quot;id&quot;: &quot;ITEM-3&quot;, &quot;itemData&quot;: {&quot;DOI&quot;: &quot;10.1002/bies.201200012&quot;, &quot;ISBN&quot;: &quot;1521-1878 (Electronic)\\r0265-9247 (Linking)&quot;, &quot;ISSN&quot;: &quot;02659247&quot;, &quot;PMID&quot;: &quot;22806346&quot;, &quot;abstract&quot;: &quot;Daylight is the primary cue used by circadian clocks to entrain to the day/night cycle so as to synchronize physiological processes with periodic environmental changes induced by Earth rotation. However, the temporal daylight pattern is not the same every day due to erratic weather fluctuations or regular seasonal changes. Then, how do circadian clocks operate properly in varying weather and seasons? In this paper, we discuss the strategy unveiled by recent studies of the circadian clock of Ostreococcus tauri, the smallest free-living eukaryotic organism. It combines mechanisms controlling light inputs and clock sensitivity, shaping both the dynamics of the core circadian oscillator and its forcing by light so as to ensure stable and precise synchronization in all weather and seasons.&quot;, &quot;author&quot;: [{&quot;dropping-particle&quot;: &quot;&quot;, &quot;family&quot;: &quot;Pfeuty&quot;, &quot;given&quot;: &quot;Benjamin&quot;, &quot;non-dropping-particle&quot;: &quot;&quot;, &quot;parse-names&quot;: false, &quot;suffix&quot;: &quot;&quot;}, {&quot;dropping-particle&quot;: &quot;&quot;, &quot;family&quot;: &quot;Thommen&quot;, &quot;given&quot;: &quot;Quentin&quot;, &quot;non-dropping-particle&quot;: &quot;&quot;, &quot;parse-names&quot;: false, &quot;suffix&quot;: &quot;&quot;}, {&quot;dropping-particle&quot;: &quot;&quot;, &quot;family&quot;: &quot;Corellou&quot;, &quot;given&quot;: &quot;Florence&quot;, &quot;non-dropping-particle&quot;: &quot;&quot;, &quot;parse-names&quot;: false, &quot;suffix&quot;: &quot;&quot;}, {&quot;dropping-particle&quot;: &quot;&quot;, &quot;family&quot;: &quot;Djouani-Tahri&quot;, &quot;given&quot;: &quot;El Batoul&quot;, &quot;non-dropping-particle&quot;: &quot;&quot;, &quot;parse-names&quot;: false, &quot;suffix&quot;: &quot;&quot;}, {&quot;dropping-particle&quot;: &quot;&quot;, &quot;family&quot;: &quot;Bouget&quot;, &quot;given&quot;: &quot;Francois Yves&quot;, &quot;non-dropping-particle&quot;: &quot;&quot;, &quot;parse-names&quot;: false, &quot;suffix&quot;: &quot;&quot;}, {&quot;dropping-particle&quot;: &quot;&quot;, &quot;family&quot;: &quot;Lefranc&quot;, &quot;given&quot;: &quot;Marc&quot;, &quot;non-dropping-particle&quot;: &quot;&quot;, &quot;parse-names&quot;: false, &quot;suffix&quot;: &quot;&quot;}], &quot;container-title&quot;: &quot;BioEssays&quot;, &quot;id&quot;: &quot;ITEM-3&quot;, &quot;issue&quot;: &quot;9&quot;, &quot;issued&quot;: {&quot;date-parts&quot;: [[&quot;2012&quot;]]}, &quot;page&quot;: &quot;781-790&quot;, &quot;title&quot;: &quot;Circadian clocks in changing weather and seasons: Lessons from the picoalga ostreococcus tauri&quot;, &quot;type&quot;: &quot;article-journal&quot;, &quot;volume&quot;: &quot;34&quot;}, &quot;uris&quot;: [&quot;http://www.mendeley.com/documents/?uuid=9e9bcfd1-ddd4-4976-ad8b-36e84da27796&quot;]}], &quot;mendeley&quot;: {&quot;formattedCitation&quot;: &quot;(Merrow et al., 2005; Pfeuty et al., 2012; Roenneberg &amp; Merrow, 2005)&quot;, &quot;plainTextFormattedCitation&quot;: &quot;(Merrow et al., 2005; Pfeuty et al., 2012; Roenneberg &amp; Merrow, 2005)&quot;, &quot;previouslyFormattedCitation&quot;: &quot;(Merrow et al., 2005; Pfeuty et al., 2012; Roenneberg &amp; Merrow, 2005)&quot;}, &quot;properties&quot;: {&quot;noteIndex&quot;: 0}, &quot;schema&quot;: &quot;https://github.com/citation-style-language/schema/raw/master/csl-citation.json&quot;} RND0lLWCYAeaP"/><text:span text:style-name="T36">(Merrow et al., 2005; Pfeuty et al., 2012; Roenneberg &amp; Merrow, 2005)</text:span><text:reference-mark-end text:name="ADDIN CSL_CITATION {&quot;citationItems&quot;: [{&quot;id&quot;: &quot;ITEM-1&quot;, &quot;itemData&quot;: {&quot;DOI&quot;: &quot;10.1038/sj.embor.7400541&quot;, &quot;ISSN&quot;: &quot;1469221X&quot;, &quot;abstract&quot;: &quot;The daily recurrence of activity and rest are so common as to seem trivial. However, they reflect a ubiquitous temporal programme called the circadian clock. In the absence of either anatomical clock structures or clock genes, the timing of sleep and wakefulness is disrupted. The complex nature of circadian behaviour is evident in the fact that phasing of the cycle during the day varies widely for individuals, resulting in extremes colloquially called 'larks' and 'owls'. These behavioural oscillations are mirrored in the levels of physiology and gene expression. Deciphering the underlying mechanisms will provide important insights into how the circadian clock affects health and disease. \u00a9 2005 European Molecular Biology Organization.&quot;, &quot;author&quot;: [{&quot;dropping-particle&quot;: &quot;&quot;, &quot;family&quot;: &quot;Merrow&quot;, &quot;given&quot;: &quot;Martha&quot;, &quot;non-dropping-particle&quot;: &quot;&quot;, &quot;parse-names&quot;: false, &quot;suffix&quot;: &quot;&quot;}, {&quot;dropping-particle&quot;: &quot;&quot;, &quot;family&quot;: &quot;Spoelstra&quot;, &quot;given&quot;: &quot;Kamiel&quot;, &quot;non-dropping-particle&quot;: &quot;&quot;, &quot;parse-names&quot;: false, &quot;suffix&quot;: &quot;&quot;}, {&quot;dropping-particle&quot;: &quot;&quot;, &quot;family&quot;: &quot;Roenneberg&quot;, &quot;given&quot;: &quot;Till&quot;, &quot;non-dropping-particle&quot;: &quot;&quot;, &quot;parse-names&quot;: false, &quot;suffix&quot;: &quot;&quot;}], &quot;container-title&quot;: &quot;EMBO Reports&quot;, &quot;id&quot;: &quot;ITEM-1&quot;, &quot;issue&quot;: &quot;10&quot;, &quot;issued&quot;: {&quot;date-parts&quot;: [[&quot;2005&quot;]]}, &quot;title&quot;: &quot;The circadian cycle: Daily rhythms from behaviour to genes&quot;, &quot;type&quot;: &quot;article&quot;, &quot;volume&quot;: &quot;6&quot;}, &quot;uris&quot;: [&quot;http://www.mendeley.com/documents/?uuid=88598e01-4dd1-4cf7-b42d-91d330fc5fdb&quot;]}, {&quot;id&quot;: &quot;ITEM-2&quot;, &quot;itemData&quot;: {&quot;DOI&quot;: &quot;10.1038/nrm1766&quot;, &quot;ISSN&quot;: &quot;14710072&quot;, &quot;abstract&quot;: &quot;Circadian clocks control the daily life of most light-sensitive organisms - from cyanobacteria to humans. Molecular processes generate cellular rhythmicity, and cellular clocks in animals coordinate rhythms through interaction (known as coupling). This hierarchy of clocks generates a complex, \u223c24-hour temporal programme that is synchronized with the rotation of the Earth. The circadian system ensures anticipation and adaptation to daily environmental changes, and functions on different levels - from gene expression to behaviour. Circadian research is a remarkable example of interdisciplinarity, unravelling the complex mechanisms that underlie a ubiquitous biological programme. Insights from this research will help to optimize medical diagnostics and therapy, as well as adjust social and biological timing on the individual level. \u00a9 2005 Nature Publishing Group.&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Nature Reviews Molecular Cell Biology&quot;, &quot;id&quot;: &quot;ITEM-2&quot;, &quot;issue&quot;: &quot;12&quot;, &quot;issued&quot;: {&quot;date-parts&quot;: [[&quot;2005&quot;]]}, &quot;title&quot;: &quot;Circadian clocks - The fall and rise of physiology&quot;, &quot;type&quot;: &quot;article&quot;, &quot;volume&quot;: &quot;6&quot;}, &quot;uris&quot;: [&quot;http://www.mendeley.com/documents/?uuid=4783420e-8520-44ca-bb0a-ed5e626bf86c&quot;]}, {&quot;id&quot;: &quot;ITEM-3&quot;, &quot;itemData&quot;: {&quot;DOI&quot;: &quot;10.1002/bies.201200012&quot;, &quot;ISBN&quot;: &quot;1521-1878 (Electronic)\\r0265-9247 (Linking)&quot;, &quot;ISSN&quot;: &quot;02659247&quot;, &quot;PMID&quot;: &quot;22806346&quot;, &quot;abstract&quot;: &quot;Daylight is the primary cue used by circadian clocks to entrain to the day/night cycle so as to synchronize physiological processes with periodic environmental changes induced by Earth rotation. However, the temporal daylight pattern is not the same every day due to erratic weather fluctuations or regular seasonal changes. Then, how do circadian clocks operate properly in varying weather and seasons? In this paper, we discuss the strategy unveiled by recent studies of the circadian clock of Ostreococcus tauri, the smallest free-living eukaryotic organism. It combines mechanisms controlling light inputs and clock sensitivity, shaping both the dynamics of the core circadian oscillator and its forcing by light so as to ensure stable and precise synchronization in all weather and seasons.&quot;, &quot;author&quot;: [{&quot;dropping-particle&quot;: &quot;&quot;, &quot;family&quot;: &quot;Pfeuty&quot;, &quot;given&quot;: &quot;Benjamin&quot;, &quot;non-dropping-particle&quot;: &quot;&quot;, &quot;parse-names&quot;: false, &quot;suffix&quot;: &quot;&quot;}, {&quot;dropping-particle&quot;: &quot;&quot;, &quot;family&quot;: &quot;Thommen&quot;, &quot;given&quot;: &quot;Quentin&quot;, &quot;non-dropping-particle&quot;: &quot;&quot;, &quot;parse-names&quot;: false, &quot;suffix&quot;: &quot;&quot;}, {&quot;dropping-particle&quot;: &quot;&quot;, &quot;family&quot;: &quot;Corellou&quot;, &quot;given&quot;: &quot;Florence&quot;, &quot;non-dropping-particle&quot;: &quot;&quot;, &quot;parse-names&quot;: false, &quot;suffix&quot;: &quot;&quot;}, {&quot;dropping-particle&quot;: &quot;&quot;, &quot;family&quot;: &quot;Djouani-Tahri&quot;, &quot;given&quot;: &quot;El Batoul&quot;, &quot;non-dropping-particle&quot;: &quot;&quot;, &quot;parse-names&quot;: false, &quot;suffix&quot;: &quot;&quot;}, {&quot;dropping-particle&quot;: &quot;&quot;, &quot;family&quot;: &quot;Bouget&quot;, &quot;given&quot;: &quot;Francois Yves&quot;, &quot;non-dropping-particle&quot;: &quot;&quot;, &quot;parse-names&quot;: false, &quot;suffix&quot;: &quot;&quot;}, {&quot;dropping-particle&quot;: &quot;&quot;, &quot;family&quot;: &quot;Lefranc&quot;, &quot;given&quot;: &quot;Marc&quot;, &quot;non-dropping-particle&quot;: &quot;&quot;, &quot;parse-names&quot;: false, &quot;suffix&quot;: &quot;&quot;}], &quot;container-title&quot;: &quot;BioEssays&quot;, &quot;id&quot;: &quot;ITEM-3&quot;, &quot;issue&quot;: &quot;9&quot;, &quot;issued&quot;: {&quot;date-parts&quot;: [[&quot;2012&quot;]]}, &quot;page&quot;: &quot;781-790&quot;, &quot;title&quot;: &quot;Circadian clocks in changing weather and seasons: Lessons from the picoalga ostreococcus tauri&quot;, &quot;type&quot;: &quot;article-journal&quot;, &quot;volume&quot;: &quot;34&quot;}, &quot;uris&quot;: [&quot;http://www.mendeley.com/documents/?uuid=9e9bcfd1-ddd4-4976-ad8b-36e84da27796&quot;]}], &quot;mendeley&quot;: {&quot;formattedCitation&quot;: &quot;(Merrow et al., 2005; Pfeuty et al., 2012; Roenneberg &amp; Merrow, 2005)&quot;, &quot;plainTextFormattedCitation&quot;: &quot;(Merrow et al., 2005; Pfeuty et al., 2012; Roenneberg &amp; Merrow, 2005)&quot;, &quot;previouslyFormattedCitation&quot;: &quot;(Merrow et al., 2005; Pfeuty et al., 2012; Roenneberg &amp; Merrow, 2005)&quot;}, &quot;properties&quot;: {&quot;noteIndex&quot;: 0}, &quot;schema&quot;: &quot;https://github.com/citation-style-language/schema/raw/master/csl-citation.json&quot;} RND0lLWCYAeaP"/><text:span text:style-name="T401">⁠. </text:span><text:span text:style-name="T402">In animals, circadian rhythms are </text:span><text:span text:style-name="T420">involved in</text:span><text:span text:style-name="T402"> activity-rest cycles </text:span><text:reference-mark-start text:name="ADDIN CSL_CITATION {&quot;citationItems&quot;: [{&quot;id&quot;: &quot;ITEM-1&quot;, &quot;itemData&quot;: {&quot;DOI&quot;: &quot;10.1212/CON.0000000000000884&quot;, &quot;ISSN&quot;: &quot;15386899&quot;, &quot;abstract&quot;: &quot;PURPOSE OF REVIEW This article provides an overview of circadian physiology and discusses common presentations and treatment strategies for the circadian rhythm sleep-wake disorders. RECENT FINDINGS Circadian rhythms are present throughout the body, and appreciation for the role that circadian dysregulation plays in overall health is increasing, with mounting associations between circadian disruption and cardiometabolic disease risk. SUMMARY It is important to recognize the ubiquitous role that circadian rhythms play throughout the brain and body. An understanding of circadian neurophysiology will provide insight into the means by which patients with a variety of neuropathologies at the level of the retina, optic nerve, or hypothalamus may also be at risk for circadian dysfunction.&quot;, &quot;author&quot;: [{&quot;dropping-particle&quot;: &quot;&quot;, &quot;family&quot;: &quot;Zee&quot;, &quot;given&quot;: &quot;Phyllis C.&quot;, &quot;non-dropping-particle&quot;: &quot;&quot;, &quot;parse-names&quot;: false, &quot;suffix&quot;: &quot;&quot;}, {&quot;dropping-particle&quot;: &quot;&quot;, &quot;family&quot;: &quot;Abbott&quot;, &quot;given&quot;: &quot;Sabra M.&quot;, &quot;non-dropping-particle&quot;: &quot;&quot;, &quot;parse-names&quot;: false, &quot;suffix&quot;: &quot;&quot;}], &quot;container-title&quot;: &quot;CONTINUUM Lifelong Learning in Neurology&quot;, &quot;id&quot;: &quot;ITEM-1&quot;, &quot;issue&quot;: &quot;4&quot;, &quot;issued&quot;: {&quot;date-parts&quot;: [[&quot;2020&quot;]]}, &quot;title&quot;: &quot;Circadian Rhythm Sleep-Wake Disorders&quot;, &quot;type&quot;: &quot;article&quot;, &quot;volume&quot;: &quot;26&quot;}, &quot;uris&quot;: [&quot;http://www.mendeley.com/documents/?uuid=0b3e57c7-cf6e-4297-ad62-ea7d9a7b4f4d&quot;]}, {&quot;id&quot;: &quot;ITEM-2&quot;, &quot;itemData&quot;: {&quot;DOI&quot;: &quot;10.1111/jsr.13621&quot;, &quot;ISSN&quot;: &quot;0962-1105&quot;, &quot;abstract&quot;: &quot;The field of \u201ccircadian medicine\u201d is a recent addition to chronobiology and sleep research efforts. It represents a logical step arising from the increasing insights into the circadian system and its interactions with life in urbanised societies; applying these insights to the health/disease balance at home and in the medical practice (outpatient) and clinic (inpatient). Despite its fast expansion and proliferating research efforts, circadian medicine lacks a formal framework to categorise the many observations describing interactions among the circadian system, sleep, and the health/disease balance. A good framework allows us to categorise observations and then assign them to one or more components with hypothesised interactions. Such assignments can lead to experiments that document causal (rather than correlational) relationships and move from describing observations to discovering mechanisms. This review details such a proposed formal framework for circadian medicine and will hopefully trigger discussion among our colleagues, so that the framework can be improved and expanded. As the basis of the framework for circadian medicine, we define \u201ccircadian health\u201d and how it links to general health. We then define interactions among the circadian system, sleep, and the health/disease balance and put the framework into the context of the literature with examples from six domains of health/disease balance: fertility, cancer, immune system, mental health, cardiovascular, and metabolism.&quot;, &quot;author&quot;: [{&quot;dropping-particle&quot;: &quot;&quot;, &quot;family&quot;: &quot;Roenneberg&quot;, &quot;given&quot;: &quot;Till&quot;, &quot;non-dropping-particle&quot;: &quot;&quot;, &quot;parse-names&quot;: false, &quot;suffix&quot;: &quot;&quot;}, {&quot;dropping-particle&quot;: &quot;&quot;, &quot;family&quot;: &quot;Foster&quot;, &quot;given&quot;: &quot;Russell G.&quot;, &quot;non-dropping-particle&quot;: &quot;&quot;, &quot;parse-names&quot;: false, &quot;suffix&quot;: &quot;&quot;}, {&quot;dropping-particle&quot;: &quot;&quot;, &quot;family&quot;: &quot;Klerman&quot;, &quot;given&quot;: &quot;Elizabeth B.&quot;, &quot;non-dropping-particle&quot;: &quot;&quot;, &quot;parse-names&quot;: false, &quot;suffix&quot;: &quot;&quot;}], &quot;container-title&quot;: &quot;Journal of Sleep Research&quot;, &quot;id&quot;: &quot;ITEM-2&quot;, &quot;issue&quot;: &quot;April&quot;, &quot;issued&quot;: {&quot;date-parts&quot;: [[&quot;2022&quot;]]}, &quot;page&quot;: &quot;1-14&quot;, &quot;title&quot;: &quot;The circadian system, sleep, and the health/disease balance: a conceptual review&quot;, &quot;type&quot;: &quot;article-journal&quot;}, &quot;uris&quot;: [&quot;http://www.mendeley.com/documents/?uuid=833b061d-1afe-4050-900c-b41224eafa80&quot;]}], &quot;mendeley&quot;: {&quot;formattedCitation&quot;: &quot;(Roenneberg et al., 2022; Zee &amp; Abbott, 2020)&quot;, &quot;plainTextFormattedCitation&quot;: &quot;(Roenneberg et al., 2022; Zee &amp; Abbott, 2020)&quot;, &quot;previouslyFormattedCitation&quot;: &quot;(Roenneberg et al., 2022; Zee &amp; Abbott, 2020)&quot;}, &quot;properties&quot;: {&quot;noteIndex&quot;: 0}, &quot;schema&quot;: &quot;https://github.com/citation-style-language/schema/raw/master/csl-citation.json&quot;} RND5wonlcWZlH"/><text:span text:style-name="T37">(Roenneberg et al., 2022; Zee &amp; Abbott, 2020)</text:span><text:reference-mark-end text:name="ADDIN CSL_CITATION {&quot;citationItems&quot;: [{&quot;id&quot;: &quot;ITEM-1&quot;, &quot;itemData&quot;: {&quot;DOI&quot;: &quot;10.1212/CON.0000000000000884&quot;, &quot;ISSN&quot;: &quot;15386899&quot;, &quot;abstract&quot;: &quot;PURPOSE OF REVIEW This article provides an overview of circadian physiology and discusses common presentations and treatment strategies for the circadian rhythm sleep-wake disorders. RECENT FINDINGS Circadian rhythms are present throughout the body, and appreciation for the role that circadian dysregulation plays in overall health is increasing, with mounting associations between circadian disruption and cardiometabolic disease risk. SUMMARY It is important to recognize the ubiquitous role that circadian rhythms play throughout the brain and body. An understanding of circadian neurophysiology will provide insight into the means by which patients with a variety of neuropathologies at the level of the retina, optic nerve, or hypothalamus may also be at risk for circadian dysfunction.&quot;, &quot;author&quot;: [{&quot;dropping-particle&quot;: &quot;&quot;, &quot;family&quot;: &quot;Zee&quot;, &quot;given&quot;: &quot;Phyllis C.&quot;, &quot;non-dropping-particle&quot;: &quot;&quot;, &quot;parse-names&quot;: false, &quot;suffix&quot;: &quot;&quot;}, {&quot;dropping-particle&quot;: &quot;&quot;, &quot;family&quot;: &quot;Abbott&quot;, &quot;given&quot;: &quot;Sabra M.&quot;, &quot;non-dropping-particle&quot;: &quot;&quot;, &quot;parse-names&quot;: false, &quot;suffix&quot;: &quot;&quot;}], &quot;container-title&quot;: &quot;CONTINUUM Lifelong Learning in Neurology&quot;, &quot;id&quot;: &quot;ITEM-1&quot;, &quot;issue&quot;: &quot;4&quot;, &quot;issued&quot;: {&quot;date-parts&quot;: [[&quot;2020&quot;]]}, &quot;title&quot;: &quot;Circadian Rhythm Sleep-Wake Disorders&quot;, &quot;type&quot;: &quot;article&quot;, &quot;volume&quot;: &quot;26&quot;}, &quot;uris&quot;: [&quot;http://www.mendeley.com/documents/?uuid=0b3e57c7-cf6e-4297-ad62-ea7d9a7b4f4d&quot;]}, {&quot;id&quot;: &quot;ITEM-2&quot;, &quot;itemData&quot;: {&quot;DOI&quot;: &quot;10.1111/jsr.13621&quot;, &quot;ISSN&quot;: &quot;0962-1105&quot;, &quot;abstract&quot;: &quot;The field of \u201ccircadian medicine\u201d is a recent addition to chronobiology and sleep research efforts. It represents a logical step arising from the increasing insights into the circadian system and its interactions with life in urbanised societies; applying these insights to the health/disease balance at home and in the medical practice (outpatient) and clinic (inpatient). Despite its fast expansion and proliferating research efforts, circadian medicine lacks a formal framework to categorise the many observations describing interactions among the circadian system, sleep, and the health/disease balance. A good framework allows us to categorise observations and then assign them to one or more components with hypothesised interactions. Such assignments can lead to experiments that document causal (rather than correlational) relationships and move from describing observations to discovering mechanisms. This review details such a proposed formal framework for circadian medicine and will hopefully trigger discussion among our colleagues, so that the framework can be improved and expanded. As the basis of the framework for circadian medicine, we define \u201ccircadian health\u201d and how it links to general health. We then define interactions among the circadian system, sleep, and the health/disease balance and put the framework into the context of the literature with examples from six domains of health/disease balance: fertility, cancer, immune system, mental health, cardiovascular, and metabolism.&quot;, &quot;author&quot;: [{&quot;dropping-particle&quot;: &quot;&quot;, &quot;family&quot;: &quot;Roenneberg&quot;, &quot;given&quot;: &quot;Till&quot;, &quot;non-dropping-particle&quot;: &quot;&quot;, &quot;parse-names&quot;: false, &quot;suffix&quot;: &quot;&quot;}, {&quot;dropping-particle&quot;: &quot;&quot;, &quot;family&quot;: &quot;Foster&quot;, &quot;given&quot;: &quot;Russell G.&quot;, &quot;non-dropping-particle&quot;: &quot;&quot;, &quot;parse-names&quot;: false, &quot;suffix&quot;: &quot;&quot;}, {&quot;dropping-particle&quot;: &quot;&quot;, &quot;family&quot;: &quot;Klerman&quot;, &quot;given&quot;: &quot;Elizabeth B.&quot;, &quot;non-dropping-particle&quot;: &quot;&quot;, &quot;parse-names&quot;: false, &quot;suffix&quot;: &quot;&quot;}], &quot;container-title&quot;: &quot;Journal of Sleep Research&quot;, &quot;id&quot;: &quot;ITEM-2&quot;, &quot;issue&quot;: &quot;April&quot;, &quot;issued&quot;: {&quot;date-parts&quot;: [[&quot;2022&quot;]]}, &quot;page&quot;: &quot;1-14&quot;, &quot;title&quot;: &quot;The circadian system, sleep, and the health/disease balance: a conceptual review&quot;, &quot;type&quot;: &quot;article-journal&quot;}, &quot;uris&quot;: [&quot;http://www.mendeley.com/documents/?uuid=833b061d-1afe-4050-900c-b41224eafa80&quot;]}], &quot;mendeley&quot;: {&quot;formattedCitation&quot;: &quot;(Roenneberg et al., 2022; Zee &amp; Abbott, 2020)&quot;, &quot;plainTextFormattedCitation&quot;: &quot;(Roenneberg et al., 2022; Zee &amp; Abbott, 2020)&quot;, &quot;previouslyFormattedCitation&quot;: &quot;(Roenneberg et al., 2022; Zee &amp; Abbott, 2020)&quot;}, &quot;properties&quot;: {&quot;noteIndex&quot;: 0}, &quot;schema&quot;: &quot;https://github.com/citation-style-language/schema/raw/master/csl-citation.json&quot;} RND5wonlcWZlH"/><text:span text:style-name="T402">⁠, but hundreds of other parameters from <text:s/>behavior to gene expression also show circadian profiles. For example, </text:span><text:span text:style-name="T403">the olfactory discrimination in mice is higher at night time, even under </text:span><text:span text:style-name="T404">free-running conditions </text:span><text:reference-mark-start text:name="ADDIN CSL_CITATION {&quot;citationItems&quot;: [{&quot;id&quot;: &quot;ITEM-1&quot;, &quot;itemData&quot;: {&quot;DOI&quot;: &quot;10.1523/JNEUROSCI.3445-06.2006&quot;, &quot;ISSN&quot;: &quot;02706474&quot;, &quot;abstract&quot;: &quot;Recently, it has been shown that multiple mammalian cell types express daily rhythms in vitro. Although the suprachiasmatic nucleus (SCN) of the hypothalamus is known to regulate a wide range of circadian behaviors, the role for intrinsic rhythmicity in other tissues is unknown. We tested whether the main olfactory bulb (OB) of mice mediates daily changes in olfaction. We found circadian rhythms in cedar oil-induced c-Fos, a protein marker of cellular excitation, in the mitral and granular layers of the OB and in the piriform cortex (PC). These oscillations persisted in constant darkness with a fourfold change in amplitude and a peak \u223c4 h after the onset of daily locomotor activity. Electrolytic lesions of the SCN abolished circadian locomotor rhythms, but not odor-induced c-Fos rhythms in the OB or PC. Furthermore, removal of the OB abolished spontaneous circadian cycling of c-Fos in the PC, shortened the free-running period of locomotor rhythms, and accelerated re-entrainment after a 6 h advance and slowed re-entrainment after a 6 h delay in the light schedule. OB ablation or odorant altered the amplitude of c-Fos rhythms in the SCN and ablation of one OB abolished c-Fos rhythms in the ipsilateral PC, but not in the contralateral OB and PC. We conclude that the OB comprises a master circadian pacemaker, which enhances olfactory responsivity each night, drives rhythms in the PC, and interacts with the SCN to coordinate other daily behaviors. Copyright \u00a9 2006 Society for Neuroscience.&quot;, &quot;author&quot;: [{&quot;dropping-particle&quot;: &quot;&quot;, &quot;family&quot;: &quot;Granados-Fuentes&quot;, &quot;given&quot;: &quot;Daniel&quot;, &quot;non-dropping-particle&quot;: &quot;&quot;, &quot;parse-names&quot;: false, &quot;suffix&quot;: &quot;&quot;}, {&quot;dropping-particle&quot;: &quot;&quot;, &quot;family&quot;: &quot;Tseng&quot;, &quot;given&quot;: &quot;Alan&quot;, &quot;non-dropping-particle&quot;: &quot;&quot;, &quot;parse-names&quot;: false, &quot;suffix&quot;: &quot;&quot;}, {&quot;dropping-particle&quot;: &quot;&quot;, &quot;family&quot;: &quot;Herzog&quot;, &quot;given&quot;: &quot;Erik D.&quot;, &quot;non-dropping-particle&quot;: &quot;&quot;, &quot;parse-names&quot;: false, &quot;suffix&quot;: &quot;&quot;}], &quot;container-title&quot;: &quot;Journal of Neuroscience&quot;, &quot;id&quot;: &quot;ITEM-1&quot;, &quot;issue&quot;: &quot;47&quot;, &quot;issued&quot;: {&quot;date-parts&quot;: [[&quot;2006&quot;]]}, &quot;title&quot;: &quot;A circadian clock in the olfactory bulb controls olfactory responsivity&quot;, &quot;type&quot;: &quot;article-journal&quot;, &quot;volume&quot;: &quot;26&quot;}, &quot;uris&quot;: [&quot;http://www.mendeley.com/documents/?uuid=b7a038a7-be57-41ee-88ee-f5efdfa9aaad&quot;]}], &quot;mendeley&quot;: {&quot;formattedCitation&quot;: &quot;(Granados-Fuentes et al., 2006)&quot;, &quot;plainTextFormattedCitation&quot;: &quot;(Granados-Fuentes et al., 2006)&quot;, &quot;previouslyFormattedCitation&quot;: &quot;(Granados-Fuentes et al., 2006)&quot;}, &quot;properties&quot;: {&quot;noteIndex&quot;: 0}, &quot;schema&quot;: &quot;https://github.com/citation-style-language/schema/raw/master/csl-citation.json&quot;} RNDVEL3WTipub"/><text:span text:style-name="T38">(Granados-Fuentes et al., 2006)</text:span><text:reference-mark-end text:name="ADDIN CSL_CITATION {&quot;citationItems&quot;: [{&quot;id&quot;: &quot;ITEM-1&quot;, &quot;itemData&quot;: {&quot;DOI&quot;: &quot;10.1523/JNEUROSCI.3445-06.2006&quot;, &quot;ISSN&quot;: &quot;02706474&quot;, &quot;abstract&quot;: &quot;Recently, it has been shown that multiple mammalian cell types express daily rhythms in vitro. Although the suprachiasmatic nucleus (SCN) of the hypothalamus is known to regulate a wide range of circadian behaviors, the role for intrinsic rhythmicity in other tissues is unknown. We tested whether the main olfactory bulb (OB) of mice mediates daily changes in olfaction. We found circadian rhythms in cedar oil-induced c-Fos, a protein marker of cellular excitation, in the mitral and granular layers of the OB and in the piriform cortex (PC). These oscillations persisted in constant darkness with a fourfold change in amplitude and a peak \u223c4 h after the onset of daily locomotor activity. Electrolytic lesions of the SCN abolished circadian locomotor rhythms, but not odor-induced c-Fos rhythms in the OB or PC. Furthermore, removal of the OB abolished spontaneous circadian cycling of c-Fos in the PC, shortened the free-running period of locomotor rhythms, and accelerated re-entrainment after a 6 h advance and slowed re-entrainment after a 6 h delay in the light schedule. OB ablation or odorant altered the amplitude of c-Fos rhythms in the SCN and ablation of one OB abolished c-Fos rhythms in the ipsilateral PC, but not in the contralateral OB and PC. We conclude that the OB comprises a master circadian pacemaker, which enhances olfactory responsivity each night, drives rhythms in the PC, and interacts with the SCN to coordinate other daily behaviors. Copyright \u00a9 2006 Society for Neuroscience.&quot;, &quot;author&quot;: [{&quot;dropping-particle&quot;: &quot;&quot;, &quot;family&quot;: &quot;Granados-Fuentes&quot;, &quot;given&quot;: &quot;Daniel&quot;, &quot;non-dropping-particle&quot;: &quot;&quot;, &quot;parse-names&quot;: false, &quot;suffix&quot;: &quot;&quot;}, {&quot;dropping-particle&quot;: &quot;&quot;, &quot;family&quot;: &quot;Tseng&quot;, &quot;given&quot;: &quot;Alan&quot;, &quot;non-dropping-particle&quot;: &quot;&quot;, &quot;parse-names&quot;: false, &quot;suffix&quot;: &quot;&quot;}, {&quot;dropping-particle&quot;: &quot;&quot;, &quot;family&quot;: &quot;Herzog&quot;, &quot;given&quot;: &quot;Erik D.&quot;, &quot;non-dropping-particle&quot;: &quot;&quot;, &quot;parse-names&quot;: false, &quot;suffix&quot;: &quot;&quot;}], &quot;container-title&quot;: &quot;Journal of Neuroscience&quot;, &quot;id&quot;: &quot;ITEM-1&quot;, &quot;issue&quot;: &quot;47&quot;, &quot;issued&quot;: {&quot;date-parts&quot;: [[&quot;2006&quot;]]}, &quot;title&quot;: &quot;A circadian clock in the olfactory bulb controls olfactory responsivity&quot;, &quot;type&quot;: &quot;article-journal&quot;, &quot;volume&quot;: &quot;26&quot;}, &quot;uris&quot;: [&quot;http://www.mendeley.com/documents/?uuid=b7a038a7-be57-41ee-88ee-f5efdfa9aaad&quot;]}], &quot;mendeley&quot;: {&quot;formattedCitation&quot;: &quot;(Granados-Fuentes et al., 2006)&quot;, &quot;plainTextFormattedCitation&quot;: &quot;(Granados-Fuentes et al., 2006)&quot;, &quot;previouslyFormattedCitation&quot;: &quot;(Granados-Fuentes et al., 2006)&quot;}, &quot;properties&quot;: {&quot;noteIndex&quot;: 0}, &quot;schema&quot;: &quot;https://github.com/citation-style-language/schema/raw/master/csl-citation.json&quot;} RNDVEL3WTipub"/><text:span text:style-name="T404">⁠</text:span><text:span text:style-name="T403">. </text:span><text:span text:style-name="T404">Also fungus show circadian rhythmic phenomena, for example, </text:span><text:span text:style-name="T172">Neurospora crassa</text:span><text:span text:style-name="T404"> generates asexual spores every 2</text:span><text:span text:style-name="T421">4</text:span><text:span text:style-name="T404"> h </text:span><text:span text:style-name="T421">even </text:span><text:span text:style-name="T404">under constant darkness </text:span><text:reference-mark-start text:name="ADDIN CSL_CITATION {&quot;citationItems&quot;: [{&quot;id&quot;: &quot;ITEM-1&quot;, &quot;itemData&quot;: {&quot;DOI&quot;: &quot;10.1128/EC.1.2.273-280.2002&quot;, &quot;ISSN&quot;: &quot;15359778&quot;, &quot;abstract&quot;: &quot;Several different environmental signals can induce asexual spore development (conidiation) and expression of developmentally regulated genes in Neurospora crassa. However, under constant conditions, where no environmental cues for conidiation are present, the endogenous circadian clock in N. crassa promotes daily rhythms in expression of known developmental genes and of conidiation. We anticipated that the same pathway of gene regulation would be followed during clock-controlled conidiation and environmental induction of conidiation and that the circadian clock would need only to control the initial developmental switch. Previous experiments showed that high-level developmental induction of the clock-controlled genes eas (ccg-2) and ccg-1 requires the developmental regulatory proteins FL and ACON-2, respectively, and normal developmental induction of fl mRNA expression requires ACON-2. We demonstrate that the circadian clock regulates rhythmic fl gene expression and that fl rhythmicity requires ACON-2. However, we find that clock regulation of eas (ccg-2) is normal in an fl mutant strain and ccg-1 expression is rhythmic in an acon-2 mutant strain. Together, these data point to the endogenous clock and the environment following separate pathways to regulate conidiation-specific gene expression.&quot;, &quot;author&quot;: [{&quot;dropping-particle&quot;: &quot;&quot;, &quot;family&quot;: &quot;Correa&quot;, &quot;given&quot;: &quot;Alejandro&quot;, &quot;non-dropping-particle&quot;: &quot;&quot;, &quot;parse-names&quot;: false, &quot;suffix&quot;: &quot;&quot;}, {&quot;dropping-particle&quot;: &quot;&quot;, &quot;family&quot;: &quot;Bell-Pedersen&quot;, &quot;given&quot;: &quot;Deborah&quot;, &quot;non-dropping-particle&quot;: &quot;&quot;, &quot;parse-names&quot;: false, &quot;suffix&quot;: &quot;&quot;}], &quot;container-title&quot;: &quot;Eukaryotic Cell&quot;, &quot;id&quot;: &quot;ITEM-1&quot;, &quot;issue&quot;: &quot;2&quot;, &quot;issued&quot;: {&quot;date-parts&quot;: [[&quot;2002&quot;]]}, &quot;title&quot;: &quot;Distinct signaling pathways from the circadian clock participate in regulation of rhythmic conidiospore development in Neurospora crassa&quot;, &quot;type&quot;: &quot;article-journal&quot;, &quot;volume&quot;: &quot;1&quot;}, &quot;uris&quot;: [&quot;http://www.mendeley.com/documents/?uuid=f2379d07-38cc-4884-bd3f-fdd0929288e9&quot;]}], &quot;mendeley&quot;: {&quot;formattedCitation&quot;: &quot;(Correa &amp; Bell-Pedersen, 2002)&quot;, &quot;plainTextFormattedCitation&quot;: &quot;(Correa &amp; Bell-Pedersen, 2002)&quot;, &quot;previouslyFormattedCitation&quot;: &quot;(Correa &amp; Bell-Pedersen, 2002)&quot;}, &quot;properties&quot;: {&quot;noteIndex&quot;: 0}, &quot;schema&quot;: &quot;https://github.com/citation-style-language/schema/raw/master/csl-citation.json&quot;} RND3ML0W7gbQv"/><text:span text:style-name="T38">(Correa &amp; Bell-Pedersen, 2002)</text:span><text:reference-mark-end text:name="ADDIN CSL_CITATION {&quot;citationItems&quot;: [{&quot;id&quot;: &quot;ITEM-1&quot;, &quot;itemData&quot;: {&quot;DOI&quot;: &quot;10.1128/EC.1.2.273-280.2002&quot;, &quot;ISSN&quot;: &quot;15359778&quot;, &quot;abstract&quot;: &quot;Several different environmental signals can induce asexual spore development (conidiation) and expression of developmentally regulated genes in Neurospora crassa. However, under constant conditions, where no environmental cues for conidiation are present, the endogenous circadian clock in N. crassa promotes daily rhythms in expression of known developmental genes and of conidiation. We anticipated that the same pathway of gene regulation would be followed during clock-controlled conidiation and environmental induction of conidiation and that the circadian clock would need only to control the initial developmental switch. Previous experiments showed that high-level developmental induction of the clock-controlled genes eas (ccg-2) and ccg-1 requires the developmental regulatory proteins FL and ACON-2, respectively, and normal developmental induction of fl mRNA expression requires ACON-2. We demonstrate that the circadian clock regulates rhythmic fl gene expression and that fl rhythmicity requires ACON-2. However, we find that clock regulation of eas (ccg-2) is normal in an fl mutant strain and ccg-1 expression is rhythmic in an acon-2 mutant strain. Together, these data point to the endogenous clock and the environment following separate pathways to regulate conidiation-specific gene expression.&quot;, &quot;author&quot;: [{&quot;dropping-particle&quot;: &quot;&quot;, &quot;family&quot;: &quot;Correa&quot;, &quot;given&quot;: &quot;Alejandro&quot;, &quot;non-dropping-particle&quot;: &quot;&quot;, &quot;parse-names&quot;: false, &quot;suffix&quot;: &quot;&quot;}, {&quot;dropping-particle&quot;: &quot;&quot;, &quot;family&quot;: &quot;Bell-Pedersen&quot;, &quot;given&quot;: &quot;Deborah&quot;, &quot;non-dropping-particle&quot;: &quot;&quot;, &quot;parse-names&quot;: false, &quot;suffix&quot;: &quot;&quot;}], &quot;container-title&quot;: &quot;Eukaryotic Cell&quot;, &quot;id&quot;: &quot;ITEM-1&quot;, &quot;issue&quot;: &quot;2&quot;, &quot;issued&quot;: {&quot;date-parts&quot;: [[&quot;2002&quot;]]}, &quot;title&quot;: &quot;Distinct signaling pathways from the circadian clock participate in regulation of rhythmic conidiospore development in Neurospora crassa&quot;, &quot;type&quot;: &quot;article-journal&quot;, &quot;volume&quot;: &quot;1&quot;}, &quot;uris&quot;: [&quot;http://www.mendeley.com/documents/?uuid=f2379d07-38cc-4884-bd3f-fdd0929288e9&quot;]}], &quot;mendeley&quot;: {&quot;formattedCitation&quot;: &quot;(Correa &amp; Bell-Pedersen, 2002)&quot;, &quot;plainTextFormattedCitation&quot;: &quot;(Correa &amp; Bell-Pedersen, 2002)&quot;, &quot;previouslyFormattedCitation&quot;: &quot;(Correa &amp; Bell-Pedersen, 2002)&quot;}, &quot;properties&quot;: {&quot;noteIndex&quot;: 0}, &quot;schema&quot;: &quot;https://github.com/citation-style-language/schema/raw/master/csl-citation.json&quot;} RND3ML0W7gbQv"/><text:span text:style-name="T404">⁠. </text:span><text:span text:style-name="T421">Cir</text:span><text:span text:style-name="T237">cadian rhythmic </text:span><text:span text:style-name="T404">profiles </text:span><text:span text:style-name="T421">in plants</text:span><text:span text:style-name="T404"> are found, for example, in</text:span><text:span text:style-name="T237"> leaf movement, growth rate, stomatal opening, as well as the expression of </text:span><text:span text:style-name="T404">a wide range of genes </text:span><text:reference-mark-start text:name="ADDIN CSL_CITATION {&quot;citationItems&quot;: [{&quot;id&quot;: &quot;ITEM-1&quot;, &quot;itemData&quot;: {&quot;DOI&quot;: &quot;10.1038/sj.embor.7400541&quot;, &quot;ISSN&quot;: &quot;1469221X&quot;, &quot;abstract&quot;: &quot;The daily recurrence of activity and rest are so common as to seem trivial. However, they reflect a ubiquitous temporal programme called the circadian clock. In the absence of either anatomical clock structures or clock genes, the timing of sleep and wakefulness is disrupted. The complex nature of circadian behaviour is evident in the fact that phasing of the cycle during the day varies widely for individuals, resulting in extremes colloquially called 'larks' and 'owls'. These behavioural oscillations are mirrored in the levels of physiology and gene expression. Deciphering the underlying mechanisms will provide important insights into how the circadian clock affects health and disease. \u00a9 2005 European Molecular Biology Organization.&quot;, &quot;author&quot;: [{&quot;dropping-particle&quot;: &quot;&quot;, &quot;family&quot;: &quot;Merrow&quot;, &quot;given&quot;: &quot;Martha&quot;, &quot;non-dropping-particle&quot;: &quot;&quot;, &quot;parse-names&quot;: false, &quot;suffix&quot;: &quot;&quot;}, {&quot;dropping-particle&quot;: &quot;&quot;, &quot;family&quot;: &quot;Spoelstra&quot;, &quot;given&quot;: &quot;Kamiel&quot;, &quot;non-dropping-particle&quot;: &quot;&quot;, &quot;parse-names&quot;: false, &quot;suffix&quot;: &quot;&quot;}, {&quot;dropping-particle&quot;: &quot;&quot;, &quot;family&quot;: &quot;Roenneberg&quot;, &quot;given&quot;: &quot;Till&quot;, &quot;non-dropping-particle&quot;: &quot;&quot;, &quot;parse-names&quot;: false, &quot;suffix&quot;: &quot;&quot;}], &quot;container-title&quot;: &quot;EMBO Reports&quot;, &quot;id&quot;: &quot;ITEM-1&quot;, &quot;issue&quot;: &quot;10&quot;, &quot;issued&quot;: {&quot;date-parts&quot;: [[&quot;2005&quot;]]}, &quot;title&quot;: &quot;The circadian cycle: Daily rhythms from behaviour to genes&quot;, &quot;type&quot;: &quot;article&quot;, &quot;volume&quot;: &quot;6&quot;}, &quot;uris&quot;: [&quot;http://www.mendeley.com/documents/?uuid=88598e01-4dd1-4cf7-b42d-91d330fc5fdb&quot;]}], &quot;mendeley&quot;: {&quot;formattedCitation&quot;: &quot;(Merrow et al., 2005)&quot;, &quot;plainTextFormattedCitation&quot;: &quot;(Merrow et al., 2005)&quot;, &quot;previouslyFormattedCitation&quot;: &quot;(Merrow et al., 2005)&quot;}, &quot;properties&quot;: {&quot;noteIndex&quot;: 0}, &quot;schema&quot;: &quot;https://github.com/citation-style-language/schema/raw/master/csl-citation.json&quot;} RNDwTZVif7fYG"/><text:span text:style-name="T38">(Merrow et al., 2005)</text:span><text:reference-mark-end text:name="ADDIN CSL_CITATION {&quot;citationItems&quot;: [{&quot;id&quot;: &quot;ITEM-1&quot;, &quot;itemData&quot;: {&quot;DOI&quot;: &quot;10.1038/sj.embor.7400541&quot;, &quot;ISSN&quot;: &quot;1469221X&quot;, &quot;abstract&quot;: &quot;The daily recurrence of activity and rest are so common as to seem trivial. However, they reflect a ubiquitous temporal programme called the circadian clock. In the absence of either anatomical clock structures or clock genes, the timing of sleep and wakefulness is disrupted. The complex nature of circadian behaviour is evident in the fact that phasing of the cycle during the day varies widely for individuals, resulting in extremes colloquially called 'larks' and 'owls'. These behavioural oscillations are mirrored in the levels of physiology and gene expression. Deciphering the underlying mechanisms will provide important insights into how the circadian clock affects health and disease. \u00a9 2005 European Molecular Biology Organization.&quot;, &quot;author&quot;: [{&quot;dropping-particle&quot;: &quot;&quot;, &quot;family&quot;: &quot;Merrow&quot;, &quot;given&quot;: &quot;Martha&quot;, &quot;non-dropping-particle&quot;: &quot;&quot;, &quot;parse-names&quot;: false, &quot;suffix&quot;: &quot;&quot;}, {&quot;dropping-particle&quot;: &quot;&quot;, &quot;family&quot;: &quot;Spoelstra&quot;, &quot;given&quot;: &quot;Kamiel&quot;, &quot;non-dropping-particle&quot;: &quot;&quot;, &quot;parse-names&quot;: false, &quot;suffix&quot;: &quot;&quot;}, {&quot;dropping-particle&quot;: &quot;&quot;, &quot;family&quot;: &quot;Roenneberg&quot;, &quot;given&quot;: &quot;Till&quot;, &quot;non-dropping-particle&quot;: &quot;&quot;, &quot;parse-names&quot;: false, &quot;suffix&quot;: &quot;&quot;}], &quot;container-title&quot;: &quot;EMBO Reports&quot;, &quot;id&quot;: &quot;ITEM-1&quot;, &quot;issue&quot;: &quot;10&quot;, &quot;issued&quot;: {&quot;date-parts&quot;: [[&quot;2005&quot;]]}, &quot;title&quot;: &quot;The circadian cycle: Daily rhythms from behaviour to genes&quot;, &quot;type&quot;: &quot;article&quot;, &quot;volume&quot;: &quot;6&quot;}, &quot;uris&quot;: [&quot;http://www.mendeley.com/documents/?uuid=88598e01-4dd1-4cf7-b42d-91d330fc5fdb&quot;]}], &quot;mendeley&quot;: {&quot;formattedCitation&quot;: &quot;(Merrow et al., 2005)&quot;, &quot;plainTextFormattedCitation&quot;: &quot;(Merrow et al., 2005)&quot;, &quot;previouslyFormattedCitation&quot;: &quot;(Merrow et al., 2005)&quot;}, &quot;properties&quot;: {&quot;noteIndex&quot;: 0}, &quot;schema&quot;: &quot;https://github.com/citation-style-language/schema/raw/master/csl-citation.json&quot;} RNDwTZVif7fYG"/><text:span text:style-name="T404">⁠</text:span><text:span text:style-name="T237">. </text:span><text:span text:style-name="T405">Also all the organisms of the green lineage react in many different ways to circadian cycles </text:span><text:reference-mark-start text:name="ADDIN CSL_CITATION {&quot;citationItems&quot;: [{&quot;id&quot;: &quot;ITEM-1&quot;, &quot;itemData&quot;: {&quot;DOI&quot;: &quot;10.1021/bi501089x&quot;, &quot;ISSN&quot;: &quot;15204995&quot;, &quot;abstract&quot;: &quot;As major contributors to global oxygen levels and producers of fatty acids, carotenoids, sterols, and phycocolloids, algae have significant ecological and commercial roles. Early algal models have contributed much to our understanding of circadian clocks at physiological and biochemical levels. The genetic and molecular approaches that identified clock components in other taxa have not been as widely applied to algae. We review results from seven species: the chlorophytes Chlamydomonas reinhardtii, Ostreococcus tauri, and Acetabularia spp.; the dinoflagellates Lingulodinium polyedrum and Symbiodinium spp.; the euglenozoa Euglena gracilis; and the red alga Cyanidioschyzon merolae. The relative simplicity, experimental tractability, and ecological and evolutionary diversity of algal systems may now make them particularly useful in integrating quantitative data from \&quot;omic\&quot; technologies (e.g., genomics, transcriptomics, metabolomics, and proteomics) with computational and mathematical methods.&quot;, &quot;author&quot;: [{&quot;dropping-particle&quot;: &quot;&quot;, &quot;family&quot;: &quot;Noordally&quot;, &quot;given&quot;: &quot;Zeenat B.&quot;, &quot;non-dropping-particle&quot;: &quot;&quot;, &quot;parse-names&quot;: false, &quot;suffix&quot;: &quot;&quot;}, {&quot;dropping-particle&quot;: &quot;&quot;, &quot;family&quot;: &quot;Millar&quot;, &quot;given&quot;: &quot;Andrew J.&quot;, &quot;non-dropping-particle&quot;: &quot;&quot;, &quot;parse-names&quot;: false, &quot;suffix&quot;: &quot;&quot;}], &quot;container-title&quot;: &quot;Biochemistry&quot;, &quot;id&quot;: &quot;ITEM-1&quot;, &quot;issue&quot;: &quot;2&quot;, &quot;issued&quot;: {&quot;date-parts&quot;: [[&quot;2015&quot;]]}, &quot;title&quot;: &quot;Clocks in algae&quot;, &quot;type&quot;: &quot;article-journal&quot;, &quot;volume&quot;: &quot;54&quot;}, &quot;uris&quot;: [&quot;http://www.mendeley.com/documents/?uuid=e227e3bb-b50f-4445-80a5-35b5383984dc&quot;]}], &quot;mendeley&quot;: {&quot;formattedCitation&quot;: &quot;(Noordally &amp; Millar, 2015)&quot;, &quot;plainTextFormattedCitation&quot;: &quot;(Noordally &amp; Millar, 2015)&quot;, &quot;previouslyFormattedCitation&quot;: &quot;(Noordally &amp; Millar, 2015)&quot;}, &quot;properties&quot;: {&quot;noteIndex&quot;: 0}, &quot;schema&quot;: &quot;https://github.com/citation-style-language/schema/raw/master/csl-citation.json&quot;} RND3G2tPXhJgl"/><text:span text:style-name="T39">(Noordally &amp; Millar, 2015)</text:span><text:reference-mark-end text:name="ADDIN CSL_CITATION {&quot;citationItems&quot;: [{&quot;id&quot;: &quot;ITEM-1&quot;, &quot;itemData&quot;: {&quot;DOI&quot;: &quot;10.1021/bi501089x&quot;, &quot;ISSN&quot;: &quot;15204995&quot;, &quot;abstract&quot;: &quot;As major contributors to global oxygen levels and producers of fatty acids, carotenoids, sterols, and phycocolloids, algae have significant ecological and commercial roles. Early algal models have contributed much to our understanding of circadian clocks at physiological and biochemical levels. The genetic and molecular approaches that identified clock components in other taxa have not been as widely applied to algae. We review results from seven species: the chlorophytes Chlamydomonas reinhardtii, Ostreococcus tauri, and Acetabularia spp.; the dinoflagellates Lingulodinium polyedrum and Symbiodinium spp.; the euglenozoa Euglena gracilis; and the red alga Cyanidioschyzon merolae. The relative simplicity, experimental tractability, and ecological and evolutionary diversity of algal systems may now make them particularly useful in integrating quantitative data from \&quot;omic\&quot; technologies (e.g., genomics, transcriptomics, metabolomics, and proteomics) with computational and mathematical methods.&quot;, &quot;author&quot;: [{&quot;dropping-particle&quot;: &quot;&quot;, &quot;family&quot;: &quot;Noordally&quot;, &quot;given&quot;: &quot;Zeenat B.&quot;, &quot;non-dropping-particle&quot;: &quot;&quot;, &quot;parse-names&quot;: false, &quot;suffix&quot;: &quot;&quot;}, {&quot;dropping-particle&quot;: &quot;&quot;, &quot;family&quot;: &quot;Millar&quot;, &quot;given&quot;: &quot;Andrew J.&quot;, &quot;non-dropping-particle&quot;: &quot;&quot;, &quot;parse-names&quot;: false, &quot;suffix&quot;: &quot;&quot;}], &quot;container-title&quot;: &quot;Biochemistry&quot;, &quot;id&quot;: &quot;ITEM-1&quot;, &quot;issue&quot;: &quot;2&quot;, &quot;issued&quot;: {&quot;date-parts&quot;: [[&quot;2015&quot;]]}, &quot;title&quot;: &quot;Clocks in algae&quot;, &quot;type&quot;: &quot;article-journal&quot;, &quot;volume&quot;: &quot;54&quot;}, &quot;uris&quot;: [&quot;http://www.mendeley.com/documents/?uuid=e227e3bb-b50f-4445-80a5-35b5383984dc&quot;]}], &quot;mendeley&quot;: {&quot;formattedCitation&quot;: &quot;(Noordally &amp; Millar, 2015)&quot;, &quot;plainTextFormattedCitation&quot;: &quot;(Noordally &amp; Millar, 2015)&quot;, &quot;previouslyFormattedCitation&quot;: &quot;(Noordally &amp; Millar, 2015)&quot;}, &quot;properties&quot;: {&quot;noteIndex&quot;: 0}, &quot;schema&quot;: &quot;https://github.com/citation-style-language/schema/raw/master/csl-citation.json&quot;} RND3G2tPXhJgl"/><text:span text:style-name="T405">⁠, </text:span><text:span text:style-name="T421">one of the most famous ones</text:span><text:span text:style-name="T405"> is </text:span><text:span text:style-name="T422">the</text:span><text:span text:style-name="T405"> 24 h-cyclic movement in the water column adjusted to their metabolism requirements </text:span><text:reference-mark-start text:name="ADDIN CSL_CITATION {&quot;citationItems&quot;: [{&quot;id&quot;: &quot;ITEM-1&quot;, &quot;itemData&quot;: {&quot;DOI&quot;: &quot;10.1016/S0176-1617(99)80115-1&quot;, &quot;ISSN&quot;: &quot;01761617&quot;, &quot;abstract&quot;: &quot;Euglena gracilis, a unicellular, photosynthetic flagellate is a model system for environmentally controlled behavioral reactions. One pronounced reaction is the orientation with respect to gravity. In synchronized cultures with no cell growth a distinct circadian rhythm of negative gravitactic orientation could be observed. The main maximum of sensitivity was detected 5 h after the beginning of the subjective day, the main minimum 5 h before the beginning of the subjective day. Transferring synchronized cultures to continuous light resulted in an almost instantaneous loss of rhythmicity. In contrast, after transfer to permanent darkness cells exhibited a circadian rhythm with a progressive shortening of the period for more than 5 days. These findings are in contrast to the circadian rhythm of phototaxis in Euglena, where a free-running period of 24 h was observed. Parallel measurements of negative gravitactic orientation, velocity, cell shape as well as cAMP concentration in synchronized cultures revealed a circadian rhythm of all reactions. The results are discussed with regard to the possible role of cell shape and cAMP in gravitactic orientation.&quot;, &quot;author&quot;: [{&quot;dropping-particle&quot;: &quot;&quot;, &quot;family&quot;: &quot;Lebert&quot;, &quot;given&quot;: &quot;Michael&quot;, &quot;non-dropping-particle&quot;: &quot;&quot;, &quot;parse-names&quot;: false, &quot;suffix&quot;: &quot;&quot;}, {&quot;dropping-particle&quot;: &quot;&quot;, &quot;family&quot;: &quot;Porst&quot;, &quot;given&quot;: &quot;Markus&quot;, &quot;non-dropping-particle&quot;: &quot;&quot;, &quot;parse-names&quot;: false, &quot;suffix&quot;: &quot;&quot;}, {&quot;dropping-particle&quot;: &quot;&quot;, &quot;family&quot;: &quot;H\u00e4der&quot;, &quot;given&quot;: &quot;Donat Peter&quot;, &quot;non-dropping-particle&quot;: &quot;&quot;, &quot;parse-names&quot;: false, &quot;suffix&quot;: &quot;&quot;}], &quot;container-title&quot;: &quot;Journal of Plant Physiology&quot;, &quot;id&quot;: &quot;ITEM-1&quot;, &quot;issue&quot;: &quot;3&quot;, &quot;issued&quot;: {&quot;date-parts&quot;: [[&quot;1999&quot;]]}, &quot;title&quot;: &quot;Circadian rhythm of gravitaxis in Euglena gracilis&quot;, &quot;type&quot;: &quot;article-journal&quot;, &quot;volume&quot;: &quot;155&quot;}, &quot;uris&quot;: [&quot;http://www.mendeley.com/documents/?uuid=4669c07d-99a3-4b48-a50f-e608932adc0d&quot;]}], &quot;mendeley&quot;: {&quot;formattedCitation&quot;: &quot;(Lebert et al., 1999)&quot;, &quot;plainTextFormattedCitation&quot;: &quot;(Lebert et al., 1999)&quot;, &quot;previouslyFormattedCitation&quot;: &quot;(Lebert et al., 1999)&quot;}, &quot;properties&quot;: {&quot;noteIndex&quot;: 0}, &quot;schema&quot;: &quot;https://github.com/citation-style-language/schema/raw/master/csl-citation.json&quot;} RNDzcrA2lYafz"/><text:span text:style-name="T39">(Lebert et al., 1999)</text:span><text:reference-mark-end text:name="ADDIN CSL_CITATION {&quot;citationItems&quot;: [{&quot;id&quot;: &quot;ITEM-1&quot;, &quot;itemData&quot;: {&quot;DOI&quot;: &quot;10.1016/S0176-1617(99)80115-1&quot;, &quot;ISSN&quot;: &quot;01761617&quot;, &quot;abstract&quot;: &quot;Euglena gracilis, a unicellular, photosynthetic flagellate is a model system for environmentally controlled behavioral reactions. One pronounced reaction is the orientation with respect to gravity. In synchronized cultures with no cell growth a distinct circadian rhythm of negative gravitactic orientation could be observed. The main maximum of sensitivity was detected 5 h after the beginning of the subjective day, the main minimum 5 h before the beginning of the subjective day. Transferring synchronized cultures to continuous light resulted in an almost instantaneous loss of rhythmicity. In contrast, after transfer to permanent darkness cells exhibited a circadian rhythm with a progressive shortening of the period for more than 5 days. These findings are in contrast to the circadian rhythm of phototaxis in Euglena, where a free-running period of 24 h was observed. Parallel measurements of negative gravitactic orientation, velocity, cell shape as well as cAMP concentration in synchronized cultures revealed a circadian rhythm of all reactions. The results are discussed with regard to the possible role of cell shape and cAMP in gravitactic orientation.&quot;, &quot;author&quot;: [{&quot;dropping-particle&quot;: &quot;&quot;, &quot;family&quot;: &quot;Lebert&quot;, &quot;given&quot;: &quot;Michael&quot;, &quot;non-dropping-particle&quot;: &quot;&quot;, &quot;parse-names&quot;: false, &quot;suffix&quot;: &quot;&quot;}, {&quot;dropping-particle&quot;: &quot;&quot;, &quot;family&quot;: &quot;Porst&quot;, &quot;given&quot;: &quot;Markus&quot;, &quot;non-dropping-particle&quot;: &quot;&quot;, &quot;parse-names&quot;: false, &quot;suffix&quot;: &quot;&quot;}, {&quot;dropping-particle&quot;: &quot;&quot;, &quot;family&quot;: &quot;H\u00e4der&quot;, &quot;given&quot;: &quot;Donat Peter&quot;, &quot;non-dropping-particle&quot;: &quot;&quot;, &quot;parse-names&quot;: false, &quot;suffix&quot;: &quot;&quot;}], &quot;container-title&quot;: &quot;Journal of Plant Physiology&quot;, &quot;id&quot;: &quot;ITEM-1&quot;, &quot;issue&quot;: &quot;3&quot;, &quot;issued&quot;: {&quot;date-parts&quot;: [[&quot;1999&quot;]]}, &quot;title&quot;: &quot;Circadian rhythm of gravitaxis in Euglena gracilis&quot;, &quot;type&quot;: &quot;article-journal&quot;, &quot;volume&quot;: &quot;155&quot;}, &quot;uris&quot;: [&quot;http://www.mendeley.com/documents/?uuid=4669c07d-99a3-4b48-a50f-e608932adc0d&quot;]}], &quot;mendeley&quot;: {&quot;formattedCitation&quot;: &quot;(Lebert et al., 1999)&quot;, &quot;plainTextFormattedCitation&quot;: &quot;(Lebert et al., 1999)&quot;, &quot;previouslyFormattedCitation&quot;: &quot;(Lebert et al., 1999)&quot;}, &quot;properties&quot;: {&quot;noteIndex&quot;: 0}, &quot;schema&quot;: &quot;https://github.com/citation-style-language/schema/raw/master/csl-citation.json&quot;} RNDzcrA2lYafz"/><text:span text:style-name="T405">⁠. </text:span></text:p>
      <text:p text:style-name="P106">Day length or photoperiod, is a crucial signal for the <text:span text:style-name="T405">circa</text:span>nnual timing system. <text:span text:style-name="T405">Surprisingly, s</text:span>easonal changes of photoperiod <text:span text:style-name="T405">have been strongly connected to reproduction</text:span>.<text:span text:style-name="T405"> </text:span><text:span text:style-name="T407">In fact, t</text:span><text:span text:style-name="T406">he entire animal reproductive systems are related to seasons, from gene expression profiles to anatomical structures. Hamsters kept in short days conditions have 10-fold smaller testes than the ones kept in long days conditions </text:span><text:reference-mark-start text:name="ADDIN CSL_CITATION {&quot;citationItems&quot;: [{&quot;id&quot;: &quot;ITEM-1&quot;, &quot;itemData&quot;: {&quot;DOI&quot;: &quot;10.1080/09291019409360310&quot;, &quot;ISSN&quot;: &quot;17444179&quot;, &quot;abstract&quot;: &quot;To examine the effects of different wavelengths of light on the circadian clock, Djungarian hamsters were maintained under long photoperiod 16 h light and 8 h dark (LD 16:8) and were exposed to white, blue and red light of different irradiances for 5 weeks; one week in constant light (LL) to determine the endogenous period (\u03c4) and the activity phase (a) and 4 weeks in a LD 16:8 photoperiod to look for long-term effects on reproduction. In white and blue light the hamsters followed \u201cAschoff's Rule,\u201d i.e., the higher the irradiance the longer \u03c4 (Aschoff, 1964). In red light \u03c4 remained unchanged up to an intensity of 36 mW/m2 and then increased abruptly to values of 25.2 h. The activity phase also changed during LL. Low light intensities decompressed a. With increasing light intensity a compressed which is equivalent to shortening the subjective night length. Blue light was most effective in compressing a, followed by white and red light. Some hamsters became arrhythmic after LL photoperiod, the higher the light intensity used, the more often this occurred. Melatonin and serotonin in the pineal glands were lowered in arrhythmic hamsters in the middle of their dark phase. During four weeks in LD 16:8 photoperiod the testes decreased to 80% of initial size in low light intensities (0.5 mW/m2) of white and blue light, and in all irradiances (up to 70 mW/m2) of red light tested. The results show that changes of light spectrum and intensity may be potent cues enabling Djungarian hamsters to adapt to different seasons. \u00a9 1994, Taylor &amp; Francis Group, LLC. All rights reserved.&quot;, &quot;author&quot;: [{&quot;dropping-particle&quot;: &quot;&quot;, &quot;family&quot;: &quot;Klante&quot;, &quot;given&quot;: &quot;G.&quot;, &quot;non-dropping-particle&quot;: &quot;&quot;, &quot;parse-names&quot;: false, &quot;suffix&quot;: &quot;&quot;}, {&quot;dropping-particle&quot;: &quot;&quot;, &quot;family&quot;: &quot;Steinlechner&quot;, &quot;given&quot;: &quot;S.&quot;, &quot;non-dropping-particle&quot;: &quot;&quot;, &quot;parse-names&quot;: false, &quot;suffix&quot;: &quot;&quot;}], &quot;container-title&quot;: &quot;Biological Rhythm Research&quot;, &quot;id&quot;: &quot;ITEM-1&quot;, &quot;issue&quot;: &quot;4&quot;, &quot;issued&quot;: {&quot;date-parts&quot;: [[&quot;1994&quot;]]}, &quot;title&quot;: &quot;Light Irradiance and Wavelength as Seasonal Cues for Djungarian Hamsters&quot;, &quot;type&quot;: &quot;article-journal&quot;, &quot;volume&quot;: &quot;25&quot;}, &quot;uris&quot;: [&quot;http://www.mendeley.com/documents/?uuid=2f24664d-1e03-4a8f-bf7f-0c7d554f5cab&quot;]}, {&quot;id&quot;: &quot;ITEM-2&quot;, &quot;itemData&quot;: {&quot;DOI&quot;: &quot;10.1530/JOE-16-0066&quot;, &quot;ISSN&quot;: &quot;14796805&quot;, &quot;abstract&quot;: &quot;Animals that inhabit mid-to high-latitude regions exhibit various adaptive behaviors, such as migration, reproduction, molting and hibernation in response to seasonal cues. These adaptive behaviors are tightly regulated by seasonal changes in photoperiod, the relative day length vs night length. Recently, the regulatory pathway of seasonal reproduction has been elucidated using quail. In birds, deep brain photoreceptors receive and transmit light information to the pars tuberalis in the pituitary gland, which induces the secretion of thyroid-stimulating hormone. Thyroid-stimulating hormone locally activates thyroid hormone via induction of type 2 deiodinase in the mediobasal hypothalamus. Thyroid hormone then induces morphological changes in the terminals of neurons that express gonadotropin-releasing hormone and facilitates gonadotropin secretion from the pituitary gland. In mammals, light information is received by photoreceptors in the retina and neurally transmitted to the pineal gland, where it inhibits the synthesis and secretion of melatonin, which is crucial for seasonal reproduction. Importantly, the signaling pathway downstream of light detection and signaling is fully conserved between mammals and birds. In fish, the regulatory components of seasonal reproduction are integrated, from light detection to neuroendocrine output, in a fish-specific organ called the saccus vasculosus. Various physiological processes in humans are also influenced by seasonal environmental changes. The findings discussed herein may provide clues to addressing human diseases, such as seasonal affective disorder.&quot;, &quot;author&quot;: [{&quot;dropping-particle&quot;: &quot;&quot;, &quot;family&quot;: &quot;Nishiwaki-Ohkawa&quot;, &quot;given&quot;: &quot;Taeko&quot;, &quot;non-dropping-particle&quot;: &quot;&quot;, &quot;parse-names&quot;: false, &quot;suffix&quot;: &quot;&quot;}, {&quot;dropping-particle&quot;: &quot;&quot;, &quot;family&quot;: &quot;Yoshimura&quot;, &quot;given&quot;: &quot;Takashi&quot;, &quot;non-dropping-particle&quot;: &quot;&quot;, &quot;parse-names&quot;: false, &quot;suffix&quot;: &quot;&quot;}], &quot;container-title&quot;: &quot;Journal of Endocrinology&quot;, &quot;id&quot;: &quot;ITEM-2&quot;, &quot;issue&quot;: &quot;3&quot;, &quot;issued&quot;: {&quot;date-parts&quot;: [[&quot;2016&quot;]]}, &quot;title&quot;: &quot;Molecular basis for regulating seasonal reproduction in vertebrates&quot;, &quot;type&quot;: &quot;article&quot;, &quot;volume&quot;: &quot;229&quot;}, &quot;uris&quot;: [&quot;http://www.mendeley.com/documents/?uuid=c46707d7-24e7-4b86-bd9a-b6e2e86c1d7c&quot;]}], &quot;mendeley&quot;: {&quot;formattedCitation&quot;: &quot;(Klante &amp; Steinlechner, 1994; Nishiwaki-Ohkawa &amp; Yoshimura, 2016)&quot;, &quot;plainTextFormattedCitation&quot;: &quot;(Klante &amp; Steinlechner, 1994; Nishiwaki-Ohkawa &amp; Yoshimura, 2016)&quot;, &quot;previouslyFormattedCitation&quot;: &quot;(Klante &amp; Steinlechner, 1994; Nishiwaki-Ohkawa &amp; Yoshimura, 2016)&quot;}, &quot;properties&quot;: {&quot;noteIndex&quot;: 0}, &quot;schema&quot;: &quot;https://github.com/citation-style-language/schema/raw/master/csl-citation.json&quot;} RNDr8AtHUDVve"/><text:span text:style-name="T40">(Klante &amp; Steinlechner, 1994; Nishiwaki-Ohkawa &amp; Yoshimura, 2016)</text:span><text:reference-mark-end text:name="ADDIN CSL_CITATION {&quot;citationItems&quot;: [{&quot;id&quot;: &quot;ITEM-1&quot;, &quot;itemData&quot;: {&quot;DOI&quot;: &quot;10.1080/09291019409360310&quot;, &quot;ISSN&quot;: &quot;17444179&quot;, &quot;abstract&quot;: &quot;To examine the effects of different wavelengths of light on the circadian clock, Djungarian hamsters were maintained under long photoperiod 16 h light and 8 h dark (LD 16:8) and were exposed to white, blue and red light of different irradiances for 5 weeks; one week in constant light (LL) to determine the endogenous period (\u03c4) and the activity phase (a) and 4 weeks in a LD 16:8 photoperiod to look for long-term effects on reproduction. In white and blue light the hamsters followed \u201cAschoff's Rule,\u201d i.e., the higher the irradiance the longer \u03c4 (Aschoff, 1964). In red light \u03c4 remained unchanged up to an intensity of 36 mW/m2 and then increased abruptly to values of 25.2 h. The activity phase also changed during LL. Low light intensities decompressed a. With increasing light intensity a compressed which is equivalent to shortening the subjective night length. Blue light was most effective in compressing a, followed by white and red light. Some hamsters became arrhythmic after LL photoperiod, the higher the light intensity used, the more often this occurred. Melatonin and serotonin in the pineal glands were lowered in arrhythmic hamsters in the middle of their dark phase. During four weeks in LD 16:8 photoperiod the testes decreased to 80% of initial size in low light intensities (0.5 mW/m2) of white and blue light, and in all irradiances (up to 70 mW/m2) of red light tested. The results show that changes of light spectrum and intensity may be potent cues enabling Djungarian hamsters to adapt to different seasons. \u00a9 1994, Taylor &amp; Francis Group, LLC. All rights reserved.&quot;, &quot;author&quot;: [{&quot;dropping-particle&quot;: &quot;&quot;, &quot;family&quot;: &quot;Klante&quot;, &quot;given&quot;: &quot;G.&quot;, &quot;non-dropping-particle&quot;: &quot;&quot;, &quot;parse-names&quot;: false, &quot;suffix&quot;: &quot;&quot;}, {&quot;dropping-particle&quot;: &quot;&quot;, &quot;family&quot;: &quot;Steinlechner&quot;, &quot;given&quot;: &quot;S.&quot;, &quot;non-dropping-particle&quot;: &quot;&quot;, &quot;parse-names&quot;: false, &quot;suffix&quot;: &quot;&quot;}], &quot;container-title&quot;: &quot;Biological Rhythm Research&quot;, &quot;id&quot;: &quot;ITEM-1&quot;, &quot;issue&quot;: &quot;4&quot;, &quot;issued&quot;: {&quot;date-parts&quot;: [[&quot;1994&quot;]]}, &quot;title&quot;: &quot;Light Irradiance and Wavelength as Seasonal Cues for Djungarian Hamsters&quot;, &quot;type&quot;: &quot;article-journal&quot;, &quot;volume&quot;: &quot;25&quot;}, &quot;uris&quot;: [&quot;http://www.mendeley.com/documents/?uuid=2f24664d-1e03-4a8f-bf7f-0c7d554f5cab&quot;]}, {&quot;id&quot;: &quot;ITEM-2&quot;, &quot;itemData&quot;: {&quot;DOI&quot;: &quot;10.1530/JOE-16-0066&quot;, &quot;ISSN&quot;: &quot;14796805&quot;, &quot;abstract&quot;: &quot;Animals that inhabit mid-to high-latitude regions exhibit various adaptive behaviors, such as migration, reproduction, molting and hibernation in response to seasonal cues. These adaptive behaviors are tightly regulated by seasonal changes in photoperiod, the relative day length vs night length. Recently, the regulatory pathway of seasonal reproduction has been elucidated using quail. In birds, deep brain photoreceptors receive and transmit light information to the pars tuberalis in the pituitary gland, which induces the secretion of thyroid-stimulating hormone. Thyroid-stimulating hormone locally activates thyroid hormone via induction of type 2 deiodinase in the mediobasal hypothalamus. Thyroid hormone then induces morphological changes in the terminals of neurons that express gonadotropin-releasing hormone and facilitates gonadotropin secretion from the pituitary gland. In mammals, light information is received by photoreceptors in the retina and neurally transmitted to the pineal gland, where it inhibits the synthesis and secretion of melatonin, which is crucial for seasonal reproduction. Importantly, the signaling pathway downstream of light detection and signaling is fully conserved between mammals and birds. In fish, the regulatory components of seasonal reproduction are integrated, from light detection to neuroendocrine output, in a fish-specific organ called the saccus vasculosus. Various physiological processes in humans are also influenced by seasonal environmental changes. The findings discussed herein may provide clues to addressing human diseases, such as seasonal affective disorder.&quot;, &quot;author&quot;: [{&quot;dropping-particle&quot;: &quot;&quot;, &quot;family&quot;: &quot;Nishiwaki-Ohkawa&quot;, &quot;given&quot;: &quot;Taeko&quot;, &quot;non-dropping-particle&quot;: &quot;&quot;, &quot;parse-names&quot;: false, &quot;suffix&quot;: &quot;&quot;}, {&quot;dropping-particle&quot;: &quot;&quot;, &quot;family&quot;: &quot;Yoshimura&quot;, &quot;given&quot;: &quot;Takashi&quot;, &quot;non-dropping-particle&quot;: &quot;&quot;, &quot;parse-names&quot;: false, &quot;suffix&quot;: &quot;&quot;}], &quot;container-title&quot;: &quot;Journal of Endocrinology&quot;, &quot;id&quot;: &quot;ITEM-2&quot;, &quot;issue&quot;: &quot;3&quot;, &quot;issued&quot;: {&quot;date-parts&quot;: [[&quot;2016&quot;]]}, &quot;title&quot;: &quot;Molecular basis for regulating seasonal reproduction in vertebrates&quot;, &quot;type&quot;: &quot;article&quot;, &quot;volume&quot;: &quot;229&quot;}, &quot;uris&quot;: [&quot;http://www.mendeley.com/documents/?uuid=c46707d7-24e7-4b86-bd9a-b6e2e86c1d7c&quot;]}], &quot;mendeley&quot;: {&quot;formattedCitation&quot;: &quot;(Klante &amp; Steinlechner, 1994; Nishiwaki-Ohkawa &amp; Yoshimura, 2016)&quot;, &quot;plainTextFormattedCitation&quot;: &quot;(Klante &amp; Steinlechner, 1994; Nishiwaki-Ohkawa &amp; Yoshimura, 2016)&quot;, &quot;previouslyFormattedCitation&quot;: &quot;(Klante &amp; Steinlechner, 1994; Nishiwaki-Ohkawa &amp; Yoshimura, 2016)&quot;}, &quot;properties&quot;: {&quot;noteIndex&quot;: 0}, &quot;schema&quot;: &quot;https://github.com/citation-style-language/schema/raw/master/csl-citation.json&quot;} RNDr8AtHUDVve"/><text:span text:style-name="T406">⁠. </text:span><text:span text:style-name="T407">But also i</text:span><text:span text:style-name="T405">n plants, flowering and seed production is photoperiod-</text:span><text:span text:style-name="T422">regulated</text:span><text:span text:style-name="T405"> </text:span><text:reference-mark-start text:name="ADDIN CSL_CITATION {&quot;citationItems&quot;: [{&quot;id&quot;: &quot;ITEM-1&quot;, &quot;itemData&quot;: {&quot;DOI&quot;: &quot;10.3390/genes11101142&quot;, &quot;ISSN&quot;: &quot;20734425&quot;, &quot;PMID&quot;: &quot;32998354&quot;, &quot;abstract&quot;: &quot;GIGANTEA (GI) is a gene involved in multiple biological functions, which have been analysed and are partially conserved in a series of mono-and dicotyledonous plant species. The identified biological functions include control over the circadian rhythm, light signalling, cold tolerance, hormone signalling and photoperiodic flowering. The latter function is a central role of GI, as it involves a multitude of pathways, both dependent and independent of the gene CONSTANS(CO), as well as on the basis of interaction with miRNA. The complexity of the gene function of GI increases due to the existence of paralogs showing changes in genome structure as well as incidences of sub-and neofunctionalization. We present an updated report of the biological function of GI, integrating late insights into its role in floral initiation, flower development and volatile flower production.&quot;, &quot;author&quot;: [{&quot;dropping-particle&quot;: &quot;&quot;, &quot;family&quot;: &quot;Brandoli&quot;, &quot;given&quot;: &quot;Claudio&quot;, &quot;non-dropping-particle&quot;: &quot;&quot;, &quot;parse-names&quot;: false, &quot;suffix&quot;: &quot;&quot;}, {&quot;dropping-particle&quot;: &quot;&quot;, &quot;family&quot;: &quot;Petri&quot;, &quot;given&quot;: &quot;Cesar&quot;, &quot;non-dropping-particle&quot;: &quot;&quot;, &quot;parse-names&quot;: false, &quot;suffix&quot;: &quot;&quot;}, {&quot;dropping-particle&quot;: &quot;&quot;, &quot;family&quot;: &quot;Egea-Cortines&quot;, &quot;given&quot;: &quot;Marcos&quot;, &quot;non-dropping-particle&quot;: &quot;&quot;, &quot;parse-names&quot;: false, &quot;suffix&quot;: &quot;&quot;}, {&quot;dropping-particle&quot;: &quot;&quot;, &quot;family&quot;: &quot;Weiss&quot;, &quot;given&quot;: &quot;Julia&quot;, &quot;non-dropping-particle&quot;: &quot;&quot;, &quot;parse-names&quot;: false, &quot;suffix&quot;: &quot;&quot;}], &quot;container-title&quot;: &quot;Genes&quot;, &quot;id&quot;: &quot;ITEM-1&quot;, &quot;issue&quot;: &quot;10&quot;, &quot;issued&quot;: {&quot;date-parts&quot;: [[&quot;2020&quot;, &quot;10&quot;, &quot;1&quot;]]}, &quot;page&quot;: &quot;1-15&quot;, &quot;publisher&quot;: &quot;MDPI AG&quot;, &quot;title&quot;: &quot;Gigantea: Uncovering new functions in flower development&quot;, &quot;type&quot;: &quot;article&quot;, &quot;volume&quot;: &quot;11&quot;}, &quot;uris&quot;: [&quot;http://www.mendeley.com/documents/?uuid=e6ec8395-ad4d-4a20-ad7f-3a9a0418f62c&quot;]}, {&quot;id&quot;: &quot;ITEM-2&quot;, &quot;itemData&quot;: {&quot;DOI&quot;: &quot;10.1016/j.pbi.2017.03.007&quot;, &quot;ISSN&quot;: &quot;13695266&quot;, &quot;abstract&quot;: &quot;Measuring day length confers a strong fitness improvement to photosynthetic organisms as it allows them to anticipate light phases and take the best decisions preceding diurnal transitions. In close association with signals from the circadian clock and the photoreceptors, photoperiodic sensing constitutes also a precise way to determine the passing of the seasons and to take annual decisions such as the best time to flower or the beginning of dormancy. Photoperiodic sensing in photosynthetic organisms is ancient and two major stages in its evolution could be identified, the cyanobacterial time sensing and the evolutionary tool kit that arose in green algae and developed into the photoperiodic system of modern plants. The most recent discoveries about the evolution of the perception of light, measurement of day length and relationship with the circadian clock along the evolution of the eukaryotic green lineage will be discussed in this review.&quot;, &quot;author&quot;: [{&quot;dropping-particle&quot;: &quot;&quot;, &quot;family&quot;: &quot;Serrano-Bueno&quot;, &quot;given&quot;: &quot;Gloria&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dropping-particle&quot;: &quot;&quot;, &quot;family&quot;: &quot;Lucas-Reina&quot;, &quot;given&quot;: &quot;Eva&quot;, &quot;non-dropping-particle&quot;: &quot;&quot;, &quot;parse-names&quot;: false, &quot;suffix&quot;: &quot;&quot;}, {&quot;dropping-particle&quot;: &quot;&quot;, &quot;family&quot;: &quot;Romero&quot;, &quot;given&quot;: &quot;Jose M.&quot;, &quot;non-dropping-particle&quot;: &quot;&quot;, &quot;parse-names&quot;: false, &quot;suffix&quot;: &quot;&quot;}, {&quot;dropping-particle&quot;: &quot;&quot;, &quot;family&quot;: &quot;Valverde&quot;, &quot;given&quot;: &quot;Federico&quot;, &quot;non-dropping-particle&quot;: &quot;&quot;, &quot;parse-names&quot;: false, &quot;suffix&quot;: &quot;&quot;}], &quot;container-title&quot;: &quot;Current Opinion in Plant Biology&quot;, &quot;id&quot;: &quot;ITEM-2&quot;, &quot;issued&quot;: {&quot;date-parts&quot;: [[&quot;2017&quot;]]}, &quot;page&quot;: &quot;10-17&quot;, &quot;title&quot;: &quot;Evolution of photoperiod sensing in plants and algae&quot;, &quot;type&quot;: &quot;article-journal&quot;, &quot;volume&quot;: &quot;37&quot;}, &quot;uris&quot;: [&quot;http://www.mendeley.com/documents/?uuid=58c8863b-6268-4f0d-acb9-6fdaab11de30&quot;]}], &quot;mendeley&quot;: {&quot;formattedCitation&quot;: &quot;(Brandoli et al., 2020; Serrano-Bueno et al., 2017)&quot;, &quot;plainTextFormattedCitation&quot;: &quot;(Brandoli et al., 2020; Serrano-Bueno et al., 2017)&quot;, &quot;previouslyFormattedCitation&quot;: &quot;(Brandoli et al., 2020; Serrano-Bueno et al., 2017)&quot;}, &quot;properties&quot;: {&quot;noteIndex&quot;: 0}, &quot;schema&quot;: &quot;https://github.com/citation-style-language/schema/raw/master/csl-citation.json&quot;} RNDkJDybVmevk"/><text:span text:style-name="T39">(Brandoli et al., 2020; Serrano-Bueno et al., 2017)</text:span><text:reference-mark-end text:name="ADDIN CSL_CITATION {&quot;citationItems&quot;: [{&quot;id&quot;: &quot;ITEM-1&quot;, &quot;itemData&quot;: {&quot;DOI&quot;: &quot;10.3390/genes11101142&quot;, &quot;ISSN&quot;: &quot;20734425&quot;, &quot;PMID&quot;: &quot;32998354&quot;, &quot;abstract&quot;: &quot;GIGANTEA (GI) is a gene involved in multiple biological functions, which have been analysed and are partially conserved in a series of mono-and dicotyledonous plant species. The identified biological functions include control over the circadian rhythm, light signalling, cold tolerance, hormone signalling and photoperiodic flowering. The latter function is a central role of GI, as it involves a multitude of pathways, both dependent and independent of the gene CONSTANS(CO), as well as on the basis of interaction with miRNA. The complexity of the gene function of GI increases due to the existence of paralogs showing changes in genome structure as well as incidences of sub-and neofunctionalization. We present an updated report of the biological function of GI, integrating late insights into its role in floral initiation, flower development and volatile flower production.&quot;, &quot;author&quot;: [{&quot;dropping-particle&quot;: &quot;&quot;, &quot;family&quot;: &quot;Brandoli&quot;, &quot;given&quot;: &quot;Claudio&quot;, &quot;non-dropping-particle&quot;: &quot;&quot;, &quot;parse-names&quot;: false, &quot;suffix&quot;: &quot;&quot;}, {&quot;dropping-particle&quot;: &quot;&quot;, &quot;family&quot;: &quot;Petri&quot;, &quot;given&quot;: &quot;Cesar&quot;, &quot;non-dropping-particle&quot;: &quot;&quot;, &quot;parse-names&quot;: false, &quot;suffix&quot;: &quot;&quot;}, {&quot;dropping-particle&quot;: &quot;&quot;, &quot;family&quot;: &quot;Egea-Cortines&quot;, &quot;given&quot;: &quot;Marcos&quot;, &quot;non-dropping-particle&quot;: &quot;&quot;, &quot;parse-names&quot;: false, &quot;suffix&quot;: &quot;&quot;}, {&quot;dropping-particle&quot;: &quot;&quot;, &quot;family&quot;: &quot;Weiss&quot;, &quot;given&quot;: &quot;Julia&quot;, &quot;non-dropping-particle&quot;: &quot;&quot;, &quot;parse-names&quot;: false, &quot;suffix&quot;: &quot;&quot;}], &quot;container-title&quot;: &quot;Genes&quot;, &quot;id&quot;: &quot;ITEM-1&quot;, &quot;issue&quot;: &quot;10&quot;, &quot;issued&quot;: {&quot;date-parts&quot;: [[&quot;2020&quot;, &quot;10&quot;, &quot;1&quot;]]}, &quot;page&quot;: &quot;1-15&quot;, &quot;publisher&quot;: &quot;MDPI AG&quot;, &quot;title&quot;: &quot;Gigantea: Uncovering new functions in flower development&quot;, &quot;type&quot;: &quot;article&quot;, &quot;volume&quot;: &quot;11&quot;}, &quot;uris&quot;: [&quot;http://www.mendeley.com/documents/?uuid=e6ec8395-ad4d-4a20-ad7f-3a9a0418f62c&quot;]}, {&quot;id&quot;: &quot;ITEM-2&quot;, &quot;itemData&quot;: {&quot;DOI&quot;: &quot;10.1016/j.pbi.2017.03.007&quot;, &quot;ISSN&quot;: &quot;13695266&quot;, &quot;abstract&quot;: &quot;Measuring day length confers a strong fitness improvement to photosynthetic organisms as it allows them to anticipate light phases and take the best decisions preceding diurnal transitions. In close association with signals from the circadian clock and the photoreceptors, photoperiodic sensing constitutes also a precise way to determine the passing of the seasons and to take annual decisions such as the best time to flower or the beginning of dormancy. Photoperiodic sensing in photosynthetic organisms is ancient and two major stages in its evolution could be identified, the cyanobacterial time sensing and the evolutionary tool kit that arose in green algae and developed into the photoperiodic system of modern plants. The most recent discoveries about the evolution of the perception of light, measurement of day length and relationship with the circadian clock along the evolution of the eukaryotic green lineage will be discussed in this review.&quot;, &quot;author&quot;: [{&quot;dropping-particle&quot;: &quot;&quot;, &quot;family&quot;: &quot;Serrano-Bueno&quot;, &quot;given&quot;: &quot;Gloria&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dropping-particle&quot;: &quot;&quot;, &quot;family&quot;: &quot;Lucas-Reina&quot;, &quot;given&quot;: &quot;Eva&quot;, &quot;non-dropping-particle&quot;: &quot;&quot;, &quot;parse-names&quot;: false, &quot;suffix&quot;: &quot;&quot;}, {&quot;dropping-particle&quot;: &quot;&quot;, &quot;family&quot;: &quot;Romero&quot;, &quot;given&quot;: &quot;Jose M.&quot;, &quot;non-dropping-particle&quot;: &quot;&quot;, &quot;parse-names&quot;: false, &quot;suffix&quot;: &quot;&quot;}, {&quot;dropping-particle&quot;: &quot;&quot;, &quot;family&quot;: &quot;Valverde&quot;, &quot;given&quot;: &quot;Federico&quot;, &quot;non-dropping-particle&quot;: &quot;&quot;, &quot;parse-names&quot;: false, &quot;suffix&quot;: &quot;&quot;}], &quot;container-title&quot;: &quot;Current Opinion in Plant Biology&quot;, &quot;id&quot;: &quot;ITEM-2&quot;, &quot;issued&quot;: {&quot;date-parts&quot;: [[&quot;2017&quot;]]}, &quot;page&quot;: &quot;10-17&quot;, &quot;title&quot;: &quot;Evolution of photoperiod sensing in plants and algae&quot;, &quot;type&quot;: &quot;article-journal&quot;, &quot;volume&quot;: &quot;37&quot;}, &quot;uris&quot;: [&quot;http://www.mendeley.com/documents/?uuid=58c8863b-6268-4f0d-acb9-6fdaab11de30&quot;]}], &quot;mendeley&quot;: {&quot;formattedCitation&quot;: &quot;(Brandoli et al., 2020; Serrano-Bueno et al., 2017)&quot;, &quot;plainTextFormattedCitation&quot;: &quot;(Brandoli et al., 2020; Serrano-Bueno et al., 2017)&quot;, &quot;previouslyFormattedCitation&quot;: &quot;(Brandoli et al., 2020; Serrano-Bueno et al., 2017)&quot;}, &quot;properties&quot;: {&quot;noteIndex&quot;: 0}, &quot;schema&quot;: &quot;https://github.com/citation-style-language/schema/raw/master/csl-citation.json&quot;} RNDkJDybVmevk"/><text:span text:style-name="T405">⁠. </text:span></text:p>
      <text:p text:style-name="P106"/>
      <text:p text:style-name="P109"><draw:frame draw:style-name="fr5" draw:name="Marco4" text:anchor-type="char" svg:x="0.183cm" svg:y="0.049cm" svg:width="17.205cm" draw:z-index="10"><draw:text-box fo:min-height="13.039cm"><text:p text:style-name="Figure_20__28_user_29_"><draw:frame draw:style-name="fr11" draw:name="Imagen4" text:anchor-type="paragraph" svg:x="2.955cm" svg:y="-0.148cm" svg:width="9.689cm" style:rel-width="56%" svg:height="9.559cm" style:rel-height="scale" draw:z-index="11"><draw:image xlink:href="Pictures/10000000000001E000000226297CA44758B6FBCA.png" xlink:type="simple" xlink:show="embed" xlink:actuate="onLoad" loext:mime-type="image/png"/></draw:frame>Figure <text:span text:style-name="T151">3</text:span>: Number of publications found in PubMed using "chronobiology" or "circadian" keywords in their abstracts <text:span text:style-name="T427">in July of 2022</text:span>. For <text:span text:style-name="T427">the algae group</text:span> (using <text:span text:style-name="T427">the generic term</text:span> "algae" <text:span text:style-name="T427">and </text:span>"<text:span text:style-name="T427">O</text:span>streococcus tauri", "<text:span text:style-name="T427">C</text:span>hlamydomonas reinhardtii" and "polyedra" as main model organisms of this group), only <text:span text:style-name="T427">493 publications were found.</text:span> <text:span text:style-name="T427">For the insect group (including the generic term “insect” and “Drosophila melanogaster” as main model organism), 5717 publications were found. For plants (including the generic term “plant” and “Arabidopsis thaliana” as main model organism), 9734 publications were found. For mice and human, 10771 and 62305 publications were found, respectively.</text:span></text:p></draw:text-box></draw:frame><text:soft-page-break/></text:p>
      <text:p text:style-name="P104"><text:span text:style-name="T408">Since photosynthetic organisms depend on light to ensure its success, </text:span><text:span text:style-name="T409">they are highly synchronized with cyclic enviro</text:span><text:span text:style-name="T423">n</text:span><text:span text:style-name="T409">mental changes involving light such as circadian rhythms and photoperiods. Nevertheless, the chronobiology of algae is yet barely studied </text:span><text:span text:style-name="T410">(compared with other organisms)</text:span><text:span text:style-name="T409"> despite representing one of the largest polyphyletic groups in the eukaryotic domain. </text:span><text:span text:style-name="T410">T</text:span><text:span text:style-name="T409">he </text:span><text:span text:style-name="T410">already investigated</text:span><text:span text:style-name="T409"> genetic and molecular techniques </text:span><text:span text:style-name="T410">used to</text:span> identi<text:span text:style-name="T409">fy</text:span> clock components in other taxa have not been widely applied to algae <text:span text:style-name="T410">yet </text:span><text:reference-mark-start text:name="ADDIN CSL_CITATION {&quot;citationItems&quot;: [{&quot;id&quot;: &quot;ITEM-1&quot;, &quot;itemData&quot;: {&quot;DOI&quot;: &quot;10.1021/bi501089x&quot;, &quot;ISSN&quot;: &quot;15204995&quot;, &quot;abstract&quot;: &quot;As major contributors to global oxygen levels and producers of fatty acids, carotenoids, sterols, and phycocolloids, algae have significant ecological and commercial roles. Early algal models have contributed much to our understanding of circadian clocks at physiological and biochemical levels. The genetic and molecular approaches that identified clock components in other taxa have not been as widely applied to algae. We review results from seven species: the chlorophytes Chlamydomonas reinhardtii, Ostreococcus tauri, and Acetabularia spp.; the dinoflagellates Lingulodinium polyedrum and Symbiodinium spp.; the euglenozoa Euglena gracilis; and the red alga Cyanidioschyzon merolae. The relative simplicity, experimental tractability, and ecological and evolutionary diversity of algal systems may now make them particularly useful in integrating quantitative data from \&quot;omic\&quot; technologies (e.g., genomics, transcriptomics, metabolomics, and proteomics) with computational and mathematical methods.&quot;, &quot;author&quot;: [{&quot;dropping-particle&quot;: &quot;&quot;, &quot;family&quot;: &quot;Noordally&quot;, &quot;given&quot;: &quot;Zeenat B.&quot;, &quot;non-dropping-particle&quot;: &quot;&quot;, &quot;parse-names&quot;: false, &quot;suffix&quot;: &quot;&quot;}, {&quot;dropping-particle&quot;: &quot;&quot;, &quot;family&quot;: &quot;Millar&quot;, &quot;given&quot;: &quot;Andrew J.&quot;, &quot;non-dropping-particle&quot;: &quot;&quot;, &quot;parse-names&quot;: false, &quot;suffix&quot;: &quot;&quot;}], &quot;container-title&quot;: &quot;Biochemistry&quot;, &quot;id&quot;: &quot;ITEM-1&quot;, &quot;issue&quot;: &quot;2&quot;, &quot;issued&quot;: {&quot;date-parts&quot;: [[&quot;2015&quot;]]}, &quot;title&quot;: &quot;Clocks in algae&quot;, &quot;type&quot;: &quot;article-journal&quot;, &quot;volume&quot;: &quot;54&quot;}, &quot;uris&quot;: [&quot;http://www.mendeley.com/documents/?uuid=e227e3bb-b50f-4445-80a5-35b5383984dc&quot;]}], &quot;mendeley&quot;: {&quot;formattedCitation&quot;: &quot;(Noordally &amp; Millar, 2015)&quot;, &quot;plainTextFormattedCitation&quot;: &quot;(Noordally &amp; Millar, 2015)&quot;, &quot;previouslyFormattedCitation&quot;: &quot;(Noordally &amp; Millar, 2015)&quot;}, &quot;properties&quot;: {&quot;noteIndex&quot;: 0}, &quot;schema&quot;: &quot;https://github.com/citation-style-language/schema/raw/master/csl-citation.json&quot;} RNDHbTUBwtMzZ"/><text:span text:style-name="T41">(Noordally &amp; Millar, 2015)</text:span><text:reference-mark-end text:name="ADDIN CSL_CITATION {&quot;citationItems&quot;: [{&quot;id&quot;: &quot;ITEM-1&quot;, &quot;itemData&quot;: {&quot;DOI&quot;: &quot;10.1021/bi501089x&quot;, &quot;ISSN&quot;: &quot;15204995&quot;, &quot;abstract&quot;: &quot;As major contributors to global oxygen levels and producers of fatty acids, carotenoids, sterols, and phycocolloids, algae have significant ecological and commercial roles. Early algal models have contributed much to our understanding of circadian clocks at physiological and biochemical levels. The genetic and molecular approaches that identified clock components in other taxa have not been as widely applied to algae. We review results from seven species: the chlorophytes Chlamydomonas reinhardtii, Ostreococcus tauri, and Acetabularia spp.; the dinoflagellates Lingulodinium polyedrum and Symbiodinium spp.; the euglenozoa Euglena gracilis; and the red alga Cyanidioschyzon merolae. The relative simplicity, experimental tractability, and ecological and evolutionary diversity of algal systems may now make them particularly useful in integrating quantitative data from \&quot;omic\&quot; technologies (e.g., genomics, transcriptomics, metabolomics, and proteomics) with computational and mathematical methods.&quot;, &quot;author&quot;: [{&quot;dropping-particle&quot;: &quot;&quot;, &quot;family&quot;: &quot;Noordally&quot;, &quot;given&quot;: &quot;Zeenat B.&quot;, &quot;non-dropping-particle&quot;: &quot;&quot;, &quot;parse-names&quot;: false, &quot;suffix&quot;: &quot;&quot;}, {&quot;dropping-particle&quot;: &quot;&quot;, &quot;family&quot;: &quot;Millar&quot;, &quot;given&quot;: &quot;Andrew J.&quot;, &quot;non-dropping-particle&quot;: &quot;&quot;, &quot;parse-names&quot;: false, &quot;suffix&quot;: &quot;&quot;}], &quot;container-title&quot;: &quot;Biochemistry&quot;, &quot;id&quot;: &quot;ITEM-1&quot;, &quot;issue&quot;: &quot;2&quot;, &quot;issued&quot;: {&quot;date-parts&quot;: [[&quot;2015&quot;]]}, &quot;title&quot;: &quot;Clocks in algae&quot;, &quot;type&quot;: &quot;article-journal&quot;, &quot;volume&quot;: &quot;54&quot;}, &quot;uris&quot;: [&quot;http://www.mendeley.com/documents/?uuid=e227e3bb-b50f-4445-80a5-35b5383984dc&quot;]}], &quot;mendeley&quot;: {&quot;formattedCitation&quot;: &quot;(Noordally &amp; Millar, 2015)&quot;, &quot;plainTextFormattedCitation&quot;: &quot;(Noordally &amp; Millar, 2015)&quot;, &quot;previouslyFormattedCitation&quot;: &quot;(Noordally &amp; Millar, 2015)&quot;}, &quot;properties&quot;: {&quot;noteIndex&quot;: 0}, &quot;schema&quot;: &quot;https://github.com/citation-style-language/schema/raw/master/csl-citation.json&quot;} RNDHbTUBwtMzZ"/><text:span text:style-name="T409">⁠. </text:span><text:span text:style-name="T411">This work aims to contribute to the chronobiology community by describing the circadian and photoperiodic changes in the microalgae </text:span><text:span text:style-name="T174">Ostreococcus tauri</text:span><text:span text:style-name="T411">.</text:span></text:p>
      <text:p text:style-name="P104"/>
      <text:p text:style-name="P104"/>
      <text:p text:style-name="P104"/>
      <text:p text:style-name="P107"/>
      <text:h text:style-name="P150" text:outline-level="3"><text:bookmark-start text:name="__RefHeading___Toc134151_215731975"/><text:soft-page-break/>Circadian research.<text:bookmark-end text:name="__RefHeading___Toc134151_215731975"/></text:h>
      <text:p text:style-name="P111"/>
      <text:p text:style-name="P116">Our society is worldwide structured in a 24 h / 7 days system. <text:span text:style-name="T412">P</text:span>eople from different countries and cultures are experiencing jet-lags, shift work, exposure to artificial light and lack of outdoor activities. <text:span text:style-name="T412">Circadian clock research is gaining relevance since all this phenomena has a crucial impact on human health, behavior and quality of life </text:span><text:reference-mark-start text:name="ADDIN CSL_CITATION {&quot;citationItems&quot;: [{&quot;id&quot;: &quot;ITEM-1&quot;, &quot;itemData&quot;: {&quot;DOI&quot;: &quot;10.3390/biology8030054&quot;, &quot;ISSN&quot;: &quot;20797737&quot;, &quot;abstract&quot;: &quot;The Munich ChronoType Questionnaire (MCTQ) has now been available for more than 15 years and its original publication has been cited 1240 times (Google Scholar, May 2019). Additionally, its online version, which was available until July 2017, produced almost 300,000 entries from all over the world (MCTQ database). The MCTQ has gone through several versions, has been translated into 13 languages, and has been validated against other more objective measures of daily timing in several independent studies. Besides being used as a method to correlate circadian features of human biology with other factors\u2014ranging from health issues to geographical factors\u2014the MCTQ gave rise to the quantification of old wisdoms, like \u201cteenagers are late\u201d, and has produced new concepts, like social jetlag. Some like the MCTQ\u2019s simplicity and some view it critically. Therefore, it is time to present a self-critical view on the MCTQ, to address some misunderstandings, and give some definitions of the MCTQ-derived chronotype and the concept of social jetlag.&quot;, &quot;author&quot;: [{&quot;dropping-particle&quot;: &quot;&quot;, &quot;family&quot;: &quot;Roenneberg&quot;, &quot;given&quot;: &quot;Till&quot;, &quot;non-dropping-particle&quot;: &quot;&quot;, &quot;parse-names&quot;: false, &quot;suffix&quot;: &quot;&quot;}, {&quot;dropping-particle&quot;: &quot;&quot;, &quot;family&quot;: &quot;Pilz&quot;, &quot;given&quot;: &quot;Lu\u00edsa K.&quot;, &quot;non-dropping-particle&quot;: &quot;&quot;, &quot;parse-names&quot;: false, &quot;suffix&quot;: &quot;&quot;}, {&quot;dropping-particle&quot;: &quot;&quot;, &quot;family&quot;: &quot;Zerbini&quot;, &quot;given&quot;: &quot;Giulia&quot;, &quot;non-dropping-particle&quot;: &quot;&quot;, &quot;parse-names&quot;: false, &quot;suffix&quot;: &quot;&quot;}, {&quot;dropping-particle&quot;: &quot;&quot;, &quot;family&quot;: &quot;Winnebeck&quot;, &quot;given&quot;: &quot;Eva C.&quot;, &quot;non-dropping-particle&quot;: &quot;&quot;, &quot;parse-names&quot;: false, &quot;suffix&quot;: &quot;&quot;}], &quot;container-title&quot;: &quot;Biology&quot;, &quot;id&quot;: &quot;ITEM-1&quot;, &quot;issue&quot;: &quot;3&quot;, &quot;issued&quot;: {&quot;date-parts&quot;: [[&quot;2019&quot;]]}, &quot;title&quot;: &quot;Chronotype and social jetlag: A (self-) critical review&quot;, &quot;type&quot;: &quot;article&quot;, &quot;volume&quot;: &quot;8&quot;}, &quot;uris&quot;: [&quot;http://www.mendeley.com/documents/?uuid=c8ed51e2-2aa4-479d-99f3-966cda607a34&quot;]}, {&quot;id&quot;: &quot;ITEM-2&quot;, &quot;itemData&quot;: {&quot;DOI&quot;: &quot;10.1101/cshperspect.a028720&quot;, &quot;ISSN&quot;: &quot;19430264&quot;, &quot;abstract&quot;: &quot;Mammals have evolved an internal timing system, the circadian clock, which synchronizes physiology and behavior to the daily light and dark cycles of the Earth. The master clock, located in the suprachiasmatic nucleus (SCN) of the brain, takes fluctuating light input from the retina and synchronizes other tissues to the same internal rhythm. The molecular clocks that drive these circadian rhythms are ticking in nearly all cells in the body. Efforts in systems chronobiology are now being directed at understanding, on a comprehensive scale, how the circadian clock controls different layers of gene regulation to provide robust timing cues at the cellular and tissue level. In this review, we introduce some basic concepts underlying periodicity of gene regulation, and then highlight recent genome-wide investigations on the propagation of rhythms across multiple regulatory layers in mammals, all the way from chromatin conformation to protein accumulation.&quot;, &quot;author&quot;: [{&quot;dropping-particle&quot;: &quot;&quot;, &quot;family&quot;: &quot;Mermet&quot;, &quot;given&quot;: &quot;J\u00e9r\u00f4me&quot;, &quot;non-dropping-particle&quot;: &quot;&quot;, &quot;parse-names&quot;: false, &quot;suffix&quot;: &quot;&quot;}, {&quot;dropping-particle&quot;: &quot;&quot;, &quot;family&quot;: &quot;Yeung&quot;, &quot;given&quot;: &quot;Jake&quot;, &quot;non-dropping-particle&quot;: &quot;&quot;, &quot;parse-names&quot;: false, &quot;suffix&quot;: &quot;&quot;}, {&quot;dropping-particle&quot;: &quot;&quot;, &quot;family&quot;: &quot;Naef&quot;, &quot;given&quot;: &quot;Felix&quot;, &quot;non-dropping-particle&quot;: &quot;&quot;, &quot;parse-names&quot;: false, &quot;suffix&quot;: &quot;&quot;}], &quot;container-title&quot;: &quot;Cold Spring Harbor Perspectives in Biology&quot;, &quot;id&quot;: &quot;ITEM-2&quot;, &quot;issue&quot;: &quot;3&quot;, &quot;issued&quot;: {&quot;date-parts&quot;: [[&quot;2017&quot;]]}, &quot;title&quot;: &quot;Systems chronobiology: Global analysis of gene regulation in a 24-hour periodic world&quot;, &quot;type&quot;: &quot;article-journal&quot;, &quot;volume&quot;: &quot;9&quot;}, &quot;uris&quot;: [&quot;http://www.mendeley.com/documents/?uuid=eee4131e-4310-488b-9e1b-7dad5feb93dd&quot;]}, {&quot;id&quot;: &quot;ITEM-3&quot;, &quot;itemData&quot;: {&quot;DOI&quot;: &quot;10.1016/j.cub.2016.04.011&quot;, &quot;ISSN&quot;: &quot;09609822&quot;, &quot;abstract&quot;: &quot;Epidemiological studies provided the first evidence suggesting a connection between the circadian clock and human health. Mutant mice convincingly demonstrate the principle that dysregulation of the circadian system leads to a multitude of pathologies. Chrono-medicine is one of the most important upcoming themes in the field of circadian biology. Although treatments counteracting circadian dysregulation are already being applied (e.g., prescribing strong and regular zeitgebers), we need to comprehend entrainment throughout the body's entire circadian network before understanding the mechanisms that tie circadian dysregulation to pathology. Here, we attempt to provide a systematic approach to understanding the connection between the circadian clock and health. This taxonomy of (mis)alignments on one hand exposes how little we know about entrainment within any organism and which 'eigen-zeitgeber' signals are used for entrainment by the different cells and tissues. On the other hand, it provides focus for experimental approaches and tools that will logically map out how circadian systems contribute to disease as well as how we can treat and prevent them.&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Current Biology&quot;, &quot;id&quot;: &quot;ITEM-3&quot;, &quot;issue&quot;: &quot;10&quot;, &quot;issued&quot;: {&quot;date-parts&quot;: [[&quot;2016&quot;]]}, &quot;title&quot;: &quot;The circadian clock and human health&quot;, &quot;type&quot;: &quot;article&quot;, &quot;volume&quot;: &quot;26&quot;}, &quot;uris&quot;: [&quot;http://www.mendeley.com/documents/?uuid=28fce085-14b3-4555-ac74-30369bd5190a&quot;]}, {&quot;id&quot;: &quot;ITEM-4&quot;, &quot;itemData&quot;: {&quot;DOI&quot;: &quot;10.1111/jsr.13621&quot;, &quot;ISSN&quot;: &quot;0962-1105&quot;, &quot;abstract&quot;: &quot;The field of \u201ccircadian medicine\u201d is a recent addition to chronobiology and sleep research efforts. It represents a logical step arising from the increasing insights into the circadian system and its interactions with life in urbanised societies; applying these insights to the health/disease balance at home and in the medical practice (outpatient) and clinic (inpatient). Despite its fast expansion and proliferating research efforts, circadian medicine lacks a formal framework to categorise the many observations describing interactions among the circadian system, sleep, and the health/disease balance. A good framework allows us to categorise observations and then assign them to one or more components with hypothesised interactions. Such assignments can lead to experiments that document causal (rather than correlational) relationships and move from describing observations to discovering mechanisms. This review details such a proposed formal framework for circadian medicine and will hopefully trigger discussion among our colleagues, so that the framework can be improved and expanded. As the basis of the framework for circadian medicine, we define \u201ccircadian health\u201d and how it links to general health. We then define interactions among the circadian system, sleep, and the health/disease balance and put the framework into the context of the literature with examples from six domains of health/disease balance: fertility, cancer, immune system, mental health, cardiovascular, and metabolism.&quot;, &quot;author&quot;: [{&quot;dropping-particle&quot;: &quot;&quot;, &quot;family&quot;: &quot;Roenneberg&quot;, &quot;given&quot;: &quot;Till&quot;, &quot;non-dropping-particle&quot;: &quot;&quot;, &quot;parse-names&quot;: false, &quot;suffix&quot;: &quot;&quot;}, {&quot;dropping-particle&quot;: &quot;&quot;, &quot;family&quot;: &quot;Foster&quot;, &quot;given&quot;: &quot;Russell G.&quot;, &quot;non-dropping-particle&quot;: &quot;&quot;, &quot;parse-names&quot;: false, &quot;suffix&quot;: &quot;&quot;}, {&quot;dropping-particle&quot;: &quot;&quot;, &quot;family&quot;: &quot;Klerman&quot;, &quot;given&quot;: &quot;Elizabeth B.&quot;, &quot;non-dropping-particle&quot;: &quot;&quot;, &quot;parse-names&quot;: false, &quot;suffix&quot;: &quot;&quot;}], &quot;container-title&quot;: &quot;Journal of Sleep Research&quot;, &quot;id&quot;: &quot;ITEM-4&quot;, &quot;issue&quot;: &quot;April&quot;, &quot;issued&quot;: {&quot;date-parts&quot;: [[&quot;2022&quot;]]}, &quot;page&quot;: &quot;1-14&quot;, &quot;title&quot;: &quot;The circadian system, sleep, and the health/disease balance: a conceptual review&quot;, &quot;type&quot;: &quot;article-journal&quot;}, &quot;uris&quot;: [&quot;http://www.mendeley.com/documents/?uuid=833b061d-1afe-4050-900c-b41224eafa80&quot;]}], &quot;mendeley&quot;: {&quot;formattedCitation&quot;: &quot;(Mermet et al., 2017; Roenneberg et al., 2019, 2022; Roenneberg &amp; Merrow, 2016)&quot;, &quot;plainTextFormattedCitation&quot;: &quot;(Mermet et al., 2017; Roenneberg et al., 2019, 2022; Roenneberg &amp; Merrow, 2016)&quot;, &quot;previouslyFormattedCitation&quot;: &quot;(Mermet et al., 2017; Roenneberg et al., 2019, 2022; Roenneberg &amp; Merrow, 2016)&quot;}, &quot;properties&quot;: {&quot;noteIndex&quot;: 0}, &quot;schema&quot;: &quot;https://github.com/citation-style-language/schema/raw/master/csl-citation.json&quot;} RNDszYuims5tM"/><text:span text:style-name="T42">(Mermet et al., 2017; Roenneberg et al., 2019, 2022; Roenneberg &amp; Merrow, 2016)</text:span><text:reference-mark-end text:name="ADDIN CSL_CITATION {&quot;citationItems&quot;: [{&quot;id&quot;: &quot;ITEM-1&quot;, &quot;itemData&quot;: {&quot;DOI&quot;: &quot;10.3390/biology8030054&quot;, &quot;ISSN&quot;: &quot;20797737&quot;, &quot;abstract&quot;: &quot;The Munich ChronoType Questionnaire (MCTQ) has now been available for more than 15 years and its original publication has been cited 1240 times (Google Scholar, May 2019). Additionally, its online version, which was available until July 2017, produced almost 300,000 entries from all over the world (MCTQ database). The MCTQ has gone through several versions, has been translated into 13 languages, and has been validated against other more objective measures of daily timing in several independent studies. Besides being used as a method to correlate circadian features of human biology with other factors\u2014ranging from health issues to geographical factors\u2014the MCTQ gave rise to the quantification of old wisdoms, like \u201cteenagers are late\u201d, and has produced new concepts, like social jetlag. Some like the MCTQ\u2019s simplicity and some view it critically. Therefore, it is time to present a self-critical view on the MCTQ, to address some misunderstandings, and give some definitions of the MCTQ-derived chronotype and the concept of social jetlag.&quot;, &quot;author&quot;: [{&quot;dropping-particle&quot;: &quot;&quot;, &quot;family&quot;: &quot;Roenneberg&quot;, &quot;given&quot;: &quot;Till&quot;, &quot;non-dropping-particle&quot;: &quot;&quot;, &quot;parse-names&quot;: false, &quot;suffix&quot;: &quot;&quot;}, {&quot;dropping-particle&quot;: &quot;&quot;, &quot;family&quot;: &quot;Pilz&quot;, &quot;given&quot;: &quot;Lu\u00edsa K.&quot;, &quot;non-dropping-particle&quot;: &quot;&quot;, &quot;parse-names&quot;: false, &quot;suffix&quot;: &quot;&quot;}, {&quot;dropping-particle&quot;: &quot;&quot;, &quot;family&quot;: &quot;Zerbini&quot;, &quot;given&quot;: &quot;Giulia&quot;, &quot;non-dropping-particle&quot;: &quot;&quot;, &quot;parse-names&quot;: false, &quot;suffix&quot;: &quot;&quot;}, {&quot;dropping-particle&quot;: &quot;&quot;, &quot;family&quot;: &quot;Winnebeck&quot;, &quot;given&quot;: &quot;Eva C.&quot;, &quot;non-dropping-particle&quot;: &quot;&quot;, &quot;parse-names&quot;: false, &quot;suffix&quot;: &quot;&quot;}], &quot;container-title&quot;: &quot;Biology&quot;, &quot;id&quot;: &quot;ITEM-1&quot;, &quot;issue&quot;: &quot;3&quot;, &quot;issued&quot;: {&quot;date-parts&quot;: [[&quot;2019&quot;]]}, &quot;title&quot;: &quot;Chronotype and social jetlag: A (self-) critical review&quot;, &quot;type&quot;: &quot;article&quot;, &quot;volume&quot;: &quot;8&quot;}, &quot;uris&quot;: [&quot;http://www.mendeley.com/documents/?uuid=c8ed51e2-2aa4-479d-99f3-966cda607a34&quot;]}, {&quot;id&quot;: &quot;ITEM-2&quot;, &quot;itemData&quot;: {&quot;DOI&quot;: &quot;10.1101/cshperspect.a028720&quot;, &quot;ISSN&quot;: &quot;19430264&quot;, &quot;abstract&quot;: &quot;Mammals have evolved an internal timing system, the circadian clock, which synchronizes physiology and behavior to the daily light and dark cycles of the Earth. The master clock, located in the suprachiasmatic nucleus (SCN) of the brain, takes fluctuating light input from the retina and synchronizes other tissues to the same internal rhythm. The molecular clocks that drive these circadian rhythms are ticking in nearly all cells in the body. Efforts in systems chronobiology are now being directed at understanding, on a comprehensive scale, how the circadian clock controls different layers of gene regulation to provide robust timing cues at the cellular and tissue level. In this review, we introduce some basic concepts underlying periodicity of gene regulation, and then highlight recent genome-wide investigations on the propagation of rhythms across multiple regulatory layers in mammals, all the way from chromatin conformation to protein accumulation.&quot;, &quot;author&quot;: [{&quot;dropping-particle&quot;: &quot;&quot;, &quot;family&quot;: &quot;Mermet&quot;, &quot;given&quot;: &quot;J\u00e9r\u00f4me&quot;, &quot;non-dropping-particle&quot;: &quot;&quot;, &quot;parse-names&quot;: false, &quot;suffix&quot;: &quot;&quot;}, {&quot;dropping-particle&quot;: &quot;&quot;, &quot;family&quot;: &quot;Yeung&quot;, &quot;given&quot;: &quot;Jake&quot;, &quot;non-dropping-particle&quot;: &quot;&quot;, &quot;parse-names&quot;: false, &quot;suffix&quot;: &quot;&quot;}, {&quot;dropping-particle&quot;: &quot;&quot;, &quot;family&quot;: &quot;Naef&quot;, &quot;given&quot;: &quot;Felix&quot;, &quot;non-dropping-particle&quot;: &quot;&quot;, &quot;parse-names&quot;: false, &quot;suffix&quot;: &quot;&quot;}], &quot;container-title&quot;: &quot;Cold Spring Harbor Perspectives in Biology&quot;, &quot;id&quot;: &quot;ITEM-2&quot;, &quot;issue&quot;: &quot;3&quot;, &quot;issued&quot;: {&quot;date-parts&quot;: [[&quot;2017&quot;]]}, &quot;title&quot;: &quot;Systems chronobiology: Global analysis of gene regulation in a 24-hour periodic world&quot;, &quot;type&quot;: &quot;article-journal&quot;, &quot;volume&quot;: &quot;9&quot;}, &quot;uris&quot;: [&quot;http://www.mendeley.com/documents/?uuid=eee4131e-4310-488b-9e1b-7dad5feb93dd&quot;]}, {&quot;id&quot;: &quot;ITEM-3&quot;, &quot;itemData&quot;: {&quot;DOI&quot;: &quot;10.1016/j.cub.2016.04.011&quot;, &quot;ISSN&quot;: &quot;09609822&quot;, &quot;abstract&quot;: &quot;Epidemiological studies provided the first evidence suggesting a connection between the circadian clock and human health. Mutant mice convincingly demonstrate the principle that dysregulation of the circadian system leads to a multitude of pathologies. Chrono-medicine is one of the most important upcoming themes in the field of circadian biology. Although treatments counteracting circadian dysregulation are already being applied (e.g., prescribing strong and regular zeitgebers), we need to comprehend entrainment throughout the body's entire circadian network before understanding the mechanisms that tie circadian dysregulation to pathology. Here, we attempt to provide a systematic approach to understanding the connection between the circadian clock and health. This taxonomy of (mis)alignments on one hand exposes how little we know about entrainment within any organism and which 'eigen-zeitgeber' signals are used for entrainment by the different cells and tissues. On the other hand, it provides focus for experimental approaches and tools that will logically map out how circadian systems contribute to disease as well as how we can treat and prevent them.&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Current Biology&quot;, &quot;id&quot;: &quot;ITEM-3&quot;, &quot;issue&quot;: &quot;10&quot;, &quot;issued&quot;: {&quot;date-parts&quot;: [[&quot;2016&quot;]]}, &quot;title&quot;: &quot;The circadian clock and human health&quot;, &quot;type&quot;: &quot;article&quot;, &quot;volume&quot;: &quot;26&quot;}, &quot;uris&quot;: [&quot;http://www.mendeley.com/documents/?uuid=28fce085-14b3-4555-ac74-30369bd5190a&quot;]}, {&quot;id&quot;: &quot;ITEM-4&quot;, &quot;itemData&quot;: {&quot;DOI&quot;: &quot;10.1111/jsr.13621&quot;, &quot;ISSN&quot;: &quot;0962-1105&quot;, &quot;abstract&quot;: &quot;The field of \u201ccircadian medicine\u201d is a recent addition to chronobiology and sleep research efforts. It represents a logical step arising from the increasing insights into the circadian system and its interactions with life in urbanised societies; applying these insights to the health/disease balance at home and in the medical practice (outpatient) and clinic (inpatient). Despite its fast expansion and proliferating research efforts, circadian medicine lacks a formal framework to categorise the many observations describing interactions among the circadian system, sleep, and the health/disease balance. A good framework allows us to categorise observations and then assign them to one or more components with hypothesised interactions. Such assignments can lead to experiments that document causal (rather than correlational) relationships and move from describing observations to discovering mechanisms. This review details such a proposed formal framework for circadian medicine and will hopefully trigger discussion among our colleagues, so that the framework can be improved and expanded. As the basis of the framework for circadian medicine, we define \u201ccircadian health\u201d and how it links to general health. We then define interactions among the circadian system, sleep, and the health/disease balance and put the framework into the context of the literature with examples from six domains of health/disease balance: fertility, cancer, immune system, mental health, cardiovascular, and metabolism.&quot;, &quot;author&quot;: [{&quot;dropping-particle&quot;: &quot;&quot;, &quot;family&quot;: &quot;Roenneberg&quot;, &quot;given&quot;: &quot;Till&quot;, &quot;non-dropping-particle&quot;: &quot;&quot;, &quot;parse-names&quot;: false, &quot;suffix&quot;: &quot;&quot;}, {&quot;dropping-particle&quot;: &quot;&quot;, &quot;family&quot;: &quot;Foster&quot;, &quot;given&quot;: &quot;Russell G.&quot;, &quot;non-dropping-particle&quot;: &quot;&quot;, &quot;parse-names&quot;: false, &quot;suffix&quot;: &quot;&quot;}, {&quot;dropping-particle&quot;: &quot;&quot;, &quot;family&quot;: &quot;Klerman&quot;, &quot;given&quot;: &quot;Elizabeth B.&quot;, &quot;non-dropping-particle&quot;: &quot;&quot;, &quot;parse-names&quot;: false, &quot;suffix&quot;: &quot;&quot;}], &quot;container-title&quot;: &quot;Journal of Sleep Research&quot;, &quot;id&quot;: &quot;ITEM-4&quot;, &quot;issue&quot;: &quot;April&quot;, &quot;issued&quot;: {&quot;date-parts&quot;: [[&quot;2022&quot;]]}, &quot;page&quot;: &quot;1-14&quot;, &quot;title&quot;: &quot;The circadian system, sleep, and the health/disease balance: a conceptual review&quot;, &quot;type&quot;: &quot;article-journal&quot;}, &quot;uris&quot;: [&quot;http://www.mendeley.com/documents/?uuid=833b061d-1afe-4050-900c-b41224eafa80&quot;]}], &quot;mendeley&quot;: {&quot;formattedCitation&quot;: &quot;(Mermet et al., 2017; Roenneberg et al., 2019, 2022; Roenneberg &amp; Merrow, 2016)&quot;, &quot;plainTextFormattedCitation&quot;: &quot;(Mermet et al., 2017; Roenneberg et al., 2019, 2022; Roenneberg &amp; Merrow, 2016)&quot;, &quot;previouslyFormattedCitation&quot;: &quot;(Mermet et al., 2017; Roenneberg et al., 2019, 2022; Roenneberg &amp; Merrow, 2016)&quot;}, &quot;properties&quot;: {&quot;noteIndex&quot;: 0}, &quot;schema&quot;: &quot;https://github.com/citation-style-language/schema/raw/master/csl-citation.json&quot;} RNDszYuims5tM"/><text:span text:style-name="T412">. Understanding the physiology, genetics and epigenetics </text:span><text:reference-mark-start text:name="ADDIN CSL_CITATION {&quot;citationItems&quot;: [{&quot;id&quot;: &quot;ITEM-1&quot;, &quot;itemData&quot;: {&quot;DOI&quot;: &quot;10.1016/j.febslet.2011.04.047&quot;, &quot;ISSN&quot;: &quot;00145793&quot;, &quot;abstract&quot;: &quot;In mammals, higher order chromatin structures are critical for downsizing the genome (packaging) so that the nucleus can be small. The adjustable density of chromatin also regulates gene expression, thus this post-genetic molecular mechanism is one of the routes by which phenotype is shaped. Phenotypes that arise without a concomitant mutation of the underlying genome are termed epigenetic phenomena. Here we discuss epigenetic phenomena from histone and DNA modification as it pertains to the dynamic regulatory processes of the circadian clock. Epigenetic phenomena certainly explain some regulatory aspects of the mammalian circadian oscillator. \u00a9 2011 Federation of European Biochemical Societies. Published by Elsevier B.V. All rights reserved.&quot;, &quot;author&quot;: [{&quot;dropping-particle&quot;: &quot;&quot;, &quot;family&quot;: &quot;Ripperger&quot;, &quot;given&quot;: &quot;J\u00fcrgen A.&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FEBS Letters&quot;, &quot;id&quot;: &quot;ITEM-1&quot;, &quot;issue&quot;: &quot;10&quot;, &quot;issued&quot;: {&quot;date-parts&quot;: [[&quot;2011&quot;]]}, &quot;title&quot;: &quot;Perfect timing: Epigenetic regulation of the circadian clock&quot;, &quot;type&quot;: &quot;article&quot;, &quot;volume&quot;: &quot;585&quot;}, &quot;uris&quot;: [&quot;http://www.mendeley.com/documents/?uuid=5d9c2588-dba2-4fd3-ae95-267eb43e72e5&quot;]}], &quot;mendeley&quot;: {&quot;formattedCitation&quot;: &quot;(Ripperger &amp; Merrow, 2011)&quot;, &quot;plainTextFormattedCitation&quot;: &quot;(Ripperger &amp; Merrow, 2011)&quot;, &quot;previouslyFormattedCitation&quot;: &quot;(Ripperger &amp; Merrow, 2011)&quot;}, &quot;properties&quot;: {&quot;noteIndex&quot;: 0}, &quot;schema&quot;: &quot;https://github.com/citation-style-language/schema/raw/master/csl-citation.json&quot;} RND72myexAuPS"/><text:span text:style-name="T42">(Ripperger &amp; Merrow, 2011)</text:span><text:reference-mark-end text:name="ADDIN CSL_CITATION {&quot;citationItems&quot;: [{&quot;id&quot;: &quot;ITEM-1&quot;, &quot;itemData&quot;: {&quot;DOI&quot;: &quot;10.1016/j.febslet.2011.04.047&quot;, &quot;ISSN&quot;: &quot;00145793&quot;, &quot;abstract&quot;: &quot;In mammals, higher order chromatin structures are critical for downsizing the genome (packaging) so that the nucleus can be small. The adjustable density of chromatin also regulates gene expression, thus this post-genetic molecular mechanism is one of the routes by which phenotype is shaped. Phenotypes that arise without a concomitant mutation of the underlying genome are termed epigenetic phenomena. Here we discuss epigenetic phenomena from histone and DNA modification as it pertains to the dynamic regulatory processes of the circadian clock. Epigenetic phenomena certainly explain some regulatory aspects of the mammalian circadian oscillator. \u00a9 2011 Federation of European Biochemical Societies. Published by Elsevier B.V. All rights reserved.&quot;, &quot;author&quot;: [{&quot;dropping-particle&quot;: &quot;&quot;, &quot;family&quot;: &quot;Ripperger&quot;, &quot;given&quot;: &quot;J\u00fcrgen A.&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FEBS Letters&quot;, &quot;id&quot;: &quot;ITEM-1&quot;, &quot;issue&quot;: &quot;10&quot;, &quot;issued&quot;: {&quot;date-parts&quot;: [[&quot;2011&quot;]]}, &quot;title&quot;: &quot;Perfect timing: Epigenetic regulation of the circadian clock&quot;, &quot;type&quot;: &quot;article&quot;, &quot;volume&quot;: &quot;585&quot;}, &quot;uris&quot;: [&quot;http://www.mendeley.com/documents/?uuid=5d9c2588-dba2-4fd3-ae95-267eb43e72e5&quot;]}], &quot;mendeley&quot;: {&quot;formattedCitation&quot;: &quot;(Ripperger &amp; Merrow, 2011)&quot;, &quot;plainTextFormattedCitation&quot;: &quot;(Ripperger &amp; Merrow, 2011)&quot;, &quot;previouslyFormattedCitation&quot;: &quot;(Ripperger &amp; Merrow, 2011)&quot;}, &quot;properties&quot;: {&quot;noteIndex&quot;: 0}, &quot;schema&quot;: &quot;https://github.com/citation-style-language/schema/raw/master/csl-citation.json&quot;} RND72myexAuPS"/><text:span text:style-name="T412">⁠ at a laboratory level using different model organisms besides mice (as plants, fungus and algae ones) will also help in the comprehension of the circadian clock in humans and its variation among individuals. </text:span></text:p>
      <text:p text:style-name="P117">The synchrony that exists between the sunrise/twilight and organisms have been so obvious for scientists that the underlying biological mechanisms remained ignored and unexplored for centuries. The first observation indicating that daily rhythms were programmed took place in the 18<text:span text:style-name="T176">th</text:span> century. Jean Jacques d’Ortous De Mairan, a French astronomer, described in less than 350 words (nowadays, less than two <text:span text:style-name="T171">tweets</text:span>) <text:span text:style-name="T413">how a mimosa plant inside a closet maintained its daily leaf movement </text:span><text:reference-mark-start text:name="ADDIN CSL_CITATION {&quot;citationItems&quot;: [{&quot;id&quot;: &quot;ITEM-1&quot;, &quot;itemData&quot;: {&quot;ISSN&quot;: &quot;0261-4189&quot;, &quot;abstract&quot;: &quot;Synaptic vesicle recycling is one of the best-studied cellular pathways. Many of the proteins involved are known, and their interactions are becoming increasingly clear. However, as for many other pathways, it is still difficult to understand synaptic vesicle recycling as a whole. While it is generally possible to point out how synaptic reactions take place, it is not always easy to understand what triggers or controls them. Also, it is often difficult to understand how the availability of the reaction partners is controlled: how the reaction partners manage to find each other in the right place, at the right time. I present here an overview of synaptic vesicle recycling, discussing the mechanisms that trigger different reactions, and those that ensure the availability of reaction partners. A central argument is that synaptic vesicles bind soluble cofactor proteins, with low affinity, and thus control their availability in the synapse, forming a buffer for cofactor proteins. The availability of cofactor proteins, in turn, regulates the different synaptic reactions. Similar mechanisms, in which one of the reaction partners buffers another, may apply to many other processes, from the biogenesis to the degradation of the synaptic vesicle.&quot;, &quot;author&quot;: [{&quot;dropping-particle&quot;: &quot;&quot;, &quot;family&quot;: &quot;Mairan&quot;, &quot;given&quot;: &quot;J.J.O&quot;, &quot;non-dropping-particle&quot;: &quot;De&quot;, &quot;parse-names&quot;: false, &quot;suffix&quot;: &quot;&quot;}], &quot;container-title&quot;: &quot;Histoire de l\u2019Academie Royale des Sciences&quot;, &quot;id&quot;: &quot;ITEM-1&quot;, &quot;issued&quot;: {&quot;date-parts&quot;: [[&quot;1729&quot;]]}, &quot;title&quot;: &quot;Observation Botanique&quot;, &quot;type&quot;: &quot;article-journal&quot;}, &quot;uris&quot;: [&quot;http://www.mendeley.com/documents/?uuid=1639950b-d77d-4e0f-a626-dce821209e91&quot;]}], &quot;mendeley&quot;: {&quot;formattedCitation&quot;: &quot;(De Mairan, 1729)&quot;, &quot;plainTextFormattedCitation&quot;: &quot;(De Mairan, 1729)&quot;, &quot;previouslyFormattedCitation&quot;: &quot;(De Mairan, 1729)&quot;}, &quot;properties&quot;: {&quot;noteIndex&quot;: 0}, &quot;schema&quot;: &quot;https://github.com/citation-style-language/schema/raw/master/csl-citation.json&quot;} RNDp1zNDqsCVD"/><text:span text:style-name="T43">(De Mairan, 1729)</text:span><text:reference-mark-end text:name="ADDIN CSL_CITATION {&quot;citationItems&quot;: [{&quot;id&quot;: &quot;ITEM-1&quot;, &quot;itemData&quot;: {&quot;ISSN&quot;: &quot;0261-4189&quot;, &quot;abstract&quot;: &quot;Synaptic vesicle recycling is one of the best-studied cellular pathways. Many of the proteins involved are known, and their interactions are becoming increasingly clear. However, as for many other pathways, it is still difficult to understand synaptic vesicle recycling as a whole. While it is generally possible to point out how synaptic reactions take place, it is not always easy to understand what triggers or controls them. Also, it is often difficult to understand how the availability of the reaction partners is controlled: how the reaction partners manage to find each other in the right place, at the right time. I present here an overview of synaptic vesicle recycling, discussing the mechanisms that trigger different reactions, and those that ensure the availability of reaction partners. A central argument is that synaptic vesicles bind soluble cofactor proteins, with low affinity, and thus control their availability in the synapse, forming a buffer for cofactor proteins. The availability of cofactor proteins, in turn, regulates the different synaptic reactions. Similar mechanisms, in which one of the reaction partners buffers another, may apply to many other processes, from the biogenesis to the degradation of the synaptic vesicle.&quot;, &quot;author&quot;: [{&quot;dropping-particle&quot;: &quot;&quot;, &quot;family&quot;: &quot;Mairan&quot;, &quot;given&quot;: &quot;J.J.O&quot;, &quot;non-dropping-particle&quot;: &quot;De&quot;, &quot;parse-names&quot;: false, &quot;suffix&quot;: &quot;&quot;}], &quot;container-title&quot;: &quot;Histoire de l\u2019Academie Royale des Sciences&quot;, &quot;id&quot;: &quot;ITEM-1&quot;, &quot;issued&quot;: {&quot;date-parts&quot;: [[&quot;1729&quot;]]}, &quot;title&quot;: &quot;Observation Botanique&quot;, &quot;type&quot;: &quot;article-journal&quot;}, &quot;uris&quot;: [&quot;http://www.mendeley.com/documents/?uuid=1639950b-d77d-4e0f-a626-dce821209e91&quot;]}], &quot;mendeley&quot;: {&quot;formattedCitation&quot;: &quot;(De Mairan, 1729)&quot;, &quot;plainTextFormattedCitation&quot;: &quot;(De Mairan, 1729)&quot;, &quot;previouslyFormattedCitation&quot;: &quot;(De Mairan, 1729)&quot;}, &quot;properties&quot;: {&quot;noteIndex&quot;: 0}, &quot;schema&quot;: &quot;https://github.com/citation-style-language/schema/raw/master/csl-citation.json&quot;} RNDp1zNDqsCVD"/><text:span text:style-name="T413">⁠. For some scientists, it was a </text:span><text:span text:style-name="T424">clear proof</text:span><text:span text:style-name="T413"> that </text:span><text:span text:style-name="T424">leaf movement </text:span><text:span text:style-name="T413">was not controlled by light and darkness. Although De Mairan invited botanists to investigate his discovery to confirm that leaf movement was also maintained when temperature changes are avoid (which inside its closet was difficult to ensure). Nevertheless, it took 30 years to confirm what De Mairan observed, taking attention to temperature for th</text:span><text:span text:style-name="T414">e</text:span><text:span text:style-name="T413"> first time </text:span><text:reference-mark-start text:name="ADDIN CSL_CITATION {&quot;citationItems&quot;: [{&quot;id&quot;: &quot;ITEM-1&quot;, &quot;itemData&quot;: {&quot;DOI&quot;: &quot;10.1038/nrm1766&quot;, &quot;ISSN&quot;: &quot;14710072&quot;, &quot;abstract&quot;: &quot;Circadian clocks control the daily life of most light-sensitive organisms - from cyanobacteria to humans. Molecular processes generate cellular rhythmicity, and cellular clocks in animals coordinate rhythms through interaction (known as coupling). This hierarchy of clocks generates a complex, \u223c24-hour temporal programme that is synchronized with the rotation of the Earth. The circadian system ensures anticipation and adaptation to daily environmental changes, and functions on different levels - from gene expression to behaviour. Circadian research is a remarkable example of interdisciplinarity, unravelling the complex mechanisms that underlie a ubiquitous biological programme. Insights from this research will help to optimize medical diagnostics and therapy, as well as adjust social and biological timing on the individual level. \u00a9 2005 Nature Publishing Group.&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Nature Reviews Molecular Cell Biology&quot;, &quot;id&quot;: &quot;ITEM-1&quot;, &quot;issue&quot;: &quot;12&quot;, &quot;issued&quot;: {&quot;date-parts&quot;: [[&quot;2005&quot;]]}, &quot;title&quot;: &quot;Circadian clocks - The fall and rise of physiology&quot;, &quot;type&quot;: &quot;article&quot;, &quot;volume&quot;: &quot;6&quot;}, &quot;uris&quot;: [&quot;http://www.mendeley.com/documents/?uuid=57d0d8b8-0e65-458d-86b0-629fc1c968b2&quot;]}, {&quot;id&quot;: &quot;ITEM-2&quot;, &quot;itemData&quot;: {&quot;DOI&quot;: &quot;10.1101/cshperspect.a033613&quot;, &quot;ISSN&quot;: &quot;19430264&quot;, &quot;abstract&quot;: &quot;A diverse range of species, from cyanobacteria to humans, evolved endogenous biological clocks that allow for the anticipation of daily variations in light and temperature. The ability to anticipate regular environmental rhythms promotes optimal performance and survival. Herein we present a brief historical timeline of how circadian concepts and terminology have emerged since the early observation of daily leaf movement in plants made by an astronomer in the 1700s.&quot;, &quot;author&quot;: [{&quot;dropping-particle&quot;: &quot;&quot;, &quot;family&quot;: &quot;Kuhlman&quot;, &quot;given&quot;: &quot;Sandra J.&quot;, &quot;non-dropping-particle&quot;: &quot;&quot;, &quot;parse-names&quot;: false, &quot;suffix&quot;: &quot;&quot;}, {&quot;dropping-particle&quot;: &quot;&quot;, &quot;family&quot;: &quot;Craig&quot;, &quot;given&quot;: &quot;L. Michon&quot;, &quot;non-dropping-particle&quot;: &quot;&quot;, &quot;parse-names&quot;: false, &quot;suffix&quot;: &quot;&quot;}, {&quot;dropping-particle&quot;: &quot;&quot;, &quot;family&quot;: &quot;Duffy&quot;, &quot;given&quot;: &quot;Jeanne F.&quot;, &quot;non-dropping-particle&quot;: &quot;&quot;, &quot;parse-names&quot;: false, &quot;suffix&quot;: &quot;&quot;}], &quot;container-title&quot;: &quot;Cold Spring Harbor Perspectives in Biology&quot;, &quot;id&quot;: &quot;ITEM-2&quot;, &quot;issue&quot;: &quot;9&quot;, &quot;issued&quot;: {&quot;date-parts&quot;: [[&quot;2018&quot;]]}, &quot;title&quot;: &quot;Introduction to chronobiology&quot;, &quot;type&quot;: &quot;article-journal&quot;, &quot;volume&quot;: &quot;10&quot;}, &quot;uris&quot;: [&quot;http://www.mendeley.com/documents/?uuid=183b3a8a-6232-4e66-a4a3-85550a317c99&quot;]}], &quot;mendeley&quot;: {&quot;formattedCitation&quot;: &quot;(Kuhlman et al., 2018; Roenneberg &amp; Merrow, 2005)&quot;, &quot;plainTextFormattedCitation&quot;: &quot;(Kuhlman et al., 2018; Roenneberg &amp; Merrow, 2005)&quot;, &quot;previouslyFormattedCitation&quot;: &quot;(Kuhlman et al., 2018; Roenneberg &amp; Merrow, 2005)&quot;}, &quot;properties&quot;: {&quot;noteIndex&quot;: 0}, &quot;schema&quot;: &quot;https://github.com/citation-style-language/schema/raw/master/csl-citation.json&quot;} RNDesUV4XSUUx"/><text:span text:style-name="T43">(Kuhlman et al., 2018; Roenneberg &amp; Merrow, 2005)</text:span><text:reference-mark-end text:name="ADDIN CSL_CITATION {&quot;citationItems&quot;: [{&quot;id&quot;: &quot;ITEM-1&quot;, &quot;itemData&quot;: {&quot;DOI&quot;: &quot;10.1038/nrm1766&quot;, &quot;ISSN&quot;: &quot;14710072&quot;, &quot;abstract&quot;: &quot;Circadian clocks control the daily life of most light-sensitive organisms - from cyanobacteria to humans. Molecular processes generate cellular rhythmicity, and cellular clocks in animals coordinate rhythms through interaction (known as coupling). This hierarchy of clocks generates a complex, \u223c24-hour temporal programme that is synchronized with the rotation of the Earth. The circadian system ensures anticipation and adaptation to daily environmental changes, and functions on different levels - from gene expression to behaviour. Circadian research is a remarkable example of interdisciplinarity, unravelling the complex mechanisms that underlie a ubiquitous biological programme. Insights from this research will help to optimize medical diagnostics and therapy, as well as adjust social and biological timing on the individual level. \u00a9 2005 Nature Publishing Group.&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Nature Reviews Molecular Cell Biology&quot;, &quot;id&quot;: &quot;ITEM-1&quot;, &quot;issue&quot;: &quot;12&quot;, &quot;issued&quot;: {&quot;date-parts&quot;: [[&quot;2005&quot;]]}, &quot;title&quot;: &quot;Circadian clocks - The fall and rise of physiology&quot;, &quot;type&quot;: &quot;article&quot;, &quot;volume&quot;: &quot;6&quot;}, &quot;uris&quot;: [&quot;http://www.mendeley.com/documents/?uuid=57d0d8b8-0e65-458d-86b0-629fc1c968b2&quot;]}, {&quot;id&quot;: &quot;ITEM-2&quot;, &quot;itemData&quot;: {&quot;DOI&quot;: &quot;10.1101/cshperspect.a033613&quot;, &quot;ISSN&quot;: &quot;19430264&quot;, &quot;abstract&quot;: &quot;A diverse range of species, from cyanobacteria to humans, evolved endogenous biological clocks that allow for the anticipation of daily variations in light and temperature. The ability to anticipate regular environmental rhythms promotes optimal performance and survival. Herein we present a brief historical timeline of how circadian concepts and terminology have emerged since the early observation of daily leaf movement in plants made by an astronomer in the 1700s.&quot;, &quot;author&quot;: [{&quot;dropping-particle&quot;: &quot;&quot;, &quot;family&quot;: &quot;Kuhlman&quot;, &quot;given&quot;: &quot;Sandra J.&quot;, &quot;non-dropping-particle&quot;: &quot;&quot;, &quot;parse-names&quot;: false, &quot;suffix&quot;: &quot;&quot;}, {&quot;dropping-particle&quot;: &quot;&quot;, &quot;family&quot;: &quot;Craig&quot;, &quot;given&quot;: &quot;L. Michon&quot;, &quot;non-dropping-particle&quot;: &quot;&quot;, &quot;parse-names&quot;: false, &quot;suffix&quot;: &quot;&quot;}, {&quot;dropping-particle&quot;: &quot;&quot;, &quot;family&quot;: &quot;Duffy&quot;, &quot;given&quot;: &quot;Jeanne F.&quot;, &quot;non-dropping-particle&quot;: &quot;&quot;, &quot;parse-names&quot;: false, &quot;suffix&quot;: &quot;&quot;}], &quot;container-title&quot;: &quot;Cold Spring Harbor Perspectives in Biology&quot;, &quot;id&quot;: &quot;ITEM-2&quot;, &quot;issue&quot;: &quot;9&quot;, &quot;issued&quot;: {&quot;date-parts&quot;: [[&quot;2018&quot;]]}, &quot;title&quot;: &quot;Introduction to chronobiology&quot;, &quot;type&quot;: &quot;article-journal&quot;, &quot;volume&quot;: &quot;10&quot;}, &quot;uris&quot;: [&quot;http://www.mendeley.com/documents/?uuid=183b3a8a-6232-4e66-a4a3-85550a317c99&quot;]}], &quot;mendeley&quot;: {&quot;formattedCitation&quot;: &quot;(Kuhlman et al., 2018; Roenneberg &amp; Merrow, 2005)&quot;, &quot;plainTextFormattedCitation&quot;: &quot;(Kuhlman et al., 2018; Roenneberg &amp; Merrow, 2005)&quot;, &quot;previouslyFormattedCitation&quot;: &quot;(Kuhlman et al., 2018; Roenneberg &amp; Merrow, 2005)&quot;}, &quot;properties&quot;: {&quot;noteIndex&quot;: 0}, &quot;schema&quot;: &quot;https://github.com/citation-style-language/schema/raw/master/csl-citation.json&quot;} RNDesUV4XSUUx"/><text:span text:style-name="T413">⁠. </text:span></text:p>
      <text:p text:style-name="P125"><text:span text:style-name="T287">The history of the circadian research have a lot of gaps between one discovery and another: the physiology of the </text:span><text:span text:style-name="T298">e</text:span><text:span text:style-name="T287">ndogenous nature of the clock in plants wasn’t studied until 1832, despite De Mairan observations; similar observations in animals took another century, and 50 years more for humans </text:span><text:reference-mark-start text:name="ADDIN CSL_CITATION {&quot;citationItems&quot;: [{&quot;id&quot;: &quot;ITEM-1&quot;, &quot;itemData&quot;: {&quot;DOI&quot;: &quot;10.1101/cshperspect.a033613&quot;, &quot;ISSN&quot;: &quot;19430264&quot;, &quot;abstract&quot;: &quot;A diverse range of species, from cyanobacteria to humans, evolved endogenous biological clocks that allow for the anticipation of daily variations in light and temperature. The ability to anticipate regular environmental rhythms promotes optimal performance and survival. Herein we present a brief historical timeline of how circadian concepts and terminology have emerged since the early observation of daily leaf movement in plants made by an astronomer in the 1700s.&quot;, &quot;author&quot;: [{&quot;dropping-particle&quot;: &quot;&quot;, &quot;family&quot;: &quot;Kuhlman&quot;, &quot;given&quot;: &quot;Sandra J.&quot;, &quot;non-dropping-particle&quot;: &quot;&quot;, &quot;parse-names&quot;: false, &quot;suffix&quot;: &quot;&quot;}, {&quot;dropping-particle&quot;: &quot;&quot;, &quot;family&quot;: &quot;Craig&quot;, &quot;given&quot;: &quot;L. Michon&quot;, &quot;non-dropping-particle&quot;: &quot;&quot;, &quot;parse-names&quot;: false, &quot;suffix&quot;: &quot;&quot;}, {&quot;dropping-particle&quot;: &quot;&quot;, &quot;family&quot;: &quot;Duffy&quot;, &quot;given&quot;: &quot;Jeanne F.&quot;, &quot;non-dropping-particle&quot;: &quot;&quot;, &quot;parse-names&quot;: false, &quot;suffix&quot;: &quot;&quot;}], &quot;container-title&quot;: &quot;Cold Spring Harbor Perspectives in Biology&quot;, &quot;id&quot;: &quot;ITEM-1&quot;, &quot;issue&quot;: &quot;9&quot;, &quot;issued&quot;: {&quot;date-parts&quot;: [[&quot;2018&quot;]]}, &quot;title&quot;: &quot;Introduction to chronobiology&quot;, &quot;type&quot;: &quot;article-journal&quot;, &quot;volume&quot;: &quot;10&quot;}, &quot;uris&quot;: [&quot;http://www.mendeley.com/documents/?uuid=183b3a8a-6232-4e66-a4a3-85550a317c99&quot;]}, {&quot;id&quot;: &quot;ITEM-2&quot;, &quot;itemData&quot;: {&quot;DOI&quot;: &quot;10.1105/tpc.106.040980&quot;, &quot;ISSN&quot;: &quot;10404651&quot;, &quot;author&quot;: [{&quot;dropping-particle&quot;: &quot;&quot;, &quot;family&quot;: &quot;McClung&quot;, &quot;given&quot;: &quot;C. Robertson&quot;, &quot;non-dropping-particle&quot;: &quot;&quot;, &quot;parse-names&quot;: false, &quot;suffix&quot;: &quot;&quot;}], &quot;container-title&quot;: &quot;Plant Cell&quot;, &quot;id&quot;: &quot;ITEM-2&quot;, &quot;issue&quot;: &quot;4&quot;, &quot;issued&quot;: {&quot;date-parts&quot;: [[&quot;2006&quot;]]}, &quot;title&quot;: &quot;Plant circadian rhythms&quot;, &quot;type&quot;: &quot;article&quot;, &quot;volume&quot;: &quot;18&quot;}, &quot;uris&quot;: [&quot;http://www.mendeley.com/documents/?uuid=927c7af6-ad3f-4b7a-a2e3-359d1495da7b&quot;]}, {&quot;id&quot;: &quot;ITEM-3&quot;, &quot;itemData&quot;: {&quot;DOI&quot;: &quot;10.1038/nrm1766&quot;, &quot;ISSN&quot;: &quot;14710072&quot;, &quot;abstract&quot;: &quot;Circadian clocks control the daily life of most light-sensitive organisms - from cyanobacteria to humans. Molecular processes generate cellular rhythmicity, and cellular clocks in animals coordinate rhythms through interaction (known as coupling). This hierarchy of clocks generates a complex, \u223c24-hour temporal programme that is synchronized with the rotation of the Earth. The circadian system ensures anticipation and adaptation to daily environmental changes, and functions on different levels - from gene expression to behaviour. Circadian research is a remarkable example of interdisciplinarity, unravelling the complex mechanisms that underlie a ubiquitous biological programme. Insights from this research will help to optimize medical diagnostics and therapy, as well as adjust social and biological timing on the individual level. \u00a9 2005 Nature Publishing Group.&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Nature Reviews Molecular Cell Biology&quot;, &quot;id&quot;: &quot;ITEM-3&quot;, &quot;issue&quot;: &quot;12&quot;, &quot;issued&quot;: {&quot;date-parts&quot;: [[&quot;2005&quot;]]}, &quot;title&quot;: &quot;Circadian clocks - The fall and rise of physiology&quot;, &quot;type&quot;: &quot;article&quot;, &quot;volume&quot;: &quot;6&quot;}, &quot;uris&quot;: [&quot;http://www.mendeley.com/documents/?uuid=57d0d8b8-0e65-458d-86b0-629fc1c968b2&quot;]}], &quot;mendeley&quot;: {&quot;formattedCitation&quot;: &quot;(Kuhlman et al., 2018; McClung, 2006; Roenneberg &amp; Merrow, 2005)&quot;, &quot;plainTextFormattedCitation&quot;: &quot;(Kuhlman et al., 2018; McClung, 2006; Roenneberg &amp; Merrow, 2005)&quot;, &quot;previouslyFormattedCitation&quot;: &quot;(Kuhlman et al., 2018; McClung, 2006; Roenneberg &amp; Merrow, 2005)&quot;}, &quot;properties&quot;: {&quot;noteIndex&quot;: 0}, &quot;schema&quot;: &quot;https://github.com/citation-style-language/schema/raw/master/csl-citation.json&quot;} RNDCeyK6BGcUs"/><text:span text:style-name="T279">(Kuhlman et al., 2018; McClung, 2006; Roenneberg &amp; Merrow, 2005)</text:span><text:reference-mark-end text:name="ADDIN CSL_CITATION {&quot;citationItems&quot;: [{&quot;id&quot;: &quot;ITEM-1&quot;, &quot;itemData&quot;: {&quot;DOI&quot;: &quot;10.1101/cshperspect.a033613&quot;, &quot;ISSN&quot;: &quot;19430264&quot;, &quot;abstract&quot;: &quot;A diverse range of species, from cyanobacteria to humans, evolved endogenous biological clocks that allow for the anticipation of daily variations in light and temperature. The ability to anticipate regular environmental rhythms promotes optimal performance and survival. Herein we present a brief historical timeline of how circadian concepts and terminology have emerged since the early observation of daily leaf movement in plants made by an astronomer in the 1700s.&quot;, &quot;author&quot;: [{&quot;dropping-particle&quot;: &quot;&quot;, &quot;family&quot;: &quot;Kuhlman&quot;, &quot;given&quot;: &quot;Sandra J.&quot;, &quot;non-dropping-particle&quot;: &quot;&quot;, &quot;parse-names&quot;: false, &quot;suffix&quot;: &quot;&quot;}, {&quot;dropping-particle&quot;: &quot;&quot;, &quot;family&quot;: &quot;Craig&quot;, &quot;given&quot;: &quot;L. Michon&quot;, &quot;non-dropping-particle&quot;: &quot;&quot;, &quot;parse-names&quot;: false, &quot;suffix&quot;: &quot;&quot;}, {&quot;dropping-particle&quot;: &quot;&quot;, &quot;family&quot;: &quot;Duffy&quot;, &quot;given&quot;: &quot;Jeanne F.&quot;, &quot;non-dropping-particle&quot;: &quot;&quot;, &quot;parse-names&quot;: false, &quot;suffix&quot;: &quot;&quot;}], &quot;container-title&quot;: &quot;Cold Spring Harbor Perspectives in Biology&quot;, &quot;id&quot;: &quot;ITEM-1&quot;, &quot;issue&quot;: &quot;9&quot;, &quot;issued&quot;: {&quot;date-parts&quot;: [[&quot;2018&quot;]]}, &quot;title&quot;: &quot;Introduction to chronobiology&quot;, &quot;type&quot;: &quot;article-journal&quot;, &quot;volume&quot;: &quot;10&quot;}, &quot;uris&quot;: [&quot;http://www.mendeley.com/documents/?uuid=183b3a8a-6232-4e66-a4a3-85550a317c99&quot;]}, {&quot;id&quot;: &quot;ITEM-2&quot;, &quot;itemData&quot;: {&quot;DOI&quot;: &quot;10.1105/tpc.106.040980&quot;, &quot;ISSN&quot;: &quot;10404651&quot;, &quot;author&quot;: [{&quot;dropping-particle&quot;: &quot;&quot;, &quot;family&quot;: &quot;McClung&quot;, &quot;given&quot;: &quot;C. Robertson&quot;, &quot;non-dropping-particle&quot;: &quot;&quot;, &quot;parse-names&quot;: false, &quot;suffix&quot;: &quot;&quot;}], &quot;container-title&quot;: &quot;Plant Cell&quot;, &quot;id&quot;: &quot;ITEM-2&quot;, &quot;issue&quot;: &quot;4&quot;, &quot;issued&quot;: {&quot;date-parts&quot;: [[&quot;2006&quot;]]}, &quot;title&quot;: &quot;Plant circadian rhythms&quot;, &quot;type&quot;: &quot;article&quot;, &quot;volume&quot;: &quot;18&quot;}, &quot;uris&quot;: [&quot;http://www.mendeley.com/documents/?uuid=927c7af6-ad3f-4b7a-a2e3-359d1495da7b&quot;]}, {&quot;id&quot;: &quot;ITEM-3&quot;, &quot;itemData&quot;: {&quot;DOI&quot;: &quot;10.1038/nrm1766&quot;, &quot;ISSN&quot;: &quot;14710072&quot;, &quot;abstract&quot;: &quot;Circadian clocks control the daily life of most light-sensitive organisms - from cyanobacteria to humans. Molecular processes generate cellular rhythmicity, and cellular clocks in animals coordinate rhythms through interaction (known as coupling). This hierarchy of clocks generates a complex, \u223c24-hour temporal programme that is synchronized with the rotation of the Earth. The circadian system ensures anticipation and adaptation to daily environmental changes, and functions on different levels - from gene expression to behaviour. Circadian research is a remarkable example of interdisciplinarity, unravelling the complex mechanisms that underlie a ubiquitous biological programme. Insights from this research will help to optimize medical diagnostics and therapy, as well as adjust social and biological timing on the individual level. \u00a9 2005 Nature Publishing Group.&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Nature Reviews Molecular Cell Biology&quot;, &quot;id&quot;: &quot;ITEM-3&quot;, &quot;issue&quot;: &quot;12&quot;, &quot;issued&quot;: {&quot;date-parts&quot;: [[&quot;2005&quot;]]}, &quot;title&quot;: &quot;Circadian clocks - The fall and rise of physiology&quot;, &quot;type&quot;: &quot;article&quot;, &quot;volume&quot;: &quot;6&quot;}, &quot;uris&quot;: [&quot;http://www.mendeley.com/documents/?uuid=57d0d8b8-0e65-458d-86b0-629fc1c968b2&quot;]}], &quot;mendeley&quot;: {&quot;formattedCitation&quot;: &quot;(Kuhlman et al., 2018; McClung, 2006; Roenneberg &amp; Merrow, 2005)&quot;, &quot;plainTextFormattedCitation&quot;: &quot;(Kuhlman et al., 2018; McClung, 2006; Roenneberg &amp; Merrow, 2005)&quot;, &quot;previouslyFormattedCitation&quot;: &quot;(Kuhlman et al., 2018; McClung, 2006; Roenneberg &amp; Merrow, 2005)&quot;}, &quot;properties&quot;: {&quot;noteIndex&quot;: 0}, &quot;schema&quot;: &quot;https://github.com/citation-style-language/schema/raw/master/csl-citation.json&quot;} RNDCeyK6BGcUs"/><text:span text:style-name="T287">⁠. </text:span><text:span text:style-name="T288">Though circa</text:span><text:span text:style-name="T298">d</text:span><text:span text:style-name="T288">ian research and chronobiology was born in the 18</text:span><text:span text:style-name="T305">th</text:span><text:span text:style-name="T288"> century, it took relevance and coherence in the 20</text:span><text:span text:style-name="T305">th</text:span><text:span text:style-name="T288"> century. One of the breaking points in circadian research history was the international conference in Cold Spring Harbor, where 157 pioneers </text:span><text:span text:style-name="T291">(Colin Pittendrigh, Patricia Decourse, </text:span><text:span text:style-name="T292">Franz Halberg, etc)</text:span><text:span text:style-name="T291"> </text:span><text:span text:style-name="T288">of this field met together for the fist time </text:span><text:reference-mark-start text:name="ADDIN CSL_CITATION {&quot;citationItems&quot;: [{&quot;id&quot;: &quot;ITEM-1&quot;, &quot;itemData&quot;: {&quot;DOI&quot;: &quot;10.1086/403447&quot;, &quot;ISSN&quot;: &quot;0033-5770&quot;, &quot;author&quot;: [{&quot;dropping-particle&quot;: &quot;&quot;, &quot;family&quot;: &quot;Evans&quot;, &quot;given&quot;: &quot;David R.&quot;, &quot;non-dropping-particle&quot;: &quot;&quot;, &quot;parse-names&quot;: false, &quot;suffix&quot;: &quot;&quot;}], &quot;container-title&quot;: &quot;The Quarterly Review of Biology&quot;, &quot;id&quot;: &quot;ITEM-1&quot;, &quot;issue&quot;: &quot;3&quot;, &quot;issued&quot;: {&quot;date-parts&quot;: [[&quot;1961&quot;]]}, &quot;title&quot;: &quot; Biological Clocks. Volume XXV. Cold Spring Harbor Symposia on Quantitative Biology. &quot;, &quot;type&quot;: &quot;article-journal&quot;, &quot;volume&quot;: &quot;36&quot;}, &quot;uris&quot;: [&quot;http://www.mendeley.com/documents/?uuid=0bf5eab5-37f1-4f39-b85c-7b503b7196b4&quot;]}], &quot;mendeley&quot;: {&quot;formattedCitation&quot;: &quot;(Evans, 1961)&quot;, &quot;plainTextFormattedCitation&quot;: &quot;(Evans, 1961)&quot;, &quot;previouslyFormattedCitation&quot;: &quot;(Evans, 1961)&quot;}, &quot;properties&quot;: {&quot;noteIndex&quot;: 0}, &quot;schema&quot;: &quot;https://github.com/citation-style-language/schema/raw/master/csl-citation.json&quot;} RNDUK8OVJ8kTM"/><text:span text:style-name="T280">(Evans, 1961)</text:span><text:reference-mark-end text:name="ADDIN CSL_CITATION {&quot;citationItems&quot;: [{&quot;id&quot;: &quot;ITEM-1&quot;, &quot;itemData&quot;: {&quot;DOI&quot;: &quot;10.1086/403447&quot;, &quot;ISSN&quot;: &quot;0033-5770&quot;, &quot;author&quot;: [{&quot;dropping-particle&quot;: &quot;&quot;, &quot;family&quot;: &quot;Evans&quot;, &quot;given&quot;: &quot;David R.&quot;, &quot;non-dropping-particle&quot;: &quot;&quot;, &quot;parse-names&quot;: false, &quot;suffix&quot;: &quot;&quot;}], &quot;container-title&quot;: &quot;The Quarterly Review of Biology&quot;, &quot;id&quot;: &quot;ITEM-1&quot;, &quot;issue&quot;: &quot;3&quot;, &quot;issued&quot;: {&quot;date-parts&quot;: [[&quot;1961&quot;]]}, &quot;title&quot;: &quot; Biological Clocks. Volume XXV. Cold Spring Harbor Symposia on Quantitative Biology. &quot;, &quot;type&quot;: &quot;article-journal&quot;, &quot;volume&quot;: &quot;36&quot;}, &quot;uris&quot;: [&quot;http://www.mendeley.com/documents/?uuid=0bf5eab5-37f1-4f39-b85c-7b503b7196b4&quot;]}], &quot;mendeley&quot;: {&quot;formattedCitation&quot;: &quot;(Evans, 1961)&quot;, &quot;plainTextFormattedCitation&quot;: &quot;(Evans, 1961)&quot;, &quot;previouslyFormattedCitation&quot;: &quot;(Evans, 1961)&quot;}, &quot;properties&quot;: {&quot;noteIndex&quot;: 0}, &quot;schema&quot;: &quot;https://github.com/citation-style-language/schema/raw/master/csl-citation.json&quot;} RNDUK8OVJ8kTM"/><text:span text:style-name="T288">⁠. From all the data shared, Pittendrigh summarized the qualities of circadian clocks in 16 generalizations that he predicted to be true in all organisms </text:span><text:soft-page-break/><text:reference-mark-start text:name="ADDIN CSL_CITATION {&quot;citationItems&quot;: [{&quot;id&quot;: &quot;ITEM-1&quot;, &quot;itemData&quot;: {&quot;DOI&quot;: &quot;10.1101/SQB.1960.025.01.015&quot;, &quot;ISSN&quot;: &quot;00917451&quot;, &quot;author&quot;: [{&quot;dropping-particle&quot;: &quot;&quot;, &quot;family&quot;: &quot;Pittendrigh&quot;, &quot;given&quot;: &quot;C. S.&quot;, &quot;non-dropping-particle&quot;: &quot;&quot;, &quot;parse-names&quot;: false, &quot;suffix&quot;: &quot;&quot;}], &quot;container-title&quot;: &quot;Cold Spring Harbor symposia on quantitative biology&quot;, &quot;id&quot;: &quot;ITEM-1&quot;, &quot;issued&quot;: {&quot;date-parts&quot;: [[&quot;1960&quot;]]}, &quot;title&quot;: &quot;Circadian rhythms and the circadian organization of living systems.&quot;, &quot;type&quot;: &quot;article-journal&quot;, &quot;volume&quot;: &quot;25&quot;}, &quot;uris&quot;: [&quot;http://www.mendeley.com/documents/?uuid=9a04ba80-c39b-4a99-bb01-70da6df424e5&quot;]}], &quot;mendeley&quot;: {&quot;formattedCitation&quot;: &quot;(Pittendrigh, 1960)&quot;, &quot;plainTextFormattedCitation&quot;: &quot;(Pittendrigh, 1960)&quot;, &quot;previouslyFormattedCitation&quot;: &quot;(Pittendrigh, 1960)&quot;}, &quot;properties&quot;: {&quot;noteIndex&quot;: 0}, &quot;schema&quot;: &quot;https://github.com/citation-style-language/schema/raw/master/csl-citation.json&quot;} RNDbUojwUy6f5"/><text:span text:style-name="T280">(Pittendrigh, 1960)</text:span><text:reference-mark-end text:name="ADDIN CSL_CITATION {&quot;citationItems&quot;: [{&quot;id&quot;: &quot;ITEM-1&quot;, &quot;itemData&quot;: {&quot;DOI&quot;: &quot;10.1101/SQB.1960.025.01.015&quot;, &quot;ISSN&quot;: &quot;00917451&quot;, &quot;author&quot;: [{&quot;dropping-particle&quot;: &quot;&quot;, &quot;family&quot;: &quot;Pittendrigh&quot;, &quot;given&quot;: &quot;C. S.&quot;, &quot;non-dropping-particle&quot;: &quot;&quot;, &quot;parse-names&quot;: false, &quot;suffix&quot;: &quot;&quot;}], &quot;container-title&quot;: &quot;Cold Spring Harbor symposia on quantitative biology&quot;, &quot;id&quot;: &quot;ITEM-1&quot;, &quot;issued&quot;: {&quot;date-parts&quot;: [[&quot;1960&quot;]]}, &quot;title&quot;: &quot;Circadian rhythms and the circadian organization of living systems.&quot;, &quot;type&quot;: &quot;article-journal&quot;, &quot;volume&quot;: &quot;25&quot;}, &quot;uris&quot;: [&quot;http://www.mendeley.com/documents/?uuid=9a04ba80-c39b-4a99-bb01-70da6df424e5&quot;]}], &quot;mendeley&quot;: {&quot;formattedCitation&quot;: &quot;(Pittendrigh, 1960)&quot;, &quot;plainTextFormattedCitation&quot;: &quot;(Pittendrigh, 1960)&quot;, &quot;previouslyFormattedCitation&quot;: &quot;(Pittendrigh, 1960)&quot;}, &quot;properties&quot;: {&quot;noteIndex&quot;: 0}, &quot;schema&quot;: &quot;https://github.com/citation-style-language/schema/raw/master/csl-citation.json&quot;} RNDbUojwUy6f5"/><text:span text:style-name="T288">⁠. Nowadays, 62 years later, </text:span><text:span text:style-name="T289">these generalizations are still being useful though </text:span><text:span text:style-name="T288">circadian research has suffered a huge development. </text:span><text:span text:style-name="T289">T</text:span><text:span text:style-name="T288">he new technology approaches </text:span><text:span text:style-name="T289">have</text:span><text:span text:style-name="T288"> enable</text:span><text:span text:style-name="T289">d</text:span><text:span text:style-name="T288"> a more controlled experimental design and analysis of the data. </text:span><text:span text:style-name="T289">The circadian community has already find circadian rhythms in almost all kind of orga</text:span><text:span text:style-name="T302">n</text:span><text:span text:style-name="T289">isms, even </text:span><text:span text:style-name="T299">non-photosynthetic </text:span><text:span text:style-name="T289">prokar</text:span><text:span text:style-name="T299">y</text:span><text:span text:style-name="T289">otes </text:span><text:reference-mark-start text:name="ADDIN CSL_CITATION {&quot;citationItems&quot;: [{&quot;id&quot;: &quot;ITEM-1&quot;, &quot;itemData&quot;: {&quot;DOI&quot;: &quot;10.1126/sciadv.abe2086&quot;, &quot;ISSN&quot;: &quot;23752548&quot;, &quot;abstract&quot;: &quot;Circadian clocks create a 24-hour temporal structure, which allows organisms to occupy a niche formed by time rather than space. They are pervasive throughout nature, yet they remain unexpectedly unexplored and uncharacterized in nonphotosynthetic bacteria. Here, we identify in Bacillus subtilis circadian rhythms sharing the canonical properties of circadian clocks: free-running period, entrainment, and temperature compensation. We show that gene expression in B. subtilis can be synchronized in 24-hour light or temperature cycles and exhibit phase-specific characteristics of entrainment. Upon release to constant dark and temperature conditions, bacterial biofilm populations have temperature-compensated free-running oscillations with a period close to 24 hours. Our work opens the field of circadian clocks in the free-living, nonphotosynthetic prokaryotes, bringing considerable potential for impact upon biomedicine, ecology, and industrial processes.&quot;, &quot;author&quot;: [{&quot;dropping-particle&quot;: &quot;&quot;, &quot;family&quot;: &quot;Eelderink-Chen&quot;, &quot;given&quot;: &quot;Zheng&quot;, &quot;non-dropping-particle&quot;: &quot;&quot;, &quot;parse-names&quot;: false, &quot;suffix&quot;: &quot;&quot;}, {&quot;dropping-particle&quot;: &quot;&quot;, &quot;family&quot;: &quot;Bosman&quot;, &quot;given&quot;: &quot;Jasper&quot;, &quot;non-dropping-particle&quot;: &quot;&quot;, &quot;parse-names&quot;: false, &quot;suffix&quot;: &quot;&quot;}, {&quot;dropping-particle&quot;: &quot;&quot;, &quot;family&quot;: &quot;Sartor&quot;, &quot;given&quot;: &quot;Francesca&quot;, &quot;non-dropping-particle&quot;: &quot;&quot;, &quot;parse-names&quot;: false, &quot;suffix&quot;: &quot;&quot;}, {&quot;dropping-particle&quot;: &quot;&quot;, &quot;family&quot;: &quot;Dodd&quot;, &quot;given&quot;: &quot;Antony N.&quot;, &quot;non-dropping-particle&quot;: &quot;&quot;, &quot;parse-names&quot;: false, &quot;suffix&quot;: &quot;&quot;}, {&quot;dropping-particle&quot;: &quot;&quot;, &quot;family&quot;: &quot;Kov\u00e1cs&quot;, &quot;given&quot;: &quot;\u00c1kos T.&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Science Advances&quot;, &quot;id&quot;: &quot;ITEM-1&quot;, &quot;issue&quot;: &quot;2&quot;, &quot;issued&quot;: {&quot;date-parts&quot;: [[&quot;2021&quot;]]}, &quot;title&quot;: &quot;A circadian clock in a nonphotosynthetic prokaryote&quot;, &quot;type&quot;: &quot;article-journal&quot;, &quot;volume&quot;: &quot;7&quot;}, &quot;uris&quot;: [&quot;http://www.mendeley.com/documents/?uuid=33a750ce-7dd1-4d59-8555-bb2cd987af98&quot;]}], &quot;mendeley&quot;: {&quot;formattedCitation&quot;: &quot;(Eelderink-Chen et al., 2021)&quot;, &quot;plainTextFormattedCitation&quot;: &quot;(Eelderink-Chen et al., 2021)&quot;, &quot;previouslyFormattedCitation&quot;: &quot;(Eelderink-Chen et al., 2021)&quot;}, &quot;properties&quot;: {&quot;noteIndex&quot;: 0}, &quot;schema&quot;: &quot;https://github.com/citation-style-language/schema/raw/master/csl-citation.json&quot;} RNDhrCg3amSM6"/><text:span text:style-name="T281">(Eelderink-Chen et al., 2021)</text:span><text:reference-mark-end text:name="ADDIN CSL_CITATION {&quot;citationItems&quot;: [{&quot;id&quot;: &quot;ITEM-1&quot;, &quot;itemData&quot;: {&quot;DOI&quot;: &quot;10.1126/sciadv.abe2086&quot;, &quot;ISSN&quot;: &quot;23752548&quot;, &quot;abstract&quot;: &quot;Circadian clocks create a 24-hour temporal structure, which allows organisms to occupy a niche formed by time rather than space. They are pervasive throughout nature, yet they remain unexpectedly unexplored and uncharacterized in nonphotosynthetic bacteria. Here, we identify in Bacillus subtilis circadian rhythms sharing the canonical properties of circadian clocks: free-running period, entrainment, and temperature compensation. We show that gene expression in B. subtilis can be synchronized in 24-hour light or temperature cycles and exhibit phase-specific characteristics of entrainment. Upon release to constant dark and temperature conditions, bacterial biofilm populations have temperature-compensated free-running oscillations with a period close to 24 hours. Our work opens the field of circadian clocks in the free-living, nonphotosynthetic prokaryotes, bringing considerable potential for impact upon biomedicine, ecology, and industrial processes.&quot;, &quot;author&quot;: [{&quot;dropping-particle&quot;: &quot;&quot;, &quot;family&quot;: &quot;Eelderink-Chen&quot;, &quot;given&quot;: &quot;Zheng&quot;, &quot;non-dropping-particle&quot;: &quot;&quot;, &quot;parse-names&quot;: false, &quot;suffix&quot;: &quot;&quot;}, {&quot;dropping-particle&quot;: &quot;&quot;, &quot;family&quot;: &quot;Bosman&quot;, &quot;given&quot;: &quot;Jasper&quot;, &quot;non-dropping-particle&quot;: &quot;&quot;, &quot;parse-names&quot;: false, &quot;suffix&quot;: &quot;&quot;}, {&quot;dropping-particle&quot;: &quot;&quot;, &quot;family&quot;: &quot;Sartor&quot;, &quot;given&quot;: &quot;Francesca&quot;, &quot;non-dropping-particle&quot;: &quot;&quot;, &quot;parse-names&quot;: false, &quot;suffix&quot;: &quot;&quot;}, {&quot;dropping-particle&quot;: &quot;&quot;, &quot;family&quot;: &quot;Dodd&quot;, &quot;given&quot;: &quot;Antony N.&quot;, &quot;non-dropping-particle&quot;: &quot;&quot;, &quot;parse-names&quot;: false, &quot;suffix&quot;: &quot;&quot;}, {&quot;dropping-particle&quot;: &quot;&quot;, &quot;family&quot;: &quot;Kov\u00e1cs&quot;, &quot;given&quot;: &quot;\u00c1kos T.&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Science Advances&quot;, &quot;id&quot;: &quot;ITEM-1&quot;, &quot;issue&quot;: &quot;2&quot;, &quot;issued&quot;: {&quot;date-parts&quot;: [[&quot;2021&quot;]]}, &quot;title&quot;: &quot;A circadian clock in a nonphotosynthetic prokaryote&quot;, &quot;type&quot;: &quot;article-journal&quot;, &quot;volume&quot;: &quot;7&quot;}, &quot;uris&quot;: [&quot;http://www.mendeley.com/documents/?uuid=33a750ce-7dd1-4d59-8555-bb2cd987af98&quot;]}], &quot;mendeley&quot;: {&quot;formattedCitation&quot;: &quot;(Eelderink-Chen et al., 2021)&quot;, &quot;plainTextFormattedCitation&quot;: &quot;(Eelderink-Chen et al., 2021)&quot;, &quot;previouslyFormattedCitation&quot;: &quot;(Eelderink-Chen et al., 2021)&quot;}, &quot;properties&quot;: {&quot;noteIndex&quot;: 0}, &quot;schema&quot;: &quot;https://github.com/citation-style-language/schema/raw/master/csl-citation.json&quot;} RNDhrCg3amSM6"/><text:span text:style-name="T289">⁠. Also the physiology and genetics </text:span><text:span text:style-name="T292">behind</text:span><text:span text:style-name="T289"> the circadian clock have been broadly studied in a wide range of phyla since the first gene of </text:span><text:span text:style-name="T292">the</text:span><text:span text:style-name="T289"> clock was described in </text:span><text:span text:style-name="T290">1971</text:span><text:span text:style-name="T289"> </text:span><text:span text:style-name="T290">by Seymour Benzer and Ronald Konopka using mutant screening </text:span><text:span text:style-name="T301">in </text:span><text:span text:style-name="T304">Drosophila melanogaster</text:span><text:span text:style-name="T290"> </text:span><text:reference-mark-start text:name="ADDIN CSL_CITATION {&quot;citationItems&quot;: [{&quot;id&quot;: &quot;ITEM-1&quot;, &quot;itemData&quot;: {&quot;DOI&quot;: &quot;10.1073/pnas.68.9.2112&quot;, &quot;ISSN&quot;: &quot;00278424&quot;, &quot;author&quot;: [{&quot;dropping-particle&quot;: &quot;&quot;, &quot;family&quot;: &quot;Konopka&quot;, &quot;given&quot;: &quot;R. J.&quot;, &quot;non-dropping-particle&quot;: &quot;&quot;, &quot;parse-names&quot;: false, &quot;suffix&quot;: &quot;&quot;}, {&quot;dropping-particle&quot;: &quot;&quot;, &quot;family&quot;: &quot;Benzer&quot;, &quot;given&quot;: &quot;S.&quot;, &quot;non-dropping-particle&quot;: &quot;&quot;, &quot;parse-names&quot;: false, &quot;suffix&quot;: &quot;&quot;}], &quot;container-title&quot;: &quot;Proceedings of the National Academy of Sciences of the United States of America&quot;, &quot;id&quot;: &quot;ITEM-1&quot;, &quot;issue&quot;: &quot;9&quot;, &quot;issued&quot;: {&quot;date-parts&quot;: [[&quot;1971&quot;]]}, &quot;title&quot;: &quot;Clock mutants of Drosophila melanogaster.&quot;, &quot;type&quot;: &quot;article-journal&quot;, &quot;volume&quot;: &quot;68&quot;}, &quot;uris&quot;: [&quot;http://www.mendeley.com/documents/?uuid=cacc5fc4-fa5d-44e0-a936-15693be74fcc&quot;]}, {&quot;id&quot;: &quot;ITEM-2&quot;, &quot;itemData&quot;: {&quot;DOI&quot;: &quot;10.1073/pnas.2110171118&quot;, &quot;ISSN&quot;: &quot;10916490&quot;, &quot;author&quot;: [{&quot;dropping-particle&quot;: &quot;&quot;, &quot;family&quot;: &quot;Takahashi&quot;, &quot;given&quot;: &quot;Joseph S.&quot;, &quot;non-dropping-particle&quot;: &quot;&quot;, &quot;parse-names&quot;: false, &quot;suffix&quot;: &quot;&quot;}], &quot;container-title&quot;: &quot;Proceedings of the National Academy of Sciences of the United States of America&quot;, &quot;id&quot;: &quot;ITEM-2&quot;, &quot;issue&quot;: &quot;39&quot;, &quot;issued&quot;: {&quot;date-parts&quot;: [[&quot;2021&quot;]]}, &quot;title&quot;: &quot;The 50th anniversary of the konopka and benzer 1971 paper in PNAS: \u201cClock mutants of drosophila melanogaster\u201d&quot;, &quot;type&quot;: &quot;article&quot;, &quot;volume&quot;: &quot;118&quot;}, &quot;uris&quot;: [&quot;http://www.mendeley.com/documents/?uuid=974c48ad-2b81-4b35-8b8d-d0664f44fde5&quot;]}], &quot;mendeley&quot;: {&quot;formattedCitation&quot;: &quot;(Konopka &amp; Benzer, 1971; Takahashi, 2021)&quot;, &quot;plainTextFormattedCitation&quot;: &quot;(Konopka &amp; Benzer, 1971; Takahashi, 2021)&quot;, &quot;previouslyFormattedCitation&quot;: &quot;(Konopka &amp; Benzer, 1971; Takahashi, 2021)&quot;}, &quot;properties&quot;: {&quot;noteIndex&quot;: 0}, &quot;schema&quot;: &quot;https://github.com/citation-style-language/schema/raw/master/csl-citation.json&quot;} RNDH3VSeiZ88w"/><text:span text:style-name="T282">(Konopka &amp; Benzer, 1971; Takahashi, 2021)</text:span><text:reference-mark-end text:name="ADDIN CSL_CITATION {&quot;citationItems&quot;: [{&quot;id&quot;: &quot;ITEM-1&quot;, &quot;itemData&quot;: {&quot;DOI&quot;: &quot;10.1073/pnas.68.9.2112&quot;, &quot;ISSN&quot;: &quot;00278424&quot;, &quot;author&quot;: [{&quot;dropping-particle&quot;: &quot;&quot;, &quot;family&quot;: &quot;Konopka&quot;, &quot;given&quot;: &quot;R. J.&quot;, &quot;non-dropping-particle&quot;: &quot;&quot;, &quot;parse-names&quot;: false, &quot;suffix&quot;: &quot;&quot;}, {&quot;dropping-particle&quot;: &quot;&quot;, &quot;family&quot;: &quot;Benzer&quot;, &quot;given&quot;: &quot;S.&quot;, &quot;non-dropping-particle&quot;: &quot;&quot;, &quot;parse-names&quot;: false, &quot;suffix&quot;: &quot;&quot;}], &quot;container-title&quot;: &quot;Proceedings of the National Academy of Sciences of the United States of America&quot;, &quot;id&quot;: &quot;ITEM-1&quot;, &quot;issue&quot;: &quot;9&quot;, &quot;issued&quot;: {&quot;date-parts&quot;: [[&quot;1971&quot;]]}, &quot;title&quot;: &quot;Clock mutants of Drosophila melanogaster.&quot;, &quot;type&quot;: &quot;article-journal&quot;, &quot;volume&quot;: &quot;68&quot;}, &quot;uris&quot;: [&quot;http://www.mendeley.com/documents/?uuid=cacc5fc4-fa5d-44e0-a936-15693be74fcc&quot;]}, {&quot;id&quot;: &quot;ITEM-2&quot;, &quot;itemData&quot;: {&quot;DOI&quot;: &quot;10.1073/pnas.2110171118&quot;, &quot;ISSN&quot;: &quot;10916490&quot;, &quot;author&quot;: [{&quot;dropping-particle&quot;: &quot;&quot;, &quot;family&quot;: &quot;Takahashi&quot;, &quot;given&quot;: &quot;Joseph S.&quot;, &quot;non-dropping-particle&quot;: &quot;&quot;, &quot;parse-names&quot;: false, &quot;suffix&quot;: &quot;&quot;}], &quot;container-title&quot;: &quot;Proceedings of the National Academy of Sciences of the United States of America&quot;, &quot;id&quot;: &quot;ITEM-2&quot;, &quot;issue&quot;: &quot;39&quot;, &quot;issued&quot;: {&quot;date-parts&quot;: [[&quot;2021&quot;]]}, &quot;title&quot;: &quot;The 50th anniversary of the konopka and benzer 1971 paper in PNAS: \u201cClock mutants of drosophila melanogaster\u201d&quot;, &quot;type&quot;: &quot;article&quot;, &quot;volume&quot;: &quot;118&quot;}, &quot;uris&quot;: [&quot;http://www.mendeley.com/documents/?uuid=974c48ad-2b81-4b35-8b8d-d0664f44fde5&quot;]}], &quot;mendeley&quot;: {&quot;formattedCitation&quot;: &quot;(Konopka &amp; Benzer, 1971; Takahashi, 2021)&quot;, &quot;plainTextFormattedCitation&quot;: &quot;(Konopka &amp; Benzer, 1971; Takahashi, 2021)&quot;, &quot;previouslyFormattedCitation&quot;: &quot;(Konopka &amp; Benzer, 1971; Takahashi, 2021)&quot;}, &quot;properties&quot;: {&quot;noteIndex&quot;: 0}, &quot;schema&quot;: &quot;https://github.com/citation-style-language/schema/raw/master/csl-citation.json&quot;} RNDH3VSeiZ88w"/><text:span text:style-name="T290">⁠. </text:span></text:p>
      <text:p text:style-name="P118"/>
      <text:p text:style-name="P156"><draw:frame draw:style-name="fr4" draw:name="Marco5" text:anchor-type="char" svg:x="0.034cm" svg:y="-0.288cm" svg:width="17.032cm" draw:z-index="12"><draw:text-box fo:min-height="10.733cm"><text:p text:style-name="Figure_20__28_user_29_"><draw:frame draw:style-name="fr10" draw:name="Imagen5" text:anchor-type="paragraph" svg:width="17.032cm" style:rel-width="100%" svg:height="10.733cm" style:rel-height="scale" draw:z-index="13"><draw:image xlink:href="Pictures/1000000000000500000002D041E9069A4FFFA849.jpg" xlink:type="simple" xlink:show="embed" xlink:actuate="onLoad" loext:mime-type="image/jpeg"/></draw:frame>Figure <text:span text:style-name="T431">4</text:span>: Timeline of circadian research. The main circadian discoveries have been <text:span text:style-name="T428">listed in </text:span>chronological <text:span text:style-name="T428">order </text:span><text:reference-mark-start text:name="ADDIN CSL_CITATION {&quot;citationItems&quot;: [{&quot;id&quot;: &quot;ITEM-1&quot;, &quot;itemData&quot;: {&quot;DOI&quot;: &quot;10.1101/cshperspect.a033613&quot;, &quot;ISSN&quot;: &quot;19430264&quot;, &quot;abstract&quot;: &quot;A diverse range of species, from cyanobacteria to humans, evolved endogenous biological clocks that allow for the anticipation of daily variations in light and temperature. The ability to anticipate regular environmental rhythms promotes optimal performance and survival. Herein we present a brief historical timeline of how circadian concepts and terminology have emerged since the early observation of daily leaf movement in plants made by an astronomer in the 1700s.&quot;, &quot;author&quot;: [{&quot;dropping-particle&quot;: &quot;&quot;, &quot;family&quot;: &quot;Kuhlman&quot;, &quot;given&quot;: &quot;Sandra J.&quot;, &quot;non-dropping-particle&quot;: &quot;&quot;, &quot;parse-names&quot;: false, &quot;suffix&quot;: &quot;&quot;}, {&quot;dropping-particle&quot;: &quot;&quot;, &quot;family&quot;: &quot;Craig&quot;, &quot;given&quot;: &quot;L. Michon&quot;, &quot;non-dropping-particle&quot;: &quot;&quot;, &quot;parse-names&quot;: false, &quot;suffix&quot;: &quot;&quot;}, {&quot;dropping-particle&quot;: &quot;&quot;, &quot;family&quot;: &quot;Duffy&quot;, &quot;given&quot;: &quot;Jeanne F.&quot;, &quot;non-dropping-particle&quot;: &quot;&quot;, &quot;parse-names&quot;: false, &quot;suffix&quot;: &quot;&quot;}], &quot;container-title&quot;: &quot;Cold Spring Harbor Perspectives in Biology&quot;, &quot;id&quot;: &quot;ITEM-1&quot;, &quot;issue&quot;: &quot;9&quot;, &quot;issued&quot;: {&quot;date-parts&quot;: [[&quot;2018&quot;]]}, &quot;title&quot;: &quot;Introduction to chronobiology&quot;, &quot;type&quot;: &quot;article-journal&quot;, &quot;volume&quot;: &quot;10&quot;}, &quot;uris&quot;: [&quot;http://www.mendeley.com/documents/?uuid=183b3a8a-6232-4e66-a4a3-85550a317c99&quot;]}, {&quot;id&quot;: &quot;ITEM-2&quot;, &quot;itemData&quot;: {&quot;DOI&quot;: &quot;10.1016/j.febslet.2011.04.047&quot;, &quot;ISSN&quot;: &quot;00145793&quot;, &quot;abstract&quot;: &quot;In mammals, higher order chromatin structures are critical for downsizing the genome (packaging) so that the nucleus can be small. The adjustable density of chromatin also regulates gene expression, thus this post-genetic molecular mechanism is one of the routes by which phenotype is shaped. Phenotypes that arise without a concomitant mutation of the underlying genome are termed epigenetic phenomena. Here we discuss epigenetic phenomena from histone and DNA modification as it pertains to the dynamic regulatory processes of the circadian clock. Epigenetic phenomena certainly explain some regulatory aspects of the mammalian circadian oscillator. \u00a9 2011 Federation of European Biochemical Societies. Published by Elsevier B.V. All rights reserved.&quot;, &quot;author&quot;: [{&quot;dropping-particle&quot;: &quot;&quot;, &quot;family&quot;: &quot;Ripperger&quot;, &quot;given&quot;: &quot;J\u00fcrgen A.&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FEBS Letters&quot;, &quot;id&quot;: &quot;ITEM-2&quot;, &quot;issue&quot;: &quot;10&quot;, &quot;issued&quot;: {&quot;date-parts&quot;: [[&quot;2011&quot;]]}, &quot;title&quot;: &quot;Perfect timing: Epigenetic regulation of the circadian clock&quot;, &quot;type&quot;: &quot;article&quot;, &quot;volume&quot;: &quot;585&quot;}, &quot;uris&quot;: [&quot;http://www.mendeley.com/documents/?uuid=2e56b7d1-3667-4579-ba99-64a77f6cdb4d&quot;]}, {&quot;id&quot;: &quot;ITEM-3&quot;, &quot;itemData&quot;: {&quot;DOI&quot;: &quot;10.1038/nrm1766&quot;, &quot;ISSN&quot;: &quot;14710072&quot;, &quot;abstract&quot;: &quot;Circadian clocks control the daily life of most light-sensitive organisms - from cyanobacteria to humans. Molecular processes generate cellular rhythmicity, and cellular clocks in animals coordinate rhythms through interaction (known as coupling). This hierarchy of clocks generates a complex, \u223c24-hour temporal programme that is synchronized with the rotation of the Earth. The circadian system ensures anticipation and adaptation to daily environmental changes, and functions on different levels - from gene expression to behaviour. Circadian research is a remarkable example of interdisciplinarity, unravelling the complex mechanisms that underlie a ubiquitous biological programme. Insights from this research will help to optimize medical diagnostics and therapy, as well as adjust social and biological timing on the individual level. \u00a9 2005 Nature Publishing Group.&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Nature Reviews Molecular Cell Biology&quot;, &quot;id&quot;: &quot;ITEM-3&quot;, &quot;issue&quot;: &quot;12&quot;, &quot;issued&quot;: {&quot;date-parts&quot;: [[&quot;2005&quot;]]}, &quot;title&quot;: &quot;Circadian clocks - The fall and rise of physiology&quot;, &quot;type&quot;: &quot;article&quot;, &quot;volume&quot;: &quot;6&quot;}, &quot;uris&quot;: [&quot;http://www.mendeley.com/documents/?uuid=57d0d8b8-0e65-458d-86b0-629fc1c968b2&quot;]}, {&quot;id&quot;: &quot;ITEM-4&quot;, &quot;itemData&quot;: {&quot;DOI&quot;: &quot;10.1105/tpc.106.040980&quot;, &quot;ISSN&quot;: &quot;10404651&quot;, &quot;author&quot;: [{&quot;dropping-particle&quot;: &quot;&quot;, &quot;family&quot;: &quot;McClung&quot;, &quot;given&quot;: &quot;C. Robertson&quot;, &quot;non-dropping-particle&quot;: &quot;&quot;, &quot;parse-names&quot;: false, &quot;suffix&quot;: &quot;&quot;}], &quot;container-title&quot;: &quot;Plant Cell&quot;, &quot;id&quot;: &quot;ITEM-4&quot;, &quot;issue&quot;: &quot;4&quot;, &quot;issued&quot;: {&quot;date-parts&quot;: [[&quot;2006&quot;]]}, &quot;title&quot;: &quot;Plant circadian rhythms&quot;, &quot;type&quot;: &quot;article&quot;, &quot;volume&quot;: &quot;18&quot;}, &quot;uris&quot;: [&quot;http://www.mendeley.com/documents/?uuid=927c7af6-ad3f-4b7a-a2e3-359d1495da7b&quot;]}, {&quot;id&quot;: &quot;ITEM-5&quot;, &quot;itemData&quot;: {&quot;DOI&quot;: &quot;10.1086/403447&quot;, &quot;ISSN&quot;: &quot;0033-5770&quot;, &quot;author&quot;: [{&quot;dropping-particle&quot;: &quot;&quot;, &quot;family&quot;: &quot;Evans&quot;, &quot;given&quot;: &quot;David R.&quot;, &quot;non-dropping-particle&quot;: &quot;&quot;, &quot;parse-names&quot;: false, &quot;suffix&quot;: &quot;&quot;}], &quot;container-title&quot;: &quot;The Quarterly Review of Biology&quot;, &quot;id&quot;: &quot;ITEM-5&quot;, &quot;issue&quot;: &quot;3&quot;, &quot;issued&quot;: {&quot;date-parts&quot;: [[&quot;1961&quot;]]}, &quot;title&quot;: &quot; Biological Clocks. Volume XXV. Cold Spring Harbor Symposia on Quantitative Biology. &quot;, &quot;type&quot;: &quot;article-journal&quot;, &quot;volume&quot;: &quot;36&quot;}, &quot;uris&quot;: [&quot;http://www.mendeley.com/documents/?uuid=b40aa711-1361-4185-ba07-bdeb3d63321b&quot;]}, {&quot;id&quot;: &quot;ITEM-6&quot;, &quot;itemData&quot;: {&quot;DOI&quot;: &quot;10.1073/pnas.68.9.2112&quot;, &quot;ISSN&quot;: &quot;00278424&quot;, &quot;author&quot;: [{&quot;dropping-particle&quot;: &quot;&quot;, &quot;family&quot;: &quot;Konopka&quot;, &quot;given&quot;: &quot;R. J.&quot;, &quot;non-dropping-particle&quot;: &quot;&quot;, &quot;parse-names&quot;: false, &quot;suffix&quot;: &quot;&quot;}, {&quot;dropping-particle&quot;: &quot;&quot;, &quot;family&quot;: &quot;Benzer&quot;, &quot;given&quot;: &quot;S.&quot;, &quot;non-dropping-particle&quot;: &quot;&quot;, &quot;parse-names&quot;: false, &quot;suffix&quot;: &quot;&quot;}], &quot;container-title&quot;: &quot;Proceedings of the National Academy of Sciences of the United States of America&quot;, &quot;id&quot;: &quot;ITEM-6&quot;, &quot;issue&quot;: &quot;9&quot;, &quot;issued&quot;: {&quot;date-parts&quot;: [[&quot;1971&quot;]]}, &quot;title&quot;: &quot;Clock mutants of Drosophila melanogaster.&quot;, &quot;type&quot;: &quot;article-journal&quot;, &quot;volume&quot;: &quot;68&quot;}, &quot;uris&quot;: [&quot;http://www.mendeley.com/documents/?uuid=cacc5fc4-fa5d-44e0-a936-15693be74fcc&quot;]}, {&quot;id&quot;: &quot;ITEM-7&quot;, &quot;itemData&quot;: {&quot;DOI&quot;: &quot;10.1073/pnas.2110171118&quot;, &quot;ISSN&quot;: &quot;10916490&quot;, &quot;author&quot;: [{&quot;dropping-particle&quot;: &quot;&quot;, &quot;family&quot;: &quot;Takahashi&quot;, &quot;given&quot;: &quot;Joseph S.&quot;, &quot;non-dropping-particle&quot;: &quot;&quot;, &quot;parse-names&quot;: false, &quot;suffix&quot;: &quot;&quot;}], &quot;container-title&quot;: &quot;Proceedings of the National Academy of Sciences of the United States of America&quot;, &quot;id&quot;: &quot;ITEM-7&quot;, &quot;issue&quot;: &quot;39&quot;, &quot;issued&quot;: {&quot;date-parts&quot;: [[&quot;2021&quot;]]}, &quot;title&quot;: &quot;The 50th anniversary of the konopka and benzer 1971 paper in PNAS: \u201cClock mutants of drosophila melanogaster\u201d&quot;, &quot;type&quot;: &quot;article&quot;, &quot;volume&quot;: &quot;118&quot;}, &quot;uris&quot;: [&quot;http://www.mendeley.com/documents/?uuid=974c48ad-2b81-4b35-8b8d-d0664f44fde5&quot;]}, {&quot;id&quot;: &quot;ITEM-8&quot;, &quot;itemData&quot;: {&quot;DOI&quot;: &quot;10.1126/sciadv.abe2086&quot;, &quot;ISSN&quot;: &quot;23752548&quot;, &quot;abstract&quot;: &quot;Circadian clocks create a 24-hour temporal structure, which allows organisms to occupy a niche formed by time rather than space. They are pervasive throughout nature, yet they remain unexpectedly unexplored and uncharacterized in nonphotosynthetic bacteria. Here, we identify in Bacillus subtilis circadian rhythms sharing the canonical properties of circadian clocks: free-running period, entrainment, and temperature compensation. We show that gene expression in B. subtilis can be synchronized in 24-hour light or temperature cycles and exhibit phase-specific characteristics of entrainment. Upon release to constant dark and temperature conditions, bacterial biofilm populations have temperature-compensated free-running oscillations with a period close to 24 hours. Our work opens the field of circadian clocks in the free-living, nonphotosynthetic prokaryotes, bringing considerable potential for impact upon biomedicine, ecology, and industrial processes.&quot;, &quot;author&quot;: [{&quot;dropping-particle&quot;: &quot;&quot;, &quot;family&quot;: &quot;Eelderink-Chen&quot;, &quot;given&quot;: &quot;Zheng&quot;, &quot;non-dropping-particle&quot;: &quot;&quot;, &quot;parse-names&quot;: false, &quot;suffix&quot;: &quot;&quot;}, {&quot;dropping-particle&quot;: &quot;&quot;, &quot;family&quot;: &quot;Bosman&quot;, &quot;given&quot;: &quot;Jasper&quot;, &quot;non-dropping-particle&quot;: &quot;&quot;, &quot;parse-names&quot;: false, &quot;suffix&quot;: &quot;&quot;}, {&quot;dropping-particle&quot;: &quot;&quot;, &quot;family&quot;: &quot;Sartor&quot;, &quot;given&quot;: &quot;Francesca&quot;, &quot;non-dropping-particle&quot;: &quot;&quot;, &quot;parse-names&quot;: false, &quot;suffix&quot;: &quot;&quot;}, {&quot;dropping-particle&quot;: &quot;&quot;, &quot;family&quot;: &quot;Dodd&quot;, &quot;given&quot;: &quot;Antony N.&quot;, &quot;non-dropping-particle&quot;: &quot;&quot;, &quot;parse-names&quot;: false, &quot;suffix&quot;: &quot;&quot;}, {&quot;dropping-particle&quot;: &quot;&quot;, &quot;family&quot;: &quot;Kov\u00e1cs&quot;, &quot;given&quot;: &quot;\u00c1kos T.&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Science Advances&quot;, &quot;id&quot;: &quot;ITEM-8&quot;, &quot;issue&quot;: &quot;2&quot;, &quot;issued&quot;: {&quot;date-parts&quot;: [[&quot;2021&quot;]]}, &quot;title&quot;: &quot;A circadian clock in a nonphotosynthetic prokaryote&quot;, &quot;type&quot;: &quot;article-journal&quot;, &quot;volume&quot;: &quot;7&quot;}, &quot;uris&quot;: [&quot;http://www.mendeley.com/documents/?uuid=33a750ce-7dd1-4d59-8555-bb2cd987af98&quot;]}, {&quot;id&quot;: &quot;ITEM-9&quot;, &quot;itemData&quot;: {&quot;ISSN&quot;: &quot;0261-4189&quot;, &quot;abstract&quot;: &quot;Synaptic vesicle recycling is one of the best-studied cellular pathways. Many of the proteins involved are known, and their interactions are becoming increasingly clear. However, as for many other pathways, it is still difficult to understand synaptic vesicle recycling as a whole. While it is generally possible to point out how synaptic reactions take place, it is not always easy to understand what triggers or controls them. Also, it is often difficult to understand how the availability of the reaction partners is controlled: how the reaction partners manage to find each other in the right place, at the right time. I present here an overview of synaptic vesicle recycling, discussing the mechanisms that trigger different reactions, and those that ensure the availability of reaction partners. A central argument is that synaptic vesicles bind soluble cofactor proteins, with low affinity, and thus control their availability in the synapse, forming a buffer for cofactor proteins. The availability of cofactor proteins, in turn, regulates the different synaptic reactions. Similar mechanisms, in which one of the reaction partners buffers another, may apply to many other processes, from the biogenesis to the degradation of the synaptic vesicle.&quot;, &quot;author&quot;: [{&quot;dropping-particle&quot;: &quot;&quot;, &quot;family&quot;: &quot;Mairan&quot;, &quot;given&quot;: &quot;J.J.O&quot;, &quot;non-dropping-particle&quot;: &quot;De&quot;, &quot;parse-names&quot;: false, &quot;suffix&quot;: &quot;&quot;}], &quot;container-title&quot;: &quot;Histoire de l\u2019Academie Royale des Sciences&quot;, &quot;id&quot;: &quot;ITEM-9&quot;, &quot;issued&quot;: {&quot;date-parts&quot;: [[&quot;1729&quot;]]}, &quot;title&quot;: &quot;Observation Botanique&quot;, &quot;type&quot;: &quot;article-journal&quot;}, &quot;uris&quot;: [&quot;http://www.mendeley.com/documents/?uuid=1639950b-d77d-4e0f-a626-dce821209e91&quot;]}], &quot;mendeley&quot;: {&quot;formattedCitation&quot;: &quot;(De Mairan, 1729; Eelderink-Chen et al., 2021; Evans, 1961; Konopka &amp; Benzer, 1971; Kuhlman et al., 2018; McClung, 2006; Ripperger &amp; Merrow, 2011; Roenneberg &amp; Merrow, 2005; Takahashi, 2021)&quot;, &quot;plainTextFormattedCitation&quot;: &quot;(De Mairan, 1729; Eelderink-Chen et al., 2021; Evans, 1961; Konopka &amp; Benzer, 1971; Kuhlman et al., 2018; McClung, 2006; Ripperger &amp; Merrow, 2011; Roenneberg &amp; Merrow, 2005; Takahashi, 2021)&quot;, &quot;previouslyFormattedCitation&quot;: &quot;(De Mairan, 1729; Eelderink-Chen et al., 2021; Evans, 1961; Konopka &amp; Benzer, 1971; Kuhlman et al., 2018; McClung, 2006; Ripperger &amp; Merrow, 2011; Roenneberg &amp; Merrow, 2005; Takahashi, 2021)&quot;}, &quot;properties&quot;: {&quot;noteIndex&quot;: 0}, &quot;schema&quot;: &quot;https://github.com/citation-style-language/schema/raw/master/csl-citation.json&quot;} RNDNJTmr4U1rF"/><text:span text:style-name="T285">(De Mairan, 1729; Eelderink-Chen et al., 2021; Evans, 1961; Konopka &amp; Benzer, 1971; Kuhlman et al., 2018; McClung, 2006; Ripperger &amp; Merrow, 2011; Roenneberg &amp; Merrow, 2005; Takahashi, 2021)</text:span><text:reference-mark-end text:name="ADDIN CSL_CITATION {&quot;citationItems&quot;: [{&quot;id&quot;: &quot;ITEM-1&quot;, &quot;itemData&quot;: {&quot;DOI&quot;: &quot;10.1101/cshperspect.a033613&quot;, &quot;ISSN&quot;: &quot;19430264&quot;, &quot;abstract&quot;: &quot;A diverse range of species, from cyanobacteria to humans, evolved endogenous biological clocks that allow for the anticipation of daily variations in light and temperature. The ability to anticipate regular environmental rhythms promotes optimal performance and survival. Herein we present a brief historical timeline of how circadian concepts and terminology have emerged since the early observation of daily leaf movement in plants made by an astronomer in the 1700s.&quot;, &quot;author&quot;: [{&quot;dropping-particle&quot;: &quot;&quot;, &quot;family&quot;: &quot;Kuhlman&quot;, &quot;given&quot;: &quot;Sandra J.&quot;, &quot;non-dropping-particle&quot;: &quot;&quot;, &quot;parse-names&quot;: false, &quot;suffix&quot;: &quot;&quot;}, {&quot;dropping-particle&quot;: &quot;&quot;, &quot;family&quot;: &quot;Craig&quot;, &quot;given&quot;: &quot;L. Michon&quot;, &quot;non-dropping-particle&quot;: &quot;&quot;, &quot;parse-names&quot;: false, &quot;suffix&quot;: &quot;&quot;}, {&quot;dropping-particle&quot;: &quot;&quot;, &quot;family&quot;: &quot;Duffy&quot;, &quot;given&quot;: &quot;Jeanne F.&quot;, &quot;non-dropping-particle&quot;: &quot;&quot;, &quot;parse-names&quot;: false, &quot;suffix&quot;: &quot;&quot;}], &quot;container-title&quot;: &quot;Cold Spring Harbor Perspectives in Biology&quot;, &quot;id&quot;: &quot;ITEM-1&quot;, &quot;issue&quot;: &quot;9&quot;, &quot;issued&quot;: {&quot;date-parts&quot;: [[&quot;2018&quot;]]}, &quot;title&quot;: &quot;Introduction to chronobiology&quot;, &quot;type&quot;: &quot;article-journal&quot;, &quot;volume&quot;: &quot;10&quot;}, &quot;uris&quot;: [&quot;http://www.mendeley.com/documents/?uuid=183b3a8a-6232-4e66-a4a3-85550a317c99&quot;]}, {&quot;id&quot;: &quot;ITEM-2&quot;, &quot;itemData&quot;: {&quot;DOI&quot;: &quot;10.1016/j.febslet.2011.04.047&quot;, &quot;ISSN&quot;: &quot;00145793&quot;, &quot;abstract&quot;: &quot;In mammals, higher order chromatin structures are critical for downsizing the genome (packaging) so that the nucleus can be small. The adjustable density of chromatin also regulates gene expression, thus this post-genetic molecular mechanism is one of the routes by which phenotype is shaped. Phenotypes that arise without a concomitant mutation of the underlying genome are termed epigenetic phenomena. Here we discuss epigenetic phenomena from histone and DNA modification as it pertains to the dynamic regulatory processes of the circadian clock. Epigenetic phenomena certainly explain some regulatory aspects of the mammalian circadian oscillator. \u00a9 2011 Federation of European Biochemical Societies. Published by Elsevier B.V. All rights reserved.&quot;, &quot;author&quot;: [{&quot;dropping-particle&quot;: &quot;&quot;, &quot;family&quot;: &quot;Ripperger&quot;, &quot;given&quot;: &quot;J\u00fcrgen A.&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FEBS Letters&quot;, &quot;id&quot;: &quot;ITEM-2&quot;, &quot;issue&quot;: &quot;10&quot;, &quot;issued&quot;: {&quot;date-parts&quot;: [[&quot;2011&quot;]]}, &quot;title&quot;: &quot;Perfect timing: Epigenetic regulation of the circadian clock&quot;, &quot;type&quot;: &quot;article&quot;, &quot;volume&quot;: &quot;585&quot;}, &quot;uris&quot;: [&quot;http://www.mendeley.com/documents/?uuid=2e56b7d1-3667-4579-ba99-64a77f6cdb4d&quot;]}, {&quot;id&quot;: &quot;ITEM-3&quot;, &quot;itemData&quot;: {&quot;DOI&quot;: &quot;10.1038/nrm1766&quot;, &quot;ISSN&quot;: &quot;14710072&quot;, &quot;abstract&quot;: &quot;Circadian clocks control the daily life of most light-sensitive organisms - from cyanobacteria to humans. Molecular processes generate cellular rhythmicity, and cellular clocks in animals coordinate rhythms through interaction (known as coupling). This hierarchy of clocks generates a complex, \u223c24-hour temporal programme that is synchronized with the rotation of the Earth. The circadian system ensures anticipation and adaptation to daily environmental changes, and functions on different levels - from gene expression to behaviour. Circadian research is a remarkable example of interdisciplinarity, unravelling the complex mechanisms that underlie a ubiquitous biological programme. Insights from this research will help to optimize medical diagnostics and therapy, as well as adjust social and biological timing on the individual level. \u00a9 2005 Nature Publishing Group.&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Nature Reviews Molecular Cell Biology&quot;, &quot;id&quot;: &quot;ITEM-3&quot;, &quot;issue&quot;: &quot;12&quot;, &quot;issued&quot;: {&quot;date-parts&quot;: [[&quot;2005&quot;]]}, &quot;title&quot;: &quot;Circadian clocks - The fall and rise of physiology&quot;, &quot;type&quot;: &quot;article&quot;, &quot;volume&quot;: &quot;6&quot;}, &quot;uris&quot;: [&quot;http://www.mendeley.com/documents/?uuid=57d0d8b8-0e65-458d-86b0-629fc1c968b2&quot;]}, {&quot;id&quot;: &quot;ITEM-4&quot;, &quot;itemData&quot;: {&quot;DOI&quot;: &quot;10.1105/tpc.106.040980&quot;, &quot;ISSN&quot;: &quot;10404651&quot;, &quot;author&quot;: [{&quot;dropping-particle&quot;: &quot;&quot;, &quot;family&quot;: &quot;McClung&quot;, &quot;given&quot;: &quot;C. Robertson&quot;, &quot;non-dropping-particle&quot;: &quot;&quot;, &quot;parse-names&quot;: false, &quot;suffix&quot;: &quot;&quot;}], &quot;container-title&quot;: &quot;Plant Cell&quot;, &quot;id&quot;: &quot;ITEM-4&quot;, &quot;issue&quot;: &quot;4&quot;, &quot;issued&quot;: {&quot;date-parts&quot;: [[&quot;2006&quot;]]}, &quot;title&quot;: &quot;Plant circadian rhythms&quot;, &quot;type&quot;: &quot;article&quot;, &quot;volume&quot;: &quot;18&quot;}, &quot;uris&quot;: [&quot;http://www.mendeley.com/documents/?uuid=927c7af6-ad3f-4b7a-a2e3-359d1495da7b&quot;]}, {&quot;id&quot;: &quot;ITEM-5&quot;, &quot;itemData&quot;: {&quot;DOI&quot;: &quot;10.1086/403447&quot;, &quot;ISSN&quot;: &quot;0033-5770&quot;, &quot;author&quot;: [{&quot;dropping-particle&quot;: &quot;&quot;, &quot;family&quot;: &quot;Evans&quot;, &quot;given&quot;: &quot;David R.&quot;, &quot;non-dropping-particle&quot;: &quot;&quot;, &quot;parse-names&quot;: false, &quot;suffix&quot;: &quot;&quot;}], &quot;container-title&quot;: &quot;The Quarterly Review of Biology&quot;, &quot;id&quot;: &quot;ITEM-5&quot;, &quot;issue&quot;: &quot;3&quot;, &quot;issued&quot;: {&quot;date-parts&quot;: [[&quot;1961&quot;]]}, &quot;title&quot;: &quot; Biological Clocks. Volume XXV. Cold Spring Harbor Symposia on Quantitative Biology. &quot;, &quot;type&quot;: &quot;article-journal&quot;, &quot;volume&quot;: &quot;36&quot;}, &quot;uris&quot;: [&quot;http://www.mendeley.com/documents/?uuid=b40aa711-1361-4185-ba07-bdeb3d63321b&quot;]}, {&quot;id&quot;: &quot;ITEM-6&quot;, &quot;itemData&quot;: {&quot;DOI&quot;: &quot;10.1073/pnas.68.9.2112&quot;, &quot;ISSN&quot;: &quot;00278424&quot;, &quot;author&quot;: [{&quot;dropping-particle&quot;: &quot;&quot;, &quot;family&quot;: &quot;Konopka&quot;, &quot;given&quot;: &quot;R. J.&quot;, &quot;non-dropping-particle&quot;: &quot;&quot;, &quot;parse-names&quot;: false, &quot;suffix&quot;: &quot;&quot;}, {&quot;dropping-particle&quot;: &quot;&quot;, &quot;family&quot;: &quot;Benzer&quot;, &quot;given&quot;: &quot;S.&quot;, &quot;non-dropping-particle&quot;: &quot;&quot;, &quot;parse-names&quot;: false, &quot;suffix&quot;: &quot;&quot;}], &quot;container-title&quot;: &quot;Proceedings of the National Academy of Sciences of the United States of America&quot;, &quot;id&quot;: &quot;ITEM-6&quot;, &quot;issue&quot;: &quot;9&quot;, &quot;issued&quot;: {&quot;date-parts&quot;: [[&quot;1971&quot;]]}, &quot;title&quot;: &quot;Clock mutants of Drosophila melanogaster.&quot;, &quot;type&quot;: &quot;article-journal&quot;, &quot;volume&quot;: &quot;68&quot;}, &quot;uris&quot;: [&quot;http://www.mendeley.com/documents/?uuid=cacc5fc4-fa5d-44e0-a936-15693be74fcc&quot;]}, {&quot;id&quot;: &quot;ITEM-7&quot;, &quot;itemData&quot;: {&quot;DOI&quot;: &quot;10.1073/pnas.2110171118&quot;, &quot;ISSN&quot;: &quot;10916490&quot;, &quot;author&quot;: [{&quot;dropping-particle&quot;: &quot;&quot;, &quot;family&quot;: &quot;Takahashi&quot;, &quot;given&quot;: &quot;Joseph S.&quot;, &quot;non-dropping-particle&quot;: &quot;&quot;, &quot;parse-names&quot;: false, &quot;suffix&quot;: &quot;&quot;}], &quot;container-title&quot;: &quot;Proceedings of the National Academy of Sciences of the United States of America&quot;, &quot;id&quot;: &quot;ITEM-7&quot;, &quot;issue&quot;: &quot;39&quot;, &quot;issued&quot;: {&quot;date-parts&quot;: [[&quot;2021&quot;]]}, &quot;title&quot;: &quot;The 50th anniversary of the konopka and benzer 1971 paper in PNAS: \u201cClock mutants of drosophila melanogaster\u201d&quot;, &quot;type&quot;: &quot;article&quot;, &quot;volume&quot;: &quot;118&quot;}, &quot;uris&quot;: [&quot;http://www.mendeley.com/documents/?uuid=974c48ad-2b81-4b35-8b8d-d0664f44fde5&quot;]}, {&quot;id&quot;: &quot;ITEM-8&quot;, &quot;itemData&quot;: {&quot;DOI&quot;: &quot;10.1126/sciadv.abe2086&quot;, &quot;ISSN&quot;: &quot;23752548&quot;, &quot;abstract&quot;: &quot;Circadian clocks create a 24-hour temporal structure, which allows organisms to occupy a niche formed by time rather than space. They are pervasive throughout nature, yet they remain unexpectedly unexplored and uncharacterized in nonphotosynthetic bacteria. Here, we identify in Bacillus subtilis circadian rhythms sharing the canonical properties of circadian clocks: free-running period, entrainment, and temperature compensation. We show that gene expression in B. subtilis can be synchronized in 24-hour light or temperature cycles and exhibit phase-specific characteristics of entrainment. Upon release to constant dark and temperature conditions, bacterial biofilm populations have temperature-compensated free-running oscillations with a period close to 24 hours. Our work opens the field of circadian clocks in the free-living, nonphotosynthetic prokaryotes, bringing considerable potential for impact upon biomedicine, ecology, and industrial processes.&quot;, &quot;author&quot;: [{&quot;dropping-particle&quot;: &quot;&quot;, &quot;family&quot;: &quot;Eelderink-Chen&quot;, &quot;given&quot;: &quot;Zheng&quot;, &quot;non-dropping-particle&quot;: &quot;&quot;, &quot;parse-names&quot;: false, &quot;suffix&quot;: &quot;&quot;}, {&quot;dropping-particle&quot;: &quot;&quot;, &quot;family&quot;: &quot;Bosman&quot;, &quot;given&quot;: &quot;Jasper&quot;, &quot;non-dropping-particle&quot;: &quot;&quot;, &quot;parse-names&quot;: false, &quot;suffix&quot;: &quot;&quot;}, {&quot;dropping-particle&quot;: &quot;&quot;, &quot;family&quot;: &quot;Sartor&quot;, &quot;given&quot;: &quot;Francesca&quot;, &quot;non-dropping-particle&quot;: &quot;&quot;, &quot;parse-names&quot;: false, &quot;suffix&quot;: &quot;&quot;}, {&quot;dropping-particle&quot;: &quot;&quot;, &quot;family&quot;: &quot;Dodd&quot;, &quot;given&quot;: &quot;Antony N.&quot;, &quot;non-dropping-particle&quot;: &quot;&quot;, &quot;parse-names&quot;: false, &quot;suffix&quot;: &quot;&quot;}, {&quot;dropping-particle&quot;: &quot;&quot;, &quot;family&quot;: &quot;Kov\u00e1cs&quot;, &quot;given&quot;: &quot;\u00c1kos T.&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Science Advances&quot;, &quot;id&quot;: &quot;ITEM-8&quot;, &quot;issue&quot;: &quot;2&quot;, &quot;issued&quot;: {&quot;date-parts&quot;: [[&quot;2021&quot;]]}, &quot;title&quot;: &quot;A circadian clock in a nonphotosynthetic prokaryote&quot;, &quot;type&quot;: &quot;article-journal&quot;, &quot;volume&quot;: &quot;7&quot;}, &quot;uris&quot;: [&quot;http://www.mendeley.com/documents/?uuid=33a750ce-7dd1-4d59-8555-bb2cd987af98&quot;]}, {&quot;id&quot;: &quot;ITEM-9&quot;, &quot;itemData&quot;: {&quot;ISSN&quot;: &quot;0261-4189&quot;, &quot;abstract&quot;: &quot;Synaptic vesicle recycling is one of the best-studied cellular pathways. Many of the proteins involved are known, and their interactions are becoming increasingly clear. However, as for many other pathways, it is still difficult to understand synaptic vesicle recycling as a whole. While it is generally possible to point out how synaptic reactions take place, it is not always easy to understand what triggers or controls them. Also, it is often difficult to understand how the availability of the reaction partners is controlled: how the reaction partners manage to find each other in the right place, at the right time. I present here an overview of synaptic vesicle recycling, discussing the mechanisms that trigger different reactions, and those that ensure the availability of reaction partners. A central argument is that synaptic vesicles bind soluble cofactor proteins, with low affinity, and thus control their availability in the synapse, forming a buffer for cofactor proteins. The availability of cofactor proteins, in turn, regulates the different synaptic reactions. Similar mechanisms, in which one of the reaction partners buffers another, may apply to many other processes, from the biogenesis to the degradation of the synaptic vesicle.&quot;, &quot;author&quot;: [{&quot;dropping-particle&quot;: &quot;&quot;, &quot;family&quot;: &quot;Mairan&quot;, &quot;given&quot;: &quot;J.J.O&quot;, &quot;non-dropping-particle&quot;: &quot;De&quot;, &quot;parse-names&quot;: false, &quot;suffix&quot;: &quot;&quot;}], &quot;container-title&quot;: &quot;Histoire de l\u2019Academie Royale des Sciences&quot;, &quot;id&quot;: &quot;ITEM-9&quot;, &quot;issued&quot;: {&quot;date-parts&quot;: [[&quot;1729&quot;]]}, &quot;title&quot;: &quot;Observation Botanique&quot;, &quot;type&quot;: &quot;article-journal&quot;}, &quot;uris&quot;: [&quot;http://www.mendeley.com/documents/?uuid=1639950b-d77d-4e0f-a626-dce821209e91&quot;]}], &quot;mendeley&quot;: {&quot;formattedCitation&quot;: &quot;(De Mairan, 1729; Eelderink-Chen et al., 2021; Evans, 1961; Konopka &amp; Benzer, 1971; Kuhlman et al., 2018; McClung, 2006; Ripperger &amp; Merrow, 2011; Roenneberg &amp; Merrow, 2005; Takahashi, 2021)&quot;, &quot;plainTextFormattedCitation&quot;: &quot;(De Mairan, 1729; Eelderink-Chen et al., 2021; Evans, 1961; Konopka &amp; Benzer, 1971; Kuhlman et al., 2018; McClung, 2006; Ripperger &amp; Merrow, 2011; Roenneberg &amp; Merrow, 2005; Takahashi, 2021)&quot;, &quot;previouslyFormattedCitation&quot;: &quot;(De Mairan, 1729; Eelderink-Chen et al., 2021; Evans, 1961; Konopka &amp; Benzer, 1971; Kuhlman et al., 2018; McClung, 2006; Ripperger &amp; Merrow, 2011; Roenneberg &amp; Merrow, 2005; Takahashi, 2021)&quot;}, &quot;properties&quot;: {&quot;noteIndex&quot;: 0}, &quot;schema&quot;: &quot;https://github.com/citation-style-language/schema/raw/master/csl-citation.json&quot;} RNDNJTmr4U1rF"/><text:span text:style-name="T428">. </text:span><text:bookmark text:name="MendeleyTempCursorBookmark1"/></text:p></draw:text-box></draw:frame>⁠</text:p>
      <text:p text:style-name="P131"><text:span text:style-name="T286">As it can be observed </text:span><text:span text:style-name="T293">in the timeline, circadian rhythms discover</text:span><text:span text:style-name="T299">ie</text:span><text:span text:style-name="T293">s are very diverse. Since biological rhythms can be found in a wide range of scales, as it was mentioned in the chronobiology introduction, chronobiologists studying them usually also have strong roots in other fields such as anatomy, physiology, molecular biology, genetics, ecology or </text:span><text:soft-page-break/><text:span text:style-name="T293">even mathematics. During all these years of research, the knowledge obtained from each field have been shared in order to obtain a better picture of circadian rhythms. In the circadian community, anatomy studies have strong bases in physiology, ecology studies have been explained with genetics </text:span><text:reference-mark-start text:name="ADDIN CSL_CITATION {&quot;citationItems&quot;: [{&quot;id&quot;: &quot;ITEM-1&quot;, &quot;itemData&quot;: {&quot;DOI&quot;: &quot;10.1038/sj.embor.7400541&quot;, &quot;ISSN&quot;: &quot;1469221X&quot;, &quot;abstract&quot;: &quot;The daily recurrence of activity and rest are so common as to seem trivial. However, they reflect a ubiquitous temporal programme called the circadian clock. In the absence of either anatomical clock structures or clock genes, the timing of sleep and wakefulness is disrupted. The complex nature of circadian behaviour is evident in the fact that phasing of the cycle during the day varies widely for individuals, resulting in extremes colloquially called 'larks' and 'owls'. These behavioural oscillations are mirrored in the levels of physiology and gene expression. Deciphering the underlying mechanisms will provide important insights into how the circadian clock affects health and disease. \u00a9 2005 European Molecular Biology Organization.&quot;, &quot;author&quot;: [{&quot;dropping-particle&quot;: &quot;&quot;, &quot;family&quot;: &quot;Merrow&quot;, &quot;given&quot;: &quot;Martha&quot;, &quot;non-dropping-particle&quot;: &quot;&quot;, &quot;parse-names&quot;: false, &quot;suffix&quot;: &quot;&quot;}, {&quot;dropping-particle&quot;: &quot;&quot;, &quot;family&quot;: &quot;Spoelstra&quot;, &quot;given&quot;: &quot;Kamiel&quot;, &quot;non-dropping-particle&quot;: &quot;&quot;, &quot;parse-names&quot;: false, &quot;suffix&quot;: &quot;&quot;}, {&quot;dropping-particle&quot;: &quot;&quot;, &quot;family&quot;: &quot;Roenneberg&quot;, &quot;given&quot;: &quot;Till&quot;, &quot;non-dropping-particle&quot;: &quot;&quot;, &quot;parse-names&quot;: false, &quot;suffix&quot;: &quot;&quot;}], &quot;container-title&quot;: &quot;EMBO Reports&quot;, &quot;id&quot;: &quot;ITEM-1&quot;, &quot;issue&quot;: &quot;10&quot;, &quot;issued&quot;: {&quot;date-parts&quot;: [[&quot;2005&quot;]]}, &quot;title&quot;: &quot;The circadian cycle: Daily rhythms from behaviour to genes&quot;, &quot;type&quot;: &quot;article&quot;, &quot;volume&quot;: &quot;6&quot;}, &quot;uris&quot;: [&quot;http://www.mendeley.com/documents/?uuid=88598e01-4dd1-4cf7-b42d-91d330fc5fdb&quot;]}, {&quot;id&quot;: &quot;ITEM-2&quot;, &quot;itemData&quot;: {&quot;DOI&quot;: &quot;10.1080/09291019409360310&quot;, &quot;ISSN&quot;: &quot;17444179&quot;, &quot;abstract&quot;: &quot;To examine the effects of different wavelengths of light on the circadian clock, Djungarian hamsters were maintained under long photoperiod 16 h light and 8 h dark (LD 16:8) and were exposed to white, blue and red light of different irradiances for 5 weeks; one week in constant light (LL) to determine the endogenous period (\u03c4) and the activity phase (a) and 4 weeks in a LD 16:8 photoperiod to look for long-term effects on reproduction. In white and blue light the hamsters followed \u201cAschoff's Rule,\u201d i.e., the higher the irradiance the longer \u03c4 (Aschoff, 1964). In red light \u03c4 remained unchanged up to an intensity of 36 mW/m2 and then increased abruptly to values of 25.2 h. The activity phase also changed during LL. Low light intensities decompressed a. With increasing light intensity a compressed which is equivalent to shortening the subjective night length. Blue light was most effective in compressing a, followed by white and red light. Some hamsters became arrhythmic after LL photoperiod, the higher the light intensity used, the more often this occurred. Melatonin and serotonin in the pineal glands were lowered in arrhythmic hamsters in the middle of their dark phase. During four weeks in LD 16:8 photoperiod the testes decreased to 80% of initial size in low light intensities (0.5 mW/m2) of white and blue light, and in all irradiances (up to 70 mW/m2) of red light tested. The results show that changes of light spectrum and intensity may be potent cues enabling Djungarian hamsters to adapt to different seasons. \u00a9 1994, Taylor &amp; Francis Group, LLC. All rights reserved.&quot;, &quot;author&quot;: [{&quot;dropping-particle&quot;: &quot;&quot;, &quot;family&quot;: &quot;Klante&quot;, &quot;given&quot;: &quot;G.&quot;, &quot;non-dropping-particle&quot;: &quot;&quot;, &quot;parse-names&quot;: false, &quot;suffix&quot;: &quot;&quot;}, {&quot;dropping-particle&quot;: &quot;&quot;, &quot;family&quot;: &quot;Steinlechner&quot;, &quot;given&quot;: &quot;S.&quot;, &quot;non-dropping-particle&quot;: &quot;&quot;, &quot;parse-names&quot;: false, &quot;suffix&quot;: &quot;&quot;}], &quot;container-title&quot;: &quot;Biological Rhythm Research&quot;, &quot;id&quot;: &quot;ITEM-2&quot;, &quot;issue&quot;: &quot;4&quot;, &quot;issued&quot;: {&quot;date-parts&quot;: [[&quot;1994&quot;]]}, &quot;title&quot;: &quot;Light Irradiance and Wavelength as Seasonal Cues for Djungarian Hamsters&quot;, &quot;type&quot;: &quot;article-journal&quot;, &quot;volume&quot;: &quot;25&quot;}, &quot;uris&quot;: [&quot;http://www.mendeley.com/documents/?uuid=2f24664d-1e03-4a8f-bf7f-0c7d554f5cab&quot;]}, {&quot;id&quot;: &quot;ITEM-3&quot;, &quot;itemData&quot;: {&quot;DOI&quot;: &quot;10.1530/JOE-16-0066&quot;, &quot;ISSN&quot;: &quot;14796805&quot;, &quot;abstract&quot;: &quot;Animals that inhabit mid-to high-latitude regions exhibit various adaptive behaviors, such as migration, reproduction, molting and hibernation in response to seasonal cues. These adaptive behaviors are tightly regulated by seasonal changes in photoperiod, the relative day length vs night length. Recently, the regulatory pathway of seasonal reproduction has been elucidated using quail. In birds, deep brain photoreceptors receive and transmit light information to the pars tuberalis in the pituitary gland, which induces the secretion of thyroid-stimulating hormone. Thyroid-stimulating hormone locally activates thyroid hormone via induction of type 2 deiodinase in the mediobasal hypothalamus. Thyroid hormone then induces morphological changes in the terminals of neurons that express gonadotropin-releasing hormone and facilitates gonadotropin secretion from the pituitary gland. In mammals, light information is received by photoreceptors in the retina and neurally transmitted to the pineal gland, where it inhibits the synthesis and secretion of melatonin, which is crucial for seasonal reproduction. Importantly, the signaling pathway downstream of light detection and signaling is fully conserved between mammals and birds. In fish, the regulatory components of seasonal reproduction are integrated, from light detection to neuroendocrine output, in a fish-specific organ called the saccus vasculosus. Various physiological processes in humans are also influenced by seasonal environmental changes. The findings discussed herein may provide clues to addressing human diseases, such as seasonal affective disorder.&quot;, &quot;author&quot;: [{&quot;dropping-particle&quot;: &quot;&quot;, &quot;family&quot;: &quot;Nishiwaki-Ohkawa&quot;, &quot;given&quot;: &quot;Taeko&quot;, &quot;non-dropping-particle&quot;: &quot;&quot;, &quot;parse-names&quot;: false, &quot;suffix&quot;: &quot;&quot;}, {&quot;dropping-particle&quot;: &quot;&quot;, &quot;family&quot;: &quot;Yoshimura&quot;, &quot;given&quot;: &quot;Takashi&quot;, &quot;non-dropping-particle&quot;: &quot;&quot;, &quot;parse-names&quot;: false, &quot;suffix&quot;: &quot;&quot;}], &quot;container-title&quot;: &quot;Journal of Endocrinology&quot;, &quot;id&quot;: &quot;ITEM-3&quot;, &quot;issue&quot;: &quot;3&quot;, &quot;issued&quot;: {&quot;date-parts&quot;: [[&quot;2016&quot;]]}, &quot;title&quot;: &quot;Molecular basis for regulating seasonal reproduction in vertebrates&quot;, &quot;type&quot;: &quot;article&quot;, &quot;volume&quot;: &quot;229&quot;}, &quot;uris&quot;: [&quot;http://www.mendeley.com/documents/?uuid=c46707d7-24e7-4b86-bd9a-b6e2e86c1d7c&quot;]}], &quot;mendeley&quot;: {&quot;formattedCitation&quot;: &quot;(Klante &amp; Steinlechner, 1994; Merrow et al., 2005; Nishiwaki-Ohkawa &amp; Yoshimura, 2016)&quot;, &quot;plainTextFormattedCitation&quot;: &quot;(Klante &amp; Steinlechner, 1994; Merrow et al., 2005; Nishiwaki-Ohkawa &amp; Yoshimura, 2016)&quot;, &quot;previouslyFormattedCitation&quot;: &quot;(Klante &amp; Steinlechner, 1994; Merrow et al., 2005; Nishiwaki-Ohkawa &amp; Yoshimura, 2016)&quot;}, &quot;properties&quot;: {&quot;noteIndex&quot;: 0}, &quot;schema&quot;: &quot;https://github.com/citation-style-language/schema/raw/master/csl-citation.json&quot;} RNDGngr7kBf9m"/><text:span text:style-name="T283">(Klante &amp; Steinlechner, 1994; Merrow et al., 2005; Nishiwaki-Ohkawa &amp; Yoshimura, 2016)</text:span><text:reference-mark-end text:name="ADDIN CSL_CITATION {&quot;citationItems&quot;: [{&quot;id&quot;: &quot;ITEM-1&quot;, &quot;itemData&quot;: {&quot;DOI&quot;: &quot;10.1038/sj.embor.7400541&quot;, &quot;ISSN&quot;: &quot;1469221X&quot;, &quot;abstract&quot;: &quot;The daily recurrence of activity and rest are so common as to seem trivial. However, they reflect a ubiquitous temporal programme called the circadian clock. In the absence of either anatomical clock structures or clock genes, the timing of sleep and wakefulness is disrupted. The complex nature of circadian behaviour is evident in the fact that phasing of the cycle during the day varies widely for individuals, resulting in extremes colloquially called 'larks' and 'owls'. These behavioural oscillations are mirrored in the levels of physiology and gene expression. Deciphering the underlying mechanisms will provide important insights into how the circadian clock affects health and disease. \u00a9 2005 European Molecular Biology Organization.&quot;, &quot;author&quot;: [{&quot;dropping-particle&quot;: &quot;&quot;, &quot;family&quot;: &quot;Merrow&quot;, &quot;given&quot;: &quot;Martha&quot;, &quot;non-dropping-particle&quot;: &quot;&quot;, &quot;parse-names&quot;: false, &quot;suffix&quot;: &quot;&quot;}, {&quot;dropping-particle&quot;: &quot;&quot;, &quot;family&quot;: &quot;Spoelstra&quot;, &quot;given&quot;: &quot;Kamiel&quot;, &quot;non-dropping-particle&quot;: &quot;&quot;, &quot;parse-names&quot;: false, &quot;suffix&quot;: &quot;&quot;}, {&quot;dropping-particle&quot;: &quot;&quot;, &quot;family&quot;: &quot;Roenneberg&quot;, &quot;given&quot;: &quot;Till&quot;, &quot;non-dropping-particle&quot;: &quot;&quot;, &quot;parse-names&quot;: false, &quot;suffix&quot;: &quot;&quot;}], &quot;container-title&quot;: &quot;EMBO Reports&quot;, &quot;id&quot;: &quot;ITEM-1&quot;, &quot;issue&quot;: &quot;10&quot;, &quot;issued&quot;: {&quot;date-parts&quot;: [[&quot;2005&quot;]]}, &quot;title&quot;: &quot;The circadian cycle: Daily rhythms from behaviour to genes&quot;, &quot;type&quot;: &quot;article&quot;, &quot;volume&quot;: &quot;6&quot;}, &quot;uris&quot;: [&quot;http://www.mendeley.com/documents/?uuid=88598e01-4dd1-4cf7-b42d-91d330fc5fdb&quot;]}, {&quot;id&quot;: &quot;ITEM-2&quot;, &quot;itemData&quot;: {&quot;DOI&quot;: &quot;10.1080/09291019409360310&quot;, &quot;ISSN&quot;: &quot;17444179&quot;, &quot;abstract&quot;: &quot;To examine the effects of different wavelengths of light on the circadian clock, Djungarian hamsters were maintained under long photoperiod 16 h light and 8 h dark (LD 16:8) and were exposed to white, blue and red light of different irradiances for 5 weeks; one week in constant light (LL) to determine the endogenous period (\u03c4) and the activity phase (a) and 4 weeks in a LD 16:8 photoperiod to look for long-term effects on reproduction. In white and blue light the hamsters followed \u201cAschoff's Rule,\u201d i.e., the higher the irradiance the longer \u03c4 (Aschoff, 1964). In red light \u03c4 remained unchanged up to an intensity of 36 mW/m2 and then increased abruptly to values of 25.2 h. The activity phase also changed during LL. Low light intensities decompressed a. With increasing light intensity a compressed which is equivalent to shortening the subjective night length. Blue light was most effective in compressing a, followed by white and red light. Some hamsters became arrhythmic after LL photoperiod, the higher the light intensity used, the more often this occurred. Melatonin and serotonin in the pineal glands were lowered in arrhythmic hamsters in the middle of their dark phase. During four weeks in LD 16:8 photoperiod the testes decreased to 80% of initial size in low light intensities (0.5 mW/m2) of white and blue light, and in all irradiances (up to 70 mW/m2) of red light tested. The results show that changes of light spectrum and intensity may be potent cues enabling Djungarian hamsters to adapt to different seasons. \u00a9 1994, Taylor &amp; Francis Group, LLC. All rights reserved.&quot;, &quot;author&quot;: [{&quot;dropping-particle&quot;: &quot;&quot;, &quot;family&quot;: &quot;Klante&quot;, &quot;given&quot;: &quot;G.&quot;, &quot;non-dropping-particle&quot;: &quot;&quot;, &quot;parse-names&quot;: false, &quot;suffix&quot;: &quot;&quot;}, {&quot;dropping-particle&quot;: &quot;&quot;, &quot;family&quot;: &quot;Steinlechner&quot;, &quot;given&quot;: &quot;S.&quot;, &quot;non-dropping-particle&quot;: &quot;&quot;, &quot;parse-names&quot;: false, &quot;suffix&quot;: &quot;&quot;}], &quot;container-title&quot;: &quot;Biological Rhythm Research&quot;, &quot;id&quot;: &quot;ITEM-2&quot;, &quot;issue&quot;: &quot;4&quot;, &quot;issued&quot;: {&quot;date-parts&quot;: [[&quot;1994&quot;]]}, &quot;title&quot;: &quot;Light Irradiance and Wavelength as Seasonal Cues for Djungarian Hamsters&quot;, &quot;type&quot;: &quot;article-journal&quot;, &quot;volume&quot;: &quot;25&quot;}, &quot;uris&quot;: [&quot;http://www.mendeley.com/documents/?uuid=2f24664d-1e03-4a8f-bf7f-0c7d554f5cab&quot;]}, {&quot;id&quot;: &quot;ITEM-3&quot;, &quot;itemData&quot;: {&quot;DOI&quot;: &quot;10.1530/JOE-16-0066&quot;, &quot;ISSN&quot;: &quot;14796805&quot;, &quot;abstract&quot;: &quot;Animals that inhabit mid-to high-latitude regions exhibit various adaptive behaviors, such as migration, reproduction, molting and hibernation in response to seasonal cues. These adaptive behaviors are tightly regulated by seasonal changes in photoperiod, the relative day length vs night length. Recently, the regulatory pathway of seasonal reproduction has been elucidated using quail. In birds, deep brain photoreceptors receive and transmit light information to the pars tuberalis in the pituitary gland, which induces the secretion of thyroid-stimulating hormone. Thyroid-stimulating hormone locally activates thyroid hormone via induction of type 2 deiodinase in the mediobasal hypothalamus. Thyroid hormone then induces morphological changes in the terminals of neurons that express gonadotropin-releasing hormone and facilitates gonadotropin secretion from the pituitary gland. In mammals, light information is received by photoreceptors in the retina and neurally transmitted to the pineal gland, where it inhibits the synthesis and secretion of melatonin, which is crucial for seasonal reproduction. Importantly, the signaling pathway downstream of light detection and signaling is fully conserved between mammals and birds. In fish, the regulatory components of seasonal reproduction are integrated, from light detection to neuroendocrine output, in a fish-specific organ called the saccus vasculosus. Various physiological processes in humans are also influenced by seasonal environmental changes. The findings discussed herein may provide clues to addressing human diseases, such as seasonal affective disorder.&quot;, &quot;author&quot;: [{&quot;dropping-particle&quot;: &quot;&quot;, &quot;family&quot;: &quot;Nishiwaki-Ohkawa&quot;, &quot;given&quot;: &quot;Taeko&quot;, &quot;non-dropping-particle&quot;: &quot;&quot;, &quot;parse-names&quot;: false, &quot;suffix&quot;: &quot;&quot;}, {&quot;dropping-particle&quot;: &quot;&quot;, &quot;family&quot;: &quot;Yoshimura&quot;, &quot;given&quot;: &quot;Takashi&quot;, &quot;non-dropping-particle&quot;: &quot;&quot;, &quot;parse-names&quot;: false, &quot;suffix&quot;: &quot;&quot;}], &quot;container-title&quot;: &quot;Journal of Endocrinology&quot;, &quot;id&quot;: &quot;ITEM-3&quot;, &quot;issue&quot;: &quot;3&quot;, &quot;issued&quot;: {&quot;date-parts&quot;: [[&quot;2016&quot;]]}, &quot;title&quot;: &quot;Molecular basis for regulating seasonal reproduction in vertebrates&quot;, &quot;type&quot;: &quot;article&quot;, &quot;volume&quot;: &quot;229&quot;}, &quot;uris&quot;: [&quot;http://www.mendeley.com/documents/?uuid=c46707d7-24e7-4b86-bd9a-b6e2e86c1d7c&quot;]}], &quot;mendeley&quot;: {&quot;formattedCitation&quot;: &quot;(Klante &amp; Steinlechner, 1994; Merrow et al., 2005; Nishiwaki-Ohkawa &amp; Yoshimura, 2016)&quot;, &quot;plainTextFormattedCitation&quot;: &quot;(Klante &amp; Steinlechner, 1994; Merrow et al., 2005; Nishiwaki-Ohkawa &amp; Yoshimura, 2016)&quot;, &quot;previouslyFormattedCitation&quot;: &quot;(Klante &amp; Steinlechner, 1994; Merrow et al., 2005; Nishiwaki-Ohkawa &amp; Yoshimura, 2016)&quot;}, &quot;properties&quot;: {&quot;noteIndex&quot;: 0}, &quot;schema&quot;: &quot;https://github.com/citation-style-language/schema/raw/master/csl-citation.json&quot;} RNDGngr7kBf9m"/><text:span text:style-name="T293">⁠, and so on. Mathematics, however, have influenced the complete research field since the study of the biological rhythms as waves have been crucial. </text:span><text:span text:style-name="T294">A wave’s shape repeat itself over and over, maintaining several characteristics that define the wave as it is. Those characteristics are called wave parameters and are used to quantitative compare different waves. There are several waves parameters that are used in mathematics: period </text:span><text:span text:style-name="T295">(the time between two peaks of a wave) or </text:span><text:span text:style-name="T294">wavelength </text:span><text:span text:style-name="T295">(distance between two peaks of a wave)</text:span><text:span text:style-name="T294">, frequency </text:span><text:span text:style-name="T295">(number of wave repetitions per seconds)</text:span><text:span text:style-name="T294">, amplitude </text:span><text:span text:style-name="T295">(how much high the wave reach)</text:span><text:span text:style-name="T294">, phase </text:span><text:span text:style-name="T295">(time point where the wave reaches its maximum high)</text:span><text:span text:style-name="T294">, </text:span><text:span text:style-name="T296">mesor (mean level from which the wave fluctuates around), </text:span><text:span text:style-name="T294">etc. </text:span></text:p>
      <text:p text:style-name="P119"><draw:frame draw:style-name="fr4" draw:name="Marco3" text:anchor-type="char" svg:x="0.333cm" svg:y="0.519cm" svg:width="16.013cm" draw:z-index="8"><draw:text-box fo:min-height="5.914cm"><text:p text:style-name="P134"><draw:frame draw:style-name="fr9" draw:name="Imagen3" text:anchor-type="paragraph" svg:width="16.013cm" style:rel-width="100%" svg:height="5.914cm" style:rel-height="scale" draw:z-index="9"><draw:image xlink:href="Pictures/1000020100000780000004389B415AA8A0A89013.png" xlink:type="simple" xlink:show="embed" xlink:actuate="onLoad" loext:mime-type="image/png"/></draw:frame>Figure <text:span text:style-name="T431">5</text:span>: <text:span text:style-name="T427">Graphical representation of classic waves parameters: p</text:span><text:span text:style-name="T320">eriod (the time between two peaks of a wave) or wavelength (distance between two peaks of a wave), frequency (number of wave repetitions per seconds), amplitude (how much high the wave reach), phase (time point where the wave reaches its maximum high) </text:span><text:span text:style-name="T321">and </text:span><text:span text:style-name="T320">mesor (mean level from which the wave fluctuates around).</text:span></text:p></draw:text-box></draw:frame></text:p>
      <text:p text:style-name="P120"/>
      <text:p text:style-name="P131"><text:span text:style-name="T296">The most used ones for chronobiologists are amplitude, phase, period and mesor. The parameteri</text:span><text:span text:style-name="T300">z</text:span><text:span text:style-name="T296">ation of waves using these </text:span><text:span text:style-name="T300">four</text:span><text:span text:style-name="T296"> parameters enables to mathematically compare different groups of rhythmic data </text:span><text:reference-mark-start text:name="ADDIN CSL_CITATION {&quot;citationItems&quot;: [{&quot;id&quot;: &quot;ITEM-1&quot;, &quot;itemData&quot;: {&quot;DOI&quot;: &quot;10.1105/tpc.106.040980&quot;, &quot;ISSN&quot;: &quot;10404651&quot;, &quot;author&quot;: [{&quot;dropping-particle&quot;: &quot;&quot;, &quot;family&quot;: &quot;McClung&quot;, &quot;given&quot;: &quot;C. Robertson&quot;, &quot;non-dropping-particle&quot;: &quot;&quot;, &quot;parse-names&quot;: false, &quot;suffix&quot;: &quot;&quot;}], &quot;container-title&quot;: &quot;Plant Cell&quot;, &quot;id&quot;: &quot;ITEM-1&quot;, &quot;issue&quot;: &quot;4&quot;, &quot;issued&quot;: {&quot;date-parts&quot;: [[&quot;2006&quot;]]}, &quot;title&quot;: &quot;Plant circadian rhythms&quot;, &quot;type&quot;: &quot;article&quot;, &quot;volume&quot;: &quot;18&quot;}, &quot;uris&quot;: [&quot;http://www.mendeley.com/documents/?uuid=927c7af6-ad3f-4b7a-a2e3-359d1495da7b&quot;]}, {&quot;id&quot;: &quot;ITEM-2&quot;, &quot;itemData&quot;: {&quot;DOI&quot;: &quot;10.1093/bioinformatics/btz730&quot;, &quot;ISSN&quot;: &quot;14602059&quot;, &quot;abstract&quot;: &quot;Motivation: A fundamental interest in chronobiology is to compare patterns between groups of rhythmic data. However, many existing methods are ill-equipped to derive statements concerning the statistical significance of differences between rhythms that may be visually apparent. This is attributed to both the form of data used (longitudinal versus cross-sectional) and the limitations of the statistical tests used to draw conclusions. Results: To address this problem, we propose that a cosinusoidal curve with a particular parametrization be used to model and compare data of two sets of observations collected over a 24-h period. The novelty of our test is in the parametrization, which allows the explicit estimation of rhythmic parameters [mesor (the rhythm-adjusted mean level of a response variable around which a wave function oscillates), amplitude and phase], and simultaneously testing for statistical significance in all three parameters between two or more groups of datasets. A statistically significant difference between two groups, regarding each of these rhythmic parameters, is indicated by a P-value. The method is evaluated by applying the model to publicly available datasets, and is further exemplified by comparison to the currently recommended method, DODR. The results suggest that the method proposed may be highly sensitive to detect rhythmic differences between groups in phase, amplitude and mesor.&quot;, &quot;author&quot;: [{&quot;dropping-particle&quot;: &quot;&quot;, &quot;family&quot;: &quot;Parsons&quot;, &quot;given&quot;: &quot;Rex&quot;, &quot;non-dropping-particle&quot;: &quot;&quot;, &quot;parse-names&quot;: false, &quot;suffix&quot;: &quot;&quot;}, {&quot;dropping-particle&quot;: &quot;&quot;, &quot;family&quot;: &quot;Parsons&quot;, &quot;given&quot;: &quot;Richard&quot;, &quot;non-dropping-particle&quot;: &quot;&quot;, &quot;parse-names&quot;: false, &quot;suffix&quot;: &quot;&quot;}, {&quot;dropping-particle&quot;: &quot;&quot;, &quot;family&quot;: &quot;Garner&quot;, &quot;given&quot;: &quot;Nicholas&quot;, &quot;non-dropping-particle&quot;: &quot;&quot;, &quot;parse-names&quot;: false, &quot;suffix&quot;: &quot;&quot;}, {&quot;dropping-particle&quot;: &quot;&quot;, &quot;family&quot;: &quot;Oster&quot;, &quot;given&quot;: &quot;Henrik&quot;, &quot;non-dropping-particle&quot;: &quot;&quot;, &quot;parse-names&quot;: false, &quot;suffix&quot;: &quot;&quot;}, {&quot;dropping-particle&quot;: &quot;&quot;, &quot;family&quot;: &quot;Rawashdeh&quot;, &quot;given&quot;: &quot;Oliver&quot;, &quot;non-dropping-particle&quot;: &quot;&quot;, &quot;parse-names&quot;: false, &quot;suffix&quot;: &quot;&quot;}], &quot;container-title&quot;: &quot;Bioinformatics&quot;, &quot;id&quot;: &quot;ITEM-2&quot;, &quot;issue&quot;: &quot;4&quot;, &quot;issued&quot;: {&quot;date-parts&quot;: [[&quot;2020&quot;]]}, &quot;title&quot;: &quot;CircaCompare: A method to estimate and statistically support differences in mesor, amplitude and phase, between circadian rhythms&quot;, &quot;type&quot;: &quot;article-journal&quot;, &quot;volume&quot;: &quot;36&quot;}, &quot;uris&quot;: [&quot;http://www.mendeley.com/documents/?uuid=4a26af9e-c715-4fbf-8faa-d2aefc8774b9&quot;]}], &quot;mendeley&quot;: {&quot;formattedCitation&quot;: &quot;(McClung, 2006; Parsons et al., 2020)&quot;, &quot;plainTextFormattedCitation&quot;: &quot;(McClung, 2006; Parsons et al., 2020)&quot;, &quot;previouslyFormattedCitation&quot;: &quot;(McClung, 2006; Parsons et al., 2020)&quot;}, &quot;properties&quot;: {&quot;noteIndex&quot;: 0}, &quot;schema&quot;: &quot;https://github.com/citation-style-language/schema/raw/master/csl-citation.json&quot;} RNDVP4u2imoEH"/><text:span text:style-name="T296">(McClung, 2006; Parsons et al., 2020)</text:span><text:reference-mark-end text:name="ADDIN CSL_CITATION {&quot;citationItems&quot;: [{&quot;id&quot;: &quot;ITEM-1&quot;, &quot;itemData&quot;: {&quot;DOI&quot;: &quot;10.1105/tpc.106.040980&quot;, &quot;ISSN&quot;: &quot;10404651&quot;, &quot;author&quot;: [{&quot;dropping-particle&quot;: &quot;&quot;, &quot;family&quot;: &quot;McClung&quot;, &quot;given&quot;: &quot;C. Robertson&quot;, &quot;non-dropping-particle&quot;: &quot;&quot;, &quot;parse-names&quot;: false, &quot;suffix&quot;: &quot;&quot;}], &quot;container-title&quot;: &quot;Plant Cell&quot;, &quot;id&quot;: &quot;ITEM-1&quot;, &quot;issue&quot;: &quot;4&quot;, &quot;issued&quot;: {&quot;date-parts&quot;: [[&quot;2006&quot;]]}, &quot;title&quot;: &quot;Plant circadian rhythms&quot;, &quot;type&quot;: &quot;article&quot;, &quot;volume&quot;: &quot;18&quot;}, &quot;uris&quot;: [&quot;http://www.mendeley.com/documents/?uuid=927c7af6-ad3f-4b7a-a2e3-359d1495da7b&quot;]}, {&quot;id&quot;: &quot;ITEM-2&quot;, &quot;itemData&quot;: {&quot;DOI&quot;: &quot;10.1093/bioinformatics/btz730&quot;, &quot;ISSN&quot;: &quot;14602059&quot;, &quot;abstract&quot;: &quot;Motivation: A fundamental interest in chronobiology is to compare patterns between groups of rhythmic data. However, many existing methods are ill-equipped to derive statements concerning the statistical significance of differences between rhythms that may be visually apparent. This is attributed to both the form of data used (longitudinal versus cross-sectional) and the limitations of the statistical tests used to draw conclusions. Results: To address this problem, we propose that a cosinusoidal curve with a particular parametrization be used to model and compare data of two sets of observations collected over a 24-h period. The novelty of our test is in the parametrization, which allows the explicit estimation of rhythmic parameters [mesor (the rhythm-adjusted mean level of a response variable around which a wave function oscillates), amplitude and phase], and simultaneously testing for statistical significance in all three parameters between two or more groups of datasets. A statistically significant difference between two groups, regarding each of these rhythmic parameters, is indicated by a P-value. The method is evaluated by applying the model to publicly available datasets, and is further exemplified by comparison to the currently recommended method, DODR. The results suggest that the method proposed may be highly sensitive to detect rhythmic differences between groups in phase, amplitude and mesor.&quot;, &quot;author&quot;: [{&quot;dropping-particle&quot;: &quot;&quot;, &quot;family&quot;: &quot;Parsons&quot;, &quot;given&quot;: &quot;Rex&quot;, &quot;non-dropping-particle&quot;: &quot;&quot;, &quot;parse-names&quot;: false, &quot;suffix&quot;: &quot;&quot;}, {&quot;dropping-particle&quot;: &quot;&quot;, &quot;family&quot;: &quot;Parsons&quot;, &quot;given&quot;: &quot;Richard&quot;, &quot;non-dropping-particle&quot;: &quot;&quot;, &quot;parse-names&quot;: false, &quot;suffix&quot;: &quot;&quot;}, {&quot;dropping-particle&quot;: &quot;&quot;, &quot;family&quot;: &quot;Garner&quot;, &quot;given&quot;: &quot;Nicholas&quot;, &quot;non-dropping-particle&quot;: &quot;&quot;, &quot;parse-names&quot;: false, &quot;suffix&quot;: &quot;&quot;}, {&quot;dropping-particle&quot;: &quot;&quot;, &quot;family&quot;: &quot;Oster&quot;, &quot;given&quot;: &quot;Henrik&quot;, &quot;non-dropping-particle&quot;: &quot;&quot;, &quot;parse-names&quot;: false, &quot;suffix&quot;: &quot;&quot;}, {&quot;dropping-particle&quot;: &quot;&quot;, &quot;family&quot;: &quot;Rawashdeh&quot;, &quot;given&quot;: &quot;Oliver&quot;, &quot;non-dropping-particle&quot;: &quot;&quot;, &quot;parse-names&quot;: false, &quot;suffix&quot;: &quot;&quot;}], &quot;container-title&quot;: &quot;Bioinformatics&quot;, &quot;id&quot;: &quot;ITEM-2&quot;, &quot;issue&quot;: &quot;4&quot;, &quot;issued&quot;: {&quot;date-parts&quot;: [[&quot;2020&quot;]]}, &quot;title&quot;: &quot;CircaCompare: A method to estimate and statistically support differences in mesor, amplitude and phase, between circadian rhythms&quot;, &quot;type&quot;: &quot;article-journal&quot;, &quot;volume&quot;: &quot;36&quot;}, &quot;uris&quot;: [&quot;http://www.mendeley.com/documents/?uuid=4a26af9e-c715-4fbf-8faa-d2aefc8774b9&quot;]}], &quot;mendeley&quot;: {&quot;formattedCitation&quot;: &quot;(McClung, 2006; Parsons et al., 2020)&quot;, &quot;plainTextFormattedCitation&quot;: &quot;(McClung, 2006; Parsons et al., 2020)&quot;, &quot;previouslyFormattedCitation&quot;: &quot;(McClung, 2006; Parsons et al., 2020)&quot;}, &quot;properties&quot;: {&quot;noteIndex&quot;: 0}, &quot;schema&quot;: &quot;https://github.com/citation-style-language/schema/raw/master/csl-citation.json&quot;} RNDVP4u2imoEH"/><text:span text:style-name="T284">⁠</text:span><text:span text:style-name="T296">⁠. A deep study of circadian waves in </text:span><text:span text:style-name="T303">Ostreococcus tauri</text:span><text:span text:style-name="T296"> <text:s/>was achieved during this work, using theses parameters to </text:span><text:span text:style-name="T297">find and</text:span><text:span text:style-name="T296"> </text:span><text:span text:style-name="T297">statistically validates differences between rhythms found in three biological levels (mRNAs, proteins and physiology).</text:span></text:p>
      <text:h text:style-name="P144" text:outline-level="2"><text:bookmark-start text:name="__RefHeading___Toc134153_215731975"/><text:soft-page-break/>Ostreococcus tauri.<text:bookmark-end text:name="__RefHeading___Toc134153_215731975"/></text:h>
      <text:p text:style-name="P112"><text:s/></text:p>
      <text:p text:style-name="P114"><text:span text:style-name="T354">The green linage (Viridiplantae), comprehends </text:span><text:span text:style-name="T355">two</text:span><text:span text:style-name="T354"> of the most important groups of oxygen photosynthetic eukaryotes: green algae and their descendants terrestrial plants. </text:span><text:span text:style-name="T357">Nowadays</text:span><text:span text:style-name="T356">, the development of high-throughput sequencing</text:span><text:span text:style-name="T354"> </text:span><text:span text:style-name="T356">has allowed researchers to clarify the evolution history of these lineage </text:span><text:reference-mark-start text:name="ADDIN CSL_CITATION {&quot;citationItems&quot;: [{&quot;id&quot;: &quot;ITEM-1&quot;, &quot;itemData&quot;: {&quot;DOI&quot;: &quot;10.1126/science.1143609&quot;, &quot;ISSN&quot;: &quot;00368075&quot;, &quot;abstract&quot;: &quot;Chlamydomonas reinhardtii is a unicellular green alga whose lineage diverged from land plants over 1 billion years ago. It is a model system for studying chloroplast-based photosynthesis, as well as the structure, assembly, and function of eukaryotic flagella (cilia), which were inherited from the common ancestor of plants and animals, but lost in land plants. We sequenced the \u223c120-megabase nuclear genome of Chlamydomonas and performed comparative phylogenomic analyses, identifying genes encoding uncharacterized proteins that are likely associated with the function and biogenesis of chloroplasts or eukaryotic flagella. Analyses of the Chlamydomonas genome advance our understanding of the ancestral eukaryotic cell, reveal previously unknown genes associated with photosynthetic and flagellar functions, and establish links between ciliopathy and the composition and function of flagella.&quot;, &quot;author&quot;: [{&quot;dropping-particle&quot;: &quot;&quot;, &quot;family&quot;: &quot;Merchant&quot;, &quot;given&quot;: &quot;Sabeeha S.&quot;, &quot;non-dropping-particle&quot;: &quot;&quot;, &quot;parse-names&quot;: false, &quot;suffix&quot;: &quot;&quot;}, {&quot;dropping-particle&quot;: &quot;&quot;, &quot;family&quot;: &quot;Prochnik&quot;, &quot;given&quot;: &quot;Simon E.&quot;, &quot;non-dropping-particle&quot;: &quot;&quot;, &quot;parse-names&quot;: false, &quot;suffix&quot;: &quot;&quot;}, {&quot;dropping-particle&quot;: &quot;&quot;, &quot;family&quot;: &quot;Vallon&quot;, &quot;given&quot;: &quot;Olivier&quot;, &quot;non-dropping-particle&quot;: &quot;&quot;, &quot;parse-names&quot;: false, &quot;suffix&quot;: &quot;&quot;}, {&quot;dropping-particle&quot;: &quot;&quot;, &quot;family&quot;: &quot;Harris&quot;, &quot;given&quot;: &quot;Elizabeth H.&quot;, &quot;non-dropping-particle&quot;: &quot;&quot;, &quot;parse-names&quot;: false, &quot;suffix&quot;: &quot;&quot;}, {&quot;dropping-particle&quot;: &quot;&quot;, &quot;family&quot;: &quot;Karpowicz&quot;, &quot;given&quot;: &quot;Steven J.&quot;, &quot;non-dropping-particle&quot;: &quot;&quot;, &quot;parse-names&quot;: false, &quot;suffix&quot;: &quot;&quot;}, {&quot;dropping-particle&quot;: &quot;&quot;, &quot;family&quot;: &quot;Witman&quot;, &quot;given&quot;: &quot;George B.&quot;, &quot;non-dropping-particle&quot;: &quot;&quot;, &quot;parse-names&quot;: false, &quot;suffix&quot;: &quot;&quot;}, {&quot;dropping-particle&quot;: &quot;&quot;, &quot;family&quot;: &quot;Terry&quot;, &quot;given&quot;: &quot;Astrid&quot;, &quot;non-dropping-particle&quot;: &quot;&quot;, &quot;parse-names&quot;: false, &quot;suffix&quot;: &quot;&quot;}, {&quot;dropping-particle&quot;: &quot;&quot;, &quot;family&quot;: &quot;Salamov&quot;, &quot;given&quot;: &quot;Asaf&quot;, &quot;non-dropping-particle&quot;: &quot;&quot;, &quot;parse-names&quot;: false, &quot;suffix&quot;: &quot;&quot;}, {&quot;dropping-particle&quot;: &quot;&quot;, &quot;family&quot;: &quot;Fritz-Laylin&quot;, &quot;given&quot;: &quot;Lillian K.&quot;, &quot;non-dropping-particle&quot;: &quot;&quot;, &quot;parse-names&quot;: false, &quot;suffix&quot;: &quot;&quot;}, {&quot;dropping-particle&quot;: &quot;&quot;, &quot;family&quot;: &quot;Mar\u00e9chal-Drouard&quot;, &quot;given&quot;: &quot;Laurence&quot;, &quot;non-dropping-particle&quot;: &quot;&quot;, &quot;parse-names&quot;: false, &quot;suffix&quot;: &quot;&quot;}, {&quot;dropping-particle&quot;: &quot;&quot;, &quot;family&quot;: &quot;Marshall&quot;, &quot;given&quot;: &quot;Wallace F.&quot;, &quot;non-dropping-particle&quot;: &quot;&quot;, &quot;parse-names&quot;: false, &quot;suffix&quot;: &quot;&quot;}, {&quot;dropping-particle&quot;: &quot;&quot;, &quot;family&quot;: &quot;Qu&quot;, &quot;given&quot;: &quot;Liang Hu&quot;, &quot;non-dropping-particle&quot;: &quot;&quot;, &quot;parse-names&quot;: false, &quot;suffix&quot;: &quot;&quot;}, {&quot;dropping-particle&quot;: &quot;&quot;, &quot;family&quot;: &quot;Nelson&quot;, &quot;given&quot;: &quot;David R.&quot;, &quot;non-dropping-particle&quot;: &quot;&quot;, &quot;parse-names&quot;: false, &quot;suffix&quot;: &quot;&quot;}, {&quot;dropping-particle&quot;: &quot;&quot;, &quot;family&quot;: &quot;Sanderfoot&quot;, &quot;given&quot;: &quot;Anton A.&quot;, &quot;non-dropping-particle&quot;: &quot;&quot;, &quot;parse-names&quot;: false, &quot;suffix&quot;: &quot;&quot;}, {&quot;dropping-particle&quot;: &quot;&quot;, &quot;family&quot;: &quot;Spalding&quot;, &quot;given&quot;: &quot;Martin H.&quot;, &quot;non-dropping-particle&quot;: &quot;&quot;, &quot;parse-names&quot;: false, &quot;suffix&quot;: &quot;&quot;}, {&quot;dropping-particle&quot;: &quot;V.&quot;, &quot;family&quot;: &quot;Kapitonov&quot;, &quot;given&quot;: &quot;Vladimir&quot;, &quot;non-dropping-particle&quot;: &quot;&quot;, &quot;parse-names&quot;: false, &quot;suffix&quot;: &quot;&quot;}, {&quot;dropping-particle&quot;: &quot;&quot;, &quot;family&quot;: &quot;Ren&quot;, &quot;given&quot;: &quot;Qinghu&quot;, &quot;non-dropping-particle&quot;: &quot;&quot;, &quot;parse-names&quot;: false, &quot;suffix&quot;: &quot;&quot;}, {&quot;dropping-particle&quot;: &quot;&quot;, &quot;family&quot;: &quot;Ferris&quot;, &quot;given&quot;: &quot;Patrick&quot;, &quot;non-dropping-particle&quot;: &quot;&quot;, &quot;parse-names&quot;: false, &quot;suffix&quot;: &quot;&quot;}, {&quot;dropping-particle&quot;: &quot;&quot;, &quot;family&quot;: &quot;Lindquist&quot;, &quot;given&quot;: &quot;Erika&quot;, &quot;non-dropping-particle&quot;: &quot;&quot;, &quot;parse-names&quot;: false, &quot;suffix&quot;: &quot;&quot;}, {&quot;dropping-particle&quot;: &quot;&quot;, &quot;family&quot;: &quot;Shapiro&quot;, &quot;given&quot;: &quot;Harris&quot;, &quot;non-dropping-particle&quot;: &quot;&quot;, &quot;parse-names&quot;: false, &quot;suffix&quot;: &quot;&quot;}, {&quot;dropping-particle&quot;: &quot;&quot;, &quot;family&quot;: &quot;Lucas&quot;, &quot;given&quot;: &quot;Susan M.&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V.&quot;, &quot;family&quot;: &quot;Grigoriev&quot;, &quot;given&quot;: &quot;Igor&quot;, &quot;non-dropping-particle&quot;: &quot;&quot;, &quot;parse-names&quot;: false, &quot;suffix&quot;: &quot;&quot;}, {&quot;dropping-particle&quot;: &quot;&quot;, &quot;family&quot;: &quot;Rokhsar&quot;, &quot;given&quot;: &quot;Daniel S.&quot;, &quot;non-dropping-particle&quot;: &quot;&quot;, &quot;parse-names&quot;: false, &quot;suffix&quot;: &quot;&quot;}, {&quot;dropping-particle&quot;: &quot;&quot;, &quot;family&quot;: &quot;Grossman&quot;, &quot;given&quot;: &quot;Arthur R.&quot;, &quot;non-dropping-particle&quot;: &quot;&quot;, &quot;parse-names&quot;: false, &quot;suffix&quot;: &quot;&quot;}, {&quot;dropping-particle&quot;: &quot;&quot;, &quot;family&quot;: &quot;Cardol&quot;, &quot;given&quot;: &quot;Pierre&quot;, &quot;non-dropping-particle&quot;: &quot;&quot;, &quot;parse-names&quot;: false, &quot;suffix&quot;: &quot;&quot;}, {&quot;dropping-particle&quot;: &quot;&quot;, &quot;family&quot;: &quot;Cerutti&quot;, &quot;given&quot;: &quot;Heriberto&quot;, &quot;non-dropping-particle&quot;: &quot;&quot;, &quot;parse-names&quot;: false, &quot;suffix&quot;: &quot;&quot;}, {&quot;dropping-particle&quot;: &quot;&quot;, &quot;family&quot;: &quot;Chanfreau&quot;, &quot;given&quot;: &quot;Guillaume&quot;, &quot;non-dropping-particle&quot;: &quot;&quot;, &quot;parse-names&quot;: false, &quot;suffix&quot;: &quot;&quot;}, {&quot;dropping-particle&quot;: &quot;&quot;, &quot;family&quot;: &quot;Chen&quot;, &quot;given&quot;: &quot;Chun Long&quot;, &quot;non-dropping-particle&quot;: &quot;&quot;, &quot;parse-names&quot;: false, &quot;suffix&quot;: &quot;&quot;}, {&quot;dropping-particle&quot;: &quot;&quot;, &quot;family&quot;: &quot;Cognat&quot;, &quot;given&quot;: &quot;Val\u00e9rie&quot;, &quot;non-dropping-particle&quot;: &quot;&quot;, &quot;parse-names&quot;: false, &quot;suffix&quot;: &quot;&quot;}, {&quot;dropping-particle&quot;: &quot;&quot;, &quot;family&quot;: &quot;Croft&quot;, &quot;given&quot;: &quot;Martin T.&quot;, &quot;non-dropping-particle&quot;: &quot;&quot;, &quot;parse-names&quot;: false, &quot;suffix&quot;: &quot;&quot;}, {&quot;dropping-particle&quot;: &quot;&quot;, &quot;family&quot;: &quot;Dent&quot;, &quot;given&quot;: &quot;Rachel&quot;, &quot;non-dropping-particle&quot;: &quot;&quot;, &quot;parse-names&quot;: false, &quot;suffix&quot;: &quot;&quot;}, {&quot;dropping-particle&quot;: &quot;&quot;, &quot;family&quot;: &quot;Dutcher&quot;, &quot;given&quot;: &quot;Susan&quot;, &quot;non-dropping-particle&quot;: &quot;&quot;, &quot;parse-names&quot;: false, &quot;suffix&quot;: &quot;&quot;}, {&quot;dropping-particle&quot;: &quot;&quot;, &quot;family&quot;: &quot;Fern\u00e1ndez&quot;, &quot;given&quot;: &quot;Emilio&quot;, &quot;non-dropping-particle&quot;: &quot;&quot;, &quot;parse-names&quot;: false, &quot;suffix&quot;: &quot;&quot;}, {&quot;dropping-particle&quot;: &quot;&quot;, &quot;family&quot;: &quot;Fukuzawa&quot;, &quot;given&quot;: &quot;Hideya&quot;, &quot;non-dropping-particle&quot;: &quot;&quot;, &quot;parse-names&quot;: false, &quot;suffix&quot;: &quot;&quot;}, {&quot;dropping-particle&quot;: &quot;&quot;, &quot;family&quot;: &quot;Gonz\u00e1lez-Ballester&quot;, &quot;given&quot;: &quot;David&quot;, &quot;non-dropping-particle&quot;: &quot;&quot;, &quot;parse-names&quot;: false, &quot;suffix&quot;: &quot;&quot;}, {&quot;dropping-particle&quot;: &quot;&quot;, &quot;family&quot;: &quot;Gonz\u00e1lez-Halphen&quot;, &quot;given&quot;: &quot;Diego&quot;, &quot;non-dropping-particle&quot;: &quot;&quot;, &quot;parse-names&quot;: false, &quot;suffix&quot;: &quot;&quot;}, {&quot;dropping-particle&quot;: &quot;&quot;, &quot;family&quot;: &quot;Hallmann&quot;, &quot;given&quot;: &quot;Armin&quot;, &quot;non-dropping-particle&quot;: &quot;&quot;, &quot;parse-names&quot;: false, &quot;suffix&quot;: &quot;&quot;}, {&quot;dropping-particle&quot;: &quot;&quot;, &quot;family&quot;: &quot;Hanikenne&quot;, &quot;given&quot;: &quot;Marc&quot;, &quot;non-dropping-particle&quot;: &quot;&quot;, &quot;parse-names&quot;: false, &quot;suffix&quot;: &quot;&quot;}, {&quot;dropping-particle&quot;: &quot;&quot;, &quot;family&quot;: &quot;Hippler&quot;, &quot;given&quot;: &quot;Michael&quot;, &quot;non-dropping-particle&quot;: &quot;&quot;, &quot;parse-names&quot;: false, &quot;suffix&quot;: &quot;&quot;}, {&quot;dropping-particle&quot;: &quot;&quot;, &quot;family&quot;: &quot;Inwood&quot;, &quot;given&quot;: &quot;William&quot;, &quot;non-dropping-particle&quot;: &quot;&quot;, &quot;parse-names&quot;: false, &quot;suffix&quot;: &quot;&quot;}, {&quot;dropping-particle&quot;: &quot;&quot;, &quot;family&quot;: &quot;Jabbari&quot;, &quot;given&quot;: &quot;Kamel&quot;, &quot;non-dropping-particle&quot;: &quot;&quot;, &quot;parse-names&quot;: false, &quot;suffix&quot;: &quot;&quot;}, {&quot;dropping-particle&quot;: &quot;&quot;, &quot;family&quot;: &quot;Kalanon&quot;, &quot;given&quot;: &quot;Ming&quot;, &quot;non-dropping-particle&quot;: &quot;&quot;, &quot;parse-names&quot;: false, &quot;suffix&quot;: &quot;&quot;}, {&quot;dropping-particle&quot;: &quot;&quot;, &quot;family&quot;: &quot;Kuras&quot;, &quot;given&quot;: &quot;Richard&quot;, &quot;non-dropping-particle&quot;: &quot;&quot;, &quot;parse-names&quot;: false, &quot;suffix&quot;: &quot;&quot;}, {&quot;dropping-particle&quot;: &quot;&quot;, &quot;family&quot;: &quot;Lefebvre&quot;, &quot;given&quot;: &quot;Paul A.&quot;, &quot;non-dropping-particle&quot;: &quot;&quot;, &quot;parse-names&quot;: false, &quot;suffix&quot;: &quot;&quot;}, {&quot;dropping-particle&quot;: &quot;&quot;, &quot;family&quot;: &quot;Lemaire&quot;, &quot;given&quot;: &quot;St\u00e9phane D.&quot;, &quot;non-dropping-particle&quot;: &quot;&quot;, &quot;parse-names&quot;: false, &quot;suffix&quot;: &quot;&quot;}, {&quot;dropping-particle&quot;: &quot;V.&quot;, &quot;family&quot;: &quot;Lobanov&quot;, &quot;given&quot;: &quot;Alexey&quot;, &quot;non-dropping-particle&quot;: &quot;&quot;, &quot;parse-names&quot;: false, &quot;suffix&quot;: &quot;&quot;}, {&quot;dropping-particle&quot;: &quot;&quot;, &quot;family&quot;: &quot;Lohr&quot;, &quot;given&quot;: &quot;Martin&quot;, &quot;non-dropping-particle&quot;: &quot;&quot;, &quot;parse-names&quot;: false, &quot;suffix&quot;: &quot;&quot;}, {&quot;dropping-particle&quot;: &quot;&quot;, &quot;family&quot;: &quot;Manuell&quot;, &quot;given&quot;: &quot;Andrea&quot;, &quot;non-dropping-particle&quot;: &quot;&quot;, &quot;parse-names&quot;: false, &quot;suffix&quot;: &quot;&quot;}, {&quot;dropping-particle&quot;: &quot;&quot;, &quot;family&quot;: &quot;Meier&quot;, &quot;given&quot;: &quot;Iris&quot;, &quot;non-dropping-particle&quot;: &quot;&quot;, &quot;parse-names&quot;: false, &quot;suffix&quot;: &quot;&quot;}, {&quot;dropping-particle&quot;: &quot;&quot;, &quot;family&quot;: &quot;Mets&quot;, &quot;given&quot;: &quot;Laurens&quot;, &quot;non-dropping-particle&quot;: &quot;&quot;, &quot;parse-names&quot;: false, &quot;suffix&quot;: &quot;&quot;}, {&quot;dropping-particle&quot;: &quot;&quot;, &quot;family&quot;: &quot;Mittag&quot;, &quot;given&quot;: &quot;Maria&quot;, &quot;non-dropping-particle&quot;: &quot;&quot;, &quot;parse-names&quot;: false, &quot;suffix&quot;: &quot;&quot;}, {&quot;dropping-particle&quot;: &quot;&quot;, &quot;family&quot;: &quot;Mittelmeier&quot;, &quot;given&quot;: &quot;Telsa&quot;, &quot;non-dropping-particle&quot;: &quot;&quot;, &quot;parse-names&quot;: false, &quot;suffix&quot;: &quot;&quot;}, {&quot;dropping-particle&quot;: &quot;V.&quot;, &quot;family&quot;: &quot;Moroney&quot;, &quot;given&quot;: &quot;James&quot;, &quot;non-dropping-particle&quot;: &quot;&quot;, &quot;parse-names&quot;: false, &quot;suffix&quot;: &quot;&quot;}, {&quot;dropping-particle&quot;: &quot;&quot;, &quot;family&quot;: &quot;Moseley&quot;, &quot;given&quot;: &quot;Jeffrey&quot;, &quot;non-dropping-particle&quot;: &quot;&quot;, &quot;parse-names&quot;: false, &quot;suffix&quot;: &quot;&quot;}, {&quot;dropping-particle&quot;: &quot;&quot;, &quot;family&quot;: &quot;Napoli&quot;, &quot;given&quot;: &quot;Carolyn&quot;, &quot;non-dropping-particle&quot;: &quot;&quot;, &quot;parse-names&quot;: false, &quot;suffix&quot;: &quot;&quot;}, {&quot;dropping-particle&quot;: &quot;&quot;, &quot;family&quot;: &quot;Nedelcu&quot;, &quot;given&quot;: &quot;Aurora M.&quot;, &quot;non-dropping-particle&quot;: &quot;&quot;, &quot;parse-names&quot;: false, &quot;suffix&quot;: &quot;&quot;}, {&quot;dropping-particle&quot;: &quot;&quot;, &quot;family&quot;: &quot;Niyogi&quot;, &quot;given&quot;: &quot;Krishna&quot;, &quot;non-dropping-particle&quot;: &quot;&quot;, &quot;parse-names&quot;: false, &quot;suffix&quot;: &quot;&quot;}, {&quot;dropping-particle&quot;: &quot;V.&quot;, &quot;family&quot;: &quot;Novoselov&quot;, &quot;given&quot;: &quot;Sergey&quot;, &quot;non-dropping-particle&quot;: &quot;&quot;, &quot;parse-names&quot;: false, &quot;suffix&quot;: &quot;&quot;}, {&quot;dropping-particle&quot;: &quot;&quot;, &quot;family&quot;: &quot;Paulsen&quot;, &quot;given&quot;: &quot;Ian T.&quot;, &quot;non-dropping-particle&quot;: &quot;&quot;, &quot;parse-names&quot;: false, &quot;suffix&quot;: &quot;&quot;}, {&quot;dropping-particle&quot;: &quot;&quot;, &quot;family&quot;: &quot;Pazour&quot;, &quot;given&quot;: &quot;Greg&quot;, &quot;non-dropping-particle&quot;: &quot;&quot;, &quot;parse-names&quot;: false, &quot;suffix&quot;: &quot;&quot;}, {&quot;dropping-particle&quot;: &quot;&quot;, &quot;family&quot;: &quot;Purton&quot;, &quot;given&quot;: &quot;Saul&quot;, &quot;non-dropping-particle&quot;: &quot;&quot;, &quot;parse-names&quot;: false, &quot;suffix&quot;: &quot;&quot;}, {&quot;dropping-particle&quot;: &quot;&quot;, &quot;family&quot;: &quot;Ral&quot;, &quot;given&quot;: &quot;Jean Philippe&quot;, &quot;non-dropping-particle&quot;: &quot;&quot;, &quot;parse-names&quot;: false, &quot;suffix&quot;: &quot;&quot;}, {&quot;dropping-particle&quot;: &quot;&quot;, &quot;family&quot;: &quot;Ria\u00f1o-Pach\u00f3n&quot;, &quot;given&quot;: &quot;Diego Mauricio&quot;, &quot;non-dropping-particle&quot;: &quot;&quot;, &quot;parse-names&quot;: false, &quot;suffix&quot;: &quot;&quot;}, {&quot;dropping-particle&quot;: &quot;&quot;, &quot;family&quot;: &quot;Riekhof&quot;, &quot;given&quot;: &quot;Wayne&quot;, &quot;non-dropping-particle&quot;: &quot;&quot;, &quot;parse-names&quot;: false, &quot;suffix&quot;: &quot;&quot;}, {&quot;dropping-particle&quot;: &quot;&quot;, &quot;family&quot;: &quot;Rymarquis&quot;, &quot;given&quot;: &quot;Linda&quot;, &quot;non-dropping-particle&quot;: &quot;&quot;, &quot;parse-names&quot;: false, &quot;suffix&quot;: &quot;&quot;}, {&quot;dropping-particle&quot;: &quot;&quot;, &quot;family&quot;: &quot;Schroda&quot;, &quot;given&quot;: &quot;Michael&quot;, &quot;non-dropping-particle&quot;: &quot;&quot;, &quot;parse-names&quot;: false, &quot;suffix&quot;: &quot;&quot;}, {&quot;dropping-particle&quot;: &quot;&quot;, &quot;family&quot;: &quot;Stern&quot;, &quot;given&quot;: &quot;David&quot;, &quot;non-dropping-particle&quot;: &quot;&quot;, &quot;parse-names&quot;: false, &quot;suffix&quot;: &quot;&quot;}, {&quot;dropping-particle&quot;: &quot;&quot;, &quot;family&quot;: &quot;Umen&quot;, &quot;given&quot;: &quot;James&quot;, &quot;non-dropping-particle&quot;: &quot;&quot;, &quot;parse-names&quot;: false, &quot;suffix&quot;: &quot;&quot;}, {&quot;dropping-particle&quot;: &quot;&quot;, &quot;family&quot;: &quot;Willows&quot;, &quot;given&quot;: &quot;Robert&quot;, &quot;non-dropping-particle&quot;: &quot;&quot;, &quot;parse-names&quot;: false, &quot;suffix&quot;: &quot;&quot;}, {&quot;dropping-particle&quot;: &quot;&quot;, &quot;family&quot;: &quot;Wilson&quot;, &quot;given&quot;: &quot;Nedra&quot;, &quot;non-dropping-particle&quot;: &quot;&quot;, &quot;parse-names&quot;: false, &quot;suffix&quot;: &quot;&quot;}, {&quot;dropping-particle&quot;: &quot;&quot;, &quot;family&quot;: &quot;Zimmer&quot;, &quot;given&quot;: &quot;Sara Lana&quot;, &quot;non-dropping-particle&quot;: &quot;&quot;, &quot;parse-names&quot;: false, &quot;suffix&quot;: &quot;&quot;}, {&quot;dropping-particle&quot;: &quot;&quot;, &quot;family&quot;: &quot;Allmer&quot;, &quot;given&quot;: &quot;Jens&quot;, &quot;non-dropping-particle&quot;: &quot;&quot;, &quot;parse-names&quot;: false, &quot;suffix&quot;: &quot;&quot;}, {&quot;dropping-particle&quot;: &quot;&quot;, &quot;family&quot;: &quot;Balk&quot;, &quot;given&quot;: &quot;Janneke&quot;, &quot;non-dropping-particle&quot;: &quot;&quot;, &quot;parse-names&quot;: false, &quot;suffix&quot;: &quot;&quot;}, {&quot;dropping-particle&quot;: &quot;&quot;, &quot;family&quot;: &quot;Bisova&quot;, &quot;given&quot;: &quot;Katerina&quot;, &quot;non-dropping-particle&quot;: &quot;&quot;, &quot;parse-names&quot;: false, &quot;suffix&quot;: &quot;&quot;}, {&quot;dropping-particle&quot;: &quot;&quot;, &quot;family&quot;: &quot;Chen&quot;, &quot;given&quot;: &quot;Chong Jian&quot;, &quot;non-dropping-particle&quot;: &quot;&quot;, &quot;parse-names&quot;: false, &quot;suffix&quot;: &quot;&quot;}, {&quot;dropping-particle&quot;: &quot;&quot;, &quot;family&quot;: &quot;Elias&quot;, &quot;given&quot;: &quot;Marek&quot;, &quot;non-dropping-particle&quot;: &quot;&quot;, &quot;parse-names&quot;: false, &quot;suffix&quot;: &quot;&quot;}, {&quot;dropping-particle&quot;: &quot;&quot;, &quot;family&quot;: &quot;Gendler&quot;, &quot;given&quot;: &quot;Karla&quot;, &quot;non-dropping-particle&quot;: &quot;&quot;, &quot;parse-names&quot;: false, &quot;suffix&quot;: &quot;&quot;}, {&quot;dropping-particle&quot;: &quot;&quot;, &quot;family&quot;: &quot;Hauser&quot;, &quot;given&quot;: &quot;Charles&quot;, &quot;non-dropping-particle&quot;: &quot;&quot;, &quot;parse-names&quot;: false, &quot;suffix&quot;: &quot;&quot;}, {&quot;dropping-particle&quot;: &quot;&quot;, &quot;family&quot;: &quot;Lamb&quot;, &quot;given&quot;: &quot;Mary Rose&quot;, &quot;non-dropping-particle&quot;: &quot;&quot;, &quot;parse-names&quot;: false, &quot;suffix&quot;: &quot;&quot;}, {&quot;dropping-particle&quot;: &quot;&quot;, &quot;family&quot;: &quot;Ledford&quot;, &quot;given&quot;: &quot;Heidi&quot;, &quot;non-dropping-particle&quot;: &quot;&quot;, &quot;parse-names&quot;: false, &quot;suffix&quot;: &quot;&quot;}, {&quot;dropping-particle&quot;: &quot;&quot;, &quot;family&quot;: &quot;Long&quot;, &quot;given&quot;: &quot;Joanne C.&quot;, &quot;non-dropping-particle&quot;: &quot;&quot;, &quot;parse-names&quot;: false, &quot;suffix&quot;: &quot;&quot;}, {&quot;dropping-particle&quot;: &quot;&quot;, &quot;family&quot;: &quot;Minagawa&quot;, &quot;given&quot;: &quot;Jun&quot;, &quot;non-dropping-particle&quot;: &quot;&quot;, &quot;parse-names&quot;: false, &quot;suffix&quot;: &quot;&quot;}, {&quot;dropping-particle&quot;: &quot;&quot;, &quot;family&quot;: &quot;Page&quot;, &quot;given&quot;: &quot;M. Dudley&quot;, &quot;non-dropping-particle&quot;: &quot;&quot;, &quot;parse-names&quot;: false, &quot;suffix&quot;: &quot;&quot;}, {&quot;dropping-particle&quot;: &quot;&quot;, &quot;family&quot;: &quot;Pan&quot;, &quot;given&quot;: &quot;Junmin&quot;, &quot;non-dropping-particle&quot;: &quot;&quot;, &quot;parse-names&quot;: false, &quot;suffix&quot;: &quot;&quot;}, {&quot;dropping-particle&quot;: &quot;&quot;, &quot;family&quot;: &quot;Pootakham&quot;, &quot;given&quot;: &quot;Wirulda&quot;, &quot;non-dropping-particle&quot;: &quot;&quot;, &quot;parse-names&quot;: false, &quot;suffix&quot;: &quot;&quot;}, {&quot;dropping-particle&quot;: &quot;&quot;, &quot;family&quot;: &quot;Roje&quot;, &quot;given&quot;: &quot;Sanja&quot;, &quot;non-dropping-particle&quot;: &quot;&quot;, &quot;parse-names&quot;: false, &quot;suffix&quot;: &quot;&quot;}, {&quot;dropping-particle&quot;: &quot;&quot;, &quot;family&quot;: &quot;Rose&quot;, &quot;given&quot;: &quot;Annkatrin&quot;, &quot;non-dropping-particle&quot;: &quot;&quot;, &quot;parse-names&quot;: false, &quot;suffix&quot;: &quot;&quot;}, {&quot;dropping-particle&quot;: &quot;&quot;, &quot;family&quot;: &quot;Stahlberg&quot;, &quot;given&quot;: &quot;Eric&quot;, &quot;non-dropping-particle&quot;: &quot;&quot;, &quot;parse-names&quot;: false, &quot;suffix&quot;: &quot;&quot;}, {&quot;dropping-particle&quot;: &quot;&quot;, &quot;family&quot;: &quot;Terauchi&quot;, &quot;given&quot;: &quot;Aimee M.&quot;, &quot;non-dropping-particle&quot;: &quot;&quot;, &quot;parse-names&quot;: false, &quot;suffix&quot;: &quot;&quot;}, {&quot;dropping-particle&quot;: &quot;&quot;, &quot;family&quot;: &quot;Yang&quot;, &quot;given&quot;: &quot;Pinfen&quot;, &quot;non-dropping-particle&quot;: &quot;&quot;, &quot;parse-names&quot;: false, &quot;suffix&quot;: &quot;&quot;}, {&quot;dropping-particle&quot;: &quot;&quot;, &quot;family&quot;: &quot;Ball&quot;, &quot;given&quot;: &quot;Steven&quot;, &quot;non-dropping-particle&quot;: &quot;&quot;, &quot;parse-names&quot;: false, &quot;suffix&quot;: &quot;&quot;}, {&quot;dropping-particle&quot;: &quot;&quot;, &quot;family&quot;: &quot;Bowler&quot;, &quot;given&quot;: &quot;Chris&quot;, &quot;non-dropping-particle&quot;: &quot;&quot;, &quot;parse-names&quot;: false, &quot;suffix&quot;: &quot;&quot;}, {&quot;dropping-particle&quot;: &quot;&quot;, &quot;family&quot;: &quot;Dieckmann&quot;, &quot;given&quot;: &quot;Carol L.&quot;, &quot;non-dropping-particle&quot;: &quot;&quot;, &quot;parse-names&quot;: false, &quot;suffix&quot;: &quot;&quot;}, {&quot;dropping-particle&quot;: &quot;&quot;, &quot;family&quot;: &quot;Gladyshev&quot;, &quot;given&quot;: &quot;Vadim N.&quot;, &quot;non-dropping-particle&quot;: &quot;&quot;, &quot;parse-names&quot;: false, &quot;suffix&quot;: &quot;&quot;}, {&quot;dropping-particle&quot;: &quot;&quot;, &quot;family&quot;: &quot;Green&quot;, &quot;given&quot;: &quot;Pamela&quot;, &quot;non-dropping-particle&quot;: &quot;&quot;, &quot;parse-names&quot;: false, &quot;suffix&quot;: &quot;&quot;}, {&quot;dropping-particle&quot;: &quot;&quot;, &quot;family&quot;: &quot;Jorgensen&quot;, &quot;given&quot;: &quot;Richard&quot;, &quot;non-dropping-particle&quot;: &quot;&quot;, &quot;parse-names&quot;: false, &quot;suffix&quot;: &quot;&quot;}, {&quot;dropping-particle&quot;: &quot;&quot;, &quot;family&quot;: &quot;Mayfield&quot;, &quot;given&quot;: &quot;Stephen&quot;, &quot;non-dropping-particle&quot;: &quot;&quot;, &quot;parse-names&quot;: false, &quot;suffix&quot;: &quot;&quot;}, {&quot;dropping-particle&quot;: &quot;&quot;, &quot;family&quot;: &quot;Mueller-Roeber&quot;, &quot;given&quot;: &quot;Bernd&quot;, &quot;non-dropping-particle&quot;: &quot;&quot;, &quot;parse-names&quot;: false, &quot;suffix&quot;: &quot;&quot;}, {&quot;dropping-particle&quot;: &quot;&quot;, &quot;family&quot;: &quot;Rajamani&quot;, &quot;given&quot;: &quot;Sathish&quot;, &quot;non-dropping-particle&quot;: &quot;&quot;, &quot;parse-names&quot;: false, &quot;suffix&quot;: &quot;&quot;}, {&quot;dropping-particle&quot;: &quot;&quot;, &quot;family&quot;: &quot;Sayre&quot;, &quot;given&quot;: &quot;Richard T.&quot;, &quot;non-dropping-particle&quot;: &quot;&quot;, &quot;parse-names&quot;: false, &quot;suffix&quot;: &quot;&quot;}, {&quot;dropping-particle&quot;: &quot;&quot;, &quot;family&quot;: &quot;Brokstein&quot;, &quot;given&quot;: &quot;Peter&quot;, &quot;non-dropping-particle&quot;: &quot;&quot;, &quot;parse-names&quot;: false, &quot;suffix&quot;: &quot;&quot;}, {&quot;dropping-particle&quot;: &quot;&quot;, &quot;family&quot;: &quot;Dubchak&quot;, &quot;given&quot;: &quot;Inna&quot;, &quot;non-dropping-particle&quot;: &quot;&quot;, &quot;parse-names&quot;: false, &quot;suffix&quot;: &quot;&quot;}, {&quot;dropping-particle&quot;: &quot;&quot;, &quot;family&quot;: &quot;Goodstein&quot;, &quot;given&quot;: &quot;David&quot;, &quot;non-dropping-particle&quot;: &quot;&quot;, &quot;parse-names&quot;: false, &quot;suffix&quot;: &quot;&quot;}, {&quot;dropping-particle&quot;: &quot;&quot;, &quot;family&quot;: &quot;Hornick&quot;, &quot;given&quot;: &quot;Leila&quot;, &quot;non-dropping-particle&quot;: &quot;&quot;, &quot;parse-names&quot;: false, &quot;suffix&quot;: &quot;&quot;}, {&quot;dropping-particle&quot;: &quot;&quot;, &quot;family&quot;: &quot;Huang&quot;, &quot;given&quot;: &quot;Y. Wayne&quot;, &quot;non-dropping-particle&quot;: &quot;&quot;, &quot;parse-names&quot;: false, &quot;suffix&quot;: &quot;&quot;}, {&quot;dropping-particle&quot;: &quot;&quot;, &quot;family&quot;: &quot;Jhaveri&quot;, &quot;given&quot;: &quot;Jinal&quot;, &quot;non-dropping-particle&quot;: &quot;&quot;, &quot;parse-names&quot;: false, &quot;suffix&quot;: &quot;&quot;}, {&quot;dropping-particle&quot;: &quot;&quot;, &quot;family&quot;: &quot;Luo&quot;, &quot;given&quot;: &quot;Yigong&quot;, &quot;non-dropping-particle&quot;: &quot;&quot;, &quot;parse-names&quot;: false, &quot;suffix&quot;: &quot;&quot;}, {&quot;dropping-particle&quot;: &quot;&quot;, &quot;family&quot;: &quot;Mart\u00ednez&quot;, &quot;given&quot;: &quot;Diego&quot;, &quot;non-dropping-particle&quot;: &quot;&quot;, &quot;parse-names&quot;: false, &quot;suffix&quot;: &quot;&quot;}, {&quot;dropping-particle&quot;: &quot;&quot;, &quot;family&quot;: &quot;Ngau&quot;, &quot;given&quot;: &quot;Wing Chi Abby&quot;, &quot;non-dropping-particle&quot;: &quot;&quot;, &quot;parse-names&quot;: false, &quot;suffix&quot;: &quot;&quot;}, {&quot;dropping-particle&quot;: &quot;&quot;, &quot;family&quot;: &quot;Otillar&quot;, &quot;given&quot;: &quot;Bobby&quot;, &quot;non-dropping-particle&quot;: &quot;&quot;, &quot;parse-names&quot;: false, &quot;suffix&quot;: &quot;&quot;}, {&quot;dropping-particle&quot;: &quot;&quot;, &quot;family&quot;: &quot;Poliakov&quot;, &quot;given&quot;: &quot;Alexander&quot;, &quot;non-dropping-particle&quot;: &quot;&quot;, &quot;parse-names&quot;: false, &quot;suffix&quot;: &quot;&quot;}, {&quot;dropping-particle&quot;: &quot;&quot;, &quot;family&quot;: &quot;Porter&quot;, &quot;given&quot;: &quot;Aaron&quot;, &quot;non-dropping-particle&quot;: &quot;&quot;, &quot;parse-names&quot;: false, &quot;suffix&quot;: &quot;&quot;}, {&quot;dropping-particle&quot;: &quot;&quot;, &quot;family&quot;: &quot;Szajkowski&quot;, &quot;given&quot;: &quot;Lukasz&quot;, &quot;non-dropping-particle&quot;: &quot;&quot;, &quot;parse-names&quot;: false, &quot;suffix&quot;: &quot;&quot;}, {&quot;dropping-particle&quot;: &quot;&quot;, &quot;family&quot;: &quot;Werner&quot;, &quot;given&quot;: &quot;Gregory&quot;, &quot;non-dropping-particle&quot;: &quot;&quot;, &quot;parse-names&quot;: false, &quot;suffix&quot;: &quot;&quot;}, {&quot;dropping-particle&quot;: &quot;&quot;, &quot;family&quot;: &quot;Zhou&quot;, &quot;given&quot;: &quot;Kemin&quot;, &quot;non-dropping-particle&quot;: &quot;&quot;, &quot;parse-names&quot;: false, &quot;suffix&quot;: &quot;&quot;}], &quot;container-title&quot;: &quot;Science&quot;, &quot;id&quot;: &quot;ITEM-1&quot;, &quot;issue&quot;: &quot;5848&quot;, &quot;issued&quot;: {&quot;date-parts&quot;: [[&quot;2007&quot;]]}, &quot;title&quot;: &quot;The Chlamydomonas genome reveals the evolution of key animal and plant functions&quot;, &quot;type&quot;: &quot;article-journal&quot;, &quot;volume&quot;: &quot;318&quot;}, &quot;uris&quot;: [&quot;http://www.mendeley.com/documents/?uuid=33c46dc7-f14c-4d3c-b403-6c0e2eebd744&quot;]}, {&quot;id&quot;: &quot;ITEM-2&quot;, &quot;itemData&quot;: {&quot;DOI&quot;: &quot;10.1093/aob/mcp044&quot;, &quot;ISSN&quot;: &quot;03057364&quot;, &quot;PMID&quot;: &quot;19273476&quot;, &quot;abstract&quot;: &quot;BackgroundLand plants (embryophytes) evolved from streptophyte green algae, a small group of freshwater algae ranging from scaly, unicellular flagellates (Mesostigma) to complex, filamentous thalli with branching, cell differentiation and apical growth (Charales). Streptophyte algae and embryophytes form the division Streptophyta, whereas the remaining green algae are classified as Chlorophyta. The Charales (stoneworts) are often considered to be sister to land plants, suggesting progressive evolution towards cellular complexity within streptophyte green algae. Many cellular (e.g. phragmoplast, plasmodesmata, hexameric cellulose synthase, structure of flagellated cells, oogamous sexual reproduction with zygote retention) and physiological characters (e.g. type of photorespiration, phytochrome system) originated within streptophyte algae.Recent ProgressPhylogenetic studies have demonstrated that Mesostigma (flagellate) and Chlorokybus (sarcinoid) form the earliest divergence within streptophytes, as sister to all other Streptophyta including embryophytes. The question whether Charales, Coleochaetales or Zygnematales are the sister to embryophytes is still (or, again) hotly debated. Projects to study genome evolution within streptophytes including protein families and polyadenylation signals have been initiated. In agreement with morphological and physiological features, many molecular traits believed to be specific for embryophytes have been shown to predate the Chlorophyta/Streptophyta split, or to have originated within streptophyte algae. Molecular phylogenies and the fossil record allow a detailed reconstruction of the early evolutionary events that led to the origin of true land plants, and shaped the current diversity and ecology of streptophyte green algae and their embryophyte descendants. Conclusions The Streptophyta/Chlorophyta divergence correlates with a remarkably conservative preference for freshwater/marine habitats, and the early freshwater adaptation of streptophyte algae was a major advantage for the earliest land plants, even before the origin of the embryo and the sporophyte generation. The complete genomes of a few key streptophyte algae taxa will be required for a better understanding of the colonization of terrestrial habitats by streptophytes.&quot;, &quot;author&quot;: [{&quot;dropping-particle&quot;: &quot;&quot;, &quot;family&quot;: &quot;Becker&quot;, &quot;given&quot;: &quot;Burkhard&quot;, &quot;non-dropping-particle&quot;: &quot;&quot;, &quot;parse-names&quot;: false, &quot;suffix&quot;: &quot;&quot;}, {&quot;dropping-particle&quot;: &quot;&quot;, &quot;family&quot;: &quot;Marin&quot;, &quot;given&quot;: &quot;Birger&quot;, &quot;non-dropping-particle&quot;: &quot;&quot;, &quot;parse-names&quot;: false, &quot;suffix&quot;: &quot;&quot;}], &quot;container-title&quot;: &quot;Annals of Botany&quot;, &quot;id&quot;: &quot;ITEM-2&quot;, &quot;issue&quot;: &quot;7&quot;, &quot;issued&quot;: {&quot;date-parts&quot;: [[&quot;2009&quot;]]}, &quot;page&quot;: &quot;999-1004&quot;, &quot;title&quot;: &quot;Streptophyte algae and the origin of embryophytes&quot;, &quot;type&quot;: &quot;article-journal&quot;, &quot;volume&quot;: &quot;103&quot;}, &quot;uris&quot;: [&quot;http://www.mendeley.com/documents/?uuid=a6cde681-666a-42fe-8954-4dc0d2d47a0a&quot;]}, {&quot;id&quot;: &quot;ITEM-3&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3&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id&quot;: &quot;ITEM-4&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4&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id&quot;: &quot;ITEM-5&quot;, &quot;itemData&quot;: {&quot;DOI&quot;: &quot;10.1146/annurev-arplant-071921-100530&quot;, &quot;ISSN&quot;: &quot;15452123&quot;, &quot;abstract&quot;: &quot;The colonization of land by plants generated opportunities for the rise of new heterotrophic life forms, including humankind. A unique event underpinned this massive change to earth ecosystems-the advent of eukaryotic green algae. Today, an abundant marine green algal group, the prasinophytes, alongside prasinodermophytes and nonmarine chlorophyte algae, is facilitating insights into plant developments. Genome-level data allow identification of conserved proteins and protein families with extensive modifications, losses, or gains and expansion patterns that connect to niche specialization and diversification. Here, we contextualize attributes according to Viridiplantae evolutionary relationships, starting with orthologous protein families, and then focusing on key elements with marked differentiation, resulting in patchy distributions across green algae and plants. We place attention on peptidoglycan biosynthesis, important for plastid division and walls; phytochrome photosensors that are master regulators in plants; and carbohydrate-active enzymes, essential to all manner of carbohydratebiotransformations. Together with advances in algal model systems, these areas are ripe for discovering molecular roles and innovations within and across plant and algal lineages.&quot;, &quot;author&quot;: [{&quot;dropping-particle&quot;: &quot;&quot;, &quot;family&quot;: &quot;Bachy&quot;, &quot;given&quot;: &quot;Charles&quot;, &quot;non-dropping-particle&quot;: &quot;&quot;, &quot;parse-names&quot;: false, &quot;suffix&quot;: &quot;&quot;}, {&quot;dropping-particle&quot;: &quot;&quot;, &quot;family&quot;: &quot;Wittmers&quot;, &quot;given&quot;: &quot;Fabian&quot;, &quot;non-dropping-particle&quot;: &quot;&quot;, &quot;parse-names&quot;: false, &quot;suffix&quot;: &quot;&quot;}, {&quot;dropping-particle&quot;: &quot;&quot;, &quot;family&quot;: &quot;Muschiol&quot;, &quot;given&quot;: &quot;Jan&quot;, &quot;non-dropping-particle&quot;: &quot;&quot;, &quot;parse-names&quot;: false, &quot;suffix&quot;: &quot;&quot;}, {&quot;dropping-particle&quot;: &quot;&quot;, &quot;family&quot;: &quot;Hamilton&quot;, &quot;given&quot;: &quot;Maria&quot;, &quot;non-dropping-particle&quot;: &quot;&quot;, &quot;parse-names&quot;: false, &quot;suffix&quot;: &quot;&quot;}, {&quot;dropping-particle&quot;: &quot;&quot;, &quot;family&quot;: &quot;Henrissat&quot;, &quot;given&quot;: &quot;Bernard&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Annual Review of Plant Biology&quot;, &quot;id&quot;: &quot;ITEM-5&quot;, &quot;issued&quot;: {&quot;date-parts&quot;: [[&quot;2022&quot;]]}, &quot;title&quot;: &quot;The Land-Sea Connection: Insights Into the Plant Lineage from a Green Algal Perspective&quot;, &quot;type&quot;: &quot;article&quot;, &quot;volume&quot;: &quot;73&quot;}, &quot;uris&quot;: [&quot;http://www.mendeley.com/documents/?uuid=c764739e-4284-406f-bd16-83850e8af4b3&quot;]}], &quot;mendeley&quot;: {&quot;formattedCitation&quot;: &quot;(Bachy et al., 2022; Becker &amp; Marin, 2009; Benites et al., 2021; Leliaert et al., 2012; Merchant et al., 2007)&quot;, &quot;plainTextFormattedCitation&quot;: &quot;(Bachy et al., 2022; Becker &amp; Marin, 2009; Benites et al., 2021; Leliaert et al., 2012; Merchant et al., 2007)&quot;, &quot;previouslyFormattedCitation&quot;: &quot;(Bachy et al., 2022; Becker &amp; Marin, 2009; Benites et al., 2021; Leliaert et al., 2012; Merchant et al., 2007)&quot;}, &quot;properties&quot;: {&quot;noteIndex&quot;: 0}, &quot;schema&quot;: &quot;https://github.com/citation-style-language/schema/raw/master/csl-citation.json&quot;} RNDohCIJc0JI1"/><text:span text:style-name="T18">(Bachy et al., 2022; Becker &amp; Marin, 2009; Benites et al., 2021; Leliaert et al., 2012; Merchant et al., 2007)</text:span><text:reference-mark-end text:name="ADDIN CSL_CITATION {&quot;citationItems&quot;: [{&quot;id&quot;: &quot;ITEM-1&quot;, &quot;itemData&quot;: {&quot;DOI&quot;: &quot;10.1126/science.1143609&quot;, &quot;ISSN&quot;: &quot;00368075&quot;, &quot;abstract&quot;: &quot;Chlamydomonas reinhardtii is a unicellular green alga whose lineage diverged from land plants over 1 billion years ago. It is a model system for studying chloroplast-based photosynthesis, as well as the structure, assembly, and function of eukaryotic flagella (cilia), which were inherited from the common ancestor of plants and animals, but lost in land plants. We sequenced the \u223c120-megabase nuclear genome of Chlamydomonas and performed comparative phylogenomic analyses, identifying genes encoding uncharacterized proteins that are likely associated with the function and biogenesis of chloroplasts or eukaryotic flagella. Analyses of the Chlamydomonas genome advance our understanding of the ancestral eukaryotic cell, reveal previously unknown genes associated with photosynthetic and flagellar functions, and establish links between ciliopathy and the composition and function of flagella.&quot;, &quot;author&quot;: [{&quot;dropping-particle&quot;: &quot;&quot;, &quot;family&quot;: &quot;Merchant&quot;, &quot;given&quot;: &quot;Sabeeha S.&quot;, &quot;non-dropping-particle&quot;: &quot;&quot;, &quot;parse-names&quot;: false, &quot;suffix&quot;: &quot;&quot;}, {&quot;dropping-particle&quot;: &quot;&quot;, &quot;family&quot;: &quot;Prochnik&quot;, &quot;given&quot;: &quot;Simon E.&quot;, &quot;non-dropping-particle&quot;: &quot;&quot;, &quot;parse-names&quot;: false, &quot;suffix&quot;: &quot;&quot;}, {&quot;dropping-particle&quot;: &quot;&quot;, &quot;family&quot;: &quot;Vallon&quot;, &quot;given&quot;: &quot;Olivier&quot;, &quot;non-dropping-particle&quot;: &quot;&quot;, &quot;parse-names&quot;: false, &quot;suffix&quot;: &quot;&quot;}, {&quot;dropping-particle&quot;: &quot;&quot;, &quot;family&quot;: &quot;Harris&quot;, &quot;given&quot;: &quot;Elizabeth H.&quot;, &quot;non-dropping-particle&quot;: &quot;&quot;, &quot;parse-names&quot;: false, &quot;suffix&quot;: &quot;&quot;}, {&quot;dropping-particle&quot;: &quot;&quot;, &quot;family&quot;: &quot;Karpowicz&quot;, &quot;given&quot;: &quot;Steven J.&quot;, &quot;non-dropping-particle&quot;: &quot;&quot;, &quot;parse-names&quot;: false, &quot;suffix&quot;: &quot;&quot;}, {&quot;dropping-particle&quot;: &quot;&quot;, &quot;family&quot;: &quot;Witman&quot;, &quot;given&quot;: &quot;George B.&quot;, &quot;non-dropping-particle&quot;: &quot;&quot;, &quot;parse-names&quot;: false, &quot;suffix&quot;: &quot;&quot;}, {&quot;dropping-particle&quot;: &quot;&quot;, &quot;family&quot;: &quot;Terry&quot;, &quot;given&quot;: &quot;Astrid&quot;, &quot;non-dropping-particle&quot;: &quot;&quot;, &quot;parse-names&quot;: false, &quot;suffix&quot;: &quot;&quot;}, {&quot;dropping-particle&quot;: &quot;&quot;, &quot;family&quot;: &quot;Salamov&quot;, &quot;given&quot;: &quot;Asaf&quot;, &quot;non-dropping-particle&quot;: &quot;&quot;, &quot;parse-names&quot;: false, &quot;suffix&quot;: &quot;&quot;}, {&quot;dropping-particle&quot;: &quot;&quot;, &quot;family&quot;: &quot;Fritz-Laylin&quot;, &quot;given&quot;: &quot;Lillian K.&quot;, &quot;non-dropping-particle&quot;: &quot;&quot;, &quot;parse-names&quot;: false, &quot;suffix&quot;: &quot;&quot;}, {&quot;dropping-particle&quot;: &quot;&quot;, &quot;family&quot;: &quot;Mar\u00e9chal-Drouard&quot;, &quot;given&quot;: &quot;Laurence&quot;, &quot;non-dropping-particle&quot;: &quot;&quot;, &quot;parse-names&quot;: false, &quot;suffix&quot;: &quot;&quot;}, {&quot;dropping-particle&quot;: &quot;&quot;, &quot;family&quot;: &quot;Marshall&quot;, &quot;given&quot;: &quot;Wallace F.&quot;, &quot;non-dropping-particle&quot;: &quot;&quot;, &quot;parse-names&quot;: false, &quot;suffix&quot;: &quot;&quot;}, {&quot;dropping-particle&quot;: &quot;&quot;, &quot;family&quot;: &quot;Qu&quot;, &quot;given&quot;: &quot;Liang Hu&quot;, &quot;non-dropping-particle&quot;: &quot;&quot;, &quot;parse-names&quot;: false, &quot;suffix&quot;: &quot;&quot;}, {&quot;dropping-particle&quot;: &quot;&quot;, &quot;family&quot;: &quot;Nelson&quot;, &quot;given&quot;: &quot;David R.&quot;, &quot;non-dropping-particle&quot;: &quot;&quot;, &quot;parse-names&quot;: false, &quot;suffix&quot;: &quot;&quot;}, {&quot;dropping-particle&quot;: &quot;&quot;, &quot;family&quot;: &quot;Sanderfoot&quot;, &quot;given&quot;: &quot;Anton A.&quot;, &quot;non-dropping-particle&quot;: &quot;&quot;, &quot;parse-names&quot;: false, &quot;suffix&quot;: &quot;&quot;}, {&quot;dropping-particle&quot;: &quot;&quot;, &quot;family&quot;: &quot;Spalding&quot;, &quot;given&quot;: &quot;Martin H.&quot;, &quot;non-dropping-particle&quot;: &quot;&quot;, &quot;parse-names&quot;: false, &quot;suffix&quot;: &quot;&quot;}, {&quot;dropping-particle&quot;: &quot;V.&quot;, &quot;family&quot;: &quot;Kapitonov&quot;, &quot;given&quot;: &quot;Vladimir&quot;, &quot;non-dropping-particle&quot;: &quot;&quot;, &quot;parse-names&quot;: false, &quot;suffix&quot;: &quot;&quot;}, {&quot;dropping-particle&quot;: &quot;&quot;, &quot;family&quot;: &quot;Ren&quot;, &quot;given&quot;: &quot;Qinghu&quot;, &quot;non-dropping-particle&quot;: &quot;&quot;, &quot;parse-names&quot;: false, &quot;suffix&quot;: &quot;&quot;}, {&quot;dropping-particle&quot;: &quot;&quot;, &quot;family&quot;: &quot;Ferris&quot;, &quot;given&quot;: &quot;Patrick&quot;, &quot;non-dropping-particle&quot;: &quot;&quot;, &quot;parse-names&quot;: false, &quot;suffix&quot;: &quot;&quot;}, {&quot;dropping-particle&quot;: &quot;&quot;, &quot;family&quot;: &quot;Lindquist&quot;, &quot;given&quot;: &quot;Erika&quot;, &quot;non-dropping-particle&quot;: &quot;&quot;, &quot;parse-names&quot;: false, &quot;suffix&quot;: &quot;&quot;}, {&quot;dropping-particle&quot;: &quot;&quot;, &quot;family&quot;: &quot;Shapiro&quot;, &quot;given&quot;: &quot;Harris&quot;, &quot;non-dropping-particle&quot;: &quot;&quot;, &quot;parse-names&quot;: false, &quot;suffix&quot;: &quot;&quot;}, {&quot;dropping-particle&quot;: &quot;&quot;, &quot;family&quot;: &quot;Lucas&quot;, &quot;given&quot;: &quot;Susan M.&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V.&quot;, &quot;family&quot;: &quot;Grigoriev&quot;, &quot;given&quot;: &quot;Igor&quot;, &quot;non-dropping-particle&quot;: &quot;&quot;, &quot;parse-names&quot;: false, &quot;suffix&quot;: &quot;&quot;}, {&quot;dropping-particle&quot;: &quot;&quot;, &quot;family&quot;: &quot;Rokhsar&quot;, &quot;given&quot;: &quot;Daniel S.&quot;, &quot;non-dropping-particle&quot;: &quot;&quot;, &quot;parse-names&quot;: false, &quot;suffix&quot;: &quot;&quot;}, {&quot;dropping-particle&quot;: &quot;&quot;, &quot;family&quot;: &quot;Grossman&quot;, &quot;given&quot;: &quot;Arthur R.&quot;, &quot;non-dropping-particle&quot;: &quot;&quot;, &quot;parse-names&quot;: false, &quot;suffix&quot;: &quot;&quot;}, {&quot;dropping-particle&quot;: &quot;&quot;, &quot;family&quot;: &quot;Cardol&quot;, &quot;given&quot;: &quot;Pierre&quot;, &quot;non-dropping-particle&quot;: &quot;&quot;, &quot;parse-names&quot;: false, &quot;suffix&quot;: &quot;&quot;}, {&quot;dropping-particle&quot;: &quot;&quot;, &quot;family&quot;: &quot;Cerutti&quot;, &quot;given&quot;: &quot;Heriberto&quot;, &quot;non-dropping-particle&quot;: &quot;&quot;, &quot;parse-names&quot;: false, &quot;suffix&quot;: &quot;&quot;}, {&quot;dropping-particle&quot;: &quot;&quot;, &quot;family&quot;: &quot;Chanfreau&quot;, &quot;given&quot;: &quot;Guillaume&quot;, &quot;non-dropping-particle&quot;: &quot;&quot;, &quot;parse-names&quot;: false, &quot;suffix&quot;: &quot;&quot;}, {&quot;dropping-particle&quot;: &quot;&quot;, &quot;family&quot;: &quot;Chen&quot;, &quot;given&quot;: &quot;Chun Long&quot;, &quot;non-dropping-particle&quot;: &quot;&quot;, &quot;parse-names&quot;: false, &quot;suffix&quot;: &quot;&quot;}, {&quot;dropping-particle&quot;: &quot;&quot;, &quot;family&quot;: &quot;Cognat&quot;, &quot;given&quot;: &quot;Val\u00e9rie&quot;, &quot;non-dropping-particle&quot;: &quot;&quot;, &quot;parse-names&quot;: false, &quot;suffix&quot;: &quot;&quot;}, {&quot;dropping-particle&quot;: &quot;&quot;, &quot;family&quot;: &quot;Croft&quot;, &quot;given&quot;: &quot;Martin T.&quot;, &quot;non-dropping-particle&quot;: &quot;&quot;, &quot;parse-names&quot;: false, &quot;suffix&quot;: &quot;&quot;}, {&quot;dropping-particle&quot;: &quot;&quot;, &quot;family&quot;: &quot;Dent&quot;, &quot;given&quot;: &quot;Rachel&quot;, &quot;non-dropping-particle&quot;: &quot;&quot;, &quot;parse-names&quot;: false, &quot;suffix&quot;: &quot;&quot;}, {&quot;dropping-particle&quot;: &quot;&quot;, &quot;family&quot;: &quot;Dutcher&quot;, &quot;given&quot;: &quot;Susan&quot;, &quot;non-dropping-particle&quot;: &quot;&quot;, &quot;parse-names&quot;: false, &quot;suffix&quot;: &quot;&quot;}, {&quot;dropping-particle&quot;: &quot;&quot;, &quot;family&quot;: &quot;Fern\u00e1ndez&quot;, &quot;given&quot;: &quot;Emilio&quot;, &quot;non-dropping-particle&quot;: &quot;&quot;, &quot;parse-names&quot;: false, &quot;suffix&quot;: &quot;&quot;}, {&quot;dropping-particle&quot;: &quot;&quot;, &quot;family&quot;: &quot;Fukuzawa&quot;, &quot;given&quot;: &quot;Hideya&quot;, &quot;non-dropping-particle&quot;: &quot;&quot;, &quot;parse-names&quot;: false, &quot;suffix&quot;: &quot;&quot;}, {&quot;dropping-particle&quot;: &quot;&quot;, &quot;family&quot;: &quot;Gonz\u00e1lez-Ballester&quot;, &quot;given&quot;: &quot;David&quot;, &quot;non-dropping-particle&quot;: &quot;&quot;, &quot;parse-names&quot;: false, &quot;suffix&quot;: &quot;&quot;}, {&quot;dropping-particle&quot;: &quot;&quot;, &quot;family&quot;: &quot;Gonz\u00e1lez-Halphen&quot;, &quot;given&quot;: &quot;Diego&quot;, &quot;non-dropping-particle&quot;: &quot;&quot;, &quot;parse-names&quot;: false, &quot;suffix&quot;: &quot;&quot;}, {&quot;dropping-particle&quot;: &quot;&quot;, &quot;family&quot;: &quot;Hallmann&quot;, &quot;given&quot;: &quot;Armin&quot;, &quot;non-dropping-particle&quot;: &quot;&quot;, &quot;parse-names&quot;: false, &quot;suffix&quot;: &quot;&quot;}, {&quot;dropping-particle&quot;: &quot;&quot;, &quot;family&quot;: &quot;Hanikenne&quot;, &quot;given&quot;: &quot;Marc&quot;, &quot;non-dropping-particle&quot;: &quot;&quot;, &quot;parse-names&quot;: false, &quot;suffix&quot;: &quot;&quot;}, {&quot;dropping-particle&quot;: &quot;&quot;, &quot;family&quot;: &quot;Hippler&quot;, &quot;given&quot;: &quot;Michael&quot;, &quot;non-dropping-particle&quot;: &quot;&quot;, &quot;parse-names&quot;: false, &quot;suffix&quot;: &quot;&quot;}, {&quot;dropping-particle&quot;: &quot;&quot;, &quot;family&quot;: &quot;Inwood&quot;, &quot;given&quot;: &quot;William&quot;, &quot;non-dropping-particle&quot;: &quot;&quot;, &quot;parse-names&quot;: false, &quot;suffix&quot;: &quot;&quot;}, {&quot;dropping-particle&quot;: &quot;&quot;, &quot;family&quot;: &quot;Jabbari&quot;, &quot;given&quot;: &quot;Kamel&quot;, &quot;non-dropping-particle&quot;: &quot;&quot;, &quot;parse-names&quot;: false, &quot;suffix&quot;: &quot;&quot;}, {&quot;dropping-particle&quot;: &quot;&quot;, &quot;family&quot;: &quot;Kalanon&quot;, &quot;given&quot;: &quot;Ming&quot;, &quot;non-dropping-particle&quot;: &quot;&quot;, &quot;parse-names&quot;: false, &quot;suffix&quot;: &quot;&quot;}, {&quot;dropping-particle&quot;: &quot;&quot;, &quot;family&quot;: &quot;Kuras&quot;, &quot;given&quot;: &quot;Richard&quot;, &quot;non-dropping-particle&quot;: &quot;&quot;, &quot;parse-names&quot;: false, &quot;suffix&quot;: &quot;&quot;}, {&quot;dropping-particle&quot;: &quot;&quot;, &quot;family&quot;: &quot;Lefebvre&quot;, &quot;given&quot;: &quot;Paul A.&quot;, &quot;non-dropping-particle&quot;: &quot;&quot;, &quot;parse-names&quot;: false, &quot;suffix&quot;: &quot;&quot;}, {&quot;dropping-particle&quot;: &quot;&quot;, &quot;family&quot;: &quot;Lemaire&quot;, &quot;given&quot;: &quot;St\u00e9phane D.&quot;, &quot;non-dropping-particle&quot;: &quot;&quot;, &quot;parse-names&quot;: false, &quot;suffix&quot;: &quot;&quot;}, {&quot;dropping-particle&quot;: &quot;V.&quot;, &quot;family&quot;: &quot;Lobanov&quot;, &quot;given&quot;: &quot;Alexey&quot;, &quot;non-dropping-particle&quot;: &quot;&quot;, &quot;parse-names&quot;: false, &quot;suffix&quot;: &quot;&quot;}, {&quot;dropping-particle&quot;: &quot;&quot;, &quot;family&quot;: &quot;Lohr&quot;, &quot;given&quot;: &quot;Martin&quot;, &quot;non-dropping-particle&quot;: &quot;&quot;, &quot;parse-names&quot;: false, &quot;suffix&quot;: &quot;&quot;}, {&quot;dropping-particle&quot;: &quot;&quot;, &quot;family&quot;: &quot;Manuell&quot;, &quot;given&quot;: &quot;Andrea&quot;, &quot;non-dropping-particle&quot;: &quot;&quot;, &quot;parse-names&quot;: false, &quot;suffix&quot;: &quot;&quot;}, {&quot;dropping-particle&quot;: &quot;&quot;, &quot;family&quot;: &quot;Meier&quot;, &quot;given&quot;: &quot;Iris&quot;, &quot;non-dropping-particle&quot;: &quot;&quot;, &quot;parse-names&quot;: false, &quot;suffix&quot;: &quot;&quot;}, {&quot;dropping-particle&quot;: &quot;&quot;, &quot;family&quot;: &quot;Mets&quot;, &quot;given&quot;: &quot;Laurens&quot;, &quot;non-dropping-particle&quot;: &quot;&quot;, &quot;parse-names&quot;: false, &quot;suffix&quot;: &quot;&quot;}, {&quot;dropping-particle&quot;: &quot;&quot;, &quot;family&quot;: &quot;Mittag&quot;, &quot;given&quot;: &quot;Maria&quot;, &quot;non-dropping-particle&quot;: &quot;&quot;, &quot;parse-names&quot;: false, &quot;suffix&quot;: &quot;&quot;}, {&quot;dropping-particle&quot;: &quot;&quot;, &quot;family&quot;: &quot;Mittelmeier&quot;, &quot;given&quot;: &quot;Telsa&quot;, &quot;non-dropping-particle&quot;: &quot;&quot;, &quot;parse-names&quot;: false, &quot;suffix&quot;: &quot;&quot;}, {&quot;dropping-particle&quot;: &quot;V.&quot;, &quot;family&quot;: &quot;Moroney&quot;, &quot;given&quot;: &quot;James&quot;, &quot;non-dropping-particle&quot;: &quot;&quot;, &quot;parse-names&quot;: false, &quot;suffix&quot;: &quot;&quot;}, {&quot;dropping-particle&quot;: &quot;&quot;, &quot;family&quot;: &quot;Moseley&quot;, &quot;given&quot;: &quot;Jeffrey&quot;, &quot;non-dropping-particle&quot;: &quot;&quot;, &quot;parse-names&quot;: false, &quot;suffix&quot;: &quot;&quot;}, {&quot;dropping-particle&quot;: &quot;&quot;, &quot;family&quot;: &quot;Napoli&quot;, &quot;given&quot;: &quot;Carolyn&quot;, &quot;non-dropping-particle&quot;: &quot;&quot;, &quot;parse-names&quot;: false, &quot;suffix&quot;: &quot;&quot;}, {&quot;dropping-particle&quot;: &quot;&quot;, &quot;family&quot;: &quot;Nedelcu&quot;, &quot;given&quot;: &quot;Aurora M.&quot;, &quot;non-dropping-particle&quot;: &quot;&quot;, &quot;parse-names&quot;: false, &quot;suffix&quot;: &quot;&quot;}, {&quot;dropping-particle&quot;: &quot;&quot;, &quot;family&quot;: &quot;Niyogi&quot;, &quot;given&quot;: &quot;Krishna&quot;, &quot;non-dropping-particle&quot;: &quot;&quot;, &quot;parse-names&quot;: false, &quot;suffix&quot;: &quot;&quot;}, {&quot;dropping-particle&quot;: &quot;V.&quot;, &quot;family&quot;: &quot;Novoselov&quot;, &quot;given&quot;: &quot;Sergey&quot;, &quot;non-dropping-particle&quot;: &quot;&quot;, &quot;parse-names&quot;: false, &quot;suffix&quot;: &quot;&quot;}, {&quot;dropping-particle&quot;: &quot;&quot;, &quot;family&quot;: &quot;Paulsen&quot;, &quot;given&quot;: &quot;Ian T.&quot;, &quot;non-dropping-particle&quot;: &quot;&quot;, &quot;parse-names&quot;: false, &quot;suffix&quot;: &quot;&quot;}, {&quot;dropping-particle&quot;: &quot;&quot;, &quot;family&quot;: &quot;Pazour&quot;, &quot;given&quot;: &quot;Greg&quot;, &quot;non-dropping-particle&quot;: &quot;&quot;, &quot;parse-names&quot;: false, &quot;suffix&quot;: &quot;&quot;}, {&quot;dropping-particle&quot;: &quot;&quot;, &quot;family&quot;: &quot;Purton&quot;, &quot;given&quot;: &quot;Saul&quot;, &quot;non-dropping-particle&quot;: &quot;&quot;, &quot;parse-names&quot;: false, &quot;suffix&quot;: &quot;&quot;}, {&quot;dropping-particle&quot;: &quot;&quot;, &quot;family&quot;: &quot;Ral&quot;, &quot;given&quot;: &quot;Jean Philippe&quot;, &quot;non-dropping-particle&quot;: &quot;&quot;, &quot;parse-names&quot;: false, &quot;suffix&quot;: &quot;&quot;}, {&quot;dropping-particle&quot;: &quot;&quot;, &quot;family&quot;: &quot;Ria\u00f1o-Pach\u00f3n&quot;, &quot;given&quot;: &quot;Diego Mauricio&quot;, &quot;non-dropping-particle&quot;: &quot;&quot;, &quot;parse-names&quot;: false, &quot;suffix&quot;: &quot;&quot;}, {&quot;dropping-particle&quot;: &quot;&quot;, &quot;family&quot;: &quot;Riekhof&quot;, &quot;given&quot;: &quot;Wayne&quot;, &quot;non-dropping-particle&quot;: &quot;&quot;, &quot;parse-names&quot;: false, &quot;suffix&quot;: &quot;&quot;}, {&quot;dropping-particle&quot;: &quot;&quot;, &quot;family&quot;: &quot;Rymarquis&quot;, &quot;given&quot;: &quot;Linda&quot;, &quot;non-dropping-particle&quot;: &quot;&quot;, &quot;parse-names&quot;: false, &quot;suffix&quot;: &quot;&quot;}, {&quot;dropping-particle&quot;: &quot;&quot;, &quot;family&quot;: &quot;Schroda&quot;, &quot;given&quot;: &quot;Michael&quot;, &quot;non-dropping-particle&quot;: &quot;&quot;, &quot;parse-names&quot;: false, &quot;suffix&quot;: &quot;&quot;}, {&quot;dropping-particle&quot;: &quot;&quot;, &quot;family&quot;: &quot;Stern&quot;, &quot;given&quot;: &quot;David&quot;, &quot;non-dropping-particle&quot;: &quot;&quot;, &quot;parse-names&quot;: false, &quot;suffix&quot;: &quot;&quot;}, {&quot;dropping-particle&quot;: &quot;&quot;, &quot;family&quot;: &quot;Umen&quot;, &quot;given&quot;: &quot;James&quot;, &quot;non-dropping-particle&quot;: &quot;&quot;, &quot;parse-names&quot;: false, &quot;suffix&quot;: &quot;&quot;}, {&quot;dropping-particle&quot;: &quot;&quot;, &quot;family&quot;: &quot;Willows&quot;, &quot;given&quot;: &quot;Robert&quot;, &quot;non-dropping-particle&quot;: &quot;&quot;, &quot;parse-names&quot;: false, &quot;suffix&quot;: &quot;&quot;}, {&quot;dropping-particle&quot;: &quot;&quot;, &quot;family&quot;: &quot;Wilson&quot;, &quot;given&quot;: &quot;Nedra&quot;, &quot;non-dropping-particle&quot;: &quot;&quot;, &quot;parse-names&quot;: false, &quot;suffix&quot;: &quot;&quot;}, {&quot;dropping-particle&quot;: &quot;&quot;, &quot;family&quot;: &quot;Zimmer&quot;, &quot;given&quot;: &quot;Sara Lana&quot;, &quot;non-dropping-particle&quot;: &quot;&quot;, &quot;parse-names&quot;: false, &quot;suffix&quot;: &quot;&quot;}, {&quot;dropping-particle&quot;: &quot;&quot;, &quot;family&quot;: &quot;Allmer&quot;, &quot;given&quot;: &quot;Jens&quot;, &quot;non-dropping-particle&quot;: &quot;&quot;, &quot;parse-names&quot;: false, &quot;suffix&quot;: &quot;&quot;}, {&quot;dropping-particle&quot;: &quot;&quot;, &quot;family&quot;: &quot;Balk&quot;, &quot;given&quot;: &quot;Janneke&quot;, &quot;non-dropping-particle&quot;: &quot;&quot;, &quot;parse-names&quot;: false, &quot;suffix&quot;: &quot;&quot;}, {&quot;dropping-particle&quot;: &quot;&quot;, &quot;family&quot;: &quot;Bisova&quot;, &quot;given&quot;: &quot;Katerina&quot;, &quot;non-dropping-particle&quot;: &quot;&quot;, &quot;parse-names&quot;: false, &quot;suffix&quot;: &quot;&quot;}, {&quot;dropping-particle&quot;: &quot;&quot;, &quot;family&quot;: &quot;Chen&quot;, &quot;given&quot;: &quot;Chong Jian&quot;, &quot;non-dropping-particle&quot;: &quot;&quot;, &quot;parse-names&quot;: false, &quot;suffix&quot;: &quot;&quot;}, {&quot;dropping-particle&quot;: &quot;&quot;, &quot;family&quot;: &quot;Elias&quot;, &quot;given&quot;: &quot;Marek&quot;, &quot;non-dropping-particle&quot;: &quot;&quot;, &quot;parse-names&quot;: false, &quot;suffix&quot;: &quot;&quot;}, {&quot;dropping-particle&quot;: &quot;&quot;, &quot;family&quot;: &quot;Gendler&quot;, &quot;given&quot;: &quot;Karla&quot;, &quot;non-dropping-particle&quot;: &quot;&quot;, &quot;parse-names&quot;: false, &quot;suffix&quot;: &quot;&quot;}, {&quot;dropping-particle&quot;: &quot;&quot;, &quot;family&quot;: &quot;Hauser&quot;, &quot;given&quot;: &quot;Charles&quot;, &quot;non-dropping-particle&quot;: &quot;&quot;, &quot;parse-names&quot;: false, &quot;suffix&quot;: &quot;&quot;}, {&quot;dropping-particle&quot;: &quot;&quot;, &quot;family&quot;: &quot;Lamb&quot;, &quot;given&quot;: &quot;Mary Rose&quot;, &quot;non-dropping-particle&quot;: &quot;&quot;, &quot;parse-names&quot;: false, &quot;suffix&quot;: &quot;&quot;}, {&quot;dropping-particle&quot;: &quot;&quot;, &quot;family&quot;: &quot;Ledford&quot;, &quot;given&quot;: &quot;Heidi&quot;, &quot;non-dropping-particle&quot;: &quot;&quot;, &quot;parse-names&quot;: false, &quot;suffix&quot;: &quot;&quot;}, {&quot;dropping-particle&quot;: &quot;&quot;, &quot;family&quot;: &quot;Long&quot;, &quot;given&quot;: &quot;Joanne C.&quot;, &quot;non-dropping-particle&quot;: &quot;&quot;, &quot;parse-names&quot;: false, &quot;suffix&quot;: &quot;&quot;}, {&quot;dropping-particle&quot;: &quot;&quot;, &quot;family&quot;: &quot;Minagawa&quot;, &quot;given&quot;: &quot;Jun&quot;, &quot;non-dropping-particle&quot;: &quot;&quot;, &quot;parse-names&quot;: false, &quot;suffix&quot;: &quot;&quot;}, {&quot;dropping-particle&quot;: &quot;&quot;, &quot;family&quot;: &quot;Page&quot;, &quot;given&quot;: &quot;M. Dudley&quot;, &quot;non-dropping-particle&quot;: &quot;&quot;, &quot;parse-names&quot;: false, &quot;suffix&quot;: &quot;&quot;}, {&quot;dropping-particle&quot;: &quot;&quot;, &quot;family&quot;: &quot;Pan&quot;, &quot;given&quot;: &quot;Junmin&quot;, &quot;non-dropping-particle&quot;: &quot;&quot;, &quot;parse-names&quot;: false, &quot;suffix&quot;: &quot;&quot;}, {&quot;dropping-particle&quot;: &quot;&quot;, &quot;family&quot;: &quot;Pootakham&quot;, &quot;given&quot;: &quot;Wirulda&quot;, &quot;non-dropping-particle&quot;: &quot;&quot;, &quot;parse-names&quot;: false, &quot;suffix&quot;: &quot;&quot;}, {&quot;dropping-particle&quot;: &quot;&quot;, &quot;family&quot;: &quot;Roje&quot;, &quot;given&quot;: &quot;Sanja&quot;, &quot;non-dropping-particle&quot;: &quot;&quot;, &quot;parse-names&quot;: false, &quot;suffix&quot;: &quot;&quot;}, {&quot;dropping-particle&quot;: &quot;&quot;, &quot;family&quot;: &quot;Rose&quot;, &quot;given&quot;: &quot;Annkatrin&quot;, &quot;non-dropping-particle&quot;: &quot;&quot;, &quot;parse-names&quot;: false, &quot;suffix&quot;: &quot;&quot;}, {&quot;dropping-particle&quot;: &quot;&quot;, &quot;family&quot;: &quot;Stahlberg&quot;, &quot;given&quot;: &quot;Eric&quot;, &quot;non-dropping-particle&quot;: &quot;&quot;, &quot;parse-names&quot;: false, &quot;suffix&quot;: &quot;&quot;}, {&quot;dropping-particle&quot;: &quot;&quot;, &quot;family&quot;: &quot;Terauchi&quot;, &quot;given&quot;: &quot;Aimee M.&quot;, &quot;non-dropping-particle&quot;: &quot;&quot;, &quot;parse-names&quot;: false, &quot;suffix&quot;: &quot;&quot;}, {&quot;dropping-particle&quot;: &quot;&quot;, &quot;family&quot;: &quot;Yang&quot;, &quot;given&quot;: &quot;Pinfen&quot;, &quot;non-dropping-particle&quot;: &quot;&quot;, &quot;parse-names&quot;: false, &quot;suffix&quot;: &quot;&quot;}, {&quot;dropping-particle&quot;: &quot;&quot;, &quot;family&quot;: &quot;Ball&quot;, &quot;given&quot;: &quot;Steven&quot;, &quot;non-dropping-particle&quot;: &quot;&quot;, &quot;parse-names&quot;: false, &quot;suffix&quot;: &quot;&quot;}, {&quot;dropping-particle&quot;: &quot;&quot;, &quot;family&quot;: &quot;Bowler&quot;, &quot;given&quot;: &quot;Chris&quot;, &quot;non-dropping-particle&quot;: &quot;&quot;, &quot;parse-names&quot;: false, &quot;suffix&quot;: &quot;&quot;}, {&quot;dropping-particle&quot;: &quot;&quot;, &quot;family&quot;: &quot;Dieckmann&quot;, &quot;given&quot;: &quot;Carol L.&quot;, &quot;non-dropping-particle&quot;: &quot;&quot;, &quot;parse-names&quot;: false, &quot;suffix&quot;: &quot;&quot;}, {&quot;dropping-particle&quot;: &quot;&quot;, &quot;family&quot;: &quot;Gladyshev&quot;, &quot;given&quot;: &quot;Vadim N.&quot;, &quot;non-dropping-particle&quot;: &quot;&quot;, &quot;parse-names&quot;: false, &quot;suffix&quot;: &quot;&quot;}, {&quot;dropping-particle&quot;: &quot;&quot;, &quot;family&quot;: &quot;Green&quot;, &quot;given&quot;: &quot;Pamela&quot;, &quot;non-dropping-particle&quot;: &quot;&quot;, &quot;parse-names&quot;: false, &quot;suffix&quot;: &quot;&quot;}, {&quot;dropping-particle&quot;: &quot;&quot;, &quot;family&quot;: &quot;Jorgensen&quot;, &quot;given&quot;: &quot;Richard&quot;, &quot;non-dropping-particle&quot;: &quot;&quot;, &quot;parse-names&quot;: false, &quot;suffix&quot;: &quot;&quot;}, {&quot;dropping-particle&quot;: &quot;&quot;, &quot;family&quot;: &quot;Mayfield&quot;, &quot;given&quot;: &quot;Stephen&quot;, &quot;non-dropping-particle&quot;: &quot;&quot;, &quot;parse-names&quot;: false, &quot;suffix&quot;: &quot;&quot;}, {&quot;dropping-particle&quot;: &quot;&quot;, &quot;family&quot;: &quot;Mueller-Roeber&quot;, &quot;given&quot;: &quot;Bernd&quot;, &quot;non-dropping-particle&quot;: &quot;&quot;, &quot;parse-names&quot;: false, &quot;suffix&quot;: &quot;&quot;}, {&quot;dropping-particle&quot;: &quot;&quot;, &quot;family&quot;: &quot;Rajamani&quot;, &quot;given&quot;: &quot;Sathish&quot;, &quot;non-dropping-particle&quot;: &quot;&quot;, &quot;parse-names&quot;: false, &quot;suffix&quot;: &quot;&quot;}, {&quot;dropping-particle&quot;: &quot;&quot;, &quot;family&quot;: &quot;Sayre&quot;, &quot;given&quot;: &quot;Richard T.&quot;, &quot;non-dropping-particle&quot;: &quot;&quot;, &quot;parse-names&quot;: false, &quot;suffix&quot;: &quot;&quot;}, {&quot;dropping-particle&quot;: &quot;&quot;, &quot;family&quot;: &quot;Brokstein&quot;, &quot;given&quot;: &quot;Peter&quot;, &quot;non-dropping-particle&quot;: &quot;&quot;, &quot;parse-names&quot;: false, &quot;suffix&quot;: &quot;&quot;}, {&quot;dropping-particle&quot;: &quot;&quot;, &quot;family&quot;: &quot;Dubchak&quot;, &quot;given&quot;: &quot;Inna&quot;, &quot;non-dropping-particle&quot;: &quot;&quot;, &quot;parse-names&quot;: false, &quot;suffix&quot;: &quot;&quot;}, {&quot;dropping-particle&quot;: &quot;&quot;, &quot;family&quot;: &quot;Goodstein&quot;, &quot;given&quot;: &quot;David&quot;, &quot;non-dropping-particle&quot;: &quot;&quot;, &quot;parse-names&quot;: false, &quot;suffix&quot;: &quot;&quot;}, {&quot;dropping-particle&quot;: &quot;&quot;, &quot;family&quot;: &quot;Hornick&quot;, &quot;given&quot;: &quot;Leila&quot;, &quot;non-dropping-particle&quot;: &quot;&quot;, &quot;parse-names&quot;: false, &quot;suffix&quot;: &quot;&quot;}, {&quot;dropping-particle&quot;: &quot;&quot;, &quot;family&quot;: &quot;Huang&quot;, &quot;given&quot;: &quot;Y. Wayne&quot;, &quot;non-dropping-particle&quot;: &quot;&quot;, &quot;parse-names&quot;: false, &quot;suffix&quot;: &quot;&quot;}, {&quot;dropping-particle&quot;: &quot;&quot;, &quot;family&quot;: &quot;Jhaveri&quot;, &quot;given&quot;: &quot;Jinal&quot;, &quot;non-dropping-particle&quot;: &quot;&quot;, &quot;parse-names&quot;: false, &quot;suffix&quot;: &quot;&quot;}, {&quot;dropping-particle&quot;: &quot;&quot;, &quot;family&quot;: &quot;Luo&quot;, &quot;given&quot;: &quot;Yigong&quot;, &quot;non-dropping-particle&quot;: &quot;&quot;, &quot;parse-names&quot;: false, &quot;suffix&quot;: &quot;&quot;}, {&quot;dropping-particle&quot;: &quot;&quot;, &quot;family&quot;: &quot;Mart\u00ednez&quot;, &quot;given&quot;: &quot;Diego&quot;, &quot;non-dropping-particle&quot;: &quot;&quot;, &quot;parse-names&quot;: false, &quot;suffix&quot;: &quot;&quot;}, {&quot;dropping-particle&quot;: &quot;&quot;, &quot;family&quot;: &quot;Ngau&quot;, &quot;given&quot;: &quot;Wing Chi Abby&quot;, &quot;non-dropping-particle&quot;: &quot;&quot;, &quot;parse-names&quot;: false, &quot;suffix&quot;: &quot;&quot;}, {&quot;dropping-particle&quot;: &quot;&quot;, &quot;family&quot;: &quot;Otillar&quot;, &quot;given&quot;: &quot;Bobby&quot;, &quot;non-dropping-particle&quot;: &quot;&quot;, &quot;parse-names&quot;: false, &quot;suffix&quot;: &quot;&quot;}, {&quot;dropping-particle&quot;: &quot;&quot;, &quot;family&quot;: &quot;Poliakov&quot;, &quot;given&quot;: &quot;Alexander&quot;, &quot;non-dropping-particle&quot;: &quot;&quot;, &quot;parse-names&quot;: false, &quot;suffix&quot;: &quot;&quot;}, {&quot;dropping-particle&quot;: &quot;&quot;, &quot;family&quot;: &quot;Porter&quot;, &quot;given&quot;: &quot;Aaron&quot;, &quot;non-dropping-particle&quot;: &quot;&quot;, &quot;parse-names&quot;: false, &quot;suffix&quot;: &quot;&quot;}, {&quot;dropping-particle&quot;: &quot;&quot;, &quot;family&quot;: &quot;Szajkowski&quot;, &quot;given&quot;: &quot;Lukasz&quot;, &quot;non-dropping-particle&quot;: &quot;&quot;, &quot;parse-names&quot;: false, &quot;suffix&quot;: &quot;&quot;}, {&quot;dropping-particle&quot;: &quot;&quot;, &quot;family&quot;: &quot;Werner&quot;, &quot;given&quot;: &quot;Gregory&quot;, &quot;non-dropping-particle&quot;: &quot;&quot;, &quot;parse-names&quot;: false, &quot;suffix&quot;: &quot;&quot;}, {&quot;dropping-particle&quot;: &quot;&quot;, &quot;family&quot;: &quot;Zhou&quot;, &quot;given&quot;: &quot;Kemin&quot;, &quot;non-dropping-particle&quot;: &quot;&quot;, &quot;parse-names&quot;: false, &quot;suffix&quot;: &quot;&quot;}], &quot;container-title&quot;: &quot;Science&quot;, &quot;id&quot;: &quot;ITEM-1&quot;, &quot;issue&quot;: &quot;5848&quot;, &quot;issued&quot;: {&quot;date-parts&quot;: [[&quot;2007&quot;]]}, &quot;title&quot;: &quot;The Chlamydomonas genome reveals the evolution of key animal and plant functions&quot;, &quot;type&quot;: &quot;article-journal&quot;, &quot;volume&quot;: &quot;318&quot;}, &quot;uris&quot;: [&quot;http://www.mendeley.com/documents/?uuid=33c46dc7-f14c-4d3c-b403-6c0e2eebd744&quot;]}, {&quot;id&quot;: &quot;ITEM-2&quot;, &quot;itemData&quot;: {&quot;DOI&quot;: &quot;10.1093/aob/mcp044&quot;, &quot;ISSN&quot;: &quot;03057364&quot;, &quot;PMID&quot;: &quot;19273476&quot;, &quot;abstract&quot;: &quot;BackgroundLand plants (embryophytes) evolved from streptophyte green algae, a small group of freshwater algae ranging from scaly, unicellular flagellates (Mesostigma) to complex, filamentous thalli with branching, cell differentiation and apical growth (Charales). Streptophyte algae and embryophytes form the division Streptophyta, whereas the remaining green algae are classified as Chlorophyta. The Charales (stoneworts) are often considered to be sister to land plants, suggesting progressive evolution towards cellular complexity within streptophyte green algae. Many cellular (e.g. phragmoplast, plasmodesmata, hexameric cellulose synthase, structure of flagellated cells, oogamous sexual reproduction with zygote retention) and physiological characters (e.g. type of photorespiration, phytochrome system) originated within streptophyte algae.Recent ProgressPhylogenetic studies have demonstrated that Mesostigma (flagellate) and Chlorokybus (sarcinoid) form the earliest divergence within streptophytes, as sister to all other Streptophyta including embryophytes. The question whether Charales, Coleochaetales or Zygnematales are the sister to embryophytes is still (or, again) hotly debated. Projects to study genome evolution within streptophytes including protein families and polyadenylation signals have been initiated. In agreement with morphological and physiological features, many molecular traits believed to be specific for embryophytes have been shown to predate the Chlorophyta/Streptophyta split, or to have originated within streptophyte algae. Molecular phylogenies and the fossil record allow a detailed reconstruction of the early evolutionary events that led to the origin of true land plants, and shaped the current diversity and ecology of streptophyte green algae and their embryophyte descendants. Conclusions The Streptophyta/Chlorophyta divergence correlates with a remarkably conservative preference for freshwater/marine habitats, and the early freshwater adaptation of streptophyte algae was a major advantage for the earliest land plants, even before the origin of the embryo and the sporophyte generation. The complete genomes of a few key streptophyte algae taxa will be required for a better understanding of the colonization of terrestrial habitats by streptophytes.&quot;, &quot;author&quot;: [{&quot;dropping-particle&quot;: &quot;&quot;, &quot;family&quot;: &quot;Becker&quot;, &quot;given&quot;: &quot;Burkhard&quot;, &quot;non-dropping-particle&quot;: &quot;&quot;, &quot;parse-names&quot;: false, &quot;suffix&quot;: &quot;&quot;}, {&quot;dropping-particle&quot;: &quot;&quot;, &quot;family&quot;: &quot;Marin&quot;, &quot;given&quot;: &quot;Birger&quot;, &quot;non-dropping-particle&quot;: &quot;&quot;, &quot;parse-names&quot;: false, &quot;suffix&quot;: &quot;&quot;}], &quot;container-title&quot;: &quot;Annals of Botany&quot;, &quot;id&quot;: &quot;ITEM-2&quot;, &quot;issue&quot;: &quot;7&quot;, &quot;issued&quot;: {&quot;date-parts&quot;: [[&quot;2009&quot;]]}, &quot;page&quot;: &quot;999-1004&quot;, &quot;title&quot;: &quot;Streptophyte algae and the origin of embryophytes&quot;, &quot;type&quot;: &quot;article-journal&quot;, &quot;volume&quot;: &quot;103&quot;}, &quot;uris&quot;: [&quot;http://www.mendeley.com/documents/?uuid=a6cde681-666a-42fe-8954-4dc0d2d47a0a&quot;]}, {&quot;id&quot;: &quot;ITEM-3&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3&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id&quot;: &quot;ITEM-4&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4&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id&quot;: &quot;ITEM-5&quot;, &quot;itemData&quot;: {&quot;DOI&quot;: &quot;10.1146/annurev-arplant-071921-100530&quot;, &quot;ISSN&quot;: &quot;15452123&quot;, &quot;abstract&quot;: &quot;The colonization of land by plants generated opportunities for the rise of new heterotrophic life forms, including humankind. A unique event underpinned this massive change to earth ecosystems-the advent of eukaryotic green algae. Today, an abundant marine green algal group, the prasinophytes, alongside prasinodermophytes and nonmarine chlorophyte algae, is facilitating insights into plant developments. Genome-level data allow identification of conserved proteins and protein families with extensive modifications, losses, or gains and expansion patterns that connect to niche specialization and diversification. Here, we contextualize attributes according to Viridiplantae evolutionary relationships, starting with orthologous protein families, and then focusing on key elements with marked differentiation, resulting in patchy distributions across green algae and plants. We place attention on peptidoglycan biosynthesis, important for plastid division and walls; phytochrome photosensors that are master regulators in plants; and carbohydrate-active enzymes, essential to all manner of carbohydratebiotransformations. Together with advances in algal model systems, these areas are ripe for discovering molecular roles and innovations within and across plant and algal lineages.&quot;, &quot;author&quot;: [{&quot;dropping-particle&quot;: &quot;&quot;, &quot;family&quot;: &quot;Bachy&quot;, &quot;given&quot;: &quot;Charles&quot;, &quot;non-dropping-particle&quot;: &quot;&quot;, &quot;parse-names&quot;: false, &quot;suffix&quot;: &quot;&quot;}, {&quot;dropping-particle&quot;: &quot;&quot;, &quot;family&quot;: &quot;Wittmers&quot;, &quot;given&quot;: &quot;Fabian&quot;, &quot;non-dropping-particle&quot;: &quot;&quot;, &quot;parse-names&quot;: false, &quot;suffix&quot;: &quot;&quot;}, {&quot;dropping-particle&quot;: &quot;&quot;, &quot;family&quot;: &quot;Muschiol&quot;, &quot;given&quot;: &quot;Jan&quot;, &quot;non-dropping-particle&quot;: &quot;&quot;, &quot;parse-names&quot;: false, &quot;suffix&quot;: &quot;&quot;}, {&quot;dropping-particle&quot;: &quot;&quot;, &quot;family&quot;: &quot;Hamilton&quot;, &quot;given&quot;: &quot;Maria&quot;, &quot;non-dropping-particle&quot;: &quot;&quot;, &quot;parse-names&quot;: false, &quot;suffix&quot;: &quot;&quot;}, {&quot;dropping-particle&quot;: &quot;&quot;, &quot;family&quot;: &quot;Henrissat&quot;, &quot;given&quot;: &quot;Bernard&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Annual Review of Plant Biology&quot;, &quot;id&quot;: &quot;ITEM-5&quot;, &quot;issued&quot;: {&quot;date-parts&quot;: [[&quot;2022&quot;]]}, &quot;title&quot;: &quot;The Land-Sea Connection: Insights Into the Plant Lineage from a Green Algal Perspective&quot;, &quot;type&quot;: &quot;article&quot;, &quot;volume&quot;: &quot;73&quot;}, &quot;uris&quot;: [&quot;http://www.mendeley.com/documents/?uuid=c764739e-4284-406f-bd16-83850e8af4b3&quot;]}], &quot;mendeley&quot;: {&quot;formattedCitation&quot;: &quot;(Bachy et al., 2022; Becker &amp; Marin, 2009; Benites et al., 2021; Leliaert et al., 2012; Merchant et al., 2007)&quot;, &quot;plainTextFormattedCitation&quot;: &quot;(Bachy et al., 2022; Becker &amp; Marin, 2009; Benites et al., 2021; Leliaert et al., 2012; Merchant et al., 2007)&quot;, &quot;previouslyFormattedCitation&quot;: &quot;(Bachy et al., 2022; Becker &amp; Marin, 2009; Benites et al., 2021; Leliaert et al., 2012; Merchant et al., 2007)&quot;}, &quot;properties&quot;: {&quot;noteIndex&quot;: 0}, &quot;schema&quot;: &quot;https://github.com/citation-style-language/schema/raw/master/csl-citation.json&quot;} RNDohCIJc0JI1"/><text:span text:style-name="T356">⁠. </text:span><text:span text:style-name="T431">A</text:span><text:span text:style-name="T356">n </text:span><text:span text:style-name="T354">early divergence of two discrete clades from an ancestral green </text:span><text:span text:style-name="T360">microalgae</text:span><text:span text:style-name="T354"> </text:span><text:span text:style-name="T356">is hypothesized</text:span><text:span text:style-name="T354">. </text:span><text:span text:style-name="T360">These</text:span><text:span text:style-name="T356"> two main clades </text:span><text:span text:style-name="T360">are</text:span><text:span text:style-name="T356">: </text:span><text:span text:style-name="T354">the Streptophyta, </text:span><text:span text:style-name="T356">including land plants and charophyte </text:span><text:span text:style-name="T431">(</text:span><text:span text:style-name="T356">green algae that are their closest ancestors/older sisters</text:span><text:span text:style-name="T431">)</text:span><text:span text:style-name="T356">; and the</text:span><text:span text:style-name="T354"> Chlorophyta, </text:span><text:span text:style-name="T356">comprising the core chlorophytes and their closest ancestors/older sisters </text:span><text:span text:style-name="T354">the </text:span><text:span text:style-name="T357">p</text:span><text:span text:style-name="T354">rasinophytes </text:span><text:reference-mark-start text:name="ADDIN CSL_CITATION {&quot;citationItems&quot;: [{&quot;id&quot;: &quot;ITEM-1&quot;, &quot;itemData&quot;: {&quot;DOI&quot;: &quot;10.1038/s41598-019-41680-6&quot;, &quot;ISSN&quot;: &quot;20452322&quot;, &quot;abstract&quot;: &quot;Mamiellophyceae (unicellular green algae) are a key phytoplankton group in coastal waters. Although extensively studied over the last 20 years, the overall oceanic distribution of the major species/clades is still poorly known. To address this problem, we analyzed the 2014 Ocean Sampling Day (OSD) metabarcoding dataset providing sequences from the V4 hypervariable region of the 18S rRNA gene for 157 samples collected at 143 mostly coastal stations. Mamiellophyceae were found at nearly all OSD stations and represented 55% of the green microalgae (Chlorophyta) reads. We performed phylogenetic analyses of unique OSD metabarcodes (amplicon single variants, ASVs) and GenBank reference sequences from cultures and from the environment, focusing on the four most represented genera: Ostreococcus (45% of the Mamiellophyceae reads), Micromonas (34%), Bathycoccus (10%) and Mantoniella (8.7%). These analyses uncovered novel diversity within each genus except Bathycoccus. In Ostreococcus, a new clade (E) was the second most represented clade after Ostreococcus \u201clucimarinus\u201d. Micromonas could be separated into nine clades, exceeding the six species and candidate species already described. Finally, we found two new environmental clades within Mantoniella. Each Mamiellophyceae clade had a specific distribution in the OSD dataset suggesting that they are adapted to different ecological niches.&quot;, &quot;author&quot;: [{&quot;dropping-particle&quot;: &quot;&quot;, &quot;family&quot;: &quot;Tragin&quot;, &quot;given&quot;: &quot;Margot&quot;, &quot;non-dropping-particle&quot;: &quot;&quot;, &quot;parse-names&quot;: false, &quot;suffix&quot;: &quot;&quot;}, {&quot;dropping-particle&quot;: &quot;&quot;, &quot;family&quot;: &quot;Vaulot&quot;, &quot;given&quot;: &quot;Daniel&quot;, &quot;non-dropping-particle&quot;: &quot;&quot;, &quot;parse-names&quot;: false, &quot;suffix&quot;: &quot;&quot;}], &quot;container-title&quot;: &quot;Scientific Reports&quot;, &quot;id&quot;: &quot;ITEM-1&quot;, &quot;issue&quot;: &quot;1&quot;, &quot;issued&quot;: {&quot;date-parts&quot;: [[&quot;2019&quot;]]}, &quot;title&quot;: &quot;Novel diversity within marine Mamiellophyceae (Chlorophyta) unveiled by metabarcoding&quot;, &quot;type&quot;: &quot;article-journal&quot;, &quot;volume&quot;: &quot;9&quot;}, &quot;uris&quot;: [&quot;http://www.mendeley.com/documents/?uuid=b2020571-070b-4ba6-aaf8-8ef650b093cc&quot;]}, {&quot;id&quot;: &quot;ITEM-2&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2&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id&quot;: &quot;ITEM-3&quot;, &quot;itemData&quot;: {&quot;DOI&quot;: &quot;10.1146/annurev-arplant-071921-100530&quot;, &quot;ISSN&quot;: &quot;15452123&quot;, &quot;abstract&quot;: &quot;The colonization of land by plants generated opportunities for the rise of new heterotrophic life forms, including humankind. A unique event underpinned this massive change to earth ecosystems-the advent of eukaryotic green algae. Today, an abundant marine green algal group, the prasinophytes, alongside prasinodermophytes and nonmarine chlorophyte algae, is facilitating insights into plant developments. Genome-level data allow identification of conserved proteins and protein families with extensive modifications, losses, or gains and expansion patterns that connect to niche specialization and diversification. Here, we contextualize attributes according to Viridiplantae evolutionary relationships, starting with orthologous protein families, and then focusing on key elements with marked differentiation, resulting in patchy distributions across green algae and plants. We place attention on peptidoglycan biosynthesis, important for plastid division and walls; phytochrome photosensors that are master regulators in plants; and carbohydrate-active enzymes, essential to all manner of carbohydratebiotransformations. Together with advances in algal model systems, these areas are ripe for discovering molecular roles and innovations within and across plant and algal lineages.&quot;, &quot;author&quot;: [{&quot;dropping-particle&quot;: &quot;&quot;, &quot;family&quot;: &quot;Bachy&quot;, &quot;given&quot;: &quot;Charles&quot;, &quot;non-dropping-particle&quot;: &quot;&quot;, &quot;parse-names&quot;: false, &quot;suffix&quot;: &quot;&quot;}, {&quot;dropping-particle&quot;: &quot;&quot;, &quot;family&quot;: &quot;Wittmers&quot;, &quot;given&quot;: &quot;Fabian&quot;, &quot;non-dropping-particle&quot;: &quot;&quot;, &quot;parse-names&quot;: false, &quot;suffix&quot;: &quot;&quot;}, {&quot;dropping-particle&quot;: &quot;&quot;, &quot;family&quot;: &quot;Muschiol&quot;, &quot;given&quot;: &quot;Jan&quot;, &quot;non-dropping-particle&quot;: &quot;&quot;, &quot;parse-names&quot;: false, &quot;suffix&quot;: &quot;&quot;}, {&quot;dropping-particle&quot;: &quot;&quot;, &quot;family&quot;: &quot;Hamilton&quot;, &quot;given&quot;: &quot;Maria&quot;, &quot;non-dropping-particle&quot;: &quot;&quot;, &quot;parse-names&quot;: false, &quot;suffix&quot;: &quot;&quot;}, {&quot;dropping-particle&quot;: &quot;&quot;, &quot;family&quot;: &quot;Henrissat&quot;, &quot;given&quot;: &quot;Bernard&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Annual Review of Plant Biology&quot;, &quot;id&quot;: &quot;ITEM-3&quot;, &quot;issued&quot;: {&quot;date-parts&quot;: [[&quot;2022&quot;]]}, &quot;title&quot;: &quot;The Land-Sea Connection: Insights Into the Plant Lineage from a Green Algal Perspective&quot;, &quot;type&quot;: &quot;article&quot;, &quot;volume&quot;: &quot;73&quot;}, &quot;uris&quot;: [&quot;http://www.mendeley.com/documents/?uuid=c764739e-4284-406f-bd16-83850e8af4b3&quot;]}], &quot;mendeley&quot;: {&quot;formattedCitation&quot;: &quot;(Bachy et al., 2022; Leliaert et al., 2012; Tragin &amp; Vaulot, 2019)&quot;, &quot;plainTextFormattedCitation&quot;: &quot;(Bachy et al., 2022; Leliaert et al., 2012; Tragin &amp; Vaulot, 2019)&quot;, &quot;previouslyFormattedCitation&quot;: &quot;(Bachy et al., 2022; Leliaert et al., 2012; Tragin &amp; Vaulot, 2019)&quot;}, &quot;properties&quot;: {&quot;noteIndex&quot;: 0}, &quot;schema&quot;: &quot;https://github.com/citation-style-language/schema/raw/master/csl-citation.json&quot;} RNDM5WSAM9fia"/><text:span text:style-name="T19">(Bachy et al., 2022; Leliaert et al., 2012; Tragin &amp; Vaulot, 2019)</text:span><text:reference-mark-end text:name="ADDIN CSL_CITATION {&quot;citationItems&quot;: [{&quot;id&quot;: &quot;ITEM-1&quot;, &quot;itemData&quot;: {&quot;DOI&quot;: &quot;10.1038/s41598-019-41680-6&quot;, &quot;ISSN&quot;: &quot;20452322&quot;, &quot;abstract&quot;: &quot;Mamiellophyceae (unicellular green algae) are a key phytoplankton group in coastal waters. Although extensively studied over the last 20 years, the overall oceanic distribution of the major species/clades is still poorly known. To address this problem, we analyzed the 2014 Ocean Sampling Day (OSD) metabarcoding dataset providing sequences from the V4 hypervariable region of the 18S rRNA gene for 157 samples collected at 143 mostly coastal stations. Mamiellophyceae were found at nearly all OSD stations and represented 55% of the green microalgae (Chlorophyta) reads. We performed phylogenetic analyses of unique OSD metabarcodes (amplicon single variants, ASVs) and GenBank reference sequences from cultures and from the environment, focusing on the four most represented genera: Ostreococcus (45% of the Mamiellophyceae reads), Micromonas (34%), Bathycoccus (10%) and Mantoniella (8.7%). These analyses uncovered novel diversity within each genus except Bathycoccus. In Ostreococcus, a new clade (E) was the second most represented clade after Ostreococcus \u201clucimarinus\u201d. Micromonas could be separated into nine clades, exceeding the six species and candidate species already described. Finally, we found two new environmental clades within Mantoniella. Each Mamiellophyceae clade had a specific distribution in the OSD dataset suggesting that they are adapted to different ecological niches.&quot;, &quot;author&quot;: [{&quot;dropping-particle&quot;: &quot;&quot;, &quot;family&quot;: &quot;Tragin&quot;, &quot;given&quot;: &quot;Margot&quot;, &quot;non-dropping-particle&quot;: &quot;&quot;, &quot;parse-names&quot;: false, &quot;suffix&quot;: &quot;&quot;}, {&quot;dropping-particle&quot;: &quot;&quot;, &quot;family&quot;: &quot;Vaulot&quot;, &quot;given&quot;: &quot;Daniel&quot;, &quot;non-dropping-particle&quot;: &quot;&quot;, &quot;parse-names&quot;: false, &quot;suffix&quot;: &quot;&quot;}], &quot;container-title&quot;: &quot;Scientific Reports&quot;, &quot;id&quot;: &quot;ITEM-1&quot;, &quot;issue&quot;: &quot;1&quot;, &quot;issued&quot;: {&quot;date-parts&quot;: [[&quot;2019&quot;]]}, &quot;title&quot;: &quot;Novel diversity within marine Mamiellophyceae (Chlorophyta) unveiled by metabarcoding&quot;, &quot;type&quot;: &quot;article-journal&quot;, &quot;volume&quot;: &quot;9&quot;}, &quot;uris&quot;: [&quot;http://www.mendeley.com/documents/?uuid=b2020571-070b-4ba6-aaf8-8ef650b093cc&quot;]}, {&quot;id&quot;: &quot;ITEM-2&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2&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id&quot;: &quot;ITEM-3&quot;, &quot;itemData&quot;: {&quot;DOI&quot;: &quot;10.1146/annurev-arplant-071921-100530&quot;, &quot;ISSN&quot;: &quot;15452123&quot;, &quot;abstract&quot;: &quot;The colonization of land by plants generated opportunities for the rise of new heterotrophic life forms, including humankind. A unique event underpinned this massive change to earth ecosystems-the advent of eukaryotic green algae. Today, an abundant marine green algal group, the prasinophytes, alongside prasinodermophytes and nonmarine chlorophyte algae, is facilitating insights into plant developments. Genome-level data allow identification of conserved proteins and protein families with extensive modifications, losses, or gains and expansion patterns that connect to niche specialization and diversification. Here, we contextualize attributes according to Viridiplantae evolutionary relationships, starting with orthologous protein families, and then focusing on key elements with marked differentiation, resulting in patchy distributions across green algae and plants. We place attention on peptidoglycan biosynthesis, important for plastid division and walls; phytochrome photosensors that are master regulators in plants; and carbohydrate-active enzymes, essential to all manner of carbohydratebiotransformations. Together with advances in algal model systems, these areas are ripe for discovering molecular roles and innovations within and across plant and algal lineages.&quot;, &quot;author&quot;: [{&quot;dropping-particle&quot;: &quot;&quot;, &quot;family&quot;: &quot;Bachy&quot;, &quot;given&quot;: &quot;Charles&quot;, &quot;non-dropping-particle&quot;: &quot;&quot;, &quot;parse-names&quot;: false, &quot;suffix&quot;: &quot;&quot;}, {&quot;dropping-particle&quot;: &quot;&quot;, &quot;family&quot;: &quot;Wittmers&quot;, &quot;given&quot;: &quot;Fabian&quot;, &quot;non-dropping-particle&quot;: &quot;&quot;, &quot;parse-names&quot;: false, &quot;suffix&quot;: &quot;&quot;}, {&quot;dropping-particle&quot;: &quot;&quot;, &quot;family&quot;: &quot;Muschiol&quot;, &quot;given&quot;: &quot;Jan&quot;, &quot;non-dropping-particle&quot;: &quot;&quot;, &quot;parse-names&quot;: false, &quot;suffix&quot;: &quot;&quot;}, {&quot;dropping-particle&quot;: &quot;&quot;, &quot;family&quot;: &quot;Hamilton&quot;, &quot;given&quot;: &quot;Maria&quot;, &quot;non-dropping-particle&quot;: &quot;&quot;, &quot;parse-names&quot;: false, &quot;suffix&quot;: &quot;&quot;}, {&quot;dropping-particle&quot;: &quot;&quot;, &quot;family&quot;: &quot;Henrissat&quot;, &quot;given&quot;: &quot;Bernard&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Annual Review of Plant Biology&quot;, &quot;id&quot;: &quot;ITEM-3&quot;, &quot;issued&quot;: {&quot;date-parts&quot;: [[&quot;2022&quot;]]}, &quot;title&quot;: &quot;The Land-Sea Connection: Insights Into the Plant Lineage from a Green Algal Perspective&quot;, &quot;type&quot;: &quot;article&quot;, &quot;volume&quot;: &quot;73&quot;}, &quot;uris&quot;: [&quot;http://www.mendeley.com/documents/?uuid=c764739e-4284-406f-bd16-83850e8af4b3&quot;]}], &quot;mendeley&quot;: {&quot;formattedCitation&quot;: &quot;(Bachy et al., 2022; Leliaert et al., 2012; Tragin &amp; Vaulot, 2019)&quot;, &quot;plainTextFormattedCitation&quot;: &quot;(Bachy et al., 2022; Leliaert et al., 2012; Tragin &amp; Vaulot, 2019)&quot;, &quot;previouslyFormattedCitation&quot;: &quot;(Bachy et al., 2022; Leliaert et al., 2012; Tragin &amp; Vaulot, 2019)&quot;}, &quot;properties&quot;: {&quot;noteIndex&quot;: 0}, &quot;schema&quot;: &quot;https://github.com/citation-style-language/schema/raw/master/csl-citation.json&quot;} RNDM5WSAM9fia"/><text:span text:style-name="T354">⁠.</text:span></text:p>
      <text:p text:style-name="P114"><draw:frame draw:style-name="fr3" draw:name="Marco1" text:anchor-type="char" svg:width="17cm" draw:z-index="4"><draw:text-box fo:min-height="11.816cm"><text:p text:style-name="Figure_20__28_user_29_"><draw:frame draw:style-name="fr8" draw:name="Imagen1" text:anchor-type="paragraph" svg:width="17cm" style:rel-width="100%" svg:height="11.816cm" style:rel-height="scale" draw:z-index="5"><draw:image xlink:href="Pictures/100002010000035800000253B9D600B4623D5598.png" xlink:type="simple" xlink:show="embed" xlink:actuate="onLoad" loext:mime-type="image/png"/></draw:frame>Figure <text:span text:style-name="T431">6</text:span>: (<text:span text:style-name="T378">mejorar arbol y </text:span>escribir pie de foto)</text:p></draw:text-box></draw:frame></text:p>
      <text:p text:style-name="P115">Previous hypotheses posited the domination of the marine waters by the so-called red lineage conformed by diatoms and dinoflagellates. While the green lineage was <text:span text:style-name="T355">thought to </text:span><text:soft-page-break/><text:span text:style-name="T355">have less importance in marine water than in terrestrial environments </text:span><text:reference-mark-start text:name="ADDIN CSL_CITATION {&quot;citationItems&quot;: [{&quot;id&quot;: &quot;ITEM-1&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1&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12d54ccb-90a3-47c9-97ba-e0e49d0e871e&quot;]}], &quot;mendeley&quot;: {&quot;formattedCitation&quot;: &quot;(Worden et al., 2004)&quot;, &quot;plainTextFormattedCitation&quot;: &quot;(Worden et al., 2004)&quot;, &quot;previouslyFormattedCitation&quot;: &quot;(Worden et al., 2004)&quot;}, &quot;properties&quot;: {&quot;noteIndex&quot;: 0}, &quot;schema&quot;: &quot;https://github.com/citation-style-language/schema/raw/master/csl-citation.json&quot;} RNDRQg5T0utP0"/><text:span text:style-name="T20">(Worden et al., 2004)</text:span><text:reference-mark-end text:name="ADDIN CSL_CITATION {&quot;citationItems&quot;: [{&quot;id&quot;: &quot;ITEM-1&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1&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12d54ccb-90a3-47c9-97ba-e0e49d0e871e&quot;]}], &quot;mendeley&quot;: {&quot;formattedCitation&quot;: &quot;(Worden et al., 2004)&quot;, &quot;plainTextFormattedCitation&quot;: &quot;(Worden et al., 2004)&quot;, &quot;previouslyFormattedCitation&quot;: &quot;(Worden et al., 2004)&quot;}, &quot;properties&quot;: {&quot;noteIndex&quot;: 0}, &quot;schema&quot;: &quot;https://github.com/citation-style-language/schema/raw/master/csl-citation.json&quot;} RNDRQg5T0utP0"/><text:span text:style-name="T355">⁠.</text:span><text:span text:style-name="T356"> </text:span><text:span text:style-name="T355">These two lineages established their differences a long time ago when the endosymbiotic events took place, giving rise to the green lineage (one single endosymbiotic event) and the red lineage (two or even more endosymbiotic events) </text:span><text:reference-mark-start text:name="ADDIN CSL_CITATION {&quot;citationItems&quot;: [{&quot;id&quot;: &quot;ITEM-1&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1&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mendeley&quot;: {&quot;formattedCitation&quot;: &quot;(Leliaert et al., 2012)&quot;, &quot;plainTextFormattedCitation&quot;: &quot;(Leliaert et al., 2012)&quot;, &quot;previouslyFormattedCitation&quot;: &quot;(Leliaert et al., 2012)&quot;}, &quot;properties&quot;: {&quot;noteIndex&quot;: 0}, &quot;schema&quot;: &quot;https://github.com/citation-style-language/schema/raw/master/csl-citation.json&quot;} RNDPwViN1ki96"/><text:span text:style-name="T20">(Leliaert et al., 2012)</text:span><text:reference-mark-end text:name="ADDIN CSL_CITATION {&quot;citationItems&quot;: [{&quot;id&quot;: &quot;ITEM-1&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1&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mendeley&quot;: {&quot;formattedCitation&quot;: &quot;(Leliaert et al., 2012)&quot;, &quot;plainTextFormattedCitation&quot;: &quot;(Leliaert et al., 2012)&quot;, &quot;previouslyFormattedCitation&quot;: &quot;(Leliaert et al., 2012)&quot;}, &quot;properties&quot;: {&quot;noteIndex&quot;: 0}, &quot;schema&quot;: &quot;https://github.com/citation-style-language/schema/raw/master/csl-citation.json&quot;} RNDPwViN1ki96"/><text:span text:style-name="T355">⁠.</text:span></text:p>
      <text:p text:style-name="P127"><text:span text:style-name="T240">However, in the last decade, metabarcoding studies have completed the previous hypotheses </text:span><text:span text:style-name="T263">based</text:span><text:span text:style-name="T240"> </text:span><text:span text:style-name="T263">in</text:span><text:span text:style-name="T240"> microscopic and traditional molecular techniques. Theses studies have confirmed the importance of the green lineage in marine waters. </text:span><text:span text:style-name="T260">Also, t</text:span><text:span text:style-name="T241">he</text:span><text:span text:style-name="T242"> cosmopolitan distribution of </text:span><text:span text:style-name="T240">prasinophytes </text:span><text:span text:style-name="T242">has been described</text:span><text:span text:style-name="T240">, </text:span><text:span text:style-name="T242">e</text:span><text:span text:style-name="T240">specially the older sisters from the order Mamiellales </text:span><text:reference-mark-start text:name="ADDIN CSL_CITATION {&quot;citationItems&quot;: [{&quot;id&quot;: &quot;ITEM-1&quot;, &quot;itemData&quot;: {&quot;DOI&quot;: &quot;10.1038/s41598-019-41680-6&quot;, &quot;ISSN&quot;: &quot;20452322&quot;, &quot;abstract&quot;: &quot;Mamiellophyceae (unicellular green algae) are a key phytoplankton group in coastal waters. Although extensively studied over the last 20 years, the overall oceanic distribution of the major species/clades is still poorly known. To address this problem, we analyzed the 2014 Ocean Sampling Day (OSD) metabarcoding dataset providing sequences from the V4 hypervariable region of the 18S rRNA gene for 157 samples collected at 143 mostly coastal stations. Mamiellophyceae were found at nearly all OSD stations and represented 55% of the green microalgae (Chlorophyta) reads. We performed phylogenetic analyses of unique OSD metabarcodes (amplicon single variants, ASVs) and GenBank reference sequences from cultures and from the environment, focusing on the four most represented genera: Ostreococcus (45% of the Mamiellophyceae reads), Micromonas (34%), Bathycoccus (10%) and Mantoniella (8.7%). These analyses uncovered novel diversity within each genus except Bathycoccus. In Ostreococcus, a new clade (E) was the second most represented clade after Ostreococcus \u201clucimarinus\u201d. Micromonas could be separated into nine clades, exceeding the six species and candidate species already described. Finally, we found two new environmental clades within Mantoniella. Each Mamiellophyceae clade had a specific distribution in the OSD dataset suggesting that they are adapted to different ecological niches.&quot;, &quot;author&quot;: [{&quot;dropping-particle&quot;: &quot;&quot;, &quot;family&quot;: &quot;Tragin&quot;, &quot;given&quot;: &quot;Margot&quot;, &quot;non-dropping-particle&quot;: &quot;&quot;, &quot;parse-names&quot;: false, &quot;suffix&quot;: &quot;&quot;}, {&quot;dropping-particle&quot;: &quot;&quot;, &quot;family&quot;: &quot;Vaulot&quot;, &quot;given&quot;: &quot;Daniel&quot;, &quot;non-dropping-particle&quot;: &quot;&quot;, &quot;parse-names&quot;: false, &quot;suffix&quot;: &quot;&quot;}], &quot;container-title&quot;: &quot;Scientific Reports&quot;, &quot;id&quot;: &quot;ITEM-1&quot;, &quot;issue&quot;: &quot;1&quot;, &quot;issued&quot;: {&quot;date-parts&quot;: [[&quot;2019&quot;]]}, &quot;title&quot;: &quot;Novel diversity within marine Mamiellophyceae (Chlorophyta) unveiled by metabarcoding&quot;, &quot;type&quot;: &quot;article-journal&quot;, &quot;volume&quot;: &quot;9&quot;}, &quot;uris&quot;: [&quot;http://www.mendeley.com/documents/?uuid=b2020571-070b-4ba6-aaf8-8ef650b093cc&quot;]}, {&quot;id&quot;: &quot;ITEM-2&quot;, &quot;itemData&quot;: {&quot;DOI&quot;: &quot;10.3390/genes11010066&quot;, &quot;ISSN&quot;: &quot;20734425&quot;, &quot;abstract&quot;: &quot;Among marine phytoplankton, Mamiellales encompass several species from the genera Micromonas, Ostreococcus and Bathycoccus, which are important contributors to primary production. Previous studies based on single gene markers described their wide geographical distribution but led to discussion because of the uneven taxonomic resolution of the method. Here, we leverage genome sequences for six Mamiellales species, two from each genus Micromonas, Ostreococcus and Bathycoccus, to investigate their distribution across 133 stations sampled during the Tara Oceans expedition. Our study confirms the cosmopolitan distribution of Mamiellales and further suggests non-random distribution of species, with two triplets of co-occurring genomes associated with different temperatures: Ostreococcus lucimarinus, Bathycoccus prasinos and Micromonas pusilla were found in colder waters, whereas Ostreococcus spp. RCC809, Bathycoccus spp. TOSAG39-1 and Micromonas commoda were more abundant in warmer conditions. We also report the distribution of the two candidate mating-types of Ostreococcus for which the frequency of sexual reproduction was previously assumed to be very low. Indeed, both mating types were systematically detected together in agreement with either frequent sexual reproduction or the high prevalence of a diploid stage. Altogether, these analyses provide novel insights into Mamiellales\u2019 biogeography and raise novel testable hypotheses about their life cycle and ecology.&quot;, &quot;author&quot;: [{&quot;dropping-particle&quot;: &quot;&quot;, &quot;family&quot;: &quot;Leconte&quot;, &quot;given&quot;: &quot;Jade&quot;, &quot;non-dropping-particle&quot;: &quot;&quot;, &quot;parse-names&quot;: false, &quot;suffix&quot;: &quot;&quot;}, {&quot;dropping-particle&quot;: &quot;&quot;, &quot;family&quot;: &quot;Benites&quot;, &quot;given&quot;: &quot;L. Felipe&quot;, &quot;non-dropping-particle&quot;: &quot;&quot;, &quot;parse-names&quot;: false, &quot;suffix&quot;: &quot;&quot;}, {&quot;dropping-particle&quot;: &quot;&quot;, &quot;family&quot;: &quot;Vannier&quot;, &quot;given&quot;: &quot;Thomas&quot;, &quot;non-dropping-particle&quot;: &quot;&quot;, &quot;parse-names&quot;: false, &quot;suffix&quot;: &quot;&quot;}, {&quot;dropping-particle&quot;: &quot;&quot;, &quot;family&quot;: &quot;Wincker&quot;, &quot;given&quot;: &quot;Patrick&quot;, &quot;non-dropping-particle&quot;: &quot;&quot;, &quot;parse-names&quot;: false, &quot;suffix&quot;: &quot;&quot;}, {&quot;dropping-particle&quot;: &quot;&quot;, &quot;family&quot;: &quot;Piganeau&quot;, &quot;given&quot;: &quot;Gwenael&quot;, &quot;non-dropping-particle&quot;: &quot;&quot;, &quot;parse-names&quot;: false, &quot;suffix&quot;: &quot;&quot;}, {&quot;dropping-particle&quot;: &quot;&quot;, &quot;family&quot;: &quot;Jaillon&quot;, &quot;given&quot;: &quot;Olivier&quot;, &quot;non-dropping-particle&quot;: &quot;&quot;, &quot;parse-names&quot;: false, &quot;suffix&quot;: &quot;&quot;}], &quot;container-title&quot;: &quot;Genes&quot;, &quot;id&quot;: &quot;ITEM-2&quot;, &quot;issue&quot;: &quot;1&quot;, &quot;issued&quot;: {&quot;date-parts&quot;: [[&quot;2020&quot;]]}, &quot;title&quot;: &quot;Genome resolved biogeography of mamiellales&quot;, &quot;type&quot;: &quot;article-journal&quot;, &quot;volume&quot;: &quot;11&quot;}, &quot;uris&quot;: [&quot;http://www.mendeley.com/documents/?uuid=6a9d02a3-0798-4aac-b04c-f6e9612849fa&quot;]}, {&quot;id&quot;: &quot;ITEM-3&quot;, &quot;itemData&quot;: {&quot;DOI&quot;: &quot;10.1038/ismej.2010.209&quot;, &quot;ISSN&quot;: &quot;17517362&quot;, &quot;abstract&quot;: &quot;Ostreococcus is a marine picophytoeukaryote for which culture studies indicate there are 'high-light' and 'low-light' adapted ecotypes. Representatives of these ecotypes fall within two to three 18S ribosomal DNA (rDNA) clades for the former and one for the latter. However, clade distributions and relationships to this form of niche partitioning are unknown in nature. We developed two quantitative PCR primer-probe sets and enumerated the proposed ecotypes in the Pacific Ocean as well as the subtropical and tropical North Atlantic. Statistical differences in factors such as salinity, temperature and NO 3 indicated the ecophysiological parameters behind clade distributions are more complex than irradiance alone. Clade OII, containing the putatively low-light adapted strains, was detected at warm oligotrophic sites. In contrast, Clade OI, containing high-light adapted strains, was present in cooler mesotrophic and coastal waters. Maximal OI abundance (19 555\u00b137 18S rDNA copies per ml) was detected in mesotrophic waters at 40 m depth, approaching the nutricline. OII was often more abundant at the deep chlorophyll maximum, when nutrient concentrations were significantly higher than at the surface (stratified euphotic zone waters). However, in mixed euphotic-zone water columns, relatively high numbers (for example, 891\u00b1107 18S rDNA copies per ml, Sargasso Sea, springtime) were detected at the surface. Both Clades OI and OII were found at multiple euphotic zone depths, but co-occurrence at the same geographical location appeared rare and was detected only in continental slope waters. In situ growth rate estimates using these primer-probes and better comprehension of physiology will enhance ecological understanding of Ostreococcus Clades OII and OI which appear to be oceanic and coastal clades, respectively. \u00a9 2011 International Society for Microbial Ecology. All rights reserved.&quot;, &quot;author&quot;: [{&quot;dropping-particle&quot;: &quot;&quot;, &quot;family&quot;: &quot;Demir-Hilton&quot;, &quot;given&quot;: &quot;Elif&quot;, &quot;non-dropping-particle&quot;: &quot;&quot;, &quot;parse-names&quot;: false, &quot;suffix&quot;: &quot;&quot;}, {&quot;dropping-particle&quot;: &quot;&quot;, &quot;family&quot;: &quot;Sudek&quot;, &quot;given&quot;: &quot;Sebastian&quot;, &quot;non-dropping-particle&quot;: &quot;&quot;, &quot;parse-names&quot;: false, &quot;suffix&quot;: &quot;&quot;}, {&quot;dropping-particle&quot;: &quot;&quot;, &quot;family&quot;: &quot;Cuvelier&quot;, &quot;given&quot;: &quot;Marie L.&quot;, &quot;non-dropping-particle&quot;: &quot;&quot;, &quot;parse-names&quot;: false, &quot;suffix&quot;: &quot;&quot;}, {&quot;dropping-particle&quot;: &quot;&quot;, &quot;family&quot;: &quot;Gentemann&quot;, &quot;given&quot;: &quot;Chelle L.&quot;, &quot;non-dropping-particle&quot;: &quot;&quot;, &quot;parse-names&quot;: false, &quot;suffix&quot;: &quot;&quot;}, {&quot;dropping-particle&quot;: &quot;&quot;, &quot;family&quot;: &quot;Zehr&quot;, &quot;given&quot;: &quot;Jonathan P.&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ISME Journal&quot;, &quot;id&quot;: &quot;ITEM-3&quot;, &quot;issue&quot;: &quot;7&quot;, &quot;issued&quot;: {&quot;date-parts&quot;: [[&quot;2011&quot;]]}, &quot;title&quot;: &quot;Global distribution patterns of distinct clades of the photosynthetic picoeukaryote Ostreococcus&quot;, &quot;type&quot;: &quot;article-journal&quot;, &quot;volume&quot;: &quot;5&quot;}, &quot;uris&quot;: [&quot;http://www.mendeley.com/documents/?uuid=4c09ca03-239b-43ec-a1c1-b1f70edc26bc&quot;]}, {&quot;id&quot;: &quot;ITEM-4&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4&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12d54ccb-90a3-47c9-97ba-e0e49d0e871e&quot;]}, {&quot;id&quot;: &quot;ITEM-5&quot;, &quot;itemData&quot;: {&quot;DOI&quot;: &quot;10.4319/lo.2011.56.6.2334&quot;, &quot;ISSN&quot;: &quot;00243590&quot;, &quot;abstract&quot;: &quot;We studied the structure and seasonal dynamics of the photosynthetic picoeukaryote community at a coastal site off central Chile that is strongly affected by seasonal wind-driven upwelling. We determined the picoeukaryote phylogenetic diversity by cloning and sequencing the 18S ribosomal ribonucleic acid (rRNA) gene amplified with Chloroplastida-biased primers. Chloroplastida made up 100% (autumn), 61% (spring), and 20% (summer) of the clone libraries. Most sequences belonged to Mamiellophyceae and clustered with Micromonas (clades A.BC.1, B.E.3, C.D.5), Ostreococcus (clade A), and Crustomastix (clade A). Fluorescent in situ hybridization coupled with tyramide signal amplification (FISH-TSA) was used to determine the time variability in abundance of the total picoeukaryotic community, the Chloroplastida, and the genera Micromonas, Ostreococcus, and Bathycoccus over a period of 2 yr with nearly monthly sampling. The abundance of photosynthetic picoeukaryotes was low during the upwelling season (spring and summer) and high during the nonupwelling season (late fall and winter). Chloroplastida made up, on average, 74% of the total picoeukaryotic community, and the sum of the three genera probed accounted for 100% of the Chloroplastida abundances. Ostreococcus dominated the picophytoplanktonic community numerically throughout the year and, thus, appears to be a key component of the upwelling picoplanktonic community in the eastern South Pacific. \u00a9 2011, by the Association for the Sciences of Limnology and Oceanography, Inc.&quot;, &quot;author&quot;: [{&quot;dropping-particle&quot;: &quot;&quot;, &quot;family&quot;: &quot;Collado-Fabbri&quot;, &quot;given&quot;: &quot;Silvana&quot;, &quot;non-dropping-particle&quot;: &quot;&quot;, &quot;parse-names&quot;: false, &quot;suffix&quot;: &quot;&quot;}, {&quot;dropping-particle&quot;: &quot;&quot;, &quot;family&quot;: &quot;Vaulot&quot;, &quot;given&quot;: &quot;Daniel&quot;, &quot;non-dropping-particle&quot;: &quot;&quot;, &quot;parse-names&quot;: false, &quot;suffix&quot;: &quot;&quot;}, {&quot;dropping-particle&quot;: &quot;&quot;, &quot;family&quot;: &quot;Ulloa&quot;, &quot;given&quot;: &quot;Osvaldo&quot;, &quot;non-dropping-particle&quot;: &quot;&quot;, &quot;parse-names&quot;: false, &quot;suffix&quot;: &quot;&quot;}], &quot;container-title&quot;: &quot;Limnology and Oceanography&quot;, &quot;id&quot;: &quot;ITEM-5&quot;, &quot;issue&quot;: &quot;6&quot;, &quot;issued&quot;: {&quot;date-parts&quot;: [[&quot;2011&quot;]]}, &quot;title&quot;: &quot;Structure and seasonal dynamics of the eukaryotic picophytoplankton community in a wind-driven coastal upwelling ecosystem&quot;, &quot;type&quot;: &quot;article-journal&quot;, &quot;volume&quot;: &quot;56&quot;}, &quot;uris&quot;: [&quot;http://www.mendeley.com/documents/?uuid=e85aa25c-979f-4b53-b406-dde46ba16dfe&quot;]}], &quot;mendeley&quot;: {&quot;formattedCitation&quot;: &quot;(Collado-Fabbri et al., 2011; Demir-Hilton et al., 2011; Leconte et al., 2020; Tragin &amp; Vaulot, 2019; Worden et al., 2004)&quot;, &quot;plainTextFormattedCitation&quot;: &quot;(Collado-Fabbri et al., 2011; Demir-Hilton et al., 2011; Leconte et al., 2020; Tragin &amp; Vaulot, 2019; Worden et al., 2004)&quot;, &quot;previouslyFormattedCitation&quot;: &quot;(Collado-Fabbri et al., 2011; Demir-Hilton et al., 2011; Leconte et al., 2020; Tragin &amp; Vaulot, 2019; Worden et al., 2004)&quot;}, &quot;properties&quot;: {&quot;noteIndex&quot;: 0}, &quot;schema&quot;: &quot;https://github.com/citation-style-language/schema/raw/master/csl-citation.json&quot;} RNDhvQKrCgM4Q"/><text:span text:style-name="T240">(Collado-Fabbri et al., 2011; Demir-Hilton et al., 2011; Leconte et al., 2020; Tragin &amp; Vaulot, 2019; Worden et al., 2004)</text:span><text:reference-mark-end text:name="ADDIN CSL_CITATION {&quot;citationItems&quot;: [{&quot;id&quot;: &quot;ITEM-1&quot;, &quot;itemData&quot;: {&quot;DOI&quot;: &quot;10.1038/s41598-019-41680-6&quot;, &quot;ISSN&quot;: &quot;20452322&quot;, &quot;abstract&quot;: &quot;Mamiellophyceae (unicellular green algae) are a key phytoplankton group in coastal waters. Although extensively studied over the last 20 years, the overall oceanic distribution of the major species/clades is still poorly known. To address this problem, we analyzed the 2014 Ocean Sampling Day (OSD) metabarcoding dataset providing sequences from the V4 hypervariable region of the 18S rRNA gene for 157 samples collected at 143 mostly coastal stations. Mamiellophyceae were found at nearly all OSD stations and represented 55% of the green microalgae (Chlorophyta) reads. We performed phylogenetic analyses of unique OSD metabarcodes (amplicon single variants, ASVs) and GenBank reference sequences from cultures and from the environment, focusing on the four most represented genera: Ostreococcus (45% of the Mamiellophyceae reads), Micromonas (34%), Bathycoccus (10%) and Mantoniella (8.7%). These analyses uncovered novel diversity within each genus except Bathycoccus. In Ostreococcus, a new clade (E) was the second most represented clade after Ostreococcus \u201clucimarinus\u201d. Micromonas could be separated into nine clades, exceeding the six species and candidate species already described. Finally, we found two new environmental clades within Mantoniella. Each Mamiellophyceae clade had a specific distribution in the OSD dataset suggesting that they are adapted to different ecological niches.&quot;, &quot;author&quot;: [{&quot;dropping-particle&quot;: &quot;&quot;, &quot;family&quot;: &quot;Tragin&quot;, &quot;given&quot;: &quot;Margot&quot;, &quot;non-dropping-particle&quot;: &quot;&quot;, &quot;parse-names&quot;: false, &quot;suffix&quot;: &quot;&quot;}, {&quot;dropping-particle&quot;: &quot;&quot;, &quot;family&quot;: &quot;Vaulot&quot;, &quot;given&quot;: &quot;Daniel&quot;, &quot;non-dropping-particle&quot;: &quot;&quot;, &quot;parse-names&quot;: false, &quot;suffix&quot;: &quot;&quot;}], &quot;container-title&quot;: &quot;Scientific Reports&quot;, &quot;id&quot;: &quot;ITEM-1&quot;, &quot;issue&quot;: &quot;1&quot;, &quot;issued&quot;: {&quot;date-parts&quot;: [[&quot;2019&quot;]]}, &quot;title&quot;: &quot;Novel diversity within marine Mamiellophyceae (Chlorophyta) unveiled by metabarcoding&quot;, &quot;type&quot;: &quot;article-journal&quot;, &quot;volume&quot;: &quot;9&quot;}, &quot;uris&quot;: [&quot;http://www.mendeley.com/documents/?uuid=b2020571-070b-4ba6-aaf8-8ef650b093cc&quot;]}, {&quot;id&quot;: &quot;ITEM-2&quot;, &quot;itemData&quot;: {&quot;DOI&quot;: &quot;10.3390/genes11010066&quot;, &quot;ISSN&quot;: &quot;20734425&quot;, &quot;abstract&quot;: &quot;Among marine phytoplankton, Mamiellales encompass several species from the genera Micromonas, Ostreococcus and Bathycoccus, which are important contributors to primary production. Previous studies based on single gene markers described their wide geographical distribution but led to discussion because of the uneven taxonomic resolution of the method. Here, we leverage genome sequences for six Mamiellales species, two from each genus Micromonas, Ostreococcus and Bathycoccus, to investigate their distribution across 133 stations sampled during the Tara Oceans expedition. Our study confirms the cosmopolitan distribution of Mamiellales and further suggests non-random distribution of species, with two triplets of co-occurring genomes associated with different temperatures: Ostreococcus lucimarinus, Bathycoccus prasinos and Micromonas pusilla were found in colder waters, whereas Ostreococcus spp. RCC809, Bathycoccus spp. TOSAG39-1 and Micromonas commoda were more abundant in warmer conditions. We also report the distribution of the two candidate mating-types of Ostreococcus for which the frequency of sexual reproduction was previously assumed to be very low. Indeed, both mating types were systematically detected together in agreement with either frequent sexual reproduction or the high prevalence of a diploid stage. Altogether, these analyses provide novel insights into Mamiellales\u2019 biogeography and raise novel testable hypotheses about their life cycle and ecology.&quot;, &quot;author&quot;: [{&quot;dropping-particle&quot;: &quot;&quot;, &quot;family&quot;: &quot;Leconte&quot;, &quot;given&quot;: &quot;Jade&quot;, &quot;non-dropping-particle&quot;: &quot;&quot;, &quot;parse-names&quot;: false, &quot;suffix&quot;: &quot;&quot;}, {&quot;dropping-particle&quot;: &quot;&quot;, &quot;family&quot;: &quot;Benites&quot;, &quot;given&quot;: &quot;L. Felipe&quot;, &quot;non-dropping-particle&quot;: &quot;&quot;, &quot;parse-names&quot;: false, &quot;suffix&quot;: &quot;&quot;}, {&quot;dropping-particle&quot;: &quot;&quot;, &quot;family&quot;: &quot;Vannier&quot;, &quot;given&quot;: &quot;Thomas&quot;, &quot;non-dropping-particle&quot;: &quot;&quot;, &quot;parse-names&quot;: false, &quot;suffix&quot;: &quot;&quot;}, {&quot;dropping-particle&quot;: &quot;&quot;, &quot;family&quot;: &quot;Wincker&quot;, &quot;given&quot;: &quot;Patrick&quot;, &quot;non-dropping-particle&quot;: &quot;&quot;, &quot;parse-names&quot;: false, &quot;suffix&quot;: &quot;&quot;}, {&quot;dropping-particle&quot;: &quot;&quot;, &quot;family&quot;: &quot;Piganeau&quot;, &quot;given&quot;: &quot;Gwenael&quot;, &quot;non-dropping-particle&quot;: &quot;&quot;, &quot;parse-names&quot;: false, &quot;suffix&quot;: &quot;&quot;}, {&quot;dropping-particle&quot;: &quot;&quot;, &quot;family&quot;: &quot;Jaillon&quot;, &quot;given&quot;: &quot;Olivier&quot;, &quot;non-dropping-particle&quot;: &quot;&quot;, &quot;parse-names&quot;: false, &quot;suffix&quot;: &quot;&quot;}], &quot;container-title&quot;: &quot;Genes&quot;, &quot;id&quot;: &quot;ITEM-2&quot;, &quot;issue&quot;: &quot;1&quot;, &quot;issued&quot;: {&quot;date-parts&quot;: [[&quot;2020&quot;]]}, &quot;title&quot;: &quot;Genome resolved biogeography of mamiellales&quot;, &quot;type&quot;: &quot;article-journal&quot;, &quot;volume&quot;: &quot;11&quot;}, &quot;uris&quot;: [&quot;http://www.mendeley.com/documents/?uuid=6a9d02a3-0798-4aac-b04c-f6e9612849fa&quot;]}, {&quot;id&quot;: &quot;ITEM-3&quot;, &quot;itemData&quot;: {&quot;DOI&quot;: &quot;10.1038/ismej.2010.209&quot;, &quot;ISSN&quot;: &quot;17517362&quot;, &quot;abstract&quot;: &quot;Ostreococcus is a marine picophytoeukaryote for which culture studies indicate there are 'high-light' and 'low-light' adapted ecotypes. Representatives of these ecotypes fall within two to three 18S ribosomal DNA (rDNA) clades for the former and one for the latter. However, clade distributions and relationships to this form of niche partitioning are unknown in nature. We developed two quantitative PCR primer-probe sets and enumerated the proposed ecotypes in the Pacific Ocean as well as the subtropical and tropical North Atlantic. Statistical differences in factors such as salinity, temperature and NO 3 indicated the ecophysiological parameters behind clade distributions are more complex than irradiance alone. Clade OII, containing the putatively low-light adapted strains, was detected at warm oligotrophic sites. In contrast, Clade OI, containing high-light adapted strains, was present in cooler mesotrophic and coastal waters. Maximal OI abundance (19 555\u00b137 18S rDNA copies per ml) was detected in mesotrophic waters at 40 m depth, approaching the nutricline. OII was often more abundant at the deep chlorophyll maximum, when nutrient concentrations were significantly higher than at the surface (stratified euphotic zone waters). However, in mixed euphotic-zone water columns, relatively high numbers (for example, 891\u00b1107 18S rDNA copies per ml, Sargasso Sea, springtime) were detected at the surface. Both Clades OI and OII were found at multiple euphotic zone depths, but co-occurrence at the same geographical location appeared rare and was detected only in continental slope waters. In situ growth rate estimates using these primer-probes and better comprehension of physiology will enhance ecological understanding of Ostreococcus Clades OII and OI which appear to be oceanic and coastal clades, respectively. \u00a9 2011 International Society for Microbial Ecology. All rights reserved.&quot;, &quot;author&quot;: [{&quot;dropping-particle&quot;: &quot;&quot;, &quot;family&quot;: &quot;Demir-Hilton&quot;, &quot;given&quot;: &quot;Elif&quot;, &quot;non-dropping-particle&quot;: &quot;&quot;, &quot;parse-names&quot;: false, &quot;suffix&quot;: &quot;&quot;}, {&quot;dropping-particle&quot;: &quot;&quot;, &quot;family&quot;: &quot;Sudek&quot;, &quot;given&quot;: &quot;Sebastian&quot;, &quot;non-dropping-particle&quot;: &quot;&quot;, &quot;parse-names&quot;: false, &quot;suffix&quot;: &quot;&quot;}, {&quot;dropping-particle&quot;: &quot;&quot;, &quot;family&quot;: &quot;Cuvelier&quot;, &quot;given&quot;: &quot;Marie L.&quot;, &quot;non-dropping-particle&quot;: &quot;&quot;, &quot;parse-names&quot;: false, &quot;suffix&quot;: &quot;&quot;}, {&quot;dropping-particle&quot;: &quot;&quot;, &quot;family&quot;: &quot;Gentemann&quot;, &quot;given&quot;: &quot;Chelle L.&quot;, &quot;non-dropping-particle&quot;: &quot;&quot;, &quot;parse-names&quot;: false, &quot;suffix&quot;: &quot;&quot;}, {&quot;dropping-particle&quot;: &quot;&quot;, &quot;family&quot;: &quot;Zehr&quot;, &quot;given&quot;: &quot;Jonathan P.&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ISME Journal&quot;, &quot;id&quot;: &quot;ITEM-3&quot;, &quot;issue&quot;: &quot;7&quot;, &quot;issued&quot;: {&quot;date-parts&quot;: [[&quot;2011&quot;]]}, &quot;title&quot;: &quot;Global distribution patterns of distinct clades of the photosynthetic picoeukaryote Ostreococcus&quot;, &quot;type&quot;: &quot;article-journal&quot;, &quot;volume&quot;: &quot;5&quot;}, &quot;uris&quot;: [&quot;http://www.mendeley.com/documents/?uuid=4c09ca03-239b-43ec-a1c1-b1f70edc26bc&quot;]}, {&quot;id&quot;: &quot;ITEM-4&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4&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12d54ccb-90a3-47c9-97ba-e0e49d0e871e&quot;]}, {&quot;id&quot;: &quot;ITEM-5&quot;, &quot;itemData&quot;: {&quot;DOI&quot;: &quot;10.4319/lo.2011.56.6.2334&quot;, &quot;ISSN&quot;: &quot;00243590&quot;, &quot;abstract&quot;: &quot;We studied the structure and seasonal dynamics of the photosynthetic picoeukaryote community at a coastal site off central Chile that is strongly affected by seasonal wind-driven upwelling. We determined the picoeukaryote phylogenetic diversity by cloning and sequencing the 18S ribosomal ribonucleic acid (rRNA) gene amplified with Chloroplastida-biased primers. Chloroplastida made up 100% (autumn), 61% (spring), and 20% (summer) of the clone libraries. Most sequences belonged to Mamiellophyceae and clustered with Micromonas (clades A.BC.1, B.E.3, C.D.5), Ostreococcus (clade A), and Crustomastix (clade A). Fluorescent in situ hybridization coupled with tyramide signal amplification (FISH-TSA) was used to determine the time variability in abundance of the total picoeukaryotic community, the Chloroplastida, and the genera Micromonas, Ostreococcus, and Bathycoccus over a period of 2 yr with nearly monthly sampling. The abundance of photosynthetic picoeukaryotes was low during the upwelling season (spring and summer) and high during the nonupwelling season (late fall and winter). Chloroplastida made up, on average, 74% of the total picoeukaryotic community, and the sum of the three genera probed accounted for 100% of the Chloroplastida abundances. Ostreococcus dominated the picophytoplanktonic community numerically throughout the year and, thus, appears to be a key component of the upwelling picoplanktonic community in the eastern South Pacific. \u00a9 2011, by the Association for the Sciences of Limnology and Oceanography, Inc.&quot;, &quot;author&quot;: [{&quot;dropping-particle&quot;: &quot;&quot;, &quot;family&quot;: &quot;Collado-Fabbri&quot;, &quot;given&quot;: &quot;Silvana&quot;, &quot;non-dropping-particle&quot;: &quot;&quot;, &quot;parse-names&quot;: false, &quot;suffix&quot;: &quot;&quot;}, {&quot;dropping-particle&quot;: &quot;&quot;, &quot;family&quot;: &quot;Vaulot&quot;, &quot;given&quot;: &quot;Daniel&quot;, &quot;non-dropping-particle&quot;: &quot;&quot;, &quot;parse-names&quot;: false, &quot;suffix&quot;: &quot;&quot;}, {&quot;dropping-particle&quot;: &quot;&quot;, &quot;family&quot;: &quot;Ulloa&quot;, &quot;given&quot;: &quot;Osvaldo&quot;, &quot;non-dropping-particle&quot;: &quot;&quot;, &quot;parse-names&quot;: false, &quot;suffix&quot;: &quot;&quot;}], &quot;container-title&quot;: &quot;Limnology and Oceanography&quot;, &quot;id&quot;: &quot;ITEM-5&quot;, &quot;issue&quot;: &quot;6&quot;, &quot;issued&quot;: {&quot;date-parts&quot;: [[&quot;2011&quot;]]}, &quot;title&quot;: &quot;Structure and seasonal dynamics of the eukaryotic picophytoplankton community in a wind-driven coastal upwelling ecosystem&quot;, &quot;type&quot;: &quot;article-journal&quot;, &quot;volume&quot;: &quot;56&quot;}, &quot;uris&quot;: [&quot;http://www.mendeley.com/documents/?uuid=e85aa25c-979f-4b53-b406-dde46ba16dfe&quot;]}], &quot;mendeley&quot;: {&quot;formattedCitation&quot;: &quot;(Collado-Fabbri et al., 2011; Demir-Hilton et al., 2011; Leconte et al., 2020; Tragin &amp; Vaulot, 2019; Worden et al., 2004)&quot;, &quot;plainTextFormattedCitation&quot;: &quot;(Collado-Fabbri et al., 2011; Demir-Hilton et al., 2011; Leconte et al., 2020; Tragin &amp; Vaulot, 2019; Worden et al., 2004)&quot;, &quot;previouslyFormattedCitation&quot;: &quot;(Collado-Fabbri et al., 2011; Demir-Hilton et al., 2011; Leconte et al., 2020; Tragin &amp; Vaulot, 2019; Worden et al., 2004)&quot;}, &quot;properties&quot;: {&quot;noteIndex&quot;: 0}, &quot;schema&quot;: &quot;https://github.com/citation-style-language/schema/raw/master/csl-citation.json&quot;} RNDhvQKrCgM4Q"/><text:span text:style-name="T266">⁠</text:span><text:span text:style-name="T240">⁠. <text:s/></text:span></text:p>
      <text:p text:style-name="P127"><text:span text:style-name="T240">I</text:span><text:span text:style-name="T242">n that </text:span><text:span text:style-name="T260">taxonomic</text:span><text:span text:style-name="T242"> context is placed Ostreococcus tauri, </text:span><text:span text:style-name="T260">which is considered</text:span><text:span text:style-name="T242"> </text:span><text:span text:style-name="T241">a green mamiellale algae.</text:span><text:span text:style-name="T242"> </text:span><text:span text:style-name="T261">Its contribution to the marine phytoplankton is crucial in a wide range of oceans and seas all over the world </text:span><text:reference-mark-start text:name="ADDIN CSL_CITATION {&quot;citationItems&quot;: [{&quot;id&quot;: &quot;ITEM-1&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1&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id&quot;: &quot;ITEM-2&quot;, &quot;itemData&quot;: {&quot;DOI&quot;: &quot;10.1038/ismej.2010.209&quot;, &quot;ISSN&quot;: &quot;17517362&quot;, &quot;abstract&quot;: &quot;Ostreococcus is a marine picophytoeukaryote for which culture studies indicate there are 'high-light' and 'low-light' adapted ecotypes. Representatives of these ecotypes fall within two to three 18S ribosomal DNA (rDNA) clades for the former and one for the latter. However, clade distributions and relationships to this form of niche partitioning are unknown in nature. We developed two quantitative PCR primer-probe sets and enumerated the proposed ecotypes in the Pacific Ocean as well as the subtropical and tropical North Atlantic. Statistical differences in factors such as salinity, temperature and NO 3 indicated the ecophysiological parameters behind clade distributions are more complex than irradiance alone. Clade OII, containing the putatively low-light adapted strains, was detected at warm oligotrophic sites. In contrast, Clade OI, containing high-light adapted strains, was present in cooler mesotrophic and coastal waters. Maximal OI abundance (19 555\u00b137 18S rDNA copies per ml) was detected in mesotrophic waters at 40 m depth, approaching the nutricline. OII was often more abundant at the deep chlorophyll maximum, when nutrient concentrations were significantly higher than at the surface (stratified euphotic zone waters). However, in mixed euphotic-zone water columns, relatively high numbers (for example, 891\u00b1107 18S rDNA copies per ml, Sargasso Sea, springtime) were detected at the surface. Both Clades OI and OII were found at multiple euphotic zone depths, but co-occurrence at the same geographical location appeared rare and was detected only in continental slope waters. In situ growth rate estimates using these primer-probes and better comprehension of physiology will enhance ecological understanding of Ostreococcus Clades OII and OI which appear to be oceanic and coastal clades, respectively. \u00a9 2011 International Society for Microbial Ecology. All rights reserved.&quot;, &quot;author&quot;: [{&quot;dropping-particle&quot;: &quot;&quot;, &quot;family&quot;: &quot;Demir-Hilton&quot;, &quot;given&quot;: &quot;Elif&quot;, &quot;non-dropping-particle&quot;: &quot;&quot;, &quot;parse-names&quot;: false, &quot;suffix&quot;: &quot;&quot;}, {&quot;dropping-particle&quot;: &quot;&quot;, &quot;family&quot;: &quot;Sudek&quot;, &quot;given&quot;: &quot;Sebastian&quot;, &quot;non-dropping-particle&quot;: &quot;&quot;, &quot;parse-names&quot;: false, &quot;suffix&quot;: &quot;&quot;}, {&quot;dropping-particle&quot;: &quot;&quot;, &quot;family&quot;: &quot;Cuvelier&quot;, &quot;given&quot;: &quot;Marie L.&quot;, &quot;non-dropping-particle&quot;: &quot;&quot;, &quot;parse-names&quot;: false, &quot;suffix&quot;: &quot;&quot;}, {&quot;dropping-particle&quot;: &quot;&quot;, &quot;family&quot;: &quot;Gentemann&quot;, &quot;given&quot;: &quot;Chelle L.&quot;, &quot;non-dropping-particle&quot;: &quot;&quot;, &quot;parse-names&quot;: false, &quot;suffix&quot;: &quot;&quot;}, {&quot;dropping-particle&quot;: &quot;&quot;, &quot;family&quot;: &quot;Zehr&quot;, &quot;given&quot;: &quot;Jonathan P.&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ISME Journal&quot;, &quot;id&quot;: &quot;ITEM-2&quot;, &quot;issue&quot;: &quot;7&quot;, &quot;issued&quot;: {&quot;date-parts&quot;: [[&quot;2011&quot;]]}, &quot;title&quot;: &quot;Global distribution patterns of distinct clades of the photosynthetic picoeukaryote Ostreococcus&quot;, &quot;type&quot;: &quot;article-journal&quot;, &quot;volume&quot;: &quot;5&quot;}, &quot;uris&quot;: [&quot;http://www.mendeley.com/documents/?uuid=4c09ca03-239b-43ec-a1c1-b1f70edc26bc&quot;]}, {&quot;id&quot;: &quot;ITEM-3&quot;, &quot;itemData&quot;: {&quot;DOI&quot;: &quot;10.4319/lo.2011.56.6.2334&quot;, &quot;ISSN&quot;: &quot;00243590&quot;, &quot;abstract&quot;: &quot;We studied the structure and seasonal dynamics of the photosynthetic picoeukaryote community at a coastal site off central Chile that is strongly affected by seasonal wind-driven upwelling. We determined the picoeukaryote phylogenetic diversity by cloning and sequencing the 18S ribosomal ribonucleic acid (rRNA) gene amplified with Chloroplastida-biased primers. Chloroplastida made up 100% (autumn), 61% (spring), and 20% (summer) of the clone libraries. Most sequences belonged to Mamiellophyceae and clustered with Micromonas (clades A.BC.1, B.E.3, C.D.5), Ostreococcus (clade A), and Crustomastix (clade A). Fluorescent in situ hybridization coupled with tyramide signal amplification (FISH-TSA) was used to determine the time variability in abundance of the total picoeukaryotic community, the Chloroplastida, and the genera Micromonas, Ostreococcus, and Bathycoccus over a period of 2 yr with nearly monthly sampling. The abundance of photosynthetic picoeukaryotes was low during the upwelling season (spring and summer) and high during the nonupwelling season (late fall and winter). Chloroplastida made up, on average, 74% of the total picoeukaryotic community, and the sum of the three genera probed accounted for 100% of the Chloroplastida abundances. Ostreococcus dominated the picophytoplanktonic community numerically throughout the year and, thus, appears to be a key component of the upwelling picoplanktonic community in the eastern South Pacific. \u00a9 2011, by the Association for the Sciences of Limnology and Oceanography, Inc.&quot;, &quot;author&quot;: [{&quot;dropping-particle&quot;: &quot;&quot;, &quot;family&quot;: &quot;Collado-Fabbri&quot;, &quot;given&quot;: &quot;Silvana&quot;, &quot;non-dropping-particle&quot;: &quot;&quot;, &quot;parse-names&quot;: false, &quot;suffix&quot;: &quot;&quot;}, {&quot;dropping-particle&quot;: &quot;&quot;, &quot;family&quot;: &quot;Vaulot&quot;, &quot;given&quot;: &quot;Daniel&quot;, &quot;non-dropping-particle&quot;: &quot;&quot;, &quot;parse-names&quot;: false, &quot;suffix&quot;: &quot;&quot;}, {&quot;dropping-particle&quot;: &quot;&quot;, &quot;family&quot;: &quot;Ulloa&quot;, &quot;given&quot;: &quot;Osvaldo&quot;, &quot;non-dropping-particle&quot;: &quot;&quot;, &quot;parse-names&quot;: false, &quot;suffix&quot;: &quot;&quot;}], &quot;container-title&quot;: &quot;Limnology and Oceanography&quot;, &quot;id&quot;: &quot;ITEM-3&quot;, &quot;issue&quot;: &quot;6&quot;, &quot;issued&quot;: {&quot;date-parts&quot;: [[&quot;2011&quot;]]}, &quot;title&quot;: &quot;Structure and seasonal dynamics of the eukaryotic picophytoplankton community in a wind-driven coastal upwelling ecosystem&quot;, &quot;type&quot;: &quot;article-journal&quot;, &quot;volume&quot;: &quot;56&quot;}, &quot;uris&quot;: [&quot;http://www.mendeley.com/documents/?uuid=e85aa25c-979f-4b53-b406-dde46ba16dfe&quot;]}], &quot;mendeley&quot;: {&quot;formattedCitation&quot;: &quot;(Benites et al., 2021; Collado-Fabbri et al., 2011; Demir-Hilton et al., 2011)&quot;, &quot;plainTextFormattedCitation&quot;: &quot;(Benites et al., 2021; Collado-Fabbri et al., 2011; Demir-Hilton et al., 2011)&quot;, &quot;previouslyFormattedCitation&quot;: &quot;(Benites et al., 2021; Collado-Fabbri et al., 2011; Demir-Hilton et al., 2011)&quot;}, &quot;properties&quot;: {&quot;noteIndex&quot;: 0}, &quot;schema&quot;: &quot;https://github.com/citation-style-language/schema/raw/master/csl-citation.json&quot;} RNDlg674aM582"/><text:span text:style-name="T268">(Benites et al., 2021; Collado-Fabbri et al., 2011; Demir-Hilton et al., 2011)</text:span><text:reference-mark-end text:name="ADDIN CSL_CITATION {&quot;citationItems&quot;: [{&quot;id&quot;: &quot;ITEM-1&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1&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id&quot;: &quot;ITEM-2&quot;, &quot;itemData&quot;: {&quot;DOI&quot;: &quot;10.1038/ismej.2010.209&quot;, &quot;ISSN&quot;: &quot;17517362&quot;, &quot;abstract&quot;: &quot;Ostreococcus is a marine picophytoeukaryote for which culture studies indicate there are 'high-light' and 'low-light' adapted ecotypes. Representatives of these ecotypes fall within two to three 18S ribosomal DNA (rDNA) clades for the former and one for the latter. However, clade distributions and relationships to this form of niche partitioning are unknown in nature. We developed two quantitative PCR primer-probe sets and enumerated the proposed ecotypes in the Pacific Ocean as well as the subtropical and tropical North Atlantic. Statistical differences in factors such as salinity, temperature and NO 3 indicated the ecophysiological parameters behind clade distributions are more complex than irradiance alone. Clade OII, containing the putatively low-light adapted strains, was detected at warm oligotrophic sites. In contrast, Clade OI, containing high-light adapted strains, was present in cooler mesotrophic and coastal waters. Maximal OI abundance (19 555\u00b137 18S rDNA copies per ml) was detected in mesotrophic waters at 40 m depth, approaching the nutricline. OII was often more abundant at the deep chlorophyll maximum, when nutrient concentrations were significantly higher than at the surface (stratified euphotic zone waters). However, in mixed euphotic-zone water columns, relatively high numbers (for example, 891\u00b1107 18S rDNA copies per ml, Sargasso Sea, springtime) were detected at the surface. Both Clades OI and OII were found at multiple euphotic zone depths, but co-occurrence at the same geographical location appeared rare and was detected only in continental slope waters. In situ growth rate estimates using these primer-probes and better comprehension of physiology will enhance ecological understanding of Ostreococcus Clades OII and OI which appear to be oceanic and coastal clades, respectively. \u00a9 2011 International Society for Microbial Ecology. All rights reserved.&quot;, &quot;author&quot;: [{&quot;dropping-particle&quot;: &quot;&quot;, &quot;family&quot;: &quot;Demir-Hilton&quot;, &quot;given&quot;: &quot;Elif&quot;, &quot;non-dropping-particle&quot;: &quot;&quot;, &quot;parse-names&quot;: false, &quot;suffix&quot;: &quot;&quot;}, {&quot;dropping-particle&quot;: &quot;&quot;, &quot;family&quot;: &quot;Sudek&quot;, &quot;given&quot;: &quot;Sebastian&quot;, &quot;non-dropping-particle&quot;: &quot;&quot;, &quot;parse-names&quot;: false, &quot;suffix&quot;: &quot;&quot;}, {&quot;dropping-particle&quot;: &quot;&quot;, &quot;family&quot;: &quot;Cuvelier&quot;, &quot;given&quot;: &quot;Marie L.&quot;, &quot;non-dropping-particle&quot;: &quot;&quot;, &quot;parse-names&quot;: false, &quot;suffix&quot;: &quot;&quot;}, {&quot;dropping-particle&quot;: &quot;&quot;, &quot;family&quot;: &quot;Gentemann&quot;, &quot;given&quot;: &quot;Chelle L.&quot;, &quot;non-dropping-particle&quot;: &quot;&quot;, &quot;parse-names&quot;: false, &quot;suffix&quot;: &quot;&quot;}, {&quot;dropping-particle&quot;: &quot;&quot;, &quot;family&quot;: &quot;Zehr&quot;, &quot;given&quot;: &quot;Jonathan P.&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ISME Journal&quot;, &quot;id&quot;: &quot;ITEM-2&quot;, &quot;issue&quot;: &quot;7&quot;, &quot;issued&quot;: {&quot;date-parts&quot;: [[&quot;2011&quot;]]}, &quot;title&quot;: &quot;Global distribution patterns of distinct clades of the photosynthetic picoeukaryote Ostreococcus&quot;, &quot;type&quot;: &quot;article-journal&quot;, &quot;volume&quot;: &quot;5&quot;}, &quot;uris&quot;: [&quot;http://www.mendeley.com/documents/?uuid=4c09ca03-239b-43ec-a1c1-b1f70edc26bc&quot;]}, {&quot;id&quot;: &quot;ITEM-3&quot;, &quot;itemData&quot;: {&quot;DOI&quot;: &quot;10.4319/lo.2011.56.6.2334&quot;, &quot;ISSN&quot;: &quot;00243590&quot;, &quot;abstract&quot;: &quot;We studied the structure and seasonal dynamics of the photosynthetic picoeukaryote community at a coastal site off central Chile that is strongly affected by seasonal wind-driven upwelling. We determined the picoeukaryote phylogenetic diversity by cloning and sequencing the 18S ribosomal ribonucleic acid (rRNA) gene amplified with Chloroplastida-biased primers. Chloroplastida made up 100% (autumn), 61% (spring), and 20% (summer) of the clone libraries. Most sequences belonged to Mamiellophyceae and clustered with Micromonas (clades A.BC.1, B.E.3, C.D.5), Ostreococcus (clade A), and Crustomastix (clade A). Fluorescent in situ hybridization coupled with tyramide signal amplification (FISH-TSA) was used to determine the time variability in abundance of the total picoeukaryotic community, the Chloroplastida, and the genera Micromonas, Ostreococcus, and Bathycoccus over a period of 2 yr with nearly monthly sampling. The abundance of photosynthetic picoeukaryotes was low during the upwelling season (spring and summer) and high during the nonupwelling season (late fall and winter). Chloroplastida made up, on average, 74% of the total picoeukaryotic community, and the sum of the three genera probed accounted for 100% of the Chloroplastida abundances. Ostreococcus dominated the picophytoplanktonic community numerically throughout the year and, thus, appears to be a key component of the upwelling picoplanktonic community in the eastern South Pacific. \u00a9 2011, by the Association for the Sciences of Limnology and Oceanography, Inc.&quot;, &quot;author&quot;: [{&quot;dropping-particle&quot;: &quot;&quot;, &quot;family&quot;: &quot;Collado-Fabbri&quot;, &quot;given&quot;: &quot;Silvana&quot;, &quot;non-dropping-particle&quot;: &quot;&quot;, &quot;parse-names&quot;: false, &quot;suffix&quot;: &quot;&quot;}, {&quot;dropping-particle&quot;: &quot;&quot;, &quot;family&quot;: &quot;Vaulot&quot;, &quot;given&quot;: &quot;Daniel&quot;, &quot;non-dropping-particle&quot;: &quot;&quot;, &quot;parse-names&quot;: false, &quot;suffix&quot;: &quot;&quot;}, {&quot;dropping-particle&quot;: &quot;&quot;, &quot;family&quot;: &quot;Ulloa&quot;, &quot;given&quot;: &quot;Osvaldo&quot;, &quot;non-dropping-particle&quot;: &quot;&quot;, &quot;parse-names&quot;: false, &quot;suffix&quot;: &quot;&quot;}], &quot;container-title&quot;: &quot;Limnology and Oceanography&quot;, &quot;id&quot;: &quot;ITEM-3&quot;, &quot;issue&quot;: &quot;6&quot;, &quot;issued&quot;: {&quot;date-parts&quot;: [[&quot;2011&quot;]]}, &quot;title&quot;: &quot;Structure and seasonal dynamics of the eukaryotic picophytoplankton community in a wind-driven coastal upwelling ecosystem&quot;, &quot;type&quot;: &quot;article-journal&quot;, &quot;volume&quot;: &quot;56&quot;}, &quot;uris&quot;: [&quot;http://www.mendeley.com/documents/?uuid=e85aa25c-979f-4b53-b406-dde46ba16dfe&quot;]}], &quot;mendeley&quot;: {&quot;formattedCitation&quot;: &quot;(Benites et al., 2021; Collado-Fabbri et al., 2011; Demir-Hilton et al., 2011)&quot;, &quot;plainTextFormattedCitation&quot;: &quot;(Benites et al., 2021; Collado-Fabbri et al., 2011; Demir-Hilton et al., 2011)&quot;, &quot;previouslyFormattedCitation&quot;: &quot;(Benites et al., 2021; Collado-Fabbri et al., 2011; Demir-Hilton et al., 2011)&quot;}, &quot;properties&quot;: {&quot;noteIndex&quot;: 0}, &quot;schema&quot;: &quot;https://github.com/citation-style-language/schema/raw/master/csl-citation.json&quot;} RNDlg674aM582"/><text:span text:style-name="T261">⁠. As an example, d</text:span><text:span text:style-name="T242">ifferent Ostreococcus strains have caused blooms in the Atlantic and Pacific Oceans </text:span><text:reference-mark-start text:name="ADDIN CSL_CITATION {&quot;citationItems&quot;: [{&quot;id&quot;: &quot;ITEM-1&quot;, &quot;itemData&quot;: {&quot;DOI&quot;: &quot;10.1046/j.1529-8817.2003.02201.x&quot;, &quot;ISSN&quot;: &quot;00223646&quot;, &quot;abstract&quot;: &quot;The smallest known eukaryote, Ostreococcus tauri Courties et Chr\u00e9tiennot-Dinet, was first reported as the dominant picoplankter in a French lagoon known for its diverse phytoplankton community and high oyster productivity. Long-term seasonal blooms of this picoeukaryote were observed in association with stable plankton communities. On 5 June 2001, a distinctive monotypic picoplankton bloom was detected by flow cytometry as part of an ongoing study of \&quot;brown tide\&quot; (Aureococcus anophagefferens) bloom initiation in Long Island bays. The bloom reached a concentration of 5 \u00d7 105 cells\u00b7mL-1 in West Neck Bay and lasted less than 2 weeks. Epifluorescence microscopy and TEM indicated that the bloom organism was an Ostreococcus-like picoalga, the first ever observed in a Long Island bay. Many cells of this alga contained numerous virus-like particles. The Ostreococcus-like picoalga, which resembles O. tauri, was rare in samples collected the following week. Instead, a substantial increase in the Synechococcus population was observed. Such rapid population changes have not previously been reported for Ostreococcus. Viral lysis and grazing by heterotrophic nanoflagellates may have contributed to the rapid decline of the Ostreococcus-like cells in West Neck Bay.&quot;, &quot;author&quot;: [{&quot;dropping-particle&quot;: &quot;&quot;, &quot;family&quot;: &quot;O'Kelly&quot;, &quot;given&quot;: &quot;Charles J.&quot;, &quot;non-dropping-particle&quot;: &quot;&quot;, &quot;parse-names&quot;: false, &quot;suffix&quot;: &quot;&quot;}, {&quot;dropping-particle&quot;: &quot;&quot;, &quot;family&quot;: &quot;Sieracki&quot;, &quot;given&quot;: &quot;Michael E.&quot;, &quot;non-dropping-particle&quot;: &quot;&quot;, &quot;parse-names&quot;: false, &quot;suffix&quot;: &quot;&quot;}, {&quot;dropping-particle&quot;: &quot;&quot;, &quot;family&quot;: &quot;Thier&quot;, &quot;given&quot;: &quot;Edward C.&quot;, &quot;non-dropping-particle&quot;: &quot;&quot;, &quot;parse-names&quot;: false, &quot;suffix&quot;: &quot;&quot;}, {&quot;dropping-particle&quot;: &quot;&quot;, &quot;family&quot;: &quot;Hobson&quot;, &quot;given&quot;: &quot;Ilana C.&quot;, &quot;non-dropping-particle&quot;: &quot;&quot;, &quot;parse-names&quot;: false, &quot;suffix&quot;: &quot;&quot;}], &quot;container-title&quot;: &quot;Journal of Phycology&quot;, &quot;id&quot;: &quot;ITEM-1&quot;, &quot;issue&quot;: &quot;5&quot;, &quot;issued&quot;: {&quot;date-parts&quot;: [[&quot;2003&quot;]]}, &quot;title&quot;: &quot;A transient bloom of Ostreococcus (Chlorophyta, Prasinophyceae) in West Neck Bay, Long Island, New York&quot;, &quot;type&quot;: &quot;article-journal&quot;, &quot;volume&quot;: &quot;39&quot;}, &quot;uris&quot;: [&quot;http://www.mendeley.com/documents/?uuid=22659712-c99d-4f69-aac7-5325376eeb5c&quot;]}, {&quot;id&quot;: &quot;ITEM-2&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2&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56832ba5-543e-4175-9311-f8048b458edd&quot;]}], &quot;mendeley&quot;: {&quot;formattedCitation&quot;: &quot;(O\u2019Kelly et al., 2003; Worden et al., 2004)&quot;, &quot;plainTextFormattedCitation&quot;: &quot;(O\u2019Kelly et al., 2003; Worden et al., 2004)&quot;, &quot;previouslyFormattedCitation&quot;: &quot;(O\u2019Kelly et al., 2003; Worden et al., 2004)&quot;}, &quot;properties&quot;: {&quot;noteIndex&quot;: 0}, &quot;schema&quot;: &quot;https://github.com/citation-style-language/schema/raw/master/csl-citation.json&quot;} RNDOhNrNMr2Uw"/><text:span text:style-name="T267">(O’Kelly et al., 2003; Worden et al., 2004)</text:span><text:reference-mark-end text:name="ADDIN CSL_CITATION {&quot;citationItems&quot;: [{&quot;id&quot;: &quot;ITEM-1&quot;, &quot;itemData&quot;: {&quot;DOI&quot;: &quot;10.1046/j.1529-8817.2003.02201.x&quot;, &quot;ISSN&quot;: &quot;00223646&quot;, &quot;abstract&quot;: &quot;The smallest known eukaryote, Ostreococcus tauri Courties et Chr\u00e9tiennot-Dinet, was first reported as the dominant picoplankter in a French lagoon known for its diverse phytoplankton community and high oyster productivity. Long-term seasonal blooms of this picoeukaryote were observed in association with stable plankton communities. On 5 June 2001, a distinctive monotypic picoplankton bloom was detected by flow cytometry as part of an ongoing study of \&quot;brown tide\&quot; (Aureococcus anophagefferens) bloom initiation in Long Island bays. The bloom reached a concentration of 5 \u00d7 105 cells\u00b7mL-1 in West Neck Bay and lasted less than 2 weeks. Epifluorescence microscopy and TEM indicated that the bloom organism was an Ostreococcus-like picoalga, the first ever observed in a Long Island bay. Many cells of this alga contained numerous virus-like particles. The Ostreococcus-like picoalga, which resembles O. tauri, was rare in samples collected the following week. Instead, a substantial increase in the Synechococcus population was observed. Such rapid population changes have not previously been reported for Ostreococcus. Viral lysis and grazing by heterotrophic nanoflagellates may have contributed to the rapid decline of the Ostreococcus-like cells in West Neck Bay.&quot;, &quot;author&quot;: [{&quot;dropping-particle&quot;: &quot;&quot;, &quot;family&quot;: &quot;O'Kelly&quot;, &quot;given&quot;: &quot;Charles J.&quot;, &quot;non-dropping-particle&quot;: &quot;&quot;, &quot;parse-names&quot;: false, &quot;suffix&quot;: &quot;&quot;}, {&quot;dropping-particle&quot;: &quot;&quot;, &quot;family&quot;: &quot;Sieracki&quot;, &quot;given&quot;: &quot;Michael E.&quot;, &quot;non-dropping-particle&quot;: &quot;&quot;, &quot;parse-names&quot;: false, &quot;suffix&quot;: &quot;&quot;}, {&quot;dropping-particle&quot;: &quot;&quot;, &quot;family&quot;: &quot;Thier&quot;, &quot;given&quot;: &quot;Edward C.&quot;, &quot;non-dropping-particle&quot;: &quot;&quot;, &quot;parse-names&quot;: false, &quot;suffix&quot;: &quot;&quot;}, {&quot;dropping-particle&quot;: &quot;&quot;, &quot;family&quot;: &quot;Hobson&quot;, &quot;given&quot;: &quot;Ilana C.&quot;, &quot;non-dropping-particle&quot;: &quot;&quot;, &quot;parse-names&quot;: false, &quot;suffix&quot;: &quot;&quot;}], &quot;container-title&quot;: &quot;Journal of Phycology&quot;, &quot;id&quot;: &quot;ITEM-1&quot;, &quot;issue&quot;: &quot;5&quot;, &quot;issued&quot;: {&quot;date-parts&quot;: [[&quot;2003&quot;]]}, &quot;title&quot;: &quot;A transient bloom of Ostreococcus (Chlorophyta, Prasinophyceae) in West Neck Bay, Long Island, New York&quot;, &quot;type&quot;: &quot;article-journal&quot;, &quot;volume&quot;: &quot;39&quot;}, &quot;uris&quot;: [&quot;http://www.mendeley.com/documents/?uuid=22659712-c99d-4f69-aac7-5325376eeb5c&quot;]}, {&quot;id&quot;: &quot;ITEM-2&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2&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56832ba5-543e-4175-9311-f8048b458edd&quot;]}], &quot;mendeley&quot;: {&quot;formattedCitation&quot;: &quot;(O\u2019Kelly et al., 2003; Worden et al., 2004)&quot;, &quot;plainTextFormattedCitation&quot;: &quot;(O\u2019Kelly et al., 2003; Worden et al., 2004)&quot;, &quot;previouslyFormattedCitation&quot;: &quot;(O\u2019Kelly et al., 2003; Worden et al., 2004)&quot;}, &quot;properties&quot;: {&quot;noteIndex&quot;: 0}, &quot;schema&quot;: &quot;https://github.com/citation-style-language/schema/raw/master/csl-citation.json&quot;} RNDOhNrNMr2Uw"/><text:span text:style-name="T242">⁠. </text:span><text:span text:style-name="T261">Furthermore, </text:span><text:span text:style-name="T244">a certain Ostreococcus strain was found to be the most prevalent Mamiellales in the Mediterranean Sea </text:span><text:reference-mark-start text:name="ADDIN CSL_CITATION {&quot;citationItems&quot;: [{&quot;id&quot;: &quot;ITEM-1&quot;, &quot;itemData&quot;: {&quot;DOI&quot;: &quot;10.1038/s41598-019-41680-6&quot;, &quot;ISSN&quot;: &quot;20452322&quot;, &quot;abstract&quot;: &quot;Mamiellophyceae (unicellular green algae) are a key phytoplankton group in coastal waters. Although extensively studied over the last 20 years, the overall oceanic distribution of the major species/clades is still poorly known. To address this problem, we analyzed the 2014 Ocean Sampling Day (OSD) metabarcoding dataset providing sequences from the V4 hypervariable region of the 18S rRNA gene for 157 samples collected at 143 mostly coastal stations. Mamiellophyceae were found at nearly all OSD stations and represented 55% of the green microalgae (Chlorophyta) reads. We performed phylogenetic analyses of unique OSD metabarcodes (amplicon single variants, ASVs) and GenBank reference sequences from cultures and from the environment, focusing on the four most represented genera: Ostreococcus (45% of the Mamiellophyceae reads), Micromonas (34%), Bathycoccus (10%) and Mantoniella (8.7%). These analyses uncovered novel diversity within each genus except Bathycoccus. In Ostreococcus, a new clade (E) was the second most represented clade after Ostreococcus \u201clucimarinus\u201d. Micromonas could be separated into nine clades, exceeding the six species and candidate species already described. Finally, we found two new environmental clades within Mantoniella. Each Mamiellophyceae clade had a specific distribution in the OSD dataset suggesting that they are adapted to different ecological niches.&quot;, &quot;author&quot;: [{&quot;dropping-particle&quot;: &quot;&quot;, &quot;family&quot;: &quot;Tragin&quot;, &quot;given&quot;: &quot;Margot&quot;, &quot;non-dropping-particle&quot;: &quot;&quot;, &quot;parse-names&quot;: false, &quot;suffix&quot;: &quot;&quot;}, {&quot;dropping-particle&quot;: &quot;&quot;, &quot;family&quot;: &quot;Vaulot&quot;, &quot;given&quot;: &quot;Daniel&quot;, &quot;non-dropping-particle&quot;: &quot;&quot;, &quot;parse-names&quot;: false, &quot;suffix&quot;: &quot;&quot;}], &quot;container-title&quot;: &quot;Scientific Reports&quot;, &quot;id&quot;: &quot;ITEM-1&quot;, &quot;issue&quot;: &quot;1&quot;, &quot;issued&quot;: {&quot;date-parts&quot;: [[&quot;2019&quot;]]}, &quot;title&quot;: &quot;Novel diversity within marine Mamiellophyceae (Chlorophyta) unveiled by metabarcoding&quot;, &quot;type&quot;: &quot;article-journal&quot;, &quot;volume&quot;: &quot;9&quot;}, &quot;uris&quot;: [&quot;http://www.mendeley.com/documents/?uuid=b2020571-070b-4ba6-aaf8-8ef650b093cc&quot;]}], &quot;mendeley&quot;: {&quot;formattedCitation&quot;: &quot;(Tragin &amp; Vaulot, 2019)&quot;, &quot;plainTextFormattedCitation&quot;: &quot;(Tragin &amp; Vaulot, 2019)&quot;, &quot;previouslyFormattedCitation&quot;: &quot;(Tragin &amp; Vaulot, 2019)&quot;}, &quot;properties&quot;: {&quot;noteIndex&quot;: 0}, &quot;schema&quot;: &quot;https://github.com/citation-style-language/schema/raw/master/csl-citation.json&quot;} RNDKvGv6yHjU4"/><text:span text:style-name="T270">(Tragin &amp; Vaulot, 2019)</text:span><text:reference-mark-end text:name="ADDIN CSL_CITATION {&quot;citationItems&quot;: [{&quot;id&quot;: &quot;ITEM-1&quot;, &quot;itemData&quot;: {&quot;DOI&quot;: &quot;10.1038/s41598-019-41680-6&quot;, &quot;ISSN&quot;: &quot;20452322&quot;, &quot;abstract&quot;: &quot;Mamiellophyceae (unicellular green algae) are a key phytoplankton group in coastal waters. Although extensively studied over the last 20 years, the overall oceanic distribution of the major species/clades is still poorly known. To address this problem, we analyzed the 2014 Ocean Sampling Day (OSD) metabarcoding dataset providing sequences from the V4 hypervariable region of the 18S rRNA gene for 157 samples collected at 143 mostly coastal stations. Mamiellophyceae were found at nearly all OSD stations and represented 55% of the green microalgae (Chlorophyta) reads. We performed phylogenetic analyses of unique OSD metabarcodes (amplicon single variants, ASVs) and GenBank reference sequences from cultures and from the environment, focusing on the four most represented genera: Ostreococcus (45% of the Mamiellophyceae reads), Micromonas (34%), Bathycoccus (10%) and Mantoniella (8.7%). These analyses uncovered novel diversity within each genus except Bathycoccus. In Ostreococcus, a new clade (E) was the second most represented clade after Ostreococcus \u201clucimarinus\u201d. Micromonas could be separated into nine clades, exceeding the six species and candidate species already described. Finally, we found two new environmental clades within Mantoniella. Each Mamiellophyceae clade had a specific distribution in the OSD dataset suggesting that they are adapted to different ecological niches.&quot;, &quot;author&quot;: [{&quot;dropping-particle&quot;: &quot;&quot;, &quot;family&quot;: &quot;Tragin&quot;, &quot;given&quot;: &quot;Margot&quot;, &quot;non-dropping-particle&quot;: &quot;&quot;, &quot;parse-names&quot;: false, &quot;suffix&quot;: &quot;&quot;}, {&quot;dropping-particle&quot;: &quot;&quot;, &quot;family&quot;: &quot;Vaulot&quot;, &quot;given&quot;: &quot;Daniel&quot;, &quot;non-dropping-particle&quot;: &quot;&quot;, &quot;parse-names&quot;: false, &quot;suffix&quot;: &quot;&quot;}], &quot;container-title&quot;: &quot;Scientific Reports&quot;, &quot;id&quot;: &quot;ITEM-1&quot;, &quot;issue&quot;: &quot;1&quot;, &quot;issued&quot;: {&quot;date-parts&quot;: [[&quot;2019&quot;]]}, &quot;title&quot;: &quot;Novel diversity within marine Mamiellophyceae (Chlorophyta) unveiled by metabarcoding&quot;, &quot;type&quot;: &quot;article-journal&quot;, &quot;volume&quot;: &quot;9&quot;}, &quot;uris&quot;: [&quot;http://www.mendeley.com/documents/?uuid=b2020571-070b-4ba6-aaf8-8ef650b093cc&quot;]}], &quot;mendeley&quot;: {&quot;formattedCitation&quot;: &quot;(Tragin &amp; Vaulot, 2019)&quot;, &quot;plainTextFormattedCitation&quot;: &quot;(Tragin &amp; Vaulot, 2019)&quot;, &quot;previouslyFormattedCitation&quot;: &quot;(Tragin &amp; Vaulot, 2019)&quot;}, &quot;properties&quot;: {&quot;noteIndex&quot;: 0}, &quot;schema&quot;: &quot;https://github.com/citation-style-language/schema/raw/master/csl-citation.json&quot;} RNDKvGv6yHjU4"/><text:span text:style-name="T244">⁠. In spite of its </text:span><text:span text:style-name="T245">ecologically </text:span><text:span text:style-name="T244">important role </text:span><text:reference-mark-start text:name="ADDIN CSL_CITATION {&quot;citationItems&quot;: [{&quot;id&quot;: &quot;ITEM-1&quot;, &quot;itemData&quot;: {&quot;DOI&quot;: &quot;10.1007/s11027-010-9255-9&quot;, &quot;ISSN&quot;: &quot;13812386&quot;, &quot;abstract&quot;: &quot;Early in the history of life, algae changed the planet's atmosphere by producing oxygen, thus paving the way for the evolution of eukaryotic organisms. In an era in which the consumption of fossil fuels is a prime topic of concern, few people realize that the oil we currently exploit comes mostly from Cretaceous deposits of marine algae. Moving from ancient times to the present, the algae remain more important than most people realize. Today, the production of oxygen by algae (ca. 50% of all oxygen production) is another reason for saying \&quot;our lives depend on algae.\&quot; Those who love seafood should thank the algae because algae are the primary producers upon which aquatic ecosystems depend. Thanks should come from all who are vegetarians or omnivores, because all land plants derive from a freshwater class of green algae and all land-animals-including the cows that provide the steaks for meat-lovers-depend directly or indirectly on land plants for food and often for shelter as well. As we use up the oil deposits provided by the ancient algae, we are turning to the modern algae for help. Given the photosynthetic abilities of the algae, they are one of the major focuses for sustainable biofuel production and CO2 consumption. Finally, the algae that give us the air we breathe, the food we eat, and the fuel for our cars (past and, perhaps, future), are also a source of active pharmaceutical compounds that can be used against drug-resistant bacterial strains, viruses (including Herpes Simplex and AIDS), and cancers. Roses are pretty and oak trees are impressive, but no other groups of \&quot;plants\&quot; have done so much, for so long, and, for so many as have the algae! \u00a9 2010 The Author(s).&quot;, &quot;author&quot;: [{&quot;dropping-particle&quot;: &quot;&quot;, &quot;family&quot;: &quot;Chapman&quot;, &quot;given&quot;: &quot;Russell Leonard&quot;, &quot;non-dropping-particle&quot;: &quot;&quot;, &quot;parse-names&quot;: false, &quot;suffix&quot;: &quot;&quot;}], &quot;container-title&quot;: &quot;Mitigation and Adaptation Strategies for Global Change&quot;, &quot;id&quot;: &quot;ITEM-1&quot;, &quot;issue&quot;: &quot;1&quot;, &quot;issued&quot;: {&quot;date-parts&quot;: [[&quot;2013&quot;]]}, &quot;title&quot;: &quot;Algae: The world's most important \&quot;plants\&quot;-an introduction&quot;, &quot;type&quot;: &quot;article-journal&quot;, &quot;volume&quot;: &quot;18&quot;}, &quot;uris&quot;: [&quot;http://www.mendeley.com/documents/?uuid=0971ae94-6656-34b3-9796-828430eccae9&quot;]}, {&quot;id&quot;: &quot;ITEM-2&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2&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12d54ccb-90a3-47c9-97ba-e0e49d0e871e&quot;]}], &quot;mendeley&quot;: {&quot;formattedCitation&quot;: &quot;(Chapman, 2013; Worden et al., 2004)&quot;, &quot;plainTextFormattedCitation&quot;: &quot;(Chapman, 2013; Worden et al., 2004)&quot;, &quot;previouslyFormattedCitation&quot;: &quot;(Chapman, 2013; Worden et al., 2004)&quot;}, &quot;properties&quot;: {&quot;noteIndex&quot;: 0}, &quot;schema&quot;: &quot;https://github.com/citation-style-language/schema/raw/master/csl-citation.json&quot;} RNDAHbIGYD2Re"/><text:span text:style-name="T270">(Chapman, 2013; Worden et al., 2004)</text:span><text:reference-mark-end text:name="ADDIN CSL_CITATION {&quot;citationItems&quot;: [{&quot;id&quot;: &quot;ITEM-1&quot;, &quot;itemData&quot;: {&quot;DOI&quot;: &quot;10.1007/s11027-010-9255-9&quot;, &quot;ISSN&quot;: &quot;13812386&quot;, &quot;abstract&quot;: &quot;Early in the history of life, algae changed the planet's atmosphere by producing oxygen, thus paving the way for the evolution of eukaryotic organisms. In an era in which the consumption of fossil fuels is a prime topic of concern, few people realize that the oil we currently exploit comes mostly from Cretaceous deposits of marine algae. Moving from ancient times to the present, the algae remain more important than most people realize. Today, the production of oxygen by algae (ca. 50% of all oxygen production) is another reason for saying \&quot;our lives depend on algae.\&quot; Those who love seafood should thank the algae because algae are the primary producers upon which aquatic ecosystems depend. Thanks should come from all who are vegetarians or omnivores, because all land plants derive from a freshwater class of green algae and all land-animals-including the cows that provide the steaks for meat-lovers-depend directly or indirectly on land plants for food and often for shelter as well. As we use up the oil deposits provided by the ancient algae, we are turning to the modern algae for help. Given the photosynthetic abilities of the algae, they are one of the major focuses for sustainable biofuel production and CO2 consumption. Finally, the algae that give us the air we breathe, the food we eat, and the fuel for our cars (past and, perhaps, future), are also a source of active pharmaceutical compounds that can be used against drug-resistant bacterial strains, viruses (including Herpes Simplex and AIDS), and cancers. Roses are pretty and oak trees are impressive, but no other groups of \&quot;plants\&quot; have done so much, for so long, and, for so many as have the algae! \u00a9 2010 The Author(s).&quot;, &quot;author&quot;: [{&quot;dropping-particle&quot;: &quot;&quot;, &quot;family&quot;: &quot;Chapman&quot;, &quot;given&quot;: &quot;Russell Leonard&quot;, &quot;non-dropping-particle&quot;: &quot;&quot;, &quot;parse-names&quot;: false, &quot;suffix&quot;: &quot;&quot;}], &quot;container-title&quot;: &quot;Mitigation and Adaptation Strategies for Global Change&quot;, &quot;id&quot;: &quot;ITEM-1&quot;, &quot;issue&quot;: &quot;1&quot;, &quot;issued&quot;: {&quot;date-parts&quot;: [[&quot;2013&quot;]]}, &quot;title&quot;: &quot;Algae: The world's most important \&quot;plants\&quot;-an introduction&quot;, &quot;type&quot;: &quot;article-journal&quot;, &quot;volume&quot;: &quot;18&quot;}, &quot;uris&quot;: [&quot;http://www.mendeley.com/documents/?uuid=0971ae94-6656-34b3-9796-828430eccae9&quot;]}, {&quot;id&quot;: &quot;ITEM-2&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2&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12d54ccb-90a3-47c9-97ba-e0e49d0e871e&quot;]}], &quot;mendeley&quot;: {&quot;formattedCitation&quot;: &quot;(Chapman, 2013; Worden et al., 2004)&quot;, &quot;plainTextFormattedCitation&quot;: &quot;(Chapman, 2013; Worden et al., 2004)&quot;, &quot;previouslyFormattedCitation&quot;: &quot;(Chapman, 2013; Worden et al., 2004)&quot;}, &quot;properties&quot;: {&quot;noteIndex&quot;: 0}, &quot;schema&quot;: &quot;https://github.com/citation-style-language/schema/raw/master/csl-citation.json&quot;} RNDAHbIGYD2Re"/><text:span text:style-name="T246">⁠</text:span><text:span text:style-name="T244"> and presence in natural environments, Ostreococcus tauri is the </text:span><text:span text:style-name="T247">world’s </text:span><text:span text:style-name="T244">smallest </text:span><text:span text:style-name="T247">free-living eukaryote known to date (around 1 µm).</text:span><text:span text:style-name="T257"> </text:span><text:span text:style-name="T247">Due to its small size, Ostreococcus tauri have been “invisible” to field researchers for a long time. </text:span><text:span text:style-name="T248">I</text:span><text:span text:style-name="T247">t was first described in a bloom that took place on the french Thau Lagoon. By that time, </text:span><text:span text:style-name="T248">field </text:span><text:span text:style-name="T247">researchers described it as “undetectable” so the cells were discovered by flow cytometry. As they correctly described, it contains a nucleus, only one chloroplast and one mitochondrion, a starch granule and a very reduced or almost non-existent cytoplasmic compartment </text:span><text:reference-mark-start text:name="ADDIN CSL_CITATION {&quot;citationItems&quot;: [{&quot;id&quot;: &quot;ITEM-1&quot;, &quot;itemData&quot;: {&quot;author&quot;: [{&quot;dropping-particle&quot;: &quot;&quot;, &quot;family&quot;: &quot;Moreau, H, Grimsley, N. Derelle, E, Ferraz, C, Escande, ML, Eycheni\u00e9, S , Cooke, R, Piganeau, G, Desdevises, Y, Bellec&quot;, &quot;given&quot;: &quot;L&quot;, &quot;non-dropping-particle&quot;: &quot;&quot;, &quot;parse-names&quot;: false, &quot;suffix&quot;: &quot;&quot;}], &quot;id&quot;: &quot;ITEM-1&quot;, &quot;issue&quot;: &quot;4&quot;, &quot;issued&quot;: {&quot;date-parts&quot;: [[&quot;1995&quot;]]}, &quot;page&quot;: &quot;285-292&quot;, &quot;title&quot;: &quot;A new marine picoeucaryote: Ostreococcus tauri gen. et sp. nov. (Chlorophyta, Prasinophyceae)&quot;, &quot;type&quot;: &quot;article-journal&quot;, &quot;volume&quot;: &quot;34&quot;}, &quot;uris&quot;: [&quot;http://www.mendeley.com/documents/?uuid=3117a2c2-0d5d-42a9-8f1a-161b27dc1c3d&quot;]}], &quot;mendeley&quot;: {&quot;formattedCitation&quot;: &quot;(Moreau, H, Grimsley, N. Derelle, E, Ferraz, C, Escande, ML, Eycheni\u00e9, S , Cooke, R, Piganeau, G, Desdevises, Y, Bellec, 1995)&quot;, &quot;plainTextFormattedCitation&quot;: &quot;(Moreau, H, Grimsley, N. Derelle, E, Ferraz, C, Escande, ML, Eycheni\u00e9, S , Cooke, R, Piganeau, G, Desdevises, Y, Bellec, 1995)&quot;, &quot;previouslyFormattedCitation&quot;: &quot;(Moreau, H, Grimsley, N. Derelle, E, Ferraz, C, Escande, ML, Eycheni\u00e9, S , Cooke, R, Piganeau, G, Desdevises, Y, Bellec, 1995)&quot;}, &quot;properties&quot;: {&quot;noteIndex&quot;: 0}, &quot;schema&quot;: &quot;https://github.com/citation-style-language/schema/raw/master/csl-citation.json&quot;} RNDWPQp75PvJf"/><text:span text:style-name="T271">(Moreau, H, Grimsley, N. Derelle, E, Ferraz, C, Escande, ML, Eychenié, S , Cooke, R, Piganeau, G, Desdevises, Y, Bellec, 1995)</text:span><text:reference-mark-end text:name="ADDIN CSL_CITATION {&quot;citationItems&quot;: [{&quot;id&quot;: &quot;ITEM-1&quot;, &quot;itemData&quot;: {&quot;author&quot;: [{&quot;dropping-particle&quot;: &quot;&quot;, &quot;family&quot;: &quot;Moreau, H, Grimsley, N. Derelle, E, Ferraz, C, Escande, ML, Eycheni\u00e9, S , Cooke, R, Piganeau, G, Desdevises, Y, Bellec&quot;, &quot;given&quot;: &quot;L&quot;, &quot;non-dropping-particle&quot;: &quot;&quot;, &quot;parse-names&quot;: false, &quot;suffix&quot;: &quot;&quot;}], &quot;id&quot;: &quot;ITEM-1&quot;, &quot;issue&quot;: &quot;4&quot;, &quot;issued&quot;: {&quot;date-parts&quot;: [[&quot;1995&quot;]]}, &quot;page&quot;: &quot;285-292&quot;, &quot;title&quot;: &quot;A new marine picoeucaryote: Ostreococcus tauri gen. et sp. nov. (Chlorophyta, Prasinophyceae)&quot;, &quot;type&quot;: &quot;article-journal&quot;, &quot;volume&quot;: &quot;34&quot;}, &quot;uris&quot;: [&quot;http://www.mendeley.com/documents/?uuid=3117a2c2-0d5d-42a9-8f1a-161b27dc1c3d&quot;]}], &quot;mendeley&quot;: {&quot;formattedCitation&quot;: &quot;(Moreau, H, Grimsley, N. Derelle, E, Ferraz, C, Escande, ML, Eycheni\u00e9, S , Cooke, R, Piganeau, G, Desdevises, Y, Bellec, 1995)&quot;, &quot;plainTextFormattedCitation&quot;: &quot;(Moreau, H, Grimsley, N. Derelle, E, Ferraz, C, Escande, ML, Eycheni\u00e9, S , Cooke, R, Piganeau, G, Desdevises, Y, Bellec, 1995)&quot;, &quot;previouslyFormattedCitation&quot;: &quot;(Moreau, H, Grimsley, N. Derelle, E, Ferraz, C, Escande, ML, Eycheni\u00e9, S , Cooke, R, Piganeau, G, Desdevises, Y, Bellec, 1995)&quot;}, &quot;properties&quot;: {&quot;noteIndex&quot;: 0}, &quot;schema&quot;: &quot;https://github.com/citation-style-language/schema/raw/master/csl-citation.json&quot;} RNDWPQp75PvJf"/><text:span text:style-name="T247">⁠.</text:span></text:p>
      <text:p text:style-name="P128"><text:span text:style-name="T249">Meanwhile, g</text:span><text:span text:style-name="T243">enome sequencing approaches to understand marine phytoplankton were focus on the pro</text:span><text:span text:style-name="T258">k</text:span><text:span text:style-name="T243">ar</text:span><text:span text:style-name="T258">y</text:span><text:span text:style-name="T243">ote component of it </text:span><text:reference-mark-start text:name="ADDIN CSL_CITATION {&quot;citationItems&quot;: [{&quot;id&quot;: &quot;ITEM-1&quot;, &quot;itemData&quot;: {&quot;DOI&quot;: &quot;10.1038/sdata.2018.154&quot;, &quot;ISSN&quot;: &quot;20524463&quot;, &quot;abstract&quot;: &quot;Prochlorococcus and Synechococcus are the dominant primary producers in marine ecosystems and perform a significant fraction of ocean carbon fixation. These cyanobacteria interact with a diverse microbial community that coexists with them. Comparative genomics of cultivated isolates has helped address questions regarding patterns of evolution and diversity among microbes, but the fraction that can be cultivated is miniscule compared to the diversity in the wild. To further probe the diversity of these groups and extend the utility of reference sequence databases, we report a data set of single cell genomes for 489 Prochlorococcus, 50 Synechococcus, 9 extracellular virus particles, and 190 additional microorganisms from a diverse range of bacterial, archaeal, and viral groups. Many of these uncultivated single cell genomes are derived from samples obtained on GEOTRACES cruises and at well-studied oceanographic stations, each with extensive suites of physical, chemical, and biological measurements. The genomic data reported here greatly increases the number of available Prochlorococcus genomes and will facilitate studies on evolutionary biology, microbial ecology, and biological oceanography.&quot;, &quot;author&quot;: [{&quot;dropping-particle&quot;: &quot;&quot;, &quot;family&quot;: &quot;Berube&quot;, &quot;given&quot;: &quot;Paul M.&quot;, &quot;non-dropping-particle&quot;: &quot;&quot;, &quot;parse-names&quot;: false, &quot;suffix&quot;: &quot;&quot;}, {&quot;dropping-particle&quot;: &quot;&quot;, &quot;family&quot;: &quot;Biller&quot;, &quot;given&quot;: &quot;Steven J.&quot;, &quot;non-dropping-particle&quot;: &quot;&quot;, &quot;parse-names&quot;: false, &quot;suffix&quot;: &quot;&quot;}, {&quot;dropping-particle&quot;: &quot;&quot;, &quot;family&quot;: &quot;Hackl&quot;, &quot;given&quot;: &quot;Thomas&quot;, &quot;non-dropping-particle&quot;: &quot;&quot;, &quot;parse-names&quot;: false, &quot;suffix&quot;: &quot;&quot;}, {&quot;dropping-particle&quot;: &quot;&quot;, &quot;family&quot;: &quot;Hogle&quot;, &quot;given&quot;: &quot;Shane L.&quot;, &quot;non-dropping-particle&quot;: &quot;&quot;, &quot;parse-names&quot;: false, &quot;suffix&quot;: &quot;&quot;}, {&quot;dropping-particle&quot;: &quot;&quot;, &quot;family&quot;: &quot;Satinsky&quot;, &quot;given&quot;: &quot;Brandon M.&quot;, &quot;non-dropping-particle&quot;: &quot;&quot;, &quot;parse-names&quot;: false, &quot;suffix&quot;: &quot;&quot;}, {&quot;dropping-particle&quot;: &quot;&quot;, &quot;family&quot;: &quot;Becker&quot;, &quot;given&quot;: &quot;Jamie W.&quot;, &quot;non-dropping-particle&quot;: &quot;&quot;, &quot;parse-names&quot;: false, &quot;suffix&quot;: &quot;&quot;}, {&quot;dropping-particle&quot;: &quot;&quot;, &quot;family&quot;: &quot;Braakman&quot;, &quot;given&quot;: &quot;Rogier&quot;, &quot;non-dropping-particle&quot;: &quot;&quot;, &quot;parse-names&quot;: false, &quot;suffix&quot;: &quot;&quot;}, {&quot;dropping-particle&quot;: &quot;&quot;, &quot;family&quot;: &quot;Collins&quot;, &quot;given&quot;: &quot;Sara B.&quot;, &quot;non-dropping-particle&quot;: &quot;&quot;, &quot;parse-names&quot;: false, &quot;suffix&quot;: &quot;&quot;}, {&quot;dropping-particle&quot;: &quot;&quot;, &quot;family&quot;: &quot;Kelly&quot;, &quot;given&quot;: &quot;Libusha&quot;, &quot;non-dropping-particle&quot;: &quot;&quot;, &quot;parse-names&quot;: false, &quot;suffix&quot;: &quot;&quot;}, {&quot;dropping-particle&quot;: &quot;&quot;, &quot;family&quot;: &quot;Berta-Thompson&quot;, &quot;given&quot;: &quot;Jessie&quot;, &quot;non-dropping-particle&quot;: &quot;&quot;, &quot;parse-names&quot;: false, &quot;suffix&quot;: &quot;&quot;}, {&quot;dropping-particle&quot;: &quot;&quot;, &quot;family&quot;: &quot;Coe&quot;, &quot;given&quot;: &quot;Allison&quot;, &quot;non-dropping-particle&quot;: &quot;&quot;, &quot;parse-names&quot;: false, &quot;suffix&quot;: &quot;&quot;}, {&quot;dropping-particle&quot;: &quot;&quot;, &quot;family&quot;: &quot;Bergauer&quot;, &quot;given&quot;: &quot;Kristin&quot;, &quot;non-dropping-particle&quot;: &quot;&quot;, &quot;parse-names&quot;: false, &quot;suffix&quot;: &quot;&quot;}, {&quot;dropping-particle&quot;: &quot;&quot;, &quot;family&quot;: &quot;Bouman&quot;, &quot;given&quot;: &quot;Heather A.&quot;, &quot;non-dropping-particle&quot;: &quot;&quot;, &quot;parse-names&quot;: false, &quot;suffix&quot;: &quot;&quot;}, {&quot;dropping-particle&quot;: &quot;&quot;, &quot;family&quot;: &quot;Browning&quot;, &quot;given&quot;: &quot;Thomas J.&quot;, &quot;non-dropping-particle&quot;: &quot;&quot;, &quot;parse-names&quot;: false, &quot;suffix&quot;: &quot;&quot;}, {&quot;dropping-particle&quot;: &quot;&quot;, &quot;family&quot;: &quot;Corte&quot;, &quot;given&quot;: &quot;Daniele&quot;, &quot;non-dropping-particle&quot;: &quot;De&quot;, &quot;parse-names&quot;: false, &quot;suffix&quot;: &quot;&quot;}, {&quot;dropping-particle&quot;: &quot;&quot;, &quot;family&quot;: &quot;Hassler&quot;, &quot;given&quot;: &quot;Christel&quot;, &quot;non-dropping-particle&quot;: &quot;&quot;, &quot;parse-names&quot;: false, &quot;suffix&quot;: &quot;&quot;}, {&quot;dropping-particle&quot;: &quot;&quot;, &quot;family&quot;: &quot;Hulata&quot;, &quot;given&quot;: &quot;Yotam&quot;, &quot;non-dropping-particle&quot;: &quot;&quot;, &quot;parse-names&quot;: false, &quot;suffix&quot;: &quot;&quot;}, {&quot;dropping-particle&quot;: &quot;&quot;, &quot;family&quot;: &quot;Jacquot&quot;, &quot;given&quot;: &quot;Jeremy E.&quot;, &quot;non-dropping-particle&quot;: &quot;&quot;, &quot;parse-names&quot;: false, &quot;suffix&quot;: &quot;&quot;}, {&quot;dropping-particle&quot;: &quot;&quot;, &quot;family&quot;: &quot;Maas&quot;, &quot;given&quot;: &quot;Elizabeth W.&quot;, &quot;non-dropping-particle&quot;: &quot;&quot;, &quot;parse-names&quot;: false, &quot;suffix&quot;: &quot;&quot;}, {&quot;dropping-particle&quot;: &quot;&quot;, &quot;family&quot;: &quot;Reinthaler&quot;, &quot;given&quot;: &quot;Thomas&quot;, &quot;non-dropping-particle&quot;: &quot;&quot;, &quot;parse-names&quot;: false, &quot;suffix&quot;: &quot;&quot;}, {&quot;dropping-particle&quot;: &quot;&quot;, &quot;family&quot;: &quot;Sintes&quot;, &quot;given&quot;: &quot;Eva&quot;, &quot;non-dropping-particle&quot;: &quot;&quot;, &quot;parse-names&quot;: false, &quot;suffix&quot;: &quot;&quot;}, {&quot;dropping-particle&quot;: &quot;&quot;, &quot;family&quot;: &quot;Yokokawa&quot;, &quot;given&quot;: &quot;Taichi&quot;, &quot;non-dropping-particle&quot;: &quot;&quot;, &quot;parse-names&quot;: false, &quot;suffix&quot;: &quot;&quot;}, {&quot;dropping-particle&quot;: &quot;&quot;, &quot;family&quot;: &quot;Lindell&quot;, &quot;given&quot;: &quot;Debbie&quot;, &quot;non-dropping-particle&quot;: &quot;&quot;, &quot;parse-names&quot;: false, &quot;suffix&quot;: &quot;&quot;}, {&quot;dropping-particle&quot;: &quot;&quot;, &quot;family&quot;: &quot;Stepanauskas&quot;, &quot;given&quot;: &quot;Ramunas&quot;, &quot;non-dropping-particle&quot;: &quot;&quot;, &quot;parse-names&quot;: false, &quot;suffix&quot;: &quot;&quot;}, {&quot;dropping-particle&quot;: &quot;&quot;, &quot;family&quot;: &quot;Chisholm&quot;, &quot;given&quot;: &quot;Sallie W.&quot;, &quot;non-dropping-particle&quot;: &quot;&quot;, &quot;parse-names&quot;: false, &quot;suffix&quot;: &quot;&quot;}], &quot;container-title&quot;: &quot;Scientific Data&quot;, &quot;id&quot;: &quot;ITEM-1&quot;, &quot;issued&quot;: {&quot;date-parts&quot;: [[&quot;2018&quot;]]}, &quot;title&quot;: &quot;Data descriptor: Single cell genomes of Prochlorococcus, Synechococcus, and sympatric microbes from diverse marine environments&quot;, &quot;type&quot;: &quot;article-journal&quot;, &quot;volume&quot;: &quot;5&quot;}, &quot;uris&quot;: [&quot;http://www.mendeley.com/documents/?uuid=1c96a165-ef95-46fa-9171-f8dcec474fad&quot;]}, {&quot;id&quot;: &quot;ITEM-2&quot;, &quot;itemData&quot;: {&quot;DOI&quot;: &quot;10.1038/nature01943&quot;, &quot;ISSN&quot;: &quot;00280836&quot;, &quot;abstract&quot;: &quot;Marine unicellular cyanobacteria are responsible for an estimated 20-40% of chlorophyll biomass and carbon fixation in the oceans. Here we have sequenced and analysed the 2.4-megabase genome of Synechococcus sp. strain WH8102, revealing some of the ways that these organisms have adapted to their largely oligotrophic environment. WH8102 uses organic nitrogen and phosphorus sources and more sodium-dependent transporters than a model freshwater cyanobacterium. Furthermore, it seems to have adopted strategies for conserving limited iron stores by using nickel and cobalt in some enzymes, has reduced its regulatory machinery (consistent with the fact that the open ocean constitutes a far more constant and buffered environment than fresh water), and has evolved a unique type of swimming motility. The genome of WH8102 seems to have been greatly influenced by horizontal gene transfer, partially through phages. The genetic material contributed by horizontal gene transfer includes genes involved in the modification of the cell surface and in swimming motility. On the basis of its genome, WH8102 is more of a generalist than two related marine cyanobacteria.&quot;, &quot;author&quot;: [{&quot;dropping-particle&quot;: &quot;&quot;, &quot;family&quot;: &quot;Palenik&quot;, &quot;given&quot;: &quot;B.&quot;, &quot;non-dropping-particle&quot;: &quot;&quot;, &quot;parse-names&quot;: false, &quot;suffix&quot;: &quot;&quot;}, {&quot;dropping-particle&quot;: &quot;&quot;, &quot;family&quot;: &quot;Brahamsha&quot;, &quot;given&quot;: &quot;B.&quot;, &quot;non-dropping-particle&quot;: &quot;&quot;, &quot;parse-names&quot;: false, &quot;suffix&quot;: &quot;&quot;}, {&quot;dropping-particle&quot;: &quot;&quot;, &quot;family&quot;: &quot;Larimer&quot;, &quot;given&quot;: &quot;F. W.&quot;, &quot;non-dropping-particle&quot;: &quot;&quot;, &quot;parse-names&quot;: false, &quot;suffix&quot;: &quot;&quot;}, {&quot;dropping-particle&quot;: &quot;&quot;, &quot;family&quot;: &quot;Land&quot;, &quot;given&quot;: &quot;M.&quot;, &quot;non-dropping-particle&quot;: &quot;&quot;, &quot;parse-names&quot;: false, &quot;suffix&quot;: &quot;&quot;}, {&quot;dropping-particle&quot;: &quot;&quot;, &quot;family&quot;: &quot;Hauser&quot;, &quot;given&quot;: &quot;L.&quot;, &quot;non-dropping-particle&quot;: &quot;&quot;, &quot;parse-names&quot;: false, &quot;suffix&quot;: &quot;&quot;}, {&quot;dropping-particle&quot;: &quot;&quot;, &quot;family&quot;: &quot;Chain&quot;, &quot;given&quot;: &quot;P.&quot;, &quot;non-dropping-particle&quot;: &quot;&quot;, &quot;parse-names&quot;: false, &quot;suffix&quot;: &quot;&quot;}, {&quot;dropping-particle&quot;: &quot;&quot;, &quot;family&quot;: &quot;Lamerdin&quot;, &quot;given&quot;: &quot;J.&quot;, &quot;non-dropping-particle&quot;: &quot;&quot;, &quot;parse-names&quot;: false, &quot;suffix&quot;: &quot;&quot;}, {&quot;dropping-particle&quot;: &quot;&quot;, &quot;family&quot;: &quot;Regala&quot;, &quot;given&quot;: &quot;W.&quot;, &quot;non-dropping-particle&quot;: &quot;&quot;, &quot;parse-names&quot;: false, &quot;suffix&quot;: &quot;&quot;}, {&quot;dropping-particle&quot;: &quot;&quot;, &quot;family&quot;: &quot;Allen&quot;, &quot;given&quot;: &quot;E. E.&quot;, &quot;non-dropping-particle&quot;: &quot;&quot;, &quot;parse-names&quot;: false, &quot;suffix&quot;: &quot;&quot;}, {&quot;dropping-particle&quot;: &quot;&quot;, &quot;family&quot;: &quot;McCarren&quot;, &quot;given&quot;: &quot;J.&quot;, &quot;non-dropping-particle&quot;: &quot;&quot;, &quot;parse-names&quot;: false, &quot;suffix&quot;: &quot;&quot;}, {&quot;dropping-particle&quot;: &quot;&quot;, &quot;family&quot;: &quot;Paulsen&quot;, &quot;given&quot;: &quot;I.&quot;, &quot;non-dropping-particle&quot;: &quot;&quot;, &quot;parse-names&quot;: false, &quot;suffix&quot;: &quot;&quot;}, {&quot;dropping-particle&quot;: &quot;&quot;, &quot;family&quot;: &quot;Dufresne&quot;, &quot;given&quot;: &quot;A.&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Webb&quot;, &quot;given&quot;: &quot;E. A.&quot;, &quot;non-dropping-particle&quot;: &quot;&quot;, &quot;parse-names&quot;: false, &quot;suffix&quot;: &quot;&quot;}, {&quot;dropping-particle&quot;: &quot;&quot;, &quot;family&quot;: &quot;Waterbury&quot;, &quot;given&quot;: &quot;J.&quot;, &quot;non-dropping-particle&quot;: &quot;&quot;, &quot;parse-names&quot;: false, &quot;suffix&quot;: &quot;&quot;}], &quot;container-title&quot;: &quot;Nature&quot;, &quot;id&quot;: &quot;ITEM-2&quot;, &quot;issue&quot;: &quot;6952&quot;, &quot;issued&quot;: {&quot;date-parts&quot;: [[&quot;2003&quot;]]}, &quot;title&quot;: &quot;The genome of a motile marine Synechococcus&quot;, &quot;type&quot;: &quot;article-journal&quot;, &quot;volume&quot;: &quot;424&quot;}, &quot;uris&quot;: [&quot;http://www.mendeley.com/documents/?uuid=d8a00160-350d-4630-bbdc-14a0f0affb92&quot;]}], &quot;mendeley&quot;: {&quot;formattedCitation&quot;: &quot;(Berube et al., 2018; Palenik et al., 2003)&quot;, &quot;plainTextFormattedCitation&quot;: &quot;(Berube et al., 2018; Palenik et al., 2003)&quot;, &quot;previouslyFormattedCitation&quot;: &quot;(Berube et al., 2018; Palenik et al., 2003)&quot;}, &quot;properties&quot;: {&quot;noteIndex&quot;: 0}, &quot;schema&quot;: &quot;https://github.com/citation-style-language/schema/raw/master/csl-citation.json&quot;} RNDZORLg1SHcn"/><text:span text:style-name="T269">(Berube et al., 2018; Palenik et al., 2003)</text:span><text:reference-mark-end text:name="ADDIN CSL_CITATION {&quot;citationItems&quot;: [{&quot;id&quot;: &quot;ITEM-1&quot;, &quot;itemData&quot;: {&quot;DOI&quot;: &quot;10.1038/sdata.2018.154&quot;, &quot;ISSN&quot;: &quot;20524463&quot;, &quot;abstract&quot;: &quot;Prochlorococcus and Synechococcus are the dominant primary producers in marine ecosystems and perform a significant fraction of ocean carbon fixation. These cyanobacteria interact with a diverse microbial community that coexists with them. Comparative genomics of cultivated isolates has helped address questions regarding patterns of evolution and diversity among microbes, but the fraction that can be cultivated is miniscule compared to the diversity in the wild. To further probe the diversity of these groups and extend the utility of reference sequence databases, we report a data set of single cell genomes for 489 Prochlorococcus, 50 Synechococcus, 9 extracellular virus particles, and 190 additional microorganisms from a diverse range of bacterial, archaeal, and viral groups. Many of these uncultivated single cell genomes are derived from samples obtained on GEOTRACES cruises and at well-studied oceanographic stations, each with extensive suites of physical, chemical, and biological measurements. The genomic data reported here greatly increases the number of available Prochlorococcus genomes and will facilitate studies on evolutionary biology, microbial ecology, and biological oceanography.&quot;, &quot;author&quot;: [{&quot;dropping-particle&quot;: &quot;&quot;, &quot;family&quot;: &quot;Berube&quot;, &quot;given&quot;: &quot;Paul M.&quot;, &quot;non-dropping-particle&quot;: &quot;&quot;, &quot;parse-names&quot;: false, &quot;suffix&quot;: &quot;&quot;}, {&quot;dropping-particle&quot;: &quot;&quot;, &quot;family&quot;: &quot;Biller&quot;, &quot;given&quot;: &quot;Steven J.&quot;, &quot;non-dropping-particle&quot;: &quot;&quot;, &quot;parse-names&quot;: false, &quot;suffix&quot;: &quot;&quot;}, {&quot;dropping-particle&quot;: &quot;&quot;, &quot;family&quot;: &quot;Hackl&quot;, &quot;given&quot;: &quot;Thomas&quot;, &quot;non-dropping-particle&quot;: &quot;&quot;, &quot;parse-names&quot;: false, &quot;suffix&quot;: &quot;&quot;}, {&quot;dropping-particle&quot;: &quot;&quot;, &quot;family&quot;: &quot;Hogle&quot;, &quot;given&quot;: &quot;Shane L.&quot;, &quot;non-dropping-particle&quot;: &quot;&quot;, &quot;parse-names&quot;: false, &quot;suffix&quot;: &quot;&quot;}, {&quot;dropping-particle&quot;: &quot;&quot;, &quot;family&quot;: &quot;Satinsky&quot;, &quot;given&quot;: &quot;Brandon M.&quot;, &quot;non-dropping-particle&quot;: &quot;&quot;, &quot;parse-names&quot;: false, &quot;suffix&quot;: &quot;&quot;}, {&quot;dropping-particle&quot;: &quot;&quot;, &quot;family&quot;: &quot;Becker&quot;, &quot;given&quot;: &quot;Jamie W.&quot;, &quot;non-dropping-particle&quot;: &quot;&quot;, &quot;parse-names&quot;: false, &quot;suffix&quot;: &quot;&quot;}, {&quot;dropping-particle&quot;: &quot;&quot;, &quot;family&quot;: &quot;Braakman&quot;, &quot;given&quot;: &quot;Rogier&quot;, &quot;non-dropping-particle&quot;: &quot;&quot;, &quot;parse-names&quot;: false, &quot;suffix&quot;: &quot;&quot;}, {&quot;dropping-particle&quot;: &quot;&quot;, &quot;family&quot;: &quot;Collins&quot;, &quot;given&quot;: &quot;Sara B.&quot;, &quot;non-dropping-particle&quot;: &quot;&quot;, &quot;parse-names&quot;: false, &quot;suffix&quot;: &quot;&quot;}, {&quot;dropping-particle&quot;: &quot;&quot;, &quot;family&quot;: &quot;Kelly&quot;, &quot;given&quot;: &quot;Libusha&quot;, &quot;non-dropping-particle&quot;: &quot;&quot;, &quot;parse-names&quot;: false, &quot;suffix&quot;: &quot;&quot;}, {&quot;dropping-particle&quot;: &quot;&quot;, &quot;family&quot;: &quot;Berta-Thompson&quot;, &quot;given&quot;: &quot;Jessie&quot;, &quot;non-dropping-particle&quot;: &quot;&quot;, &quot;parse-names&quot;: false, &quot;suffix&quot;: &quot;&quot;}, {&quot;dropping-particle&quot;: &quot;&quot;, &quot;family&quot;: &quot;Coe&quot;, &quot;given&quot;: &quot;Allison&quot;, &quot;non-dropping-particle&quot;: &quot;&quot;, &quot;parse-names&quot;: false, &quot;suffix&quot;: &quot;&quot;}, {&quot;dropping-particle&quot;: &quot;&quot;, &quot;family&quot;: &quot;Bergauer&quot;, &quot;given&quot;: &quot;Kristin&quot;, &quot;non-dropping-particle&quot;: &quot;&quot;, &quot;parse-names&quot;: false, &quot;suffix&quot;: &quot;&quot;}, {&quot;dropping-particle&quot;: &quot;&quot;, &quot;family&quot;: &quot;Bouman&quot;, &quot;given&quot;: &quot;Heather A.&quot;, &quot;non-dropping-particle&quot;: &quot;&quot;, &quot;parse-names&quot;: false, &quot;suffix&quot;: &quot;&quot;}, {&quot;dropping-particle&quot;: &quot;&quot;, &quot;family&quot;: &quot;Browning&quot;, &quot;given&quot;: &quot;Thomas J.&quot;, &quot;non-dropping-particle&quot;: &quot;&quot;, &quot;parse-names&quot;: false, &quot;suffix&quot;: &quot;&quot;}, {&quot;dropping-particle&quot;: &quot;&quot;, &quot;family&quot;: &quot;Corte&quot;, &quot;given&quot;: &quot;Daniele&quot;, &quot;non-dropping-particle&quot;: &quot;De&quot;, &quot;parse-names&quot;: false, &quot;suffix&quot;: &quot;&quot;}, {&quot;dropping-particle&quot;: &quot;&quot;, &quot;family&quot;: &quot;Hassler&quot;, &quot;given&quot;: &quot;Christel&quot;, &quot;non-dropping-particle&quot;: &quot;&quot;, &quot;parse-names&quot;: false, &quot;suffix&quot;: &quot;&quot;}, {&quot;dropping-particle&quot;: &quot;&quot;, &quot;family&quot;: &quot;Hulata&quot;, &quot;given&quot;: &quot;Yotam&quot;, &quot;non-dropping-particle&quot;: &quot;&quot;, &quot;parse-names&quot;: false, &quot;suffix&quot;: &quot;&quot;}, {&quot;dropping-particle&quot;: &quot;&quot;, &quot;family&quot;: &quot;Jacquot&quot;, &quot;given&quot;: &quot;Jeremy E.&quot;, &quot;non-dropping-particle&quot;: &quot;&quot;, &quot;parse-names&quot;: false, &quot;suffix&quot;: &quot;&quot;}, {&quot;dropping-particle&quot;: &quot;&quot;, &quot;family&quot;: &quot;Maas&quot;, &quot;given&quot;: &quot;Elizabeth W.&quot;, &quot;non-dropping-particle&quot;: &quot;&quot;, &quot;parse-names&quot;: false, &quot;suffix&quot;: &quot;&quot;}, {&quot;dropping-particle&quot;: &quot;&quot;, &quot;family&quot;: &quot;Reinthaler&quot;, &quot;given&quot;: &quot;Thomas&quot;, &quot;non-dropping-particle&quot;: &quot;&quot;, &quot;parse-names&quot;: false, &quot;suffix&quot;: &quot;&quot;}, {&quot;dropping-particle&quot;: &quot;&quot;, &quot;family&quot;: &quot;Sintes&quot;, &quot;given&quot;: &quot;Eva&quot;, &quot;non-dropping-particle&quot;: &quot;&quot;, &quot;parse-names&quot;: false, &quot;suffix&quot;: &quot;&quot;}, {&quot;dropping-particle&quot;: &quot;&quot;, &quot;family&quot;: &quot;Yokokawa&quot;, &quot;given&quot;: &quot;Taichi&quot;, &quot;non-dropping-particle&quot;: &quot;&quot;, &quot;parse-names&quot;: false, &quot;suffix&quot;: &quot;&quot;}, {&quot;dropping-particle&quot;: &quot;&quot;, &quot;family&quot;: &quot;Lindell&quot;, &quot;given&quot;: &quot;Debbie&quot;, &quot;non-dropping-particle&quot;: &quot;&quot;, &quot;parse-names&quot;: false, &quot;suffix&quot;: &quot;&quot;}, {&quot;dropping-particle&quot;: &quot;&quot;, &quot;family&quot;: &quot;Stepanauskas&quot;, &quot;given&quot;: &quot;Ramunas&quot;, &quot;non-dropping-particle&quot;: &quot;&quot;, &quot;parse-names&quot;: false, &quot;suffix&quot;: &quot;&quot;}, {&quot;dropping-particle&quot;: &quot;&quot;, &quot;family&quot;: &quot;Chisholm&quot;, &quot;given&quot;: &quot;Sallie W.&quot;, &quot;non-dropping-particle&quot;: &quot;&quot;, &quot;parse-names&quot;: false, &quot;suffix&quot;: &quot;&quot;}], &quot;container-title&quot;: &quot;Scientific Data&quot;, &quot;id&quot;: &quot;ITEM-1&quot;, &quot;issued&quot;: {&quot;date-parts&quot;: [[&quot;2018&quot;]]}, &quot;title&quot;: &quot;Data descriptor: Single cell genomes of Prochlorococcus, Synechococcus, and sympatric microbes from diverse marine environments&quot;, &quot;type&quot;: &quot;article-journal&quot;, &quot;volume&quot;: &quot;5&quot;}, &quot;uris&quot;: [&quot;http://www.mendeley.com/documents/?uuid=1c96a165-ef95-46fa-9171-f8dcec474fad&quot;]}, {&quot;id&quot;: &quot;ITEM-2&quot;, &quot;itemData&quot;: {&quot;DOI&quot;: &quot;10.1038/nature01943&quot;, &quot;ISSN&quot;: &quot;00280836&quot;, &quot;abstract&quot;: &quot;Marine unicellular cyanobacteria are responsible for an estimated 20-40% of chlorophyll biomass and carbon fixation in the oceans. Here we have sequenced and analysed the 2.4-megabase genome of Synechococcus sp. strain WH8102, revealing some of the ways that these organisms have adapted to their largely oligotrophic environment. WH8102 uses organic nitrogen and phosphorus sources and more sodium-dependent transporters than a model freshwater cyanobacterium. Furthermore, it seems to have adopted strategies for conserving limited iron stores by using nickel and cobalt in some enzymes, has reduced its regulatory machinery (consistent with the fact that the open ocean constitutes a far more constant and buffered environment than fresh water), and has evolved a unique type of swimming motility. The genome of WH8102 seems to have been greatly influenced by horizontal gene transfer, partially through phages. The genetic material contributed by horizontal gene transfer includes genes involved in the modification of the cell surface and in swimming motility. On the basis of its genome, WH8102 is more of a generalist than two related marine cyanobacteria.&quot;, &quot;author&quot;: [{&quot;dropping-particle&quot;: &quot;&quot;, &quot;family&quot;: &quot;Palenik&quot;, &quot;given&quot;: &quot;B.&quot;, &quot;non-dropping-particle&quot;: &quot;&quot;, &quot;parse-names&quot;: false, &quot;suffix&quot;: &quot;&quot;}, {&quot;dropping-particle&quot;: &quot;&quot;, &quot;family&quot;: &quot;Brahamsha&quot;, &quot;given&quot;: &quot;B.&quot;, &quot;non-dropping-particle&quot;: &quot;&quot;, &quot;parse-names&quot;: false, &quot;suffix&quot;: &quot;&quot;}, {&quot;dropping-particle&quot;: &quot;&quot;, &quot;family&quot;: &quot;Larimer&quot;, &quot;given&quot;: &quot;F. W.&quot;, &quot;non-dropping-particle&quot;: &quot;&quot;, &quot;parse-names&quot;: false, &quot;suffix&quot;: &quot;&quot;}, {&quot;dropping-particle&quot;: &quot;&quot;, &quot;family&quot;: &quot;Land&quot;, &quot;given&quot;: &quot;M.&quot;, &quot;non-dropping-particle&quot;: &quot;&quot;, &quot;parse-names&quot;: false, &quot;suffix&quot;: &quot;&quot;}, {&quot;dropping-particle&quot;: &quot;&quot;, &quot;family&quot;: &quot;Hauser&quot;, &quot;given&quot;: &quot;L.&quot;, &quot;non-dropping-particle&quot;: &quot;&quot;, &quot;parse-names&quot;: false, &quot;suffix&quot;: &quot;&quot;}, {&quot;dropping-particle&quot;: &quot;&quot;, &quot;family&quot;: &quot;Chain&quot;, &quot;given&quot;: &quot;P.&quot;, &quot;non-dropping-particle&quot;: &quot;&quot;, &quot;parse-names&quot;: false, &quot;suffix&quot;: &quot;&quot;}, {&quot;dropping-particle&quot;: &quot;&quot;, &quot;family&quot;: &quot;Lamerdin&quot;, &quot;given&quot;: &quot;J.&quot;, &quot;non-dropping-particle&quot;: &quot;&quot;, &quot;parse-names&quot;: false, &quot;suffix&quot;: &quot;&quot;}, {&quot;dropping-particle&quot;: &quot;&quot;, &quot;family&quot;: &quot;Regala&quot;, &quot;given&quot;: &quot;W.&quot;, &quot;non-dropping-particle&quot;: &quot;&quot;, &quot;parse-names&quot;: false, &quot;suffix&quot;: &quot;&quot;}, {&quot;dropping-particle&quot;: &quot;&quot;, &quot;family&quot;: &quot;Allen&quot;, &quot;given&quot;: &quot;E. E.&quot;, &quot;non-dropping-particle&quot;: &quot;&quot;, &quot;parse-names&quot;: false, &quot;suffix&quot;: &quot;&quot;}, {&quot;dropping-particle&quot;: &quot;&quot;, &quot;family&quot;: &quot;McCarren&quot;, &quot;given&quot;: &quot;J.&quot;, &quot;non-dropping-particle&quot;: &quot;&quot;, &quot;parse-names&quot;: false, &quot;suffix&quot;: &quot;&quot;}, {&quot;dropping-particle&quot;: &quot;&quot;, &quot;family&quot;: &quot;Paulsen&quot;, &quot;given&quot;: &quot;I.&quot;, &quot;non-dropping-particle&quot;: &quot;&quot;, &quot;parse-names&quot;: false, &quot;suffix&quot;: &quot;&quot;}, {&quot;dropping-particle&quot;: &quot;&quot;, &quot;family&quot;: &quot;Dufresne&quot;, &quot;given&quot;: &quot;A.&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Webb&quot;, &quot;given&quot;: &quot;E. A.&quot;, &quot;non-dropping-particle&quot;: &quot;&quot;, &quot;parse-names&quot;: false, &quot;suffix&quot;: &quot;&quot;}, {&quot;dropping-particle&quot;: &quot;&quot;, &quot;family&quot;: &quot;Waterbury&quot;, &quot;given&quot;: &quot;J.&quot;, &quot;non-dropping-particle&quot;: &quot;&quot;, &quot;parse-names&quot;: false, &quot;suffix&quot;: &quot;&quot;}], &quot;container-title&quot;: &quot;Nature&quot;, &quot;id&quot;: &quot;ITEM-2&quot;, &quot;issue&quot;: &quot;6952&quot;, &quot;issued&quot;: {&quot;date-parts&quot;: [[&quot;2003&quot;]]}, &quot;title&quot;: &quot;The genome of a motile marine Synechococcus&quot;, &quot;type&quot;: &quot;article-journal&quot;, &quot;volume&quot;: &quot;424&quot;}, &quot;uris&quot;: [&quot;http://www.mendeley.com/documents/?uuid=d8a00160-350d-4630-bbdc-14a0f0affb92&quot;]}], &quot;mendeley&quot;: {&quot;formattedCitation&quot;: &quot;(Berube et al., 2018; Palenik et al., 2003)&quot;, &quot;plainTextFormattedCitation&quot;: &quot;(Berube et al., 2018; Palenik et al., 2003)&quot;, &quot;previouslyFormattedCitation&quot;: &quot;(Berube et al., 2018; Palenik et al., 2003)&quot;}, &quot;properties&quot;: {&quot;noteIndex&quot;: 0}, &quot;schema&quot;: &quot;https://github.com/citation-style-language/schema/raw/master/csl-citation.json&quot;} RNDZORLg1SHcn"/><text:span text:style-name="T243">⁠. It wasn’t until 2006 when the genome of Ostreoco</text:span><text:span text:style-name="T258">c</text:span><text:span text:style-name="T243">cus tauri was sequenced by the first time </text:span><text:reference-mark-start text:name="ADDIN CSL_CITATION {&quot;citationItems&quot;: [{&quot;id&quot;: &quot;ITEM-1&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1&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Derelle et al., 2006)&quot;, &quot;plainTextFormattedCitation&quot;: &quot;(Derelle et al., 2006)&quot;, &quot;previouslyFormattedCitation&quot;: &quot;(Derelle et al., 2006)&quot;}, &quot;properties&quot;: {&quot;noteIndex&quot;: 0}, &quot;schema&quot;: &quot;https://github.com/citation-style-language/schema/raw/master/csl-citation.json&quot;} RND8kmXpwPFws"/><text:span text:style-name="T269">(Derelle et al., 2006)</text:span><text:reference-mark-end text:name="ADDIN CSL_CITATION {&quot;citationItems&quot;: [{&quot;id&quot;: &quot;ITEM-1&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1&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Derelle et al., 2006)&quot;, &quot;plainTextFormattedCitation&quot;: &quot;(Derelle et al., 2006)&quot;, &quot;previouslyFormattedCitation&quot;: &quot;(Derelle et al., 2006)&quot;}, &quot;properties&quot;: {&quot;noteIndex&quot;: 0}, &quot;schema&quot;: &quot;https://github.com/citation-style-language/schema/raw/master/csl-citation.json&quot;} RND8kmXpwPFws"/><text:span text:style-name="T243">⁠. </text:span><text:span text:style-name="T249">From that point, an increasing number of picoeukaryotes genomes were sequenced, including a second version of the genome of Ostreococcus tauri </text:span><text:reference-mark-start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mendeley&quot;: {&quot;formattedCitation&quot;: &quot;(Blanc-Mathieu et al., 2014)&quot;, &quot;plainTextFormattedCitation&quot;: &quot;(Blanc-Mathieu et al., 2014)&quot;, &quot;previouslyFormattedCitation&quot;: &quot;(Blanc-Mathieu et al., 2014)&quot;}, &quot;properties&quot;: {&quot;noteIndex&quot;: 0}, &quot;schema&quot;: &quot;https://github.com/citation-style-language/schema/raw/master/csl-citation.json&quot;} RNDgROrJaPhoD"/><text:span text:style-name="T272">(Blanc-Mathieu et al., 2014)</text:span><text:reference-mark-end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mendeley&quot;: {&quot;formattedCitation&quot;: &quot;(Blanc-Mathieu et al., 2014)&quot;, &quot;plainTextFormattedCitation&quot;: &quot;(Blanc-Mathieu et al., 2014)&quot;, &quot;previouslyFormattedCitation&quot;: &quot;(Blanc-Mathieu et al., 2014)&quot;}, &quot;properties&quot;: {&quot;noteIndex&quot;: 0}, &quot;schema&quot;: &quot;https://github.com/citation-style-language/schema/raw/master/csl-citation.json&quot;} RNDgROrJaPhoD"/><text:span text:style-name="T249">⁠. These contributions allowed the identification of unique aspects of its genome, showing that i</text:span><text:span text:style-name="T248">ts simplicity goes among its reduced cell structure. </text:span></text:p>
      <text:p text:style-name="P129"><text:soft-page-break/><text:span text:style-name="T250">A genome size of 12.56 Mb distributed in 20 chromosome</text:span><text:span text:style-name="T256">s</text:span><text:span text:style-name="T250">. Nothing remarkable at first sight since Saccharomyces has similar numbers. The fascinating fact comes when the number of genes of theses two organisms are compared. With a similar genome size, Saccharomyces </text:span><text:span text:style-name="T251">cerevisiae</text:span><text:span text:style-name="T250"> has around 6275 protein coding genes, while Ostreococcus tauri has 8166 </text:span><text:reference-mark-start text:name="ADDIN CSL_CITATION {&quot;citationItems&quot;: [{&quot;id&quot;: &quot;ITEM-1&quot;, &quot;itemData&quot;: {&quot;DOI&quot;: &quot;10.1534/g3.113.008995&quot;, &quot;ISSN&quot;: &quot;21601836&quot;, &quot;abstract&quot;: &quot;The genome of the budding yeast Saccharomyces cerevisiae was the first completely sequenced from a eukaryote. It was released in 1996 as the work of a worldwide effort of hundreds of researchers. In the time since, the yeast genome has been intensively studied by geneticists, molecular biologists, and computational scientists all over the world. Maintenance and annotation of the genome sequence have long been provided by the Saccharomyces Genome Database, one of the original model organism databases. To deepen our understanding of the eukaryotic genome, the S. cerevisiae strain S288C reference genome sequence was updated recently in its first major update since 1996. The new version, called \&quot;S288C 2010,\&quot; was determined from a single yeast colony using modern sequencing technologies and serves as the anchor for further innovations in yeast genomic science. \u00a9 2014 Engel et al.&quot;, &quot;author&quot;: [{&quot;dropping-particle&quot;: &quot;&quot;, &quot;family&quot;: &quot;Engel&quot;, &quot;given&quot;: &quot;Stacia R.&quot;, &quot;non-dropping-particle&quot;: &quot;&quot;, &quot;parse-names&quot;: false, &quot;suffix&quot;: &quot;&quot;}, {&quot;dropping-particle&quot;: &quot;&quot;, &quot;family&quot;: &quot;Dietrich&quot;, &quot;given&quot;: &quot;Fred S.&quot;, &quot;non-dropping-particle&quot;: &quot;&quot;, &quot;parse-names&quot;: false, &quot;suffix&quot;: &quot;&quot;}, {&quot;dropping-particle&quot;: &quot;&quot;, &quot;family&quot;: &quot;Fisk&quot;, &quot;given&quot;: &quot;Dianna G.&quot;, &quot;non-dropping-particle&quot;: &quot;&quot;, &quot;parse-names&quot;: false, &quot;suffix&quot;: &quot;&quot;}, {&quot;dropping-particle&quot;: &quot;&quot;, &quot;family&quot;: &quot;Binkley&quot;, &quot;given&quot;: &quot;Gail&quot;, &quot;non-dropping-particle&quot;: &quot;&quot;, &quot;parse-names&quot;: false, &quot;suffix&quot;: &quot;&quot;}, {&quot;dropping-particle&quot;: &quot;&quot;, &quot;family&quot;: &quot;Balakrishnan&quot;, &quot;given&quot;: &quot;Rama&quot;, &quot;non-dropping-particle&quot;: &quot;&quot;, &quot;parse-names&quot;: false, &quot;suffix&quot;: &quot;&quot;}, {&quot;dropping-particle&quot;: &quot;&quot;, &quot;family&quot;: &quot;Costanzo&quot;, &quot;given&quot;: &quot;Maria C.&quot;, &quot;non-dropping-particle&quot;: &quot;&quot;, &quot;parse-names&quot;: false, &quot;suffix&quot;: &quot;&quot;}, {&quot;dropping-particle&quot;: &quot;&quot;, &quot;family&quot;: &quot;Dwight&quot;, &quot;given&quot;: &quot;Selina S.&quot;, &quot;non-dropping-particle&quot;: &quot;&quot;, &quot;parse-names&quot;: false, &quot;suffix&quot;: &quot;&quot;}, {&quot;dropping-particle&quot;: &quot;&quot;, &quot;family&quot;: &quot;Hitz&quot;, &quot;given&quot;: &quot;Benjamin C.&quot;, &quot;non-dropping-particle&quot;: &quot;&quot;, &quot;parse-names&quot;: false, &quot;suffix&quot;: &quot;&quot;}, {&quot;dropping-particle&quot;: &quot;&quot;, &quot;family&quot;: &quot;Karra&quot;, &quot;given&quot;: &quot;Kalpana&quot;, &quot;non-dropping-particle&quot;: &quot;&quot;, &quot;parse-names&quot;: false, &quot;suffix&quot;: &quot;&quot;}, {&quot;dropping-particle&quot;: &quot;&quot;, &quot;family&quot;: &quot;Nash&quot;, &quot;given&quot;: &quot;Robert S.&quot;, &quot;non-dropping-particle&quot;: &quot;&quot;, &quot;parse-names&quot;: false, &quot;suffix&quot;: &quot;&quot;}, {&quot;dropping-particle&quot;: &quot;&quot;, &quot;family&quot;: &quot;Weng&quot;, &quot;given&quot;: &quot;Shuai&quot;, &quot;non-dropping-particle&quot;: &quot;&quot;, &quot;parse-names&quot;: false, &quot;suffix&quot;: &quot;&quot;}, {&quot;dropping-particle&quot;: &quot;&quot;, &quot;family&quot;: &quot;Wong&quot;, &quot;given&quot;: &quot;Edith D.&quot;, &quot;non-dropping-particle&quot;: &quot;&quot;, &quot;parse-names&quot;: false, &quot;suffix&quot;: &quot;&quot;}, {&quot;dropping-particle&quot;: &quot;&quot;, &quot;family&quot;: &quot;Lloyd&quot;, &quot;given&quot;: &quot;Paul&quot;, &quot;non-dropping-particle&quot;: &quot;&quot;, &quot;parse-names&quot;: false, &quot;suffix&quot;: &quot;&quot;}, {&quot;dropping-particle&quot;: &quot;&quot;, &quot;family&quot;: &quot;Skrzypek&quot;, &quot;given&quot;: &quot;Marek S.&quot;, &quot;non-dropping-particle&quot;: &quot;&quot;, &quot;parse-names&quot;: false, &quot;suffix&quot;: &quot;&quot;}, {&quot;dropping-particle&quot;: &quot;&quot;, &quot;family&quot;: &quot;Miyasato&quot;, &quot;given&quot;: &quot;Stuart R.&quot;, &quot;non-dropping-particle&quot;: &quot;&quot;, &quot;parse-names&quot;: false, &quot;suffix&quot;: &quot;&quot;}, {&quot;dropping-particle&quot;: &quot;&quot;, &quot;family&quot;: &quot;Simison&quot;, &quot;given&quot;: &quot;Matt&quot;, &quot;non-dropping-particle&quot;: &quot;&quot;, &quot;parse-names&quot;: false, &quot;suffix&quot;: &quot;&quot;}, {&quot;dropping-particle&quot;: &quot;&quot;, &quot;family&quot;: &quot;Cherry&quot;, &quot;given&quot;: &quot;J. Michael&quot;, &quot;non-dropping-particle&quot;: &quot;&quot;, &quot;parse-names&quot;: false, &quot;suffix&quot;: &quot;&quot;}], &quot;container-title&quot;: &quot;G3: Genes, Genomes, Genetics&quot;, &quot;id&quot;: &quot;ITEM-1&quot;, &quot;issue&quot;: &quot;3&quot;, &quot;issued&quot;: {&quot;date-parts&quot;: [[&quot;2014&quot;]]}, &quot;title&quot;: &quot;The Reference Genome Sequence of Saccharomyces cerevisiae: Then and Now&quot;, &quot;type&quot;: &quot;article-journal&quot;, &quot;volume&quot;: &quot;4&quot;}, &quot;uris&quot;: [&quot;http://www.mendeley.com/documents/?uuid=f024eca3-46de-4684-9248-40b9db7a10d8&quot;]}, {&quot;id&quot;: &quot;ITEM-2&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2&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3&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3&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Blanc-Mathieu et al., 2014; Derelle et al., 2006; Engel et al., 2014)&quot;, &quot;plainTextFormattedCitation&quot;: &quot;(Blanc-Mathieu et al., 2014; Derelle et al., 2006; Engel et al., 2014)&quot;, &quot;previouslyFormattedCitation&quot;: &quot;(Blanc-Mathieu et al., 2014; Derelle et al., 2006; Engel et al., 2014)&quot;}, &quot;properties&quot;: {&quot;noteIndex&quot;: 0}, &quot;schema&quot;: &quot;https://github.com/citation-style-language/schema/raw/master/csl-citation.json&quot;} RNDohbz9VnShB"/><text:span text:style-name="T273">(Blanc-Mathieu et al., 2014; Derelle et al., 2006; Engel et al., 2014)</text:span><text:reference-mark-end text:name="ADDIN CSL_CITATION {&quot;citationItems&quot;: [{&quot;id&quot;: &quot;ITEM-1&quot;, &quot;itemData&quot;: {&quot;DOI&quot;: &quot;10.1534/g3.113.008995&quot;, &quot;ISSN&quot;: &quot;21601836&quot;, &quot;abstract&quot;: &quot;The genome of the budding yeast Saccharomyces cerevisiae was the first completely sequenced from a eukaryote. It was released in 1996 as the work of a worldwide effort of hundreds of researchers. In the time since, the yeast genome has been intensively studied by geneticists, molecular biologists, and computational scientists all over the world. Maintenance and annotation of the genome sequence have long been provided by the Saccharomyces Genome Database, one of the original model organism databases. To deepen our understanding of the eukaryotic genome, the S. cerevisiae strain S288C reference genome sequence was updated recently in its first major update since 1996. The new version, called \&quot;S288C 2010,\&quot; was determined from a single yeast colony using modern sequencing technologies and serves as the anchor for further innovations in yeast genomic science. \u00a9 2014 Engel et al.&quot;, &quot;author&quot;: [{&quot;dropping-particle&quot;: &quot;&quot;, &quot;family&quot;: &quot;Engel&quot;, &quot;given&quot;: &quot;Stacia R.&quot;, &quot;non-dropping-particle&quot;: &quot;&quot;, &quot;parse-names&quot;: false, &quot;suffix&quot;: &quot;&quot;}, {&quot;dropping-particle&quot;: &quot;&quot;, &quot;family&quot;: &quot;Dietrich&quot;, &quot;given&quot;: &quot;Fred S.&quot;, &quot;non-dropping-particle&quot;: &quot;&quot;, &quot;parse-names&quot;: false, &quot;suffix&quot;: &quot;&quot;}, {&quot;dropping-particle&quot;: &quot;&quot;, &quot;family&quot;: &quot;Fisk&quot;, &quot;given&quot;: &quot;Dianna G.&quot;, &quot;non-dropping-particle&quot;: &quot;&quot;, &quot;parse-names&quot;: false, &quot;suffix&quot;: &quot;&quot;}, {&quot;dropping-particle&quot;: &quot;&quot;, &quot;family&quot;: &quot;Binkley&quot;, &quot;given&quot;: &quot;Gail&quot;, &quot;non-dropping-particle&quot;: &quot;&quot;, &quot;parse-names&quot;: false, &quot;suffix&quot;: &quot;&quot;}, {&quot;dropping-particle&quot;: &quot;&quot;, &quot;family&quot;: &quot;Balakrishnan&quot;, &quot;given&quot;: &quot;Rama&quot;, &quot;non-dropping-particle&quot;: &quot;&quot;, &quot;parse-names&quot;: false, &quot;suffix&quot;: &quot;&quot;}, {&quot;dropping-particle&quot;: &quot;&quot;, &quot;family&quot;: &quot;Costanzo&quot;, &quot;given&quot;: &quot;Maria C.&quot;, &quot;non-dropping-particle&quot;: &quot;&quot;, &quot;parse-names&quot;: false, &quot;suffix&quot;: &quot;&quot;}, {&quot;dropping-particle&quot;: &quot;&quot;, &quot;family&quot;: &quot;Dwight&quot;, &quot;given&quot;: &quot;Selina S.&quot;, &quot;non-dropping-particle&quot;: &quot;&quot;, &quot;parse-names&quot;: false, &quot;suffix&quot;: &quot;&quot;}, {&quot;dropping-particle&quot;: &quot;&quot;, &quot;family&quot;: &quot;Hitz&quot;, &quot;given&quot;: &quot;Benjamin C.&quot;, &quot;non-dropping-particle&quot;: &quot;&quot;, &quot;parse-names&quot;: false, &quot;suffix&quot;: &quot;&quot;}, {&quot;dropping-particle&quot;: &quot;&quot;, &quot;family&quot;: &quot;Karra&quot;, &quot;given&quot;: &quot;Kalpana&quot;, &quot;non-dropping-particle&quot;: &quot;&quot;, &quot;parse-names&quot;: false, &quot;suffix&quot;: &quot;&quot;}, {&quot;dropping-particle&quot;: &quot;&quot;, &quot;family&quot;: &quot;Nash&quot;, &quot;given&quot;: &quot;Robert S.&quot;, &quot;non-dropping-particle&quot;: &quot;&quot;, &quot;parse-names&quot;: false, &quot;suffix&quot;: &quot;&quot;}, {&quot;dropping-particle&quot;: &quot;&quot;, &quot;family&quot;: &quot;Weng&quot;, &quot;given&quot;: &quot;Shuai&quot;, &quot;non-dropping-particle&quot;: &quot;&quot;, &quot;parse-names&quot;: false, &quot;suffix&quot;: &quot;&quot;}, {&quot;dropping-particle&quot;: &quot;&quot;, &quot;family&quot;: &quot;Wong&quot;, &quot;given&quot;: &quot;Edith D.&quot;, &quot;non-dropping-particle&quot;: &quot;&quot;, &quot;parse-names&quot;: false, &quot;suffix&quot;: &quot;&quot;}, {&quot;dropping-particle&quot;: &quot;&quot;, &quot;family&quot;: &quot;Lloyd&quot;, &quot;given&quot;: &quot;Paul&quot;, &quot;non-dropping-particle&quot;: &quot;&quot;, &quot;parse-names&quot;: false, &quot;suffix&quot;: &quot;&quot;}, {&quot;dropping-particle&quot;: &quot;&quot;, &quot;family&quot;: &quot;Skrzypek&quot;, &quot;given&quot;: &quot;Marek S.&quot;, &quot;non-dropping-particle&quot;: &quot;&quot;, &quot;parse-names&quot;: false, &quot;suffix&quot;: &quot;&quot;}, {&quot;dropping-particle&quot;: &quot;&quot;, &quot;family&quot;: &quot;Miyasato&quot;, &quot;given&quot;: &quot;Stuart R.&quot;, &quot;non-dropping-particle&quot;: &quot;&quot;, &quot;parse-names&quot;: false, &quot;suffix&quot;: &quot;&quot;}, {&quot;dropping-particle&quot;: &quot;&quot;, &quot;family&quot;: &quot;Simison&quot;, &quot;given&quot;: &quot;Matt&quot;, &quot;non-dropping-particle&quot;: &quot;&quot;, &quot;parse-names&quot;: false, &quot;suffix&quot;: &quot;&quot;}, {&quot;dropping-particle&quot;: &quot;&quot;, &quot;family&quot;: &quot;Cherry&quot;, &quot;given&quot;: &quot;J. Michael&quot;, &quot;non-dropping-particle&quot;: &quot;&quot;, &quot;parse-names&quot;: false, &quot;suffix&quot;: &quot;&quot;}], &quot;container-title&quot;: &quot;G3: Genes, Genomes, Genetics&quot;, &quot;id&quot;: &quot;ITEM-1&quot;, &quot;issue&quot;: &quot;3&quot;, &quot;issued&quot;: {&quot;date-parts&quot;: [[&quot;2014&quot;]]}, &quot;title&quot;: &quot;The Reference Genome Sequence of Saccharomyces cerevisiae: Then and Now&quot;, &quot;type&quot;: &quot;article-journal&quot;, &quot;volume&quot;: &quot;4&quot;}, &quot;uris&quot;: [&quot;http://www.mendeley.com/documents/?uuid=f024eca3-46de-4684-9248-40b9db7a10d8&quot;]}, {&quot;id&quot;: &quot;ITEM-2&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2&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3&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3&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Blanc-Mathieu et al., 2014; Derelle et al., 2006; Engel et al., 2014)&quot;, &quot;plainTextFormattedCitation&quot;: &quot;(Blanc-Mathieu et al., 2014; Derelle et al., 2006; Engel et al., 2014)&quot;, &quot;previouslyFormattedCitation&quot;: &quot;(Blanc-Mathieu et al., 2014; Derelle et al., 2006; Engel et al., 2014)&quot;}, &quot;properties&quot;: {&quot;noteIndex&quot;: 0}, &quot;schema&quot;: &quot;https://github.com/citation-style-language/schema/raw/master/csl-citation.json&quot;} RNDohbz9VnShB"/><text:span text:style-name="T250">⁠</text:span><text:span text:style-name="T251">. This </text:span><text:span text:style-name="T250">makes Ostreococcus tauri the most gene dense free-living eukaryote </text:span><text:span text:style-name="T257">known to date</text:span><text:span text:style-name="T250">. </text:span></text:p>
      <text:p text:style-name="P129"><text:span text:style-name="T251">In addition to its </text:span><text:span text:style-name="T252">short intergenic</text:span><text:span text:style-name="T251"> </text:span><text:span text:style-name="T259">regions</text:span><text:span text:style-name="T251">, Ostreococcus tauri has </text:span><text:span text:style-name="T252">reduced the size of gene families keeping only one copy of each gene or even </text:span><text:span text:style-name="T258">merged</text:span><text:span text:style-name="T252"> different genes in one. These features contribute to its intense degree of genome compaction</text:span><text:span text:style-name="T251">. With the only exception of a long internal duplication on chromosome 19, hypothesized to be of recent origin due to its lack of divergence. </text:span><text:span text:style-name="T253">But there is more perplexing data from the chromosome 19 and also from chromosome 2. They contain 77% of the transposable elements of the genome, they have lower G+C content and even a different codon usage in low G+C content loci of chromosome 2 </text:span><text:reference-mark-start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2&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2&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Blanc-Mathieu et al., 2014; Derelle et al., 2006)&quot;, &quot;plainTextFormattedCitation&quot;: &quot;(Blanc-Mathieu et al., 2014; Derelle et al., 2006)&quot;, &quot;previouslyFormattedCitation&quot;: &quot;(Blanc-Mathieu et al., 2014; Derelle et al., 2006)&quot;}, &quot;properties&quot;: {&quot;noteIndex&quot;: 0}, &quot;schema&quot;: &quot;https://github.com/citation-style-language/schema/raw/master/csl-citation.json&quot;} RNDymodGngigz"/><text:span text:style-name="T274">(Blanc-Mathieu et al., 2014; Derelle et al., 2006)</text:span><text:reference-mark-end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2&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2&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Blanc-Mathieu et al., 2014; Derelle et al., 2006)&quot;, &quot;plainTextFormattedCitation&quot;: &quot;(Blanc-Mathieu et al., 2014; Derelle et al., 2006)&quot;, &quot;previouslyFormattedCitation&quot;: &quot;(Blanc-Mathieu et al., 2014; Derelle et al., 2006)&quot;}, &quot;properties&quot;: {&quot;noteIndex&quot;: 0}, &quot;schema&quot;: &quot;https://github.com/citation-style-language/schema/raw/master/csl-citation.json&quot;} RNDymodGngigz"/><text:span text:style-name="T253">⁠. </text:span><text:span text:style-name="T254">The first hypotheses about these chromosomes were that th</text:span><text:span text:style-name="T258">ey</text:span><text:span text:style-name="T254"> had a different origin that the rest of the genome. Currently, only the chromosome 19 is considered an alien chromosome since the most of its protein coding genes aren’t related to the green lineage. However, chromosome 2 protein coding genes are essential housekeeping genes not duplicated and related to the green lineage, so </text:span><text:span text:style-name="T255">from that point it was considered a sex-related or mating-type chromosome </text:span><text:reference-mark-start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2&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2&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mendeley&quot;: {&quot;formattedCitation&quot;: &quot;(Benites et al., 2021; Blanc-Mathieu et al., 2014)&quot;, &quot;plainTextFormattedCitation&quot;: &quot;(Benites et al., 2021; Blanc-Mathieu et al., 2014)&quot;, &quot;previouslyFormattedCitation&quot;: &quot;(Benites et al., 2021; Blanc-Mathieu et al., 2014)&quot;}, &quot;properties&quot;: {&quot;noteIndex&quot;: 0}, &quot;schema&quot;: &quot;https://github.com/citation-style-language/schema/raw/master/csl-citation.json&quot;} RNDCh3Enn173G"/><text:span text:style-name="T275">(Benites et al., 2021; Blanc-Mathieu et al., 2014)</text:span><text:reference-mark-end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2&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2&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mendeley&quot;: {&quot;formattedCitation&quot;: &quot;(Benites et al., 2021; Blanc-Mathieu et al., 2014)&quot;, &quot;plainTextFormattedCitation&quot;: &quot;(Benites et al., 2021; Blanc-Mathieu et al., 2014)&quot;, &quot;previouslyFormattedCitation&quot;: &quot;(Benites et al., 2021; Blanc-Mathieu et al., 2014)&quot;}, &quot;properties&quot;: {&quot;noteIndex&quot;: 0}, &quot;schema&quot;: &quot;https://github.com/citation-style-language/schema/raw/master/csl-citation.json&quot;} RNDCh3Enn173G"/><text:span text:style-name="T255">⁠ . </text:span></text:p>
      <text:p text:style-name="P130"><text:span text:style-name="T323">Although sex is now accepted as a ubiquitous and ancestral feature of eukaryotes </text:span><text:reference-mark-start text:name="ADDIN CSL_CITATION {&quot;citationItems&quot;: [{&quot;id&quot;: &quot;ITEM-1&quot;, &quot;itemData&quot;: {&quot;DOI&quot;: &quot;10.1007/s10265-017-0908-6&quot;, &quot;ISSN&quot;: &quot;09189440&quot;, &quot;abstract&quot;: &quot;The sexual reproductive processes of some representative freshwater green algae are reviewed. Chlamydomonas reinhardtii is a unicellular volvocine alga having two mating types: mating type plus (mt+) and mating type minus (mt\u2212), which are controlled by a single, complex mating-type locus. Sexual adhesion between the gametes is mediated by sex-specific agglutinin molecules on their flagellar membranes. Cell fusion is initiated by an adhesive interaction between the mt+ and mt\u2212 mating structures, followed by localized membrane fusion. The loci of sex-limited genes and the conformation of sex-determining regions have been rearranged during the evolution of volvocine algae; however, the essential function of the sex-determining genes of the isogamous unicellular Chlamydomonas reinhardtii is conserved in the multicellular oogamous Volvox carteri. The sexual reproduction of the unicellular charophycean alga, Closterium peracerosum-strigosum-littorale complex, is also focused on here. The sexual reproductive processes of heterothallic strains are controlled by two multifunctional sex pheromones, PR-IP and PR-IP Inducer, which independently promote multiple steps in conjugation at the appropriate times through different induction mechanisms. The molecules involved in sexual reproduction and sex determination have also been characterized.&quot;, &quot;author&quot;: [{&quot;dropping-particle&quot;: &quot;&quot;, &quot;family&quot;: &quot;Sekimoto&quot;, &quot;given&quot;: &quot;Hiroyuki&quot;, &quot;non-dropping-particle&quot;: &quot;&quot;, &quot;parse-names&quot;: false, &quot;suffix&quot;: &quot;&quot;}], &quot;container-title&quot;: &quot;Journal of Plant Research&quot;, &quot;id&quot;: &quot;ITEM-1&quot;, &quot;issue&quot;: &quot;3&quot;, &quot;issued&quot;: {&quot;date-parts&quot;: [[&quot;2017&quot;]]}, &quot;title&quot;: &quot;Sexual reproduction and sex determination in green algae&quot;, &quot;type&quot;: &quot;article-journal&quot;, &quot;volume&quot;: &quot;130&quot;}, &quot;uris&quot;: [&quot;http://www.mendeley.com/documents/?uuid=f2da05aa-7329-43fd-abaa-8aa7555731a9&quot;]}, {&quot;id&quot;: &quot;ITEM-2&quot;, &quot;itemData&quot;: {&quot;DOI&quot;: &quot;10.1093/molbev/msr026&quot;, &quot;ISSN&quot;: &quot;07374038&quot;, &quot;abstract&quot;: &quot;Species-specific recognition between egg and sperm, a crucial event that marks the beginning of fertilization in multicellular organisms, mirrors the binding between haploid cells of opposite mating type in unicellular eukaryotes such as yeast. However, as implied by the lack of sequence similarity between sperm-binding regions of invertebrate and vertebrate egg coat proteins, these interactions are thought to rely on completely different molecular entities. Here, we argue that these recognition systems are, in fact, related: despite being separated by 0.6-1 billion years of evolution, functionally essential domains of a mollusc sperm receptor and a yeast mating protein adopt the same 3D fold as egg zona pellucida proteins mediating the binding between gametes in humans. \u00a9 2011 The Author.&quot;, &quot;author&quot;: [{&quot;dropping-particle&quot;: &quot;&quot;, &quot;family&quot;: &quot;Swanson&quot;, &quot;given&quot;: &quot;Willie J.&quot;, &quot;non-dropping-particle&quot;: &quot;&quot;, &quot;parse-names&quot;: false, &quot;suffix&quot;: &quot;&quot;}, {&quot;dropping-particle&quot;: &quot;&quot;, &quot;family&quot;: &quot;Aagaard&quot;, &quot;given&quot;: &quot;Jan E.&quot;, &quot;non-dropping-particle&quot;: &quot;&quot;, &quot;parse-names&quot;: false, &quot;suffix&quot;: &quot;&quot;}, {&quot;dropping-particle&quot;: &quot;&quot;, &quot;family&quot;: &quot;Vacquier&quot;, &quot;given&quot;: &quot;Victor D.&quot;, &quot;non-dropping-particle&quot;: &quot;&quot;, &quot;parse-names&quot;: false, &quot;suffix&quot;: &quot;&quot;}, {&quot;dropping-particle&quot;: &quot;&quot;, &quot;family&quot;: &quot;Monn\u00e9&quot;, &quot;given&quot;: &quot;Magnus&quot;, &quot;non-dropping-particle&quot;: &quot;&quot;, &quot;parse-names&quot;: false, &quot;suffix&quot;: &quot;&quot;}, {&quot;dropping-particle&quot;: &quot;&quot;, &quot;family&quot;: &quot;Sadat Al Hosseini&quot;, &quot;given&quot;: &quot;Hamed&quot;, &quot;non-dropping-particle&quot;: &quot;&quot;, &quot;parse-names&quot;: false, &quot;suffix&quot;: &quot;&quot;}, {&quot;dropping-particle&quot;: &quot;&quot;, &quot;family&quot;: &quot;Jovine&quot;, &quot;given&quot;: &quot;Luca&quot;, &quot;non-dropping-particle&quot;: &quot;&quot;, &quot;parse-names&quot;: false, &quot;suffix&quot;: &quot;&quot;}], &quot;container-title&quot;: &quot;Molecular Biology and Evolution&quot;, &quot;id&quot;: &quot;ITEM-2&quot;, &quot;issue&quot;: &quot;7&quot;, &quot;issued&quot;: {&quot;date-parts&quot;: [[&quot;2011&quot;]]}, &quot;title&quot;: &quot;The molecular basis of sex: Linking yeast to human&quot;, &quot;type&quot;: &quot;article-journal&quot;, &quot;volume&quot;: &quot;28&quot;}, &quot;uris&quot;: [&quot;http://www.mendeley.com/documents/?uuid=27617fcd-e1f5-42b2-9742-922ae3f8d53c&quot;]}], &quot;mendeley&quot;: {&quot;formattedCitation&quot;: &quot;(Sekimoto, 2017; Swanson et al., 2011)&quot;, &quot;plainTextFormattedCitation&quot;: &quot;(Sekimoto, 2017; Swanson et al., 2011)&quot;, &quot;previouslyFormattedCitation&quot;: &quot;(Sekimoto, 2017; Swanson et al., 2011)&quot;}, &quot;properties&quot;: {&quot;noteIndex&quot;: 0}, &quot;schema&quot;: &quot;https://github.com/citation-style-language/schema/raw/master/csl-citation.json&quot;} RNDk4MJvLtPJl"/><text:span text:style-name="T326">(Sekimoto, 2017; Swanson et al., 2011)</text:span><text:reference-mark-end text:name="ADDIN CSL_CITATION {&quot;citationItems&quot;: [{&quot;id&quot;: &quot;ITEM-1&quot;, &quot;itemData&quot;: {&quot;DOI&quot;: &quot;10.1007/s10265-017-0908-6&quot;, &quot;ISSN&quot;: &quot;09189440&quot;, &quot;abstract&quot;: &quot;The sexual reproductive processes of some representative freshwater green algae are reviewed. Chlamydomonas reinhardtii is a unicellular volvocine alga having two mating types: mating type plus (mt+) and mating type minus (mt\u2212), which are controlled by a single, complex mating-type locus. Sexual adhesion between the gametes is mediated by sex-specific agglutinin molecules on their flagellar membranes. Cell fusion is initiated by an adhesive interaction between the mt+ and mt\u2212 mating structures, followed by localized membrane fusion. The loci of sex-limited genes and the conformation of sex-determining regions have been rearranged during the evolution of volvocine algae; however, the essential function of the sex-determining genes of the isogamous unicellular Chlamydomonas reinhardtii is conserved in the multicellular oogamous Volvox carteri. The sexual reproduction of the unicellular charophycean alga, Closterium peracerosum-strigosum-littorale complex, is also focused on here. The sexual reproductive processes of heterothallic strains are controlled by two multifunctional sex pheromones, PR-IP and PR-IP Inducer, which independently promote multiple steps in conjugation at the appropriate times through different induction mechanisms. The molecules involved in sexual reproduction and sex determination have also been characterized.&quot;, &quot;author&quot;: [{&quot;dropping-particle&quot;: &quot;&quot;, &quot;family&quot;: &quot;Sekimoto&quot;, &quot;given&quot;: &quot;Hiroyuki&quot;, &quot;non-dropping-particle&quot;: &quot;&quot;, &quot;parse-names&quot;: false, &quot;suffix&quot;: &quot;&quot;}], &quot;container-title&quot;: &quot;Journal of Plant Research&quot;, &quot;id&quot;: &quot;ITEM-1&quot;, &quot;issue&quot;: &quot;3&quot;, &quot;issued&quot;: {&quot;date-parts&quot;: [[&quot;2017&quot;]]}, &quot;title&quot;: &quot;Sexual reproduction and sex determination in green algae&quot;, &quot;type&quot;: &quot;article-journal&quot;, &quot;volume&quot;: &quot;130&quot;}, &quot;uris&quot;: [&quot;http://www.mendeley.com/documents/?uuid=f2da05aa-7329-43fd-abaa-8aa7555731a9&quot;]}, {&quot;id&quot;: &quot;ITEM-2&quot;, &quot;itemData&quot;: {&quot;DOI&quot;: &quot;10.1093/molbev/msr026&quot;, &quot;ISSN&quot;: &quot;07374038&quot;, &quot;abstract&quot;: &quot;Species-specific recognition between egg and sperm, a crucial event that marks the beginning of fertilization in multicellular organisms, mirrors the binding between haploid cells of opposite mating type in unicellular eukaryotes such as yeast. However, as implied by the lack of sequence similarity between sperm-binding regions of invertebrate and vertebrate egg coat proteins, these interactions are thought to rely on completely different molecular entities. Here, we argue that these recognition systems are, in fact, related: despite being separated by 0.6-1 billion years of evolution, functionally essential domains of a mollusc sperm receptor and a yeast mating protein adopt the same 3D fold as egg zona pellucida proteins mediating the binding between gametes in humans. \u00a9 2011 The Author.&quot;, &quot;author&quot;: [{&quot;dropping-particle&quot;: &quot;&quot;, &quot;family&quot;: &quot;Swanson&quot;, &quot;given&quot;: &quot;Willie J.&quot;, &quot;non-dropping-particle&quot;: &quot;&quot;, &quot;parse-names&quot;: false, &quot;suffix&quot;: &quot;&quot;}, {&quot;dropping-particle&quot;: &quot;&quot;, &quot;family&quot;: &quot;Aagaard&quot;, &quot;given&quot;: &quot;Jan E.&quot;, &quot;non-dropping-particle&quot;: &quot;&quot;, &quot;parse-names&quot;: false, &quot;suffix&quot;: &quot;&quot;}, {&quot;dropping-particle&quot;: &quot;&quot;, &quot;family&quot;: &quot;Vacquier&quot;, &quot;given&quot;: &quot;Victor D.&quot;, &quot;non-dropping-particle&quot;: &quot;&quot;, &quot;parse-names&quot;: false, &quot;suffix&quot;: &quot;&quot;}, {&quot;dropping-particle&quot;: &quot;&quot;, &quot;family&quot;: &quot;Monn\u00e9&quot;, &quot;given&quot;: &quot;Magnus&quot;, &quot;non-dropping-particle&quot;: &quot;&quot;, &quot;parse-names&quot;: false, &quot;suffix&quot;: &quot;&quot;}, {&quot;dropping-particle&quot;: &quot;&quot;, &quot;family&quot;: &quot;Sadat Al Hosseini&quot;, &quot;given&quot;: &quot;Hamed&quot;, &quot;non-dropping-particle&quot;: &quot;&quot;, &quot;parse-names&quot;: false, &quot;suffix&quot;: &quot;&quot;}, {&quot;dropping-particle&quot;: &quot;&quot;, &quot;family&quot;: &quot;Jovine&quot;, &quot;given&quot;: &quot;Luca&quot;, &quot;non-dropping-particle&quot;: &quot;&quot;, &quot;parse-names&quot;: false, &quot;suffix&quot;: &quot;&quot;}], &quot;container-title&quot;: &quot;Molecular Biology and Evolution&quot;, &quot;id&quot;: &quot;ITEM-2&quot;, &quot;issue&quot;: &quot;7&quot;, &quot;issued&quot;: {&quot;date-parts&quot;: [[&quot;2011&quot;]]}, &quot;title&quot;: &quot;The molecular basis of sex: Linking yeast to human&quot;, &quot;type&quot;: &quot;article-journal&quot;, &quot;volume&quot;: &quot;28&quot;}, &quot;uris&quot;: [&quot;http://www.mendeley.com/documents/?uuid=27617fcd-e1f5-42b2-9742-922ae3f8d53c&quot;]}], &quot;mendeley&quot;: {&quot;formattedCitation&quot;: &quot;(Sekimoto, 2017; Swanson et al., 2011)&quot;, &quot;plainTextFormattedCitation&quot;: &quot;(Sekimoto, 2017; Swanson et al., 2011)&quot;, &quot;previouslyFormattedCitation&quot;: &quot;(Sekimoto, 2017; Swanson et al., 2011)&quot;}, &quot;properties&quot;: {&quot;noteIndex&quot;: 0}, &quot;schema&quot;: &quot;https://github.com/citation-style-language/schema/raw/master/csl-citation.json&quot;} RNDk4MJvLtPJl"/><text:span text:style-name="T323">⁠, direct observation of sex is still lacking in most unicellular eukaryotic lineages</text:span><text:bookmark text:name="MendeleyTempCursorBookmark6"/><text:span text:style-name="T323">. These type o</text:span><text:span text:style-name="T325">f</text:span><text:span text:style-name="T323"> genomic regions </text:span><text:span text:style-name="T325">so-called mating-type</text:span><text:span text:style-name="T323"> has been characterized in other Chlorophyta </text:span><text:reference-mark-start text:name="ADDIN CSL_CITATION {&quot;citationItems&quot;: [{&quot;id&quot;: &quot;ITEM-1&quot;, &quot;itemData&quot;: {&quot;DOI&quot;: &quot;10.1007/s10265-017-0908-6&quot;, &quot;ISSN&quot;: &quot;09189440&quot;, &quot;abstract&quot;: &quot;The sexual reproductive processes of some representative freshwater green algae are reviewed. Chlamydomonas reinhardtii is a unicellular volvocine alga having two mating types: mating type plus (mt+) and mating type minus (mt\u2212), which are controlled by a single, complex mating-type locus. Sexual adhesion between the gametes is mediated by sex-specific agglutinin molecules on their flagellar membranes. Cell fusion is initiated by an adhesive interaction between the mt+ and mt\u2212 mating structures, followed by localized membrane fusion. The loci of sex-limited genes and the conformation of sex-determining regions have been rearranged during the evolution of volvocine algae; however, the essential function of the sex-determining genes of the isogamous unicellular Chlamydomonas reinhardtii is conserved in the multicellular oogamous Volvox carteri. The sexual reproduction of the unicellular charophycean alga, Closterium peracerosum-strigosum-littorale complex, is also focused on here. The sexual reproductive processes of heterothallic strains are controlled by two multifunctional sex pheromones, PR-IP and PR-IP Inducer, which independently promote multiple steps in conjugation at the appropriate times through different induction mechanisms. The molecules involved in sexual reproduction and sex determination have also been characterized.&quot;, &quot;author&quot;: [{&quot;dropping-particle&quot;: &quot;&quot;, &quot;family&quot;: &quot;Sekimoto&quot;, &quot;given&quot;: &quot;Hiroyuki&quot;, &quot;non-dropping-particle&quot;: &quot;&quot;, &quot;parse-names&quot;: false, &quot;suffix&quot;: &quot;&quot;}], &quot;container-title&quot;: &quot;Journal of Plant Research&quot;, &quot;id&quot;: &quot;ITEM-1&quot;, &quot;issue&quot;: &quot;3&quot;, &quot;issued&quot;: {&quot;date-parts&quot;: [[&quot;2017&quot;]]}, &quot;title&quot;: &quot;Sexual reproduction and sex determination in green algae&quot;, &quot;type&quot;: &quot;article-journal&quot;, &quot;volume&quot;: &quot;130&quot;}, &quot;uris&quot;: [&quot;http://www.mendeley.com/documents/?uuid=f2da05aa-7329-43fd-abaa-8aa7555731a9&quot;]}], &quot;mendeley&quot;: {&quot;formattedCitation&quot;: &quot;(Sekimoto, 2017)&quot;, &quot;plainTextFormattedCitation&quot;: &quot;(Sekimoto, 2017)&quot;, &quot;previouslyFormattedCitation&quot;: &quot;(Sekimoto, 2017)&quot;}, &quot;properties&quot;: {&quot;noteIndex&quot;: 0}, &quot;schema&quot;: &quot;https://github.com/citation-style-language/schema/raw/master/csl-citation.json&quot;} RNDpqRLPlvTZt"/><text:span text:style-name="T326">(Sekimoto, 2017)</text:span><text:reference-mark-end text:name="ADDIN CSL_CITATION {&quot;citationItems&quot;: [{&quot;id&quot;: &quot;ITEM-1&quot;, &quot;itemData&quot;: {&quot;DOI&quot;: &quot;10.1007/s10265-017-0908-6&quot;, &quot;ISSN&quot;: &quot;09189440&quot;, &quot;abstract&quot;: &quot;The sexual reproductive processes of some representative freshwater green algae are reviewed. Chlamydomonas reinhardtii is a unicellular volvocine alga having two mating types: mating type plus (mt+) and mating type minus (mt\u2212), which are controlled by a single, complex mating-type locus. Sexual adhesion between the gametes is mediated by sex-specific agglutinin molecules on their flagellar membranes. Cell fusion is initiated by an adhesive interaction between the mt+ and mt\u2212 mating structures, followed by localized membrane fusion. The loci of sex-limited genes and the conformation of sex-determining regions have been rearranged during the evolution of volvocine algae; however, the essential function of the sex-determining genes of the isogamous unicellular Chlamydomonas reinhardtii is conserved in the multicellular oogamous Volvox carteri. The sexual reproduction of the unicellular charophycean alga, Closterium peracerosum-strigosum-littorale complex, is also focused on here. The sexual reproductive processes of heterothallic strains are controlled by two multifunctional sex pheromones, PR-IP and PR-IP Inducer, which independently promote multiple steps in conjugation at the appropriate times through different induction mechanisms. The molecules involved in sexual reproduction and sex determination have also been characterized.&quot;, &quot;author&quot;: [{&quot;dropping-particle&quot;: &quot;&quot;, &quot;family&quot;: &quot;Sekimoto&quot;, &quot;given&quot;: &quot;Hiroyuki&quot;, &quot;non-dropping-particle&quot;: &quot;&quot;, &quot;parse-names&quot;: false, &quot;suffix&quot;: &quot;&quot;}], &quot;container-title&quot;: &quot;Journal of Plant Research&quot;, &quot;id&quot;: &quot;ITEM-1&quot;, &quot;issue&quot;: &quot;3&quot;, &quot;issued&quot;: {&quot;date-parts&quot;: [[&quot;2017&quot;]]}, &quot;title&quot;: &quot;Sexual reproduction and sex determination in green algae&quot;, &quot;type&quot;: &quot;article-journal&quot;, &quot;volume&quot;: &quot;130&quot;}, &quot;uris&quot;: [&quot;http://www.mendeley.com/documents/?uuid=f2da05aa-7329-43fd-abaa-8aa7555731a9&quot;]}], &quot;mendeley&quot;: {&quot;formattedCitation&quot;: &quot;(Sekimoto, 2017)&quot;, &quot;plainTextFormattedCitation&quot;: &quot;(Sekimoto, 2017)&quot;, &quot;previouslyFormattedCitation&quot;: &quot;(Sekimoto, 2017)&quot;}, &quot;properties&quot;: {&quot;noteIndex&quot;: 0}, &quot;schema&quot;: &quot;https://github.com/citation-style-language/schema/raw/master/csl-citation.json&quot;} RNDpqRLPlvTZt"/><text:span text:style-name="T323">⁠ and, recently, in Ostreococcus tauri </text:span><text:span text:style-name="T324">which appears to encode </text:span><text:span text:style-name="T323">two highly divergent haplotypes.</text:span><text:span text:style-name="T324"> </text:span><text:span text:style-name="T323">These Mamiellales </text:span><text:span text:style-name="T325">mating-types regions</text:span><text:span text:style-name="T323"> candidates are likely to be the oldest mating-type loci described to date </text:span><text:reference-mark-start text:name="ADDIN CSL_CITATION {&quot;citationItems&quot;: [{&quot;id&quot;: &quot;ITEM-1&quot;, &quot;itemData&quot;: {&quot;DOI&quot;: &quot;10.3390/genes11010066&quot;, &quot;ISSN&quot;: &quot;20734425&quot;, &quot;abstract&quot;: &quot;Among marine phytoplankton, Mamiellales encompass several species from the genera Micromonas, Ostreococcus and Bathycoccus, which are important contributors to primary production. Previous studies based on single gene markers described their wide geographical distribution but led to discussion because of the uneven taxonomic resolution of the method. Here, we leverage genome sequences for six Mamiellales species, two from each genus Micromonas, Ostreococcus and Bathycoccus, to investigate their distribution across 133 stations sampled during the Tara Oceans expedition. Our study confirms the cosmopolitan distribution of Mamiellales and further suggests non-random distribution of species, with two triplets of co-occurring genomes associated with different temperatures: Ostreococcus lucimarinus, Bathycoccus prasinos and Micromonas pusilla were found in colder waters, whereas Ostreococcus spp. RCC809, Bathycoccus spp. TOSAG39-1 and Micromonas commoda were more abundant in warmer conditions. We also report the distribution of the two candidate mating-types of Ostreococcus for which the frequency of sexual reproduction was previously assumed to be very low. Indeed, both mating types were systematically detected together in agreement with either frequent sexual reproduction or the high prevalence of a diploid stage. Altogether, these analyses provide novel insights into Mamiellales\u2019 biogeography and raise novel testable hypotheses about their life cycle and ecology.&quot;, &quot;author&quot;: [{&quot;dropping-particle&quot;: &quot;&quot;, &quot;family&quot;: &quot;Leconte&quot;, &quot;given&quot;: &quot;Jade&quot;, &quot;non-dropping-particle&quot;: &quot;&quot;, &quot;parse-names&quot;: false, &quot;suffix&quot;: &quot;&quot;}, {&quot;dropping-particle&quot;: &quot;&quot;, &quot;family&quot;: &quot;Benites&quot;, &quot;given&quot;: &quot;L. Felipe&quot;, &quot;non-dropping-particle&quot;: &quot;&quot;, &quot;parse-names&quot;: false, &quot;suffix&quot;: &quot;&quot;}, {&quot;dropping-particle&quot;: &quot;&quot;, &quot;family&quot;: &quot;Vannier&quot;, &quot;given&quot;: &quot;Thomas&quot;, &quot;non-dropping-particle&quot;: &quot;&quot;, &quot;parse-names&quot;: false, &quot;suffix&quot;: &quot;&quot;}, {&quot;dropping-particle&quot;: &quot;&quot;, &quot;family&quot;: &quot;Wincker&quot;, &quot;given&quot;: &quot;Patrick&quot;, &quot;non-dropping-particle&quot;: &quot;&quot;, &quot;parse-names&quot;: false, &quot;suffix&quot;: &quot;&quot;}, {&quot;dropping-particle&quot;: &quot;&quot;, &quot;family&quot;: &quot;Piganeau&quot;, &quot;given&quot;: &quot;Gwenael&quot;, &quot;non-dropping-particle&quot;: &quot;&quot;, &quot;parse-names&quot;: false, &quot;suffix&quot;: &quot;&quot;}, {&quot;dropping-particle&quot;: &quot;&quot;, &quot;family&quot;: &quot;Jaillon&quot;, &quot;given&quot;: &quot;Olivier&quot;, &quot;non-dropping-particle&quot;: &quot;&quot;, &quot;parse-names&quot;: false, &quot;suffix&quot;: &quot;&quot;}], &quot;container-title&quot;: &quot;Genes&quot;, &quot;id&quot;: &quot;ITEM-1&quot;, &quot;issue&quot;: &quot;1&quot;, &quot;issued&quot;: {&quot;date-parts&quot;: [[&quot;2020&quot;]]}, &quot;title&quot;: &quot;Genome resolved biogeography of mamiellales&quot;, &quot;type&quot;: &quot;article-journal&quot;, &quot;volume&quot;: &quot;11&quot;}, &quot;uris&quot;: [&quot;http://www.mendeley.com/documents/?uuid=6a9d02a3-0798-4aac-b04c-f6e9612849fa&quot;]}, {&quot;id&quot;: &quot;ITEM-2&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2&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mendeley&quot;: {&quot;formattedCitation&quot;: &quot;(Benites et al., 2021; Leconte et al., 2020)&quot;, &quot;plainTextFormattedCitation&quot;: &quot;(Benites et al., 2021; Leconte et al., 2020)&quot;, &quot;previouslyFormattedCitation&quot;: &quot;(Benites et al., 2021; Leconte et al., 2020)&quot;}, &quot;properties&quot;: {&quot;noteIndex&quot;: 0}, &quot;schema&quot;: &quot;https://github.com/citation-style-language/schema/raw/master/csl-citation.json&quot;} RNDP9unL3pG49"/><text:span text:style-name="T326">(Benites et al., 2021; Leconte et al., 2020)</text:span><text:reference-mark-end text:name="ADDIN CSL_CITATION {&quot;citationItems&quot;: [{&quot;id&quot;: &quot;ITEM-1&quot;, &quot;itemData&quot;: {&quot;DOI&quot;: &quot;10.3390/genes11010066&quot;, &quot;ISSN&quot;: &quot;20734425&quot;, &quot;abstract&quot;: &quot;Among marine phytoplankton, Mamiellales encompass several species from the genera Micromonas, Ostreococcus and Bathycoccus, which are important contributors to primary production. Previous studies based on single gene markers described their wide geographical distribution but led to discussion because of the uneven taxonomic resolution of the method. Here, we leverage genome sequences for six Mamiellales species, two from each genus Micromonas, Ostreococcus and Bathycoccus, to investigate their distribution across 133 stations sampled during the Tara Oceans expedition. Our study confirms the cosmopolitan distribution of Mamiellales and further suggests non-random distribution of species, with two triplets of co-occurring genomes associated with different temperatures: Ostreococcus lucimarinus, Bathycoccus prasinos and Micromonas pusilla were found in colder waters, whereas Ostreococcus spp. RCC809, Bathycoccus spp. TOSAG39-1 and Micromonas commoda were more abundant in warmer conditions. We also report the distribution of the two candidate mating-types of Ostreococcus for which the frequency of sexual reproduction was previously assumed to be very low. Indeed, both mating types were systematically detected together in agreement with either frequent sexual reproduction or the high prevalence of a diploid stage. Altogether, these analyses provide novel insights into Mamiellales\u2019 biogeography and raise novel testable hypotheses about their life cycle and ecology.&quot;, &quot;author&quot;: [{&quot;dropping-particle&quot;: &quot;&quot;, &quot;family&quot;: &quot;Leconte&quot;, &quot;given&quot;: &quot;Jade&quot;, &quot;non-dropping-particle&quot;: &quot;&quot;, &quot;parse-names&quot;: false, &quot;suffix&quot;: &quot;&quot;}, {&quot;dropping-particle&quot;: &quot;&quot;, &quot;family&quot;: &quot;Benites&quot;, &quot;given&quot;: &quot;L. Felipe&quot;, &quot;non-dropping-particle&quot;: &quot;&quot;, &quot;parse-names&quot;: false, &quot;suffix&quot;: &quot;&quot;}, {&quot;dropping-particle&quot;: &quot;&quot;, &quot;family&quot;: &quot;Vannier&quot;, &quot;given&quot;: &quot;Thomas&quot;, &quot;non-dropping-particle&quot;: &quot;&quot;, &quot;parse-names&quot;: false, &quot;suffix&quot;: &quot;&quot;}, {&quot;dropping-particle&quot;: &quot;&quot;, &quot;family&quot;: &quot;Wincker&quot;, &quot;given&quot;: &quot;Patrick&quot;, &quot;non-dropping-particle&quot;: &quot;&quot;, &quot;parse-names&quot;: false, &quot;suffix&quot;: &quot;&quot;}, {&quot;dropping-particle&quot;: &quot;&quot;, &quot;family&quot;: &quot;Piganeau&quot;, &quot;given&quot;: &quot;Gwenael&quot;, &quot;non-dropping-particle&quot;: &quot;&quot;, &quot;parse-names&quot;: false, &quot;suffix&quot;: &quot;&quot;}, {&quot;dropping-particle&quot;: &quot;&quot;, &quot;family&quot;: &quot;Jaillon&quot;, &quot;given&quot;: &quot;Olivier&quot;, &quot;non-dropping-particle&quot;: &quot;&quot;, &quot;parse-names&quot;: false, &quot;suffix&quot;: &quot;&quot;}], &quot;container-title&quot;: &quot;Genes&quot;, &quot;id&quot;: &quot;ITEM-1&quot;, &quot;issue&quot;: &quot;1&quot;, &quot;issued&quot;: {&quot;date-parts&quot;: [[&quot;2020&quot;]]}, &quot;title&quot;: &quot;Genome resolved biogeography of mamiellales&quot;, &quot;type&quot;: &quot;article-journal&quot;, &quot;volume&quot;: &quot;11&quot;}, &quot;uris&quot;: [&quot;http://www.mendeley.com/documents/?uuid=6a9d02a3-0798-4aac-b04c-f6e9612849fa&quot;]}, {&quot;id&quot;: &quot;ITEM-2&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2&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mendeley&quot;: {&quot;formattedCitation&quot;: &quot;(Benites et al., 2021; Leconte et al., 2020)&quot;, &quot;plainTextFormattedCitation&quot;: &quot;(Benites et al., 2021; Leconte et al., 2020)&quot;, &quot;previouslyFormattedCitation&quot;: &quot;(Benites et al., 2021; Leconte et al., 2020)&quot;}, &quot;properties&quot;: {&quot;noteIndex&quot;: 0}, &quot;schema&quot;: &quot;https://github.com/citation-style-language/schema/raw/master/csl-citation.json&quot;} RNDP9unL3pG49"/><text:span text:style-name="T323">⁠.</text:span><text:span text:style-name="T322"> </text:span></text:p>
      <text:p text:style-name="P123"><text:span text:style-name="T329">A</text:span><text:span text:style-name="T328">ll in all, </text:span><text:span text:style-name="T330">Ostreococcus tauri is proposed as a novel model organism due to its structural and genomic features. In addition, inside the green lineage there is a lot of diversity and actually it is difficult to find a model organism that can represent the hole lineag</text:span><text:span text:style-name="T335">e </text:span><text:reference-mark-start text:name="ADDIN CSL_CITATION {&quot;citationItems&quot;: [{&quot;id&quot;: &quot;ITEM-1&quot;, &quot;itemData&quot;: {&quot;DOI&quot;: &quot;10.1093/jxb/err117&quot;, &quot;ISSN&quot;: &quot;00220957&quot;, &quot;author&quot;: [{&quot;dropping-particle&quot;: &quot;&quot;, &quot;family&quot;: &quot;Cock&quot;, &quot;given&quot;: &quot;J. Mark&quot;, &quot;non-dropping-particle&quot;: &quot;&quot;, &quot;parse-names&quot;: false, &quot;suffix&quot;: &quot;&quot;}, {&quot;dropping-particle&quot;: &quot;&quot;, &quot;family&quot;: &quot;Coelho&quot;, &quot;given&quot;: &quot;Susana M.&quot;, &quot;non-dropping-particle&quot;: &quot;&quot;, &quot;parse-names&quot;: false, &quot;suffix&quot;: &quot;&quot;}], &quot;container-title&quot;: &quot;Journal of Experimental Botany&quot;, &quot;id&quot;: &quot;ITEM-1&quot;, &quot;issue&quot;: &quot;8&quot;, &quot;issued&quot;: {&quot;date-parts&quot;: [[&quot;2011&quot;]]}, &quot;title&quot;: &quot;Algal models in plant biology&quot;, &quot;type&quot;: &quot;article&quot;, &quot;volume&quot;: &quot;62&quot;}, &quot;uris&quot;: [&quot;http://www.mendeley.com/documents/?uuid=934a3024-ddc7-4b00-bc37-645dab8b94d8&quot;]}], &quot;mendeley&quot;: {&quot;formattedCitation&quot;: &quot;(Cock &amp; Coelho, 2011)&quot;, &quot;plainTextFormattedCitation&quot;: &quot;(Cock &amp; Coelho, 2011)&quot;, &quot;previouslyFormattedCitation&quot;: &quot;(Cock &amp; Coelho, 2011)&quot;}, &quot;properties&quot;: {&quot;noteIndex&quot;: 0}, &quot;schema&quot;: &quot;https://github.com/citation-style-language/schema/raw/master/csl-citation.json&quot;} RNDD2ULhkP4Vp"/><text:span text:style-name="T339">(Cock &amp; Coelho, 2011)</text:span><text:reference-mark-end text:name="ADDIN CSL_CITATION {&quot;citationItems&quot;: [{&quot;id&quot;: &quot;ITEM-1&quot;, &quot;itemData&quot;: {&quot;DOI&quot;: &quot;10.1093/jxb/err117&quot;, &quot;ISSN&quot;: &quot;00220957&quot;, &quot;author&quot;: [{&quot;dropping-particle&quot;: &quot;&quot;, &quot;family&quot;: &quot;Cock&quot;, &quot;given&quot;: &quot;J. Mark&quot;, &quot;non-dropping-particle&quot;: &quot;&quot;, &quot;parse-names&quot;: false, &quot;suffix&quot;: &quot;&quot;}, {&quot;dropping-particle&quot;: &quot;&quot;, &quot;family&quot;: &quot;Coelho&quot;, &quot;given&quot;: &quot;Susana M.&quot;, &quot;non-dropping-particle&quot;: &quot;&quot;, &quot;parse-names&quot;: false, &quot;suffix&quot;: &quot;&quot;}], &quot;container-title&quot;: &quot;Journal of Experimental Botany&quot;, &quot;id&quot;: &quot;ITEM-1&quot;, &quot;issue&quot;: &quot;8&quot;, &quot;issued&quot;: {&quot;date-parts&quot;: [[&quot;2011&quot;]]}, &quot;title&quot;: &quot;Algal models in plant biology&quot;, &quot;type&quot;: &quot;article&quot;, &quot;volume&quot;: &quot;62&quot;}, &quot;uris&quot;: [&quot;http://www.mendeley.com/documents/?uuid=934a3024-ddc7-4b00-bc37-645dab8b94d8&quot;]}], &quot;mendeley&quot;: {&quot;formattedCitation&quot;: &quot;(Cock &amp; Coelho, 2011)&quot;, &quot;plainTextFormattedCitation&quot;: &quot;(Cock &amp; Coelho, 2011)&quot;, &quot;previouslyFormattedCitation&quot;: &quot;(Cock &amp; Coelho, 2011)&quot;}, &quot;properties&quot;: {&quot;noteIndex&quot;: 0}, &quot;schema&quot;: &quot;https://github.com/citation-style-language/schema/raw/master/csl-citation.json&quot;} RNDD2ULhkP4Vp"/><text:span text:style-name="T335">⁠</text:span><text:span text:style-name="T330">. However, its taxonomy classification makes Ostreococcus tauri a potential green lineage ancestor </text:span><text:reference-mark-start text:name="ADDIN CSL_CITATION {&quot;citationItems&quot;: [{&quot;id&quot;: &quot;ITEM-1&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1&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id&quot;: &quot;ITEM-2&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2&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Derelle et al., 2006; Leliaert et al., 2012)&quot;, &quot;plainTextFormattedCitation&quot;: &quot;(Derelle et al., 2006; Leliaert et al., 2012)&quot;, &quot;previouslyFormattedCitation&quot;: &quot;(Derelle et al., 2006; Leliaert et al., 2012)&quot;}, &quot;properties&quot;: {&quot;noteIndex&quot;: 0}, &quot;schema&quot;: &quot;https://github.com/citation-style-language/schema/raw/master/csl-citation.json&quot;} RNDWDUKqwcldd"/><text:span text:style-name="T340">(Derelle et al., 2006; Leliaert et al., 2012)</text:span><text:reference-mark-end text:name="ADDIN CSL_CITATION {&quot;citationItems&quot;: [{&quot;id&quot;: &quot;ITEM-1&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1&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id&quot;: &quot;ITEM-2&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2&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Derelle et al., 2006; Leliaert et al., 2012)&quot;, &quot;plainTextFormattedCitation&quot;: &quot;(Derelle et al., 2006; Leliaert et al., 2012)&quot;, &quot;previouslyFormattedCitation&quot;: &quot;(Derelle et al., 2006; Leliaert et al., 2012)&quot;}, &quot;properties&quot;: {&quot;noteIndex&quot;: 0}, &quot;schema&quot;: &quot;https://github.com/citation-style-language/schema/raw/master/csl-citation.json&quot;} RNDWDUKqwcldd"/><text:span text:style-name="T331">⁠</text:span><text:span text:style-name="T330"> and the knowledge gained using it can be easily extrapolated to a wide range of photosynthetic organisms. </text:span></text:p>
      <text:p text:style-name="P124"><text:soft-page-break/><text:span text:style-name="T330">Also, </text:span><text:span text:style-name="T331">studies in Systems Molecular Biology often deal with the problem that complex organisms maximize the issue to study </text:span><text:span text:style-name="T332">since massive data is generated in order to study complete biological systems </text:span><text:reference-mark-start text:name="ADDIN CSL_CITATION {&quot;citationItems&quot;: [{&quot;id&quot;: &quot;ITEM-1&quot;, &quot;itemData&quot;: {&quot;DOI&quot;: &quot;10.1016/j.aquatox.2009.02.012&quot;, &quot;ISSN&quot;: &quot;0166445X&quot;, &quot;abstract&quot;: &quot;The last decade, the biological and biomedical scientific landscape has seen the increase in use and applications of \&quot;omics\&quot; technologies. These technologies provide methods that allow for a comprehensive description of nearly all components within the cell. Microalgae not only play an important ecological role, but are also of commercial importance and therefore call for an in depth knowledge of basic biological functions. Knowledge of separate algal subsystems has gradually become available, but the challenge remains to integrate data obtained from these subsystems and from different levels of biological organization. Systems biology is a discipline that aims at this integration. In this paper, the current status of \&quot;omics\&quot; in algae is reviewed. At the lowest level, genome studies and the use of microarrays seem to have found widespread acceptance in algal research. At higher level such as the proteome and metabolome, however, very few omic studies have been carried out in algae so far. Moreover, the need arises for the construction of computer databases to store obtained information in a systematic way. To illustrate the use and especially the future needs of algal \&quot;omics\&quot; in a systems biological context, a case study is presented in which a freshwater alga was subjected to heavy metal stress and toxicity endpoints were monitored on different levels of biological organization. \u00a9 2009 Elsevier B.V. All rights reserved.&quot;, &quot;author&quot;: [{&quot;dropping-particle&quot;: &quot;&quot;, &quot;family&quot;: &quot;Jamers&quot;, &quot;given&quot;: &quot;An&quot;, &quot;non-dropping-particle&quot;: &quot;&quot;, &quot;parse-names&quot;: false, &quot;suffix&quot;: &quot;&quot;}, {&quot;dropping-particle&quot;: &quot;&quot;, &quot;family&quot;: &quot;Blust&quot;, &quot;given&quot;: &quot;Ronny&quot;, &quot;non-dropping-particle&quot;: &quot;&quot;, &quot;parse-names&quot;: false, &quot;suffix&quot;: &quot;&quot;}, {&quot;dropping-particle&quot;: &quot;&quot;, &quot;family&quot;: &quot;Coen&quot;, &quot;given&quot;: &quot;Wim&quot;, &quot;non-dropping-particle&quot;: &quot;De&quot;, &quot;parse-names&quot;: false, &quot;suffix&quot;: &quot;&quot;}], &quot;container-title&quot;: &quot;Aquatic Toxicology&quot;, &quot;id&quot;: &quot;ITEM-1&quot;, &quot;issue&quot;: &quot;3&quot;, &quot;issued&quot;: {&quot;date-parts&quot;: [[&quot;2009&quot;]]}, &quot;title&quot;: &quot;Omics in algae: Paving the way for a systems biological understanding of algal stress phenomena?&quot;, &quot;type&quot;: &quot;article&quot;, &quot;volume&quot;: &quot;92&quot;}, &quot;uris&quot;: [&quot;http://www.mendeley.com/documents/?uuid=ce075a48-e0b5-4504-8537-ac8e60d5603c&quot;]}, {&quot;id&quot;: &quot;ITEM-2&quot;, &quot;itemData&quot;: {&quot;DOI&quot;: &quot;10.1038/nrm1857&quot;, &quot;ISSN&quot;: &quot;14710072&quot;, &quot;abstract&quot;: &quot;Various technologies can be used to produce genome-scale, or 'omics', data sets that provide systems-level measurements for virtually all types of cellular components in a model organism. These data yield unprecedented views of the cellular inner workings. However, this abundance of information also presents many hurdles, the main one being the extraction of discernable biological meaning from multiple omics data sets. Nevertheless, researchers are rising to the challenge by using omics data integration to address fundamental biological questions that would increase our understanding of systems as a whole. \u00a9 2006 Nature Publishing Group.&quot;, &quot;author&quot;: [{&quot;dropping-particle&quot;: &quot;&quot;, &quot;family&quot;: &quot;Joyce&quot;, &quot;given&quot;: &quot;Andrew R.&quot;, &quot;non-dropping-particle&quot;: &quot;&quot;, &quot;parse-names&quot;: false, &quot;suffix&quot;: &quot;&quot;}, {&quot;dropping-particle&quot;: &quot;&quot;, &quot;family&quot;: &quot;Palsson&quot;, &quot;given&quot;: &quot;Bernhard&quot;, &quot;non-dropping-particle&quot;: &quot;&quot;, &quot;parse-names&quot;: false, &quot;suffix&quot;: &quot;&quot;}], &quot;container-title&quot;: &quot;Nature Reviews Molecular Cell Biology&quot;, &quot;id&quot;: &quot;ITEM-2&quot;, &quot;issue&quot;: &quot;3&quot;, &quot;issued&quot;: {&quot;date-parts&quot;: [[&quot;2006&quot;]]}, &quot;title&quot;: &quot;The model organism as a system: Integrating 'omics' data sets&quot;, &quot;type&quot;: &quot;article&quot;, &quot;volume&quot;: &quot;7&quot;}, &quot;uris&quot;: [&quot;http://www.mendeley.com/documents/?uuid=065888fe-a2f0-4d1e-a4cd-d2a39b2fc24b&quot;]}, {&quot;id&quot;: &quot;ITEM-3&quot;, &quot;itemData&quot;: {&quot;DOI&quot;: &quot;10.1111/j.1365-2958.2006.05453.x&quot;, &quot;ISSN&quot;: &quot;0950382X&quot;, &quot;abstract&quot;: &quot;In the current omics era, innovative high-throughput technologies allow measuring temporal and conditional changes at various cellular levels. Although individual analysis of each of these omics data undoubtedly results into interesting findings, it is only by integrating them that gaining a global insight into cellular behaviour can be aimed at. A systems approach thus is predicated on data integration. However, because of the complexity of biological systems and the specificities of the data-generating technologies (noisiness, heterogeneity, etc.), integrating omics data in an attempt to reconstruct signalling networks is not trivial. Developing its methodologies constitutes a major research challenge. Besides for their intrinsic value towards health care, environment and industry, prokaryotes are ideal model systems to further develop these methods because of their lower regulatory complexity compared with eukaryotes, and the ease with which they can be manipulated. Several successful examples outlined in this review already show the potential of the systems approach for both fundamental and industrial applications, which would be time-consuming or impossible to develop solely through traditional reductionist approaches. \u00a9 2006 The Authors.&quot;, &quot;author&quot;: [{&quot;dropping-particle&quot;: &quot;&quot;, &quot;family&quot;: &quot;Keersmaecker&quot;, &quot;given&quot;: &quot;Sigrid C.J.&quot;, &quot;non-dropping-particle&quot;: &quot;De&quot;, &quot;parse-names&quot;: false, &quot;suffix&quot;: &quot;&quot;}, {&quot;dropping-particle&quot;: &quot;&quot;, &quot;family&quot;: &quot;Thijs&quot;, &quot;given&quot;: &quot;Inge M.V.&quot;, &quot;non-dropping-particle&quot;: &quot;&quot;, &quot;parse-names&quot;: false, &quot;suffix&quot;: &quot;&quot;}, {&quot;dropping-particle&quot;: &quot;&quot;, &quot;family&quot;: &quot;Vanderleyden&quot;, &quot;given&quot;: &quot;Jos&quot;, &quot;non-dropping-particle&quot;: &quot;&quot;, &quot;parse-names&quot;: false, &quot;suffix&quot;: &quot;&quot;}, {&quot;dropping-particle&quot;: &quot;&quot;, &quot;family&quot;: &quot;Marchal&quot;, &quot;given&quot;: &quot;Kathleen&quot;, &quot;non-dropping-particle&quot;: &quot;&quot;, &quot;parse-names&quot;: false, &quot;suffix&quot;: &quot;&quot;}], &quot;container-title&quot;: &quot;Molecular Microbiology&quot;, &quot;id&quot;: &quot;ITEM-3&quot;, &quot;issue&quot;: &quot;5&quot;, &quot;issued&quot;: {&quot;date-parts&quot;: [[&quot;2006&quot;]]}, &quot;title&quot;: &quot;Integration of omics data: How well does it work for bacteria?&quot;, &quot;type&quot;: &quot;article&quot;, &quot;volume&quot;: &quot;62&quot;}, &quot;uris&quot;: [&quot;http://www.mendeley.com/documents/?uuid=1d1607ad-f489-4111-a59d-80ec08740af4&quot;]}, {&quot;id&quot;: &quot;ITEM-4&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4&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mendeley&quot;: {&quot;formattedCitation&quot;: &quot;(De Keersmaecker et al., 2006; Jamers et al., 2009; Joyce &amp; Palsson, 2006; Weckwerth, 2011)&quot;, &quot;plainTextFormattedCitation&quot;: &quot;(De Keersmaecker et al., 2006; Jamers et al., 2009; Joyce &amp; Palsson, 2006; Weckwerth, 2011)&quot;, &quot;previouslyFormattedCitation&quot;: &quot;(De Keersmaecker et al., 2006; Jamers et al., 2009; Joyce &amp; Palsson, 2006; Weckwerth, 2011)&quot;}, &quot;properties&quot;: {&quot;noteIndex&quot;: 0}, &quot;schema&quot;: &quot;https://github.com/citation-style-language/schema/raw/master/csl-citation.json&quot;} RNDH6PAI70DRX"/><text:span text:style-name="T341">(De Keersmaecker et al., 2006; Jamers et al., 2009; Joyce &amp; Palsson, 2006; Weckwerth, 2011)</text:span><text:reference-mark-end text:name="ADDIN CSL_CITATION {&quot;citationItems&quot;: [{&quot;id&quot;: &quot;ITEM-1&quot;, &quot;itemData&quot;: {&quot;DOI&quot;: &quot;10.1016/j.aquatox.2009.02.012&quot;, &quot;ISSN&quot;: &quot;0166445X&quot;, &quot;abstract&quot;: &quot;The last decade, the biological and biomedical scientific landscape has seen the increase in use and applications of \&quot;omics\&quot; technologies. These technologies provide methods that allow for a comprehensive description of nearly all components within the cell. Microalgae not only play an important ecological role, but are also of commercial importance and therefore call for an in depth knowledge of basic biological functions. Knowledge of separate algal subsystems has gradually become available, but the challenge remains to integrate data obtained from these subsystems and from different levels of biological organization. Systems biology is a discipline that aims at this integration. In this paper, the current status of \&quot;omics\&quot; in algae is reviewed. At the lowest level, genome studies and the use of microarrays seem to have found widespread acceptance in algal research. At higher level such as the proteome and metabolome, however, very few omic studies have been carried out in algae so far. Moreover, the need arises for the construction of computer databases to store obtained information in a systematic way. To illustrate the use and especially the future needs of algal \&quot;omics\&quot; in a systems biological context, a case study is presented in which a freshwater alga was subjected to heavy metal stress and toxicity endpoints were monitored on different levels of biological organization. \u00a9 2009 Elsevier B.V. All rights reserved.&quot;, &quot;author&quot;: [{&quot;dropping-particle&quot;: &quot;&quot;, &quot;family&quot;: &quot;Jamers&quot;, &quot;given&quot;: &quot;An&quot;, &quot;non-dropping-particle&quot;: &quot;&quot;, &quot;parse-names&quot;: false, &quot;suffix&quot;: &quot;&quot;}, {&quot;dropping-particle&quot;: &quot;&quot;, &quot;family&quot;: &quot;Blust&quot;, &quot;given&quot;: &quot;Ronny&quot;, &quot;non-dropping-particle&quot;: &quot;&quot;, &quot;parse-names&quot;: false, &quot;suffix&quot;: &quot;&quot;}, {&quot;dropping-particle&quot;: &quot;&quot;, &quot;family&quot;: &quot;Coen&quot;, &quot;given&quot;: &quot;Wim&quot;, &quot;non-dropping-particle&quot;: &quot;De&quot;, &quot;parse-names&quot;: false, &quot;suffix&quot;: &quot;&quot;}], &quot;container-title&quot;: &quot;Aquatic Toxicology&quot;, &quot;id&quot;: &quot;ITEM-1&quot;, &quot;issue&quot;: &quot;3&quot;, &quot;issued&quot;: {&quot;date-parts&quot;: [[&quot;2009&quot;]]}, &quot;title&quot;: &quot;Omics in algae: Paving the way for a systems biological understanding of algal stress phenomena?&quot;, &quot;type&quot;: &quot;article&quot;, &quot;volume&quot;: &quot;92&quot;}, &quot;uris&quot;: [&quot;http://www.mendeley.com/documents/?uuid=ce075a48-e0b5-4504-8537-ac8e60d5603c&quot;]}, {&quot;id&quot;: &quot;ITEM-2&quot;, &quot;itemData&quot;: {&quot;DOI&quot;: &quot;10.1038/nrm1857&quot;, &quot;ISSN&quot;: &quot;14710072&quot;, &quot;abstract&quot;: &quot;Various technologies can be used to produce genome-scale, or 'omics', data sets that provide systems-level measurements for virtually all types of cellular components in a model organism. These data yield unprecedented views of the cellular inner workings. However, this abundance of information also presents many hurdles, the main one being the extraction of discernable biological meaning from multiple omics data sets. Nevertheless, researchers are rising to the challenge by using omics data integration to address fundamental biological questions that would increase our understanding of systems as a whole. \u00a9 2006 Nature Publishing Group.&quot;, &quot;author&quot;: [{&quot;dropping-particle&quot;: &quot;&quot;, &quot;family&quot;: &quot;Joyce&quot;, &quot;given&quot;: &quot;Andrew R.&quot;, &quot;non-dropping-particle&quot;: &quot;&quot;, &quot;parse-names&quot;: false, &quot;suffix&quot;: &quot;&quot;}, {&quot;dropping-particle&quot;: &quot;&quot;, &quot;family&quot;: &quot;Palsson&quot;, &quot;given&quot;: &quot;Bernhard&quot;, &quot;non-dropping-particle&quot;: &quot;&quot;, &quot;parse-names&quot;: false, &quot;suffix&quot;: &quot;&quot;}], &quot;container-title&quot;: &quot;Nature Reviews Molecular Cell Biology&quot;, &quot;id&quot;: &quot;ITEM-2&quot;, &quot;issue&quot;: &quot;3&quot;, &quot;issued&quot;: {&quot;date-parts&quot;: [[&quot;2006&quot;]]}, &quot;title&quot;: &quot;The model organism as a system: Integrating 'omics' data sets&quot;, &quot;type&quot;: &quot;article&quot;, &quot;volume&quot;: &quot;7&quot;}, &quot;uris&quot;: [&quot;http://www.mendeley.com/documents/?uuid=065888fe-a2f0-4d1e-a4cd-d2a39b2fc24b&quot;]}, {&quot;id&quot;: &quot;ITEM-3&quot;, &quot;itemData&quot;: {&quot;DOI&quot;: &quot;10.1111/j.1365-2958.2006.05453.x&quot;, &quot;ISSN&quot;: &quot;0950382X&quot;, &quot;abstract&quot;: &quot;In the current omics era, innovative high-throughput technologies allow measuring temporal and conditional changes at various cellular levels. Although individual analysis of each of these omics data undoubtedly results into interesting findings, it is only by integrating them that gaining a global insight into cellular behaviour can be aimed at. A systems approach thus is predicated on data integration. However, because of the complexity of biological systems and the specificities of the data-generating technologies (noisiness, heterogeneity, etc.), integrating omics data in an attempt to reconstruct signalling networks is not trivial. Developing its methodologies constitutes a major research challenge. Besides for their intrinsic value towards health care, environment and industry, prokaryotes are ideal model systems to further develop these methods because of their lower regulatory complexity compared with eukaryotes, and the ease with which they can be manipulated. Several successful examples outlined in this review already show the potential of the systems approach for both fundamental and industrial applications, which would be time-consuming or impossible to develop solely through traditional reductionist approaches. \u00a9 2006 The Authors.&quot;, &quot;author&quot;: [{&quot;dropping-particle&quot;: &quot;&quot;, &quot;family&quot;: &quot;Keersmaecker&quot;, &quot;given&quot;: &quot;Sigrid C.J.&quot;, &quot;non-dropping-particle&quot;: &quot;De&quot;, &quot;parse-names&quot;: false, &quot;suffix&quot;: &quot;&quot;}, {&quot;dropping-particle&quot;: &quot;&quot;, &quot;family&quot;: &quot;Thijs&quot;, &quot;given&quot;: &quot;Inge M.V.&quot;, &quot;non-dropping-particle&quot;: &quot;&quot;, &quot;parse-names&quot;: false, &quot;suffix&quot;: &quot;&quot;}, {&quot;dropping-particle&quot;: &quot;&quot;, &quot;family&quot;: &quot;Vanderleyden&quot;, &quot;given&quot;: &quot;Jos&quot;, &quot;non-dropping-particle&quot;: &quot;&quot;, &quot;parse-names&quot;: false, &quot;suffix&quot;: &quot;&quot;}, {&quot;dropping-particle&quot;: &quot;&quot;, &quot;family&quot;: &quot;Marchal&quot;, &quot;given&quot;: &quot;Kathleen&quot;, &quot;non-dropping-particle&quot;: &quot;&quot;, &quot;parse-names&quot;: false, &quot;suffix&quot;: &quot;&quot;}], &quot;container-title&quot;: &quot;Molecular Microbiology&quot;, &quot;id&quot;: &quot;ITEM-3&quot;, &quot;issue&quot;: &quot;5&quot;, &quot;issued&quot;: {&quot;date-parts&quot;: [[&quot;2006&quot;]]}, &quot;title&quot;: &quot;Integration of omics data: How well does it work for bacteria?&quot;, &quot;type&quot;: &quot;article&quot;, &quot;volume&quot;: &quot;62&quot;}, &quot;uris&quot;: [&quot;http://www.mendeley.com/documents/?uuid=1d1607ad-f489-4111-a59d-80ec08740af4&quot;]}, {&quot;id&quot;: &quot;ITEM-4&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4&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mendeley&quot;: {&quot;formattedCitation&quot;: &quot;(De Keersmaecker et al., 2006; Jamers et al., 2009; Joyce &amp; Palsson, 2006; Weckwerth, 2011)&quot;, &quot;plainTextFormattedCitation&quot;: &quot;(De Keersmaecker et al., 2006; Jamers et al., 2009; Joyce &amp; Palsson, 2006; Weckwerth, 2011)&quot;, &quot;previouslyFormattedCitation&quot;: &quot;(De Keersmaecker et al., 2006; Jamers et al., 2009; Joyce &amp; Palsson, 2006; Weckwerth, 2011)&quot;}, &quot;properties&quot;: {&quot;noteIndex&quot;: 0}, &quot;schema&quot;: &quot;https://github.com/citation-style-language/schema/raw/master/csl-citation.json&quot;} RNDH6PAI70DRX"/><text:span text:style-name="T332">⁠</text:span><text:span text:style-name="T331">. </text:span></text:p>
      <text:p text:style-name="P124"><text:span text:style-name="T331"/></text:p>
      <text:p text:style-name="P73">Table <text:sequence text:ref-name="refTable0" text:name="Table" text:formula="ooow:Table+1" style:num-format="1">1</text:sequence>: <text:span text:style-name="T360">Genomic features of</text:span><text:span text:style-name="T359"> different green lineage model organisms. </text:span><text:span text:style-name="T360">Their g</text:span><text:span text:style-name="T359">enome size and protein coding genes </text:span><text:reference-mark-start text:name="ADDIN CSL_CITATION {&quot;citationItems&quot;: [{&quot;id&quot;: &quot;ITEM-1&quot;, &quot;itemData&quot;: {&quot;DOI&quot;: &quot;10.1093/nar/gkr1090&quot;, &quot;ISSN&quot;: &quot;03051048&quot;, &quot;abstract&quot;: &quot;The Arabidopsis Information Resource (TAIR, http://arabidopsis.org) is a genome database for Arabidopsis thaliana, an important reference organism for many fundamental aspects of biology as well as basic and applied plant biology research. TAIR serves as a central access point for Arabidopsis data, annotates gene function and expression patterns using controlled vocabulary terms, and maintains and updates the A. thaliana genome assembly and annotation. TAIR also provides researchers with an extensive set of visualization and analysis tools. Recent developments include several new genome releases (TAIR8, TAIR9 and TAIR10) in which the A. thaliana assembly was updated, pseudogenes and transposon genes were re-annotated, and new data from proteomics and next generation transcriptome sequencing were incorporated into gene models and splice variants. Other highlights include progress on functional annotation of the genome and the release of several new tools including Textpresso for Arabidopsis which provides the capability to carry out full text searches on a large body of research literature. \u00a9 The Author(s) 2011. Published by Oxford University Press.&quot;, &quot;author&quot;: [{&quot;dropping-particle&quot;: &quot;&quot;, &quot;family&quot;: &quot;Lamesch&quot;, &quot;given&quot;: &quot;Philippe&quot;, &quot;non-dropping-particle&quot;: &quot;&quot;, &quot;parse-names&quot;: false, &quot;suffix&quot;: &quot;&quot;}, {&quot;dropping-particle&quot;: &quot;&quot;, &quot;family&quot;: &quot;Berardini&quot;, &quot;given&quot;: &quot;Tanya Z.&quot;, &quot;non-dropping-particle&quot;: &quot;&quot;, &quot;parse-names&quot;: false, &quot;suffix&quot;: &quot;&quot;}, {&quot;dropping-particle&quot;: &quot;&quot;, &quot;family&quot;: &quot;Li&quot;, &quot;given&quot;: &quot;Donghui&quot;, &quot;non-dropping-particle&quot;: &quot;&quot;, &quot;parse-names&quot;: false, &quot;suffix&quot;: &quot;&quot;}, {&quot;dropping-particle&quot;: &quot;&quot;, &quot;family&quot;: &quot;Swarbreck&quot;, &quot;given&quot;: &quot;David&quot;, &quot;non-dropping-particle&quot;: &quot;&quot;, &quot;parse-names&quot;: false, &quot;suffix&quot;: &quot;&quot;}, {&quot;dropping-particle&quot;: &quot;&quot;, &quot;family&quot;: &quot;Wilks&quot;, &quot;given&quot;: &quot;Christopher&quot;, &quot;non-dropping-particle&quot;: &quot;&quot;, &quot;parse-names&quot;: false, &quot;suffix&quot;: &quot;&quot;}, {&quot;dropping-particle&quot;: &quot;&quot;, &quot;family&quot;: &quot;Sasidharan&quot;, &quot;given&quot;: &quot;Rajkumar&quot;, &quot;non-dropping-particle&quot;: &quot;&quot;, &quot;parse-names&quot;: false, &quot;suffix&quot;: &quot;&quot;}, {&quot;dropping-particle&quot;: &quot;&quot;, &quot;family&quot;: &quot;Muller&quot;, &quot;given&quot;: &quot;Robert&quot;, &quot;non-dropping-particle&quot;: &quot;&quot;, &quot;parse-names&quot;: false, &quot;suffix&quot;: &quot;&quot;}, {&quot;dropping-particle&quot;: &quot;&quot;, &quot;family&quot;: &quot;Dreher&quot;, &quot;given&quot;: &quot;Kate&quot;, &quot;non-dropping-particle&quot;: &quot;&quot;, &quot;parse-names&quot;: false, &quot;suffix&quot;: &quot;&quot;}, {&quot;dropping-particle&quot;: &quot;&quot;, &quot;family&quot;: &quot;Alexander&quot;, &quot;given&quot;: &quot;Debbie L.&quot;, &quot;non-dropping-particle&quot;: &quot;&quot;, &quot;parse-names&quot;: false, &quot;suffix&quot;: &quot;&quot;}, {&quot;dropping-particle&quot;: &quot;&quot;, &quot;family&quot;: &quot;Garcia-Hernandez&quot;, &quot;given&quot;: &quot;Margarita&quot;, &quot;non-dropping-particle&quot;: &quot;&quot;, &quot;parse-names&quot;: false, &quot;suffix&quot;: &quot;&quot;}, {&quot;dropping-particle&quot;: &quot;&quot;, &quot;family&quot;: &quot;Karthikeyan&quot;, &quot;given&quot;: &quot;Athikkattuvalasu S.&quot;, &quot;non-dropping-particle&quot;: &quot;&quot;, &quot;parse-names&quot;: false, &quot;suffix&quot;: &quot;&quot;}, {&quot;dropping-particle&quot;: &quot;&quot;, &quot;family&quot;: &quot;Lee&quot;, &quot;given&quot;: &quot;Cynthia H.&quot;, &quot;non-dropping-particle&quot;: &quot;&quot;, &quot;parse-names&quot;: false, &quot;suffix&quot;: &quot;&quot;}, {&quot;dropping-particle&quot;: &quot;&quot;, &quot;family&quot;: &quot;Nelson&quot;, &quot;given&quot;: &quot;William D.&quot;, &quot;non-dropping-particle&quot;: &quot;&quot;, &quot;parse-names&quot;: false, &quot;suffix&quot;: &quot;&quot;}, {&quot;dropping-particle&quot;: &quot;&quot;, &quot;family&quot;: &quot;Ploetz&quot;, &quot;given&quot;: &quot;Larry&quot;, &quot;non-dropping-particle&quot;: &quot;&quot;, &quot;parse-names&quot;: false, &quot;suffix&quot;: &quot;&quot;}, {&quot;dropping-particle&quot;: &quot;&quot;, &quot;family&quot;: &quot;Singh&quot;, &quot;given&quot;: &quot;Shanker&quot;, &quot;non-dropping-particle&quot;: &quot;&quot;, &quot;parse-names&quot;: false, &quot;suffix&quot;: &quot;&quot;}, {&quot;dropping-particle&quot;: &quot;&quot;, &quot;family&quot;: &quot;Wensel&quot;, &quot;given&quot;: &quot;April&quot;, &quot;non-dropping-particle&quot;: &quot;&quot;, &quot;parse-names&quot;: false, &quot;suffix&quot;: &quot;&quot;}, {&quot;dropping-particle&quot;: &quot;&quot;, &quot;family&quot;: &quot;Huala&quot;, &quot;given&quot;: &quot;Eva&quot;, &quot;non-dropping-particle&quot;: &quot;&quot;, &quot;parse-names&quot;: false, &quot;suffix&quot;: &quot;&quot;}], &quot;container-title&quot;: &quot;Nucleic Acids Research&quot;, &quot;id&quot;: &quot;ITEM-1&quot;, &quot;issue&quot;: &quot;D1&quot;, &quot;issued&quot;: {&quot;date-parts&quot;: [[&quot;2012&quot;]]}, &quot;title&quot;: &quot;The Arabidopsis Information Resource (TAIR): Improved gene annotation and new tools&quot;, &quot;type&quot;: &quot;article-journal&quot;, &quot;volume&quot;: &quot;40&quot;}, &quot;uris&quot;: [&quot;http://www.mendeley.com/documents/?uuid=b86343f5-dfb6-4c6b-8550-e55e1071900a&quot;]}, {&quot;id&quot;: &quot;ITEM-2&quot;, &quot;itemData&quot;: {&quot;DOI&quot;: &quot;10.1093/nar/gkm965&quot;, &quot;ISSN&quot;: &quot;03051048&quot;, &quot;abstract&quot;: &quot;The Arabidopsis Information Resource (TAIR, http://arabidopsis.org) is the model organism database for the fully sequenced and intensively studied model plant Arabidopsis thaliana. Data in TAIR is derived in large part from manual curation of the Arabidopsis research literature and direct submissions from the research community. New developments at TAIR include the addition of the GBrowse genome viewer to the TAIR site, a redesigned home page, navigation structure and portal pages to make the site more intuitive and easier to use, the launch of several TAIR web services and a new genome annotation release (TAIR7) in April 2007. A combination of manual and computational methods were used to generate this release, which contains 27 029 protein-coding genes, 3889 pseudogenes or transposable elements and 1123 ncRNAs (32 041 genes in all, 37 019 gene models). A total of 681 new genes and 1002 new splice variants were added. Overall, 10 098 loci (one-third of all loci from the previous TAIR6 release) were updated for the TAIR7 release. \u00a9 2007 The Author(s).&quot;, &quot;author&quot;: [{&quot;dropping-particle&quot;: &quot;&quot;, &quot;family&quot;: &quot;Swarbreck&quot;, &quot;given&quot;: &quot;David&quot;, &quot;non-dropping-particle&quot;: &quot;&quot;, &quot;parse-names&quot;: false, &quot;suffix&quot;: &quot;&quot;}, {&quot;dropping-particle&quot;: &quot;&quot;, &quot;family&quot;: &quot;Wilks&quot;, &quot;given&quot;: &quot;Christopher&quot;, &quot;non-dropping-particle&quot;: &quot;&quot;, &quot;parse-names&quot;: false, &quot;suffix&quot;: &quot;&quot;}, {&quot;dropping-particle&quot;: &quot;&quot;, &quot;family&quot;: &quot;Lamesch&quot;, &quot;given&quot;: &quot;Philippe&quot;, &quot;non-dropping-particle&quot;: &quot;&quot;, &quot;parse-names&quot;: false, &quot;suffix&quot;: &quot;&quot;}, {&quot;dropping-particle&quot;: &quot;&quot;, &quot;family&quot;: &quot;Berardini&quot;, &quot;given&quot;: &quot;Tanya Z.&quot;, &quot;non-dropping-particle&quot;: &quot;&quot;, &quot;parse-names&quot;: false, &quot;suffix&quot;: &quot;&quot;}, {&quot;dropping-particle&quot;: &quot;&quot;, &quot;family&quot;: &quot;Garcia-Hernandez&quot;, &quot;given&quot;: &quot;Margarita&quot;, &quot;non-dropping-particle&quot;: &quot;&quot;, &quot;parse-names&quot;: false, &quot;suffix&quot;: &quot;&quot;}, {&quot;dropping-particle&quot;: &quot;&quot;, &quot;family&quot;: &quot;Foerster&quot;, &quot;given&quot;: &quot;Hartmut&quot;, &quot;non-dropping-particle&quot;: &quot;&quot;, &quot;parse-names&quot;: false, &quot;suffix&quot;: &quot;&quot;}, {&quot;dropping-particle&quot;: &quot;&quot;, &quot;family&quot;: &quot;Li&quot;, &quot;given&quot;: &quot;Donghui&quot;, &quot;non-dropping-particle&quot;: &quot;&quot;, &quot;parse-names&quot;: false, &quot;suffix&quot;: &quot;&quot;}, {&quot;dropping-particle&quot;: &quot;&quot;, &quot;family&quot;: &quot;Meyer&quot;, &quot;given&quot;: &quot;Tom&quot;, &quot;non-dropping-particle&quot;: &quot;&quot;, &quot;parse-names&quot;: false, &quot;suffix&quot;: &quot;&quot;}, {&quot;dropping-particle&quot;: &quot;&quot;, &quot;family&quot;: &quot;Muller&quot;, &quot;given&quot;: &quot;Robert&quot;, &quot;non-dropping-particle&quot;: &quot;&quot;, &quot;parse-names&quot;: false, &quot;suffix&quot;: &quot;&quot;}, {&quot;dropping-particle&quot;: &quot;&quot;, &quot;family&quot;: &quot;Ploetz&quot;, &quot;given&quot;: &quot;Larry&quot;, &quot;non-dropping-particle&quot;: &quot;&quot;, &quot;parse-names&quot;: false, &quot;suffix&quot;: &quot;&quot;}, {&quot;dropping-particle&quot;: &quot;&quot;, &quot;family&quot;: &quot;Radenbaugh&quot;, &quot;given&quot;: &quot;Amie&quot;, &quot;non-dropping-particle&quot;: &quot;&quot;, &quot;parse-names&quot;: false, &quot;suffix&quot;: &quot;&quot;}, {&quot;dropping-particle&quot;: &quot;&quot;, &quot;family&quot;: &quot;Singh&quot;, &quot;given&quot;: &quot;Shanker&quot;, &quot;non-dropping-particle&quot;: &quot;&quot;, &quot;parse-names&quot;: false, &quot;suffix&quot;: &quot;&quot;}, {&quot;dropping-particle&quot;: &quot;&quot;, &quot;family&quot;: &quot;Swing&quot;, &quot;given&quot;: &quot;Vanessa&quot;, &quot;non-dropping-particle&quot;: &quot;&quot;, &quot;parse-names&quot;: false, &quot;suffix&quot;: &quot;&quot;}, {&quot;dropping-particle&quot;: &quot;&quot;, &quot;family&quot;: &quot;Tissier&quot;, &quot;given&quot;: &quot;Christophe&quot;, &quot;non-dropping-particle&quot;: &quot;&quot;, &quot;parse-names&quot;: false, &quot;suffix&quot;: &quot;&quot;}, {&quot;dropping-particle&quot;: &quot;&quot;, &quot;family&quot;: &quot;Zhang&quot;, &quot;given&quot;: &quot;Peifen&quot;, &quot;non-dropping-particle&quot;: &quot;&quot;, &quot;parse-names&quot;: false, &quot;suffix&quot;: &quot;&quot;}, {&quot;dropping-particle&quot;: &quot;&quot;, &quot;family&quot;: &quot;Huala&quot;, &quot;given&quot;: &quot;Eva&quot;, &quot;non-dropping-particle&quot;: &quot;&quot;, &quot;parse-names&quot;: false, &quot;suffix&quot;: &quot;&quot;}], &quot;container-title&quot;: &quot;Nucleic Acids Research&quot;, &quot;id&quot;: &quot;ITEM-2&quot;, &quot;issue&quot;: &quot;SUPPL. 1&quot;, &quot;issued&quot;: {&quot;date-parts&quot;: [[&quot;2008&quot;]]}, &quot;title&quot;: &quot;The Arabidopsis Information Resource (TAIR): Gene structure and function annotation&quot;, &quot;type&quot;: &quot;article-journal&quot;, &quot;volume&quot;: &quot;36&quot;}, &quot;uris&quot;: [&quot;http://www.mendeley.com/documents/?uuid=c48a5fa1-c12a-4773-9c92-b2393bb82d5b&quot;]}, {&quot;id&quot;: &quot;ITEM-3&quot;, &quot;itemData&quot;: {&quot;DOI&quot;: &quot;10.1016/j.tplants.2014.05.008&quot;, &quot;ISSN&quot;: &quot;13601385&quot;, &quot;abstract&quot;: &quot;The green alga Chlamydomonas reinhardtii is a popular unicellular organism for studying photosynthesis, cilia biogenesis, and micronutrient homeostasis. Ten years since its genome project was initiated an iterative process of improvements to the genome and gene predictions has propelled this organism to the forefront of the omics era. Housed at Phytozome, the plant genomics portal of the Joint Genome Institute (JGI), the most up-to-date genomic data include a genome arranged on chromosomes and high-quality gene models with alternative splice forms supported by an abundance of whole transcriptome sequencing (RNA-Seq) data. We present here the past, present, and future of Chlamydomonas genomics. Specifically, we detail progress on genome assembly and gene model refinement, discuss resources for gene annotations, functional predictions, and locus ID mapping between versions and, importantly, outline a standardized framework for naming genes.&quot;, &quot;author&quot;: [{&quot;dropping-particle&quot;: &quot;&quot;, &quot;family&quot;: &quot;Blaby&quot;, &quot;given&quot;: &quot;Ian K.&quot;, &quot;non-dropping-particle&quot;: &quot;&quot;, &quot;parse-names&quot;: false, &quot;suffix&quot;: &quot;&quot;}, {&quot;dropping-particle&quot;: &quot;&quot;, &quot;family&quot;: &quot;Blaby-Haas&quot;, &quot;given&quot;: &quot;Crysten E.&quot;, &quot;non-dropping-particle&quot;: &quot;&quot;, &quot;parse-names&quot;: false, &quot;suffix&quot;: &quot;&quot;}, {&quot;dropping-particle&quot;: &quot;&quot;, &quot;family&quot;: &quot;Tourasse&quot;, &quot;given&quot;: &quot;Nicolas&quot;, &quot;non-dropping-particle&quot;: &quot;&quot;, &quot;parse-names&quot;: false, &quot;suffix&quot;: &quot;&quot;}, {&quot;dropping-particle&quot;: &quot;&quot;, &quot;family&quot;: &quot;Hom&quot;, &quot;given&quot;: &quot;Erik F.Y.&quot;, &quot;non-dropping-particle&quot;: &quot;&quot;, &quot;parse-names&quot;: false, &quot;suffix&quot;: &quot;&quot;}, {&quot;dropping-particle&quot;: &quot;&quot;, &quot;family&quot;: &quot;Lopez&quot;, &quot;given&quot;: &quot;David&quot;, &quot;non-dropping-particle&quot;: &quot;&quot;, &quot;parse-names&quot;: false, &quot;suffix&quot;: &quot;&quot;}, {&quot;dropping-particle&quot;: &quot;&quot;, &quot;family&quot;: &quot;Aksoy&quot;, &quot;given&quot;: &quot;Munevver&quot;, &quot;non-dropping-particle&quot;: &quot;&quot;, &quot;parse-names&quot;: false, &quot;suffix&quot;: &quot;&quot;}, {&quot;dropping-particle&quot;: &quot;&quot;, &quot;family&quot;: &quot;Grossman&quot;, &quot;given&quot;: &quot;Arthur&quot;, &quot;non-dropping-particle&quot;: &quot;&quot;, &quot;parse-names&quot;: false, &quot;suffix&quot;: &quot;&quot;}, {&quot;dropping-particle&quot;: &quot;&quot;, &quot;family&quot;: &quot;Umen&quot;, &quot;given&quot;: &quot;James&quot;, &quot;non-dropping-particle&quot;: &quot;&quot;, &quot;parse-names&quot;: false, &quot;suffix&quot;: &quot;&quot;}, {&quot;dropping-particle&quot;: &quot;&quot;, &quot;family&quot;: &quot;Dutcher&quot;, &quot;given&quot;: &quot;Susan&quot;, &quot;non-dropping-particle&quot;: &quot;&quot;, &quot;parse-names&quot;: false, &quot;suffix&quot;: &quot;&quot;}, {&quot;dropping-particle&quot;: &quot;&quot;, &quot;family&quot;: &quot;Porter&quot;, &quot;given&quot;: &quot;Mary&quot;, &quot;non-dropping-particle&quot;: &quot;&quot;, &quot;parse-names&quot;: false, &quot;suffix&quot;: &quot;&quot;}, {&quot;dropping-particle&quot;: &quot;&quot;, &quot;family&quot;: &quot;King&quot;, &quot;given&quot;: &quot;Stephen&quot;, &quot;non-dropping-particle&quot;: &quot;&quot;, &quot;parse-names&quot;: false, &quot;suffix&quot;: &quot;&quot;}, {&quot;dropping-particle&quot;: &quot;&quot;, &quot;family&quot;: &quot;Witman&quot;, &quot;given&quot;: &quot;George B.&quot;, &quot;non-dropping-particle&quot;: &quot;&quot;, &quot;parse-names&quot;: false, &quot;suffix&quot;: &quot;&quot;}, {&quot;dropping-particle&quot;: &quot;&quot;, &quot;family&quot;: &quot;Stanke&quot;, &quot;given&quot;: &quot;Mario&quot;, &quot;non-dropping-particle&quot;: &quot;&quot;, &quot;parse-names&quot;: false, &quot;suffix&quot;: &quot;&quot;}, {&quot;dropping-particle&quot;: &quot;&quot;, &quot;family&quot;: &quot;Harris&quot;, &quot;given&quot;: &quot;Elizabeth H.&quot;, &quot;non-dropping-particle&quot;: &quot;&quot;, &quot;parse-names&quot;: false, &quot;suffix&quot;: &quot;&quot;}, {&quot;dropping-particle&quot;: &quot;&quot;, &quot;family&quot;: &quot;Goodstein&quot;, &quot;given&quot;: &quot;David&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Vallon&quot;, &quot;given&quot;: &quot;Olivier&quot;, &quot;non-dropping-particle&quot;: &quot;&quot;, &quot;parse-names&quot;: false, &quot;suffix&quot;: &quot;&quot;}, {&quot;dropping-particle&quot;: &quot;&quot;, &quot;family&quot;: &quot;Merchant&quot;, &quot;given&quot;: &quot;Sabeeha S.&quot;, &quot;non-dropping-particle&quot;: &quot;&quot;, &quot;parse-names&quot;: false, &quot;suffix&quot;: &quot;&quot;}, {&quot;dropping-particle&quot;: &quot;&quot;, &quot;family&quot;: &quot;Prochnik&quot;, &quot;given&quot;: &quot;Simon&quot;, &quot;non-dropping-particle&quot;: &quot;&quot;, &quot;parse-names&quot;: false, &quot;suffix&quot;: &quot;&quot;}], &quot;container-title&quot;: &quot;Trends in Plant Science&quot;, &quot;id&quot;: &quot;ITEM-3&quot;, &quot;issue&quot;: &quot;10&quot;, &quot;issued&quot;: {&quot;date-parts&quot;: [[&quot;2014&quot;]]}, &quot;title&quot;: &quot;The Chlamydomonas genome project: A decade on&quot;, &quot;type&quot;: &quot;article&quot;, &quot;volume&quot;: &quot;19&quot;}, &quot;uris&quot;: [&quot;http://www.mendeley.com/documents/?uuid=ac8f6a52-3aed-469b-a7a2-9fc56a8d2836&quot;]}, {&quot;id&quot;: &quot;ITEM-4&quot;, &quot;itemData&quot;: {&quot;DOI&quot;: &quot;10.1093/plcell/koab026&quot;, &quot;ISSN&quot;: &quot;1532298X&quot;, &quot;abstract&quot;: &quot;Despite its role as a reference organism in the plant sciences, the green alga Chlamydomonas reinhardtii entirely lacks genomic resources from closely related species. We present highly contiguous and well-annotated genome assemblies for three unicellular C. reinhardtii relatives: Chlamydomonas incerta, Chlamydomonas schloesseri, and the more distantly related Edaphochlamys debaryana. The three Chlamydomonas genomes are highly syntenous with similar gene contents, although the 129.2 Mb C. incerta and 130.2 Mb C. schloesseri assemblies are more repeat-rich than the 111.1 Mb C. reinhardtii genome. We identify the major centromeric repeat in C. reinhardtii as a LINE transposable element homologous to Zepp (the centromeric repeat in Coccomyxa subellipsoidea) and infer that centromere locations and structure are likely conserved in C. incerta and C. schloesseri. We report extensive rearrangements, but limited gene turnover, between the minus mating type loci of these Chlamydomonas species. We produce an eight-species core-Reinhardtinia whole-genome alignment, which we use to identify several hundred false positive and missing genes in the C. reinhardtii annotation and 4260,000 evolutionarily conserved elements in the C. reinhardtii genome. In summary, these resources will enable comparative genomics analyses for C. reinhardtii, significantly extending the analytical toolkit for this emerging model system.&quot;, &quot;author&quot;: [{&quot;dropping-particle&quot;: &quot;&quot;, &quot;family&quot;: &quot;Craig&quot;, &quot;given&quot;: &quot;Rory J.&quot;, &quot;non-dropping-particle&quot;: &quot;&quot;, &quot;parse-names&quot;: false, &quot;suffix&quot;: &quot;&quot;}, {&quot;dropping-particle&quot;: &quot;&quot;, &quot;family&quot;: &quot;Hasan&quot;, &quot;given&quot;: &quot;Ahmed R.&quot;, &quot;non-dropping-particle&quot;: &quot;&quot;, &quot;parse-names&quot;: false, &quot;suffix&quot;: &quot;&quot;}, {&quot;dropping-particle&quot;: &quot;&quot;, &quot;family&quot;: &quot;Ness&quot;, &quot;given&quot;: &quot;Rob W.&quot;, &quot;non-dropping-particle&quot;: &quot;&quot;, &quot;parse-names&quot;: false, &quot;suffix&quot;: &quot;&quot;}, {&quot;dropping-particle&quot;: &quot;&quot;, &quot;family&quot;: &quot;Keightley&quot;, &quot;given&quot;: &quot;Peter D.&quot;, &quot;non-dropping-particle&quot;: &quot;&quot;, &quot;parse-names&quot;: false, &quot;suffix&quot;: &quot;&quot;}], &quot;container-title&quot;: &quot;Plant Cell&quot;, &quot;id&quot;: &quot;ITEM-4&quot;, &quot;issue&quot;: &quot;4&quot;, &quot;issued&quot;: {&quot;date-parts&quot;: [[&quot;2021&quot;]]}, &quot;title&quot;: &quot;Comparative genomics of Chlamydomonas&quot;, &quot;type&quot;: &quot;article-journal&quot;, &quot;volume&quot;: &quot;33&quot;}, &quot;uris&quot;: [&quot;http://www.mendeley.com/documents/?uuid=29cf4949-0660-4f40-b7a2-9b59dc9b7a1a&quot;]}, {&quot;id&quot;: &quot;ITEM-5&quot;, &quot;itemData&quot;: {&quot;DOI&quot;: &quot;10.1038/ncomms4978&quot;, &quot;ISSN&quot;: &quot;20411723&quot;, &quot;abstract&quot;: &quot;The colonization of land by plants was a key event in the evolution of life. Here we report the draft genome sequence of the filamentous terrestrial alga Klebsormidium flaccidum (Division Charophyta, Order Klebsormidiales) to elucidate the early transition step from aquatic algae to land plants. Comparison of the genome sequence with that of other algae and land plants demonstrate that K. flaccidum acquired many genes specific to land plants. We demonstrate that K. flaccidum indeed produces several plant hormones and homologues of some of the signalling intermediates required for hormone actions in higher plants. The K. flaccidum genome also encodes a primitive system to protect against the harmful effects of high-intensity light. The presence of these plant-related systems in K. flaccidum suggests that, during evolution, this alga acquired the fundamental machinery required for adaptation to terrestrial environments. \u00a9 2014 Macmillan Publishers Limited. All rights reserved.&quot;, &quot;author&quot;: [{&quot;dropping-particle&quot;: &quot;&quot;, &quot;family&quot;: &quot;Hori&quot;, &quot;given&quot;: &quot;Koichi&quot;, &quot;non-dropping-particle&quot;: &quot;&quot;, &quot;parse-names&quot;: false, &quot;suffix&quot;: &quot;&quot;}, {&quot;dropping-particle&quot;: &quot;&quot;, &quot;family&quot;: &quot;Maruyama&quot;, &quot;given&quot;: &quot;Fumito&quot;, &quot;non-dropping-particle&quot;: &quot;&quot;, &quot;parse-names&quot;: false, &quot;suffix&quot;: &quot;&quot;}, {&quot;dropping-particle&quot;: &quot;&quot;, &quot;family&quot;: &quot;Fujisawa&quot;, &quot;given&quot;: &quot;Takatomo&quot;, &quot;non-dropping-particle&quot;: &quot;&quot;, &quot;parse-names&quot;: false, &quot;suffix&quot;: &quot;&quot;}, {&quot;dropping-particle&quot;: &quot;&quot;, &quot;family&quot;: &quot;Togashi&quot;, &quot;given&quot;: &quot;Tomoaki&quot;, &quot;non-dropping-particle&quot;: &quot;&quot;, &quot;parse-names&quot;: false, &quot;suffix&quot;: &quot;&quot;}, {&quot;dropping-particle&quot;: &quot;&quot;, &quot;family&quot;: &quot;Yamamoto&quot;, &quot;given&quot;: &quot;Nozomi&quot;, &quot;non-dropping-particle&quot;: &quot;&quot;, &quot;parse-names&quot;: false, &quot;suffix&quot;: &quot;&quot;}, {&quot;dropping-particle&quot;: &quot;&quot;, &quot;family&quot;: &quot;Seo&quot;, &quot;given&quot;: &quot;Mitsunori&quot;, &quot;non-dropping-particle&quot;: &quot;&quot;, &quot;parse-names&quot;: false, &quot;suffix&quot;: &quot;&quot;}, {&quot;dropping-particle&quot;: &quot;&quot;, &quot;family&quot;: &quot;Sato&quot;, &quot;given&quot;: &quot;Syusei&quot;, &quot;non-dropping-particle&quot;: &quot;&quot;, &quot;parse-names&quot;: false, &quot;suffix&quot;: &quot;&quot;}, {&quot;dropping-particle&quot;: &quot;&quot;, &quot;family&quot;: &quot;Yamada&quot;, &quot;given&quot;: &quot;Takuji&quot;, &quot;non-dropping-particle&quot;: &quot;&quot;, &quot;parse-names&quot;: false, &quot;suffix&quot;: &quot;&quot;}, {&quot;dropping-particle&quot;: &quot;&quot;, &quot;family&quot;: &quot;Mori&quot;, &quot;given&quot;: &quot;Hiroshi&quot;, &quot;non-dropping-particle&quot;: &quot;&quot;, &quot;parse-names&quot;: false, &quot;suffix&quot;: &quot;&quot;}, {&quot;dropping-particle&quot;: &quot;&quot;, &quot;family&quot;: &quot;Tajima&quot;, &quot;given&quot;: &quot;Naoyuki&quot;, &quot;non-dropping-particle&quot;: &quot;&quot;, &quot;parse-names&quot;: false, &quot;suffix&quot;: &quot;&quot;}, {&quot;dropping-particle&quot;: &quot;&quot;, &quot;family&quot;: &quot;Moriyama&quot;, &quot;given&quot;: &quot;Takashi&quot;, &quot;non-dropping-particle&quot;: &quot;&quot;, &quot;parse-names&quot;: false, &quot;suffix&quot;: &quot;&quot;}, {&quot;dropping-particle&quot;: &quot;&quot;, &quot;family&quot;: &quot;Ikeuchi&quot;, &quot;given&quot;: &quot;Masahiko&quot;, &quot;non-dropping-particle&quot;: &quot;&quot;, &quot;parse-names&quot;: false, &quot;suffix&quot;: &quot;&quot;}, {&quot;dropping-particle&quot;: &quot;&quot;, &quot;family&quot;: &quot;Watanabe&quot;, &quot;given&quot;: &quot;Mai&quot;, &quot;non-dropping-particle&quot;: &quot;&quot;, &quot;parse-names&quot;: false, &quot;suffix&quot;: &quot;&quot;}, {&quot;dropping-particle&quot;: &quot;&quot;, &quot;family&quot;: &quot;Wada&quot;, &quot;given&quot;: &quot;Hajime&quot;, &quot;non-dropping-particle&quot;: &quot;&quot;, &quot;parse-names&quot;: false, &quot;suffix&quot;: &quot;&quot;}, {&quot;dropping-particle&quot;: &quot;&quot;, &quot;family&quot;: &quot;Kobayashi&quot;, &quot;given&quot;: &quot;Koichi&quot;, &quot;non-dropping-particle&quot;: &quot;&quot;, &quot;parse-names&quot;: false, &quot;suffix&quot;: &quot;&quot;}, {&quot;dropping-particle&quot;: &quot;&quot;, &quot;family&quot;: &quot;Saito&quot;, &quot;given&quot;: &quot;Masakazu&quot;, &quot;non-dropping-particle&quot;: &quot;&quot;, &quot;parse-names&quot;: false, &quot;suffix&quot;: &quot;&quot;}, {&quot;dropping-particle&quot;: &quot;&quot;, &quot;family&quot;: &quot;Masuda&quot;, &quot;given&quot;: &quot;Tatsuru&quot;, &quot;non-dropping-particle&quot;: &quot;&quot;, &quot;parse-names&quot;: false, &quot;suffix&quot;: &quot;&quot;}, {&quot;dropping-particle&quot;: &quot;&quot;, &quot;family&quot;: &quot;Sasaki-Sekimoto&quot;, &quot;given&quot;: &quot;Yuko&quot;, &quot;non-dropping-particle&quot;: &quot;&quot;, &quot;parse-names&quot;: false, &quot;suffix&quot;: &quot;&quot;}, {&quot;dropping-particle&quot;: &quot;&quot;, &quot;family&quot;: &quot;Mashiguchi&quot;, &quot;given&quot;: &quot;Kiyoshi&quot;, &quot;non-dropping-particle&quot;: &quot;&quot;, &quot;parse-names&quot;: false, &quot;suffix&quot;: &quot;&quot;}, {&quot;dropping-particle&quot;: &quot;&quot;, &quot;family&quot;: &quot;Awai&quot;, &quot;given&quot;: &quot;Koichiro&quot;, &quot;non-dropping-particle&quot;: &quot;&quot;, &quot;parse-names&quot;: false, &quot;suffix&quot;: &quot;&quot;}, {&quot;dropping-particle&quot;: &quot;&quot;, &quot;family&quot;: &quot;Shimojima&quot;, &quot;given&quot;: &quot;Mie&quot;, &quot;non-dropping-particle&quot;: &quot;&quot;, &quot;parse-names&quot;: false, &quot;suffix&quot;: &quot;&quot;}, {&quot;dropping-particle&quot;: &quot;&quot;, &quot;family&quot;: &quot;Masuda&quot;, &quot;given&quot;: &quot;Shinji&quot;, &quot;non-dropping-particle&quot;: &quot;&quot;, &quot;parse-names&quot;: false, &quot;suffix&quot;: &quot;&quot;}, {&quot;dropping-particle&quot;: &quot;&quot;, &quot;family&quot;: &quot;Iwai&quot;, &quot;given&quot;: &quot;Masako&quot;, &quot;non-dropping-particle&quot;: &quot;&quot;, &quot;parse-names&quot;: false, &quot;suffix&quot;: &quot;&quot;}, {&quot;dropping-particle&quot;: &quot;&quot;, &quot;family&quot;: &quot;Nobusawa&quot;, &quot;given&quot;: &quot;Takashi&quot;, &quot;non-dropping-particle&quot;: &quot;&quot;, &quot;parse-names&quot;: false, &quot;suffix&quot;: &quot;&quot;}, {&quot;dropping-particle&quot;: &quot;&quot;, &quot;family&quot;: &quot;Narise&quot;, &quot;given&quot;: &quot;Takafumi&quot;, &quot;non-dropping-particle&quot;: &quot;&quot;, &quot;parse-names&quot;: false, &quot;suffix&quot;: &quot;&quot;}, {&quot;dropping-particle&quot;: &quot;&quot;, &quot;family&quot;: &quot;Kondo&quot;, &quot;given&quot;: &quot;Satoshi&quot;, &quot;non-dropping-particle&quot;: &quot;&quot;, &quot;parse-names&quot;: false, &quot;suffix&quot;: &quot;&quot;}, {&quot;dropping-particle&quot;: &quot;&quot;, &quot;family&quot;: &quot;Saito&quot;, &quot;given&quot;: &quot;Hikaru&quot;, &quot;non-dropping-particle&quot;: &quot;&quot;, &quot;parse-names&quot;: false, &quot;suffix&quot;: &quot;&quot;}, {&quot;dropping-particle&quot;: &quot;&quot;, &quot;family&quot;: &quot;Sato&quot;, &quot;given&quot;: &quot;Ryoichi&quot;, &quot;non-dropping-particle&quot;: &quot;&quot;, &quot;parse-names&quot;: false, &quot;suffix&quot;: &quot;&quot;}, {&quot;dropping-particle&quot;: &quot;&quot;, &quot;family&quot;: &quot;Murakawa&quot;, &quot;given&quot;: &quot;Masato&quot;, &quot;non-dropping-particle&quot;: &quot;&quot;, &quot;parse-names&quot;: false, &quot;suffix&quot;: &quot;&quot;}, {&quot;dropping-particle&quot;: &quot;&quot;, &quot;family&quot;: &quot;Ihara&quot;, &quot;given&quot;: &quot;Yuta&quot;, &quot;non-dropping-particle&quot;: &quot;&quot;, &quot;parse-names&quot;: false, &quot;suffix&quot;: &quot;&quot;}, {&quot;dropping-particle&quot;: &quot;&quot;, &quot;family&quot;: &quot;Oshima-Yamada&quot;, &quot;given&quot;: &quot;Yui&quot;, &quot;non-dropping-particle&quot;: &quot;&quot;, &quot;parse-names&quot;: false, &quot;suffix&quot;: &quot;&quot;}, {&quot;dropping-particle&quot;: &quot;&quot;, &quot;family&quot;: &quot;Ohtaka&quot;, &quot;given&quot;: &quot;Kinuka&quot;, &quot;non-dropping-particle&quot;: &quot;&quot;, &quot;parse-names&quot;: false, &quot;suffix&quot;: &quot;&quot;}, {&quot;dropping-particle&quot;: &quot;&quot;, &quot;family&quot;: &quot;Satoh&quot;, &quot;given&quot;: &quot;Masanori&quot;, &quot;non-dropping-particle&quot;: &quot;&quot;, &quot;parse-names&quot;: false, &quot;suffix&quot;: &quot;&quot;}, {&quot;dropping-particle&quot;: &quot;&quot;, &quot;family&quot;: &quot;Sonobe&quot;, &quot;given&quot;: &quot;Kohei&quot;, &quot;non-dropping-particle&quot;: &quot;&quot;, &quot;parse-names&quot;: false, &quot;suffix&quot;: &quot;&quot;}, {&quot;dropping-particle&quot;: &quot;&quot;, &quot;family&quot;: &quot;Ishii&quot;, &quot;given&quot;: &quot;Midori&quot;, &quot;non-dropping-particle&quot;: &quot;&quot;, &quot;parse-names&quot;: false, &quot;suffix&quot;: &quot;&quot;}, {&quot;dropping-particle&quot;: &quot;&quot;, &quot;family&quot;: &quot;Ohtani&quot;, &quot;given&quot;: &quot;Ryosuke&quot;, &quot;non-dropping-particle&quot;: &quot;&quot;, &quot;parse-names&quot;: false, &quot;suffix&quot;: &quot;&quot;}, {&quot;dropping-particle&quot;: &quot;&quot;, &quot;family&quot;: &quot;Kanamori-Sato&quot;, &quot;given&quot;: &quot;Miyu&quot;, &quot;non-dropping-particle&quot;: &quot;&quot;, &quot;parse-names&quot;: false, &quot;suffix&quot;: &quot;&quot;}, {&quot;dropping-particle&quot;: &quot;&quot;, &quot;family&quot;: &quot;Honoki&quot;, &quot;given&quot;: &quot;Rina&quot;, &quot;non-dropping-particle&quot;: &quot;&quot;, &quot;parse-names&quot;: false, &quot;suffix&quot;: &quot;&quot;}, {&quot;dropping-particle&quot;: &quot;&quot;, &quot;family&quot;: &quot;Miyazaki&quot;, &quot;given&quot;: &quot;Daichi&quot;, &quot;non-dropping-particle&quot;: &quot;&quot;, &quot;parse-names&quot;: false, &quot;suffix&quot;: &quot;&quot;}, {&quot;dropping-particle&quot;: &quot;&quot;, &quot;family&quot;: &quot;Mochizuki&quot;, &quot;given&quot;: &quot;Hitoshi&quot;, &quot;non-dropping-particle&quot;: &quot;&quot;, &quot;parse-names&quot;: false, &quot;suffix&quot;: &quot;&quot;}, {&quot;dropping-particle&quot;: &quot;&quot;, &quot;family&quot;: &quot;Umetsu&quot;, &quot;given&quot;: &quot;Jumpei&quot;, &quot;non-dropping-particle&quot;: &quot;&quot;, &quot;parse-names&quot;: false, &quot;suffix&quot;: &quot;&quot;}, {&quot;dropping-particle&quot;: &quot;&quot;, &quot;family&quot;: &quot;Higashi&quot;, &quot;given&quot;: &quot;Kouichi&quot;, &quot;non-dropping-particle&quot;: &quot;&quot;, &quot;parse-names&quot;: false, &quot;suffix&quot;: &quot;&quot;}, {&quot;dropping-particle&quot;: &quot;&quot;, &quot;family&quot;: &quot;Shibata&quot;, &quot;given&quot;: &quot;Daisuke&quot;, &quot;non-dropping-particle&quot;: &quot;&quot;, &quot;parse-names&quot;: false, &quot;suffix&quot;: &quot;&quot;}, {&quot;dropping-particle&quot;: &quot;&quot;, &quot;family&quot;: &quot;Kamiya&quot;, &quot;given&quot;: &quot;Yuji&quot;, &quot;non-dropping-particle&quot;: &quot;&quot;, &quot;parse-names&quot;: false, &quot;suffix&quot;: &quot;&quot;}, {&quot;dropping-particle&quot;: &quot;&quot;, &quot;family&quot;: &quot;Sato&quot;, &quot;given&quot;: &quot;Naoki&quot;, &quot;non-dropping-particle&quot;: &quot;&quot;, &quot;parse-names&quot;: false, &quot;suffix&quot;: &quot;&quot;}, {&quot;dropping-particle&quot;: &quot;&quot;, &quot;family&quot;: &quot;Nakamura&quot;, &quot;given&quot;: &quot;Yasukazu&quot;, &quot;non-dropping-particle&quot;: &quot;&quot;, &quot;parse-names&quot;: false, &quot;suffix&quot;: &quot;&quot;}, {&quot;dropping-particle&quot;: &quot;&quot;, &quot;family&quot;: &quot;Tabata&quot;, &quot;given&quot;: &quot;Satoshi&quot;, &quot;non-dropping-particle&quot;: &quot;&quot;, &quot;parse-names&quot;: false, &quot;suffix&quot;: &quot;&quot;}, {&quot;dropping-particle&quot;: &quot;&quot;, &quot;family&quot;: &quot;Ida&quot;, &quot;given&quot;: &quot;Shigeru&quot;, &quot;non-dropping-particle&quot;: &quot;&quot;, &quot;parse-names&quot;: false, &quot;suffix&quot;: &quot;&quot;}, {&quot;dropping-particle&quot;: &quot;&quot;, &quot;family&quot;: &quot;Kurokawa&quot;, &quot;given&quot;: &quot;Ken&quot;, &quot;non-dropping-particle&quot;: &quot;&quot;, &quot;parse-names&quot;: false, &quot;suffix&quot;: &quot;&quot;}, {&quot;dropping-particle&quot;: &quot;&quot;, &quot;family&quot;: &quot;Ohta&quot;, &quot;given&quot;: &quot;Hiroyuki&quot;, &quot;non-dropping-particle&quot;: &quot;&quot;, &quot;parse-names&quot;: false, &quot;suffix&quot;: &quot;&quot;}], &quot;container-title&quot;: &quot;Nature Communications&quot;, &quot;id&quot;: &quot;ITEM-5&quot;, &quot;issued&quot;: {&quot;date-parts&quot;: [[&quot;2014&quot;]]}, &quot;title&quot;: &quot;Klebsormidium flaccidum genome reveals primary factors for plant terrestrial adaptation&quot;, &quot;type&quot;: &quot;article-journal&quot;, &quot;volume&quot;: &quot;5&quot;}, &quot;uris&quot;: [&quot;http://www.mendeley.com/documents/?uuid=e8b8be84-dd78-4534-be41-9750967a76f8&quot;]}, {&quot;id&quot;: &quot;ITEM-6&quot;, &quot;itemData&quot;: {&quot;DOI&quot;: &quot;10.1016/j.molp.2018.08.005&quot;, &quot;ISSN&quot;: &quot;17529867&quot;, &quot;abstract&quot;: &quot;Diatoms comprise a diverse and ecologically important group of eukaryotic phytoplankton that significantly contributes to marine primary production and global carbon cycling. Phaeodactylum tricornutum is commonly used as a model organism for studying diatom biology. Although its genome was sequenced in 2008, a high-quality genome annotation is still not available for this diatom. Here we report the development of an integrated proteogenomic pipeline and its application for improved annotation of P. tricornutum genome using mass spectrometry (MS)-based proteomics data. Our proteogenomic analysis unambiguously identified approximately 8300 genes and revealed 606 novel proteins, 506 revised genes, 94 splice variants, 58 single amino acid variants, and a holistic view of post-translational modifications in P. tricornutum. We experimentally confirmed a subset of novel events and obtained MS evidence for more than 200 micropeptides in P. tricornutum. These findings expand the genomic landscape of P. tricornutum and provide a rich resource for the study of diatom biology. The proteogenomic pipeline we developed in this study is applicable to any sequenced eukaryote and thus represents a significant contribution to the toolset for eukaryotic proteogenomic analysis. The pipeline and its source code are freely available at https://sourceforge.net/projects/gapeproteogenomic. We performed an integrated proteogenomic analysis of a model diatom and developed a pipeline that is applicable to any sequenced eukaryote.&quot;, &quot;author&quot;: [{&quot;dropping-particle&quot;: &quot;&quot;, &quot;family&quot;: &quot;Yang&quot;, &quot;given&quot;: &quot;Mingkun&quot;, &quot;non-dropping-particle&quot;: &quot;&quot;, &quot;parse-names&quot;: false, &quot;suffix&quot;: &quot;&quot;}, {&quot;dropping-particle&quot;: &quot;&quot;, &quot;family&quot;: &quot;Lin&quot;, &quot;given&quot;: &quot;Xiaohuang&quot;, &quot;non-dropping-particle&quot;: &quot;&quot;, &quot;parse-names&quot;: false, &quot;suffix&quot;: &quot;&quot;}, {&quot;dropping-particle&quot;: &quot;&quot;, &quot;family&quot;: &quot;Liu&quot;, &quot;given&quot;: &quot;Xin&quot;, &quot;non-dropping-particle&quot;: &quot;&quot;, &quot;parse-names&quot;: false, &quot;suffix&quot;: &quot;&quot;}, {&quot;dropping-particle&quot;: &quot;&quot;, &quot;family&quot;: &quot;Zhang&quot;, &quot;given&quot;: &quot;Jia&quot;, &quot;non-dropping-particle&quot;: &quot;&quot;, &quot;parse-names&quot;: false, &quot;suffix&quot;: &quot;&quot;}, {&quot;dropping-particle&quot;: &quot;&quot;, &quot;family&quot;: &quot;Ge&quot;, &quot;given&quot;: &quot;Feng&quot;, &quot;non-dropping-particle&quot;: &quot;&quot;, &quot;parse-names&quot;: false, &quot;suffix&quot;: &quot;&quot;}], &quot;container-title&quot;: &quot;Molecular Plant&quot;, &quot;id&quot;: &quot;ITEM-6&quot;, &quot;issue&quot;: &quot;10&quot;, &quot;issued&quot;: {&quot;date-parts&quot;: [[&quot;2018&quot;]]}, &quot;title&quot;: &quot;Genome Annotation of a Model Diatom Phaeodactylum tricornutum Using an Integrated Proteogenomic Pipeline&quot;, &quot;type&quot;: &quot;article-journal&quot;, &quot;volume&quot;: &quot;11&quot;}, &quot;uris&quot;: [&quot;http://www.mendeley.com/documents/?uuid=99f85765-95fd-4aea-9b1a-88fa0acb5771&quot;]}, {&quot;id&quot;: &quot;ITEM-7&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7&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8&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8&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Blaby et al., 2014; Blanc-Mathieu et al., 2014; Craig et al., 2021; Derelle et al., 2006; Hori et al., 2014; Lamesch et al., 2012; Swarbreck et al., 2008; Yang et al., 2018)&quot;, &quot;plainTextFormattedCitation&quot;: &quot;(Blaby et al., 2014; Blanc-Mathieu et al., 2014; Craig et al., 2021; Derelle et al., 2006; Hori et al., 2014; Lamesch et al., 2012; Swarbreck et al., 2008; Yang et al., 2018)&quot;, &quot;previouslyFormattedCitation&quot;: &quot;(Blaby et al., 2014; Blanc-Mathieu et al., 2014; Craig et al., 2021; Derelle et al., 2006; Hori et al., 2014; Lamesch et al., 2012; Swarbreck et al., 2008; Yang et al., 2018)&quot;}, &quot;properties&quot;: {&quot;noteIndex&quot;: 0}, &quot;schema&quot;: &quot;https://github.com/citation-style-language/schema/raw/master/csl-citation.json&quot;} RNDoZkY7kn2Qe"/><text:span text:style-name="T17">(Blaby et al., 2014; Blanc-Mathieu et al., 2014; Craig et al., 2021; Derelle et al., 2006; Hori et al., 2014; Lamesch et al., 2012; Swarbreck et al., 2008; Yang et al., 2018)</text:span><text:reference-mark-end text:name="ADDIN CSL_CITATION {&quot;citationItems&quot;: [{&quot;id&quot;: &quot;ITEM-1&quot;, &quot;itemData&quot;: {&quot;DOI&quot;: &quot;10.1093/nar/gkr1090&quot;, &quot;ISSN&quot;: &quot;03051048&quot;, &quot;abstract&quot;: &quot;The Arabidopsis Information Resource (TAIR, http://arabidopsis.org) is a genome database for Arabidopsis thaliana, an important reference organism for many fundamental aspects of biology as well as basic and applied plant biology research. TAIR serves as a central access point for Arabidopsis data, annotates gene function and expression patterns using controlled vocabulary terms, and maintains and updates the A. thaliana genome assembly and annotation. TAIR also provides researchers with an extensive set of visualization and analysis tools. Recent developments include several new genome releases (TAIR8, TAIR9 and TAIR10) in which the A. thaliana assembly was updated, pseudogenes and transposon genes were re-annotated, and new data from proteomics and next generation transcriptome sequencing were incorporated into gene models and splice variants. Other highlights include progress on functional annotation of the genome and the release of several new tools including Textpresso for Arabidopsis which provides the capability to carry out full text searches on a large body of research literature. \u00a9 The Author(s) 2011. Published by Oxford University Press.&quot;, &quot;author&quot;: [{&quot;dropping-particle&quot;: &quot;&quot;, &quot;family&quot;: &quot;Lamesch&quot;, &quot;given&quot;: &quot;Philippe&quot;, &quot;non-dropping-particle&quot;: &quot;&quot;, &quot;parse-names&quot;: false, &quot;suffix&quot;: &quot;&quot;}, {&quot;dropping-particle&quot;: &quot;&quot;, &quot;family&quot;: &quot;Berardini&quot;, &quot;given&quot;: &quot;Tanya Z.&quot;, &quot;non-dropping-particle&quot;: &quot;&quot;, &quot;parse-names&quot;: false, &quot;suffix&quot;: &quot;&quot;}, {&quot;dropping-particle&quot;: &quot;&quot;, &quot;family&quot;: &quot;Li&quot;, &quot;given&quot;: &quot;Donghui&quot;, &quot;non-dropping-particle&quot;: &quot;&quot;, &quot;parse-names&quot;: false, &quot;suffix&quot;: &quot;&quot;}, {&quot;dropping-particle&quot;: &quot;&quot;, &quot;family&quot;: &quot;Swarbreck&quot;, &quot;given&quot;: &quot;David&quot;, &quot;non-dropping-particle&quot;: &quot;&quot;, &quot;parse-names&quot;: false, &quot;suffix&quot;: &quot;&quot;}, {&quot;dropping-particle&quot;: &quot;&quot;, &quot;family&quot;: &quot;Wilks&quot;, &quot;given&quot;: &quot;Christopher&quot;, &quot;non-dropping-particle&quot;: &quot;&quot;, &quot;parse-names&quot;: false, &quot;suffix&quot;: &quot;&quot;}, {&quot;dropping-particle&quot;: &quot;&quot;, &quot;family&quot;: &quot;Sasidharan&quot;, &quot;given&quot;: &quot;Rajkumar&quot;, &quot;non-dropping-particle&quot;: &quot;&quot;, &quot;parse-names&quot;: false, &quot;suffix&quot;: &quot;&quot;}, {&quot;dropping-particle&quot;: &quot;&quot;, &quot;family&quot;: &quot;Muller&quot;, &quot;given&quot;: &quot;Robert&quot;, &quot;non-dropping-particle&quot;: &quot;&quot;, &quot;parse-names&quot;: false, &quot;suffix&quot;: &quot;&quot;}, {&quot;dropping-particle&quot;: &quot;&quot;, &quot;family&quot;: &quot;Dreher&quot;, &quot;given&quot;: &quot;Kate&quot;, &quot;non-dropping-particle&quot;: &quot;&quot;, &quot;parse-names&quot;: false, &quot;suffix&quot;: &quot;&quot;}, {&quot;dropping-particle&quot;: &quot;&quot;, &quot;family&quot;: &quot;Alexander&quot;, &quot;given&quot;: &quot;Debbie L.&quot;, &quot;non-dropping-particle&quot;: &quot;&quot;, &quot;parse-names&quot;: false, &quot;suffix&quot;: &quot;&quot;}, {&quot;dropping-particle&quot;: &quot;&quot;, &quot;family&quot;: &quot;Garcia-Hernandez&quot;, &quot;given&quot;: &quot;Margarita&quot;, &quot;non-dropping-particle&quot;: &quot;&quot;, &quot;parse-names&quot;: false, &quot;suffix&quot;: &quot;&quot;}, {&quot;dropping-particle&quot;: &quot;&quot;, &quot;family&quot;: &quot;Karthikeyan&quot;, &quot;given&quot;: &quot;Athikkattuvalasu S.&quot;, &quot;non-dropping-particle&quot;: &quot;&quot;, &quot;parse-names&quot;: false, &quot;suffix&quot;: &quot;&quot;}, {&quot;dropping-particle&quot;: &quot;&quot;, &quot;family&quot;: &quot;Lee&quot;, &quot;given&quot;: &quot;Cynthia H.&quot;, &quot;non-dropping-particle&quot;: &quot;&quot;, &quot;parse-names&quot;: false, &quot;suffix&quot;: &quot;&quot;}, {&quot;dropping-particle&quot;: &quot;&quot;, &quot;family&quot;: &quot;Nelson&quot;, &quot;given&quot;: &quot;William D.&quot;, &quot;non-dropping-particle&quot;: &quot;&quot;, &quot;parse-names&quot;: false, &quot;suffix&quot;: &quot;&quot;}, {&quot;dropping-particle&quot;: &quot;&quot;, &quot;family&quot;: &quot;Ploetz&quot;, &quot;given&quot;: &quot;Larry&quot;, &quot;non-dropping-particle&quot;: &quot;&quot;, &quot;parse-names&quot;: false, &quot;suffix&quot;: &quot;&quot;}, {&quot;dropping-particle&quot;: &quot;&quot;, &quot;family&quot;: &quot;Singh&quot;, &quot;given&quot;: &quot;Shanker&quot;, &quot;non-dropping-particle&quot;: &quot;&quot;, &quot;parse-names&quot;: false, &quot;suffix&quot;: &quot;&quot;}, {&quot;dropping-particle&quot;: &quot;&quot;, &quot;family&quot;: &quot;Wensel&quot;, &quot;given&quot;: &quot;April&quot;, &quot;non-dropping-particle&quot;: &quot;&quot;, &quot;parse-names&quot;: false, &quot;suffix&quot;: &quot;&quot;}, {&quot;dropping-particle&quot;: &quot;&quot;, &quot;family&quot;: &quot;Huala&quot;, &quot;given&quot;: &quot;Eva&quot;, &quot;non-dropping-particle&quot;: &quot;&quot;, &quot;parse-names&quot;: false, &quot;suffix&quot;: &quot;&quot;}], &quot;container-title&quot;: &quot;Nucleic Acids Research&quot;, &quot;id&quot;: &quot;ITEM-1&quot;, &quot;issue&quot;: &quot;D1&quot;, &quot;issued&quot;: {&quot;date-parts&quot;: [[&quot;2012&quot;]]}, &quot;title&quot;: &quot;The Arabidopsis Information Resource (TAIR): Improved gene annotation and new tools&quot;, &quot;type&quot;: &quot;article-journal&quot;, &quot;volume&quot;: &quot;40&quot;}, &quot;uris&quot;: [&quot;http://www.mendeley.com/documents/?uuid=b86343f5-dfb6-4c6b-8550-e55e1071900a&quot;]}, {&quot;id&quot;: &quot;ITEM-2&quot;, &quot;itemData&quot;: {&quot;DOI&quot;: &quot;10.1093/nar/gkm965&quot;, &quot;ISSN&quot;: &quot;03051048&quot;, &quot;abstract&quot;: &quot;The Arabidopsis Information Resource (TAIR, http://arabidopsis.org) is the model organism database for the fully sequenced and intensively studied model plant Arabidopsis thaliana. Data in TAIR is derived in large part from manual curation of the Arabidopsis research literature and direct submissions from the research community. New developments at TAIR include the addition of the GBrowse genome viewer to the TAIR site, a redesigned home page, navigation structure and portal pages to make the site more intuitive and easier to use, the launch of several TAIR web services and a new genome annotation release (TAIR7) in April 2007. A combination of manual and computational methods were used to generate this release, which contains 27 029 protein-coding genes, 3889 pseudogenes or transposable elements and 1123 ncRNAs (32 041 genes in all, 37 019 gene models). A total of 681 new genes and 1002 new splice variants were added. Overall, 10 098 loci (one-third of all loci from the previous TAIR6 release) were updated for the TAIR7 release. \u00a9 2007 The Author(s).&quot;, &quot;author&quot;: [{&quot;dropping-particle&quot;: &quot;&quot;, &quot;family&quot;: &quot;Swarbreck&quot;, &quot;given&quot;: &quot;David&quot;, &quot;non-dropping-particle&quot;: &quot;&quot;, &quot;parse-names&quot;: false, &quot;suffix&quot;: &quot;&quot;}, {&quot;dropping-particle&quot;: &quot;&quot;, &quot;family&quot;: &quot;Wilks&quot;, &quot;given&quot;: &quot;Christopher&quot;, &quot;non-dropping-particle&quot;: &quot;&quot;, &quot;parse-names&quot;: false, &quot;suffix&quot;: &quot;&quot;}, {&quot;dropping-particle&quot;: &quot;&quot;, &quot;family&quot;: &quot;Lamesch&quot;, &quot;given&quot;: &quot;Philippe&quot;, &quot;non-dropping-particle&quot;: &quot;&quot;, &quot;parse-names&quot;: false, &quot;suffix&quot;: &quot;&quot;}, {&quot;dropping-particle&quot;: &quot;&quot;, &quot;family&quot;: &quot;Berardini&quot;, &quot;given&quot;: &quot;Tanya Z.&quot;, &quot;non-dropping-particle&quot;: &quot;&quot;, &quot;parse-names&quot;: false, &quot;suffix&quot;: &quot;&quot;}, {&quot;dropping-particle&quot;: &quot;&quot;, &quot;family&quot;: &quot;Garcia-Hernandez&quot;, &quot;given&quot;: &quot;Margarita&quot;, &quot;non-dropping-particle&quot;: &quot;&quot;, &quot;parse-names&quot;: false, &quot;suffix&quot;: &quot;&quot;}, {&quot;dropping-particle&quot;: &quot;&quot;, &quot;family&quot;: &quot;Foerster&quot;, &quot;given&quot;: &quot;Hartmut&quot;, &quot;non-dropping-particle&quot;: &quot;&quot;, &quot;parse-names&quot;: false, &quot;suffix&quot;: &quot;&quot;}, {&quot;dropping-particle&quot;: &quot;&quot;, &quot;family&quot;: &quot;Li&quot;, &quot;given&quot;: &quot;Donghui&quot;, &quot;non-dropping-particle&quot;: &quot;&quot;, &quot;parse-names&quot;: false, &quot;suffix&quot;: &quot;&quot;}, {&quot;dropping-particle&quot;: &quot;&quot;, &quot;family&quot;: &quot;Meyer&quot;, &quot;given&quot;: &quot;Tom&quot;, &quot;non-dropping-particle&quot;: &quot;&quot;, &quot;parse-names&quot;: false, &quot;suffix&quot;: &quot;&quot;}, {&quot;dropping-particle&quot;: &quot;&quot;, &quot;family&quot;: &quot;Muller&quot;, &quot;given&quot;: &quot;Robert&quot;, &quot;non-dropping-particle&quot;: &quot;&quot;, &quot;parse-names&quot;: false, &quot;suffix&quot;: &quot;&quot;}, {&quot;dropping-particle&quot;: &quot;&quot;, &quot;family&quot;: &quot;Ploetz&quot;, &quot;given&quot;: &quot;Larry&quot;, &quot;non-dropping-particle&quot;: &quot;&quot;, &quot;parse-names&quot;: false, &quot;suffix&quot;: &quot;&quot;}, {&quot;dropping-particle&quot;: &quot;&quot;, &quot;family&quot;: &quot;Radenbaugh&quot;, &quot;given&quot;: &quot;Amie&quot;, &quot;non-dropping-particle&quot;: &quot;&quot;, &quot;parse-names&quot;: false, &quot;suffix&quot;: &quot;&quot;}, {&quot;dropping-particle&quot;: &quot;&quot;, &quot;family&quot;: &quot;Singh&quot;, &quot;given&quot;: &quot;Shanker&quot;, &quot;non-dropping-particle&quot;: &quot;&quot;, &quot;parse-names&quot;: false, &quot;suffix&quot;: &quot;&quot;}, {&quot;dropping-particle&quot;: &quot;&quot;, &quot;family&quot;: &quot;Swing&quot;, &quot;given&quot;: &quot;Vanessa&quot;, &quot;non-dropping-particle&quot;: &quot;&quot;, &quot;parse-names&quot;: false, &quot;suffix&quot;: &quot;&quot;}, {&quot;dropping-particle&quot;: &quot;&quot;, &quot;family&quot;: &quot;Tissier&quot;, &quot;given&quot;: &quot;Christophe&quot;, &quot;non-dropping-particle&quot;: &quot;&quot;, &quot;parse-names&quot;: false, &quot;suffix&quot;: &quot;&quot;}, {&quot;dropping-particle&quot;: &quot;&quot;, &quot;family&quot;: &quot;Zhang&quot;, &quot;given&quot;: &quot;Peifen&quot;, &quot;non-dropping-particle&quot;: &quot;&quot;, &quot;parse-names&quot;: false, &quot;suffix&quot;: &quot;&quot;}, {&quot;dropping-particle&quot;: &quot;&quot;, &quot;family&quot;: &quot;Huala&quot;, &quot;given&quot;: &quot;Eva&quot;, &quot;non-dropping-particle&quot;: &quot;&quot;, &quot;parse-names&quot;: false, &quot;suffix&quot;: &quot;&quot;}], &quot;container-title&quot;: &quot;Nucleic Acids Research&quot;, &quot;id&quot;: &quot;ITEM-2&quot;, &quot;issue&quot;: &quot;SUPPL. 1&quot;, &quot;issued&quot;: {&quot;date-parts&quot;: [[&quot;2008&quot;]]}, &quot;title&quot;: &quot;The Arabidopsis Information Resource (TAIR): Gene structure and function annotation&quot;, &quot;type&quot;: &quot;article-journal&quot;, &quot;volume&quot;: &quot;36&quot;}, &quot;uris&quot;: [&quot;http://www.mendeley.com/documents/?uuid=c48a5fa1-c12a-4773-9c92-b2393bb82d5b&quot;]}, {&quot;id&quot;: &quot;ITEM-3&quot;, &quot;itemData&quot;: {&quot;DOI&quot;: &quot;10.1016/j.tplants.2014.05.008&quot;, &quot;ISSN&quot;: &quot;13601385&quot;, &quot;abstract&quot;: &quot;The green alga Chlamydomonas reinhardtii is a popular unicellular organism for studying photosynthesis, cilia biogenesis, and micronutrient homeostasis. Ten years since its genome project was initiated an iterative process of improvements to the genome and gene predictions has propelled this organism to the forefront of the omics era. Housed at Phytozome, the plant genomics portal of the Joint Genome Institute (JGI), the most up-to-date genomic data include a genome arranged on chromosomes and high-quality gene models with alternative splice forms supported by an abundance of whole transcriptome sequencing (RNA-Seq) data. We present here the past, present, and future of Chlamydomonas genomics. Specifically, we detail progress on genome assembly and gene model refinement, discuss resources for gene annotations, functional predictions, and locus ID mapping between versions and, importantly, outline a standardized framework for naming genes.&quot;, &quot;author&quot;: [{&quot;dropping-particle&quot;: &quot;&quot;, &quot;family&quot;: &quot;Blaby&quot;, &quot;given&quot;: &quot;Ian K.&quot;, &quot;non-dropping-particle&quot;: &quot;&quot;, &quot;parse-names&quot;: false, &quot;suffix&quot;: &quot;&quot;}, {&quot;dropping-particle&quot;: &quot;&quot;, &quot;family&quot;: &quot;Blaby-Haas&quot;, &quot;given&quot;: &quot;Crysten E.&quot;, &quot;non-dropping-particle&quot;: &quot;&quot;, &quot;parse-names&quot;: false, &quot;suffix&quot;: &quot;&quot;}, {&quot;dropping-particle&quot;: &quot;&quot;, &quot;family&quot;: &quot;Tourasse&quot;, &quot;given&quot;: &quot;Nicolas&quot;, &quot;non-dropping-particle&quot;: &quot;&quot;, &quot;parse-names&quot;: false, &quot;suffix&quot;: &quot;&quot;}, {&quot;dropping-particle&quot;: &quot;&quot;, &quot;family&quot;: &quot;Hom&quot;, &quot;given&quot;: &quot;Erik F.Y.&quot;, &quot;non-dropping-particle&quot;: &quot;&quot;, &quot;parse-names&quot;: false, &quot;suffix&quot;: &quot;&quot;}, {&quot;dropping-particle&quot;: &quot;&quot;, &quot;family&quot;: &quot;Lopez&quot;, &quot;given&quot;: &quot;David&quot;, &quot;non-dropping-particle&quot;: &quot;&quot;, &quot;parse-names&quot;: false, &quot;suffix&quot;: &quot;&quot;}, {&quot;dropping-particle&quot;: &quot;&quot;, &quot;family&quot;: &quot;Aksoy&quot;, &quot;given&quot;: &quot;Munevver&quot;, &quot;non-dropping-particle&quot;: &quot;&quot;, &quot;parse-names&quot;: false, &quot;suffix&quot;: &quot;&quot;}, {&quot;dropping-particle&quot;: &quot;&quot;, &quot;family&quot;: &quot;Grossman&quot;, &quot;given&quot;: &quot;Arthur&quot;, &quot;non-dropping-particle&quot;: &quot;&quot;, &quot;parse-names&quot;: false, &quot;suffix&quot;: &quot;&quot;}, {&quot;dropping-particle&quot;: &quot;&quot;, &quot;family&quot;: &quot;Umen&quot;, &quot;given&quot;: &quot;James&quot;, &quot;non-dropping-particle&quot;: &quot;&quot;, &quot;parse-names&quot;: false, &quot;suffix&quot;: &quot;&quot;}, {&quot;dropping-particle&quot;: &quot;&quot;, &quot;family&quot;: &quot;Dutcher&quot;, &quot;given&quot;: &quot;Susan&quot;, &quot;non-dropping-particle&quot;: &quot;&quot;, &quot;parse-names&quot;: false, &quot;suffix&quot;: &quot;&quot;}, {&quot;dropping-particle&quot;: &quot;&quot;, &quot;family&quot;: &quot;Porter&quot;, &quot;given&quot;: &quot;Mary&quot;, &quot;non-dropping-particle&quot;: &quot;&quot;, &quot;parse-names&quot;: false, &quot;suffix&quot;: &quot;&quot;}, {&quot;dropping-particle&quot;: &quot;&quot;, &quot;family&quot;: &quot;King&quot;, &quot;given&quot;: &quot;Stephen&quot;, &quot;non-dropping-particle&quot;: &quot;&quot;, &quot;parse-names&quot;: false, &quot;suffix&quot;: &quot;&quot;}, {&quot;dropping-particle&quot;: &quot;&quot;, &quot;family&quot;: &quot;Witman&quot;, &quot;given&quot;: &quot;George B.&quot;, &quot;non-dropping-particle&quot;: &quot;&quot;, &quot;parse-names&quot;: false, &quot;suffix&quot;: &quot;&quot;}, {&quot;dropping-particle&quot;: &quot;&quot;, &quot;family&quot;: &quot;Stanke&quot;, &quot;given&quot;: &quot;Mario&quot;, &quot;non-dropping-particle&quot;: &quot;&quot;, &quot;parse-names&quot;: false, &quot;suffix&quot;: &quot;&quot;}, {&quot;dropping-particle&quot;: &quot;&quot;, &quot;family&quot;: &quot;Harris&quot;, &quot;given&quot;: &quot;Elizabeth H.&quot;, &quot;non-dropping-particle&quot;: &quot;&quot;, &quot;parse-names&quot;: false, &quot;suffix&quot;: &quot;&quot;}, {&quot;dropping-particle&quot;: &quot;&quot;, &quot;family&quot;: &quot;Goodstein&quot;, &quot;given&quot;: &quot;David&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Vallon&quot;, &quot;given&quot;: &quot;Olivier&quot;, &quot;non-dropping-particle&quot;: &quot;&quot;, &quot;parse-names&quot;: false, &quot;suffix&quot;: &quot;&quot;}, {&quot;dropping-particle&quot;: &quot;&quot;, &quot;family&quot;: &quot;Merchant&quot;, &quot;given&quot;: &quot;Sabeeha S.&quot;, &quot;non-dropping-particle&quot;: &quot;&quot;, &quot;parse-names&quot;: false, &quot;suffix&quot;: &quot;&quot;}, {&quot;dropping-particle&quot;: &quot;&quot;, &quot;family&quot;: &quot;Prochnik&quot;, &quot;given&quot;: &quot;Simon&quot;, &quot;non-dropping-particle&quot;: &quot;&quot;, &quot;parse-names&quot;: false, &quot;suffix&quot;: &quot;&quot;}], &quot;container-title&quot;: &quot;Trends in Plant Science&quot;, &quot;id&quot;: &quot;ITEM-3&quot;, &quot;issue&quot;: &quot;10&quot;, &quot;issued&quot;: {&quot;date-parts&quot;: [[&quot;2014&quot;]]}, &quot;title&quot;: &quot;The Chlamydomonas genome project: A decade on&quot;, &quot;type&quot;: &quot;article&quot;, &quot;volume&quot;: &quot;19&quot;}, &quot;uris&quot;: [&quot;http://www.mendeley.com/documents/?uuid=ac8f6a52-3aed-469b-a7a2-9fc56a8d2836&quot;]}, {&quot;id&quot;: &quot;ITEM-4&quot;, &quot;itemData&quot;: {&quot;DOI&quot;: &quot;10.1093/plcell/koab026&quot;, &quot;ISSN&quot;: &quot;1532298X&quot;, &quot;abstract&quot;: &quot;Despite its role as a reference organism in the plant sciences, the green alga Chlamydomonas reinhardtii entirely lacks genomic resources from closely related species. We present highly contiguous and well-annotated genome assemblies for three unicellular C. reinhardtii relatives: Chlamydomonas incerta, Chlamydomonas schloesseri, and the more distantly related Edaphochlamys debaryana. The three Chlamydomonas genomes are highly syntenous with similar gene contents, although the 129.2 Mb C. incerta and 130.2 Mb C. schloesseri assemblies are more repeat-rich than the 111.1 Mb C. reinhardtii genome. We identify the major centromeric repeat in C. reinhardtii as a LINE transposable element homologous to Zepp (the centromeric repeat in Coccomyxa subellipsoidea) and infer that centromere locations and structure are likely conserved in C. incerta and C. schloesseri. We report extensive rearrangements, but limited gene turnover, between the minus mating type loci of these Chlamydomonas species. We produce an eight-species core-Reinhardtinia whole-genome alignment, which we use to identify several hundred false positive and missing genes in the C. reinhardtii annotation and 4260,000 evolutionarily conserved elements in the C. reinhardtii genome. In summary, these resources will enable comparative genomics analyses for C. reinhardtii, significantly extending the analytical toolkit for this emerging model system.&quot;, &quot;author&quot;: [{&quot;dropping-particle&quot;: &quot;&quot;, &quot;family&quot;: &quot;Craig&quot;, &quot;given&quot;: &quot;Rory J.&quot;, &quot;non-dropping-particle&quot;: &quot;&quot;, &quot;parse-names&quot;: false, &quot;suffix&quot;: &quot;&quot;}, {&quot;dropping-particle&quot;: &quot;&quot;, &quot;family&quot;: &quot;Hasan&quot;, &quot;given&quot;: &quot;Ahmed R.&quot;, &quot;non-dropping-particle&quot;: &quot;&quot;, &quot;parse-names&quot;: false, &quot;suffix&quot;: &quot;&quot;}, {&quot;dropping-particle&quot;: &quot;&quot;, &quot;family&quot;: &quot;Ness&quot;, &quot;given&quot;: &quot;Rob W.&quot;, &quot;non-dropping-particle&quot;: &quot;&quot;, &quot;parse-names&quot;: false, &quot;suffix&quot;: &quot;&quot;}, {&quot;dropping-particle&quot;: &quot;&quot;, &quot;family&quot;: &quot;Keightley&quot;, &quot;given&quot;: &quot;Peter D.&quot;, &quot;non-dropping-particle&quot;: &quot;&quot;, &quot;parse-names&quot;: false, &quot;suffix&quot;: &quot;&quot;}], &quot;container-title&quot;: &quot;Plant Cell&quot;, &quot;id&quot;: &quot;ITEM-4&quot;, &quot;issue&quot;: &quot;4&quot;, &quot;issued&quot;: {&quot;date-parts&quot;: [[&quot;2021&quot;]]}, &quot;title&quot;: &quot;Comparative genomics of Chlamydomonas&quot;, &quot;type&quot;: &quot;article-journal&quot;, &quot;volume&quot;: &quot;33&quot;}, &quot;uris&quot;: [&quot;http://www.mendeley.com/documents/?uuid=29cf4949-0660-4f40-b7a2-9b59dc9b7a1a&quot;]}, {&quot;id&quot;: &quot;ITEM-5&quot;, &quot;itemData&quot;: {&quot;DOI&quot;: &quot;10.1038/ncomms4978&quot;, &quot;ISSN&quot;: &quot;20411723&quot;, &quot;abstract&quot;: &quot;The colonization of land by plants was a key event in the evolution of life. Here we report the draft genome sequence of the filamentous terrestrial alga Klebsormidium flaccidum (Division Charophyta, Order Klebsormidiales) to elucidate the early transition step from aquatic algae to land plants. Comparison of the genome sequence with that of other algae and land plants demonstrate that K. flaccidum acquired many genes specific to land plants. We demonstrate that K. flaccidum indeed produces several plant hormones and homologues of some of the signalling intermediates required for hormone actions in higher plants. The K. flaccidum genome also encodes a primitive system to protect against the harmful effects of high-intensity light. The presence of these plant-related systems in K. flaccidum suggests that, during evolution, this alga acquired the fundamental machinery required for adaptation to terrestrial environments. \u00a9 2014 Macmillan Publishers Limited. All rights reserved.&quot;, &quot;author&quot;: [{&quot;dropping-particle&quot;: &quot;&quot;, &quot;family&quot;: &quot;Hori&quot;, &quot;given&quot;: &quot;Koichi&quot;, &quot;non-dropping-particle&quot;: &quot;&quot;, &quot;parse-names&quot;: false, &quot;suffix&quot;: &quot;&quot;}, {&quot;dropping-particle&quot;: &quot;&quot;, &quot;family&quot;: &quot;Maruyama&quot;, &quot;given&quot;: &quot;Fumito&quot;, &quot;non-dropping-particle&quot;: &quot;&quot;, &quot;parse-names&quot;: false, &quot;suffix&quot;: &quot;&quot;}, {&quot;dropping-particle&quot;: &quot;&quot;, &quot;family&quot;: &quot;Fujisawa&quot;, &quot;given&quot;: &quot;Takatomo&quot;, &quot;non-dropping-particle&quot;: &quot;&quot;, &quot;parse-names&quot;: false, &quot;suffix&quot;: &quot;&quot;}, {&quot;dropping-particle&quot;: &quot;&quot;, &quot;family&quot;: &quot;Togashi&quot;, &quot;given&quot;: &quot;Tomoaki&quot;, &quot;non-dropping-particle&quot;: &quot;&quot;, &quot;parse-names&quot;: false, &quot;suffix&quot;: &quot;&quot;}, {&quot;dropping-particle&quot;: &quot;&quot;, &quot;family&quot;: &quot;Yamamoto&quot;, &quot;given&quot;: &quot;Nozomi&quot;, &quot;non-dropping-particle&quot;: &quot;&quot;, &quot;parse-names&quot;: false, &quot;suffix&quot;: &quot;&quot;}, {&quot;dropping-particle&quot;: &quot;&quot;, &quot;family&quot;: &quot;Seo&quot;, &quot;given&quot;: &quot;Mitsunori&quot;, &quot;non-dropping-particle&quot;: &quot;&quot;, &quot;parse-names&quot;: false, &quot;suffix&quot;: &quot;&quot;}, {&quot;dropping-particle&quot;: &quot;&quot;, &quot;family&quot;: &quot;Sato&quot;, &quot;given&quot;: &quot;Syusei&quot;, &quot;non-dropping-particle&quot;: &quot;&quot;, &quot;parse-names&quot;: false, &quot;suffix&quot;: &quot;&quot;}, {&quot;dropping-particle&quot;: &quot;&quot;, &quot;family&quot;: &quot;Yamada&quot;, &quot;given&quot;: &quot;Takuji&quot;, &quot;non-dropping-particle&quot;: &quot;&quot;, &quot;parse-names&quot;: false, &quot;suffix&quot;: &quot;&quot;}, {&quot;dropping-particle&quot;: &quot;&quot;, &quot;family&quot;: &quot;Mori&quot;, &quot;given&quot;: &quot;Hiroshi&quot;, &quot;non-dropping-particle&quot;: &quot;&quot;, &quot;parse-names&quot;: false, &quot;suffix&quot;: &quot;&quot;}, {&quot;dropping-particle&quot;: &quot;&quot;, &quot;family&quot;: &quot;Tajima&quot;, &quot;given&quot;: &quot;Naoyuki&quot;, &quot;non-dropping-particle&quot;: &quot;&quot;, &quot;parse-names&quot;: false, &quot;suffix&quot;: &quot;&quot;}, {&quot;dropping-particle&quot;: &quot;&quot;, &quot;family&quot;: &quot;Moriyama&quot;, &quot;given&quot;: &quot;Takashi&quot;, &quot;non-dropping-particle&quot;: &quot;&quot;, &quot;parse-names&quot;: false, &quot;suffix&quot;: &quot;&quot;}, {&quot;dropping-particle&quot;: &quot;&quot;, &quot;family&quot;: &quot;Ikeuchi&quot;, &quot;given&quot;: &quot;Masahiko&quot;, &quot;non-dropping-particle&quot;: &quot;&quot;, &quot;parse-names&quot;: false, &quot;suffix&quot;: &quot;&quot;}, {&quot;dropping-particle&quot;: &quot;&quot;, &quot;family&quot;: &quot;Watanabe&quot;, &quot;given&quot;: &quot;Mai&quot;, &quot;non-dropping-particle&quot;: &quot;&quot;, &quot;parse-names&quot;: false, &quot;suffix&quot;: &quot;&quot;}, {&quot;dropping-particle&quot;: &quot;&quot;, &quot;family&quot;: &quot;Wada&quot;, &quot;given&quot;: &quot;Hajime&quot;, &quot;non-dropping-particle&quot;: &quot;&quot;, &quot;parse-names&quot;: false, &quot;suffix&quot;: &quot;&quot;}, {&quot;dropping-particle&quot;: &quot;&quot;, &quot;family&quot;: &quot;Kobayashi&quot;, &quot;given&quot;: &quot;Koichi&quot;, &quot;non-dropping-particle&quot;: &quot;&quot;, &quot;parse-names&quot;: false, &quot;suffix&quot;: &quot;&quot;}, {&quot;dropping-particle&quot;: &quot;&quot;, &quot;family&quot;: &quot;Saito&quot;, &quot;given&quot;: &quot;Masakazu&quot;, &quot;non-dropping-particle&quot;: &quot;&quot;, &quot;parse-names&quot;: false, &quot;suffix&quot;: &quot;&quot;}, {&quot;dropping-particle&quot;: &quot;&quot;, &quot;family&quot;: &quot;Masuda&quot;, &quot;given&quot;: &quot;Tatsuru&quot;, &quot;non-dropping-particle&quot;: &quot;&quot;, &quot;parse-names&quot;: false, &quot;suffix&quot;: &quot;&quot;}, {&quot;dropping-particle&quot;: &quot;&quot;, &quot;family&quot;: &quot;Sasaki-Sekimoto&quot;, &quot;given&quot;: &quot;Yuko&quot;, &quot;non-dropping-particle&quot;: &quot;&quot;, &quot;parse-names&quot;: false, &quot;suffix&quot;: &quot;&quot;}, {&quot;dropping-particle&quot;: &quot;&quot;, &quot;family&quot;: &quot;Mashiguchi&quot;, &quot;given&quot;: &quot;Kiyoshi&quot;, &quot;non-dropping-particle&quot;: &quot;&quot;, &quot;parse-names&quot;: false, &quot;suffix&quot;: &quot;&quot;}, {&quot;dropping-particle&quot;: &quot;&quot;, &quot;family&quot;: &quot;Awai&quot;, &quot;given&quot;: &quot;Koichiro&quot;, &quot;non-dropping-particle&quot;: &quot;&quot;, &quot;parse-names&quot;: false, &quot;suffix&quot;: &quot;&quot;}, {&quot;dropping-particle&quot;: &quot;&quot;, &quot;family&quot;: &quot;Shimojima&quot;, &quot;given&quot;: &quot;Mie&quot;, &quot;non-dropping-particle&quot;: &quot;&quot;, &quot;parse-names&quot;: false, &quot;suffix&quot;: &quot;&quot;}, {&quot;dropping-particle&quot;: &quot;&quot;, &quot;family&quot;: &quot;Masuda&quot;, &quot;given&quot;: &quot;Shinji&quot;, &quot;non-dropping-particle&quot;: &quot;&quot;, &quot;parse-names&quot;: false, &quot;suffix&quot;: &quot;&quot;}, {&quot;dropping-particle&quot;: &quot;&quot;, &quot;family&quot;: &quot;Iwai&quot;, &quot;given&quot;: &quot;Masako&quot;, &quot;non-dropping-particle&quot;: &quot;&quot;, &quot;parse-names&quot;: false, &quot;suffix&quot;: &quot;&quot;}, {&quot;dropping-particle&quot;: &quot;&quot;, &quot;family&quot;: &quot;Nobusawa&quot;, &quot;given&quot;: &quot;Takashi&quot;, &quot;non-dropping-particle&quot;: &quot;&quot;, &quot;parse-names&quot;: false, &quot;suffix&quot;: &quot;&quot;}, {&quot;dropping-particle&quot;: &quot;&quot;, &quot;family&quot;: &quot;Narise&quot;, &quot;given&quot;: &quot;Takafumi&quot;, &quot;non-dropping-particle&quot;: &quot;&quot;, &quot;parse-names&quot;: false, &quot;suffix&quot;: &quot;&quot;}, {&quot;dropping-particle&quot;: &quot;&quot;, &quot;family&quot;: &quot;Kondo&quot;, &quot;given&quot;: &quot;Satoshi&quot;, &quot;non-dropping-particle&quot;: &quot;&quot;, &quot;parse-names&quot;: false, &quot;suffix&quot;: &quot;&quot;}, {&quot;dropping-particle&quot;: &quot;&quot;, &quot;family&quot;: &quot;Saito&quot;, &quot;given&quot;: &quot;Hikaru&quot;, &quot;non-dropping-particle&quot;: &quot;&quot;, &quot;parse-names&quot;: false, &quot;suffix&quot;: &quot;&quot;}, {&quot;dropping-particle&quot;: &quot;&quot;, &quot;family&quot;: &quot;Sato&quot;, &quot;given&quot;: &quot;Ryoichi&quot;, &quot;non-dropping-particle&quot;: &quot;&quot;, &quot;parse-names&quot;: false, &quot;suffix&quot;: &quot;&quot;}, {&quot;dropping-particle&quot;: &quot;&quot;, &quot;family&quot;: &quot;Murakawa&quot;, &quot;given&quot;: &quot;Masato&quot;, &quot;non-dropping-particle&quot;: &quot;&quot;, &quot;parse-names&quot;: false, &quot;suffix&quot;: &quot;&quot;}, {&quot;dropping-particle&quot;: &quot;&quot;, &quot;family&quot;: &quot;Ihara&quot;, &quot;given&quot;: &quot;Yuta&quot;, &quot;non-dropping-particle&quot;: &quot;&quot;, &quot;parse-names&quot;: false, &quot;suffix&quot;: &quot;&quot;}, {&quot;dropping-particle&quot;: &quot;&quot;, &quot;family&quot;: &quot;Oshima-Yamada&quot;, &quot;given&quot;: &quot;Yui&quot;, &quot;non-dropping-particle&quot;: &quot;&quot;, &quot;parse-names&quot;: false, &quot;suffix&quot;: &quot;&quot;}, {&quot;dropping-particle&quot;: &quot;&quot;, &quot;family&quot;: &quot;Ohtaka&quot;, &quot;given&quot;: &quot;Kinuka&quot;, &quot;non-dropping-particle&quot;: &quot;&quot;, &quot;parse-names&quot;: false, &quot;suffix&quot;: &quot;&quot;}, {&quot;dropping-particle&quot;: &quot;&quot;, &quot;family&quot;: &quot;Satoh&quot;, &quot;given&quot;: &quot;Masanori&quot;, &quot;non-dropping-particle&quot;: &quot;&quot;, &quot;parse-names&quot;: false, &quot;suffix&quot;: &quot;&quot;}, {&quot;dropping-particle&quot;: &quot;&quot;, &quot;family&quot;: &quot;Sonobe&quot;, &quot;given&quot;: &quot;Kohei&quot;, &quot;non-dropping-particle&quot;: &quot;&quot;, &quot;parse-names&quot;: false, &quot;suffix&quot;: &quot;&quot;}, {&quot;dropping-particle&quot;: &quot;&quot;, &quot;family&quot;: &quot;Ishii&quot;, &quot;given&quot;: &quot;Midori&quot;, &quot;non-dropping-particle&quot;: &quot;&quot;, &quot;parse-names&quot;: false, &quot;suffix&quot;: &quot;&quot;}, {&quot;dropping-particle&quot;: &quot;&quot;, &quot;family&quot;: &quot;Ohtani&quot;, &quot;given&quot;: &quot;Ryosuke&quot;, &quot;non-dropping-particle&quot;: &quot;&quot;, &quot;parse-names&quot;: false, &quot;suffix&quot;: &quot;&quot;}, {&quot;dropping-particle&quot;: &quot;&quot;, &quot;family&quot;: &quot;Kanamori-Sato&quot;, &quot;given&quot;: &quot;Miyu&quot;, &quot;non-dropping-particle&quot;: &quot;&quot;, &quot;parse-names&quot;: false, &quot;suffix&quot;: &quot;&quot;}, {&quot;dropping-particle&quot;: &quot;&quot;, &quot;family&quot;: &quot;Honoki&quot;, &quot;given&quot;: &quot;Rina&quot;, &quot;non-dropping-particle&quot;: &quot;&quot;, &quot;parse-names&quot;: false, &quot;suffix&quot;: &quot;&quot;}, {&quot;dropping-particle&quot;: &quot;&quot;, &quot;family&quot;: &quot;Miyazaki&quot;, &quot;given&quot;: &quot;Daichi&quot;, &quot;non-dropping-particle&quot;: &quot;&quot;, &quot;parse-names&quot;: false, &quot;suffix&quot;: &quot;&quot;}, {&quot;dropping-particle&quot;: &quot;&quot;, &quot;family&quot;: &quot;Mochizuki&quot;, &quot;given&quot;: &quot;Hitoshi&quot;, &quot;non-dropping-particle&quot;: &quot;&quot;, &quot;parse-names&quot;: false, &quot;suffix&quot;: &quot;&quot;}, {&quot;dropping-particle&quot;: &quot;&quot;, &quot;family&quot;: &quot;Umetsu&quot;, &quot;given&quot;: &quot;Jumpei&quot;, &quot;non-dropping-particle&quot;: &quot;&quot;, &quot;parse-names&quot;: false, &quot;suffix&quot;: &quot;&quot;}, {&quot;dropping-particle&quot;: &quot;&quot;, &quot;family&quot;: &quot;Higashi&quot;, &quot;given&quot;: &quot;Kouichi&quot;, &quot;non-dropping-particle&quot;: &quot;&quot;, &quot;parse-names&quot;: false, &quot;suffix&quot;: &quot;&quot;}, {&quot;dropping-particle&quot;: &quot;&quot;, &quot;family&quot;: &quot;Shibata&quot;, &quot;given&quot;: &quot;Daisuke&quot;, &quot;non-dropping-particle&quot;: &quot;&quot;, &quot;parse-names&quot;: false, &quot;suffix&quot;: &quot;&quot;}, {&quot;dropping-particle&quot;: &quot;&quot;, &quot;family&quot;: &quot;Kamiya&quot;, &quot;given&quot;: &quot;Yuji&quot;, &quot;non-dropping-particle&quot;: &quot;&quot;, &quot;parse-names&quot;: false, &quot;suffix&quot;: &quot;&quot;}, {&quot;dropping-particle&quot;: &quot;&quot;, &quot;family&quot;: &quot;Sato&quot;, &quot;given&quot;: &quot;Naoki&quot;, &quot;non-dropping-particle&quot;: &quot;&quot;, &quot;parse-names&quot;: false, &quot;suffix&quot;: &quot;&quot;}, {&quot;dropping-particle&quot;: &quot;&quot;, &quot;family&quot;: &quot;Nakamura&quot;, &quot;given&quot;: &quot;Yasukazu&quot;, &quot;non-dropping-particle&quot;: &quot;&quot;, &quot;parse-names&quot;: false, &quot;suffix&quot;: &quot;&quot;}, {&quot;dropping-particle&quot;: &quot;&quot;, &quot;family&quot;: &quot;Tabata&quot;, &quot;given&quot;: &quot;Satoshi&quot;, &quot;non-dropping-particle&quot;: &quot;&quot;, &quot;parse-names&quot;: false, &quot;suffix&quot;: &quot;&quot;}, {&quot;dropping-particle&quot;: &quot;&quot;, &quot;family&quot;: &quot;Ida&quot;, &quot;given&quot;: &quot;Shigeru&quot;, &quot;non-dropping-particle&quot;: &quot;&quot;, &quot;parse-names&quot;: false, &quot;suffix&quot;: &quot;&quot;}, {&quot;dropping-particle&quot;: &quot;&quot;, &quot;family&quot;: &quot;Kurokawa&quot;, &quot;given&quot;: &quot;Ken&quot;, &quot;non-dropping-particle&quot;: &quot;&quot;, &quot;parse-names&quot;: false, &quot;suffix&quot;: &quot;&quot;}, {&quot;dropping-particle&quot;: &quot;&quot;, &quot;family&quot;: &quot;Ohta&quot;, &quot;given&quot;: &quot;Hiroyuki&quot;, &quot;non-dropping-particle&quot;: &quot;&quot;, &quot;parse-names&quot;: false, &quot;suffix&quot;: &quot;&quot;}], &quot;container-title&quot;: &quot;Nature Communications&quot;, &quot;id&quot;: &quot;ITEM-5&quot;, &quot;issued&quot;: {&quot;date-parts&quot;: [[&quot;2014&quot;]]}, &quot;title&quot;: &quot;Klebsormidium flaccidum genome reveals primary factors for plant terrestrial adaptation&quot;, &quot;type&quot;: &quot;article-journal&quot;, &quot;volume&quot;: &quot;5&quot;}, &quot;uris&quot;: [&quot;http://www.mendeley.com/documents/?uuid=e8b8be84-dd78-4534-be41-9750967a76f8&quot;]}, {&quot;id&quot;: &quot;ITEM-6&quot;, &quot;itemData&quot;: {&quot;DOI&quot;: &quot;10.1016/j.molp.2018.08.005&quot;, &quot;ISSN&quot;: &quot;17529867&quot;, &quot;abstract&quot;: &quot;Diatoms comprise a diverse and ecologically important group of eukaryotic phytoplankton that significantly contributes to marine primary production and global carbon cycling. Phaeodactylum tricornutum is commonly used as a model organism for studying diatom biology. Although its genome was sequenced in 2008, a high-quality genome annotation is still not available for this diatom. Here we report the development of an integrated proteogenomic pipeline and its application for improved annotation of P. tricornutum genome using mass spectrometry (MS)-based proteomics data. Our proteogenomic analysis unambiguously identified approximately 8300 genes and revealed 606 novel proteins, 506 revised genes, 94 splice variants, 58 single amino acid variants, and a holistic view of post-translational modifications in P. tricornutum. We experimentally confirmed a subset of novel events and obtained MS evidence for more than 200 micropeptides in P. tricornutum. These findings expand the genomic landscape of P. tricornutum and provide a rich resource for the study of diatom biology. The proteogenomic pipeline we developed in this study is applicable to any sequenced eukaryote and thus represents a significant contribution to the toolset for eukaryotic proteogenomic analysis. The pipeline and its source code are freely available at https://sourceforge.net/projects/gapeproteogenomic. We performed an integrated proteogenomic analysis of a model diatom and developed a pipeline that is applicable to any sequenced eukaryote.&quot;, &quot;author&quot;: [{&quot;dropping-particle&quot;: &quot;&quot;, &quot;family&quot;: &quot;Yang&quot;, &quot;given&quot;: &quot;Mingkun&quot;, &quot;non-dropping-particle&quot;: &quot;&quot;, &quot;parse-names&quot;: false, &quot;suffix&quot;: &quot;&quot;}, {&quot;dropping-particle&quot;: &quot;&quot;, &quot;family&quot;: &quot;Lin&quot;, &quot;given&quot;: &quot;Xiaohuang&quot;, &quot;non-dropping-particle&quot;: &quot;&quot;, &quot;parse-names&quot;: false, &quot;suffix&quot;: &quot;&quot;}, {&quot;dropping-particle&quot;: &quot;&quot;, &quot;family&quot;: &quot;Liu&quot;, &quot;given&quot;: &quot;Xin&quot;, &quot;non-dropping-particle&quot;: &quot;&quot;, &quot;parse-names&quot;: false, &quot;suffix&quot;: &quot;&quot;}, {&quot;dropping-particle&quot;: &quot;&quot;, &quot;family&quot;: &quot;Zhang&quot;, &quot;given&quot;: &quot;Jia&quot;, &quot;non-dropping-particle&quot;: &quot;&quot;, &quot;parse-names&quot;: false, &quot;suffix&quot;: &quot;&quot;}, {&quot;dropping-particle&quot;: &quot;&quot;, &quot;family&quot;: &quot;Ge&quot;, &quot;given&quot;: &quot;Feng&quot;, &quot;non-dropping-particle&quot;: &quot;&quot;, &quot;parse-names&quot;: false, &quot;suffix&quot;: &quot;&quot;}], &quot;container-title&quot;: &quot;Molecular Plant&quot;, &quot;id&quot;: &quot;ITEM-6&quot;, &quot;issue&quot;: &quot;10&quot;, &quot;issued&quot;: {&quot;date-parts&quot;: [[&quot;2018&quot;]]}, &quot;title&quot;: &quot;Genome Annotation of a Model Diatom Phaeodactylum tricornutum Using an Integrated Proteogenomic Pipeline&quot;, &quot;type&quot;: &quot;article-journal&quot;, &quot;volume&quot;: &quot;11&quot;}, &quot;uris&quot;: [&quot;http://www.mendeley.com/documents/?uuid=99f85765-95fd-4aea-9b1a-88fa0acb5771&quot;]}, {&quot;id&quot;: &quot;ITEM-7&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7&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8&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8&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Blaby et al., 2014; Blanc-Mathieu et al., 2014; Craig et al., 2021; Derelle et al., 2006; Hori et al., 2014; Lamesch et al., 2012; Swarbreck et al., 2008; Yang et al., 2018)&quot;, &quot;plainTextFormattedCitation&quot;: &quot;(Blaby et al., 2014; Blanc-Mathieu et al., 2014; Craig et al., 2021; Derelle et al., 2006; Hori et al., 2014; Lamesch et al., 2012; Swarbreck et al., 2008; Yang et al., 2018)&quot;, &quot;previouslyFormattedCitation&quot;: &quot;(Blaby et al., 2014; Blanc-Mathieu et al., 2014; Craig et al., 2021; Derelle et al., 2006; Hori et al., 2014; Lamesch et al., 2012; Swarbreck et al., 2008; Yang et al., 2018)&quot;}, &quot;properties&quot;: {&quot;noteIndex&quot;: 0}, &quot;schema&quot;: &quot;https://github.com/citation-style-language/schema/raw/master/csl-citation.json&quot;} RNDoZkY7kn2Qe"/><text:span text:style-name="T359">⁠ </text:span><text:span text:style-name="T360">are </text:span><text:span text:style-name="T359">compared with their number of predicted transcription factors. </text:span><text:reference-mark-start text:name="ADDIN CSL_CITATION {&quot;citationItems&quot;: [{&quot;id&quot;: &quot;ITEM-1&quot;, &quot;itemData&quot;: {&quot;DOI&quot;: &quot;10.1016/j.molp.2016.09.014&quot;, &quot;ISSN&quot;: &quot;17529867&quot;, &quot;author&quot;: [{&quot;dropping-particle&quot;: &quot;&quot;, &quot;family&quot;: &quot;Zheng&quot;, &quot;given&quot;: &quot;Yi&quot;, &quot;non-dropping-particle&quot;: &quot;&quot;, &quot;parse-names&quot;: false, &quot;suffix&quot;: &quot;&quot;}, {&quot;dropping-particle&quot;: &quot;&quot;, &quot;family&quot;: &quot;Jiao&quot;, &quot;given&quot;: &quot;Chen&quot;, &quot;non-dropping-particle&quot;: &quot;&quot;, &quot;parse-names&quot;: false, &quot;suffix&quot;: &quot;&quot;}, {&quot;dropping-particle&quot;: &quot;&quot;, &quot;family&quot;: &quot;Sun&quot;, &quot;given&quot;: &quot;Honghe&quot;, &quot;non-dropping-particle&quot;: &quot;&quot;, &quot;parse-names&quot;: false, &quot;suffix&quot;: &quot;&quot;}, {&quot;dropping-particle&quot;: &quot;&quot;, &quot;family&quot;: &quot;Rosli&quot;, &quot;given&quot;: &quot;Hernan G.&quot;, &quot;non-dropping-particle&quot;: &quot;&quot;, &quot;parse-names&quot;: false, &quot;suffix&quot;: &quot;&quot;}, {&quot;dropping-particle&quot;: &quot;&quot;, &quot;family&quot;: &quot;Pombo&quot;, &quot;given&quot;: &quot;Marina A.&quot;, &quot;non-dropping-particle&quot;: &quot;&quot;, &quot;parse-names&quot;: false, &quot;suffix&quot;: &quot;&quot;}, {&quot;dropping-particle&quot;: &quot;&quot;, &quot;family&quot;: &quot;Zhang&quot;, &quot;given&quot;: &quot;Peifen&quot;, &quot;non-dropping-particle&quot;: &quot;&quot;, &quot;parse-names&quot;: false, &quot;suffix&quot;: &quot;&quot;}, {&quot;dropping-particle&quot;: &quot;&quot;, &quot;family&quot;: &quot;Banf&quot;, &quot;given&quot;: &quot;Michael&quot;, &quot;non-dropping-particle&quot;: &quot;&quot;, &quot;parse-names&quot;: false, &quot;suffix&quot;: &quot;&quot;}, {&quot;dropping-particle&quot;: &quot;&quot;, &quot;family&quot;: &quot;Dai&quot;, &quot;given&quot;: &quot;Xinbin&quot;, &quot;non-dropping-particle&quot;: &quot;&quot;, &quot;parse-names&quot;: false, &quot;suffix&quot;: &quot;&quot;}, {&quot;dropping-particle&quot;: &quot;&quot;, &quot;family&quot;: &quot;Martin&quot;, &quot;given&quot;: &quot;Gregory B.&quot;, &quot;non-dropping-particle&quot;: &quot;&quot;, &quot;parse-names&quot;: false, &quot;suffix&quot;: &quot;&quot;}, {&quot;dropping-particle&quot;: &quot;&quot;, &quot;family&quot;: &quot;Giovannoni&quot;, &quot;given&quot;: &quot;James J.&quot;, &quot;non-dropping-particle&quot;: &quot;&quot;, &quot;parse-names&quot;: false, &quot;suffix&quot;: &quot;&quot;}, {&quot;dropping-particle&quot;: &quot;&quot;, &quot;family&quot;: &quot;Zhao&quot;, &quot;given&quot;: &quot;Patrick X.&quot;, &quot;non-dropping-particle&quot;: &quot;&quot;, &quot;parse-names&quot;: false, &quot;suffix&quot;: &quot;&quot;}, {&quot;dropping-particle&quot;: &quot;&quot;, &quot;family&quot;: &quot;Rhee&quot;, &quot;given&quot;: &quot;Seung Y.&quot;, &quot;non-dropping-particle&quot;: &quot;&quot;, &quot;parse-names&quot;: false, &quot;suffix&quot;: &quot;&quot;}, {&quot;dropping-particle&quot;: &quot;&quot;, &quot;family&quot;: &quot;Fei&quot;, &quot;given&quot;: &quot;Zhangjun&quot;, &quot;non-dropping-particle&quot;: &quot;&quot;, &quot;parse-names&quot;: false, &quot;suffix&quot;: &quot;&quot;}], &quot;container-title&quot;: &quot;Molecular Plant&quot;, &quot;id&quot;: &quot;ITEM-1&quot;, &quot;issue&quot;: &quot;12&quot;, &quot;issued&quot;: {&quot;date-parts&quot;: [[&quot;2016&quot;]]}, &quot;title&quot;: &quot;iTAK: A Program for Genome-wide Prediction and\u00a0Classification of Plant Transcription Factors, Transcriptional Regulators, and Protein Kinases&quot;, &quot;type&quot;: &quot;article&quot;, &quot;volume&quot;: &quot;9&quot;}, &quot;uris&quot;: [&quot;http://www.mendeley.com/documents/?uuid=4316d8f2-28a8-4bb0-8c59-8ec718f17de8&quot;]}, {&quot;id&quot;: &quot;ITEM-2&quot;, &quot;itemData&quot;: {&quot;DOI&quot;: &quot;10.1111/j.1469-8137.2010.03371.x&quot;, &quot;ISSN&quot;: &quot;14698137&quot;, &quot;abstract&quot;: &quot;\u2022By comparative analyses we identify lineage-specific diversity in transcription factors (TFs) from stramenopile (or heterokont) genome sequences. We compared a pennate (Phaeodactylum tricornutum) and a centric diatom (Thalassiosira pseudonana) with those of other stramenopiles (oomycetes, Pelagophyceae, and Phaeophyceae (Ectocarpus siliculosus)) as well as to that of Emiliania huxleyi, a haptophyte that is evolutionarily related to the stramenopiles.\u2022We provide a detailed description of diatom TF complements and report numerous peculiarities: in both diatoms, the heat shock factor (HSF) family is overamplified and constitutes the most abundant class of TFs; Myb and C2H2-type zinc finger TFs are the two most abundant TF families encoded in all the other stramenopile genomes investigated; the presence of diatom and lineage-specific gene fusions, in particular a class of putative photoreceptors with light-sensitive Per-Arnt-Sim (PAS) and DNA-binding (basic-leucine zipper, bZIP) domains and an HSF-AP2 domain fusion.\u2022Expression data analysis shows that many of the TFs studied are transcribed and may be involved in specific responses to environmental stimuli.\u2022Evolutionary and functional relevance of these observations are discussed. \u00a9 The Authors (2010). Journal compilation \u00a9 New Phytologist Trust (2010).&quot;, &quot;author&quot;: [{&quot;dropping-particle&quot;: &quot;&quot;, &quot;family&quot;: &quot;Rayko&quot;, &quot;given&quot;: &quot;Edda&quot;, &quot;non-dropping-particle&quot;: &quot;&quot;, &quot;parse-names&quot;: false, &quot;suffix&quot;: &quot;&quot;}, {&quot;dropping-particle&quot;: &quot;&quot;, &quot;family&quot;: &quot;Maumus&quot;, &quot;given&quot;: &quot;Florian&quot;, &quot;non-dropping-particle&quot;: &quot;&quot;, &quot;parse-names&quot;: false, &quot;suffix&quot;: &quot;&quot;}, {&quot;dropping-particle&quot;: &quot;&quot;, &quot;family&quot;: &quot;Maheswari&quot;, &quot;given&quot;: &quot;Uma&quot;, &quot;non-dropping-particle&quot;: &quot;&quot;, &quot;parse-names&quot;: false, &quot;suffix&quot;: &quot;&quot;}, {&quot;dropping-particle&quot;: &quot;&quot;, &quot;family&quot;: &quot;Jabbari&quot;, &quot;given&quot;: &quot;Kamel&quot;, &quot;non-dropping-particle&quot;: &quot;&quot;, &quot;parse-names&quot;: false, &quot;suffix&quot;: &quot;&quot;}, {&quot;dropping-particle&quot;: &quot;&quot;, &quot;family&quot;: &quot;Bowler&quot;, &quot;given&quot;: &quot;Chris&quot;, &quot;non-dropping-particle&quot;: &quot;&quot;, &quot;parse-names&quot;: false, &quot;suffix&quot;: &quot;&quot;}], &quot;container-title&quot;: &quot;New Phytologist&quot;, &quot;id&quot;: &quot;ITEM-2&quot;, &quot;issue&quot;: &quot;1&quot;, &quot;issued&quot;: {&quot;date-parts&quot;: [[&quot;2010&quot;]]}, &quot;title&quot;: &quot;Transcription factor families inferred from genome sequences of photosynthetic stramenopiles&quot;, &quot;type&quot;: &quot;article-journal&quot;, &quot;volume&quot;: &quot;188&quot;}, &quot;uris&quot;: [&quot;http://www.mendeley.com/documents/?uuid=d56ef0d7-3350-4c9d-9e9c-db82afd9fb81&quot;]}], &quot;mendeley&quot;: {&quot;formattedCitation&quot;: &quot;(Rayko et al., 2010; Zheng et al., 2016)&quot;, &quot;plainTextFormattedCitation&quot;: &quot;(Rayko et al., 2010; Zheng et al., 2016)&quot;, &quot;previouslyFormattedCitation&quot;: &quot;(Rayko et al., 2010; Zheng et al., 2016)&quot;}, &quot;properties&quot;: {&quot;noteIndex&quot;: 0}, &quot;schema&quot;: &quot;https://github.com/citation-style-language/schema/raw/master/csl-citation.json&quot;} RNDK8gISpHjUv"/><text:span text:style-name="T17">(Rayko et al., 2010; Zheng et al., 2016)</text:span><text:reference-mark-end text:name="ADDIN CSL_CITATION {&quot;citationItems&quot;: [{&quot;id&quot;: &quot;ITEM-1&quot;, &quot;itemData&quot;: {&quot;DOI&quot;: &quot;10.1016/j.molp.2016.09.014&quot;, &quot;ISSN&quot;: &quot;17529867&quot;, &quot;author&quot;: [{&quot;dropping-particle&quot;: &quot;&quot;, &quot;family&quot;: &quot;Zheng&quot;, &quot;given&quot;: &quot;Yi&quot;, &quot;non-dropping-particle&quot;: &quot;&quot;, &quot;parse-names&quot;: false, &quot;suffix&quot;: &quot;&quot;}, {&quot;dropping-particle&quot;: &quot;&quot;, &quot;family&quot;: &quot;Jiao&quot;, &quot;given&quot;: &quot;Chen&quot;, &quot;non-dropping-particle&quot;: &quot;&quot;, &quot;parse-names&quot;: false, &quot;suffix&quot;: &quot;&quot;}, {&quot;dropping-particle&quot;: &quot;&quot;, &quot;family&quot;: &quot;Sun&quot;, &quot;given&quot;: &quot;Honghe&quot;, &quot;non-dropping-particle&quot;: &quot;&quot;, &quot;parse-names&quot;: false, &quot;suffix&quot;: &quot;&quot;}, {&quot;dropping-particle&quot;: &quot;&quot;, &quot;family&quot;: &quot;Rosli&quot;, &quot;given&quot;: &quot;Hernan G.&quot;, &quot;non-dropping-particle&quot;: &quot;&quot;, &quot;parse-names&quot;: false, &quot;suffix&quot;: &quot;&quot;}, {&quot;dropping-particle&quot;: &quot;&quot;, &quot;family&quot;: &quot;Pombo&quot;, &quot;given&quot;: &quot;Marina A.&quot;, &quot;non-dropping-particle&quot;: &quot;&quot;, &quot;parse-names&quot;: false, &quot;suffix&quot;: &quot;&quot;}, {&quot;dropping-particle&quot;: &quot;&quot;, &quot;family&quot;: &quot;Zhang&quot;, &quot;given&quot;: &quot;Peifen&quot;, &quot;non-dropping-particle&quot;: &quot;&quot;, &quot;parse-names&quot;: false, &quot;suffix&quot;: &quot;&quot;}, {&quot;dropping-particle&quot;: &quot;&quot;, &quot;family&quot;: &quot;Banf&quot;, &quot;given&quot;: &quot;Michael&quot;, &quot;non-dropping-particle&quot;: &quot;&quot;, &quot;parse-names&quot;: false, &quot;suffix&quot;: &quot;&quot;}, {&quot;dropping-particle&quot;: &quot;&quot;, &quot;family&quot;: &quot;Dai&quot;, &quot;given&quot;: &quot;Xinbin&quot;, &quot;non-dropping-particle&quot;: &quot;&quot;, &quot;parse-names&quot;: false, &quot;suffix&quot;: &quot;&quot;}, {&quot;dropping-particle&quot;: &quot;&quot;, &quot;family&quot;: &quot;Martin&quot;, &quot;given&quot;: &quot;Gregory B.&quot;, &quot;non-dropping-particle&quot;: &quot;&quot;, &quot;parse-names&quot;: false, &quot;suffix&quot;: &quot;&quot;}, {&quot;dropping-particle&quot;: &quot;&quot;, &quot;family&quot;: &quot;Giovannoni&quot;, &quot;given&quot;: &quot;James J.&quot;, &quot;non-dropping-particle&quot;: &quot;&quot;, &quot;parse-names&quot;: false, &quot;suffix&quot;: &quot;&quot;}, {&quot;dropping-particle&quot;: &quot;&quot;, &quot;family&quot;: &quot;Zhao&quot;, &quot;given&quot;: &quot;Patrick X.&quot;, &quot;non-dropping-particle&quot;: &quot;&quot;, &quot;parse-names&quot;: false, &quot;suffix&quot;: &quot;&quot;}, {&quot;dropping-particle&quot;: &quot;&quot;, &quot;family&quot;: &quot;Rhee&quot;, &quot;given&quot;: &quot;Seung Y.&quot;, &quot;non-dropping-particle&quot;: &quot;&quot;, &quot;parse-names&quot;: false, &quot;suffix&quot;: &quot;&quot;}, {&quot;dropping-particle&quot;: &quot;&quot;, &quot;family&quot;: &quot;Fei&quot;, &quot;given&quot;: &quot;Zhangjun&quot;, &quot;non-dropping-particle&quot;: &quot;&quot;, &quot;parse-names&quot;: false, &quot;suffix&quot;: &quot;&quot;}], &quot;container-title&quot;: &quot;Molecular Plant&quot;, &quot;id&quot;: &quot;ITEM-1&quot;, &quot;issue&quot;: &quot;12&quot;, &quot;issued&quot;: {&quot;date-parts&quot;: [[&quot;2016&quot;]]}, &quot;title&quot;: &quot;iTAK: A Program for Genome-wide Prediction and\u00a0Classification of Plant Transcription Factors, Transcriptional Regulators, and Protein Kinases&quot;, &quot;type&quot;: &quot;article&quot;, &quot;volume&quot;: &quot;9&quot;}, &quot;uris&quot;: [&quot;http://www.mendeley.com/documents/?uuid=4316d8f2-28a8-4bb0-8c59-8ec718f17de8&quot;]}, {&quot;id&quot;: &quot;ITEM-2&quot;, &quot;itemData&quot;: {&quot;DOI&quot;: &quot;10.1111/j.1469-8137.2010.03371.x&quot;, &quot;ISSN&quot;: &quot;14698137&quot;, &quot;abstract&quot;: &quot;\u2022By comparative analyses we identify lineage-specific diversity in transcription factors (TFs) from stramenopile (or heterokont) genome sequences. We compared a pennate (Phaeodactylum tricornutum) and a centric diatom (Thalassiosira pseudonana) with those of other stramenopiles (oomycetes, Pelagophyceae, and Phaeophyceae (Ectocarpus siliculosus)) as well as to that of Emiliania huxleyi, a haptophyte that is evolutionarily related to the stramenopiles.\u2022We provide a detailed description of diatom TF complements and report numerous peculiarities: in both diatoms, the heat shock factor (HSF) family is overamplified and constitutes the most abundant class of TFs; Myb and C2H2-type zinc finger TFs are the two most abundant TF families encoded in all the other stramenopile genomes investigated; the presence of diatom and lineage-specific gene fusions, in particular a class of putative photoreceptors with light-sensitive Per-Arnt-Sim (PAS) and DNA-binding (basic-leucine zipper, bZIP) domains and an HSF-AP2 domain fusion.\u2022Expression data analysis shows that many of the TFs studied are transcribed and may be involved in specific responses to environmental stimuli.\u2022Evolutionary and functional relevance of these observations are discussed. \u00a9 The Authors (2010). Journal compilation \u00a9 New Phytologist Trust (2010).&quot;, &quot;author&quot;: [{&quot;dropping-particle&quot;: &quot;&quot;, &quot;family&quot;: &quot;Rayko&quot;, &quot;given&quot;: &quot;Edda&quot;, &quot;non-dropping-particle&quot;: &quot;&quot;, &quot;parse-names&quot;: false, &quot;suffix&quot;: &quot;&quot;}, {&quot;dropping-particle&quot;: &quot;&quot;, &quot;family&quot;: &quot;Maumus&quot;, &quot;given&quot;: &quot;Florian&quot;, &quot;non-dropping-particle&quot;: &quot;&quot;, &quot;parse-names&quot;: false, &quot;suffix&quot;: &quot;&quot;}, {&quot;dropping-particle&quot;: &quot;&quot;, &quot;family&quot;: &quot;Maheswari&quot;, &quot;given&quot;: &quot;Uma&quot;, &quot;non-dropping-particle&quot;: &quot;&quot;, &quot;parse-names&quot;: false, &quot;suffix&quot;: &quot;&quot;}, {&quot;dropping-particle&quot;: &quot;&quot;, &quot;family&quot;: &quot;Jabbari&quot;, &quot;given&quot;: &quot;Kamel&quot;, &quot;non-dropping-particle&quot;: &quot;&quot;, &quot;parse-names&quot;: false, &quot;suffix&quot;: &quot;&quot;}, {&quot;dropping-particle&quot;: &quot;&quot;, &quot;family&quot;: &quot;Bowler&quot;, &quot;given&quot;: &quot;Chris&quot;, &quot;non-dropping-particle&quot;: &quot;&quot;, &quot;parse-names&quot;: false, &quot;suffix&quot;: &quot;&quot;}], &quot;container-title&quot;: &quot;New Phytologist&quot;, &quot;id&quot;: &quot;ITEM-2&quot;, &quot;issue&quot;: &quot;1&quot;, &quot;issued&quot;: {&quot;date-parts&quot;: [[&quot;2010&quot;]]}, &quot;title&quot;: &quot;Transcription factor families inferred from genome sequences of photosynthetic stramenopiles&quot;, &quot;type&quot;: &quot;article-journal&quot;, &quot;volume&quot;: &quot;188&quot;}, &quot;uris&quot;: [&quot;http://www.mendeley.com/documents/?uuid=d56ef0d7-3350-4c9d-9e9c-db82afd9fb81&quot;]}], &quot;mendeley&quot;: {&quot;formattedCitation&quot;: &quot;(Rayko et al., 2010; Zheng et al., 2016)&quot;, &quot;plainTextFormattedCitation&quot;: &quot;(Rayko et al., 2010; Zheng et al., 2016)&quot;, &quot;previouslyFormattedCitation&quot;: &quot;(Rayko et al., 2010; Zheng et al., 2016)&quot;}, &quot;properties&quot;: {&quot;noteIndex&quot;: 0}, &quot;schema&quot;: &quot;https://github.com/citation-style-language/schema/raw/master/csl-citation.json&quot;} RNDK8gISpHjUv"/><text:span text:style-name="T359">⁠</text:span></text:p>
      <table:table table:name="Tabla2" table:style-name="Tabla2" table:template-name="Académico">
        <table:table-column table:style-name="Tabla2.A"/>
        <table:table-column table:style-name="Tabla2.B"/>
        <table:table-column table:style-name="Tabla2.C"/>
        <table:table-column table:style-name="Tabla2.D"/>
        <table:table-row table:style-name="TableLine93942839584768">
          <table:table-cell table:style-name="Tabla2.A1" office:value-type="string">
            <text:p text:style-name="P82"/>
          </table:table-cell>
          <table:table-cell table:style-name="Tabla2.B1" office:value-type="string">
            <text:p text:style-name="P83">Genome size (Mb)</text:p>
          </table:table-cell>
          <table:table-cell table:style-name="Tabla2.B1" office:value-type="string">
            <text:p text:style-name="P83">Number of protein coding genes.</text:p>
          </table:table-cell>
          <table:table-cell table:style-name="Tabla2.B1" office:value-type="string">
            <text:p text:style-name="P83">Number of transcription factors.</text:p>
          </table:table-cell>
        </table:table-row>
        <table:table-row table:style-name="Tabla2.2">
          <table:table-cell table:style-name="Tabla2.A2" office:value-type="string">
            <text:p text:style-name="P74">Arabidopsis thaliana</text:p>
          </table:table-cell>
          <table:table-cell table:style-name="Tabla2.B2" office:value-type="string">
            <text:p text:style-name="P78">135</text:p>
          </table:table-cell>
          <table:table-cell table:style-name="Tabla2.C2" office:value-type="string">
            <text:p text:style-name="P79">27474</text:p>
          </table:table-cell>
          <table:table-cell table:style-name="Tabla2.D2" office:value-type="string">
            <text:p text:style-name="P80">1779</text:p>
          </table:table-cell>
        </table:table-row>
        <table:table-row table:style-name="Tabla2.3">
          <table:table-cell table:style-name="Tabla2.A3" office:value-type="string">
            <text:p text:style-name="P74">Klebsormidium nitens</text:p>
          </table:table-cell>
          <table:table-cell table:style-name="Tabla2.B3" office:value-type="float" office:value="0">
            <text:p text:style-name="P90">0</text:p>
          </table:table-cell>
          <table:table-cell table:style-name="Tabla2.B3" office:value-type="float" office:value="17055">
            <text:p text:style-name="P90">17055</text:p>
          </table:table-cell>
          <table:table-cell table:style-name="Tabla2.B3" office:value-type="float" office:value="286">
            <text:p text:style-name="P88">286</text:p>
          </table:table-cell>
        </table:table-row>
        <table:table-row table:style-name="Tabla2.3">
          <table:table-cell table:style-name="Tabla2.A4" office:value-type="string">
            <text:p text:style-name="P74">Chalmydononas reinhardtii</text:p>
          </table:table-cell>
          <table:table-cell table:style-name="Tabla2.B3" office:value-type="float" office:value="110">
            <text:p text:style-name="P87">110</text:p>
          </table:table-cell>
          <table:table-cell table:style-name="Tabla2.B3" office:value-type="float" office:value="14000">
            <text:p text:style-name="P90">14<text:span text:style-name="T358">0</text:span>00</text:p>
          </table:table-cell>
          <table:table-cell table:style-name="Tabla2.B3" office:value-type="float" office:value="279">
            <text:p text:style-name="P88">279</text:p>
          </table:table-cell>
        </table:table-row>
        <table:table-row table:style-name="Tabla2.3">
          <table:table-cell table:style-name="Tabla2.A5" office:value-type="string">
            <text:p text:style-name="P75">Phaeodactylum tricornutum</text:p>
          </table:table-cell>
          <table:table-cell table:style-name="Tabla2.B5" office:value-type="string">
            <text:p text:style-name="P77">27.4</text:p>
          </table:table-cell>
          <table:table-cell table:style-name="Tabla2.C5" office:value-type="string">
            <text:p text:style-name="P79">10567</text:p>
          </table:table-cell>
          <table:table-cell table:style-name="Tabla2.D5" office:value-type="string">
            <text:p text:style-name="P81">212</text:p>
          </table:table-cell>
        </table:table-row>
        <table:table-row table:style-name="Tabla2.6">
          <table:table-cell table:style-name="Tabla2.A6" office:value-type="string">
            <text:p text:style-name="P76">Ostreococcus tauri</text:p>
          </table:table-cell>
          <table:table-cell table:style-name="Tabla2.B6" office:value-type="float" office:value="0">
            <text:p text:style-name="P89">0</text:p>
          </table:table-cell>
          <table:table-cell table:style-name="Tabla2.B6" office:value-type="float" office:value="6275">
            <text:p text:style-name="P90">6275</text:p>
          </table:table-cell>
          <table:table-cell table:style-name="Tabla2.B6" office:value-type="float" office:value="102">
            <text:p text:style-name="P88">102</text:p>
          </table:table-cell>
        </table:table-row>
      </table:table>
      <text:p text:style-name="P121"/>
      <text:p text:style-name="P124"><text:span text:style-name="T331"/></text:p>
      <text:p text:style-name="P124"><text:span text:style-name="T331">Nevertheless, </text:span><text:span text:style-name="T330">when </text:span><text:span text:style-name="T331">Ostreococcus tauri</text:span><text:span text:style-name="T330"> is compared with another microalgae</text:span><text:span text:style-name="T331"> </text:span><text:span text:style-name="T330">that are already sequenced and had been used as model organisms, it turns clear </text:span><text:span text:style-name="T331">the simplification that </text:span><text:span text:style-name="T332">it</text:span><text:span text:style-name="T331"> brings to Systems Molecular Biology studies </text:span><text:reference-mark-start text:name="ADDIN CSL_CITATION {&quot;citationItems&quot;: [{&quot;id&quot;: &quot;ITEM-1&quot;, &quot;itemData&quot;: {&quot;DOI&quot;: &quot;10.1186/s12864-016-2666-6&quot;, &quot;ISSN&quot;: &quot;1471-2164&quot;, &quot;abstract&quot;: &quot;Low iron bioavailability is a common feature of ocean surface water and therefore micro-algae developed original strategies to optimize iron uptake and metabolism. The marine picoeukaryotic green alga Ostreococcus tauri is a very good model for studying physiological and genetic aspects of the adaptation of the green algal lineage to the marine environment: it has a very compact genome, is easy to culture in laboratory conditions, and can be genetically manipulated by efficient homologous recombination. In this study, we aimed at characterizing the mechanisms of iron assimilation in O. tauri by combining genetics and physiological tools. Specifically, we wanted to identify and functionally characterize groups of genes displaying tightly orchestrated temporal expression patterns following the exposure of cells to iron deprivation and day/night cycles, and to highlight unique features of iron metabolism in O. tauri, as compared to the freshwater model alga Chalamydomonas reinhardtii.&quot;, &quot;author&quot;: [{&quot;dropping-particle&quot;: &quot;&quot;, &quot;family&quot;: &quot;Lelandais&quot;, &quot;given&quot;: &quot;Ga\u00eblle&quot;, &quot;non-dropping-particle&quot;: &quot;&quot;, &quot;parse-names&quot;: false, &quot;suffix&quot;: &quot;&quot;}, {&quot;dropping-particle&quot;: &quot;&quot;, &quot;family&quot;: &quot;Scheiber&quot;, &quot;given&quot;: &quot;Ivo&quot;, &quot;non-dropping-particle&quot;: &quot;&quot;, &quot;parse-names&quot;: false, &quot;suffix&quot;: &quot;&quot;}, {&quot;dropping-particle&quot;: &quot;&quot;, &quot;family&quot;: &quot;Paz-Yepes&quot;, &quot;given&quot;: &quot;Javier&quot;, &quot;non-dropping-particle&quot;: &quot;&quot;, &quot;parse-names&quot;: false, &quot;suffix&quot;: &quot;&quot;}, {&quot;dropping-particle&quot;: &quot;&quot;, &quot;family&quot;: &quot;Lozano&quot;, &quot;given&quot;: &quot;Jean-Claude&quot;, &quot;non-dropping-particle&quot;: &quot;&quot;, &quot;parse-names&quot;: false, &quot;suffix&quot;: &quot;&quot;}, {&quot;dropping-particle&quot;: &quot;&quot;, &quot;family&quot;: &quot;Botebol&quot;, &quot;given&quot;: &quot;Hugo&quot;, &quot;non-dropping-particle&quot;: &quot;&quot;, &quot;parse-names&quot;: false, &quot;suffix&quot;: &quot;&quot;}, {&quot;dropping-particle&quot;: &quot;&quot;, &quot;family&quot;: &quot;Pil\u00e1tov\u00e1&quot;, &quot;given&quot;: &quot;Jana&quot;, &quot;non-dropping-particle&quot;: &quot;&quot;, &quot;parse-names&quot;: false, &quot;suffix&quot;: &quot;&quot;}, {&quot;dropping-particle&quot;: &quot;&quot;, &quot;family&quot;: &quot;\u017d\u00e1rsk\u00fd&quot;, &quot;given&quot;: &quot;Vojt\u011bch&quot;, &quot;non-dropping-particle&quot;: &quot;&quot;, &quot;parse-names&quot;: false, &quot;suffix&quot;: &quot;&quot;}, {&quot;dropping-particle&quot;: &quot;&quot;, &quot;family&quot;: &quot;L\u00e9ger&quot;, &quot;given&quot;: &quot;Thibaut&quot;, &quot;non-dropping-particle&quot;: &quot;&quot;, &quot;parse-names&quot;: false, &quot;suffix&quot;: &quot;&quot;}, {&quot;dropping-particle&quot;: &quot;&quot;, &quot;family&quot;: &quot;Blaiseau&quot;, &quot;given&quot;: &quot;Pierre-Louis&quot;, &quot;non-dropping-particle&quot;: &quot;&quot;, &quot;parse-names&quot;: false, &quot;suffix&quot;: &quot;&quot;}, {&quot;dropping-particle&quot;: &quot;&quot;, &quot;family&quot;: &quot;Bowler&quot;, &quot;given&quot;: &quot;Chris&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madro&quot;, &quot;given&quot;: &quot;Jean-Michel&quot;, &quot;non-dropping-particle&quot;: &quot;&quot;, &quot;parse-names&quot;: false, &quot;suffix&quot;: &quot;&quot;}, {&quot;dropping-particle&quot;: &quot;&quot;, &quot;family&quot;: &quot;Sutak&quot;, &quot;given&quot;: &quot;Robert&quot;, &quot;non-dropping-particle&quot;: &quot;&quot;, &quot;parse-names&quot;: false, &quot;suffix&quot;: &quot;&quot;}, {&quot;dropping-particle&quot;: &quot;&quot;, &quot;family&quot;: &quot;Lesuisse&quot;, &quot;given&quot;: &quot;Emmanuel&quot;, &quot;non-dropping-particle&quot;: &quot;&quot;, &quot;parse-names&quot;: false, &quot;suffix&quot;: &quot;&quot;}], &quot;container-title&quot;: &quot;BMC Genomics&quot;, &quot;id&quot;: &quot;ITEM-1&quot;, &quot;issue&quot;: &quot;1&quot;, &quot;issued&quot;: {&quot;date-parts&quot;: [[&quot;2016&quot;]]}, &quot;page&quot;: &quot;319&quot;, &quot;title&quot;: &quot;Ostreococcus tauri is a new model green alga for studying iron metabolism in eukaryotic phytoplankton&quot;, &quot;type&quot;: &quot;article-journal&quot;, &quot;volume&quot;: &quot;17&quot;}, &quot;uris&quot;: [&quot;http://www.mendeley.com/documents/?uuid=3eace8f6-ce8f-31e5-b826-3d1e063471d5&quot;]}, {&quot;id&quot;: &quot;ITEM-2&quot;, &quot;itemData&quot;: {&quot;DOI&quot;: &quot;10.1016/J.JPROT.2011.05.028&quot;, &quot;ISSN&quot;: &quot;18743919&quot;, &quot;PMID&quot;: &quot;21635980&quot;, &quot;abstract&quot;: &quot;Ostreococcus tauri is a unicellular green alga and amongst the smallest and simplest free-living eukaryotes. The O. tauri genome sequence was determined in 2006. Molecular, physiological and taxonomic data that has been generated since then highlight its potential as a simple model species for algae and plants. However, its proteome remains largely unexplored. This paper describes the global proteomic study of O. tauri, using mass spectrometry-based approaches: phosphopeptide enrichment, cellular fractionation, label-free quantification and 15N metabolic labeling. The O. tauri proteome was analyzed under the following conditions: sampling at different times during the circadian cycle, after 24h of illumination, after 24h of darkness and under various nitrogen source supply levels. Cell cycle related proteins such as dynamin and kinesin were significantly up-regulated during the daylight-to-darkness transition. This is reflected by their higher intensity at ZT13 and this transition phase coincides with the end of mitosis. Proteins involved in several metabolic mechanisms were found to be up-regulated under low nitrogen conditions, including carbon storage pathways, glycolysis, phosphate transport, and the synthesis of inorganic polyphosphates. Ostreococcus tauri responds to low nitrogen conditions by reducing its nitrogen assimilation machinery which suggests an atypical adaptation mechanism for coping with a nutrient-limited environment. \u00a9 2011 Elsevier B.V.&quot;, &quot;author&quot;: [{&quot;dropping-particle&quot;: &quot;&quot;, &quot;family&quot;: &quot;Bihan&quot;, &quot;given&quot;: &quot;Thierry&quot;, &quot;non-dropping-particle&quot;: &quot;Le&quot;, &quot;parse-names&quot;: false, &quot;suffix&quot;: &quot;&quot;}, {&quot;dropping-particle&quot;: &quot;&quot;, &quot;family&quot;: &quot;Martin&quot;, &quot;given&quot;: &quot;Sarah F.&quot;, &quot;non-dropping-particle&quot;: &quot;&quot;, &quot;parse-names&quot;: false, &quot;suffix&quot;: &quot;&quot;}, {&quot;dropping-particle&quot;: &quot;&quot;, &quot;family&quot;: &quot;Chirnside&quot;, &quot;given&quot;: &quot;Eliane S.&quot;, &quot;non-dropping-particle&quot;: &quot;&quot;, &quot;parse-names&quot;: false, &quot;suffix&quot;: &quot;&quot;}, {&quot;dropping-particle&quot;: &quot;&quot;, &quot;family&quot;: &quot;Ooijen&quot;, &quot;given&quot;: &quot;Gerben&quot;, &quot;non-dropping-particle&quot;: &quot;van&quot;, &quot;parse-names&quot;: false, &quot;suffix&quot;: &quot;&quot;}, {&quot;dropping-particle&quot;: &quot;&quot;, &quot;family&quot;: &quot;Barrios-LLerena&quot;, &quot;given&quot;: &quot;Martin E.&quot;, &quot;non-dropping-particle&quot;: &quot;&quot;, &quot;parse-names&quot;: false, &quot;suffix&quot;: &quot;&quot;}, {&quot;dropping-particle&quot;: &quot;&quot;, &quot;family&quot;: &quot;O'Neill&quot;, &quot;given&quot;: &quot;John S.&quot;, &quot;non-dropping-particle&quot;: &quot;&quot;, &quot;parse-names&quot;: false, &quot;suffix&quot;: &quot;&quot;}, {&quot;dropping-particle&quot;: &quot;V.&quot;, &quot;family&quot;: &quot;Shliaha&quot;, &quot;given&quot;: &quot;Pavel&quot;, &quot;non-dropping-particle&quot;: &quot;&quot;, &quot;parse-names&quot;: false, &quot;suffix&quot;: &quot;&quot;}, {&quot;dropping-particle&quot;: &quot;&quot;, &quot;family&quot;: &quot;Kerr&quot;, &quot;given&quot;: &quot;Lorraine E.&quot;, &quot;non-dropping-particle&quot;: &quot;&quot;, &quot;parse-names&quot;: false, &quot;suffix&quot;: &quot;&quot;}, {&quot;dropping-particle&quot;: &quot;&quot;, &quot;family&quot;: &quot;Millar&quot;, &quot;given&quot;: &quot;Andrew J.&quot;, &quot;non-dropping-particle&quot;: &quot;&quot;, &quot;parse-names&quot;: false, &quot;suffix&quot;: &quot;&quot;}], &quot;container-title&quot;: &quot;Journal of Proteomics&quot;, &quot;id&quot;: &quot;ITEM-2&quot;, &quot;issue&quot;: &quot;10&quot;, &quot;issued&quot;: {&quot;date-parts&quot;: [[&quot;2011&quot;, &quot;9&quot;, &quot;6&quot;]]}, &quot;page&quot;: &quot;2060-2070&quot;, &quot;title&quot;: &quot;Shotgun proteomic analysis of the unicellular alga Ostreococcus tauri&quot;, &quot;type&quot;: &quot;article-journal&quot;, &quot;volume&quot;: &quot;74&quot;}, &quot;uris&quot;: [&quot;http://www.mendeley.com/documents/?uuid=f9efe23a-2068-329d-9a84-0c73a357038f&quot;]}, {&quot;id&quot;: &quot;ITEM-3&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3&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id&quot;: &quot;ITEM-4&quot;, &quot;itemData&quot;: {&quot;DOI&quot;: &quot;10.3389/fpls.2017.01217&quot;, &quot;abstract&quot;: &quot;\u00a9 2017 de los Reyes, Romero-Campero, Ruiz, Romero and Valverde. Daily rhythms play a key role in transcriptome regulation in plants and microalgae orchestrating responses that, among other processes, anticipate light transitions that are essential for their metabolism and development. The recent accumulation of genome-wide transcriptomic data generated under alternating light:dark periods from plants and microalgae has made possible integrative and comparative analysis that could contribute to shed light on the evolution of daily rhythms in the green lineage. In this work, RNA-seq and microarray data generated over 24 h periods in different light regimes from the eudicot Arabidopsis thaliana and the microalgae Chlamydomonas reinhardtii and Ostreococcus tauri have been integrated and analyzed using gene co-expression networks. This analysis revealeda reduction in the size of the daily rhythmic transcriptome from around 90% in Ostreococcus, being heavily influenced by light transitions, to around 40% in Arabidopsis, where a certain independence from light transitions can be observed. A novel Multiple Bidirectional Best Hit (MBBH) algorithm was applied to associate single genes with a family of potential orthologues from evolutionary distant species. Gene duplication, amplification and divergence of rhythmic expression profiles seems to have played a central role in the evolution of gene families in the green lineage such as Pseudo Response Regulators (PRRs), CONSTANS-Likes (COLs), and DNA-binding with One Finger (DOFs). Gene clustering and functional enrichment have been used to identify groups of genes with similar rhythmic gene expression patterns. The comparison of gene clusters between species based on potential orthologous relationships has unveiled a low to moderate level of conservation of daily rhythmic expression patterns. However, a strikingly high conservation was found for the gene clusters exhibiting their highest and/or lowest expression value during the light transitions.&quot;, &quot;author&quot;: [{&quot;dropping-particle&quot;: &quot;&quot;, &quot;family&quot;: &quot;los Reyes&quot;, &quot;given&quot;: &quot;Pedro&quot;, &quot;non-dropping-particle&quot;: &quot;de&quot;, &quot;parse-names&quot;: false, &quot;suffix&quot;: &quot;&quot;}, {&quot;dropping-particle&quot;: &quot;&quot;, &quot;family&quot;: &quot;Romero-Campero&quot;, &quot;given&quot;: &quot;Francisco J.&quot;, &quot;non-dropping-particle&quot;: &quot;&quot;, &quot;parse-names&quot;: false, &quot;suffix&quot;: &quot;&quot;}, {&quot;dropping-particle&quot;: &quot;&quot;, &quot;family&quot;: &quot;Ruiz&quot;, &quot;given&quot;: &quot;M. Teresa&quot;, &quot;non-dropping-particle&quot;: &quot;&quot;, &quot;parse-names&quot;: false, &quot;suffix&quot;: &quot;&quot;}, {&quot;dropping-particle&quot;: &quot;&quot;, &quot;family&quot;: &quot;Romero&quot;, &quot;given&quot;: &quot;Jos\u00e9 M.&quot;, &quot;non-dropping-particle&quot;: &quot;&quot;, &quot;parse-names&quot;: false, &quot;suffix&quot;: &quot;&quot;}, {&quot;dropping-particle&quot;: &quot;&quot;, &quot;family&quot;: &quot;Valverde&quot;, &quot;given&quot;: &quot;Federico&quot;, &quot;non-dropping-particle&quot;: &quot;&quot;, &quot;parse-names&quot;: false, &quot;suffix&quot;: &quot;&quot;}], &quot;container-title&quot;: &quot;Frontiers in Plant Science&quot;, &quot;id&quot;: &quot;ITEM-4&quot;, &quot;issued&quot;: {&quot;date-parts&quot;: [[&quot;2017&quot;]]}, &quot;title&quot;: &quot;Evolution of Daily Gene Co-expression Patterns from Algae to Plants&quot;, &quot;type&quot;: &quot;article-journal&quot;}, &quot;uris&quot;: [&quot;http://www.mendeley.com/documents/?uuid=6278c39b-6101-42ec-bd51-e5820fd0fef4&quot;]}, {&quot;id&quot;: &quot;ITEM-5&quot;, &quot;itemData&quot;: {&quot;DOI&quot;: &quot;10.1093/jxb/err407&quot;, &quot;ISBN&quot;: &quot;1460-2431 (Electronic)\\r0022-0957 (Linking)&quot;, &quot;ISSN&quot;: &quot;00220957&quot;, &quot;PMID&quot;: &quot;22207618&quot;, &quot;abstract&quot;: &quot;The green picoalga Ostreococcus is emerging as a simple plant model organism, and two species, O. lucimarinus and O. tauri, have now been sequenced and annotated manually. To evaluate the completeness of the metabolic annotation of both species, metabolic networks of O. lucimarinus and O. tauri were reconstructed from the KEGG database, thermodynamically constrained, elementally balanced, and functionally evaluated. The draft networks contained extensive gaps and, in the case of O. tauri, no biomass components could be produced due to an incomplete Calvin cycle. To find and remove gaps from the networks, an extensive reference biochemical reaction database was assembled using a stepwise approach that minimized the inclusion of microbial reactions. Gaps were then removed from both Ostreococcus networks using two existing gap-filling methodologies. In the first method, a bottom-up approach, a minimal list of reactions was added to each model to enable the production of all metabolites included in our biomass equation. In the second method, a top-down approach, all reactions in the reference database were added to the target networks and subsequently trimmed away based on the sequence alignment scores of identified orthologues. Because current gap-filling methods do not produce unique solutions, a quality metric that includes a weighting for phylogenetic distance and sequence similarity was developed to distinguish between gap-filling results automatically. The draft O. lucimarinus and O. tauri networks required the addition of 56 and 70 reactions, respectively, in order to produce the same biomass precursor metabolites that were produced by our plant reference database.&quot;, &quot;author&quot;: [{&quot;dropping-particle&quot;: &quot;&quot;, &quot;family&quot;: &quot;Krumholz&quot;, &quot;given&quot;: &quot;Elias W.&quot;, &quot;non-dropping-particle&quot;: &quot;&quot;, &quot;parse-names&quot;: false, &quot;suffix&quot;: &quot;&quot;}, {&quot;dropping-particle&quot;: &quot;&quot;, &quot;family&quot;: &quot;Yang&quot;, &quot;given&quot;: &quot;Hong&quot;, &quot;non-dropping-particle&quot;: &quot;&quot;, &quot;parse-names&quot;: false, &quot;suffix&quot;: &quot;&quot;}, {&quot;dropping-particle&quot;: &quot;&quot;, &quot;family&quot;: &quot;Weisenhorn&quot;, &quot;given&quot;: &quot;Pamela&quot;, &quot;non-dropping-particle&quot;: &quot;&quot;, &quot;parse-names&quot;: false, &quot;suffix&quot;: &quot;&quot;}, {&quot;dropping-particle&quot;: &quot;&quot;, &quot;family&quot;: &quot;Henry&quot;, &quot;given&quot;: &quot;Christopher S.&quot;, &quot;non-dropping-particle&quot;: &quot;&quot;, &quot;parse-names&quot;: false, &quot;suffix&quot;: &quot;&quot;}, {&quot;dropping-particle&quot;: &quot;&quot;, &quot;family&quot;: &quot;Libourel&quot;, &quot;given&quot;: &quot;Igor G L&quot;, &quot;non-dropping-particle&quot;: &quot;&quot;, &quot;parse-names&quot;: false, &quot;suffix&quot;: &quot;&quot;}], &quot;container-title&quot;: &quot;Journal of Experimental Botany&quot;, &quot;id&quot;: &quot;ITEM-5&quot;, &quot;issue&quot;: &quot;6&quot;, &quot;issued&quot;: {&quot;date-parts&quot;: [[&quot;2012&quot;]]}, &quot;page&quot;: &quot;2353-2362&quot;, &quot;title&quot;: &quot;Genome-wide metabolic network reconstruction of the picoalga Ostreococcus&quot;, &quot;type&quot;: &quot;article-journal&quot;, &quot;volume&quot;: &quot;63&quot;}, &quot;uris&quot;: [&quot;http://www.mendeley.com/documents/?uuid=c790a305-6c83-379c-9641-ec516fa0e054&quot;]}], &quot;mendeley&quot;: {&quot;formattedCitation&quot;: &quot;(de los Reyes et al., 2017; Derelle et al., 2006; Krumholz et al., 2012; Le Bihan et al., 2011; Lelandais et al., 2016)&quot;, &quot;plainTextFormattedCitation&quot;: &quot;(de los Reyes et al., 2017; Derelle et al., 2006; Krumholz et al., 2012; Le Bihan et al., 2011; Lelandais et al., 2016)&quot;, &quot;previouslyFormattedCitation&quot;: &quot;(de los Reyes et al., 2017; Derelle et al., 2006; Krumholz et al., 2012; Le Bihan et al., 2011; Lelandais et al., 2016)&quot;}, &quot;properties&quot;: {&quot;noteIndex&quot;: 0}, &quot;schema&quot;: &quot;https://github.com/citation-style-language/schema/raw/master/csl-citation.json&quot;} RNDLQzhM1BD5i"/><text:span text:style-name="T342">(de los Reyes et al., 2017; Derelle et al., 2006; Krumholz et al., 2012; Le Bihan et al., 2011; Lelandais et al., 2016)</text:span><text:reference-mark-end text:name="ADDIN CSL_CITATION {&quot;citationItems&quot;: [{&quot;id&quot;: &quot;ITEM-1&quot;, &quot;itemData&quot;: {&quot;DOI&quot;: &quot;10.1186/s12864-016-2666-6&quot;, &quot;ISSN&quot;: &quot;1471-2164&quot;, &quot;abstract&quot;: &quot;Low iron bioavailability is a common feature of ocean surface water and therefore micro-algae developed original strategies to optimize iron uptake and metabolism. The marine picoeukaryotic green alga Ostreococcus tauri is a very good model for studying physiological and genetic aspects of the adaptation of the green algal lineage to the marine environment: it has a very compact genome, is easy to culture in laboratory conditions, and can be genetically manipulated by efficient homologous recombination. In this study, we aimed at characterizing the mechanisms of iron assimilation in O. tauri by combining genetics and physiological tools. Specifically, we wanted to identify and functionally characterize groups of genes displaying tightly orchestrated temporal expression patterns following the exposure of cells to iron deprivation and day/night cycles, and to highlight unique features of iron metabolism in O. tauri, as compared to the freshwater model alga Chalamydomonas reinhardtii.&quot;, &quot;author&quot;: [{&quot;dropping-particle&quot;: &quot;&quot;, &quot;family&quot;: &quot;Lelandais&quot;, &quot;given&quot;: &quot;Ga\u00eblle&quot;, &quot;non-dropping-particle&quot;: &quot;&quot;, &quot;parse-names&quot;: false, &quot;suffix&quot;: &quot;&quot;}, {&quot;dropping-particle&quot;: &quot;&quot;, &quot;family&quot;: &quot;Scheiber&quot;, &quot;given&quot;: &quot;Ivo&quot;, &quot;non-dropping-particle&quot;: &quot;&quot;, &quot;parse-names&quot;: false, &quot;suffix&quot;: &quot;&quot;}, {&quot;dropping-particle&quot;: &quot;&quot;, &quot;family&quot;: &quot;Paz-Yepes&quot;, &quot;given&quot;: &quot;Javier&quot;, &quot;non-dropping-particle&quot;: &quot;&quot;, &quot;parse-names&quot;: false, &quot;suffix&quot;: &quot;&quot;}, {&quot;dropping-particle&quot;: &quot;&quot;, &quot;family&quot;: &quot;Lozano&quot;, &quot;given&quot;: &quot;Jean-Claude&quot;, &quot;non-dropping-particle&quot;: &quot;&quot;, &quot;parse-names&quot;: false, &quot;suffix&quot;: &quot;&quot;}, {&quot;dropping-particle&quot;: &quot;&quot;, &quot;family&quot;: &quot;Botebol&quot;, &quot;given&quot;: &quot;Hugo&quot;, &quot;non-dropping-particle&quot;: &quot;&quot;, &quot;parse-names&quot;: false, &quot;suffix&quot;: &quot;&quot;}, {&quot;dropping-particle&quot;: &quot;&quot;, &quot;family&quot;: &quot;Pil\u00e1tov\u00e1&quot;, &quot;given&quot;: &quot;Jana&quot;, &quot;non-dropping-particle&quot;: &quot;&quot;, &quot;parse-names&quot;: false, &quot;suffix&quot;: &quot;&quot;}, {&quot;dropping-particle&quot;: &quot;&quot;, &quot;family&quot;: &quot;\u017d\u00e1rsk\u00fd&quot;, &quot;given&quot;: &quot;Vojt\u011bch&quot;, &quot;non-dropping-particle&quot;: &quot;&quot;, &quot;parse-names&quot;: false, &quot;suffix&quot;: &quot;&quot;}, {&quot;dropping-particle&quot;: &quot;&quot;, &quot;family&quot;: &quot;L\u00e9ger&quot;, &quot;given&quot;: &quot;Thibaut&quot;, &quot;non-dropping-particle&quot;: &quot;&quot;, &quot;parse-names&quot;: false, &quot;suffix&quot;: &quot;&quot;}, {&quot;dropping-particle&quot;: &quot;&quot;, &quot;family&quot;: &quot;Blaiseau&quot;, &quot;given&quot;: &quot;Pierre-Louis&quot;, &quot;non-dropping-particle&quot;: &quot;&quot;, &quot;parse-names&quot;: false, &quot;suffix&quot;: &quot;&quot;}, {&quot;dropping-particle&quot;: &quot;&quot;, &quot;family&quot;: &quot;Bowler&quot;, &quot;given&quot;: &quot;Chris&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madro&quot;, &quot;given&quot;: &quot;Jean-Michel&quot;, &quot;non-dropping-particle&quot;: &quot;&quot;, &quot;parse-names&quot;: false, &quot;suffix&quot;: &quot;&quot;}, {&quot;dropping-particle&quot;: &quot;&quot;, &quot;family&quot;: &quot;Sutak&quot;, &quot;given&quot;: &quot;Robert&quot;, &quot;non-dropping-particle&quot;: &quot;&quot;, &quot;parse-names&quot;: false, &quot;suffix&quot;: &quot;&quot;}, {&quot;dropping-particle&quot;: &quot;&quot;, &quot;family&quot;: &quot;Lesuisse&quot;, &quot;given&quot;: &quot;Emmanuel&quot;, &quot;non-dropping-particle&quot;: &quot;&quot;, &quot;parse-names&quot;: false, &quot;suffix&quot;: &quot;&quot;}], &quot;container-title&quot;: &quot;BMC Genomics&quot;, &quot;id&quot;: &quot;ITEM-1&quot;, &quot;issue&quot;: &quot;1&quot;, &quot;issued&quot;: {&quot;date-parts&quot;: [[&quot;2016&quot;]]}, &quot;page&quot;: &quot;319&quot;, &quot;title&quot;: &quot;Ostreococcus tauri is a new model green alga for studying iron metabolism in eukaryotic phytoplankton&quot;, &quot;type&quot;: &quot;article-journal&quot;, &quot;volume&quot;: &quot;17&quot;}, &quot;uris&quot;: [&quot;http://www.mendeley.com/documents/?uuid=3eace8f6-ce8f-31e5-b826-3d1e063471d5&quot;]}, {&quot;id&quot;: &quot;ITEM-2&quot;, &quot;itemData&quot;: {&quot;DOI&quot;: &quot;10.1016/J.JPROT.2011.05.028&quot;, &quot;ISSN&quot;: &quot;18743919&quot;, &quot;PMID&quot;: &quot;21635980&quot;, &quot;abstract&quot;: &quot;Ostreococcus tauri is a unicellular green alga and amongst the smallest and simplest free-living eukaryotes. The O. tauri genome sequence was determined in 2006. Molecular, physiological and taxonomic data that has been generated since then highlight its potential as a simple model species for algae and plants. However, its proteome remains largely unexplored. This paper describes the global proteomic study of O. tauri, using mass spectrometry-based approaches: phosphopeptide enrichment, cellular fractionation, label-free quantification and 15N metabolic labeling. The O. tauri proteome was analyzed under the following conditions: sampling at different times during the circadian cycle, after 24h of illumination, after 24h of darkness and under various nitrogen source supply levels. Cell cycle related proteins such as dynamin and kinesin were significantly up-regulated during the daylight-to-darkness transition. This is reflected by their higher intensity at ZT13 and this transition phase coincides with the end of mitosis. Proteins involved in several metabolic mechanisms were found to be up-regulated under low nitrogen conditions, including carbon storage pathways, glycolysis, phosphate transport, and the synthesis of inorganic polyphosphates. Ostreococcus tauri responds to low nitrogen conditions by reducing its nitrogen assimilation machinery which suggests an atypical adaptation mechanism for coping with a nutrient-limited environment. \u00a9 2011 Elsevier B.V.&quot;, &quot;author&quot;: [{&quot;dropping-particle&quot;: &quot;&quot;, &quot;family&quot;: &quot;Bihan&quot;, &quot;given&quot;: &quot;Thierry&quot;, &quot;non-dropping-particle&quot;: &quot;Le&quot;, &quot;parse-names&quot;: false, &quot;suffix&quot;: &quot;&quot;}, {&quot;dropping-particle&quot;: &quot;&quot;, &quot;family&quot;: &quot;Martin&quot;, &quot;given&quot;: &quot;Sarah F.&quot;, &quot;non-dropping-particle&quot;: &quot;&quot;, &quot;parse-names&quot;: false, &quot;suffix&quot;: &quot;&quot;}, {&quot;dropping-particle&quot;: &quot;&quot;, &quot;family&quot;: &quot;Chirnside&quot;, &quot;given&quot;: &quot;Eliane S.&quot;, &quot;non-dropping-particle&quot;: &quot;&quot;, &quot;parse-names&quot;: false, &quot;suffix&quot;: &quot;&quot;}, {&quot;dropping-particle&quot;: &quot;&quot;, &quot;family&quot;: &quot;Ooijen&quot;, &quot;given&quot;: &quot;Gerben&quot;, &quot;non-dropping-particle&quot;: &quot;van&quot;, &quot;parse-names&quot;: false, &quot;suffix&quot;: &quot;&quot;}, {&quot;dropping-particle&quot;: &quot;&quot;, &quot;family&quot;: &quot;Barrios-LLerena&quot;, &quot;given&quot;: &quot;Martin E.&quot;, &quot;non-dropping-particle&quot;: &quot;&quot;, &quot;parse-names&quot;: false, &quot;suffix&quot;: &quot;&quot;}, {&quot;dropping-particle&quot;: &quot;&quot;, &quot;family&quot;: &quot;O'Neill&quot;, &quot;given&quot;: &quot;John S.&quot;, &quot;non-dropping-particle&quot;: &quot;&quot;, &quot;parse-names&quot;: false, &quot;suffix&quot;: &quot;&quot;}, {&quot;dropping-particle&quot;: &quot;V.&quot;, &quot;family&quot;: &quot;Shliaha&quot;, &quot;given&quot;: &quot;Pavel&quot;, &quot;non-dropping-particle&quot;: &quot;&quot;, &quot;parse-names&quot;: false, &quot;suffix&quot;: &quot;&quot;}, {&quot;dropping-particle&quot;: &quot;&quot;, &quot;family&quot;: &quot;Kerr&quot;, &quot;given&quot;: &quot;Lorraine E.&quot;, &quot;non-dropping-particle&quot;: &quot;&quot;, &quot;parse-names&quot;: false, &quot;suffix&quot;: &quot;&quot;}, {&quot;dropping-particle&quot;: &quot;&quot;, &quot;family&quot;: &quot;Millar&quot;, &quot;given&quot;: &quot;Andrew J.&quot;, &quot;non-dropping-particle&quot;: &quot;&quot;, &quot;parse-names&quot;: false, &quot;suffix&quot;: &quot;&quot;}], &quot;container-title&quot;: &quot;Journal of Proteomics&quot;, &quot;id&quot;: &quot;ITEM-2&quot;, &quot;issue&quot;: &quot;10&quot;, &quot;issued&quot;: {&quot;date-parts&quot;: [[&quot;2011&quot;, &quot;9&quot;, &quot;6&quot;]]}, &quot;page&quot;: &quot;2060-2070&quot;, &quot;title&quot;: &quot;Shotgun proteomic analysis of the unicellular alga Ostreococcus tauri&quot;, &quot;type&quot;: &quot;article-journal&quot;, &quot;volume&quot;: &quot;74&quot;}, &quot;uris&quot;: [&quot;http://www.mendeley.com/documents/?uuid=f9efe23a-2068-329d-9a84-0c73a357038f&quot;]}, {&quot;id&quot;: &quot;ITEM-3&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3&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id&quot;: &quot;ITEM-4&quot;, &quot;itemData&quot;: {&quot;DOI&quot;: &quot;10.3389/fpls.2017.01217&quot;, &quot;abstract&quot;: &quot;\u00a9 2017 de los Reyes, Romero-Campero, Ruiz, Romero and Valverde. Daily rhythms play a key role in transcriptome regulation in plants and microalgae orchestrating responses that, among other processes, anticipate light transitions that are essential for their metabolism and development. The recent accumulation of genome-wide transcriptomic data generated under alternating light:dark periods from plants and microalgae has made possible integrative and comparative analysis that could contribute to shed light on the evolution of daily rhythms in the green lineage. In this work, RNA-seq and microarray data generated over 24 h periods in different light regimes from the eudicot Arabidopsis thaliana and the microalgae Chlamydomonas reinhardtii and Ostreococcus tauri have been integrated and analyzed using gene co-expression networks. This analysis revealeda reduction in the size of the daily rhythmic transcriptome from around 90% in Ostreococcus, being heavily influenced by light transitions, to around 40% in Arabidopsis, where a certain independence from light transitions can be observed. A novel Multiple Bidirectional Best Hit (MBBH) algorithm was applied to associate single genes with a family of potential orthologues from evolutionary distant species. Gene duplication, amplification and divergence of rhythmic expression profiles seems to have played a central role in the evolution of gene families in the green lineage such as Pseudo Response Regulators (PRRs), CONSTANS-Likes (COLs), and DNA-binding with One Finger (DOFs). Gene clustering and functional enrichment have been used to identify groups of genes with similar rhythmic gene expression patterns. The comparison of gene clusters between species based on potential orthologous relationships has unveiled a low to moderate level of conservation of daily rhythmic expression patterns. However, a strikingly high conservation was found for the gene clusters exhibiting their highest and/or lowest expression value during the light transitions.&quot;, &quot;author&quot;: [{&quot;dropping-particle&quot;: &quot;&quot;, &quot;family&quot;: &quot;los Reyes&quot;, &quot;given&quot;: &quot;Pedro&quot;, &quot;non-dropping-particle&quot;: &quot;de&quot;, &quot;parse-names&quot;: false, &quot;suffix&quot;: &quot;&quot;}, {&quot;dropping-particle&quot;: &quot;&quot;, &quot;family&quot;: &quot;Romero-Campero&quot;, &quot;given&quot;: &quot;Francisco J.&quot;, &quot;non-dropping-particle&quot;: &quot;&quot;, &quot;parse-names&quot;: false, &quot;suffix&quot;: &quot;&quot;}, {&quot;dropping-particle&quot;: &quot;&quot;, &quot;family&quot;: &quot;Ruiz&quot;, &quot;given&quot;: &quot;M. Teresa&quot;, &quot;non-dropping-particle&quot;: &quot;&quot;, &quot;parse-names&quot;: false, &quot;suffix&quot;: &quot;&quot;}, {&quot;dropping-particle&quot;: &quot;&quot;, &quot;family&quot;: &quot;Romero&quot;, &quot;given&quot;: &quot;Jos\u00e9 M.&quot;, &quot;non-dropping-particle&quot;: &quot;&quot;, &quot;parse-names&quot;: false, &quot;suffix&quot;: &quot;&quot;}, {&quot;dropping-particle&quot;: &quot;&quot;, &quot;family&quot;: &quot;Valverde&quot;, &quot;given&quot;: &quot;Federico&quot;, &quot;non-dropping-particle&quot;: &quot;&quot;, &quot;parse-names&quot;: false, &quot;suffix&quot;: &quot;&quot;}], &quot;container-title&quot;: &quot;Frontiers in Plant Science&quot;, &quot;id&quot;: &quot;ITEM-4&quot;, &quot;issued&quot;: {&quot;date-parts&quot;: [[&quot;2017&quot;]]}, &quot;title&quot;: &quot;Evolution of Daily Gene Co-expression Patterns from Algae to Plants&quot;, &quot;type&quot;: &quot;article-journal&quot;}, &quot;uris&quot;: [&quot;http://www.mendeley.com/documents/?uuid=6278c39b-6101-42ec-bd51-e5820fd0fef4&quot;]}, {&quot;id&quot;: &quot;ITEM-5&quot;, &quot;itemData&quot;: {&quot;DOI&quot;: &quot;10.1093/jxb/err407&quot;, &quot;ISBN&quot;: &quot;1460-2431 (Electronic)\\r0022-0957 (Linking)&quot;, &quot;ISSN&quot;: &quot;00220957&quot;, &quot;PMID&quot;: &quot;22207618&quot;, &quot;abstract&quot;: &quot;The green picoalga Ostreococcus is emerging as a simple plant model organism, and two species, O. lucimarinus and O. tauri, have now been sequenced and annotated manually. To evaluate the completeness of the metabolic annotation of both species, metabolic networks of O. lucimarinus and O. tauri were reconstructed from the KEGG database, thermodynamically constrained, elementally balanced, and functionally evaluated. The draft networks contained extensive gaps and, in the case of O. tauri, no biomass components could be produced due to an incomplete Calvin cycle. To find and remove gaps from the networks, an extensive reference biochemical reaction database was assembled using a stepwise approach that minimized the inclusion of microbial reactions. Gaps were then removed from both Ostreococcus networks using two existing gap-filling methodologies. In the first method, a bottom-up approach, a minimal list of reactions was added to each model to enable the production of all metabolites included in our biomass equation. In the second method, a top-down approach, all reactions in the reference database were added to the target networks and subsequently trimmed away based on the sequence alignment scores of identified orthologues. Because current gap-filling methods do not produce unique solutions, a quality metric that includes a weighting for phylogenetic distance and sequence similarity was developed to distinguish between gap-filling results automatically. The draft O. lucimarinus and O. tauri networks required the addition of 56 and 70 reactions, respectively, in order to produce the same biomass precursor metabolites that were produced by our plant reference database.&quot;, &quot;author&quot;: [{&quot;dropping-particle&quot;: &quot;&quot;, &quot;family&quot;: &quot;Krumholz&quot;, &quot;given&quot;: &quot;Elias W.&quot;, &quot;non-dropping-particle&quot;: &quot;&quot;, &quot;parse-names&quot;: false, &quot;suffix&quot;: &quot;&quot;}, {&quot;dropping-particle&quot;: &quot;&quot;, &quot;family&quot;: &quot;Yang&quot;, &quot;given&quot;: &quot;Hong&quot;, &quot;non-dropping-particle&quot;: &quot;&quot;, &quot;parse-names&quot;: false, &quot;suffix&quot;: &quot;&quot;}, {&quot;dropping-particle&quot;: &quot;&quot;, &quot;family&quot;: &quot;Weisenhorn&quot;, &quot;given&quot;: &quot;Pamela&quot;, &quot;non-dropping-particle&quot;: &quot;&quot;, &quot;parse-names&quot;: false, &quot;suffix&quot;: &quot;&quot;}, {&quot;dropping-particle&quot;: &quot;&quot;, &quot;family&quot;: &quot;Henry&quot;, &quot;given&quot;: &quot;Christopher S.&quot;, &quot;non-dropping-particle&quot;: &quot;&quot;, &quot;parse-names&quot;: false, &quot;suffix&quot;: &quot;&quot;}, {&quot;dropping-particle&quot;: &quot;&quot;, &quot;family&quot;: &quot;Libourel&quot;, &quot;given&quot;: &quot;Igor G L&quot;, &quot;non-dropping-particle&quot;: &quot;&quot;, &quot;parse-names&quot;: false, &quot;suffix&quot;: &quot;&quot;}], &quot;container-title&quot;: &quot;Journal of Experimental Botany&quot;, &quot;id&quot;: &quot;ITEM-5&quot;, &quot;issue&quot;: &quot;6&quot;, &quot;issued&quot;: {&quot;date-parts&quot;: [[&quot;2012&quot;]]}, &quot;page&quot;: &quot;2353-2362&quot;, &quot;title&quot;: &quot;Genome-wide metabolic network reconstruction of the picoalga Ostreococcus&quot;, &quot;type&quot;: &quot;article-journal&quot;, &quot;volume&quot;: &quot;63&quot;}, &quot;uris&quot;: [&quot;http://www.mendeley.com/documents/?uuid=c790a305-6c83-379c-9641-ec516fa0e054&quot;]}], &quot;mendeley&quot;: {&quot;formattedCitation&quot;: &quot;(de los Reyes et al., 2017; Derelle et al., 2006; Krumholz et al., 2012; Le Bihan et al., 2011; Lelandais et al., 2016)&quot;, &quot;plainTextFormattedCitation&quot;: &quot;(de los Reyes et al., 2017; Derelle et al., 2006; Krumholz et al., 2012; Le Bihan et al., 2011; Lelandais et al., 2016)&quot;, &quot;previouslyFormattedCitation&quot;: &quot;(de los Reyes et al., 2017; Derelle et al., 2006; Krumholz et al., 2012; Le Bihan et al., 2011; Lelandais et al., 2016)&quot;}, &quot;properties&quot;: {&quot;noteIndex&quot;: 0}, &quot;schema&quot;: &quot;https://github.com/citation-style-language/schema/raw/master/csl-citation.json&quot;} RNDLQzhM1BD5i"/><text:span text:style-name="T331">⁠. </text:span><text:span text:style-name="T336">Ostreococcus tauri</text:span><text:span text:style-name="T332"> allow</text:span><text:span text:style-name="T333">ed us </text:span><text:span text:style-name="T332">to generate, analyze and interpret massive data from the complete system with less computational and experimental cost</text:span><text:span text:style-name="T333">s</text:span><text:span text:style-name="T332">, </text:span><text:span text:style-name="T333">so an holistic understanding of the chronobiology in this mammiellale was </text:span><text:span text:style-name="T334">finally </text:span><text:span text:style-name="T333">achieved.</text:span></text:p>
      <text:p text:style-name="P122"/>
      <text:p text:style-name="P122"/>
      <text:p text:style-name="P122"/>
      <text:p text:style-name="P122"/>
      <text:h text:style-name="Heading_20_2" text:outline-level="2"><text:bookmark-start text:name="__RefHeading___Toc134155_215731975"/><text:soft-page-break/><text:span text:style-name="T239">Systems Biology</text:span><text:span text:style-name="T238">.</text:span><text:bookmark-end text:name="__RefHeading___Toc134155_215731975"/></text:h>
      <text:p text:style-name="P113"/>
      <text:p text:style-name="P43"><text:span text:style-name="T361">For a scientist like me, </text:span><text:span text:style-name="T370">i</text:span><text:span text:style-name="T361">t has been a passionate quarter of a century to live. </text:span><text:span text:style-name="T362">First-generation DNA sequencing methods were developed only about 45 years ago. In addition, one of the most biggest international projects, the Human Genome Project, started about 20 years ago. </text:span><text:reference-mark-start text:name="ADDIN CSL_CITATION {&quot;citationItems&quot;: [{&quot;id&quot;: &quot;ITEM-1&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1&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id&quot;: &quot;ITEM-2&quot;, &quot;itemData&quot;: {&quot;DOI&quot;: &quot;10.1146/annurev.genom.2.1.343&quot;, &quot;ISSN&quot;: &quot;15278204&quot;, &quot;abstract&quot;: &quot;Systems biology studies biological systems by systematically perturbing them (biologically, genetically, or chemically); monitoring the gene, protein, and informational pathway responses; integrating these data; and ultimately, formulating mathematical models that describe the structure of the system and its response to individual perturbations. The emergence of systems biology is described, as are several examples of specific systems approaches.&quot;, &quot;author&quot;: [{&quot;dropping-particle&quot;: &quot;&quot;, &quot;family&quot;: &quot;Ideker&quot;, &quot;given&quot;: &quot;Trey&quot;, &quot;non-dropping-particle&quot;: &quot;&quot;, &quot;parse-names&quot;: false, &quot;suffix&quot;: &quot;&quot;}, {&quot;dropping-particle&quot;: &quot;&quot;, &quot;family&quot;: &quot;Galitski&quot;, &quot;given&quot;: &quot;Timothy&quot;, &quot;non-dropping-particle&quot;: &quot;&quot;, &quot;parse-names&quot;: false, &quot;suffix&quot;: &quot;&quot;}, {&quot;dropping-particle&quot;: &quot;&quot;, &quot;family&quot;: &quot;Hood&quot;, &quot;given&quot;: &quot;Leroy&quot;, &quot;non-dropping-particle&quot;: &quot;&quot;, &quot;parse-names&quot;: false, &quot;suffix&quot;: &quot;&quot;}], &quot;container-title&quot;: &quot;Annual Review of Genomics and Human Genetics&quot;, &quot;id&quot;: &quot;ITEM-2&quot;, &quot;issued&quot;: {&quot;date-parts&quot;: [[&quot;2001&quot;]]}, &quot;title&quot;: &quot;A new approach to decoding life: Systems biology&quot;, &quot;type&quot;: &quot;article&quot;, &quot;volume&quot;: &quot;2&quot;}, &quot;uris&quot;: [&quot;http://www.mendeley.com/documents/?uuid=be7c73a5-6b2e-4a3f-bca1-1a0a194dec23&quot;]}], &quot;mendeley&quot;: {&quot;formattedCitation&quot;: &quot;(Ideker et al., 2001; Veenstra, 2021)&quot;, &quot;plainTextFormattedCitation&quot;: &quot;(Ideker et al., 2001; Veenstra, 2021)&quot;, &quot;previouslyFormattedCitation&quot;: &quot;(Ideker et al., 2001; Veenstra, 2021)&quot;}, &quot;properties&quot;: {&quot;noteIndex&quot;: 0}, &quot;schema&quot;: &quot;https://github.com/citation-style-language/schema/raw/master/csl-citation.json&quot;} RNDEmYxVAFy4m"/><text:span text:style-name="T22">(Ideker et al., 2001; Veenstra, 2021)</text:span><text:reference-mark-end text:name="ADDIN CSL_CITATION {&quot;citationItems&quot;: [{&quot;id&quot;: &quot;ITEM-1&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1&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id&quot;: &quot;ITEM-2&quot;, &quot;itemData&quot;: {&quot;DOI&quot;: &quot;10.1146/annurev.genom.2.1.343&quot;, &quot;ISSN&quot;: &quot;15278204&quot;, &quot;abstract&quot;: &quot;Systems biology studies biological systems by systematically perturbing them (biologically, genetically, or chemically); monitoring the gene, protein, and informational pathway responses; integrating these data; and ultimately, formulating mathematical models that describe the structure of the system and its response to individual perturbations. The emergence of systems biology is described, as are several examples of specific systems approaches.&quot;, &quot;author&quot;: [{&quot;dropping-particle&quot;: &quot;&quot;, &quot;family&quot;: &quot;Ideker&quot;, &quot;given&quot;: &quot;Trey&quot;, &quot;non-dropping-particle&quot;: &quot;&quot;, &quot;parse-names&quot;: false, &quot;suffix&quot;: &quot;&quot;}, {&quot;dropping-particle&quot;: &quot;&quot;, &quot;family&quot;: &quot;Galitski&quot;, &quot;given&quot;: &quot;Timothy&quot;, &quot;non-dropping-particle&quot;: &quot;&quot;, &quot;parse-names&quot;: false, &quot;suffix&quot;: &quot;&quot;}, {&quot;dropping-particle&quot;: &quot;&quot;, &quot;family&quot;: &quot;Hood&quot;, &quot;given&quot;: &quot;Leroy&quot;, &quot;non-dropping-particle&quot;: &quot;&quot;, &quot;parse-names&quot;: false, &quot;suffix&quot;: &quot;&quot;}], &quot;container-title&quot;: &quot;Annual Review of Genomics and Human Genetics&quot;, &quot;id&quot;: &quot;ITEM-2&quot;, &quot;issued&quot;: {&quot;date-parts&quot;: [[&quot;2001&quot;]]}, &quot;title&quot;: &quot;A new approach to decoding life: Systems biology&quot;, &quot;type&quot;: &quot;article&quot;, &quot;volume&quot;: &quot;2&quot;}, &quot;uris&quot;: [&quot;http://www.mendeley.com/documents/?uuid=be7c73a5-6b2e-4a3f-bca1-1a0a194dec23&quot;]}], &quot;mendeley&quot;: {&quot;formattedCitation&quot;: &quot;(Ideker et al., 2001; Veenstra, 2021)&quot;, &quot;plainTextFormattedCitation&quot;: &quot;(Ideker et al., 2001; Veenstra, 2021)&quot;, &quot;previouslyFormattedCitation&quot;: &quot;(Ideker et al., 2001; Veenstra, 2021)&quot;}, &quot;properties&quot;: {&quot;noteIndex&quot;: 0}, &quot;schema&quot;: &quot;https://github.com/citation-style-language/schema/raw/master/csl-citation.json&quot;} RNDEmYxVAFy4m"/><text:span text:style-name="T362">⁠ In this project an extremely ambitious idea was pursued: to sequence the hole human genome. However, its impact in science transcends beyond that goal. Different groups cooperated all over the world, not only to sequence the complete human genome, but to develop new sequencing methods in order to make the process easier and cheaper </text:span><text:reference-mark-start text:name="ADDIN CSL_CITATION {&quot;citationItems&quot;: [{&quot;id&quot;: &quot;ITEM-1&quot;, &quot;itemData&quot;: {&quot;DOI&quot;: &quot;10.1038/s41586-020-2449-8&quot;, &quot;ISSN&quot;: &quot;14764687&quot;, &quot;abstract&quot;: &quot;The Encylopedia of DNA Elements (ENCODE) Project launched in 2003 with the long-term goal of developing a comprehensive map of functional elements in the human genome. These included genes, biochemical regions associated with gene regulation (for example, transcription factor binding sites, open chromatin, and histone marks) and transcript isoforms. The marks serve as sites for candidate cis-regulatory elements (cCREs) that may serve functional roles in regulating gene expression1. The project has been extended to model organisms, particularly the mouse. In the third phase of ENCODE, nearly a million and more than 300,000 cCRE annotations have been generated for human and mouse, respectively, and these have provided a valuable resource for the scientific community.&quot;, &quot;author&quot;: [{&quot;dropping-particle&quot;: &quot;&quot;, &quot;family&quot;: &quot;Abascal&quot;, &quot;given&quot;: &quot;Federico&quot;, &quot;non-dropping-particle&quot;: &quot;&quot;, &quot;parse-names&quot;: false, &quot;suffix&quot;: &quot;&quot;}, {&quot;dropping-particle&quot;: &quot;&quot;, &quot;family&quot;: &quot;Acosta&quot;, &quot;given&quot;: &quot;Reyes&quot;, &quot;non-dropping-particle&quot;: &quot;&quot;, &quot;parse-names&quot;: false, &quot;suffix&quot;: &quot;&quot;}, {&quot;dropping-particle&quot;: &quot;&quot;, &quot;family&quot;: &quot;Addleman&quot;, &quot;given&quot;: &quot;Nicholas J.&quot;, &quot;non-dropping-particle&quot;: &quot;&quot;, &quot;parse-names&quot;: false, &quot;suffix&quot;: &quot;&quot;}, {&quot;dropping-particle&quot;: &quot;&quot;, &quot;family&quot;: &quot;Adrian&quot;, &quot;given&quot;: &quot;Jessika&quot;, &quot;non-dropping-particle&quot;: &quot;&quot;, &quot;parse-names&quot;: false, &quot;suffix&quot;: &quot;&quot;}, {&quot;dropping-particle&quot;: &quot;&quot;, &quot;family&quot;: &quot;Afzal&quot;, &quot;given&quot;: &quot;Veena&quot;, &quot;non-dropping-particle&quot;: &quot;&quot;, &quot;parse-names&quot;: false, &quot;suffix&quot;: &quot;&quot;}, {&quot;dropping-particle&quot;: &quot;&quot;, &quot;family&quot;: &quot;Aken&quot;, &quot;given&quot;: &quot;Bronwen&quot;, &quot;non-dropping-particle&quot;: &quot;&quot;, &quot;parse-names&quot;: false, &quot;suffix&quot;: &quot;&quot;}, {&quot;dropping-particle&quot;: &quot;&quot;, &quot;family&quot;: &quot;Akiyama&quot;, &quot;given&quot;: &quot;Jennifer A.&quot;, &quot;non-dropping-particle&quot;: &quot;&quot;, &quot;parse-names&quot;: false, &quot;suffix&quot;: &quot;&quot;}, {&quot;dropping-particle&quot;: &quot;Al&quot;, &quot;family&quot;: &quot;Jammal&quot;, &quot;given&quot;: &quot;Omar&quot;, &quot;non-dropping-particle&quot;: &quot;&quot;, &quot;parse-names&quot;: false, &quot;suffix&quot;: &quot;&quot;}, {&quot;dropping-particle&quot;: &quot;&quot;, &quot;family&quot;: &quot;Amrhein&quot;, &quot;given&quot;: &quot;Henry&quot;, &quot;non-dropping-particle&quot;: &quot;&quot;, &quot;parse-names&quot;: false, &quot;suffix&quot;: &quot;&quot;}, {&quot;dropping-particle&quot;: &quot;&quot;, &quot;family&quot;: &quot;Anderson&quot;, &quot;given&quot;: &quot;Stacie M.&quot;, &quot;non-dropping-particle&quot;: &quot;&quot;, &quot;parse-names&quot;: false, &quot;suffix&quot;: &quot;&quot;}, {&quot;dropping-particle&quot;: &quot;&quot;, &quot;family&quot;: &quot;Andrews&quot;, &quot;given&quot;: &quot;Gregory R.&quot;, &quot;non-dropping-particle&quot;: &quot;&quot;, &quot;parse-names&quot;: false, &quot;suffix&quot;: &quot;&quot;}, {&quot;dropping-particle&quot;: &quot;&quot;, &quot;family&quot;: &quot;Antoshechkin&quot;, &quot;given&quot;: &quot;Igor&quot;, &quot;non-dropping-particle&quot;: &quot;&quot;, &quot;parse-names&quot;: false, &quot;suffix&quot;: &quot;&quot;}, {&quot;dropping-particle&quot;: &quot;&quot;, &quot;family&quot;: &quot;Ardlie&quot;, &quot;given&quot;: &quot;Kristin G.&quot;, &quot;non-dropping-particle&quot;: &quot;&quot;, &quot;parse-names&quot;: false, &quot;suffix&quot;: &quot;&quot;}, {&quot;dropping-particle&quot;: &quot;&quot;, &quot;family&quot;: &quot;Armstrong&quot;, &quot;given&quot;: &quot;Joel&quot;, &quot;non-dropping-particle&quot;: &quot;&quot;, &quot;parse-names&quot;: false, &quot;suffix&quot;: &quot;&quot;}, {&quot;dropping-particle&quot;: &quot;&quot;, &quot;family&quot;: &quot;Astley&quot;, &quot;given&quot;: &quot;Matthew&quot;, &quot;non-dropping-particle&quot;: &quot;&quot;, &quot;parse-names&quot;: false, &quot;suffix&quot;: &quot;&quot;}, {&quot;dropping-particle&quot;: &quot;&quot;, &quot;family&quot;: &quot;Banerjee&quot;, &quot;given&quot;: &quot;Budhaditya&quot;, &quot;non-dropping-particle&quot;: &quot;&quot;, &quot;parse-names&quot;: false, &quot;suffix&quot;: &quot;&quot;}, {&quot;dropping-particle&quot;: &quot;&quot;, &quot;family&quot;: &quot;Barkal&quot;, &quot;given&quot;: &quot;Amira A.&quot;, &quot;non-dropping-particle&quot;: &quot;&quot;, &quot;parse-names&quot;: false, &quot;suffix&quot;: &quot;&quot;}, {&quot;dropping-particle&quot;: &quot;&quot;, &quot;family&quot;: &quot;Barnes&quot;, &quot;given&quot;: &quot;If H.A.&quot;, &quot;non-dropping-particle&quot;: &quot;&quot;, &quot;parse-names&quot;: false, &quot;suffix&quot;: &quot;&quot;}, {&quot;dropping-particle&quot;: &quot;&quot;, &quot;family&quot;: &quot;Barozzi&quot;, &quot;given&quot;: &quot;Iros&quot;, &quot;non-dropping-particle&quot;: &quot;&quot;, &quot;parse-names&quot;: false, &quot;suffix&quot;: &quot;&quot;}, {&quot;dropping-particle&quot;: &quot;&quot;, &quot;family&quot;: &quot;Barrell&quot;, &quot;given&quot;: &quot;Daniel&quot;, &quot;non-dropping-particle&quot;: &quot;&quot;, &quot;parse-names&quot;: false, &quot;suffix&quot;: &quot;&quot;}, {&quot;dropping-particle&quot;: &quot;&quot;, &quot;family&quot;: &quot;Barson&quot;, &quot;given&quot;: &quot;Gemma&quot;, &quot;non-dropping-particle&quot;: &quot;&quot;, &quot;parse-names&quot;: false, &quot;suffix&quot;: &quot;&quot;}, {&quot;dropping-particle&quot;: &quot;&quot;, &quot;family&quot;: &quot;Bates&quot;, &quot;given&quot;: &quot;Daniel&quot;, &quot;non-dropping-particle&quot;: &quot;&quot;, &quot;parse-names&quot;: false, &quot;suffix&quot;: &quot;&quot;}, {&quot;dropping-particle&quot;: &quot;&quot;, &quot;family&quot;: &quot;Baymuradov&quot;, &quot;given&quot;: &quot;Ulugbek K.&quot;, &quot;non-dropping-particle&quot;: &quot;&quot;, &quot;parse-names&quot;: false, &quot;suffix&quot;: &quot;&quot;}, {&quot;dropping-particle&quot;: &quot;&quot;, &quot;family&quot;: &quot;Bazile&quot;, &quot;given&quot;: &quot;Cassandra&quot;, &quot;non-dropping-particle&quot;: &quot;&quot;, &quot;parse-names&quot;: false, &quot;suffix&quot;: &quot;&quot;}, {&quot;dropping-particle&quot;: &quot;&quot;, &quot;family&quot;: &quot;Beer&quot;, &quot;given&quot;: &quot;Michael A.&quot;, &quot;non-dropping-particle&quot;: &quot;&quot;, &quot;parse-names&quot;: false, &quot;suffix&quot;: &quot;&quot;}, {&quot;dropping-particle&quot;: &quot;&quot;, &quot;family&quot;: &quot;Beik&quot;, &quot;given&quot;: &quot;Samantha&quot;, &quot;non-dropping-particle&quot;: &quot;&quot;, &quot;parse-names&quot;: false, &quot;suffix&quot;: &quot;&quot;}, {&quot;dropping-particle&quot;: &quot;&quot;, &quot;family&quot;: &quot;Bender&quot;, &quot;given&quot;: &quot;M. A.&quot;, &quot;non-dropping-particle&quot;: &quot;&quot;, &quot;parse-names&quot;: false, &quot;suffix&quot;: &quot;&quot;}, {&quot;dropping-particle&quot;: &quot;&quot;, &quot;family&quot;: &quot;Bennett&quot;, &quot;given&quot;: &quot;Ruth&quot;, &quot;non-dropping-particle&quot;: &quot;&quot;, &quot;parse-names&quot;: false, &quot;suffix&quot;: &quot;&quot;}, {&quot;dropping-particle&quot;: &quot;&quot;, &quot;family&quot;: &quot;Bouvrette&quot;, &quot;given&quot;: &quot;Louis Philip Benoit&quot;, &quot;non-dropping-particle&quot;: &quot;&quot;, &quot;parse-names&quot;: false, &quot;suffix&quot;: &quot;&quot;}, {&quot;dropping-particle&quot;: &quot;&quot;, &quot;family&quot;: &quot;Bernstein&quot;, &quot;given&quot;: &quot;Bradley E.&quot;, &quot;non-dropping-particle&quot;: &quot;&quot;, &quot;parse-names&quot;: false, &quot;suffix&quot;: &quot;&quot;}, {&quot;dropping-particle&quot;: &quot;&quot;, &quot;family&quot;: &quot;Berry&quot;, &quot;given&quot;: &quot;Andrew&quot;, &quot;non-dropping-particle&quot;: &quot;&quot;, &quot;parse-names&quot;: false, &quot;suffix&quot;: &quot;&quot;}, {&quot;dropping-particle&quot;: &quot;&quot;, &quot;family&quot;: &quot;Bhaskar&quot;, &quot;given&quot;: &quot;Anand&quot;, &quot;non-dropping-particle&quot;: &quot;&quot;, &quot;parse-names&quot;: false, &quot;suffix&quot;: &quot;&quot;}, {&quot;dropping-particle&quot;: &quot;&quot;, &quot;family&quot;: &quot;Bignell&quot;, &quot;given&quot;: &quot;Alexandra&quot;, &quot;non-dropping-particle&quot;: &quot;&quot;, &quot;parse-names&quot;: false, &quot;suffix&quot;: &quot;&quot;}, {&quot;dropping-particle&quot;: &quot;&quot;, &quot;family&quot;: &quot;Blue&quot;, &quot;given&quot;: &quot;Steven M.&quot;, &quot;non-dropping-particle&quot;: &quot;&quot;, &quot;parse-names&quot;: false, &quot;suffix&quot;: &quot;&quot;}, {&quot;dropping-particle&quot;: &quot;&quot;, &quot;family&quot;: &quot;Bodine&quot;, &quot;given&quot;: &quot;David M.&quot;, &quot;non-dropping-particle&quot;: &quot;&quot;, &quot;parse-names&quot;: false, &quot;suffix&quot;: &quot;&quot;}, {&quot;dropping-particle&quot;: &quot;&quot;, &quot;family&quot;: &quot;Boix&quot;, &quot;given&quot;: &quot;Carles&quot;, &quot;non-dropping-particle&quot;: &quot;&quot;, &quot;parse-names&quot;: false, &quot;suffix&quot;: &quot;&quot;}, {&quot;dropping-particle&quot;: &quot;&quot;, &quot;family&quot;: &quot;Boley&quot;, &quot;given&quot;: &quot;Nathan&quot;, &quot;non-dropping-particle&quot;: &quot;&quot;, &quot;parse-names&quot;: false, &quot;suffix&quot;: &quot;&quot;}, {&quot;dropping-particle&quot;: &quot;&quot;, &quot;family&quot;: &quot;Borrman&quot;, &quot;given&quot;: &quot;Tyler&quot;, &quot;non-dropping-particle&quot;: &quot;&quot;, &quot;parse-names&quot;: false, &quot;suffix&quot;: &quot;&quot;}, {&quot;dropping-particle&quot;: &quot;&quot;, &quot;family&quot;: &quot;Borsari&quot;, &quot;given&quot;: &quot;Beatrice&quot;, &quot;non-dropping-particle&quot;: &quot;&quot;, &quot;parse-names&quot;: false, &quot;suffix&quot;: &quot;&quot;}, {&quot;dropping-particle&quot;: &quot;&quot;, &quot;family&quot;: &quot;Boyle&quot;, &quot;given&quot;: &quot;Alan P.&quot;, &quot;non-dropping-particle&quot;: &quot;&quot;, &quot;parse-names&quot;: false, &quot;suffix&quot;: &quot;&quot;}, {&quot;dropping-particle&quot;: &quot;&quot;, &quot;family&quot;: &quot;Brandsmeier&quot;, &quot;given&quot;: &quot;Laurel A.&quot;, &quot;non-dropping-particle&quot;: &quot;&quot;, &quot;parse-names&quot;: false, &quot;suffix&quot;: &quot;&quot;}, {&quot;dropping-particle&quot;: &quot;&quot;, &quot;family&quot;: &quot;Breschi&quot;, &quot;given&quot;: &quot;Alessandra&quot;, &quot;non-dropping-particle&quot;: &quot;&quot;, &quot;parse-names&quot;: false, &quot;suffix&quot;: &quot;&quot;}, {&quot;dropping-particle&quot;: &quot;&quot;, &quot;family&quot;: &quot;Bresnick&quot;, &quot;given&quot;: &quot;Emery H.&quot;, &quot;non-dropping-particle&quot;: &quot;&quot;, &quot;parse-names&quot;: false, &quot;suffix&quot;: &quot;&quot;}, {&quot;dropping-particle&quot;: &quot;&quot;, &quot;family&quot;: &quot;Brooks&quot;, &quot;given&quot;: &quot;Jason A.&quot;, &quot;non-dropping-particle&quot;: &quot;&quot;, &quot;parse-names&quot;: false, &quot;suffix&quot;: &quot;&quot;}, {&quot;dropping-particle&quot;: &quot;&quot;, &quot;family&quot;: &quot;Buckley&quot;, &quot;given&quot;: &quot;Michael&quot;, &quot;non-dropping-particle&quot;: &quot;&quot;, &quot;parse-names&quot;: false, &quot;suffix&quot;: &quot;&quot;}, {&quot;dropping-particle&quot;: &quot;&quot;, &quot;family&quot;: &quot;Burge&quot;, &quot;given&quot;: &quot;Christopher B.&quot;, &quot;non-dropping-particle&quot;: &quot;&quot;, &quot;parse-names&quot;: false, &quot;suffix&quot;: &quot;&quot;}, {&quot;dropping-particle&quot;: &quot;&quot;, &quot;family&quot;: &quot;Byron&quot;, &quot;given&quot;: &quot;Rachel&quot;, &quot;non-dropping-particle&quot;: &quot;&quot;, &quot;parse-names&quot;: false, &quot;suffix&quot;: &quot;&quot;}, {&quot;dropping-particle&quot;: &quot;&quot;, &quot;family&quot;: &quot;Cahill&quot;, &quot;given&quot;: &quot;Eileen&quot;, &quot;non-dropping-particle&quot;: &quot;&quot;, &quot;parse-names&quot;: false, &quot;suffix&quot;: &quot;&quot;}, {&quot;dropping-particle&quot;: &quot;&quot;, &quot;family&quot;: &quot;Cai&quot;, &quot;given&quot;: &quot;Lingling&quot;, &quot;non-dropping-particle&quot;: &quot;&quot;, &quot;parse-names&quot;: false, &quot;suffix&quot;: &quot;&quot;}, {&quot;dropping-particle&quot;: &quot;&quot;, &quot;family&quot;: &quot;Cao&quot;, &quot;given&quot;: &quot;Lulu&quot;, &quot;non-dropping-particle&quot;: &quot;&quot;, &quot;parse-names&quot;: false, &quot;suffix&quot;: &quot;&quot;}, {&quot;dropping-particle&quot;: &quot;&quot;, &quot;family&quot;: &quot;Carty&quot;, &quot;given&quot;: &quot;Mark&quot;, &quot;non-dropping-particle&quot;: &quot;&quot;, &quot;parse-names&quot;: false, &quot;suffix&quot;: &quot;&quot;}, {&quot;dropping-particle&quot;: &quot;&quot;, &quot;family&quot;: &quot;Castanon&quot;, &quot;given&quot;: &quot;Rosa G.&quot;, &quot;non-dropping-particle&quot;: &quot;&quot;, &quot;parse-names&quot;: false, &quot;suffix&quot;: &quot;&quot;}, {&quot;dropping-particle&quot;: &quot;&quot;, &quot;family&quot;: &quot;Castillo&quot;, &quot;given&quot;: &quot;Andres&quot;, &quot;non-dropping-particle&quot;: &quot;&quot;, &quot;parse-names&quot;: false, &quot;suffix&quot;: &quot;&quot;}, {&quot;dropping-particle&quot;: &quot;&quot;, &quot;family&quot;: &quot;Chaib&quot;, &quot;given&quot;: &quot;Hassan&quot;, &quot;non-dropping-particle&quot;: &quot;&quot;, &quot;parse-names&quot;: false, &quot;suffix&quot;: &quot;&quot;}, {&quot;dropping-particle&quot;: &quot;&quot;, &quot;family&quot;: &quot;Chan&quot;, &quot;given&quot;: &quot;Esther T.&quot;, &quot;non-dropping-particle&quot;: &quot;&quot;, &quot;parse-names&quot;: false, &quot;suffix&quot;: &quot;&quot;}, {&quot;dropping-particle&quot;: &quot;&quot;, &quot;family&quot;: &quot;Chee&quot;, &quot;given&quot;: &quot;Daniel R.&quot;, &quot;non-dropping-particle&quot;: &quot;&quot;, &quot;parse-names&quot;: false, &quot;suffix&quot;: &quot;&quot;}, {&quot;dropping-particle&quot;: &quot;&quot;, &quot;family&quot;: &quot;Chee&quot;, &quot;given&quot;: &quot;Sora&quot;, &quot;non-dropping-particle&quot;: &quot;&quot;, &quot;parse-names&quot;: false, &quot;suffix&quot;: &quot;&quot;}, {&quot;dropping-particle&quot;: &quot;&quot;, &quot;family&quot;: &quot;Chen&quot;, &quot;given&quot;: &quot;Hao&quot;, &quot;non-dropping-particle&quot;: &quot;&quot;, &quot;parse-names&quot;: false, &quot;suffix&quot;: &quot;&quot;}, {&quot;dropping-particle&quot;: &quot;&quot;, &quot;family&quot;: &quot;Chen&quot;, &quot;given&quot;: &quot;Huaming&quot;, &quot;non-dropping-particle&quot;: &quot;&quot;, &quot;parse-names&quot;: false, &quot;suffix&quot;: &quot;&quot;}, {&quot;dropping-particle&quot;: &quot;&quot;, &quot;family&quot;: &quot;Chen&quot;, &quot;given&quot;: &quot;Jia Yu&quot;, &quot;non-dropping-particle&quot;: &quot;&quot;, &quot;parse-names&quot;: false, &quot;suffix&quot;: &quot;&quot;}, {&quot;dropping-particle&quot;: &quot;&quot;, &quot;family&quot;: &quot;Chen&quot;, &quot;given&quot;: &quot;Songjie&quot;, &quot;non-dropping-particle&quot;: &quot;&quot;, &quot;parse-names&quot;: false, &quot;suffix&quot;: &quot;&quot;}, {&quot;dropping-particle&quot;: &quot;&quot;, &quot;family&quot;: &quot;Cherry&quot;, &quot;given&quot;: &quot;J. Michael&quot;, &quot;non-dropping-particle&quot;: &quot;&quot;, &quot;parse-names&quot;: false, &quot;suffix&quot;: &quot;&quot;}, {&quot;dropping-particle&quot;: &quot;&quot;, &quot;family&quot;: &quot;Chhetri&quot;, &quot;given&quot;: &quot;Surya B.&quot;, &quot;non-dropping-particle&quot;: &quot;&quot;, &quot;parse-names&quot;: false, &quot;suffix&quot;: &quot;&quot;}, {&quot;dropping-particle&quot;: &quot;&quot;, &quot;family&quot;: &quot;Choudhary&quot;, &quot;given&quot;: &quot;Jyoti S.&quot;, &quot;non-dropping-particle&quot;: &quot;&quot;, &quot;parse-names&quot;: false, &quot;suffix&quot;: &quot;&quot;}, {&quot;dropping-particle&quot;: &quot;&quot;, &quot;family&quot;: &quot;Chrast&quot;, &quot;given&quot;: &quot;Jacqueline&quot;, &quot;non-dropping-particle&quot;: &quot;&quot;, &quot;parse-names&quot;: false, &quot;suffix&quot;: &quot;&quot;}, {&quot;dropping-particle&quot;: &quot;&quot;, &quot;family&quot;: &quot;Chung&quot;, &quot;given&quot;: &quot;Dongjun&quot;, &quot;non-dropping-particle&quot;: &quot;&quot;, &quot;parse-names&quot;: false, &quot;suffix&quot;: &quot;&quot;}, {&quot;dropping-particle&quot;: &quot;&quot;, &quot;family&quot;: &quot;Clarke&quot;, &quot;given&quot;: &quot;Declan&quot;, &quot;non-dropping-particle&quot;: &quot;&quot;, &quot;parse-names&quot;: false, &quot;suffix&quot;: &quot;&quot;}, {&quot;dropping-particle&quot;: &quot;&quot;, &quot;family&quot;: &quot;Cody&quot;, &quot;given&quot;: &quot;Neal A.L.&quot;, &quot;non-dropping-particle&quot;: &quot;&quot;, &quot;parse-names&quot;: false, &quot;suffix&quot;: &quot;&quot;}, {&quot;dropping-particle&quot;: &quot;&quot;, &quot;family&quot;: &quot;Coppola&quot;, &quot;given&quot;: &quot;Candice J.&quot;, &quot;non-dropping-particle&quot;: &quot;&quot;, &quot;parse-names&quot;: false, &quot;suffix&quot;: &quot;&quot;}, {&quot;dropping-particle&quot;: &quot;&quot;, &quot;family&quot;: &quot;Coursen&quot;, &quot;given&quot;: &quot;Julie&quot;, &quot;non-dropping-particle&quot;: &quot;&quot;, &quot;parse-names&quot;: false, &quot;suffix&quot;: &quot;&quot;}, {&quot;dropping-particle&quot;: &quot;&quot;, &quot;family&quot;: &quot;D\u2019Ippolito&quot;, &quot;given&quot;: &quot;Anthony M.&quot;, &quot;non-dropping-particle&quot;: &quot;&quot;, &quot;parse-names&quot;: false, &quot;suffix&quot;: &quot;&quot;}, {&quot;dropping-particle&quot;: &quot;&quot;, &quot;family&quot;: &quot;Dalton&quot;, &quot;given&quot;: &quot;Stephen&quot;, &quot;non-dropping-particle&quot;: &quot;&quot;, &quot;parse-names&quot;: false, &quot;suffix&quot;: &quot;&quot;}, {&quot;dropping-particle&quot;: &quot;&quot;, &quot;family&quot;: &quot;Danyko&quot;, &quot;given&quot;: &quot;Cassidy&quot;, &quot;non-dropping-particle&quot;: &quot;&quot;, &quot;parse-names&quot;: false, &quot;suffix&quot;: &quot;&quot;}, {&quot;dropping-particle&quot;: &quot;&quot;, &quot;family&quot;: &quot;Davidson&quot;, &quot;given&quot;: &quot;Claire&quot;, &quot;non-dropping-particle&quot;: &quot;&quot;, &quot;parse-names&quot;: false, &quot;suffix&quot;: &quot;&quot;}, {&quot;dropping-particle&quot;: &quot;&quot;, &quot;family&quot;: &quot;Davila-Velderrain&quot;, &quot;given&quot;: &quot;Jose&quot;, &quot;non-dropping-particle&quot;: &quot;&quot;, &quot;parse-names&quot;: false, &quot;suffix&quot;: &quot;&quot;}, {&quot;dropping-particle&quot;: &quot;&quot;, &quot;family&quot;: &quot;Davis&quot;, &quot;given&quot;: &quot;Carrie A.&quot;, &quot;non-dropping-particle&quot;: &quot;&quot;, &quot;parse-names&quot;: false, &quot;suffix&quot;: &quot;&quot;}, {&quot;dropping-particle&quot;: &quot;&quot;, &quot;family&quot;: &quot;Dekker&quot;, &quot;given&quot;: &quot;Job&quot;, &quot;non-dropping-particle&quot;: &quot;&quot;, &quot;parse-names&quot;: false, &quot;suffix&quot;: &quot;&quot;}, {&quot;dropping-particle&quot;: &quot;&quot;, &quot;family&quot;: &quot;Deran&quot;, &quot;given&quot;: &quot;Alden&quot;, &quot;non-dropping-particle&quot;: &quot;&quot;, &quot;parse-names&quot;: false, &quot;suffix&quot;: &quot;&quot;}, {&quot;dropping-particle&quot;: &quot;&quot;, &quot;family&quot;: &quot;DeSalvo&quot;, &quot;given&quot;: &quot;Gilberto&quot;, &quot;non-dropping-particle&quot;: &quot;&quot;, &quot;parse-names&quot;: false, &quot;suffix&quot;: &quot;&quot;}, {&quot;dropping-particle&quot;: &quot;&quot;, &quot;family&quot;: &quot;Despacio-Reyes&quot;, &quot;given&quot;: &quot;Gloria&quot;, &quot;non-dropping-particle&quot;: &quot;&quot;, &quot;parse-names&quot;: false, &quot;suffix&quot;: &quot;&quot;}, {&quot;dropping-particle&quot;: &quot;&quot;, &quot;family&quot;: &quot;Dewey&quot;, &quot;given&quot;: &quot;Colin N.&quot;, &quot;non-dropping-particle&quot;: &quot;&quot;, &quot;parse-names&quot;: false, &quot;suffix&quot;: &quot;&quot;}, {&quot;dropping-particle&quot;: &quot;&quot;, &quot;family&quot;: &quot;Dickel&quot;, &quot;given&quot;: &quot;Diane E.&quot;, &quot;non-dropping-particle&quot;: &quot;&quot;, &quot;parse-names&quot;: false, &quot;suffix&quot;: &quot;&quot;}, {&quot;dropping-particle&quot;: &quot;&quot;, &quot;family&quot;: &quot;Diegel&quot;, &quot;given&quot;: &quot;Morgan&quot;, &quot;non-dropping-particle&quot;: &quot;&quot;, &quot;parse-names&quot;: false, &quot;suffix&quot;: &quot;&quot;}, {&quot;dropping-particle&quot;: &quot;&quot;, &quot;family&quot;: &quot;Diekhans&quot;, &quot;given&quot;: &quot;Mark&quot;, &quot;non-dropping-particle&quot;: &quot;&quot;, &quot;parse-names&quot;: false, &quot;suffix&quot;: &quot;&quot;}, {&quot;dropping-particle&quot;: &quot;&quot;, &quot;family&quot;: &quot;Dileep&quot;, &quot;given&quot;: &quot;Vishnu&quot;, &quot;non-dropping-particle&quot;: &quot;&quot;, &quot;parse-names&quot;: false, &quot;suffix&quot;: &quot;&quot;}, {&quot;dropping-particle&quot;: &quot;&quot;, &quot;family&quot;: &quot;Ding&quot;, &quot;given&quot;: &quot;Bo&quot;, &quot;non-dropping-particle&quot;: &quot;&quot;, &quot;parse-names&quot;: false, &quot;suffix&quot;: &quot;&quot;}, {&quot;dropping-particle&quot;: &quot;&quot;, &quot;family&quot;: &quot;Djebali&quot;, &quot;given&quot;: &quot;Sarah&quot;, &quot;non-dropping-particle&quot;: &quot;&quot;, &quot;parse-names&quot;: false, &quot;suffix&quot;: &quot;&quot;}, {&quot;dropping-particle&quot;: &quot;&quot;, &quot;family&quot;: &quot;Dobin&quot;, &quot;given&quot;: &quot;Alexander&quot;, &quot;non-dropping-particle&quot;: &quot;&quot;, &quot;parse-names&quot;: false, &quot;suffix&quot;: &quot;&quot;}, {&quot;dropping-particle&quot;: &quot;&quot;, &quot;family&quot;: &quot;Dominguez&quot;, &quot;given&quot;: &quot;Daniel&quot;, &quot;non-dropping-particle&quot;: &quot;&quot;, &quot;parse-names&quot;: false, &quot;suffix&quot;: &quot;&quot;}, {&quot;dropping-particle&quot;: &quot;&quot;, &quot;family&quot;: &quot;Donaldson&quot;, &quot;given&quot;: &quot;Sarah&quot;, &quot;non-dropping-particle&quot;: &quot;&quot;, &quot;parse-names&quot;: false, &quot;suffix&quot;: &quot;&quot;}, {&quot;dropping-particle&quot;: &quot;&quot;, &quot;family&quot;: &quot;Drenkow&quot;, &quot;given&quot;: &quot;Jorg&quot;, &quot;non-dropping-particle&quot;: &quot;&quot;, &quot;parse-names&quot;: false, &quot;suffix&quot;: &quot;&quot;}, {&quot;dropping-particle&quot;: &quot;&quot;, &quot;family&quot;: &quot;Dreszer&quot;, &quot;given&quot;: &quot;Timothy R.&quot;, &quot;non-dropping-particle&quot;: &quot;&quot;, &quot;parse-names&quot;: false, &quot;suffix&quot;: &quot;&quot;}, {&quot;dropping-particle&quot;: &quot;&quot;, &quot;family&quot;: &quot;Drier&quot;, &quot;given&quot;: &quot;Yotam&quot;, &quot;non-dropping-particle&quot;: &quot;&quot;, &quot;parse-names&quot;: false, &quot;suffix&quot;: &quot;&quot;}, {&quot;dropping-particle&quot;: &quot;&quot;, &quot;family&quot;: &quot;Duff&quot;, &quot;given&quot;: &quot;Michael O.&quot;, &quot;non-dropping-particle&quot;: &quot;&quot;, &quot;parse-names&quot;: false, &quot;suffix&quot;: &quot;&quot;}, {&quot;dropping-particle&quot;: &quot;&quot;, &quot;family&quot;: &quot;Dunn&quot;, &quot;given&quot;: &quot;Douglass&quot;, &quot;non-dropping-particle&quot;: &quot;&quot;, &quot;parse-names&quot;: false, &quot;suffix&quot;: &quot;&quot;}, {&quot;dropping-particle&quot;: &quot;&quot;, &quot;family&quot;: &quot;Eastman&quot;, &quot;given&quot;: &quot;Catharine&quot;, &quot;non-dropping-particle&quot;: &quot;&quot;, &quot;parse-names&quot;: false, &quot;suffix&quot;: &quot;&quot;}, {&quot;dropping-particle&quot;: &quot;&quot;, &quot;family&quot;: &quot;Ecker&quot;, &quot;given&quot;: &quot;Joseph R.&quot;, &quot;non-dropping-particle&quot;: &quot;&quot;, &quot;parse-names&quot;: false, &quot;suffix&quot;: &quot;&quot;}, {&quot;dropping-particle&quot;: &quot;&quot;, &quot;family&quot;: &quot;Edwards&quot;, &quot;given&quot;: &quot;Matthew D.&quot;, &quot;non-dropping-particle&quot;: &quot;&quot;, &quot;parse-names&quot;: false, &quot;suffix&quot;: &quot;&quot;}, {&quot;dropping-particle&quot;: &quot;&quot;, &quot;family&quot;: &quot;El-Ali&quot;, &quot;given&quot;: &quot;Nicole&quot;, &quot;non-dropping-particle&quot;: &quot;&quot;, &quot;parse-names&quot;: false, &quot;suffix&quot;: &quot;&quot;}, {&quot;dropping-particle&quot;: &quot;&quot;, &quot;family&quot;: &quot;Elhajjajy&quot;, &quot;given&quot;: &quot;Shaimae I.&quot;, &quot;non-dropping-particle&quot;: &quot;&quot;, &quot;parse-names&quot;: false, &quot;suffix&quot;: &quot;&quot;}, {&quot;dropping-particle&quot;: &quot;&quot;, &quot;family&quot;: &quot;Elkins&quot;, &quot;given&quot;: &quot;Keri&quot;, &quot;non-dropping-particle&quot;: &quot;&quot;, &quot;parse-names&quot;: false, &quot;suffix&quot;: &quot;&quot;}, {&quot;dropping-particle&quot;: &quot;&quot;, &quot;family&quot;: &quot;Emili&quot;, &quot;given&quot;: &quot;Andrew&quot;, &quot;non-dropping-particle&quot;: &quot;&quot;, &quot;parse-names&quot;: false, &quot;suffix&quot;: &quot;&quot;}, {&quot;dropping-particle&quot;: &quot;&quot;, &quot;family&quot;: &quot;Epstein&quot;, &quot;given&quot;: &quot;Charles B.&quot;, &quot;non-dropping-particle&quot;: &quot;&quot;, &quot;parse-names&quot;: false, &quot;suffix&quot;: &quot;&quot;}, {&quot;dropping-particle&quot;: &quot;&quot;, &quot;family&quot;: &quot;Evans&quot;, &quot;given&quot;: &quot;Rachel C.&quot;, &quot;non-dropping-particle&quot;: &quot;&quot;, &quot;parse-names&quot;: false, &quot;suffix&quot;: &quot;&quot;}, {&quot;dropping-particle&quot;: &quot;&quot;, &quot;family&quot;: &quot;Ezkurdia&quot;, &quot;given&quot;: &quot;Iakes&quot;, &quot;non-dropping-particle&quot;: &quot;&quot;, &quot;parse-names&quot;: false, &quot;suffix&quot;: &quot;&quot;}, {&quot;dropping-particle&quot;: &quot;&quot;, &quot;family&quot;: &quot;Fan&quot;, &quot;given&quot;: &quot;Kaili&quot;, &quot;non-dropping-particle&quot;: &quot;&quot;, &quot;parse-names&quot;: false, &quot;suffix&quot;: &quot;&quot;}, {&quot;dropping-particle&quot;: &quot;&quot;, &quot;family&quot;: &quot;Farnham&quot;, &quot;given&quot;: &quot;Peggy J.&quot;, &quot;non-dropping-particle&quot;: &quot;&quot;, &quot;parse-names&quot;: false, &quot;suffix&quot;: &quot;&quot;}, {&quot;dropping-particle&quot;: &quot;&quot;, &quot;family&quot;: &quot;Farrell&quot;, &quot;given&quot;: &quot;Nina&quot;, &quot;non-dropping-particle&quot;: &quot;&quot;, &quot;parse-names&quot;: false, &quot;suffix&quot;: &quot;&quot;}, {&quot;dropping-particle&quot;: &quot;&quot;, &quot;family&quot;: &quot;Feingold&quot;, &quot;given&quot;: &quot;Elise A.&quot;, &quot;non-dropping-particle&quot;: &quot;&quot;, &quot;parse-names&quot;: false, &quot;suffix&quot;: &quot;&quot;}, {&quot;dropping-particle&quot;: &quot;&quot;, &quot;family&quot;: &quot;Ferreira&quot;, &quot;given&quot;: &quot;Anne Maud&quot;, &quot;non-dropping-particle&quot;: &quot;&quot;, &quot;parse-names&quot;: false, &quot;suffix&quot;: &quot;&quot;}, {&quot;dropping-particle&quot;: &quot;&quot;, &quot;family&quot;: &quot;Fisher-Aylor&quot;, &quot;given&quot;: &quot;Katherine&quot;, &quot;non-dropping-particle&quot;: &quot;&quot;, &quot;parse-names&quot;: false, &quot;suffix&quot;: &quot;&quot;}, {&quot;dropping-particle&quot;: &quot;&quot;, &quot;family&quot;: &quot;Fitzgerald&quot;, &quot;given&quot;: &quot;Stephen&quot;, &quot;non-dropping-particle&quot;: &quot;&quot;, &quot;parse-names&quot;: false, &quot;suffix&quot;: &quot;&quot;}, {&quot;dropping-particle&quot;: &quot;&quot;, &quot;family&quot;: &quot;Flicek&quot;, &quot;given&quot;: &quot;Paul&quot;, &quot;non-dropping-particle&quot;: &quot;&quot;, &quot;parse-names&quot;: false, &quot;suffix&quot;: &quot;&quot;}, {&quot;dropping-particle&quot;: &quot;&quot;, &quot;family&quot;: &quot;Foo&quot;, &quot;given&quot;: &quot;Chuan Sheng&quot;, &quot;non-dropping-particle&quot;: &quot;&quot;, &quot;parse-names&quot;: false, &quot;suffix&quot;: &quot;&quot;}, {&quot;dropping-particle&quot;: &quot;&quot;, &quot;family&quot;: &quot;Fortier&quot;, &quot;given&quot;: &quot;Kevin&quot;, &quot;non-dropping-particle&quot;: &quot;&quot;, &quot;parse-names&quot;: false, &quot;suffix&quot;: &quot;&quot;}, {&quot;dropping-particle&quot;: &quot;&quot;, &quot;family&quot;: &quot;Frankish&quot;, &quot;given&quot;: &quot;Adam&quot;, &quot;non-dropping-particle&quot;: &quot;&quot;, &quot;parse-names&quot;: false, &quot;suffix&quot;: &quot;&quot;}, {&quot;dropping-particle&quot;: &quot;&quot;, &quot;family&quot;: &quot;Freese&quot;, &quot;given&quot;: &quot;Peter&quot;, &quot;non-dropping-particle&quot;: &quot;&quot;, &quot;parse-names&quot;: false, &quot;suffix&quot;: &quot;&quot;}, {&quot;dropping-particle&quot;: &quot;&quot;, &quot;family&quot;: &quot;Fu&quot;, &quot;given&quot;: &quot;Shaliu&quot;, &quot;non-dropping-particle&quot;: &quot;&quot;, &quot;parse-names&quot;: false, &quot;suffix&quot;: &quot;&quot;}, {&quot;dropping-particle&quot;: &quot;&quot;, &quot;family&quot;: &quot;Fu&quot;, &quot;given&quot;: &quot;Xiang Dong&quot;, &quot;non-dropping-particle&quot;: &quot;&quot;, &quot;parse-names&quot;: false, &quot;suffix&quot;: &quot;&quot;}, {&quot;dropping-particle&quot;: &quot;&quot;, &quot;family&quot;: &quot;Fu&quot;, &quot;given&quot;: &quot;Yu&quot;, &quot;non-dropping-particle&quot;: &quot;&quot;, &quot;parse-names&quot;: false, &quot;suffix&quot;: &quot;&quot;}, {&quot;dropping-particle&quot;: &quot;&quot;, &quot;family&quot;: &quot;Fukuda-Yuzawa&quot;, &quot;given&quot;: &quot;Yoko&quot;, &quot;non-dropping-particle&quot;: &quot;&quot;, &quot;parse-names&quot;: false, &quot;suffix&quot;: &quot;&quot;}, {&quot;dropping-particle&quot;: &quot;&quot;, &quot;family&quot;: &quot;Fulciniti&quot;, &quot;given&quot;: &quot;Mariateresa&quot;, &quot;non-dropping-particle&quot;: &quot;&quot;, &quot;parse-names&quot;: false, &quot;suffix&quot;: &quot;&quot;}, {&quot;dropping-particle&quot;: &quot;&quot;, &quot;family&quot;: &quot;Funnell&quot;, &quot;given&quot;: &quot;Alister P.W.&quot;, &quot;non-dropping-particle&quot;: &quot;&quot;, &quot;parse-names&quot;: false, &quot;suffix&quot;: &quot;&quot;}, {&quot;dropping-particle&quot;: &quot;&quot;, &quot;family&quot;: &quot;Gabdank&quot;, &quot;given&quot;: &quot;Idan&quot;, &quot;non-dropping-particle&quot;: &quot;&quot;, &quot;parse-names&quot;: false, &quot;suffix&quot;: &quot;&quot;}, {&quot;dropping-particle&quot;: &quot;&quot;, &quot;family&quot;: &quot;Galeev&quot;, &quot;given&quot;: &quot;Timur&quot;, &quot;non-dropping-particle&quot;: &quot;&quot;, &quot;parse-names&quot;: false, &quot;suffix&quot;: &quot;&quot;}, {&quot;dropping-particle&quot;: &quot;&quot;, &quot;family&quot;: &quot;Gao&quot;, &quot;given&quot;: &quot;Mingshi&quot;, &quot;non-dropping-particle&quot;: &quot;&quot;, &quot;parse-names&quot;: false, &quot;suffix&quot;: &quot;&quot;}, {&quot;dropping-particle&quot;: &quot;&quot;, &quot;family&quot;: &quot;Giron&quot;, &quot;given&quot;: &quot;Carlos Garcia&quot;, &quot;non-dropping-particle&quot;: &quot;&quot;, &quot;parse-names&quot;: false, &quot;suffix&quot;: &quot;&quot;}, {&quot;dropping-particle&quot;: &quot;&quot;, &quot;family&quot;: &quot;Garvin&quot;, &quot;given&quot;: &quot;Tyler H.&quot;, &quot;non-dropping-particle&quot;: &quot;&quot;, &quot;parse-names&quot;: false, &quot;suffix&quot;: &quot;&quot;}, {&quot;dropping-particle&quot;: &quot;&quot;, &quot;family&quot;: &quot;Gelboin-Burkhart&quot;, &quot;given&quot;: &quot;Chelsea Anne&quot;, &quot;non-dropping-particle&quot;: &quot;&quot;, &quot;parse-names&quot;: false, &quot;suffix&quot;: &quot;&quot;}, {&quot;dropping-particle&quot;: &quot;&quot;, &quot;family&quot;: &quot;Georgolopoulos&quot;, &quot;given&quot;: &quot;Grigorios&quot;, &quot;non-dropping-particle&quot;: &quot;&quot;, &quot;parse-names&quot;: false, &quot;suffix&quot;: &quot;&quot;}, {&quot;dropping-particle&quot;: &quot;&quot;, &quot;family&quot;: &quot;Gerstein&quot;, &quot;given&quot;: &quot;Mark B.&quot;, &quot;non-dropping-particle&quot;: &quot;&quot;, &quot;parse-names&quot;: false, &quot;suffix&quot;: &quot;&quot;}, {&quot;dropping-particle&quot;: &quot;&quot;, &quot;family&quot;: &quot;Giardine&quot;, &quot;given&quot;: &quot;Belinda M.&quot;, &quot;non-dropping-particle&quot;: &quot;&quot;, &quot;parse-names&quot;: false, &quot;suffix&quot;: &quot;&quot;}, {&quot;dropping-particle&quot;: &quot;&quot;, &quot;family&quot;: &quot;Gifford&quot;, &quot;given&quot;: &quot;David K.&quot;, &quot;non-dropping-particle&quot;: &quot;&quot;, &quot;parse-names&quot;: false, &quot;suffix&quot;: &quot;&quot;}, {&quot;dropping-particle&quot;: &quot;&quot;, &quot;family&quot;: &quot;Gilbert&quot;, &quot;given&quot;: &quot;David M.&quot;, &quot;non-dropping-particle&quot;: &quot;&quot;, &quot;parse-names&quot;: false, &quot;suffix&quot;: &quot;&quot;}, {&quot;dropping-particle&quot;: &quot;&quot;, &quot;family&quot;: &quot;Gilchrist&quot;, &quot;given&quot;: &quot;Daniel A.&quot;, &quot;non-dropping-particle&quot;: &quot;&quot;, &quot;parse-names&quot;: false, &quot;suffix&quot;: &quot;&quot;}, {&quot;dropping-particle&quot;: &quot;&quot;, &quot;family&quot;: &quot;Gillespie&quot;, &quot;given&quot;: &quot;Shawn&quot;, &quot;non-dropping-particle&quot;: &quot;&quot;, &quot;parse-names&quot;: false, &quot;suffix&quot;: &quot;&quot;}, {&quot;dropping-particle&quot;: &quot;&quot;, &quot;family&quot;: &quot;Gingeras&quot;, &quot;given&quot;: &quot;Thomas R.&quot;, &quot;non-dropping-particle&quot;: &quot;&quot;, &quot;parse-names&quot;: false, &quot;suffix&quot;: &quot;&quot;}, {&quot;dropping-particle&quot;: &quot;&quot;, &quot;family&quot;: &quot;Gong&quot;, &quot;given&quot;: &quot;Peng&quot;, &quot;non-dropping-particle&quot;: &quot;&quot;, &quot;parse-names&quot;: false, &quot;suffix&quot;: &quot;&quot;}, {&quot;dropping-particle&quot;: &quot;&quot;, &quot;family&quot;: &quot;Gonzalez&quot;, &quot;given&quot;: &quot;Alvaro&quot;, &quot;non-dropping-particle&quot;: &quot;&quot;, &quot;parse-names&quot;: false, &quot;suffix&quot;: &quot;&quot;}, {&quot;dropping-particle&quot;: &quot;&quot;, &quot;family&quot;: &quot;Gonzalez&quot;, &quot;given&quot;: &quot;Jose M.&quot;, &quot;non-dropping-particle&quot;: &quot;&quot;, &quot;parse-names&quot;: false, &quot;suffix&quot;: &quot;&quot;}, {&quot;dropping-particle&quot;: &quot;&quot;, &quot;family&quot;: &quot;Good&quot;, &quot;given&quot;: &quot;Peter&quot;, &quot;non-dropping-particle&quot;: &quot;&quot;, &quot;parse-names&quot;: false, &quot;suffix&quot;: &quot;&quot;}, {&quot;dropping-particle&quot;: &quot;&quot;, &quot;family&quot;: &quot;Goren&quot;, &quot;given&quot;: &quot;Alon&quot;, &quot;non-dropping-particle&quot;: &quot;&quot;, &quot;parse-names&quot;: false, &quot;suffix&quot;: &quot;&quot;}, {&quot;dropping-particle&quot;: &quot;&quot;, &quot;family&quot;: &quot;Gorkin&quot;, &quot;given&quot;: &quot;David U.&quot;, &quot;non-dropping-particle&quot;: &quot;&quot;, &quot;parse-names&quot;: false, &quot;suffix&quot;: &quot;&quot;}, {&quot;dropping-particle&quot;: &quot;&quot;, &quot;family&quot;: &quot;Graveley&quot;, &quot;given&quot;: &quot;Brenton R.&quot;, &quot;non-dropping-particle&quot;: &quot;&quot;, &quot;parse-names&quot;: false, &quot;suffix&quot;: &quot;&quot;}, {&quot;dropping-particle&quot;: &quot;&quot;, &quot;family&quot;: &quot;Gray&quot;, &quot;given&quot;: &quot;Michael&quot;, &quot;non-dropping-particle&quot;: &quot;&quot;, &quot;parse-names&quot;: false, &quot;suffix&quot;: &quot;&quot;}, {&quot;dropping-particle&quot;: &quot;&quot;, &quot;family&quot;: &quot;Greenblatt&quot;, &quot;given&quot;: &quot;Jack F.&quot;, &quot;non-dropping-particle&quot;: &quot;&quot;, &quot;parse-names&quot;: false, &quot;suffix&quot;: &quot;&quot;}, {&quot;dropping-particle&quot;: &quot;&quot;, &quot;family&quot;: &quot;Griffiths&quot;, &quot;given&quot;: &quot;Ed&quot;, &quot;non-dropping-particle&quot;: &quot;&quot;, &quot;parse-names&quot;: false, &quot;suffix&quot;: &quot;&quot;}, {&quot;dropping-particle&quot;: &quot;&quot;, &quot;family&quot;: &quot;Groudine&quot;, &quot;given&quot;: &quot;Mark T.&quot;, &quot;non-dropping-particle&quot;: &quot;&quot;, &quot;parse-names&quot;: false, &quot;suffix&quot;: &quot;&quot;}, {&quot;dropping-particle&quot;: &quot;&quot;, &quot;family&quot;: &quot;Grubert&quot;, &quot;given&quot;: &quot;Fabian&quot;, &quot;non-dropping-particle&quot;: &quot;&quot;, &quot;parse-names&quot;: false, &quot;suffix&quot;: &quot;&quot;}, {&quot;dropping-particle&quot;: &quot;&quot;, &quot;family&quot;: &quot;Gu&quot;, &quot;given&quot;: &quot;Mengting&quot;, &quot;non-dropping-particle&quot;: &quot;&quot;, &quot;parse-names&quot;: false, &quot;suffix&quot;: &quot;&quot;}, {&quot;dropping-particle&quot;: &quot;&quot;, &quot;family&quot;: &quot;Guig\u00f3&quot;, &quot;given&quot;: &quot;Roderic&quot;, &quot;non-dropping-particle&quot;: &quot;&quot;, &quot;parse-names&quot;: false, &quot;suffix&quot;: &quot;&quot;}, {&quot;dropping-particle&quot;: &quot;&quot;, &quot;family&quot;: &quot;Guo&quot;, &quot;given&quot;: &quot;Hongbo&quot;, &quot;non-dropping-particle&quot;: &quot;&quot;, &quot;parse-names&quot;: false, &quot;suffix&quot;: &quot;&quot;}, {&quot;dropping-particle&quot;: &quot;&quot;, &quot;family&quot;: &quot;Guo&quot;, &quot;given&quot;: &quot;Yu&quot;, &quot;non-dropping-particle&quot;: &quot;&quot;, &quot;parse-names&quot;: false, &quot;suffix&quot;: &quot;&quot;}, {&quot;dropping-particle&quot;: &quot;&quot;, &quot;family&quot;: &quot;Guo&quot;, &quot;given&quot;: &quot;Yuchun&quot;, &quot;non-dropping-particle&quot;: &quot;&quot;, &quot;parse-names&quot;: false, &quot;suffix&quot;: &quot;&quot;}, {&quot;dropping-particle&quot;: &quot;&quot;, &quot;family&quot;: &quot;Gursoy&quot;, &quot;given&quot;: &quot;Gamze&quot;, &quot;non-dropping-particle&quot;: &quot;&quot;, &quot;parse-names&quot;: false, &quot;suffix&quot;: &quot;&quot;}, {&quot;dropping-particle&quot;: &quot;&quot;, &quot;family&quot;: &quot;Gutierrez-Arcelus&quot;, &quot;given&quot;: &quot;Maria&quot;, &quot;non-dropping-particle&quot;: &quot;&quot;, &quot;parse-names&quot;: false, &quot;suffix&quot;: &quot;&quot;}, {&quot;dropping-particle&quot;: &quot;&quot;, &quot;family&quot;: &quot;Halow&quot;, &quot;given&quot;: &quot;Jessica&quot;, &quot;non-dropping-particle&quot;: &quot;&quot;, &quot;parse-names&quot;: false, &quot;suffix&quot;: &quot;&quot;}, {&quot;dropping-particle&quot;: &quot;&quot;, &quot;family&quot;: &quot;Hardison&quot;, &quot;given&quot;: &quot;Ross C.&quot;, &quot;non-dropping-particle&quot;: &quot;&quot;, &quot;parse-names&quot;: false, &quot;suffix&quot;: &quot;&quot;}, {&quot;dropping-particle&quot;: &quot;&quot;, &quot;family&quot;: &quot;Hardy&quot;, &quot;given&quot;: &quot;Matthew&quot;, &quot;non-dropping-particle&quot;: &quot;&quot;, &quot;parse-names&quot;: false, &quot;suffix&quot;: &quot;&quot;}, {&quot;dropping-particle&quot;: &quot;&quot;, &quot;family&quot;: &quot;Hariharan&quot;, &quot;given&quot;: &quot;Manoj&quot;, &quot;non-dropping-particle&quot;: &quot;&quot;, &quot;parse-names&quot;: false, &quot;suffix&quot;: &quot;&quot;}, {&quot;dropping-particle&quot;: &quot;&quot;, &quot;family&quot;: &quot;Harmanci&quot;, &quot;given&quot;: &quot;Arif&quot;, &quot;non-dropping-particle&quot;: &quot;&quot;, &quot;parse-names&quot;: false, &quot;suffix&quot;: &quot;&quot;}, {&quot;dropping-particle&quot;: &quot;&quot;, &quot;family&quot;: &quot;Harrington&quot;, &quot;given&quot;: &quot;Anne&quot;, &quot;non-dropping-particle&quot;: &quot;&quot;, &quot;parse-names&quot;: false, &quot;suffix&quot;: &quot;&quot;}, {&quot;dropping-particle&quot;: &quot;&quot;, &quot;family&quot;: &quot;Harrow&quot;, &quot;given&quot;: &quot;Jennifer L.&quot;, &quot;non-dropping-particle&quot;: &quot;&quot;, &quot;parse-names&quot;: false, &quot;suffix&quot;: &quot;&quot;}, {&quot;dropping-particle&quot;: &quot;&quot;, &quot;family&quot;: &quot;Hashimoto&quot;, &quot;given&quot;: &quot;Tatsunori B.&quot;, &quot;non-dropping-particle&quot;: &quot;&quot;, &quot;parse-names&quot;: false, &quot;suffix&quot;: &quot;&quot;}, {&quot;dropping-particle&quot;: &quot;&quot;, &quot;family&quot;: &quot;Hasz&quot;, &quot;given&quot;: &quot;Richard D.&quot;, &quot;non-dropping-particle&quot;: &quot;&quot;, &quot;parse-names&quot;: false, &quot;suffix&quot;: &quot;&quot;}, {&quot;dropping-particle&quot;: &quot;&quot;, &quot;family&quot;: &quot;Hatan&quot;, &quot;given&quot;: &quot;Meital&quot;, &quot;non-dropping-particle&quot;: &quot;&quot;, &quot;parse-names&quot;: false, &quot;suffix&quot;: &quot;&quot;}, {&quot;dropping-particle&quot;: &quot;&quot;, &quot;family&quot;: &quot;Haugen&quot;, &quot;given&quot;: &quot;Eric&quot;, &quot;non-dropping-particle&quot;: &quot;&quot;, &quot;parse-names&quot;: false, &quot;suffix&quot;: &quot;&quot;}, {&quot;dropping-particle&quot;: &quot;&quot;, &quot;family&quot;: &quot;Hayes&quot;, &quot;given&quot;: &quot;James E.&quot;, &quot;non-dropping-particle&quot;: &quot;&quot;, &quot;parse-names&quot;: false, &quot;suffix&quot;: &quot;&quot;}, {&quot;dropping-particle&quot;: &quot;&quot;, &quot;family&quot;: &quot;He&quot;, &quot;given&quot;: &quot;Peng&quot;, &quot;non-dropping-particle&quot;: &quot;&quot;, &quot;parse-names&quot;: false, &quot;suffix&quot;: &quot;&quot;}, {&quot;dropping-particle&quot;: &quot;&quot;, &quot;family&quot;: &quot;He&quot;, &quot;given&quot;: &quot;Yupeng&quot;, &quot;non-dropping-particle&quot;: &quot;&quot;, &quot;parse-names&quot;: false, &quot;suffix&quot;: &quot;&quot;}, {&quot;dropping-particle&quot;: &quot;&quot;, &quot;family&quot;: &quot;Heidari&quot;, &quot;given&quot;: &quot;Nastaran&quot;, &quot;non-dropping-particle&quot;: &quot;&quot;, &quot;parse-names&quot;: false, &quot;suffix&quot;: &quot;&quot;}, {&quot;dropping-particle&quot;: &quot;&quot;, &quot;family&quot;: &quot;Hendrickson&quot;, &quot;given&quot;: &quot;David&quot;, &quot;non-dropping-particle&quot;: &quot;&quot;, &quot;parse-names&quot;: false, &quot;suffix&quot;: &quot;&quot;}, {&quot;dropping-particle&quot;: &quot;&quot;, &quot;family&quot;: &quot;Heuston&quot;, &quot;given&quot;: &quot;Elisabeth F.&quot;, &quot;non-dropping-particle&quot;: &quot;&quot;, &quot;parse-names&quot;: false, &quot;suffix&quot;: &quot;&quot;}, {&quot;dropping-particle&quot;: &quot;&quot;, &quot;family&quot;: &quot;Hilton&quot;, &quot;given&quot;: &quot;Jason A.&quot;, &quot;non-dropping-particle&quot;: &quot;&quot;, &quot;parse-names&quot;: false, &quot;suffix&quot;: &quot;&quot;}, {&quot;dropping-particle&quot;: &quot;&quot;, &quot;family&quot;: &quot;Hitz&quot;, &quot;given&quot;: &quot;Benjamin C.&quot;, &quot;non-dropping-particle&quot;: &quot;&quot;, &quot;parse-names&quot;: false, &quot;suffix&quot;: &quot;&quot;}, {&quot;dropping-particle&quot;: &quot;&quot;, &quot;family&quot;: &quot;Hochman&quot;, &quot;given&quot;: &quot;Abigail&quot;, &quot;non-dropping-particle&quot;: &quot;&quot;, &quot;parse-names&quot;: false, &quot;suffix&quot;: &quot;&quot;}, {&quot;dropping-particle&quot;: &quot;&quot;, &quot;family&quot;: &quot;Holgren&quot;, &quot;given&quot;: &quot;Cory&quot;, &quot;non-dropping-particle&quot;: &quot;&quot;, &quot;parse-names&quot;: false, &quot;suffix&quot;: &quot;&quot;}, {&quot;dropping-particle&quot;: &quot;&quot;, &quot;family&quot;: &quot;Hou&quot;, &quot;given&quot;: &quot;Lei&quot;, &quot;non-dropping-particle&quot;: &quot;&quot;, &quot;parse-names&quot;: false, &quot;suffix&quot;: &quot;&quot;}, {&quot;dropping-particle&quot;: &quot;&quot;, &quot;family&quot;: &quot;Hou&quot;, &quot;given&quot;: &quot;Shuyu&quot;, &quot;non-dropping-particle&quot;: &quot;&quot;, &quot;parse-names&quot;: false, &quot;suffix&quot;: &quot;&quot;}, {&quot;dropping-particle&quot;: &quot;&quot;, &quot;family&quot;: &quot;Hsiao&quot;, &quot;given&quot;: &quot;Yun Hua E.&quot;, &quot;non-dropping-particle&quot;: &quot;&quot;, &quot;parse-names&quot;: false, &quot;suffix&quot;: &quot;&quot;}, {&quot;dropping-particle&quot;: &quot;&quot;, &quot;family&quot;: &quot;Hsu&quot;, &quot;given&quot;: &quot;Shanna&quot;, &quot;non-dropping-particle&quot;: &quot;&quot;, &quot;parse-names&quot;: false, &quot;suffix&quot;: &quot;&quot;}, {&quot;dropping-particle&quot;: &quot;&quot;, &quot;family&quot;: &quot;Huang&quot;, &quot;given&quot;: &quot;Hui&quot;, &quot;non-dropping-particle&quot;: &quot;&quot;, &quot;parse-names&quot;: false, &quot;suffix&quot;: &quot;&quot;}, {&quot;dropping-particle&quot;: &quot;&quot;, &quot;family&quot;: &quot;Hubbard&quot;, &quot;given&quot;: &quot;Tim J.&quot;, &quot;non-dropping-particle&quot;: &quot;&quot;, &quot;parse-names&quot;: false, &quot;suffix&quot;: &quot;&quot;}, {&quot;dropping-particle&quot;: &quot;&quot;, &quot;family&quot;: &quot;Huey&quot;, &quot;given&quot;: &quot;Jack&quot;, &quot;non-dropping-particle&quot;: &quot;&quot;, &quot;parse-names&quot;: false, &quot;suffix&quot;: &quot;&quot;}, {&quot;dropping-particle&quot;: &quot;&quot;, &quot;family&quot;: &quot;Hughes&quot;, &quot;given&quot;: &quot;Timothy R.&quot;, &quot;non-dropping-particle&quot;: &quot;&quot;, &quot;parse-names&quot;: false, &quot;suffix&quot;: &quot;&quot;}, {&quot;dropping-particle&quot;: &quot;&quot;, &quot;family&quot;: &quot;Hunt&quot;, &quot;given&quot;: &quot;Toby&quot;, &quot;non-dropping-particle&quot;: &quot;&quot;, &quot;parse-names&quot;: false, &quot;suffix&quot;: &quot;&quot;}, {&quot;dropping-particle&quot;: &quot;&quot;, &quot;family&quot;: &quot;Ibarrientos&quot;, &quot;given&quot;: &quot;Sean&quot;, &quot;non-dropping-particle&quot;: &quot;&quot;, &quot;parse-names&quot;: false, &quot;suffix&quot;: &quot;&quot;}, {&quot;dropping-particle&quot;: &quot;&quot;, &quot;family&quot;: &quot;Issner&quot;, &quot;given&quot;: &quot;Robbyn&quot;, &quot;non-dropping-particle&quot;: &quot;&quot;, &quot;parse-names&quot;: false, &quot;suffix&quot;: &quot;&quot;}, {&quot;dropping-particle&quot;: &quot;&quot;, &quot;family&quot;: &quot;Iwata&quot;, &quot;given&quot;: &quot;Mineo&quot;, &quot;non-dropping-particle&quot;: &quot;&quot;, &quot;parse-names&quot;: false, &quot;suffix&quot;: &quot;&quot;}, {&quot;dropping-particle&quot;: &quot;&quot;, &quot;family&quot;: &quot;Izuogu&quot;, &quot;given&quot;: &quot;Osagie&quot;, &quot;non-dropping-particle&quot;: &quot;&quot;, &quot;parse-names&quot;: false, &quot;suffix&quot;: &quot;&quot;}, {&quot;dropping-particle&quot;: &quot;&quot;, &quot;family&quot;: &quot;Jaakkola&quot;, &quot;given&quot;: &quot;Tommi&quot;, &quot;non-dropping-particle&quot;: &quot;&quot;, &quot;parse-names&quot;: false, &quot;suffix&quot;: &quot;&quot;}, {&quot;dropping-particle&quot;: &quot;&quot;, &quot;family&quot;: &quot;Jameel&quot;, &quot;given&quot;: &quot;Nader&quot;, &quot;non-dropping-particle&quot;: &quot;&quot;, &quot;parse-names&quot;: false, &quot;suffix&quot;: &quot;&quot;}, {&quot;dropping-particle&quot;: &quot;&quot;, &quot;family&quot;: &quot;Jansen&quot;, &quot;given&quot;: &quot;Camden&quot;, &quot;non-dropping-particle&quot;: &quot;&quot;, &quot;parse-names&quot;: false, &quot;suffix&quot;: &quot;&quot;}, {&quot;dropping-particle&quot;: &quot;&quot;, &quot;family&quot;: &quot;Jiang&quot;, &quot;given&quot;: &quot;Lixia&quot;, &quot;non-dropping-particle&quot;: &quot;&quot;, &quot;parse-names&quot;: false, &quot;suffix&quot;: &quot;&quot;}, {&quot;dropping-particle&quot;: &quot;&quot;, &quot;family&quot;: &quot;Jiang&quot;, &quot;given&quot;: &quot;Peng&quot;, &quot;non-dropping-particle&quot;: &quot;&quot;, &quot;parse-names&quot;: false, &quot;suffix&quot;: &quot;&quot;}, {&quot;dropping-particle&quot;: &quot;&quot;, &quot;family&quot;: &quot;Johnson&quot;, &quot;given&quot;: &quot;Audra&quot;, &quot;non-dropping-particle&quot;: &quot;&quot;, &quot;parse-names&quot;: false, &quot;suffix&quot;: &quot;&quot;}, {&quot;dropping-particle&quot;: &quot;&quot;, &quot;family&quot;: &quot;Johnson&quot;, &quot;given&quot;: &quot;Rory&quot;, &quot;non-dropping-particle&quot;: &quot;&quot;, &quot;parse-names&quot;: false, &quot;suffix&quot;: &quot;&quot;}, {&quot;dropping-particle&quot;: &quot;&quot;, &quot;family&quot;: &quot;Jungreis&quot;, &quot;given&quot;: &quot;Irwin&quot;, &quot;non-dropping-particle&quot;: &quot;&quot;, &quot;parse-names&quot;: false, &quot;suffix&quot;: &quot;&quot;}, {&quot;dropping-particle&quot;: &quot;&quot;, &quot;family&quot;: &quot;Kadaba&quot;, &quot;given&quot;: &quot;Madhura&quot;, &quot;non-dropping-particle&quot;: &quot;&quot;, &quot;parse-names&quot;: false, &quot;suffix&quot;: &quot;&quot;}, {&quot;dropping-particle&quot;: &quot;&quot;, &quot;family&quot;: &quot;Kasowski&quot;, &quot;given&quot;: &quot;Maya&quot;, &quot;non-dropping-particle&quot;: &quot;&quot;, &quot;parse-names&quot;: false, &quot;suffix&quot;: &quot;&quot;}, {&quot;dropping-particle&quot;: &quot;&quot;, &quot;family&quot;: &quot;Kasparian&quot;, &quot;given&quot;: &quot;Mary&quot;, &quot;non-dropping-particle&quot;: &quot;&quot;, &quot;parse-names&quot;: false, &quot;suffix&quot;: &quot;&quot;}, {&quot;dropping-particle&quot;: &quot;&quot;, &quot;family&quot;: &quot;Kato&quot;, &quot;given&quot;: &quot;Momoe&quot;, &quot;non-dropping-particle&quot;: &quot;&quot;, &quot;parse-names&quot;: false, &quot;suffix&quot;: &quot;&quot;}, {&quot;dropping-particle&quot;: &quot;&quot;, &quot;family&quot;: &quot;Kaul&quot;, &quot;given&quot;: &quot;Rajinder&quot;, &quot;non-dropping-particle&quot;: &quot;&quot;, &quot;parse-names&quot;: false, &quot;suffix&quot;: &quot;&quot;}, {&quot;dropping-particle&quot;: &quot;&quot;, &quot;family&quot;: &quot;Kawli&quot;, &quot;given&quot;: &quot;Trupti&quot;, &quot;non-dropping-particle&quot;: &quot;&quot;, &quot;parse-names&quot;: false, &quot;suffix&quot;: &quot;&quot;}, {&quot;dropping-particle&quot;: &quot;&quot;, &quot;family&quot;: &quot;Kay&quot;, &quot;given&quot;: &quot;Michael&quot;, &quot;non-dropping-particle&quot;: &quot;&quot;, &quot;parse-names&quot;: false, &quot;suffix&quot;: &quot;&quot;}, {&quot;dropping-particle&quot;: &quot;&quot;, &quot;family&quot;: &quot;Keen&quot;, &quot;given&quot;: &quot;Judith C.&quot;, &quot;non-dropping-particle&quot;: &quot;&quot;, &quot;parse-names&quot;: false, &quot;suffix&quot;: &quot;&quot;}, {&quot;dropping-particle&quot;: &quot;&quot;, &quot;family&quot;: &quot;Keles&quot;, &quot;given&quot;: &quot;Sunduz&quot;, &quot;non-dropping-particle&quot;: &quot;&quot;, &quot;parse-names&quot;: false, &quot;suffix&quot;: &quot;&quot;}, {&quot;dropping-particle&quot;: &quot;&quot;, &quot;family&quot;: &quot;Keller&quot;, &quot;given&quot;: &quot;Cheryl A.&quot;, &quot;non-dropping-particle&quot;: &quot;&quot;, &quot;parse-names&quot;: false, &quot;suffix&quot;: &quot;&quot;}, {&quot;dropping-particle&quot;: &quot;&quot;, &quot;family&quot;: &quot;Kelley&quot;, &quot;given&quot;: &quot;David&quot;, &quot;non-dropping-particle&quot;: &quot;&quot;, &quot;parse-names&quot;: false, &quot;suffix&quot;: &quot;&quot;}, {&quot;dropping-particle&quot;: &quot;&quot;, &quot;family&quot;: &quot;Kellis&quot;, &quot;given&quot;: &quot;Manolis&quot;, &quot;non-dropping-particle&quot;: &quot;&quot;, &quot;parse-names&quot;: false, &quot;suffix&quot;: &quot;&quot;}, {&quot;dropping-particle&quot;: &quot;&quot;, &quot;family&quot;: &quot;Kheradpour&quot;, &quot;given&quot;: &quot;Pouya&quot;, &quot;non-dropping-particle&quot;: &quot;&quot;, &quot;parse-names&quot;: false, &quot;suffix&quot;: &quot;&quot;}, {&quot;dropping-particle&quot;: &quot;&quot;, &quot;family&quot;: &quot;Kim&quot;, &quot;given&quot;: &quot;Daniel Sunwook&quot;, &quot;non-dropping-particle&quot;: &quot;&quot;, &quot;parse-names&quot;: false, &quot;suffix&quot;: &quot;&quot;}, {&quot;dropping-particle&quot;: &quot;&quot;, &quot;family&quot;: &quot;Kirilusha&quot;, &quot;given&quot;: &quot;Anthony&quot;, &quot;non-dropping-particle&quot;: &quot;&quot;, &quot;parse-names&quot;: false, &quot;suffix&quot;: &quot;&quot;}, {&quot;dropping-particle&quot;: &quot;&quot;, &quot;family&quot;: &quot;Klein&quot;, &quot;given&quot;: &quot;Robert J.&quot;, &quot;non-dropping-particle&quot;: &quot;&quot;, &quot;parse-names&quot;: false, &quot;suffix&quot;: &quot;&quot;}, {&quot;dropping-particle&quot;: &quot;&quot;, &quot;family&quot;: &quot;Knoechel&quot;, &quot;given&quot;: &quot;Birgit&quot;, &quot;non-dropping-particle&quot;: &quot;&quot;, &quot;parse-names&quot;: false, &quot;suffix&quot;: &quot;&quot;}, {&quot;dropping-particle&quot;: &quot;&quot;, &quot;family&quot;: &quot;Kuan&quot;, &quot;given&quot;: &quot;Samantha&quot;, &quot;non-dropping-particle&quot;: &quot;&quot;, &quot;parse-names&quot;: false, &quot;suffix&quot;: &quot;&quot;}, {&quot;dropping-particle&quot;: &quot;&quot;, &quot;family&quot;: &quot;Kulik&quot;, &quot;given&quot;: &quot;Michael J.&quot;, &quot;non-dropping-particle&quot;: &quot;&quot;, &quot;parse-names&quot;: false, &quot;suffix&quot;: &quot;&quot;}, {&quot;dropping-particle&quot;: &quot;&quot;, &quot;family&quot;: &quot;Kumar&quot;, &quot;given&quot;: &quot;Sushant&quot;, &quot;non-dropping-particle&quot;: &quot;&quot;, &quot;parse-names&quot;: false, &quot;suffix&quot;: &quot;&quot;}, {&quot;dropping-particle&quot;: &quot;&quot;, &quot;family&quot;: &quot;Kundaje&quot;, &quot;given&quot;: &quot;Anshul&quot;, &quot;non-dropping-particle&quot;: &quot;&quot;, &quot;parse-names&quot;: false, &quot;suffix&quot;: &quot;&quot;}, {&quot;dropping-particle&quot;: &quot;&quot;, &quot;family&quot;: &quot;Kutyavin&quot;, &quot;given&quot;: &quot;Tanya&quot;, &quot;non-dropping-particle&quot;: &quot;&quot;, &quot;parse-names&quot;: false, &quot;suffix&quot;: &quot;&quot;}, {&quot;dropping-particle&quot;: &quot;&quot;, &quot;family&quot;: &quot;Lagarde&quot;, &quot;given&quot;: &quot;Julien&quot;, &quot;non-dropping-particle&quot;: &quot;&quot;, &quot;parse-names&quot;: false, &quot;suffix&quot;: &quot;&quot;}, {&quot;dropping-particle&quot;: &quot;&quot;, &quot;family&quot;: &quot;Lajoie&quot;, &quot;given&quot;: &quot;Bryan R.&quot;, &quot;non-dropping-particle&quot;: &quot;&quot;, &quot;parse-names&quot;: false, &quot;suffix&quot;: &quot;&quot;}, {&quot;dropping-particle&quot;: &quot;&quot;, &quot;family&quot;: &quot;Lambert&quot;, &quot;given&quot;: &quot;Nicole J.&quot;, &quot;non-dropping-particle&quot;: &quot;&quot;, &quot;parse-names&quot;: false, &quot;suffix&quot;: &quot;&quot;}, {&quot;dropping-particle&quot;: &quot;&quot;, &quot;family&quot;: &quot;Lazar&quot;, &quot;given&quot;: &quot;John&quot;, &quot;non-dropping-particle&quot;: &quot;&quot;, &quot;parse-names&quot;: false, &quot;suffix&quot;: &quot;&quot;}, {&quot;dropping-particle&quot;: &quot;&quot;, &quot;family&quot;: &quot;Lee&quot;, &quot;given&quot;: &quot;Ah Young&quot;, &quot;non-dropping-particle&quot;: &quot;&quot;, &quot;parse-names&quot;: false, &quot;suffix&quot;: &quot;&quot;}, {&quot;dropping-particle&quot;: &quot;&quot;, &quot;family&quot;: &quot;Lee&quot;, &quot;given&quot;: &quot;Donghoon&quot;, &quot;non-dropping-particle&quot;: &quot;&quot;, &quot;parse-names&quot;: false, &quot;suffix&quot;: &quot;&quot;}, {&quot;dropping-particle&quot;: &quot;&quot;, &quot;family&quot;: &quot;Lee&quot;, &quot;given&quot;: &quot;Elizabeth&quot;, &quot;non-dropping-particle&quot;: &quot;&quot;, &quot;parse-names&quot;: false, &quot;suffix&quot;: &quot;&quot;}, {&quot;dropping-particle&quot;: &quot;&quot;, &quot;family&quot;: &quot;Lee&quot;, &quot;given&quot;: &quot;Jin Wook&quot;, &quot;non-dropping-particle&quot;: &quot;&quot;, &quot;parse-names&quot;: false, &quot;suffix&quot;: &quot;&quot;}, {&quot;dropping-particle&quot;: &quot;&quot;, &quot;family&quot;: &quot;Lee&quot;, &quot;given&quot;: &quot;Kristen&quot;, &quot;non-dropping-particle&quot;: &quot;&quot;, &quot;parse-names&quot;: false, &quot;suffix&quot;: &quot;&quot;}, {&quot;dropping-particle&quot;: &quot;&quot;, &quot;family&quot;: &quot;Leslie&quot;, &quot;given&quot;: &quot;Christina S.&quot;, &quot;non-dropping-particle&quot;: &quot;&quot;, &quot;parse-names&quot;: false, &quot;suffix&quot;: &quot;&quot;}, {&quot;dropping-particle&quot;: &quot;&quot;, &quot;family&quot;: &quot;Levy&quot;, &quot;given&quot;: &quot;Shawn&quot;, &quot;non-dropping-particle&quot;: &quot;&quot;, &quot;parse-names&quot;: false, &quot;suffix&quot;: &quot;&quot;}, {&quot;dropping-particle&quot;: &quot;&quot;, &quot;family&quot;: &quot;Li&quot;, &quot;given&quot;: &quot;Bin&quot;, &quot;non-dropping-particle&quot;: &quot;&quot;, &quot;parse-names&quot;: false, &quot;suffix&quot;: &quot;&quot;}, {&quot;dropping-particle&quot;: &quot;&quot;, &quot;family&quot;: &quot;Li&quot;, &quot;given&quot;: &quot;Hairi&quot;, &quot;non-dropping-particle&quot;: &quot;&quot;, &quot;parse-names&quot;: false, &quot;suffix&quot;: &quot;&quot;}, {&quot;dropping-particle&quot;: &quot;&quot;, &quot;family&quot;: &quot;Li&quot;, &quot;given&quot;: &quot;Nan&quot;, &quot;non-dropping-particle&quot;: &quot;&quot;, &quot;parse-names&quot;: false, &quot;suffix&quot;: &quot;&quot;}, {&quot;dropping-particle&quot;: &quot;&quot;, &quot;family&quot;: &quot;Li&quot;, &quot;given&quot;: &quot;Xiangrui&quot;, &quot;non-dropping-particle&quot;: &quot;&quot;, &quot;parse-names&quot;: false, &quot;suffix&quot;: &quot;&quot;}, {&quot;dropping-particle&quot;: &quot;&quot;, &quot;family&quot;: &quot;Li&quot;, &quot;given&quot;: &quot;Yang I.&quot;, &quot;non-dropping-particle&quot;: &quot;&quot;, &quot;parse-names&quot;: false, &quot;suffix&quot;: &quot;&quot;}, {&quot;dropping-particle&quot;: &quot;&quot;, &quot;family&quot;: &quot;Li&quot;, &quot;given&quot;: &quot;Ying&quot;, &quot;non-dropping-particle&quot;: &quot;&quot;, &quot;parse-names&quot;: false, &quot;suffix&quot;: &quot;&quot;}, {&quot;dropping-particle&quot;: &quot;&quot;, &quot;family&quot;: &quot;Li&quot;, &quot;given&quot;: &quot;Yining&quot;, &quot;non-dropping-particle&quot;: &quot;&quot;, &quot;parse-names&quot;: false, &quot;suffix&quot;: &quot;&quot;}, {&quot;dropping-particle&quot;: &quot;&quot;, &quot;family&quot;: &quot;Li&quot;, &quot;given&quot;: &quot;Yue&quot;, &quot;non-dropping-particle&quot;: &quot;&quot;, &quot;parse-names&quot;: false, &quot;suffix&quot;: &quot;&quot;}, {&quot;dropping-particle&quot;: &quot;&quot;, &quot;family&quot;: &quot;Lian&quot;, &quot;given&quot;: &quot;Jin&quot;, &quot;non-dropping-particle&quot;: &quot;&quot;, &quot;parse-names&quot;: false, &quot;suffix&quot;: &quot;&quot;}, {&quot;dropping-particle&quot;: &quot;&quot;, &quot;family&quot;: &quot;Libbrecht&quot;, &quot;given&quot;: &quot;Maxwell W.&quot;, &quot;non-dropping-particle&quot;: &quot;&quot;, &quot;parse-names&quot;: false, &quot;suffix&quot;: &quot;&quot;}, {&quot;dropping-particle&quot;: &quot;&quot;, &quot;family&quot;: &quot;Lin&quot;, &quot;given&quot;: &quot;Shin&quot;, &quot;non-dropping-particle&quot;: &quot;&quot;, &quot;parse-names&quot;: false, &quot;suffix&quot;: &quot;&quot;}, {&quot;dropping-particle&quot;: &quot;&quot;, &quot;family&quot;: &quot;Lin&quot;, &quot;given&quot;: &quot;Yiing&quot;, &quot;non-dropping-particle&quot;: &quot;&quot;, &quot;parse-names&quot;: false, &quot;suffix&quot;: &quot;&quot;}, {&quot;dropping-particle&quot;: &quot;&quot;, &quot;family&quot;: &quot;Liu&quot;, &quot;given&quot;: &quot;Dianbo&quot;, &quot;non-dropping-particle&quot;: &quot;&quot;, &quot;parse-names&quot;: false, &quot;suffix&quot;: &quot;&quot;}, {&quot;dropping-particle&quot;: &quot;&quot;, &quot;family&quot;: &quot;Liu&quot;, &quot;given&quot;: &quot;Jason&quot;, &quot;non-dropping-particle&quot;: &quot;&quot;, &quot;parse-names&quot;: false, &quot;suffix&quot;: &quot;&quot;}, {&quot;dropping-particle&quot;: &quot;&quot;, &quot;family&quot;: &quot;Liu&quot;, &quot;given&quot;: &quot;Peng&quot;, &quot;non-dropping-particle&quot;: &quot;&quot;, &quot;parse-names&quot;: false, &quot;suffix&quot;: &quot;&quot;}, {&quot;dropping-particle&quot;: &quot;&quot;, &quot;family&quot;: &quot;Liu&quot;, &quot;given&quot;: &quot;Tingting&quot;, &quot;non-dropping-particle&quot;: &quot;&quot;, &quot;parse-names&quot;: false, &quot;suffix&quot;: &quot;&quot;}, {&quot;dropping-particle&quot;: &quot;&quot;, &quot;family&quot;: &quot;Liu&quot;, &quot;given&quot;: &quot;X. Shirley&quot;, &quot;non-dropping-particle&quot;: &quot;&quot;, &quot;parse-names&quot;: false, &quot;suffix&quot;: &quot;&quot;}, {&quot;dropping-particle&quot;: &quot;&quot;, &quot;family&quot;: &quot;Liu&quot;, &quot;given&quot;: &quot;Yan&quot;, &quot;non-dropping-particle&quot;: &quot;&quot;, &quot;parse-names&quot;: false, &quot;suffix&quot;: &quot;&quot;}, {&quot;dropping-particle&quot;: &quot;&quot;, &quot;family&quot;: &quot;Liu&quot;, &quot;given&quot;: &quot;Yaping&quot;, &quot;non-dropping-particle&quot;: &quot;&quot;, &quot;parse-names&quot;: false, &quot;suffix&quot;: &quot;&quot;}, {&quot;dropping-particle&quot;: &quot;&quot;, &quot;family&quot;: &quot;Long&quot;, &quot;given&quot;: &quot;Maria&quot;, &quot;non-dropping-particle&quot;: &quot;&quot;, &quot;parse-names&quot;: false, &quot;suffix&quot;: &quot;&quot;}, {&quot;dropping-particle&quot;: &quot;&quot;, &quot;family&quot;: &quot;Lou&quot;, &quot;given&quot;: &quot;Shaoke&quot;, &quot;non-dropping-particle&quot;: &quot;&quot;, &quot;parse-names&quot;: false, &quot;suffix&quot;: &quot;&quot;}, {&quot;dropping-particle&quot;: &quot;&quot;, &quot;family&quot;: &quot;Loveland&quot;, &quot;given&quot;: &quot;Jane&quot;, &quot;non-dropping-particle&quot;: &quot;&quot;, &quot;parse-names&quot;: false, &quot;suffix&quot;: &quot;&quot;}, {&quot;dropping-particle&quot;: &quot;&quot;, &quot;family&quot;: &quot;Lu&quot;, &quot;given&quot;: &quot;Aiping&quot;, &quot;non-dropping-particle&quot;: &quot;&quot;, &quot;parse-names&quot;: false, &quot;suffix&quot;: &quot;&quot;}, {&quot;dropping-particle&quot;: &quot;&quot;, &quot;family&quot;: &quot;Lu&quot;, &quot;given&quot;: &quot;Yuheng&quot;, &quot;non-dropping-particle&quot;: &quot;&quot;, &quot;parse-names&quot;: false, &quot;suffix&quot;: &quot;&quot;}, {&quot;dropping-particle&quot;: &quot;&quot;, &quot;family&quot;: &quot;L\u00e9cuyer&quot;, &quot;given&quot;: &quot;Eric&quot;, &quot;non-dropping-particle&quot;: &quot;&quot;, &quot;parse-names&quot;: false, &quot;suffix&quot;: &quot;&quot;}, {&quot;dropping-particle&quot;: &quot;&quot;, &quot;family&quot;: &quot;Ma&quot;, &quot;given&quot;: &quot;Lijia&quot;, &quot;non-dropping-particle&quot;: &quot;&quot;, &quot;parse-names&quot;: false, &quot;suffix&quot;: &quot;&quot;}, {&quot;dropping-particle&quot;: &quot;&quot;, &quot;family&quot;: &quot;Mackiewicz&quot;, &quot;given&quot;: &quot;Mark&quot;, &quot;non-dropping-particle&quot;: &quot;&quot;, &quot;parse-names&quot;: false, &quot;suffix&quot;: &quot;&quot;}, {&quot;dropping-particle&quot;: &quot;&quot;, &quot;family&quot;: &quot;Mannion&quot;, &quot;given&quot;: &quot;Brandon J.&quot;, &quot;non-dropping-particle&quot;: &quot;&quot;, &quot;parse-names&quot;: false, &quot;suffix&quot;: &quot;&quot;}, {&quot;dropping-particle&quot;: &quot;&quot;, &quot;family&quot;: &quot;Mannstadt&quot;, &quot;given&quot;: &quot;Michael&quot;, &quot;non-dropping-particle&quot;: &quot;&quot;, &quot;parse-names&quot;: false, &quot;suffix&quot;: &quot;&quot;}, {&quot;dropping-particle&quot;: &quot;&quot;, &quot;family&quot;: &quot;Manthravadi&quot;, &quot;given&quot;: &quot;Deepa&quot;, &quot;non-dropping-particle&quot;: &quot;&quot;, &quot;parse-names&quot;: false, &quot;suffix&quot;: &quot;&quot;}, {&quot;dropping-particle&quot;: &quot;&quot;, &quot;family&quot;: &quot;Marinov&quot;, &quot;given&quot;: &quot;Georgi K.&quot;, &quot;non-dropping-particle&quot;: &quot;&quot;, &quot;parse-names&quot;: false, &quot;suffix&quot;: &quot;&quot;}, {&quot;dropping-particle&quot;: &quot;&quot;, &quot;family&quot;: &quot;Martin&quot;, &quot;given&quot;: &quot;Fergal J.&quot;, &quot;non-dropping-particle&quot;: &quot;&quot;, &quot;parse-names&quot;: false, &quot;suffix&quot;: &quot;&quot;}, {&quot;dropping-particle&quot;: &quot;&quot;, &quot;family&quot;: &quot;Mattei&quot;, &quot;given&quot;: &quot;Eugenio&quot;, &quot;non-dropping-particle&quot;: &quot;&quot;, &quot;parse-names&quot;: false, &quot;suffix&quot;: &quot;&quot;}, {&quot;dropping-particle&quot;: &quot;&quot;, &quot;family&quot;: &quot;McCue&quot;, &quot;given&quot;: &quot;Kenneth&quot;, &quot;non-dropping-particle&quot;: &quot;&quot;, &quot;parse-names&quot;: false, &quot;suffix&quot;: &quot;&quot;}, {&quot;dropping-particle&quot;: &quot;&quot;, &quot;family&quot;: &quot;McEown&quot;, &quot;given&quot;: &quot;Megan&quot;, &quot;non-dropping-particle&quot;: &quot;&quot;, &quot;parse-names&quot;: false, &quot;suffix&quot;: &quot;&quot;}, {&quot;dropping-particle&quot;: &quot;&quot;, &quot;family&quot;: &quot;McVicker&quot;, &quot;given&quot;: &quot;Graham&quot;, &quot;non-dropping-particle&quot;: &quot;&quot;, &quot;parse-names&quot;: false, &quot;suffix&quot;: &quot;&quot;}, {&quot;dropping-particle&quot;: &quot;&quot;, &quot;family&quot;: &quot;Meadows&quot;, &quot;given&quot;: &quot;Sarah K.&quot;, &quot;non-dropping-particle&quot;: &quot;&quot;, &quot;parse-names&quot;: false, &quot;suffix&quot;: &quot;&quot;}, {&quot;dropping-particle&quot;: &quot;&quot;, &quot;family&quot;: &quot;Meissner&quot;, &quot;given&quot;: &quot;Alex&quot;, &quot;non-dropping-particle&quot;: &quot;&quot;, &quot;parse-names&quot;: false, &quot;suffix&quot;: &quot;&quot;}, {&quot;dropping-particle&quot;: &quot;&quot;, &quot;family&quot;: &quot;Mendenhall&quot;, &quot;given&quot;: &quot;Eric M.&quot;, &quot;non-dropping-particle&quot;: &quot;&quot;, &quot;parse-names&quot;: false, &quot;suffix&quot;: &quot;&quot;}, {&quot;dropping-particle&quot;: &quot;&quot;, &quot;family&quot;: &quot;Messer&quot;, &quot;given&quot;: &quot;Christopher L.&quot;, &quot;non-dropping-particle&quot;: &quot;&quot;, &quot;parse-names&quot;: false, &quot;suffix&quot;: &quot;&quot;}, {&quot;dropping-particle&quot;: &quot;&quot;, &quot;family&quot;: &quot;Meuleman&quot;, &quot;given&quot;: &quot;Wouter&quot;, &quot;non-dropping-particle&quot;: &quot;&quot;, &quot;parse-names&quot;: false, &quot;suffix&quot;: &quot;&quot;}, {&quot;dropping-particle&quot;: &quot;&quot;, &quot;family&quot;: &quot;Meyer&quot;, &quot;given&quot;: &quot;Clifford&quot;, &quot;non-dropping-particle&quot;: &quot;&quot;, &quot;parse-names&quot;: false, &quot;suffix&quot;: &quot;&quot;}, {&quot;dropping-particle&quot;: &quot;&quot;, &quot;family&quot;: &quot;Miller&quot;, &quot;given&quot;: &quot;Steve&quot;, &quot;non-dropping-particle&quot;: &quot;&quot;, &quot;parse-names&quot;: false, &quot;suffix&quot;: &quot;&quot;}, {&quot;dropping-particle&quot;: &quot;&quot;, &quot;family&quot;: &quot;Milton&quot;, &quot;given&quot;: &quot;Matthew G.&quot;, &quot;non-dropping-particle&quot;: &quot;&quot;, &quot;parse-names&quot;: false, &quot;suffix&quot;: &quot;&quot;}, {&quot;dropping-particle&quot;: &quot;&quot;, &quot;family&quot;: &quot;Mishra&quot;, &quot;given&quot;: &quot;Tejaswini&quot;, &quot;non-dropping-particle&quot;: &quot;&quot;, &quot;parse-names&quot;: false, &quot;suffix&quot;: &quot;&quot;}, {&quot;dropping-particle&quot;: &quot;&quot;, &quot;family&quot;: &quot;Moore&quot;, &quot;given&quot;: &quot;Dianna E.&quot;, &quot;non-dropping-particle&quot;: &quot;&quot;, &quot;parse-names&quot;: false, &quot;suffix&quot;: &quot;&quot;}, {&quot;dropping-particle&quot;: &quot;&quot;, &quot;family&quot;: &quot;Moore&quot;, &quot;given&quot;: &quot;Helen M.&quot;, &quot;non-dropping-particle&quot;: &quot;&quot;, &quot;parse-names&quot;: false, &quot;suffix&quot;: &quot;&quot;}, {&quot;dropping-particle&quot;: &quot;&quot;, &quot;family&quot;: &quot;Moore&quot;, &quot;given&quot;: &quot;Jill E.&quot;, &quot;non-dropping-particle&quot;: &quot;&quot;, &quot;parse-names&quot;: false, &quot;suffix&quot;: &quot;&quot;}, {&quot;dropping-particle&quot;: &quot;&quot;, &quot;family&quot;: &quot;Moore&quot;, &quot;given&quot;: &quot;Samuel H.&quot;, &quot;non-dropping-particle&quot;: &quot;&quot;, &quot;parse-names&quot;: false, &quot;suffix&quot;: &quot;&quot;}, {&quot;dropping-particle&quot;: &quot;&quot;, &quot;family&quot;: &quot;Moran&quot;, &quot;given&quot;: &quot;Jennifer&quot;, &quot;non-dropping-particle&quot;: &quot;&quot;, &quot;parse-names&quot;: false, &quot;suffix&quot;: &quot;&quot;}, {&quot;dropping-particle&quot;: &quot;&quot;, &quot;family&quot;: &quot;Mortazavi&quot;, &quot;given&quot;: &quot;Ali&quot;, &quot;non-dropping-particle&quot;: &quot;&quot;, &quot;parse-names&quot;: false, &quot;suffix&quot;: &quot;&quot;}, {&quot;dropping-particle&quot;: &quot;&quot;, &quot;family&quot;: &quot;Mudge&quot;, &quot;given&quot;: &quot;Jonathan M.&quot;, &quot;non-dropping-particle&quot;: &quot;&quot;, &quot;parse-names&quot;: false, &quot;suffix&quot;: &quot;&quot;}, {&quot;dropping-particle&quot;: &quot;&quot;, &quot;family&quot;: &quot;Munshi&quot;, &quot;given&quot;: &quot;Nikhil&quot;, &quot;non-dropping-particle&quot;: &quot;&quot;, &quot;parse-names&quot;: false, &quot;suffix&quot;: &quot;&quot;}, {&quot;dropping-particle&quot;: &quot;&quot;, &quot;family&quot;: &quot;Murad&quot;, &quot;given&quot;: &quot;Rabi&quot;, &quot;non-dropping-particle&quot;: &quot;&quot;, &quot;parse-names&quot;: false, &quot;suffix&quot;: &quot;&quot;}, {&quot;dropping-particle&quot;: &quot;&quot;, &quot;family&quot;: &quot;Myers&quot;, &quot;given&quot;: &quot;Richard M.&quot;, &quot;non-dropping-particle&quot;: &quot;&quot;, &quot;parse-names&quot;: false, &quot;suffix&quot;: &quot;&quot;}, {&quot;dropping-particle&quot;: &quot;&quot;, &quot;family&quot;: &quot;Nandakumar&quot;, &quot;given&quot;: &quot;Vivek&quot;, &quot;non-dropping-particle&quot;: &quot;&quot;, &quot;parse-names&quot;: false, &quot;suffix&quot;: &quot;&quot;}, {&quot;dropping-particle&quot;: &quot;&quot;, &quot;family&quot;: &quot;Nandi&quot;, &quot;given&quot;: &quot;Preetha&quot;, &quot;non-dropping-particle&quot;: &quot;&quot;, &quot;parse-names&quot;: false, &quot;suffix&quot;: &quot;&quot;}, {&quot;dropping-particle&quot;: &quot;&quot;, &quot;family&quot;: &quot;Narasimha&quot;, &quot;given&quot;: &quot;Anil M.&quot;, &quot;non-dropping-particle&quot;: &quot;&quot;, &quot;parse-names&quot;: false, &quot;suffix&quot;: &quot;&quot;}, {&quot;dropping-particle&quot;: &quot;&quot;, &quot;family&quot;: &quot;Narayanan&quot;, &quot;given&quot;: &quot;Aditi K.&quot;, &quot;non-dropping-particle&quot;: &quot;&quot;, &quot;parse-names&quot;: false, &quot;suffix&quot;: &quot;&quot;}, {&quot;dropping-particle&quot;: &quot;&quot;, &quot;family&quot;: &quot;Naughton&quot;, &quot;given&quot;: &quot;Hannah&quot;, &quot;non-dropping-particle&quot;: &quot;&quot;, &quot;parse-names&quot;: false, &quot;suffix&quot;: &quot;&quot;}, {&quot;dropping-particle&quot;: &quot;&quot;, &quot;family&quot;: &quot;Navarro&quot;, &quot;given&quot;: &quot;Fabio C.P.&quot;, &quot;non-dropping-particle&quot;: &quot;&quot;, &quot;parse-names&quot;: false, &quot;suffix&quot;: &quot;&quot;}, {&quot;dropping-particle&quot;: &quot;&quot;, &quot;family&quot;: &quot;Navas&quot;, &quot;given&quot;: &quot;Patrick&quot;, &quot;non-dropping-particle&quot;: &quot;&quot;, &quot;parse-names&quot;: false, &quot;suffix&quot;: &quot;&quot;}, {&quot;dropping-particle&quot;: &quot;&quot;, &quot;family&quot;: &quot;Nazarovs&quot;, &quot;given&quot;: &quot;Jurijs&quot;, &quot;non-dropping-particle&quot;: &quot;&quot;, &quot;parse-names&quot;: false, &quot;suffix&quot;: &quot;&quot;}, {&quot;dropping-particle&quot;: &quot;&quot;, &quot;family&quot;: &quot;Nelson&quot;, &quot;given&quot;: &quot;Jemma&quot;, &quot;non-dropping-particle&quot;: &quot;&quot;, &quot;parse-names&quot;: false, &quot;suffix&quot;: &quot;&quot;}, {&quot;dropping-particle&quot;: &quot;&quot;, &quot;family&quot;: &quot;Neph&quot;, &quot;given&quot;: &quot;Shane&quot;, &quot;non-dropping-particle&quot;: &quot;&quot;, &quot;parse-names&quot;: false, &quot;suffix&quot;: &quot;&quot;}, {&quot;dropping-particle&quot;: &quot;&quot;, &quot;family&quot;: &quot;Neri&quot;, &quot;given&quot;: &quot;Fidencio Jun&quot;, &quot;non-dropping-particle&quot;: &quot;&quot;, &quot;parse-names&quot;: false, &quot;suffix&quot;: &quot;&quot;}, {&quot;dropping-particle&quot;: &quot;&quot;, &quot;family&quot;: &quot;Nery&quot;, &quot;given&quot;: &quot;Joseph R.&quot;, &quot;non-dropping-particle&quot;: &quot;&quot;, &quot;parse-names&quot;: false, &quot;suffix&quot;: &quot;&quot;}, {&quot;dropping-particle&quot;: &quot;&quot;, &quot;family&quot;: &quot;Nesmith&quot;, &quot;given&quot;: &quot;Amy R.&quot;, &quot;non-dropping-particle&quot;: &quot;&quot;, &quot;parse-names&quot;: false, &quot;suffix&quot;: &quot;&quot;}, {&quot;dropping-particle&quot;: &quot;&quot;, &quot;family&quot;: &quot;Newberry&quot;, &quot;given&quot;: &quot;J. Scott&quot;, &quot;non-dropping-particle&quot;: &quot;&quot;, &quot;parse-names&quot;: false, &quot;suffix&quot;: &quot;&quot;}, {&quot;dropping-particle&quot;: &quot;&quot;, &quot;family&quot;: &quot;Newberry&quot;, &quot;given&quot;: &quot;Kimberly M.&quot;, &quot;non-dropping-particle&quot;: &quot;&quot;, &quot;parse-names&quot;: false, &quot;suffix&quot;: &quot;&quot;}, {&quot;dropping-particle&quot;: &quot;&quot;, &quot;family&quot;: &quot;Ngo&quot;, &quot;given&quot;: &quot;Vu&quot;, &quot;non-dropping-particle&quot;: &quot;&quot;, &quot;parse-names&quot;: false, &quot;suffix&quot;: &quot;&quot;}, {&quot;dropping-particle&quot;: &quot;&quot;, &quot;family&quot;: &quot;Nguyen&quot;, &quot;given&quot;: &quot;Rosy&quot;, &quot;non-dropping-particle&quot;: &quot;&quot;, &quot;parse-names&quot;: false, &quot;suffix&quot;: &quot;&quot;}, {&quot;dropping-particle&quot;: &quot;&quot;, &quot;family&quot;: &quot;Nguyen&quot;, &quot;given&quot;: &quot;Thai B.&quot;, &quot;non-dropping-particle&quot;: &quot;&quot;, &quot;parse-names&quot;: false, &quot;suffix&quot;: &quot;&quot;}, {&quot;dropping-particle&quot;: &quot;&quot;, &quot;family&quot;: &quot;Nguyen&quot;, &quot;given&quot;: &quot;Tung&quot;, &quot;non-dropping-particle&quot;: &quot;&quot;, &quot;parse-names&quot;: false, &quot;suffix&quot;: &quot;&quot;}, {&quot;dropping-particle&quot;: &quot;&quot;, &quot;family&quot;: &quot;Nishida&quot;, &quot;given&quot;: &quot;Andrew&quot;, &quot;non-dropping-particle&quot;: &quot;&quot;, &quot;parse-names&quot;: false, &quot;suffix&quot;: &quot;&quot;}, {&quot;dropping-particle&quot;: &quot;&quot;, &quot;family&quot;: &quot;Noble&quot;, &quot;given&quot;: &quot;William S.&quot;, &quot;non-dropping-particle&quot;: &quot;&quot;, &quot;parse-names&quot;: false, &quot;suffix&quot;: &quot;&quot;}, {&quot;dropping-particle&quot;: &quot;&quot;, &quot;family&quot;: &quot;Novak&quot;, &quot;given&quot;: &quot;Catherine S.&quot;, &quot;non-dropping-particle&quot;: &quot;&quot;, &quot;parse-names&quot;: false, &quot;suffix&quot;: &quot;&quot;}, {&quot;dropping-particle&quot;: &quot;&quot;, &quot;family&quot;: &quot;Novoa&quot;, &quot;given&quot;: &quot;Eva Maria&quot;, &quot;non-dropping-particle&quot;: &quot;&quot;, &quot;parse-names&quot;: false, &quot;suffix&quot;: &quot;&quot;}, {&quot;dropping-particle&quot;: &quot;&quot;, &quot;family&quot;: &quot;Nu\u00f1ez&quot;, &quot;given&quot;: &quot;Briana&quot;, &quot;non-dropping-particle&quot;: &quot;&quot;, &quot;parse-names&quot;: false, &quot;suffix&quot;: &quot;&quot;}, {&quot;dropping-particle&quot;: &quot;&quot;, &quot;family&quot;: &quot;O\u2019Donnell&quot;, &quot;given&quot;: &quot;Charles W.&quot;, &quot;non-dropping-particle&quot;: &quot;&quot;, &quot;parse-names&quot;: false, &quot;suffix&quot;: &quot;&quot;}, {&quot;dropping-particle&quot;: &quot;&quot;, &quot;family&quot;: &quot;Olson&quot;, &quot;given&quot;: &quot;Sara&quot;, &quot;non-dropping-particle&quot;: &quot;&quot;, &quot;parse-names&quot;: false, &quot;suffix&quot;: &quot;&quot;}, {&quot;dropping-particle&quot;: &quot;&quot;, &quot;family&quot;: &quot;Onate&quot;, &quot;given&quot;: &quot;Kathrina C.&quot;, &quot;non-dropping-particle&quot;: &quot;&quot;, &quot;parse-names&quot;: false, &quot;suffix&quot;: &quot;&quot;}, {&quot;dropping-particle&quot;: &quot;&quot;, &quot;family&quot;: &quot;Otterman&quot;, &quot;given&quot;: &quot;Ericka&quot;, &quot;non-dropping-particle&quot;: &quot;&quot;, &quot;parse-names&quot;: false, &quot;suffix&quot;: &quot;&quot;}, {&quot;dropping-particle&quot;: &quot;&quot;, &quot;family&quot;: &quot;Ozadam&quot;, &quot;given&quot;: &quot;Hakan&quot;, &quot;non-dropping-particle&quot;: &quot;&quot;, &quot;parse-names&quot;: false, &quot;suffix&quot;: &quot;&quot;}, {&quot;dropping-particle&quot;: &quot;&quot;, &quot;family&quot;: &quot;Pagan&quot;, &quot;given&quot;: &quot;Michael&quot;, &quot;non-dropping-particle&quot;: &quot;&quot;, &quot;parse-names&quot;: false, &quot;suffix&quot;: &quot;&quot;}, {&quot;dropping-particle&quot;: &quot;&quot;, &quot;family&quot;: &quot;Palden&quot;, &quot;given&quot;: &quot;Tsultrim&quot;, &quot;non-dropping-particle&quot;: &quot;&quot;, &quot;parse-names&quot;: false, &quot;suffix&quot;: &quot;&quot;}, {&quot;dropping-particle&quot;: &quot;&quot;, &quot;family&quot;: &quot;Pan&quot;, &quot;given&quot;: &quot;Xinghua&quot;, &quot;non-dropping-particle&quot;: &quot;&quot;, &quot;parse-names&quot;: false, &quot;suffix&quot;: &quot;&quot;}, {&quot;dropping-particle&quot;: &quot;&quot;, &quot;family&quot;: &quot;Park&quot;, &quot;given&quot;: &quot;Yongjin&quot;, &quot;non-dropping-particle&quot;: &quot;&quot;, &quot;parse-names&quot;: false, &quot;suffix&quot;: &quot;&quot;}, {&quot;dropping-particle&quot;: &quot;&quot;, &quot;family&quot;: &quot;Partridge&quot;, &quot;given&quot;: &quot;E. Christopher&quot;, &quot;non-dropping-particle&quot;: &quot;&quot;, &quot;parse-names&quot;: false, &quot;suffix&quot;: &quot;&quot;}, {&quot;dropping-particle&quot;: &quot;&quot;, &quot;family&quot;: &quot;Paten&quot;, &quot;given&quot;: &quot;Benedict&quot;, &quot;non-dropping-particle&quot;: &quot;&quot;, &quot;parse-names&quot;: false, &quot;suffix&quot;: &quot;&quot;}, {&quot;dropping-particle&quot;: &quot;&quot;, &quot;family&quot;: &quot;Pauli-Behn&quot;, &quot;given&quot;: &quot;Florencia&quot;, &quot;non-dropping-particle&quot;: &quot;&quot;, &quot;parse-names&quot;: false, &quot;suffix&quot;: &quot;&quot;}, {&quot;dropping-particle&quot;: &quot;&quot;, &quot;family&quot;: &quot;Pazin&quot;, &quot;given&quot;: &quot;Michael J.&quot;, &quot;non-dropping-particle&quot;: &quot;&quot;, &quot;parse-names&quot;: false, &quot;suffix&quot;: &quot;&quot;}, {&quot;dropping-particle&quot;: &quot;&quot;, &quot;family&quot;: &quot;Pei&quot;, &quot;given&quot;: &quot;Baikang&quot;, &quot;non-dropping-particle&quot;: &quot;&quot;, &quot;parse-names&quot;: false, &quot;suffix&quot;: &quot;&quot;}, {&quot;dropping-particle&quot;: &quot;&quot;, &quot;family&quot;: &quot;Pennacchio&quot;, &quot;given&quot;: &quot;Len A.&quot;, &quot;non-dropping-particle&quot;: &quot;&quot;, &quot;parse-names&quot;: false, &quot;suffix&quot;: &quot;&quot;}, {&quot;dropping-particle&quot;: &quot;&quot;, &quot;family&quot;: &quot;Perez&quot;, &quot;given&quot;: &quot;Alexander R.&quot;, &quot;non-dropping-particle&quot;: &quot;&quot;, &quot;parse-names&quot;: false, &quot;suffix&quot;: &quot;&quot;}, {&quot;dropping-particle&quot;: &quot;&quot;, &quot;family&quot;: &quot;Perry&quot;, &quot;given&quot;: &quot;Emily H.&quot;, &quot;non-dropping-particle&quot;: &quot;&quot;, &quot;parse-names&quot;: false, &quot;suffix&quot;: &quot;&quot;}, {&quot;dropping-particle&quot;: &quot;&quot;, &quot;family&quot;: &quot;Pervouchine&quot;, &quot;given&quot;: &quot;Dmitri D.&quot;, &quot;non-dropping-particle&quot;: &quot;&quot;, &quot;parse-names&quot;: false, &quot;suffix&quot;: &quot;&quot;}, {&quot;dropping-particle&quot;: &quot;&quot;, &quot;family&quot;: &quot;Phalke&quot;, &quot;given&quot;: &quot;Nishigandha N.&quot;, &quot;non-dropping-particle&quot;: &quot;&quot;, &quot;parse-names&quot;: false, &quot;suffix&quot;: &quot;&quot;}, {&quot;dropping-particle&quot;: &quot;&quot;, &quot;family&quot;: &quot;Pham&quot;, &quot;given&quot;: &quot;Quan&quot;, &quot;non-dropping-particle&quot;: &quot;&quot;, &quot;parse-names&quot;: false, &quot;suffix&quot;: &quot;&quot;}, {&quot;dropping-particle&quot;: &quot;&quot;, &quot;family&quot;: &quot;Phanstiel&quot;, &quot;given&quot;: &quot;Doug H.&quot;, &quot;non-dropping-particle&quot;: &quot;&quot;, &quot;parse-names&quot;: false, &quot;suffix&quot;: &quot;&quot;}, {&quot;dropping-particle&quot;: &quot;&quot;, &quot;family&quot;: &quot;Plajzer-Frick&quot;, &quot;given&quot;: &quot;Ingrid&quot;, &quot;non-dropping-particle&quot;: &quot;&quot;, &quot;parse-names&quot;: false, &quot;suffix&quot;: &quot;&quot;}, {&quot;dropping-particle&quot;: &quot;&quot;, &quot;family&quot;: &quot;Pratt&quot;, &quot;given&quot;: &quot;Gabriel A.&quot;, &quot;non-dropping-particle&quot;: &quot;&quot;, &quot;parse-names&quot;: false, &quot;suffix&quot;: &quot;&quot;}, {&quot;dropping-particle&quot;: &quot;&quot;, &quot;family&quot;: &quot;Pratt&quot;, &quot;given&quot;: &quot;Henry E.&quot;, &quot;non-dropping-particle&quot;: &quot;&quot;, &quot;parse-names&quot;: false, &quot;suffix&quot;: &quot;&quot;}, {&quot;dropping-particle&quot;: &quot;&quot;, &quot;family&quot;: &quot;Preissl&quot;, &quot;given&quot;: &quot;Sebastian&quot;, &quot;non-dropping-particle&quot;: &quot;&quot;, &quot;parse-names&quot;: false, &quot;suffix&quot;: &quot;&quot;}, {&quot;dropping-particle&quot;: &quot;&quot;, &quot;family&quot;: &quot;Pritchard&quot;, &quot;given&quot;: &quot;Jonathan K.&quot;, &quot;non-dropping-particle&quot;: &quot;&quot;, &quot;parse-names&quot;: false, &quot;suffix&quot;: &quot;&quot;}, {&quot;dropping-particle&quot;: &quot;&quot;, &quot;family&quot;: &quot;Pritykin&quot;, &quot;given&quot;: &quot;Yuri&quot;, &quot;non-dropping-particle&quot;: &quot;&quot;, &quot;parse-names&quot;: false, &quot;suffix&quot;: &quot;&quot;}, {&quot;dropping-particle&quot;: &quot;&quot;, &quot;family&quot;: &quot;Purcaro&quot;, &quot;given&quot;: &quot;Michael J.&quot;, &quot;non-dropping-particle&quot;: &quot;&quot;, &quot;parse-names&quot;: false, &quot;suffix&quot;: &quot;&quot;}, {&quot;dropping-particle&quot;: &quot;&quot;, &quot;family&quot;: &quot;Qin&quot;, &quot;given&quot;: &quot;Qian&quot;, &quot;non-dropping-particle&quot;: &quot;&quot;, &quot;parse-names&quot;: false, &quot;suffix&quot;: &quot;&quot;}, {&quot;dropping-particle&quot;: &quot;&quot;, &quot;family&quot;: &quot;Quinones-Valdez&quot;, &quot;given&quot;: &quot;Giovanni&quot;, &quot;non-dropping-particle&quot;: &quot;&quot;, &quot;parse-names&quot;: false, &quot;suffix&quot;: &quot;&quot;}, {&quot;dropping-particle&quot;: &quot;&quot;, &quot;family&quot;: &quot;Rabano&quot;, &quot;given&quot;: &quot;Ines&quot;, &quot;non-dropping-particle&quot;: &quot;&quot;, &quot;parse-names&quot;: false, &quot;suffix&quot;: &quot;&quot;}, {&quot;dropping-particle&quot;: &quot;&quot;, &quot;family&quot;: &quot;Radovani&quot;, &quot;given&quot;: &quot;Ernest&quot;, &quot;non-dropping-particle&quot;: &quot;&quot;, &quot;parse-names&quot;: false, &quot;suffix&quot;: &quot;&quot;}, {&quot;dropping-particle&quot;: &quot;&quot;, &quot;family&quot;: &quot;Raj&quot;, &quot;given&quot;: &quot;Anil&quot;, &quot;non-dropping-particle&quot;: &quot;&quot;, &quot;parse-names&quot;: false, &quot;suffix&quot;: &quot;&quot;}, {&quot;dropping-particle&quot;: &quot;&quot;, &quot;family&quot;: &quot;Rajagopal&quot;, &quot;given&quot;: &quot;Nisha&quot;, &quot;non-dropping-particle&quot;: &quot;&quot;, &quot;parse-names&quot;: false, &quot;suffix&quot;: &quot;&quot;}, {&quot;dropping-particle&quot;: &quot;&quot;, &quot;family&quot;: &quot;Ram&quot;, &quot;given&quot;: &quot;Oren&quot;, &quot;non-dropping-particle&quot;: &quot;&quot;, &quot;parse-names&quot;: false, &quot;suffix&quot;: &quot;&quot;}, {&quot;dropping-particle&quot;: &quot;&quot;, &quot;family&quot;: &quot;Ramirez&quot;, &quot;given&quot;: &quot;Lucia&quot;, &quot;non-dropping-particle&quot;: &quot;&quot;, &quot;parse-names&quot;: false, &quot;suffix&quot;: &quot;&quot;}, {&quot;dropping-particle&quot;: &quot;&quot;, &quot;family&quot;: &quot;Ramirez&quot;, &quot;given&quot;: &quot;Ricardo N.&quot;, &quot;non-dropping-particle&quot;: &quot;&quot;, &quot;parse-names&quot;: false, &quot;suffix&quot;: &quot;&quot;}, {&quot;dropping-particle&quot;: &quot;&quot;, &quot;family&quot;: &quot;Rausch&quot;, &quot;given&quot;: &quot;Dylan&quot;, &quot;non-dropping-particle&quot;: &quot;&quot;, &quot;parse-names&quot;: false, &quot;suffix&quot;: &quot;&quot;}, {&quot;dropping-particle&quot;: &quot;&quot;, &quot;family&quot;: &quot;Raychaudhuri&quot;, &quot;given&quot;: &quot;Soumya&quot;, &quot;non-dropping-particle&quot;: &quot;&quot;, &quot;parse-names&quot;: false, &quot;suffix&quot;: &quot;&quot;}, {&quot;dropping-particle&quot;: &quot;&quot;, &quot;family&quot;: &quot;Raymond&quot;, &quot;given&quot;: &quot;Joseph&quot;, &quot;non-dropping-particle&quot;: &quot;&quot;, &quot;parse-names&quot;: false, &quot;suffix&quot;: &quot;&quot;}, {&quot;dropping-particle&quot;: &quot;&quot;, &quot;family&quot;: &quot;Razavi&quot;, &quot;given&quot;: &quot;Rozita&quot;, &quot;non-dropping-particle&quot;: &quot;&quot;, &quot;parse-names&quot;: false, &quot;suffix&quot;: &quot;&quot;}, {&quot;dropping-particle&quot;: &quot;&quot;, &quot;family&quot;: &quot;Reddy&quot;, &quot;given&quot;: &quot;Timothy E.&quot;, &quot;non-dropping-particle&quot;: &quot;&quot;, &quot;parse-names&quot;: false, &quot;suffix&quot;: &quot;&quot;}, {&quot;dropping-particle&quot;: &quot;&quot;, &quot;family&quot;: &quot;Reimonn&quot;, &quot;given&quot;: &quot;Thomas M.&quot;, &quot;non-dropping-particle&quot;: &quot;&quot;, &quot;parse-names&quot;: false, &quot;suffix&quot;: &quot;&quot;}, {&quot;dropping-particle&quot;: &quot;&quot;, &quot;family&quot;: &quot;Ren&quot;, &quot;given&quot;: &quot;Bing&quot;, &quot;non-dropping-particle&quot;: &quot;&quot;, &quot;parse-names&quot;: false, &quot;suffix&quot;: &quot;&quot;}, {&quot;dropping-particle&quot;: &quot;&quot;, &quot;family&quot;: &quot;Reymond&quot;, &quot;given&quot;: &quot;Alexandre&quot;, &quot;non-dropping-particle&quot;: &quot;&quot;, &quot;parse-names&quot;: false, &quot;suffix&quot;: &quot;&quot;}, {&quot;dropping-particle&quot;: &quot;&quot;, &quot;family&quot;: &quot;Reynolds&quot;, &quot;given&quot;: &quot;Alex&quot;, &quot;non-dropping-particle&quot;: &quot;&quot;, &quot;parse-names&quot;: false, &quot;suffix&quot;: &quot;&quot;}, {&quot;dropping-particle&quot;: &quot;&quot;, &quot;family&quot;: &quot;Rhie&quot;, &quot;given&quot;: &quot;Suhn K.&quot;, &quot;non-dropping-particle&quot;: &quot;&quot;, &quot;parse-names&quot;: false, &quot;suffix&quot;: &quot;&quot;}, {&quot;dropping-particle&quot;: &quot;&quot;, &quot;family&quot;: &quot;Rinn&quot;, &quot;given&quot;: &quot;John&quot;, &quot;non-dropping-particle&quot;: &quot;&quot;, &quot;parse-names&quot;: false, &quot;suffix&quot;: &quot;&quot;}, {&quot;dropping-particle&quot;: &quot;&quot;, &quot;family&quot;: &quot;Rivera&quot;, &quot;given&quot;: &quot;Miguel&quot;, &quot;non-dropping-particle&quot;: &quot;&quot;, &quot;parse-names&quot;: false, &quot;suffix&quot;: &quot;&quot;}, {&quot;dropping-particle&quot;: &quot;&quot;, &quot;family&quot;: &quot;Rivera-Mulia&quot;, &quot;given&quot;: &quot;Juan Carlos&quot;, &quot;non-dropping-particle&quot;: &quot;&quot;, &quot;parse-names&quot;: false, &quot;suffix&quot;: &quot;&quot;}, {&quot;dropping-particle&quot;: &quot;&quot;, &quot;family&quot;: &quot;Roberts&quot;, &quot;given&quot;: &quot;Brian&quot;, &quot;non-dropping-particle&quot;: &quot;&quot;, &quot;parse-names&quot;: false, &quot;suffix&quot;: &quot;&quot;}, {&quot;dropping-particle&quot;: &quot;&quot;, &quot;family&quot;: &quot;Rodriguez&quot;, &quot;given&quot;: &quot;Jose Manuel&quot;, &quot;non-dropping-particle&quot;: &quot;&quot;, &quot;parse-names&quot;: false, &quot;suffix&quot;: &quot;&quot;}, {&quot;dropping-particle&quot;: &quot;&quot;, &quot;family&quot;: &quot;Rozowsky&quot;, &quot;given&quot;: &quot;Joel&quot;, &quot;non-dropping-particle&quot;: &quot;&quot;, &quot;parse-names&quot;: false, &quot;suffix&quot;: &quot;&quot;}, {&quot;dropping-particle&quot;: &quot;&quot;, &quot;family&quot;: &quot;Ryan&quot;, &quot;given&quot;: &quot;Russell&quot;, &quot;non-dropping-particle&quot;: &quot;&quot;, &quot;parse-names&quot;: false, &quot;suffix&quot;: &quot;&quot;}, {&quot;dropping-particle&quot;: &quot;&quot;, &quot;family&quot;: &quot;Rynes&quot;, &quot;given&quot;: &quot;Eric&quot;, &quot;non-dropping-particle&quot;: &quot;&quot;, &quot;parse-names&quot;: false, &quot;suffix&quot;: &quot;&quot;}, {&quot;dropping-particle&quot;: &quot;&quot;, &quot;family&quot;: &quot;Salins&quot;, &quot;given&quot;: &quot;Denis N.&quot;, &quot;non-dropping-particle&quot;: &quot;&quot;, &quot;parse-names&quot;: false, &quot;suffix&quot;: &quot;&quot;}, {&quot;dropping-particle&quot;: &quot;&quot;, &quot;family&quot;: &quot;Sandstrom&quot;, &quot;given&quot;: &quot;Richard&quot;, &quot;non-dropping-particle&quot;: &quot;&quot;, &quot;parse-names&quot;: false, &quot;suffix&quot;: &quot;&quot;}, {&quot;dropping-particle&quot;: &quot;&quot;, &quot;family&quot;: &quot;Sasaki&quot;, &quot;given&quot;: &quot;Takayo&quot;, &quot;non-dropping-particle&quot;: &quot;&quot;, &quot;parse-names&quot;: false, &quot;suffix&quot;: &quot;&quot;}, {&quot;dropping-particle&quot;: &quot;&quot;, &quot;family&quot;: &quot;Sathe&quot;, &quot;given&quot;: &quot;Shashank&quot;, &quot;non-dropping-particle&quot;: &quot;&quot;, &quot;parse-names&quot;: false, &quot;suffix&quot;: &quot;&quot;}, {&quot;dropping-particle&quot;: &quot;&quot;, &quot;family&quot;: &quot;Savic&quot;, &quot;given&quot;: &quot;Daniel&quot;, &quot;non-dropping-particle&quot;: &quot;&quot;, &quot;parse-names&quot;: false, &quot;suffix&quot;: &quot;&quot;}, {&quot;dropping-particle&quot;: &quot;&quot;, &quot;family&quot;: &quot;Scavelli&quot;, &quot;given&quot;: &quot;Alexandra&quot;, &quot;non-dropping-particle&quot;: &quot;&quot;, &quot;parse-names&quot;: false, &quot;suffix&quot;: &quot;&quot;}, {&quot;dropping-particle&quot;: &quot;&quot;, &quot;family&quot;: &quot;Scheiman&quot;, &quot;given&quot;: &quot;Jonathan&quot;, &quot;non-dropping-particle&quot;: &quot;&quot;, &quot;parse-names&quot;: false, &quot;suffix&quot;: &quot;&quot;}, {&quot;dropping-particle&quot;: &quot;&quot;, &quot;family&quot;: &quot;Schlaffner&quot;, &quot;given&quot;: &quot;Christoph&quot;, &quot;non-dropping-particle&quot;: &quot;&quot;, &quot;parse-names&quot;: false, &quot;suffix&quot;: &quot;&quot;}, {&quot;dropping-particle&quot;: &quot;&quot;, &quot;family&quot;: &quot;Schloss&quot;, &quot;given&quot;: &quot;Jeffery A.&quot;, &quot;non-dropping-particle&quot;: &quot;&quot;, &quot;parse-names&quot;: false, &quot;suffix&quot;: &quot;&quot;}, {&quot;dropping-particle&quot;: &quot;&quot;, &quot;family&quot;: &quot;Schmitges&quot;, &quot;given&quot;: &quot;Frank W.&quot;, &quot;non-dropping-particle&quot;: &quot;&quot;, &quot;parse-names&quot;: false, &quot;suffix&quot;: &quot;&quot;}, {&quot;dropping-particle&quot;: &quot;&quot;, &quot;family&quot;: &quot;See&quot;, &quot;given&quot;: &quot;Lei Hoon&quot;, &quot;non-dropping-particle&quot;: &quot;&quot;, &quot;parse-names&quot;: false, &quot;suffix&quot;: &quot;&quot;}, {&quot;dropping-particle&quot;: &quot;&quot;, &quot;family&quot;: &quot;Sethi&quot;, &quot;given&quot;: &quot;Anurag&quot;, &quot;non-dropping-particle&quot;: &quot;&quot;, &quot;parse-names&quot;: false, &quot;suffix&quot;: &quot;&quot;}, {&quot;dropping-particle&quot;: &quot;&quot;, &quot;family&quot;: &quot;Setty&quot;, &quot;given&quot;: &quot;Manu&quot;, &quot;non-dropping-particle&quot;: &quot;&quot;, &quot;parse-names&quot;: false, &quot;suffix&quot;: &quot;&quot;}, {&quot;dropping-particle&quot;: &quot;&quot;, &quot;family&quot;: &quot;Shafer&quot;, &quot;given&quot;: &quot;Anthony&quot;, &quot;non-dropping-particle&quot;: &quot;&quot;, &quot;parse-names&quot;: false, &quot;suffix&quot;: &quot;&quot;}, {&quot;dropping-particle&quot;: &quot;&quot;, &quot;family&quot;: &quot;Shan&quot;, &quot;given&quot;: &quot;Shuo&quot;, &quot;non-dropping-particle&quot;: &quot;&quot;, &quot;parse-names&quot;: false, &quot;suffix&quot;: &quot;&quot;}, {&quot;dropping-particle&quot;: &quot;&quot;, &quot;family&quot;: &quot;Sharon&quot;, &quot;given&quot;: &quot;Eilon&quot;, &quot;non-dropping-particle&quot;: &quot;&quot;, &quot;parse-names&quot;: false, &quot;suffix&quot;: &quot;&quot;}, {&quot;dropping-particle&quot;: &quot;&quot;, &quot;family&quot;: &quot;Shen&quot;, &quot;given&quot;: &quot;Quan&quot;, &quot;non-dropping-particle&quot;: &quot;&quot;, &quot;parse-names&quot;: false, &quot;suffix&quot;: &quot;&quot;}, {&quot;dropping-particle&quot;: &quot;&quot;, &quot;family&quot;: &quot;Shen&quot;, &quot;given&quot;: &quot;Yin&quot;, &quot;non-dropping-particle&quot;: &quot;&quot;, &quot;parse-names&quot;: false, &quot;suffix&quot;: &quot;&quot;}, {&quot;dropping-particle&quot;: &quot;&quot;, &quot;family&quot;: &quot;Sherwood&quot;, &quot;given&quot;: &quot;Richard I.&quot;, &quot;non-dropping-particle&quot;: &quot;&quot;, &quot;parse-names&quot;: false, &quot;suffix&quot;: &quot;&quot;}, {&quot;dropping-particle&quot;: &quot;&quot;, &quot;family&quot;: &quot;Shi&quot;, &quot;given&quot;: &quot;Minyi&quot;, &quot;non-dropping-particle&quot;: &quot;&quot;, &quot;parse-names&quot;: false, &quot;suffix&quot;: &quot;&quot;}, {&quot;dropping-particle&quot;: &quot;&quot;, &quot;family&quot;: &quot;Shin&quot;, &quot;given&quot;: &quot;Sunyoung&quot;, &quot;non-dropping-particle&quot;: &quot;&quot;, &quot;parse-names&quot;: false, &quot;suffix&quot;: &quot;&quot;}, {&quot;dropping-particle&quot;: &quot;&quot;, &quot;family&quot;: &quot;Shoresh&quot;, &quot;given&quot;: &quot;Noam&quot;, &quot;non-dropping-particle&quot;: &quot;&quot;, &quot;parse-names&quot;: false, &quot;suffix&quot;: &quot;&quot;}, {&quot;dropping-particle&quot;: &quot;&quot;, &quot;family&quot;: &quot;Siebenthall&quot;, &quot;given&quot;: &quot;Kyle&quot;, &quot;non-dropping-particle&quot;: &quot;&quot;, &quot;parse-names&quot;: false, &quot;suffix&quot;: &quot;&quot;}, {&quot;dropping-particle&quot;: &quot;&quot;, &quot;family&quot;: &quot;Sisu&quot;, &quot;given&quot;: &quot;Cristina&quot;, &quot;non-dropping-particle&quot;: &quot;&quot;, &quot;parse-names&quot;: false, &quot;suffix&quot;: &quot;&quot;}, {&quot;dropping-particle&quot;: &quot;&quot;, &quot;family&quot;: &quot;Slifer&quot;, &quot;given&quot;: &quot;Teri&quot;, &quot;non-dropping-particle&quot;: &quot;&quot;, &quot;parse-names&quot;: false, &quot;suffix&quot;: &quot;&quot;}, {&quot;dropping-particle&quot;: &quot;&quot;, &quot;family&quot;: &quot;Sloan&quot;, &quot;given&quot;: &quot;Cricket A.&quot;, &quot;non-dropping-particle&quot;: &quot;&quot;, &quot;parse-names&quot;: false, &quot;suffix&quot;: &quot;&quot;}, {&quot;dropping-particle&quot;: &quot;&quot;, &quot;family&quot;: &quot;Smith&quot;, &quot;given&quot;: &quot;Anna&quot;, &quot;non-dropping-particle&quot;: &quot;&quot;, &quot;parse-names&quot;: false, &quot;suffix&quot;: &quot;&quot;}, {&quot;dropping-particle&quot;: &quot;&quot;, &quot;family&quot;: &quot;Snetkova&quot;, &quot;given&quot;: &quot;Valentina&quot;, &quot;non-dropping-particle&quot;: &quot;&quot;, &quot;parse-names&quot;: false, &quot;suffix&quot;: &quot;&quot;}, {&quot;dropping-particle&quot;: &quot;&quot;, &quot;family&quot;: &quot;Snyder&quot;, &quot;given&quot;: &quot;Michael P.&quot;, &quot;non-dropping-particle&quot;: &quot;&quot;, &quot;parse-names&quot;: false, &quot;suffix&quot;: &quot;&quot;}, {&quot;dropping-particle&quot;: &quot;V.&quot;, &quot;family&quot;: &quot;Spacek&quot;, &quot;given&quot;: &quot;Damek&quot;, &quot;non-dropping-particle&quot;: &quot;&quot;, &quot;parse-names&quot;: false, &quot;suffix&quot;: &quot;&quot;}, {&quot;dropping-particle&quot;: &quot;&quot;, &quot;family&quot;: &quot;Srinivasan&quot;, &quot;given&quot;: &quot;Sharanya&quot;, &quot;non-dropping-particle&quot;: &quot;&quot;, &quot;parse-names&quot;: false, &quot;suffix&quot;: &quot;&quot;}, {&quot;dropping-particle&quot;: &quot;&quot;, &quot;family&quot;: &quot;Srivas&quot;, &quot;given&quot;: &quot;Rohith&quot;, &quot;non-dropping-particle&quot;: &quot;&quot;, &quot;parse-names&quot;: false, &quot;suffix&quot;: &quot;&quot;}, {&quot;dropping-particle&quot;: &quot;&quot;, &quot;family&quot;: &quot;Stamatoyannopoulos&quot;, &quot;given&quot;: &quot;George&quot;, &quot;non-dropping-particle&quot;: &quot;&quot;, &quot;parse-names&quot;: false, &quot;suffix&quot;: &quot;&quot;}, {&quot;dropping-particle&quot;: &quot;&quot;, &quot;family&quot;: &quot;Stamatoyannopoulos&quot;, &quot;given&quot;: &quot;John A.&quot;, &quot;non-dropping-particle&quot;: &quot;&quot;, &quot;parse-names&quot;: false, &quot;suffix&quot;: &quot;&quot;}, {&quot;dropping-particle&quot;: &quot;&quot;, &quot;family&quot;: &quot;Stanton&quot;, &quot;given&quot;: &quot;Rebecca&quot;, &quot;non-dropping-particle&quot;: &quot;&quot;, &quot;parse-names&quot;: false, &quot;suffix&quot;: &quot;&quot;}, {&quot;dropping-particle&quot;: &quot;&quot;, &quot;family&quot;: &quot;Steffan&quot;, &quot;given&quot;: &quot;Dave&quot;, &quot;non-dropping-particle&quot;: &quot;&quot;, &quot;parse-names&quot;: false, &quot;suffix&quot;: &quot;&quot;}, {&quot;dropping-particle&quot;: &quot;&quot;, &quot;family&quot;: &quot;Stehling-Sun&quot;, &quot;given&quot;: &quot;Sandra&quot;, &quot;non-dropping-particle&quot;: &quot;&quot;, &quot;parse-names&quot;: false, &quot;suffix&quot;: &quot;&quot;}, {&quot;dropping-particle&quot;: &quot;&quot;, &quot;family&quot;: &quot;Strattan&quot;, &quot;given&quot;: &quot;J. Seth&quot;, &quot;non-dropping-particle&quot;: &quot;&quot;, &quot;parse-names&quot;: false, &quot;suffix&quot;: &quot;&quot;}, {&quot;dropping-particle&quot;: &quot;&quot;, &quot;family&quot;: &quot;Su&quot;, &quot;given&quot;: &quot;Amanda&quot;, &quot;non-dropping-particle&quot;: &quot;&quot;, &quot;parse-names&quot;: false, &quot;suffix&quot;: &quot;&quot;}, {&quot;dropping-particle&quot;: &quot;&quot;, &quot;family&quot;: &quot;Sundararaman&quot;, &quot;given&quot;: &quot;Balaji&quot;, &quot;non-dropping-particle&quot;: &quot;&quot;, &quot;parse-names&quot;: false, &quot;suffix&quot;: &quot;&quot;}, {&quot;dropping-particle&quot;: &quot;&quot;, &quot;family&quot;: &quot;Suner&quot;, &quot;given&quot;: &quot;Marie Marthe&quot;, &quot;non-dropping-particle&quot;: &quot;&quot;, &quot;parse-names&quot;: false, &quot;suffix&quot;: &quot;&quot;}, {&quot;dropping-particle&quot;: &quot;&quot;, &quot;family&quot;: &quot;Syed&quot;, &quot;given&quot;: &quot;Tahin&quot;, &quot;non-dropping-particle&quot;: &quot;&quot;, &quot;parse-names&quot;: false, &quot;suffix&quot;: &quot;&quot;}, {&quot;dropping-particle&quot;: &quot;&quot;, &quot;family&quot;: &quot;Szynkarek&quot;, &quot;given&quot;: &quot;Matt&quot;, &quot;non-dropping-particle&quot;: &quot;&quot;, &quot;parse-names&quot;: false, &quot;suffix&quot;: &quot;&quot;}, {&quot;dropping-particle&quot;: &quot;&quot;, &quot;family&quot;: &quot;Tanaka&quot;, &quot;given&quot;: &quot;Forrest Y.&quot;, &quot;non-dropping-particle&quot;: &quot;&quot;, &quot;parse-names&quot;: false, &quot;suffix&quot;: &quot;&quot;}, {&quot;dropping-particle&quot;: &quot;&quot;, &quot;family&quot;: &quot;Tenen&quot;, &quot;given&quot;: &quot;Danielle&quot;, &quot;non-dropping-particle&quot;: &quot;&quot;, &quot;parse-names&quot;: false, &quot;suffix&quot;: &quot;&quot;}, {&quot;dropping-particle&quot;: &quot;&quot;, &quot;family&quot;: &quot;Teng&quot;, &quot;given&quot;: &quot;Mingxiang&quot;, &quot;non-dropping-particle&quot;: &quot;&quot;, &quot;parse-names&quot;: false, &quot;suffix&quot;: &quot;&quot;}, {&quot;dropping-particle&quot;: &quot;&quot;, &quot;family&quot;: &quot;Thomas&quot;, &quot;given&quot;: &quot;Jeffrey A.&quot;, &quot;non-dropping-particle&quot;: &quot;&quot;, &quot;parse-names&quot;: false, &quot;suffix&quot;: &quot;&quot;}, {&quot;dropping-particle&quot;: &quot;&quot;, &quot;family&quot;: &quot;Toffey&quot;, &quot;given&quot;: &quot;Dave&quot;, &quot;non-dropping-particle&quot;: &quot;&quot;, &quot;parse-names&quot;: false, &quot;suffix&quot;: &quot;&quot;}, {&quot;dropping-particle&quot;: &quot;&quot;, &quot;family&quot;: &quot;Tress&quot;, &quot;given&quot;: &quot;Michael L.&quot;, &quot;non-dropping-particle&quot;: &quot;&quot;, &quot;parse-names&quot;: false, &quot;suffix&quot;: &quot;&quot;}, {&quot;dropping-particle&quot;: &quot;&quot;, &quot;family&quot;: &quot;Trout&quot;, &quot;given&quot;: &quot;Diane E.&quot;, &quot;non-dropping-particle&quot;: &quot;&quot;, &quot;parse-names&quot;: false, &quot;suffix&quot;: &quot;&quot;}, {&quot;dropping-particle&quot;: &quot;&quot;, &quot;family&quot;: &quot;Trynka&quot;, &quot;given&quot;: &quot;Gosia&quot;, &quot;non-dropping-particle&quot;: &quot;&quot;, &quot;parse-names&quot;: false, &quot;suffix&quot;: &quot;&quot;}, {&quot;dropping-particle&quot;: &quot;&quot;, &quot;family&quot;: &quot;Tsuji&quot;, &quot;given&quot;: &quot;Junko&quot;, &quot;non-dropping-particle&quot;: &quot;&quot;, &quot;parse-names&quot;: false, &quot;suffix&quot;: &quot;&quot;}, {&quot;dropping-particle&quot;: &quot;&quot;, &quot;family&quot;: &quot;Upchurch&quot;, &quot;given&quot;: &quot;Sean A.&quot;, &quot;non-dropping-particle&quot;: &quot;&quot;, &quot;parse-names&quot;: false, &quot;suffix&quot;: &quot;&quot;}, {&quot;dropping-particle&quot;: &quot;&quot;, &quot;family&quot;: &quot;Ursu&quot;, &quot;given&quot;: &quot;Oana&quot;, &quot;non-dropping-particle&quot;: &quot;&quot;, &quot;parse-names&quot;: false, &quot;suffix&quot;: &quot;&quot;}, {&quot;dropping-particle&quot;: &quot;&quot;, &quot;family&quot;: &quot;Uszczynska-Ratajczak&quot;, &quot;given&quot;: &quot;Barbara&quot;, &quot;non-dropping-particle&quot;: &quot;&quot;, &quot;parse-names&quot;: false, &quot;suffix&quot;: &quot;&quot;}, {&quot;dropping-particle&quot;: &quot;&quot;, &quot;family&quot;: &quot;Uziel&quot;, &quot;given&quot;: &quot;Mia C.&quot;, &quot;non-dropping-particle&quot;: &quot;&quot;, &quot;parse-names&quot;: false, &quot;suffix&quot;: &quot;&quot;}, {&quot;dropping-particle&quot;: &quot;&quot;, &quot;family&quot;: &quot;Valencia&quot;, &quot;given&quot;: &quot;Alfonso&quot;, &quot;non-dropping-particle&quot;: &quot;&quot;, &quot;parse-names&quot;: false, &quot;suffix&quot;: &quot;&quot;}, {&quot;dropping-particle&quot;: &quot;Van&quot;, &quot;family&quot;: &quot;Biber&quot;, &quot;given&quot;: &quot;Benjamin&quot;, &quot;non-dropping-particle&quot;: &quot;&quot;, &quot;parse-names&quot;: false, &quot;suffix&quot;: &quot;&quot;}, {&quot;dropping-particle&quot;: &quot;&quot;, &quot;family&quot;: &quot;Velde&quot;, &quot;given&quot;: &quot;Arjan G.&quot;, &quot;non-dropping-particle&quot;: &quot;van der&quot;, &quot;parse-names&quot;: false, &quot;suffix&quot;: &quot;&quot;}, {&quot;dropping-particle&quot;: &quot;&quot;, &quot;family&quot;: &quot;Nostrand&quot;, &quot;given&quot;: &quot;Eric L.&quot;, &quot;non-dropping-particle&quot;: &quot;Van&quot;, &quot;parse-names&quot;: false, &quot;suffix&quot;: &quot;&quot;}, {&quot;dropping-particle&quot;: &quot;&quot;, &quot;family&quot;: &quot;Vaydylevich&quot;, &quot;given&quot;: &quot;Yekaterina&quot;, &quot;non-dropping-particle&quot;: &quot;&quot;, &quot;parse-names&quot;: false, &quot;suffix&quot;: &quot;&quot;}, {&quot;dropping-particle&quot;: &quot;&quot;, &quot;family&quot;: &quot;Vazquez&quot;, &quot;given&quot;: &quot;Jesus&quot;, &quot;non-dropping-particle&quot;: &quot;&quot;, &quot;parse-names&quot;: false, &quot;suffix&quot;: &quot;&quot;}, {&quot;dropping-particle&quot;: &quot;&quot;, &quot;family&quot;: &quot;Victorsen&quot;, &quot;given&quot;: &quot;Alec&quot;, &quot;non-dropping-particle&quot;: &quot;&quot;, &quot;parse-names&quot;: false, &quot;suffix&quot;: &quot;&quot;}, {&quot;dropping-particle&quot;: &quot;&quot;, &quot;family&quot;: &quot;Vielmetter&quot;, &quot;given&quot;: &quot;Jost&quot;, &quot;non-dropping-particle&quot;: &quot;&quot;, &quot;parse-names&quot;: false, &quot;suffix&quot;: &quot;&quot;}, {&quot;dropping-particle&quot;: &quot;&quot;, &quot;family&quot;: &quot;Vierstra&quot;, &quot;given&quot;: &quot;Jeff&quot;, &quot;non-dropping-particle&quot;: &quot;&quot;, &quot;parse-names&quot;: false, &quot;suffix&quot;: &quot;&quot;}, {&quot;dropping-particle&quot;: &quot;&quot;, &quot;family&quot;: &quot;Visel&quot;, &quot;given&quot;: &quot;Axel&quot;, &quot;non-dropping-particle&quot;: &quot;&quot;, &quot;parse-names&quot;: false, &quot;suffix&quot;: &quot;&quot;}, {&quot;dropping-particle&quot;: &quot;&quot;, &quot;family&quot;: &quot;Vlasova&quot;, &quot;given&quot;: &quot;Anna&quot;, &quot;non-dropping-particle&quot;: &quot;&quot;, &quot;parse-names&quot;: false, &quot;suffix&quot;: &quot;&quot;}, {&quot;dropping-particle&quot;: &quot;&quot;, &quot;family&quot;: &quot;Vockley&quot;, &quot;given&quot;: &quot;Christopher M.&quot;, &quot;non-dropping-particle&quot;: &quot;&quot;, &quot;parse-names&quot;: false, &quot;suffix&quot;: &quot;&quot;}, {&quot;dropping-particle&quot;: &quot;&quot;, &quot;family&quot;: &quot;Volpi&quot;, &quot;given&quot;: &quot;Simona&quot;, &quot;non-dropping-particle&quot;: &quot;&quot;, &quot;parse-names&quot;: false, &quot;suffix&quot;: &quot;&quot;}, {&quot;dropping-particle&quot;: &quot;&quot;, &quot;family&quot;: &quot;Vong&quot;, &quot;given&quot;: &quot;Shinny&quot;, &quot;non-dropping-particle&quot;: &quot;&quot;, &quot;parse-names&quot;: false, &quot;suffix&quot;: &quot;&quot;}, {&quot;dropping-particle&quot;: &quot;&quot;, &quot;family&quot;: &quot;Wang&quot;, &quot;given&quot;: &quot;Hao&quot;, &quot;non-dropping-particle&quot;: &quot;&quot;, &quot;parse-names&quot;: false, &quot;suffix&quot;: &quot;&quot;}, {&quot;dropping-particle&quot;: &quot;&quot;, &quot;family&quot;: &quot;Wang&quot;, &quot;given&quot;: &quot;Mengchi&quot;, &quot;non-dropping-particle&quot;: &quot;&quot;, &quot;parse-names&quot;: false, &quot;suffix&quot;: &quot;&quot;}, {&quot;dropping-particle&quot;: &quot;&quot;, &quot;family&quot;: &quot;Wang&quot;, &quot;given&quot;: &quot;Qin&quot;, &quot;non-dropping-particle&quot;: &quot;&quot;, &quot;parse-names&quot;: false, &quot;suffix&quot;: &quot;&quot;}, {&quot;dropping-particle&quot;: &quot;&quot;, &quot;family&quot;: &quot;Wang&quot;, &quot;given&quot;: &quot;Ruth&quot;, &quot;non-dropping-particle&quot;: &quot;&quot;, &quot;parse-names&quot;: false, &quot;suffix&quot;: &quot;&quot;}, {&quot;dropping-particle&quot;: &quot;&quot;, &quot;family&quot;: &quot;Wang&quot;, &quot;given&quot;: &quot;Tao&quot;, &quot;non-dropping-particle&quot;: &quot;&quot;, &quot;parse-names&quot;: false, &quot;suffix&quot;: &quot;&quot;}, {&quot;dropping-particle&quot;: &quot;&quot;, &quot;family&quot;: &quot;Wang&quot;, &quot;given&quot;: &quot;Wei&quot;, &quot;non-dropping-particle&quot;: &quot;&quot;, &quot;parse-names&quot;: false, &quot;suffix&quot;: &quot;&quot;}, {&quot;dropping-particle&quot;: &quot;&quot;, &quot;family&quot;: &quot;Wang&quot;, &quot;given&quot;: &quot;Xiaofeng&quot;, &quot;non-dropping-particle&quot;: &quot;&quot;, &quot;parse-names&quot;: false, &quot;suffix&quot;: &quot;&quot;}, {&quot;dropping-particle&quot;: &quot;&quot;, &quot;family&quot;: &quot;Wang&quot;, &quot;given&quot;: &quot;Yanli&quot;, &quot;non-dropping-particle&quot;: &quot;&quot;, &quot;parse-names&quot;: false, &quot;suffix&quot;: &quot;&quot;}, {&quot;dropping-particle&quot;: &quot;&quot;, &quot;family&quot;: &quot;Watson&quot;, &quot;given&quot;: &quot;Nathaniel K.&quot;, &quot;non-dropping-particle&quot;: &quot;&quot;, &quot;parse-names&quot;: false, &quot;suffix&quot;: &quot;&quot;}, {&quot;dropping-particle&quot;: &quot;&quot;, &quot;family&quot;: &quot;Wei&quot;, &quot;given&quot;: &quot;Xintao&quot;, &quot;non-dropping-particle&quot;: &quot;&quot;, &quot;parse-names&quot;: false, &quot;suffix&quot;: &quot;&quot;}, {&quot;dropping-particle&quot;: &quot;&quot;, &quot;family&quot;: &quot;Wei&quot;, &quot;given&quot;: &quot;Zhijie&quot;, &quot;non-dropping-particle&quot;: &quot;&quot;, &quot;parse-names&quot;: false, &quot;suffix&quot;: &quot;&quot;}, {&quot;dropping-particle&quot;: &quot;&quot;, &quot;family&quot;: &quot;Weisser&quot;, &quot;given&quot;: &quot;Hendrik&quot;, &quot;non-dropping-particle&quot;: &quot;&quot;, &quot;parse-names&quot;: false, &quot;suffix&quot;: &quot;&quot;}, {&quot;dropping-particle&quot;: &quot;&quot;, &quot;family&quot;: &quot;Weissman&quot;, &quot;given&quot;: &quot;Sherman M.&quot;, &quot;non-dropping-particle&quot;: &quot;&quot;, &quot;parse-names&quot;: false, &quot;suffix&quot;: &quot;&quot;}, {&quot;dropping-particle&quot;: &quot;&quot;, &quot;family&quot;: &quot;Welch&quot;, &quot;given&quot;: &quot;Rene&quot;, &quot;non-dropping-particle&quot;: &quot;&quot;, &quot;parse-names&quot;: false, &quot;suffix&quot;: &quot;&quot;}, {&quot;dropping-particle&quot;: &quot;&quot;, &quot;family&quot;: &quot;Welikson&quot;, &quot;given&quot;: &quot;Robert E.&quot;, &quot;non-dropping-particle&quot;: &quot;&quot;, &quot;parse-names&quot;: false, &quot;suffix&quot;: &quot;&quot;}, {&quot;dropping-particle&quot;: &quot;&quot;, &quot;family&quot;: &quot;Weng&quot;, &quot;given&quot;: &quot;Zhiping&quot;, &quot;non-dropping-particle&quot;: &quot;&quot;, &quot;parse-names&quot;: false, &quot;suffix&quot;: &quot;&quot;}, {&quot;dropping-particle&quot;: &quot;&quot;, &quot;family&quot;: &quot;Westra&quot;, &quot;given&quot;: &quot;Harm Jan&quot;, &quot;non-dropping-particle&quot;: &quot;&quot;, &quot;parse-names&quot;: false, &quot;suffix&quot;: &quot;&quot;}, {&quot;dropping-particle&quot;: &quot;&quot;, &quot;family&quot;: &quot;Whitaker&quot;, &quot;given&quot;: &quot;John W.&quot;, &quot;non-dropping-particle&quot;: &quot;&quot;, &quot;parse-names&quot;: false, &quot;suffix&quot;: &quot;&quot;}, {&quot;dropping-particle&quot;: &quot;&quot;, &quot;family&quot;: &quot;White&quot;, &quot;given&quot;: &quot;Collin&quot;, &quot;non-dropping-particle&quot;: &quot;&quot;, &quot;parse-names&quot;: false, &quot;suffix&quot;: &quot;&quot;}, {&quot;dropping-particle&quot;: &quot;&quot;, &quot;family&quot;: &quot;White&quot;, &quot;given&quot;: &quot;Kevin P.&quot;, &quot;non-dropping-particle&quot;: &quot;&quot;, &quot;parse-names&quot;: false, &quot;suffix&quot;: &quot;&quot;}, {&quot;dropping-particle&quot;: &quot;&quot;, &quot;family&quot;: &quot;Wildberg&quot;, &quot;given&quot;: &quot;Andre&quot;, &quot;non-dropping-particle&quot;: &quot;&quot;, &quot;parse-names&quot;: false, &quot;suffix&quot;: &quot;&quot;}, {&quot;dropping-particle&quot;: &quot;&quot;, &quot;family&quot;: &quot;Williams&quot;, &quot;given&quot;: &quot;Brian A.&quot;, &quot;non-dropping-particle&quot;: &quot;&quot;, &quot;parse-names&quot;: false, &quot;suffix&quot;: &quot;&quot;}, {&quot;dropping-particle&quot;: &quot;&quot;, &quot;family&quot;: &quot;Wine&quot;, &quot;given&quot;: &quot;David&quot;, &quot;non-dropping-particle&quot;: &quot;&quot;, &quot;parse-names&quot;: false, &quot;suffix&quot;: &quot;&quot;}, {&quot;dropping-particle&quot;: &quot;&quot;, &quot;family&quot;: &quot;Witt&quot;, &quot;given&quot;: &quot;Heather N.&quot;, &quot;non-dropping-particle&quot;: &quot;&quot;, &quot;parse-names&quot;: false, &quot;suffix&quot;: &quot;&quot;}, {&quot;dropping-particle&quot;: &quot;&quot;, &quot;family&quot;: &quot;Wold&quot;, &quot;given&quot;: &quot;Barbara&quot;, &quot;non-dropping-particle&quot;: &quot;&quot;, &quot;parse-names&quot;: false, &quot;suffix&quot;: &quot;&quot;}, {&quot;dropping-particle&quot;: &quot;&quot;, &quot;family&quot;: &quot;Wolf&quot;, &quot;given&quot;: &quot;Maxim&quot;, &quot;non-dropping-particle&quot;: &quot;&quot;, &quot;parse-names&quot;: false, &quot;suffix&quot;: &quot;&quot;}, {&quot;dropping-particle&quot;: &quot;&quot;, &quot;family&quot;: &quot;Wright&quot;, &quot;given&quot;: &quot;James&quot;, &quot;non-dropping-particle&quot;: &quot;&quot;, &quot;parse-names&quot;: false, &quot;suffix&quot;: &quot;&quot;}, {&quot;dropping-particle&quot;: &quot;&quot;, &quot;family&quot;: &quot;Xiao&quot;, &quot;given&quot;: &quot;Rui&quot;, &quot;non-dropping-particle&quot;: &quot;&quot;, &quot;parse-names&quot;: false, &quot;suffix&quot;: &quot;&quot;}, {&quot;dropping-particle&quot;: &quot;&quot;, &quot;family&quot;: &quot;Xiao&quot;, &quot;given&quot;: &quot;Xinshu&quot;, &quot;non-dropping-particle&quot;: &quot;&quot;, &quot;parse-names&quot;: false, &quot;suffix&quot;: &quot;&quot;}, {&quot;dropping-particle&quot;: &quot;&quot;, &quot;family&quot;: &quot;Xu&quot;, &quot;given&quot;: &quot;Jie&quot;, &quot;non-dropping-particle&quot;: &quot;&quot;, &quot;parse-names&quot;: false, &quot;suffix&quot;: &quot;&quot;}, {&quot;dropping-particle&quot;: &quot;&quot;, &quot;family&quot;: &quot;Xu&quot;, &quot;given&quot;: &quot;Jinrui&quot;, &quot;non-dropping-particle&quot;: &quot;&quot;, &quot;parse-names&quot;: false, &quot;suffix&quot;: &quot;&quot;}, {&quot;dropping-particle&quot;: &quot;&quot;, &quot;family&quot;: &quot;Yan&quot;, &quot;given&quot;: &quot;Koon Kiu&quot;, &quot;non-dropping-particle&quot;: &quot;&quot;, &quot;parse-names&quot;: false, &quot;suffix&quot;: &quot;&quot;}, {&quot;dropping-particle&quot;: &quot;&quot;, &quot;family&quot;: &quot;Yan&quot;, &quot;given&quot;: &quot;Yongqi&quot;, &quot;non-dropping-particle&quot;: &quot;&quot;, &quot;parse-names&quot;: false, &quot;suffix&quot;: &quot;&quot;}, {&quot;dropping-particle&quot;: &quot;&quot;, &quot;family&quot;: &quot;Yang&quot;, &quot;given&quot;: &quot;Hongbo&quot;, &quot;non-dropping-particle&quot;: &quot;&quot;, &quot;parse-names&quot;: false, &quot;suffix&quot;: &quot;&quot;}, {&quot;dropping-particle&quot;: &quot;&quot;, &quot;family&quot;: &quot;Yang&quot;, &quot;given&quot;: &quot;Xinqiong&quot;, &quot;non-dropping-particle&quot;: &quot;&quot;, &quot;parse-names&quot;: false, &quot;suffix&quot;: &quot;&quot;}, {&quot;dropping-particle&quot;: &quot;&quot;, &quot;family&quot;: &quot;Yang&quot;, &quot;given&quot;: &quot;Yi Wen&quot;, &quot;non-dropping-particle&quot;: &quot;&quot;, &quot;parse-names&quot;: false, &quot;suffix&quot;: &quot;&quot;}, {&quot;dropping-particle&quot;: &quot;&quot;, &quot;family&quot;: &quot;Yard\u0131mc\u0131&quot;, &quot;given&quot;: &quot;Galip G\u00fcrkan&quot;, &quot;non-dropping-particle&quot;: &quot;&quot;, &quot;parse-names&quot;: false, &quot;suffix&quot;: &quot;&quot;}, {&quot;dropping-particle&quot;: &quot;&quot;, &quot;family&quot;: &quot;Yee&quot;, &quot;given&quot;: &quot;Brian A.&quot;, &quot;non-dropping-particle&quot;: &quot;&quot;, &quot;parse-names&quot;: false, &quot;suffix&quot;: &quot;&quot;}, {&quot;dropping-particle&quot;: &quot;&quot;, &quot;family&quot;: &quot;Yeo&quot;, &quot;given&quot;: &quot;Gene W.&quot;, &quot;non-dropping-particle&quot;: &quot;&quot;, &quot;parse-names&quot;: false, &quot;suffix&quot;: &quot;&quot;}, {&quot;dropping-particle&quot;: &quot;&quot;, &quot;family&quot;: &quot;Young&quot;, &quot;given&quot;: &quot;Taylor&quot;, &quot;non-dropping-particle&quot;: &quot;&quot;, &quot;parse-names&quot;: false, &quot;suffix&quot;: &quot;&quot;}, {&quot;dropping-particle&quot;: &quot;&quot;, &quot;family&quot;: &quot;Yu&quot;, &quot;given&quot;: &quot;Tianxiong&quot;, &quot;non-dropping-particle&quot;: &quot;&quot;, &quot;parse-names&quot;: false, &quot;suffix&quot;: &quot;&quot;}, {&quot;dropping-particle&quot;: &quot;&quot;, &quot;family&quot;: &quot;Yue&quot;, &quot;given&quot;: &quot;Feng&quot;, &quot;non-dropping-particle&quot;: &quot;&quot;, &quot;parse-names&quot;: false, &quot;suffix&quot;: &quot;&quot;}, {&quot;dropping-particle&quot;: &quot;&quot;, &quot;family&quot;: &quot;Zaleski&quot;, &quot;given&quot;: &quot;Chris&quot;, &quot;non-dropping-particle&quot;: &quot;&quot;, &quot;parse-names&quot;: false, &quot;suffix&quot;: &quot;&quot;}, {&quot;dropping-particle&quot;: &quot;&quot;, &quot;family&quot;: &quot;Zang&quot;, &quot;given&quot;: &quot;Chongzhi&quot;, &quot;non-dropping-particle&quot;: &quot;&quot;, &quot;parse-names&quot;: false, &quot;suffix&quot;: &quot;&quot;}, {&quot;dropping-particle&quot;: &quot;&quot;, &quot;family&quot;: &quot;Zeng&quot;, &quot;given&quot;: &quot;Haoyang&quot;, &quot;non-dropping-particle&quot;: &quot;&quot;, &quot;parse-names&quot;: false, &quot;suffix&quot;: &quot;&quot;}, {&quot;dropping-particle&quot;: &quot;&quot;, &quot;family&quot;: &quot;Zeng&quot;, &quot;given&quot;: &quot;Weihua&quot;, &quot;non-dropping-particle&quot;: &quot;&quot;, &quot;parse-names&quot;: false, &quot;suffix&quot;: &quot;&quot;}, {&quot;dropping-particle&quot;: &quot;&quot;, &quot;family&quot;: &quot;Zerbino&quot;, &quot;given&quot;: &quot;Daniel R.&quot;, &quot;non-dropping-particle&quot;: &quot;&quot;, &quot;parse-names&quot;: false, &quot;suffix&quot;: &quot;&quot;}, {&quot;dropping-particle&quot;: &quot;&quot;, &quot;family&quot;: &quot;Zhai&quot;, &quot;given&quot;: &quot;Jie&quot;, &quot;non-dropping-particle&quot;: &quot;&quot;, &quot;parse-names&quot;: false, &quot;suffix&quot;: &quot;&quot;}, {&quot;dropping-particle&quot;: &quot;&quot;, &quot;family&quot;: &quot;Zhan&quot;, &quot;given&quot;: &quot;Lijun&quot;, &quot;non-dropping-particle&quot;: &quot;&quot;, &quot;parse-names&quot;: false, &quot;suffix&quot;: &quot;&quot;}, {&quot;dropping-particle&quot;: &quot;&quot;, &quot;family&quot;: &quot;Zhan&quot;, &quot;given&quot;: &quot;Ye&quot;, &quot;non-dropping-particle&quot;: &quot;&quot;, &quot;parse-names&quot;: false, &quot;suffix&quot;: &quot;&quot;}, {&quot;dropping-particle&quot;: &quot;&quot;, &quot;family&quot;: &quot;Zhang&quot;, &quot;given&quot;: &quot;Bo&quot;, &quot;non-dropping-particle&quot;: &quot;&quot;, &quot;parse-names&quot;: false, &quot;suffix&quot;: &quot;&quot;}, {&quot;dropping-particle&quot;: &quot;&quot;, &quot;family&quot;: &quot;Zhang&quot;, &quot;given&quot;: &quot;Jialing&quot;, &quot;non-dropping-particle&quot;: &quot;&quot;, &quot;parse-names&quot;: false, &quot;suffix&quot;: &quot;&quot;}, {&quot;dropping-particle&quot;: &quot;&quot;, &quot;family&quot;: &quot;Zhang&quot;, &quot;given&quot;: &quot;Jing&quot;, &quot;non-dropping-particle&quot;: &quot;&quot;, &quot;parse-names&quot;: false, &quot;suffix&quot;: &quot;&quot;}, {&quot;dropping-particle&quot;: &quot;&quot;, &quot;family&quot;: &quot;Zhang&quot;, &quot;given&quot;: &quot;Kai&quot;, &quot;non-dropping-particle&quot;: &quot;&quot;, &quot;parse-names&quot;: false, &quot;suffix&quot;: &quot;&quot;}, {&quot;dropping-particle&quot;: &quot;&quot;, &quot;family&quot;: &quot;Zhang&quot;, &quot;given&quot;: &quot;Lijun&quot;, &quot;non-dropping-particle&quot;: &quot;&quot;, &quot;parse-names&quot;: false, &quot;suffix&quot;: &quot;&quot;}, {&quot;dropping-particle&quot;: &quot;&quot;, &quot;family&quot;: &quot;Zhang&quot;, &quot;given&quot;: &quot;Peng&quot;, &quot;non-dropping-particle&quot;: &quot;&quot;, &quot;parse-names&quot;: false, &quot;suffix&quot;: &quot;&quot;}, {&quot;dropping-particle&quot;: &quot;&quot;, &quot;family&quot;: &quot;Zhang&quot;, &quot;given&quot;: &quot;Qi&quot;, &quot;non-dropping-particle&quot;: &quot;&quot;, &quot;parse-names&quot;: false, &quot;suffix&quot;: &quot;&quot;}, {&quot;dropping-particle&quot;: &quot;&quot;, &quot;family&quot;: &quot;Zhang&quot;, &quot;given&quot;: &quot;Xiao Ou&quot;, &quot;non-dropping-particle&quot;: &quot;&quot;, &quot;parse-names&quot;: false, &quot;suffix&quot;: &quot;&quot;}, {&quot;dropping-particle&quot;: &quot;&quot;, &quot;family&quot;: &quot;Zhang&quot;, &quot;given&quot;: &quot;Yanxiao&quot;, &quot;non-dropping-particle&quot;: &quot;&quot;, &quot;parse-names&quot;: false, &quot;suffix&quot;: &quot;&quot;}, {&quot;dropping-particle&quot;: &quot;&quot;, &quot;family&quot;: &quot;Zhang&quot;, &quot;given&quot;: &quot;Zhizhuo&quot;, &quot;non-dropping-particle&quot;: &quot;&quot;, &quot;parse-names&quot;: false, &quot;suffix&quot;: &quot;&quot;}, {&quot;dropping-particle&quot;: &quot;&quot;, &quot;family&quot;: &quot;Zhao&quot;, &quot;given&quot;: &quot;Yuan&quot;, &quot;non-dropping-particle&quot;: &quot;&quot;, &quot;parse-names&quot;: false, &quot;suffix&quot;: &quot;&quot;}, {&quot;dropping-particle&quot;: &quot;&quot;, &quot;family&quot;: &quot;Zheng&quot;, &quot;given&quot;: &quot;Ye&quot;, &quot;non-dropping-particle&quot;: &quot;&quot;, &quot;parse-names&quot;: false, &quot;suffix&quot;: &quot;&quot;}, {&quot;dropping-particle&quot;: &quot;&quot;, &quot;family&quot;: &quot;Zhong&quot;, &quot;given&quot;: &quot;Guoqing&quot;, &quot;non-dropping-particle&quot;: &quot;&quot;, &quot;parse-names&quot;: false, &quot;suffix&quot;: &quot;&quot;}, {&quot;dropping-particle&quot;: &quot;&quot;, &quot;family&quot;: &quot;Zhou&quot;, &quot;given&quot;: &quot;Xiao Qiao&quot;, &quot;non-dropping-particle&quot;: &quot;&quot;, &quot;parse-names&quot;: false, &quot;suffix&quot;: &quot;&quot;}, {&quot;dropping-particle&quot;: &quot;&quot;, &quot;family&quot;: &quot;Zhu&quot;, &quot;given&quot;: &quot;Yun&quot;, &quot;non-dropping-particle&quot;: &quot;&quot;, &quot;parse-names&quot;: false, &quot;suffix&quot;: &quot;&quot;}, {&quot;dropping-particle&quot;: &quot;&quot;, &quot;family&quot;: &quot;Zimmerman&quot;, &quot;given&quot;: &quot;Jared&quot;, &quot;non-dropping-particle&quot;: &quot;&quot;, &quot;parse-names&quot;: false, &quot;suffix&quot;: &quot;&quot;}, {&quot;dropping-particle&quot;: &quot;&quot;, &quot;family&quot;: &quot;Snyder&quot;, &quot;given&quot;: &quot;Michael P.&quot;, &quot;non-dropping-particle&quot;: &quot;&quot;, &quot;parse-names&quot;: false, &quot;suffix&quot;: &quot;&quot;}, {&quot;dropping-particle&quot;: &quot;&quot;, &quot;family&quot;: &quot;Gingeras&quot;, &quot;given&quot;: &quot;Thomas R.&quot;, &quot;non-dropping-particle&quot;: &quot;&quot;, &quot;parse-names&quot;: false, &quot;suffix&quot;: &quot;&quot;}, {&quot;dropping-particle&quot;: &quot;&quot;, &quot;family&quot;: &quot;Moore&quot;, &quot;given&quot;: &quot;Jill E.&quot;, &quot;non-dropping-particle&quot;: &quot;&quot;, &quot;parse-names&quot;: false, &quot;suffix&quot;: &quot;&quot;}, {&quot;dropping-particle&quot;: &quot;&quot;, &quot;family&quot;: &quot;Weng&quot;, &quot;given&quot;: &quot;Zhiping&quot;, &quot;non-dropping-particle&quot;: &quot;&quot;, &quot;parse-names&quot;: false, &quot;suffix&quot;: &quot;&quot;}, {&quot;dropping-particle&quot;: &quot;&quot;, &quot;family&quot;: &quot;Gerstein&quot;, &quot;given&quot;: &quot;Mark B.&quot;, &quot;non-dropping-particle&quot;: &quot;&quot;, &quot;parse-names&quot;: false, &quot;suffix&quot;: &quot;&quot;}, {&quot;dropping-particle&quot;: &quot;&quot;, &quot;family&quot;: &quot;Ren&quot;, &quot;given&quot;: &quot;Bing&quot;, &quot;non-dropping-particle&quot;: &quot;&quot;, &quot;parse-names&quot;: false, &quot;suffix&quot;: &quot;&quot;}, {&quot;dropping-particle&quot;: &quot;&quot;, &quot;family&quot;: &quot;Hardison&quot;, &quot;given&quot;: &quot;Ross C.&quot;, &quot;non-dropping-particle&quot;: &quot;&quot;, &quot;parse-names&quot;: false, &quot;suffix&quot;: &quot;&quot;}, {&quot;dropping-particle&quot;: &quot;&quot;, &quot;family&quot;: &quot;Stamatoyannopoulos&quot;, &quot;given&quot;: &quot;John A.&quot;, &quot;non-dropping-particle&quot;: &quot;&quot;, &quot;parse-names&quot;: false, &quot;suffix&quot;: &quot;&quot;}, {&quot;dropping-particle&quot;: &quot;&quot;, &quot;family&quot;: &quot;Graveley&quot;, &quot;given&quot;: &quot;Brenton R.&quot;, &quot;non-dropping-particle&quot;: &quot;&quot;, &quot;parse-names&quot;: false, &quot;suffix&quot;: &quot;&quot;}, {&quot;dropping-particle&quot;: &quot;&quot;, &quot;family&quot;: &quot;Feingold&quot;, &quot;given&quot;: &quot;Elise A.&quot;, &quot;non-dropping-particle&quot;: &quot;&quot;, &quot;parse-names&quot;: false, &quot;suffix&quot;: &quot;&quot;}, {&quot;dropping-particle&quot;: &quot;&quot;, &quot;family&quot;: &quot;Pazin&quot;, &quot;given&quot;: &quot;Michael J.&quot;, &quot;non-dropping-particle&quot;: &quot;&quot;, &quot;parse-names&quot;: false, &quot;suffix&quot;: &quot;&quot;}, {&quot;dropping-particle&quot;: &quot;&quot;, &quot;family&quot;: &quot;Pagan&quot;, &quot;given&quot;: &quot;Michael&quot;, &quot;non-dropping-particle&quot;: &quot;&quot;, &quot;parse-names&quot;: false, &quot;suffix&quot;: &quot;&quot;}, {&quot;dropping-particle&quot;: &quot;&quot;, &quot;family&quot;: &quot;Gilchrist&quot;, &quot;given&quot;: &quot;Daniel A.&quot;, &quot;non-dropping-particle&quot;: &quot;&quot;, &quot;parse-names&quot;: false, &quot;suffix&quot;: &quot;&quot;}, {&quot;dropping-particle&quot;: &quot;&quot;, &quot;family&quot;: &quot;Hitz&quot;, &quot;given&quot;: &quot;Benjamin C.&quot;, &quot;non-dropping-particle&quot;: &quot;&quot;, &quot;parse-names&quot;: false, &quot;suffix&quot;: &quot;&quot;}, {&quot;dropping-particle&quot;: &quot;&quot;, &quot;family&quot;: &quot;Cherry&quot;, &quot;given&quot;: &quot;J. Michael&quot;, &quot;non-dropping-particle&quot;: &quot;&quot;, &quot;parse-names&quot;: false, &quot;suffix&quot;: &quot;&quot;}, {&quot;dropping-particle&quot;: &quot;&quot;, &quot;family&quot;: &quot;Bernstein&quot;, &quot;given&quot;: &quot;Bradley E.&quot;, &quot;non-dropping-particle&quot;: &quot;&quot;, &quot;parse-names&quot;: false, &quot;suffix&quot;: &quot;&quot;}, {&quot;dropping-particle&quot;: &quot;&quot;, &quot;family&quot;: &quot;Mendenhall&quot;, &quot;given&quot;: &quot;Eric M.&quot;, &quot;non-dropping-particle&quot;: &quot;&quot;, &quot;parse-names&quot;: false, &quot;suffix&quot;: &quot;&quot;}, {&quot;dropping-particle&quot;: &quot;&quot;, &quot;family&quot;: &quot;Zerbino&quot;, &quot;given&quot;: &quot;Daniel R.&quot;, &quot;non-dropping-particle&quot;: &quot;&quot;, &quot;parse-names&quot;: false, &quot;suffix&quot;: &quot;&quot;}, {&quot;dropping-particle&quot;: &quot;&quot;, &quot;family&quot;: &quot;Frankish&quot;, &quot;given&quot;: &quot;Adam&quot;, &quot;non-dropping-particle&quot;: &quot;&quot;, &quot;parse-names&quot;: false, &quot;suffix&quot;: &quot;&quot;}, {&quot;dropping-particle&quot;: &quot;&quot;, &quot;family&quot;: &quot;Flicek&quot;, &quot;given&quot;: &quot;Paul&quot;, &quot;non-dropping-particle&quot;: &quot;&quot;, &quot;parse-names&quot;: false, &quot;suffix&quot;: &quot;&quot;}, {&quot;dropping-particle&quot;: &quot;&quot;, &quot;family&quot;: &quot;Myers&quot;, &quot;given&quot;: &quot;Richard M.&quot;, &quot;non-dropping-particle&quot;: &quot;&quot;, &quot;parse-names&quot;: false, &quot;suffix&quot;: &quot;&quot;}], &quot;container-title&quot;: &quot;Nature&quot;, &quot;id&quot;: &quot;ITEM-1&quot;, &quot;issue&quot;: &quot;7818&quot;, &quot;issued&quot;: {&quot;date-parts&quot;: [[&quot;2020&quot;]]}, &quot;title&quot;: &quot;Perspectives on ENCODE&quot;, &quot;type&quot;: &quot;article&quot;, &quot;volume&quot;: &quot;583&quot;}, &quot;uris&quot;: [&quot;http://www.mendeley.com/documents/?uuid=51d963dd-b163-49c5-85a0-edbada8be419&quot;]}], &quot;mendeley&quot;: {&quot;formattedCitation&quot;: &quot;(Abascal et al., 2020)&quot;, &quot;plainTextFormattedCitation&quot;: &quot;(Abascal et al., 2020)&quot;, &quot;previouslyFormattedCitation&quot;: &quot;(Abascal et al., 2020)&quot;}, &quot;properties&quot;: {&quot;noteIndex&quot;: 0}, &quot;schema&quot;: &quot;https://github.com/citation-style-language/schema/raw/master/csl-citation.json&quot;} RNDtySYLCdGYn"/><text:span text:style-name="T22">(Abascal et al., 2020)</text:span><text:reference-mark-end text:name="ADDIN CSL_CITATION {&quot;citationItems&quot;: [{&quot;id&quot;: &quot;ITEM-1&quot;, &quot;itemData&quot;: {&quot;DOI&quot;: &quot;10.1038/s41586-020-2449-8&quot;, &quot;ISSN&quot;: &quot;14764687&quot;, &quot;abstract&quot;: &quot;The Encylopedia of DNA Elements (ENCODE) Project launched in 2003 with the long-term goal of developing a comprehensive map of functional elements in the human genome. These included genes, biochemical regions associated with gene regulation (for example, transcription factor binding sites, open chromatin, and histone marks) and transcript isoforms. The marks serve as sites for candidate cis-regulatory elements (cCREs) that may serve functional roles in regulating gene expression1. The project has been extended to model organisms, particularly the mouse. In the third phase of ENCODE, nearly a million and more than 300,000 cCRE annotations have been generated for human and mouse, respectively, and these have provided a valuable resource for the scientific community.&quot;, &quot;author&quot;: [{&quot;dropping-particle&quot;: &quot;&quot;, &quot;family&quot;: &quot;Abascal&quot;, &quot;given&quot;: &quot;Federico&quot;, &quot;non-dropping-particle&quot;: &quot;&quot;, &quot;parse-names&quot;: false, &quot;suffix&quot;: &quot;&quot;}, {&quot;dropping-particle&quot;: &quot;&quot;, &quot;family&quot;: &quot;Acosta&quot;, &quot;given&quot;: &quot;Reyes&quot;, &quot;non-dropping-particle&quot;: &quot;&quot;, &quot;parse-names&quot;: false, &quot;suffix&quot;: &quot;&quot;}, {&quot;dropping-particle&quot;: &quot;&quot;, &quot;family&quot;: &quot;Addleman&quot;, &quot;given&quot;: &quot;Nicholas J.&quot;, &quot;non-dropping-particle&quot;: &quot;&quot;, &quot;parse-names&quot;: false, &quot;suffix&quot;: &quot;&quot;}, {&quot;dropping-particle&quot;: &quot;&quot;, &quot;family&quot;: &quot;Adrian&quot;, &quot;given&quot;: &quot;Jessika&quot;, &quot;non-dropping-particle&quot;: &quot;&quot;, &quot;parse-names&quot;: false, &quot;suffix&quot;: &quot;&quot;}, {&quot;dropping-particle&quot;: &quot;&quot;, &quot;family&quot;: &quot;Afzal&quot;, &quot;given&quot;: &quot;Veena&quot;, &quot;non-dropping-particle&quot;: &quot;&quot;, &quot;parse-names&quot;: false, &quot;suffix&quot;: &quot;&quot;}, {&quot;dropping-particle&quot;: &quot;&quot;, &quot;family&quot;: &quot;Aken&quot;, &quot;given&quot;: &quot;Bronwen&quot;, &quot;non-dropping-particle&quot;: &quot;&quot;, &quot;parse-names&quot;: false, &quot;suffix&quot;: &quot;&quot;}, {&quot;dropping-particle&quot;: &quot;&quot;, &quot;family&quot;: &quot;Akiyama&quot;, &quot;given&quot;: &quot;Jennifer A.&quot;, &quot;non-dropping-particle&quot;: &quot;&quot;, &quot;parse-names&quot;: false, &quot;suffix&quot;: &quot;&quot;}, {&quot;dropping-particle&quot;: &quot;Al&quot;, &quot;family&quot;: &quot;Jammal&quot;, &quot;given&quot;: &quot;Omar&quot;, &quot;non-dropping-particle&quot;: &quot;&quot;, &quot;parse-names&quot;: false, &quot;suffix&quot;: &quot;&quot;}, {&quot;dropping-particle&quot;: &quot;&quot;, &quot;family&quot;: &quot;Amrhein&quot;, &quot;given&quot;: &quot;Henry&quot;, &quot;non-dropping-particle&quot;: &quot;&quot;, &quot;parse-names&quot;: false, &quot;suffix&quot;: &quot;&quot;}, {&quot;dropping-particle&quot;: &quot;&quot;, &quot;family&quot;: &quot;Anderson&quot;, &quot;given&quot;: &quot;Stacie M.&quot;, &quot;non-dropping-particle&quot;: &quot;&quot;, &quot;parse-names&quot;: false, &quot;suffix&quot;: &quot;&quot;}, {&quot;dropping-particle&quot;: &quot;&quot;, &quot;family&quot;: &quot;Andrews&quot;, &quot;given&quot;: &quot;Gregory R.&quot;, &quot;non-dropping-particle&quot;: &quot;&quot;, &quot;parse-names&quot;: false, &quot;suffix&quot;: &quot;&quot;}, {&quot;dropping-particle&quot;: &quot;&quot;, &quot;family&quot;: &quot;Antoshechkin&quot;, &quot;given&quot;: &quot;Igor&quot;, &quot;non-dropping-particle&quot;: &quot;&quot;, &quot;parse-names&quot;: false, &quot;suffix&quot;: &quot;&quot;}, {&quot;dropping-particle&quot;: &quot;&quot;, &quot;family&quot;: &quot;Ardlie&quot;, &quot;given&quot;: &quot;Kristin G.&quot;, &quot;non-dropping-particle&quot;: &quot;&quot;, &quot;parse-names&quot;: false, &quot;suffix&quot;: &quot;&quot;}, {&quot;dropping-particle&quot;: &quot;&quot;, &quot;family&quot;: &quot;Armstrong&quot;, &quot;given&quot;: &quot;Joel&quot;, &quot;non-dropping-particle&quot;: &quot;&quot;, &quot;parse-names&quot;: false, &quot;suffix&quot;: &quot;&quot;}, {&quot;dropping-particle&quot;: &quot;&quot;, &quot;family&quot;: &quot;Astley&quot;, &quot;given&quot;: &quot;Matthew&quot;, &quot;non-dropping-particle&quot;: &quot;&quot;, &quot;parse-names&quot;: false, &quot;suffix&quot;: &quot;&quot;}, {&quot;dropping-particle&quot;: &quot;&quot;, &quot;family&quot;: &quot;Banerjee&quot;, &quot;given&quot;: &quot;Budhaditya&quot;, &quot;non-dropping-particle&quot;: &quot;&quot;, &quot;parse-names&quot;: false, &quot;suffix&quot;: &quot;&quot;}, {&quot;dropping-particle&quot;: &quot;&quot;, &quot;family&quot;: &quot;Barkal&quot;, &quot;given&quot;: &quot;Amira A.&quot;, &quot;non-dropping-particle&quot;: &quot;&quot;, &quot;parse-names&quot;: false, &quot;suffix&quot;: &quot;&quot;}, {&quot;dropping-particle&quot;: &quot;&quot;, &quot;family&quot;: &quot;Barnes&quot;, &quot;given&quot;: &quot;If H.A.&quot;, &quot;non-dropping-particle&quot;: &quot;&quot;, &quot;parse-names&quot;: false, &quot;suffix&quot;: &quot;&quot;}, {&quot;dropping-particle&quot;: &quot;&quot;, &quot;family&quot;: &quot;Barozzi&quot;, &quot;given&quot;: &quot;Iros&quot;, &quot;non-dropping-particle&quot;: &quot;&quot;, &quot;parse-names&quot;: false, &quot;suffix&quot;: &quot;&quot;}, {&quot;dropping-particle&quot;: &quot;&quot;, &quot;family&quot;: &quot;Barrell&quot;, &quot;given&quot;: &quot;Daniel&quot;, &quot;non-dropping-particle&quot;: &quot;&quot;, &quot;parse-names&quot;: false, &quot;suffix&quot;: &quot;&quot;}, {&quot;dropping-particle&quot;: &quot;&quot;, &quot;family&quot;: &quot;Barson&quot;, &quot;given&quot;: &quot;Gemma&quot;, &quot;non-dropping-particle&quot;: &quot;&quot;, &quot;parse-names&quot;: false, &quot;suffix&quot;: &quot;&quot;}, {&quot;dropping-particle&quot;: &quot;&quot;, &quot;family&quot;: &quot;Bates&quot;, &quot;given&quot;: &quot;Daniel&quot;, &quot;non-dropping-particle&quot;: &quot;&quot;, &quot;parse-names&quot;: false, &quot;suffix&quot;: &quot;&quot;}, {&quot;dropping-particle&quot;: &quot;&quot;, &quot;family&quot;: &quot;Baymuradov&quot;, &quot;given&quot;: &quot;Ulugbek K.&quot;, &quot;non-dropping-particle&quot;: &quot;&quot;, &quot;parse-names&quot;: false, &quot;suffix&quot;: &quot;&quot;}, {&quot;dropping-particle&quot;: &quot;&quot;, &quot;family&quot;: &quot;Bazile&quot;, &quot;given&quot;: &quot;Cassandra&quot;, &quot;non-dropping-particle&quot;: &quot;&quot;, &quot;parse-names&quot;: false, &quot;suffix&quot;: &quot;&quot;}, {&quot;dropping-particle&quot;: &quot;&quot;, &quot;family&quot;: &quot;Beer&quot;, &quot;given&quot;: &quot;Michael A.&quot;, &quot;non-dropping-particle&quot;: &quot;&quot;, &quot;parse-names&quot;: false, &quot;suffix&quot;: &quot;&quot;}, {&quot;dropping-particle&quot;: &quot;&quot;, &quot;family&quot;: &quot;Beik&quot;, &quot;given&quot;: &quot;Samantha&quot;, &quot;non-dropping-particle&quot;: &quot;&quot;, &quot;parse-names&quot;: false, &quot;suffix&quot;: &quot;&quot;}, {&quot;dropping-particle&quot;: &quot;&quot;, &quot;family&quot;: &quot;Bender&quot;, &quot;given&quot;: &quot;M. A.&quot;, &quot;non-dropping-particle&quot;: &quot;&quot;, &quot;parse-names&quot;: false, &quot;suffix&quot;: &quot;&quot;}, {&quot;dropping-particle&quot;: &quot;&quot;, &quot;family&quot;: &quot;Bennett&quot;, &quot;given&quot;: &quot;Ruth&quot;, &quot;non-dropping-particle&quot;: &quot;&quot;, &quot;parse-names&quot;: false, &quot;suffix&quot;: &quot;&quot;}, {&quot;dropping-particle&quot;: &quot;&quot;, &quot;family&quot;: &quot;Bouvrette&quot;, &quot;given&quot;: &quot;Louis Philip Benoit&quot;, &quot;non-dropping-particle&quot;: &quot;&quot;, &quot;parse-names&quot;: false, &quot;suffix&quot;: &quot;&quot;}, {&quot;dropping-particle&quot;: &quot;&quot;, &quot;family&quot;: &quot;Bernstein&quot;, &quot;given&quot;: &quot;Bradley E.&quot;, &quot;non-dropping-particle&quot;: &quot;&quot;, &quot;parse-names&quot;: false, &quot;suffix&quot;: &quot;&quot;}, {&quot;dropping-particle&quot;: &quot;&quot;, &quot;family&quot;: &quot;Berry&quot;, &quot;given&quot;: &quot;Andrew&quot;, &quot;non-dropping-particle&quot;: &quot;&quot;, &quot;parse-names&quot;: false, &quot;suffix&quot;: &quot;&quot;}, {&quot;dropping-particle&quot;: &quot;&quot;, &quot;family&quot;: &quot;Bhaskar&quot;, &quot;given&quot;: &quot;Anand&quot;, &quot;non-dropping-particle&quot;: &quot;&quot;, &quot;parse-names&quot;: false, &quot;suffix&quot;: &quot;&quot;}, {&quot;dropping-particle&quot;: &quot;&quot;, &quot;family&quot;: &quot;Bignell&quot;, &quot;given&quot;: &quot;Alexandra&quot;, &quot;non-dropping-particle&quot;: &quot;&quot;, &quot;parse-names&quot;: false, &quot;suffix&quot;: &quot;&quot;}, {&quot;dropping-particle&quot;: &quot;&quot;, &quot;family&quot;: &quot;Blue&quot;, &quot;given&quot;: &quot;Steven M.&quot;, &quot;non-dropping-particle&quot;: &quot;&quot;, &quot;parse-names&quot;: false, &quot;suffix&quot;: &quot;&quot;}, {&quot;dropping-particle&quot;: &quot;&quot;, &quot;family&quot;: &quot;Bodine&quot;, &quot;given&quot;: &quot;David M.&quot;, &quot;non-dropping-particle&quot;: &quot;&quot;, &quot;parse-names&quot;: false, &quot;suffix&quot;: &quot;&quot;}, {&quot;dropping-particle&quot;: &quot;&quot;, &quot;family&quot;: &quot;Boix&quot;, &quot;given&quot;: &quot;Carles&quot;, &quot;non-dropping-particle&quot;: &quot;&quot;, &quot;parse-names&quot;: false, &quot;suffix&quot;: &quot;&quot;}, {&quot;dropping-particle&quot;: &quot;&quot;, &quot;family&quot;: &quot;Boley&quot;, &quot;given&quot;: &quot;Nathan&quot;, &quot;non-dropping-particle&quot;: &quot;&quot;, &quot;parse-names&quot;: false, &quot;suffix&quot;: &quot;&quot;}, {&quot;dropping-particle&quot;: &quot;&quot;, &quot;family&quot;: &quot;Borrman&quot;, &quot;given&quot;: &quot;Tyler&quot;, &quot;non-dropping-particle&quot;: &quot;&quot;, &quot;parse-names&quot;: false, &quot;suffix&quot;: &quot;&quot;}, {&quot;dropping-particle&quot;: &quot;&quot;, &quot;family&quot;: &quot;Borsari&quot;, &quot;given&quot;: &quot;Beatrice&quot;, &quot;non-dropping-particle&quot;: &quot;&quot;, &quot;parse-names&quot;: false, &quot;suffix&quot;: &quot;&quot;}, {&quot;dropping-particle&quot;: &quot;&quot;, &quot;family&quot;: &quot;Boyle&quot;, &quot;given&quot;: &quot;Alan P.&quot;, &quot;non-dropping-particle&quot;: &quot;&quot;, &quot;parse-names&quot;: false, &quot;suffix&quot;: &quot;&quot;}, {&quot;dropping-particle&quot;: &quot;&quot;, &quot;family&quot;: &quot;Brandsmeier&quot;, &quot;given&quot;: &quot;Laurel A.&quot;, &quot;non-dropping-particle&quot;: &quot;&quot;, &quot;parse-names&quot;: false, &quot;suffix&quot;: &quot;&quot;}, {&quot;dropping-particle&quot;: &quot;&quot;, &quot;family&quot;: &quot;Breschi&quot;, &quot;given&quot;: &quot;Alessandra&quot;, &quot;non-dropping-particle&quot;: &quot;&quot;, &quot;parse-names&quot;: false, &quot;suffix&quot;: &quot;&quot;}, {&quot;dropping-particle&quot;: &quot;&quot;, &quot;family&quot;: &quot;Bresnick&quot;, &quot;given&quot;: &quot;Emery H.&quot;, &quot;non-dropping-particle&quot;: &quot;&quot;, &quot;parse-names&quot;: false, &quot;suffix&quot;: &quot;&quot;}, {&quot;dropping-particle&quot;: &quot;&quot;, &quot;family&quot;: &quot;Brooks&quot;, &quot;given&quot;: &quot;Jason A.&quot;, &quot;non-dropping-particle&quot;: &quot;&quot;, &quot;parse-names&quot;: false, &quot;suffix&quot;: &quot;&quot;}, {&quot;dropping-particle&quot;: &quot;&quot;, &quot;family&quot;: &quot;Buckley&quot;, &quot;given&quot;: &quot;Michael&quot;, &quot;non-dropping-particle&quot;: &quot;&quot;, &quot;parse-names&quot;: false, &quot;suffix&quot;: &quot;&quot;}, {&quot;dropping-particle&quot;: &quot;&quot;, &quot;family&quot;: &quot;Burge&quot;, &quot;given&quot;: &quot;Christopher B.&quot;, &quot;non-dropping-particle&quot;: &quot;&quot;, &quot;parse-names&quot;: false, &quot;suffix&quot;: &quot;&quot;}, {&quot;dropping-particle&quot;: &quot;&quot;, &quot;family&quot;: &quot;Byron&quot;, &quot;given&quot;: &quot;Rachel&quot;, &quot;non-dropping-particle&quot;: &quot;&quot;, &quot;parse-names&quot;: false, &quot;suffix&quot;: &quot;&quot;}, {&quot;dropping-particle&quot;: &quot;&quot;, &quot;family&quot;: &quot;Cahill&quot;, &quot;given&quot;: &quot;Eileen&quot;, &quot;non-dropping-particle&quot;: &quot;&quot;, &quot;parse-names&quot;: false, &quot;suffix&quot;: &quot;&quot;}, {&quot;dropping-particle&quot;: &quot;&quot;, &quot;family&quot;: &quot;Cai&quot;, &quot;given&quot;: &quot;Lingling&quot;, &quot;non-dropping-particle&quot;: &quot;&quot;, &quot;parse-names&quot;: false, &quot;suffix&quot;: &quot;&quot;}, {&quot;dropping-particle&quot;: &quot;&quot;, &quot;family&quot;: &quot;Cao&quot;, &quot;given&quot;: &quot;Lulu&quot;, &quot;non-dropping-particle&quot;: &quot;&quot;, &quot;parse-names&quot;: false, &quot;suffix&quot;: &quot;&quot;}, {&quot;dropping-particle&quot;: &quot;&quot;, &quot;family&quot;: &quot;Carty&quot;, &quot;given&quot;: &quot;Mark&quot;, &quot;non-dropping-particle&quot;: &quot;&quot;, &quot;parse-names&quot;: false, &quot;suffix&quot;: &quot;&quot;}, {&quot;dropping-particle&quot;: &quot;&quot;, &quot;family&quot;: &quot;Castanon&quot;, &quot;given&quot;: &quot;Rosa G.&quot;, &quot;non-dropping-particle&quot;: &quot;&quot;, &quot;parse-names&quot;: false, &quot;suffix&quot;: &quot;&quot;}, {&quot;dropping-particle&quot;: &quot;&quot;, &quot;family&quot;: &quot;Castillo&quot;, &quot;given&quot;: &quot;Andres&quot;, &quot;non-dropping-particle&quot;: &quot;&quot;, &quot;parse-names&quot;: false, &quot;suffix&quot;: &quot;&quot;}, {&quot;dropping-particle&quot;: &quot;&quot;, &quot;family&quot;: &quot;Chaib&quot;, &quot;given&quot;: &quot;Hassan&quot;, &quot;non-dropping-particle&quot;: &quot;&quot;, &quot;parse-names&quot;: false, &quot;suffix&quot;: &quot;&quot;}, {&quot;dropping-particle&quot;: &quot;&quot;, &quot;family&quot;: &quot;Chan&quot;, &quot;given&quot;: &quot;Esther T.&quot;, &quot;non-dropping-particle&quot;: &quot;&quot;, &quot;parse-names&quot;: false, &quot;suffix&quot;: &quot;&quot;}, {&quot;dropping-particle&quot;: &quot;&quot;, &quot;family&quot;: &quot;Chee&quot;, &quot;given&quot;: &quot;Daniel R.&quot;, &quot;non-dropping-particle&quot;: &quot;&quot;, &quot;parse-names&quot;: false, &quot;suffix&quot;: &quot;&quot;}, {&quot;dropping-particle&quot;: &quot;&quot;, &quot;family&quot;: &quot;Chee&quot;, &quot;given&quot;: &quot;Sora&quot;, &quot;non-dropping-particle&quot;: &quot;&quot;, &quot;parse-names&quot;: false, &quot;suffix&quot;: &quot;&quot;}, {&quot;dropping-particle&quot;: &quot;&quot;, &quot;family&quot;: &quot;Chen&quot;, &quot;given&quot;: &quot;Hao&quot;, &quot;non-dropping-particle&quot;: &quot;&quot;, &quot;parse-names&quot;: false, &quot;suffix&quot;: &quot;&quot;}, {&quot;dropping-particle&quot;: &quot;&quot;, &quot;family&quot;: &quot;Chen&quot;, &quot;given&quot;: &quot;Huaming&quot;, &quot;non-dropping-particle&quot;: &quot;&quot;, &quot;parse-names&quot;: false, &quot;suffix&quot;: &quot;&quot;}, {&quot;dropping-particle&quot;: &quot;&quot;, &quot;family&quot;: &quot;Chen&quot;, &quot;given&quot;: &quot;Jia Yu&quot;, &quot;non-dropping-particle&quot;: &quot;&quot;, &quot;parse-names&quot;: false, &quot;suffix&quot;: &quot;&quot;}, {&quot;dropping-particle&quot;: &quot;&quot;, &quot;family&quot;: &quot;Chen&quot;, &quot;given&quot;: &quot;Songjie&quot;, &quot;non-dropping-particle&quot;: &quot;&quot;, &quot;parse-names&quot;: false, &quot;suffix&quot;: &quot;&quot;}, {&quot;dropping-particle&quot;: &quot;&quot;, &quot;family&quot;: &quot;Cherry&quot;, &quot;given&quot;: &quot;J. Michael&quot;, &quot;non-dropping-particle&quot;: &quot;&quot;, &quot;parse-names&quot;: false, &quot;suffix&quot;: &quot;&quot;}, {&quot;dropping-particle&quot;: &quot;&quot;, &quot;family&quot;: &quot;Chhetri&quot;, &quot;given&quot;: &quot;Surya B.&quot;, &quot;non-dropping-particle&quot;: &quot;&quot;, &quot;parse-names&quot;: false, &quot;suffix&quot;: &quot;&quot;}, {&quot;dropping-particle&quot;: &quot;&quot;, &quot;family&quot;: &quot;Choudhary&quot;, &quot;given&quot;: &quot;Jyoti S.&quot;, &quot;non-dropping-particle&quot;: &quot;&quot;, &quot;parse-names&quot;: false, &quot;suffix&quot;: &quot;&quot;}, {&quot;dropping-particle&quot;: &quot;&quot;, &quot;family&quot;: &quot;Chrast&quot;, &quot;given&quot;: &quot;Jacqueline&quot;, &quot;non-dropping-particle&quot;: &quot;&quot;, &quot;parse-names&quot;: false, &quot;suffix&quot;: &quot;&quot;}, {&quot;dropping-particle&quot;: &quot;&quot;, &quot;family&quot;: &quot;Chung&quot;, &quot;given&quot;: &quot;Dongjun&quot;, &quot;non-dropping-particle&quot;: &quot;&quot;, &quot;parse-names&quot;: false, &quot;suffix&quot;: &quot;&quot;}, {&quot;dropping-particle&quot;: &quot;&quot;, &quot;family&quot;: &quot;Clarke&quot;, &quot;given&quot;: &quot;Declan&quot;, &quot;non-dropping-particle&quot;: &quot;&quot;, &quot;parse-names&quot;: false, &quot;suffix&quot;: &quot;&quot;}, {&quot;dropping-particle&quot;: &quot;&quot;, &quot;family&quot;: &quot;Cody&quot;, &quot;given&quot;: &quot;Neal A.L.&quot;, &quot;non-dropping-particle&quot;: &quot;&quot;, &quot;parse-names&quot;: false, &quot;suffix&quot;: &quot;&quot;}, {&quot;dropping-particle&quot;: &quot;&quot;, &quot;family&quot;: &quot;Coppola&quot;, &quot;given&quot;: &quot;Candice J.&quot;, &quot;non-dropping-particle&quot;: &quot;&quot;, &quot;parse-names&quot;: false, &quot;suffix&quot;: &quot;&quot;}, {&quot;dropping-particle&quot;: &quot;&quot;, &quot;family&quot;: &quot;Coursen&quot;, &quot;given&quot;: &quot;Julie&quot;, &quot;non-dropping-particle&quot;: &quot;&quot;, &quot;parse-names&quot;: false, &quot;suffix&quot;: &quot;&quot;}, {&quot;dropping-particle&quot;: &quot;&quot;, &quot;family&quot;: &quot;D\u2019Ippolito&quot;, &quot;given&quot;: &quot;Anthony M.&quot;, &quot;non-dropping-particle&quot;: &quot;&quot;, &quot;parse-names&quot;: false, &quot;suffix&quot;: &quot;&quot;}, {&quot;dropping-particle&quot;: &quot;&quot;, &quot;family&quot;: &quot;Dalton&quot;, &quot;given&quot;: &quot;Stephen&quot;, &quot;non-dropping-particle&quot;: &quot;&quot;, &quot;parse-names&quot;: false, &quot;suffix&quot;: &quot;&quot;}, {&quot;dropping-particle&quot;: &quot;&quot;, &quot;family&quot;: &quot;Danyko&quot;, &quot;given&quot;: &quot;Cassidy&quot;, &quot;non-dropping-particle&quot;: &quot;&quot;, &quot;parse-names&quot;: false, &quot;suffix&quot;: &quot;&quot;}, {&quot;dropping-particle&quot;: &quot;&quot;, &quot;family&quot;: &quot;Davidson&quot;, &quot;given&quot;: &quot;Claire&quot;, &quot;non-dropping-particle&quot;: &quot;&quot;, &quot;parse-names&quot;: false, &quot;suffix&quot;: &quot;&quot;}, {&quot;dropping-particle&quot;: &quot;&quot;, &quot;family&quot;: &quot;Davila-Velderrain&quot;, &quot;given&quot;: &quot;Jose&quot;, &quot;non-dropping-particle&quot;: &quot;&quot;, &quot;parse-names&quot;: false, &quot;suffix&quot;: &quot;&quot;}, {&quot;dropping-particle&quot;: &quot;&quot;, &quot;family&quot;: &quot;Davis&quot;, &quot;given&quot;: &quot;Carrie A.&quot;, &quot;non-dropping-particle&quot;: &quot;&quot;, &quot;parse-names&quot;: false, &quot;suffix&quot;: &quot;&quot;}, {&quot;dropping-particle&quot;: &quot;&quot;, &quot;family&quot;: &quot;Dekker&quot;, &quot;given&quot;: &quot;Job&quot;, &quot;non-dropping-particle&quot;: &quot;&quot;, &quot;parse-names&quot;: false, &quot;suffix&quot;: &quot;&quot;}, {&quot;dropping-particle&quot;: &quot;&quot;, &quot;family&quot;: &quot;Deran&quot;, &quot;given&quot;: &quot;Alden&quot;, &quot;non-dropping-particle&quot;: &quot;&quot;, &quot;parse-names&quot;: false, &quot;suffix&quot;: &quot;&quot;}, {&quot;dropping-particle&quot;: &quot;&quot;, &quot;family&quot;: &quot;DeSalvo&quot;, &quot;given&quot;: &quot;Gilberto&quot;, &quot;non-dropping-particle&quot;: &quot;&quot;, &quot;parse-names&quot;: false, &quot;suffix&quot;: &quot;&quot;}, {&quot;dropping-particle&quot;: &quot;&quot;, &quot;family&quot;: &quot;Despacio-Reyes&quot;, &quot;given&quot;: &quot;Gloria&quot;, &quot;non-dropping-particle&quot;: &quot;&quot;, &quot;parse-names&quot;: false, &quot;suffix&quot;: &quot;&quot;}, {&quot;dropping-particle&quot;: &quot;&quot;, &quot;family&quot;: &quot;Dewey&quot;, &quot;given&quot;: &quot;Colin N.&quot;, &quot;non-dropping-particle&quot;: &quot;&quot;, &quot;parse-names&quot;: false, &quot;suffix&quot;: &quot;&quot;}, {&quot;dropping-particle&quot;: &quot;&quot;, &quot;family&quot;: &quot;Dickel&quot;, &quot;given&quot;: &quot;Diane E.&quot;, &quot;non-dropping-particle&quot;: &quot;&quot;, &quot;parse-names&quot;: false, &quot;suffix&quot;: &quot;&quot;}, {&quot;dropping-particle&quot;: &quot;&quot;, &quot;family&quot;: &quot;Diegel&quot;, &quot;given&quot;: &quot;Morgan&quot;, &quot;non-dropping-particle&quot;: &quot;&quot;, &quot;parse-names&quot;: false, &quot;suffix&quot;: &quot;&quot;}, {&quot;dropping-particle&quot;: &quot;&quot;, &quot;family&quot;: &quot;Diekhans&quot;, &quot;given&quot;: &quot;Mark&quot;, &quot;non-dropping-particle&quot;: &quot;&quot;, &quot;parse-names&quot;: false, &quot;suffix&quot;: &quot;&quot;}, {&quot;dropping-particle&quot;: &quot;&quot;, &quot;family&quot;: &quot;Dileep&quot;, &quot;given&quot;: &quot;Vishnu&quot;, &quot;non-dropping-particle&quot;: &quot;&quot;, &quot;parse-names&quot;: false, &quot;suffix&quot;: &quot;&quot;}, {&quot;dropping-particle&quot;: &quot;&quot;, &quot;family&quot;: &quot;Ding&quot;, &quot;given&quot;: &quot;Bo&quot;, &quot;non-dropping-particle&quot;: &quot;&quot;, &quot;parse-names&quot;: false, &quot;suffix&quot;: &quot;&quot;}, {&quot;dropping-particle&quot;: &quot;&quot;, &quot;family&quot;: &quot;Djebali&quot;, &quot;given&quot;: &quot;Sarah&quot;, &quot;non-dropping-particle&quot;: &quot;&quot;, &quot;parse-names&quot;: false, &quot;suffix&quot;: &quot;&quot;}, {&quot;dropping-particle&quot;: &quot;&quot;, &quot;family&quot;: &quot;Dobin&quot;, &quot;given&quot;: &quot;Alexander&quot;, &quot;non-dropping-particle&quot;: &quot;&quot;, &quot;parse-names&quot;: false, &quot;suffix&quot;: &quot;&quot;}, {&quot;dropping-particle&quot;: &quot;&quot;, &quot;family&quot;: &quot;Dominguez&quot;, &quot;given&quot;: &quot;Daniel&quot;, &quot;non-dropping-particle&quot;: &quot;&quot;, &quot;parse-names&quot;: false, &quot;suffix&quot;: &quot;&quot;}, {&quot;dropping-particle&quot;: &quot;&quot;, &quot;family&quot;: &quot;Donaldson&quot;, &quot;given&quot;: &quot;Sarah&quot;, &quot;non-dropping-particle&quot;: &quot;&quot;, &quot;parse-names&quot;: false, &quot;suffix&quot;: &quot;&quot;}, {&quot;dropping-particle&quot;: &quot;&quot;, &quot;family&quot;: &quot;Drenkow&quot;, &quot;given&quot;: &quot;Jorg&quot;, &quot;non-dropping-particle&quot;: &quot;&quot;, &quot;parse-names&quot;: false, &quot;suffix&quot;: &quot;&quot;}, {&quot;dropping-particle&quot;: &quot;&quot;, &quot;family&quot;: &quot;Dreszer&quot;, &quot;given&quot;: &quot;Timothy R.&quot;, &quot;non-dropping-particle&quot;: &quot;&quot;, &quot;parse-names&quot;: false, &quot;suffix&quot;: &quot;&quot;}, {&quot;dropping-particle&quot;: &quot;&quot;, &quot;family&quot;: &quot;Drier&quot;, &quot;given&quot;: &quot;Yotam&quot;, &quot;non-dropping-particle&quot;: &quot;&quot;, &quot;parse-names&quot;: false, &quot;suffix&quot;: &quot;&quot;}, {&quot;dropping-particle&quot;: &quot;&quot;, &quot;family&quot;: &quot;Duff&quot;, &quot;given&quot;: &quot;Michael O.&quot;, &quot;non-dropping-particle&quot;: &quot;&quot;, &quot;parse-names&quot;: false, &quot;suffix&quot;: &quot;&quot;}, {&quot;dropping-particle&quot;: &quot;&quot;, &quot;family&quot;: &quot;Dunn&quot;, &quot;given&quot;: &quot;Douglass&quot;, &quot;non-dropping-particle&quot;: &quot;&quot;, &quot;parse-names&quot;: false, &quot;suffix&quot;: &quot;&quot;}, {&quot;dropping-particle&quot;: &quot;&quot;, &quot;family&quot;: &quot;Eastman&quot;, &quot;given&quot;: &quot;Catharine&quot;, &quot;non-dropping-particle&quot;: &quot;&quot;, &quot;parse-names&quot;: false, &quot;suffix&quot;: &quot;&quot;}, {&quot;dropping-particle&quot;: &quot;&quot;, &quot;family&quot;: &quot;Ecker&quot;, &quot;given&quot;: &quot;Joseph R.&quot;, &quot;non-dropping-particle&quot;: &quot;&quot;, &quot;parse-names&quot;: false, &quot;suffix&quot;: &quot;&quot;}, {&quot;dropping-particle&quot;: &quot;&quot;, &quot;family&quot;: &quot;Edwards&quot;, &quot;given&quot;: &quot;Matthew D.&quot;, &quot;non-dropping-particle&quot;: &quot;&quot;, &quot;parse-names&quot;: false, &quot;suffix&quot;: &quot;&quot;}, {&quot;dropping-particle&quot;: &quot;&quot;, &quot;family&quot;: &quot;El-Ali&quot;, &quot;given&quot;: &quot;Nicole&quot;, &quot;non-dropping-particle&quot;: &quot;&quot;, &quot;parse-names&quot;: false, &quot;suffix&quot;: &quot;&quot;}, {&quot;dropping-particle&quot;: &quot;&quot;, &quot;family&quot;: &quot;Elhajjajy&quot;, &quot;given&quot;: &quot;Shaimae I.&quot;, &quot;non-dropping-particle&quot;: &quot;&quot;, &quot;parse-names&quot;: false, &quot;suffix&quot;: &quot;&quot;}, {&quot;dropping-particle&quot;: &quot;&quot;, &quot;family&quot;: &quot;Elkins&quot;, &quot;given&quot;: &quot;Keri&quot;, &quot;non-dropping-particle&quot;: &quot;&quot;, &quot;parse-names&quot;: false, &quot;suffix&quot;: &quot;&quot;}, {&quot;dropping-particle&quot;: &quot;&quot;, &quot;family&quot;: &quot;Emili&quot;, &quot;given&quot;: &quot;Andrew&quot;, &quot;non-dropping-particle&quot;: &quot;&quot;, &quot;parse-names&quot;: false, &quot;suffix&quot;: &quot;&quot;}, {&quot;dropping-particle&quot;: &quot;&quot;, &quot;family&quot;: &quot;Epstein&quot;, &quot;given&quot;: &quot;Charles B.&quot;, &quot;non-dropping-particle&quot;: &quot;&quot;, &quot;parse-names&quot;: false, &quot;suffix&quot;: &quot;&quot;}, {&quot;dropping-particle&quot;: &quot;&quot;, &quot;family&quot;: &quot;Evans&quot;, &quot;given&quot;: &quot;Rachel C.&quot;, &quot;non-dropping-particle&quot;: &quot;&quot;, &quot;parse-names&quot;: false, &quot;suffix&quot;: &quot;&quot;}, {&quot;dropping-particle&quot;: &quot;&quot;, &quot;family&quot;: &quot;Ezkurdia&quot;, &quot;given&quot;: &quot;Iakes&quot;, &quot;non-dropping-particle&quot;: &quot;&quot;, &quot;parse-names&quot;: false, &quot;suffix&quot;: &quot;&quot;}, {&quot;dropping-particle&quot;: &quot;&quot;, &quot;family&quot;: &quot;Fan&quot;, &quot;given&quot;: &quot;Kaili&quot;, &quot;non-dropping-particle&quot;: &quot;&quot;, &quot;parse-names&quot;: false, &quot;suffix&quot;: &quot;&quot;}, {&quot;dropping-particle&quot;: &quot;&quot;, &quot;family&quot;: &quot;Farnham&quot;, &quot;given&quot;: &quot;Peggy J.&quot;, &quot;non-dropping-particle&quot;: &quot;&quot;, &quot;parse-names&quot;: false, &quot;suffix&quot;: &quot;&quot;}, {&quot;dropping-particle&quot;: &quot;&quot;, &quot;family&quot;: &quot;Farrell&quot;, &quot;given&quot;: &quot;Nina&quot;, &quot;non-dropping-particle&quot;: &quot;&quot;, &quot;parse-names&quot;: false, &quot;suffix&quot;: &quot;&quot;}, {&quot;dropping-particle&quot;: &quot;&quot;, &quot;family&quot;: &quot;Feingold&quot;, &quot;given&quot;: &quot;Elise A.&quot;, &quot;non-dropping-particle&quot;: &quot;&quot;, &quot;parse-names&quot;: false, &quot;suffix&quot;: &quot;&quot;}, {&quot;dropping-particle&quot;: &quot;&quot;, &quot;family&quot;: &quot;Ferreira&quot;, &quot;given&quot;: &quot;Anne Maud&quot;, &quot;non-dropping-particle&quot;: &quot;&quot;, &quot;parse-names&quot;: false, &quot;suffix&quot;: &quot;&quot;}, {&quot;dropping-particle&quot;: &quot;&quot;, &quot;family&quot;: &quot;Fisher-Aylor&quot;, &quot;given&quot;: &quot;Katherine&quot;, &quot;non-dropping-particle&quot;: &quot;&quot;, &quot;parse-names&quot;: false, &quot;suffix&quot;: &quot;&quot;}, {&quot;dropping-particle&quot;: &quot;&quot;, &quot;family&quot;: &quot;Fitzgerald&quot;, &quot;given&quot;: &quot;Stephen&quot;, &quot;non-dropping-particle&quot;: &quot;&quot;, &quot;parse-names&quot;: false, &quot;suffix&quot;: &quot;&quot;}, {&quot;dropping-particle&quot;: &quot;&quot;, &quot;family&quot;: &quot;Flicek&quot;, &quot;given&quot;: &quot;Paul&quot;, &quot;non-dropping-particle&quot;: &quot;&quot;, &quot;parse-names&quot;: false, &quot;suffix&quot;: &quot;&quot;}, {&quot;dropping-particle&quot;: &quot;&quot;, &quot;family&quot;: &quot;Foo&quot;, &quot;given&quot;: &quot;Chuan Sheng&quot;, &quot;non-dropping-particle&quot;: &quot;&quot;, &quot;parse-names&quot;: false, &quot;suffix&quot;: &quot;&quot;}, {&quot;dropping-particle&quot;: &quot;&quot;, &quot;family&quot;: &quot;Fortier&quot;, &quot;given&quot;: &quot;Kevin&quot;, &quot;non-dropping-particle&quot;: &quot;&quot;, &quot;parse-names&quot;: false, &quot;suffix&quot;: &quot;&quot;}, {&quot;dropping-particle&quot;: &quot;&quot;, &quot;family&quot;: &quot;Frankish&quot;, &quot;given&quot;: &quot;Adam&quot;, &quot;non-dropping-particle&quot;: &quot;&quot;, &quot;parse-names&quot;: false, &quot;suffix&quot;: &quot;&quot;}, {&quot;dropping-particle&quot;: &quot;&quot;, &quot;family&quot;: &quot;Freese&quot;, &quot;given&quot;: &quot;Peter&quot;, &quot;non-dropping-particle&quot;: &quot;&quot;, &quot;parse-names&quot;: false, &quot;suffix&quot;: &quot;&quot;}, {&quot;dropping-particle&quot;: &quot;&quot;, &quot;family&quot;: &quot;Fu&quot;, &quot;given&quot;: &quot;Shaliu&quot;, &quot;non-dropping-particle&quot;: &quot;&quot;, &quot;parse-names&quot;: false, &quot;suffix&quot;: &quot;&quot;}, {&quot;dropping-particle&quot;: &quot;&quot;, &quot;family&quot;: &quot;Fu&quot;, &quot;given&quot;: &quot;Xiang Dong&quot;, &quot;non-dropping-particle&quot;: &quot;&quot;, &quot;parse-names&quot;: false, &quot;suffix&quot;: &quot;&quot;}, {&quot;dropping-particle&quot;: &quot;&quot;, &quot;family&quot;: &quot;Fu&quot;, &quot;given&quot;: &quot;Yu&quot;, &quot;non-dropping-particle&quot;: &quot;&quot;, &quot;parse-names&quot;: false, &quot;suffix&quot;: &quot;&quot;}, {&quot;dropping-particle&quot;: &quot;&quot;, &quot;family&quot;: &quot;Fukuda-Yuzawa&quot;, &quot;given&quot;: &quot;Yoko&quot;, &quot;non-dropping-particle&quot;: &quot;&quot;, &quot;parse-names&quot;: false, &quot;suffix&quot;: &quot;&quot;}, {&quot;dropping-particle&quot;: &quot;&quot;, &quot;family&quot;: &quot;Fulciniti&quot;, &quot;given&quot;: &quot;Mariateresa&quot;, &quot;non-dropping-particle&quot;: &quot;&quot;, &quot;parse-names&quot;: false, &quot;suffix&quot;: &quot;&quot;}, {&quot;dropping-particle&quot;: &quot;&quot;, &quot;family&quot;: &quot;Funnell&quot;, &quot;given&quot;: &quot;Alister P.W.&quot;, &quot;non-dropping-particle&quot;: &quot;&quot;, &quot;parse-names&quot;: false, &quot;suffix&quot;: &quot;&quot;}, {&quot;dropping-particle&quot;: &quot;&quot;, &quot;family&quot;: &quot;Gabdank&quot;, &quot;given&quot;: &quot;Idan&quot;, &quot;non-dropping-particle&quot;: &quot;&quot;, &quot;parse-names&quot;: false, &quot;suffix&quot;: &quot;&quot;}, {&quot;dropping-particle&quot;: &quot;&quot;, &quot;family&quot;: &quot;Galeev&quot;, &quot;given&quot;: &quot;Timur&quot;, &quot;non-dropping-particle&quot;: &quot;&quot;, &quot;parse-names&quot;: false, &quot;suffix&quot;: &quot;&quot;}, {&quot;dropping-particle&quot;: &quot;&quot;, &quot;family&quot;: &quot;Gao&quot;, &quot;given&quot;: &quot;Mingshi&quot;, &quot;non-dropping-particle&quot;: &quot;&quot;, &quot;parse-names&quot;: false, &quot;suffix&quot;: &quot;&quot;}, {&quot;dropping-particle&quot;: &quot;&quot;, &quot;family&quot;: &quot;Giron&quot;, &quot;given&quot;: &quot;Carlos Garcia&quot;, &quot;non-dropping-particle&quot;: &quot;&quot;, &quot;parse-names&quot;: false, &quot;suffix&quot;: &quot;&quot;}, {&quot;dropping-particle&quot;: &quot;&quot;, &quot;family&quot;: &quot;Garvin&quot;, &quot;given&quot;: &quot;Tyler H.&quot;, &quot;non-dropping-particle&quot;: &quot;&quot;, &quot;parse-names&quot;: false, &quot;suffix&quot;: &quot;&quot;}, {&quot;dropping-particle&quot;: &quot;&quot;, &quot;family&quot;: &quot;Gelboin-Burkhart&quot;, &quot;given&quot;: &quot;Chelsea Anne&quot;, &quot;non-dropping-particle&quot;: &quot;&quot;, &quot;parse-names&quot;: false, &quot;suffix&quot;: &quot;&quot;}, {&quot;dropping-particle&quot;: &quot;&quot;, &quot;family&quot;: &quot;Georgolopoulos&quot;, &quot;given&quot;: &quot;Grigorios&quot;, &quot;non-dropping-particle&quot;: &quot;&quot;, &quot;parse-names&quot;: false, &quot;suffix&quot;: &quot;&quot;}, {&quot;dropping-particle&quot;: &quot;&quot;, &quot;family&quot;: &quot;Gerstein&quot;, &quot;given&quot;: &quot;Mark B.&quot;, &quot;non-dropping-particle&quot;: &quot;&quot;, &quot;parse-names&quot;: false, &quot;suffix&quot;: &quot;&quot;}, {&quot;dropping-particle&quot;: &quot;&quot;, &quot;family&quot;: &quot;Giardine&quot;, &quot;given&quot;: &quot;Belinda M.&quot;, &quot;non-dropping-particle&quot;: &quot;&quot;, &quot;parse-names&quot;: false, &quot;suffix&quot;: &quot;&quot;}, {&quot;dropping-particle&quot;: &quot;&quot;, &quot;family&quot;: &quot;Gifford&quot;, &quot;given&quot;: &quot;David K.&quot;, &quot;non-dropping-particle&quot;: &quot;&quot;, &quot;parse-names&quot;: false, &quot;suffix&quot;: &quot;&quot;}, {&quot;dropping-particle&quot;: &quot;&quot;, &quot;family&quot;: &quot;Gilbert&quot;, &quot;given&quot;: &quot;David M.&quot;, &quot;non-dropping-particle&quot;: &quot;&quot;, &quot;parse-names&quot;: false, &quot;suffix&quot;: &quot;&quot;}, {&quot;dropping-particle&quot;: &quot;&quot;, &quot;family&quot;: &quot;Gilchrist&quot;, &quot;given&quot;: &quot;Daniel A.&quot;, &quot;non-dropping-particle&quot;: &quot;&quot;, &quot;parse-names&quot;: false, &quot;suffix&quot;: &quot;&quot;}, {&quot;dropping-particle&quot;: &quot;&quot;, &quot;family&quot;: &quot;Gillespie&quot;, &quot;given&quot;: &quot;Shawn&quot;, &quot;non-dropping-particle&quot;: &quot;&quot;, &quot;parse-names&quot;: false, &quot;suffix&quot;: &quot;&quot;}, {&quot;dropping-particle&quot;: &quot;&quot;, &quot;family&quot;: &quot;Gingeras&quot;, &quot;given&quot;: &quot;Thomas R.&quot;, &quot;non-dropping-particle&quot;: &quot;&quot;, &quot;parse-names&quot;: false, &quot;suffix&quot;: &quot;&quot;}, {&quot;dropping-particle&quot;: &quot;&quot;, &quot;family&quot;: &quot;Gong&quot;, &quot;given&quot;: &quot;Peng&quot;, &quot;non-dropping-particle&quot;: &quot;&quot;, &quot;parse-names&quot;: false, &quot;suffix&quot;: &quot;&quot;}, {&quot;dropping-particle&quot;: &quot;&quot;, &quot;family&quot;: &quot;Gonzalez&quot;, &quot;given&quot;: &quot;Alvaro&quot;, &quot;non-dropping-particle&quot;: &quot;&quot;, &quot;parse-names&quot;: false, &quot;suffix&quot;: &quot;&quot;}, {&quot;dropping-particle&quot;: &quot;&quot;, &quot;family&quot;: &quot;Gonzalez&quot;, &quot;given&quot;: &quot;Jose M.&quot;, &quot;non-dropping-particle&quot;: &quot;&quot;, &quot;parse-names&quot;: false, &quot;suffix&quot;: &quot;&quot;}, {&quot;dropping-particle&quot;: &quot;&quot;, &quot;family&quot;: &quot;Good&quot;, &quot;given&quot;: &quot;Peter&quot;, &quot;non-dropping-particle&quot;: &quot;&quot;, &quot;parse-names&quot;: false, &quot;suffix&quot;: &quot;&quot;}, {&quot;dropping-particle&quot;: &quot;&quot;, &quot;family&quot;: &quot;Goren&quot;, &quot;given&quot;: &quot;Alon&quot;, &quot;non-dropping-particle&quot;: &quot;&quot;, &quot;parse-names&quot;: false, &quot;suffix&quot;: &quot;&quot;}, {&quot;dropping-particle&quot;: &quot;&quot;, &quot;family&quot;: &quot;Gorkin&quot;, &quot;given&quot;: &quot;David U.&quot;, &quot;non-dropping-particle&quot;: &quot;&quot;, &quot;parse-names&quot;: false, &quot;suffix&quot;: &quot;&quot;}, {&quot;dropping-particle&quot;: &quot;&quot;, &quot;family&quot;: &quot;Graveley&quot;, &quot;given&quot;: &quot;Brenton R.&quot;, &quot;non-dropping-particle&quot;: &quot;&quot;, &quot;parse-names&quot;: false, &quot;suffix&quot;: &quot;&quot;}, {&quot;dropping-particle&quot;: &quot;&quot;, &quot;family&quot;: &quot;Gray&quot;, &quot;given&quot;: &quot;Michael&quot;, &quot;non-dropping-particle&quot;: &quot;&quot;, &quot;parse-names&quot;: false, &quot;suffix&quot;: &quot;&quot;}, {&quot;dropping-particle&quot;: &quot;&quot;, &quot;family&quot;: &quot;Greenblatt&quot;, &quot;given&quot;: &quot;Jack F.&quot;, &quot;non-dropping-particle&quot;: &quot;&quot;, &quot;parse-names&quot;: false, &quot;suffix&quot;: &quot;&quot;}, {&quot;dropping-particle&quot;: &quot;&quot;, &quot;family&quot;: &quot;Griffiths&quot;, &quot;given&quot;: &quot;Ed&quot;, &quot;non-dropping-particle&quot;: &quot;&quot;, &quot;parse-names&quot;: false, &quot;suffix&quot;: &quot;&quot;}, {&quot;dropping-particle&quot;: &quot;&quot;, &quot;family&quot;: &quot;Groudine&quot;, &quot;given&quot;: &quot;Mark T.&quot;, &quot;non-dropping-particle&quot;: &quot;&quot;, &quot;parse-names&quot;: false, &quot;suffix&quot;: &quot;&quot;}, {&quot;dropping-particle&quot;: &quot;&quot;, &quot;family&quot;: &quot;Grubert&quot;, &quot;given&quot;: &quot;Fabian&quot;, &quot;non-dropping-particle&quot;: &quot;&quot;, &quot;parse-names&quot;: false, &quot;suffix&quot;: &quot;&quot;}, {&quot;dropping-particle&quot;: &quot;&quot;, &quot;family&quot;: &quot;Gu&quot;, &quot;given&quot;: &quot;Mengting&quot;, &quot;non-dropping-particle&quot;: &quot;&quot;, &quot;parse-names&quot;: false, &quot;suffix&quot;: &quot;&quot;}, {&quot;dropping-particle&quot;: &quot;&quot;, &quot;family&quot;: &quot;Guig\u00f3&quot;, &quot;given&quot;: &quot;Roderic&quot;, &quot;non-dropping-particle&quot;: &quot;&quot;, &quot;parse-names&quot;: false, &quot;suffix&quot;: &quot;&quot;}, {&quot;dropping-particle&quot;: &quot;&quot;, &quot;family&quot;: &quot;Guo&quot;, &quot;given&quot;: &quot;Hongbo&quot;, &quot;non-dropping-particle&quot;: &quot;&quot;, &quot;parse-names&quot;: false, &quot;suffix&quot;: &quot;&quot;}, {&quot;dropping-particle&quot;: &quot;&quot;, &quot;family&quot;: &quot;Guo&quot;, &quot;given&quot;: &quot;Yu&quot;, &quot;non-dropping-particle&quot;: &quot;&quot;, &quot;parse-names&quot;: false, &quot;suffix&quot;: &quot;&quot;}, {&quot;dropping-particle&quot;: &quot;&quot;, &quot;family&quot;: &quot;Guo&quot;, &quot;given&quot;: &quot;Yuchun&quot;, &quot;non-dropping-particle&quot;: &quot;&quot;, &quot;parse-names&quot;: false, &quot;suffix&quot;: &quot;&quot;}, {&quot;dropping-particle&quot;: &quot;&quot;, &quot;family&quot;: &quot;Gursoy&quot;, &quot;given&quot;: &quot;Gamze&quot;, &quot;non-dropping-particle&quot;: &quot;&quot;, &quot;parse-names&quot;: false, &quot;suffix&quot;: &quot;&quot;}, {&quot;dropping-particle&quot;: &quot;&quot;, &quot;family&quot;: &quot;Gutierrez-Arcelus&quot;, &quot;given&quot;: &quot;Maria&quot;, &quot;non-dropping-particle&quot;: &quot;&quot;, &quot;parse-names&quot;: false, &quot;suffix&quot;: &quot;&quot;}, {&quot;dropping-particle&quot;: &quot;&quot;, &quot;family&quot;: &quot;Halow&quot;, &quot;given&quot;: &quot;Jessica&quot;, &quot;non-dropping-particle&quot;: &quot;&quot;, &quot;parse-names&quot;: false, &quot;suffix&quot;: &quot;&quot;}, {&quot;dropping-particle&quot;: &quot;&quot;, &quot;family&quot;: &quot;Hardison&quot;, &quot;given&quot;: &quot;Ross C.&quot;, &quot;non-dropping-particle&quot;: &quot;&quot;, &quot;parse-names&quot;: false, &quot;suffix&quot;: &quot;&quot;}, {&quot;dropping-particle&quot;: &quot;&quot;, &quot;family&quot;: &quot;Hardy&quot;, &quot;given&quot;: &quot;Matthew&quot;, &quot;non-dropping-particle&quot;: &quot;&quot;, &quot;parse-names&quot;: false, &quot;suffix&quot;: &quot;&quot;}, {&quot;dropping-particle&quot;: &quot;&quot;, &quot;family&quot;: &quot;Hariharan&quot;, &quot;given&quot;: &quot;Manoj&quot;, &quot;non-dropping-particle&quot;: &quot;&quot;, &quot;parse-names&quot;: false, &quot;suffix&quot;: &quot;&quot;}, {&quot;dropping-particle&quot;: &quot;&quot;, &quot;family&quot;: &quot;Harmanci&quot;, &quot;given&quot;: &quot;Arif&quot;, &quot;non-dropping-particle&quot;: &quot;&quot;, &quot;parse-names&quot;: false, &quot;suffix&quot;: &quot;&quot;}, {&quot;dropping-particle&quot;: &quot;&quot;, &quot;family&quot;: &quot;Harrington&quot;, &quot;given&quot;: &quot;Anne&quot;, &quot;non-dropping-particle&quot;: &quot;&quot;, &quot;parse-names&quot;: false, &quot;suffix&quot;: &quot;&quot;}, {&quot;dropping-particle&quot;: &quot;&quot;, &quot;family&quot;: &quot;Harrow&quot;, &quot;given&quot;: &quot;Jennifer L.&quot;, &quot;non-dropping-particle&quot;: &quot;&quot;, &quot;parse-names&quot;: false, &quot;suffix&quot;: &quot;&quot;}, {&quot;dropping-particle&quot;: &quot;&quot;, &quot;family&quot;: &quot;Hashimoto&quot;, &quot;given&quot;: &quot;Tatsunori B.&quot;, &quot;non-dropping-particle&quot;: &quot;&quot;, &quot;parse-names&quot;: false, &quot;suffix&quot;: &quot;&quot;}, {&quot;dropping-particle&quot;: &quot;&quot;, &quot;family&quot;: &quot;Hasz&quot;, &quot;given&quot;: &quot;Richard D.&quot;, &quot;non-dropping-particle&quot;: &quot;&quot;, &quot;parse-names&quot;: false, &quot;suffix&quot;: &quot;&quot;}, {&quot;dropping-particle&quot;: &quot;&quot;, &quot;family&quot;: &quot;Hatan&quot;, &quot;given&quot;: &quot;Meital&quot;, &quot;non-dropping-particle&quot;: &quot;&quot;, &quot;parse-names&quot;: false, &quot;suffix&quot;: &quot;&quot;}, {&quot;dropping-particle&quot;: &quot;&quot;, &quot;family&quot;: &quot;Haugen&quot;, &quot;given&quot;: &quot;Eric&quot;, &quot;non-dropping-particle&quot;: &quot;&quot;, &quot;parse-names&quot;: false, &quot;suffix&quot;: &quot;&quot;}, {&quot;dropping-particle&quot;: &quot;&quot;, &quot;family&quot;: &quot;Hayes&quot;, &quot;given&quot;: &quot;James E.&quot;, &quot;non-dropping-particle&quot;: &quot;&quot;, &quot;parse-names&quot;: false, &quot;suffix&quot;: &quot;&quot;}, {&quot;dropping-particle&quot;: &quot;&quot;, &quot;family&quot;: &quot;He&quot;, &quot;given&quot;: &quot;Peng&quot;, &quot;non-dropping-particle&quot;: &quot;&quot;, &quot;parse-names&quot;: false, &quot;suffix&quot;: &quot;&quot;}, {&quot;dropping-particle&quot;: &quot;&quot;, &quot;family&quot;: &quot;He&quot;, &quot;given&quot;: &quot;Yupeng&quot;, &quot;non-dropping-particle&quot;: &quot;&quot;, &quot;parse-names&quot;: false, &quot;suffix&quot;: &quot;&quot;}, {&quot;dropping-particle&quot;: &quot;&quot;, &quot;family&quot;: &quot;Heidari&quot;, &quot;given&quot;: &quot;Nastaran&quot;, &quot;non-dropping-particle&quot;: &quot;&quot;, &quot;parse-names&quot;: false, &quot;suffix&quot;: &quot;&quot;}, {&quot;dropping-particle&quot;: &quot;&quot;, &quot;family&quot;: &quot;Hendrickson&quot;, &quot;given&quot;: &quot;David&quot;, &quot;non-dropping-particle&quot;: &quot;&quot;, &quot;parse-names&quot;: false, &quot;suffix&quot;: &quot;&quot;}, {&quot;dropping-particle&quot;: &quot;&quot;, &quot;family&quot;: &quot;Heuston&quot;, &quot;given&quot;: &quot;Elisabeth F.&quot;, &quot;non-dropping-particle&quot;: &quot;&quot;, &quot;parse-names&quot;: false, &quot;suffix&quot;: &quot;&quot;}, {&quot;dropping-particle&quot;: &quot;&quot;, &quot;family&quot;: &quot;Hilton&quot;, &quot;given&quot;: &quot;Jason A.&quot;, &quot;non-dropping-particle&quot;: &quot;&quot;, &quot;parse-names&quot;: false, &quot;suffix&quot;: &quot;&quot;}, {&quot;dropping-particle&quot;: &quot;&quot;, &quot;family&quot;: &quot;Hitz&quot;, &quot;given&quot;: &quot;Benjamin C.&quot;, &quot;non-dropping-particle&quot;: &quot;&quot;, &quot;parse-names&quot;: false, &quot;suffix&quot;: &quot;&quot;}, {&quot;dropping-particle&quot;: &quot;&quot;, &quot;family&quot;: &quot;Hochman&quot;, &quot;given&quot;: &quot;Abigail&quot;, &quot;non-dropping-particle&quot;: &quot;&quot;, &quot;parse-names&quot;: false, &quot;suffix&quot;: &quot;&quot;}, {&quot;dropping-particle&quot;: &quot;&quot;, &quot;family&quot;: &quot;Holgren&quot;, &quot;given&quot;: &quot;Cory&quot;, &quot;non-dropping-particle&quot;: &quot;&quot;, &quot;parse-names&quot;: false, &quot;suffix&quot;: &quot;&quot;}, {&quot;dropping-particle&quot;: &quot;&quot;, &quot;family&quot;: &quot;Hou&quot;, &quot;given&quot;: &quot;Lei&quot;, &quot;non-dropping-particle&quot;: &quot;&quot;, &quot;parse-names&quot;: false, &quot;suffix&quot;: &quot;&quot;}, {&quot;dropping-particle&quot;: &quot;&quot;, &quot;family&quot;: &quot;Hou&quot;, &quot;given&quot;: &quot;Shuyu&quot;, &quot;non-dropping-particle&quot;: &quot;&quot;, &quot;parse-names&quot;: false, &quot;suffix&quot;: &quot;&quot;}, {&quot;dropping-particle&quot;: &quot;&quot;, &quot;family&quot;: &quot;Hsiao&quot;, &quot;given&quot;: &quot;Yun Hua E.&quot;, &quot;non-dropping-particle&quot;: &quot;&quot;, &quot;parse-names&quot;: false, &quot;suffix&quot;: &quot;&quot;}, {&quot;dropping-particle&quot;: &quot;&quot;, &quot;family&quot;: &quot;Hsu&quot;, &quot;given&quot;: &quot;Shanna&quot;, &quot;non-dropping-particle&quot;: &quot;&quot;, &quot;parse-names&quot;: false, &quot;suffix&quot;: &quot;&quot;}, {&quot;dropping-particle&quot;: &quot;&quot;, &quot;family&quot;: &quot;Huang&quot;, &quot;given&quot;: &quot;Hui&quot;, &quot;non-dropping-particle&quot;: &quot;&quot;, &quot;parse-names&quot;: false, &quot;suffix&quot;: &quot;&quot;}, {&quot;dropping-particle&quot;: &quot;&quot;, &quot;family&quot;: &quot;Hubbard&quot;, &quot;given&quot;: &quot;Tim J.&quot;, &quot;non-dropping-particle&quot;: &quot;&quot;, &quot;parse-names&quot;: false, &quot;suffix&quot;: &quot;&quot;}, {&quot;dropping-particle&quot;: &quot;&quot;, &quot;family&quot;: &quot;Huey&quot;, &quot;given&quot;: &quot;Jack&quot;, &quot;non-dropping-particle&quot;: &quot;&quot;, &quot;parse-names&quot;: false, &quot;suffix&quot;: &quot;&quot;}, {&quot;dropping-particle&quot;: &quot;&quot;, &quot;family&quot;: &quot;Hughes&quot;, &quot;given&quot;: &quot;Timothy R.&quot;, &quot;non-dropping-particle&quot;: &quot;&quot;, &quot;parse-names&quot;: false, &quot;suffix&quot;: &quot;&quot;}, {&quot;dropping-particle&quot;: &quot;&quot;, &quot;family&quot;: &quot;Hunt&quot;, &quot;given&quot;: &quot;Toby&quot;, &quot;non-dropping-particle&quot;: &quot;&quot;, &quot;parse-names&quot;: false, &quot;suffix&quot;: &quot;&quot;}, {&quot;dropping-particle&quot;: &quot;&quot;, &quot;family&quot;: &quot;Ibarrientos&quot;, &quot;given&quot;: &quot;Sean&quot;, &quot;non-dropping-particle&quot;: &quot;&quot;, &quot;parse-names&quot;: false, &quot;suffix&quot;: &quot;&quot;}, {&quot;dropping-particle&quot;: &quot;&quot;, &quot;family&quot;: &quot;Issner&quot;, &quot;given&quot;: &quot;Robbyn&quot;, &quot;non-dropping-particle&quot;: &quot;&quot;, &quot;parse-names&quot;: false, &quot;suffix&quot;: &quot;&quot;}, {&quot;dropping-particle&quot;: &quot;&quot;, &quot;family&quot;: &quot;Iwata&quot;, &quot;given&quot;: &quot;Mineo&quot;, &quot;non-dropping-particle&quot;: &quot;&quot;, &quot;parse-names&quot;: false, &quot;suffix&quot;: &quot;&quot;}, {&quot;dropping-particle&quot;: &quot;&quot;, &quot;family&quot;: &quot;Izuogu&quot;, &quot;given&quot;: &quot;Osagie&quot;, &quot;non-dropping-particle&quot;: &quot;&quot;, &quot;parse-names&quot;: false, &quot;suffix&quot;: &quot;&quot;}, {&quot;dropping-particle&quot;: &quot;&quot;, &quot;family&quot;: &quot;Jaakkola&quot;, &quot;given&quot;: &quot;Tommi&quot;, &quot;non-dropping-particle&quot;: &quot;&quot;, &quot;parse-names&quot;: false, &quot;suffix&quot;: &quot;&quot;}, {&quot;dropping-particle&quot;: &quot;&quot;, &quot;family&quot;: &quot;Jameel&quot;, &quot;given&quot;: &quot;Nader&quot;, &quot;non-dropping-particle&quot;: &quot;&quot;, &quot;parse-names&quot;: false, &quot;suffix&quot;: &quot;&quot;}, {&quot;dropping-particle&quot;: &quot;&quot;, &quot;family&quot;: &quot;Jansen&quot;, &quot;given&quot;: &quot;Camden&quot;, &quot;non-dropping-particle&quot;: &quot;&quot;, &quot;parse-names&quot;: false, &quot;suffix&quot;: &quot;&quot;}, {&quot;dropping-particle&quot;: &quot;&quot;, &quot;family&quot;: &quot;Jiang&quot;, &quot;given&quot;: &quot;Lixia&quot;, &quot;non-dropping-particle&quot;: &quot;&quot;, &quot;parse-names&quot;: false, &quot;suffix&quot;: &quot;&quot;}, {&quot;dropping-particle&quot;: &quot;&quot;, &quot;family&quot;: &quot;Jiang&quot;, &quot;given&quot;: &quot;Peng&quot;, &quot;non-dropping-particle&quot;: &quot;&quot;, &quot;parse-names&quot;: false, &quot;suffix&quot;: &quot;&quot;}, {&quot;dropping-particle&quot;: &quot;&quot;, &quot;family&quot;: &quot;Johnson&quot;, &quot;given&quot;: &quot;Audra&quot;, &quot;non-dropping-particle&quot;: &quot;&quot;, &quot;parse-names&quot;: false, &quot;suffix&quot;: &quot;&quot;}, {&quot;dropping-particle&quot;: &quot;&quot;, &quot;family&quot;: &quot;Johnson&quot;, &quot;given&quot;: &quot;Rory&quot;, &quot;non-dropping-particle&quot;: &quot;&quot;, &quot;parse-names&quot;: false, &quot;suffix&quot;: &quot;&quot;}, {&quot;dropping-particle&quot;: &quot;&quot;, &quot;family&quot;: &quot;Jungreis&quot;, &quot;given&quot;: &quot;Irwin&quot;, &quot;non-dropping-particle&quot;: &quot;&quot;, &quot;parse-names&quot;: false, &quot;suffix&quot;: &quot;&quot;}, {&quot;dropping-particle&quot;: &quot;&quot;, &quot;family&quot;: &quot;Kadaba&quot;, &quot;given&quot;: &quot;Madhura&quot;, &quot;non-dropping-particle&quot;: &quot;&quot;, &quot;parse-names&quot;: false, &quot;suffix&quot;: &quot;&quot;}, {&quot;dropping-particle&quot;: &quot;&quot;, &quot;family&quot;: &quot;Kasowski&quot;, &quot;given&quot;: &quot;Maya&quot;, &quot;non-dropping-particle&quot;: &quot;&quot;, &quot;parse-names&quot;: false, &quot;suffix&quot;: &quot;&quot;}, {&quot;dropping-particle&quot;: &quot;&quot;, &quot;family&quot;: &quot;Kasparian&quot;, &quot;given&quot;: &quot;Mary&quot;, &quot;non-dropping-particle&quot;: &quot;&quot;, &quot;parse-names&quot;: false, &quot;suffix&quot;: &quot;&quot;}, {&quot;dropping-particle&quot;: &quot;&quot;, &quot;family&quot;: &quot;Kato&quot;, &quot;given&quot;: &quot;Momoe&quot;, &quot;non-dropping-particle&quot;: &quot;&quot;, &quot;parse-names&quot;: false, &quot;suffix&quot;: &quot;&quot;}, {&quot;dropping-particle&quot;: &quot;&quot;, &quot;family&quot;: &quot;Kaul&quot;, &quot;given&quot;: &quot;Rajinder&quot;, &quot;non-dropping-particle&quot;: &quot;&quot;, &quot;parse-names&quot;: false, &quot;suffix&quot;: &quot;&quot;}, {&quot;dropping-particle&quot;: &quot;&quot;, &quot;family&quot;: &quot;Kawli&quot;, &quot;given&quot;: &quot;Trupti&quot;, &quot;non-dropping-particle&quot;: &quot;&quot;, &quot;parse-names&quot;: false, &quot;suffix&quot;: &quot;&quot;}, {&quot;dropping-particle&quot;: &quot;&quot;, &quot;family&quot;: &quot;Kay&quot;, &quot;given&quot;: &quot;Michael&quot;, &quot;non-dropping-particle&quot;: &quot;&quot;, &quot;parse-names&quot;: false, &quot;suffix&quot;: &quot;&quot;}, {&quot;dropping-particle&quot;: &quot;&quot;, &quot;family&quot;: &quot;Keen&quot;, &quot;given&quot;: &quot;Judith C.&quot;, &quot;non-dropping-particle&quot;: &quot;&quot;, &quot;parse-names&quot;: false, &quot;suffix&quot;: &quot;&quot;}, {&quot;dropping-particle&quot;: &quot;&quot;, &quot;family&quot;: &quot;Keles&quot;, &quot;given&quot;: &quot;Sunduz&quot;, &quot;non-dropping-particle&quot;: &quot;&quot;, &quot;parse-names&quot;: false, &quot;suffix&quot;: &quot;&quot;}, {&quot;dropping-particle&quot;: &quot;&quot;, &quot;family&quot;: &quot;Keller&quot;, &quot;given&quot;: &quot;Cheryl A.&quot;, &quot;non-dropping-particle&quot;: &quot;&quot;, &quot;parse-names&quot;: false, &quot;suffix&quot;: &quot;&quot;}, {&quot;dropping-particle&quot;: &quot;&quot;, &quot;family&quot;: &quot;Kelley&quot;, &quot;given&quot;: &quot;David&quot;, &quot;non-dropping-particle&quot;: &quot;&quot;, &quot;parse-names&quot;: false, &quot;suffix&quot;: &quot;&quot;}, {&quot;dropping-particle&quot;: &quot;&quot;, &quot;family&quot;: &quot;Kellis&quot;, &quot;given&quot;: &quot;Manolis&quot;, &quot;non-dropping-particle&quot;: &quot;&quot;, &quot;parse-names&quot;: false, &quot;suffix&quot;: &quot;&quot;}, {&quot;dropping-particle&quot;: &quot;&quot;, &quot;family&quot;: &quot;Kheradpour&quot;, &quot;given&quot;: &quot;Pouya&quot;, &quot;non-dropping-particle&quot;: &quot;&quot;, &quot;parse-names&quot;: false, &quot;suffix&quot;: &quot;&quot;}, {&quot;dropping-particle&quot;: &quot;&quot;, &quot;family&quot;: &quot;Kim&quot;, &quot;given&quot;: &quot;Daniel Sunwook&quot;, &quot;non-dropping-particle&quot;: &quot;&quot;, &quot;parse-names&quot;: false, &quot;suffix&quot;: &quot;&quot;}, {&quot;dropping-particle&quot;: &quot;&quot;, &quot;family&quot;: &quot;Kirilusha&quot;, &quot;given&quot;: &quot;Anthony&quot;, &quot;non-dropping-particle&quot;: &quot;&quot;, &quot;parse-names&quot;: false, &quot;suffix&quot;: &quot;&quot;}, {&quot;dropping-particle&quot;: &quot;&quot;, &quot;family&quot;: &quot;Klein&quot;, &quot;given&quot;: &quot;Robert J.&quot;, &quot;non-dropping-particle&quot;: &quot;&quot;, &quot;parse-names&quot;: false, &quot;suffix&quot;: &quot;&quot;}, {&quot;dropping-particle&quot;: &quot;&quot;, &quot;family&quot;: &quot;Knoechel&quot;, &quot;given&quot;: &quot;Birgit&quot;, &quot;non-dropping-particle&quot;: &quot;&quot;, &quot;parse-names&quot;: false, &quot;suffix&quot;: &quot;&quot;}, {&quot;dropping-particle&quot;: &quot;&quot;, &quot;family&quot;: &quot;Kuan&quot;, &quot;given&quot;: &quot;Samantha&quot;, &quot;non-dropping-particle&quot;: &quot;&quot;, &quot;parse-names&quot;: false, &quot;suffix&quot;: &quot;&quot;}, {&quot;dropping-particle&quot;: &quot;&quot;, &quot;family&quot;: &quot;Kulik&quot;, &quot;given&quot;: &quot;Michael J.&quot;, &quot;non-dropping-particle&quot;: &quot;&quot;, &quot;parse-names&quot;: false, &quot;suffix&quot;: &quot;&quot;}, {&quot;dropping-particle&quot;: &quot;&quot;, &quot;family&quot;: &quot;Kumar&quot;, &quot;given&quot;: &quot;Sushant&quot;, &quot;non-dropping-particle&quot;: &quot;&quot;, &quot;parse-names&quot;: false, &quot;suffix&quot;: &quot;&quot;}, {&quot;dropping-particle&quot;: &quot;&quot;, &quot;family&quot;: &quot;Kundaje&quot;, &quot;given&quot;: &quot;Anshul&quot;, &quot;non-dropping-particle&quot;: &quot;&quot;, &quot;parse-names&quot;: false, &quot;suffix&quot;: &quot;&quot;}, {&quot;dropping-particle&quot;: &quot;&quot;, &quot;family&quot;: &quot;Kutyavin&quot;, &quot;given&quot;: &quot;Tanya&quot;, &quot;non-dropping-particle&quot;: &quot;&quot;, &quot;parse-names&quot;: false, &quot;suffix&quot;: &quot;&quot;}, {&quot;dropping-particle&quot;: &quot;&quot;, &quot;family&quot;: &quot;Lagarde&quot;, &quot;given&quot;: &quot;Julien&quot;, &quot;non-dropping-particle&quot;: &quot;&quot;, &quot;parse-names&quot;: false, &quot;suffix&quot;: &quot;&quot;}, {&quot;dropping-particle&quot;: &quot;&quot;, &quot;family&quot;: &quot;Lajoie&quot;, &quot;given&quot;: &quot;Bryan R.&quot;, &quot;non-dropping-particle&quot;: &quot;&quot;, &quot;parse-names&quot;: false, &quot;suffix&quot;: &quot;&quot;}, {&quot;dropping-particle&quot;: &quot;&quot;, &quot;family&quot;: &quot;Lambert&quot;, &quot;given&quot;: &quot;Nicole J.&quot;, &quot;non-dropping-particle&quot;: &quot;&quot;, &quot;parse-names&quot;: false, &quot;suffix&quot;: &quot;&quot;}, {&quot;dropping-particle&quot;: &quot;&quot;, &quot;family&quot;: &quot;Lazar&quot;, &quot;given&quot;: &quot;John&quot;, &quot;non-dropping-particle&quot;: &quot;&quot;, &quot;parse-names&quot;: false, &quot;suffix&quot;: &quot;&quot;}, {&quot;dropping-particle&quot;: &quot;&quot;, &quot;family&quot;: &quot;Lee&quot;, &quot;given&quot;: &quot;Ah Young&quot;, &quot;non-dropping-particle&quot;: &quot;&quot;, &quot;parse-names&quot;: false, &quot;suffix&quot;: &quot;&quot;}, {&quot;dropping-particle&quot;: &quot;&quot;, &quot;family&quot;: &quot;Lee&quot;, &quot;given&quot;: &quot;Donghoon&quot;, &quot;non-dropping-particle&quot;: &quot;&quot;, &quot;parse-names&quot;: false, &quot;suffix&quot;: &quot;&quot;}, {&quot;dropping-particle&quot;: &quot;&quot;, &quot;family&quot;: &quot;Lee&quot;, &quot;given&quot;: &quot;Elizabeth&quot;, &quot;non-dropping-particle&quot;: &quot;&quot;, &quot;parse-names&quot;: false, &quot;suffix&quot;: &quot;&quot;}, {&quot;dropping-particle&quot;: &quot;&quot;, &quot;family&quot;: &quot;Lee&quot;, &quot;given&quot;: &quot;Jin Wook&quot;, &quot;non-dropping-particle&quot;: &quot;&quot;, &quot;parse-names&quot;: false, &quot;suffix&quot;: &quot;&quot;}, {&quot;dropping-particle&quot;: &quot;&quot;, &quot;family&quot;: &quot;Lee&quot;, &quot;given&quot;: &quot;Kristen&quot;, &quot;non-dropping-particle&quot;: &quot;&quot;, &quot;parse-names&quot;: false, &quot;suffix&quot;: &quot;&quot;}, {&quot;dropping-particle&quot;: &quot;&quot;, &quot;family&quot;: &quot;Leslie&quot;, &quot;given&quot;: &quot;Christina S.&quot;, &quot;non-dropping-particle&quot;: &quot;&quot;, &quot;parse-names&quot;: false, &quot;suffix&quot;: &quot;&quot;}, {&quot;dropping-particle&quot;: &quot;&quot;, &quot;family&quot;: &quot;Levy&quot;, &quot;given&quot;: &quot;Shawn&quot;, &quot;non-dropping-particle&quot;: &quot;&quot;, &quot;parse-names&quot;: false, &quot;suffix&quot;: &quot;&quot;}, {&quot;dropping-particle&quot;: &quot;&quot;, &quot;family&quot;: &quot;Li&quot;, &quot;given&quot;: &quot;Bin&quot;, &quot;non-dropping-particle&quot;: &quot;&quot;, &quot;parse-names&quot;: false, &quot;suffix&quot;: &quot;&quot;}, {&quot;dropping-particle&quot;: &quot;&quot;, &quot;family&quot;: &quot;Li&quot;, &quot;given&quot;: &quot;Hairi&quot;, &quot;non-dropping-particle&quot;: &quot;&quot;, &quot;parse-names&quot;: false, &quot;suffix&quot;: &quot;&quot;}, {&quot;dropping-particle&quot;: &quot;&quot;, &quot;family&quot;: &quot;Li&quot;, &quot;given&quot;: &quot;Nan&quot;, &quot;non-dropping-particle&quot;: &quot;&quot;, &quot;parse-names&quot;: false, &quot;suffix&quot;: &quot;&quot;}, {&quot;dropping-particle&quot;: &quot;&quot;, &quot;family&quot;: &quot;Li&quot;, &quot;given&quot;: &quot;Xiangrui&quot;, &quot;non-dropping-particle&quot;: &quot;&quot;, &quot;parse-names&quot;: false, &quot;suffix&quot;: &quot;&quot;}, {&quot;dropping-particle&quot;: &quot;&quot;, &quot;family&quot;: &quot;Li&quot;, &quot;given&quot;: &quot;Yang I.&quot;, &quot;non-dropping-particle&quot;: &quot;&quot;, &quot;parse-names&quot;: false, &quot;suffix&quot;: &quot;&quot;}, {&quot;dropping-particle&quot;: &quot;&quot;, &quot;family&quot;: &quot;Li&quot;, &quot;given&quot;: &quot;Ying&quot;, &quot;non-dropping-particle&quot;: &quot;&quot;, &quot;parse-names&quot;: false, &quot;suffix&quot;: &quot;&quot;}, {&quot;dropping-particle&quot;: &quot;&quot;, &quot;family&quot;: &quot;Li&quot;, &quot;given&quot;: &quot;Yining&quot;, &quot;non-dropping-particle&quot;: &quot;&quot;, &quot;parse-names&quot;: false, &quot;suffix&quot;: &quot;&quot;}, {&quot;dropping-particle&quot;: &quot;&quot;, &quot;family&quot;: &quot;Li&quot;, &quot;given&quot;: &quot;Yue&quot;, &quot;non-dropping-particle&quot;: &quot;&quot;, &quot;parse-names&quot;: false, &quot;suffix&quot;: &quot;&quot;}, {&quot;dropping-particle&quot;: &quot;&quot;, &quot;family&quot;: &quot;Lian&quot;, &quot;given&quot;: &quot;Jin&quot;, &quot;non-dropping-particle&quot;: &quot;&quot;, &quot;parse-names&quot;: false, &quot;suffix&quot;: &quot;&quot;}, {&quot;dropping-particle&quot;: &quot;&quot;, &quot;family&quot;: &quot;Libbrecht&quot;, &quot;given&quot;: &quot;Maxwell W.&quot;, &quot;non-dropping-particle&quot;: &quot;&quot;, &quot;parse-names&quot;: false, &quot;suffix&quot;: &quot;&quot;}, {&quot;dropping-particle&quot;: &quot;&quot;, &quot;family&quot;: &quot;Lin&quot;, &quot;given&quot;: &quot;Shin&quot;, &quot;non-dropping-particle&quot;: &quot;&quot;, &quot;parse-names&quot;: false, &quot;suffix&quot;: &quot;&quot;}, {&quot;dropping-particle&quot;: &quot;&quot;, &quot;family&quot;: &quot;Lin&quot;, &quot;given&quot;: &quot;Yiing&quot;, &quot;non-dropping-particle&quot;: &quot;&quot;, &quot;parse-names&quot;: false, &quot;suffix&quot;: &quot;&quot;}, {&quot;dropping-particle&quot;: &quot;&quot;, &quot;family&quot;: &quot;Liu&quot;, &quot;given&quot;: &quot;Dianbo&quot;, &quot;non-dropping-particle&quot;: &quot;&quot;, &quot;parse-names&quot;: false, &quot;suffix&quot;: &quot;&quot;}, {&quot;dropping-particle&quot;: &quot;&quot;, &quot;family&quot;: &quot;Liu&quot;, &quot;given&quot;: &quot;Jason&quot;, &quot;non-dropping-particle&quot;: &quot;&quot;, &quot;parse-names&quot;: false, &quot;suffix&quot;: &quot;&quot;}, {&quot;dropping-particle&quot;: &quot;&quot;, &quot;family&quot;: &quot;Liu&quot;, &quot;given&quot;: &quot;Peng&quot;, &quot;non-dropping-particle&quot;: &quot;&quot;, &quot;parse-names&quot;: false, &quot;suffix&quot;: &quot;&quot;}, {&quot;dropping-particle&quot;: &quot;&quot;, &quot;family&quot;: &quot;Liu&quot;, &quot;given&quot;: &quot;Tingting&quot;, &quot;non-dropping-particle&quot;: &quot;&quot;, &quot;parse-names&quot;: false, &quot;suffix&quot;: &quot;&quot;}, {&quot;dropping-particle&quot;: &quot;&quot;, &quot;family&quot;: &quot;Liu&quot;, &quot;given&quot;: &quot;X. Shirley&quot;, &quot;non-dropping-particle&quot;: &quot;&quot;, &quot;parse-names&quot;: false, &quot;suffix&quot;: &quot;&quot;}, {&quot;dropping-particle&quot;: &quot;&quot;, &quot;family&quot;: &quot;Liu&quot;, &quot;given&quot;: &quot;Yan&quot;, &quot;non-dropping-particle&quot;: &quot;&quot;, &quot;parse-names&quot;: false, &quot;suffix&quot;: &quot;&quot;}, {&quot;dropping-particle&quot;: &quot;&quot;, &quot;family&quot;: &quot;Liu&quot;, &quot;given&quot;: &quot;Yaping&quot;, &quot;non-dropping-particle&quot;: &quot;&quot;, &quot;parse-names&quot;: false, &quot;suffix&quot;: &quot;&quot;}, {&quot;dropping-particle&quot;: &quot;&quot;, &quot;family&quot;: &quot;Long&quot;, &quot;given&quot;: &quot;Maria&quot;, &quot;non-dropping-particle&quot;: &quot;&quot;, &quot;parse-names&quot;: false, &quot;suffix&quot;: &quot;&quot;}, {&quot;dropping-particle&quot;: &quot;&quot;, &quot;family&quot;: &quot;Lou&quot;, &quot;given&quot;: &quot;Shaoke&quot;, &quot;non-dropping-particle&quot;: &quot;&quot;, &quot;parse-names&quot;: false, &quot;suffix&quot;: &quot;&quot;}, {&quot;dropping-particle&quot;: &quot;&quot;, &quot;family&quot;: &quot;Loveland&quot;, &quot;given&quot;: &quot;Jane&quot;, &quot;non-dropping-particle&quot;: &quot;&quot;, &quot;parse-names&quot;: false, &quot;suffix&quot;: &quot;&quot;}, {&quot;dropping-particle&quot;: &quot;&quot;, &quot;family&quot;: &quot;Lu&quot;, &quot;given&quot;: &quot;Aiping&quot;, &quot;non-dropping-particle&quot;: &quot;&quot;, &quot;parse-names&quot;: false, &quot;suffix&quot;: &quot;&quot;}, {&quot;dropping-particle&quot;: &quot;&quot;, &quot;family&quot;: &quot;Lu&quot;, &quot;given&quot;: &quot;Yuheng&quot;, &quot;non-dropping-particle&quot;: &quot;&quot;, &quot;parse-names&quot;: false, &quot;suffix&quot;: &quot;&quot;}, {&quot;dropping-particle&quot;: &quot;&quot;, &quot;family&quot;: &quot;L\u00e9cuyer&quot;, &quot;given&quot;: &quot;Eric&quot;, &quot;non-dropping-particle&quot;: &quot;&quot;, &quot;parse-names&quot;: false, &quot;suffix&quot;: &quot;&quot;}, {&quot;dropping-particle&quot;: &quot;&quot;, &quot;family&quot;: &quot;Ma&quot;, &quot;given&quot;: &quot;Lijia&quot;, &quot;non-dropping-particle&quot;: &quot;&quot;, &quot;parse-names&quot;: false, &quot;suffix&quot;: &quot;&quot;}, {&quot;dropping-particle&quot;: &quot;&quot;, &quot;family&quot;: &quot;Mackiewicz&quot;, &quot;given&quot;: &quot;Mark&quot;, &quot;non-dropping-particle&quot;: &quot;&quot;, &quot;parse-names&quot;: false, &quot;suffix&quot;: &quot;&quot;}, {&quot;dropping-particle&quot;: &quot;&quot;, &quot;family&quot;: &quot;Mannion&quot;, &quot;given&quot;: &quot;Brandon J.&quot;, &quot;non-dropping-particle&quot;: &quot;&quot;, &quot;parse-names&quot;: false, &quot;suffix&quot;: &quot;&quot;}, {&quot;dropping-particle&quot;: &quot;&quot;, &quot;family&quot;: &quot;Mannstadt&quot;, &quot;given&quot;: &quot;Michael&quot;, &quot;non-dropping-particle&quot;: &quot;&quot;, &quot;parse-names&quot;: false, &quot;suffix&quot;: &quot;&quot;}, {&quot;dropping-particle&quot;: &quot;&quot;, &quot;family&quot;: &quot;Manthravadi&quot;, &quot;given&quot;: &quot;Deepa&quot;, &quot;non-dropping-particle&quot;: &quot;&quot;, &quot;parse-names&quot;: false, &quot;suffix&quot;: &quot;&quot;}, {&quot;dropping-particle&quot;: &quot;&quot;, &quot;family&quot;: &quot;Marinov&quot;, &quot;given&quot;: &quot;Georgi K.&quot;, &quot;non-dropping-particle&quot;: &quot;&quot;, &quot;parse-names&quot;: false, &quot;suffix&quot;: &quot;&quot;}, {&quot;dropping-particle&quot;: &quot;&quot;, &quot;family&quot;: &quot;Martin&quot;, &quot;given&quot;: &quot;Fergal J.&quot;, &quot;non-dropping-particle&quot;: &quot;&quot;, &quot;parse-names&quot;: false, &quot;suffix&quot;: &quot;&quot;}, {&quot;dropping-particle&quot;: &quot;&quot;, &quot;family&quot;: &quot;Mattei&quot;, &quot;given&quot;: &quot;Eugenio&quot;, &quot;non-dropping-particle&quot;: &quot;&quot;, &quot;parse-names&quot;: false, &quot;suffix&quot;: &quot;&quot;}, {&quot;dropping-particle&quot;: &quot;&quot;, &quot;family&quot;: &quot;McCue&quot;, &quot;given&quot;: &quot;Kenneth&quot;, &quot;non-dropping-particle&quot;: &quot;&quot;, &quot;parse-names&quot;: false, &quot;suffix&quot;: &quot;&quot;}, {&quot;dropping-particle&quot;: &quot;&quot;, &quot;family&quot;: &quot;McEown&quot;, &quot;given&quot;: &quot;Megan&quot;, &quot;non-dropping-particle&quot;: &quot;&quot;, &quot;parse-names&quot;: false, &quot;suffix&quot;: &quot;&quot;}, {&quot;dropping-particle&quot;: &quot;&quot;, &quot;family&quot;: &quot;McVicker&quot;, &quot;given&quot;: &quot;Graham&quot;, &quot;non-dropping-particle&quot;: &quot;&quot;, &quot;parse-names&quot;: false, &quot;suffix&quot;: &quot;&quot;}, {&quot;dropping-particle&quot;: &quot;&quot;, &quot;family&quot;: &quot;Meadows&quot;, &quot;given&quot;: &quot;Sarah K.&quot;, &quot;non-dropping-particle&quot;: &quot;&quot;, &quot;parse-names&quot;: false, &quot;suffix&quot;: &quot;&quot;}, {&quot;dropping-particle&quot;: &quot;&quot;, &quot;family&quot;: &quot;Meissner&quot;, &quot;given&quot;: &quot;Alex&quot;, &quot;non-dropping-particle&quot;: &quot;&quot;, &quot;parse-names&quot;: false, &quot;suffix&quot;: &quot;&quot;}, {&quot;dropping-particle&quot;: &quot;&quot;, &quot;family&quot;: &quot;Mendenhall&quot;, &quot;given&quot;: &quot;Eric M.&quot;, &quot;non-dropping-particle&quot;: &quot;&quot;, &quot;parse-names&quot;: false, &quot;suffix&quot;: &quot;&quot;}, {&quot;dropping-particle&quot;: &quot;&quot;, &quot;family&quot;: &quot;Messer&quot;, &quot;given&quot;: &quot;Christopher L.&quot;, &quot;non-dropping-particle&quot;: &quot;&quot;, &quot;parse-names&quot;: false, &quot;suffix&quot;: &quot;&quot;}, {&quot;dropping-particle&quot;: &quot;&quot;, &quot;family&quot;: &quot;Meuleman&quot;, &quot;given&quot;: &quot;Wouter&quot;, &quot;non-dropping-particle&quot;: &quot;&quot;, &quot;parse-names&quot;: false, &quot;suffix&quot;: &quot;&quot;}, {&quot;dropping-particle&quot;: &quot;&quot;, &quot;family&quot;: &quot;Meyer&quot;, &quot;given&quot;: &quot;Clifford&quot;, &quot;non-dropping-particle&quot;: &quot;&quot;, &quot;parse-names&quot;: false, &quot;suffix&quot;: &quot;&quot;}, {&quot;dropping-particle&quot;: &quot;&quot;, &quot;family&quot;: &quot;Miller&quot;, &quot;given&quot;: &quot;Steve&quot;, &quot;non-dropping-particle&quot;: &quot;&quot;, &quot;parse-names&quot;: false, &quot;suffix&quot;: &quot;&quot;}, {&quot;dropping-particle&quot;: &quot;&quot;, &quot;family&quot;: &quot;Milton&quot;, &quot;given&quot;: &quot;Matthew G.&quot;, &quot;non-dropping-particle&quot;: &quot;&quot;, &quot;parse-names&quot;: false, &quot;suffix&quot;: &quot;&quot;}, {&quot;dropping-particle&quot;: &quot;&quot;, &quot;family&quot;: &quot;Mishra&quot;, &quot;given&quot;: &quot;Tejaswini&quot;, &quot;non-dropping-particle&quot;: &quot;&quot;, &quot;parse-names&quot;: false, &quot;suffix&quot;: &quot;&quot;}, {&quot;dropping-particle&quot;: &quot;&quot;, &quot;family&quot;: &quot;Moore&quot;, &quot;given&quot;: &quot;Dianna E.&quot;, &quot;non-dropping-particle&quot;: &quot;&quot;, &quot;parse-names&quot;: false, &quot;suffix&quot;: &quot;&quot;}, {&quot;dropping-particle&quot;: &quot;&quot;, &quot;family&quot;: &quot;Moore&quot;, &quot;given&quot;: &quot;Helen M.&quot;, &quot;non-dropping-particle&quot;: &quot;&quot;, &quot;parse-names&quot;: false, &quot;suffix&quot;: &quot;&quot;}, {&quot;dropping-particle&quot;: &quot;&quot;, &quot;family&quot;: &quot;Moore&quot;, &quot;given&quot;: &quot;Jill E.&quot;, &quot;non-dropping-particle&quot;: &quot;&quot;, &quot;parse-names&quot;: false, &quot;suffix&quot;: &quot;&quot;}, {&quot;dropping-particle&quot;: &quot;&quot;, &quot;family&quot;: &quot;Moore&quot;, &quot;given&quot;: &quot;Samuel H.&quot;, &quot;non-dropping-particle&quot;: &quot;&quot;, &quot;parse-names&quot;: false, &quot;suffix&quot;: &quot;&quot;}, {&quot;dropping-particle&quot;: &quot;&quot;, &quot;family&quot;: &quot;Moran&quot;, &quot;given&quot;: &quot;Jennifer&quot;, &quot;non-dropping-particle&quot;: &quot;&quot;, &quot;parse-names&quot;: false, &quot;suffix&quot;: &quot;&quot;}, {&quot;dropping-particle&quot;: &quot;&quot;, &quot;family&quot;: &quot;Mortazavi&quot;, &quot;given&quot;: &quot;Ali&quot;, &quot;non-dropping-particle&quot;: &quot;&quot;, &quot;parse-names&quot;: false, &quot;suffix&quot;: &quot;&quot;}, {&quot;dropping-particle&quot;: &quot;&quot;, &quot;family&quot;: &quot;Mudge&quot;, &quot;given&quot;: &quot;Jonathan M.&quot;, &quot;non-dropping-particle&quot;: &quot;&quot;, &quot;parse-names&quot;: false, &quot;suffix&quot;: &quot;&quot;}, {&quot;dropping-particle&quot;: &quot;&quot;, &quot;family&quot;: &quot;Munshi&quot;, &quot;given&quot;: &quot;Nikhil&quot;, &quot;non-dropping-particle&quot;: &quot;&quot;, &quot;parse-names&quot;: false, &quot;suffix&quot;: &quot;&quot;}, {&quot;dropping-particle&quot;: &quot;&quot;, &quot;family&quot;: &quot;Murad&quot;, &quot;given&quot;: &quot;Rabi&quot;, &quot;non-dropping-particle&quot;: &quot;&quot;, &quot;parse-names&quot;: false, &quot;suffix&quot;: &quot;&quot;}, {&quot;dropping-particle&quot;: &quot;&quot;, &quot;family&quot;: &quot;Myers&quot;, &quot;given&quot;: &quot;Richard M.&quot;, &quot;non-dropping-particle&quot;: &quot;&quot;, &quot;parse-names&quot;: false, &quot;suffix&quot;: &quot;&quot;}, {&quot;dropping-particle&quot;: &quot;&quot;, &quot;family&quot;: &quot;Nandakumar&quot;, &quot;given&quot;: &quot;Vivek&quot;, &quot;non-dropping-particle&quot;: &quot;&quot;, &quot;parse-names&quot;: false, &quot;suffix&quot;: &quot;&quot;}, {&quot;dropping-particle&quot;: &quot;&quot;, &quot;family&quot;: &quot;Nandi&quot;, &quot;given&quot;: &quot;Preetha&quot;, &quot;non-dropping-particle&quot;: &quot;&quot;, &quot;parse-names&quot;: false, &quot;suffix&quot;: &quot;&quot;}, {&quot;dropping-particle&quot;: &quot;&quot;, &quot;family&quot;: &quot;Narasimha&quot;, &quot;given&quot;: &quot;Anil M.&quot;, &quot;non-dropping-particle&quot;: &quot;&quot;, &quot;parse-names&quot;: false, &quot;suffix&quot;: &quot;&quot;}, {&quot;dropping-particle&quot;: &quot;&quot;, &quot;family&quot;: &quot;Narayanan&quot;, &quot;given&quot;: &quot;Aditi K.&quot;, &quot;non-dropping-particle&quot;: &quot;&quot;, &quot;parse-names&quot;: false, &quot;suffix&quot;: &quot;&quot;}, {&quot;dropping-particle&quot;: &quot;&quot;, &quot;family&quot;: &quot;Naughton&quot;, &quot;given&quot;: &quot;Hannah&quot;, &quot;non-dropping-particle&quot;: &quot;&quot;, &quot;parse-names&quot;: false, &quot;suffix&quot;: &quot;&quot;}, {&quot;dropping-particle&quot;: &quot;&quot;, &quot;family&quot;: &quot;Navarro&quot;, &quot;given&quot;: &quot;Fabio C.P.&quot;, &quot;non-dropping-particle&quot;: &quot;&quot;, &quot;parse-names&quot;: false, &quot;suffix&quot;: &quot;&quot;}, {&quot;dropping-particle&quot;: &quot;&quot;, &quot;family&quot;: &quot;Navas&quot;, &quot;given&quot;: &quot;Patrick&quot;, &quot;non-dropping-particle&quot;: &quot;&quot;, &quot;parse-names&quot;: false, &quot;suffix&quot;: &quot;&quot;}, {&quot;dropping-particle&quot;: &quot;&quot;, &quot;family&quot;: &quot;Nazarovs&quot;, &quot;given&quot;: &quot;Jurijs&quot;, &quot;non-dropping-particle&quot;: &quot;&quot;, &quot;parse-names&quot;: false, &quot;suffix&quot;: &quot;&quot;}, {&quot;dropping-particle&quot;: &quot;&quot;, &quot;family&quot;: &quot;Nelson&quot;, &quot;given&quot;: &quot;Jemma&quot;, &quot;non-dropping-particle&quot;: &quot;&quot;, &quot;parse-names&quot;: false, &quot;suffix&quot;: &quot;&quot;}, {&quot;dropping-particle&quot;: &quot;&quot;, &quot;family&quot;: &quot;Neph&quot;, &quot;given&quot;: &quot;Shane&quot;, &quot;non-dropping-particle&quot;: &quot;&quot;, &quot;parse-names&quot;: false, &quot;suffix&quot;: &quot;&quot;}, {&quot;dropping-particle&quot;: &quot;&quot;, &quot;family&quot;: &quot;Neri&quot;, &quot;given&quot;: &quot;Fidencio Jun&quot;, &quot;non-dropping-particle&quot;: &quot;&quot;, &quot;parse-names&quot;: false, &quot;suffix&quot;: &quot;&quot;}, {&quot;dropping-particle&quot;: &quot;&quot;, &quot;family&quot;: &quot;Nery&quot;, &quot;given&quot;: &quot;Joseph R.&quot;, &quot;non-dropping-particle&quot;: &quot;&quot;, &quot;parse-names&quot;: false, &quot;suffix&quot;: &quot;&quot;}, {&quot;dropping-particle&quot;: &quot;&quot;, &quot;family&quot;: &quot;Nesmith&quot;, &quot;given&quot;: &quot;Amy R.&quot;, &quot;non-dropping-particle&quot;: &quot;&quot;, &quot;parse-names&quot;: false, &quot;suffix&quot;: &quot;&quot;}, {&quot;dropping-particle&quot;: &quot;&quot;, &quot;family&quot;: &quot;Newberry&quot;, &quot;given&quot;: &quot;J. Scott&quot;, &quot;non-dropping-particle&quot;: &quot;&quot;, &quot;parse-names&quot;: false, &quot;suffix&quot;: &quot;&quot;}, {&quot;dropping-particle&quot;: &quot;&quot;, &quot;family&quot;: &quot;Newberry&quot;, &quot;given&quot;: &quot;Kimberly M.&quot;, &quot;non-dropping-particle&quot;: &quot;&quot;, &quot;parse-names&quot;: false, &quot;suffix&quot;: &quot;&quot;}, {&quot;dropping-particle&quot;: &quot;&quot;, &quot;family&quot;: &quot;Ngo&quot;, &quot;given&quot;: &quot;Vu&quot;, &quot;non-dropping-particle&quot;: &quot;&quot;, &quot;parse-names&quot;: false, &quot;suffix&quot;: &quot;&quot;}, {&quot;dropping-particle&quot;: &quot;&quot;, &quot;family&quot;: &quot;Nguyen&quot;, &quot;given&quot;: &quot;Rosy&quot;, &quot;non-dropping-particle&quot;: &quot;&quot;, &quot;parse-names&quot;: false, &quot;suffix&quot;: &quot;&quot;}, {&quot;dropping-particle&quot;: &quot;&quot;, &quot;family&quot;: &quot;Nguyen&quot;, &quot;given&quot;: &quot;Thai B.&quot;, &quot;non-dropping-particle&quot;: &quot;&quot;, &quot;parse-names&quot;: false, &quot;suffix&quot;: &quot;&quot;}, {&quot;dropping-particle&quot;: &quot;&quot;, &quot;family&quot;: &quot;Nguyen&quot;, &quot;given&quot;: &quot;Tung&quot;, &quot;non-dropping-particle&quot;: &quot;&quot;, &quot;parse-names&quot;: false, &quot;suffix&quot;: &quot;&quot;}, {&quot;dropping-particle&quot;: &quot;&quot;, &quot;family&quot;: &quot;Nishida&quot;, &quot;given&quot;: &quot;Andrew&quot;, &quot;non-dropping-particle&quot;: &quot;&quot;, &quot;parse-names&quot;: false, &quot;suffix&quot;: &quot;&quot;}, {&quot;dropping-particle&quot;: &quot;&quot;, &quot;family&quot;: &quot;Noble&quot;, &quot;given&quot;: &quot;William S.&quot;, &quot;non-dropping-particle&quot;: &quot;&quot;, &quot;parse-names&quot;: false, &quot;suffix&quot;: &quot;&quot;}, {&quot;dropping-particle&quot;: &quot;&quot;, &quot;family&quot;: &quot;Novak&quot;, &quot;given&quot;: &quot;Catherine S.&quot;, &quot;non-dropping-particle&quot;: &quot;&quot;, &quot;parse-names&quot;: false, &quot;suffix&quot;: &quot;&quot;}, {&quot;dropping-particle&quot;: &quot;&quot;, &quot;family&quot;: &quot;Novoa&quot;, &quot;given&quot;: &quot;Eva Maria&quot;, &quot;non-dropping-particle&quot;: &quot;&quot;, &quot;parse-names&quot;: false, &quot;suffix&quot;: &quot;&quot;}, {&quot;dropping-particle&quot;: &quot;&quot;, &quot;family&quot;: &quot;Nu\u00f1ez&quot;, &quot;given&quot;: &quot;Briana&quot;, &quot;non-dropping-particle&quot;: &quot;&quot;, &quot;parse-names&quot;: false, &quot;suffix&quot;: &quot;&quot;}, {&quot;dropping-particle&quot;: &quot;&quot;, &quot;family&quot;: &quot;O\u2019Donnell&quot;, &quot;given&quot;: &quot;Charles W.&quot;, &quot;non-dropping-particle&quot;: &quot;&quot;, &quot;parse-names&quot;: false, &quot;suffix&quot;: &quot;&quot;}, {&quot;dropping-particle&quot;: &quot;&quot;, &quot;family&quot;: &quot;Olson&quot;, &quot;given&quot;: &quot;Sara&quot;, &quot;non-dropping-particle&quot;: &quot;&quot;, &quot;parse-names&quot;: false, &quot;suffix&quot;: &quot;&quot;}, {&quot;dropping-particle&quot;: &quot;&quot;, &quot;family&quot;: &quot;Onate&quot;, &quot;given&quot;: &quot;Kathrina C.&quot;, &quot;non-dropping-particle&quot;: &quot;&quot;, &quot;parse-names&quot;: false, &quot;suffix&quot;: &quot;&quot;}, {&quot;dropping-particle&quot;: &quot;&quot;, &quot;family&quot;: &quot;Otterman&quot;, &quot;given&quot;: &quot;Ericka&quot;, &quot;non-dropping-particle&quot;: &quot;&quot;, &quot;parse-names&quot;: false, &quot;suffix&quot;: &quot;&quot;}, {&quot;dropping-particle&quot;: &quot;&quot;, &quot;family&quot;: &quot;Ozadam&quot;, &quot;given&quot;: &quot;Hakan&quot;, &quot;non-dropping-particle&quot;: &quot;&quot;, &quot;parse-names&quot;: false, &quot;suffix&quot;: &quot;&quot;}, {&quot;dropping-particle&quot;: &quot;&quot;, &quot;family&quot;: &quot;Pagan&quot;, &quot;given&quot;: &quot;Michael&quot;, &quot;non-dropping-particle&quot;: &quot;&quot;, &quot;parse-names&quot;: false, &quot;suffix&quot;: &quot;&quot;}, {&quot;dropping-particle&quot;: &quot;&quot;, &quot;family&quot;: &quot;Palden&quot;, &quot;given&quot;: &quot;Tsultrim&quot;, &quot;non-dropping-particle&quot;: &quot;&quot;, &quot;parse-names&quot;: false, &quot;suffix&quot;: &quot;&quot;}, {&quot;dropping-particle&quot;: &quot;&quot;, &quot;family&quot;: &quot;Pan&quot;, &quot;given&quot;: &quot;Xinghua&quot;, &quot;non-dropping-particle&quot;: &quot;&quot;, &quot;parse-names&quot;: false, &quot;suffix&quot;: &quot;&quot;}, {&quot;dropping-particle&quot;: &quot;&quot;, &quot;family&quot;: &quot;Park&quot;, &quot;given&quot;: &quot;Yongjin&quot;, &quot;non-dropping-particle&quot;: &quot;&quot;, &quot;parse-names&quot;: false, &quot;suffix&quot;: &quot;&quot;}, {&quot;dropping-particle&quot;: &quot;&quot;, &quot;family&quot;: &quot;Partridge&quot;, &quot;given&quot;: &quot;E. Christopher&quot;, &quot;non-dropping-particle&quot;: &quot;&quot;, &quot;parse-names&quot;: false, &quot;suffix&quot;: &quot;&quot;}, {&quot;dropping-particle&quot;: &quot;&quot;, &quot;family&quot;: &quot;Paten&quot;, &quot;given&quot;: &quot;Benedict&quot;, &quot;non-dropping-particle&quot;: &quot;&quot;, &quot;parse-names&quot;: false, &quot;suffix&quot;: &quot;&quot;}, {&quot;dropping-particle&quot;: &quot;&quot;, &quot;family&quot;: &quot;Pauli-Behn&quot;, &quot;given&quot;: &quot;Florencia&quot;, &quot;non-dropping-particle&quot;: &quot;&quot;, &quot;parse-names&quot;: false, &quot;suffix&quot;: &quot;&quot;}, {&quot;dropping-particle&quot;: &quot;&quot;, &quot;family&quot;: &quot;Pazin&quot;, &quot;given&quot;: &quot;Michael J.&quot;, &quot;non-dropping-particle&quot;: &quot;&quot;, &quot;parse-names&quot;: false, &quot;suffix&quot;: &quot;&quot;}, {&quot;dropping-particle&quot;: &quot;&quot;, &quot;family&quot;: &quot;Pei&quot;, &quot;given&quot;: &quot;Baikang&quot;, &quot;non-dropping-particle&quot;: &quot;&quot;, &quot;parse-names&quot;: false, &quot;suffix&quot;: &quot;&quot;}, {&quot;dropping-particle&quot;: &quot;&quot;, &quot;family&quot;: &quot;Pennacchio&quot;, &quot;given&quot;: &quot;Len A.&quot;, &quot;non-dropping-particle&quot;: &quot;&quot;, &quot;parse-names&quot;: false, &quot;suffix&quot;: &quot;&quot;}, {&quot;dropping-particle&quot;: &quot;&quot;, &quot;family&quot;: &quot;Perez&quot;, &quot;given&quot;: &quot;Alexander R.&quot;, &quot;non-dropping-particle&quot;: &quot;&quot;, &quot;parse-names&quot;: false, &quot;suffix&quot;: &quot;&quot;}, {&quot;dropping-particle&quot;: &quot;&quot;, &quot;family&quot;: &quot;Perry&quot;, &quot;given&quot;: &quot;Emily H.&quot;, &quot;non-dropping-particle&quot;: &quot;&quot;, &quot;parse-names&quot;: false, &quot;suffix&quot;: &quot;&quot;}, {&quot;dropping-particle&quot;: &quot;&quot;, &quot;family&quot;: &quot;Pervouchine&quot;, &quot;given&quot;: &quot;Dmitri D.&quot;, &quot;non-dropping-particle&quot;: &quot;&quot;, &quot;parse-names&quot;: false, &quot;suffix&quot;: &quot;&quot;}, {&quot;dropping-particle&quot;: &quot;&quot;, &quot;family&quot;: &quot;Phalke&quot;, &quot;given&quot;: &quot;Nishigandha N.&quot;, &quot;non-dropping-particle&quot;: &quot;&quot;, &quot;parse-names&quot;: false, &quot;suffix&quot;: &quot;&quot;}, {&quot;dropping-particle&quot;: &quot;&quot;, &quot;family&quot;: &quot;Pham&quot;, &quot;given&quot;: &quot;Quan&quot;, &quot;non-dropping-particle&quot;: &quot;&quot;, &quot;parse-names&quot;: false, &quot;suffix&quot;: &quot;&quot;}, {&quot;dropping-particle&quot;: &quot;&quot;, &quot;family&quot;: &quot;Phanstiel&quot;, &quot;given&quot;: &quot;Doug H.&quot;, &quot;non-dropping-particle&quot;: &quot;&quot;, &quot;parse-names&quot;: false, &quot;suffix&quot;: &quot;&quot;}, {&quot;dropping-particle&quot;: &quot;&quot;, &quot;family&quot;: &quot;Plajzer-Frick&quot;, &quot;given&quot;: &quot;Ingrid&quot;, &quot;non-dropping-particle&quot;: &quot;&quot;, &quot;parse-names&quot;: false, &quot;suffix&quot;: &quot;&quot;}, {&quot;dropping-particle&quot;: &quot;&quot;, &quot;family&quot;: &quot;Pratt&quot;, &quot;given&quot;: &quot;Gabriel A.&quot;, &quot;non-dropping-particle&quot;: &quot;&quot;, &quot;parse-names&quot;: false, &quot;suffix&quot;: &quot;&quot;}, {&quot;dropping-particle&quot;: &quot;&quot;, &quot;family&quot;: &quot;Pratt&quot;, &quot;given&quot;: &quot;Henry E.&quot;, &quot;non-dropping-particle&quot;: &quot;&quot;, &quot;parse-names&quot;: false, &quot;suffix&quot;: &quot;&quot;}, {&quot;dropping-particle&quot;: &quot;&quot;, &quot;family&quot;: &quot;Preissl&quot;, &quot;given&quot;: &quot;Sebastian&quot;, &quot;non-dropping-particle&quot;: &quot;&quot;, &quot;parse-names&quot;: false, &quot;suffix&quot;: &quot;&quot;}, {&quot;dropping-particle&quot;: &quot;&quot;, &quot;family&quot;: &quot;Pritchard&quot;, &quot;given&quot;: &quot;Jonathan K.&quot;, &quot;non-dropping-particle&quot;: &quot;&quot;, &quot;parse-names&quot;: false, &quot;suffix&quot;: &quot;&quot;}, {&quot;dropping-particle&quot;: &quot;&quot;, &quot;family&quot;: &quot;Pritykin&quot;, &quot;given&quot;: &quot;Yuri&quot;, &quot;non-dropping-particle&quot;: &quot;&quot;, &quot;parse-names&quot;: false, &quot;suffix&quot;: &quot;&quot;}, {&quot;dropping-particle&quot;: &quot;&quot;, &quot;family&quot;: &quot;Purcaro&quot;, &quot;given&quot;: &quot;Michael J.&quot;, &quot;non-dropping-particle&quot;: &quot;&quot;, &quot;parse-names&quot;: false, &quot;suffix&quot;: &quot;&quot;}, {&quot;dropping-particle&quot;: &quot;&quot;, &quot;family&quot;: &quot;Qin&quot;, &quot;given&quot;: &quot;Qian&quot;, &quot;non-dropping-particle&quot;: &quot;&quot;, &quot;parse-names&quot;: false, &quot;suffix&quot;: &quot;&quot;}, {&quot;dropping-particle&quot;: &quot;&quot;, &quot;family&quot;: &quot;Quinones-Valdez&quot;, &quot;given&quot;: &quot;Giovanni&quot;, &quot;non-dropping-particle&quot;: &quot;&quot;, &quot;parse-names&quot;: false, &quot;suffix&quot;: &quot;&quot;}, {&quot;dropping-particle&quot;: &quot;&quot;, &quot;family&quot;: &quot;Rabano&quot;, &quot;given&quot;: &quot;Ines&quot;, &quot;non-dropping-particle&quot;: &quot;&quot;, &quot;parse-names&quot;: false, &quot;suffix&quot;: &quot;&quot;}, {&quot;dropping-particle&quot;: &quot;&quot;, &quot;family&quot;: &quot;Radovani&quot;, &quot;given&quot;: &quot;Ernest&quot;, &quot;non-dropping-particle&quot;: &quot;&quot;, &quot;parse-names&quot;: false, &quot;suffix&quot;: &quot;&quot;}, {&quot;dropping-particle&quot;: &quot;&quot;, &quot;family&quot;: &quot;Raj&quot;, &quot;given&quot;: &quot;Anil&quot;, &quot;non-dropping-particle&quot;: &quot;&quot;, &quot;parse-names&quot;: false, &quot;suffix&quot;: &quot;&quot;}, {&quot;dropping-particle&quot;: &quot;&quot;, &quot;family&quot;: &quot;Rajagopal&quot;, &quot;given&quot;: &quot;Nisha&quot;, &quot;non-dropping-particle&quot;: &quot;&quot;, &quot;parse-names&quot;: false, &quot;suffix&quot;: &quot;&quot;}, {&quot;dropping-particle&quot;: &quot;&quot;, &quot;family&quot;: &quot;Ram&quot;, &quot;given&quot;: &quot;Oren&quot;, &quot;non-dropping-particle&quot;: &quot;&quot;, &quot;parse-names&quot;: false, &quot;suffix&quot;: &quot;&quot;}, {&quot;dropping-particle&quot;: &quot;&quot;, &quot;family&quot;: &quot;Ramirez&quot;, &quot;given&quot;: &quot;Lucia&quot;, &quot;non-dropping-particle&quot;: &quot;&quot;, &quot;parse-names&quot;: false, &quot;suffix&quot;: &quot;&quot;}, {&quot;dropping-particle&quot;: &quot;&quot;, &quot;family&quot;: &quot;Ramirez&quot;, &quot;given&quot;: &quot;Ricardo N.&quot;, &quot;non-dropping-particle&quot;: &quot;&quot;, &quot;parse-names&quot;: false, &quot;suffix&quot;: &quot;&quot;}, {&quot;dropping-particle&quot;: &quot;&quot;, &quot;family&quot;: &quot;Rausch&quot;, &quot;given&quot;: &quot;Dylan&quot;, &quot;non-dropping-particle&quot;: &quot;&quot;, &quot;parse-names&quot;: false, &quot;suffix&quot;: &quot;&quot;}, {&quot;dropping-particle&quot;: &quot;&quot;, &quot;family&quot;: &quot;Raychaudhuri&quot;, &quot;given&quot;: &quot;Soumya&quot;, &quot;non-dropping-particle&quot;: &quot;&quot;, &quot;parse-names&quot;: false, &quot;suffix&quot;: &quot;&quot;}, {&quot;dropping-particle&quot;: &quot;&quot;, &quot;family&quot;: &quot;Raymond&quot;, &quot;given&quot;: &quot;Joseph&quot;, &quot;non-dropping-particle&quot;: &quot;&quot;, &quot;parse-names&quot;: false, &quot;suffix&quot;: &quot;&quot;}, {&quot;dropping-particle&quot;: &quot;&quot;, &quot;family&quot;: &quot;Razavi&quot;, &quot;given&quot;: &quot;Rozita&quot;, &quot;non-dropping-particle&quot;: &quot;&quot;, &quot;parse-names&quot;: false, &quot;suffix&quot;: &quot;&quot;}, {&quot;dropping-particle&quot;: &quot;&quot;, &quot;family&quot;: &quot;Reddy&quot;, &quot;given&quot;: &quot;Timothy E.&quot;, &quot;non-dropping-particle&quot;: &quot;&quot;, &quot;parse-names&quot;: false, &quot;suffix&quot;: &quot;&quot;}, {&quot;dropping-particle&quot;: &quot;&quot;, &quot;family&quot;: &quot;Reimonn&quot;, &quot;given&quot;: &quot;Thomas M.&quot;, &quot;non-dropping-particle&quot;: &quot;&quot;, &quot;parse-names&quot;: false, &quot;suffix&quot;: &quot;&quot;}, {&quot;dropping-particle&quot;: &quot;&quot;, &quot;family&quot;: &quot;Ren&quot;, &quot;given&quot;: &quot;Bing&quot;, &quot;non-dropping-particle&quot;: &quot;&quot;, &quot;parse-names&quot;: false, &quot;suffix&quot;: &quot;&quot;}, {&quot;dropping-particle&quot;: &quot;&quot;, &quot;family&quot;: &quot;Reymond&quot;, &quot;given&quot;: &quot;Alexandre&quot;, &quot;non-dropping-particle&quot;: &quot;&quot;, &quot;parse-names&quot;: false, &quot;suffix&quot;: &quot;&quot;}, {&quot;dropping-particle&quot;: &quot;&quot;, &quot;family&quot;: &quot;Reynolds&quot;, &quot;given&quot;: &quot;Alex&quot;, &quot;non-dropping-particle&quot;: &quot;&quot;, &quot;parse-names&quot;: false, &quot;suffix&quot;: &quot;&quot;}, {&quot;dropping-particle&quot;: &quot;&quot;, &quot;family&quot;: &quot;Rhie&quot;, &quot;given&quot;: &quot;Suhn K.&quot;, &quot;non-dropping-particle&quot;: &quot;&quot;, &quot;parse-names&quot;: false, &quot;suffix&quot;: &quot;&quot;}, {&quot;dropping-particle&quot;: &quot;&quot;, &quot;family&quot;: &quot;Rinn&quot;, &quot;given&quot;: &quot;John&quot;, &quot;non-dropping-particle&quot;: &quot;&quot;, &quot;parse-names&quot;: false, &quot;suffix&quot;: &quot;&quot;}, {&quot;dropping-particle&quot;: &quot;&quot;, &quot;family&quot;: &quot;Rivera&quot;, &quot;given&quot;: &quot;Miguel&quot;, &quot;non-dropping-particle&quot;: &quot;&quot;, &quot;parse-names&quot;: false, &quot;suffix&quot;: &quot;&quot;}, {&quot;dropping-particle&quot;: &quot;&quot;, &quot;family&quot;: &quot;Rivera-Mulia&quot;, &quot;given&quot;: &quot;Juan Carlos&quot;, &quot;non-dropping-particle&quot;: &quot;&quot;, &quot;parse-names&quot;: false, &quot;suffix&quot;: &quot;&quot;}, {&quot;dropping-particle&quot;: &quot;&quot;, &quot;family&quot;: &quot;Roberts&quot;, &quot;given&quot;: &quot;Brian&quot;, &quot;non-dropping-particle&quot;: &quot;&quot;, &quot;parse-names&quot;: false, &quot;suffix&quot;: &quot;&quot;}, {&quot;dropping-particle&quot;: &quot;&quot;, &quot;family&quot;: &quot;Rodriguez&quot;, &quot;given&quot;: &quot;Jose Manuel&quot;, &quot;non-dropping-particle&quot;: &quot;&quot;, &quot;parse-names&quot;: false, &quot;suffix&quot;: &quot;&quot;}, {&quot;dropping-particle&quot;: &quot;&quot;, &quot;family&quot;: &quot;Rozowsky&quot;, &quot;given&quot;: &quot;Joel&quot;, &quot;non-dropping-particle&quot;: &quot;&quot;, &quot;parse-names&quot;: false, &quot;suffix&quot;: &quot;&quot;}, {&quot;dropping-particle&quot;: &quot;&quot;, &quot;family&quot;: &quot;Ryan&quot;, &quot;given&quot;: &quot;Russell&quot;, &quot;non-dropping-particle&quot;: &quot;&quot;, &quot;parse-names&quot;: false, &quot;suffix&quot;: &quot;&quot;}, {&quot;dropping-particle&quot;: &quot;&quot;, &quot;family&quot;: &quot;Rynes&quot;, &quot;given&quot;: &quot;Eric&quot;, &quot;non-dropping-particle&quot;: &quot;&quot;, &quot;parse-names&quot;: false, &quot;suffix&quot;: &quot;&quot;}, {&quot;dropping-particle&quot;: &quot;&quot;, &quot;family&quot;: &quot;Salins&quot;, &quot;given&quot;: &quot;Denis N.&quot;, &quot;non-dropping-particle&quot;: &quot;&quot;, &quot;parse-names&quot;: false, &quot;suffix&quot;: &quot;&quot;}, {&quot;dropping-particle&quot;: &quot;&quot;, &quot;family&quot;: &quot;Sandstrom&quot;, &quot;given&quot;: &quot;Richard&quot;, &quot;non-dropping-particle&quot;: &quot;&quot;, &quot;parse-names&quot;: false, &quot;suffix&quot;: &quot;&quot;}, {&quot;dropping-particle&quot;: &quot;&quot;, &quot;family&quot;: &quot;Sasaki&quot;, &quot;given&quot;: &quot;Takayo&quot;, &quot;non-dropping-particle&quot;: &quot;&quot;, &quot;parse-names&quot;: false, &quot;suffix&quot;: &quot;&quot;}, {&quot;dropping-particle&quot;: &quot;&quot;, &quot;family&quot;: &quot;Sathe&quot;, &quot;given&quot;: &quot;Shashank&quot;, &quot;non-dropping-particle&quot;: &quot;&quot;, &quot;parse-names&quot;: false, &quot;suffix&quot;: &quot;&quot;}, {&quot;dropping-particle&quot;: &quot;&quot;, &quot;family&quot;: &quot;Savic&quot;, &quot;given&quot;: &quot;Daniel&quot;, &quot;non-dropping-particle&quot;: &quot;&quot;, &quot;parse-names&quot;: false, &quot;suffix&quot;: &quot;&quot;}, {&quot;dropping-particle&quot;: &quot;&quot;, &quot;family&quot;: &quot;Scavelli&quot;, &quot;given&quot;: &quot;Alexandra&quot;, &quot;non-dropping-particle&quot;: &quot;&quot;, &quot;parse-names&quot;: false, &quot;suffix&quot;: &quot;&quot;}, {&quot;dropping-particle&quot;: &quot;&quot;, &quot;family&quot;: &quot;Scheiman&quot;, &quot;given&quot;: &quot;Jonathan&quot;, &quot;non-dropping-particle&quot;: &quot;&quot;, &quot;parse-names&quot;: false, &quot;suffix&quot;: &quot;&quot;}, {&quot;dropping-particle&quot;: &quot;&quot;, &quot;family&quot;: &quot;Schlaffner&quot;, &quot;given&quot;: &quot;Christoph&quot;, &quot;non-dropping-particle&quot;: &quot;&quot;, &quot;parse-names&quot;: false, &quot;suffix&quot;: &quot;&quot;}, {&quot;dropping-particle&quot;: &quot;&quot;, &quot;family&quot;: &quot;Schloss&quot;, &quot;given&quot;: &quot;Jeffery A.&quot;, &quot;non-dropping-particle&quot;: &quot;&quot;, &quot;parse-names&quot;: false, &quot;suffix&quot;: &quot;&quot;}, {&quot;dropping-particle&quot;: &quot;&quot;, &quot;family&quot;: &quot;Schmitges&quot;, &quot;given&quot;: &quot;Frank W.&quot;, &quot;non-dropping-particle&quot;: &quot;&quot;, &quot;parse-names&quot;: false, &quot;suffix&quot;: &quot;&quot;}, {&quot;dropping-particle&quot;: &quot;&quot;, &quot;family&quot;: &quot;See&quot;, &quot;given&quot;: &quot;Lei Hoon&quot;, &quot;non-dropping-particle&quot;: &quot;&quot;, &quot;parse-names&quot;: false, &quot;suffix&quot;: &quot;&quot;}, {&quot;dropping-particle&quot;: &quot;&quot;, &quot;family&quot;: &quot;Sethi&quot;, &quot;given&quot;: &quot;Anurag&quot;, &quot;non-dropping-particle&quot;: &quot;&quot;, &quot;parse-names&quot;: false, &quot;suffix&quot;: &quot;&quot;}, {&quot;dropping-particle&quot;: &quot;&quot;, &quot;family&quot;: &quot;Setty&quot;, &quot;given&quot;: &quot;Manu&quot;, &quot;non-dropping-particle&quot;: &quot;&quot;, &quot;parse-names&quot;: false, &quot;suffix&quot;: &quot;&quot;}, {&quot;dropping-particle&quot;: &quot;&quot;, &quot;family&quot;: &quot;Shafer&quot;, &quot;given&quot;: &quot;Anthony&quot;, &quot;non-dropping-particle&quot;: &quot;&quot;, &quot;parse-names&quot;: false, &quot;suffix&quot;: &quot;&quot;}, {&quot;dropping-particle&quot;: &quot;&quot;, &quot;family&quot;: &quot;Shan&quot;, &quot;given&quot;: &quot;Shuo&quot;, &quot;non-dropping-particle&quot;: &quot;&quot;, &quot;parse-names&quot;: false, &quot;suffix&quot;: &quot;&quot;}, {&quot;dropping-particle&quot;: &quot;&quot;, &quot;family&quot;: &quot;Sharon&quot;, &quot;given&quot;: &quot;Eilon&quot;, &quot;non-dropping-particle&quot;: &quot;&quot;, &quot;parse-names&quot;: false, &quot;suffix&quot;: &quot;&quot;}, {&quot;dropping-particle&quot;: &quot;&quot;, &quot;family&quot;: &quot;Shen&quot;, &quot;given&quot;: &quot;Quan&quot;, &quot;non-dropping-particle&quot;: &quot;&quot;, &quot;parse-names&quot;: false, &quot;suffix&quot;: &quot;&quot;}, {&quot;dropping-particle&quot;: &quot;&quot;, &quot;family&quot;: &quot;Shen&quot;, &quot;given&quot;: &quot;Yin&quot;, &quot;non-dropping-particle&quot;: &quot;&quot;, &quot;parse-names&quot;: false, &quot;suffix&quot;: &quot;&quot;}, {&quot;dropping-particle&quot;: &quot;&quot;, &quot;family&quot;: &quot;Sherwood&quot;, &quot;given&quot;: &quot;Richard I.&quot;, &quot;non-dropping-particle&quot;: &quot;&quot;, &quot;parse-names&quot;: false, &quot;suffix&quot;: &quot;&quot;}, {&quot;dropping-particle&quot;: &quot;&quot;, &quot;family&quot;: &quot;Shi&quot;, &quot;given&quot;: &quot;Minyi&quot;, &quot;non-dropping-particle&quot;: &quot;&quot;, &quot;parse-names&quot;: false, &quot;suffix&quot;: &quot;&quot;}, {&quot;dropping-particle&quot;: &quot;&quot;, &quot;family&quot;: &quot;Shin&quot;, &quot;given&quot;: &quot;Sunyoung&quot;, &quot;non-dropping-particle&quot;: &quot;&quot;, &quot;parse-names&quot;: false, &quot;suffix&quot;: &quot;&quot;}, {&quot;dropping-particle&quot;: &quot;&quot;, &quot;family&quot;: &quot;Shoresh&quot;, &quot;given&quot;: &quot;Noam&quot;, &quot;non-dropping-particle&quot;: &quot;&quot;, &quot;parse-names&quot;: false, &quot;suffix&quot;: &quot;&quot;}, {&quot;dropping-particle&quot;: &quot;&quot;, &quot;family&quot;: &quot;Siebenthall&quot;, &quot;given&quot;: &quot;Kyle&quot;, &quot;non-dropping-particle&quot;: &quot;&quot;, &quot;parse-names&quot;: false, &quot;suffix&quot;: &quot;&quot;}, {&quot;dropping-particle&quot;: &quot;&quot;, &quot;family&quot;: &quot;Sisu&quot;, &quot;given&quot;: &quot;Cristina&quot;, &quot;non-dropping-particle&quot;: &quot;&quot;, &quot;parse-names&quot;: false, &quot;suffix&quot;: &quot;&quot;}, {&quot;dropping-particle&quot;: &quot;&quot;, &quot;family&quot;: &quot;Slifer&quot;, &quot;given&quot;: &quot;Teri&quot;, &quot;non-dropping-particle&quot;: &quot;&quot;, &quot;parse-names&quot;: false, &quot;suffix&quot;: &quot;&quot;}, {&quot;dropping-particle&quot;: &quot;&quot;, &quot;family&quot;: &quot;Sloan&quot;, &quot;given&quot;: &quot;Cricket A.&quot;, &quot;non-dropping-particle&quot;: &quot;&quot;, &quot;parse-names&quot;: false, &quot;suffix&quot;: &quot;&quot;}, {&quot;dropping-particle&quot;: &quot;&quot;, &quot;family&quot;: &quot;Smith&quot;, &quot;given&quot;: &quot;Anna&quot;, &quot;non-dropping-particle&quot;: &quot;&quot;, &quot;parse-names&quot;: false, &quot;suffix&quot;: &quot;&quot;}, {&quot;dropping-particle&quot;: &quot;&quot;, &quot;family&quot;: &quot;Snetkova&quot;, &quot;given&quot;: &quot;Valentina&quot;, &quot;non-dropping-particle&quot;: &quot;&quot;, &quot;parse-names&quot;: false, &quot;suffix&quot;: &quot;&quot;}, {&quot;dropping-particle&quot;: &quot;&quot;, &quot;family&quot;: &quot;Snyder&quot;, &quot;given&quot;: &quot;Michael P.&quot;, &quot;non-dropping-particle&quot;: &quot;&quot;, &quot;parse-names&quot;: false, &quot;suffix&quot;: &quot;&quot;}, {&quot;dropping-particle&quot;: &quot;V.&quot;, &quot;family&quot;: &quot;Spacek&quot;, &quot;given&quot;: &quot;Damek&quot;, &quot;non-dropping-particle&quot;: &quot;&quot;, &quot;parse-names&quot;: false, &quot;suffix&quot;: &quot;&quot;}, {&quot;dropping-particle&quot;: &quot;&quot;, &quot;family&quot;: &quot;Srinivasan&quot;, &quot;given&quot;: &quot;Sharanya&quot;, &quot;non-dropping-particle&quot;: &quot;&quot;, &quot;parse-names&quot;: false, &quot;suffix&quot;: &quot;&quot;}, {&quot;dropping-particle&quot;: &quot;&quot;, &quot;family&quot;: &quot;Srivas&quot;, &quot;given&quot;: &quot;Rohith&quot;, &quot;non-dropping-particle&quot;: &quot;&quot;, &quot;parse-names&quot;: false, &quot;suffix&quot;: &quot;&quot;}, {&quot;dropping-particle&quot;: &quot;&quot;, &quot;family&quot;: &quot;Stamatoyannopoulos&quot;, &quot;given&quot;: &quot;George&quot;, &quot;non-dropping-particle&quot;: &quot;&quot;, &quot;parse-names&quot;: false, &quot;suffix&quot;: &quot;&quot;}, {&quot;dropping-particle&quot;: &quot;&quot;, &quot;family&quot;: &quot;Stamatoyannopoulos&quot;, &quot;given&quot;: &quot;John A.&quot;, &quot;non-dropping-particle&quot;: &quot;&quot;, &quot;parse-names&quot;: false, &quot;suffix&quot;: &quot;&quot;}, {&quot;dropping-particle&quot;: &quot;&quot;, &quot;family&quot;: &quot;Stanton&quot;, &quot;given&quot;: &quot;Rebecca&quot;, &quot;non-dropping-particle&quot;: &quot;&quot;, &quot;parse-names&quot;: false, &quot;suffix&quot;: &quot;&quot;}, {&quot;dropping-particle&quot;: &quot;&quot;, &quot;family&quot;: &quot;Steffan&quot;, &quot;given&quot;: &quot;Dave&quot;, &quot;non-dropping-particle&quot;: &quot;&quot;, &quot;parse-names&quot;: false, &quot;suffix&quot;: &quot;&quot;}, {&quot;dropping-particle&quot;: &quot;&quot;, &quot;family&quot;: &quot;Stehling-Sun&quot;, &quot;given&quot;: &quot;Sandra&quot;, &quot;non-dropping-particle&quot;: &quot;&quot;, &quot;parse-names&quot;: false, &quot;suffix&quot;: &quot;&quot;}, {&quot;dropping-particle&quot;: &quot;&quot;, &quot;family&quot;: &quot;Strattan&quot;, &quot;given&quot;: &quot;J. Seth&quot;, &quot;non-dropping-particle&quot;: &quot;&quot;, &quot;parse-names&quot;: false, &quot;suffix&quot;: &quot;&quot;}, {&quot;dropping-particle&quot;: &quot;&quot;, &quot;family&quot;: &quot;Su&quot;, &quot;given&quot;: &quot;Amanda&quot;, &quot;non-dropping-particle&quot;: &quot;&quot;, &quot;parse-names&quot;: false, &quot;suffix&quot;: &quot;&quot;}, {&quot;dropping-particle&quot;: &quot;&quot;, &quot;family&quot;: &quot;Sundararaman&quot;, &quot;given&quot;: &quot;Balaji&quot;, &quot;non-dropping-particle&quot;: &quot;&quot;, &quot;parse-names&quot;: false, &quot;suffix&quot;: &quot;&quot;}, {&quot;dropping-particle&quot;: &quot;&quot;, &quot;family&quot;: &quot;Suner&quot;, &quot;given&quot;: &quot;Marie Marthe&quot;, &quot;non-dropping-particle&quot;: &quot;&quot;, &quot;parse-names&quot;: false, &quot;suffix&quot;: &quot;&quot;}, {&quot;dropping-particle&quot;: &quot;&quot;, &quot;family&quot;: &quot;Syed&quot;, &quot;given&quot;: &quot;Tahin&quot;, &quot;non-dropping-particle&quot;: &quot;&quot;, &quot;parse-names&quot;: false, &quot;suffix&quot;: &quot;&quot;}, {&quot;dropping-particle&quot;: &quot;&quot;, &quot;family&quot;: &quot;Szynkarek&quot;, &quot;given&quot;: &quot;Matt&quot;, &quot;non-dropping-particle&quot;: &quot;&quot;, &quot;parse-names&quot;: false, &quot;suffix&quot;: &quot;&quot;}, {&quot;dropping-particle&quot;: &quot;&quot;, &quot;family&quot;: &quot;Tanaka&quot;, &quot;given&quot;: &quot;Forrest Y.&quot;, &quot;non-dropping-particle&quot;: &quot;&quot;, &quot;parse-names&quot;: false, &quot;suffix&quot;: &quot;&quot;}, {&quot;dropping-particle&quot;: &quot;&quot;, &quot;family&quot;: &quot;Tenen&quot;, &quot;given&quot;: &quot;Danielle&quot;, &quot;non-dropping-particle&quot;: &quot;&quot;, &quot;parse-names&quot;: false, &quot;suffix&quot;: &quot;&quot;}, {&quot;dropping-particle&quot;: &quot;&quot;, &quot;family&quot;: &quot;Teng&quot;, &quot;given&quot;: &quot;Mingxiang&quot;, &quot;non-dropping-particle&quot;: &quot;&quot;, &quot;parse-names&quot;: false, &quot;suffix&quot;: &quot;&quot;}, {&quot;dropping-particle&quot;: &quot;&quot;, &quot;family&quot;: &quot;Thomas&quot;, &quot;given&quot;: &quot;Jeffrey A.&quot;, &quot;non-dropping-particle&quot;: &quot;&quot;, &quot;parse-names&quot;: false, &quot;suffix&quot;: &quot;&quot;}, {&quot;dropping-particle&quot;: &quot;&quot;, &quot;family&quot;: &quot;Toffey&quot;, &quot;given&quot;: &quot;Dave&quot;, &quot;non-dropping-particle&quot;: &quot;&quot;, &quot;parse-names&quot;: false, &quot;suffix&quot;: &quot;&quot;}, {&quot;dropping-particle&quot;: &quot;&quot;, &quot;family&quot;: &quot;Tress&quot;, &quot;given&quot;: &quot;Michael L.&quot;, &quot;non-dropping-particle&quot;: &quot;&quot;, &quot;parse-names&quot;: false, &quot;suffix&quot;: &quot;&quot;}, {&quot;dropping-particle&quot;: &quot;&quot;, &quot;family&quot;: &quot;Trout&quot;, &quot;given&quot;: &quot;Diane E.&quot;, &quot;non-dropping-particle&quot;: &quot;&quot;, &quot;parse-names&quot;: false, &quot;suffix&quot;: &quot;&quot;}, {&quot;dropping-particle&quot;: &quot;&quot;, &quot;family&quot;: &quot;Trynka&quot;, &quot;given&quot;: &quot;Gosia&quot;, &quot;non-dropping-particle&quot;: &quot;&quot;, &quot;parse-names&quot;: false, &quot;suffix&quot;: &quot;&quot;}, {&quot;dropping-particle&quot;: &quot;&quot;, &quot;family&quot;: &quot;Tsuji&quot;, &quot;given&quot;: &quot;Junko&quot;, &quot;non-dropping-particle&quot;: &quot;&quot;, &quot;parse-names&quot;: false, &quot;suffix&quot;: &quot;&quot;}, {&quot;dropping-particle&quot;: &quot;&quot;, &quot;family&quot;: &quot;Upchurch&quot;, &quot;given&quot;: &quot;Sean A.&quot;, &quot;non-dropping-particle&quot;: &quot;&quot;, &quot;parse-names&quot;: false, &quot;suffix&quot;: &quot;&quot;}, {&quot;dropping-particle&quot;: &quot;&quot;, &quot;family&quot;: &quot;Ursu&quot;, &quot;given&quot;: &quot;Oana&quot;, &quot;non-dropping-particle&quot;: &quot;&quot;, &quot;parse-names&quot;: false, &quot;suffix&quot;: &quot;&quot;}, {&quot;dropping-particle&quot;: &quot;&quot;, &quot;family&quot;: &quot;Uszczynska-Ratajczak&quot;, &quot;given&quot;: &quot;Barbara&quot;, &quot;non-dropping-particle&quot;: &quot;&quot;, &quot;parse-names&quot;: false, &quot;suffix&quot;: &quot;&quot;}, {&quot;dropping-particle&quot;: &quot;&quot;, &quot;family&quot;: &quot;Uziel&quot;, &quot;given&quot;: &quot;Mia C.&quot;, &quot;non-dropping-particle&quot;: &quot;&quot;, &quot;parse-names&quot;: false, &quot;suffix&quot;: &quot;&quot;}, {&quot;dropping-particle&quot;: &quot;&quot;, &quot;family&quot;: &quot;Valencia&quot;, &quot;given&quot;: &quot;Alfonso&quot;, &quot;non-dropping-particle&quot;: &quot;&quot;, &quot;parse-names&quot;: false, &quot;suffix&quot;: &quot;&quot;}, {&quot;dropping-particle&quot;: &quot;Van&quot;, &quot;family&quot;: &quot;Biber&quot;, &quot;given&quot;: &quot;Benjamin&quot;, &quot;non-dropping-particle&quot;: &quot;&quot;, &quot;parse-names&quot;: false, &quot;suffix&quot;: &quot;&quot;}, {&quot;dropping-particle&quot;: &quot;&quot;, &quot;family&quot;: &quot;Velde&quot;, &quot;given&quot;: &quot;Arjan G.&quot;, &quot;non-dropping-particle&quot;: &quot;van der&quot;, &quot;parse-names&quot;: false, &quot;suffix&quot;: &quot;&quot;}, {&quot;dropping-particle&quot;: &quot;&quot;, &quot;family&quot;: &quot;Nostrand&quot;, &quot;given&quot;: &quot;Eric L.&quot;, &quot;non-dropping-particle&quot;: &quot;Van&quot;, &quot;parse-names&quot;: false, &quot;suffix&quot;: &quot;&quot;}, {&quot;dropping-particle&quot;: &quot;&quot;, &quot;family&quot;: &quot;Vaydylevich&quot;, &quot;given&quot;: &quot;Yekaterina&quot;, &quot;non-dropping-particle&quot;: &quot;&quot;, &quot;parse-names&quot;: false, &quot;suffix&quot;: &quot;&quot;}, {&quot;dropping-particle&quot;: &quot;&quot;, &quot;family&quot;: &quot;Vazquez&quot;, &quot;given&quot;: &quot;Jesus&quot;, &quot;non-dropping-particle&quot;: &quot;&quot;, &quot;parse-names&quot;: false, &quot;suffix&quot;: &quot;&quot;}, {&quot;dropping-particle&quot;: &quot;&quot;, &quot;family&quot;: &quot;Victorsen&quot;, &quot;given&quot;: &quot;Alec&quot;, &quot;non-dropping-particle&quot;: &quot;&quot;, &quot;parse-names&quot;: false, &quot;suffix&quot;: &quot;&quot;}, {&quot;dropping-particle&quot;: &quot;&quot;, &quot;family&quot;: &quot;Vielmetter&quot;, &quot;given&quot;: &quot;Jost&quot;, &quot;non-dropping-particle&quot;: &quot;&quot;, &quot;parse-names&quot;: false, &quot;suffix&quot;: &quot;&quot;}, {&quot;dropping-particle&quot;: &quot;&quot;, &quot;family&quot;: &quot;Vierstra&quot;, &quot;given&quot;: &quot;Jeff&quot;, &quot;non-dropping-particle&quot;: &quot;&quot;, &quot;parse-names&quot;: false, &quot;suffix&quot;: &quot;&quot;}, {&quot;dropping-particle&quot;: &quot;&quot;, &quot;family&quot;: &quot;Visel&quot;, &quot;given&quot;: &quot;Axel&quot;, &quot;non-dropping-particle&quot;: &quot;&quot;, &quot;parse-names&quot;: false, &quot;suffix&quot;: &quot;&quot;}, {&quot;dropping-particle&quot;: &quot;&quot;, &quot;family&quot;: &quot;Vlasova&quot;, &quot;given&quot;: &quot;Anna&quot;, &quot;non-dropping-particle&quot;: &quot;&quot;, &quot;parse-names&quot;: false, &quot;suffix&quot;: &quot;&quot;}, {&quot;dropping-particle&quot;: &quot;&quot;, &quot;family&quot;: &quot;Vockley&quot;, &quot;given&quot;: &quot;Christopher M.&quot;, &quot;non-dropping-particle&quot;: &quot;&quot;, &quot;parse-names&quot;: false, &quot;suffix&quot;: &quot;&quot;}, {&quot;dropping-particle&quot;: &quot;&quot;, &quot;family&quot;: &quot;Volpi&quot;, &quot;given&quot;: &quot;Simona&quot;, &quot;non-dropping-particle&quot;: &quot;&quot;, &quot;parse-names&quot;: false, &quot;suffix&quot;: &quot;&quot;}, {&quot;dropping-particle&quot;: &quot;&quot;, &quot;family&quot;: &quot;Vong&quot;, &quot;given&quot;: &quot;Shinny&quot;, &quot;non-dropping-particle&quot;: &quot;&quot;, &quot;parse-names&quot;: false, &quot;suffix&quot;: &quot;&quot;}, {&quot;dropping-particle&quot;: &quot;&quot;, &quot;family&quot;: &quot;Wang&quot;, &quot;given&quot;: &quot;Hao&quot;, &quot;non-dropping-particle&quot;: &quot;&quot;, &quot;parse-names&quot;: false, &quot;suffix&quot;: &quot;&quot;}, {&quot;dropping-particle&quot;: &quot;&quot;, &quot;family&quot;: &quot;Wang&quot;, &quot;given&quot;: &quot;Mengchi&quot;, &quot;non-dropping-particle&quot;: &quot;&quot;, &quot;parse-names&quot;: false, &quot;suffix&quot;: &quot;&quot;}, {&quot;dropping-particle&quot;: &quot;&quot;, &quot;family&quot;: &quot;Wang&quot;, &quot;given&quot;: &quot;Qin&quot;, &quot;non-dropping-particle&quot;: &quot;&quot;, &quot;parse-names&quot;: false, &quot;suffix&quot;: &quot;&quot;}, {&quot;dropping-particle&quot;: &quot;&quot;, &quot;family&quot;: &quot;Wang&quot;, &quot;given&quot;: &quot;Ruth&quot;, &quot;non-dropping-particle&quot;: &quot;&quot;, &quot;parse-names&quot;: false, &quot;suffix&quot;: &quot;&quot;}, {&quot;dropping-particle&quot;: &quot;&quot;, &quot;family&quot;: &quot;Wang&quot;, &quot;given&quot;: &quot;Tao&quot;, &quot;non-dropping-particle&quot;: &quot;&quot;, &quot;parse-names&quot;: false, &quot;suffix&quot;: &quot;&quot;}, {&quot;dropping-particle&quot;: &quot;&quot;, &quot;family&quot;: &quot;Wang&quot;, &quot;given&quot;: &quot;Wei&quot;, &quot;non-dropping-particle&quot;: &quot;&quot;, &quot;parse-names&quot;: false, &quot;suffix&quot;: &quot;&quot;}, {&quot;dropping-particle&quot;: &quot;&quot;, &quot;family&quot;: &quot;Wang&quot;, &quot;given&quot;: &quot;Xiaofeng&quot;, &quot;non-dropping-particle&quot;: &quot;&quot;, &quot;parse-names&quot;: false, &quot;suffix&quot;: &quot;&quot;}, {&quot;dropping-particle&quot;: &quot;&quot;, &quot;family&quot;: &quot;Wang&quot;, &quot;given&quot;: &quot;Yanli&quot;, &quot;non-dropping-particle&quot;: &quot;&quot;, &quot;parse-names&quot;: false, &quot;suffix&quot;: &quot;&quot;}, {&quot;dropping-particle&quot;: &quot;&quot;, &quot;family&quot;: &quot;Watson&quot;, &quot;given&quot;: &quot;Nathaniel K.&quot;, &quot;non-dropping-particle&quot;: &quot;&quot;, &quot;parse-names&quot;: false, &quot;suffix&quot;: &quot;&quot;}, {&quot;dropping-particle&quot;: &quot;&quot;, &quot;family&quot;: &quot;Wei&quot;, &quot;given&quot;: &quot;Xintao&quot;, &quot;non-dropping-particle&quot;: &quot;&quot;, &quot;parse-names&quot;: false, &quot;suffix&quot;: &quot;&quot;}, {&quot;dropping-particle&quot;: &quot;&quot;, &quot;family&quot;: &quot;Wei&quot;, &quot;given&quot;: &quot;Zhijie&quot;, &quot;non-dropping-particle&quot;: &quot;&quot;, &quot;parse-names&quot;: false, &quot;suffix&quot;: &quot;&quot;}, {&quot;dropping-particle&quot;: &quot;&quot;, &quot;family&quot;: &quot;Weisser&quot;, &quot;given&quot;: &quot;Hendrik&quot;, &quot;non-dropping-particle&quot;: &quot;&quot;, &quot;parse-names&quot;: false, &quot;suffix&quot;: &quot;&quot;}, {&quot;dropping-particle&quot;: &quot;&quot;, &quot;family&quot;: &quot;Weissman&quot;, &quot;given&quot;: &quot;Sherman M.&quot;, &quot;non-dropping-particle&quot;: &quot;&quot;, &quot;parse-names&quot;: false, &quot;suffix&quot;: &quot;&quot;}, {&quot;dropping-particle&quot;: &quot;&quot;, &quot;family&quot;: &quot;Welch&quot;, &quot;given&quot;: &quot;Rene&quot;, &quot;non-dropping-particle&quot;: &quot;&quot;, &quot;parse-names&quot;: false, &quot;suffix&quot;: &quot;&quot;}, {&quot;dropping-particle&quot;: &quot;&quot;, &quot;family&quot;: &quot;Welikson&quot;, &quot;given&quot;: &quot;Robert E.&quot;, &quot;non-dropping-particle&quot;: &quot;&quot;, &quot;parse-names&quot;: false, &quot;suffix&quot;: &quot;&quot;}, {&quot;dropping-particle&quot;: &quot;&quot;, &quot;family&quot;: &quot;Weng&quot;, &quot;given&quot;: &quot;Zhiping&quot;, &quot;non-dropping-particle&quot;: &quot;&quot;, &quot;parse-names&quot;: false, &quot;suffix&quot;: &quot;&quot;}, {&quot;dropping-particle&quot;: &quot;&quot;, &quot;family&quot;: &quot;Westra&quot;, &quot;given&quot;: &quot;Harm Jan&quot;, &quot;non-dropping-particle&quot;: &quot;&quot;, &quot;parse-names&quot;: false, &quot;suffix&quot;: &quot;&quot;}, {&quot;dropping-particle&quot;: &quot;&quot;, &quot;family&quot;: &quot;Whitaker&quot;, &quot;given&quot;: &quot;John W.&quot;, &quot;non-dropping-particle&quot;: &quot;&quot;, &quot;parse-names&quot;: false, &quot;suffix&quot;: &quot;&quot;}, {&quot;dropping-particle&quot;: &quot;&quot;, &quot;family&quot;: &quot;White&quot;, &quot;given&quot;: &quot;Collin&quot;, &quot;non-dropping-particle&quot;: &quot;&quot;, &quot;parse-names&quot;: false, &quot;suffix&quot;: &quot;&quot;}, {&quot;dropping-particle&quot;: &quot;&quot;, &quot;family&quot;: &quot;White&quot;, &quot;given&quot;: &quot;Kevin P.&quot;, &quot;non-dropping-particle&quot;: &quot;&quot;, &quot;parse-names&quot;: false, &quot;suffix&quot;: &quot;&quot;}, {&quot;dropping-particle&quot;: &quot;&quot;, &quot;family&quot;: &quot;Wildberg&quot;, &quot;given&quot;: &quot;Andre&quot;, &quot;non-dropping-particle&quot;: &quot;&quot;, &quot;parse-names&quot;: false, &quot;suffix&quot;: &quot;&quot;}, {&quot;dropping-particle&quot;: &quot;&quot;, &quot;family&quot;: &quot;Williams&quot;, &quot;given&quot;: &quot;Brian A.&quot;, &quot;non-dropping-particle&quot;: &quot;&quot;, &quot;parse-names&quot;: false, &quot;suffix&quot;: &quot;&quot;}, {&quot;dropping-particle&quot;: &quot;&quot;, &quot;family&quot;: &quot;Wine&quot;, &quot;given&quot;: &quot;David&quot;, &quot;non-dropping-particle&quot;: &quot;&quot;, &quot;parse-names&quot;: false, &quot;suffix&quot;: &quot;&quot;}, {&quot;dropping-particle&quot;: &quot;&quot;, &quot;family&quot;: &quot;Witt&quot;, &quot;given&quot;: &quot;Heather N.&quot;, &quot;non-dropping-particle&quot;: &quot;&quot;, &quot;parse-names&quot;: false, &quot;suffix&quot;: &quot;&quot;}, {&quot;dropping-particle&quot;: &quot;&quot;, &quot;family&quot;: &quot;Wold&quot;, &quot;given&quot;: &quot;Barbara&quot;, &quot;non-dropping-particle&quot;: &quot;&quot;, &quot;parse-names&quot;: false, &quot;suffix&quot;: &quot;&quot;}, {&quot;dropping-particle&quot;: &quot;&quot;, &quot;family&quot;: &quot;Wolf&quot;, &quot;given&quot;: &quot;Maxim&quot;, &quot;non-dropping-particle&quot;: &quot;&quot;, &quot;parse-names&quot;: false, &quot;suffix&quot;: &quot;&quot;}, {&quot;dropping-particle&quot;: &quot;&quot;, &quot;family&quot;: &quot;Wright&quot;, &quot;given&quot;: &quot;James&quot;, &quot;non-dropping-particle&quot;: &quot;&quot;, &quot;parse-names&quot;: false, &quot;suffix&quot;: &quot;&quot;}, {&quot;dropping-particle&quot;: &quot;&quot;, &quot;family&quot;: &quot;Xiao&quot;, &quot;given&quot;: &quot;Rui&quot;, &quot;non-dropping-particle&quot;: &quot;&quot;, &quot;parse-names&quot;: false, &quot;suffix&quot;: &quot;&quot;}, {&quot;dropping-particle&quot;: &quot;&quot;, &quot;family&quot;: &quot;Xiao&quot;, &quot;given&quot;: &quot;Xinshu&quot;, &quot;non-dropping-particle&quot;: &quot;&quot;, &quot;parse-names&quot;: false, &quot;suffix&quot;: &quot;&quot;}, {&quot;dropping-particle&quot;: &quot;&quot;, &quot;family&quot;: &quot;Xu&quot;, &quot;given&quot;: &quot;Jie&quot;, &quot;non-dropping-particle&quot;: &quot;&quot;, &quot;parse-names&quot;: false, &quot;suffix&quot;: &quot;&quot;}, {&quot;dropping-particle&quot;: &quot;&quot;, &quot;family&quot;: &quot;Xu&quot;, &quot;given&quot;: &quot;Jinrui&quot;, &quot;non-dropping-particle&quot;: &quot;&quot;, &quot;parse-names&quot;: false, &quot;suffix&quot;: &quot;&quot;}, {&quot;dropping-particle&quot;: &quot;&quot;, &quot;family&quot;: &quot;Yan&quot;, &quot;given&quot;: &quot;Koon Kiu&quot;, &quot;non-dropping-particle&quot;: &quot;&quot;, &quot;parse-names&quot;: false, &quot;suffix&quot;: &quot;&quot;}, {&quot;dropping-particle&quot;: &quot;&quot;, &quot;family&quot;: &quot;Yan&quot;, &quot;given&quot;: &quot;Yongqi&quot;, &quot;non-dropping-particle&quot;: &quot;&quot;, &quot;parse-names&quot;: false, &quot;suffix&quot;: &quot;&quot;}, {&quot;dropping-particle&quot;: &quot;&quot;, &quot;family&quot;: &quot;Yang&quot;, &quot;given&quot;: &quot;Hongbo&quot;, &quot;non-dropping-particle&quot;: &quot;&quot;, &quot;parse-names&quot;: false, &quot;suffix&quot;: &quot;&quot;}, {&quot;dropping-particle&quot;: &quot;&quot;, &quot;family&quot;: &quot;Yang&quot;, &quot;given&quot;: &quot;Xinqiong&quot;, &quot;non-dropping-particle&quot;: &quot;&quot;, &quot;parse-names&quot;: false, &quot;suffix&quot;: &quot;&quot;}, {&quot;dropping-particle&quot;: &quot;&quot;, &quot;family&quot;: &quot;Yang&quot;, &quot;given&quot;: &quot;Yi Wen&quot;, &quot;non-dropping-particle&quot;: &quot;&quot;, &quot;parse-names&quot;: false, &quot;suffix&quot;: &quot;&quot;}, {&quot;dropping-particle&quot;: &quot;&quot;, &quot;family&quot;: &quot;Yard\u0131mc\u0131&quot;, &quot;given&quot;: &quot;Galip G\u00fcrkan&quot;, &quot;non-dropping-particle&quot;: &quot;&quot;, &quot;parse-names&quot;: false, &quot;suffix&quot;: &quot;&quot;}, {&quot;dropping-particle&quot;: &quot;&quot;, &quot;family&quot;: &quot;Yee&quot;, &quot;given&quot;: &quot;Brian A.&quot;, &quot;non-dropping-particle&quot;: &quot;&quot;, &quot;parse-names&quot;: false, &quot;suffix&quot;: &quot;&quot;}, {&quot;dropping-particle&quot;: &quot;&quot;, &quot;family&quot;: &quot;Yeo&quot;, &quot;given&quot;: &quot;Gene W.&quot;, &quot;non-dropping-particle&quot;: &quot;&quot;, &quot;parse-names&quot;: false, &quot;suffix&quot;: &quot;&quot;}, {&quot;dropping-particle&quot;: &quot;&quot;, &quot;family&quot;: &quot;Young&quot;, &quot;given&quot;: &quot;Taylor&quot;, &quot;non-dropping-particle&quot;: &quot;&quot;, &quot;parse-names&quot;: false, &quot;suffix&quot;: &quot;&quot;}, {&quot;dropping-particle&quot;: &quot;&quot;, &quot;family&quot;: &quot;Yu&quot;, &quot;given&quot;: &quot;Tianxiong&quot;, &quot;non-dropping-particle&quot;: &quot;&quot;, &quot;parse-names&quot;: false, &quot;suffix&quot;: &quot;&quot;}, {&quot;dropping-particle&quot;: &quot;&quot;, &quot;family&quot;: &quot;Yue&quot;, &quot;given&quot;: &quot;Feng&quot;, &quot;non-dropping-particle&quot;: &quot;&quot;, &quot;parse-names&quot;: false, &quot;suffix&quot;: &quot;&quot;}, {&quot;dropping-particle&quot;: &quot;&quot;, &quot;family&quot;: &quot;Zaleski&quot;, &quot;given&quot;: &quot;Chris&quot;, &quot;non-dropping-particle&quot;: &quot;&quot;, &quot;parse-names&quot;: false, &quot;suffix&quot;: &quot;&quot;}, {&quot;dropping-particle&quot;: &quot;&quot;, &quot;family&quot;: &quot;Zang&quot;, &quot;given&quot;: &quot;Chongzhi&quot;, &quot;non-dropping-particle&quot;: &quot;&quot;, &quot;parse-names&quot;: false, &quot;suffix&quot;: &quot;&quot;}, {&quot;dropping-particle&quot;: &quot;&quot;, &quot;family&quot;: &quot;Zeng&quot;, &quot;given&quot;: &quot;Haoyang&quot;, &quot;non-dropping-particle&quot;: &quot;&quot;, &quot;parse-names&quot;: false, &quot;suffix&quot;: &quot;&quot;}, {&quot;dropping-particle&quot;: &quot;&quot;, &quot;family&quot;: &quot;Zeng&quot;, &quot;given&quot;: &quot;Weihua&quot;, &quot;non-dropping-particle&quot;: &quot;&quot;, &quot;parse-names&quot;: false, &quot;suffix&quot;: &quot;&quot;}, {&quot;dropping-particle&quot;: &quot;&quot;, &quot;family&quot;: &quot;Zerbino&quot;, &quot;given&quot;: &quot;Daniel R.&quot;, &quot;non-dropping-particle&quot;: &quot;&quot;, &quot;parse-names&quot;: false, &quot;suffix&quot;: &quot;&quot;}, {&quot;dropping-particle&quot;: &quot;&quot;, &quot;family&quot;: &quot;Zhai&quot;, &quot;given&quot;: &quot;Jie&quot;, &quot;non-dropping-particle&quot;: &quot;&quot;, &quot;parse-names&quot;: false, &quot;suffix&quot;: &quot;&quot;}, {&quot;dropping-particle&quot;: &quot;&quot;, &quot;family&quot;: &quot;Zhan&quot;, &quot;given&quot;: &quot;Lijun&quot;, &quot;non-dropping-particle&quot;: &quot;&quot;, &quot;parse-names&quot;: false, &quot;suffix&quot;: &quot;&quot;}, {&quot;dropping-particle&quot;: &quot;&quot;, &quot;family&quot;: &quot;Zhan&quot;, &quot;given&quot;: &quot;Ye&quot;, &quot;non-dropping-particle&quot;: &quot;&quot;, &quot;parse-names&quot;: false, &quot;suffix&quot;: &quot;&quot;}, {&quot;dropping-particle&quot;: &quot;&quot;, &quot;family&quot;: &quot;Zhang&quot;, &quot;given&quot;: &quot;Bo&quot;, &quot;non-dropping-particle&quot;: &quot;&quot;, &quot;parse-names&quot;: false, &quot;suffix&quot;: &quot;&quot;}, {&quot;dropping-particle&quot;: &quot;&quot;, &quot;family&quot;: &quot;Zhang&quot;, &quot;given&quot;: &quot;Jialing&quot;, &quot;non-dropping-particle&quot;: &quot;&quot;, &quot;parse-names&quot;: false, &quot;suffix&quot;: &quot;&quot;}, {&quot;dropping-particle&quot;: &quot;&quot;, &quot;family&quot;: &quot;Zhang&quot;, &quot;given&quot;: &quot;Jing&quot;, &quot;non-dropping-particle&quot;: &quot;&quot;, &quot;parse-names&quot;: false, &quot;suffix&quot;: &quot;&quot;}, {&quot;dropping-particle&quot;: &quot;&quot;, &quot;family&quot;: &quot;Zhang&quot;, &quot;given&quot;: &quot;Kai&quot;, &quot;non-dropping-particle&quot;: &quot;&quot;, &quot;parse-names&quot;: false, &quot;suffix&quot;: &quot;&quot;}, {&quot;dropping-particle&quot;: &quot;&quot;, &quot;family&quot;: &quot;Zhang&quot;, &quot;given&quot;: &quot;Lijun&quot;, &quot;non-dropping-particle&quot;: &quot;&quot;, &quot;parse-names&quot;: false, &quot;suffix&quot;: &quot;&quot;}, {&quot;dropping-particle&quot;: &quot;&quot;, &quot;family&quot;: &quot;Zhang&quot;, &quot;given&quot;: &quot;Peng&quot;, &quot;non-dropping-particle&quot;: &quot;&quot;, &quot;parse-names&quot;: false, &quot;suffix&quot;: &quot;&quot;}, {&quot;dropping-particle&quot;: &quot;&quot;, &quot;family&quot;: &quot;Zhang&quot;, &quot;given&quot;: &quot;Qi&quot;, &quot;non-dropping-particle&quot;: &quot;&quot;, &quot;parse-names&quot;: false, &quot;suffix&quot;: &quot;&quot;}, {&quot;dropping-particle&quot;: &quot;&quot;, &quot;family&quot;: &quot;Zhang&quot;, &quot;given&quot;: &quot;Xiao Ou&quot;, &quot;non-dropping-particle&quot;: &quot;&quot;, &quot;parse-names&quot;: false, &quot;suffix&quot;: &quot;&quot;}, {&quot;dropping-particle&quot;: &quot;&quot;, &quot;family&quot;: &quot;Zhang&quot;, &quot;given&quot;: &quot;Yanxiao&quot;, &quot;non-dropping-particle&quot;: &quot;&quot;, &quot;parse-names&quot;: false, &quot;suffix&quot;: &quot;&quot;}, {&quot;dropping-particle&quot;: &quot;&quot;, &quot;family&quot;: &quot;Zhang&quot;, &quot;given&quot;: &quot;Zhizhuo&quot;, &quot;non-dropping-particle&quot;: &quot;&quot;, &quot;parse-names&quot;: false, &quot;suffix&quot;: &quot;&quot;}, {&quot;dropping-particle&quot;: &quot;&quot;, &quot;family&quot;: &quot;Zhao&quot;, &quot;given&quot;: &quot;Yuan&quot;, &quot;non-dropping-particle&quot;: &quot;&quot;, &quot;parse-names&quot;: false, &quot;suffix&quot;: &quot;&quot;}, {&quot;dropping-particle&quot;: &quot;&quot;, &quot;family&quot;: &quot;Zheng&quot;, &quot;given&quot;: &quot;Ye&quot;, &quot;non-dropping-particle&quot;: &quot;&quot;, &quot;parse-names&quot;: false, &quot;suffix&quot;: &quot;&quot;}, {&quot;dropping-particle&quot;: &quot;&quot;, &quot;family&quot;: &quot;Zhong&quot;, &quot;given&quot;: &quot;Guoqing&quot;, &quot;non-dropping-particle&quot;: &quot;&quot;, &quot;parse-names&quot;: false, &quot;suffix&quot;: &quot;&quot;}, {&quot;dropping-particle&quot;: &quot;&quot;, &quot;family&quot;: &quot;Zhou&quot;, &quot;given&quot;: &quot;Xiao Qiao&quot;, &quot;non-dropping-particle&quot;: &quot;&quot;, &quot;parse-names&quot;: false, &quot;suffix&quot;: &quot;&quot;}, {&quot;dropping-particle&quot;: &quot;&quot;, &quot;family&quot;: &quot;Zhu&quot;, &quot;given&quot;: &quot;Yun&quot;, &quot;non-dropping-particle&quot;: &quot;&quot;, &quot;parse-names&quot;: false, &quot;suffix&quot;: &quot;&quot;}, {&quot;dropping-particle&quot;: &quot;&quot;, &quot;family&quot;: &quot;Zimmerman&quot;, &quot;given&quot;: &quot;Jared&quot;, &quot;non-dropping-particle&quot;: &quot;&quot;, &quot;parse-names&quot;: false, &quot;suffix&quot;: &quot;&quot;}, {&quot;dropping-particle&quot;: &quot;&quot;, &quot;family&quot;: &quot;Snyder&quot;, &quot;given&quot;: &quot;Michael P.&quot;, &quot;non-dropping-particle&quot;: &quot;&quot;, &quot;parse-names&quot;: false, &quot;suffix&quot;: &quot;&quot;}, {&quot;dropping-particle&quot;: &quot;&quot;, &quot;family&quot;: &quot;Gingeras&quot;, &quot;given&quot;: &quot;Thomas R.&quot;, &quot;non-dropping-particle&quot;: &quot;&quot;, &quot;parse-names&quot;: false, &quot;suffix&quot;: &quot;&quot;}, {&quot;dropping-particle&quot;: &quot;&quot;, &quot;family&quot;: &quot;Moore&quot;, &quot;given&quot;: &quot;Jill E.&quot;, &quot;non-dropping-particle&quot;: &quot;&quot;, &quot;parse-names&quot;: false, &quot;suffix&quot;: &quot;&quot;}, {&quot;dropping-particle&quot;: &quot;&quot;, &quot;family&quot;: &quot;Weng&quot;, &quot;given&quot;: &quot;Zhiping&quot;, &quot;non-dropping-particle&quot;: &quot;&quot;, &quot;parse-names&quot;: false, &quot;suffix&quot;: &quot;&quot;}, {&quot;dropping-particle&quot;: &quot;&quot;, &quot;family&quot;: &quot;Gerstein&quot;, &quot;given&quot;: &quot;Mark B.&quot;, &quot;non-dropping-particle&quot;: &quot;&quot;, &quot;parse-names&quot;: false, &quot;suffix&quot;: &quot;&quot;}, {&quot;dropping-particle&quot;: &quot;&quot;, &quot;family&quot;: &quot;Ren&quot;, &quot;given&quot;: &quot;Bing&quot;, &quot;non-dropping-particle&quot;: &quot;&quot;, &quot;parse-names&quot;: false, &quot;suffix&quot;: &quot;&quot;}, {&quot;dropping-particle&quot;: &quot;&quot;, &quot;family&quot;: &quot;Hardison&quot;, &quot;given&quot;: &quot;Ross C.&quot;, &quot;non-dropping-particle&quot;: &quot;&quot;, &quot;parse-names&quot;: false, &quot;suffix&quot;: &quot;&quot;}, {&quot;dropping-particle&quot;: &quot;&quot;, &quot;family&quot;: &quot;Stamatoyannopoulos&quot;, &quot;given&quot;: &quot;John A.&quot;, &quot;non-dropping-particle&quot;: &quot;&quot;, &quot;parse-names&quot;: false, &quot;suffix&quot;: &quot;&quot;}, {&quot;dropping-particle&quot;: &quot;&quot;, &quot;family&quot;: &quot;Graveley&quot;, &quot;given&quot;: &quot;Brenton R.&quot;, &quot;non-dropping-particle&quot;: &quot;&quot;, &quot;parse-names&quot;: false, &quot;suffix&quot;: &quot;&quot;}, {&quot;dropping-particle&quot;: &quot;&quot;, &quot;family&quot;: &quot;Feingold&quot;, &quot;given&quot;: &quot;Elise A.&quot;, &quot;non-dropping-particle&quot;: &quot;&quot;, &quot;parse-names&quot;: false, &quot;suffix&quot;: &quot;&quot;}, {&quot;dropping-particle&quot;: &quot;&quot;, &quot;family&quot;: &quot;Pazin&quot;, &quot;given&quot;: &quot;Michael J.&quot;, &quot;non-dropping-particle&quot;: &quot;&quot;, &quot;parse-names&quot;: false, &quot;suffix&quot;: &quot;&quot;}, {&quot;dropping-particle&quot;: &quot;&quot;, &quot;family&quot;: &quot;Pagan&quot;, &quot;given&quot;: &quot;Michael&quot;, &quot;non-dropping-particle&quot;: &quot;&quot;, &quot;parse-names&quot;: false, &quot;suffix&quot;: &quot;&quot;}, {&quot;dropping-particle&quot;: &quot;&quot;, &quot;family&quot;: &quot;Gilchrist&quot;, &quot;given&quot;: &quot;Daniel A.&quot;, &quot;non-dropping-particle&quot;: &quot;&quot;, &quot;parse-names&quot;: false, &quot;suffix&quot;: &quot;&quot;}, {&quot;dropping-particle&quot;: &quot;&quot;, &quot;family&quot;: &quot;Hitz&quot;, &quot;given&quot;: &quot;Benjamin C.&quot;, &quot;non-dropping-particle&quot;: &quot;&quot;, &quot;parse-names&quot;: false, &quot;suffix&quot;: &quot;&quot;}, {&quot;dropping-particle&quot;: &quot;&quot;, &quot;family&quot;: &quot;Cherry&quot;, &quot;given&quot;: &quot;J. Michael&quot;, &quot;non-dropping-particle&quot;: &quot;&quot;, &quot;parse-names&quot;: false, &quot;suffix&quot;: &quot;&quot;}, {&quot;dropping-particle&quot;: &quot;&quot;, &quot;family&quot;: &quot;Bernstein&quot;, &quot;given&quot;: &quot;Bradley E.&quot;, &quot;non-dropping-particle&quot;: &quot;&quot;, &quot;parse-names&quot;: false, &quot;suffix&quot;: &quot;&quot;}, {&quot;dropping-particle&quot;: &quot;&quot;, &quot;family&quot;: &quot;Mendenhall&quot;, &quot;given&quot;: &quot;Eric M.&quot;, &quot;non-dropping-particle&quot;: &quot;&quot;, &quot;parse-names&quot;: false, &quot;suffix&quot;: &quot;&quot;}, {&quot;dropping-particle&quot;: &quot;&quot;, &quot;family&quot;: &quot;Zerbino&quot;, &quot;given&quot;: &quot;Daniel R.&quot;, &quot;non-dropping-particle&quot;: &quot;&quot;, &quot;parse-names&quot;: false, &quot;suffix&quot;: &quot;&quot;}, {&quot;dropping-particle&quot;: &quot;&quot;, &quot;family&quot;: &quot;Frankish&quot;, &quot;given&quot;: &quot;Adam&quot;, &quot;non-dropping-particle&quot;: &quot;&quot;, &quot;parse-names&quot;: false, &quot;suffix&quot;: &quot;&quot;}, {&quot;dropping-particle&quot;: &quot;&quot;, &quot;family&quot;: &quot;Flicek&quot;, &quot;given&quot;: &quot;Paul&quot;, &quot;non-dropping-particle&quot;: &quot;&quot;, &quot;parse-names&quot;: false, &quot;suffix&quot;: &quot;&quot;}, {&quot;dropping-particle&quot;: &quot;&quot;, &quot;family&quot;: &quot;Myers&quot;, &quot;given&quot;: &quot;Richard M.&quot;, &quot;non-dropping-particle&quot;: &quot;&quot;, &quot;parse-names&quot;: false, &quot;suffix&quot;: &quot;&quot;}], &quot;container-title&quot;: &quot;Nature&quot;, &quot;id&quot;: &quot;ITEM-1&quot;, &quot;issue&quot;: &quot;7818&quot;, &quot;issued&quot;: {&quot;date-parts&quot;: [[&quot;2020&quot;]]}, &quot;title&quot;: &quot;Perspectives on ENCODE&quot;, &quot;type&quot;: &quot;article&quot;, &quot;volume&quot;: &quot;583&quot;}, &quot;uris&quot;: [&quot;http://www.mendeley.com/documents/?uuid=51d963dd-b163-49c5-85a0-edbada8be419&quot;]}], &quot;mendeley&quot;: {&quot;formattedCitation&quot;: &quot;(Abascal et al., 2020)&quot;, &quot;plainTextFormattedCitation&quot;: &quot;(Abascal et al., 2020)&quot;, &quot;previouslyFormattedCitation&quot;: &quot;(Abascal et al., 2020)&quot;}, &quot;properties&quot;: {&quot;noteIndex&quot;: 0}, &quot;schema&quot;: &quot;https://github.com/citation-style-language/schema/raw/master/csl-citation.json&quot;} RNDtySYLCdGYn"/><text:span text:style-name="T362">⁠. </text:span><text:span text:style-name="T363">During the Human Genome Project, 13 years were needed to sequence a single complete human genome and the overall costs were </text:span><text:span text:style-name="T337">2.7 billion dollars. </text:span></text:p>
      <text:p text:style-name="P43"><text:span text:style-name="T337">Currently, with the emergence of next-generation sequencing methods, around 100000 human genomes have been sequenced in the last 6 years. The Illumina HiSeq System generates around 500 gigabase sequences per sun, dropping the cost of sequencing a complete human genome to $1500 in only 10 years of difference</text:span><text:span text:style-name="T338"> </text:span><text:reference-mark-start text:name="ADDIN CSL_CITATION {&quot;citationItems&quot;: [{&quot;id&quot;: &quot;ITEM-1&quot;, &quot;itemData&quot;: {&quot;DOI&quot;: &quot;10.1002/cjp2.174&quot;, &quot;ISSN&quot;: &quot;20564538&quot;, &quot;abstract&quot;: &quot;The largest whole genome sequencing (WGS) endeavour involving cancer and rare diseases was initiated in the UK in 2015 and ran for 5 years. Despite its rarity, sarcoma ranked third overall among the number of patients' samples sent for sequencing. Herein, we recount the lessons learned by a specialist sarcoma centre that recruited close to 1000 patients to the project, so that we and others may learn from our experience. WGS data was generated from 597 patients, but samples from the remaining approximately 400 patients were not sequenced. This was largely accounted for by unsuitability due to extensive necrosis, secondary to neoadjuvant radiotherapy or chemotherapy, or being placed in formalin. The number of informative genomes produced was reduced further by a PCR amplification step. We showed that this loss of genomic data could be mitigated by sequencing whole genomes from needle core biopsies. Storage of resection specimens at 4 \u00b0C for up to 96 h overcame the challenge of freezing tissue out of hours including weekends. Removing access to formalin increased compliance to these storage arrangements. With over 70 different sarcoma subtypes described, WGS was a useful tool for refining diagnoses and identifying novel alterations. Genomes from 350 of the cohort of 597 patients were analysed in this study. Overall, diagnoses were modified for 3% of patients following review of the WGS findings. Continued refinement of the variant-calling bioinformatic pipelines is required as not all alterations were identified when validated against histology and standard of care diagnostic tests. Further research is necessary to evaluate the impact of germline mutations in patients with sarcoma, and sarcomas with evidence of hypermutation. Despite 50% of the WGS exhibiting domain 1 alterations, the number of patients with sarcoma who were eligible for clinical trials remains small, highlighting the need to revaluate clinical trial design.&quot;, &quot;author&quot;: [{&quot;dropping-particle&quot;: &quot;&quot;, &quot;family&quot;: &quot;Prendergast&quot;, &quot;given&quot;: &quot;Sophie C.&quot;, &quot;non-dropping-particle&quot;: &quot;&quot;, &quot;parse-names&quot;: false, &quot;suffix&quot;: &quot;&quot;}, {&quot;dropping-particle&quot;: &quot;&quot;, &quot;family&quot;: &quot;Strobl&quot;, &quot;given&quot;: &quot;Anna Christina&quot;, &quot;non-dropping-particle&quot;: &quot;&quot;, &quot;parse-names&quot;: false, &quot;suffix&quot;: &quot;&quot;}, {&quot;dropping-particle&quot;: &quot;&quot;, &quot;family&quot;: &quot;Cross&quot;, &quot;given&quot;: &quot;William&quot;, &quot;non-dropping-particle&quot;: &quot;&quot;, &quot;parse-names&quot;: false, &quot;suffix&quot;: &quot;&quot;}, {&quot;dropping-particle&quot;: &quot;&quot;, &quot;family&quot;: &quot;Pillay&quot;, &quot;given&quot;: &quot;Nischalan&quot;, &quot;non-dropping-particle&quot;: &quot;&quot;, &quot;parse-names&quot;: false, &quot;suffix&quot;: &quot;&quot;}, {&quot;dropping-particle&quot;: &quot;&quot;, &quot;family&quot;: &quot;Strauss&quot;, &quot;given&quot;: &quot;Sandra J.&quot;, &quot;non-dropping-particle&quot;: &quot;&quot;, &quot;parse-names&quot;: false, &quot;suffix&quot;: &quot;&quot;}, {&quot;dropping-particle&quot;: &quot;&quot;, &quot;family&quot;: &quot;Ye&quot;, &quot;given&quot;: &quot;Hongtao&quot;, &quot;non-dropping-particle&quot;: &quot;&quot;, &quot;parse-names&quot;: false, &quot;suffix&quot;: &quot;&quot;}, {&quot;dropping-particle&quot;: &quot;&quot;, &quot;family&quot;: &quot;Lindsay&quot;, &quot;given&quot;: &quot;Daniel&quot;, &quot;non-dropping-particle&quot;: &quot;&quot;, &quot;parse-names&quot;: false, &quot;suffix&quot;: &quot;&quot;}, {&quot;dropping-particle&quot;: &quot;&quot;, &quot;family&quot;: &quot;Tirabosco&quot;, &quot;given&quot;: &quot;Roberto&quot;, &quot;non-dropping-particle&quot;: &quot;&quot;, &quot;parse-names&quot;: false, &quot;suffix&quot;: &quot;&quot;}, {&quot;dropping-particle&quot;: &quot;&quot;, &quot;family&quot;: &quot;Chalker&quot;, &quot;given&quot;: &quot;Jane&quot;, &quot;non-dropping-particle&quot;: &quot;&quot;, &quot;parse-names&quot;: false, &quot;suffix&quot;: &quot;&quot;}, {&quot;dropping-particle&quot;: &quot;&quot;, &quot;family&quot;: &quot;Mahamdallie&quot;, &quot;given&quot;: &quot;Shazia S.&quot;, &quot;non-dropping-particle&quot;: &quot;&quot;, &quot;parse-names&quot;: false, &quot;suffix&quot;: &quot;&quot;}, {&quot;dropping-particle&quot;: &quot;&quot;, &quot;family&quot;: &quot;Sosinsky&quot;, &quot;given&quot;: &quot;Alona&quot;, &quot;non-dropping-particle&quot;: &quot;&quot;, &quot;parse-names&quot;: false, &quot;suffix&quot;: &quot;&quot;}, {&quot;dropping-particle&quot;: &quot;&quot;, &quot;family&quot;: &quot;Flanagan&quot;, &quot;given&quot;: &quot;Adrienne M.&quot;, &quot;non-dropping-particle&quot;: &quot;&quot;, &quot;parse-names&quot;: false, &quot;suffix&quot;: &quot;&quot;}, {&quot;dropping-particle&quot;: &quot;&quot;, &quot;family&quot;: &quot;Amary&quot;, &quot;given&quot;: &quot;Fernanda&quot;, &quot;non-dropping-particle&quot;: &quot;&quot;, &quot;parse-names&quot;: false, &quot;suffix&quot;: &quot;&quot;}], &quot;container-title&quot;: &quot;Journal of Pathology: Clinical Research&quot;, &quot;id&quot;: &quot;ITEM-1&quot;, &quot;issue&quot;: &quot;4&quot;, &quot;issued&quot;: {&quot;date-parts&quot;: [[&quot;2020&quot;]]}, &quot;title&quot;: &quot;Sarcoma and the 100,000 Genomes Project: our experience and changes to practice&quot;, &quot;type&quot;: &quot;article-journal&quot;, &quot;volume&quot;: &quot;6&quot;}, &quot;uris&quot;: [&quot;http://www.mendeley.com/documents/?uuid=3242111f-a6e5-42fe-8679-0a17af058834&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mendeley&quot;: {&quot;formattedCitation&quot;: &quot;(Prendergast et al., 2020; Veenstra, 2021)&quot;, &quot;plainTextFormattedCitation&quot;: &quot;(Prendergast et al., 2020; Veenstra, 2021)&quot;, &quot;previouslyFormattedCitation&quot;: &quot;(Prendergast et al., 2020; Veenstra, 2021)&quot;}, &quot;properties&quot;: {&quot;noteIndex&quot;: 0}, &quot;schema&quot;: &quot;https://github.com/citation-style-language/schema/raw/master/csl-citation.json&quot;} RND19dPzmimJG"/><text:span text:style-name="T343">(Prendergast et al., 2020; Veenstra, 2021)</text:span><text:reference-mark-end text:name="ADDIN CSL_CITATION {&quot;citationItems&quot;: [{&quot;id&quot;: &quot;ITEM-1&quot;, &quot;itemData&quot;: {&quot;DOI&quot;: &quot;10.1002/cjp2.174&quot;, &quot;ISSN&quot;: &quot;20564538&quot;, &quot;abstract&quot;: &quot;The largest whole genome sequencing (WGS) endeavour involving cancer and rare diseases was initiated in the UK in 2015 and ran for 5 years. Despite its rarity, sarcoma ranked third overall among the number of patients' samples sent for sequencing. Herein, we recount the lessons learned by a specialist sarcoma centre that recruited close to 1000 patients to the project, so that we and others may learn from our experience. WGS data was generated from 597 patients, but samples from the remaining approximately 400 patients were not sequenced. This was largely accounted for by unsuitability due to extensive necrosis, secondary to neoadjuvant radiotherapy or chemotherapy, or being placed in formalin. The number of informative genomes produced was reduced further by a PCR amplification step. We showed that this loss of genomic data could be mitigated by sequencing whole genomes from needle core biopsies. Storage of resection specimens at 4 \u00b0C for up to 96 h overcame the challenge of freezing tissue out of hours including weekends. Removing access to formalin increased compliance to these storage arrangements. With over 70 different sarcoma subtypes described, WGS was a useful tool for refining diagnoses and identifying novel alterations. Genomes from 350 of the cohort of 597 patients were analysed in this study. Overall, diagnoses were modified for 3% of patients following review of the WGS findings. Continued refinement of the variant-calling bioinformatic pipelines is required as not all alterations were identified when validated against histology and standard of care diagnostic tests. Further research is necessary to evaluate the impact of germline mutations in patients with sarcoma, and sarcomas with evidence of hypermutation. Despite 50% of the WGS exhibiting domain 1 alterations, the number of patients with sarcoma who were eligible for clinical trials remains small, highlighting the need to revaluate clinical trial design.&quot;, &quot;author&quot;: [{&quot;dropping-particle&quot;: &quot;&quot;, &quot;family&quot;: &quot;Prendergast&quot;, &quot;given&quot;: &quot;Sophie C.&quot;, &quot;non-dropping-particle&quot;: &quot;&quot;, &quot;parse-names&quot;: false, &quot;suffix&quot;: &quot;&quot;}, {&quot;dropping-particle&quot;: &quot;&quot;, &quot;family&quot;: &quot;Strobl&quot;, &quot;given&quot;: &quot;Anna Christina&quot;, &quot;non-dropping-particle&quot;: &quot;&quot;, &quot;parse-names&quot;: false, &quot;suffix&quot;: &quot;&quot;}, {&quot;dropping-particle&quot;: &quot;&quot;, &quot;family&quot;: &quot;Cross&quot;, &quot;given&quot;: &quot;William&quot;, &quot;non-dropping-particle&quot;: &quot;&quot;, &quot;parse-names&quot;: false, &quot;suffix&quot;: &quot;&quot;}, {&quot;dropping-particle&quot;: &quot;&quot;, &quot;family&quot;: &quot;Pillay&quot;, &quot;given&quot;: &quot;Nischalan&quot;, &quot;non-dropping-particle&quot;: &quot;&quot;, &quot;parse-names&quot;: false, &quot;suffix&quot;: &quot;&quot;}, {&quot;dropping-particle&quot;: &quot;&quot;, &quot;family&quot;: &quot;Strauss&quot;, &quot;given&quot;: &quot;Sandra J.&quot;, &quot;non-dropping-particle&quot;: &quot;&quot;, &quot;parse-names&quot;: false, &quot;suffix&quot;: &quot;&quot;}, {&quot;dropping-particle&quot;: &quot;&quot;, &quot;family&quot;: &quot;Ye&quot;, &quot;given&quot;: &quot;Hongtao&quot;, &quot;non-dropping-particle&quot;: &quot;&quot;, &quot;parse-names&quot;: false, &quot;suffix&quot;: &quot;&quot;}, {&quot;dropping-particle&quot;: &quot;&quot;, &quot;family&quot;: &quot;Lindsay&quot;, &quot;given&quot;: &quot;Daniel&quot;, &quot;non-dropping-particle&quot;: &quot;&quot;, &quot;parse-names&quot;: false, &quot;suffix&quot;: &quot;&quot;}, {&quot;dropping-particle&quot;: &quot;&quot;, &quot;family&quot;: &quot;Tirabosco&quot;, &quot;given&quot;: &quot;Roberto&quot;, &quot;non-dropping-particle&quot;: &quot;&quot;, &quot;parse-names&quot;: false, &quot;suffix&quot;: &quot;&quot;}, {&quot;dropping-particle&quot;: &quot;&quot;, &quot;family&quot;: &quot;Chalker&quot;, &quot;given&quot;: &quot;Jane&quot;, &quot;non-dropping-particle&quot;: &quot;&quot;, &quot;parse-names&quot;: false, &quot;suffix&quot;: &quot;&quot;}, {&quot;dropping-particle&quot;: &quot;&quot;, &quot;family&quot;: &quot;Mahamdallie&quot;, &quot;given&quot;: &quot;Shazia S.&quot;, &quot;non-dropping-particle&quot;: &quot;&quot;, &quot;parse-names&quot;: false, &quot;suffix&quot;: &quot;&quot;}, {&quot;dropping-particle&quot;: &quot;&quot;, &quot;family&quot;: &quot;Sosinsky&quot;, &quot;given&quot;: &quot;Alona&quot;, &quot;non-dropping-particle&quot;: &quot;&quot;, &quot;parse-names&quot;: false, &quot;suffix&quot;: &quot;&quot;}, {&quot;dropping-particle&quot;: &quot;&quot;, &quot;family&quot;: &quot;Flanagan&quot;, &quot;given&quot;: &quot;Adrienne M.&quot;, &quot;non-dropping-particle&quot;: &quot;&quot;, &quot;parse-names&quot;: false, &quot;suffix&quot;: &quot;&quot;}, {&quot;dropping-particle&quot;: &quot;&quot;, &quot;family&quot;: &quot;Amary&quot;, &quot;given&quot;: &quot;Fernanda&quot;, &quot;non-dropping-particle&quot;: &quot;&quot;, &quot;parse-names&quot;: false, &quot;suffix&quot;: &quot;&quot;}], &quot;container-title&quot;: &quot;Journal of Pathology: Clinical Research&quot;, &quot;id&quot;: &quot;ITEM-1&quot;, &quot;issue&quot;: &quot;4&quot;, &quot;issued&quot;: {&quot;date-parts&quot;: [[&quot;2020&quot;]]}, &quot;title&quot;: &quot;Sarcoma and the 100,000 Genomes Project: our experience and changes to practice&quot;, &quot;type&quot;: &quot;article-journal&quot;, &quot;volume&quot;: &quot;6&quot;}, &quot;uris&quot;: [&quot;http://www.mendeley.com/documents/?uuid=3242111f-a6e5-42fe-8679-0a17af058834&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mendeley&quot;: {&quot;formattedCitation&quot;: &quot;(Prendergast et al., 2020; Veenstra, 2021)&quot;, &quot;plainTextFormattedCitation&quot;: &quot;(Prendergast et al., 2020; Veenstra, 2021)&quot;, &quot;previouslyFormattedCitation&quot;: &quot;(Prendergast et al., 2020; Veenstra, 2021)&quot;}, &quot;properties&quot;: {&quot;noteIndex&quot;: 0}, &quot;schema&quot;: &quot;https://github.com/citation-style-language/schema/raw/master/csl-citation.json&quot;} RND19dPzmimJG"/><text:span text:style-name="T338">⁠</text:span><text:span text:style-name="T337">. </text:span><text:span text:style-name="T363">Ultimately, it changed how science was approached. </text:span></text:p>
      <text:p text:style-name="P44"><text:span text:style-name="T364">All this advances led to a mass development of </text:span><text:span text:style-name="T383">methods</text:span><text:span text:style-name="T364"> to sequence and identif</text:span><text:span text:style-name="T425">y</text:span><text:span text:style-name="T364"> the complete transcriptome (total mRNAs transcripts). </text:span><text:span text:style-name="T366">Sequencing</text:span><text:span text:style-name="T365"> of complete transcriptome</text:span><text:span text:style-name="T366">s</text:span><text:span text:style-name="T365"> offered a massive amount of information never seen before. However, genes and their products (proteins) are highly related since they interact </text:span><text:span text:style-name="T366">and</text:span><text:span text:style-name="T365"> regulate each other </text:span><text:span text:style-name="T366">forming positive and negative feedback loops, so still a lot of information was missing. Researchers began to understand organisms and process as systems with important</text:span><text:span text:style-name="T365"> modules </text:span><text:span text:style-name="T366">(mRNA, proteins, metabolites, etc) that interact with each other</text:span><text:span text:style-name="T365"> forming parts of large networks.</text:span><text:reference-mark-start text:name="ADDIN CSL_CITATION {&quot;citationItems&quot;: [{&quot;id&quot;: &quot;ITEM-1&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1&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id&quot;: &quot;ITEM-3&quot;, &quot;itemData&quot;: {&quot;DOI&quot;: &quot;10.1038/nrm1857&quot;, &quot;ISSN&quot;: &quot;14710072&quot;, &quot;abstract&quot;: &quot;Various technologies can be used to produce genome-scale, or 'omics', data sets that provide systems-level measurements for virtually all types of cellular components in a model organism. These data yield unprecedented views of the cellular inner workings. However, this abundance of information also presents many hurdles, the main one being the extraction of discernable biological meaning from multiple omics data sets. Nevertheless, researchers are rising to the challenge by using omics data integration to address fundamental biological questions that would increase our understanding of systems as a whole. \u00a9 2006 Nature Publishing Group.&quot;, &quot;author&quot;: [{&quot;dropping-particle&quot;: &quot;&quot;, &quot;family&quot;: &quot;Joyce&quot;, &quot;given&quot;: &quot;Andrew R.&quot;, &quot;non-dropping-particle&quot;: &quot;&quot;, &quot;parse-names&quot;: false, &quot;suffix&quot;: &quot;&quot;}, {&quot;dropping-particle&quot;: &quot;&quot;, &quot;family&quot;: &quot;Palsson&quot;, &quot;given&quot;: &quot;Bernhard&quot;, &quot;non-dropping-particle&quot;: &quot;&quot;, &quot;parse-names&quot;: false, &quot;suffix&quot;: &quot;&quot;}], &quot;container-title&quot;: &quot;Nature Reviews Molecular Cell Biology&quot;, &quot;id&quot;: &quot;ITEM-3&quot;, &quot;issue&quot;: &quot;3&quot;, &quot;issued&quot;: {&quot;date-parts&quot;: [[&quot;2006&quot;]]}, &quot;title&quot;: &quot;The model organism as a system: Integrating 'omics' data sets&quot;, &quot;type&quot;: &quot;article&quot;, &quot;volume&quot;: &quot;7&quot;}, &quot;uris&quot;: [&quot;http://www.mendeley.com/documents/?uuid=065888fe-a2f0-4d1e-a4cd-d2a39b2fc24b&quot;]}], &quot;mendeley&quot;: {&quot;formattedCitation&quot;: &quot;(Joyce &amp; Palsson, 2006; Veenstra, 2021; Weckwerth, 2011)&quot;, &quot;plainTextFormattedCitation&quot;: &quot;(Joyce &amp; Palsson, 2006; Veenstra, 2021; Weckwerth, 2011)&quot;, &quot;previouslyFormattedCitation&quot;: &quot;(Joyce &amp; Palsson, 2006; Veenstra, 2021; Weckwerth, 2011)&quot;}, &quot;properties&quot;: {&quot;noteIndex&quot;: 0}, &quot;schema&quot;: &quot;https://github.com/citation-style-language/schema/raw/master/csl-citation.json&quot;} RNDE43zLasfm8"/><text:span text:style-name="T23">(Joyce &amp; Palsson, 2006; Veenstra, 2021; Weckwerth, 2011)</text:span><text:reference-mark-end text:name="ADDIN CSL_CITATION {&quot;citationItems&quot;: [{&quot;id&quot;: &quot;ITEM-1&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1&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id&quot;: &quot;ITEM-3&quot;, &quot;itemData&quot;: {&quot;DOI&quot;: &quot;10.1038/nrm1857&quot;, &quot;ISSN&quot;: &quot;14710072&quot;, &quot;abstract&quot;: &quot;Various technologies can be used to produce genome-scale, or 'omics', data sets that provide systems-level measurements for virtually all types of cellular components in a model organism. These data yield unprecedented views of the cellular inner workings. However, this abundance of information also presents many hurdles, the main one being the extraction of discernable biological meaning from multiple omics data sets. Nevertheless, researchers are rising to the challenge by using omics data integration to address fundamental biological questions that would increase our understanding of systems as a whole. \u00a9 2006 Nature Publishing Group.&quot;, &quot;author&quot;: [{&quot;dropping-particle&quot;: &quot;&quot;, &quot;family&quot;: &quot;Joyce&quot;, &quot;given&quot;: &quot;Andrew R.&quot;, &quot;non-dropping-particle&quot;: &quot;&quot;, &quot;parse-names&quot;: false, &quot;suffix&quot;: &quot;&quot;}, {&quot;dropping-particle&quot;: &quot;&quot;, &quot;family&quot;: &quot;Palsson&quot;, &quot;given&quot;: &quot;Bernhard&quot;, &quot;non-dropping-particle&quot;: &quot;&quot;, &quot;parse-names&quot;: false, &quot;suffix&quot;: &quot;&quot;}], &quot;container-title&quot;: &quot;Nature Reviews Molecular Cell Biology&quot;, &quot;id&quot;: &quot;ITEM-3&quot;, &quot;issue&quot;: &quot;3&quot;, &quot;issued&quot;: {&quot;date-parts&quot;: [[&quot;2006&quot;]]}, &quot;title&quot;: &quot;The model organism as a system: Integrating 'omics' data sets&quot;, &quot;type&quot;: &quot;article&quot;, &quot;volume&quot;: &quot;7&quot;}, &quot;uris&quot;: [&quot;http://www.mendeley.com/documents/?uuid=065888fe-a2f0-4d1e-a4cd-d2a39b2fc24b&quot;]}], &quot;mendeley&quot;: {&quot;formattedCitation&quot;: &quot;(Joyce &amp; Palsson, 2006; Veenstra, 2021; Weckwerth, 2011)&quot;, &quot;plainTextFormattedCitation&quot;: &quot;(Joyce &amp; Palsson, 2006; Veenstra, 2021; Weckwerth, 2011)&quot;, &quot;previouslyFormattedCitation&quot;: &quot;(Joyce &amp; Palsson, 2006; Veenstra, 2021; Weckwerth, 2011)&quot;}, &quot;properties&quot;: {&quot;noteIndex&quot;: 0}, &quot;schema&quot;: &quot;https://github.com/citation-style-language/schema/raw/master/csl-citation.json&quot;} RNDE43zLasfm8"/><text:span text:style-name="T365">⁠. </text:span></text:p>
      <text:p text:style-name="P43"><text:span text:style-name="T366">While this holistic view of biological systems were gaining strength, traditional reductionist methods (focusing in only one gene, protein </text:span><text:span text:style-name="T370">or metabolite</text:span><text:span text:style-name="T366">) were the most popular and asequible ones. </text:span><text:span text:style-name="T367">Scientific research was limited by the time and effort needed to complete integrate all functions that occur simultaneously within a biological system from a set of individual results, which has been almost impossible to achieve </text:span><text:reference-mark-start text:name="ADDIN CSL_CITATION {&quot;citationItems&quot;: [{&quot;id&quot;: &quot;ITEM-1&quot;, &quot;itemData&quot;: {&quot;DOI&quot;: &quot;10.2174/0929867323666160926150617&quot;, &quot;ISSN&quot;: &quot;09298673&quot;, &quot;PMID&quot;: &quot;27686657&quot;, &quot;abstract&quot;: &quot;Traditional technologies using reductionist approach are relatively insufficient to solve problems in a biological system. Rather than a reductionist approach, systems biology uses a holistic and integrative approach to better figure out the whole process. Both qualitatively and quantitatively of biological system provide information about diseases, toxicities, therapies etc. Omics technologies, which systems biology brings, are valuable tools for comprehensive analyses. Automated DNA sequencers enabled the sequencing of genomes; microarray and mass spectrometry analysis permit global transcriptional profiling and lead to large-scale proteomic and metabolomics analysis. These high-throughput data need to be interpreted by bioinformatics. So far there has been no concrete published paper that compiles omics technologies according to PubMed database. In the present review, it was aimed to give brief description of systems biology and information on the advantages and disadvantages of omics technologies.&quot;, &quot;author&quot;: [{&quot;dropping-particle&quot;: &quot;&quot;, &quot;family&quot;: &quot;Karahalil&quot;, &quot;given&quot;: &quot;Bensu&quot;, &quot;non-dropping-particle&quot;: &quot;&quot;, &quot;parse-names&quot;: false, &quot;suffix&quot;: &quot;&quot;}], &quot;container-title&quot;: &quot;Current Medicinal Chemistry&quot;, &quot;id&quot;: &quot;ITEM-1&quot;, &quot;issue&quot;: &quot;37&quot;, &quot;issued&quot;: {&quot;date-parts&quot;: [[&quot;2016&quot;, &quot;10&quot;, &quot;19&quot;]]}, &quot;page&quot;: &quot;4221-4230&quot;, &quot;publisher&quot;: &quot;Bentham Science Publishers Ltd.&quot;, &quot;title&quot;: &quot;Overview of Systems Biology and Omics Technologies&quot;, &quot;type&quot;: &quot;article-journal&quot;, &quot;volume&quot;: &quot;23&quot;}, &quot;uris&quot;: [&quot;http://www.mendeley.com/documents/?uuid=77af7692-eca9-406e-92c2-f37793715189&quot;]}, {&quot;id&quot;: &quot;ITEM-2&quot;, &quot;itemData&quot;: {&quot;DOI&quot;: &quot;10.1002/wsbm.1181&quot;, &quot;ISSN&quot;: &quot;19395094&quot;, &quot;PMID&quot;: &quot;22761024&quot;, &quot;abstract&quot;: &quot;Reductionism has largely influenced the development of science, culminating in its application to molecular biology. An increasing number of novel research findings have, however, shattered this view, showing how the molecular-reductionist approach cannot entirely handle the complexity of biological systems. Within this framework, the advent of systems biology as a new and more integrative field of research is described, along with the form which has taken on the debate of reductionism versus holism. Such an issue occupies a central position in systems biology, and nonetheless it is not always clearly delineated. This partly occurs because different dimensions (ontological, epistemological, methodological) are involved, and yet the concerned ones often remain unspecified. Besides, within systems biology different streams can be distinguished depending on the degree of commitment to embrace genuine systemic principles. Some useful insights into the future development of this discipline might be gained from the tradition of complexity and self-organization. This is especially true with regards the idea of self-reference, which incorporated into the organizational scheme is able to generate autonomy as an emergent property of the biological whole. \u00a9 2012 Wiley Periodicals, Inc.&quot;, &quot;author&quot;: [{&quot;dropping-particle&quot;: &quot;&quot;, &quot;family&quot;: &quot;Mazzocchi&quot;, &quot;given&quot;: &quot;Fulvio&quot;, &quot;non-dropping-particle&quot;: &quot;&quot;, &quot;parse-names&quot;: false, &quot;suffix&quot;: &quot;&quot;}], &quot;container-title&quot;: &quot;Wiley Interdisciplinary Reviews: Systems Biology and Medicine&quot;, &quot;id&quot;: &quot;ITEM-2&quot;, &quot;issue&quot;: &quot;5&quot;, &quot;issued&quot;: {&quot;date-parts&quot;: [[&quot;2012&quot;, &quot;9&quot;]]}, &quot;page&quot;: &quot;413-427&quot;, &quot;title&quot;: &quot;Complexity and the reductionism-holism debate in systems biology&quot;, &quot;type&quot;: &quot;article-journal&quot;, &quot;volume&quot;: &quot;4&quot;}, &quot;uris&quot;: [&quot;http://www.mendeley.com/documents/?uuid=2679a558-0715-48aa-95c2-b87cd23ea06d&quot;]}, {&quot;id&quot;: &quot;ITEM-3&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3&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mendeley&quot;: {&quot;formattedCitation&quot;: &quot;(Karahalil, 2016; Mazzocchi, 2012; Veenstra, 2021)&quot;, &quot;plainTextFormattedCitation&quot;: &quot;(Karahalil, 2016; Mazzocchi, 2012; Veenstra, 2021)&quot;, &quot;previouslyFormattedCitation&quot;: &quot;(Karahalil, 2016; Mazzocchi, 2012; Veenstra, 2021)&quot;}, &quot;properties&quot;: {&quot;noteIndex&quot;: 0}, &quot;schema&quot;: &quot;https://github.com/citation-style-language/schema/raw/master/csl-citation.json&quot;} RNDix6gneViUZ"/><text:span text:style-name="T24">(Karahalil, 2016; Mazzocchi, 2012; Veenstra, 2021)</text:span><text:reference-mark-end text:name="ADDIN CSL_CITATION {&quot;citationItems&quot;: [{&quot;id&quot;: &quot;ITEM-1&quot;, &quot;itemData&quot;: {&quot;DOI&quot;: &quot;10.2174/0929867323666160926150617&quot;, &quot;ISSN&quot;: &quot;09298673&quot;, &quot;PMID&quot;: &quot;27686657&quot;, &quot;abstract&quot;: &quot;Traditional technologies using reductionist approach are relatively insufficient to solve problems in a biological system. Rather than a reductionist approach, systems biology uses a holistic and integrative approach to better figure out the whole process. Both qualitatively and quantitatively of biological system provide information about diseases, toxicities, therapies etc. Omics technologies, which systems biology brings, are valuable tools for comprehensive analyses. Automated DNA sequencers enabled the sequencing of genomes; microarray and mass spectrometry analysis permit global transcriptional profiling and lead to large-scale proteomic and metabolomics analysis. These high-throughput data need to be interpreted by bioinformatics. So far there has been no concrete published paper that compiles omics technologies according to PubMed database. In the present review, it was aimed to give brief description of systems biology and information on the advantages and disadvantages of omics technologies.&quot;, &quot;author&quot;: [{&quot;dropping-particle&quot;: &quot;&quot;, &quot;family&quot;: &quot;Karahalil&quot;, &quot;given&quot;: &quot;Bensu&quot;, &quot;non-dropping-particle&quot;: &quot;&quot;, &quot;parse-names&quot;: false, &quot;suffix&quot;: &quot;&quot;}], &quot;container-title&quot;: &quot;Current Medicinal Chemistry&quot;, &quot;id&quot;: &quot;ITEM-1&quot;, &quot;issue&quot;: &quot;37&quot;, &quot;issued&quot;: {&quot;date-parts&quot;: [[&quot;2016&quot;, &quot;10&quot;, &quot;19&quot;]]}, &quot;page&quot;: &quot;4221-4230&quot;, &quot;publisher&quot;: &quot;Bentham Science Publishers Ltd.&quot;, &quot;title&quot;: &quot;Overview of Systems Biology and Omics Technologies&quot;, &quot;type&quot;: &quot;article-journal&quot;, &quot;volume&quot;: &quot;23&quot;}, &quot;uris&quot;: [&quot;http://www.mendeley.com/documents/?uuid=77af7692-eca9-406e-92c2-f37793715189&quot;]}, {&quot;id&quot;: &quot;ITEM-2&quot;, &quot;itemData&quot;: {&quot;DOI&quot;: &quot;10.1002/wsbm.1181&quot;, &quot;ISSN&quot;: &quot;19395094&quot;, &quot;PMID&quot;: &quot;22761024&quot;, &quot;abstract&quot;: &quot;Reductionism has largely influenced the development of science, culminating in its application to molecular biology. An increasing number of novel research findings have, however, shattered this view, showing how the molecular-reductionist approach cannot entirely handle the complexity of biological systems. Within this framework, the advent of systems biology as a new and more integrative field of research is described, along with the form which has taken on the debate of reductionism versus holism. Such an issue occupies a central position in systems biology, and nonetheless it is not always clearly delineated. This partly occurs because different dimensions (ontological, epistemological, methodological) are involved, and yet the concerned ones often remain unspecified. Besides, within systems biology different streams can be distinguished depending on the degree of commitment to embrace genuine systemic principles. Some useful insights into the future development of this discipline might be gained from the tradition of complexity and self-organization. This is especially true with regards the idea of self-reference, which incorporated into the organizational scheme is able to generate autonomy as an emergent property of the biological whole. \u00a9 2012 Wiley Periodicals, Inc.&quot;, &quot;author&quot;: [{&quot;dropping-particle&quot;: &quot;&quot;, &quot;family&quot;: &quot;Mazzocchi&quot;, &quot;given&quot;: &quot;Fulvio&quot;, &quot;non-dropping-particle&quot;: &quot;&quot;, &quot;parse-names&quot;: false, &quot;suffix&quot;: &quot;&quot;}], &quot;container-title&quot;: &quot;Wiley Interdisciplinary Reviews: Systems Biology and Medicine&quot;, &quot;id&quot;: &quot;ITEM-2&quot;, &quot;issue&quot;: &quot;5&quot;, &quot;issued&quot;: {&quot;date-parts&quot;: [[&quot;2012&quot;, &quot;9&quot;]]}, &quot;page&quot;: &quot;413-427&quot;, &quot;title&quot;: &quot;Complexity and the reductionism-holism debate in systems biology&quot;, &quot;type&quot;: &quot;article-journal&quot;, &quot;volume&quot;: &quot;4&quot;}, &quot;uris&quot;: [&quot;http://www.mendeley.com/documents/?uuid=2679a558-0715-48aa-95c2-b87cd23ea06d&quot;]}, {&quot;id&quot;: &quot;ITEM-3&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3&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mendeley&quot;: {&quot;formattedCitation&quot;: &quot;(Karahalil, 2016; Mazzocchi, 2012; Veenstra, 2021)&quot;, &quot;plainTextFormattedCitation&quot;: &quot;(Karahalil, 2016; Mazzocchi, 2012; Veenstra, 2021)&quot;, &quot;previouslyFormattedCitation&quot;: &quot;(Karahalil, 2016; Mazzocchi, 2012; Veenstra, 2021)&quot;}, &quot;properties&quot;: {&quot;noteIndex&quot;: 0}, &quot;schema&quot;: &quot;https://github.com/citation-style-language/schema/raw/master/csl-citation.json&quot;} RNDix6gneViUZ"/><text:span text:style-name="T367">⁠. </text:span><text:span text:style-name="T368">There is a ancient Indian fable that illustrate how an holistic view </text:span><text:soft-page-break/><text:span text:style-name="T368">and ontological reasoning contributes to knowledge, it is called “Blind men and an elephant”. <text:s/>A poem of John Godfrey Saxe is one of the most famous written versions of it: </text:span></text:p>
      <text:section text:style-name="Sect2" text:name="Sección1">
        <text:p text:style-name="P132">“ It was six men of Indostan</text:p>
        <text:p text:style-name="P133">To learning much inclined,</text:p>
        <text:p text:style-name="P133">Who went to see the Elephant</text:p>
        <text:p text:style-name="P133">(Though all of them were blind),</text:p>
        <text:p text:style-name="P133">That each by observation</text:p>
        <text:p text:style-name="P133">Might satisfy his mind.</text:p>
        <text:p text:style-name="P132"/>
        <text:p text:style-name="P133">The First approached the Elephant,</text:p>
        <text:p text:style-name="P133">And happening to fall</text:p>
        <text:p text:style-name="P133">Against his broad and sturdy side,</text:p>
        <text:p text:style-name="P133">At once began to bawl:</text:p>
        <text:p text:style-name="P133">"God bless me! but the Elephant</text:p>
        <text:p text:style-name="P133">Is very like a wall!"</text:p>
        <text:p text:style-name="P132"/>
        <text:p text:style-name="P133">The Second, feeling of the tusk,</text:p>
        <text:p text:style-name="P133">Cried, "Ho! what have we here</text:p>
        <text:p text:style-name="P133">So very round and smooth and sharp?</text:p>
        <text:p text:style-name="P133">To me 'tis mighty clear</text:p>
        <text:p text:style-name="P133">This wonder of an Elephant</text:p>
        <text:p text:style-name="P133">Is very like a spear!"</text:p>
        <text:p text:style-name="P132"/>
        <text:p text:style-name="P133">The Third approached the animal,</text:p>
        <text:p text:style-name="P133">And happening to take</text:p>
        <text:p text:style-name="P133">The squirming trunk within his hands,</text:p>
        <text:p text:style-name="P133">Thus boldly up and spake:</text:p>
        <text:p text:style-name="P133">"I see," quoth he, "the Elephant</text:p>
        <text:p text:style-name="P133">Is very like a snake!"</text:p>
        <text:p text:style-name="P132"/>
        <text:p text:style-name="P133">The Fourth reached out an eager hand,</text:p>
        <text:p text:style-name="P133">And felt about the knee.</text:p>
        <text:p text:style-name="P133">"What most this wondrous beast is like</text:p>
        <text:p text:style-name="P133">Is mighty plain," quoth he;</text:p>
        <text:p text:style-name="P133">"Tis clear enough the Elephant</text:p>
        <text:p text:style-name="P133">Is very like a tree!"</text:p>
        <text:p text:style-name="P132"/>
        <text:p text:style-name="P133">The Fifth, who chanced to touch the ear,</text:p>
        <text:p text:style-name="P133">Said: "E'en the blindest man</text:p>
        <text:p text:style-name="P133">Can tell what this resembles most;</text:p>
        <text:p text:style-name="P133">Deny the fact who can</text:p>
        <text:p text:style-name="P133">This marvel of an Elephant</text:p>
        <text:p text:style-name="P133">Is very like a fan!"</text:p>
        <text:p text:style-name="P132"/>
        <text:p text:style-name="P133">The Sixth no sooner had begun</text:p>
        <text:p text:style-name="P133">About the beast to grope,</text:p>
        <text:p text:style-name="P133">Than, seizing on the swinging tail</text:p>
        <text:p text:style-name="P133">That fell within his scope,</text:p>
        <text:p text:style-name="P133">"I see," quoth he, "the Elephant</text:p>
        <text:p text:style-name="P133">Is very like a rope!"</text:p>
        <text:p text:style-name="P132"/>
        <text:p text:style-name="P133">And so these men of <text:span text:style-name="T426">I</text:span>ndostan</text:p>
        <text:p text:style-name="P133">Disputed loud and long,</text:p>
        <text:p text:style-name="P133">Each in his own opinion</text:p>
        <text:p text:style-name="P133">Exceeding stiff and strong,</text:p>
        <text:p text:style-name="P133">Though each was partly in the right,</text:p>
        <text:p text:style-name="P132"><text:span text:style-name="T370">And all were in the wrong! </text:span><text:span text:style-name="T384">(...)</text:span>”</text:p>
      </text:section>
      <text:p text:style-name="P37"/>
      <text:p text:style-name="P39">After touching different parts of the animal, one of them concluded that the elephant was like a snake (he was touching only the elephant’<text:span text:style-name="T379">s</text:span> trunk), another one concluded that it was <text:soft-page-break/>like a fan (since he was only touching <text:span text:style-name="T379">the</text:span> <text:span text:style-name="T379">animal</text:span>’s <text:span text:style-name="T379">ear</text:span>), and so on. Each of them were sure about their finding<text:span text:style-name="T370">s</text:span>, but reaching an agreement was impossible since they didn’t treated their collected data as parts of a complex system, instead of independent truths. </text:p>
      <text:p text:style-name="P39"><text:span text:style-name="T380">During </text:span><text:span text:style-name="T383">a</text:span><text:span text:style-name="T380"> long time in scientific research</text:span><text:span text:style-name="T369">, systems biology studies that would bring that holistic view of </text:span><text:span text:style-name="T370">living</text:span><text:span text:style-name="T369"> systems have been impossible to achieve due to a lack of technologies available. </text:span><text:span text:style-name="T366">T</text:span><text:span text:style-name="T364">he development of systems biology is related to technology advances such as computational science, artificial intelligence </text:span><text:span text:style-name="T370">and, the already mentioned,</text:span><text:span text:style-name="T364"> next-generation sequencing methods </text:span><text:reference-mark-start text:name="ADDIN CSL_CITATION {&quot;citationItems&quot;: [{&quot;id&quot;: &quot;ITEM-1&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1&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id&quot;: &quot;ITEM-3&quot;, &quot;itemData&quot;: {&quot;DOI&quot;: &quot;10.2174/0929867323666160926150617&quot;, &quot;ISSN&quot;: &quot;09298673&quot;, &quot;PMID&quot;: &quot;27686657&quot;, &quot;abstract&quot;: &quot;Traditional technologies using reductionist approach are relatively insufficient to solve problems in a biological system. Rather than a reductionist approach, systems biology uses a holistic and integrative approach to better figure out the whole process. Both qualitatively and quantitatively of biological system provide information about diseases, toxicities, therapies etc. Omics technologies, which systems biology brings, are valuable tools for comprehensive analyses. Automated DNA sequencers enabled the sequencing of genomes; microarray and mass spectrometry analysis permit global transcriptional profiling and lead to large-scale proteomic and metabolomics analysis. These high-throughput data need to be interpreted by bioinformatics. So far there has been no concrete published paper that compiles omics technologies according to PubMed database. In the present review, it was aimed to give brief description of systems biology and information on the advantages and disadvantages of omics technologies.&quot;, &quot;author&quot;: [{&quot;dropping-particle&quot;: &quot;&quot;, &quot;family&quot;: &quot;Karahalil&quot;, &quot;given&quot;: &quot;Bensu&quot;, &quot;non-dropping-particle&quot;: &quot;&quot;, &quot;parse-names&quot;: false, &quot;suffix&quot;: &quot;&quot;}], &quot;container-title&quot;: &quot;Current Medicinal Chemistry&quot;, &quot;id&quot;: &quot;ITEM-3&quot;, &quot;issue&quot;: &quot;37&quot;, &quot;issued&quot;: {&quot;date-parts&quot;: [[&quot;2016&quot;, &quot;10&quot;, &quot;19&quot;]]}, &quot;page&quot;: &quot;4221-4230&quot;, &quot;publisher&quot;: &quot;Bentham Science Publishers Ltd.&quot;, &quot;title&quot;: &quot;Overview of Systems Biology and Omics Technologies&quot;, &quot;type&quot;: &quot;article-journal&quot;, &quot;volume&quot;: &quot;23&quot;}, &quot;uris&quot;: [&quot;http://www.mendeley.com/documents/?uuid=77af7692-eca9-406e-92c2-f37793715189&quot;]}, {&quot;id&quot;: &quot;ITEM-4&quot;, &quot;itemData&quot;: {&quot;DOI&quot;: &quot;10.1146/annurev.genom.2.1.343&quot;, &quot;ISSN&quot;: &quot;15278204&quot;, &quot;abstract&quot;: &quot;Systems biology studies biological systems by systematically perturbing them (biologically, genetically, or chemically); monitoring the gene, protein, and informational pathway responses; integrating these data; and ultimately, formulating mathematical models that describe the structure of the system and its response to individual perturbations. The emergence of systems biology is described, as are several examples of specific systems approaches.&quot;, &quot;author&quot;: [{&quot;dropping-particle&quot;: &quot;&quot;, &quot;family&quot;: &quot;Ideker&quot;, &quot;given&quot;: &quot;Trey&quot;, &quot;non-dropping-particle&quot;: &quot;&quot;, &quot;parse-names&quot;: false, &quot;suffix&quot;: &quot;&quot;}, {&quot;dropping-particle&quot;: &quot;&quot;, &quot;family&quot;: &quot;Galitski&quot;, &quot;given&quot;: &quot;Timothy&quot;, &quot;non-dropping-particle&quot;: &quot;&quot;, &quot;parse-names&quot;: false, &quot;suffix&quot;: &quot;&quot;}, {&quot;dropping-particle&quot;: &quot;&quot;, &quot;family&quot;: &quot;Hood&quot;, &quot;given&quot;: &quot;Leroy&quot;, &quot;non-dropping-particle&quot;: &quot;&quot;, &quot;parse-names&quot;: false, &quot;suffix&quot;: &quot;&quot;}], &quot;container-title&quot;: &quot;Annual Review of Genomics and Human Genetics&quot;, &quot;id&quot;: &quot;ITEM-4&quot;, &quot;issued&quot;: {&quot;date-parts&quot;: [[&quot;2001&quot;]]}, &quot;title&quot;: &quot;A new approach to decoding life: Systems biology&quot;, &quot;type&quot;: &quot;article&quot;, &quot;volume&quot;: &quot;2&quot;}, &quot;uris&quot;: [&quot;http://www.mendeley.com/documents/?uuid=be7c73a5-6b2e-4a3f-bca1-1a0a194dec23&quot;]}], &quot;mendeley&quot;: {&quot;formattedCitation&quot;: &quot;(Ideker et al., 2001; Karahalil, 2016; Veenstra, 2021; Weckwerth, 2011)&quot;, &quot;plainTextFormattedCitation&quot;: &quot;(Ideker et al., 2001; Karahalil, 2016; Veenstra, 2021; Weckwerth, 2011)&quot;, &quot;previouslyFormattedCitation&quot;: &quot;(Ideker et al., 2001; Karahalil, 2016; Veenstra, 2021; Weckwerth, 2011)&quot;}, &quot;properties&quot;: {&quot;noteIndex&quot;: 0}, &quot;schema&quot;: &quot;https://github.com/citation-style-language/schema/raw/master/csl-citation.json&quot;} RNDhQwxBNxCpw"/><text:span text:style-name="T25">(Ideker et al., 2001; Karahalil, 2016; Veenstra, 2021; Weckwerth, 2011)</text:span><text:reference-mark-end text:name="ADDIN CSL_CITATION {&quot;citationItems&quot;: [{&quot;id&quot;: &quot;ITEM-1&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1&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id&quot;: &quot;ITEM-3&quot;, &quot;itemData&quot;: {&quot;DOI&quot;: &quot;10.2174/0929867323666160926150617&quot;, &quot;ISSN&quot;: &quot;09298673&quot;, &quot;PMID&quot;: &quot;27686657&quot;, &quot;abstract&quot;: &quot;Traditional technologies using reductionist approach are relatively insufficient to solve problems in a biological system. Rather than a reductionist approach, systems biology uses a holistic and integrative approach to better figure out the whole process. Both qualitatively and quantitatively of biological system provide information about diseases, toxicities, therapies etc. Omics technologies, which systems biology brings, are valuable tools for comprehensive analyses. Automated DNA sequencers enabled the sequencing of genomes; microarray and mass spectrometry analysis permit global transcriptional profiling and lead to large-scale proteomic and metabolomics analysis. These high-throughput data need to be interpreted by bioinformatics. So far there has been no concrete published paper that compiles omics technologies according to PubMed database. In the present review, it was aimed to give brief description of systems biology and information on the advantages and disadvantages of omics technologies.&quot;, &quot;author&quot;: [{&quot;dropping-particle&quot;: &quot;&quot;, &quot;family&quot;: &quot;Karahalil&quot;, &quot;given&quot;: &quot;Bensu&quot;, &quot;non-dropping-particle&quot;: &quot;&quot;, &quot;parse-names&quot;: false, &quot;suffix&quot;: &quot;&quot;}], &quot;container-title&quot;: &quot;Current Medicinal Chemistry&quot;, &quot;id&quot;: &quot;ITEM-3&quot;, &quot;issue&quot;: &quot;37&quot;, &quot;issued&quot;: {&quot;date-parts&quot;: [[&quot;2016&quot;, &quot;10&quot;, &quot;19&quot;]]}, &quot;page&quot;: &quot;4221-4230&quot;, &quot;publisher&quot;: &quot;Bentham Science Publishers Ltd.&quot;, &quot;title&quot;: &quot;Overview of Systems Biology and Omics Technologies&quot;, &quot;type&quot;: &quot;article-journal&quot;, &quot;volume&quot;: &quot;23&quot;}, &quot;uris&quot;: [&quot;http://www.mendeley.com/documents/?uuid=77af7692-eca9-406e-92c2-f37793715189&quot;]}, {&quot;id&quot;: &quot;ITEM-4&quot;, &quot;itemData&quot;: {&quot;DOI&quot;: &quot;10.1146/annurev.genom.2.1.343&quot;, &quot;ISSN&quot;: &quot;15278204&quot;, &quot;abstract&quot;: &quot;Systems biology studies biological systems by systematically perturbing them (biologically, genetically, or chemically); monitoring the gene, protein, and informational pathway responses; integrating these data; and ultimately, formulating mathematical models that describe the structure of the system and its response to individual perturbations. The emergence of systems biology is described, as are several examples of specific systems approaches.&quot;, &quot;author&quot;: [{&quot;dropping-particle&quot;: &quot;&quot;, &quot;family&quot;: &quot;Ideker&quot;, &quot;given&quot;: &quot;Trey&quot;, &quot;non-dropping-particle&quot;: &quot;&quot;, &quot;parse-names&quot;: false, &quot;suffix&quot;: &quot;&quot;}, {&quot;dropping-particle&quot;: &quot;&quot;, &quot;family&quot;: &quot;Galitski&quot;, &quot;given&quot;: &quot;Timothy&quot;, &quot;non-dropping-particle&quot;: &quot;&quot;, &quot;parse-names&quot;: false, &quot;suffix&quot;: &quot;&quot;}, {&quot;dropping-particle&quot;: &quot;&quot;, &quot;family&quot;: &quot;Hood&quot;, &quot;given&quot;: &quot;Leroy&quot;, &quot;non-dropping-particle&quot;: &quot;&quot;, &quot;parse-names&quot;: false, &quot;suffix&quot;: &quot;&quot;}], &quot;container-title&quot;: &quot;Annual Review of Genomics and Human Genetics&quot;, &quot;id&quot;: &quot;ITEM-4&quot;, &quot;issued&quot;: {&quot;date-parts&quot;: [[&quot;2001&quot;]]}, &quot;title&quot;: &quot;A new approach to decoding life: Systems biology&quot;, &quot;type&quot;: &quot;article&quot;, &quot;volume&quot;: &quot;2&quot;}, &quot;uris&quot;: [&quot;http://www.mendeley.com/documents/?uuid=be7c73a5-6b2e-4a3f-bca1-1a0a194dec23&quot;]}], &quot;mendeley&quot;: {&quot;formattedCitation&quot;: &quot;(Ideker et al., 2001; Karahalil, 2016; Veenstra, 2021; Weckwerth, 2011)&quot;, &quot;plainTextFormattedCitation&quot;: &quot;(Ideker et al., 2001; Karahalil, 2016; Veenstra, 2021; Weckwerth, 2011)&quot;, &quot;previouslyFormattedCitation&quot;: &quot;(Ideker et al., 2001; Karahalil, 2016; Veenstra, 2021; Weckwerth, 2011)&quot;}, &quot;properties&quot;: {&quot;noteIndex&quot;: 0}, &quot;schema&quot;: &quot;https://github.com/citation-style-language/schema/raw/master/csl-citation.json&quot;} RNDhQwxBNxCpw"/><text:span text:style-name="T364">⁠. </text:span></text:p>
      <text:p text:style-name="P38"><draw:frame draw:style-name="fr2" draw:name="Marco2" text:anchor-type="char" svg:x="2.016cm" svg:y="0.279cm" svg:width="12.531cm" draw:z-index="6"><draw:text-box fo:min-height="7.648cm"><text:p text:style-name="P135"><draw:frame draw:style-name="fr7" draw:name="Imagen2" text:anchor-type="paragraph" svg:width="12.531cm" style:rel-width="100%" svg:height="7.648cm" style:rel-height="scale" draw:z-index="7"><draw:image xlink:href="Pictures/1000020100000780000004389A291A274F9C92CE.png" xlink:type="simple" xlink:show="embed" xlink:actuate="onLoad" loext:mime-type="image/png"/></draw:frame>Figure <text:span text:style-name="T431">7</text:span>: <text:span text:style-name="T371">(es provisional, h</text:span><text:span text:style-name="T429">aría </text:span><text:span text:style-name="T371">una </text:span><text:span text:style-name="T429">mas </text:span><text:span text:style-name="T371">bonita y mejor) </text:span>Exponential increase in the number of publication using the term "systems biology" in PubMed since the year when the Genome Human Project was completed. </text:p></draw:text-box></draw:frame></text:p>
      <text:p text:style-name="P38"/>
      <text:p text:style-name="P38"/>
      <text:p text:style-name="P38"/>
      <text:p text:style-name="P38"/>
      <text:p text:style-name="P38"/>
      <text:p text:style-name="P38"/>
      <text:p text:style-name="P38"/>
      <text:p text:style-name="P38"/>
      <text:p text:style-name="P38"/>
      <text:p text:style-name="P38"/>
      <text:p text:style-name="P38"><text:span text:style-name="T367">Nowadays, the so-called omics methods allow to mass measure all those important modules </text:span><text:span text:style-name="T383">or biological levels</text:span><text:span text:style-name="T367"> that form part of the studied systems: transcriptomics, proteomics, metabolomics, etc. </text:span><text:span text:style-name="T368">Systems biology aims to improve our understanding of living systems t</text:span><text:span text:style-name="T367">hrough the integration of our knowledge on how different biological components work simultaneously. </text:span><text:span text:style-name="T382">The typical methodology of a systems biology study starts by obtaining omic data and its subsequent integration. Then, the results are computationally and statistically analyzed and the phenomenon observed is experimentally probed. </text:span><text:span text:style-name="T368">Consequently, predictive models can be developed in order to simulate how a biological system would behave </text:span><text:soft-page-break/><text:span text:style-name="T368">when perturbed </text:span><text:reference-mark-start text:name="ADDIN CSL_CITATION {&quot;citationItems&quot;: [{&quot;id&quot;: &quot;ITEM-1&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1&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id&quot;: &quot;ITEM-3&quot;, &quot;itemData&quot;: {&quot;DOI&quot;: &quot;10.1016/j.jbiotec.2012.01.014&quot;, &quot;ISSN&quot;: &quot;01681656&quot;, &quot;abstract&quot;: &quot;The recent implementation of various high-throughput biochemical and bioanalytical platforms for the study of biological systems has resulted in a wealth of experimental information that systems biology integrates into models and functional descriptions of organisms. The fast tempo of systems biology development is currently bringing in a revolution in the understanding of cell networks by providing with a holistic comprehension of cellular components and their interaction dynamics. This thorough description of biological systems has laid the grounds for the development of synthetic biology, a discipline applying basic principles of engineering for the rational assembly of biological modules into higher order complex biological systems with desired properties. Despite the success of this new field for the generation of biotechnological tools, it has not been yet widely applied to plant systems. This review aims at describing the current status of systems biology, its contribution to our understanding of plant metabolism, expression and regulatory networks and how synthetic biology approaches could benefit utilising plant and bacterial 'omics' as a source for the design and development of biological modules for the improvement of plant stress tolerance and crop production, among other applications. The article further describes synthetic biology strategies currently being applied to plant metabolic engineering, development of signalling pathways and synthetic organelles, and the potential of this new field for the understanding of plant cellular functioning and the generation of plant biotechnological tools. \u00a9 2012 Elsevier B.V..&quot;, &quot;author&quot;: [{&quot;dropping-particle&quot;: &quot;&quot;, &quot;family&quot;: &quot;Zurbriggen&quot;, &quot;given&quot;: &quot;Matias D.&quot;, &quot;non-dropping-particle&quot;: &quot;&quot;, &quot;parse-names&quot;: false, &quot;suffix&quot;: &quot;&quot;}, {&quot;dropping-particle&quot;: &quot;&quot;, &quot;family&quot;: &quot;Moor&quot;, &quot;given&quot;: &quot;Alina&quot;, &quot;non-dropping-particle&quot;: &quot;&quot;, &quot;parse-names&quot;: false, &quot;suffix&quot;: &quot;&quot;}, {&quot;dropping-particle&quot;: &quot;&quot;, &quot;family&quot;: &quot;Weber&quot;, &quot;given&quot;: &quot;Wilfried&quot;, &quot;non-dropping-particle&quot;: &quot;&quot;, &quot;parse-names&quot;: false, &quot;suffix&quot;: &quot;&quot;}], &quot;container-title&quot;: &quot;Journal of Biotechnology&quot;, &quot;id&quot;: &quot;ITEM-3&quot;, &quot;issue&quot;: &quot;1-2&quot;, &quot;issued&quot;: {&quot;date-parts&quot;: [[&quot;2012&quot;]]}, &quot;title&quot;: &quot;Plant and bacterial systems biology as platform for plant synthetic bio(techno)logy&quot;, &quot;type&quot;: &quot;article-journal&quot;, &quot;volume&quot;: &quot;160&quot;}, &quot;uris&quot;: [&quot;http://www.mendeley.com/documents/?uuid=46eea268-f7f5-49e4-99a1-39fcde11e0b7&quot;]}, {&quot;id&quot;: &quot;ITEM-4&quot;, &quot;itemData&quot;: {&quot;DOI&quot;: &quot;10.1016/j.aquatox.2009.02.012&quot;, &quot;ISSN&quot;: &quot;0166445X&quot;, &quot;abstract&quot;: &quot;The last decade, the biological and biomedical scientific landscape has seen the increase in use and applications of \&quot;omics\&quot; technologies. These technologies provide methods that allow for a comprehensive description of nearly all components within the cell. Microalgae not only play an important ecological role, but are also of commercial importance and therefore call for an in depth knowledge of basic biological functions. Knowledge of separate algal subsystems has gradually become available, but the challenge remains to integrate data obtained from these subsystems and from different levels of biological organization. Systems biology is a discipline that aims at this integration. In this paper, the current status of \&quot;omics\&quot; in algae is reviewed. At the lowest level, genome studies and the use of microarrays seem to have found widespread acceptance in algal research. At higher level such as the proteome and metabolome, however, very few omic studies have been carried out in algae so far. Moreover, the need arises for the construction of computer databases to store obtained information in a systematic way. To illustrate the use and especially the future needs of algal \&quot;omics\&quot; in a systems biological context, a case study is presented in which a freshwater alga was subjected to heavy metal stress and toxicity endpoints were monitored on different levels of biological organization. \u00a9 2009 Elsevier B.V. All rights reserved.&quot;, &quot;author&quot;: [{&quot;dropping-particle&quot;: &quot;&quot;, &quot;family&quot;: &quot;Jamers&quot;, &quot;given&quot;: &quot;An&quot;, &quot;non-dropping-particle&quot;: &quot;&quot;, &quot;parse-names&quot;: false, &quot;suffix&quot;: &quot;&quot;}, {&quot;dropping-particle&quot;: &quot;&quot;, &quot;family&quot;: &quot;Blust&quot;, &quot;given&quot;: &quot;Ronny&quot;, &quot;non-dropping-particle&quot;: &quot;&quot;, &quot;parse-names&quot;: false, &quot;suffix&quot;: &quot;&quot;}, {&quot;dropping-particle&quot;: &quot;&quot;, &quot;family&quot;: &quot;Coen&quot;, &quot;given&quot;: &quot;Wim&quot;, &quot;non-dropping-particle&quot;: &quot;De&quot;, &quot;parse-names&quot;: false, &quot;suffix&quot;: &quot;&quot;}], &quot;container-title&quot;: &quot;Aquatic Toxicology&quot;, &quot;id&quot;: &quot;ITEM-4&quot;, &quot;issue&quot;: &quot;3&quot;, &quot;issued&quot;: {&quot;date-parts&quot;: [[&quot;2009&quot;]]}, &quot;title&quot;: &quot;Omics in algae: Paving the way for a systems biological understanding of algal stress phenomena?&quot;, &quot;type&quot;: &quot;article&quot;, &quot;volume&quot;: &quot;92&quot;}, &quot;uris&quot;: [&quot;http://www.mendeley.com/documents/?uuid=ce075a48-e0b5-4504-8537-ac8e60d5603c&quot;]}], &quot;mendeley&quot;: {&quot;formattedCitation&quot;: &quot;(Jamers et al., 2009; Veenstra, 2021; Weckwerth, 2011; Zurbriggen et al., 2012)&quot;, &quot;plainTextFormattedCitation&quot;: &quot;(Jamers et al., 2009; Veenstra, 2021; Weckwerth, 2011; Zurbriggen et al., 2012)&quot;, &quot;previouslyFormattedCitation&quot;: &quot;(Jamers et al., 2009; Veenstra, 2021; Weckwerth, 2011; Zurbriggen et al., 2012)&quot;}, &quot;properties&quot;: {&quot;noteIndex&quot;: 0}, &quot;schema&quot;: &quot;https://github.com/citation-style-language/schema/raw/master/csl-citation.json&quot;} RNDwatFwMM5FM"/><text:span text:style-name="T26">(Jamers et al., 2009; Veenstra, 2021; Weckwerth, 2011; Zurbriggen et al., 2012)</text:span><text:reference-mark-end text:name="ADDIN CSL_CITATION {&quot;citationItems&quot;: [{&quot;id&quot;: &quot;ITEM-1&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1&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id&quot;: &quot;ITEM-3&quot;, &quot;itemData&quot;: {&quot;DOI&quot;: &quot;10.1016/j.jbiotec.2012.01.014&quot;, &quot;ISSN&quot;: &quot;01681656&quot;, &quot;abstract&quot;: &quot;The recent implementation of various high-throughput biochemical and bioanalytical platforms for the study of biological systems has resulted in a wealth of experimental information that systems biology integrates into models and functional descriptions of organisms. The fast tempo of systems biology development is currently bringing in a revolution in the understanding of cell networks by providing with a holistic comprehension of cellular components and their interaction dynamics. This thorough description of biological systems has laid the grounds for the development of synthetic biology, a discipline applying basic principles of engineering for the rational assembly of biological modules into higher order complex biological systems with desired properties. Despite the success of this new field for the generation of biotechnological tools, it has not been yet widely applied to plant systems. This review aims at describing the current status of systems biology, its contribution to our understanding of plant metabolism, expression and regulatory networks and how synthetic biology approaches could benefit utilising plant and bacterial 'omics' as a source for the design and development of biological modules for the improvement of plant stress tolerance and crop production, among other applications. The article further describes synthetic biology strategies currently being applied to plant metabolic engineering, development of signalling pathways and synthetic organelles, and the potential of this new field for the understanding of plant cellular functioning and the generation of plant biotechnological tools. \u00a9 2012 Elsevier B.V..&quot;, &quot;author&quot;: [{&quot;dropping-particle&quot;: &quot;&quot;, &quot;family&quot;: &quot;Zurbriggen&quot;, &quot;given&quot;: &quot;Matias D.&quot;, &quot;non-dropping-particle&quot;: &quot;&quot;, &quot;parse-names&quot;: false, &quot;suffix&quot;: &quot;&quot;}, {&quot;dropping-particle&quot;: &quot;&quot;, &quot;family&quot;: &quot;Moor&quot;, &quot;given&quot;: &quot;Alina&quot;, &quot;non-dropping-particle&quot;: &quot;&quot;, &quot;parse-names&quot;: false, &quot;suffix&quot;: &quot;&quot;}, {&quot;dropping-particle&quot;: &quot;&quot;, &quot;family&quot;: &quot;Weber&quot;, &quot;given&quot;: &quot;Wilfried&quot;, &quot;non-dropping-particle&quot;: &quot;&quot;, &quot;parse-names&quot;: false, &quot;suffix&quot;: &quot;&quot;}], &quot;container-title&quot;: &quot;Journal of Biotechnology&quot;, &quot;id&quot;: &quot;ITEM-3&quot;, &quot;issue&quot;: &quot;1-2&quot;, &quot;issued&quot;: {&quot;date-parts&quot;: [[&quot;2012&quot;]]}, &quot;title&quot;: &quot;Plant and bacterial systems biology as platform for plant synthetic bio(techno)logy&quot;, &quot;type&quot;: &quot;article-journal&quot;, &quot;volume&quot;: &quot;160&quot;}, &quot;uris&quot;: [&quot;http://www.mendeley.com/documents/?uuid=46eea268-f7f5-49e4-99a1-39fcde11e0b7&quot;]}, {&quot;id&quot;: &quot;ITEM-4&quot;, &quot;itemData&quot;: {&quot;DOI&quot;: &quot;10.1016/j.aquatox.2009.02.012&quot;, &quot;ISSN&quot;: &quot;0166445X&quot;, &quot;abstract&quot;: &quot;The last decade, the biological and biomedical scientific landscape has seen the increase in use and applications of \&quot;omics\&quot; technologies. These technologies provide methods that allow for a comprehensive description of nearly all components within the cell. Microalgae not only play an important ecological role, but are also of commercial importance and therefore call for an in depth knowledge of basic biological functions. Knowledge of separate algal subsystems has gradually become available, but the challenge remains to integrate data obtained from these subsystems and from different levels of biological organization. Systems biology is a discipline that aims at this integration. In this paper, the current status of \&quot;omics\&quot; in algae is reviewed. At the lowest level, genome studies and the use of microarrays seem to have found widespread acceptance in algal research. At higher level such as the proteome and metabolome, however, very few omic studies have been carried out in algae so far. Moreover, the need arises for the construction of computer databases to store obtained information in a systematic way. To illustrate the use and especially the future needs of algal \&quot;omics\&quot; in a systems biological context, a case study is presented in which a freshwater alga was subjected to heavy metal stress and toxicity endpoints were monitored on different levels of biological organization. \u00a9 2009 Elsevier B.V. All rights reserved.&quot;, &quot;author&quot;: [{&quot;dropping-particle&quot;: &quot;&quot;, &quot;family&quot;: &quot;Jamers&quot;, &quot;given&quot;: &quot;An&quot;, &quot;non-dropping-particle&quot;: &quot;&quot;, &quot;parse-names&quot;: false, &quot;suffix&quot;: &quot;&quot;}, {&quot;dropping-particle&quot;: &quot;&quot;, &quot;family&quot;: &quot;Blust&quot;, &quot;given&quot;: &quot;Ronny&quot;, &quot;non-dropping-particle&quot;: &quot;&quot;, &quot;parse-names&quot;: false, &quot;suffix&quot;: &quot;&quot;}, {&quot;dropping-particle&quot;: &quot;&quot;, &quot;family&quot;: &quot;Coen&quot;, &quot;given&quot;: &quot;Wim&quot;, &quot;non-dropping-particle&quot;: &quot;De&quot;, &quot;parse-names&quot;: false, &quot;suffix&quot;: &quot;&quot;}], &quot;container-title&quot;: &quot;Aquatic Toxicology&quot;, &quot;id&quot;: &quot;ITEM-4&quot;, &quot;issue&quot;: &quot;3&quot;, &quot;issued&quot;: {&quot;date-parts&quot;: [[&quot;2009&quot;]]}, &quot;title&quot;: &quot;Omics in algae: Paving the way for a systems biological understanding of algal stress phenomena?&quot;, &quot;type&quot;: &quot;article&quot;, &quot;volume&quot;: &quot;92&quot;}, &quot;uris&quot;: [&quot;http://www.mendeley.com/documents/?uuid=ce075a48-e0b5-4504-8537-ac8e60d5603c&quot;]}], &quot;mendeley&quot;: {&quot;formattedCitation&quot;: &quot;(Jamers et al., 2009; Veenstra, 2021; Weckwerth, 2011; Zurbriggen et al., 2012)&quot;, &quot;plainTextFormattedCitation&quot;: &quot;(Jamers et al., 2009; Veenstra, 2021; Weckwerth, 2011; Zurbriggen et al., 2012)&quot;, &quot;previouslyFormattedCitation&quot;: &quot;(Jamers et al., 2009; Veenstra, 2021; Weckwerth, 2011; Zurbriggen et al., 2012)&quot;}, &quot;properties&quot;: {&quot;noteIndex&quot;: 0}, &quot;schema&quot;: &quot;https://github.com/citation-style-language/schema/raw/master/csl-citation.json&quot;} RNDwatFwMM5FM"/><text:span text:style-name="T368">⁠.</text:span></text:p>
      <text:p text:style-name="P40"><text:span text:style-name="T377">During the progression of this work, the</text:span> generat<text:span text:style-name="T377">ion</text:span> <text:span text:style-name="T377">and analysis of</text:span> massive data from two different omics techniques (transcriptomics and proteomics) <text:span text:style-name="T377">is achieved</text:span>. <text:span text:style-name="T377">The main purpose is</text:span> <text:span text:style-name="T377">studying</text:span> <text:span text:style-name="T171">Ostreococcus tauri</text:span> as a biological system <text:span text:style-name="T377">by integrating</text:span> <text:span text:style-name="T377">the omics results</text:span> with <text:span text:style-name="T377">traditional </text:span>physiological measurements <text:span text:style-name="T377">as a biological validation of the effects observed in the computational analysis</text:span>. </text:p>
      <text:p text:style-name="P40"><text:span text:style-name="T372">Specifically, the transcriptomic method used </text:span><text:span text:style-name="T376">was</text:span><text:span text:style-name="T372"> RNA-seq, which is the main contemporary method used for this omic. The development of next-generation sequencing methods has contributed to RNA-Seq analyses enabling working with a wide variety of different classes of RNAs, not requiring transcript-specific probes (unlike microarrays, the almost obsolete previous method used in transcriptomic analyses), and not only to identify but <text:s/>also to quantify abundance of transcripts </text:span><text:reference-mark-start text:name="ADDIN CSL_CITATION {&quot;citationItems&quot;: [{&quot;id&quot;: &quot;ITEM-1&quot;, &quot;itemData&quot;: {&quot;DOI&quot;: &quot;10.1038/nrg2484&quot;, &quot;ISSN&quot;: &quot;14710056&quot;, &quot;abstract&quot;: &quot;RNA-Seq is a recently developed approach to transcriptome profiling that uses deep-sequencing technologies. Studies using this method have already altered our view of the extent and complexity of eukaryotic transcriptomes. RNA-Seq also provides a far more precise measurement of levels of transcripts and their isoforms than other methods. This article describes the RNA-Seq approach, the challenges associated with its application, and the advances made so far in characterizing several eukaryote transcriptomes. \u00a9 2009 Macmillan Publishers Limited. All rights reserved.&quot;, &quot;author&quot;: [{&quot;dropping-particle&quot;: &quot;&quot;, &quot;family&quot;: &quot;Wang&quot;, &quot;given&quot;: &quot;Zhong&quot;, &quot;non-dropping-particle&quot;: &quot;&quot;, &quot;parse-names&quot;: false, &quot;suffix&quot;: &quot;&quot;}, {&quot;dropping-particle&quot;: &quot;&quot;, &quot;family&quot;: &quot;Gerstein&quot;, &quot;given&quot;: &quot;Mark&quot;, &quot;non-dropping-particle&quot;: &quot;&quot;, &quot;parse-names&quot;: false, &quot;suffix&quot;: &quot;&quot;}, {&quot;dropping-particle&quot;: &quot;&quot;, &quot;family&quot;: &quot;Snyder&quot;, &quot;given&quot;: &quot;Michael&quot;, &quot;non-dropping-particle&quot;: &quot;&quot;, &quot;parse-names&quot;: false, &quot;suffix&quot;: &quot;&quot;}], &quot;container-title&quot;: &quot;Nature Reviews Genetics&quot;, &quot;id&quot;: &quot;ITEM-1&quot;, &quot;issue&quot;: &quot;1&quot;, &quot;issued&quot;: {&quot;date-parts&quot;: [[&quot;2009&quot;]]}, &quot;title&quot;: &quot;RNA-Seq: A revolutionary tool for transcriptomics&quot;, &quot;type&quot;: &quot;article&quot;, &quot;volume&quot;: &quot;10&quot;}, &quot;uris&quot;: [&quot;http://www.mendeley.com/documents/?uuid=7109d5ef-f279-482a-840b-1706a9a4cda0&quot;]}, {&quot;id&quot;: &quot;ITEM-2&quot;, &quot;itemData&quot;: {&quot;DOI&quot;: &quot;10.1183/23120541.00104-2021&quot;, &quot;abstract&quot;: &quot;Please cite this article as: Ditz B, Boekhoudt JG, Aliee H, et al. Comparison of genome-wide gene expression profiling by RNA-Seq versus microarray in bronchial biopsies of COPD patients before and after ICS treatment. Does it provide new insights?. ERJ Open Res 2021; in press (https://doi.&quot;, &quot;author&quot;: [{&quot;dropping-particle&quot;: &quot;&quot;, &quot;family&quot;: &quot;Ditz&quot;, &quot;given&quot;: &quot;Benedikt&quot;, &quot;non-dropping-particle&quot;: &quot;&quot;, &quot;parse-names&quot;: false, &quot;suffix&quot;: &quot;&quot;}, {&quot;dropping-particle&quot;: &quot;&quot;, &quot;family&quot;: &quot;Boekhoudt&quot;, &quot;given&quot;: &quot;Jeunard G.&quot;, &quot;non-dropping-particle&quot;: &quot;&quot;, &quot;parse-names&quot;: false, &quot;suffix&quot;: &quot;&quot;}, {&quot;dropping-particle&quot;: &quot;&quot;, &quot;family&quot;: &quot;Aliee&quot;, &quot;given&quot;: &quot;Hananeh&quot;, &quot;non-dropping-particle&quot;: &quot;&quot;, &quot;parse-names&quot;: false, &quot;suffix&quot;: &quot;&quot;}, {&quot;dropping-particle&quot;: &quot;&quot;, &quot;family&quot;: &quot;Theis&quot;, &quot;given&quot;: &quot;Fabian J.&quot;, &quot;non-dropping-particle&quot;: &quot;&quot;, &quot;parse-names&quot;: false, &quot;suffix&quot;: &quot;&quot;}, {&quot;dropping-particle&quot;: &quot;&quot;, &quot;family&quot;: &quot;Nawijn&quot;, &quot;given&quot;: &quot;Martijn&quot;, &quot;non-dropping-particle&quot;: &quot;&quot;, &quot;parse-names&quot;: false, &quot;suffix&quot;: &quot;&quot;}, {&quot;dropping-particle&quot;: &quot;&quot;, &quot;family&quot;: &quot;Brandsma&quot;, &quot;given&quot;: &quot;Corry-Anke&quot;, &quot;non-dropping-particle&quot;: &quot;&quot;, &quot;parse-names&quot;: false, &quot;suffix&quot;: &quot;&quot;}, {&quot;dropping-particle&quot;: &quot;&quot;, &quot;family&quot;: &quot;Hiemstra&quot;, &quot;given&quot;: &quot;Pieter S.&quot;, &quot;non-dropping-particle&quot;: &quot;&quot;, &quot;parse-names&quot;: false, &quot;suffix&quot;: &quot;&quot;}, {&quot;dropping-particle&quot;: &quot;&quot;, &quot;family&quot;: &quot;Timens&quot;, &quot;given&quot;: &quot;Wim&quot;, &quot;non-dropping-particle&quot;: &quot;&quot;, &quot;parse-names&quot;: false, &quot;suffix&quot;: &quot;&quot;}, {&quot;dropping-particle&quot;: &quot;&quot;, &quot;family&quot;: &quot;Tew&quot;, &quot;given&quot;: &quot;Gaik W.&quot;, &quot;non-dropping-particle&quot;: &quot;&quot;, &quot;parse-names&quot;: false, &quot;suffix&quot;: &quot;&quot;}, {&quot;dropping-particle&quot;: &quot;&quot;, &quot;family&quot;: &quot;Grimbaldeston&quot;, &quot;given&quot;: &quot;Michele A.&quot;, &quot;non-dropping-particle&quot;: &quot;&quot;, &quot;parse-names&quot;: false, &quot;suffix&quot;: &quot;&quot;}, {&quot;dropping-particle&quot;: &quot;&quot;, &quot;family&quot;: &quot;Neighbors&quot;, &quot;given&quot;: &quot;Margaret&quot;, &quot;non-dropping-particle&quot;: &quot;&quot;, &quot;parse-names&quot;: false, &quot;suffix&quot;: &quot;&quot;}, {&quot;dropping-particle&quot;: &quot;&quot;, &quot;family&quot;: &quot;Guryev&quot;, &quot;given&quot;: &quot;Victor&quot;, &quot;non-dropping-particle&quot;: &quot;&quot;, &quot;parse-names&quot;: false, &quot;suffix&quot;: &quot;&quot;}, {&quot;dropping-particle&quot;: &quot;&quot;, &quot;family&quot;: &quot;Berge&quot;, &quot;given&quot;: &quot;Maarten&quot;, &quot;non-dropping-particle&quot;: &quot;van den&quot;, &quot;parse-names&quot;: false, &quot;suffix&quot;: &quot;&quot;}, {&quot;dropping-particle&quot;: &quot;&quot;, &quot;family&quot;: &quot;Faiz&quot;, &quot;given&quot;: &quot;Alen&quot;, &quot;non-dropping-particle&quot;: &quot;&quot;, &quot;parse-names&quot;: false, &quot;suffix&quot;: &quot;&quot;}], &quot;container-title&quot;: &quot;ERJ Open Research&quot;, &quot;id&quot;: &quot;ITEM-2&quot;, &quot;issue&quot;: &quot;2&quot;, &quot;issued&quot;: {&quot;date-parts&quot;: [[&quot;2021&quot;, &quot;4&quot;]]}, &quot;page&quot;: &quot;00104-2021&quot;, &quot;publisher&quot;: &quot;European Respiratory Society (ERS)&quot;, &quot;title&quot;: &quot;Comparison of genome-wide gene expression profiling by RNA Sequencing versus microarray in bronchial biopsies of COPD patients before and after inhaled corticosteroid treatment: does it provide new insights?&quot;, &quot;type&quot;: &quot;article-journal&quot;, &quot;volume&quot;: &quot;7&quot;}, &quot;uris&quot;: [&quot;http://www.mendeley.com/documents/?uuid=c9d8802f-574a-4ae2-a48a-57e51fb7dfaf&quot;]}, {&quot;id&quot;: &quot;ITEM-3&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3&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mendeley&quot;: {&quot;formattedCitation&quot;: &quot;(Ditz et al., 2021; Veenstra, 2021; Wang et al., 2009)&quot;, &quot;plainTextFormattedCitation&quot;: &quot;(Ditz et al., 2021; Veenstra, 2021; Wang et al., 2009)&quot;, &quot;previouslyFormattedCitation&quot;: &quot;(Ditz et al., 2021; Veenstra, 2021; Wang et al., 2009)&quot;}, &quot;properties&quot;: {&quot;noteIndex&quot;: 0}, &quot;schema&quot;: &quot;https://github.com/citation-style-language/schema/raw/master/csl-citation.json&quot;} RND4l8OkhLrf8"/><text:span text:style-name="T27">(Ditz et al., 2021; Veenstra, 2021; Wang et al., 2009)</text:span><text:reference-mark-end text:name="ADDIN CSL_CITATION {&quot;citationItems&quot;: [{&quot;id&quot;: &quot;ITEM-1&quot;, &quot;itemData&quot;: {&quot;DOI&quot;: &quot;10.1038/nrg2484&quot;, &quot;ISSN&quot;: &quot;14710056&quot;, &quot;abstract&quot;: &quot;RNA-Seq is a recently developed approach to transcriptome profiling that uses deep-sequencing technologies. Studies using this method have already altered our view of the extent and complexity of eukaryotic transcriptomes. RNA-Seq also provides a far more precise measurement of levels of transcripts and their isoforms than other methods. This article describes the RNA-Seq approach, the challenges associated with its application, and the advances made so far in characterizing several eukaryote transcriptomes. \u00a9 2009 Macmillan Publishers Limited. All rights reserved.&quot;, &quot;author&quot;: [{&quot;dropping-particle&quot;: &quot;&quot;, &quot;family&quot;: &quot;Wang&quot;, &quot;given&quot;: &quot;Zhong&quot;, &quot;non-dropping-particle&quot;: &quot;&quot;, &quot;parse-names&quot;: false, &quot;suffix&quot;: &quot;&quot;}, {&quot;dropping-particle&quot;: &quot;&quot;, &quot;family&quot;: &quot;Gerstein&quot;, &quot;given&quot;: &quot;Mark&quot;, &quot;non-dropping-particle&quot;: &quot;&quot;, &quot;parse-names&quot;: false, &quot;suffix&quot;: &quot;&quot;}, {&quot;dropping-particle&quot;: &quot;&quot;, &quot;family&quot;: &quot;Snyder&quot;, &quot;given&quot;: &quot;Michael&quot;, &quot;non-dropping-particle&quot;: &quot;&quot;, &quot;parse-names&quot;: false, &quot;suffix&quot;: &quot;&quot;}], &quot;container-title&quot;: &quot;Nature Reviews Genetics&quot;, &quot;id&quot;: &quot;ITEM-1&quot;, &quot;issue&quot;: &quot;1&quot;, &quot;issued&quot;: {&quot;date-parts&quot;: [[&quot;2009&quot;]]}, &quot;title&quot;: &quot;RNA-Seq: A revolutionary tool for transcriptomics&quot;, &quot;type&quot;: &quot;article&quot;, &quot;volume&quot;: &quot;10&quot;}, &quot;uris&quot;: [&quot;http://www.mendeley.com/documents/?uuid=7109d5ef-f279-482a-840b-1706a9a4cda0&quot;]}, {&quot;id&quot;: &quot;ITEM-2&quot;, &quot;itemData&quot;: {&quot;DOI&quot;: &quot;10.1183/23120541.00104-2021&quot;, &quot;abstract&quot;: &quot;Please cite this article as: Ditz B, Boekhoudt JG, Aliee H, et al. Comparison of genome-wide gene expression profiling by RNA-Seq versus microarray in bronchial biopsies of COPD patients before and after ICS treatment. Does it provide new insights?. ERJ Open Res 2021; in press (https://doi.&quot;, &quot;author&quot;: [{&quot;dropping-particle&quot;: &quot;&quot;, &quot;family&quot;: &quot;Ditz&quot;, &quot;given&quot;: &quot;Benedikt&quot;, &quot;non-dropping-particle&quot;: &quot;&quot;, &quot;parse-names&quot;: false, &quot;suffix&quot;: &quot;&quot;}, {&quot;dropping-particle&quot;: &quot;&quot;, &quot;family&quot;: &quot;Boekhoudt&quot;, &quot;given&quot;: &quot;Jeunard G.&quot;, &quot;non-dropping-particle&quot;: &quot;&quot;, &quot;parse-names&quot;: false, &quot;suffix&quot;: &quot;&quot;}, {&quot;dropping-particle&quot;: &quot;&quot;, &quot;family&quot;: &quot;Aliee&quot;, &quot;given&quot;: &quot;Hananeh&quot;, &quot;non-dropping-particle&quot;: &quot;&quot;, &quot;parse-names&quot;: false, &quot;suffix&quot;: &quot;&quot;}, {&quot;dropping-particle&quot;: &quot;&quot;, &quot;family&quot;: &quot;Theis&quot;, &quot;given&quot;: &quot;Fabian J.&quot;, &quot;non-dropping-particle&quot;: &quot;&quot;, &quot;parse-names&quot;: false, &quot;suffix&quot;: &quot;&quot;}, {&quot;dropping-particle&quot;: &quot;&quot;, &quot;family&quot;: &quot;Nawijn&quot;, &quot;given&quot;: &quot;Martijn&quot;, &quot;non-dropping-particle&quot;: &quot;&quot;, &quot;parse-names&quot;: false, &quot;suffix&quot;: &quot;&quot;}, {&quot;dropping-particle&quot;: &quot;&quot;, &quot;family&quot;: &quot;Brandsma&quot;, &quot;given&quot;: &quot;Corry-Anke&quot;, &quot;non-dropping-particle&quot;: &quot;&quot;, &quot;parse-names&quot;: false, &quot;suffix&quot;: &quot;&quot;}, {&quot;dropping-particle&quot;: &quot;&quot;, &quot;family&quot;: &quot;Hiemstra&quot;, &quot;given&quot;: &quot;Pieter S.&quot;, &quot;non-dropping-particle&quot;: &quot;&quot;, &quot;parse-names&quot;: false, &quot;suffix&quot;: &quot;&quot;}, {&quot;dropping-particle&quot;: &quot;&quot;, &quot;family&quot;: &quot;Timens&quot;, &quot;given&quot;: &quot;Wim&quot;, &quot;non-dropping-particle&quot;: &quot;&quot;, &quot;parse-names&quot;: false, &quot;suffix&quot;: &quot;&quot;}, {&quot;dropping-particle&quot;: &quot;&quot;, &quot;family&quot;: &quot;Tew&quot;, &quot;given&quot;: &quot;Gaik W.&quot;, &quot;non-dropping-particle&quot;: &quot;&quot;, &quot;parse-names&quot;: false, &quot;suffix&quot;: &quot;&quot;}, {&quot;dropping-particle&quot;: &quot;&quot;, &quot;family&quot;: &quot;Grimbaldeston&quot;, &quot;given&quot;: &quot;Michele A.&quot;, &quot;non-dropping-particle&quot;: &quot;&quot;, &quot;parse-names&quot;: false, &quot;suffix&quot;: &quot;&quot;}, {&quot;dropping-particle&quot;: &quot;&quot;, &quot;family&quot;: &quot;Neighbors&quot;, &quot;given&quot;: &quot;Margaret&quot;, &quot;non-dropping-particle&quot;: &quot;&quot;, &quot;parse-names&quot;: false, &quot;suffix&quot;: &quot;&quot;}, {&quot;dropping-particle&quot;: &quot;&quot;, &quot;family&quot;: &quot;Guryev&quot;, &quot;given&quot;: &quot;Victor&quot;, &quot;non-dropping-particle&quot;: &quot;&quot;, &quot;parse-names&quot;: false, &quot;suffix&quot;: &quot;&quot;}, {&quot;dropping-particle&quot;: &quot;&quot;, &quot;family&quot;: &quot;Berge&quot;, &quot;given&quot;: &quot;Maarten&quot;, &quot;non-dropping-particle&quot;: &quot;van den&quot;, &quot;parse-names&quot;: false, &quot;suffix&quot;: &quot;&quot;}, {&quot;dropping-particle&quot;: &quot;&quot;, &quot;family&quot;: &quot;Faiz&quot;, &quot;given&quot;: &quot;Alen&quot;, &quot;non-dropping-particle&quot;: &quot;&quot;, &quot;parse-names&quot;: false, &quot;suffix&quot;: &quot;&quot;}], &quot;container-title&quot;: &quot;ERJ Open Research&quot;, &quot;id&quot;: &quot;ITEM-2&quot;, &quot;issue&quot;: &quot;2&quot;, &quot;issued&quot;: {&quot;date-parts&quot;: [[&quot;2021&quot;, &quot;4&quot;]]}, &quot;page&quot;: &quot;00104-2021&quot;, &quot;publisher&quot;: &quot;European Respiratory Society (ERS)&quot;, &quot;title&quot;: &quot;Comparison of genome-wide gene expression profiling by RNA Sequencing versus microarray in bronchial biopsies of COPD patients before and after inhaled corticosteroid treatment: does it provide new insights?&quot;, &quot;type&quot;: &quot;article-journal&quot;, &quot;volume&quot;: &quot;7&quot;}, &quot;uris&quot;: [&quot;http://www.mendeley.com/documents/?uuid=c9d8802f-574a-4ae2-a48a-57e51fb7dfaf&quot;]}, {&quot;id&quot;: &quot;ITEM-3&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3&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mendeley&quot;: {&quot;formattedCitation&quot;: &quot;(Ditz et al., 2021; Veenstra, 2021; Wang et al., 2009)&quot;, &quot;plainTextFormattedCitation&quot;: &quot;(Ditz et al., 2021; Veenstra, 2021; Wang et al., 2009)&quot;, &quot;previouslyFormattedCitation&quot;: &quot;(Ditz et al., 2021; Veenstra, 2021; Wang et al., 2009)&quot;}, &quot;properties&quot;: {&quot;noteIndex&quot;: 0}, &quot;schema&quot;: &quot;https://github.com/citation-style-language/schema/raw/master/csl-citation.json&quot;} RND4l8OkhLrf8"/><text:span text:style-name="T372">⁠. <text:s/></text:span></text:p>
      <text:p text:style-name="P40"><text:span text:style-name="T381">Meanwhile</text:span><text:span text:style-name="T372">, the field of proteomics have been directly connected with the development of mass spectrometry </text:span><text:span text:style-name="T374">(MS)</text:span><text:span text:style-name="T372"> technology. </text:span><text:span text:style-name="T373">During the first part of the century, there were two lines of development working separately for what would be known as proteomics today: identification (2-D electrophoresis gel) and quantification (using isotope tags) of proteins. </text:span><text:span text:style-name="T374">Nowadays</text:span><text:span text:style-name="T373">, </text:span><text:span text:style-name="T374">technology has enable the development of </text:span><text:span text:style-name="T373">proteins identification and quantification methods </text:span><text:span text:style-name="T374">so t</text:span><text:span text:style-name="T373">he number of proteins that can be quanti</text:span><text:span text:style-name="T374">fied/identified</text:span><text:span text:style-name="T373"> today is </text:span><text:span text:style-name="T374">around </text:span><text:span text:style-name="T373">several thousands </text:span><text:reference-mark-start text:name="ADDIN CSL_CITATION {&quot;citationItems&quot;: [{&quot;id&quot;: &quot;ITEM-1&quot;, &quot;itemData&quot;: {&quot;DOI&quot;: &quot;10.1038/s41598-022-04938-0&quot;, &quot;ISSN&quot;: &quot;20452322&quot;, &quot;abstract&quot;: &quot;Missing values are a major issue in quantitative proteomics analysis. While many methods have been developed for imputing missing values in high-throughput proteomics data, a comparative assessment of imputation accuracy remains inconclusive, mainly because mechanisms contributing to true missing values are complex and existing evaluation methodologies are imperfect. Moreover, few studies have provided an outlook of future methodological development. We first re-evaluate the performance of eight representative methods targeting three typical missing mechanisms. These methods are compared on both simulated and masked missing values embedded within real proteomics datasets, and performance is evaluated using three quantitative measures. We then introduce fused regularization matrix factorization, a low-rank global matrix factorization framework, capable of integrating local similarity derived from additional data types. We also explore a biologically-inspired latent variable modeling strategy\u2014convex analysis of mixtures\u2014for missing value imputation and present preliminary experimental results. While some winners emerged from our comparative assessment, the evaluation is intrinsically imperfect because performance is evaluated indirectly on artificial missing or masked values not authentic missing values. Nevertheless, we show that our fused regularization matrix factorization provides a novel incorporation of external and local information, and the exploratory implementation of convex analysis of mixtures presents a biologically plausible new approach.&quot;, &quot;author&quot;: [{&quot;dropping-particle&quot;: &quot;&quot;, &quot;family&quot;: &quot;Shen&quot;, &quot;given&quot;: &quot;Minjie&quot;, &quot;non-dropping-particle&quot;: &quot;&quot;, &quot;parse-names&quot;: false, &quot;suffix&quot;: &quot;&quot;}, {&quot;dropping-particle&quot;: &quot;&quot;, &quot;family&quot;: &quot;Chang&quot;, &quot;given&quot;: &quot;Yi Tan&quot;, &quot;non-dropping-particle&quot;: &quot;&quot;, &quot;parse-names&quot;: false, &quot;suffix&quot;: &quot;&quot;}, {&quot;dropping-particle&quot;: &quot;&quot;, &quot;family&quot;: &quot;Wu&quot;, &quot;given&quot;: &quot;Chiung Ting&quot;, &quot;non-dropping-particle&quot;: &quot;&quot;, &quot;parse-names&quot;: false, &quot;suffix&quot;: &quot;&quot;}, {&quot;dropping-particle&quot;: &quot;&quot;, &quot;family&quot;: &quot;Parker&quot;, &quot;given&quot;: &quot;Sarah J.&quot;, &quot;non-dropping-particle&quot;: &quot;&quot;, &quot;parse-names&quot;: false, &quot;suffix&quot;: &quot;&quot;}, {&quot;dropping-particle&quot;: &quot;&quot;, &quot;family&quot;: &quot;Saylor&quot;, &quot;given&quot;: &quot;Georgia&quot;, &quot;non-dropping-particle&quot;: &quot;&quot;, &quot;parse-names&quot;: false, &quot;suffix&quot;: &quot;&quot;}, {&quot;dropping-particle&quot;: &quot;&quot;, &quot;family&quot;: &quot;Wang&quot;, &quot;given&quot;: &quot;Yizhi&quot;, &quot;non-dropping-particle&quot;: &quot;&quot;, &quot;parse-names&quot;: false, &quot;suffix&quot;: &quot;&quot;}, {&quot;dropping-particle&quot;: &quot;&quot;, &quot;family&quot;: &quot;Yu&quot;, &quot;given&quot;: &quot;Guoqiang&quot;, &quot;non-dropping-particle&quot;: &quot;&quot;, &quot;parse-names&quot;: false, &quot;suffix&quot;: &quot;&quot;}, {&quot;dropping-particle&quot;: &quot;&quot;, &quot;family&quot;: &quot;Eyk&quot;, &quot;given&quot;: &quot;Jennifer E.&quot;, &quot;non-dropping-particle&quot;: &quot;Van&quot;, &quot;parse-names&quot;: false, &quot;suffix&quot;: &quot;&quot;}, {&quot;dropping-particle&quot;: &quot;&quot;, &quot;family&quot;: &quot;Clarke&quot;, &quot;given&quot;: &quot;Robert&quot;, &quot;non-dropping-particle&quot;: &quot;&quot;, &quot;parse-names&quot;: false, &quot;suffix&quot;: &quot;&quot;}, {&quot;dropping-particle&quot;: &quot;&quot;, &quot;family&quot;: &quot;Herrington&quot;, &quot;given&quot;: &quot;David M.&quot;, &quot;non-dropping-particle&quot;: &quot;&quot;, &quot;parse-names&quot;: false, &quot;suffix&quot;: &quot;&quot;}, {&quot;dropping-particle&quot;: &quot;&quot;, &quot;family&quot;: &quot;Wang&quot;, &quot;given&quot;: &quot;Yue&quot;, &quot;non-dropping-particle&quot;: &quot;&quot;, &quot;parse-names&quot;: false, &quot;suffix&quot;: &quot;&quot;}], &quot;container-title&quot;: &quot;Scientific Reports&quot;, &quot;id&quot;: &quot;ITEM-1&quot;, &quot;issue&quot;: &quot;1&quot;, &quot;issued&quot;: {&quot;date-parts&quot;: [[&quot;2022&quot;]]}, &quot;title&quot;: &quot;Comparative assessment and novel strategy on methods for imputing proteomics data&quot;, &quot;type&quot;: &quot;article-journal&quot;, &quot;volume&quot;: &quot;12&quot;}, &quot;uris&quot;: [&quot;http://www.mendeley.com/documents/?uuid=e136143a-1175-4136-a860-02ee7bb9a80d&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mendeley&quot;: {&quot;formattedCitation&quot;: &quot;(Shen et al., 2022; Veenstra, 2021)&quot;, &quot;plainTextFormattedCitation&quot;: &quot;(Shen et al., 2022; Veenstra, 2021)&quot;, &quot;previouslyFormattedCitation&quot;: &quot;(Shen et al., 2022; Veenstra, 2021)&quot;}, &quot;properties&quot;: {&quot;noteIndex&quot;: 0}, &quot;schema&quot;: &quot;https://github.com/citation-style-language/schema/raw/master/csl-citation.json&quot;} RNDbsgVzBinKo"/><text:span text:style-name="T28">(Shen et al., 2022; Veenstra, 2021)</text:span><text:reference-mark-end text:name="ADDIN CSL_CITATION {&quot;citationItems&quot;: [{&quot;id&quot;: &quot;ITEM-1&quot;, &quot;itemData&quot;: {&quot;DOI&quot;: &quot;10.1038/s41598-022-04938-0&quot;, &quot;ISSN&quot;: &quot;20452322&quot;, &quot;abstract&quot;: &quot;Missing values are a major issue in quantitative proteomics analysis. While many methods have been developed for imputing missing values in high-throughput proteomics data, a comparative assessment of imputation accuracy remains inconclusive, mainly because mechanisms contributing to true missing values are complex and existing evaluation methodologies are imperfect. Moreover, few studies have provided an outlook of future methodological development. We first re-evaluate the performance of eight representative methods targeting three typical missing mechanisms. These methods are compared on both simulated and masked missing values embedded within real proteomics datasets, and performance is evaluated using three quantitative measures. We then introduce fused regularization matrix factorization, a low-rank global matrix factorization framework, capable of integrating local similarity derived from additional data types. We also explore a biologically-inspired latent variable modeling strategy\u2014convex analysis of mixtures\u2014for missing value imputation and present preliminary experimental results. While some winners emerged from our comparative assessment, the evaluation is intrinsically imperfect because performance is evaluated indirectly on artificial missing or masked values not authentic missing values. Nevertheless, we show that our fused regularization matrix factorization provides a novel incorporation of external and local information, and the exploratory implementation of convex analysis of mixtures presents a biologically plausible new approach.&quot;, &quot;author&quot;: [{&quot;dropping-particle&quot;: &quot;&quot;, &quot;family&quot;: &quot;Shen&quot;, &quot;given&quot;: &quot;Minjie&quot;, &quot;non-dropping-particle&quot;: &quot;&quot;, &quot;parse-names&quot;: false, &quot;suffix&quot;: &quot;&quot;}, {&quot;dropping-particle&quot;: &quot;&quot;, &quot;family&quot;: &quot;Chang&quot;, &quot;given&quot;: &quot;Yi Tan&quot;, &quot;non-dropping-particle&quot;: &quot;&quot;, &quot;parse-names&quot;: false, &quot;suffix&quot;: &quot;&quot;}, {&quot;dropping-particle&quot;: &quot;&quot;, &quot;family&quot;: &quot;Wu&quot;, &quot;given&quot;: &quot;Chiung Ting&quot;, &quot;non-dropping-particle&quot;: &quot;&quot;, &quot;parse-names&quot;: false, &quot;suffix&quot;: &quot;&quot;}, {&quot;dropping-particle&quot;: &quot;&quot;, &quot;family&quot;: &quot;Parker&quot;, &quot;given&quot;: &quot;Sarah J.&quot;, &quot;non-dropping-particle&quot;: &quot;&quot;, &quot;parse-names&quot;: false, &quot;suffix&quot;: &quot;&quot;}, {&quot;dropping-particle&quot;: &quot;&quot;, &quot;family&quot;: &quot;Saylor&quot;, &quot;given&quot;: &quot;Georgia&quot;, &quot;non-dropping-particle&quot;: &quot;&quot;, &quot;parse-names&quot;: false, &quot;suffix&quot;: &quot;&quot;}, {&quot;dropping-particle&quot;: &quot;&quot;, &quot;family&quot;: &quot;Wang&quot;, &quot;given&quot;: &quot;Yizhi&quot;, &quot;non-dropping-particle&quot;: &quot;&quot;, &quot;parse-names&quot;: false, &quot;suffix&quot;: &quot;&quot;}, {&quot;dropping-particle&quot;: &quot;&quot;, &quot;family&quot;: &quot;Yu&quot;, &quot;given&quot;: &quot;Guoqiang&quot;, &quot;non-dropping-particle&quot;: &quot;&quot;, &quot;parse-names&quot;: false, &quot;suffix&quot;: &quot;&quot;}, {&quot;dropping-particle&quot;: &quot;&quot;, &quot;family&quot;: &quot;Eyk&quot;, &quot;given&quot;: &quot;Jennifer E.&quot;, &quot;non-dropping-particle&quot;: &quot;Van&quot;, &quot;parse-names&quot;: false, &quot;suffix&quot;: &quot;&quot;}, {&quot;dropping-particle&quot;: &quot;&quot;, &quot;family&quot;: &quot;Clarke&quot;, &quot;given&quot;: &quot;Robert&quot;, &quot;non-dropping-particle&quot;: &quot;&quot;, &quot;parse-names&quot;: false, &quot;suffix&quot;: &quot;&quot;}, {&quot;dropping-particle&quot;: &quot;&quot;, &quot;family&quot;: &quot;Herrington&quot;, &quot;given&quot;: &quot;David M.&quot;, &quot;non-dropping-particle&quot;: &quot;&quot;, &quot;parse-names&quot;: false, &quot;suffix&quot;: &quot;&quot;}, {&quot;dropping-particle&quot;: &quot;&quot;, &quot;family&quot;: &quot;Wang&quot;, &quot;given&quot;: &quot;Yue&quot;, &quot;non-dropping-particle&quot;: &quot;&quot;, &quot;parse-names&quot;: false, &quot;suffix&quot;: &quot;&quot;}], &quot;container-title&quot;: &quot;Scientific Reports&quot;, &quot;id&quot;: &quot;ITEM-1&quot;, &quot;issue&quot;: &quot;1&quot;, &quot;issued&quot;: {&quot;date-parts&quot;: [[&quot;2022&quot;]]}, &quot;title&quot;: &quot;Comparative assessment and novel strategy on methods for imputing proteomics data&quot;, &quot;type&quot;: &quot;article-journal&quot;, &quot;volume&quot;: &quot;12&quot;}, &quot;uris&quot;: [&quot;http://www.mendeley.com/documents/?uuid=e136143a-1175-4136-a860-02ee7bb9a80d&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mendeley&quot;: {&quot;formattedCitation&quot;: &quot;(Shen et al., 2022; Veenstra, 2021)&quot;, &quot;plainTextFormattedCitation&quot;: &quot;(Shen et al., 2022; Veenstra, 2021)&quot;, &quot;previouslyFormattedCitation&quot;: &quot;(Shen et al., 2022; Veenstra, 2021)&quot;}, &quot;properties&quot;: {&quot;noteIndex&quot;: 0}, &quot;schema&quot;: &quot;https://github.com/citation-style-language/schema/raw/master/csl-citation.json&quot;} RNDbsgVzBinKo"/><text:span text:style-name="T373">⁠. </text:span><text:span text:style-name="T374">In this study, a large scale proteomic analysis is achieved by SWATH using liquid chromatography MS / MS. SWATH proteomics enables protein identification and characterization, as well as label free relative quantification </text:span><text:reference-mark-start text:name="ADDIN CSL_CITATION {&quot;citationItems&quot;: [{&quot;id&quot;: &quot;ITEM-1&quot;, &quot;itemData&quot;: {&quot;DOI&quot;: &quot;10.15252/msb.20178126&quot;, &quot;ISSN&quot;: &quot;1744-4292&quot;, &quot;PMID&quot;: &quot;30104418&quot;, &quot;abstract&quot;: &quot;Many research questions in fields such as personalized medicine, drug screens or systems biology depend on obtaining consistent and quantitatively accurate proteomics data from many samples. SWATH\u2010MS is a specific variant of data\u2010independent acquisition (DIA) methods and is emerging as a technology that combines deep proteome coverage capabilities with quantitative consistency and accuracy. In a SWATH\u2010MS measurement, all ionized peptides of a given sample that fall within a specified mass range are fragmented in a systematic and unbiased fashion using rather large precursor isolation windows. To analyse SWATH\u2010MS data, a strategy based on peptide\u2010centric scoring has been established, which typically requires prior knowledge about the chromatographic and mass spectrometric behaviour of peptides of interest in the form of spectral libraries and peptide query parameters. This tutorial provides guidelines on how to set up and plan a SWATH\u2010MS experiment, how to perform the mass spectrometric measurement and how to analyse SWATH\u2010MS data using peptide\u2010centric scoring. Furthermore, concepts on how to improve SWATH\u2010MS data acquisition, potential trade\u2010offs of parameter settings and alternative data analysis strategies are discussed.\n\nMol Syst Biol. (2018) 14: e8126&quot;, &quot;author&quot;: [{&quot;dropping-particle&quot;: &quot;&quot;, &quot;family&quot;: &quot;Ludwig&quot;, &quot;given&quot;: &quot;Christina&quot;, &quot;non-dropping-particle&quot;: &quot;&quot;, &quot;parse-names&quot;: false, &quot;suffix&quot;: &quot;&quot;}, {&quot;dropping-particle&quot;: &quot;&quot;, &quot;family&quot;: &quot;Gillet&quot;, &quot;given&quot;: &quot;Ludovic&quot;, &quot;non-dropping-particle&quot;: &quot;&quot;, &quot;parse-names&quot;: false, &quot;suffix&quot;: &quot;&quot;}, {&quot;dropping-particle&quot;: &quot;&quot;, &quot;family&quot;: &quot;Rosenberger&quot;, &quot;given&quot;: &quot;George&quot;, &quot;non-dropping-particle&quot;: &quot;&quot;, &quot;parse-names&quot;: false, &quot;suffix&quot;: &quot;&quot;}, {&quot;dropping-particle&quot;: &quot;&quot;, &quot;family&quot;: &quot;Amon&quot;, &quot;given&quot;: &quot;Sabine&quot;, &quot;non-dropping-particle&quot;: &quot;&quot;, &quot;parse-names&quot;: false, &quot;suffix&quot;: &quot;&quot;}, {&quot;dropping-particle&quot;: &quot;&quot;, &quot;family&quot;: &quot;Collins&quot;, &quot;given&quot;: &quot;Ben C&quot;, &quot;non-dropping-particle&quot;: &quot;&quot;, &quot;parse-names&quot;: false, &quot;suffix&quot;: &quot;&quot;}, {&quot;dropping-particle&quot;: &quot;&quot;, &quot;family&quot;: &quot;Aebersold&quot;, &quot;given&quot;: &quot;Ruedi&quot;, &quot;non-dropping-particle&quot;: &quot;&quot;, &quot;parse-names&quot;: false, &quot;suffix&quot;: &quot;&quot;}], &quot;container-title&quot;: &quot;Molecular Systems Biology&quot;, &quot;id&quot;: &quot;ITEM-1&quot;, &quot;issue&quot;: &quot;8&quot;, &quot;issued&quot;: {&quot;date-parts&quot;: [[&quot;2018&quot;, &quot;8&quot;]]}, &quot;publisher&quot;: &quot;EMBO&quot;, &quot;title&quot;: &quot;Data\u2010independent acquisition\u2010based SWATH \u2010 MS for quantitative proteomics: a tutorial&quot;, &quot;type&quot;: &quot;article-journal&quot;, &quot;volume&quot;: &quot;14&quot;}, &quot;uris&quot;: [&quot;http://www.mendeley.com/documents/?uuid=a700a958-8edf-4cb1-88ac-d1812912d014&quot;]}, {&quot;id&quot;: &quot;ITEM-2&quot;, &quot;itemData&quot;: {&quot;DOI&quot;: &quot;10.1016/j.tibtech.2020.09.002&quot;, &quot;ISSN&quot;: &quot;18793096&quot;, &quot;PMID&quot;: &quot;33036785&quot;, &quot;abstract&quot;: &quot;Most applied proteomic approaches require labeling steps. Recent technological advances provide an alternative label-free proteomics approach: SWATH-MS. This powerful tool is now widely used in animal studies but has drawn far less attention in plants. Here we summarize how this promising technology can be applied to facilitate functional analysis in plant research.&quot;, &quot;author&quot;: [{&quot;dropping-particle&quot;: &quot;&quot;, &quot;family&quot;: &quot;Chen&quot;, &quot;given&quot;: &quot;Mo Xian&quot;, &quot;non-dropping-particle&quot;: &quot;&quot;, &quot;parse-names&quot;: false, &quot;suffix&quot;: &quot;&quot;}, {&quot;dropping-particle&quot;: &quot;&quot;, &quot;family&quot;: &quot;Zhang&quot;, &quot;given&quot;: &quot;Youjun&quot;, &quot;non-dropping-particle&quot;: &quot;&quot;, &quot;parse-names&quot;: false, &quot;suffix&quot;: &quot;&quot;}, {&quot;dropping-particle&quot;: &quot;&quot;, &quot;family&quot;: &quot;Fernie&quot;, &quot;given&quot;: &quot;Alisdair R.&quot;, &quot;non-dropping-particle&quot;: &quot;&quot;, &quot;parse-names&quot;: false, &quot;suffix&quot;: &quot;&quot;}, {&quot;dropping-particle&quot;: &quot;&quot;, &quot;family&quot;: &quot;Liu&quot;, &quot;given&quot;: &quot;Ying Gao&quot;, &quot;non-dropping-particle&quot;: &quot;&quot;, &quot;parse-names&quot;: false, &quot;suffix&quot;: &quot;&quot;}, {&quot;dropping-particle&quot;: &quot;&quot;, &quot;family&quot;: &quot;Zhu&quot;, &quot;given&quot;: &quot;Fu Yuan&quot;, &quot;non-dropping-particle&quot;: &quot;&quot;, &quot;parse-names&quot;: false, &quot;suffix&quot;: &quot;&quot;}], &quot;container-title&quot;: &quot;Trends in Biotechnology&quot;, &quot;id&quot;: &quot;ITEM-2&quot;, &quot;issue&quot;: &quot;5&quot;, &quot;issued&quot;: {&quot;date-parts&quot;: [[&quot;2021&quot;, &quot;5&quot;, &quot;1&quot;]]}, &quot;page&quot;: &quot;433-437&quot;, &quot;publisher&quot;: &quot;Elsevier Ltd&quot;, &quot;title&quot;: &quot;SWATH-MS-Based Proteomics: Strategies and Applications in Plants&quot;, &quot;type&quot;: &quot;article&quot;, &quot;volume&quot;: &quot;39&quot;}, &quot;uris&quot;: [&quot;http://www.mendeley.com/documents/?uuid=93a5e333-77ff-418d-89f3-76fba6c2da07&quot;]}], &quot;mendeley&quot;: {&quot;formattedCitation&quot;: &quot;(M. X. Chen et al., 2021; Ludwig et al., 2018)&quot;, &quot;plainTextFormattedCitation&quot;: &quot;(M. X. Chen et al., 2021; Ludwig et al., 2018)&quot;, &quot;previouslyFormattedCitation&quot;: &quot;(M. X. Chen et al., 2021; Ludwig et al., 2018)&quot;}, &quot;properties&quot;: {&quot;noteIndex&quot;: 0}, &quot;schema&quot;: &quot;https://github.com/citation-style-language/schema/raw/master/csl-citation.json&quot;} RNDF4FIjtlF0T"/><text:span text:style-name="T29">(M. X. Chen et al., 2021; Ludwig et al., 2018)</text:span><text:reference-mark-end text:name="ADDIN CSL_CITATION {&quot;citationItems&quot;: [{&quot;id&quot;: &quot;ITEM-1&quot;, &quot;itemData&quot;: {&quot;DOI&quot;: &quot;10.15252/msb.20178126&quot;, &quot;ISSN&quot;: &quot;1744-4292&quot;, &quot;PMID&quot;: &quot;30104418&quot;, &quot;abstract&quot;: &quot;Many research questions in fields such as personalized medicine, drug screens or systems biology depend on obtaining consistent and quantitatively accurate proteomics data from many samples. SWATH\u2010MS is a specific variant of data\u2010independent acquisition (DIA) methods and is emerging as a technology that combines deep proteome coverage capabilities with quantitative consistency and accuracy. In a SWATH\u2010MS measurement, all ionized peptides of a given sample that fall within a specified mass range are fragmented in a systematic and unbiased fashion using rather large precursor isolation windows. To analyse SWATH\u2010MS data, a strategy based on peptide\u2010centric scoring has been established, which typically requires prior knowledge about the chromatographic and mass spectrometric behaviour of peptides of interest in the form of spectral libraries and peptide query parameters. This tutorial provides guidelines on how to set up and plan a SWATH\u2010MS experiment, how to perform the mass spectrometric measurement and how to analyse SWATH\u2010MS data using peptide\u2010centric scoring. Furthermore, concepts on how to improve SWATH\u2010MS data acquisition, potential trade\u2010offs of parameter settings and alternative data analysis strategies are discussed.\n\nMol Syst Biol. (2018) 14: e8126&quot;, &quot;author&quot;: [{&quot;dropping-particle&quot;: &quot;&quot;, &quot;family&quot;: &quot;Ludwig&quot;, &quot;given&quot;: &quot;Christina&quot;, &quot;non-dropping-particle&quot;: &quot;&quot;, &quot;parse-names&quot;: false, &quot;suffix&quot;: &quot;&quot;}, {&quot;dropping-particle&quot;: &quot;&quot;, &quot;family&quot;: &quot;Gillet&quot;, &quot;given&quot;: &quot;Ludovic&quot;, &quot;non-dropping-particle&quot;: &quot;&quot;, &quot;parse-names&quot;: false, &quot;suffix&quot;: &quot;&quot;}, {&quot;dropping-particle&quot;: &quot;&quot;, &quot;family&quot;: &quot;Rosenberger&quot;, &quot;given&quot;: &quot;George&quot;, &quot;non-dropping-particle&quot;: &quot;&quot;, &quot;parse-names&quot;: false, &quot;suffix&quot;: &quot;&quot;}, {&quot;dropping-particle&quot;: &quot;&quot;, &quot;family&quot;: &quot;Amon&quot;, &quot;given&quot;: &quot;Sabine&quot;, &quot;non-dropping-particle&quot;: &quot;&quot;, &quot;parse-names&quot;: false, &quot;suffix&quot;: &quot;&quot;}, {&quot;dropping-particle&quot;: &quot;&quot;, &quot;family&quot;: &quot;Collins&quot;, &quot;given&quot;: &quot;Ben C&quot;, &quot;non-dropping-particle&quot;: &quot;&quot;, &quot;parse-names&quot;: false, &quot;suffix&quot;: &quot;&quot;}, {&quot;dropping-particle&quot;: &quot;&quot;, &quot;family&quot;: &quot;Aebersold&quot;, &quot;given&quot;: &quot;Ruedi&quot;, &quot;non-dropping-particle&quot;: &quot;&quot;, &quot;parse-names&quot;: false, &quot;suffix&quot;: &quot;&quot;}], &quot;container-title&quot;: &quot;Molecular Systems Biology&quot;, &quot;id&quot;: &quot;ITEM-1&quot;, &quot;issue&quot;: &quot;8&quot;, &quot;issued&quot;: {&quot;date-parts&quot;: [[&quot;2018&quot;, &quot;8&quot;]]}, &quot;publisher&quot;: &quot;EMBO&quot;, &quot;title&quot;: &quot;Data\u2010independent acquisition\u2010based SWATH \u2010 MS for quantitative proteomics: a tutorial&quot;, &quot;type&quot;: &quot;article-journal&quot;, &quot;volume&quot;: &quot;14&quot;}, &quot;uris&quot;: [&quot;http://www.mendeley.com/documents/?uuid=a700a958-8edf-4cb1-88ac-d1812912d014&quot;]}, {&quot;id&quot;: &quot;ITEM-2&quot;, &quot;itemData&quot;: {&quot;DOI&quot;: &quot;10.1016/j.tibtech.2020.09.002&quot;, &quot;ISSN&quot;: &quot;18793096&quot;, &quot;PMID&quot;: &quot;33036785&quot;, &quot;abstract&quot;: &quot;Most applied proteomic approaches require labeling steps. Recent technological advances provide an alternative label-free proteomics approach: SWATH-MS. This powerful tool is now widely used in animal studies but has drawn far less attention in plants. Here we summarize how this promising technology can be applied to facilitate functional analysis in plant research.&quot;, &quot;author&quot;: [{&quot;dropping-particle&quot;: &quot;&quot;, &quot;family&quot;: &quot;Chen&quot;, &quot;given&quot;: &quot;Mo Xian&quot;, &quot;non-dropping-particle&quot;: &quot;&quot;, &quot;parse-names&quot;: false, &quot;suffix&quot;: &quot;&quot;}, {&quot;dropping-particle&quot;: &quot;&quot;, &quot;family&quot;: &quot;Zhang&quot;, &quot;given&quot;: &quot;Youjun&quot;, &quot;non-dropping-particle&quot;: &quot;&quot;, &quot;parse-names&quot;: false, &quot;suffix&quot;: &quot;&quot;}, {&quot;dropping-particle&quot;: &quot;&quot;, &quot;family&quot;: &quot;Fernie&quot;, &quot;given&quot;: &quot;Alisdair R.&quot;, &quot;non-dropping-particle&quot;: &quot;&quot;, &quot;parse-names&quot;: false, &quot;suffix&quot;: &quot;&quot;}, {&quot;dropping-particle&quot;: &quot;&quot;, &quot;family&quot;: &quot;Liu&quot;, &quot;given&quot;: &quot;Ying Gao&quot;, &quot;non-dropping-particle&quot;: &quot;&quot;, &quot;parse-names&quot;: false, &quot;suffix&quot;: &quot;&quot;}, {&quot;dropping-particle&quot;: &quot;&quot;, &quot;family&quot;: &quot;Zhu&quot;, &quot;given&quot;: &quot;Fu Yuan&quot;, &quot;non-dropping-particle&quot;: &quot;&quot;, &quot;parse-names&quot;: false, &quot;suffix&quot;: &quot;&quot;}], &quot;container-title&quot;: &quot;Trends in Biotechnology&quot;, &quot;id&quot;: &quot;ITEM-2&quot;, &quot;issue&quot;: &quot;5&quot;, &quot;issued&quot;: {&quot;date-parts&quot;: [[&quot;2021&quot;, &quot;5&quot;, &quot;1&quot;]]}, &quot;page&quot;: &quot;433-437&quot;, &quot;publisher&quot;: &quot;Elsevier Ltd&quot;, &quot;title&quot;: &quot;SWATH-MS-Based Proteomics: Strategies and Applications in Plants&quot;, &quot;type&quot;: &quot;article&quot;, &quot;volume&quot;: &quot;39&quot;}, &quot;uris&quot;: [&quot;http://www.mendeley.com/documents/?uuid=93a5e333-77ff-418d-89f3-76fba6c2da07&quot;]}], &quot;mendeley&quot;: {&quot;formattedCitation&quot;: &quot;(M. X. Chen et al., 2021; Ludwig et al., 2018)&quot;, &quot;plainTextFormattedCitation&quot;: &quot;(M. X. Chen et al., 2021; Ludwig et al., 2018)&quot;, &quot;previouslyFormattedCitation&quot;: &quot;(M. X. Chen et al., 2021; Ludwig et al., 2018)&quot;}, &quot;properties&quot;: {&quot;noteIndex&quot;: 0}, &quot;schema&quot;: &quot;https://github.com/citation-style-language/schema/raw/master/csl-citation.json&quot;} RNDF4FIjtlF0T"/><text:span text:style-name="T374">⁠. </text:span></text:p>
      <text:p text:style-name="P48"><text:span text:style-name="T375">Currently, the era of systems biology is increasing the amount of data generated per study and consequently, the computational and mathematical knowledge </text:span><text:span text:style-name="T385">required</text:span><text:span text:style-name="T375"> to analyze and integrate these results increases too. </text:span><text:span text:style-name="T381">Unfortunately</text:span><text:span text:style-name="T375">, </text:span><text:span text:style-name="T351">most laboratories are not historically designed to incorporate this requirements yet due to a lack of qualified researchers gathering solid knowledge from the different </text:span><text:span text:style-name="T352">disciplines needed: computational sciences, mathematics/statistics and molecular biology. The lasts new generations of young researchers are working to develop software applications, efficient data analysis algorithms and user-friendly app-tools </text:span><text:span text:style-name="T353">to enable the progress of systems biology studies making it </text:span><text:soft-page-break/><text:span text:style-name="T353">more </text:span><text:bookmark text:name="tw-target-text1"/><text:span text:style-name="T353">accessible for the hole scientific community </text:span><text:reference-mark-start text:name="ADDIN CSL_CITATION {&quot;citationItems&quot;: [{&quot;id&quot;: &quot;ITEM-1&quot;, &quot;itemData&quot;: {&quot;DOI&quot;: &quot;10.1016/j.knosys.2020.106323&quot;, &quot;ISSN&quot;: &quot;09507051&quot;, &quot;abstract&quot;: &quot;In cancer research, it is important to classify tissue samples in different classes (normal, tumour, tumour type, etc.). Gene selection purpose is to find the minimum number of genes that can predict sample classes with efficacy. This work is focused on the gene selection problem by introducing a new hybrid method. This new method combines a first step of gene filtering with an optimization algorithm in a second step to find the best subset of genes for the classification task. The first step uses the Analytic Hierarchy Process, in which five ranking methods are used to select the most relevant genes in the dataset. In this way, this gene filtering reduces the number of genes to manage. Regarding the second step, the gene selection can be divided into two objectives: minimizing the number of selected genes and maximizing the classification accuracy. Therefore, we have used a multi-objective optimization approach. More exactly, an Artificial Bee Colony based on Dominance (ABCD) algorithm has been proposed for this second step. Our approach has been tested with eleven real cancer datasets and the results have been compared with several multi-objective methods proposed in the scientific literature. Our results show a high accuracy in the classification task with a small subset of genes. Also, to prove the relevance of our proposal, a biological analysis has been developed on the genes selected. The conclusions of this biological analysis are positive, because the selected genes are closely linked to the cancer dataset they belong to.&quot;, &quot;author&quot;: [{&quot;dropping-particle&quot;: &quot;&quot;, &quot;family&quot;: &quot;Coleto-Alcudia&quot;, &quot;given&quot;: &quot;Veredas&quot;, &quot;non-dropping-particle&quot;: &quot;&quot;, &quot;parse-names&quot;: false, &quot;suffix&quot;: &quot;&quot;}, {&quot;dropping-particle&quot;: &quot;&quot;, &quot;family&quot;: &quot;Vega-Rodr\u00edguez&quot;, &quot;given&quot;: &quot;Miguel A.&quot;, &quot;non-dropping-particle&quot;: &quot;&quot;, &quot;parse-names&quot;: false, &quot;suffix&quot;: &quot;&quot;}], &quot;container-title&quot;: &quot;Knowledge-Based Systems&quot;, &quot;id&quot;: &quot;ITEM-1&quot;, &quot;issued&quot;: {&quot;date-parts&quot;: [[&quot;2020&quot;]]}, &quot;title&quot;: &quot;Artificial Bee Colony algorithm based on Dominance (ABCD) for a hybrid gene selection method&quot;, &quot;type&quot;: &quot;article-journal&quot;, &quot;volume&quot;: &quot;205&quot;}, &quot;uris&quot;: [&quot;http://www.mendeley.com/documents/?uuid=55fb48fc-19a6-4fd8-811a-573459999bb3&quot;]}, {&quot;id&quot;: &quot;ITEM-2&quot;, &quot;itemData&quot;: {&quot;DOI&quot;: &quot;10.1186/s12864-016-2564-y&quot;, &quot;ISSN&quot;: &quot;14712164&quot;, &quot;abstract&quot;: &quot;\u00a9 2016 Romero-Campero et al. Background: Chlamydomonas reinhardtii is the model organism that serves as a reference for studies in algal genomics and physiology. It is of special interest in the study of the evolution of regulatory pathways from algae to higher plants. Additionally, it has recently gained attention as a potential source for bio-fuel and bio-hydrogen production. The genome of Chlamydomonas is available, facilitating the analysis of its transcriptome by RNA-seq data. This has produced a massive amount of data that remains fragmented making necessary the application of integrative approaches based on molecular systems biology. Results: We constructed a gene co-expression network based on RNA-seq data and developed a web-based tool, ChlamyNET, for the exploration of the Chlamydomonas transcriptome. ChlamyNET exhibits a scale-free and small world topology. Applying clustering techniques, we identified nine gene clusters that capture the structure of the transcriptome under the analyzed conditions. One of the most central clusters was shown to be involved in carbon/nitrogen metabolism and signalling, whereas one of the most peripheral clusters was involved in DNA replication and cell cycle regulation. The transcription factors and regulators in the Chlamydomonas genome have been identified in ChlamyNET. The biological processes potentially regulated by them as well as their putative transcription factor binding sites were determined. The putative light regulated transcription factors and regulators in the Chlamydomonas genome were analyzed in order to provide a case study on the use of ChlamyNET. Finally, we used an independent data set to cross-validate the predictive power of ChlamyNET. Conclusions: The topological properties of ChlamyNET suggest that the Chlamydomonas transcriptome posseses important characteristics related to error tolerance, vulnerability and information propagation. The central part of ChlamyNET constitutes the core of the transcriptome where most authoritative hub genes are located interconnecting key biological processes such as light response with carbon and nitrogen metabolism. Our study reveals that key elements in the regulation of carbon and nitrogen metabolism, light response and cell cycle identified in higher plants were already established in Chlamydomonas. These conserved elements are not only limited to transcription factors, regulators and their targets, but also include the cis-regulatory elements recogni\u2026&quot;, &quot;author&quot;: [{&quot;dropping-particle&quot;: &quot;&quot;, &quot;family&quot;: &quot;Romero-Campero&quot;, &quot;given&quot;: &quot;Francisco J.&quot;, &quot;non-dropping-particle&quot;: &quot;&quot;, &quot;parse-names&quot;: false, &quot;suffix&quot;: &quot;&quot;}, {&quot;dropping-particle&quot;: &quot;&quot;, &quot;family&quot;: &quot;Perez-Hurtado&quot;, &quot;given&quot;: &quot;Ignacio&quot;, &quot;non-dropping-particle&quot;: &quot;&quot;, &quot;parse-names&quot;: false, &quot;suffix&quot;: &quot;&quot;}, {&quot;dropping-particle&quot;: &quot;&quot;, &quot;family&quot;: &quot;Lucas-Reina&quot;, &quot;given&quot;: &quot;Eva&quot;, &quot;non-dropping-particle&quot;: &quot;&quot;, &quot;parse-names&quot;: false, &quot;suffix&quot;: &quot;&quot;}, {&quot;dropping-particle&quot;: &quot;&quot;, &quot;family&quot;: &quot;Romero&quot;, &quot;given&quot;: &quot;Jose M.&quot;, &quot;non-dropping-particle&quot;: &quot;&quot;, &quot;parse-names&quot;: false, &quot;suffix&quot;: &quot;&quot;}, {&quot;dropping-particle&quot;: &quot;&quot;, &quot;family&quot;: &quot;Valverde&quot;, &quot;given&quot;: &quot;Federico&quot;, &quot;non-dropping-particle&quot;: &quot;&quot;, &quot;parse-names&quot;: false, &quot;suffix&quot;: &quot;&quot;}], &quot;container-title&quot;: &quot;BMC Genomics&quot;, &quot;id&quot;: &quot;ITEM-2&quot;, &quot;issued&quot;: {&quot;date-parts&quot;: [[&quot;2016&quot;]]}, &quot;page&quot;: &quot;227&quot;, &quot;title&quot;: &quot;ChlamyNET: A Chlamydomonas gene co-expression network reveals global properties of the transcriptome and the early setup of key co-expression patterns in the green lineage&quot;, &quot;type&quot;: &quot;article-journal&quot;, &quot;volume&quot;: &quot;17&quot;}, &quot;uris&quot;: [&quot;http://www.mendeley.com/documents/?uuid=2cc443b4-a338-45bc-9ce9-9557a1a550e7&quot;]}, {&quot;id&quot;: &quot;ITEM-3&quot;, &quot;itemData&quot;: {&quot;DOI&quot;: &quot;10.1186/s12859-022-04639-5&quot;, &quot;ISSN&quot;: &quot;14712105&quot;, &quot;abstract&quot;: &quot;Background: Microalgae are emerging as promising sustainable sources for biofuels, biostimulants in agriculture, soil bioremediation, feed and human nutrients. Nonetheless, the molecular mechanisms underpinning microalgae physiology and the biosynthesis of compounds of biotechnological interest are largely uncharacterized. This hinders the development of microalgae full potential as cell-factories. The recent application of omics technologies into microalgae research aims at unraveling these systems. Nevertheless, the lack of specific tools for analysing omics raw data generated from microalgae to provide biological meaningful information are hampering the impact of these technologies. The purpose of ALGAEFUN with MARACAS consists in providing researchers in microalgae with an enabling tool that will allow them to exploit transcriptomic and cistromic high-throughput sequencing data. Results: ALGAEFUN with MARACAS consists of two different tools. First, MARACAS (MicroAlgae RnA-seq and Chip-seq AnalysiS) implements a fully automatic computational pipeline receiving as input RNA-seq (RNA sequencing) or ChIP-seq (chromatin immunoprecipitation sequencing) raw data from microalgae studies. MARACAS generates sets of differentially expressed genes or lists of genomic loci for RNA-seq and ChIP-seq analysis respectively. Second, ALGAEFUN (microALGAE FUNctional enrichment tool) is a web-based application where gene sets generated from RNA-seq analysis as well as lists of genomic loci from ChIP-seq analysis can be used as input. On the one hand, it can be used to perform Gene Ontology and biological pathways enrichment analysis over gene sets. On the other hand, using the results of ChIP-seq data analysis, it identifies a set of potential target genes and analyses the distribution of the loci over gene features. Graphical representation of the results as well as tables with gene annotations are generated and can be downloaded for further analysis. Conclusions: ALGAEFUN with MARACAS provides an integrated environment for the microalgae research community that facilitates the process of obtaining relevant biological information from raw RNA-seq and ChIP-seq data. These applications are designed to assist researchers in the interpretation of gene lists and genomic loci based on functional enrichment analysis. ALGAEFUN with MARACAS is publicly available on https://greennetwork.us.es/AlgaeFUN/.&quot;, &quot;author&quot;: [{&quot;dropping-particle&quot;: &quot;&quot;, &quot;family&quot;: &quot;Romero-Losada&quot;, &quot;given&quot;: &quot;Ana B.&quot;, &quot;non-dropping-particle&quot;: &quot;&quot;, &quot;parse-names&quot;: false, &quot;suffix&quot;: &quot;&quot;}, {&quot;dropping-particle&quot;: &quot;&quot;, &quot;family&quot;: &quot;Arvanitidou&quot;, &quot;given&quot;: &quot;Christina&quot;, &quot;non-dropping-particle&quot;: &quot;&quot;, &quot;parse-names&quot;: false, &quot;suffix&quot;: &quot;&quot;}, {&quot;dropping-particle&quot;: &quot;&quot;, &quot;family&quot;: &quot;los Reyes&quot;, &quot;given&quot;: &quot;Pedro&quot;, &quot;non-dropping-particle&quot;: &quot;de&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BMC Bioinformatics&quot;, &quot;id&quot;: &quot;ITEM-3&quot;, &quot;issue&quot;: &quot;1&quot;, &quot;issued&quot;: {&quot;date-parts&quot;: [[&quot;2022&quot;]]}, &quot;title&quot;: &quot;ALGAEFUN with MARACAS, microALGAE FUNctional enrichment tool for MicroAlgae RnA-seq and Chip-seq AnalysiS&quot;, &quot;type&quot;: &quot;article-journal&quot;, &quot;volume&quot;: &quot;23&quot;}, &quot;uris&quot;: [&quot;http://www.mendeley.com/documents/?uuid=b03b32c8-57a3-4299-bf51-02d0922c0d0f&quot;]}], &quot;mendeley&quot;: {&quot;formattedCitation&quot;: &quot;(Coleto-Alcudia &amp; Vega-Rodr\u00edguez, 2020; Romero-Campero et al., 2016; Romero-Losada et al., 2022)&quot;, &quot;plainTextFormattedCitation&quot;: &quot;(Coleto-Alcudia &amp; Vega-Rodr\u00edguez, 2020; Romero-Campero et al., 2016; Romero-Losada et al., 2022)&quot;, &quot;previouslyFormattedCitation&quot;: &quot;(Coleto-Alcudia &amp; Vega-Rodr\u00edguez, 2020; Romero-Campero et al., 2016; Romero-Losada et al., 2022)&quot;}, &quot;properties&quot;: {&quot;noteIndex&quot;: 0}, &quot;schema&quot;: &quot;https://github.com/citation-style-language/schema/raw/master/csl-citation.json&quot;} RND49fQGAwIxt"/><text:span text:style-name="T348">(Coleto-Alcudia &amp; Vega-Rodríguez, 2020; Romero-Campero et al., 2016; Romero-Losada et al., 2022)</text:span><text:reference-mark-end text:name="ADDIN CSL_CITATION {&quot;citationItems&quot;: [{&quot;id&quot;: &quot;ITEM-1&quot;, &quot;itemData&quot;: {&quot;DOI&quot;: &quot;10.1016/j.knosys.2020.106323&quot;, &quot;ISSN&quot;: &quot;09507051&quot;, &quot;abstract&quot;: &quot;In cancer research, it is important to classify tissue samples in different classes (normal, tumour, tumour type, etc.). Gene selection purpose is to find the minimum number of genes that can predict sample classes with efficacy. This work is focused on the gene selection problem by introducing a new hybrid method. This new method combines a first step of gene filtering with an optimization algorithm in a second step to find the best subset of genes for the classification task. The first step uses the Analytic Hierarchy Process, in which five ranking methods are used to select the most relevant genes in the dataset. In this way, this gene filtering reduces the number of genes to manage. Regarding the second step, the gene selection can be divided into two objectives: minimizing the number of selected genes and maximizing the classification accuracy. Therefore, we have used a multi-objective optimization approach. More exactly, an Artificial Bee Colony based on Dominance (ABCD) algorithm has been proposed for this second step. Our approach has been tested with eleven real cancer datasets and the results have been compared with several multi-objective methods proposed in the scientific literature. Our results show a high accuracy in the classification task with a small subset of genes. Also, to prove the relevance of our proposal, a biological analysis has been developed on the genes selected. The conclusions of this biological analysis are positive, because the selected genes are closely linked to the cancer dataset they belong to.&quot;, &quot;author&quot;: [{&quot;dropping-particle&quot;: &quot;&quot;, &quot;family&quot;: &quot;Coleto-Alcudia&quot;, &quot;given&quot;: &quot;Veredas&quot;, &quot;non-dropping-particle&quot;: &quot;&quot;, &quot;parse-names&quot;: false, &quot;suffix&quot;: &quot;&quot;}, {&quot;dropping-particle&quot;: &quot;&quot;, &quot;family&quot;: &quot;Vega-Rodr\u00edguez&quot;, &quot;given&quot;: &quot;Miguel A.&quot;, &quot;non-dropping-particle&quot;: &quot;&quot;, &quot;parse-names&quot;: false, &quot;suffix&quot;: &quot;&quot;}], &quot;container-title&quot;: &quot;Knowledge-Based Systems&quot;, &quot;id&quot;: &quot;ITEM-1&quot;, &quot;issued&quot;: {&quot;date-parts&quot;: [[&quot;2020&quot;]]}, &quot;title&quot;: &quot;Artificial Bee Colony algorithm based on Dominance (ABCD) for a hybrid gene selection method&quot;, &quot;type&quot;: &quot;article-journal&quot;, &quot;volume&quot;: &quot;205&quot;}, &quot;uris&quot;: [&quot;http://www.mendeley.com/documents/?uuid=55fb48fc-19a6-4fd8-811a-573459999bb3&quot;]}, {&quot;id&quot;: &quot;ITEM-2&quot;, &quot;itemData&quot;: {&quot;DOI&quot;: &quot;10.1186/s12864-016-2564-y&quot;, &quot;ISSN&quot;: &quot;14712164&quot;, &quot;abstract&quot;: &quot;\u00a9 2016 Romero-Campero et al. Background: Chlamydomonas reinhardtii is the model organism that serves as a reference for studies in algal genomics and physiology. It is of special interest in the study of the evolution of regulatory pathways from algae to higher plants. Additionally, it has recently gained attention as a potential source for bio-fuel and bio-hydrogen production. The genome of Chlamydomonas is available, facilitating the analysis of its transcriptome by RNA-seq data. This has produced a massive amount of data that remains fragmented making necessary the application of integrative approaches based on molecular systems biology. Results: We constructed a gene co-expression network based on RNA-seq data and developed a web-based tool, ChlamyNET, for the exploration of the Chlamydomonas transcriptome. ChlamyNET exhibits a scale-free and small world topology. Applying clustering techniques, we identified nine gene clusters that capture the structure of the transcriptome under the analyzed conditions. One of the most central clusters was shown to be involved in carbon/nitrogen metabolism and signalling, whereas one of the most peripheral clusters was involved in DNA replication and cell cycle regulation. The transcription factors and regulators in the Chlamydomonas genome have been identified in ChlamyNET. The biological processes potentially regulated by them as well as their putative transcription factor binding sites were determined. The putative light regulated transcription factors and regulators in the Chlamydomonas genome were analyzed in order to provide a case study on the use of ChlamyNET. Finally, we used an independent data set to cross-validate the predictive power of ChlamyNET. Conclusions: The topological properties of ChlamyNET suggest that the Chlamydomonas transcriptome posseses important characteristics related to error tolerance, vulnerability and information propagation. The central part of ChlamyNET constitutes the core of the transcriptome where most authoritative hub genes are located interconnecting key biological processes such as light response with carbon and nitrogen metabolism. Our study reveals that key elements in the regulation of carbon and nitrogen metabolism, light response and cell cycle identified in higher plants were already established in Chlamydomonas. These conserved elements are not only limited to transcription factors, regulators and their targets, but also include the cis-regulatory elements recogni\u2026&quot;, &quot;author&quot;: [{&quot;dropping-particle&quot;: &quot;&quot;, &quot;family&quot;: &quot;Romero-Campero&quot;, &quot;given&quot;: &quot;Francisco J.&quot;, &quot;non-dropping-particle&quot;: &quot;&quot;, &quot;parse-names&quot;: false, &quot;suffix&quot;: &quot;&quot;}, {&quot;dropping-particle&quot;: &quot;&quot;, &quot;family&quot;: &quot;Perez-Hurtado&quot;, &quot;given&quot;: &quot;Ignacio&quot;, &quot;non-dropping-particle&quot;: &quot;&quot;, &quot;parse-names&quot;: false, &quot;suffix&quot;: &quot;&quot;}, {&quot;dropping-particle&quot;: &quot;&quot;, &quot;family&quot;: &quot;Lucas-Reina&quot;, &quot;given&quot;: &quot;Eva&quot;, &quot;non-dropping-particle&quot;: &quot;&quot;, &quot;parse-names&quot;: false, &quot;suffix&quot;: &quot;&quot;}, {&quot;dropping-particle&quot;: &quot;&quot;, &quot;family&quot;: &quot;Romero&quot;, &quot;given&quot;: &quot;Jose M.&quot;, &quot;non-dropping-particle&quot;: &quot;&quot;, &quot;parse-names&quot;: false, &quot;suffix&quot;: &quot;&quot;}, {&quot;dropping-particle&quot;: &quot;&quot;, &quot;family&quot;: &quot;Valverde&quot;, &quot;given&quot;: &quot;Federico&quot;, &quot;non-dropping-particle&quot;: &quot;&quot;, &quot;parse-names&quot;: false, &quot;suffix&quot;: &quot;&quot;}], &quot;container-title&quot;: &quot;BMC Genomics&quot;, &quot;id&quot;: &quot;ITEM-2&quot;, &quot;issued&quot;: {&quot;date-parts&quot;: [[&quot;2016&quot;]]}, &quot;page&quot;: &quot;227&quot;, &quot;title&quot;: &quot;ChlamyNET: A Chlamydomonas gene co-expression network reveals global properties of the transcriptome and the early setup of key co-expression patterns in the green lineage&quot;, &quot;type&quot;: &quot;article-journal&quot;, &quot;volume&quot;: &quot;17&quot;}, &quot;uris&quot;: [&quot;http://www.mendeley.com/documents/?uuid=2cc443b4-a338-45bc-9ce9-9557a1a550e7&quot;]}, {&quot;id&quot;: &quot;ITEM-3&quot;, &quot;itemData&quot;: {&quot;DOI&quot;: &quot;10.1186/s12859-022-04639-5&quot;, &quot;ISSN&quot;: &quot;14712105&quot;, &quot;abstract&quot;: &quot;Background: Microalgae are emerging as promising sustainable sources for biofuels, biostimulants in agriculture, soil bioremediation, feed and human nutrients. Nonetheless, the molecular mechanisms underpinning microalgae physiology and the biosynthesis of compounds of biotechnological interest are largely uncharacterized. This hinders the development of microalgae full potential as cell-factories. The recent application of omics technologies into microalgae research aims at unraveling these systems. Nevertheless, the lack of specific tools for analysing omics raw data generated from microalgae to provide biological meaningful information are hampering the impact of these technologies. The purpose of ALGAEFUN with MARACAS consists in providing researchers in microalgae with an enabling tool that will allow them to exploit transcriptomic and cistromic high-throughput sequencing data. Results: ALGAEFUN with MARACAS consists of two different tools. First, MARACAS (MicroAlgae RnA-seq and Chip-seq AnalysiS) implements a fully automatic computational pipeline receiving as input RNA-seq (RNA sequencing) or ChIP-seq (chromatin immunoprecipitation sequencing) raw data from microalgae studies. MARACAS generates sets of differentially expressed genes or lists of genomic loci for RNA-seq and ChIP-seq analysis respectively. Second, ALGAEFUN (microALGAE FUNctional enrichment tool) is a web-based application where gene sets generated from RNA-seq analysis as well as lists of genomic loci from ChIP-seq analysis can be used as input. On the one hand, it can be used to perform Gene Ontology and biological pathways enrichment analysis over gene sets. On the other hand, using the results of ChIP-seq data analysis, it identifies a set of potential target genes and analyses the distribution of the loci over gene features. Graphical representation of the results as well as tables with gene annotations are generated and can be downloaded for further analysis. Conclusions: ALGAEFUN with MARACAS provides an integrated environment for the microalgae research community that facilitates the process of obtaining relevant biological information from raw RNA-seq and ChIP-seq data. These applications are designed to assist researchers in the interpretation of gene lists and genomic loci based on functional enrichment analysis. ALGAEFUN with MARACAS is publicly available on https://greennetwork.us.es/AlgaeFUN/.&quot;, &quot;author&quot;: [{&quot;dropping-particle&quot;: &quot;&quot;, &quot;family&quot;: &quot;Romero-Losada&quot;, &quot;given&quot;: &quot;Ana B.&quot;, &quot;non-dropping-particle&quot;: &quot;&quot;, &quot;parse-names&quot;: false, &quot;suffix&quot;: &quot;&quot;}, {&quot;dropping-particle&quot;: &quot;&quot;, &quot;family&quot;: &quot;Arvanitidou&quot;, &quot;given&quot;: &quot;Christina&quot;, &quot;non-dropping-particle&quot;: &quot;&quot;, &quot;parse-names&quot;: false, &quot;suffix&quot;: &quot;&quot;}, {&quot;dropping-particle&quot;: &quot;&quot;, &quot;family&quot;: &quot;los Reyes&quot;, &quot;given&quot;: &quot;Pedro&quot;, &quot;non-dropping-particle&quot;: &quot;de&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BMC Bioinformatics&quot;, &quot;id&quot;: &quot;ITEM-3&quot;, &quot;issue&quot;: &quot;1&quot;, &quot;issued&quot;: {&quot;date-parts&quot;: [[&quot;2022&quot;]]}, &quot;title&quot;: &quot;ALGAEFUN with MARACAS, microALGAE FUNctional enrichment tool for MicroAlgae RnA-seq and Chip-seq AnalysiS&quot;, &quot;type&quot;: &quot;article-journal&quot;, &quot;volume&quot;: &quot;23&quot;}, &quot;uris&quot;: [&quot;http://www.mendeley.com/documents/?uuid=b03b32c8-57a3-4299-bf51-02d0922c0d0f&quot;]}], &quot;mendeley&quot;: {&quot;formattedCitation&quot;: &quot;(Coleto-Alcudia &amp; Vega-Rodr\u00edguez, 2020; Romero-Campero et al., 2016; Romero-Losada et al., 2022)&quot;, &quot;plainTextFormattedCitation&quot;: &quot;(Coleto-Alcudia &amp; Vega-Rodr\u00edguez, 2020; Romero-Campero et al., 2016; Romero-Losada et al., 2022)&quot;, &quot;previouslyFormattedCitation&quot;: &quot;(Coleto-Alcudia &amp; Vega-Rodr\u00edguez, 2020; Romero-Campero et al., 2016; Romero-Losada et al., 2022)&quot;}, &quot;properties&quot;: {&quot;noteIndex&quot;: 0}, &quot;schema&quot;: &quot;https://github.com/citation-style-language/schema/raw/master/csl-citation.json&quot;} RND49fQGAwIxt"/><text:span text:style-name="T353">⁠. </text:span></text:p>
      <text:p text:style-name="P41"><text:span text:style-name="T345">However, systems biology studies in microalgae were recently started and there is a lack of tools for microalgae to analyze and interpret omics data. </text:span><text:span text:style-name="T346">Consequently, during the progression of my doctoral thesis I aim to contribute to the progression of systems biology studies in the microalgae research community developing the web-app ALGAEFUN with MARACAS. In that way, any researcher can analyze and functional annotate RNA-seq and ChIP-seq data without previous knowledge in computational or mathematical analysis </text:span><text:reference-mark-start text:name="ADDIN CSL_CITATION {&quot;citationItems&quot;: [{&quot;id&quot;: &quot;ITEM-1&quot;, &quot;itemData&quot;: {&quot;DOI&quot;: &quot;10.1186/s12859-022-04639-5&quot;, &quot;ISSN&quot;: &quot;14712105&quot;, &quot;abstract&quot;: &quot;Background: Microalgae are emerging as promising sustainable sources for biofuels, biostimulants in agriculture, soil bioremediation, feed and human nutrients. Nonetheless, the molecular mechanisms underpinning microalgae physiology and the biosynthesis of compounds of biotechnological interest are largely uncharacterized. This hinders the development of microalgae full potential as cell-factories. The recent application of omics technologies into microalgae research aims at unraveling these systems. Nevertheless, the lack of specific tools for analysing omics raw data generated from microalgae to provide biological meaningful information are hampering the impact of these technologies. The purpose of ALGAEFUN with MARACAS consists in providing researchers in microalgae with an enabling tool that will allow them to exploit transcriptomic and cistromic high-throughput sequencing data. Results: ALGAEFUN with MARACAS consists of two different tools. First, MARACAS (MicroAlgae RnA-seq and Chip-seq AnalysiS) implements a fully automatic computational pipeline receiving as input RNA-seq (RNA sequencing) or ChIP-seq (chromatin immunoprecipitation sequencing) raw data from microalgae studies. MARACAS generates sets of differentially expressed genes or lists of genomic loci for RNA-seq and ChIP-seq analysis respectively. Second, ALGAEFUN (microALGAE FUNctional enrichment tool) is a web-based application where gene sets generated from RNA-seq analysis as well as lists of genomic loci from ChIP-seq analysis can be used as input. On the one hand, it can be used to perform Gene Ontology and biological pathways enrichment analysis over gene sets. On the other hand, using the results of ChIP-seq data analysis, it identifies a set of potential target genes and analyses the distribution of the loci over gene features. Graphical representation of the results as well as tables with gene annotations are generated and can be downloaded for further analysis. Conclusions: ALGAEFUN with MARACAS provides an integrated environment for the microalgae research community that facilitates the process of obtaining relevant biological information from raw RNA-seq and ChIP-seq data. These applications are designed to assist researchers in the interpretation of gene lists and genomic loci based on functional enrichment analysis. ALGAEFUN with MARACAS is publicly available on https://greennetwork.us.es/AlgaeFUN/.&quot;, &quot;author&quot;: [{&quot;dropping-particle&quot;: &quot;&quot;, &quot;family&quot;: &quot;Romero-Losada&quot;, &quot;given&quot;: &quot;Ana B.&quot;, &quot;non-dropping-particle&quot;: &quot;&quot;, &quot;parse-names&quot;: false, &quot;suffix&quot;: &quot;&quot;}, {&quot;dropping-particle&quot;: &quot;&quot;, &quot;family&quot;: &quot;Arvanitidou&quot;, &quot;given&quot;: &quot;Christina&quot;, &quot;non-dropping-particle&quot;: &quot;&quot;, &quot;parse-names&quot;: false, &quot;suffix&quot;: &quot;&quot;}, {&quot;dropping-particle&quot;: &quot;&quot;, &quot;family&quot;: &quot;los Reyes&quot;, &quot;given&quot;: &quot;Pedro&quot;, &quot;non-dropping-particle&quot;: &quot;de&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BMC Bioinformatics&quot;, &quot;id&quot;: &quot;ITEM-1&quot;, &quot;issue&quot;: &quot;1&quot;, &quot;issued&quot;: {&quot;date-parts&quot;: [[&quot;2022&quot;]]}, &quot;title&quot;: &quot;ALGAEFUN with MARACAS, microALGAE FUNctional enrichment tool for MicroAlgae RnA-seq and Chip-seq AnalysiS&quot;, &quot;type&quot;: &quot;article-journal&quot;, &quot;volume&quot;: &quot;23&quot;}, &quot;uris&quot;: [&quot;http://www.mendeley.com/documents/?uuid=b03b32c8-57a3-4299-bf51-02d0922c0d0f&quot;]}], &quot;mendeley&quot;: {&quot;formattedCitation&quot;: &quot;(Romero-Losada et al., 2022)&quot;, &quot;plainTextFormattedCitation&quot;: &quot;(Romero-Losada et al., 2022)&quot;, &quot;previouslyFormattedCitation&quot;: &quot;(Romero-Losada et al., 2022)&quot;}, &quot;properties&quot;: {&quot;noteIndex&quot;: 0}, &quot;schema&quot;: &quot;https://github.com/citation-style-language/schema/raw/master/csl-citation.json&quot;} RND31JJ7Rszfq"/><text:span text:style-name="T349">(Romero-Losada et al., 2022)</text:span><text:reference-mark-end text:name="ADDIN CSL_CITATION {&quot;citationItems&quot;: [{&quot;id&quot;: &quot;ITEM-1&quot;, &quot;itemData&quot;: {&quot;DOI&quot;: &quot;10.1186/s12859-022-04639-5&quot;, &quot;ISSN&quot;: &quot;14712105&quot;, &quot;abstract&quot;: &quot;Background: Microalgae are emerging as promising sustainable sources for biofuels, biostimulants in agriculture, soil bioremediation, feed and human nutrients. Nonetheless, the molecular mechanisms underpinning microalgae physiology and the biosynthesis of compounds of biotechnological interest are largely uncharacterized. This hinders the development of microalgae full potential as cell-factories. The recent application of omics technologies into microalgae research aims at unraveling these systems. Nevertheless, the lack of specific tools for analysing omics raw data generated from microalgae to provide biological meaningful information are hampering the impact of these technologies. The purpose of ALGAEFUN with MARACAS consists in providing researchers in microalgae with an enabling tool that will allow them to exploit transcriptomic and cistromic high-throughput sequencing data. Results: ALGAEFUN with MARACAS consists of two different tools. First, MARACAS (MicroAlgae RnA-seq and Chip-seq AnalysiS) implements a fully automatic computational pipeline receiving as input RNA-seq (RNA sequencing) or ChIP-seq (chromatin immunoprecipitation sequencing) raw data from microalgae studies. MARACAS generates sets of differentially expressed genes or lists of genomic loci for RNA-seq and ChIP-seq analysis respectively. Second, ALGAEFUN (microALGAE FUNctional enrichment tool) is a web-based application where gene sets generated from RNA-seq analysis as well as lists of genomic loci from ChIP-seq analysis can be used as input. On the one hand, it can be used to perform Gene Ontology and biological pathways enrichment analysis over gene sets. On the other hand, using the results of ChIP-seq data analysis, it identifies a set of potential target genes and analyses the distribution of the loci over gene features. Graphical representation of the results as well as tables with gene annotations are generated and can be downloaded for further analysis. Conclusions: ALGAEFUN with MARACAS provides an integrated environment for the microalgae research community that facilitates the process of obtaining relevant biological information from raw RNA-seq and ChIP-seq data. These applications are designed to assist researchers in the interpretation of gene lists and genomic loci based on functional enrichment analysis. ALGAEFUN with MARACAS is publicly available on https://greennetwork.us.es/AlgaeFUN/.&quot;, &quot;author&quot;: [{&quot;dropping-particle&quot;: &quot;&quot;, &quot;family&quot;: &quot;Romero-Losada&quot;, &quot;given&quot;: &quot;Ana B.&quot;, &quot;non-dropping-particle&quot;: &quot;&quot;, &quot;parse-names&quot;: false, &quot;suffix&quot;: &quot;&quot;}, {&quot;dropping-particle&quot;: &quot;&quot;, &quot;family&quot;: &quot;Arvanitidou&quot;, &quot;given&quot;: &quot;Christina&quot;, &quot;non-dropping-particle&quot;: &quot;&quot;, &quot;parse-names&quot;: false, &quot;suffix&quot;: &quot;&quot;}, {&quot;dropping-particle&quot;: &quot;&quot;, &quot;family&quot;: &quot;los Reyes&quot;, &quot;given&quot;: &quot;Pedro&quot;, &quot;non-dropping-particle&quot;: &quot;de&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BMC Bioinformatics&quot;, &quot;id&quot;: &quot;ITEM-1&quot;, &quot;issue&quot;: &quot;1&quot;, &quot;issued&quot;: {&quot;date-parts&quot;: [[&quot;2022&quot;]]}, &quot;title&quot;: &quot;ALGAEFUN with MARACAS, microALGAE FUNctional enrichment tool for MicroAlgae RnA-seq and Chip-seq AnalysiS&quot;, &quot;type&quot;: &quot;article-journal&quot;, &quot;volume&quot;: &quot;23&quot;}, &quot;uris&quot;: [&quot;http://www.mendeley.com/documents/?uuid=b03b32c8-57a3-4299-bf51-02d0922c0d0f&quot;]}], &quot;mendeley&quot;: {&quot;formattedCitation&quot;: &quot;(Romero-Losada et al., 2022)&quot;, &quot;plainTextFormattedCitation&quot;: &quot;(Romero-Losada et al., 2022)&quot;, &quot;previouslyFormattedCitation&quot;: &quot;(Romero-Losada et al., 2022)&quot;}, &quot;properties&quot;: {&quot;noteIndex&quot;: 0}, &quot;schema&quot;: &quot;https://github.com/citation-style-language/schema/raw/master/csl-citation.json&quot;} RND31JJ7Rszfq"/><text:span text:style-name="T346">⁠. </text:span></text:p>
      <text:p text:style-name="P42"><text:span text:style-name="T344">In summary, my doctoral thesis aims to contribute to the microalgae research community with</text:span><text:span text:style-name="T346"> t</text:span><text:span text:style-name="T344">wo major</text:span><text:span text:style-name="T346"> </text:span><text:span text:style-name="T344">items: the development of</text:span><text:span text:style-name="T346"> </text:span><text:span text:style-name="T344">free and open source tools that facilitates systems biology studies in microalgae; and the </text:span><text:span text:style-name="T346">understanding of the diurnal and seasonal rhythmic changes in</text:span><text:span text:style-name="T350"> Ostreococcus tauri </text:span><text:span text:style-name="T346">as a complete system </text:span><text:span text:style-name="T347">knowing all the genes expressed, all the proteins present and how the altered functions are being executed</text:span><text:span text:style-name="T344">.</text:span></text:p>
      <text:p text:style-name="P70"/>
      <text:p text:style-name="P23"/>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text:p>
      <text:p text:style-name="P22"/>
      <text:p text:style-name="P22"/>
      <text:p text:style-name="P22"/>
      <text:p text:style-name="P22"/>
      <text:p text:style-name="P22"/>
      <text:p text:style-name="P22"/>
      <text:p text:style-name="P22"/>
      <text:p text:style-name="P22"/>
      <text:p text:style-name="P22"/>
      <text:h text:style-name="P142" text:outline-level="1"><text:bookmark-start text:name="__RefHeading___Toc31190_448844389"/>Materials and Methods<text:bookmark-end text:name="__RefHeading___Toc31190_448844389"/></text:h>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h text:style-name="P145" text:outline-level="2"><text:bookmark-start text:name="__RefHeading___Toc31192_448844389"/><text:soft-page-break/><text:span text:style-name="T167">Algal M</text:span><text:span text:style-name="T169">a</text:span><text:span text:style-name="T167">terial, Growth Conditions, and Sample Collection</text:span><text:bookmark-end text:name="__RefHeading___Toc31192_448844389"/></text:h>
      <text:p text:style-name="P4"/>
      <text:p text:style-name="P26"><text:bookmark text:name="page119R_mcid38"/><text:span text:style-name="T165">The sequenced strain of </text:span><text:span text:style-name="T149">Ostreococcus tauri, </text:span><text:span text:style-name="T166">RCC4221, </text:span><text:span text:style-name="T165">was used in this study</text:span><text:span text:style-name="T164">.</text:span><text:span text:style-name="T152"> </text:span><text:span text:style-name="T154"><text:s/></text:span><text:span text:style-name="T163">A</text:span><text:span text:style-name="T154">utoclaved </text:span><text:span text:style-name="T153">artificial see water</text:span><text:span text:style-name="T152"> (ASW) </text:span><text:reference-mark-start text:name="ADDIN CSL_CITATION {&quot;citationItems&quot;: [{&quot;id&quot;: &quot;ITEM-1&quot;, &quot;itemData&quot;: {&quot;DOI&quot;: &quot;10.4319/LO.1967.12.1.0176&quot;, &quot;ISSN&quot;: &quot;19395590&quot;, &quot;author&quot;: [{&quot;dropping-particle&quot;: &quot;&quot;, &quot;family&quot;: &quot;Kester&quot;, &quot;given&quot;: &quot;Dana R.&quot;, &quot;non-dropping-particle&quot;: &quot;&quot;, &quot;parse-names&quot;: false, &quot;suffix&quot;: &quot;&quot;}, {&quot;dropping-particle&quot;: &quot;&quot;, &quot;family&quot;: &quot;Duedall&quot;, &quot;given&quot;: &quot;Iver W.&quot;, &quot;non-dropping-particle&quot;: &quot;&quot;, &quot;parse-names&quot;: false, &quot;suffix&quot;: &quot;&quot;}, {&quot;dropping-particle&quot;: &quot;&quot;, &quot;family&quot;: &quot;Connors&quot;, &quot;given&quot;: &quot;Donald N.&quot;, &quot;non-dropping-particle&quot;: &quot;&quot;, &quot;parse-names&quot;: false, &quot;suffix&quot;: &quot;&quot;}, {&quot;dropping-particle&quot;: &quot;&quot;, &quot;family&quot;: &quot;Pytkowicz&quot;, &quot;given&quot;: &quot;Ricardo M.&quot;, &quot;non-dropping-particle&quot;: &quot;&quot;, &quot;parse-names&quot;: false, &quot;suffix&quot;: &quot;&quot;}], &quot;container-title&quot;: &quot;Limnology and Oceanography&quot;, &quot;id&quot;: &quot;ITEM-1&quot;, &quot;issue&quot;: &quot;1&quot;, &quot;issued&quot;: {&quot;date-parts&quot;: [[&quot;1967&quot;]]}, &quot;page&quot;: &quot;176-179&quot;, &quot;title&quot;: &quot;PREPARATION OF ARTIFICIAL SEAWATER&quot;, &quot;type&quot;: &quot;article-journal&quot;, &quot;volume&quot;: &quot;12&quot;}, &quot;uris&quot;: [&quot;http://www.mendeley.com/documents/?uuid=b8f4c769-c1d9-326c-8ea2-02675f45ca4d&quot;]}], &quot;mendeley&quot;: {&quot;formattedCitation&quot;: &quot;(Kester et al., 1967)&quot;, &quot;plainTextFormattedCitation&quot;: &quot;(Kester et al., 1967)&quot;, &quot;previouslyFormattedCitation&quot;: &quot;(Kester et al., 1967)&quot;}, &quot;properties&quot;: {&quot;noteIndex&quot;: 0}, &quot;schema&quot;: &quot;https://github.com/citation-style-language/schema/raw/master/csl-citation.json&quot;} RNDTNyiKsMLTC"/><text:span text:style-name="T6">(Kester et al., 1967)</text:span><text:reference-mark-end text:name="ADDIN CSL_CITATION {&quot;citationItems&quot;: [{&quot;id&quot;: &quot;ITEM-1&quot;, &quot;itemData&quot;: {&quot;DOI&quot;: &quot;10.4319/LO.1967.12.1.0176&quot;, &quot;ISSN&quot;: &quot;19395590&quot;, &quot;author&quot;: [{&quot;dropping-particle&quot;: &quot;&quot;, &quot;family&quot;: &quot;Kester&quot;, &quot;given&quot;: &quot;Dana R.&quot;, &quot;non-dropping-particle&quot;: &quot;&quot;, &quot;parse-names&quot;: false, &quot;suffix&quot;: &quot;&quot;}, {&quot;dropping-particle&quot;: &quot;&quot;, &quot;family&quot;: &quot;Duedall&quot;, &quot;given&quot;: &quot;Iver W.&quot;, &quot;non-dropping-particle&quot;: &quot;&quot;, &quot;parse-names&quot;: false, &quot;suffix&quot;: &quot;&quot;}, {&quot;dropping-particle&quot;: &quot;&quot;, &quot;family&quot;: &quot;Connors&quot;, &quot;given&quot;: &quot;Donald N.&quot;, &quot;non-dropping-particle&quot;: &quot;&quot;, &quot;parse-names&quot;: false, &quot;suffix&quot;: &quot;&quot;}, {&quot;dropping-particle&quot;: &quot;&quot;, &quot;family&quot;: &quot;Pytkowicz&quot;, &quot;given&quot;: &quot;Ricardo M.&quot;, &quot;non-dropping-particle&quot;: &quot;&quot;, &quot;parse-names&quot;: false, &quot;suffix&quot;: &quot;&quot;}], &quot;container-title&quot;: &quot;Limnology and Oceanography&quot;, &quot;id&quot;: &quot;ITEM-1&quot;, &quot;issue&quot;: &quot;1&quot;, &quot;issued&quot;: {&quot;date-parts&quot;: [[&quot;1967&quot;]]}, &quot;page&quot;: &quot;176-179&quot;, &quot;title&quot;: &quot;PREPARATION OF ARTIFICIAL SEAWATER&quot;, &quot;type&quot;: &quot;article-journal&quot;, &quot;volume&quot;: &quot;12&quot;}, &quot;uris&quot;: [&quot;http://www.mendeley.com/documents/?uuid=b8f4c769-c1d9-326c-8ea2-02675f45ca4d&quot;]}], &quot;mendeley&quot;: {&quot;formattedCitation&quot;: &quot;(Kester et al., 1967)&quot;, &quot;plainTextFormattedCitation&quot;: &quot;(Kester et al., 1967)&quot;, &quot;previouslyFormattedCitation&quot;: &quot;(Kester et al., 1967)&quot;}, &quot;properties&quot;: {&quot;noteIndex&quot;: 0}, &quot;schema&quot;: &quot;https://github.com/citation-style-language/schema/raw/master/csl-citation.json&quot;} RNDTNyiKsMLTC"/><text:span text:style-name="T152">⁠ </text:span><text:span text:style-name="T163">supplemented filter sterilized </text:span><text:span text:style-name="T154">(0.2</text:span><text:span text:style-name="T47">μ</text:span><text:span text:style-name="T48">m) </text:span><text:span text:style-name="T68">nitrogen source, potassium source and vitamins </text:span><text:span text:style-name="T155">were used as growing medium</text:span><text:span text:style-name="T152">. A complete list of media components and concentrations needed to </text:span><text:span text:style-name="T154">grow</text:span><text:span text:style-name="T152"> </text:span><text:span text:style-name="T148">O</text:span><text:span text:style-name="T150">streococcus</text:span><text:span text:style-name="T148"> tauri</text:span><text:span text:style-name="T152"> can be found in</text:span><text:span text:style-name="T136"> </text:span><text:span text:style-name="T137">table 2</text:span><text:span text:style-name="T154">.</text:span><text:span text:style-name="T152"> Cells </text:span><text:span text:style-name="T156">w</text:span><text:span text:style-name="T152">ere grown </text:span><text:span text:style-name="T157">in photobiorreactors, </text:span><text:span text:style-name="T161">water jacketed bubble columns with 2 L capacity (7 cm diameter, 50 cm height) containing 1.8 L of cell culture,</text:span><text:span text:style-name="T157"> under continuous regime and neumatic agitation (bubbled with air supplemented with 1% (v/v) CO2 as carbon source). </text:span><text:span text:style-name="T161">Temperature was constantly </text:span><text:span text:style-name="T162">maintained at 20ºC</text:span><text:span text:style-name="T161"> by the flow of water from the jacket to an external cooling system.</text:span><text:span text:style-name="T152"> </text:span><text:span text:style-name="T161">Other c</text:span><text:span text:style-name="T152">ultur</text:span><text:span text:style-name="T158">e </text:span><text:span text:style-name="T152">growth </text:span><text:span text:style-name="T158">conditions </text:span><text:span text:style-name="T152">were </text:span><text:span text:style-name="T159">constantly measured and </text:span><text:span text:style-name="T152">comput</text:span><text:span text:style-name="T158">ationally </text:span><text:span text:style-name="T152">controlled </text:span><text:span text:style-name="T159">by a LabJack: </text:span><text:span text:style-name="T160">pH, fresh flow rate (dilution rate) and light regime.</text:span><text:span text:style-name="T158"> </text:span><text:span text:style-name="T160">A </text:span><text:span text:style-name="T158">pH </text:span><text:span text:style-name="T160">probe connected to the LabJack keep pH</text:span><text:span text:style-name="T158"> </text:span><text:span text:style-name="T155">at </text:span><text:span text:style-name="T158">8</text:span><text:span text:style-name="T155"> </text:span><text:span text:style-name="T160">by controlling a CO</text:span><text:span text:style-name="T180">2 </text:span><text:span text:style-name="T7">electrovalve on demand. </text:span><text:span text:style-name="T8">The d</text:span><text:span text:style-name="T7">ilution rate were maintained constant at 0.</text:span><text:span text:style-name="T8">3</text:span><text:span text:style-name="T7"> d</text:span><text:span text:style-name="T177">-1 </text:span><text:span text:style-name="T9">(overflow is descarded in orded to avoid a volume increase) </text:span><text:span text:style-name="T7">to keep the cells in the culture in </text:span><text:span text:style-name="T58">exponential </text:span><text:span text:style-name="T69">phase</text:span><text:span text:style-name="T7">.</text:span><text:span text:style-name="T84"> </text:span><text:span text:style-name="T81">In adittion, instead of a sudden transition from dark to light and from light to dark,</text:span><text:span text:style-name="T78"> </text:span><text:span text:style-name="T79">our LabJack controlled system</text:span><text:span text:style-name="T78"> </text:span><text:span text:style-name="T47">gradually increased </text:span><text:span text:style-name="T58">light </text:span><text:span text:style-name="T47">until an irradiance of </text:span><text:span text:style-name="T69">2</text:span><text:span text:style-name="T47">500 μE m</text:span><text:span text:style-name="T125">−2</text:span><text:span text:style-name="T47"> s</text:span><text:span text:style-name="T125">−1</text:span><text:span text:style-name="T186"> </text:span><text:span text:style-name="T47">during the hours of </text:span><text:span text:style-name="T49">day</text:span><text:span text:style-name="T47">light </text:span><text:span text:style-name="T50">that </text:span><text:span text:style-name="T47">correspond</text:span><text:span text:style-name="T50">s</text:span><text:span text:style-name="T47"> to each simulated photoperiod</text:span><text:span text:style-name="T78">. </text:span><text:span text:style-name="T80">Then, light irradiance is decreased gradually until total darkness is reached.</text:span><text:span text:style-name="T51"> Each photochemostat is illuminated using six Phillips PL-32 W/840/4p white-light fluorescent lamps. </text:span><text:span text:style-name="T59">Furthermore, they are surrounded by a wooden box and a completely opaque fabric to avoid any external light input. </text:span><text:span text:style-name="T82">Long day</text:span><text:span text:style-name="T47"> light regimen consists of 16h of </text:span><text:span text:style-name="T49">l</text:span><text:span text:style-name="T47">ight and 8h of dark</text:span><text:span text:style-name="T49">ness</text:span><text:span text:style-name="T47">, while short day light regimen consists of 8h of light and 16h of dark</text:span><text:span text:style-name="T49">ness</text:span><text:span text:style-name="T47">. </text:span></text:p>
      <text:p text:style-name="P25"><text:span text:style-name="T47">Cultures at exponential phase with </text:span><text:span text:style-name="T227">45 μg/mL</text:span><text:span text:style-name="T2"> </text:span><text:span text:style-name="T47">chlorophyll content were used in our experiments. </text:span><text:span text:style-name="T66">C</text:span><text:span text:style-name="T47">ells were harvested at specific times in the daily cycle, expressed in </text:span><text:span text:style-name="T70">z</text:span><text:span text:style-name="T47">eitgeber </text:span><text:span text:style-name="T70">t</text:span><text:span text:style-name="T47">ime (ZT), where ZT0 corresponds to dawn, </text:span><text:span text:style-name="T66">ZT4 to 4h after dawn, ZT8 to 8h after down, and so on. In this study, samples were taken every 4h (from ZT0 to ZT20), so there is a total of 6 samples for each day of sampling. </text:span><text:span text:style-name="T47">Cells were collected </text:span><text:span text:style-name="T60">using different methods depending on the experiment.</text:span></text:p>
      <text:p text:style-name="P16"/>
      <text:p text:style-name="P16"/>
      <text:p text:style-name="P155"><text:soft-page-break/>Table <text:sequence text:ref-name="refTable0" text:name="Table" text:formula="ooow:Table+1" style:num-format="1">1</text:sequence>: (falta añadir descripción)</text:p>
      <table:table table:name="Tabla1" table:style-name="Tabla1">
        <table:table-column table:style-name="Tabla1.A"/>
        <table:table-column table:style-name="Tabla1.B"/>
        <table:table-column table:style-name="Tabla1.C"/>
        <table:table-row table:style-name="TableLine93942841242144">
          <table:table-cell table:style-name="Tabla1.A1" office:value-type="string">
            <text:p text:style-name="P84"/>
          </table:table-cell>
          <table:table-cell table:style-name="Tabla1.B1" office:value-type="string">
            <text:p text:style-name="P86">Concentration in solution</text:p>
          </table:table-cell>
          <table:table-cell table:style-name="Tabla1.C1" office:value-type="string">
            <text:p text:style-name="P86">Concentration in medium</text:p>
          </table:table-cell>
        </table:table-row>
        <table:table-row table:style-name="Tabla1.2">
          <table:table-cell table:style-name="Tabla1.A2" office:value-type="string">
            <text:p text:style-name="P85">Solución I </text:p>
          </table:table-cell>
          <table:table-cell table:style-name="Tabla1.B2" office:value-type="string">
            <text:p text:style-name="P92">400 g/L de NaNO<text:span text:style-name="T179">3</text:span></text:p>
          </table:table-cell>
          <table:table-cell table:style-name="Tabla1.C2" office:value-type="string">
            <text:p text:style-name="P99">222.22 m<text:span text:style-name="T138">g/L de NaNO</text:span><text:span text:style-name="T139">3</text:span></text:p>
          </table:table-cell>
        </table:table-row>
        <table:table-row table:style-name="TableLine93942842261856">
          <table:table-cell table:style-name="Tabla1.A3" table:number-rows-spanned="2" office:value-type="string">
            <text:p text:style-name="P99">Solución II</text:p>
          </table:table-cell>
          <table:table-cell table:style-name="Tabla1.B3" office:value-type="string">
            <text:p text:style-name="P92">2,8 g/L de Na<text:span text:style-name="T179">2</text:span>HPO<text:span text:style-name="T179">4</text:span></text:p>
          </table:table-cell>
          <table:table-cell table:style-name="Tabla1.C3" office:value-type="string">
            <text:p text:style-name="P93">1.56 m<text:span text:style-name="T386">g/L de Na</text:span><text:span text:style-name="T183">2</text:span><text:span text:style-name="T386">HPO</text:span><text:span text:style-name="T183">4</text:span></text:p>
          </table:table-cell>
        </table:table-row>
        <table:table-row table:style-name="TableLine93942842257424">
          <table:covered-table-cell/>
          <table:table-cell table:style-name="Tabla1.B4" office:value-type="string">
            <text:p text:style-name="P93">10 g/L of K<text:span text:style-name="T179">2</text:span>HPO<text:span text:style-name="T179">4</text:span></text:p>
          </table:table-cell>
          <table:table-cell table:style-name="Tabla1.C2" office:value-type="string">
            <text:p text:style-name="P93">5.56 mg/L of K<text:span text:style-name="T179">2</text:span>HPO<text:span text:style-name="T179">4</text:span></text:p>
          </table:table-cell>
        </table:table-row>
        <table:table-row table:style-name="Tabla1.5">
          <table:table-cell table:style-name="Tabla1.A5" table:number-rows-spanned="9" office:value-type="string">
            <text:p text:style-name="P99">Solución III</text:p>
            <text:p text:style-name="P100"/>
          </table:table-cell>
          <table:table-cell table:style-name="Tabla1.B3" office:value-type="string">
            <text:p text:style-name="P93">5.36 g/L of NH<text:span text:style-name="T179">4</text:span>Cl</text:p>
          </table:table-cell>
          <table:table-cell table:style-name="Tabla1.C3" office:value-type="string">
            <text:p text:style-name="P93"><text:span text:style-name="T390">2.98</text:span> mg/L of NH<text:span text:style-name="T179">4</text:span>Cl</text:p>
          </table:table-cell>
        </table:table-row>
        <table:table-row table:style-name="TableLine93942842263968">
          <table:covered-table-cell/>
          <table:table-cell table:style-name="Tabla1.B4" office:value-type="string">
            <text:p text:style-name="P91">10.4 <text:span text:style-name="T387">g/L of Fe-</text:span>EDTA</text:p>
          </table:table-cell>
          <table:table-cell table:style-name="Tabla1.C2" office:value-type="string">
            <text:p text:style-name="P93"><text:span text:style-name="T390">5.78</text:span> mg/L of Fe-<text:span text:style-name="T388">EDTA</text:span></text:p>
          </table:table-cell>
        </table:table-row>
        <table:table-row table:style-name="TableLine93942842147664">
          <table:covered-table-cell/>
          <table:table-cell table:style-name="Tabla1.B4" office:value-type="string">
            <text:p text:style-name="P91"><text:span text:style-name="T387">74.4 g/L of Na</text:span><text:span text:style-name="T184">2</text:span><text:span text:style-name="T387">-EDTA</text:span></text:p>
          </table:table-cell>
          <table:table-cell table:style-name="Tabla1.C2" office:value-type="string">
            <text:p text:style-name="P93"><text:span text:style-name="T390">41.33</text:span> mg/L of Na<text:span text:style-name="T179">2</text:span>-EDTA</text:p>
          </table:table-cell>
        </table:table-row>
        <table:table-row table:style-name="Tabla1.8">
          <table:covered-table-cell/>
          <table:table-cell table:style-name="Tabla1.B4" office:value-type="string">
            <text:p text:style-name="P94">4.6·10<text:span text:style-name="T176">-2</text:span> g/L of ZnSO<text:span text:style-name="T179">4</text:span></text:p>
          </table:table-cell>
          <table:table-cell table:style-name="Tabla1.C2" office:value-type="string">
            <text:p text:style-name="P94"><text:span text:style-name="T390">2.56</text:span>·10<text:span text:style-name="T176">-2</text:span> mg/L of ZnSO<text:span text:style-name="T179">4</text:span></text:p>
          </table:table-cell>
        </table:table-row>
        <table:table-row table:style-name="TableLine93942842141456">
          <table:covered-table-cell/>
          <table:table-cell table:style-name="Tabla1.B4" office:value-type="string">
            <text:p text:style-name="P94">2.8·10<text:span text:style-name="T176">-2</text:span> g/L of CoSO<text:span text:style-name="T185">4</text:span></text:p>
          </table:table-cell>
          <table:table-cell table:style-name="Tabla1.C2" office:value-type="string">
            <text:p text:style-name="P95"><text:span text:style-name="T390">1.56</text:span>·10<text:span text:style-name="T176">-2</text:span> mg/L of CoSO<text:span text:style-name="T185">4</text:span></text:p>
          </table:table-cell>
        </table:table-row>
        <table:table-row table:style-name="TableLine93942842142720">
          <table:covered-table-cell/>
          <table:table-cell table:style-name="Tabla1.B4" office:value-type="string">
            <text:p text:style-name="P94">1.6·10<text:span text:style-name="T176">-2</text:span> g/L of Na<text:span text:style-name="T179">2</text:span>MoO<text:span text:style-name="T179">4</text:span> · 2H<text:span text:style-name="T179">2</text:span>O</text:p>
          </table:table-cell>
          <table:table-cell table:style-name="Tabla1.C2" office:value-type="string">
            <text:p text:style-name="P95"><text:span text:style-name="T390">8.89</text:span>·10<text:span text:style-name="T176">-2</text:span> mg/L of Na<text:span text:style-name="T179">2</text:span>MoO<text:span text:style-name="T179">4</text:span> · 2H<text:span text:style-name="T179">2</text:span>O</text:p>
          </table:table-cell>
        </table:table-row>
        <table:table-row table:style-name="Tabla1.11">
          <table:covered-table-cell/>
          <table:table-cell table:style-name="Tabla1.B4" office:value-type="string">
            <text:p text:style-name="P94">5.0·10<text:span text:style-name="T176">-3</text:span> g/L of CuSO<text:span text:style-name="T185">4</text:span></text:p>
          </table:table-cell>
          <table:table-cell table:style-name="Tabla1.C2" office:value-type="string">
            <text:p text:style-name="P95"><text:span text:style-name="T390">2.78·</text:span>10<text:span text:style-name="T176">-3</text:span> mg/L of CuSO<text:span text:style-name="T185">4</text:span></text:p>
          </table:table-cell>
        </table:table-row>
        <table:table-row table:style-name="TableLine93942842138784">
          <table:covered-table-cell/>
          <table:table-cell table:style-name="Tabla1.B4" office:value-type="string">
            <text:p text:style-name="P94">3.4·10<text:span text:style-name="T176">-2</text:span> g/L of H<text:span text:style-name="T185">2</text:span>SeO<text:span text:style-name="T179">3</text:span></text:p>
          </table:table-cell>
          <table:table-cell table:style-name="Tabla1.C2" office:value-type="string">
            <text:p text:style-name="P95"><text:span text:style-name="T390">1.89</text:span>·10<text:span text:style-name="T176">-2</text:span> mg/L of H<text:span text:style-name="T185">2</text:span>SeO<text:span text:style-name="T179">3</text:span></text:p>
          </table:table-cell>
        </table:table-row>
        <table:table-row table:style-name="Tabla1.13">
          <table:covered-table-cell/>
          <table:table-cell table:style-name="Tabla1.B13" office:value-type="string">
            <text:p text:style-name="P94">3.6·10<text:span text:style-name="T176">-2</text:span> g/L of MnCl<text:span text:style-name="T179">2 </text:span>· 4H<text:span text:style-name="T179">2</text:span>O</text:p>
          </table:table-cell>
          <table:table-cell table:style-name="Tabla1.C13" office:value-type="string">
            <text:p text:style-name="P97"><text:span text:style-name="T390">2</text:span>.0<text:span text:style-name="T141">·10</text:span><text:span text:style-name="T144">-2</text:span><text:span text:style-name="T141"> mg/L of MnCl</text:span><text:span text:style-name="T140">2 </text:span><text:span text:style-name="T141">· 4H</text:span><text:span text:style-name="T140">2</text:span><text:span text:style-name="T141">O</text:span></text:p>
          </table:table-cell>
        </table:table-row>
        <table:table-row table:style-name="Tabla1.13">
          <table:table-cell table:style-name="Tabla1.A2" table:number-rows-spanned="3" office:value-type="string">
            <text:p text:style-name="P101">Solución IV</text:p>
          </table:table-cell>
          <table:table-cell table:style-name="Tabla1.B4" office:value-type="string">
            <text:p text:style-name="P96">0,2 g/L of T<text:span text:style-name="T391">h</text:span>iamin-HCl</text:p>
          </table:table-cell>
          <table:table-cell table:style-name="Tabla1.C16" office:value-type="string">
            <text:p text:style-name="P98">0.22 mg/L of T<text:span text:style-name="T391">h</text:span>iamin-HCl</text:p>
          </table:table-cell>
        </table:table-row>
        <table:table-row table:style-name="Tabla1.13">
          <table:covered-table-cell/>
          <table:table-cell table:style-name="Tabla1.B4" office:value-type="string">
            <text:p text:style-name="P96">1.50·<text:span text:style-name="T389">10</text:span><text:span text:style-name="T178">-3</text:span><text:span text:style-name="T389"> g/L of </text:span>Biotin</text:p>
          </table:table-cell>
          <table:table-cell table:style-name="Tabla1.C16" office:value-type="string">
            <text:p text:style-name="P98">1.67<text:span text:style-name="T141">·</text:span><text:span text:style-name="T142">10</text:span><text:span text:style-name="T145">-3</text:span><text:span text:style-name="T142"> mg/L of </text:span><text:span text:style-name="T143">Biotin</text:span></text:p>
          </table:table-cell>
        </table:table-row>
        <table:table-row table:style-name="Tabla1.13">
          <table:covered-table-cell/>
          <table:table-cell table:style-name="Tabla1.B4" office:value-type="string">
            <text:p text:style-name="P96">1.50·<text:span text:style-name="T389">10</text:span><text:span text:style-name="T178">-3</text:span><text:span text:style-name="T389"> g/L of </text:span><text:span text:style-name="T391">Vitamin B12</text:span></text:p>
          </table:table-cell>
          <table:table-cell table:style-name="Tabla1.C16" office:value-type="string">
            <text:p text:style-name="P98">1.67<text:span text:style-name="T141">·</text:span><text:span text:style-name="T142">10</text:span><text:span text:style-name="T145">-3</text:span><text:span text:style-name="T142"> mg/L of </text:span><text:span text:style-name="T143">Vitamin B12</text:span></text:p>
          </table:table-cell>
        </table:table-row>
      </table:table>
      <text:p text:style-name="P13"/>
      <text:p text:style-name="P166"><text:span text:style-name="T171">Klebsormidium nitens</text:span> and <text:span text:style-name="T171">Haematococcus lacustris</text:span> cultures were maintained as described in <text:reference-mark-start text:name="ADDIN CSL_CITATION {&quot;citationItems&quot;: [{&quot;id&quot;: &quot;ITEM-1&quot;, &quot;itemData&quot;: {&quot;DOI&quot;: &quot;10.1016/j.biortech.2021.125150&quot;, &quot;ISSN&quot;: &quot;18732976&quot;, &quot;abstract&quot;: &quot;Astaxanthin is a valuable and highly demanded ketocarotenoid pigment, for which the chlorophycean microalga Haematococcus pluvialis is an outstanding natural source. Although information on astaxanthin accumulation in H. pluvialis has substantially advanced in recent years, its underlying molecular bases remain elusive. An integrative metabolic and transcriptomic analysis has been performed for vegetative Haematococcus cells, grown both under N sufficiency (green palmelloid cells) and under moderate N limitation, allowing concurrent active cell growth and astaxanthin synthesis (reddish palmelloid cells). Transcriptional activation was noticeable in reddish cells of key enzymes participating in glycolysis, pentose phosphate cycle and pyruvate metabolism, determining the adequate provision of glyceraldehyde 3 phosphate and pyruvate, precursors of carotenoids and fatty acids. Moreover, for the first time, transcriptional regulators potentially involved in controlling astaxanthin accumulation have been identified, a knowledge enabling optimization of commercial astaxanthin production by Haematococcus through systems metabolic engineering.&quot;, &quot;author&quot;: [{&quot;dropping-particle&quot;: &quot;&quot;, &quot;family&quot;: &quot;Hoys&quot;, &quot;given&quot;: &quot;Cristina&quot;, &quot;non-dropping-particle&quot;: &quot;&quot;, &quot;parse-names&quot;: false, &quot;suffix&quot;: &quot;&quot;}, {&quot;dropping-particle&quot;: &quot;&quot;, &quot;family&quot;: &quot;Romero-Losada&quot;, &quot;given&quot;: &quot;Ana B.&quot;, &quot;non-dropping-particle&quot;: &quot;&quot;, &quot;parse-names&quot;: false, &quot;suffix&quot;: &quot;&quot;}, {&quot;dropping-particle&quot;: &quot;&quot;, &quot;family&quot;: &quot;R\u00edo&quot;, &quot;given&quot;: &quot;Esperanza&quot;, &quot;non-dropping-particle&quot;: &quot;del&quot;, &quot;parse-names&quot;: false, &quot;suffix&quot;: &quot;&quot;}, {&quot;dropping-particle&quot;: &quot;&quot;, &quot;family&quot;: &quot;Guerrero&quot;, &quot;given&quot;: &quot;Miguel G.&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dropping-particle&quot;: &quot;&quot;, &quot;family&quot;: &quot;Garc\u00eda-Gonz\u00e1lez&quot;, &quot;given&quot;: &quot;Mercedes&quot;, &quot;non-dropping-particle&quot;: &quot;&quot;, &quot;parse-names&quot;: false, &quot;suffix&quot;: &quot;&quot;}], &quot;container-title&quot;: &quot;Bioresource Technology&quot;, &quot;id&quot;: &quot;ITEM-1&quot;, &quot;issued&quot;: {&quot;date-parts&quot;: [[&quot;2021&quot;]]}, &quot;title&quot;: &quot;Unveiling the underlying molecular basis of astaxanthin accumulation in Haematococcus through integrative metabolomic-transcriptomic analysis&quot;, &quot;type&quot;: &quot;article-journal&quot;, &quot;volume&quot;: &quot;332&quot;}, &quot;uris&quot;: [&quot;http://www.mendeley.com/documents/?uuid=91c23303-7ae5-474c-94f6-f587ac037435&quot;]}, {&quot;id&quot;: &quot;ITEM-2&quot;, &quot;itemData&quot;: {&quot;DOI&quot;: &quot;10.3389/fpls.2022.855243&quot;, &quot;ISSN&quot;: &quot;1664-462X&quot;, &quot;abstract&quot;: &quot;The characterization of the molecular mechanisms, such as high light irradiance resistance, that allowed plant terrestralization is a cornerstone in evolutionary studies since the conquest of land by plants played a pivotal role in life evolution on Earth. Viridiplantae or the green lineage is divided into two clades, Chlorophyta and Streptophyta, that in turn splits into Embryophyta or land plants and Charophyta. Charophyta are used in evolutionary studies on plant terrestralization since they are generally accepted as the extant algal species most closely related to current land plants. In this study, we have chosen the facultative terrestrial early charophyte alga Klebsormidium nitens to perform an integrative transcriptomic and metabolomic analysis under high light in order to unveil key mechanisms involved in the early steps of plants terrestralization. We found a fast chloroplast retrograde signaling possibly mediated by reactive oxygen species and the inositol polyphosphate 1-phosphatase (SAL1) and 3\u2032-phosphoadenosine-5\u2032-phosphate (PAP) pathways inducing gene expression and accumulation of specific metabolites. Systems used by both Chlorophyta and Embryophyta were activated such as the xanthophyll cycle with an accumulation of zeaxanthin and protein folding and repair mechanisms constituted by NADPH-dependent thioredoxin reductases, thioredoxin-disulfide reductases, and peroxiredoxins. Similarly, cyclic electron flow, specifically the pathway dependent on proton gradient regulation 5, was strongly activated under high light. We detected a simultaneous co-activation of the non-photochemical quenching mechanisms based on LHC-like stress related (LHCSR) protein and the photosystem II subunit S that are specific to Chlorophyta and Embryophyta, respectively. Exclusive Embryophyta systems for the synthesis, sensing, and response to the phytohormone auxin were also activated under high light in K. nitens leading to an increase in auxin content with the concomitant accumulation of amino acids such as tryptophan, histidine, and phenylalanine.&quot;, &quot;author&quot;: [{&quot;dropping-particle&quot;: &quot;&quot;, &quot;family&quot;: &quot;Serrano-P\u00e9rez&quot;, &quot;given&quot;: &quot;Emma&quot;, &quot;non-dropping-particle&quot;: &quot;&quot;, &quot;parse-names&quot;: false, &quot;suffix&quot;: &quot;&quot;}, {&quot;dropping-particle&quot;: &quot;&quot;, &quot;family&quot;: &quot;Romero-Losada&quot;, &quot;given&quot;: &quot;Ana B&quot;, &quot;non-dropping-particle&quot;: &quot;&quot;, &quot;parse-names&quot;: false, &quot;suffix&quot;: &quot;&quot;}, {&quot;dropping-particle&quot;: &quot;&quot;, &quot;family&quot;: &quot;Morales-Pineda&quot;, &quot;given&quot;: &quot;Mar\u00eda&quot;, &quot;non-dropping-particle&quot;: &quot;&quot;, &quot;parse-names&quot;: false, &quot;suffix&quot;: &quot;&quot;}, {&quot;dropping-particle&quot;: &quot;&quot;, &quot;family&quot;: &quot;Garc\u00eda-G\u00f3mez&quot;, &quot;given&quot;: &quot;M Elena&quot;, &quot;non-dropping-particle&quot;: &quot;&quot;, &quot;parse-names&quot;: false, &quot;suffix&quot;: &quot;&quot;}, {&quot;dropping-particle&quot;: &quot;&quot;, &quot;family&quot;: &quot;Couso&quot;, &quot;given&quot;: &quot;Inmaculada&quot;, &quot;non-dropping-particle&quot;: &quot;&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Frontiers in Plant Science&quot;, &quot;id&quot;: &quot;ITEM-2&quot;, &quot;issued&quot;: {&quot;date-parts&quot;: [[&quot;2022&quot;]]}, &quot;title&quot;: &quot;Transcriptomic and Metabolomic Response to High Light in the Charophyte Alga Klebsormidium nitens&quot;, &quot;type&quot;: &quot;article-journal&quot;, &quot;volume&quot;: &quot;13&quot;}, &quot;uris&quot;: [&quot;http://www.mendeley.com/documents/?uuid=07b56114-98b3-4419-a506-bc7dfced7329&quot;]}], &quot;mendeley&quot;: {&quot;formattedCitation&quot;: &quot;(Hoys et al., 2021; Serrano-P\u00e9rez et al., 2022)&quot;, &quot;plainTextFormattedCitation&quot;: &quot;(Hoys et al., 2021; Serrano-P\u00e9rez et al., 2022)&quot;, &quot;previouslyFormattedCitation&quot;: &quot;(Hoys et al., 2021; Serrano-P\u00e9rez et al., 2022)&quot;}, &quot;properties&quot;: {&quot;noteIndex&quot;: 0}, &quot;schema&quot;: &quot;https://github.com/citation-style-language/schema/raw/master/csl-citation.json&quot;} RNDLijkwGmQwi"/>(Hoys et al., 2021; Serrano-Pérez et al., 2022)<text:reference-mark-end text:name="ADDIN CSL_CITATION {&quot;citationItems&quot;: [{&quot;id&quot;: &quot;ITEM-1&quot;, &quot;itemData&quot;: {&quot;DOI&quot;: &quot;10.1016/j.biortech.2021.125150&quot;, &quot;ISSN&quot;: &quot;18732976&quot;, &quot;abstract&quot;: &quot;Astaxanthin is a valuable and highly demanded ketocarotenoid pigment, for which the chlorophycean microalga Haematococcus pluvialis is an outstanding natural source. Although information on astaxanthin accumulation in H. pluvialis has substantially advanced in recent years, its underlying molecular bases remain elusive. An integrative metabolic and transcriptomic analysis has been performed for vegetative Haematococcus cells, grown both under N sufficiency (green palmelloid cells) and under moderate N limitation, allowing concurrent active cell growth and astaxanthin synthesis (reddish palmelloid cells). Transcriptional activation was noticeable in reddish cells of key enzymes participating in glycolysis, pentose phosphate cycle and pyruvate metabolism, determining the adequate provision of glyceraldehyde 3 phosphate and pyruvate, precursors of carotenoids and fatty acids. Moreover, for the first time, transcriptional regulators potentially involved in controlling astaxanthin accumulation have been identified, a knowledge enabling optimization of commercial astaxanthin production by Haematococcus through systems metabolic engineering.&quot;, &quot;author&quot;: [{&quot;dropping-particle&quot;: &quot;&quot;, &quot;family&quot;: &quot;Hoys&quot;, &quot;given&quot;: &quot;Cristina&quot;, &quot;non-dropping-particle&quot;: &quot;&quot;, &quot;parse-names&quot;: false, &quot;suffix&quot;: &quot;&quot;}, {&quot;dropping-particle&quot;: &quot;&quot;, &quot;family&quot;: &quot;Romero-Losada&quot;, &quot;given&quot;: &quot;Ana B.&quot;, &quot;non-dropping-particle&quot;: &quot;&quot;, &quot;parse-names&quot;: false, &quot;suffix&quot;: &quot;&quot;}, {&quot;dropping-particle&quot;: &quot;&quot;, &quot;family&quot;: &quot;R\u00edo&quot;, &quot;given&quot;: &quot;Esperanza&quot;, &quot;non-dropping-particle&quot;: &quot;del&quot;, &quot;parse-names&quot;: false, &quot;suffix&quot;: &quot;&quot;}, {&quot;dropping-particle&quot;: &quot;&quot;, &quot;family&quot;: &quot;Guerrero&quot;, &quot;given&quot;: &quot;Miguel G.&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dropping-particle&quot;: &quot;&quot;, &quot;family&quot;: &quot;Garc\u00eda-Gonz\u00e1lez&quot;, &quot;given&quot;: &quot;Mercedes&quot;, &quot;non-dropping-particle&quot;: &quot;&quot;, &quot;parse-names&quot;: false, &quot;suffix&quot;: &quot;&quot;}], &quot;container-title&quot;: &quot;Bioresource Technology&quot;, &quot;id&quot;: &quot;ITEM-1&quot;, &quot;issued&quot;: {&quot;date-parts&quot;: [[&quot;2021&quot;]]}, &quot;title&quot;: &quot;Unveiling the underlying molecular basis of astaxanthin accumulation in Haematococcus through integrative metabolomic-transcriptomic analysis&quot;, &quot;type&quot;: &quot;article-journal&quot;, &quot;volume&quot;: &quot;332&quot;}, &quot;uris&quot;: [&quot;http://www.mendeley.com/documents/?uuid=91c23303-7ae5-474c-94f6-f587ac037435&quot;]}, {&quot;id&quot;: &quot;ITEM-2&quot;, &quot;itemData&quot;: {&quot;DOI&quot;: &quot;10.3389/fpls.2022.855243&quot;, &quot;ISSN&quot;: &quot;1664-462X&quot;, &quot;abstract&quot;: &quot;The characterization of the molecular mechanisms, such as high light irradiance resistance, that allowed plant terrestralization is a cornerstone in evolutionary studies since the conquest of land by plants played a pivotal role in life evolution on Earth. Viridiplantae or the green lineage is divided into two clades, Chlorophyta and Streptophyta, that in turn splits into Embryophyta or land plants and Charophyta. Charophyta are used in evolutionary studies on plant terrestralization since they are generally accepted as the extant algal species most closely related to current land plants. In this study, we have chosen the facultative terrestrial early charophyte alga Klebsormidium nitens to perform an integrative transcriptomic and metabolomic analysis under high light in order to unveil key mechanisms involved in the early steps of plants terrestralization. We found a fast chloroplast retrograde signaling possibly mediated by reactive oxygen species and the inositol polyphosphate 1-phosphatase (SAL1) and 3\u2032-phosphoadenosine-5\u2032-phosphate (PAP) pathways inducing gene expression and accumulation of specific metabolites. Systems used by both Chlorophyta and Embryophyta were activated such as the xanthophyll cycle with an accumulation of zeaxanthin and protein folding and repair mechanisms constituted by NADPH-dependent thioredoxin reductases, thioredoxin-disulfide reductases, and peroxiredoxins. Similarly, cyclic electron flow, specifically the pathway dependent on proton gradient regulation 5, was strongly activated under high light. We detected a simultaneous co-activation of the non-photochemical quenching mechanisms based on LHC-like stress related (LHCSR) protein and the photosystem II subunit S that are specific to Chlorophyta and Embryophyta, respectively. Exclusive Embryophyta systems for the synthesis, sensing, and response to the phytohormone auxin were also activated under high light in K. nitens leading to an increase in auxin content with the concomitant accumulation of amino acids such as tryptophan, histidine, and phenylalanine.&quot;, &quot;author&quot;: [{&quot;dropping-particle&quot;: &quot;&quot;, &quot;family&quot;: &quot;Serrano-P\u00e9rez&quot;, &quot;given&quot;: &quot;Emma&quot;, &quot;non-dropping-particle&quot;: &quot;&quot;, &quot;parse-names&quot;: false, &quot;suffix&quot;: &quot;&quot;}, {&quot;dropping-particle&quot;: &quot;&quot;, &quot;family&quot;: &quot;Romero-Losada&quot;, &quot;given&quot;: &quot;Ana B&quot;, &quot;non-dropping-particle&quot;: &quot;&quot;, &quot;parse-names&quot;: false, &quot;suffix&quot;: &quot;&quot;}, {&quot;dropping-particle&quot;: &quot;&quot;, &quot;family&quot;: &quot;Morales-Pineda&quot;, &quot;given&quot;: &quot;Mar\u00eda&quot;, &quot;non-dropping-particle&quot;: &quot;&quot;, &quot;parse-names&quot;: false, &quot;suffix&quot;: &quot;&quot;}, {&quot;dropping-particle&quot;: &quot;&quot;, &quot;family&quot;: &quot;Garc\u00eda-G\u00f3mez&quot;, &quot;given&quot;: &quot;M Elena&quot;, &quot;non-dropping-particle&quot;: &quot;&quot;, &quot;parse-names&quot;: false, &quot;suffix&quot;: &quot;&quot;}, {&quot;dropping-particle&quot;: &quot;&quot;, &quot;family&quot;: &quot;Couso&quot;, &quot;given&quot;: &quot;Inmaculada&quot;, &quot;non-dropping-particle&quot;: &quot;&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Frontiers in Plant Science&quot;, &quot;id&quot;: &quot;ITEM-2&quot;, &quot;issued&quot;: {&quot;date-parts&quot;: [[&quot;2022&quot;]]}, &quot;title&quot;: &quot;Transcriptomic and Metabolomic Response to High Light in the Charophyte Alga Klebsormidium nitens&quot;, &quot;type&quot;: &quot;article-journal&quot;, &quot;volume&quot;: &quot;13&quot;}, &quot;uris&quot;: [&quot;http://www.mendeley.com/documents/?uuid=07b56114-98b3-4419-a506-bc7dfced7329&quot;]}], &quot;mendeley&quot;: {&quot;formattedCitation&quot;: &quot;(Hoys et al., 2021; Serrano-P\u00e9rez et al., 2022)&quot;, &quot;plainTextFormattedCitation&quot;: &quot;(Hoys et al., 2021; Serrano-P\u00e9rez et al., 2022)&quot;, &quot;previouslyFormattedCitation&quot;: &quot;(Hoys et al., 2021; Serrano-P\u00e9rez et al., 2022)&quot;}, &quot;properties&quot;: {&quot;noteIndex&quot;: 0}, &quot;schema&quot;: &quot;https://github.com/citation-style-language/schema/raw/master/csl-citation.json&quot;} RNDLijkwGmQwi"/>⁠.</text:p>
      <text:p text:style-name="P13"/>
      <text:h text:style-name="P147" text:outline-level="2"><text:bookmark-start text:name="__RefHeading___Toc31194_448844389"/>RNA-Seq Data Generation and Processing<text:bookmark-end text:name="__RefHeading___Toc31194_448844389"/></text:h>
      <text:p text:style-name="P24"><text:span text:style-name="T60">A volume of 50mL of cell suspension were pelleted (4 min centrifugation at 5000 </text:span><text:span text:style-name="T71">x g</text:span><text:span text:style-name="T60"> and 4ºC) for each time point. After a w</text:span><text:span text:style-name="T61">ashing step with Phosphate-buffered saline solution (PBS), pellets were</text:span><text:span text:style-name="T47"> flash frozen with liquid Nitrogen and stored at −80 </text:span><text:span text:style-name="T124">o</text:span><text:span text:style-name="T47">C. </text:span></text:p>
      <text:p text:style-name="P68"><text:span text:style-name="T106">For cell disruption prior to RNA extraction, frozen pellets were resuspended in 400 </text:span><text:span text:style-name="T91">μ</text:span><text:span text:style-name="T106">L of <text:s/>STET buffer</text:span><text:span text:style-name="T327"> </text:span><text:reference-mark-start text:name="ADDIN CSL_CITATION {&quot;citationItems&quot;: [{&quot;id&quot;: &quot;ITEM-1&quot;, &quot;itemData&quot;: {&quot;DOI&quot;: &quot;10.1023/A:1005846626187&quot;, &quot;ISSN&quot;: &quot;01674412&quot;, &quot;abstract&quot;: &quot;The glnB gene from Synechocystis sp. PCC 6803 that encodes the PII protein has been cloned by heterologous hybridization using the corresponding glnB gene from Synechococcus sp. PCC 7942. An ORF of 336 nucleotides appeared that potentially coded for a protein of 112 amino acid residues (M(r) 12 397). The deduced amino acid sequence revealed a high identity (higher than 80%) with its cyanobacterial counterparts and a basal level of identity (close to 60%) with other PII proteins. A single mRNA of about 680 nucleotides was found under all growth conditions studied. glnB gene expression was specifically activated under nitrogen deprivation (a 10-fold increase respect to nitrogen-replete conditions). No differences in glnB mRNA levels were observed when using nitrate or ammonium as nitrogen sources. Amount of glnB mRNA decreased to undetectable levels when transferring cells to the dark, but effect was avoided by adding glucose to the culture medium. Primer extension analysis and band-shift assays indicated that expression of the glnB gene, elevated under nitrogen deprivation, might lie under the control of the nitrogen transcriptional regulator NtcA, although constitutive levels of expression were also detected from a \u03c3 70 -dependent Escherichia coli-like promoter.&quot;, &quot;author&quot;: [{&quot;dropping-particle&quot;: &quot;&quot;, &quot;family&quot;: &quot;Garc\u00eda-Dom\u00ednguez&quot;, &quot;given&quot;: &quot;Mario&quot;, &quot;non-dropping-particle&quot;: &quot;&quot;, &quot;parse-names&quot;: false, &quot;suffix&quot;: &quot;&quot;}, {&quot;dropping-particle&quot;: &quot;&quot;, &quot;family&quot;: &quot;Florencio&quot;, &quot;given&quot;: &quot;Francisco J.&quot;, &quot;non-dropping-particle&quot;: &quot;&quot;, &quot;parse-names&quot;: false, &quot;suffix&quot;: &quot;&quot;}], &quot;container-title&quot;: &quot;Plant Molecular Biology&quot;, &quot;id&quot;: &quot;ITEM-1&quot;, &quot;issue&quot;: &quot;6&quot;, &quot;issued&quot;: {&quot;date-parts&quot;: [[&quot;1997&quot;]]}, &quot;title&quot;: &quot;Nitrogen availability and electron transport control the expression of glnB gene (encoding PII protein) in the cyanobacterium Synechocystis sp. PCC 6803&quot;, &quot;type&quot;: &quot;article-journal&quot;, &quot;volume&quot;: &quot;35&quot;}, &quot;uris&quot;: [&quot;http://www.mendeley.com/documents/?uuid=2fc67f18-a72e-49b9-9c9c-6348713fe820&quot;]}], &quot;mendeley&quot;: {&quot;formattedCitation&quot;: &quot;(Garc\u00eda-Dom\u00ednguez &amp; Florencio, 1997)&quot;, &quot;plainTextFormattedCitation&quot;: &quot;(Garc\u00eda-Dom\u00ednguez &amp; Florencio, 1997)&quot;, &quot;previouslyFormattedCitation&quot;: &quot;(Garc\u00eda-Dom\u00ednguez &amp; Florencio, 1997)&quot;}, &quot;properties&quot;: {&quot;noteIndex&quot;: 0}, &quot;schema&quot;: &quot;https://github.com/citation-style-language/schema/raw/master/csl-citation.json&quot;} RNDrSP2I0CEDa"/><text:span text:style-name="T327">(García-Domínguez &amp; Florencio, 1997)</text:span><text:reference-mark-end text:name="ADDIN CSL_CITATION {&quot;citationItems&quot;: [{&quot;id&quot;: &quot;ITEM-1&quot;, &quot;itemData&quot;: {&quot;DOI&quot;: &quot;10.1023/A:1005846626187&quot;, &quot;ISSN&quot;: &quot;01674412&quot;, &quot;abstract&quot;: &quot;The glnB gene from Synechocystis sp. PCC 6803 that encodes the PII protein has been cloned by heterologous hybridization using the corresponding glnB gene from Synechococcus sp. PCC 7942. An ORF of 336 nucleotides appeared that potentially coded for a protein of 112 amino acid residues (M(r) 12 397). The deduced amino acid sequence revealed a high identity (higher than 80%) with its cyanobacterial counterparts and a basal level of identity (close to 60%) with other PII proteins. A single mRNA of about 680 nucleotides was found under all growth conditions studied. glnB gene expression was specifically activated under nitrogen deprivation (a 10-fold increase respect to nitrogen-replete conditions). No differences in glnB mRNA levels were observed when using nitrate or ammonium as nitrogen sources. Amount of glnB mRNA decreased to undetectable levels when transferring cells to the dark, but effect was avoided by adding glucose to the culture medium. Primer extension analysis and band-shift assays indicated that expression of the glnB gene, elevated under nitrogen deprivation, might lie under the control of the nitrogen transcriptional regulator NtcA, although constitutive levels of expression were also detected from a \u03c3 70 -dependent Escherichia coli-like promoter.&quot;, &quot;author&quot;: [{&quot;dropping-particle&quot;: &quot;&quot;, &quot;family&quot;: &quot;Garc\u00eda-Dom\u00ednguez&quot;, &quot;given&quot;: &quot;Mario&quot;, &quot;non-dropping-particle&quot;: &quot;&quot;, &quot;parse-names&quot;: false, &quot;suffix&quot;: &quot;&quot;}, {&quot;dropping-particle&quot;: &quot;&quot;, &quot;family&quot;: &quot;Florencio&quot;, &quot;given&quot;: &quot;Francisco J.&quot;, &quot;non-dropping-particle&quot;: &quot;&quot;, &quot;parse-names&quot;: false, &quot;suffix&quot;: &quot;&quot;}], &quot;container-title&quot;: &quot;Plant Molecular Biology&quot;, &quot;id&quot;: &quot;ITEM-1&quot;, &quot;issue&quot;: &quot;6&quot;, &quot;issued&quot;: {&quot;date-parts&quot;: [[&quot;1997&quot;]]}, &quot;title&quot;: &quot;Nitrogen availability and electron transport control the expression of glnB gene (encoding PII protein) in the cyanobacterium Synechocystis sp. PCC 6803&quot;, &quot;type&quot;: &quot;article-journal&quot;, &quot;volume&quot;: &quot;35&quot;}, &quot;uris&quot;: [&quot;http://www.mendeley.com/documents/?uuid=2fc67f18-a72e-49b9-9c9c-6348713fe820&quot;]}], &quot;mendeley&quot;: {&quot;formattedCitation&quot;: &quot;(Garc\u00eda-Dom\u00ednguez &amp; Florencio, 1997)&quot;, &quot;plainTextFormattedCitation&quot;: &quot;(Garc\u00eda-Dom\u00ednguez &amp; Florencio, 1997)&quot;, &quot;previouslyFormattedCitation&quot;: &quot;(Garc\u00eda-Dom\u00ednguez &amp; Florencio, 1997)&quot;}, &quot;properties&quot;: {&quot;noteIndex&quot;: 0}, &quot;schema&quot;: &quot;https://github.com/citation-style-language/schema/raw/master/csl-citation.json&quot;} RNDrSP2I0CEDa"/><text:span text:style-name="T327">⁠</text:span><text:span text:style-name="T191"> </text:span><text:span text:style-name="T106">and directly added to a 1,5 mL Eppendorf tube (RNAse free and phenol-proof) that contains 400 </text:span><text:span text:style-name="T91">μ</text:span><text:span text:style-name="T106">L of </text:span><text:span text:style-name="T107">p</text:span><text:span text:style-name="T106">henol:</text:span><text:span text:style-name="T107">c</text:span><text:span text:style-name="T106">hloroform 1:1 and </text:span><text:span text:style-name="T93">100 </text:span><text:span text:style-name="T91">μL of </text:span><text:span text:style-name="T108">acid washed</text:span><text:span text:style-name="T91"> </text:span><text:span text:style-name="T93">glass</text:span><text:span text:style-name="T91"> beads (0.25–0.3 mm diameter; Braun, Melsungen, Ger</text:span><text:span text:style-name="T109">many)</text:span><text:span text:style-name="T92">. </text:span><text:span text:style-name="T107">Mechanical disruption was performed by 30 min of repeated cycles of 60 s of vortexing and 60 s of incubating on ice. </text:span></text:p>
      <text:p text:style-name="P28"><text:soft-page-break/><text:span text:style-name="T63">For RNA extraction</text:span><text:span text:style-name="T62">, in order to separate the different phases, the tubes were centrifuged (4 ºC) for 15 min at 13000 x g. Phenolization process was repeated three times more with centrifugations of 5 min, followed by a step using only chloroform instead of phenol:chloroform 1:1 to avoid phenol contamination of the samples. Finally the supernatan is incubated overnight at -20 ºC in a solution of 80 </text:span><text:span text:style-name="T52">μ</text:span><text:span text:style-name="T62">L ClLi (10 M) and 550 </text:span><text:span text:style-name="T52">μ</text:span><text:span text:style-name="T62">L of 100% EtOH </text:span><text:span text:style-name="T63">for RNA precipitation.</text:span></text:p>
      <text:p text:style-name="P29"><text:span text:style-name="T46">After overnight incubation, tubes were centrifuged during 10 min at max. speed and 4ºC. The resulting pellets were dryed to avoid EtOH contamination of the samples. RNA purification was </text:span><text:span text:style-name="T47">performed using the Isolate II RNA Plant Kit (Bioline). Washing, DNase treatment and elution were carried out following the manufacturer instructions. The eluded RNA concentration and integrity were measured using a bioanalyzer 2100 (Agilent RNA 6000 Nano Kit). </text:span></text:p>
      <text:p text:style-name="P5"><text:span text:style-name="T64">Library was prepared in accordance with the manufacturer’s instructions and the sequencing was carried out on the Illumina NextSeq500 sequencer</text:span><text:span text:style-name="T47">. Approximately, <text:s/>10 million 75nt long single end reads were generated for each sample. The </text:span><text:span text:style-name="T83">Ostreococcus tauri</text:span><text:span text:style-name="T47"> genome sequence and annotation </text:span><text:span text:style-name="T227">v3.0</text:span><text:span text:style-name="T47"> were used as reference genome </text:span><text:reference-mark-start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mendeley&quot;: {&quot;formattedCitation&quot;: &quot;(Blanc-Mathieu et al., 2014)&quot;, &quot;plainTextFormattedCitation&quot;: &quot;(Blanc-Mathieu et al., 2014)&quot;, &quot;previouslyFormattedCitation&quot;: &quot;(Blanc-Mathieu et al., 2014)&quot;}, &quot;properties&quot;: {&quot;noteIndex&quot;: 0}, &quot;schema&quot;: &quot;https://github.com/citation-style-language/schema/raw/master/csl-citation.json&quot;} RNDZkKPSfVhwP"/><text:span text:style-name="T47">(Blanc-Mathieu et al., 2014)</text:span><text:reference-mark-end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mendeley&quot;: {&quot;formattedCitation&quot;: &quot;(Blanc-Mathieu et al., 2014)&quot;, &quot;plainTextFormattedCitation&quot;: &quot;(Blanc-Mathieu et al., 2014)&quot;, &quot;previouslyFormattedCitation&quot;: &quot;(Blanc-Mathieu et al., 2014)&quot;}, &quot;properties&quot;: {&quot;noteIndex&quot;: 0}, &quot;schema&quot;: &quot;https://github.com/citation-style-language/schema/raw/master/csl-citation.json&quot;} RNDZkKPSfVhwP"/><text:span text:style-name="T47">⁠. </text:span><text:span text:style-name="T64">Futher computational analysis were carried out using MARACAS </text:span><text:span text:style-name="T65">from ALGAEFUN with MARACAS </text:span><text:reference-mark-start text:name="ADDIN CSL_CITATION {&quot;citationItems&quot;: [{&quot;id&quot;: &quot;ITEM-1&quot;, &quot;itemData&quot;: {&quot;DOI&quot;: &quot;10.1186/s12859-022-04639-5&quot;, &quot;ISSN&quot;: &quot;14712105&quot;, &quot;abstract&quot;: &quot;Background: Microalgae are emerging as promising sustainable sources for biofuels, biostimulants in agriculture, soil bioremediation, feed and human nutrients. Nonetheless, the molecular mechanisms underpinning microalgae physiology and the biosynthesis of compounds of biotechnological interest are largely uncharacterized. This hinders the development of microalgae full potential as cell-factories. The recent application of omics technologies into microalgae research aims at unraveling these systems. Nevertheless, the lack of specific tools for analysing omics raw data generated from microalgae to provide biological meaningful information are hampering the impact of these technologies. The purpose of ALGAEFUN with MARACAS consists in providing researchers in microalgae with an enabling tool that will allow them to exploit transcriptomic and cistromic high-throughput sequencing data. Results: ALGAEFUN with MARACAS consists of two different tools. First, MARACAS (MicroAlgae RnA-seq and Chip-seq AnalysiS) implements a fully automatic computational pipeline receiving as input RNA-seq (RNA sequencing) or ChIP-seq (chromatin immunoprecipitation sequencing) raw data from microalgae studies. MARACAS generates sets of differentially expressed genes or lists of genomic loci for RNA-seq and ChIP-seq analysis respectively. Second, ALGAEFUN (microALGAE FUNctional enrichment tool) is a web-based application where gene sets generated from RNA-seq analysis as well as lists of genomic loci from ChIP-seq analysis can be used as input. On the one hand, it can be used to perform Gene Ontology and biological pathways enrichment analysis over gene sets. On the other hand, using the results of ChIP-seq data analysis, it identifies a set of potential target genes and analyses the distribution of the loci over gene features. Graphical representation of the results as well as tables with gene annotations are generated and can be downloaded for further analysis. Conclusions: ALGAEFUN with MARACAS provides an integrated environment for the microalgae research community that facilitates the process of obtaining relevant biological information from raw RNA-seq and ChIP-seq data. These applications are designed to assist researchers in the interpretation of gene lists and genomic loci based on functional enrichment analysis. ALGAEFUN with MARACAS is publicly available on https://greennetwork.us.es/AlgaeFUN/.&quot;, &quot;author&quot;: [{&quot;dropping-particle&quot;: &quot;&quot;, &quot;family&quot;: &quot;Romero-Losada&quot;, &quot;given&quot;: &quot;Ana B.&quot;, &quot;non-dropping-particle&quot;: &quot;&quot;, &quot;parse-names&quot;: false, &quot;suffix&quot;: &quot;&quot;}, {&quot;dropping-particle&quot;: &quot;&quot;, &quot;family&quot;: &quot;Arvanitidou&quot;, &quot;given&quot;: &quot;Christina&quot;, &quot;non-dropping-particle&quot;: &quot;&quot;, &quot;parse-names&quot;: false, &quot;suffix&quot;: &quot;&quot;}, {&quot;dropping-particle&quot;: &quot;&quot;, &quot;family&quot;: &quot;los Reyes&quot;, &quot;given&quot;: &quot;Pedro&quot;, &quot;non-dropping-particle&quot;: &quot;de&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BMC Bioinformatics&quot;, &quot;id&quot;: &quot;ITEM-1&quot;, &quot;issue&quot;: &quot;1&quot;, &quot;issued&quot;: {&quot;date-parts&quot;: [[&quot;2022&quot;]]}, &quot;title&quot;: &quot;ALGAEFUN with MARACAS, microALGAE FUNctional enrichment tool for MicroAlgae RnA-seq and Chip-seq AnalysiS&quot;, &quot;type&quot;: &quot;article-journal&quot;, &quot;volume&quot;: &quot;23&quot;}, &quot;uris&quot;: [&quot;http://www.mendeley.com/documents/?uuid=b03b32c8-57a3-4299-bf51-02d0922c0d0f&quot;]}], &quot;mendeley&quot;: {&quot;formattedCitation&quot;: &quot;(Romero-Losada et al., 2022)&quot;, &quot;plainTextFormattedCitation&quot;: &quot;(Romero-Losada et al., 2022)&quot;, &quot;previouslyFormattedCitation&quot;: &quot;(Romero-Losada et al., 2022)&quot;}, &quot;properties&quot;: {&quot;noteIndex&quot;: 0}, &quot;schema&quot;: &quot;https://github.com/citation-style-language/schema/raw/master/csl-citation.json&quot;} RNDy9t7XLMeoQ"/><text:span text:style-name="T65">(Romero-Losada et al., 2022)</text:span><text:reference-mark-end text:name="ADDIN CSL_CITATION {&quot;citationItems&quot;: [{&quot;id&quot;: &quot;ITEM-1&quot;, &quot;itemData&quot;: {&quot;DOI&quot;: &quot;10.1186/s12859-022-04639-5&quot;, &quot;ISSN&quot;: &quot;14712105&quot;, &quot;abstract&quot;: &quot;Background: Microalgae are emerging as promising sustainable sources for biofuels, biostimulants in agriculture, soil bioremediation, feed and human nutrients. Nonetheless, the molecular mechanisms underpinning microalgae physiology and the biosynthesis of compounds of biotechnological interest are largely uncharacterized. This hinders the development of microalgae full potential as cell-factories. The recent application of omics technologies into microalgae research aims at unraveling these systems. Nevertheless, the lack of specific tools for analysing omics raw data generated from microalgae to provide biological meaningful information are hampering the impact of these technologies. The purpose of ALGAEFUN with MARACAS consists in providing researchers in microalgae with an enabling tool that will allow them to exploit transcriptomic and cistromic high-throughput sequencing data. Results: ALGAEFUN with MARACAS consists of two different tools. First, MARACAS (MicroAlgae RnA-seq and Chip-seq AnalysiS) implements a fully automatic computational pipeline receiving as input RNA-seq (RNA sequencing) or ChIP-seq (chromatin immunoprecipitation sequencing) raw data from microalgae studies. MARACAS generates sets of differentially expressed genes or lists of genomic loci for RNA-seq and ChIP-seq analysis respectively. Second, ALGAEFUN (microALGAE FUNctional enrichment tool) is a web-based application where gene sets generated from RNA-seq analysis as well as lists of genomic loci from ChIP-seq analysis can be used as input. On the one hand, it can be used to perform Gene Ontology and biological pathways enrichment analysis over gene sets. On the other hand, using the results of ChIP-seq data analysis, it identifies a set of potential target genes and analyses the distribution of the loci over gene features. Graphical representation of the results as well as tables with gene annotations are generated and can be downloaded for further analysis. Conclusions: ALGAEFUN with MARACAS provides an integrated environment for the microalgae research community that facilitates the process of obtaining relevant biological information from raw RNA-seq and ChIP-seq data. These applications are designed to assist researchers in the interpretation of gene lists and genomic loci based on functional enrichment analysis. ALGAEFUN with MARACAS is publicly available on https://greennetwork.us.es/AlgaeFUN/.&quot;, &quot;author&quot;: [{&quot;dropping-particle&quot;: &quot;&quot;, &quot;family&quot;: &quot;Romero-Losada&quot;, &quot;given&quot;: &quot;Ana B.&quot;, &quot;non-dropping-particle&quot;: &quot;&quot;, &quot;parse-names&quot;: false, &quot;suffix&quot;: &quot;&quot;}, {&quot;dropping-particle&quot;: &quot;&quot;, &quot;family&quot;: &quot;Arvanitidou&quot;, &quot;given&quot;: &quot;Christina&quot;, &quot;non-dropping-particle&quot;: &quot;&quot;, &quot;parse-names&quot;: false, &quot;suffix&quot;: &quot;&quot;}, {&quot;dropping-particle&quot;: &quot;&quot;, &quot;family&quot;: &quot;los Reyes&quot;, &quot;given&quot;: &quot;Pedro&quot;, &quot;non-dropping-particle&quot;: &quot;de&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BMC Bioinformatics&quot;, &quot;id&quot;: &quot;ITEM-1&quot;, &quot;issue&quot;: &quot;1&quot;, &quot;issued&quot;: {&quot;date-parts&quot;: [[&quot;2022&quot;]]}, &quot;title&quot;: &quot;ALGAEFUN with MARACAS, microALGAE FUNctional enrichment tool for MicroAlgae RnA-seq and Chip-seq AnalysiS&quot;, &quot;type&quot;: &quot;article-journal&quot;, &quot;volume&quot;: &quot;23&quot;}, &quot;uris&quot;: [&quot;http://www.mendeley.com/documents/?uuid=b03b32c8-57a3-4299-bf51-02d0922c0d0f&quot;]}], &quot;mendeley&quot;: {&quot;formattedCitation&quot;: &quot;(Romero-Losada et al., 2022)&quot;, &quot;plainTextFormattedCitation&quot;: &quot;(Romero-Losada et al., 2022)&quot;, &quot;previouslyFormattedCitation&quot;: &quot;(Romero-Losada et al., 2022)&quot;}, &quot;properties&quot;: {&quot;noteIndex&quot;: 0}, &quot;schema&quot;: &quot;https://github.com/citation-style-language/schema/raw/master/csl-citation.json&quot;} RNDy9t7XLMeoQ"/><text:span text:style-name="T65">⁠.</text:span></text:p>
      <text:p text:style-name="P14"/>
      <text:h text:style-name="P147" text:outline-level="2"><text:bookmark-start text:name="__RefHeading___Toc31196_448844389"/>SWATH proteomics Data Generation and Processing<text:bookmark-end text:name="__RefHeading___Toc31196_448844389"/></text:h>
      <text:p text:style-name="P27"><text:span text:style-name="T67">For each time point, a</text:span><text:span text:style-name="T60"> volume of 50mL of cell suspension w</text:span><text:span text:style-name="T67">ere</text:span><text:span text:style-name="T60"> pelleted (4 min centrifugation at 5000 RCF and 4ºC). After a w</text:span><text:span text:style-name="T61">ashing step with Phosphate-buffered saline solution (PBS), pellets were</text:span><text:span text:style-name="T47"> flash frozen with liquid Nitrogen and stored at −80 </text:span><text:span text:style-name="T124">o</text:span><text:span text:style-name="T47">C. <text:s/></text:span><text:span text:style-name="T54">For cell disruption, </text:span><text:span text:style-name="T52">1 L of Trizol, </text:span><text:span text:style-name="T55">100</text:span><text:span text:style-name="T52">μL of </text:span><text:span text:style-name="T72">acid washed</text:span><text:span text:style-name="T52"> </text:span><text:span text:style-name="T55">glass</text:span><text:span text:style-name="T52"> beads (0.25–0.3 mm diameter; Braun, Melsungen, Ger</text:span><text:span text:style-name="T72">many)</text:span><text:span text:style-name="T54"> and 40</text:span><text:span text:style-name="T52">μ</text:span><text:span text:style-name="T54">L</text:span><text:span text:style-name="T52"> </text:span><text:span text:style-name="T55">of PIC (25x)</text:span><text:span text:style-name="T54"> </text:span><text:span text:style-name="T52">were directly applied onto frozen pellets followed by </text:span><text:span text:style-name="T54">3 disruption cycle</text:span><text:span text:style-name="T55">s (60s agitation-60s incubation on ice)</text:span><text:span text:style-name="T54"> </text:span><text:span text:style-name="T52">using a Mini-Beadbeater (BioSpec Products</text:span><text:span text:style-name="T54">). </text:span></text:p>
      <text:p text:style-name="P167"><text:span text:style-name="T54">P</text:span><text:span text:style-name="T55">roteins were extracted using TRI Reagent (Sigma-Aldrich), according to the manufacturer’s instructions. </text:span><text:span text:style-name="T56">The resulting proteins pellets were washed with 2mL of </text:span><text:span text:style-name="T47">guanidin</text:span><text:span text:style-name="T56">e solution </text:span><text:span text:style-name="T47">0.3M </text:span><text:span text:style-name="T56">in</text:span><text:span text:style-name="T47"> 95% EtOH. </text:span><text:span text:style-name="T56">They were</text:span><text:span text:style-name="T47"> </text:span><text:span text:style-name="T56">resuspended by 10min of sonication </text:span><text:span text:style-name="T67"><text:s/></text:span><text:span text:style-name="T228">(</text:span><text:span text:style-name="T229">falta modelo</text:span><text:span text:style-name="T228">)</text:span><text:span text:style-name="T56"> cycles (30s sonication-30s of incubating at 4ºC) and then centrifugated at 4ºC during 5min at </text:span><text:soft-page-break/><text:span text:style-name="T56">8000 x g. Th</text:span><text:span text:style-name="T57">is</text:span><text:span text:style-name="T56"> washing process was repeated twice, followed by </text:span><text:span text:style-name="T57">two additional repetitions using 90% EtOH instead of the guanidine solution. </text:span><text:span text:style-name="T73">The final pellets were resuspended </text:span><text:span text:style-name="T74">in ammonium bicarbonate 50 mM/0.2% Rapidgest (Waters) and </text:span><text:span text:style-name="T77">total </text:span><text:span text:style-name="T74">proteins were quantified using Qubit system. Of those samples, 50</text:span><text:span text:style-name="T52">μ</text:span><text:span text:style-name="T74">g of proteins were incubated <text:s/>with DTT (final concentration 4.5 mM) for 30 min at 60 ºC. Then, iodoacetamide to a final concentration of 10 mM were added to continue the incubation for 30 min more under total darkness at room temperature. The treatment with trypsin was done "overnight" at 37ºC in a 1:40 ratio (trypsin:protein). The following day, formic acid was added and incubated at 37ºC for 1h. Finally, acetonitrile and water were added, so that the concentration of the digest</text:span><text:span text:style-name="T75">ed sample</text:span><text:span text:style-name="T74"> was around 0.5 </text:span><text:span text:style-name="T52">μ</text:span><text:span text:style-name="T74">g/</text:span><text:span text:style-name="T52">μ</text:span><text:span text:style-name="T74">l and 2% acetonitrile, injecting 2ml (1 mg of protein in column) in LC-MS. A mixture of synthetic peptides from Sciex was also added to each sample at a final concentration of 20 phentomoles/ml, for subsequent alignment of the chromatograms necessary for SWATH processing.</text:span></text:p>
      <text:p text:style-name="P168"><text:span text:style-name="T189">The analysis</text:span><text:span text:style-name="T74"> were performed on a TOF triple quadrupole hybrid mass spectrometer (5600 plus, Sciex) equipped with a nano electrospray source coupled to an nanoHPLC Eksigent model 425. </text:span><text:span text:style-name="T75">The Sciex software </text:span><text:span text:style-name="T74">Analyst TF 1.7 </text:span><text:span text:style-name="T75">was</text:span><text:span text:style-name="T74"> used for equipment control, data acquisition and processing. Peptides were first loaded onto a trap column (Acclaim PepMap 100 C18, 5 µm, 100 Å, 100 µm id × 20 mm, Thermo Fisher Scientific) </text:span><text:span text:style-name="T75">under </text:span><text:span text:style-name="T74">isocratical </text:span><text:span text:style-name="T75">order</text:span><text:span text:style-name="T74"> in 0.1 % formic acid/2% (v/v) acetonitrile at a flow rate of 3 μL/min for 10 min. Subsequently, they were eluted on a reversed-phase analytical column, with </text:span><text:span text:style-name="T75">the </text:span><text:span text:style-name="T74">built-in emitter (New Objective PicoFrit column, 75 µm id × 250 mm, packed with Reprosil-PUR 3 µm). <text:s/>In the case of the </text:span><text:span text:style-name="T75">samples corresponding to the short day conditions,</text:span><text:span text:style-name="T74"> the analytical column was Acclaim PepMap 100 C18, 3 µm, 100 Å, 75 µm id × 250 mm, Thermo Fisher Scientific, coupled to a PicoTip emitter (F360-20-10-N-20_C12 from New Objective). Peptides were eluted with a linear gradient of 5-35 % (v/v) of solvent B in 120 min at a flow rate of 300 nL/min. Formic acid 0.1 % (v/v) and acetonitrile with formic 0.1 % (v/v) were used as solvents A and B, respectively. The source voltage was selected at 2600 V and the heater temperature was maintained at 100 </text:span><text:span text:style-name="T76">º</text:span><text:span text:style-name="T74">C. Gas 1 was selected at 20 </text:span><text:span text:style-name="T76">PSI</text:span><text:span text:style-name="T74">, gas 2 at zero, and curtain gas at 25 </text:span><text:span text:style-name="T76">PSI</text:span><text:span text:style-name="T74">. </text:span></text:p>
      <text:p text:style-name="P168"><text:span text:style-name="T74">The spectral library was constructed by making 1 run with a mixture of the biological replicates corresponding to each </text:span><text:span text:style-name="T76">time</text:span><text:span text:style-name="T74"> point (ZTO, ZT4, ZT8, ZT12, ZT16, ZT20) with the DDA (data dependent acquisition) method. </text:span><text:span text:style-name="T76">It</text:span><text:span text:style-name="T74"> consist</text:span><text:span text:style-name="T76">s</text:span><text:span text:style-name="T74"> of a TOF MS with a scan window of 400-</text:span><text:soft-page-break/><text:span text:style-name="T74">1250 m/z </text:span><text:span text:style-name="T76">(</text:span><text:span text:style-name="T74">accumulation time of 250 ms</text:span><text:span text:style-name="T76">)</text:span><text:span text:style-name="T74"> followed by 50 MS/MS with a scan window of 230-1500 m/z </text:span><text:span text:style-name="T76">(</text:span><text:span text:style-name="T74">accumulation time of 65 ms</text:span><text:span text:style-name="T76">) </text:span><text:span text:style-name="T74">and with a cycle time of 2574 s. <text:s/></text:span></text:p>
      <text:p text:style-name="P168"><text:span text:style-name="T74">ProteinPilot v5.0.1 software (Sciex) was used to identify the proteins in the library. A pooled search of all runs was performed. The parameters of the Paragon method were: trypsin as enzyme, iodoacetamide as cysteine alkylating agent. The Ostreococcus tauri database, provided by the investigator </text:span><text:span text:style-name="T187">(de donde la sacamos al final? No era una anotación que refinamos nosotros?)</text:span><text:span text:style-name="T74">, linked to a Sciex Contaminants database was used as a database. A false positive analysis (FDR) was performed and those with FDR &lt; or equal to 1 were considered. </text:span></text:p>
      <text:p text:style-name="P168"><text:span text:style-name="T76"/></text:p>
      <text:p text:style-name="P168"><text:span text:style-name="T74">The SWATH method consisted of a TOF MS with a 400-1250 m/z scan window </text:span><text:span text:style-name="T77">(</text:span><text:span text:style-name="T74">with 50 ms accumulation time</text:span><text:span text:style-name="T77">)</text:span><text:span text:style-name="T74"> followed by 60 m/z windows, of varying size (230-1250 m/z) overlapping 1Da at the ends </text:span><text:span text:style-name="T77">(</text:span><text:span text:style-name="T74">with 60 ms accumulation time</text:span><text:span text:style-name="T77">)</text:span><text:span text:style-name="T74">. The cycle time was 3.7 s. The equivalent of 1 µg of digested protein was injected into each run. Prior to each sample, a standard (MS synthetic peptide calibration kit from Sciex) was injected to self-calibrate the equipment, control the sensitivity and chromatographic conditions.</text:span></text:p>
      <text:p text:style-name="P169"><text:span text:style-name="T74">The library with the proteins generated by DDA (1 % FDR) was used in the analysis performed </text:span><text:span text:style-name="T77">using the Sciex</text:span><text:span text:style-name="T74"> software PeaKView 2.2 with the microapp SWATH 2.0, together with the data obtained with the SWATH method. Using this program, the chromatographic traces of the ions were extracted and dumped into the Marker view 1.2.1.1 program where the list of identified proteins with their corresponding areas was generate</text:span><text:span text:style-name="T77">d. </text:span><text:span text:style-name="T74">The parameters for extraction of ions and obtaining the areas were: 10 peptides per protein, </text:span><text:span text:style-name="T77">7</text:span><text:span text:style-name="T74"> transitions of each peptide, </text:span><text:span text:style-name="T77">t</text:span><text:span text:style-name="T74">hreshold of confidence of the peptides </text:span><text:span text:style-name="T77">set at 90 and FDR 1%</text:span><text:span text:style-name="T74">. </text:span><text:span text:style-name="T77">These data was</text:span><text:span text:style-name="T74"> later use</text:span><text:span text:style-name="T77">d</text:span><text:span text:style-name="T74"> to perform the statistical treatment </text:span><text:span text:style-name="T77">(</text:span><text:span text:style-name="T188">cual ?</text:span><text:span text:style-name="T77">)</text:span><text:span text:style-name="T74"> and obtain the relative quantifications of the proteins. The parameters for extraction of the ions and obtaining the areas were: 10 peptides per protein, </text:span><text:span text:style-name="T77">7</text:span><text:span text:style-name="T74"> transitions of each peptide, </text:span><text:span text:style-name="T77">t</text:span><text:span text:style-name="T74">hreshold of confidence of the peptides </text:span><text:span text:style-name="T77">set at 90 and FDR 1%</text:span><text:span text:style-name="T74">.</text:span></text:p>
      <text:p text:style-name="P170"><text:span text:style-name="T4">(</text:span><text:span text:style-name="T3">protocolo de analisis </text:span><text:span text:style-name="T4">en R?</text:span><text:span text:style-name="T3">)</text:span></text:p>
      <text:p text:style-name="P170"><text:span text:style-name="T3"/></text:p>
      <text:p text:style-name="P170"><text:span text:style-name="T3"/></text:p>
      <text:p text:style-name="P170"><text:soft-page-break/><text:span text:style-name="T3"/></text:p>
      <text:h text:style-name="P148" text:outline-level="2"><text:bookmark-start text:name="__RefHeading___Toc134157_215731975"/>Cell cytometry data Generation and Processing<text:bookmark-end text:name="__RefHeading___Toc134157_215731975"/></text:h>
      <text:p text:style-name="P72"/>
      <text:p text:style-name="P30"><text:span text:style-name="T53">A </text:span><text:span text:style-name="T46">volume of 1,5mL of cell suspension</text:span><text:span text:style-name="T1"> </text:span><text:span text:style-name="T46">were harvested </text:span><text:span text:style-name="T67">for each time point. This samples were</text:span><text:span text:style-name="T46"> diluted 1:10 in PBS to be sure the cell concentration is suitable to the assay. 2ml of th</text:span><text:span text:style-name="T67">ese</text:span><text:span text:style-name="T46"> </text:span><text:span text:style-name="T67">dilutions</text:span><text:span text:style-name="T46"> w</text:span><text:span text:style-name="T67">ere</text:span><text:span text:style-name="T46"> pelleted and cells were ﬁxed with 10 m</text:span><text:span text:style-name="T67">L</text:span><text:span text:style-name="T46"> of 100% </text:span><text:span text:style-name="T67">EtOH</text:span><text:span text:style-name="T46"> before stored at -20ºC for at least 24h. After fixation, cell suspensions were centrifuged for 5 min at 3500 </text:span><text:span text:style-name="T67">x </text:span><text:span text:style-name="T46">g </text:span><text:span text:style-name="T67">(</text:span><text:span text:style-name="T46">room temperature</text:span><text:span text:style-name="T67">)</text:span><text:span text:style-name="T46"> and resuspended in 1 mL of PBS. They were washed once with PBS and sonicated for 3 minutes in a Ultrasonic Cleaner (JSP, US21, ultrasonic power 50W), in order to eliminate cell clumps and aggregates before staining.</text:span></text:p>
      <text:p text:style-name="P30"><text:span text:style-name="T67">In the staining process, </text:span><text:span text:style-name="T46">2μL of the Vibrant DyeCycle Green (V35004, ThermoFisher) </text:span><text:span text:style-name="T67">were added to each sample</text:span><text:span text:style-name="T46"> and incubated 30 min (37°C) for DNA labeling. Treatment with RNase was not necessary </text:span><text:span text:style-name="T67">as </text:span><text:span text:style-name="T46">Vibrant DyeCycle Green is a DNA-selective stain. Final stain concentration was 10 μM. After incubation, cells were washed and transferred to ﬂow cytometry tubes for cell cycle analysis. </text:span></text:p>
      <text:p text:style-name="P30"><text:span text:style-name="T46">Flow Cytometry acquisition were performed with a BD FACS Canto II (BD Biosciences) where </text:span><text:span text:style-name="T67">stained DNA</text:span><text:span text:style-name="T46"> were excited by a 488nm laser and emission was collected in a 530/30 nm PMT. Flow rate was low and linear amplification were established for the acquisition.</text:span></text:p>
      <text:p text:style-name="Text_20_body">Data were analyzed using FlowJo v.10.6.1 (Becton Dickinson &amp; Company (BD)). Analysis was performed using one of the univariate cell cycle platform that FlowJo provides, specifically the Watson pragmatic algorithm <text:reference-mark-start text:name="ADDIN CSL_CITATION {&quot;citationItems&quot;: [{&quot;id&quot;: &quot;ITEM-1&quot;, &quot;itemData&quot;: {&quot;DOI&quot;: &quot;10.1002/CYTO.990080101&quot;, &quot;ISSN&quot;: &quot;10970320&quot;, &quot;PMID&quot;: &quot;3803091&quot;, &quot;abstract&quot;: &quot;A method for DNA histogram analysis is described that depends only on the simple assumption that the data are normally distributed and a requirement that a G1 peak is present. A probability density function was derived from the assumption that extracted the S\u2010phase component from the whole histogram. The model was tested with simulated data, and good agreement between predicted and known proportions in G1, S, and G1+M was found. Good agreement was also found between duplicates of experimentally derived data. Some systematic errors are present in the analysis of certain types of histograms. However, these result in small errors when compared with biological and experimental variation and are less than the average of algorithms in current use. The program required only two queued requests, those of the start and the end channels over which the analysis is to be performed. The algorithms perform rapidly on a micro\u2010computer with only 28K addressable memory. Only two failures occurred in over 350 analyses and the method can be used for drug\u2010 and radiation\u2010perturbed populations as well as with unperturbed. Copyright \u00a9 1987 Alan R. Liss, Inc.&quot;, &quot;author&quot;: [{&quot;dropping-particle&quot;: &quot;V.&quot;, &quot;family&quot;: &quot;Watson&quot;, &quot;given&quot;: &quot;James&quot;, &quot;non-dropping-particle&quot;: &quot;&quot;, &quot;parse-names&quot;: false, &quot;suffix&quot;: &quot;&quot;}, {&quot;dropping-particle&quot;: &quot;&quot;, &quot;family&quot;: &quot;Chambers&quot;, &quot;given&quot;: &quot;Stephen H.&quot;, &quot;non-dropping-particle&quot;: &quot;&quot;, &quot;parse-names&quot;: false, &quot;suffix&quot;: &quot;&quot;}, {&quot;dropping-particle&quot;: &quot;&quot;, &quot;family&quot;: &quot;Smith&quot;, &quot;given&quot;: &quot;Paul J.&quot;, &quot;non-dropping-particle&quot;: &quot;&quot;, &quot;parse-names&quot;: false, &quot;suffix&quot;: &quot;&quot;}], &quot;container-title&quot;: &quot;Cytometry&quot;, &quot;id&quot;: &quot;ITEM-1&quot;, &quot;issue&quot;: &quot;1&quot;, &quot;issued&quot;: {&quot;date-parts&quot;: [[&quot;1987&quot;]]}, &quot;page&quot;: &quot;1-8&quot;, &quot;title&quot;: &quot;A pragmatic approach to the analysis of DNA histograms with a definable G1 peak&quot;, &quot;type&quot;: &quot;article-journal&quot;, &quot;volume&quot;: &quot;8&quot;}, &quot;uris&quot;: [&quot;http://www.mendeley.com/documents/?uuid=f7a141a8-3d78-31a7-a7e7-34c12a3b5626&quot;]}], &quot;mendeley&quot;: {&quot;formattedCitation&quot;: &quot;(Watson et al., 1987)&quot;, &quot;plainTextFormattedCitation&quot;: &quot;(Watson et al., 1987)&quot;, &quot;previouslyFormattedCitation&quot;: &quot;(Watson et al., 1987)&quot;}, &quot;properties&quot;: {&quot;noteIndex&quot;: 0}, &quot;schema&quot;: &quot;https://github.com/citation-style-language/schema/raw/master/csl-citation.json&quot;} RNDu1Of7tHZD1"/>(Watson et al., 1987)<text:reference-mark-end text:name="ADDIN CSL_CITATION {&quot;citationItems&quot;: [{&quot;id&quot;: &quot;ITEM-1&quot;, &quot;itemData&quot;: {&quot;DOI&quot;: &quot;10.1002/CYTO.990080101&quot;, &quot;ISSN&quot;: &quot;10970320&quot;, &quot;PMID&quot;: &quot;3803091&quot;, &quot;abstract&quot;: &quot;A method for DNA histogram analysis is described that depends only on the simple assumption that the data are normally distributed and a requirement that a G1 peak is present. A probability density function was derived from the assumption that extracted the S\u2010phase component from the whole histogram. The model was tested with simulated data, and good agreement between predicted and known proportions in G1, S, and G1+M was found. Good agreement was also found between duplicates of experimentally derived data. Some systematic errors are present in the analysis of certain types of histograms. However, these result in small errors when compared with biological and experimental variation and are less than the average of algorithms in current use. The program required only two queued requests, those of the start and the end channels over which the analysis is to be performed. The algorithms perform rapidly on a micro\u2010computer with only 28K addressable memory. Only two failures occurred in over 350 analyses and the method can be used for drug\u2010 and radiation\u2010perturbed populations as well as with unperturbed. Copyright \u00a9 1987 Alan R. Liss, Inc.&quot;, &quot;author&quot;: [{&quot;dropping-particle&quot;: &quot;V.&quot;, &quot;family&quot;: &quot;Watson&quot;, &quot;given&quot;: &quot;James&quot;, &quot;non-dropping-particle&quot;: &quot;&quot;, &quot;parse-names&quot;: false, &quot;suffix&quot;: &quot;&quot;}, {&quot;dropping-particle&quot;: &quot;&quot;, &quot;family&quot;: &quot;Chambers&quot;, &quot;given&quot;: &quot;Stephen H.&quot;, &quot;non-dropping-particle&quot;: &quot;&quot;, &quot;parse-names&quot;: false, &quot;suffix&quot;: &quot;&quot;}, {&quot;dropping-particle&quot;: &quot;&quot;, &quot;family&quot;: &quot;Smith&quot;, &quot;given&quot;: &quot;Paul J.&quot;, &quot;non-dropping-particle&quot;: &quot;&quot;, &quot;parse-names&quot;: false, &quot;suffix&quot;: &quot;&quot;}], &quot;container-title&quot;: &quot;Cytometry&quot;, &quot;id&quot;: &quot;ITEM-1&quot;, &quot;issue&quot;: &quot;1&quot;, &quot;issued&quot;: {&quot;date-parts&quot;: [[&quot;1987&quot;]]}, &quot;page&quot;: &quot;1-8&quot;, &quot;title&quot;: &quot;A pragmatic approach to the analysis of DNA histograms with a definable G1 peak&quot;, &quot;type&quot;: &quot;article-journal&quot;, &quot;volume&quot;: &quot;8&quot;}, &quot;uris&quot;: [&quot;http://www.mendeley.com/documents/?uuid=f7a141a8-3d78-31a7-a7e7-34c12a3b5626&quot;]}], &quot;mendeley&quot;: {&quot;formattedCitation&quot;: &quot;(Watson et al., 1987)&quot;, &quot;plainTextFormattedCitation&quot;: &quot;(Watson et al., 1987)&quot;, &quot;previouslyFormattedCitation&quot;: &quot;(Watson et al., 1987)&quot;}, &quot;properties&quot;: {&quot;noteIndex&quot;: 0}, &quot;schema&quot;: &quot;https://github.com/citation-style-language/schema/raw/master/csl-citation.json&quot;} RNDu1Of7tHZD1"/>⁠ to adjust the data to the model. </text:p>
      <text:p text:style-name="Text_20_body"/>
      <text:h text:style-name="P149" text:outline-level="2"/>
      <text:h text:style-name="P149" text:outline-level="2"><text:bookmark-start text:name="__RefHeading___Toc134159_215731975"/>Pulse-Amplitude-Modulation Fluorometry<text:bookmark-end text:name="__RefHeading___Toc134159_215731975"/></text:h>
      <text:p text:style-name="P35"/>
      <text:p text:style-name="P69"><text:span text:style-name="T201">Fresh culture was harvested at the different specific times of the day. </text:span><text:span text:style-name="T202">The samples were diluted 1:1 with grow</text:span><text:span text:style-name="T204">ing</text:span><text:span text:style-name="T202"> medium. </text:span><text:span text:style-name="T203">Pulse-Amplitude-Modulation fluorometry measurements were performed using a </text:span><text:span text:style-name="T146">Waltz </text:span><text:span text:style-name="T147">DUAL-PAM-100.</text:span></text:p>
      <text:p text:style-name="P60"><text:soft-page-break/><text:span text:style-name="T198">D</text:span><text:span text:style-name="T197">ebería meter </text:span><text:span text:style-name="T199">los demás</text:span><text:span text:style-name="T197"> calculos o solo el que voy a representar?</text:span></text:p>
      <text:p text:style-name="P54"><text:span text:style-name="T201">After 10 min of relaxation at 20 ºC in total darkness, the non-actinic modulated light (450nm, 2.</text:span><text:span text:style-name="T202">8 </text:span><text:span text:style-name="T86">μ</text:span><text:span text:style-name="T85">E</text:span><text:span text:style-name="T201"> </text:span><text:span text:style-name="T86">μ</text:span><text:span text:style-name="T87">E m</text:span><text:span text:style-name="T126">-2</text:span><text:span text:style-name="T87"> s</text:span><text:span text:style-name="T126">-1</text:span><text:span text:style-name="T201"> ) was turned on in order to measure F</text:span><text:span text:style-name="T181">o </text:span><text:span text:style-name="T11">(fluorescence basal level). To determine F</text:span><text:span text:style-name="T181">M <text:s/></text:span><text:span text:style-name="T11">(the maximum fluorescence level) in the sample adapted to darkness, a saturating red light pulse</text:span><text:span text:style-name="T10"> </text:span><text:span text:style-name="T12">of 655nm and </text:span><text:span text:style-name="T13">5</text:span><text:span text:style-name="T12">000 </text:span><text:span text:style-name="T86">μ</text:span><text:span text:style-name="T87">E m</text:span><text:span text:style-name="T126">-2</text:span><text:span text:style-name="T87"> s</text:span><text:span text:style-name="T126">-1</text:span><text:span text:style-name="T87"> is applied to the sample </text:span><text:span text:style-name="T89">during 400ms</text:span><text:span text:style-name="T87">. The F</text:span><text:span text:style-name="T128">V</text:span><text:span text:style-name="T87">/F</text:span><text:span text:style-name="T128">M</text:span><text:span text:style-name="T87">, that corresponds to t</text:span><text:span text:style-name="T88">he </text:span><text:span text:style-name="T87">maximum potential quantum efficiency of Photosystem II if all reaction centers were open, was cal</text:span><text:span text:style-name="T88">culated using this formula: </text:span></text:p>
      <text:p text:style-name="P15"><draw:frame draw:style-name="fr15" draw:name="Objeto1" text:anchor-type="as-char" svg:y="-0.686cm" svg:width="3.971cm" svg:height="1.108cm" draw:z-index="3"><draw:object xlink:href="./Object 1" xlink:type="simple" xlink:show="embed" xlink:actuate="onLoad"/><draw:image xlink:href="./ObjectReplacements/Object 1" xlink:type="simple" xlink:show="embed" xlink:actuate="onLoad"/></draw:frame></text:p>
      <text:p text:style-name="P15"/>
      <text:p text:style-name="P15"/>
      <text:h text:style-name="P146" text:outline-level="2"><text:bookmark-start text:name="__RefHeading___Toc31202_448844389"/>Starch Content Data Generation and Processing<text:bookmark-end text:name="__RefHeading___Toc31202_448844389"/></text:h>
      <text:p text:style-name="P57"/>
      <text:p text:style-name="P57">At specific times of the day, fresh culture was harvested and lyophilized after a washing step with ammonium formiate to eliminate salts from the growing medium. </text:p>
      <text:p text:style-name="P171"><text:span text:style-name="T232">For </text:span><text:span text:style-name="T235">starch</text:span><text:span text:style-name="T232"> extraction, </text:span><text:span text:style-name="T235">a</text:span>pproximately <text:span text:style-name="T235">2-3</text:span> mg of lyophilized bioma<text:span text:style-name="T230">ss was added to an hermetic tube containing 1 </text:span><text:span text:style-name="T232">m</text:span><text:span text:style-name="T90">L of glass beads </text:span><text:span text:style-name="T91">(0.25–0.3 mm diameter; Braun, Melsungen, Ger</text:span><text:span text:style-name="T109">many)</text:span><text:span text:style-name="T90"> and </text:span><text:span text:style-name="T100">2</text:span><text:span text:style-name="T90"> mL of </text:span><text:span text:style-name="T101">c</text:span><text:span text:style-name="T100">hloroform:</text:span><text:span text:style-name="T101">methanol (2:1)</text:span><text:span text:style-name="T190">.</text:span><text:span text:style-name="T90"> </text:span><text:span text:style-name="T94">To ensure cell disruption, three</text:span><text:span text:style-name="T92"> </text:span><text:span text:style-name="T91">Mini-Beadbeater (BioSpec Products</text:span><text:span text:style-name="T92">) cycle</text:span><text:span text:style-name="T93">s (60s agitation-60s incubation on ice)</text:span><text:span text:style-name="T92"> </text:span><text:span text:style-name="T90">were applied to the samples</text:span><text:span text:style-name="T92">. </text:span><text:span text:style-name="T94">Then <text:s/></text:span><text:span text:style-name="T101">the liquid was separated from the beads and it </text:span><text:span text:style-name="T94">was saved in a new tube. </text:span><text:span text:style-name="T101">For the starch extraction, the disrupted cells were centrifuged for 4 min. at max. speed and the supernatant was discarded. The centrifugation was repeated until the pellet</text:span><text:span text:style-name="T105">s</text:span><text:span text:style-name="T101"> appeared white. Before continuing with the following steps, </text:span><text:span text:style-name="T102">the pellet</text:span><text:span text:style-name="T105">s</text:span><text:span text:style-name="T102"> must be dry. 1ML of KOH 0.2M was added to the dry pellet</text:span><text:span text:style-name="T105">s</text:span><text:span text:style-name="T102"> and heated at 100 ºC. After 30 min, </text:span><text:span text:style-name="T105">the tubes were</text:span><text:span text:style-name="T102"> gradually cooled and centrifuged at </text:span><text:span text:style-name="T221">13 rpm</text:span><text:span text:style-name="T102"> during 10 min. The supernatant is collected and mixed with 300 </text:span><text:span text:style-name="T86">μ</text:span><text:span text:style-name="T102">L of acetic acid 1M (in order to adjust pH 5.0) and 200</text:span><text:span text:style-name="T86">μ</text:span><text:span text:style-name="T102">L of destile water (in order to adjust concentration). </text:span></text:p>
      <text:p text:style-name="P61"><text:span text:style-name="T103">From that mix, 200 </text:span><text:span text:style-name="T86">μ</text:span><text:span text:style-name="T103">L </text:span><text:span text:style-name="T105">of each sample </text:span><text:span text:style-name="T103">were placed in a new tube</text:span><text:span text:style-name="T105">s</text:span><text:span text:style-name="T103"> with 7.4 U of α-amilase diluted in </text:span><text:span text:style-name="T104">35 </text:span><text:span text:style-name="T86">μ</text:span><text:span text:style-name="T103">L </text:span><text:span text:style-name="T104">of s</text:span><text:span text:style-name="Emphasis"><text:span text:style-name="T115">odium acetate <text:s/>0.1M pH 4.5 and incubated at 37 ºC for 30 min. After </text:span></text:span><text:soft-page-break/><text:span text:style-name="Emphasis"><text:span text:style-name="T115">that, 5U of amyloglucosidase </text:span></text:span><text:span text:style-name="Emphasis"><text:span text:style-name="T116">diluted in 165 <text:s/></text:span></text:span><text:span text:style-name="Emphasis"><text:span text:style-name="T117">μ</text:span></text:span><text:span text:style-name="Emphasis"><text:span text:style-name="T118">L <text:s/></text:span></text:span><text:span text:style-name="Emphasis"><text:span text:style-name="T115">sodium acetate <text:s/>0.1M pH 4.5 </text:span></text:span><text:span text:style-name="Emphasis"><text:span text:style-name="T116">were added to the tubes and incubated at 55 ºC for <text:s/>1-2 h. In order to inactivate the enzymes, the tubes were incubated at 100 ºC for 2 min and centrifuged at </text:span></text:span><text:span text:style-name="Emphasis"><text:span text:style-name="T222">13</text:span></text:span><text:span text:style-name="Emphasis"><text:span text:style-name="T116"> </text:span></text:span><text:span text:style-name="Emphasis"><text:span text:style-name="T222">rpm for 10 min. <text:s/></text:span></text:span></text:p>
      <text:p text:style-name="P62"><text:span text:style-name="Emphasis"><text:span text:style-name="T116">Finally, for the spectrophotometric quantification, the following mix is added to </text:span></text:span><text:span text:style-name="Emphasis"><text:span text:style-name="T119">quartz <text:s/></text:span></text:span><text:span text:style-name="Emphasis"><text:span text:style-name="T116">spectrophotomet</text:span></text:span><text:span text:style-name="Emphasis"><text:span text:style-name="T119">er</text:span></text:span><text:span text:style-name="Emphasis"><text:span text:style-name="T116"> </text:span></text:span><text:span text:style-name="Emphasis"><text:span text:style-name="T119">cuvettes: 100 </text:span></text:span><text:span text:style-name="Emphasis"><text:span text:style-name="T117">μ</text:span></text:span><text:span text:style-name="Emphasis"><text:span text:style-name="T118">L </text:span></text:span><text:span text:style-name="Emphasis"><text:span text:style-name="T119">of the sample, 500 </text:span></text:span><text:span text:style-name="Emphasis"><text:span text:style-name="T117">μ</text:span></text:span><text:span text:style-name="Emphasis"><text:span text:style-name="T118">L </text:span></text:span><text:span text:style-name="Emphasis"><text:span text:style-name="T119">of </text:span></text:span><text:span text:style-name="Emphasis"><text:span text:style-name="T223">hexoquinase buffer </text:span></text:span><text:span text:style-name="Emphasis"><text:span text:style-name="T226">(?)</text:span></text:span><text:span text:style-name="Emphasis"><text:span text:style-name="T119">, 100 </text:span></text:span><text:span text:style-name="Emphasis"><text:span text:style-name="T117">μ</text:span></text:span><text:span text:style-name="Emphasis"><text:span text:style-name="T118">L </text:span></text:span><text:span text:style-name="Emphasis"><text:span text:style-name="T119">of ATP 10mM (diluted in Hepes 100 mM ph 7.7), 100 </text:span></text:span><text:span text:style-name="Emphasis"><text:span text:style-name="T117">μ</text:span></text:span><text:span text:style-name="Emphasis"><text:span text:style-name="T118">L </text:span></text:span><text:span text:style-name="Emphasis"><text:span text:style-name="T119">of NAD+ 4 mM (diluted in Hepes 100 mM ph 7.7), 5 U of glucose-6-phosphate dehydrogenase and 200 </text:span></text:span><text:span text:style-name="Emphasis"><text:span text:style-name="T117">μ</text:span></text:span><text:span text:style-name="Emphasis"><text:span text:style-name="T118">L </text:span></text:span><text:span text:style-name="Emphasis"><text:span text:style-name="T119">of destile water. The absorbance was determined twice at 340 nm. The first measure is followed by the addition of 5 U of hexoquinase and the incubation at 27 ºC for 20 min to ensure the efficiency of the reaction. The second measure was used to calculate the amount of NADH produced </text:span></text:span><text:span text:style-name="Emphasis"><text:span text:style-name="T120">during the reaction, </text:span></text:span><text:span text:style-name="Emphasis"><text:span text:style-name="T119">that is related to the initial amount of starch in the sample.</text:span></text:span></text:p>
      <text:p text:style-name="P63"><text:span text:style-name="Emphasis"><text:span text:style-name="T224">Como se calcula el almidon? </text:span></text:span><text:span text:style-name="Emphasis"><text:span text:style-name="T225">Relacion 1:1 con el NADH?</text:span></text:span></text:p>
      <text:p text:style-name="P62"><text:span text:style-name="Emphasis"><text:span text:style-name="T119"/></text:span></text:p>
      <text:h text:style-name="Heading_20_2" text:outline-level="2"><text:bookmark-start text:name="__RefHeading___Toc134161_215731975"/>Carotenoid Content Data Generation and Processing<text:bookmark-end text:name="__RefHeading___Toc134161_215731975"/></text:h>
      <text:p text:style-name="Text_20_body"/>
      <text:p text:style-name="P64"><text:span text:style-name="T232">For carotenoids extraction, t</text:span><text:span text:style-name="T231">otal darkness is needed. </text:span><text:span text:style-name="T236">Approximately 4 mg of lyophilized bioma</text:span><text:span text:style-name="T230">ss was added to an hermetic tube containing 1 </text:span><text:span text:style-name="T232">m</text:span><text:span text:style-name="T90">L of glass beads </text:span><text:span text:style-name="T91">(0.25–0.3 mm diameter; Braun, Melsungen, Ger</text:span><text:span text:style-name="T109">many)</text:span><text:span text:style-name="T90"> and 1 mL of acetone (</text:span><text:span text:style-name="T190">% o pureza?).</text:span><text:span text:style-name="T90"> </text:span><text:span text:style-name="T94">To ensure cell disruption, three</text:span><text:span text:style-name="T92"> </text:span><text:span text:style-name="T91">Mini-Beadbeater (BioSpec Products</text:span><text:span text:style-name="T92">) cycle</text:span><text:span text:style-name="T93">s (60s agitation-60s incubation on ice)</text:span><text:span text:style-name="T92"> </text:span><text:span text:style-name="T90">were applied to the samples</text:span><text:span text:style-name="T92">. </text:span><text:span text:style-name="T94">Then they were centrifuged for 4 min. at max. speed and the supernant was saved in a new tube. This proccess was repeated six times or until the </text:span><text:span text:style-name="T98">supernant</text:span><text:span text:style-name="T94"> turns </text:span><text:span text:style-name="T98">colorless</text:span><text:span text:style-name="T94">. </text:span><text:span text:style-name="T95">Once</text:span><text:span text:style-name="T94"> a</text:span><text:span text:style-name="T95">ll </text:span><text:span text:style-name="T94">the supernants </text:span><text:span text:style-name="T95">of each sample</text:span><text:span text:style-name="T94"> were collected in the same tube, </text:span><text:span text:style-name="T95">acetone were evaporated using a stream of nitrogen gas which is directly blown in the solutions. Finally, 350 </text:span><text:span text:style-name="T86">μ</text:span><text:span text:style-name="T90">L </text:span><text:span text:style-name="T95">of acetone were added to each tube, and if was distributed in </text:span><text:span text:style-name="T96">HPLC tubes following </text:span><text:span text:style-name="T97">manufacturer’s instructions. </text:span></text:p>
      <text:p text:style-name="P56"><text:span text:style-name="T97">A </text:span><text:span text:style-name="T99">Gynotech HPLC</text:span><text:span text:style-name="T97">, equipped with a photodiode-array detector </text:span><text:span text:style-name="T99">was used. </text:span><text:span text:style-name="T220">(Me falta la columna usada )</text:span><text:span text:style-name="T219">S</text:span><text:span text:style-name="T5">eparation was performed on a Waters Nova-Pak C18 column (3.9×150 mm, 4 µm particle size, 60 Å pore size) containing dimethyloctadecylsilyl-bonded amorphous silica, protected with a guard cartridge (4 µm particle size, sealed with 2-µm filters). </text:span><text:span text:style-name="T112">The eluents used to create a gradient through the mobile phase were: eluent </text:span><text:span text:style-name="T111">A </text:span><text:span text:style-name="T112">(ammo</text:span><text:soft-page-break/><text:span text:style-name="T112">nium</text:span><text:span text:style-name="T111"> acetat</text:span><text:span text:style-name="T112">e </text:span><text:span text:style-name="T111">0.1 M </text:span><text:span text:style-name="T113">and </text:span><text:span text:style-name="T111">H</text:span><text:span text:style-name="T129">2</text:span><text:span text:style-name="T111">O-met</text:span><text:span text:style-name="T113">h</text:span><text:span text:style-name="T111">anol 15:85 v/v</text:span><text:span text:style-name="T112">)</text:span><text:span text:style-name="T111"> <text:s/></text:span><text:span text:style-name="T112">and eluent B </text:span><text:span text:style-name="T113">(</text:span><text:span text:style-name="T111">met</text:span><text:span text:style-name="T113">h</text:span><text:span text:style-name="T111">anol-acetonitril</text:span><text:span text:style-name="T113">e</text:span><text:span text:style-name="T111">-aceton</text:span><text:span text:style-name="T113">e</text:span><text:span text:style-name="T111"> 44:43:13 v/v). </text:span><text:span text:style-name="T113">Temperature was maintained constant (20 ºC) during the whole proccess and eluents flow at </text:span><text:span text:style-name="T111">800 μ</text:span><text:span text:style-name="T113">L</text:span><text:span text:style-name="T111"> min</text:span><text:span text:style-name="T127">-1</text:span><text:span text:style-name="T194">. </text:span><text:span text:style-name="T195">Mamiellales carotenoids </text:span><text:span text:style-name="T192">(cita </text:span><text:span text:style-name="T193">q no encuentro</text:span><text:span text:style-name="T192">)</text:span><text:span text:style-name="T196">.</text:span></text:p>
      <text:p text:style-name="P58"><text:span text:style-name="T111">D</text:span><text:span text:style-name="T110">ifferent carotenoids were identified following </text:span><text:span text:style-name="T114">retention times and absorption profile </text:span><text:span text:style-name="T110">(e</text:span><text:span text:style-name="T218">sto se puede decir o hay q citar?</text:span><text:span text:style-name="T110">) and quantified</text:span><text:span text:style-name="T132"> as a percentage of the total </text:span><text:span text:style-name="T133">peak</text:span><text:span text:style-name="T132"> area.</text:span></text:p>
      <text:p text:style-name="P55"/>
      <text:h text:style-name="Heading_20_2" text:outline-level="2"><text:bookmark-start text:name="__RefHeading___Toc31206_448844389"/><text:span text:style-name="T168">R</text:span><text:span text:style-name="T167">hythmic Patterns Detection and Characterization</text:span><text:bookmark-end text:name="__RefHeading___Toc31206_448844389"/></text:h>
      <text:p text:style-name="P31"/>
      <text:p text:style-name="P32"><text:span text:style-name="T215">The R package RAIN </text:span><text:reference-mark-start text:name="ADDIN CSL_CITATION {&quot;citationItems&quot;: [{&quot;id&quot;: &quot;ITEM-1&quot;, &quot;itemData&quot;: {&quot;DOI&quot;: &quot;10.1177/0748730414553029&quot;, &quot;ISSN&quot;: &quot;15524531&quot;, &quot;abstract&quot;: &quot;A fundamental problem in research on biological rhythms is that of detecting and assessing the significance of rhythms in large sets of data. Classic methods based on Fourier theory are often hampered by the complex and unpredictable characteristics of experimental and biological noise. Robust nonparametric methods are available but are limited to specific wave forms. We present RAIN, a robust nonparametric method for the detection of rhythms of prespecified periods in biological data that can detect arbitrary wave forms. When applied to measurements of the circadian transcriptome and proteome of mouse liver, the sets of transcripts and proteins with rhythmic abundances were significantly expanded due to the increased detection power, when we controlled for false discovery. Validation against independent data confirmed the quality of these results. The large expansion of the circadian mouse liver transcriptomes and proteomes reflected the prevalence of nonsymmetric wave forms and led to new conclusions about function. RAIN was implemented as a freely available software package for R/Bioconductor and is presently also available as a web interface.&quot;, &quot;author&quot;: [{&quot;dropping-particle&quot;: &quot;&quot;, &quot;family&quot;: &quot;Thaben&quot;, &quot;given&quot;: &quot;Paul F.&quot;, &quot;non-dropping-particle&quot;: &quot;&quot;, &quot;parse-names&quot;: false, &quot;suffix&quot;: &quot;&quot;}, {&quot;dropping-particle&quot;: &quot;&quot;, &quot;family&quot;: &quot;Westermark&quot;, &quot;given&quot;: &quot;P\u00e5l O.&quot;, &quot;non-dropping-particle&quot;: &quot;&quot;, &quot;parse-names&quot;: false, &quot;suffix&quot;: &quot;&quot;}], &quot;container-title&quot;: &quot;Journal of Biological Rhythms&quot;, &quot;id&quot;: &quot;ITEM-1&quot;, &quot;issue&quot;: &quot;6&quot;, &quot;issued&quot;: {&quot;date-parts&quot;: [[&quot;2014&quot;]]}, &quot;title&quot;: &quot;Detecting rhythms in time series with rain&quot;, &quot;type&quot;: &quot;article-journal&quot;, &quot;volume&quot;: &quot;29&quot;}, &quot;uris&quot;: [&quot;http://www.mendeley.com/documents/?uuid=e865bbd0-8ca7-4efa-bb44-24a19a15ee4e&quot;]}], &quot;mendeley&quot;: {&quot;formattedCitation&quot;: &quot;(Thaben &amp; Westermark, 2014)&quot;, &quot;plainTextFormattedCitation&quot;: &quot;(Thaben &amp; Westermark, 2014)&quot;, &quot;previouslyFormattedCitation&quot;: &quot;(Thaben &amp; Westermark, 2014)&quot;}, &quot;properties&quot;: {&quot;noteIndex&quot;: 0}, &quot;schema&quot;: &quot;https://github.com/citation-style-language/schema/raw/master/csl-citation.json&quot;} RNDugMPaFRnyk"/><text:span text:style-name="T21">(Thaben &amp; Westermark, 2014)</text:span><text:reference-mark-end text:name="ADDIN CSL_CITATION {&quot;citationItems&quot;: [{&quot;id&quot;: &quot;ITEM-1&quot;, &quot;itemData&quot;: {&quot;DOI&quot;: &quot;10.1177/0748730414553029&quot;, &quot;ISSN&quot;: &quot;15524531&quot;, &quot;abstract&quot;: &quot;A fundamental problem in research on biological rhythms is that of detecting and assessing the significance of rhythms in large sets of data. Classic methods based on Fourier theory are often hampered by the complex and unpredictable characteristics of experimental and biological noise. Robust nonparametric methods are available but are limited to specific wave forms. We present RAIN, a robust nonparametric method for the detection of rhythms of prespecified periods in biological data that can detect arbitrary wave forms. When applied to measurements of the circadian transcriptome and proteome of mouse liver, the sets of transcripts and proteins with rhythmic abundances were significantly expanded due to the increased detection power, when we controlled for false discovery. Validation against independent data confirmed the quality of these results. The large expansion of the circadian mouse liver transcriptomes and proteomes reflected the prevalence of nonsymmetric wave forms and led to new conclusions about function. RAIN was implemented as a freely available software package for R/Bioconductor and is presently also available as a web interface.&quot;, &quot;author&quot;: [{&quot;dropping-particle&quot;: &quot;&quot;, &quot;family&quot;: &quot;Thaben&quot;, &quot;given&quot;: &quot;Paul F.&quot;, &quot;non-dropping-particle&quot;: &quot;&quot;, &quot;parse-names&quot;: false, &quot;suffix&quot;: &quot;&quot;}, {&quot;dropping-particle&quot;: &quot;&quot;, &quot;family&quot;: &quot;Westermark&quot;, &quot;given&quot;: &quot;P\u00e5l O.&quot;, &quot;non-dropping-particle&quot;: &quot;&quot;, &quot;parse-names&quot;: false, &quot;suffix&quot;: &quot;&quot;}], &quot;container-title&quot;: &quot;Journal of Biological Rhythms&quot;, &quot;id&quot;: &quot;ITEM-1&quot;, &quot;issue&quot;: &quot;6&quot;, &quot;issued&quot;: {&quot;date-parts&quot;: [[&quot;2014&quot;]]}, &quot;title&quot;: &quot;Detecting rhythms in time series with rain&quot;, &quot;type&quot;: &quot;article-journal&quot;, &quot;volume&quot;: &quot;29&quot;}, &quot;uris&quot;: [&quot;http://www.mendeley.com/documents/?uuid=e865bbd0-8ca7-4efa-bb44-24a19a15ee4e&quot;]}], &quot;mendeley&quot;: {&quot;formattedCitation&quot;: &quot;(Thaben &amp; Westermark, 2014)&quot;, &quot;plainTextFormattedCitation&quot;: &quot;(Thaben &amp; Westermark, 2014)&quot;, &quot;previouslyFormattedCitation&quot;: &quot;(Thaben &amp; Westermark, 2014)&quot;}, &quot;properties&quot;: {&quot;noteIndex&quot;: 0}, &quot;schema&quot;: &quot;https://github.com/citation-style-language/schema/raw/master/csl-citation.json&quot;} RNDugMPaFRnyk"/><text:span text:style-name="T215">⁠ from Bioconductor was used to statistically identify rhythmic patterns in the different data collected.</text:span> A <text:span text:style-name="T215">0.05 </text:span>p-value threshold was used in all the cases under study. <text:span text:style-name="T215">Rhythmic patterns with a single peak over a complete diurnal cycle were detected b</text:span>y<text:span text:style-name="T215"> setting the period parameter from RAIN to 24 hours. A similar process was used to detect more complex rhythmic patterns (the ones with two or even three peaks), but changing the period parameter from RAIN to 12 and 8 hours respectively. </text:span></text:p>
      <text:p text:style-name="P33">To ensure the accuracy of our study, three complete diurnal cycles from both photoperiods were used to detect rhythmic patterns in the different data of this study: expression levels of genes, abundance of proteins, <text:span text:style-name="T121">maximum potential quantum efficiency of Photosystem II, </text:span><text:span text:style-name="T45">amount of cells in the different cell cycle phases and amount of different carotenoids and starch. </text:span></text:p>
      <text:p text:style-name="P34"><text:span text:style-name="T123">Moreover,</text:span><text:span text:style-name="T122"> </text:span><text:span text:style-name="T123">in order to differentiate genes and proteins that respond to light from </text:span><text:span text:style-name="T122">the ones</text:span><text:span text:style-name="T123"> that are actually regulated by the circadian clock, </text:span><text:span text:style-name="T122">the last two diurnal cycles and two consecutive days of continuous light were considered for the RAIN analysis described above. In that way, RAIN can statistically test if a similar pattern is maintained after changing the cycling light regime to a continuous light input and it prevents a bias towards any of the two conditions. </text:span><text:span text:style-name="T44"><text:s/></text:span></text:p>
      <text:p text:style-name="P65"><text:span text:style-name="T234">Once that rhythmic patterns in our data were detected by RAIN, they were fitted to a co-sinusoidal </text:span><text:span text:style-name="T216">wave</text:span><text:span text:style-name="T234"> in order to be characterized and to </text:span><text:span text:style-name="T216">enable comparison between them. Rhythmic patterns are mathematically treated as waves, so they can be characterized according to the classic parameters of </text:span><text:span text:style-name="T130">mesor </text:span><text:span text:style-name="T131">(the mean values around which this wave oscil</text:span><text:soft-page-break/><text:span text:style-name="T131">lates),</text:span><text:span text:style-name="T130"> </text:span><text:span text:style-name="T131">a</text:span><text:span text:style-name="T130">mplitud</text:span><text:span text:style-name="T131">e (half the difference between the highest and the lowest value in the wave)</text:span><text:span text:style-name="T130"> </text:span><text:span text:style-name="T131">and </text:span><text:span text:style-name="T130">phase </text:span><text:span text:style-name="T131">(when does the wave</text:span><text:span text:style-name="T130"> </text:span><text:span text:style-name="T131">reach its highest). </text:span><text:span text:style-name="T214">The statistical significance of the differences in </text:span><text:span text:style-name="T216">these waves parameters</text:span><text:span text:style-name="T214"> between different of rhythmic </text:span><text:span text:style-name="T216">patterns</text:span><text:span text:style-name="T214"> was performed using the R package CircaCompare </text:span><text:reference-mark-start text:name="ADDIN CSL_CITATION {&quot;citationItems&quot;: [{&quot;id&quot;: &quot;ITEM-1&quot;, &quot;itemData&quot;: {&quot;DOI&quot;: &quot;10.1093/bioinformatics/btz730&quot;, &quot;ISSN&quot;: &quot;14602059&quot;, &quot;abstract&quot;: &quot;Motivation: A fundamental interest in chronobiology is to compare patterns between groups of rhythmic data. However, many existing methods are ill-equipped to derive statements concerning the statistical significance of differences between rhythms that may be visually apparent. This is attributed to both the form of data used (longitudinal versus cross-sectional) and the limitations of the statistical tests used to draw conclusions. Results: To address this problem, we propose that a cosinusoidal curve with a particular parametrization be used to model and compare data of two sets of observations collected over a 24-h period. The novelty of our test is in the parametrization, which allows the explicit estimation of rhythmic parameters [mesor (the rhythm-adjusted mean level of a response variable around which a wave function oscillates), amplitude and phase], and simultaneously testing for statistical significance in all three parameters between two or more groups of datasets. A statistically significant difference between two groups, regarding each of these rhythmic parameters, is indicated by a P-value. The method is evaluated by applying the model to publicly available datasets, and is further exemplified by comparison to the currently recommended method, DODR. The results suggest that the method proposed may be highly sensitive to detect rhythmic differences between groups in phase, amplitude and mesor.&quot;, &quot;author&quot;: [{&quot;dropping-particle&quot;: &quot;&quot;, &quot;family&quot;: &quot;Parsons&quot;, &quot;given&quot;: &quot;Rex&quot;, &quot;non-dropping-particle&quot;: &quot;&quot;, &quot;parse-names&quot;: false, &quot;suffix&quot;: &quot;&quot;}, {&quot;dropping-particle&quot;: &quot;&quot;, &quot;family&quot;: &quot;Parsons&quot;, &quot;given&quot;: &quot;Richard&quot;, &quot;non-dropping-particle&quot;: &quot;&quot;, &quot;parse-names&quot;: false, &quot;suffix&quot;: &quot;&quot;}, {&quot;dropping-particle&quot;: &quot;&quot;, &quot;family&quot;: &quot;Garner&quot;, &quot;given&quot;: &quot;Nicholas&quot;, &quot;non-dropping-particle&quot;: &quot;&quot;, &quot;parse-names&quot;: false, &quot;suffix&quot;: &quot;&quot;}, {&quot;dropping-particle&quot;: &quot;&quot;, &quot;family&quot;: &quot;Oster&quot;, &quot;given&quot;: &quot;Henrik&quot;, &quot;non-dropping-particle&quot;: &quot;&quot;, &quot;parse-names&quot;: false, &quot;suffix&quot;: &quot;&quot;}, {&quot;dropping-particle&quot;: &quot;&quot;, &quot;family&quot;: &quot;Rawashdeh&quot;, &quot;given&quot;: &quot;Oliver&quot;, &quot;non-dropping-particle&quot;: &quot;&quot;, &quot;parse-names&quot;: false, &quot;suffix&quot;: &quot;&quot;}], &quot;container-title&quot;: &quot;Bioinformatics&quot;, &quot;id&quot;: &quot;ITEM-1&quot;, &quot;issue&quot;: &quot;4&quot;, &quot;issued&quot;: {&quot;date-parts&quot;: [[&quot;2020&quot;]]}, &quot;title&quot;: &quot;CircaCompare: A method to estimate and statistically support differences in mesor, amplitude and phase, between circadian rhythms&quot;, &quot;type&quot;: &quot;article-journal&quot;, &quot;volume&quot;: &quot;36&quot;}, &quot;uris&quot;: [&quot;http://www.mendeley.com/documents/?uuid=4a26af9e-c715-4fbf-8faa-d2aefc8774b9&quot;]}], &quot;mendeley&quot;: {&quot;formattedCitation&quot;: &quot;(Parsons et al., 2020)&quot;, &quot;plainTextFormattedCitation&quot;: &quot;(Parsons et al., 2020)&quot;, &quot;previouslyFormattedCitation&quot;: &quot;(Parsons et al., 2020)&quot;}, &quot;properties&quot;: {&quot;noteIndex&quot;: 0}, &quot;schema&quot;: &quot;https://github.com/citation-style-language/schema/raw/master/csl-citation.json&quot;} RNDwMgSgJXFmi"/><text:span text:style-name="T16">(Parsons et al., 2020)</text:span><text:reference-mark-end text:name="ADDIN CSL_CITATION {&quot;citationItems&quot;: [{&quot;id&quot;: &quot;ITEM-1&quot;, &quot;itemData&quot;: {&quot;DOI&quot;: &quot;10.1093/bioinformatics/btz730&quot;, &quot;ISSN&quot;: &quot;14602059&quot;, &quot;abstract&quot;: &quot;Motivation: A fundamental interest in chronobiology is to compare patterns between groups of rhythmic data. However, many existing methods are ill-equipped to derive statements concerning the statistical significance of differences between rhythms that may be visually apparent. This is attributed to both the form of data used (longitudinal versus cross-sectional) and the limitations of the statistical tests used to draw conclusions. Results: To address this problem, we propose that a cosinusoidal curve with a particular parametrization be used to model and compare data of two sets of observations collected over a 24-h period. The novelty of our test is in the parametrization, which allows the explicit estimation of rhythmic parameters [mesor (the rhythm-adjusted mean level of a response variable around which a wave function oscillates), amplitude and phase], and simultaneously testing for statistical significance in all three parameters between two or more groups of datasets. A statistically significant difference between two groups, regarding each of these rhythmic parameters, is indicated by a P-value. The method is evaluated by applying the model to publicly available datasets, and is further exemplified by comparison to the currently recommended method, DODR. The results suggest that the method proposed may be highly sensitive to detect rhythmic differences between groups in phase, amplitude and mesor.&quot;, &quot;author&quot;: [{&quot;dropping-particle&quot;: &quot;&quot;, &quot;family&quot;: &quot;Parsons&quot;, &quot;given&quot;: &quot;Rex&quot;, &quot;non-dropping-particle&quot;: &quot;&quot;, &quot;parse-names&quot;: false, &quot;suffix&quot;: &quot;&quot;}, {&quot;dropping-particle&quot;: &quot;&quot;, &quot;family&quot;: &quot;Parsons&quot;, &quot;given&quot;: &quot;Richard&quot;, &quot;non-dropping-particle&quot;: &quot;&quot;, &quot;parse-names&quot;: false, &quot;suffix&quot;: &quot;&quot;}, {&quot;dropping-particle&quot;: &quot;&quot;, &quot;family&quot;: &quot;Garner&quot;, &quot;given&quot;: &quot;Nicholas&quot;, &quot;non-dropping-particle&quot;: &quot;&quot;, &quot;parse-names&quot;: false, &quot;suffix&quot;: &quot;&quot;}, {&quot;dropping-particle&quot;: &quot;&quot;, &quot;family&quot;: &quot;Oster&quot;, &quot;given&quot;: &quot;Henrik&quot;, &quot;non-dropping-particle&quot;: &quot;&quot;, &quot;parse-names&quot;: false, &quot;suffix&quot;: &quot;&quot;}, {&quot;dropping-particle&quot;: &quot;&quot;, &quot;family&quot;: &quot;Rawashdeh&quot;, &quot;given&quot;: &quot;Oliver&quot;, &quot;non-dropping-particle&quot;: &quot;&quot;, &quot;parse-names&quot;: false, &quot;suffix&quot;: &quot;&quot;}], &quot;container-title&quot;: &quot;Bioinformatics&quot;, &quot;id&quot;: &quot;ITEM-1&quot;, &quot;issue&quot;: &quot;4&quot;, &quot;issued&quot;: {&quot;date-parts&quot;: [[&quot;2020&quot;]]}, &quot;title&quot;: &quot;CircaCompare: A method to estimate and statistically support differences in mesor, amplitude and phase, between circadian rhythms&quot;, &quot;type&quot;: &quot;article-journal&quot;, &quot;volume&quot;: &quot;36&quot;}, &quot;uris&quot;: [&quot;http://www.mendeley.com/documents/?uuid=4a26af9e-c715-4fbf-8faa-d2aefc8774b9&quot;]}], &quot;mendeley&quot;: {&quot;formattedCitation&quot;: &quot;(Parsons et al., 2020)&quot;, &quot;plainTextFormattedCitation&quot;: &quot;(Parsons et al., 2020)&quot;, &quot;previouslyFormattedCitation&quot;: &quot;(Parsons et al., 2020)&quot;}, &quot;properties&quot;: {&quot;noteIndex&quot;: 0}, &quot;schema&quot;: &quot;https://github.com/citation-style-language/schema/raw/master/csl-citation.json&quot;} RNDwMgSgJXFmi"/><text:span text:style-name="T214">⁠</text:span><text:span text:style-name="T234"> </text:span><text:span text:style-name="T217">with a p-value threshold of 0.05</text:span><text:span text:style-name="T214">. </text:span><text:span text:style-name="T134">The significance of the global differences in the </text:span><text:span text:style-name="T135">different r</text:span><text:span text:style-name="T134">hythmic parameters was performed using the Mann-Whitney-Wilcoxon non parametric test implemented in the R function “wilcox.test”. <text:s text:c="2"/></text:span></text:p>
      <text:p text:style-name="P1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Heading_20_1" text:outline-level="1"><text:bookmark-start text:name="__RefHeading___Toc134163_215731975"/>Hypothesis and Objetives<text:bookmark-end text:name="__RefHeading___Toc134163_215731975"/></text:h>
      <text:p text:style-name="P3"/>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6">(texto de hipotesi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143" text:outline-level="1"><text:soft-page-break/></text:h>
      <text:h text:style-name="P143" text:outline-level="1"/>
      <text:h text:style-name="P143" text:outline-level="1"/>
      <text:h text:style-name="P143" text:outline-level="1"/>
      <text:p text:style-name="P59"/>
      <text:h text:style-name="P143" text:outline-level="1"><text:bookmark-start text:name="__RefHeading___Toc134165_215731975"/>Results<text:bookmark-end text:name="__RefHeading___Toc134165_215731975"/></text:h>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text:soft-page-break/></text:p>
      <text:p text:style-name="P59"/>
      <text:h text:style-name="Heading_20_2" text:outline-level="2"><text:soft-page-break/></text:h>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text:bookmark-start text:name="__RefHeading___Toc134167_215731975"/>Chapter 1. <text:s/>Molecular Systems Biology in Microalgae: The <text:span text:style-name="T233">lack of user-friendly tools for analysing and integrating omic data.</text:span><text:bookmark-end text:name="__RefHeading___Toc134167_215731975"/></text:h>
      <text:p text:style-name="P36"/>
      <text:p text:style-name="P8"><text:soft-page-break/><text:span text:style-name="T205">Microalgae are a very diverse non-monophyletic group of photosynthetic microorganisms that </text:span><text:span text:style-name="T206">can </text:span><text:span text:style-name="T207">grow </text:span><text:span text:style-name="T205">in a wide variety of habitats </text:span><text:span text:style-name="T207">with different environmental conditions. There <text:s text:c="2"/>are microalgae in rivers, lakes, ponds, but also in oceans </text:span><text:span text:style-name="T208">or</text:span><text:span text:style-name="T207"> even </text:span><text:span text:style-name="T208">in </text:span><text:span text:style-name="T207">soil crusts and rocks.</text:span><text:span text:style-name="T205"> </text:span><text:span text:style-name="T208">They are expose to a </text:span><text:span text:style-name="T205">broad range of temperature, salinity, pH, light </text:span><text:span text:style-name="T208">irradiance and photoperiods</text:span><text:span text:style-name="T205">. </text:span></text:p>
      <text:p text:style-name="P7"/>
      <text:p text:style-name="P9"><text:span text:style-name="T209">Apart</text:span><text:span text:style-name="T208"> </text:span><text:span text:style-name="T209">from</text:span><text:span text:style-name="T208"> </text:span><text:span text:style-name="T200">their physiological plasticity, microalgae are </text:span><text:span text:style-name="T209">also</text:span><text:span text:style-name="T200"> interesting </text:span><text:span text:style-name="T208">for </text:span><text:span text:style-name="T200">their </text:span><text:span text:style-name="T208">crucial </text:span><text:span text:style-name="T200">ecological role and </text:span><text:span text:style-name="T208">their </text:span><text:span text:style-name="T200">wide range of </text:span><text:span text:style-name="T208">biotechnological </text:span><text:span text:style-name="T200">applications. </text:span><text:span text:style-name="T209">It is generally believed that forests are the lungs of our planet, </text:span><text:span text:style-name="T200">but actually the more than 5000 species of microalgae that have been found (by now) only in the oceans contribute to life on earth by producing the 50% of the oxygen in our atmosphere. </text:span><text:span text:style-name="T209">Furthermore, microalgae are the main producer of biomass and play a central role in maintaining the basis of the aquatic food chain </text:span><text:reference-mark-start text:name="ADDIN CSL_CITATION {&quot;citationItems&quot;: [{&quot;id&quot;: &quot;ITEM-1&quot;, &quot;itemData&quot;: {&quot;DOI&quot;: &quot;10.1007/s11027-010-9255-9&quot;, &quot;ISSN&quot;: &quot;13812386&quot;, &quot;abstract&quot;: &quot;Early in the history of life, algae changed the planet's atmosphere by producing oxygen, thus paving the way for the evolution of eukaryotic organisms. In an era in which the consumption of fossil fuels is a prime topic of concern, few people realize that the oil we currently exploit comes mostly from Cretaceous deposits of marine algae. Moving from ancient times to the present, the algae remain more important than most people realize. Today, the production of oxygen by algae (ca. 50% of all oxygen production) is another reason for saying \&quot;our lives depend on algae.\&quot; Those who love seafood should thank the algae because algae are the primary producers upon which aquatic ecosystems depend. Thanks should come from all who are vegetarians or omnivores, because all land plants derive from a freshwater class of green algae and all land-animals-including the cows that provide the steaks for meat-lovers-depend directly or indirectly on land plants for food and often for shelter as well. As we use up the oil deposits provided by the ancient algae, we are turning to the modern algae for help. Given the photosynthetic abilities of the algae, they are one of the major focuses for sustainable biofuel production and CO2 consumption. Finally, the algae that give us the air we breathe, the food we eat, and the fuel for our cars (past and, perhaps, future), are also a source of active pharmaceutical compounds that can be used against drug-resistant bacterial strains, viruses (including Herpes Simplex and AIDS), and cancers. Roses are pretty and oak trees are impressive, but no other groups of \&quot;plants\&quot; have done so much, for so long, and, for so many as have the algae! \u00a9 2010 The Author(s).&quot;, &quot;author&quot;: [{&quot;dropping-particle&quot;: &quot;&quot;, &quot;family&quot;: &quot;Chapman&quot;, &quot;given&quot;: &quot;Russell Leonard&quot;, &quot;non-dropping-particle&quot;: &quot;&quot;, &quot;parse-names&quot;: false, &quot;suffix&quot;: &quot;&quot;}], &quot;container-title&quot;: &quot;Mitigation and Adaptation Strategies for Global Change&quot;, &quot;id&quot;: &quot;ITEM-1&quot;, &quot;issue&quot;: &quot;1&quot;, &quot;issued&quot;: {&quot;date-parts&quot;: [[&quot;2013&quot;]]}, &quot;title&quot;: &quot;Algae: The world's most important \&quot;plants\&quot;-an introduction&quot;, &quot;type&quot;: &quot;article-journal&quot;, &quot;volume&quot;: &quot;18&quot;}, &quot;uris&quot;: [&quot;http://www.mendeley.com/documents/?uuid=0971ae94-6656-34b3-9796-828430eccae9&quot;]}], &quot;mendeley&quot;: {&quot;formattedCitation&quot;: &quot;(Chapman, 2013)&quot;, &quot;plainTextFormattedCitation&quot;: &quot;(Chapman, 2013)&quot;, &quot;previouslyFormattedCitation&quot;: &quot;(Chapman, 2013)&quot;}, &quot;properties&quot;: {&quot;noteIndex&quot;: 0}, &quot;schema&quot;: &quot;https://github.com/citation-style-language/schema/raw/master/csl-citation.json&quot;} RNDsjlmizS3V1"/><text:span text:style-name="T14">(Chapman, 2013)</text:span><text:reference-mark-end text:name="ADDIN CSL_CITATION {&quot;citationItems&quot;: [{&quot;id&quot;: &quot;ITEM-1&quot;, &quot;itemData&quot;: {&quot;DOI&quot;: &quot;10.1007/s11027-010-9255-9&quot;, &quot;ISSN&quot;: &quot;13812386&quot;, &quot;abstract&quot;: &quot;Early in the history of life, algae changed the planet's atmosphere by producing oxygen, thus paving the way for the evolution of eukaryotic organisms. In an era in which the consumption of fossil fuels is a prime topic of concern, few people realize that the oil we currently exploit comes mostly from Cretaceous deposits of marine algae. Moving from ancient times to the present, the algae remain more important than most people realize. Today, the production of oxygen by algae (ca. 50% of all oxygen production) is another reason for saying \&quot;our lives depend on algae.\&quot; Those who love seafood should thank the algae because algae are the primary producers upon which aquatic ecosystems depend. Thanks should come from all who are vegetarians or omnivores, because all land plants derive from a freshwater class of green algae and all land-animals-including the cows that provide the steaks for meat-lovers-depend directly or indirectly on land plants for food and often for shelter as well. As we use up the oil deposits provided by the ancient algae, we are turning to the modern algae for help. Given the photosynthetic abilities of the algae, they are one of the major focuses for sustainable biofuel production and CO2 consumption. Finally, the algae that give us the air we breathe, the food we eat, and the fuel for our cars (past and, perhaps, future), are also a source of active pharmaceutical compounds that can be used against drug-resistant bacterial strains, viruses (including Herpes Simplex and AIDS), and cancers. Roses are pretty and oak trees are impressive, but no other groups of \&quot;plants\&quot; have done so much, for so long, and, for so many as have the algae! \u00a9 2010 The Author(s).&quot;, &quot;author&quot;: [{&quot;dropping-particle&quot;: &quot;&quot;, &quot;family&quot;: &quot;Chapman&quot;, &quot;given&quot;: &quot;Russell Leonard&quot;, &quot;non-dropping-particle&quot;: &quot;&quot;, &quot;parse-names&quot;: false, &quot;suffix&quot;: &quot;&quot;}], &quot;container-title&quot;: &quot;Mitigation and Adaptation Strategies for Global Change&quot;, &quot;id&quot;: &quot;ITEM-1&quot;, &quot;issue&quot;: &quot;1&quot;, &quot;issued&quot;: {&quot;date-parts&quot;: [[&quot;2013&quot;]]}, &quot;title&quot;: &quot;Algae: The world's most important \&quot;plants\&quot;-an introduction&quot;, &quot;type&quot;: &quot;article-journal&quot;, &quot;volume&quot;: &quot;18&quot;}, &quot;uris&quot;: [&quot;http://www.mendeley.com/documents/?uuid=0971ae94-6656-34b3-9796-828430eccae9&quot;]}], &quot;mendeley&quot;: {&quot;formattedCitation&quot;: &quot;(Chapman, 2013)&quot;, &quot;plainTextFormattedCitation&quot;: &quot;(Chapman, 2013)&quot;, &quot;previouslyFormattedCitation&quot;: &quot;(Chapman, 2013)&quot;}, &quot;properties&quot;: {&quot;noteIndex&quot;: 0}, &quot;schema&quot;: &quot;https://github.com/citation-style-language/schema/raw/master/csl-citation.json&quot;} RNDsjlmizS3V1"/><text:span text:style-name="T209">⁠. </text:span></text:p>
      <text:p text:style-name="P10"><text:span text:style-name="T210">As it was mentioned before, microalgae are also interesting for the scientific community due to their yet increasing number of biotechnological applications. Microalgae </text:span><text:span text:style-name="T211">capture</text:span><text:span text:style-name="T210"> CO</text:span><text:span text:style-name="T182">2</text:span><text:span text:style-name="T210"> from the atmosphere to synthesize their own carbon compounds: proteins, </text:span><text:span text:style-name="T211">lipids,</text:span><text:span text:style-name="T210"> antioxidants, vitamins, </text:span><text:span text:style-name="T211">etc</text:span><text:span text:style-name="T210">. </text:span><text:span text:style-name="T212">They are described as a high-performance carbon compound source and a suitable candidate for mitigating CO2. Consequently, t</text:span><text:span text:style-name="T211">he industrial cultivation of microalgae</text:span><text:span text:style-name="T212"> is </text:span><text:span text:style-name="T211">thoroughly explored nowadays for the production of carbon compounds used as biofuels, biostimulants, </text:span><text:span text:style-name="T205">health supplements, </text:span><text:span text:style-name="T212">drugs</text:span><text:span text:style-name="T205"> and cosmetics </text:span><text:span text:style-name="T212">products </text:span><text:reference-mark-start text:name="ADDIN CSL_CITATION {&quot;citationItems&quot;: [{&quot;id&quot;: &quot;ITEM-1&quot;, &quot;itemData&quot;: {&quot;DOI&quot;: &quot;10.1007/s00425-018-3066-8&quot;, &quot;ISSN&quot;: &quot;14322048&quot;, &quot;abstract&quot;: &quot;Abstract Main conclusion It has been proposed that future efforts should focus on basic studies, biotechnology studies and synthetic biology studies related to algal biofuels and various high-value bioproducts for the economically viable production of algal biof uels. In recognition of diminishing fossil fuel reserves and the worsening environment, microalgal biofuel has been proposed as a renewable energy source with great potential. Algal biofuel thus became one of the hottest topics in renewable energy research in the new century, especially over the past decade. Between 2007 and 2017, research related to microalgal biofuels experienced a dramatic, three-stage development, rising, growing exponentially, and then declining rapidly due to overheating of the subject. However, biofuel-driven algal biotechnology and bioproducts research has been thriving since 2010. To clarify the gains (and pains) of the past decade and detail prospects for the future, this review summarizes the extensive scientific progress and substantial technical advances in algal biofuel over the past decade, covering basic biology, applied research, as well as the production of value-added natural products. Even after 10 years of hard work and billions of dollars in investments, its unacceptably high cost remains the ultimate bottleneck for the industrialization of algal biofuel. To maximize the total research benefits, both economically and socially, it has been proposed that future efforts should focus on basic studies to characterize oilgae, on biotechnology studies into various high-value bioproducts. Moreover, the development of synthetic biology provides new possibilities for the economically viable production of biofuels via the directional manufacture of microalgal bioproducts in algal cell factories.&quot;, &quot;author&quot;: [{&quot;dropping-particle&quot;: &quot;&quot;, &quot;family&quot;: &quot;Chen&quot;, &quot;given&quot;: &quot;Hui&quot;, &quot;non-dropping-particle&quot;: &quot;&quot;, &quot;parse-names&quot;: false, &quot;suffix&quot;: &quot;&quot;}, {&quot;dropping-particle&quot;: &quot;&quot;, &quot;family&quot;: &quot;Li&quot;, &quot;given&quot;: &quot;Tianpei&quot;, &quot;non-dropping-particle&quot;: &quot;&quot;, &quot;parse-names&quot;: false, &quot;suffix&quot;: &quot;&quot;}, {&quot;dropping-particle&quot;: &quot;&quot;, &quot;family&quot;: &quot;Wang&quot;, &quot;given&quot;: &quot;Qiang&quot;, &quot;non-dropping-particle&quot;: &quot;&quot;, &quot;parse-names&quot;: false, &quot;suffix&quot;: &quot;&quot;}], &quot;container-title&quot;: &quot;Planta&quot;, &quot;id&quot;: &quot;ITEM-1&quot;, &quot;issue&quot;: &quot;1&quot;, &quot;issued&quot;: {&quot;date-parts&quot;: [[&quot;2019&quot;]]}, &quot;page&quot;: &quot;195-219&quot;, &quot;title&quot;: &quot;Ten years of algal biofuel and bioproducts: gains and pains&quot;, &quot;type&quot;: &quot;article-journal&quot;, &quot;volume&quot;: &quot;249&quot;}, &quot;uris&quot;: [&quot;http://www.mendeley.com/documents/?uuid=7e426a5e-812a-4010-8196-11d9fb96f517&quot;]}, {&quot;id&quot;: &quot;ITEM-2&quot;, &quot;itemData&quot;: {&quot;DOI&quot;: &quot;10.1016/j.biortech.2021.125150&quot;, &quot;ISSN&quot;: &quot;18732976&quot;, &quot;abstract&quot;: &quot;Astaxanthin is a valuable and highly demanded ketocarotenoid pigment, for which the chlorophycean microalga Haematococcus pluvialis is an outstanding natural source. Although information on astaxanthin accumulation in H. pluvialis has substantially advanced in recent years, its underlying molecular bases remain elusive. An integrative metabolic and transcriptomic analysis has been performed for vegetative Haematococcus cells, grown both under N sufficiency (green palmelloid cells) and under moderate N limitation, allowing concurrent active cell growth and astaxanthin synthesis (reddish palmelloid cells). Transcriptional activation was noticeable in reddish cells of key enzymes participating in glycolysis, pentose phosphate cycle and pyruvate metabolism, determining the adequate provision of glyceraldehyde 3 phosphate and pyruvate, precursors of carotenoids and fatty acids. Moreover, for the first time, transcriptional regulators potentially involved in controlling astaxanthin accumulation have been identified, a knowledge enabling optimization of commercial astaxanthin production by Haematococcus through systems metabolic engineering.&quot;, &quot;author&quot;: [{&quot;dropping-particle&quot;: &quot;&quot;, &quot;family&quot;: &quot;Hoys&quot;, &quot;given&quot;: &quot;Cristina&quot;, &quot;non-dropping-particle&quot;: &quot;&quot;, &quot;parse-names&quot;: false, &quot;suffix&quot;: &quot;&quot;}, {&quot;dropping-particle&quot;: &quot;&quot;, &quot;family&quot;: &quot;Romero-Losada&quot;, &quot;given&quot;: &quot;Ana B.&quot;, &quot;non-dropping-particle&quot;: &quot;&quot;, &quot;parse-names&quot;: false, &quot;suffix&quot;: &quot;&quot;}, {&quot;dropping-particle&quot;: &quot;&quot;, &quot;family&quot;: &quot;R\u00edo&quot;, &quot;given&quot;: &quot;Esperanza&quot;, &quot;non-dropping-particle&quot;: &quot;del&quot;, &quot;parse-names&quot;: false, &quot;suffix&quot;: &quot;&quot;}, {&quot;dropping-particle&quot;: &quot;&quot;, &quot;family&quot;: &quot;Guerrero&quot;, &quot;given&quot;: &quot;Miguel G.&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dropping-particle&quot;: &quot;&quot;, &quot;family&quot;: &quot;Garc\u00eda-Gonz\u00e1lez&quot;, &quot;given&quot;: &quot;Mercedes&quot;, &quot;non-dropping-particle&quot;: &quot;&quot;, &quot;parse-names&quot;: false, &quot;suffix&quot;: &quot;&quot;}], &quot;container-title&quot;: &quot;Bioresource Technology&quot;, &quot;id&quot;: &quot;ITEM-2&quot;, &quot;issued&quot;: {&quot;date-parts&quot;: [[&quot;2021&quot;]]}, &quot;title&quot;: &quot;Unveiling the underlying molecular basis of astaxanthin accumulation in Haematococcus through integrative metabolomic-transcriptomic analysis&quot;, &quot;type&quot;: &quot;article-journal&quot;, &quot;volume&quot;: &quot;332&quot;}, &quot;uris&quot;: [&quot;http://www.mendeley.com/documents/?uuid=91c23303-7ae5-474c-94f6-f587ac037435&quot;]}], &quot;mendeley&quot;: {&quot;formattedCitation&quot;: &quot;(H. Chen et al., 2019; Hoys et al., 2021)&quot;, &quot;plainTextFormattedCitation&quot;: &quot;(H. Chen et al., 2019; Hoys et al., 2021)&quot;, &quot;previouslyFormattedCitation&quot;: &quot;(H. Chen et al., 2019; Hoys et al., 2021)&quot;}, &quot;properties&quot;: {&quot;noteIndex&quot;: 0}, &quot;schema&quot;: &quot;https://github.com/citation-style-language/schema/raw/master/csl-citation.json&quot;} RNDznHJY9FgOX"/><text:span text:style-name="T15">(H. Chen et al., 2019; Hoys et al., 2021)</text:span><text:reference-mark-end text:name="ADDIN CSL_CITATION {&quot;citationItems&quot;: [{&quot;id&quot;: &quot;ITEM-1&quot;, &quot;itemData&quot;: {&quot;DOI&quot;: &quot;10.1007/s00425-018-3066-8&quot;, &quot;ISSN&quot;: &quot;14322048&quot;, &quot;abstract&quot;: &quot;Abstract Main conclusion It has been proposed that future efforts should focus on basic studies, biotechnology studies and synthetic biology studies related to algal biofuels and various high-value bioproducts for the economically viable production of algal biof uels. In recognition of diminishing fossil fuel reserves and the worsening environment, microalgal biofuel has been proposed as a renewable energy source with great potential. Algal biofuel thus became one of the hottest topics in renewable energy research in the new century, especially over the past decade. Between 2007 and 2017, research related to microalgal biofuels experienced a dramatic, three-stage development, rising, growing exponentially, and then declining rapidly due to overheating of the subject. However, biofuel-driven algal biotechnology and bioproducts research has been thriving since 2010. To clarify the gains (and pains) of the past decade and detail prospects for the future, this review summarizes the extensive scientific progress and substantial technical advances in algal biofuel over the past decade, covering basic biology, applied research, as well as the production of value-added natural products. Even after 10 years of hard work and billions of dollars in investments, its unacceptably high cost remains the ultimate bottleneck for the industrialization of algal biofuel. To maximize the total research benefits, both economically and socially, it has been proposed that future efforts should focus on basic studies to characterize oilgae, on biotechnology studies into various high-value bioproducts. Moreover, the development of synthetic biology provides new possibilities for the economically viable production of biofuels via the directional manufacture of microalgal bioproducts in algal cell factories.&quot;, &quot;author&quot;: [{&quot;dropping-particle&quot;: &quot;&quot;, &quot;family&quot;: &quot;Chen&quot;, &quot;given&quot;: &quot;Hui&quot;, &quot;non-dropping-particle&quot;: &quot;&quot;, &quot;parse-names&quot;: false, &quot;suffix&quot;: &quot;&quot;}, {&quot;dropping-particle&quot;: &quot;&quot;, &quot;family&quot;: &quot;Li&quot;, &quot;given&quot;: &quot;Tianpei&quot;, &quot;non-dropping-particle&quot;: &quot;&quot;, &quot;parse-names&quot;: false, &quot;suffix&quot;: &quot;&quot;}, {&quot;dropping-particle&quot;: &quot;&quot;, &quot;family&quot;: &quot;Wang&quot;, &quot;given&quot;: &quot;Qiang&quot;, &quot;non-dropping-particle&quot;: &quot;&quot;, &quot;parse-names&quot;: false, &quot;suffix&quot;: &quot;&quot;}], &quot;container-title&quot;: &quot;Planta&quot;, &quot;id&quot;: &quot;ITEM-1&quot;, &quot;issue&quot;: &quot;1&quot;, &quot;issued&quot;: {&quot;date-parts&quot;: [[&quot;2019&quot;]]}, &quot;page&quot;: &quot;195-219&quot;, &quot;title&quot;: &quot;Ten years of algal biofuel and bioproducts: gains and pains&quot;, &quot;type&quot;: &quot;article-journal&quot;, &quot;volume&quot;: &quot;249&quot;}, &quot;uris&quot;: [&quot;http://www.mendeley.com/documents/?uuid=7e426a5e-812a-4010-8196-11d9fb96f517&quot;]}, {&quot;id&quot;: &quot;ITEM-2&quot;, &quot;itemData&quot;: {&quot;DOI&quot;: &quot;10.1016/j.biortech.2021.125150&quot;, &quot;ISSN&quot;: &quot;18732976&quot;, &quot;abstract&quot;: &quot;Astaxanthin is a valuable and highly demanded ketocarotenoid pigment, for which the chlorophycean microalga Haematococcus pluvialis is an outstanding natural source. Although information on astaxanthin accumulation in H. pluvialis has substantially advanced in recent years, its underlying molecular bases remain elusive. An integrative metabolic and transcriptomic analysis has been performed for vegetative Haematococcus cells, grown both under N sufficiency (green palmelloid cells) and under moderate N limitation, allowing concurrent active cell growth and astaxanthin synthesis (reddish palmelloid cells). Transcriptional activation was noticeable in reddish cells of key enzymes participating in glycolysis, pentose phosphate cycle and pyruvate metabolism, determining the adequate provision of glyceraldehyde 3 phosphate and pyruvate, precursors of carotenoids and fatty acids. Moreover, for the first time, transcriptional regulators potentially involved in controlling astaxanthin accumulation have been identified, a knowledge enabling optimization of commercial astaxanthin production by Haematococcus through systems metabolic engineering.&quot;, &quot;author&quot;: [{&quot;dropping-particle&quot;: &quot;&quot;, &quot;family&quot;: &quot;Hoys&quot;, &quot;given&quot;: &quot;Cristina&quot;, &quot;non-dropping-particle&quot;: &quot;&quot;, &quot;parse-names&quot;: false, &quot;suffix&quot;: &quot;&quot;}, {&quot;dropping-particle&quot;: &quot;&quot;, &quot;family&quot;: &quot;Romero-Losada&quot;, &quot;given&quot;: &quot;Ana B.&quot;, &quot;non-dropping-particle&quot;: &quot;&quot;, &quot;parse-names&quot;: false, &quot;suffix&quot;: &quot;&quot;}, {&quot;dropping-particle&quot;: &quot;&quot;, &quot;family&quot;: &quot;R\u00edo&quot;, &quot;given&quot;: &quot;Esperanza&quot;, &quot;non-dropping-particle&quot;: &quot;del&quot;, &quot;parse-names&quot;: false, &quot;suffix&quot;: &quot;&quot;}, {&quot;dropping-particle&quot;: &quot;&quot;, &quot;family&quot;: &quot;Guerrero&quot;, &quot;given&quot;: &quot;Miguel G.&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dropping-particle&quot;: &quot;&quot;, &quot;family&quot;: &quot;Garc\u00eda-Gonz\u00e1lez&quot;, &quot;given&quot;: &quot;Mercedes&quot;, &quot;non-dropping-particle&quot;: &quot;&quot;, &quot;parse-names&quot;: false, &quot;suffix&quot;: &quot;&quot;}], &quot;container-title&quot;: &quot;Bioresource Technology&quot;, &quot;id&quot;: &quot;ITEM-2&quot;, &quot;issued&quot;: {&quot;date-parts&quot;: [[&quot;2021&quot;]]}, &quot;title&quot;: &quot;Unveiling the underlying molecular basis of astaxanthin accumulation in Haematococcus through integrative metabolomic-transcriptomic analysis&quot;, &quot;type&quot;: &quot;article-journal&quot;, &quot;volume&quot;: &quot;332&quot;}, &quot;uris&quot;: [&quot;http://www.mendeley.com/documents/?uuid=91c23303-7ae5-474c-94f6-f587ac037435&quot;]}], &quot;mendeley&quot;: {&quot;formattedCitation&quot;: &quot;(H. Chen et al., 2019; Hoys et al., 2021)&quot;, &quot;plainTextFormattedCitation&quot;: &quot;(H. Chen et al., 2019; Hoys et al., 2021)&quot;, &quot;previouslyFormattedCitation&quot;: &quot;(H. Chen et al., 2019; Hoys et al., 2021)&quot;}, &quot;properties&quot;: {&quot;noteIndex&quot;: 0}, &quot;schema&quot;: &quot;https://github.com/citation-style-language/schema/raw/master/csl-citation.json&quot;} RNDznHJY9FgOX"/><text:span text:style-name="T212">⁠.</text:span></text:p>
      <text:p text:style-name="P11"><text:span text:style-name="T209">#</text:span><text:span text:style-name="T200">########### </text:span><text:span text:style-name="T213">lo que viene a continuacion aun está copia y pega del paper</text:span></text:p>
      <text:p text:style-name="P2">Due to these promising features, physiological characterization of multiple microal-</text:p>
      <text:p text:style-name="P2">gae species under different cultivation regimes have been thoroughly carried out [5, 6].</text:p>
      <text:p text:style-name="P2">Nevertheless, the molecular mechanisms underpinning the physiology of microalgae are</text:p>
      <text:p text:style-name="P2">yet poorly understood. In order to facilitate the progress in the characterization of the</text:p>
      <text:p text:style-name="P2">molecular systems regulating microalgae physiology, high throughput sequencing tech-</text:p>
      <text:p text:style-name="P2">nologies have been recently applied to obtain the genome of a wide range of microal-</text:p>
      <text:p text:style-name="P2">gae [7–19]. This has promoted the use of different omics, particularly transcriptomics</text:p>
      <text:p text:style-name="P2">based on RNA-seq data [20–22] and cistromics based on ChIP-seq data [23, 24], to ini-</text:p>
      <text:p text:style-name="P2">tiate molecular systems biology studies in microalgae. Nonetheless, the impact of this</text:p>
      <text:p text:style-name="P2">type of studies on microalgae are hampered by the lack of freely available and easy to</text:p>
      <text:p text:style-name="P2">use online tools to analyze, extract relevant information and integrate omics data. Typi-</text:p>
      <text:p text:style-name="P2"><text:soft-page-break/>cally, RNA-seq and ChIP-seq analysis received as input high-throughput sequencing</text:p>
      <text:p text:style-name="P2">raw data and produce as output, respectively, sets of differentially expressed genes and</text:p>
      <text:p text:style-name="P2">genomic loci significantly bound by the protein of interest. Processing of the massive</text:p>
      <text:p text:style-name="P2">amount of high-throughput sequencing data and analysis of the resulting sets of genes</text:p>
      <text:p text:style-name="P2">and genomic loci obtained from molecular systems biology studies requires computa-</text:p>
      <text:p text:style-name="P2">tional power, time, effort and expertise that research groups on microalgae may lack.</text:p>
      <text:p text:style-name="P2">In addition, researchers must explore different data bases separately, which makes the</text:p>
      <text:p text:style-name="P2">integration of the results and the generation of biological meaningful information more</text:p>
      <text:p text:style-name="P2">difficult. Therefore, it is imperative the development of frameworks integrating micro-</text:p>
      <text:p text:style-name="P2">algae genome sequences and annotations with tools for high-throughput sequencing</text:p>
      <text:p text:style-name="P2">data analysis and functional enrichment of gene and genomic loci sets. In order to cover</text:p>
      <text:p text:style-name="P2">these microalgae research community needs and promote studies in molecular systems</text:p>
      <text:p text:style-name="P2">biology we have developed the web portal ALGAEFUN with MARACAS using the R</text:p>
      <text:p text:style-name="P2">package Shiny [25] and other Bioconductor packages. Our web portal consists of two</text:p>
      <text:p text:style-name="P2">different tools. MARACAS (MicroAlgae RnA-seq and Chip-seq AnalysiS) implements</text:p>
      <text:p text:style-name="P2">an automatic computational workflow that receives as input RNA-seq or ChIP-seq raw</text:p>
      <text:p text:style-name="P2">sequencing data from microalgae studies and produces, respectively, sets of differen-</text:p>
      <text:p text:style-name="P2">tially expressed genes or a list of genomic loci. These results can be further analyzed</text:p>
      <text:p text:style-name="P2">using our second tool ALGAEFUN (microAlgae FUNctional enrichment tool). On the</text:p>
      <text:p text:style-name="P2">one hand, when receiving the results from an RNA-seq analysis, sets of genes are func-</text:p>
      <text:p text:style-name="P2">tionally annotated by performing GO (Gene Ontology) [26] and KEGG (Kyoto Encyclo-</text:p>
      <text:p text:style-name="P2">pedia of Genes and Genomes) pathways [27] enrichment analysis. On the other hand,</text:p>
      <text:p text:style-name="P2">when genomic loci from a ChIP-seq analysis are inputted, a set of potential target genes</text:p>
      <text:p text:style-name="P2">is generated together with the analysis of the distribution of the loci over gene features</text:p>
      <text:p text:style-name="P2">as well as metagene plots representing the average mapping signal. This set of potential</text:p>
      <text:p text:style-name="P2">target genes can be further studied using the features for functional enrichment analy-</text:p>
      <text:p text:style-name="P2">sis in ALGAEFUN as described above. ALGAEFUN with MARACAS supports a wide</text:p>
      <text:p text:style-name="P2">range of 14 different microalgae species including Chlamydomonas reinhardtii, Ostre-</text:p>
      <text:p text:style-name="P2">ococcus tauri, Nannochloropsis gaditana and Phaeodactylum tricornutum among oth-</text:p>
      <text:p text:style-name="P2">ers. Additionally, our tools can be easily extended to include new microalgae as their</text:p>
      <text:p text:style-name="P2">genome sequence and annotation are made available. The code for ALGAEFUN with</text:p>
      <text:p text:style-name="P2">MARACAS is publicly available at their respective GitHub repositories from the follow-</text:p>
      <text:p text:style-name="P2">ing links: https://github.com/fran-romero-campero/ALGAEFUN and https://github.</text:p>
      <text:p text:style-name="P2"><text:soft-page-break/>com/fran-romero-campero/MARACAS.</text:p>
      <text:p text:style-name="P2"/>
      <text:p text:style-name="P2">ALGAEFUN with MARACAS supports the analysis of the following microalgae cover-</text:p>
      <text:p text:style-name="P2">ing an ample spectrum of their phylogeny: Chlamydomonas reinhardtii [7], Volvox car-</text:p>
      <text:p text:style-name="P2">teri [8], Chromochloris zofingiensis [9], Dunaliella salina [10], Haematococcus lacustris</text:p>
      <text:p text:style-name="P2">[11](Chlorophyceae), Coccomyxa subellipsoidea [12] (Trebouxiophyceae), Ostreococcus</text:p>
      <text:p text:style-name="P2">tauri [13], Bathycoccus prasinos [14], Micromonas pusilla CCMP1545 [15] (Mamiel-</text:p>
      <text:p text:style-name="P2">lophyceae), Phaeodactylum tricornutum [16], Nannochloropsis gaditana [17] (Stra-</text:p>
      <text:p text:style-name="P2">menopiles), Klebsormidium nitens [18], Mesotaenium endlicherianum and Spirogloea</text:p>
      <text:p text:style-name="P2">muscicola [19] (Charophyceae), Fig. 1.</text:p>
      <text:p text:style-name="P2">One of the limiting factors for the development of molecular systems biology stud-</text:p>
      <text:p text:style-name="P2">ies in microalgae is the fragmentation of the available genomic sequences and func-</text:p>
      <text:p text:style-name="P2">tional annotations into different databases. To overcome this issue and generate easily</text:p>
      <text:p text:style-name="P2">accessible resources, genome sequences, functional annotation and genomic feature</text:p>
      <text:p text:style-name="P2">annotation files for the previous microalgae species were systematically collected from</text:p>
      <text:p text:style-name="P2">different freely available databases: Ensembl Protists [28], PhycoCosm [29], Phytozome</text:p>
      <text:p text:style-name="P2">[30], Genomes—NCBI Datasets [31] and a Figshare repository [32], see Table 1. The sys-</text:p>
      <text:p text:style-name="P2">tematic use of these annotation systems in specific tools for microalgae is expected to</text:p>
      <text:p text:style-name="P2">promote the improvement of the current sparse annotations in these species. This is one</text:p>
      <text:p text:style-name="P2">of the goals of our tools, ALGAEFUN with MARACAS.</text:p>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Heading_20_1" text:outline-level="1"><text:soft-page-break/></text:h>
      <text:p text:style-name="P3"/>
      <text:p text:style-name="P3"/>
      <text:h text:style-name="Heading_20_1" text:outline-level="1"><text:bookmark-start text:name="__RefHeading___Toc134169_215731975"/>Bibliography<text:bookmark-end text:name="__RefHeading___Toc134169_215731975"/></text:h>
      <text:p text:style-name="Text_20_body"/>
      <text:p text:style-name="Text_20_body"/>
      <text:p text:style-name="Text_20_body"/>
      <text:p text:style-name="Text_20_body"/>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text:soft-page-break/></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section text:style-name="Sect1" text:name="ADDIN Mendeley Bibliography CSL_BIBLIOGRAPHY  RNDSKHXfyIGTL">
        <text:p text:style-name="P154">Abascal, F., Acosta, R., Addleman, N. J., Adrian, J., Afzal, V., Aken, B., Akiyama, J. A., Jammal, O. Al, Amrhein, H., Anderson, S. M., Andrews, G. R., Antoshechkin, I., Ardlie, K. G., Armstrong, J., Astley, M., Banerjee, B., Barkal, A. A., Barnes, I. H. A., Barozzi, I., … Myers, R. M. (2020). Perspectives on ENCODE. In <text:span text:style-name="T170">Nature</text:span> (Vol. 583, Issue 7818). https://doi.org/10.1038/s41586-020-2449-8</text:p>
        <text:p text:style-name="P154"><text:soft-page-break/>Andreatta, G., &amp; Tessmar-Raible, K. (2020). The Still Dark Side of the Moon: Molecular Mechanisms of Lunar-Controlled Rhythms and Clocks. In <text:span text:style-name="T170">Journal of Molecular Biology</text:span> (Vol. 432, Issue 12). https://doi.org/10.1016/j.jmb.2020.03.009</text:p>
        <text:p text:style-name="P154">Bachy, C., Wittmers, F., Muschiol, J., Hamilton, M., Henrissat, B., &amp; Worden, A. Z. (2022). The Land-Sea Connection: Insights Into the Plant Lineage from a Green Algal Perspective. In <text:span text:style-name="T170">Annual Review of Plant Biology</text:span> (Vol. 73). https://doi.org/10.1146/annurev-arplant-071921-100530</text:p>
        <text:p text:style-name="P154">Becker, B., &amp; Marin, B. (2009). Streptophyte algae and the origin of embryophytes. <text:span text:style-name="T170">Annals of Botany</text:span>, <text:span text:style-name="T170">103</text:span>(7), 999–1004. https://doi.org/10.1093/aob/mcp044</text:p>
        <text:p text:style-name="P154">Benites, L. F., Bucchini, F., Sanchez-Brosseau, S., Grimsley, N., Vandepoele, K., &amp; Piganeau, G. (2021). Evolutionary Genomics of Sex-Related Chromosomes at the Base of the Green Lineage. <text:span text:style-name="T170">Genome Biology and Evolution</text:span>, <text:span text:style-name="T170">13</text:span>(10). https://doi.org/10.1093/gbe/evab216</text:p>
        <text:p text:style-name="P154">Berube, P. M., Biller, S. J., Hackl, T., Hogle, S. L., Satinsky, B. M., Becker, J. W., Braakman, R., Collins, S. B., Kelly, L., Berta-Thompson, J., Coe, A., Bergauer, K., Bouman, H. A., Browning, T. J., De Corte, D., Hassler, C., Hulata, Y., Jacquot, J. E., Maas, E. W., … Chisholm, S. W. (2018). Data descriptor: Single cell genomes of Prochlorococcus, Synechococcus, and sympatric microbes from diverse marine environments. <text:span text:style-name="T170">Scientific Data</text:span>, <text:span text:style-name="T170">5</text:span>. https://doi.org/10.1038/sdata.2018.154</text:p>
        <text:p text:style-name="P154">Blaby, I. K., Blaby-Haas, C. E., Tourasse, N., Hom, E. F. Y., Lopez, D., Aksoy, M., Grossman, A., Umen, J., Dutcher, S., Porter, M., King, S., Witman, G. B., Stanke, M., Harris, E. H., Goodstein, D., Grimwood, J., Schmutz, J., Vallon, O., Merchant, S. S., &amp; Prochnik, S. (2014). The Chlamydomonas genome project: A decade on. In <text:span text:style-name="T170">Trends in Plant Science</text:span> (Vol. 19, Issue 10). https://doi.org/10.1016/j.tplants.2014.05.008</text:p>
        <text:p text:style-name="P154">Blanc-Mathieu, R., Verhelst, B., Derelle, E., Rombauts, S., Bouget, F.-Y., Carré, I., Château, A., Eyre-Walker, A., Grimsley, N., Moreau, H., Piégu, B., Rivals, E., Schackwitz, W., Van de Peer, Y., &amp; Piganeau, G. (2014). An improved genome of the model marine alga Ostreococcus tauri unfolds by assessing Illumina de novo assemblies. <text:span text:style-name="T170">BMC Genomics</text:span>, <text:span text:style-name="T170">15</text:span>(1), 1103. https://doi.org/10.1186/1471-2164-15-1103</text:p>
        <text:p text:style-name="P154">Brandoli, C., Petri, C., Egea-Cortines, M., &amp; Weiss, J. (2020). Gigantea: Uncovering new functions in flower development. In <text:span text:style-name="T170">Genes</text:span> (Vol. 11, Issue 10, pp. 1–15). MDPI AG. https://doi.org/10.3390/genes11101142</text:p>
        <text:p text:style-name="P154">Chapman, R. L. (2013). Algae: The world’s most important “plants”-an introduction. <text:span text:style-name="T170">Mitigation and Adaptation Strategies for Global Change</text:span>, <text:span text:style-name="T170">18</text:span>(1). https://doi.org/10.1007/s11027-010-9255-9</text:p>
        <text:p text:style-name="P154">Chen, H., Li, T., &amp; Wang, Q. (2019). Ten years of algal biofuel and bioproducts: gains and pains. <text:span text:style-name="T170">Planta</text:span>, <text:span text:style-name="T170">249</text:span>(1), 195–219. https://doi.org/10.1007/s00425-018-3066-8</text:p>
        <text:p text:style-name="P154"><text:soft-page-break/>Chen, M. X., Zhang, Y., Fernie, A. R., Liu, Y. G., &amp; Zhu, F. Y. (2021). SWATH-MS-Based Proteomics: Strategies and Applications in Plants. In <text:span text:style-name="T170">Trends in Biotechnology</text:span> (Vol. 39, Issue 5, pp. 433–437). Elsevier Ltd. https://doi.org/10.1016/j.tibtech.2020.09.002</text:p>
        <text:p text:style-name="P154">Cock, J. M., &amp; Coelho, S. M. (2011). Algal models in plant biology. In <text:span text:style-name="T170">Journal of Experimental Botany</text:span> (Vol. 62, Issue 8). https://doi.org/10.1093/jxb/err117</text:p>
        <text:p text:style-name="P154">Coleto-Alcudia, V., &amp; Vega-Rodríguez, M. A. (2020). Artificial Bee Colony algorithm based on Dominance (ABCD) for a hybrid gene selection method. <text:span text:style-name="T170">Knowledge-Based Systems</text:span>, <text:span text:style-name="T170">205</text:span>. https://doi.org/10.1016/j.knosys.2020.106323</text:p>
        <text:p text:style-name="P154">Collado-Fabbri, S., Vaulot, D., &amp; Ulloa, O. (2011). Structure and seasonal dynamics of the eukaryotic picophytoplankton community in a wind-driven coastal upwelling ecosystem. <text:span text:style-name="T170">Limnology and Oceanography</text:span>, <text:span text:style-name="T170">56</text:span>(6). https://doi.org/10.4319/lo.2011.56.6.2334</text:p>
        <text:p text:style-name="P154">Correa, A., &amp; Bell-Pedersen, D. (2002). Distinct signaling pathways from the circadian clock participate in regulation of rhythmic conidiospore development in Neurospora crassa. <text:span text:style-name="T170">Eukaryotic Cell</text:span>, <text:span text:style-name="T170">1</text:span>(2). https://doi.org/10.1128/EC.1.2.273-280.2002</text:p>
        <text:p text:style-name="P154">Craig, R. J., Hasan, A. R., Ness, R. W., &amp; Keightley, P. D. (2021). Comparative genomics of Chlamydomonas. <text:span text:style-name="T170">Plant Cell</text:span>, <text:span text:style-name="T170">33</text:span>(4). https://doi.org/10.1093/plcell/koab026</text:p>
        <text:p text:style-name="P154">De Keersmaecker, S. C. J., Thijs, I. M. V., Vanderleyden, J., &amp; Marchal, K. (2006). Integration of omics data: How well does it work for bacteria? In <text:span text:style-name="T170">Molecular Microbiology</text:span> (Vol. 62, Issue 5). https://doi.org/10.1111/j.1365-2958.2006.05453.x</text:p>
        <text:p text:style-name="P154">de los Reyes, P., Romero-Campero, F. J., Ruiz, M. T., Romero, J. M., &amp; Valverde, F. (2017). Evolution of Daily Gene Co-expression Patterns from Algae to Plants. <text:span text:style-name="T170">Frontiers in Plant Science</text:span>. https://doi.org/10.3389/fpls.2017.01217</text:p>
        <text:p text:style-name="P154">De Mairan, J. J. . (1729). Observation Botanique. <text:span text:style-name="T170">Histoire de l’Academie Royale Des Sciences</text:span>.</text:p>
        <text:p text:style-name="P154">Demir-Hilton, E., Sudek, S., Cuvelier, M. L., Gentemann, C. L., Zehr, J. P., &amp; Worden, A. Z. (2011). Global distribution patterns of distinct clades of the photosynthetic picoeukaryote Ostreococcus. <text:span text:style-name="T170">ISME Journal</text:span>, <text:span text:style-name="T170">5</text:span>(7). https://doi.org/10.1038/ismej.2010.209</text:p>
        <text:p text:style-name="P154">Derelle, E., Ferraz, C., Rombauts, S., Rouze, P., Worden, A. Z., Robbens, S., Partensky, F., Degroeve, S., Echeynie, S., Cooke, R., Saeys, Y., Wuyts, J., Jabbari, K., Bowler, C., Panaud, O., Piegu, B., Ball, S. G., Ral, J.-P., Bouget, F.-Y., … Moreau, H. (2006). Genome analysis of the smallest free-living eukaryote Ostreococcus tauri unveils many unique features. <text:span text:style-name="T170">Proceedings of the National Academy of Sciences</text:span>, <text:span text:style-name="T170">103</text:span>(31), 11647–11652. https://doi.org/10.1073/pnas.0604795103</text:p>
        <text:p text:style-name="P154">Ditz, B., Boekhoudt, J. G., Aliee, H., Theis, F. J., Nawijn, M., Brandsma, C.-A., Hiemstra, P. S., Timens, W., Tew, G. W., Grimbaldeston, M. A., Neighbors, M., Guryev, V., van den Berge, M., &amp; Faiz, A. (2021). Comparison of genome-wide gene expression profiling by RNA Sequencing versus microarray in bronchial biopsies of COPD patients before <text:soft-page-break/>and after inhaled corticosteroid treatment: does it provide new insights? <text:span text:style-name="T170">ERJ Open Research</text:span>, <text:span text:style-name="T170">7</text:span>(2), 00104–02021. https://doi.org/10.1183/23120541.00104-2021</text:p>
        <text:p text:style-name="P154">Edmunds, L. N. (1983). Chronobiology at the cellular and molecular levels: Models and mechanisms for circadian timekeeping. <text:span text:style-name="T170">American Journal of Anatomy</text:span>, <text:span text:style-name="T170">168</text:span>(4). https://doi.org/10.1002/aja.1001680404</text:p>
        <text:p text:style-name="P154">Eelderink-Chen, Z., Bosman, J., Sartor, F., Dodd, A. N., Kovács, Á. T., &amp; Merrow, M. (2021). A circadian clock in a nonphotosynthetic prokaryote. <text:span text:style-name="T170">Science Advances</text:span>, <text:span text:style-name="T170">7</text:span>(2). https://doi.org/10.1126/sciadv.abe2086</text:p>
        <text:p text:style-name="P154">Engel, S. R., Dietrich, F. S., Fisk, D. G., Binkley, G., Balakrishnan, R., Costanzo, M. C., Dwight, S. S., Hitz, B. C., Karra, K., Nash, R. S., Weng, S., Wong, E. D., Lloyd, P., Skrzypek, M. S., Miyasato, S. R., Simison, M., &amp; Cherry, J. M. (2014). The Reference Genome Sequence of Saccharomyces cerevisiae: Then and Now. <text:span text:style-name="T170">G3: Genes, Genomes, Genetics</text:span>, <text:span text:style-name="T170">4</text:span>(3). https://doi.org/10.1534/g3.113.008995</text:p>
        <text:p text:style-name="P154">Evans, D. R. (1961). <text:s/>Biological Clocks. Volume XXV. Cold Spring Harbor Symposia on Quantitative Biology. . <text:span text:style-name="T170">The Quarterly Review of Biology</text:span>, <text:span text:style-name="T170">36</text:span>(3). https://doi.org/10.1086/403447</text:p>
        <text:p text:style-name="P154">Fauré-Fremiet, E. (1951). The tidal rhythm of the diatom Hantzschia amphioxys. <text:span text:style-name="T170">Biological Bulletin</text:span>, <text:span text:style-name="T170">100</text:span>(3), 173–177.</text:p>
        <text:p text:style-name="P154">García-Domínguez, M., &amp; Florencio, F. J. (1997). Nitrogen availability and electron transport control the expression of glnB gene (encoding PII protein) in the cyanobacterium Synechocystis sp. PCC 6803. <text:span text:style-name="T170">Plant Molecular Biology</text:span>, <text:span text:style-name="T170">35</text:span>(6). https://doi.org/10.1023/A:1005846626187</text:p>
        <text:p text:style-name="P154">Granados-Fuentes, D., Tseng, A., &amp; Herzog, E. D. (2006). A circadian clock in the olfactory bulb controls olfactory responsivity. <text:span text:style-name="T170">Journal of Neuroscience</text:span>, <text:span text:style-name="T170">26</text:span>(47). https://doi.org/10.1523/JNEUROSCI.3445-06.2006</text:p>
        <text:p text:style-name="P154">Hori, K., Maruyama, F., Fujisawa, T., Togashi, T., Yamamoto, N., Seo, M., Sato, S., Yamada, T., Mori, H., Tajima, N., Moriyama, T., Ikeuchi, M., Watanabe, M., Wada, H., Kobayashi, K., Saito, M., Masuda, T., Sasaki-Sekimoto, Y., Mashiguchi, K., … Ohta, H. (2014). Klebsormidium flaccidum genome reveals primary factors for plant terrestrial adaptation. <text:span text:style-name="T170">Nature Communications</text:span>, <text:span text:style-name="T170">5</text:span>. https://doi.org/10.1038/ncomms4978</text:p>
        <text:p text:style-name="P154">Hoys, C., Romero-Losada, A. B., del Río, E., Guerrero, M. G., Romero-Campero, F. J., &amp; García-González, M. (2021). Unveiling the underlying molecular basis of astaxanthin accumulation in Haematococcus through integrative metabolomic-transcriptomic analysis. <text:span text:style-name="T170">Bioresource Technology</text:span>, <text:span text:style-name="T170">332</text:span>. https://doi.org/10.1016/j.biortech.2021.125150</text:p>
        <text:p text:style-name="P154">Ideker, T., Galitski, T., &amp; Hood, L. (2001). A new approach to decoding life: Systems biology. In <text:span text:style-name="T170">Annual Review of Genomics and Human Genetics</text:span> (Vol. 2). https://doi.org/10.1146/annurev.genom.2.1.343</text:p>
        <text:p text:style-name="P154"><text:soft-page-break/>Jamers, A., Blust, R., &amp; De Coen, W. (2009). Omics in algae: Paving the way for a systems biological understanding of algal stress phenomena? In <text:span text:style-name="T170">Aquatic Toxicology</text:span> (Vol. 92, Issue 3). https://doi.org/10.1016/j.aquatox.2009.02.012</text:p>
        <text:p text:style-name="P154">Joyce, A. R., &amp; Palsson, B. (2006). The model organism as a system: Integrating “omics” data sets. In <text:span text:style-name="T170">Nature Reviews Molecular Cell Biology</text:span> (Vol. 7, Issue 3). https://doi.org/10.1038/nrm1857</text:p>
        <text:p text:style-name="P154">Karahalil, B. (2016). Overview of Systems Biology and Omics Technologies. <text:span text:style-name="T170">Current Medicinal Chemistry</text:span>, <text:span text:style-name="T170">23</text:span>(37), 4221–4230. https://doi.org/10.2174/0929867323666160926150617</text:p>
        <text:p text:style-name="P154">Kester, D. R., Duedall, I. W., Connors, D. N., &amp; Pytkowicz, R. M. (1967). PREPARATION OF ARTIFICIAL SEAWATER. <text:span text:style-name="T170">Limnology and Oceanography</text:span>, <text:span text:style-name="T170">12</text:span>(1), 176–179. https://doi.org/10.4319/LO.1967.12.1.0176</text:p>
        <text:p text:style-name="P154">Klante, G., &amp; Steinlechner, S. (1994). Light Irradiance and Wavelength as Seasonal Cues for Djungarian Hamsters. <text:span text:style-name="T170">Biological Rhythm Research</text:span>, <text:span text:style-name="T170">25</text:span>(4). https://doi.org/10.1080/09291019409360310</text:p>
        <text:p text:style-name="P154">Konopka, R. J., &amp; Benzer, S. (1971). Clock mutants of Drosophila melanogaster. <text:span text:style-name="T170">Proceedings of the National Academy of Sciences of the United States of America</text:span>, <text:span text:style-name="T170">68</text:span>(9). https://doi.org/10.1073/pnas.68.9.2112</text:p>
        <text:p text:style-name="P154">Krumholz, E. W., Yang, H., Weisenhorn, P., Henry, C. S., &amp; Libourel, I. G. L. (2012). Genome-wide metabolic network reconstruction of the picoalga Ostreococcus. <text:span text:style-name="T170">Journal of Experimental Botany</text:span>, <text:span text:style-name="T170">63</text:span>(6), 2353–2362. https://doi.org/10.1093/jxb/err407</text:p>
        <text:p text:style-name="P154">Kuhlman, S. J., Craig, L. M., &amp; Duffy, J. F. (2018). Introduction to chronobiology. <text:span text:style-name="T170">Cold Spring Harbor Perspectives in Biology</text:span>, <text:span text:style-name="T170">10</text:span>(9). https://doi.org/10.1101/cshperspect.a033613</text:p>
        <text:p text:style-name="P154">Lamesch, P., Berardini, T. Z., Li, D., Swarbreck, D., Wilks, C., Sasidharan, R., Muller, R., Dreher, K., Alexander, D. L., Garcia-Hernandez, M., Karthikeyan, A. S., Lee, C. H., Nelson, W. D., Ploetz, L., Singh, S., Wensel, A., &amp; Huala, E. (2012). The Arabidopsis Information Resource (TAIR): Improved gene annotation and new tools. <text:span text:style-name="T170">Nucleic Acids Research</text:span>, <text:span text:style-name="T170">40</text:span>(D1). https://doi.org/10.1093/nar/gkr1090</text:p>
        <text:p text:style-name="P154">Le Bihan, T., Martin, S. F., Chirnside, E. S., van Ooijen, G., Barrios-LLerena, M. E., O’Neill, J. S., Shliaha, P. V., Kerr, L. E., &amp; Millar, A. J. (2011). Shotgun proteomic analysis of the unicellular alga Ostreococcus tauri. <text:span text:style-name="T170">Journal of Proteomics</text:span>, <text:span text:style-name="T170">74</text:span>(10), 2060–2070. https://doi.org/10.1016/J.JPROT.2011.05.028</text:p>
        <text:p text:style-name="P154">Lebert, M., Porst, M., &amp; Häder, D. P. (1999). Circadian rhythm of gravitaxis in Euglena gracilis. <text:span text:style-name="T170">Journal of Plant Physiology</text:span>, <text:span text:style-name="T170">155</text:span>(3). https://doi.org/10.1016/S0176-1617(99)80115-1</text:p>
        <text:p text:style-name="P154"><text:soft-page-break/>Leconte, J., Benites, L. F., Vannier, T., Wincker, P., Piganeau, G., &amp; Jaillon, O. (2020). Genome resolved biogeography of mamiellales. <text:span text:style-name="T170">Genes</text:span>, <text:span text:style-name="T170">11</text:span>(1). https://doi.org/10.3390/genes11010066</text:p>
        <text:p text:style-name="P154">Lelandais, G., Scheiber, I., Paz-Yepes, J., Lozano, J.-C., Botebol, H., Pilátová, J., Žárský, V., Léger, T., Blaiseau, P.-L., Bowler, C., Bouget, F.-Y., Camadro, J.-M., Sutak, R., &amp; Lesuisse, E. (2016). Ostreococcus tauri is a new model green alga for studying iron metabolism in eukaryotic phytoplankton. <text:span text:style-name="T170">BMC Genomics</text:span>, <text:span text:style-name="T170">17</text:span>(1), 319. https://doi.org/10.1186/s12864-016-2666-6</text:p>
        <text:p text:style-name="P154">Leliaert, F., Smith, D. R., Moreau, H., Herron, M. D., Verbruggen, H., Delwiche, C. F., &amp; De Clerck, O. (2012). Phylogeny and Molecular Evolution of the Green Algae. <text:span text:style-name="T170">Critical Reviews in Plant Sciences</text:span>, <text:span text:style-name="T170">31</text:span>(1). https://doi.org/10.1080/07352689.2011.615705</text:p>
        <text:p text:style-name="P154">Ludwig, C., Gillet, L., Rosenberger, G., Amon, S., Collins, B. C., &amp; Aebersold, R. (2018). Data‐independent acquisition‐based SWATH ‐ MS for quantitative proteomics: a tutorial. <text:span text:style-name="T170">Molecular Systems Biology</text:span>, <text:span text:style-name="T170">14</text:span>(8). https://doi.org/10.15252/msb.20178126</text:p>
        <text:p text:style-name="P154">Mazzocchi, F. (2012). Complexity and the reductionism-holism debate in systems biology. <text:span text:style-name="T170">Wiley Interdisciplinary Reviews: Systems Biology and Medicine</text:span>, <text:span text:style-name="T170">4</text:span>(5), 413–427. https://doi.org/10.1002/wsbm.1181</text:p>
        <text:p text:style-name="P154">McClung, C. R. (2006). Plant circadian rhythms. In <text:span text:style-name="T170">Plant Cell</text:span> (Vol. 18, Issue 4). https://doi.org/10.1105/tpc.106.040980</text:p>
        <text:p text:style-name="P154">Merchant, S. S., Prochnik, S. E., Vallon, O., Harris, E. H., Karpowicz, S. J., Witman, G. B., Terry, A., Salamov, A., Fritz-Laylin, L. K., Maréchal-Drouard, L., Marshall, W. F., Qu, L. H., Nelson, D. R., Sanderfoot, A. A., Spalding, M. H., Kapitonov, V. V., Ren, Q., Ferris, P., Lindquist, E., … Zhou, K. (2007). The Chlamydomonas genome reveals the evolution of key animal and plant functions. <text:span text:style-name="T170">Science</text:span>, <text:span text:style-name="T170">318</text:span>(5848). https://doi.org/10.1126/science.1143609</text:p>
        <text:p text:style-name="P154">Mermet, J., Yeung, J., &amp; Naef, F. (2017). Systems chronobiology: Global analysis of gene regulation in a 24-hour periodic world. <text:span text:style-name="T170">Cold Spring Harbor Perspectives in Biology</text:span>, <text:span text:style-name="T170">9</text:span>(3). https://doi.org/10.1101/cshperspect.a028720</text:p>
        <text:p text:style-name="P154">Merrow, M., Spoelstra, K., &amp; Roenneberg, T. (2005). The circadian cycle: Daily rhythms from behaviour to genes. In <text:span text:style-name="T170">EMBO Reports</text:span> (Vol. 6, Issue 10). https://doi.org/10.1038/sj.embor.7400541</text:p>
        <text:p text:style-name="P154">Moreau, H, Grimsley, N. Derelle, E, Ferraz, C, Escande, ML, Eychenié, S , Cooke, R, Piganeau, G, Desdevises, Y, Bellec, L. (1995). <text:span text:style-name="T170">A new marine picoeucaryote: Ostreococcus tauri gen. et sp. nov. (Chlorophyta, Prasinophyceae)</text:span>. <text:span text:style-name="T170">34</text:span>(4), 285–292.</text:p>
        <text:p text:style-name="P154">Nishiwaki-Ohkawa, T., &amp; Yoshimura, T. (2016). Molecular basis for regulating seasonal reproduction in vertebrates. In <text:span text:style-name="T170">Journal of Endocrinology</text:span> (Vol. 229, Issue 3). https://doi.org/10.1530/JOE-16-0066</text:p>
        <text:p text:style-name="P154"><text:soft-page-break/>Noordally, Z. B., &amp; Millar, A. J. (2015). Clocks in algae. <text:span text:style-name="T170">Biochemistry</text:span>, <text:span text:style-name="T170">54</text:span>(2). https://doi.org/10.1021/bi501089x</text:p>
        <text:p text:style-name="P154">Numata, H., Miyazaki, Y., &amp; Ikeno, T. (2015). Common features in diverse insect clocks. <text:span text:style-name="T170">Zoological Letters</text:span>, <text:span text:style-name="T170">1</text:span>(1). https://doi.org/10.1186/s40851-014-0003-y</text:p>
        <text:p text:style-name="P154">O’Kelly, C. J., Sieracki, M. E., Thier, E. C., &amp; Hobson, I. C. (2003). A transient bloom of Ostreococcus (Chlorophyta, Prasinophyceae) in West Neck Bay, Long Island, New York. <text:span text:style-name="T170">Journal of Phycology</text:span>, <text:span text:style-name="T170">39</text:span>(5). https://doi.org/10.1046/j.1529-8817.2003.02201.x</text:p>
        <text:p text:style-name="P154">Palenik, B., Brahamsha, B., Larimer, F. W., Land, M., Hauser, L., Chain, P., Lamerdin, J., Regala, W., Allen, E. E., McCarren, J., Paulsen, I., Dufresne, A., Partensky, F., Webb, E. A., &amp; Waterbury, J. (2003). The genome of a motile marine Synechococcus. <text:span text:style-name="T170">Nature</text:span>, <text:span text:style-name="T170">424</text:span>(6952). https://doi.org/10.1038/nature01943</text:p>
        <text:p text:style-name="P154">Parsons, R., Parsons, R., Garner, N., Oster, H., &amp; Rawashdeh, O. (2020). CircaCompare: A method to estimate and statistically support differences in mesor, amplitude and phase, between circadian rhythms. <text:span text:style-name="T170">Bioinformatics</text:span>, <text:span text:style-name="T170">36</text:span>(4). https://doi.org/10.1093/bioinformatics/btz730</text:p>
        <text:p text:style-name="P154">Pfeuty, B., Thommen, Q., Corellou, F., Djouani-Tahri, E. B., Bouget, F. Y., &amp; Lefranc, M. (2012). Circadian clocks in changing weather and seasons: Lessons from the picoalga ostreococcus tauri. <text:span text:style-name="T170">BioEssays</text:span>, <text:span text:style-name="T170">34</text:span>(9), 781–790. https://doi.org/10.1002/bies.201200012</text:p>
        <text:p text:style-name="P154">Pittendrigh, C. S. (1960). Circadian rhythms and the circadian organization of living systems. <text:span text:style-name="T170">Cold Spring Harbor Symposia on Quantitative Biology</text:span>, <text:span text:style-name="T170">25</text:span>. https://doi.org/10.1101/SQB.1960.025.01.015</text:p>
        <text:p text:style-name="P154">Prendergast, S. C., Strobl, A. C., Cross, W., Pillay, N., Strauss, S. J., Ye, H., Lindsay, D., Tirabosco, R., Chalker, J., Mahamdallie, S. S., Sosinsky, A., Flanagan, A. M., &amp; Amary, F. (2020). Sarcoma and the 100,000 Genomes Project: our experience and changes to practice. <text:span text:style-name="T170">Journal of Pathology: Clinical Research</text:span>, <text:span text:style-name="T170">6</text:span>(4). https://doi.org/10.1002/cjp2.174</text:p>
        <text:p text:style-name="P154">Rayko, E., Maumus, F., Maheswari, U., Jabbari, K., &amp; Bowler, C. (2010). Transcription factor families inferred from genome sequences of photosynthetic stramenopiles. <text:span text:style-name="T170">New Phytologist</text:span>, <text:span text:style-name="T170">188</text:span>(1). https://doi.org/10.1111/j.1469-8137.2010.03371.x</text:p>
        <text:p text:style-name="P154">Ripperger, J. A., &amp; Merrow, M. (2011). Perfect timing: Epigenetic regulation of the circadian clock. In <text:span text:style-name="T170">FEBS Letters</text:span> (Vol. 585, Issue 10). https://doi.org/10.1016/j.febslet.2011.04.047</text:p>
        <text:p text:style-name="P154">Rock, A., Wilcockson, D., &amp; Last, K. S. (2022). Towards an Understanding of Circatidal Clocks. In <text:span text:style-name="T170">Frontiers in Physiology</text:span> (Vol. 13). https://doi.org/10.3389/fphys.2022.830107</text:p>
        <text:p text:style-name="P154"><text:soft-page-break/>Roenneberg, T., Foster, R. G., &amp; Klerman, E. B. (2022). The circadian system, sleep, and the health/disease balance: a conceptual review. <text:span text:style-name="T170">Journal of Sleep Research</text:span>, <text:span text:style-name="T170">April</text:span>, 1–14. https://doi.org/10.1111/jsr.13621</text:p>
        <text:p text:style-name="P154">Roenneberg, T., &amp; Merrow, M. (2005). Circadian clocks - The fall and rise of physiology. In <text:span text:style-name="T170">Nature Reviews Molecular Cell Biology</text:span> (Vol. 6, Issue 12). https://doi.org/10.1038/nrm1766</text:p>
        <text:p text:style-name="P154">Roenneberg, T., &amp; Merrow, M. (2016). The circadian clock and human health. In <text:span text:style-name="T170">Current Biology</text:span> (Vol. 26, Issue 10). https://doi.org/10.1016/j.cub.2016.04.011</text:p>
        <text:p text:style-name="P154">Roenneberg, T., Pilz, L. K., Zerbini, G., &amp; Winnebeck, E. C. (2019). Chronotype and social jetlag: A (self-) critical review. In <text:span text:style-name="T170">Biology</text:span> (Vol. 8, Issue 3). https://doi.org/10.3390/biology8030054</text:p>
        <text:p text:style-name="P154">Romero-Campero, F. J., Perez-Hurtado, I., Lucas-Reina, E., Romero, J. M., &amp; Valverde, F. (2016). ChlamyNET: A Chlamydomonas gene co-expression network reveals global properties of the transcriptome and the early setup of key co-expression patterns in the green lineage. <text:span text:style-name="T170">BMC Genomics</text:span>, <text:span text:style-name="T170">17</text:span>, 227. https://doi.org/10.1186/s12864-016-2564-y</text:p>
        <text:p text:style-name="P154">Romero-Losada, A. B., Arvanitidou, C., de los Reyes, P., García-González, M., &amp; Romero-Campero, F. J. (2022). ALGAEFUN with MARACAS, microALGAE FUNctional enrichment tool for MicroAlgae RnA-seq and Chip-seq AnalysiS. <text:span text:style-name="T170">BMC Bioinformatics</text:span>, <text:span text:style-name="T170">23</text:span>(1). https://doi.org/10.1186/s12859-022-04639-5</text:p>
        <text:p text:style-name="P154">Sekimoto, H. (2017). Sexual reproduction and sex determination in green algae. <text:span text:style-name="T170">Journal of Plant Research</text:span>, <text:span text:style-name="T170">130</text:span>(3). https://doi.org/10.1007/s10265-017-0908-6</text:p>
        <text:p text:style-name="P154">Serrano-Bueno, G., Romero-Campero, F. J., Lucas-Reina, E., Romero, J. M., &amp; Valverde, F. (2017). Evolution of photoperiod sensing in plants and algae. <text:span text:style-name="T170">Current Opinion in Plant Biology</text:span>, <text:span text:style-name="T170">37</text:span>, 10–17. https://doi.org/10.1016/j.pbi.2017.03.007</text:p>
        <text:p text:style-name="P154">Serrano-Pérez, E., Romero-Losada, A. B., Morales-Pineda, M., García-Gómez, M. E., Couso, I., García-González, M., &amp; Romero-Campero, F. J. (2022). Transcriptomic and Metabolomic Response to High Light in the Charophyte Alga Klebsormidium nitens. <text:span text:style-name="T170">Frontiers in Plant Science</text:span>, <text:span text:style-name="T170">13</text:span>. https://doi.org/10.3389/fpls.2022.855243</text:p>
        <text:p text:style-name="P154">Sharma, A., Tripathi, V., &amp; Kumar, V. (2022). Control and adaptability of seasonal changes in behavior and physiology of latitudinal avian migrants: Insights from laboratory studies in Palearctic-Indian migratory buntings. <text:span text:style-name="T170">Journal of Experimental Zoology Part A: Ecological and Integrative Physiology</text:span>, 35677956. https://doi.org/10.1002/jez.2631</text:p>
        <text:p text:style-name="P154">Shen, M., Chang, Y. T., Wu, C. T., Parker, S. J., Saylor, G., Wang, Y., Yu, G., Van Eyk, J. E., Clarke, R., Herrington, D. M., &amp; Wang, Y. (2022). Comparative assessment and novel strategy on methods for imputing proteomics data. <text:span text:style-name="T170">Scientific Reports</text:span>, <text:span text:style-name="T170">12</text:span>(1). https://doi.org/10.1038/s41598-022-04938-0</text:p>
        <text:p text:style-name="P154"><text:soft-page-break/>Swanson, W. J., Aagaard, J. E., Vacquier, V. D., Monné, M., Sadat Al Hosseini, H., &amp; Jovine, L. (2011). The molecular basis of sex: Linking yeast to human. <text:span text:style-name="T170">Molecular Biology and Evolution</text:span>, <text:span text:style-name="T170">28</text:span>(7). https://doi.org/10.1093/molbev/msr026</text:p>
        <text:p text:style-name="P154">Swarbreck, D., Wilks, C., Lamesch, P., Berardini, T. Z., Garcia-Hernandez, M., Foerster, H., Li, D., Meyer, T., Muller, R., Ploetz, L., Radenbaugh, A., Singh, S., Swing, V., Tissier, C., Zhang, P., &amp; Huala, E. (2008). The Arabidopsis Information Resource (TAIR): Gene structure and function annotation. <text:span text:style-name="T170">Nucleic Acids Research</text:span>, <text:span text:style-name="T170">36</text:span>(SUPPL. 1). https://doi.org/10.1093/nar/gkm965</text:p>
        <text:p text:style-name="P154">Takahashi, J. S. (2021). The 50th anniversary of the konopka and benzer 1971 paper in PNAS: “Clock mutants of drosophila melanogaster.” In <text:span text:style-name="T170">Proceedings of the National Academy of Sciences of the United States of America</text:span> (Vol. 118, Issue 39). https://doi.org/10.1073/pnas.2110171118</text:p>
        <text:p text:style-name="P154">Thaben, P. F., &amp; Westermark, P. O. (2014). Detecting rhythms in time series with rain. <text:span text:style-name="T170">Journal of Biological Rhythms</text:span>, <text:span text:style-name="T170">29</text:span>(6). https://doi.org/10.1177/0748730414553029</text:p>
        <text:p text:style-name="P154">Tragin, M., &amp; Vaulot, D. (2019). Novel diversity within marine Mamiellophyceae (Chlorophyta) unveiled by metabarcoding. <text:span text:style-name="T170">Scientific Reports</text:span>, <text:span text:style-name="T170">9</text:span>(1). https://doi.org/10.1038/s41598-019-41680-6</text:p>
        <text:p text:style-name="P154">Veenstra, T. D. (2021). Omics in Systems Biology: Current Progress and Future Outlook. In <text:span text:style-name="T170">Proteomics</text:span> (Vol. 21, Issues 3–4). https://doi.org/10.1002/pmic.202000235</text:p>
        <text:p text:style-name="P154">Wang, Z., Gerstein, M., &amp; Snyder, M. (2009). RNA-Seq: A revolutionary tool for transcriptomics. In <text:span text:style-name="T170">Nature Reviews Genetics</text:span> (Vol. 10, Issue 1). https://doi.org/10.1038/nrg2484</text:p>
        <text:p text:style-name="P154">Watson, J. V., Chambers, S. H., &amp; Smith, P. J. (1987). A pragmatic approach to the analysis of DNA histograms with a definable G1 peak. <text:span text:style-name="T170">Cytometry</text:span>, <text:span text:style-name="T170">8</text:span>(1), 1–8. https://doi.org/10.1002/CYTO.990080101</text:p>
        <text:p text:style-name="P154">Weckwerth, W. (2011). Green systems biology - From single genomes, proteomes and metabolomes to ecosystems research and biotechnology. In <text:span text:style-name="T170">Journal of Proteomics</text:span> (Vol. 75, Issue 1). https://doi.org/10.1016/j.jprot.2011.07.010</text:p>
        <text:p text:style-name="P154">Worden, A. Z., Nolan, J. K., &amp; Palenik, B. (2004). Assessing the dynamics and ecology of marine picophytoplankton: The importance of the eukaryotic component. <text:span text:style-name="T170">Limnology and Oceanography</text:span>, <text:span text:style-name="T170">49</text:span>(1). https://doi.org/10.4319/lo.2004.49.1.0168</text:p>
        <text:p text:style-name="P154">Yang, M., Lin, X., Liu, X., Zhang, J., &amp; Ge, F. (2018). Genome Annotation of a Model Diatom Phaeodactylum tricornutum Using an Integrated Proteogenomic Pipeline. <text:span text:style-name="T170">Molecular Plant</text:span>, <text:span text:style-name="T170">11</text:span>(10). https://doi.org/10.1016/j.molp.2018.08.005</text:p>
        <text:p text:style-name="P154">Youthed, G. J., &amp; Moran, V. C. (1969). The lunar-day activity rhythm of myrmeleontid larvae. <text:span text:style-name="T170">Journal of Insect Physiology</text:span>, <text:span text:style-name="T170">15</text:span>(7). https://doi.org/10.1016/0022-1910(69)90235-2</text:p>
        <text:p text:style-name="P154"><text:soft-page-break/>Zee, P. C., &amp; Abbott, S. M. (2020). Circadian Rhythm Sleep-Wake Disorders. In <text:span text:style-name="T170">CONTINUUM Lifelong Learning in Neurology</text:span> (Vol. 26, Issue 4). https://doi.org/10.1212/CON.0000000000000884</text:p>
        <text:p text:style-name="P154">Zheng, Y., Jiao, C., Sun, H., Rosli, H. G., Pombo, M. A., Zhang, P., Banf, M., Dai, X., Martin, G. B., Giovannoni, J. J., Zhao, P. X., Rhee, S. Y., &amp; Fei, Z. (2016). iTAK: A Program for Genome-wide Prediction and Classification of Plant Transcription Factors, Transcriptional Regulators, and Protein Kinases. In <text:span text:style-name="T170">Molecular Plant</text:span> (Vol. 9, Issue 12). https://doi.org/10.1016/j.molp.2016.09.014</text:p>
        <text:p text:style-name="P152">Zurbriggen, M. D., Moor, A., &amp; Weber, W. (2012). Plant and bacterial systems biology as platform for plant synthetic bio(techno)logy. <text:span text:style-name="T170">Journal of Biotechnology</text:span>, <text:span text:style-name="T170">160</text:span>(1–2). https://doi.org/10.1016/j.jbiotec.2012.01.014</text:p>
      </text:section>
      <text:p text:style-name="P67"><text: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rial" svg:font-family="arial,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Purisa" svg:font-family="Purisa"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50%" fo:text-align="justify" style:justify-single-word="false"/>
      <style:text-properties style:font-name="Liberation Sans" fo:font-family="'Liberation Sans'" style:font-family-generic="swiss" style:font-pitch="variable" officeooo:rsid="0044ebd1"/>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text-align="end" style:justify-single-word="false"/>
      <style:text-properties style:font-name="Liberation Serif" fo:font-family="'Liberation Serif'" style:font-family-generic="roman" style:font-pitch="variable" fo:font-size="36pt" fo:font-weight="bold" style:font-size-asian="36pt" style:font-weight-asian="bold" style:font-size-complex="36pt" style:font-weight-complex="bold"/>
    </style:style>
    <style:style style:name="Segundo_20_título_20_2" style:display-name="Segundo título 2" style:family="paragraph" style:parent-style-name="Heading_20_2" style:default-outline-level="" style:list-style-name="">
      <style:text-properties style:font-name="Liberation Serif" fo:font-family="'Liberation Serif'" style:font-family-generic="roman" style:font-pitch="variable" fo:font-size="13pt" style:font-size-asian="13pt" style:font-size-complex="13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_28_user_29_" style:display-name="Table (user)" style:family="paragraph" style:parent-style-name="Caption"/>
    <style:style style:name="Figure_20__28_user_29_" style:display-name="Figure (user)" style:family="paragraph" style:parent-style-name="Caption"/>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es" number:country="ES">
      <number:number number:min-integer-digits="1"/>
    </number:number-style>
    <number:text-style style:name="N10100" number:language="es" number:country="ES">
      <number:text-content/>
    </number:text-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style:style style:name="Académico.1" style:family="table-cell" style:data-style-name="N10100">
      <style:table-cell-properties fo:border-top="0.74pt solid #000000" fo:border-bottom="0.74pt solid #000000" fo:padding="0cm" fo:padding-left="0cm" fo:padding-right="0cm" fo:padding-top="0cm" fo:padding-bottom="0cm"/>
    </style:style>
    <style:style style:name="Académico.2" style:family="table-cell" style:data-style-name="N10000">
      <style:table-cell-properties fo:border-bottom="0.74pt solid #000000" fo:padding="0cm" fo:padding-left="0cm" fo:padding-right="0cm" fo:padding-top="0cm" fo:padding-bottom="0cm"/>
    </style:style>
    <style:style style:name="Académico.3" style:family="table-cell" style:data-style-name="N10100">
      <style:table-cell-properties fo:padding="0cm" fo:padding-left="0cm" fo:padding-right="0cm" fo:padding-top="0cm" fo:padding-bottom="0cm"/>
    </style:style>
    <style:style style:name="Académico.4" style:family="table-cell" style:data-style-name="N10000">
      <style:table-cell-properties fo:padding="0cm" fo:padding-left="0cm" fo:padding-right="0cm" fo:padding-top="0cm" fo:padding-bottom="0cm"/>
    </style:style>
    <style:style style:name="Académico.5" style:family="table-cell" style:data-style-name="N10000">
      <style:table-cell-properties fo:padding="0cm" fo:padding-left="0cm" fo:padding-right="0cm" fo:padding-top="0cm" fo:padding-bottom="0cm"/>
    </style:style>
    <style:style style:name="Académico.6" style:family="table-cell" style:data-style-name="N10100">
      <style:table-cell-properties fo:padding="0cm" fo:padding-left="0cm" fo:padding-right="0cm" fo:padding-top="0cm" fo:padding-bottom="0cm"/>
    </style:style>
    <style:style style:name="Académico.7" style:family="table-cell" style:data-style-name="N10000">
      <style:table-cell-properties fo:padding="0cm" fo:padding-left="0cm" fo:padding-right="0cm" fo:padding-top="0cm" fo:padding-bottom="0cm"/>
    </style:style>
    <style:style style:name="Académico.8" style:family="table-cell" style:data-style-name="N10000">
      <style:table-cell-properties fo:padding="0cm" fo:padding-left="0cm" fo:padding-right="0cm" fo:padding-top="0cm" fo:padding-bottom="0cm"/>
    </style:style>
    <style:style style:name="Académico.9" style:family="table-cell" style:data-style-name="N10000">
      <style:table-cell-properties fo:padding="0cm" fo:padding-left="0cm" fo:padding-right="0cm" fo:padding-top="0cm" fo:padding-bottom="0cm"/>
    </style:style>
    <style:style style:name="Académico.10" style:family="table-cell" style:data-style-name="N10000">
      <style:table-cell-properties fo:padding="0cm" fo:padding-left="0cm" fo:padding-right="0cm" fo:padding-top="0cm" fo:padding-bottom="0cm"/>
    </style:style>
    <style:style style:name="Académico.11" style:family="table-cell" style:data-style-name="N10100">
      <style:table-cell-properties fo:border-top="0.74pt solid #000000" fo:border-bottom="0.74pt solid #000000" fo:padding="0cm" fo:padding-left="0cm" fo:padding-right="0cm" fo:padding-top="0cm" fo:padding-bottom="0cm"/>
    </style:style>
    <style:style style:name="Académico.12" style:family="table-cell" style:data-style-name="N10100">
      <style:table-cell-properties fo:border-top="0.74pt solid #000000" fo:border-bottom="0.74pt solid #000000" fo:padding="0cm" fo:padding-left="0cm" fo:padding-right="0cm" fo:padding-top="0cm" fo:padding-bottom="0cm"/>
    </style:style>
    <style:style style:name="Académico.13" style:family="table-cell" style:data-style-name="N10100">
      <style:table-cell-properties fo:border-bottom="0.74pt solid #000000" fo:padding="0cm" fo:padding-left="0cm" fo:padding-right="0cm" fo:padding-top="0cm" fo:padding-bottom="0cm"/>
    </style:style>
    <style:style style:name="Académico.14" style:family="table-cell" style:data-style-name="N10000">
      <style:table-cell-properties fo:border-bottom="0.74pt solid #000000" fo:padding="0cm" fo:padding-left="0cm" fo:padding-right="0cm" fo:padding-top="0cm" fo:padding-bottom="0cm"/>
    </style:style>
    <style:style style:name="Académico.15" style:family="table-cell" style:data-style-name="N10100">
      <style:table-cell-properties fo:border-top="0.74pt solid #000000" fo:border-bottom="0.74pt solid #000000" fo:padding="0cm" fo:padding-left="0cm" fo:padding-right="0cm" fo:padding-top="0cm" fo:padding-bottom="0cm"/>
    </style:style>
    <style:style style:name="Académico.16" style:family="table-cell" style:data-style-name="N10000">
      <style:table-cell-properties fo:border-bottom="0.74pt solid #000000" fo:padding="0cm" fo:padding-left="0cm" fo:padding-right="0cm" fo:padding-top="0cm" fo:padding-bottom="0cm"/>
    </style:style>
    <table:table-template table:name="Academic" table:first-row-end-column="row" table:first-row-start-column="row" table:last-row-end-column="row" table:last-row-start-column="row">
      <table:first-row table:style-name="Académico.1"/>
      <table:last-row table:style-name="Académico.2"/>
      <table:first-column table:style-name="Académico.3"/>
      <table:last-column table:style-name="Académico.4"/>
      <table:body table:style-name="Académico.9"/>
      <table:even-rows table:style-name="Académico.5"/>
      <table:odd-rows table:style-name="Académico.6"/>
      <table:even-columns table:style-name="Académico.7"/>
      <table:odd-columns table:style-name="Académico.8"/>
      <table:background table:style-name="Académico.10"/>
      <loext:first-row-even-column table:style-name="Académico.15"/>
      <loext:last-row-even-column table:style-name="Académico.16"/>
      <loext:first-row-end-column table:style-name="Académico.12"/>
      <loext:first-row-start-column table:style-name="Académico.11"/>
      <loext:last-row-end-column table:style-name="Académico.14"/>
      <loext:last-row-start-column table:style-name="Académico.13"/>
    </table:table-template>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text:p text:style-name="Header"/>
      </style:header>
    </style:master-page>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21T13:50:23.964719485</meta:creation-date>
    <dc:date>2022-07-27T17:30:29.436333293</dc:date>
    <meta:editing-duration>P4DT6H17M26S</meta:editing-duration>
    <meta:editing-cycles>70</meta:editing-cycles>
    <meta:generator>LibreOffice/6.4.7.2$Linux_X86_64 LibreOffice_project/40$Build-2</meta:generator>
    <meta:document-statistic meta:table-count="2" meta:image-count="9" meta:object-count="1" meta:page-count="64" meta:paragraph-count="404" meta:word-count="12363" meta:character-count="82783" meta:non-whitespace-character-count="70767"/>
    <meta:user-defined meta:name="Mendeley Citation Style_1">http://www.zotero.org/styles/apa</meta:user-defined>
    <meta:user-defined meta:name="Mendeley Document_1">True</meta:user-defined>
    <meta:user-defined meta:name="Mendeley Unique User Id_1">9c773672-ea77-3d3f-8225-53d0751e79a0</meta:user-defined>
  </office:meta>
</office:document-meta>
</file>

<file path=Object 1/content.xml><?xml version="1.0" encoding="utf-8"?>
<math xmlns="http://www.w3.org/1998/Math/MathML" display="block">
  <semantics>
    <mrow>
      <mfrac bevelled="true">
        <msub>
          <mi>F</mi>
          <mi>V</mi>
        </msub>
        <msub>
          <mi>F</mi>
          <mi>M</mi>
        </msub>
      </mfrac>
      <mo stretchy="false">=</mo>
      <mfrac bevelled="true">
        <mrow>
          <mo fence="true" stretchy="false">(</mo>
          <mrow>
            <mrow>
              <msub>
                <mi>F</mi>
                <mi>M</mi>
              </msub>
              <mo stretchy="false">−</mo>
              <msub>
                <mi>F</mi>
                <mi>O</mi>
              </msub>
            </mrow>
          </mrow>
          <mo fence="true" stretchy="false">)</mo>
        </mrow>
        <msub>
          <mi>F</mi>
          <mi>M</mi>
        </msub>
      </mfrac>
    </mrow>
    <annotation encoding="StarMath 5.0"> { F_{V}} wideslash {F_{M}} =  {(F_{M} - F_{O})} wideslash {F_{M}} </annotation>
  </semantics>
</math>
</file>